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4" style:family="paragraph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9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0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11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1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066cm"/>
          <style:tab-stop style:position="7.89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orphans="0" fo:widows="0" fo:break-before="page">
        <style:tab-stops>
          <style:tab-stop style:position="7.4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orphans="0" fo:widows="0" fo:break-before="page">
        <style:tab-stops>
          <style:tab-stop style:position="0.386cm"/>
          <style:tab-stop style:position="1.147cm"/>
          <style:tab-stop style:position="2.094cm"/>
          <style:tab-stop style:position="5.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orphans="0" fo:widows="0" fo:break-before="page">
        <style:tab-stops>
          <style:tab-stop style:position="4.9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orphans="0" fo:widows="0" fo:break-before="page">
        <style:tab-stops>
          <style:tab-stop style:position="4.172cm"/>
          <style:tab-stop style:position="7.2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orphans="0" fo:widows="0" fo:break-before="page">
        <style:tab-stops>
          <style:tab-stop style:position="3.81cm"/>
          <style:tab-stop style:position="4.4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orphans="0" fo:widows="0" fo:break-before="page">
        <style:tab-stops>
          <style:tab-stop style:position="4.3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318cm" style:type="right" style:leader-style="dotted" style:leader-text="."/>
          <style:tab-stop style:position="4.826cm"/>
          <style:tab-stop style:position="6.366cm"/>
        </style:tab-stops>
      </style:paragraph-properties>
      <style:text-properties fo:font-variant="normal" fo:text-transform="none" style:use-window-font-color="true" loext:opacity="0%" style:text-underline-style="none" officeooo:paragraph-rsid="000f6f05"/>
    </style:style>
    <style:style style:name="P22" style:family="paragraph" style:parent-style-name="Standard">
      <style:paragraph-properties fo:orphans="0" fo:widows="0" fo:break-before="page">
        <style:tab-stops>
          <style:tab-stop style:position="6.8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orphans="0" fo:widows="0" fo:break-before="page">
        <style:tab-stops>
          <style:tab-stop style:position="1.716cm"/>
          <style:tab-stop style:position="4.8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2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" style:family="paragraph" style:parent-style-name="Standard">
      <style:paragraph-properties fo:orphans="0" fo:widows="0" fo:break-before="page">
        <style:tab-stops>
          <style:tab-stop style:position="2.5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" style:family="paragraph" style:parent-style-name="Standard">
      <style:paragraph-properties fo:orphans="0" fo:widows="0" fo:break-before="page">
        <style:tab-stops>
          <style:tab-stop style:position="4.9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orphans="0" fo:widows="0" fo:break-before="page">
        <style:tab-stops>
          <style:tab-stop style:position="4.526cm"/>
          <style:tab-stop style:position="7.5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orphans="0" fo:widows="0" fo:break-before="page">
        <style:tab-stops>
          <style:tab-stop style:position="6.0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orphans="0" fo:widows="0" fo:break-before="page">
        <style:tab-stops>
          <style:tab-stop style:position="4.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orphans="0" fo:widows="0" fo:break-before="page">
        <style:tab-stops>
          <style:tab-stop style:position="6.8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orphans="0" fo:widows="0" fo:break-before="page">
        <style:tab-stops>
          <style:tab-stop style:position="1.817cm"/>
          <style:tab-stop style:position="4.2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orphans="0" fo:widows="0">
        <style:tab-stops>
          <style:tab-stop style:position="2.993cm"/>
          <style:tab-stop style:position="7.9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orphans="0" fo:widows="0" fo:break-before="page">
        <style:tab-stops>
          <style:tab-stop style:position="6.2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orphans="0" fo:widows="0">
        <style:tab-stops>
          <style:tab-stop style:position="4.1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63cm"/>
          <style:tab-stop style:position="7.5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orphans="0" fo:widows="0" fo:break-before="page">
        <style:tab-stops>
          <style:tab-stop style:position="7.8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orphans="0" fo:widows="0" fo:break-before="page">
        <style:tab-stops>
          <style:tab-stop style:position="3.664cm"/>
          <style:tab-stop style:position="4.641cm"/>
          <style:tab-stop style:position="5.8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orphans="0" fo:widows="0" fo:break-before="page">
        <style:tab-stops>
          <style:tab-stop style:position="1.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orphans="0" fo:widows="0" fo:break-before="page">
        <style:tab-stops>
          <style:tab-stop style:position="2.341cm"/>
          <style:tab-stop style:position="4.165cm"/>
          <style:tab-stop style:position="5.2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orphans="0" fo:widows="0" fo:break-before="page">
        <style:tab-stops>
          <style:tab-stop style:position="5.8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orphans="0" fo:widows="0" fo:break-before="page">
        <style:tab-stops>
          <style:tab-stop style:position="6.1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orphans="0" fo:widows="0" fo:break-before="page">
        <style:tab-stops>
          <style:tab-stop style:position="4.025cm"/>
          <style:tab-stop style:position="7.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orphans="0" fo:widows="0" fo:break-before="page">
        <style:tab-stops>
          <style:tab-stop style:position="7.004cm"/>
          <style:tab-stop style:position="7.735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178cm"/>
          <style:tab-stop style:position="4.103cm"/>
          <style:tab-stop style:position="4.911cm"/>
          <style:tab-stop style:position="6.512cm"/>
          <style:tab-stop style:position="7.3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32cm"/>
          <style:tab-stop style:position="5.787cm"/>
        </style:tab-stops>
      </style:paragraph-properties>
      <style:text-properties fo:font-variant="normal" fo:text-transform="none" style:use-window-font-color="true" loext:opacity="0%" style:text-underline-style="none" officeooo:paragraph-rsid="000f6f05"/>
    </style:style>
    <style:style style:name="P46" style:family="paragraph" style:parent-style-name="Standard">
      <style:paragraph-properties fo:orphans="0" fo:widows="0" fo:break-before="page">
        <style:tab-stops>
          <style:tab-stop style:position="4.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orphans="0" fo:widows="0">
        <style:tab-stops>
          <style:tab-stop style:position="6.2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8.2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orphans="0" fo:widows="0" fo:break-before="page">
        <style:tab-stops>
          <style:tab-stop style:position="4.5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orphans="0" fo:widows="0" fo:break-before="page">
        <style:tab-stops>
          <style:tab-stop style:position="7.3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orphans="0" fo:widows="0" fo:break-before="page">
        <style:tab-stops>
          <style:tab-stop style:position="7.9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orphans="0" fo:widows="0" fo:break-before="page">
        <style:tab-stops>
          <style:tab-stop style:position="1.178cm"/>
          <style:tab-stop style:position="1.739cm"/>
          <style:tab-stop style:position="2.732cm"/>
          <style:tab-stop style:position="4.4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orphans="0" fo:widows="0" fo:break-before="page">
        <style:tab-stops>
          <style:tab-stop style:position="4.2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027cm"/>
          <style:tab-stop style:position="7.558cm"/>
          <style:tab-stop style:position="8.1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343cm"/>
          <style:tab-stop style:position="6.096cm"/>
          <style:tab-stop style:position="7.2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orphans="0" fo:widows="0" fo:break-before="page">
        <style:tab-stops>
          <style:tab-stop style:position="1.094cm"/>
          <style:tab-stop style:position="3.272cm"/>
          <style:tab-stop style:position="3.941cm"/>
          <style:tab-stop style:position="4.9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f6f05"/>
    </style:style>
    <style:style style:name="P59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f6f05"/>
    </style:style>
    <style:style style:name="P60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13ffd"/>
    </style:style>
    <style:style style:name="P61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13ffd"/>
    </style:style>
    <style:style style:name="P62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officeooo:paragraph-rsid="00113ffd"/>
    </style:style>
    <style:style style:name="T1" style:family="text">
      <style:text-properties fo:color="#000000" loext:opacity="100%" style:font-name="Liberation Sans" fo:font-size="16.1000003814697pt" fo:letter-spacing="normal" style:rfc-language-tag="la-001" fo:language="la" fo:font-weight="bold" officeooo:rsid="000f6f05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2" style:family="text">
      <style:text-properties fo:color="#000000" loext:opacity="100%" style:font-name="Liberation Sans" fo:font-size="16.1000003814697pt" fo:letter-spacing="normal" style:rfc-language-tag="la-001" fo:language="la" fo:font-weight="bold" officeooo:rsid="00113ffd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e0cf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6f0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13ff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3ff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2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3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3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4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5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6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7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8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49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0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1" style:family="text">
      <style:text-properties fo:language="el" fo:country="GR" style:language-asian="el" style:country-asian="GR" style:language-complex="el" style:country-complex="GR"/>
    </style:style>
    <style:style style:name="T52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53" style:family="text">
      <style:text-properties style:font-name="Liberation Sans" fo:font-size="18.2000007629395pt" fo:letter-spacing="normal" style:rfc-language-tag="la-001" fo:language="la" fo:font-weight="bold" officeooo:rsid="000e0cf7" fo:background-color="transparent" loext:char-shading-value="0" style:font-name-asian="Noto Sans CJK SC" style:font-size-asian="18.2000007629395pt" style:rfc-language-tag-asian="la-001" style:language-asian="la" style:font-weight-asian="bold" style:font-name-complex="Lohit Devanagari" style:font-size-complex="18.2000007629395pt" style:rfc-language-tag-complex="la-001" style:language-complex="la" style:font-weight-complex="bold" style:text-scale="100%"/>
    </style:style>
    <style:style style:name="T54" style:family="text">
      <style:text-properties officeooo:rsid="000f6f05"/>
    </style:style>
    <style:style style:name="T55" style:family="text">
      <style:text-properties style:font-name="Microsoft Sans Serif" fo:font-size="12pt" fo:letter-spacing="normal" style:rfc-language-tag="la-001" fo:language="la" fo:font-style="normal" fo:font-weight="normal" officeooo:rsid="000f6f05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56" style:family="text">
      <style:text-properties style:font-name="Microsoft Sans Serif" fo:font-size="12pt" fo:letter-spacing="normal" style:rfc-language-tag="la-001" fo:language="la" fo:font-style="normal" fo:font-weight="normal" officeooo:rsid="00113ffd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57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58" style:family="text">
      <style:text-properties officeooo:rsid="00113f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DE NATURALIBUS FACULTATI-<text:line-break/>BUS LIBER PRIMUS.<text:bookmark-end text:name="bookmark0"/></text:h>
      <text:h text:style-name="Heading_20_2" text:outline-level="2">Cap. I.</text:h>
      <text:p text:style-name="P58"><text:span text:style-name="T3">Quum </text:span><text:span text:style-name="T3">et </text:span><text:span text:style-name="T3">sentire quidem et moveri </text:span><text:span text:style-name="T20">vo-<text:line-break/>luntarie propria</text:span><text:span text:style-name="T3"> animalium sint, augeri vero et nutriri<text:line-break/>plantis etiam communia: erunt utique priora quidem<text:line-break/>animae, posteriora vero naturae ipsius opera. Quod si<text:line-break/>quis plantis quoque animam impertiat,' atque ipsas se-<text:line-break/>parans, hanc vegetantem; ' illum sentientem appellet;<text:line-break/>neque hic quidem alia dicit, dictione tamen utitur non<text:line-break/>admodum consueta. Nos vero perspicuitatem maximam<text:line-break/>esse'dictionis virtutem persuasi, atque “cognoscentes, eant</text:span></text:p>
      <text:p text:style-name="P10"><text:span text:style-name="T3">nulla perinde re atque inusitatis nominibus corrumpi,<text:line-break/>prout vulgus hominum consuevit, ita nominantes, animal<text:line-break/>quidem ab anima simul </text:span><text:span text:style-name="T3">et </text:span><text:span text:style-name="T3">natura gubernari dicimus,<text:line-break/>stirpes vero a sola natura; tum auctionem ac nutri-<text:line-break/>tionem naturae esse opera, animae nequaquam.</text:span></text:p>
      <text:h text:style-name="Heading_20_2" text:outline-level="2">Cap. II.</text:h>
      <text:p text:style-name="P58"><text:span text:style-name="T3">Et in hoc quidem opere perquiremus, a<text:line-break/>quibus facultatibus ilia ipsa, et si quid aliud naturae<text:line-break/>opus est, proveniant. Verum prius distinguere oportet<text:line-break/>et manifeste singula, quibus in hoc opere usuri sumus,<text:line-break/>et ad cujus rei significationem accipimus nomina decla-<text:line-break/>rare. Id autem quamprimum evadet naturalium operum<text:line-break/>doctrina cunr ipsis nominum, interpretationibus. Ergo<text:line-break/>quum corpus aliquod nihil in iis, quae prius ipsi affue-<text:line-break/>runt, immutatur, quiescere,id dicimus; quod si in aliquo<text:line-break/>ab iis recessit, secundum illud id moveri. Itaque quum<text:line-break/>multis modis corpus a statu, in </text:span><text:span text:style-name="T20">quo erat,</text:span><text:span text:style-name="T3"> recedat, mul-<text:line-break/>tis etiam modis movebitur. Nam si. quid ex albo ni-<text:line-break/>grmn, aut ex nigro fiat album, id movetur in colore;<text:line-break/>et si quid prius dulce postea fiat austerum, vel contra</text:span></text:p>
      <text:p text:style-name="P10"><text:span text:style-name="T3">ex austero dulce, id quoque in sapore moveri dicitur;<text:line-break/>ambo autem genera, tum haec, tum vero quae prius<text:line-break/>funt dicta, in qualitate moveri dicentur. Nec ea modo,'<text:line-break/>quae in colore et sapore mutantur, moveri dicimus;<text:line-break/>sed etiam, si quid ex calidiore fit frigidius, aut ex fri-<text:line-break/>gidiore calidius, id quoque moveri affirmamus; non mi-<text:line-break/>irus sane et si quid ex sicco sitliumidum, aut ex hu-<text:line-break/>mido siccum. Commune autem his omnibus nomen al-<text:line-break/>teratio est,, unum id quoque motus genus. Alterum<text:line-break/>genus in corporibus iis est, quae situm mutant, atque ex<text:line-break/>alio loco in alium cedere dicuntur; huic generi latio<text:line-break/>nomen est. Atque' ii quidem duo motus simplices ac<text:line-break/>primi sinit; auctio vero et djminutio ex iis compositi,<text:line-break/>illa, quum ex minori majus fit, haec,, quuin ex majori<text:line-break/>minus, propriam servans formam. Alii autem ab iis<text:line-break/>mutus sunt generatio et corruptio, _ generatio quidem<text:line-break/>ad substantiam mutatio, corruptio illi contraria. Omni-<text:line-break/>hus iis motibus communis est priuris status immutatio;</text:span></text:p>
      <text:p text:style-name="P10"><text:span text:style-name="T3">sicut e diverso quieti- prioris status conservatio. Porro,<text:line-break/>quod cibi in sanguinem versi ad visus</text:span><text:span text:style-name="T20">; gustus tactusque<text:line-break/></text:span><text:span text:style-name="T3">judicium immutentur, id quidem, concedunt; quod autem<text:line-break/>ita-re vera sit, non asseiitiuntur sophistae. Quippe stint<text:line-break/>ex iis, qui omnia ialgenus nostrorum sensuum, alias sci-<text:line-break/>licet aliter affectorum, deceptiones esse seduetionesque<text:line-break/>existiment; nec ipsam, </text:span><text:span text:style-name="T3">quae </text:span><text:span text:style-name="T3">fulrjicitur, substantiam,<text:line-break/>quicquam ex iis -,' quibus denominata est’, admittere. Alii<text:line-break/>vero esse quidem in ipsa natura qualitates assentiuntur:<text:line-break/>caetemm immutabiles has esse inalterabilesque in omne<text:line-break/>aevum-; quae autem alterationes in ea apparent, has se-<text:line-break/>cretione ac concretione accidere ajunt; quemadmodum<text:line-break/>Anaxagoras. Ergo fi ad hos refellendos digrediar, plus<text:line-break/>operae in accessorio, quam in proposito, sumam. Etenim<text:line-break/>fl ignorant, quae de ea alteratione, quae per totam fit<text:line-break/>substantiam, Aristoteli, acpost ipsum Chrysippo sunt<text:line-break/>prodita,- hortandi sunt, ut eoruin scripta revolvant; sin<text:line-break/>•’ ea noscentes iua sponte pro melioribus deteriora se-</text:span></text:p>
      <text:p text:style-name="P10"><text:span text:style-name="T3">quuntur, nostra plane inepta existimabunt. Quod autem<text:line-break/>et Hippocrates, qui Aristotelem aetate praecessit, ita sicut<text:line-break/>Aristoteles censuit, alibi ostensum est a nobis. Primus<text:line-break/>enim is omnium tum medicorum, tum vero'philosophorum,<text:line-break/>quos novimus, demonstrare tentavit, quatuor esse omnes,<text:line-break/>quae mutuo in se agerent, qualitates; a quibus, quac<text:line-break/>ortum et interi tum admittunt, omnia gignantur ac corrurn-<text:line-break/>pantur; quin etiam misceri eas mutuo totas per totas primus<text:line-break/>omnium, quos novimus, Hippocrates agnovit; principia-<text:line-break/>que demonstrationum, quas Aristoteles postea pertracta-<text:line-break/>vit, scripta apud eum priorem invenias. Utrum autem,<text:line-break/>sicuti qualitates, ita etiam substantias ipsas totas per to-<text:line-break/>tas misceri sit putandum, veluti postea Zeno Crttieus<text:line-break/>asseruit, id quidem hoc libro disquirendum non puto,<text:line-break/>quum soIam alterationem , quae per totam fit substan-<text:line-break/>tium, qd </text:span><text:span text:style-name="T20">ea, quae</text:span><text:span text:style-name="T3"> nunc mihi sunt proposita, non igno-<text:line-break/>rari postulem; ne quis ossis, nervi, carnis et reliquo-<text:line-break/>rmn cnjusque partes in pane contineri velati in qui-</text:span></text:p>
      <text:p text:style-name="P10"><text:span text:style-name="T3">busdam disseminatis in eo vasis autumet, ac postea in<text:line-break/>corpore separatas singulas se ad sibi simile, conferre<text:line-break/></text:span><text:span text:style-name="T20">genus.</text:span><text:span text:style-name="T3"> Quanquam certe videtur universus panis ante<text:line-break/>secretionem.fieri sanguis; quum, si quis multo tempore<text:line-break/>nullum alium cibum assumpserit, nihilo secius sanguiuem<text:line-break/></text:span><text:span text:style-name="T20">in</text:span><text:span text:style-name="T3"> venis contentum habuerit. Atque hoc liquido eorum,<text:line-break/>qui immutabilia elementa statuunt, opinionem refellit;<text:line-break/>quemadmodum, opluor, oleum, quod in lucernae flammam<text:line-break/>totum absumitur; et ligna, quae paulo post fiunt ignis.<text:line-break/>Verum disputare contra hos recusaveram; sed quia, quod<text:line-break/>propositum est exemplum, ad medicinae materiam spectat,<text:line-break/>quo etiam ad institutam disputationem est utendum, </text:span><text:span text:style-name="T20">id-<text:line-break/>circo</text:span><text:span text:style-name="T3"> de eo hactenus egi. Ergo missa, sicut promisi,<text:line-break/>contra istos disputatione, iis, qui ea dllcere expetent,<text:line-break/>quae veteres tradiderunt, idque ex iis, quae nos de illis<text:line-break/>seorium meditati sumus, omnem' deinceps sermonem fa-<text:line-break/>ciemus, ea quae ab initio proposuimus, quot et quae<text:line-break/>naturae sint facultates, tum quod opus edere singulae ea-<text:line-break/>rum surt natae, inquirentes. Porro opus appello, quod</text:span></text:p>
      <text:p text:style-name="P10"><text:span text:style-name="T3">iam factum atque completum per earum actionem est,<text:line-break/>velut sanguinem, carnem, nervum: actionem vero ip-<text:line-break/>sum activum motum; causam vero, a qua haec procedit;<text:line-break/>facultatem. Nam quoniam, ubi cibus sanguis fit, passi-<text:line-break/>vus quidem cibi, activus vero ipsius venae fit motus;<text:line-break/>itidem in transferendis artubus movet quidem musculus,<text:line-break/>moventur autem ossa: venerum et musculorum motum<text:line-break/>actionem nomino; cibi vero et ossium symptoma sive<text:line-break/>alterationem ac' passionem; illi enim alterantur, haec<text:line-break/>feruntur. Et acticnem quidem licet opus quoddam na-<text:line-break/>turae appelles, ceu </text:span><text:span text:style-name="T3">,</text:span><text:span text:style-name="T3">concoctionem, elistributionem et'<text:line-break/>sanguificationem; non tamen contra licet opus actio-<text:line-break/>nem omnino voces; siquidem curo naturae opus est, non<text:line-break/>tamen est actio; patetque, alterum eorum nominum bisa-<text:line-break/>riam dici, alterum non item.</text:span></text:p>
      <text:h text:style-name="Heading_20_2" text:outline-level="2">Cap. III.</text:h>
      <text:p text:style-name="P58"><text:span text:style-name="T3">Ac mihi quidem tam vena, quam reliquarum<text:line-break/>partium singulae ob certam quandarn temperiem, quam<text:line-break/>ex quatuor qualitatibus funt nactae, hoc vel illo modo<text:line-break/>agere videntur. Sunt autem non pauci viri nec incele-</text:span></text:p>
      <text:p text:style-name="P10"><text:span text:style-name="T3">bres, non philosophi modo, sed etiam nadici, quina-<text:line-break/>lido et frigido actionem tribuunt; siccum et humidum<text:line-break/>pro patientibus iis subjiciunt. Ac primus quidem Aristo-<text:line-break/>teles partium omnium causas referre ad haec principia<text:line-break/>est aggressus; fecutaque eum postrnodum schola Stoi-<text:line-break/>corum esu Quanquam his quidem, utpote qui elemen-<text:line-break/>torum ipsorum mutuam mutationem ad fusionem et den-<text:line-break/>sationem referant,’ consentaneum erat calidum et frigi-<text:line-break/>dum activa principia statuere. Aristoteli non item: sed<text:line-break/>quum quatuor qualitatibus ad elementorum generationem<text:line-break/>sit usus, satius erat omnes partium causas lu has re-<text:line-break/>ducere. . Cur igitur in libris de generatione et<text:line-break/>corruptione quatuor utitur, lu meteorologicis et pro-<text:line-break/>blematis atque alibi tantum duabus ? Nam si quis lu<text:line-break/>animalibus et stirpibus calidum et frigidum magis<text:line-break/>agere, siccum vero et humidum minus dixerit, fortasse<text:line-break/></text:span><text:span text:style-name="T20">etiam</text:span><text:span text:style-name="T3"> Hippocratenr subscriptorem habuerit. Sin pari</text:span></text:p>
      <text:p text:style-name="P10"><text:span text:style-name="T3">modo in omnibus,, non, arbitror, id concedet non modo<text:line-break/>Hippocrates, sed nec Aristoteles; modo eorum, quae in<text:line-break/>libris de generatione et corruptione non simpliciter ac<text:line-break/>nude, sed cum demonstratione nos docuit, meminisse<text:line-break/>velit. Verum de his etiam</text:span><text:span text:style-name="T26">-</text:span><text:span text:style-name="T3"> in opere de temperamentis,<text:line-break/>quantum medicis fit ex usu, disquisivimus.</text:span></text:p>
      <text:h text:style-name="Heading_20_2" text:outline-level="2">Cap. IV.</text:h>
      <text:p text:style-name="P58"><text:span text:style-name="T3">Caeterum vis ,ea, quam in venis fangui-'<text:line-break/>sicam appellant, atque etiam alia quaevis facultas in<text:line-break/>relatione ad aliquid intelligitur. Primum enim actionis<text:line-break/>ipsius facultas est causa; deinde etiam operis ex acci-<text:line-break/>dente quodam. At vero si causa ad aliquid (est enim<text:line-break/>unius ejus, quod ab ea fit, reliquorum nullius), planum<text:line-break/>est; facultatem quoque in relatione ad aliquid dici. At<text:line-break/>quoad agentis causae essentiam ignoramus, facultatem<text:line-break/>eam appellamus, in venis quidem facultatem quandam<text:line-break/>sanguinis effectricem ' dicentes; ‘similiter in ventriculo<text:line-break/>concoctricem; lu corde pulfificam; ac lu singulis, reli-<text:line-break/>quarum partium propriam qUandam ejus, quam edunt,</text:span></text:p>
      <text:p text:style-name="P9"><text:span text:style-name="T3">actionis. Itaque si certa ratione et via, quot et quae<text:line-break/>facultates sint, inventuri fumus, incipiendum nobis ab<text:line-break/>ipsis operibus est; unumquodque enim illorum ab ali-<text:line-break/></text:span><text:span text:style-name="T3">. </text:span><text:span text:style-name="T3">qua' procedit actione, et harum actionum unamquamque<text:line-break/>aliqua praecedit causa.</text:span></text:p>
      <text:h text:style-name="Heading_20_2" text:outline-level="2">Cap. V.</text:h>
      <text:p text:style-name="P58"><text:span text:style-name="T3">Ergo naturae opera, dum adhuc lu utero<text:line-break/>gestatur ac fingitur animal, omnes sunt corporis partes:<text:line-break/>edito vero in lucem, commune in omnibus naturae opus<text:line-break/>est earum ad perfectam magnitudinem perductio; postea<text:line-break/>vero etiam, ut omnes, quantum fieri potest, perdurent,<text:line-break/>molitio. Actiones, quae tribus his operibus respondent,<text:line-break/>necessario tres funt, una scilicet cuique, generatio,<text:line-break/>auctio, nutritio; verum generatio simplex quaedam<text:line-break/>actio naturae non est, sed ex alteratione formationeque<text:line-break/>composita. Ut enim os fiat, item nervus, vena et reliqua-<text:line-break/>rum partium quaelibet, alteratam esse oportet subjectam,<text:line-break/>unde animal fit, substantiam; ut vero idoneam figuraiu,<text:line-break/></text:span><text:span text:style-name="T3">et </text:span><text:span text:style-name="T3">situm, et cavitates quasdam, et propagines, et coa-</text:span></text:p>
      <text:p text:style-name="P9"><text:span text:style-name="T3">litus, aliaque id genus habeat, effingi eam oportet, quae<text:line-break/>alteratur, materiam; quam utique animalis materiam<text:line-break/>appellans,' veluti navis ligna et imaginis ceram,- mi-<text:line-break/>riime errabis. Auctio vero solidarum animalis partium,<text:line-break/>quarum esse formationem, jam diximus, augmentum ni-<text:line-break/>ductioque in longum, latum et profundum est. Nutri-<text:line-break/>tio autem iisdem partibus appositio quaedam est, sed sine<text:line-break/>distensione,</text:span></text:p>
      <text:h text:style-name="Heading_20_2" text:outline-level="2">Cap. VI.</text:h>
      <text:p text:style-name="P58"><text:span text:style-name="T3">De prima igitur generatione agamus,<text:line-break/>quam ex alteratione et conformatione fieri diximus.<text:line-break/>Projecto in uterum semine, sive etiam in terram (nihil<text:line-break/>enim refert), statis quibusdam temporibus multae constan-<text:line-break/>tur partes ejus, quae gignitur, fubstantiae, humiditate,<text:line-break/>siccitate, calore, frigore caeterisque omnibus, quae<text:line-break/>haec sequuntur, qualitatibus inter sc differentes. Quae<text:line-break/>autem sequantur, agnoscis, si omnino quid de genera-<text:line-break/>tione et corruptione philosophatus es. Quippe pri-<text:line-break/>mum et maxime jam dictas sequuntur reliquae differen-<text:line-break/>tiae earum, quae tactiles vocatae qualitates sunt; post</text:span></text:p>
      <text:p text:style-name="P9"><text:span text:style-name="T3">has vero, quae gustus, odoratus et visus sunt propriae.<text:line-break/>Ac durities quidem, </text:span><text:span text:style-name="T20">et</text:span><text:span text:style-name="T3"> mollities, et lentitia</text:span><text:span text:style-name="T34">r</text:span><text:span text:style-name="T3"> et friabi-<text:line-break/>litas, et levitas, et gravitas, et densitas, et raritas,<text:line-break/>et asperitas, et lenitas, </text:span><text:span text:style-name="T3">et </text:span><text:span text:style-name="T3">crassities , et tenuitas,<text:line-break/>tactiles differentiae sunt; de quibus omnibus Aristoteles<text:line-break/>commodissime disseruit Odoratus enim, visus et gusius<text:line-break/>differentias ipse profecto novisti: quocirca, si primas et<text:line-break/>dementares alteratixces facultates requiris, hae sunt<text:line-break/>lrunriditas, siccitas, caliditas et frigiditas; si vero eas,<text:line-break/>quae ex his inter fe mixtis nascuntur, tot sane omni in<text:line-break/>animali erunt, quot suerint in eo sensibilis elementa.<text:line-break/>Porro sensibilia appellantur elementa, quaecunque simi-<text:line-break/>lares corporis sunt partes. Has autem non methodo<text:line-break/>ulla, scd ex dissectionibus contemplatus, oculorum irn.<text:line-break/>spectione noscas oportet. Ergo os, cartilaginem, ner-<text:line-break/>vum, membranam,- ligamentum, venam, ornnra denique<text:line-break/>id genus in prima generatione animalis natura persi-<text:line-break/>nit, usa, ut generarim dicam, generatrice alteratriceque</text:span></text:p>
      <text:p text:style-name="P10"><text:span text:style-name="T3">facultate;., singillatim vero excalfactoria, refrigeratoria,<text:line-break/>humectatoria et siecatoria; tum quae ex harum mixtura<text:line-break/>fiunt, veluti ossifica, cartiIaginifica, nervifica, membra-'<text:line-break/>nifica, claritatis enim gratia his quoque nominibus uten-<text:line-break/>dum. Est sane hujus generis et quae propria jecihoris<text:line-break/>est caro; nec minus quae lienis, et renum, et pulmo-<text:line-break/>nis, et cordis. Ita cerebri ipfius proprium corpus, ven-'<text:line-break/>triculi, et gulae, </text:span><text:span text:style-name="T20">et</text:span><text:span text:style-name="T3"> intestinorum, et uteri, sensibile<text:line-break/>elementum est, praeterea similare simplexque ac com—<text:line-break/>positionis expers. </text:span><text:span text:style-name="T3">Si </text:span><text:span text:style-name="T3">namque ex singulis eorum instru-<text:line-break/>mentorum venas, nervos et arterias exemeris, reli-<text:line-break/>quum corpus ad fenfum simplex elementareque est.<text:line-break/>Caeterum si quae ejusmodi organorum ex geminis con-<text:line-break/>stant tunicis sibi invicem dissimilibus, utraque tamen<text:line-break/>simplici; horum ipsae tunicae elementa sunt, veluti<text:line-break/>ventris, gulae, intestinorum et arteriarrnn. Atque in<text:line-break/>utraque tunica sua quaedam alteratrix vis est,- quae ex</text:span></text:p>
      <text:p text:style-name="P10"><text:span text:style-name="T3">menstruo matris sanguine eam particulam generavit. Ita-<text:line-break/>que alteratrices facultates' in omni animalis genere tot<text:line-break/>sigillarim erunt, quot habet in sc elementares particulas.<text:line-break/>Sed et actiones proprias cuique sigillarim, particulae<text:line-break/>necesse est esse, quemadmodum et usus, veluti mea-<text:line-break/>tuum eorum, qui a renibus ad vesicam pertinent, qui<text:line-break/>ureteres nominantur. Hi namque nec arteriae sunt,<text:line-break/>quia nec pulsant, nec ex duabus tunicis confiunt, nec<text:line-break/>venae, quia nec sanguinem in se continenta nec similem<text:line-break/>habent ei, quae venae est, tunicam; at a nervis quidem<text:line-break/>magis recedunt, quam a jam.dictis; Quid igitur sunt?<text:line-break/>dicat aliquis. Quasi vero necesse sit omnem corporis<text:line-break/>partem vel arteriam, vel venam, vel nervum esse, vel<text:line-break/>ex iis componi; non autem, sicut modo dictum est,<text:line-break/>unicuique particulatim organo suam esse substantiam.<text:line-break/>Quippe tum- ambae vesicae, tam ea quae urinam, quam<text:line-break/>quae flavam excipit bilem, non modo </text:span><text:span text:style-name="T20">a</text:span><text:span text:style-name="T3"> caeteris omni-<text:line-break/>bus, sed etiam inter fe differunt; tuin meatus, qui tau-</text:span></text:p>
      <text:p text:style-name="P10"><text:span text:style-name="T3">quam gulae quaedam a bilis vesica exorti in jecur lu-<text:line-break/>seruntur, omnino nec arteriis, nec venis, nec nervis<text:line-break/>funt similes. Verum de his plenius alibi, tum in iis,<text:line-break/>quae de dissectione secundum Hippocratem sunt </text:span><text:span text:style-name="T20">fcripta,<text:line-break/></text:span><text:span text:style-name="T3">diximus. At alteratrices naturae facultates, quae parti-<text:line-break/>culares funt omnes, et tunicarum ventriculi, et intesti-<text:line-break/>norurn, et uteri substantiam, qualis est, effecerunt.<text:line-break/>Compagem vero harum ipsarum invicem et eorum, quae<text:line-break/>in has sig luserunt, plexum, et intestinorum a feste in-<text:line-break/>vicem exortum </text:span><text:span text:style-name="T34">r</text:span><text:span text:style-name="T3">. et internae eorum cavitatis speciem,<text:line-break/>aliaque ejusmodi, altera facultas effinxit, quam confor-<text:line-break/>niatricem appellamus; eandemque artificiofam esse dici-<text:line-break/>mus, limo verius optimam et summam artem, quae<text:line-break/>omnia alicujus gratia moliatur sic, ut nihil aut otio-<text:line-break/>sum , sit, aut supervacaneum, aut denique ita fe ha-<text:line-break/>liens , ut possit aliter melius </text:span><text:span text:style-name="T20">fe</text:span><text:span text:style-name="T3"> habere. Verum hoc<text:line-break/>in opere de partium usu evidenti demonstratione fir-<text:line-break/>mabimus.</text:span></text:p>
      <text:h text:style-name="P6" text:outline-level="2">Cap. VII.</text:h>
      <text:p text:style-name="P58"><text:span text:style-name="T3">Jam ad auctricem facultatem conversi,<text:line-break/>illud primum admonemus, quod non desit </text:span><text:span text:style-name="T3">ne </text:span><text:span text:style-name="T3">haec qui-<text:line-break/>dem iis, quae in utero gestantur, ficuti neque facultas<text:line-break/>nutrix. Sunt tamen </text:span><text:span text:style-name="T3">eo </text:span><text:span text:style-name="T3">tenipore praedictarum faculta-<text:line-break/>tum, alteratricis ac conformatricis, hae veluti mini-<text:line-break/>strae, nec sustinent ipsae primas partes. </text:span><text:span text:style-name="T3">Ubi vero </text:span><text:span text:style-name="T3">per-<text:line-break/>fectammagnitudinem animal est adeptum, </text:span><text:span text:style-name="T3">toto, </text:span><text:span text:style-name="T3">postquam<text:line-break/>editum est; tenipore usque' ad aetatis vigorem auctrix<text:line-break/>facultas dominatur; auxlliatrices autem et veluti mi-<text:line-break/>nistrae ejus funt alteratrix' et nutrix. Quid igitur<text:line-break/>ipsius auctricis facultatis est proprimn? nempe lu omnem<text:line-break/>partem-proferre, quae jam genita funt; vocantur autem<text:line-break/>sic solidae corporis -partes, arteriae, venae, nervi;<text:line-break/>ossa, cartilagines, membranae, ligamenta, denique tu-<text:line-break/>nicae omnes, quas elemehtares, similares et simplices<text:line-break/>paulo supra nominavimus. Ad quem autem modum<text:line-break/>omnes partes extendantur proferanturque, ipse nar-<text:line-break/>rabo; sed exemplo quodam claritatis gratia prius posito.</text:span></text:p>
      <text:p text:style-name="P9"><text:span text:style-name="T3">Solent pueri acceptas suum vesicas spiritu implere; ac<text:line-break/>juxta ignem super clueres sic eas confricare, ut inca-<text:line-break/>lescant ,. nec tamen laeduntur; - estque </text:span><text:span text:style-name="T3">is </text:span><text:span text:style-name="T3">lusus in Ionia<text:line-break/>et in'aliis gentibus non paucis perfrequens; accinunt<text:line-break/>, vero luter fricandum versus quosdam numeroso et<text:line-break/>cantu </text:span><text:span text:style-name="T20">et rhythmo,</text:span><text:span text:style-name="T3"> suntque ea omnia verba adhorta-<text:line-break/>:tio vesicae ad incrementum.. Ubi vero illis abunde vi-<text:line-break/>detur extensa, rursus inflant, ac magis distendunt, et<text:line-break/>iterum fricant, . idque saepius faciunt, quoad ampliata<text:line-break/>vesica satis incrementi accepisse rideatur. Caeterum in<text:line-break/>hoc puerorum opere, quantum interna vesicae capacitas<text:line-break/></text:span><text:span text:style-name="T3">est </text:span><text:span text:style-name="T3">adaucta, tantum necesse est corpus ejus lu tenuius<text:line-break/>sit redactum. Quod si tenuitatem hanc sarcire pueri<text:line-break/>possent, utique perinde, ac natura,</text:span><text:span text:style-name="T42">Λ </text:span><text:span text:style-name="T3">ex parva magnam<text:line-break/>vesicam efficerent; nunc vero id opus consequi iis non<text:line-break/>•dicet, </text:span><text:span text:style-name="T20">nec</text:span><text:span text:style-name="T3"> duci id in imitationem ulli jam perfectorum<text:line-break/>alomiuum quoquo pacto fas est, nedum pueris,.ni enim</text:span></text:p>
      <text:p text:style-name="P10"><text:span text:style-name="T3">solius naturae proprium munus est; adeo ut tibi constet,<text:line-break/>iis, quae augentur, necessarium </text:span><text:span text:style-name="T3">esse </text:span><text:span text:style-name="T3">nutritionem; quippe,<text:line-break/>si extendantur ejusmodi corpora, non tamen reficiantur,<text:line-break/>speciem quandam falsam augmenti praebuerint, verum<text:line-break/>augmentum adepta non fuerint. Qninimo distendi in<text:line-break/>omnem partum ea tantum possunt, quae per naturam<text:line-break/>ipsam sunt adaucta; quae enim a nobis extensa, ficut<text:line-break/>una dimensione id patiuntur, ita reliquis minuuntur;<text:line-break/>neque enim est invenire quicquarn, quod, continuitate<text:line-break/>-sua ferrata mluimeque soluta , extendi in tres dimen-<text:line-break/>siones possit. Solius igitur naturae opus est, corpus,<text:line-break/>quod continuitatem suam 'et speciem, quam prius ha-<text:line-break/>buit, universam servet, in omnem partem extendere;<text:line-break/>atque ea res auctio est, quae sine nutrimento affluente<text:line-break/>adliaerenteque fieri nequit.</text:span></text:p>
      <text:h text:style-name="Heading_20_2" text:outline-level="2">Cap. VIII.</text:h>
      <text:p text:style-name="P58"><text:span text:style-name="T3">Quo magis de ipsa nutritione, quae re-<text:line-break/>liqua est et tertia propositorum ab initio</text:span><text:span text:style-name="T3">, </text:span><text:span text:style-name="T3">videtur<text:line-break/>agenni. locus. Quod enim lu nutrimenti affluit </text:span><text:span text:style-name="T20">fpecie,</text:span></text:p>
      <text:p text:style-name="P10"><text:span text:style-name="T3">cum id corporis ejus, quod nutritur, omni parti affigi-<text:line-break/>tur, actio ipsa nutritio est; nutrix vero, facultas causa<text:line-break/>esu Et alteratio quidem hic. quoque ipsius actionis ge-<text:line-break/>nus est, non tamen talis, qualis erat lu generatione.<text:line-break/>Ibi namque, quod os non erat, postea factum est; lu<text:line-break/>nutritione vero ei, quod jam factum est, id, quod </text:span><text:span text:style-name="T20">af-<text:line-break/>fluit,</text:span><text:span text:style-name="T3"> efficitur simile. Ita non immerito alterationem ll-<text:line-break/>lam nominamus generationem, hanc assimilationem.</text:span></text:p>
      <text:h text:style-name="Heading_20_2" text:outline-level="2">Cap. IX.</text:h>
      <text:p text:style-name="P58"><text:span text:style-name="T3">Quoniam autem de tribus naturae facul-<text:line-break/>tatibus abunde diximus, videturque animal nullam aliam<text:line-break/>requirere,: habens nimirum, quemadmodum et augeatur,<text:line-break/>et absolvatur; et plurimum duret; videbitur abunde<text:line-break/>jam disputatio haec suos numeros habere, omnesque na-<text:line-break/>turae facultates explicasse. Verum, siquis rursum repu-<text:line-break/></text:span><text:span text:style-name="T20">tet,</text:span><text:span text:style-name="T3"> nullam hanc animalis partium adhuc attigisse, ven-<text:line-break/>-triculi dico, lutestinorum, jecinoris, et aliarum ejus-<text:line-break/>modi, nec harum facultates exposuisse; rursus veluti<text:line-break/>prooemium tantum utilioris doctrinae propositum esse</text:span></text:p>
      <text:p text:style-name="P10"><text:span text:style-name="T3">putabit. Quippe summa rei sic habet. Generatio, auctio<text:line-break/>et nutritio prima naturae operum ac veluti capita sunt;<text:line-break/>itaque etiam effectrices horum facultates primae principes-<text:line-break/>que tres funt; desiderant tamen (ut jam dictum est) tum<text:line-break/>ipsarum luter se, tum aliorum ministerium. Ac quae<text:line-break/>quidem , generatrix auctrixque desiderent,</text:span><text:span text:style-name="T3">' </text:span><text:span text:style-name="T3">dictum jam<text:line-break/>est; . quae autem nutrix facultas requirat, nunc di-<text:line-break/>cetur.</text:span></text:p>
      <text:h text:style-name="Heading_20_2" text:outline-level="2">Cap. X.</text:h>
      <text:p text:style-name="P58"><text:span text:style-name="T3">Videor enim monstraturus, tum instrumenta<text:line-break/>ipsa,' quae ad naturalem nutrimenti molitionem compa-,<text:line-break/>rata sunt, tum eorum facultates propter hanc esse con-<text:line-break/>ditas, Nam quum actio hujus facultatis assimilatio fit,<text:line-break/>nec fieri possit, ut assimilentur rnutenturque inter sc<text:line-break/>ulla, nifi focietatem aliquam ,cognationemque in quali-<text:line-break/>tatibus habeant, idcirco primum quidem nec quodque<text:line-break/>animal quocunque cibo nutriri potest, nec statim iis,<text:line-break/>quibus potest. Atque hujus necessitatis causa pluribus<text:line-break/>alterationis nutrimenti instrumentis cuique animali est</text:span></text:p>
      <text:p text:style-name="P10"><text:span text:style-name="T3">opus, siquidem, ut flavum rubrum fiat, et rubrum fla-<text:line-break/>vum, una et llurplici alteratione est opus; ut vero al-<text:line-break/>bum nigrum reddatur, vel nigrum album, omnes, quae<text:line-break/>in medio horum sunt, alterationes requiruntur. Ita,<text:line-break/>quod mollissimum est, non potest uno statim impetu du-<text:line-break/>rissimum fieri; nec quod durissimum, illico mollissimum;<text:line-break/>pari modo nec quod gravissime/olet,, odoratissimum; nec<text:line-break/>contra quod odoratissimum est, gravissime fieri olens ex-<text:line-break/>templo potest. Quo pacto igitur ex -' sanguine os fiet,<text:line-break/>nisi </text:span><text:span text:style-name="T3">is </text:span><text:span text:style-name="T3">prius et crassescat plurimum et dealbetur; aut<text:line-break/>quomodo ex pane gignetur fanguis, nisi et paulatim' </text:span><text:span text:style-name="T20">de-<text:line-break/>ponat</text:span><text:span text:style-name="T3"> alborem er sensim accipiat ruborem ? Quippe<text:line-break/>caro ex sanguine non magno negotio </text:span><text:span text:style-name="T3">fit</text:span><text:span text:style-name="T3">; si enim<text:line-break/>eatenus naturae opera crassescat , ut quandam con-<text:line-break/>sistentiam habeat, nec etiam sit fluidus, prima et<text:line-break/>recens concreta caro jam oxistet; at vero, ut fangui»<text:line-break/>os fiat, longo huic tempore, rnultu etiam opere ac<text:line-break/>mutatione est opus. Quod autem et pani, et multo</text:span></text:p>
      <text:p text:style-name="P10"><text:span text:style-name="T3">magis lactucae, et betae, et similibus, quo sanguis ex iis<text:line-break/>fiat, permulta alteratio requiratur, haud est obscurum.<text:line-break/>Atque. haec quidem una causa est, cur inulta sint ad<text:line-break/>alterationem nutrimenti, instituta organa. Altera autem<text:line-break/>est excrementorum, natura. Sicut enim herbis nutrici<text:line-break/>plane non possumus, tametsi pecudes iis nutriuntur, ita<text:line-break/>radicula quidem nutrimur, verum non ita, ut carne;<text:line-break/>hanc, enim totam natura ‘nostra propemodmn vincit et<text:line-break/>mutat et alterat, ac sanguinem salubrem ex ea creat;<text:line-break/>lu radicula, vero, quod quidem conveniens est; et trans,<text:line-break/>mutari potest, quanquam aegre plane nec sine plurima<text:line-break/>concoctione, omnino id minimum est: sed tota paulo<text:line-break/>minus excrementosa est, et permeat concoctionis iustru-<text:line-break/>mentaexiguo ex ea in venas assumpto sanguine, eoque<text:line-break/>non in totum utili. ' Quare alteram rursus secretionem,<text:line-break/>eorum scilicet, quae in venis sunt, excrementorum, de-<text:line-break/>sideravit natura, quibus etiam aliis opus erat viis, per</text:span></text:p>
      <text:p text:style-name="P10"><text:span text:style-name="T3">quas ducerentur ad exitum, quo scilicet salubribus suc-<text:line-break/>cis minime officerent; ' praeterea-, quibus exciperentur;<text:line-break/>veluti receptaculis quibusdam, in quibus postquam satis<text:line-break/>magna collecta, vis esset, mox excernerentur. Ergo hoc<text:line-break/>fecundum partium corporis , genus tibi inventum est;<text:line-break/>quod nutrimenti excrementis sit destinatum. Est autem<text:line-break/>aliud tertium </text:span><text:span text:style-name="T20">genus,</text:span><text:span text:style-name="T3"> quo undequaque ferantur,- estque<text:line-break/>id veluti viae quaedam multae, per totum corpus sectae:<text:line-break/>unus namque omnibus cibis introitus per os est , at non<text:line-break/>nuurn est, quod nutritur; scd plurima, ac plurimum<text:line-break/>inter fe distantia, Ergo admirationi esse cui quam non<text:line-break/>debebit instrumentorum numerus, quae nutritionis gratia<text:line-break/>natura condidit. Alia namque idoneum cuique parti ali-<text:line-break/>mentum 'alterando' praeparant, alia secernunt excre-<text:line-break/>menta, </text:span><text:span text:style-name="T3">alia </text:span><text:span text:style-name="T3">amandant si alia suscipiunt, alia excernunt;<text:line-break/>alia salubrium humorum in omnem partem ferendorum<text:line-break/>sunt viae. Quare, si universas naturae facultates intel-<text:line-break/>ligere velis, singula jam dictorum organorum tibi sunt<text:line-break/>consideranda. Principium vero doctrinae eorum tum ea</text:span></text:p>
      <text:p text:style-name="P10"><text:span text:style-name="T3">naturae . opera; quae propinqua fini habentur, tum par-<text:line-break/>tes partiumque facultates funt.</text:span></text:p>
      <text:h text:style-name="Heading_20_2" text:outline-level="2">Cap. XI.</text:h>
      <text:p text:style-name="P59"><text:span text:style-name="T3">Itaque denuo nobis revocandus ad me-<text:line-break/>moriam is finis est, cujus causa tot ac tales partes na-<text:line-break/>tura instituit. Et nomen quidem rei, ceu prius dixi-<text:line-break/>mus, nutritio est; ratio vero ejus nominis est, ad id,<text:line-break/>quod nutritur, ejus, quod nutrit, assimilatio. Porro,<text:line-break/>haec' ut fiat, agglutinatio sive adhaerentia praecedat,<text:line-break/>oportet; sicut etiam, ut illa fiat, appositio. Postquam<text:line-break/>enim succus is,, qui omnem animalis partem nutriturus<text:line-break/>est, a vasis excidit, in totam eam primum dispergitur,<text:line-break/>mox adjungitur, deinde agglutinatur, demum assimilatnr.<text:line-break/>Porro differre inter' fe assimilationem atque adhaeren-<text:line-break/>tiarn, docet vitiligo illa, quaec Ieuce appellatur; sicuti<text:line-break/>etiam appositionis atque agglutinationis differentiam<text:line-break/>prodit genus illud hydropis, quod nonuulli auafarca<text:line-break/>vocanti Non enim affluentis humoris inopia, veluti<text:line-break/>quae atrophiae dicuntur et tabes, ejusmodi hydropis</text:span></text:p>
      <text:p text:style-name="P10"><text:span text:style-name="T3">generatio provenit (videtur enim tum caro his humida<text:line-break/>madensque esse,</text:span><text:span text:style-name="T3">o </text:span><text:span text:style-name="T3">tum solidarum quaeque partium simili-<text:line-break/>ter affecta), verum affluentis nutrimenti appositio quae-<text:line-break/>dam fit; quod tamen propterea, quod aquosius adhuc est,<text:line-break/>nec ad succum sufficienter redactum, nec lentitiam glu-<text:line-break/>tinisque consistentium, quae naturalis caloris ope provenit,<text:line-break/>adeptum, adhaerentium consequi non valet, defluente nirni-<text:line-break/>rumae delabeute ob tenuis et crudi humoris exuberantiam<text:line-break/>a solidis corporis partibus nutrimento. In leuce autem<text:line-break/>adhaerentia quidem alimenti facta cernitur, non tamen<text:line-break/>affimilatio. . Patetque obiter, id, quod paulo supra pro-<text:line-break/>posuimus, recte esse dictum, debere fieri primum qui-<text:line-break/>dem appositionem, mox agglutinationem, deinde ei,<text:line-break/>quod nutriendum est, assimilationem. Ac proprie quidem<text:line-break/>alimentum est, quod nutrit; quod vero veluti nutriens<text:line-break/>est, nondum tamen nutrivit, cujusmodi scilicet est quod<text:line-break/>agglutinatur vel quod apponitur, id non proprie nutrimen-<text:line-break/>tum est, sed aequivocej quod autem in venis est, . ate</text:span></text:p>
      <text:p text:style-name="P10"><text:span text:style-name="T3">que hoc etiam magis quod in ventriculo est, id, tan-<text:line-break/>quam nutriturum aliquando sit,' si probe, concoctum fue-<text:line-break/>rit, alimentum appellatur. Ad hunc modum edulia<text:line-break/>quaeque alimenta vocamus, non utique quod jam animal<text:line-break/>nutriant, neque quod talia sint, qualia sunt, quae nui-<text:line-break/>triuut, fied quod nutritura sint, si probe sint concocta.<text:line-break/>Isi namque.est, quod ab Hippocrate dicitur: </text:span><text:span text:style-name="T20">Alimentum,<text:line-break/>quod nutrit; quod veluti 'nutrimentum esi, alimentum,<text:line-break/>quod nutriturum esir</text:span><text:span text:style-name="T3"> Siquidem, quod jam assimilatur,<text:line-break/>alimentum appellavit; quod vero tale est, quale illud,<text:line-break/>nempe appositum agglutinatumve genus, veluti nutrimen-<text:line-break/>tum; reliquum omne, sive id lu venis continetur, seu<text:line-break/>ventre, futurum alimeutum.</text:span></text:p>
      <text:h text:style-name="Heading_20_2" text:outline-level="2">Cap. XII.</text:h>
      <text:p text:style-name="P58"><text:span text:style-name="T3">Ac quod necesse sit nutritionem esse<text:line-break/>assimilationem nutrientis ei, quod .nutritur, clare liquer.<text:line-break/>Caeterum non esse assimulationem veram., fed tantum<text:line-break/>apparentem, dicunt ii; qui nec artificiosam naturam<text:line-break/>existimant, nec animalis habere providentiam, nec de-<text:line-break/>nique ullas proprias obtinere facultates; quibus- follicet</text:span></text:p>
      <text:p text:style-name="P10"><text:span text:style-name="T3">usa, alia trahat, alia retineat, alia alteret, alia expellat.<text:line-break/>Fuereque tum in medicina, tum in philosophia, eorum ho-<text:line-break/>minum, qui aliquid de natura tradiderunt , quique saltem,<text:line-break/>quod dixere, intelligerent, et sequelam eorum, quae pro-<text:line-break/>posuerunt, &gt; non modo intuerentur, sed etiam servarent,<text:line-break/>duae sectae; siquidem, qui ne id quidem intellexerunt,<text:line-break/>sed temere, quicquid in buccam venit, deblaterarunt, neo<text:line-break/>in alterutra sectarum absolute perstiterunt, horum ne<text:line-break/>meminisse quidem conveniat Quaenam igitur sunt duae<text:line-break/>illae sectae, et quae in iis propositorum sequela?</text:span><text:span text:style-name="T26">:</text:span><text:span text:style-name="T3"> Nem-<text:line-break/>pe altera sectarum substantiam eam, fquae generationi<text:line-break/>et corruptioni est subjecta, totam tum unitam esse, tum<text:line-break/>alterari posse proponit; altera immutabilem inalterahi-<text:line-break/>lemque, et in tenuia desectam; tum vacuitatibus qui-<text:line-break/>busdam luterceptam statuit. Igitur qui saltem conse-<text:line-break/>quentianr aliquam ex propositis in secunda lecta intel-<text:line-break/>ligunt, hi nec naturae, nec animae propriam ullum<text:line-break/>fubstantiam aut facultatem arbitrantur, fed has primo-</text:span></text:p>
      <text:p text:style-name="P10"><text:span text:style-name="T3">rum illorum corporum, quae et impatibilia et simplicia<text:line-break/>proponunt, certo, quodam congressu fieri. Juxta vero<text:line-break/>priorem sectam posterior corporibus natura non est, sed<text:line-break/>multo etiam prior et antiquior. Proinde his auctoribus<text:line-break/>animalium et stirpium corpora haec fabricat, praestita<text:line-break/>quibusdam facultatibus, • aliis sibi familiaria et trahenti-<text:line-break/>bus simul et assimilantibus, aliis aliena expellentibus.<text:line-break/>Eadem _ aliis quibusdam facultatibus generat omnia et<text:line-break/>artificiose conformat., ac iis, quae generavit, pro-<text:line-break/>spicit ; una quidem, </text:span><text:span text:style-name="T3">qua </text:span><text:span text:style-name="T3">subolem diligit, eidemque<text:line-break/>providet; alia, per quam, quae ejusdem funt generis,<text:line-break/>complectitur, nisdemque communicat. At vero fecun-<text:line-break/>dum alios nec horum quicquam natura possidet, nec<text:line-break/>ulla cognitio animae </text:span><text:span text:style-name="T3">ab</text:span><text:span text:style-name="T3">'initio est, insita, nec cousequen-<text:line-break/>fise, nec pugnantiae, nec divisionis, nec compositionis,<text:line-break/>nec justi, nec injusti, nec turpis, nec honesti, sed ex<text:line-break/>fensu et per sensum omnia, quae fieri videntur, in<text:line-break/>nobis facta esse dicunt, ac imaginationibus quibusdam<text:line-break/>et recordationibus animalia gubernari.. Aliqui vero ex</text:span></text:p>
      <text:p text:style-name="P10"><text:span text:style-name="T3">iis dicto prodiderunt, nullam esse in anima, qua ratio-<text:line-break/>cluetur, facultatem; imo sensuum affectibus duci nos<text:line-break/>pecorum ritu, nec posse renuere respuereve quicquam.<text:line-break/>Iisdem videlicet auctoribus fortitudo, prudentia, tem-,<text:line-break/>perantia et continentia nugae funt merae; nec nos<text:line-break/>invicem, amamus, aut prolem;' nec diis ulla nostri est<text:line-break/>cura. Iidern auguria, insomnia, portenta omnemque<text:line-break/>astrologiam contemnunt; de quibus ipsi alni opere seor- </text:span><text:span text:style-name="T3">.<text:line-break/></text:span><text:span text:style-name="T3">Ium plenius egimus, Asclepiadis medici dogmata aesti-<text:line-break/>mantes. Porro licet ei, qui volet, libros illos evolvere’:<text:line-break/>nunc autem considerandum est, tanquam duabus propositis<text:line-break/>viis, utra nobis praestet insistere. Hippocrates namque<text:line-break/>prius dictam </text:span><text:span text:style-name="T20">inivit, quae</text:span><text:span text:style-name="T3"> unitam esse, substantiam at-<text:line-break/>que alterari proponit; praeterea conspicabile- et con-<text:line-break/>fluxile totum corpus esse; naturamque omnia artificiose<text:line-break/>ac juste peragere, facultatibus scilicet praeditam, quibus<text:line-break/>singulae partes convenientem sibi succum ad </text:span><text:span text:style-name="T20">fe</text:span><text:span text:style-name="T3"> trahant.</text:span></text:p>
      <text:p text:style-name="P10"><text:span text:style-name="T3">attractum 'vero omnibus sui partibus apponant et pe-<text:line-break/>nitus assimilent; quod </text:span><text:span text:style-name="T3">autem </text:span><text:span text:style-name="T3">interea non pervicere,<text:line-break/>quodque omnimodam alterationem </text:span><text:span text:style-name="T3">ac </text:span><text:span text:style-name="T3">cum nutriendo<text:line-break/>similitudinem recipere , non potuit, id alia rursus facul-<text:line-break/>tate secretrice rejiciant.</text:span></text:p>
      <text:h text:style-name="Heading_20_2" text:outline-level="2">Cap. XIII.</text:h>
      <text:p text:style-name="P58"><text:span text:style-name="T3">Porro intelligi licet, quam recta vera-<text:line-break/>que Hippocratis dogmata sint, non ex eo tantum, quod,<text:line-break/>qui diversa ponunt, diversa quoque ac dissidentia po-<text:line-break/>urunt ab iis, quae evidenter apparent, verum etiam ex<text:line-break/>eorum, quae' sigillarim in naturali speculatione quaerun-<text:line-break/>tur , tum caeleris omnibus, tum vero iis, quae in ani-<text:line-break/>malibus habentur actionibus. Qui enim attractricem<text:line-break/>convenientis qualitatis .vim nulli inesse parti volunt, ii<text:line-break/>saepe iis, quae evidenter apparent, contraria dicere co-<text:line-break/>gunturj quemadmodum Asclepiadi medico de renibus<text:line-break/>contigit; quos non Polum Hippocrates, Diocles, Era-<text:line-break/>sistratus, Praxagoras, aliorumve optimus quisque lustru-<text:line-break/>menta, quae urinam secernant, habere crediderunt; </text:span><text:span text:style-name="T20">ve-</text:span></text:p>
      <text:p text:style-name="P10"><text:span text:style-name="T3">rum etiam coqui fere omnes norunt, quum quotidie to-<text:line-break/>rum non tantum situm contemplentur, sed etiam rnea-<text:line-break/>tus, qui ab utroque procedunt et ureteres sunt dicti,<text:line-break/>in vesicam se inserentes, nimirum ex ipsa structura<text:line-break/>tum usum eorum, tum vim colligentes.' Jam etiam<text:line-break/>priores ipsis coquis omnes homines, qui subinde dissi-<text:line-break/>culter mejunt, aut etiam-suppressam urinam omnino ha-<text:line-break/>bent, ubi circa lumbos dolent ac arenosa mejunt, ne-<text:line-break/>phriticos se ipsias nominant. Verum Asclepiades (arbi-<text:line-break/>tror) ab iis, qui sic sunt affecti, emictutu-calculum non<text:line-break/>vidit: nec quod medio inter renes et vesicam loco<text:line-break/>praecessit quidam acutus dolor, transeunto per ureteres<text:line-break/>calculo, lutellexit; sed nec, quod emicto eo protinus<text:line-break/>tum dolor, tum urinae suppressio sudata sunt. Ergo,<text:line-break/>quemadmodum urinam lu vesicam oratione sua ducat,<text:line-break/>operae pretium est audire, atque hominis sapientiam<text:line-break/>suspicere, qui, relictis tam latis et manifeste apparenti-<text:line-break/>bus viis, obscuras, angustas, nec ullo prorsus sensu</text:span></text:p>
      <text:p text:style-name="P10"><text:span text:style-name="T3">perceptas proposuit. Vult namque eurn; qui bibitur,<text:line-break/>humorem lu' halitus resolutum in vesicam transmitti^<text:line-break/>inibi vero ex mutuo eorum concursu priorem ipsum<text:line-break/>deinde recipere formam, fierique ex halitibus rursus<text:line-break/>humorem, imperitentique de vesica, ut de spongia qua-<text:line-break/>piam aut. lana, ratiocinatus, non de corpore plane<text:line-break/>denso,' et quod humorem non transmittat, quum duas<text:line-break/>tunicas validissimas habeat, per quas si transmitti hali-<text:line-break/>tus dicemus, qui fit, quod septum transversum et pe-<text:line-break/>ritonaeum non permeant, ac tum abdomen, tum pectus<text:line-break/>totum aqua non implent? At crassior, </text:span><text:span text:style-name="T20">inquiet,</text:span><text:span text:style-name="T3"> so-<text:line-break/>lidiorque membrana est peritonaeum quam vesica, ac<text:line-break/>propterea halitus coercet ipsa, vesica' vero excipit </text:span><text:span text:style-name="T3">ac<text:line-break/></text:span><text:span text:style-name="T3">recipit. Verum, si ipse vesicam dissecuisset, fortasse<text:line-break/></text:span><text:span text:style-name="T42">ηοη </text:span><text:span text:style-name="T3">ignoraret, exteriorem vesicae' tunicam eandem cum<text:line-break/>peritonaeo naturam habere, utpote ab eo ortam; inter-<text:line-break/>nam vero , • .quae ipsius vesicae est propria , plus quam<text:line-break/>duplo eam crassitudine fuperare.. Verum fortasse nec</text:span></text:p>
      <text:p text:style-name="P9"><text:span text:style-name="T3">crassitudo tunicarum, nec tenuitas, sed ipse vesicae situs<text:line-break/>ferendorum in eam halituum est causa. Immo vero, si<text:line-break/>per reliqua corporis omnia credibile esset huc ferri,<text:line-break/>certe situs ipse vesicae satis esset, qui id prohiberet;<text:line-break/>quippe quum vesica lu imo sit sita,' halitus autem natu-<text:line-break/>ralrter ferantur in fublime'; ita longe prius iis imple-<text:line-break/>rentur- pectus, et pulmo, quam ad vesicam pervenirent.<text:line-break/></text:span><text:span text:style-name="T3">- </text:span><text:span text:style-name="T3">Tametsi quid situs, et vesicae, et peritonaei, et pecto-<text:line-break/>ris memini? quum halitus, si et ventriculi et intefti-<text:line-break/>norurn tunicas sint egressi, aut in spatium, quod luter<text:line-break/>eas et peritonaeum intercedit, colligentur, atque inibi<text:line-break/>humorem generabunt, veluti ipsis hydropibus eo loci<text:line-break/>plurimum aquae acervatur; aut prorsus per omnia,<text:line-break/>quaecunque contingunt, recta ferri debebunt, nec us-<text:line-break/>quam listi. Verum si quis hoc supposuerit, hoc modo ex-<text:line-break/>cidentes non solum extra peritonaeum, sed etiam epiga-<text:line-break/>stritun, aut in circumfusum nobis aerem dissipabuntur,</text:span></text:p>
      <text:p text:style-name="P10"><text:span text:style-name="T42">ί<text:line-break/></text:span><text:span text:style-name="T3">aut omnino sub cute colligentur. Sed et his contradi-<text:line-break/>cere- Asclepiadis, qui nunc sunt, sectatores conantur,<text:line-break/>tametsi ab omnibus fenrper irrisi, quicunque in eos de<text:line-break/>his litigantes inciderunt; - adeo ut, quod difficile elua-<text:line-break/>tur, maliim fit </text:span><text:span text:style-name="T3">ista </text:span><text:span text:style-name="T3">circa iectas ambitio, ac scabie qua-<text:line-break/>vis ad sanandum rebellius. Etenim hujus temporis so-<text:line-break/>phistarum quidam cum in. aliis, tum in captioso dispu-<text:line-break/>tandi genere admodum exercitatus, ac lu dicendo, si<text:line-break/>quis alius, acer, quum mecum de his disceptaret, tan-<text:line-break/>tum abfuit, ut eorum, quae diximus, aliquo deterrere-<text:line-break/>tur, ut admirari se diceret, me ea, quae liquido appa-<text:line-break/>rerent, inanibus rationibus evertere conari. Quotidie<text:line-break/>eqim clare cerni</text:span><text:span text:style-name="T3">, </text:span><text:span text:style-name="T3">vesicas omnes, 11 quis aere aquave<text:line-break/>impleat, deinde ligatis earum collis undique premat,<text:line-break/>nulla ex parte quicquam rejicere, sed prorsus totum in<text:line-break/>fe continere; quanquam, si essent a renibus in has scn-<text:line-break/>siles et ampli ductus, omnino alebat, quod, sicut per hos</text:span></text:p>
      <text:p text:style-name="P10"><text:span text:style-name="T3">humor ingressus est, ita prementibus nobis exiret. Atque<text:line-break/>haec firniliaque quum volubiliter ac clara voce dixis-<text:line-break/>fet, exiliens subito discessit, nobis, quasi nihil, quod vel<text:line-break/>probabile esset, respondere habentibus, ibi relictis. Ad- '<text:line-break/>eo qui sectis ejusmodi sunt addicti, non solum nihil<text:line-break/>norunt recti, </text:span><text:span text:style-name="T20">fed</text:span><text:span text:style-name="T3"> ne discere quidem dignantur'. Quum<text:line-break/>enim audienda iis causa esset, propter quam ingredi per<text:line-break/>ureteres lu vesicam-humor potest, rursum exire per<text:line-break/>eandem viam non potest, atque artis nomine suspicienda<text:line-break/>natura, ii nec discere volunt, et hoc amplius mala<text:line-break/>verba dicunt, frustra tum alia multa tum vero renes<text:line-break/>ab ea conditos affirmantes. Sunt et'qui se praescntibus<text:line-break/>ostendi, ureteres a renibus descendere .atque in vesi-<text:line-break/>cam se inserere, quum sustinuissent, ausi tamen sunt alii,<text:line-break/>quod ii quoque frustra sint conditi, dicere, alii, quod<text:line-break/>quidam ex seminalibus sint meatibus, ideoque in collum<text:line-break/>ejus, non in corpus esse infertos. Nos igitur, quum<text:line-break/>ostendissemus, qui vere seminis funt, meatus, insra urete-</text:span></text:p>
      <text:p text:style-name="P10"><text:span text:style-name="T3">res in collum se inserere, tunc saltem, si non prius, </text:span><text:span text:style-name="T20">a<text:line-break/></text:span><text:span text:style-name="T3">falsa eos persuasione abducendos putavimus atque ad<text:line-break/>contrariam statim perducendos. . IIli vero hic quoque<text:line-break/>contradicere sunt ausi, nihil esse miri licentes, in illis,<text:line-break/>eeu magis angustis, diutius subsistere semen; in his vero/<text:line-break/>qui a renibus descendunt, utpote abunde amplis, cele-<text:line-break/>riter effluere. Nos igitur de caetero coacti sumus in<text:line-break/>animali adhuc vivo liquido in vesicam per ipsos ureteres<text:line-break/>transfluentem urinam' indicare, vix sic quoque garruli-<text:line-break/>tatem eorum coercere sperantes. Porro ostensionis mo-<text:line-break/>dus est hujusmodi. Dividere oportet id peritonaei, quod<text:line-break/>ante ureteres habetur; deinde laqueis singulos excipere;<text:line-break/>mox vulneris labris deligati&amp;ne commissis inter se animal<text:line-break/>dimittere; non enim meiet amplius. Post haec solvere<text:line-break/>deligatiouem externam, ac vesicam inanem ostendere,<text:line-break/>ureteres vero abunde refertos et distentus ac in dis-<text:line-break/>ruptionis periculum adductos; mox ademptis eorum<text:line-break/>vinculis, ridere manifeste vesicam jam lotio repletam..</text:span></text:p>
      <text:p text:style-name="P10"><text:span text:style-name="T3">Post haec prius, quam animal meiat, vinculum injiciens,<text:line-break/>dum ejus pudendo </text:span><text:span text:style-name="T3">est; tum </text:span><text:span text:style-name="T3">vero premenda undique<text:line-break/>ejus vesica; non enim poterit per ureteres ad ipsius re-<text:line-break/>nes quidquam reverti; quo manifestum fit, non solum<text:line-break/>in mortuo animali prohiberi lotium ex vesica lu urete-<text:line-break/>res rursum redire, sed etiam lu vivo. His perspectis<text:line-break/>permittendum jam animali rneiere, soluto scilicet, quo<text:line-break/>pudendum ejus exceptum est, vinculo. Post liaec vin-<text:line-break/>culum alteri ureterum injiciendum; alter vero lu vesi-<text:line-break/>cam confluere sinendus; tum aliquo interposito spatio,<text:line-break/>monstrandum jam, quemadmodum alter, qui vnrctus est,<text:line-break/>ea parte, quae ad renes spectat,, plenus distentusque ap-<text:line-break/>pareat; alter vero, </text:span><text:span text:style-name="T3">qui </text:span><text:span text:style-name="T3">solutus est, et laxus sit, et<text:line-break/>vesicam impleverit. Post haec vero praecidendus est<text:line-break/>primum is, qui plenus est</text:span><text:span text:style-name="T3">, </text:span><text:span text:style-name="T3">ostendendumque, quemad-<text:line-break/>modum ejaculetur ex </text:span><text:span text:style-name="T3">eo </text:span><text:span text:style-name="T3">lotium non aliter </text:span><text:span text:style-name="T3">, </text:span><text:span text:style-name="T3">quam ex<text:line-break/>incisa.vena sanguis; deinde </text:span><text:span text:style-name="T3">alter </text:span><text:span text:style-name="T3">praecidendus; et mox<text:line-break/>ambobus praecisis animal extrinsecus deligandum, Post,</text:span></text:p>
      <text:p text:style-name="P10"><text:span text:style-name="T3">ubi satis esse nisum est, deligatio solvenda; invenietur<text:line-break/>eniin vesica vacua; quae vero media capacitas est inter<text:line-break/>peritonaeum et intestina,- tota lotio plena, veluti hy-<text:line-break/>drope laboraret animal. Haec igitur si quis ipse per sc<text:line-break/>explorare in animali velit, magnopere mihi ridetur<text:line-break/>Asclepiadis temeritatem damnaturus. Quod si causam in-<text:line-break/>telligat, quarnobrem nihil ex vesica in ureteres refluat,<text:line-break/>vel ex eo milii, naturae esse providentiam artemque in<text:line-break/>animalibus, credet. Atque Hippocrates quidem omnium,<text:line-break/>quos novimus, medicorum philosophorum que primus, ut<text:line-break/>qui primus naturae opera norit, hanc semper tum ad-<text:line-break/>miratur, tum praedicat; quam et justam nominat, </text:span><text:span text:style-name="T20">et<text:line-break/></text:span><text:span text:style-name="T3">solam animalibus ad omnia sufficere dicit, ipsanique per<text:line-break/>se sine docture, quae opus sunt, agere. Talis autem<text:line-break/>quum sit, statirn eam facultates habere proposuit; unam,<text:line-break/>qua sibi conveniens attrahat, alteram, qua alienum a se<text:line-break/>secernat; ipsam praeterea tum nutrire animalia, tum</text:span></text:p>
      <text:p text:style-name="P10"><text:span text:style-name="T3">augere; jam morbos quoque finire ac judicare iisdem<text:line-break/>facultatibus existimat ; ideoque in corporibus nostris<text:line-break/>conspirationem miam confluxnmque unum, ac omnia<text:line-break/>luter se mutuo affici. Asclepiade vero aucture nihil ex<text:line-break/>alterius affectu patitur, omni substantia naturaliter di-<text:line-break/>vssa atque in elementa, quae cohaerere non possunt,<text:line-break/>et nugatorias moles conscissa. Quare necesse est, tum<text:line-break/>mille alia contraria iis, quae manifeste apparent, pro-<text:line-break/>tulerit; tum facultates naturae, et qua convenientia<text:line-break/>trahat, et qua aliena separet, ignoravit. Et in sangui-<text:line-break/>ficatione quidem ac alimenti distributione quandam<text:line-break/>frigidam garrulitatem excogitavit. Ad excrementorum<text:line-break/>vero expurgationem quum nihil prorsus, quod afferre<text:line-break/>posset, haberet, non dubitavit iis, quae sensui apparent,<text:line-break/>contradicere: in urinae quidem separatione tum renes tum<text:line-break/>ureteres functione fua privans, ac incertos quosdam lu-<text:line-break/>vifibilesque meatus in vesicam statuens; hoc scilicet erat<text:line-break/>magnum </text:span><text:span text:style-name="T3">ac </text:span><text:span text:style-name="T3">praeclarum, repudiatis iis, quae apparent,<text:line-break/>obscuris fidem adhibere. At in flava bile etiam majus</text:span></text:p>
      <text:p text:style-name="P10"><text:span text:style-name="T3">quiddam et insulsius est ausus: &gt; gigni namque oam lu<text:line-break/>ipsis choledochis meatibus, non autem secerni ait. At<text:line-break/>quomodo igitur iis, qui morbo regio laborant, ambo<text:line-break/>simul incidunt, et ut dejectiones in iis nihil habeant<text:line-break/>hilis, et corpus totum bile sit refertum? Quo loco rurv<text:line-break/>fus nugari cogitur similiter, </text:span><text:span text:style-name="T3">ac </text:span><text:span text:style-name="T3">in iis, quae de urinis<text:line-break/>sunt dicta. Nugatur sane non secus et de bili atra et<text:line-break/>splene, nec, quid ab Hippocrate sit dictum, lutelligens,<text:line-break/>et contradicere iis, quae ignorat, dementi insanoque ore .<text:line-break/>aggrediens. Quid igitur sibi, ex placitis id genus ad cu-<text:line-break/>rationes tandem lucri' fecit? Nempe quod nec nephri-<text:line-break/>tin, nec morbum regium,- nec melancholicum fanare<text:line-break/>potest. Jam, in quo omnes homines consentiunt, ne-<text:line-break/>dum Hippocrates,, alia rnedicamentorunr purgare flavam<text:line-break/>bilem, alia nigram;- alia pituitam, alia tenue et aquo-<text:line-break/>sum excrementum,’ ne id quidem concedit: imo a<text:line-break/>pharmacis ipfis -vacuatorum a quodque tale fieri dicit,</text:span></text:p>
      <text:p text:style-name="P10"><text:span text:style-name="T3">veluti ab exceptoribus bilis meatibus bilem. Nec qnic-<text:line-break/>quanr intersit egregio Asclepiade auctore medicamentum,<text:line-break/>quod aquam, an quod bilem ducat, hydropicis exhibere,<text:line-break/>quippe omnia pari modo vacuare liquareque coipus;<text:line-break/>ac quod liquatum est, ut tale videatur, quum prius<text:line-break/>tale non esset, efficere. Non igitur insanire putandus<text:line-break/>est, aut prorsus operum artis expers esse ? Nam quis<text:line-break/>non novit, si ictero'laborantibus medicamentum dederis,<text:line-break/>quod pituitam ducat, ne quatuor quidem id cyathos<text:line-break/>educturum? ad eundem modum, si quod eorum, quae<text:line-break/>purgant aquam; at medicamento, quod bilem trahit;<text:line-break/>plurimum quidem vacuatur bilis, statim autem sincerus </text:span><text:span text:style-name="T20">co-<text:line-break/>lor flc</text:span><text:span text:style-name="T3"> purgatis efficitur. Nos enim non paucos post cu-<text:line-break/>ratum, qui lu iecinore erat, affectum unica purgatione a<text:line-break/>morbo, vindicavimus; quum, si quis medicamento, quod<text:line-break/>pituitam ducit, purgaverit, nihil profecerit. Atque haec<text:line-break/>non solum Hippocrates non fieri sentit, sed etiam omnes,<text:line-break/>qui sola nituntur experientia, consentiunt. Omnibus</text:span></text:p>
      <text:p text:style-name="P10"><text:span text:style-name="T3">denique medicis, quibus curae sunt artis opera, idem<text:line-break/>placet, praeterquam Asclepiadn Quippe prodere se<text:line-break/>elementa, quae statuit, si veritati in talibus consentiret,<text:line-break/>existimavit; omnino enim, si luventum sit medicamentum<text:line-break/>aliquod, quod hunc vel illum humorem solum trahat,<text:line-break/>periculum esse, ne ratio vincat, in quoque corpore vim esse<text:line-break/>aliquam convenientis sibi qualitatis attractricem. Itaque<text:line-break/>cnicurn, coccum cnidium, et hippopbaes haudquaquam<text:line-break/>ex corpore trahere, sed facere pituitam ait; florem aeris<text:line-break/>.vero, et squamam aeris, et ipsum aes uftum, et chamae-<text:line-break/>dryn, et chamaeleonta corpus in aquam resolvere, hy-<text:line-break/>dropasque ab his juvari non,utique purgatos, sed vacua-<text:line-break/>tos, quum, si non vacuentur, una increscat affectus;,<text:line-break/>quippe, si aquosum, qui in corpore est,, humorem non<text:line-break/>vacuat, fed primum ipsum gignit, morbum fovet. Atqui<text:line-break/>etiam scammonia, praeterquam quod bilem, Asclepiade<text:line-break/>auctore, ex ictericorum corpore non purget, et bonum</text:span></text:p>
      <text:p text:style-name="P10"><text:span text:style-name="T3">sanguinem in bilem colliqnando corpus vertat, ac tanta<text:line-break/>mala faciat, assectnnrque ipsum adaugeat, attamen multis<text:line-break/>videtur prodesset. Sane, inquit, prodest quidem, sed fola<text:line-break/>vacuatiouis ratione. Atqui, si quis pharmacum, quod pi-<text:line-break/>tuitam trahat, lis dederit,. minime juvabuntur. Hocque<text:line-break/>adeo est manifestum, ut ne iis quidem., qui solam espe-<text:line-break/>rrentiam profitentur, ignotum sit: quanquam his viris illud<text:line-break/>pro sapientiae placito habetur, quod nulli omnino ratio-<text:line-break/>ni sit credendum, scd iis tantum, quae liquido apparent.<text:line-break/>Ergo illi quidem sapiunt: Asclepiades delirat, qui ipsis<text:line-break/>quidem sensibus habendam fidem prohibet, ubi, quae<text:line-break/>iis apparent, ea, quae ille proponit, manifeste, evertunt:<text:line-break/>quanquam longe satius esset minime iis,, quae evidenter<text:line-break/>apparent, repugnare, imo illis rem totam tribuere. Num<text:line-break/>igitur haec sola cum Asclepiadis placitis manifeste pu- •<text:line-break/>gnant ? an illa quoque, quod utique aestate plus bilis iis-<text:line-break/>dem medicamentis vacuetur, hyeme vero, pituitae? item<text:line-break/>juveni plus bilis, feni vero pituitae? videtur enim</text:span></text:p>
      <text:p text:style-name="P10"><text:span text:style-name="T3">unumquodque eam, quae est, trahere, non autem </text:span><text:span text:style-name="T20">eam,<text:line-break/></text:span><text:span text:style-name="T3">quae non est, creare. 'Si quidem, ' si quis velit adole-<text:line-break/>scenti cuiplam, qui gracilis sit et calidus, quique nec in<text:line-break/>otio vixit, nec in ciborum satietate, dare aestatis tem-<text:line-break/>pore medicamentum, quod pituitam ducat, is minimum<text:line-break/>ejus humoris, nec sine multa vi ducet, hominem vero<text:line-break/>gravissime laeferit. Contra si, quod bilem detrahat, ex-<text:line-break/>hibuerit, e; multum vacuabit, et homini nihil nocuerit.<text:line-break/>An igitur adhuc non credimus, medicamentum quodque<text:line-break/>convenientem sibi succum attrahere? Dicent fortasse, qui<text:line-break/>Asclepiadem sectantur; imo (quod fortasse dixi) omnino<text:line-break/>se non credere dicent; ne scilicet prodant, quae sibi<text:line-break/>sunt carissima-</text:span></text:p>
      <text:h text:style-name="Heading_20_2" text:outline-level="2">Cap. XIV.</text:h>
      <text:p text:style-name="P58"><text:span text:style-name="T3">Nos igitur rursus ad aliam garrulita-<text:line-break/>tem convertamur;, neque enim nos sinunt sophistae di-<text:line-break/>gnas sermone dubitationes, quamquam plurimae sunt, ag-<text:line-break/>gredi; sed in solvendis iis, quae proponunt, sophismatis<text:line-break/>tempus nostrum terere cogunt. Quae igitur est illa ee-<text:line-break/>lebris et decantata garrulitas? nempe de lapide illo, qni</text:span></text:p>
      <text:p text:style-name="P10"><text:span text:style-name="T3">ferrum attrahit. Hic enim fortassis illorum animos cre-<text:line-break/>dere subiget, attractrices convenientium qualitatum fa-<text:line-break/>cultates in quoque esse corpore. Ac Epicurus quidem,<text:line-break/>quamvis similibus Asclepiadi elementis ad physiologiam<text:line-break/>sit usus, tamen concedit, a magnete lapide ferrum attra-<text:line-break/>hi, atque a succino paleas; tentatque ejus maniiesti ef-<text:line-break/>fectus causam reddere. Quippe atomos, quae a lapide et<text:line-break/>quae a ferro defluunt, figuris inter fe convenire dicit, ita<text:line-break/>ut facile scfe amplectantur. Has igitur, quum lu utra-<text:line-break/>que lapidis ferrique concreta impingunt, deinde in ane-<text:line-break/>dium resiliunt, obiter luter </text:span><text:span text:style-name="T3">fe </text:span><text:span text:style-name="T3">connecti ac • ferrum una<text:line-break/>trahere. Ac quod ea quidem, quae ad causae redditio-<text:line-break/>neur proponit, incredibilia funt; liquido patet. Attra-<text:line-break/>cturn tamen plane fatetur; atque ad eundem modum in<text:line-break/>animalium corpore tum .distributionem lu paries, tum<text:line-break/>excrementorum fecretionem, tum medicamentorum effe-<text:line-break/>ctum fieri ait. Afclepiades vero tum causam praedictam</text:span></text:p>
      <text:p text:style-name="P10"><text:span text:style-name="T3">parum probabilem suspicatus, tum vero nullam aliam<text:line-break/>probabilem facultatem ex iis, quae proposuit, elementis<text:line-break/>luveniens, impudenter eo confugit, ut nihil ab ullo tra-<text:line-break/>hi dixerit, quuni debuisset potius, si neque iis, quae<text:line-break/>Epicurus asseruit, erat contentus, neque alia dicere me-<text:line-break/>liora potuit, suis hypothesibus renunciare, ac naturam<text:line-break/>artificiosam dicere; praeterea rerum substantiam tum<text:line-break/>sibi semper unitam, tum a suis ipsius partibus mutuo<text:line-break/>inter se agentibus patientibnsque alteratam. Si namque<text:line-break/>haec sic proposuisset, nihil difficile fuisset artificiosam<text:line-break/>illam naturam fateri facultates habere, quibus conveni-<text:line-break/>entia ad 'se trahat, aliena a </text:span><text:span text:style-name="T3">se </text:span><text:span text:style-name="T3">repellat. Neque enim<text:line-break/>profecto aliud illi erat artifici esse, et animalis servatri-<text:line-break/>ci, et morborum decretrici, quam ut, quod conveniens<text:line-break/>est, appeteret ac servaret, et quod alienum est separa-<text:line-break/>ret. Verum Asclepiades hic quoque, sicut consequentiam<text:line-break/>ex principiis iis, quae proposuit, non est oblitus, ita<text:line-break/>purnantiamcumais, quae manifeste apparent, nihil est-</text:span></text:p>
      <text:p text:style-name="P10"><text:span text:style-name="T3">veritus. Sed in eo omnibus refragatur, non medicis<text:line-break/>modo, verum etiam reliquis hominibus, quod omnem lu<text:line-break/>morbis naturae crisin, et decretorium diem, et naturam<text:line-break/>pro animalis salute in universum quicquam moliri negat;<text:line-break/>ubique enim, quod consequens est, tueri vult; quod ma-<text:line-break/>niseste apparet, subvertere; contra'plane quam Epicurus.<text:line-break/>Hic enim, quod apparet, semper recipiens, causam </text:span><text:span text:style-name="T20">de-<text:line-break/>inde</text:span><text:span text:style-name="T3"> ejus frigidam reddit. Parva namque illa corpufcu-'<text:line-break/>la, quae </text:span><text:span text:style-name="T20">a</text:span><text:span text:style-name="T3"> magnete lapide resiliunt, cum aliis similibus<text:line-break/>ferri corpusculis complicari; deinde per eum, qui nus-<text:line-break/>quam apparet,- complexum tam gravem substantiam at-<text:line-break/>trahere, haud scio, ut credi </text:span><text:span text:style-name="T20">a quoquam possit. Quippe<text:line-break/></text:span><text:span text:style-name="T3">si id concedamus, certe illud, quod, pendenti ferro alia<text:line-break/>si admoveas, ea quoque appenduntur, eandem causam<text:line-break/>non recipit. Nam quid dicemus? an particularum, quae<text:line-break/>a lapide defluunt, quasdam, ubi ferro occursant, resili-<text:line-break/>re, atque has esse, per quas ferrum pendere contingat;<text:line-break/>quasdam ipsum, ferrum ingressas, per.. vacuos nrcatus</text:span></text:p>
      <text:p text:style-name="P10"><text:span text:style-name="T3">ocyssime transire; deinde in proximum </text:span><text:span text:style-name="T3">ferrum imprnge-<text:line-break/></text:span><text:span text:style-name="T3">re, neque illud ingredi posse, tametsi prius </text:span><text:span text:style-name="T3">ferrum sint<text:line-break/></text:span><text:span text:style-name="T3">ingressae, sed rursum ad prius resilientes alics </text:span><text:span text:style-name="T3">atque<text:line-break/></text:span><text:span text:style-name="T3">alios efficere complexus prioribus similes? Hic </text:span><text:span text:style-name="T3">namque<text:line-break/></text:span><text:span text:style-name="T3">manifeste vanitas causae proditur. Siquidem </text:span><text:span text:style-name="T3">vidimus<text:line-break/></text:span><text:span text:style-name="T3">ferreos stilos quinque continenter sibi appensos, </text:span><text:span text:style-name="T3">quorum<text:line-break/></text:span><text:span text:style-name="T3">primus partem lapidis tetigit, per illum scilicet diffusa<text:line-break/>in reliquos lapidis facultate. Nec est, quod dicas, si<text:line-break/>infimae stili parti alterum appendas, haerere hunc et<text:line-break/>pqndere; si alii cuivis parti earum, quae a lateribus<text:line-break/>funt, admoveas, non haerere; similiter enim undique<text:line-break/>diffunditur lapidis vis, si tantum contingat ex aliqua<text:line-break/>parte primum stilum, atque ex hoc in totum secundum<text:line-break/>subito transfluat, sicut ex ilio rursus in tertium totum.<text:line-break/>Quod fi exiguum mihi magnetem in domo quapiam pen-<text:line-break/>dere iutelligas, deinde hunc undique inulta exigua ferri<text:line-break/>corpuscula tangere, atque haec rursus alia/ et ilia itidem</text:span></text:p>
      <text:p text:style-name="P9"><text:span text:style-name="T3">tertia, itaque ulterius procedatur, omnia profecto ferrea<text:line-break/>corpuscula iis, quae a lapide defluunt, corpusculis irn-<text:line-break/></text:span><text:span text:style-name="T3">i </text:span><text:span text:style-name="T3">pleri debebunt; fereque digeretur exiguus ille lapillus,<text:line-break/>duni in defluvia solvitur. Jam fi nullum eum attingat<text:line-break/>ferrum, etiam in ipsum aera dissipabitur, potissimum si<text:line-break/>is calidus est. Sane’ quidem, inquit, nam admodum<text:line-break/>parva ea intelligi oportebit, ita ut mininiorum horum<text:line-break/>corporum, quae feruntur in aere, eorum aliqua decies<text:line-break/>rnillefima pars sint. Et tam' gravia ferri pondera per<text:line-break/>tam exigua suspendi dicere audetis? Si enim lingula<text:line-break/>eorum’ sunt tanquam una ex decies millefimis partibus<text:line-break/>corpusculoruni,eorum, quae in aere volitant, quantus,<text:line-break/>quaeso, cenfendus est eorum finis, qui in uncum for-<text:line-break/>matur, quo inter se complicantur? Omnino enim is<text:line-break/>minimum est totius corpusculi, deinde exiguum exiguo,<text:line-break/>motum moto complicatum, non statim resilit. Jam alia<text:line-break/>quoque quaedam omnino contra ipsa partim inferne,<text:line-break/>paitrrn superne, partim ante, partim retro, partim a<text:line-break/>dextris, partim a sinistris erumpentia, , concutiunt tur-</text:span></text:p>
      <text:p text:style-name="P10"><text:span text:style-name="T3">bantqrre, nec manere permittunt. Quin etiam intelligi<text:line-break/>oportebit, . singula illorum exiguorum corporum multos<text:line-break/>unceos sines necessario habere, quippe per unum inter<text:line-break/>fe copulantur; per alterum vero, id est eum, qui supra<text:line-break/>habetur, lapidi haerent; per eum, qui infra est, ferro.<text:line-break/>Nam, si superne quidem pendeant a lapide, inferne au-<text:line-break/>tem cum serro non copulentur, nihil efficitur. Quare<text:line-break/>ejus, quod supra habetur, superna pars pendere debet<text:line-break/>a lapide; ejus vero, quod infra est, infernae parti<text:line-break/>conjungi debet ferrum. Quum vero et lateribus inter fe<text:line-break/>sint complicata, omnino hic quoque uncos possident-<text:line-break/>Jam mihi ante omnia illius recordaberis, quemadmodum,<text:line-break/>exigua quum sint, tot tantaque ex fe habeant enata.<text:line-break/>Illud vero etiam magis meminisse debebis, exigua haec<text:line-break/>ridiculaque corpuscula, fi modo fecundum ferrum con-<text:line-break/>jungetur cum primo, et tertium cum fecundo, et cum<text:line-break/>ilio quartum, simul transitura esse exiguos prioris stili<text:line-break/>meatus, simul a secundo stilo resultura, tametsi cum</text:span></text:p>
      <text:p text:style-name="P10"><text:span text:style-name="T3">priore is per omnia similis sit naturae. Neque enim ta-<text:line-break/>lis hypothefis rron audax est; sed, si fatendum verum<text:line-break/>est, longe prioribus inverecundior, ut quinque,stilorum<text:line-break/>sunilium, qui mutuo ex se deinceps pendeant, per primi<text:line-break/>exiguos meatus defluvia lapidis facile transeant, a<text:line-break/>secundo resiliant, nec per hujus meatus pari modo<text:line-break/>prompte transeant. Atqui utroque modo incommodum<text:line-break/>accidit; si namque resiliunt, quo pacto in tertium ce-<text:line-break/>lori ter transeunt? si autem non resiliunt, quo pacto<text:line-break/>suspenditur secundum a primo , quum ipsernet tractus<text:line-break/>causam non aliam, quam resulturn, faciat? Sed, quod<text:line-break/>dixi, in garrulitatem necesse est incidat, quisquis cum<text:line-break/>his viris disputat. Quare brevi compendio summa com-<text:line-break/>plexus, transire ali- his volo. Si- quis enim Asclepiadis<text:line-break/>scripta diligenter legat, tum consequentiam talium dog-<text:line-break/>maturn a principiis positis clare agnoscet, tum vero<text:line-break/>cum iis, quae apparent; pugnam. Atque Epicurus qui-<text:line-break/>dem apparentia tueri. volens, dum .ambit .ea cum prlu-</text:span></text:p>
      <text:p text:style-name="P11"><text:span text:style-name="T3">5i</text:span></text:p>
      <text:p text:style-name="P9"><text:span text:style-name="T3">cipris suis consentire ostendere, inconcinna dicit; Ascle-<text:line-break/>piades consequentiam ex principiis servat, de apparen-<text:line-break/>tibus nihil curat Quisquis igitur propositorum ab istis<text:line-break/>incommoda refellere studet, si cum Asclepiade disputat,<text:line-break/>pugnae cum apparentibus eum submoneat; si cum Epi-<text:line-break/>curo, ejus cum principiis suis dissonantiae. Aliae fere<text:line-break/>sectae, quae similibus nituntur principiis, prorsus inter-<text:line-break/>ciderunt; hae solae durant non ignobiles. Quanquam<text:line-break/>Asclepiadis dogma Menodotus Empiricus iuevitabiliter<text:line-break/>refellit, tum eam, quae est cum apparentibus, tum<text:line-break/>eam, quae cum aliis a se dictis, repugnantiam illi ob-<text:line-break/>jiciens. Rursum Epicuri placita Asclepiades, consequen-<text:line-break/>tiae ipse ex principiis sernper iusistens; quae illi parum<text:line-break/></text:span><text:span text:style-name="T3">’ </text:span><text:span text:style-name="T3">fuisse curae videtur. At qui hodie sunt homines, prius</text:span></text:p>
      <text:p text:style-name="P11"><text:span text:style-name="T3">quam vel has suctas vel alias his meliores didicerint,,<text:line-break/>deinde longo tempore examinaverint, ac quod lu singu-<text:line-break/>lis earum verum sit aut lalfum, judicaverint, alii fe<text:line-break/>medicos, alii philosophosnoinluant, quum, tamen nihil</text:span></text:p>
      <text:p text:style-name="P9"><text:span text:style-name="T3">sciant. Mirum igitur nihil est, fi ab iis veris </text:span><text:span text:style-name="T3">ac </text:span><text:span text:style-name="T3">fallis<text:line-break/>par honos habeatur- Quippe qualem in praeceptorem<text:line-break/>quisque primum inciderit, talis evasit, - nihil praestolatus<text:line-break/>ab alio etiam didicisse; aliqui vero ex iis, etiamsi, in<text:line-break/>plures inciderint,-, adeo tamen fiuit hebeti' et turdo in-<text:line-break/>genio, ut ne senes quidem orationis consequentiam ad-<text:line-break/>huc intelligant. Hos porre olim jam ad illiberales artes<text:line-break/>ablegavi. Verum, haec quorsum evasura sint, ipsi dii<text:line-break/>viderint. Nos tametsi refugerimus disputare contra eos,<text:line-break/>qui in ipsis statim principiis falluntur, tamen, quoniam<text:line-break/>ipsa rerum consequentia coacti sumus contra eos aliquid<text:line-break/>dicere, lioc quoque iis, quae dicta sunt, adjectum volui,<text:line-break/>non ea modo quae purgant- medicamenta proprias sibi<text:line-break/>qualitates attrahere,- scd- etiam, quae aculeos evellunt,<text:line-break/>et telorum cuspides, quae praealte nonnunquam lu<text:line-break/>carne </text:span><text:span text:style-name="T20">furit</text:span><text:span text:style-name="T3"> infixae. Jum vero, quaecunque vel serpen-<text:line-break/>turn veneua, - vel quae telis sunt illita, educunt, haec<text:line-break/>quoque eandem-, qunin magnes* lapis, facultatem osten-</text:span></text:p>
      <text:p text:style-name="P10"><text:span text:style-name="T3">dunt. Sane ipse aliquando novi infixum juvenis pedi<text:line-break/>aculeum, qui hominis digitos violenter vellentis minime<text:line-break/>sequebatur, eundem medicamento imposito celeriter et<text:line-break/>sine offensa evulsum. Quanquam contra hoc quoque<text:line-break/>quidum instant, dicentes, post solutam partis phlegmo-<text:line-break/>nen ultro exire aculeum, quamvis a nullo alio vellatur.<text:line-break/>Verum hi primum illud ignorare videntur, quod phleg-<text:line-break/>mones medicamenta diversa sint ab iis, quae sic infixa<text:line-break/>eruant; quanquam, si liberatis </text:span><text:span text:style-name="T20">a</text:span><text:span text:style-name="T3"> 'phlegmone partibus<text:line-break/>emitterentur, quae in iis essent praeter naturam, ea,<text:line-break/>quae phlegmonen solvunt, protinus trahendi illa vim<text:line-break/>haberent: deinde (quod utique magis inirere) nec illud<text:line-break/>novisse, quod non solum alia aculeos, alia venenum<text:line-break/>trahendi facultatem habeant, </text:span><text:span text:style-name="T3">sed </text:span><text:span text:style-name="T3">etiam eorum, quae<text:line-break/>venena trahunt, alia venenum viperae, alia marinae<text:line-break/>pastinacae, alia allcrius cujuspiam trahant; liquidoque<text:line-break/>videre liceat super ipsis medicamentis </text:span><text:span text:style-name="T20">venena</text:span><text:span text:style-name="T3"> jacentia.<text:line-break/>Quo loco rursus Epicuri erga rerum evidentiam ut ve-</text:span></text:p>
      <text:p text:style-name="P9"><text:span text:style-name="T3">recundiam laudare, sic causae rationem, quam assignat,<text:line-break/>damnare licet. Quem namque aculeum nos digitis evel-<text:line-break/>lere nequimus, hunc exiguis illis ramentis extrahi quo<text:line-break/>pacto putare non sit omnino absurdissimum? Nunquid<text:line-break/>jam nobis perfuafum est, rebus quibusque vim quandam<text:line-break/>inesse, qua convenientem sibi qualitatem attrahant, at-<text:line-break/>que hanc huic magis inesse, huic rnluus? An tritici quo-<text:line-break/>que exemplum legentibus proponemus </text:span><text:span text:style-name="T3">? </text:span><text:span text:style-name="T3">Videbuntur enim<text:line-break/>agricolis quoque in rebus naturalibus rudiores </text:span><text:span text:style-name="T20">ii,</text:span><text:span text:style-name="T3"> qui<text:line-break/>nihil usquam trabi ab ullo concedunt. Quippe ipse,<text:line-break/>quum primum reni gestam audirem, admiratus sum,<text:line-break/>voluique ipse rem oculorum fide experiri Ubi experi-<text:line-break/>menturn respondit, quum caulanr requirerem longb tem-<text:line-break/>pore per omnes sectas, nullam aliam invenire potui,<text:line-break/>quae vel probabilitatem aliquam, prae se ferret, imo oin-<text:line-break/>nes plane ridiculas et improbatas, praeter illam, qi:ae<text:line-break/>trahendi facultatem proponit. Res autem, quae gesta<text:line-break/>est, erat ejusmodi, .Agricolae nostri in Asia, cum triti-</text:span></text:p>
      <text:p text:style-name="P10"><text:span text:style-name="T3">cum ex agro in oppidum in plaustris comportant, ubi</text:span><text:span text:style-name="T34">;<text:line-break/></text:span><text:span text:style-name="T3">suffurari aliquid volunt, nec tamen deprehendi, fictilia<text:line-break/>quaedam aqua impleta in medium triticum, condunt.<text:line-break/>Id ergo humorem in se per fictilia trahens; tum mo-<text:line-break/>lern sibi, tum pondus adjicit; quod tamen non facile<text:line-break/>ab intuentibus advertitur, nisi quis ante admonitus cu-<text:line-break/>riosius rem aestimet. 'Quanquam sane, si in sole prae-.<text:line-break/>calido vas idem deponere velis, quam minimum erit,<text:line-break/>quod diebus singulis absumptum cernes; adeo, etiam,<text:line-break/>quam vehemens calor soliis, triticum trahendi ad' se<text:line-break/>ricini humoris majorem vinr. habet. • Ergo nugae merae<text:line-break/>fuerint, si quis hoc loco abitionem in aeris circumdati<text:line-break/>nobis tenuitatem causam rui, putet, potissimunique ubi<text:line-break/>is admodum incaluit;, quippe qui, tametsi quam triti-<text:line-break/>cum multo est tenuior, ne decimam quidem partem<text:line-break/>accipit humoris, qui in illud est absumptus.</text:span></text:p>
      <text:h text:style-name="Heading_20_2" text:outline-level="2">Cap. XV.</text:h>
      <text:p text:style-name="P58"><text:span text:style-name="T3">Verum quum abunde garriverimus, ne-’<text:line-break/>quc id nostra sponte, sed juxta proverbium cum insanis</text:span></text:p>
      <text:p text:style-name="P10"><text:span text:style-name="T3">insanire coacti, rursum ad urinae secretionem reverta-<text:line-break/>mur; ubi Asclepiadis, nugas dissimulemus, </text:span><text:span text:style-name="T3">ac </text:span><text:span text:style-name="T3">cum iis,,<text:line-break/>quibus percolari urinam per renes est persuasum, quis-<text:line-break/>nam ejus sit operis modus, considerationem ineamus;.<text:line-break/>Prorsus enim aut per se ipsam fertur ad renes urina,,<text:line-break/>id melius rata non aliter, quam nos, cum ad forum ab-<text:line-break/>lunis; aut,-si hoc fieri non potest, alia quaepiam feren-.<text:line-break/>das ejus invenienda est causa-. Quaenam igitur est ea?-’<text:line-break/>nisi enim, sicut Hippocrates censuit,. renibus, ejusmodi;,<text:line-break/>qualitatis trahendae, nim quandam dederimus, nullam,<text:line-break/>aliam inveniemus. Quod: namque vel. hos eam- trahere,<text:line-break/>oporteat, vel venas eum mittere,, si scilicet non per su<text:line-break/>feratur, cuique patet. Venum, si venae contractae eam<text:line-break/>protrudant,, utique non illam modo, fed etiam omnem;<text:line-break/>qui in. ipsis continetur, sanguinem simul cum ea in </text:span><text:span text:style-name="T20">re-<text:line-break/>nes</text:span><text:span text:style-name="T3"> compellent. Quod, si id fieri non potest, sicut rnon--<text:line-break/>strabimus, reliquum est, ut renes trahunt. At cur- non-<text:line-break/>potest id fieri? renum situs obesi; non enim sic. cavae.</text:span></text:p>
      <text:p text:style-name="P10"><text:span text:style-name="T3">subjecti sunt venae, quemadmodum cerebri excremen-<text:line-break/>tis meatus lu nufo et palato ipsis colatoriis similes sunt<text:line-break/>substiti, scd utrrnque illi sunt adnexi. Jam si ad eum<text:line-break/>quem co latoris modum, quicquid tenuius planeque fero-<text:line-break/>fum est, id prompte transmittunt; quod crassius est, id<text:line-break/>retinent; utique omnem sanguinem, qui in cava est ve-<text:line-break/>na, conveniet in eos meare, sicut in vimineum, quod<text:line-break/>torculari subjicitur, totum conjicitur vinum. Jam coa-<text:line-break/>gulati lactis exemplum id, quod paro dicere, clare nr-<text:line-break/>dicat. Quippe, id, totum quum est in qualos conjectum,<text:line-break/>non totum percolatur; scd, quantum ejus est, quam am-<text:line-break/>plitudo meatuum quali, tenuius, id pronum transfluit,<text:line-break/>ac serum vocatur; reliquum, quod crassum est et ca-<text:line-break/>stus fiet, quum non transmittant quali meatus, deorsum<text:line-break/>non fertur. . Ergo, si </text:span><text:span text:style-name="T3">ad </text:span><text:span text:style-name="T3">eum modum percolandum per<text:line-break/>renes est sanguinis serum, utique totum sanguinem ad<text:line-break/>eos pervenire oportebit, </text:span><text:span text:style-name="T3">ac </text:span><text:span text:style-name="T3">non partem ejus pervenire,<text:line-break/>partem non. At quo modo igitur </text:span><text:span text:style-name="T20">fe</text:span><text:span text:style-name="T3"> habet, quod ex</text:span></text:p>
      <text:p text:style-name="P10"><text:span text:style-name="T3">dissectionibus apparet? Nempe venae cavae pars altera<text:line-break/>sursum ad cor ascendit, reliqua super spinam incedit,<text:line-break/>per totam eam ad crura usque porrecta. • Itaque altera<text:line-break/>ejus pars ne prope quidem renes accedit; altera prope<text:line-break/>quidem accedit, non tamen lu ipsos inseritur. Oporte-<text:line-break/>bat vero, siquidem per renes ceu colatoria expurgandus<text:line-break/>erat, ut totus in eos sanguis ferretur; deinde deorsum<text:line-break/>quidem- transiret, quod tenue est; supra detineretur,<text:line-break/>quod crassum esu Nunc aliter res habet; quippe cavae<text:line-break/>venae renes a lateribus utrinque adhaerenti Minime<text:line-break/>igitur, illa mittente, colaturii more percolant, nullam<text:line-break/>scilicet ipsi opem conserentes, sed trahunt videlicet; hoc<text:line-break/>enim superest. Quanam igitur ratione trahunt? Si,<text:line-break/>quemadmodum Epicurus omnem tractum obiri autumat<text:line-break/>per resilientes amplectentesque atomos, satius re vera<text:line-break/>sit ne trahere quidem eos omnino dicere; quum, si sic<text:line-break/>trahant, longe magis ridicula sutura sit ratio, si exami-<text:line-break/>nata sit, quam quac paulo supra de magnete est memoa</text:span></text:p>
      <text:p text:style-name="P10"><text:span text:style-name="T3">rata. Non, igitur sic trahunt, imo quemadmodum Hippo-<text:line-break/>crates voluit. Dicetur autem id clarius in disputatio-<text:line-break/>nis progressu; nunc enim id docere non institui, sed </text:span><text:span text:style-name="T3">:<text:line-break/></text:span><text:span text:style-name="T3">illud potius-, quod nec aliam- separationis urinae praeter<text:line-break/>renum tractum eausam assignare licet, nec tamen ita<text:line-break/>tractum' fieri, quemadmodum ii putant,, qui nullam na-<text:line-break/>turae propriam facultatem concedunt. Quippe hoc con-<text:line-break/>cesso</text:span><text:span text:style-name="T3">, </text:span><text:span text:style-name="T3">quod lu iis, quae natura, gubernantur, omnino<text:line-break/>quaedam attractrix facultas sit, meras nugas dixerit,<text:line-break/>quisquis de distributione in corpus aliud dicere conatur.</text:span></text:p>
      <text:h text:style-name="Heading_20_2" text:outline-level="2">Cap. XV<text:span text:style-name="T54">I</text:span>.</text:h>
      <text:p text:style-name="P58"><text:span text:style-name="T3">Porro Erafistratus, nescio quo modo,<text:line-break/>contra alias- quasdam opiniones receptissimas longa ora-<text:line-break/>tione disseruit: llippociaticam vero omnino sic praeter-<text:line-break/>iit, ut ne vel sola mentione dignam putaret Quod ta-<text:line-break/>men fecit in iis,, quae de deglutitione prodidit. In iis<text:line-break/>enim hactenus meminit, ut vocabulum tractionis dun-<text:line-break/>taxat nominaret, ad hunc modum scribens: </text:span><text:span text:style-name="T20">Tractio ven-<text:line-break/>triculi nulla estso videtur.</text:span><text:span text:style-name="T3"> De- distributione vero verba</text:span></text:p>
      <text:p text:style-name="P10"><text:span text:style-name="T3">faciens ne vel syllaba tenus Hippocraticae - opinionis me-<text:line-break/>mi.nit. Quanquam, si vel hoc tantum scripsisset, quod<text:line-break/>Hippocrates, quum dixit: </text:span><text:span text:style-name="T20">Carnes e ventre introrsus ex-<text:line-break/>trorsascue tractrices sunt</text:span><text:span text:style-name="T3">, fallitur, .neque enim ex ven-<text:line-break/>triculo, neque introrsus, neque extrorsus trahere queunt,,<text:line-break/>utique nobis satis fecisset Si vero et quod illud male<text:line-break/>dixit, quum oris uteri imbecillitatem culpans inquit:<text:line-break/>iVon </text:span><text:span text:style-name="T20">enim valet ejus os semen attrahere:</text:span><text:span text:style-name="T3"> aut si aliud ejus-<text:line-break/>mcdi scribere Erafistratus dignum censuisset, tum certe,<text:line-break/>et nos illr respondentes, diceremus: Quid ita nos rhe-<text:line-break/>torice sine demonstratione, o nobilissime, transcurris? dic<text:line-break/>aliquod dogmatis vitium, quo vel tibi veterem opinio-<text:line-break/>nem jure refellenti credamus, vel te hunc mluime intel-<text:line-break/>ligentern ab errore revocemus. Quanquam quid rhetori—'<text:line-break/>ce dixi? non enim quum rhetorum aliqui, quae maxime<text:line-break/>folvere non valent, his risu elusis, ne contradicere qni~.<text:line-break/>dem tentant, hoc nos jam rhetorice dicere esse puta-,<text:line-break/>mus,;. quippe, probabili quapiam ratione agere, id est</text:span></text:p>
      <text:p text:style-name="P10"><text:span text:style-name="T3">rhetorice, </text:span><text:span text:style-name="T3">fine ratione autem scurrile, haudquaquam<text:line-break/>rhetoricum. NeqUe igitur rhetorice neque dialectice<text:line-break/>Erafistratus, ubi ipse de deglutitione egit, Hippocratem re-<text:line-break/>futavit Quid igitur ait? Nullus </text:span><text:span text:style-name="T3">- </text:span><text:span text:style-name="T3">igitur ventriculi tra-<text:line-break/>ctus ridetur esse- Invicem igitur a nobis eandem </text:span><text:span text:style-name="T20">ratio-<text:line-break/></text:span><text:span text:style-name="T20">nem</text:span><text:span text:style-name="T3"> </text:span><text:span text:style-name="T3">testium loco audiat. Contractio igitur stomachi </text:span><text:span text:style-name="T3">nulla<text:line-break/>videtur. </text:span><text:span text:style-name="T3">At quo </text:span><text:span text:style-name="T3">modo </text:span><text:span text:style-name="T3">non videtur? dicat fortasse se-<text:line-break/></text:span><text:span text:style-name="T3">ctatorum </text:span><text:span text:style-name="T3">ejus quispiam. Quum namque, supernis ejus<text:line-break/></text:span><text:span text:style-name="T3">partibus </text:span><text:span text:style-name="T3">contractis</text:span><text:span text:style-name="T3">, </text:span><text:span text:style-name="T3">laxentur semper ejus partes infernae,<text:line-break/>quomodo non est contractionis indicium? Rursum igi-<text:line-break/>tur. </text:span><text:span text:style-name="T3">nos</text:span><text:span text:style-name="T3">, Et quomodo, inquiemus, non apparet ventri- •<text:line-break/></text:span><text:span text:style-name="T3">culi </text:span><text:span text:style-name="T3">tractus? </text:span><text:span text:style-name="T3">quod </text:span><text:span text:style-name="T3">enim, infernis ejus partibus laxatis,,<text:line-break/></text:span><text:span text:style-name="T3">supernae </text:span><text:span text:style-name="T3">contrahuntur, quomodo non est tractus indi-<text:line-break/></text:span><text:span text:style-name="T3">ciunr? </text:span><text:span text:style-name="T3">Quod fi aliquando resipifcat, atque evidentem<text:line-break/>hanc </text:span><text:span text:style-name="T3">apparentiam </text:span><text:span text:style-name="T3">intelligat nihilo magis alterius opini-<text:line-break/></text:span><text:span text:style-name="T3">onum esse </text:span><text:span text:style-name="T3">argumentum, sed ambarum commune; ita jam<text:line-break/>ostendemus illi rectam inveniendae veritatis viam. Cae-<text:line-break/></text:span><text:span text:style-name="T3">terum </text:span><text:span text:style-name="T3">de ventriculo mox. Sane nutrimenti distributio</text:span></text:p>
      <text:p text:style-name="P10"><text:span text:style-name="T3">consecutionem ad id, quod vacuatur, nihil desiderat,<text:line-break/>modo concessa semel fit attractrix facultas in renibus;<text:line-break/>quam tametsi re vera </text:span><text:span text:style-name="T3">- </text:span><text:span text:style-name="T3">esse liquido constat Erasistratum non<text:line-break/>ignorasse, nec meminit tamen .ejus, nec contra eam<text:line-break/>dixit, nec omnino indicavit, quam haberet de urinae </text:span><text:span text:style-name="T3">'<text:line-break/></text:span><text:span text:style-name="T3">secretione sententiam. Alloqui quid ita, cum statim in<text:line-break/>initio sermonum universalium praefatus fuisset, de natu-<text:line-break/>ralibus functionibus fe dicturum, primum, qiiaenam hae<text:line-break/></text:span><text:span text:style-name="T3">sint, </text:span><text:span text:style-name="T3">quemadmodumqne fiant, et </text:span><text:span text:style-name="T3">quibus </text:span><text:span text:style-name="T3">locis, de urinae<text:line-break/>quidem feparatione, quod ea per renes fieret,, affirma-<text:line-break/></text:span><text:span text:style-name="T3">vit; </text:span><text:span text:style-name="T3">quemadmodum autem fiat, omisit? Frustra itaque<text:line-break/>nos </text:span><text:span text:style-name="T3">tum </text:span><text:span text:style-name="T3">de concoctione docuit, quemadmodum fiat; tum<text:line-break/>de biliofi excrementi Iecretione tempus nostrum' conte-<text:line-break/>rit; satis enim fuisset hic quoque partes,, per quas fiat,<text:line-break/>dicere; quemadmodum autem </text:span><text:span text:style-name="T3">fiat, </text:span><text:span text:style-name="T3">omittere. Verum po-<text:line-break/>tuit de illis, non solum per quae instrumenta, sed<text:line-break/>etiam ad quem modum fiant, dicere, aeque (reor) ac de<text:line-break/>nutrimenti distributione. Non enim id modo licere sa-<text:line-break/>tis habuit, quod ea per venas fiat, scd etiam, qua ra-</text:span></text:p>
      <text:p text:style-name="P10"><text:span text:style-name="T3">tione fiat, </text:span><text:span text:style-name="T3">narravit, nempe consecutione ad id, quod<text:line-break/></text:span><text:span text:style-name="T3">vacuatur. </text:span><text:span text:style-name="T3">De urinae vero separatione, quod utique per<text:line-break/></text:span><text:span text:style-name="T3">renes fiat, </text:span><text:span text:style-name="T3">id </text:span><text:span text:style-name="T3">quidem scribit; </text:span><text:span text:style-name="T3">qua </text:span><text:span text:style-name="T3">vero ratione, non do-<text:line-break/></text:span><text:span text:style-name="T3">cet; neque </text:span><text:span text:style-name="T3">enim (arbitror) dicere licuit per eam, quae<text:line-break/></text:span><text:span text:style-name="T3">est ad </text:span><text:span text:style-name="T3">id, quod vacuatur, consccutiouem. Quippe eo<text:line-break/></text:span><text:span text:style-name="T3">pacto </text:span><text:span text:style-name="T3">nemo unquam ex suppressa urina moreretur, ne-<text:line-break/></text:span><text:span text:style-name="T3">queunte </text:span><text:span text:style-name="T3">scilicet unquam majore copia influere, quam<text:line-break/></text:span><text:span text:style-name="T3">esset vacuatum; </text:span><text:span text:style-name="T3">si enim praeter unam ad id, quod va-<text:line-break/></text:span><text:span text:style-name="T3">cuatur, </text:span><text:span text:style-name="T3">consequentiam, quae continuitatem conflexus<text:line-break/></text:span><text:span text:style-name="T3">moderetur, </text:span><text:span text:style-name="T3">alia nulla causa sit adjecta, nunquam fiet,<text:line-break/></text:span><text:span text:style-name="T3">ut plus </text:span><text:span text:style-name="T3">confluat, quam fit vacuatum. Sed nec aliam ul-<text:line-break/></text:span><text:span text:style-name="T3">lam </text:span><text:span text:style-name="T3">probabilem adjicere causam potuit, sicuti lu nutri-<text:line-break/></text:span><text:span text:style-name="T3">menti </text:span><text:span text:style-name="T3">distributione adjecit expressionem ventriculi. Ve-<text:line-break/></text:span><text:span text:style-name="T3">rum </text:span><text:span text:style-name="T3">ea causa in sanguine, qui in cava continetur, appa-<text:line-break/></text:span><text:span text:style-name="T3">ret vana, </text:span><text:span text:style-name="T3">magna non solum distantia remissa, scd etiani<text:line-break/></text:span><text:span text:style-name="T3">quod 'cor </text:span><text:span text:style-name="T3">ipsum, quod illi superjacet, quotiescunque di-<text:line-break/></text:span><text:span text:style-name="T3">latatur </text:span><text:span text:style-name="T3">vehementer, ex ea non parum sanguinis rapiat.<text:line-break/>Ergo sola et omni commentorum ope destituta relinqui-<text:line-break/></text:span><text:span text:style-name="T3">tur in </text:span><text:span text:style-name="T3">partibus venae cavae inferioribus ad id, quod va-</text:span></text:p>
      <text:p text:style-name="P10"><text:span text:style-name="T3">enatur, consecutio, amissa scilicet ejus probabilitate;'<text:line-break/>tum propter eos, qui ex suppressa urina intereunt, tum<text:line-break/>nihilo minus propter renum situm. Si namque - omnis<text:line-break/>ad eos ferretur sanguis, merito quis omnem eum purga-<text:line-break/>ri diceret; nunc vero, cuin non totus ad eos feratur,<text:line-break/>sed tanta ejus portio, quautam eae venae recipiunt, quae<text:line-break/>ad renes pertingunt, is solus expurgabitur; ac, quod<text:line-break/>serosum ejus et tenue est, id per renes, ceu per colatu-<text:line-break/>ris quaedam, transibit; qnod sanguineum </text:span><text:span text:style-name="T20">et crassum</text:span><text:span text:style-name="T3"> est,<text:line-break/>lu venis remanens impedimento erit ei, quod a tergo<text:line-break/>confluit. Quare recurrat is'prius ad cavam venam, est<text:line-break/>necesse, atque ita vacuae fiant venae, quae ad renes ten-<text:line-break/>duut; quae fecundo etiam non asserent ad </text:span><text:span text:style-name="T3">eos </text:span><text:span text:style-name="T3">impurum<text:line-break/>sanguinem, quippe, occupante eas priore, astitus nullus<text:line-break/>relinquitur., Qnaenam igitur-nobis vis erit, quae retrc<text:line-break/>a renibus purum sanguinem abducet? quae rursus facul-<text:line-break/></text:span><text:span text:style-name="T3">tas </text:span><text:span text:style-name="T3">exceptum hunc ad infernam cavae partem descen-<text:line-break/>dere jubebit? quae alteri, qui fuperne advenit, prius</text:span></text:p>
      <text:p text:style-name="P10"><text:span text:style-name="T3">quam </text:span><text:span text:style-name="T3">ad renes </text:span><text:span text:style-name="T3">abeat, ne deorsum feratur, imperabit?<text:line-break/></text:span><text:span text:style-name="T3">Hae-c- </text:span><text:span text:style-name="T3">igitur omnia </text:span><text:span text:style-name="T3">quum Erasistratus videret dubitatio-<text:line-break/></text:span><text:span text:style-name="T3">num'</text:span><text:span text:style-name="T3">plena, atque </text:span><text:span text:style-name="T3">unam solam, quae in omnibus fatis-<text:line-break/></text:span><text:span text:style-name="T3">faceret,- </text:span><text:span text:style-name="T3">opinionem </text:span><text:span text:style-name="T3">inveniret, quae tractum profitetur,<text:line-break/></text:span><text:span text:style-name="T3">• </text:span><text:span text:style-name="T3">nec dubitare </text:span><text:span text:style-name="T3">volens, </text:span><text:span text:style-name="T3">nec ea dicere, quae ab Hippocrate<text:line-break/></text:span><text:span text:style-name="T3">funt dicta, </text:span><text:span text:style-name="T3">satius </text:span><text:span text:style-name="T3">esse duxit de modo secretionis sibi si-<text:line-break/></text:span><text:span text:style-name="T3">lendum’</text:span><text:span text:style-name="T3">esse. </text:span><text:span text:style-name="T3">Caeterurn, si ille dissimulavit, at nos mi-'<text:line-break/></text:span><text:span text:style-name="T3">-nime </text:span><text:span text:style-name="T3">dissimulabimus; </text:span><text:span text:style-name="T3">fcinius enim, fieri' non posse, ut,<text:line-break/></text:span><text:span text:style-name="T3">qui </text:span><text:span text:style-name="T3">Hippocratis </text:span><text:span text:style-name="T3">opinionem praeterit, delude aliud quip-<text:line-break/></text:span><text:span text:style-name="T3">piam de; </text:span><text:span text:style-name="T3">renum </text:span><text:span text:style-name="T3">actione dicit, non omnino sit ridendus.,<text:line-break/></text:span><text:span text:style-name="T3">Isaque </text:span><text:span text:style-name="T3">Erasistratus </text:span><text:span text:style-name="T3">quidem'dissimulavit; Asclepiades men-<text:line-break/></text:span><text:span text:style-name="T3">altus </text:span><text:span text:style-name="T3">est; haud alitei </text:span><text:span text:style-name="T3">profecto, quam serui,' qui, priore,<text:line-break/></text:span><text:span text:style-name="T3">vita </text:span><text:span text:style-name="T3">garruli, saepe </text:span><text:span text:style-name="T3">multa crimlua sna insigni versutia<text:line-break/></text:span><text:span text:style-name="T3">declinarunt, tandem </text:span><text:span text:style-name="T3">in</text:span><text:span text:style-name="T26">J</text:span><text:span text:style-name="T3"> furto ipfio deprehensi omnique<text:line-break/></text:span><text:span text:style-name="T3">'ekcnsatione </text:span><text:span text:style-name="T3">destituti,' </text:span><text:span text:style-name="T3">alter eorum, euiplus est verecun-,<text:line-break/></text:span><text:span text:style-name="T3">diae, </text:span><text:span text:style-name="T3">velut attonitus </text:span><text:span text:style-name="T3">tacet, alter, cui impudentiae plus<text:line-break/></text:span><text:span text:style-name="T3">est, </text:span><text:span text:style-name="T3">sub pallio, quod</text:span><text:span text:style-name="T26">0</text:span><text:span text:style-name="T3">quaeritur, condit juratque sc </text:span><text:span text:style-name="T42">ηύη- </text:span><text:span text:style-name="T3">.<text:line-break/></text:span><text:span text:style-name="T3">quam id vidisse. </text:span><text:span text:style-name="T3">Sic namque Asclepiades, versutiae com-</text:span></text:p>
      <text:p text:style-name="P12"><text:span text:style-name="T3">mentis destitutus, nec illud de abitione in tenuem ae-<text:line-break/>rem, garrire, hoc loco habens, sed nec, quo a renibus<text:line-break/>ipsis gignatur id. excrementum, quemadmodum a mea-<text:line-break/>tibus in jecinore ipsa bilis, quum fieri non possit, si<text:line-break/>haec diceret, quin maximum moveret risum, et jurat,<text:line-break/>. et. mentitur aperte, negans, urinam ad renes venire, scd<text:line-break/>halitus vice statim </text:span><text:span text:style-name="T3">ex </text:span><text:span text:style-name="T3">cavae venae partibus lu vesicam<text:line-break/>colligi. Atque hi quidem attoniti servorum ritu, qui<text:line-break/>in ipso furto sunt deprehensi, alter eorum silet, alter<text:line-break/>impinienter mentitur.<text:tab/></text:span><text:span text:style-name="T3">•.<text:tab/>, ,</text:span></text:p>
      <text:h text:style-name="Heading_20_2" text:outline-level="2">Cap. XVII.</text:h>
      <text:p text:style-name="P58"><text:span text:style-name="T3">Juniorum vere quicunque nominibus<text:line-break/>horum se venditant</text:span><text:span text:style-name="T3">,. </text:span><text:span text:style-name="T3">Erafistrateos et Asclepiadeos </text:span><text:span text:style-name="T20">fe<text:line-break/></text:span><text:span text:style-name="T3">appellantes, hi non sucus, ac inducti lu comoediis ab<text:line-break/>optimo </text:span><text:span text:style-name="T3">Menandro </text:span><text:span text:style-name="T3">fervi, Davi 'quidam Getaeque, qui nul-<text:line-break/>lum operae </text:span><text:span text:style-name="T3">pretium </text:span><text:span text:style-name="T3">se fecisse putant, nisi ter herum<text:line-break/>fefellerint, sic per multum .otium impudentia meditati<text:line-break/>sunt commenta, alii, quo Asclepiades nusquam arguatur</text:span></text:p>
      <text:p text:style-name="P10"><text:span text:style-name="T3">mentitus, alii, qno male eminerent, quae Erasistratus<text:line-break/>probe tacuit. Sed de Asclepiadis sequacibus satis. Era-<text:line-break/>sistratei vero, dum conantur dicere, quemadmodum renes<text:line-break/>Urinam percolent, omnia faciunt, omnia patiuntur, oni-<text:line-break/>nimodique fiunt, quaerentes causam aliquam probabilem<text:line-break/>invenire, quae tractum non desideret. Ergo, qui ab<text:line-break/>Erafistrati aetate uon procul suere, partes, quae supra<text:line-break/>renes sunt, purum accipere sanguinem alunt; aquosum<text:line-break/>vero, eo excrementum quod grave sit, deprimere ac<text:line-break/>deorsum fluere; hunc autem in renibus ipsis percola-<text:line-break/>tum, sicque utilem factum omnibus, quae infra renes<text:line-break/>funt partes, immitti sanguinem. Et ad tempus quidem<text:line-break/>placebat haec opinio ac florebat, veraque existimatu est;<text:line-break/>procedente autem tempore, ipsis quoque Erasistrateis su-<text:line-break/>specta visa est, demumque ab ea desciverunt. Siquidem<text:line-break/>duo haec, quae nec ulli sunt concessa, nec demonstrari<text:line-break/>possunt, postulare videbantur. Unum, quod gravitas se- •<text:line-break/>rosi humoris primum facta sit in vena cava, ceu vero</text:span></text:p>
      <text:p text:style-name="P10"><text:span text:style-name="T3">ab luitio non fuerit, quando a ventriculo lu jecur </text:span><text:span text:style-name="T3">fere-<text:line-break/></text:span><text:span text:style-name="T3">batur; cur igitur non statim lu illis locis infra defluxit?<text:line-break/>quo modo autem recte ab aliquo dici posse, videbitur,<text:line-break/>aquosum humorem ad alimenti in corpus distributionem<text:line-break/>conferre, fi modo ita est gravis? Alterum absurdum est,<text:line-break/>quod, licet totus .deorsum ferri concedatur, nec adhuc<text:line-break/>esse in alio loco, quam lu cava vena, difficlle dictu est,<text:line-break/>aut potius impossibile, quemadmodum in renes decidat,<text:line-break/>quum nec in</text:span><text:span text:style-name="T3">. </text:span><text:span text:style-name="T3">infernis venae partibus hi sint positi, sed<text:line-break/>a lateribus, nec inferta in eos cava sit, sed solum pro-<text:line-break/>cessum quendam in utrumque emittat, quemadmodum in<text:line-break/>alias omnes • partes. Quaenam igitur huic damnatae suc- </text:span><text:span text:style-name="T3">.<text:line-break/></text:span><text:span text:style-name="T3">cessit opinio? iane, ut mihi quidem ridetur, multo stoli-<text:line-break/>dior priore; viguit tamen aliquandiu et ipsa. Ajunt<text:line-break/>enim, si effundatur lu terram oleum aquae mixtum, di-<text:line-break/>versa utrumque via iturum stuxurumque, hanc isse, il-<text:line-break/>iud altera; minime igitur mirum esse, si aquosus humor</text:span></text:p>
      <text:p text:style-name="P10"><text:span text:style-name="T3">in </text:span><text:span text:style-name="T3">renes fluat, </text:span><text:span text:style-name="T3">sanguineus per cavam deorsum seratur.<text:line-break/></text:span><text:span text:style-name="T3">Ergo damnata quoque </text:span><text:span text:style-name="T3">et haec opinio janr esu Cur<text:line-break/></text:span><text:span text:style-name="T3">enim, </text:span><text:span text:style-name="T3">quum </text:span><text:span text:style-name="T20">ex.</text:span><text:span text:style-name="T3">cava, </text:span><text:span text:style-name="T3">innumerae oriantur </text:span><text:span text:style-name="T3">venae, </text:span><text:span text:style-name="T3">in. </text:span><text:span text:style-name="T3">reb<text:line-break/></text:span><text:span text:style-name="T3">liquas quidem </text:span><text:span text:style-name="T3">omnes </text:span><text:span text:style-name="T3">sanguis, humor </text:span><text:span text:style-name="T3">i autem </text:span><text:span text:style-name="T3">serosus </text:span><text:span text:style-name="T3">in<text:line-break/></text:span><text:span text:style-name="T3">eas, </text:span><text:span text:style-name="T3">quae ad renes </text:span><text:span text:style-name="T3">tendunt, convertitur? Hoc- scilicet<text:line-break/></text:span><text:span text:style-name="T3">ipsum, quod </text:span><text:span text:style-name="T3">lu quaestione </text:span><text:span text:style-name="T3">est, non dixerunt; scd,. ubi<text:line-break/></text:span><text:span text:style-name="T3">rem factam </text:span><text:span text:style-name="T3">narrarunt, </text:span><text:span text:style-name="T3">putant, se causam reddidisse.<text:line-break/></text:span><text:span text:style-name="T3">Rursus </text:span><text:span text:style-name="T3">igitur (tertium </text:span><text:span text:style-name="T3">servatori) omnium pessimam jam<text:line-break/></text:span><text:span text:style-name="T3">dicamus, </text:span><text:span text:style-name="T3">et quae a </text:span><text:span text:style-name="T3">Lyco Macedone inventa est, viguit<text:line-break/></text:span><text:span text:style-name="T3">autem </text:span><text:span text:style-name="T3">propter </text:span><text:span text:style-name="T3">novitatis gratiam. Ergo Lycus hic, velu-<text:line-break/></text:span><text:span text:style-name="T3">ti </text:span><text:span text:style-name="T3">oraculum quoddam </text:span><text:span text:style-name="T3">ex adyto loquens, renum nutri-<text:line-break/></text:span><text:span text:style-name="T3">tionis excrementum </text:span><text:span text:style-name="T3">esse urinam inquit. At quod totum<text:line-break/></text:span><text:span text:style-name="T3">id, quod bibimus, </text:span><text:span text:style-name="T3">urina fit, nisi siquid cum alvo exiit.,<text:line-break/></text:span><text:span text:style-name="T3">aut in </text:span><text:span text:style-name="T3">sudorem, aut </text:span><text:span text:style-name="T3">per invisibilem perfpiratum abiit,<text:line-break/></text:span><text:span text:style-name="T3">ostendit plane ejus, </text:span><text:span text:style-name="T3">quod quotidie mejimus, copia. Hye-<text:line-break/></text:span><text:span text:style-name="T3">nle </text:span><text:span text:style-name="T3">autem maxime id </text:span><text:span text:style-name="T3">intelligere licet in iis, qui in otio<text:line-break/></text:span><text:span text:style-name="T3">degunt, </text:span><text:span text:style-name="T3">et vino </text:span><text:span text:style-name="T3">liberalius indulgent, potissimum si vi-<text:line-break/></text:span><text:span text:style-name="T3">num </text:span><text:span text:style-name="T3">tennc sit, ct. quod </text:span><text:span text:style-name="T3">facile permeet: mejunt eniui lii</text:span></text:p>
      <text:p text:style-name="P10"><text:span text:style-name="T3">celeriter paulo minus, quam bibunt. Quod vero et<text:line-break/>Erasistratus idem, sensit, facile intelligunt, . qui primum<text:line-break/>ejus universalium praeceptorum librum perlegunt. Qua-<text:line-break/>re, quod Lycus ait, nec videtur verum, uec Erasistrati<text:line-break/>opinioni consentiens; patet autem, qnod nec Asclepiadis,<text:line-break/>multoque etiam magis, nec Hippocratis. Albo igitur, juxta<text:line-break/>proverbium, corve est similis; qni nec cum corvis ver-<text:line-break/>sarr potest propter colorem, nec cum’ columbis propter<text:line-break/>niagnitudinem. Verum noh idcirco est praetereundus,<text:line-break/>fortasse enim dicit mirum aliquid, quod ,'nec majorum<text:line-break/>quisquam novit. Ergo quod omnes, </text:span><text:span text:style-name="T3">-</text:span><text:span text:style-name="T3">quae nutriantur,<text:line-break/>partes excrementum'aliquod creent, utique concedimus;<text:line-break/>quod autem soli renes, tantilla corpora, quatuor luterim<text:line-break/>totus vel etiam plures habeant excrementi congios, id<text:line-break/>nec confessum est, i nec rationi consentiens. Quippe cu-<text:line-break/>jiisque majorum viscerum • plus quidem esse excrementi<text:line-break/>est necesse. Verbi' gratia- pulmonum, si modo visceris<text:line-break/>magnitudini ad proportionem respondebit,, sane multiplex</text:span></text:p>
      <text:p text:style-name="P10"><text:span text:style-name="T3">erit respectu ejus, quod in renibus fit; quare tutum<text:line-break/>quidem pectus, implebitur , animal autem illico exstin-<text:line-break/>guetur. Quod si etiam aequale quis dicat in singulis<text:line-break/>aliarum partium gigni excrementum, per quas quaeso<text:line-break/>vesicas excernitur? Si namque renes in iis, qui vino<text:line-break/>liberalius ludulgent, tres interlui quatuorve excrementi<text:line-break/>congios faciunt, certe aliorum viscerum multo plnres<text:line-break/>erunt, dolioque maximo opus erit, quod ojnnium ex-<text:line-break/>crementa capiat. Quanquam saepenumero, quantum po-<text:line-break/>tavit quis, totum id paulo mluus minxit, tanquam,<text:line-break/>quod bibitur, id tutum ad renes feratur. Apparet igi-<text:line-break/>tur tertius eorum, </text:span><text:span text:style-name="T3">qui </text:span><text:span text:style-name="T3">nobis imponere pararunt, mlui-<text:line-break/>me, quod vult, efficere, sed statirn deprehendi; ac,<text:line-break/>quod.lu dubio inter initia fuit, </text:span><text:span text:style-name="T3">id </text:span><text:span text:style-name="T3">tum Erafistratu, tum<text:line-break/>caeteris omnibus, praeterquam Hippocrati</text:span><text:span text:style-name="T3">, </text:span><text:span text:style-name="T3">adhuc lu du-<text:line-break/>bio manere. Diutius- hoc loco </text:span><text:span text:style-name="T3">mea </text:span><text:span text:style-name="T3">sponte fum moratus,<text:line-break/>certo sciens, nernluem </text:span><text:span text:style-name="T3">esse </text:span><text:span text:style-name="T3">alium</text:span><text:span text:style-name="T3">, </text:span><text:span text:style-name="T3">qui de renum opere<text:line-break/>quicquam habeat, quod.dicat, fed </text:span><text:span text:style-name="T20">vel coquis</text:span><text:span text:style-name="T3"> necessario<text:line-break/>imperitiores esse, qui per renes colari urinam non faten-</text:span></text:p>
      <text:p text:style-name="P10"><text:span text:style-name="T3">tur, vel, qui fatentur quidem hoc, nullam posse aliam<text:line-break/>fecretionis causam praeter tractum reddere. At vero si<text:line-break/>urinarum </text:span><text:span text:style-name="T3">motus </text:span><text:span text:style-name="T3">ad consecutionem, </text:span><text:span text:style-name="T3">quae </text:span><text:span text:style-name="T3">est ad id, quad<text:line-break/>vacuatur; non fit, clarum est, quod nec sanguinis, nec<text:line-break/>bilis: aut si illarum, etiam hujus; omnia enim, ipsu<text:line-break/>quoque Erasistrato auctore, necesse est eodem modo ferri.<text:line-break/>Sane dicetur de illis fusius lu scquenti libro.</text:span></text:p>
      <text:h text:style-name="P5" text:outline-level="1"><text:bookmark-start text:name="bookmark2"/>GALENI DE NATURALIBUS FACULTATI-<text:line-break/>BVS LIBER SECUNDUS.<text:bookmark-end text:name="bookmark2"/></text:h>
      <text:h text:style-name="Heading_20_2" text:outline-level="2">Cap. <text:span text:style-name="T54">I</text:span>.</text:h>
      <text:p text:style-name="P58"><text:span text:style-name="T3">Et, quod necesse quidem sit non Erasi-<text:line-break/>strato modo, sed etiam omnibus, qui de urinae </text:span><text:span text:style-name="T3">'secre-<text:line-break/></text:span><text:span text:style-name="T3">tione dicturi aliquid sunt, quod ad rem pertineat, fateri,<text:line-break/>facultatem quampiam in renibus esse, ejusmodi qualitatem,<text:line-break/>qualis in urina percipitur, ad se trahentem, </text:span><text:span text:style-name="T20">id</text:span><text:span text:style-name="T3"> superio-<text:line-break/>ri monstravimus libro; illud quoque commonefacientes,<text:line-break/>non esse diversam rationem, qua urinae per renes fe-<text:line-break/>rantur in vesicam, et qua sanguis in omnes animalis<text:line-break/>partes, nec etiam qua flava secernatur bilis. Quippe, si</text:span></text:p>
      <text:p text:style-name="P13"><text:span text:style-name="T42">. </text:span><text:span text:style-name="T3">monstratum sit, </text:span><text:span text:style-name="T20">in</text:span><text:span text:style-name="T3"> imo aliquo organo attractricem et at-<text:line-break/>trahentem appellatam facultatem esse, nullum negotium est<text:line-break/>eam ad reliqua transferre. Neque enim renibus natura<text:line-break/>talein facultatem contulit; vasis autem- iis, quae bilio-<text:line-break/>funr humorem trahunt, eandem negavit. Nec rursus his<text:line-break/>quidem tribuit; reliquis autem omnibus ademit. Quo<text:line-break/>magis mirandum ridetur, si id verum est, Erasistratuin<text:line-break/>tam falsa de digerendo alimento protulisse, ut ne Ascle-<text:line-break/>piadem quidem latuerit; quamquam illud verissimum<text:line-break/>putat, si quid ex venis effluat, duorum alterum sequi,<text:line-break/>aut vacuum locum illico fore, aut, quod continuum est,<text:line-break/>afflexurum esse , abeuntisque locum impleturum. Ascle-<text:line-break/>piades vero non e duobus alturum, scd e tribuo unum<text:line-break/>sequi in vacuandis vasis asserit, 'vel vacuum locum simul<text:line-break/>universum fore, vel, quod continuum 'est, secuturum,<text:line-break/>veI vas ipsum esse contrahendum; in calamis enim et<text:line-break/>fistulis iis, quae in aquam demittuntur, recte vereque<text:line-break/>dici, quod, aere, qui in horum cavis continetur,-abeun-</text:span></text:p>
      <text:p text:style-name="P10"><text:span text:style-name="T3">te, aut vacuus locus confestim universus sit futurus, aut,<text:line-break/>quod continens est, secuturum; lu venis non ita, quum<text:line-break/>possit eurum tunica in se ipsam considere, ac propterea<text:line-break/>in capacitatem suam internam se recipere. Atque ita<text:line-break/>quidem falsa ess de successione ad id, quod vacuatur,<text:line-break/>Erasistrati non mehercule demonstratio, sed hypothesis;<text:line-break/>alio autem modo, etsi vera esset, etiam supervacua esset,<text:line-break/>quum et venter a se exprimere in venas possit, veluti<text:line-break/>ipfernet proponit, et venae id, quod continent, amplexu<text:line-break/>fuo constringere ac propellere. Nam praeter alia in-<text:line-break/>commoda ne sanguinis quidem redundantia lu corpore<text:line-break/>colligi ulla posset, si una successione ad id, quod vacua-<text:line-break/>tur, distributio perficeretur. Ac, fi ventris quidem ex-<text:line-break/>pressio resoluta languensqne in progressu redditur, nec<text:line-break/>potest ad tutum pertingere corpus, ac propterea alio<text:line-break/>opus suerit artificio, quo sanguis in omnem usque par-<text:line-break/>tem </text:span><text:span text:style-name="T3">feratur</text:span><text:span text:style-name="T3">: necessaria quidem ea, quae est ad id, quod<text:line-break/>vacuatur, successio adinventa </text:span><text:span text:style-name="T3">est; </text:span><text:span text:style-name="T3">redundantia tamen lu<text:line-break/>his, quae post hepar funt, portibus nulla erit, aut certe,</text:span></text:p>
      <text:p text:style-name="P10"><text:span text:style-name="T3">si qua erit, circa cor et pulmonem erit. Unicum enint<text:line-break/>id ex iis, quae post jecur habentur, in dextrum sinum<text:line-break/>suum alimentum trahit, deinde per arterialem venam<text:line-break/>ad pulmonem transmittit; reliquorum enim nullum nec<text:line-break/>Erafistrato ipsi nutriri ex corde placet propter eas, quae<text:line-break/>super vasis crescunt, membranas. Sin autem, ut fiat<text:line-break/>plenitudo, expressionis, quae a ventre fit, tenorem usque<text:line-break/>lu omnem partem servabimus, nusquam etiarnnum suc-<text:line-break/>cessionem </text:span><text:span text:style-name="T20">ad id, quod vacuatur, requirimus; potissimum<text:line-break/></text:span><text:span text:style-name="T3">si venarum ejus, quod continent, amplexum etiam ap-<text:line-break/>probamus; quod utique Erafistrato quoque ipsi placet.</text:span></text:p>
      <text:h text:style-name="Heading_20_2" text:outline-level="2">Cap. II.</text:h>
      <text:p text:style-name="P58"><text:span text:style-name="T3">Ergo rursus, quamvis nolit, admonendus<text:line-break/>de renibus est, dicendumque, reprehensionem hanc om-<text:line-break/>nium , qui tractum partium repudiant, esse manifestissi-<text:line-break/>mam. Nemo enim aut probabile aliquid dixit, aut, sic-<text:line-break/>ut prius monstravimus, ullo pacto aliam fecretionis uri-<text:line-break/>nae causam invenire potuit; sed necesse est, vel insanos<text:line-break/>Videri, si halitus vice urinam ferri in vesicam dixerimus,</text:span></text:p>
      <text:p text:style-name="P10"><text:span text:style-name="T3">vel impudentes, si successionis ad. id, quod vacuatur;<text:line-break/>meminerimus, ut quae lu sanguine plane sit ratio ridi-<text:line-break/>cula, in urina et talis, quae esse non possit, et prorsus<text:line-break/>insulsa. Ac unus quidem eorum, qui tractum aversan-<text:line-break/>tur, error hic est. Alter , qui in flavae bilis secretione<text:line-break/>committitur; neque enim illic, transeunte sanguine, per<text:line-break/>meatuum choledochorum ora, fiet exquisita secretio biliosi<text:line-break/>excrementi. At nec secernatur, inquiunt, fed una cum<text:line-break/>Ianguine per totum corpus seratur. Atqui, o viri sapien-<text:line-break/>tissirni, Erasistratus ipse naturam animalibus prospicere<text:line-break/>artificiosamqne esse proposuit. Idem etiam, biliosum hu-<text:line-break/>morem inutilem animalibus omnino esse, asseruit: non co-<text:line-break/>haerent, autem ambo haec inter se. Nam quomodo, quae-,<text:line-break/>su, videatur animali prospicere, si tam noxium succum<text:line-break/>una cum sangir.ne ascendere in corpus permittat? Ve-<text:line-break/>rurn haec parva sunt; in quo autem maxime hic clarissi-<text:line-break/>rneque peccent, id nunc dicam. Si enim propter aliud<text:line-break/>nihil, quam quod sanguis crassior est, bilis autem flava</text:span></text:p>
      <text:p text:style-name="P10"><text:span text:style-name="T3">tenuior, ac venerum ora latiora, meatuum choledocho-<text:line-break/>rum angustiora sunt, nec aliam ob causam bilis angustio-<text:line-break/>ribus vasis osculisque se inserit, sanguis latioribus, mani-<text:line-break/>festurn est, aquosum, hoc serosumque excrementum tanto<text:line-break/>prius influxurum in bilis vasa quam bilem, quanto </text:span><text:span text:style-name="T20">id<text:line-break/></text:span><text:span text:style-name="T3">bile est tenuius. Quo pacto igitur non influit ? nempe<text:line-break/>quod scilicet; crassior est urina, quam bilis. Quippe id<text:line-break/>affirmare ausus est quidam nostri temporis Erasistrati se-<text:line-break/>ctator: videlicet a sensuum ipsorum evidentia recedens,<text:line-break/>quibus in bile et sanguine fidem adhibuit. Sive enim,<text:line-break/>quod bilis</text:span><text:span text:style-name="T3">, </text:span><text:span text:style-name="T3">quam sanguis, magis fluat, idcirco tenuior est<text:line-break/>censenda; sive, quod pannum, linteumve</text:span><text:span text:style-name="T3">, </text:span><text:span text:style-name="T3">aut aliud,<text:line-break/>quod percolet, ea facilius pertransit, sicut hac rursus .<text:line-break/>excrementum serosum; his utique indiciis bilis crassior,<text:line-break/>quam serosum excrementum, fuerit. Rursus enim ne hic<text:line-break/>quidem ratio apparet ulla, quae bilem demonstret sero-<text:line-break/>so excremento esse tenuiorem. Verum, ubi quis impu-<text:line-break/>dens est, dejectusque concertatorem complectitur, ac de-</text:span></text:p>
      <text:p text:style-name="P10"><text:span text:style-name="T3">jectum se negat, is luctae imperitis similis erit, qni,<text:line-break/>cum a luctae peritis funt prostrati, supinique jacent, tau-<text:line-break/>tum absunt, ut se dejectos fateantur, ut etiam </text:span><text:span text:style-name="T3">a </text:span><text:span text:style-name="T3">cervici-<text:line-break/>bus eorum pendeant, a quibus funt prostrati, nec eos<text:line-break/>expediri sinant, vincere </text:span><text:span text:style-name="T3">fe </text:span><text:span text:style-name="T3">interirn autumantes.</text:span></text:p>
      <text:h text:style-name="Heading_20_2" text:outline-level="2">Cap. <text:span text:style-name="T57">III.</text:span></text:h>
      <text:p text:style-name="P58"><text:span text:style-name="T3">Ergo nugae maximae funt omnis exi-<text:line-break/>guorum meatuum ad naturales functiones hypothefis.<text:line-break/>Nisi enim </text:span><text:span text:style-name="T20">a</text:span><text:span text:style-name="T3"> natura facultas quaedam naturalis unicuique<text:line-break/>instrumento statirn ab initio sit tributa, durare animalia<text:line-break/>non poterunt non modo tantum annorum, sed nec pau-<text:line-break/>cissimorum dierum numerum. Quippe si nullius ea cu-<text:line-break/>rae mandemus, arteque et providentia destituamus, ac<text:line-break/>folius materiae rnoinentis gubernari velimus, nulla us-<text:line-break/>quam facultate vel trahente, quod sibi est commodum,<text:line-break/>vel anioliente, quod est alienum, vel alterante aggluti-<text:line-break/>nanteque, quod est nutriturum, nescio, quo pacto non<text:line-break/>ridiculi futuri fimus, si de naturalibus actionibus dispu-<text:line-break/>ternus, multoque magis, si de actionibus animalibus to-</text:span></text:p>
      <text:p text:style-name="P10"><text:span text:style-name="T3">taque vita. Siquidem neque vivere neque durare ulli .<text:line-break/>animalium vel brevissimo tempore fas erit, si tot in se<text:line-break/>partes, tamque dissidentes sortitum, nulla facultate uta-<text:line-break/>tur, aut qua conveniens trahat; aut qua alienum sccer-<text:line-break/>nat; aut qua id, quod nutriat, alteret. Atqui, si prae-<text:line-break/>diti his sumus, utique exiguis magnisve, qui ex hypo-<text:line-break/>thesi minime demonstrata fint accepti, meatibus, praeter-<text:line-break/>ea idoneo quodam situ ad bilis et urinae separationem,<text:line-break/>haudquaquam indigemus. In quo uno supere Erasistratus<text:line-break/>videtur, quod omnes corporis partes bene dispositas for-<text:line-break/>rnatasque a natura putat. Verum fi fibi ipsi constare ar-<text:line-break/>tificiosam appellanti naturam volet, ut quae ab initio sta-<text:line-break/>tim omnes animalis partes probe disposuerit ac finxerit;<text:line-break/>post'id vero opus, quo nihili deesset,. etiam in lucem<text:line-break/>cum facultatibus quibusdam protulerit, fine quibus vive-<text:line-break/>re non possit; tum vero paulatim etiam ad justam usque<text:line-break/>magnitudinem auxerit: haud scio, quo pacto naturales</text:span></text:p>
      <text:p text:style-name="P10"><text:span text:style-name="T3">actiones meatuum magnitudini aut parvitati ullisve<text:line-break/>tum ridiculis hypothefibus possit permittere. Quippe na-<text:line-break/></text:span><text:span text:style-name="T3">tura illa, </text:span><text:span text:style-name="T3">quae partes effingit et sensim adauget, omni-<text:line-break/></text:span><text:span text:style-name="T3">no </text:span><text:span text:style-name="T3">per eas totas est extensa, ut quae totas eas per to-'<text:line-break/>tas, non tantum extrinsecus, fingat, nutriat atque au-<text:line-break/>geati Praxiteles namque, aut Phidias, aut alius quis—<text:line-break/>piam statuarius foris tantum materiam ornabant, qua<text:line-break/></text:span><text:span text:style-name="T3">scilicet, </text:span><text:span text:style-name="T3">parte licebat eam attingere; internam ejus par—&gt;<text:line-break/>tem illaboratam, otiosam artisque immunem </text:span><text:span text:style-name="T3">ac </text:span><text:span text:style-name="T3">negle-<text:line-break/></text:span><text:span text:style-name="T3">ctam </text:span><text:span text:style-name="T3">reliquerunt, ut quibus in eam descendere ingredi-<text:line-break/></text:span><text:span text:style-name="T3">que, </text:span><text:span text:style-name="T3">ac </text:span><text:span text:style-name="T3">omnes </text:span><text:span text:style-name="T3">materiae partes tangere minime licuerit.<text:line-break/></text:span><text:span text:style-name="T3">Natura </text:span><text:span text:style-name="T3">non ita, </text:span><text:span text:style-name="T3">sed </text:span><text:span text:style-name="T3">ossis partem quamlibet os efficit, </text:span><text:span text:style-name="T3">et<text:line-break/></text:span><text:span text:style-name="T3">carnis carnem, et adipis adipem, et in aliorum singulis<text:line-break/></text:span><text:span text:style-name="T3">ad </text:span><text:span text:style-name="T3">proportionem facit: nulla enim pars est, quae ab illa<text:line-break/></text:span><text:span text:style-name="T3">non </text:span><text:span text:style-name="T3">tangatur, aut operam ejus cultumve effugiat. Imo<text:line-break/>Phidias ex cera efficere ebur aurumve non potuit, scd<text:line-break/></text:span><text:span text:style-name="T3">nec </text:span><text:span text:style-name="T3">ex auro ceram; siquidem horum quodque manens<text:line-break/></text:span><text:span text:style-name="T3">id, </text:span><text:span text:style-name="T3">quod a principio erat, foris tantum speciem figu—</text:span></text:p>
      <text:p text:style-name="P10"><text:span text:style-name="T3">ramqne artis adeptum, perfecta fit statua. Natura nul-<text:line-break/>lius materiae veterem formam servat; 'quippe ita san-<text:line-break/>guis essent cunctae animalis partes, is scilicet, qui a<text:line-break/>matre confluit ad maris semen, una uuiusque formae<text:line-break/>materia cerae vice artifici subjecta- Nulla vero anima-<text:line-break/>lis partium pro ea ratione ex hac rubra humidave effi-<text:line-break/>citur; siquidem os, cartilago, arteria, vena, nervus;<text:line-break/>adeps, glandula, membrana, medulla, exanguia quidem<text:line-break/>funt, ex sanguine tamen facta. Quo autem alterante,<text:line-break/>quove coagulante, aut quo formante, rogarem mihi re-<text:line-break/>sponderet ipse Erasistratus; prorsius enim vel naturam<text:line-break/>diceret, vel semen, utroque nimirum idem dicens, sed<text:line-break/>diversis notionibus interpretans. ' Quod namque femen<text:line-break/>prius erat, id quum primum et gignit et format ani- *<text:line-break/>mal, natura quaedam fit; tanqnam enim Phidias mite ha-<text:line-break/>buit facultates artis, quam materiam attigit, usus autem<text:line-break/>ipsis est in materia (omnis enim facultas, si conveniens<text:line-break/>desit materia, otiosa est), ita femen facultates quidem ni</text:span></text:p>
      <text:p text:style-name="P10"><text:span text:style-name="T3">fe ipso possedit; aetionem vero non didicit a materia,<text:line-break/>sed circa hanc obivit. Jam, si copioso semen obruatur<text:line-break/>sanguine, corrumpetur; sin sanguinem omnino desideret,<text:line-break/>quuia otiosum sit, natura esse non poterit Itaque, quo<text:line-break/>nec corrumpatur, et natura pro semine fiat, exiguum ad<text:line-break/>illud sanguinis confluat, necesse est; imo vero id exi-<text:line-break/>guurn dicendum non est, sed quod copiae commensura-<text:line-break/>turn. Quis igitur est, qui affluentis sanguinis copiam<text:line-break/>moderatur? quis vetat, quo minus jusio plus confluat?<text:line-break/>quis facit, ne minus, quam satis sit, affluat? quem hic<text:line-break/>tertium, qui animalis generationi praesit, quaeremus,<text:line-break/>quique convenientem femini sanguinem subministret?<text:line-break/>Quid dixisset Erasistratus, si vivens talia rogatus fuisset?<text:line-break/>nempe femen ipsum; id enim est artifex, Phidiae pro-<text:line-break/>portione ,respondeur, Jaugnis vero cerae rationem habet.<text:line-break/>Non igitur convenit, ut cera sibi ipsi mensuram inve-<text:line-break/>niat, sed Phidias; trahet porro aitisex tantum ad sc<text:line-break/>fanguinis, quanti indigeti Verum hic , advertere debe-</text:span></text:p>
      <text:p text:style-name="P10"><text:span text:style-name="T3">mus ac videre, ne semini imprudentes rationem quan-'<text:line-break/>dam intellectumque tribuamus; quippe hac ratione nec<text:line-break/>semen id, neo etiam naturam fecerimus, scd jam animal.<text:line-break/>Atqui, si tueri utrumque debebimus, et mediocre trahit,<text:line-break/>et sine ratione, utique quemadmodum magneti Iapidi<text:line-break/>trahendi ferri, sic femini trahendi sanguinis facultatem<text:line-break/>quandam inesse 'dicemus. Atque hic rursus, quemadmo-<text:line-break/>durn </text:span><text:span text:style-name="T20">suepe</text:span><text:span text:style-name="T3"> ante, coacti sumus in femine trahendi vim<text:line-break/>quandam inesse faleri. At quid erat femen? principium<text:line-break/>animalis efficiens: materiale namque menstruus est sin-<text:line-break/>guis. An igitur, quum ipsum principium, quo scilicet<text:line-break/>faciat aliquid eorum, quae molitur, prima hac utatur<text:line-break/>functione, expers esse convenientis ad eam facultatis<text:line-break/>potest? Qui igitur factum est, quod eam Erasistratus<text:line-break/>non norit, si scilicet ea prima est feminis actio, ut con-<text:line-break/>venientem sibi sanguinem trahat? - Conveniens vero fue-<text:line-break/>rit, qui tenuis adeo halituosusque est, ut, quum lu om-<text:line-break/>nem femluis partem veluti ros sit attractus, nusquam</text:span></text:p>
      <text:p text:style-name="P10"><text:span text:style-name="T3">sui speciem repraesentet; sic namque fiet, ut et facile<text:line-break/>eum vincat femen, et celeriter assimilet, et sibi nutri-<text:line-break/>mentum faciat: mox (arbitror) secundo attrahet, et ter-<text:line-break/>tio, quo scilicet molem sibi magnitudinemque jusiam ex<text:line-break/>nutritione adjiciat. Atqui jam alteratrix inventa vis est,<text:line-break/>quae nec ipsa prodita Erafistrato est. Tertia vero con-<text:line-break/>forrnatrix apparebit, cujus ope semen primum, veluti con-<text:line-break/>cretum quiddam tenue, membranam illam </text:span><text:span text:style-name="T3">sibi </text:span><text:span text:style-name="T3">induit,<text:line-break/>quam Hippocrates sexta die cum foetu cantrici mulieri<text:line-break/>ovorum- tunicae similem excidisse ait; post hanc vero<text:line-break/>-reliqua etiam, quaecunque scilicet lu libello de infantis<text:line-break/>natura ab eo. sunt fcripta, fingit. Verum si, quae for-<text:line-break/>mantur omnia, ea parvitate manerent, qua sunt </text:span><text:span text:style-name="T3">a </text:span><text:span text:style-name="T3">prlu-<text:line-break/>cipio condita, quid utique majus esset? Augeri igitur<text:line-break/>ilia conveniet. At quomodo augebuntur? certe tum in<text:line-break/>omnem partem extensa, tum vero nutrita. </text:span><text:span text:style-name="T3">Quod si </text:span><text:span text:style-name="T3">eo-<text:line-break/>Titm, quae superiore libro de vesica dixi, quam pueri<text:line-break/>inflantes consricabant, memlueris, 'facilius, </text:span><text:span text:style-name="T3">quae </text:span><text:span text:style-name="T3">nunc</text:span></text:p>
      <text:p text:style-name="P11"><text:span text:style-name="T20">I</text:span></text:p>
      <text:p text:style-name="P10"><text:span text:style-name="T3">dicentur, intelliges. </text:span><text:span text:style-name="T3">Cor </text:span><text:span text:style-name="T3">igitur ab initio ita mihi par-<text:line-break/>vunr esse,- ut nihil </text:span><text:span text:style-name="T3">a </text:span><text:span text:style-name="T3">milii semine distet, aut, si manis,<text:line-break/>faba, intellige. Tum illud investiga, irum aliter ist effi-<text:line-break/>ci possit magnum,- quam si et in omnem partem exten-<text:line-break/>datirr, et per totum fe nutriatur, ficuti femen supra<text:line-break/>paulo nutriri indicavimus. At nec id novit Erasistratus,<text:line-break/>qui naturae artem praedicat, imo ad eum modum auge-<text:line-break/>ri animalia putat, quo aut crescram, aut catenam,<text:line-break/>aut saccum, aut calathum; quorum cuique applicatis<text:line-break/>ad finem ejus aliis, quae similia funt iis, ex quibus ab<text:line-break/>initio est conditum, fit appositio. At hoc, vir sapientis-<text:line-break/>sirne, non auctio ejus est, scd generatio; fiunt enim<text:line-break/>tamdiu capsa, et saccus, et vestis, et domus, et navi-<text:line-break/>gium, et reliqua id genus omnia, dum convenientem<text:line-break/>speciem, cujus causa ab artifice sunt .incepta, consumma-<text:line-break/>tam habeant. Quando igitur augeantur? nempe cum<text:line-break/>calathus jam perfectus, et fundum, et os, et veluti ven-<text:line-break/>trem, et quae in medio horum sunt, habens, omnibus his</text:span></text:p>
      <text:p text:style-name="P10"><text:span text:style-name="T3">redditur amplior. At qua’ ratione id fiet? inquiet ali-<text:line-break/>quis. 'Qua quaeso alia, quam si calathus subito nobis uni;<text:line-break/>rnal plahtave fit effecta? augentur.enim ea tantum, quae<text:line-break/>vivum. Tu vero fortasse putas, domum, quae exaedifica-<text:line-break/>tur, et calathum, et vestem, quae texuntur, augeri; </text:span><text:span text:style-name="T3">sed<text:line-break/></text:span><text:span text:style-name="T3">minime ita est: augetur enim id, cujus perfecta jam for-<text:line-break/>rna est; ejus autem, quod fit, processus </text:span><text:span text:style-name="T3">ille, </text:span><text:span text:style-name="T3">qui est<text:line-break/>ad formam, non utique auctio, sed generatio nomina-<text:line-break/>tur:. quippe augetur id, quod est; gignitur id, </text:span><text:span text:style-name="T3">quod,<text:line-break/></text:span><text:span text:style-name="T3">non ost.</text:span></text:p>
      <text:h text:style-name="Heading_20_2" text:outline-level="2">Cap. IV.</text:h>
      <text:p text:style-name="P58"><text:span text:style-name="T3">Jam haec parum novit Erasistratus, quem<text:line-break/>nilril latet; si vera omnino sunt, quae sectatores ejus<text:line-break/>affirmant, inter Peripateticos philosophos versatum eum<text:line-break/>dicentes. At quod naturam quidem ut artificem praedi-<text:line-break/>cat, hactenus ego quoque Peripateticorum agnosco dog-<text:line-break/>ma, reliquorum nullum, ne proximum. </text:span><text:span text:style-name="T3">Si </text:span><text:span text:style-name="T3">quis enim, in<text:line-break/>Aristotelis et Theophrasti scriptis sit versatus, ceu coma<text:line-break/>mentarios ea physiologiae Hippocratis conscripta putabit,<text:line-break/>agere scilicet luter fe patique calidum, frigidum, humi-</text:span></text:p>
      <text:p text:style-name="P10"><text:span text:style-name="T3">dum et siccum: tum horum maxime activum calidum<text:line-break/>esse, secundum vero potestate frigidum, primo Hippocrate<text:line-break/>dicente, post eum vero Aristotele. Jam quae nutriuntur<text:line-break/>omnia, quod per tota se nutriantur; et quae miscentun<text:line-break/>omnia, quod per tota se misceantur; peri modo, quae<text:line-break/>alterantur omnia, quod per tota se alterentur, Hippo-<text:line-break/>cratica simul Aristotelicaque sunt; et concoctionem alte-<text:line-break/>rationem quandam esse, ac nutrientis in propriam qua—<text:line-break/>litatem ejus, quod nutritur, mutationem; sanguificatio-<text:line-break/>nem vero alterationem esse; similiter nutritionern et au-<text:line-break/>ctionem ex eo, quod corpus lu omnem partem extern.'<text:line-break/>datur nutriaturque, fieri; alterationem vero ipsiam a ca-<text:line-break/>lido potissimum perfici; atque idcirco tum nutritionenr,<text:line-break/>tum concoctionem, tum omnem humoris generationem;<text:line-break/>jam vero et in excrementis ipsis qualitates a calore in-<text:line-break/>nato provenire. Haec - omnia atque etiam alia quam<text:line-break/>plurima, tum de praedictis facultatibus , tnin de •morbo-</text:span></text:p>
      <text:p text:style-name="P10"><text:span text:style-name="T3">rum generatione, tum remediorum inventione Hippocra-<text:line-break/>tes omnium post hominum memoriam primus recte dixit;<text:line-break/>Aristoteles post eum recte est interpretatus. Atqui </text:span><text:span text:style-name="T3">si<text:line-break/></text:span><text:span text:style-name="T3">haec omnia Peripateticis placent, sicuti plane placent,<text:line-break/>nihil vero eorum placet Erafistrato, quid sibi vult Era-<text:line-break/>sistrati sectatoribus auctoris fui cum philosophis illis<text:line-break/>consuetudo? suspiciunt namque eum tanquam deum,<text:line-break/>omniaque ab eo dicta vera esse putant. At si . haec ita<text:line-break/>sint, longe profecto a veritate aberrare putandi Peripa-<text:line-break/>tetici philofophi funt; quibus nihil omnino eorum, quae<text:line-break/>Erasistratus est opinatus, placet. Atqui ei consuetudinem<text:line-break/>eum viris iliis veluti generositatem quandam physiclogiae<text:line-break/>tribuunt. Rursum igitur sermonem aliter, quam modo<text:line-break/>feciuius, in eum convertemus. Si enim. Peripatetici recte<text:line-break/>sint de physiologia locuti, nemo erit Erafistrato magis<text:line-break/>ridiculus: ipfisque ejus sectatoribus optionem do, quip-<text:line-break/>pe aut priorem sententiam propugnaverint, aut hanc.<text:line-break/>»</text:span></text:p>
      <text:p text:style-name="P10"><text:span text:style-name="T3">Asserit prior </text:span><text:span text:style-name="T3">sententia, </text:span><text:span text:style-name="T3">nihil </text:span><text:span text:style-name="T3">recte </text:span><text:span text:style-name="T3">de natura sensisse Peri-<text:line-break/>pateticos; posterior, Erasistratum. </text:span><text:span text:style-name="T3">Ac </text:span><text:span text:style-name="T3">meae quidem par-<text:line-break/>tes erunt pugnam duarum sententiarum apponere; illo-<text:line-break/>rum, utram placeat, </text:span><text:span text:style-name="T3">eligere. </text:span><text:span text:style-name="T3">Verum illud nunquam coni-<text:line-break/>amittent, ut </text:span><text:span text:style-name="T3">ab </text:span><text:span text:style-name="T3">Erafistrato laudando fe retrahant: ergo<text:line-break/>de Peripateticis philosophis sileant. Quum enim de ani-<text:line-break/>rnalium ortu rnterituque permulta placita naturalia sint,<text:line-break/>itemque de sanitate et morbis, horumque curatione,<text:line-break/>unum modo invenietur, lu quo viris illis cum Erasistra-<text:line-break/>to. conveniat, naturam alicujus gratia moliri omnia, ni-<text:line-break/>liilque fine causa. Quanquam etiam hoc ipsum verbis<text:line-break/>duutaxat tenus commune est, re enim Erasistratus milii-<text:line-break/>es id destruit; quippe frustra splen, frustra omentum,<text:line-break/>frustra arteriae, quae inferuntur in renes, quanquam hae<text:line-break/>omnium, quae a magna arteria oriuntur, sint prope ma-<text:line-break/>ximae, frustra mille alia, Erasistrati saltem sententia,<text:line-break/>sunt condita. Quae quidem si prorsius ignorat, coquo<text:line-break/>paulo est iu dissectionibus peritior; sin finiens non dicit</text:span></text:p>
      <text:p text:style-name="P10"><text:span text:style-name="T3">eorum usum, putat, plane frustra ea lienis exemplo esse<text:line-break/>facta. Quanquam quid haec persequor, quae operis de<text:line-break/>partium usu, quod opus seorsum scripturi sumus, magis<text:line-break/>sint propria ? Ergo rursus eundem resumamus sermonem</text:span><text:span text:style-name="T3">,<text:line-break/></text:span><text:span text:style-name="T3">paucisque in Eralistrati aemulos appositis, ea, quae reli-<text:line-break/>qua sunt, prosequamur. Videntur hi mihi nullum </text:span><text:span text:style-name="T3">ex<text:line-break/></text:span><text:span text:style-name="T3">Aristotelis scriptis legisse, sed ex aliis audivisse, eum lu<text:line-break/>naturae contemplatione magnum virum suisse; tum Stoi-<text:line-break/></text:span><text:span text:style-name="T3">eos </text:span><text:span text:style-name="T3">vestigiis physiologiae ejus insistere; deinde unum ex<text:line-break/>vulgatis placitis invenientes illi cum Erafistrato commu-<text:line-break/>ne, fingere, suisse quandam Erafistrato cum </text:span><text:span text:style-name="T3">illis </text:span><text:span text:style-name="T3">viris<text:line-break/>consuetudinem. Caeterum quod Erasistratus expers om-<text:line-break/>nino lit Aristotelicae phyfiologiae, declarat praedictorum<text:line-break/>jam dogmatum catalogus; quae scilicet primum Hippocratis<text:line-break/>fuere, secundo Aristotelis, tertio Stoicorum, uno tantum<text:line-break/>mutato, quod qualitates sint corpora. Portasse autem lo-<text:line-break/>gicae -speculationis gratia versatum esse cum Peripateti- </text:span><text:span text:style-name="T3">.<text:line-break/></text:span><text:span text:style-name="T3">xis Erasistratum dicent; parum iutelligentes, sermones fal-</text:span></text:p>
      <text:p text:style-name="P15"><text:span text:style-name="T3">sos et parnm concludentes ab iis minime esse conscri-<text:line-break/>ptos, qunm Erasistrati volumina ejusmodi sermonibus sca-<text:line-break/>teant. Ergo miretur fortasse aliquis ac dubitet', quam-<text:line-break/>obrem Erasistratus tantopere ab Hippocratis dogmate ab-<text:line-break/>horruerit ac cur meatus in jecinore, qus bilem excipi-<text:line-break/>unt (de renibus enim abunde hactenus) tractoria vi pri-<text:line-break/>vans, convenientem situm et osculorum causatur angu-<text:line-break/>stiam, ac locum quendam communem, in quein dedu-<text:line-break/>caut venae, quae a porta veniunt, sanguinem impurum,<text:line-break/>accipiant autem priores quidem ipsi meatus bilem, post-<text:line-break/>ea venae, quae ad cavam pertinent, purum jam sangnii<text:line-break/>nem. Quippe quum, si tractnm dixisset, praeterquam<text:line-break/>quod nihil accidisset incommodi, ab aliis sexcentis dubita-<text:line-break/>tionibus fuisset liber.<text:tab/></text:span><text:span text:style-name="T3">'•</text:span></text:p>
      <text:h text:style-name="Heading_20_2" text:outline-level="2">Cap. V.</text:h>
      <text:p text:style-name="P58"><text:span text:style-name="T3">Quum nunc pugna fit Erasistrati sectatori-<text:line-break/>bus non parva, neque id cum aliis modo, verum etiam<text:line-break/>ipsis inter se, nequeuntibus scilicet interpretari verba illa<text:line-break/>lu primo universalium sermonum, quibus ait: </text:span><text:span text:style-name="T20">AAapertts</text:span></text:p>
      <text:p text:style-name="P10"><text:span text:style-name="T3">autem </text:span><text:span text:style-name="T20">in idem aliis duobus vasis, tum choledochis, tum<text:line-break/>iis, quae ad cavam venam tendunt, accidit,subeuntis ex<text:line-break/>ventriculo alimenti partes eas, quae utrisque osculis sunt<text:line-break/>accommodae, in utraque transferri vasa, atque alias ad<text:line-break/>choledochum ferri, alias ad venam cavam transmitti,-</text:span><text:span text:style-name="T3"> II-<text:line-break/>lud enim </text:span><text:span text:style-name="T20">adapertis in idem,</text:span><text:span text:style-name="T3"> quod in principio dictionis<text:line-break/>est positum, quo pacto sit rntelligendum, difficile dictu<text:line-break/>est. Aut enim ita </text:span><text:span text:style-name="T20">in idem,</text:span><text:span text:style-name="T3"> ut venae ejus, quae in ca-<text:line-break/>vo jecinoris est, fini copulentur alii duo fines, tum ejus,<text:line-break/>quae est in gibbo, tum bilis ipsius meatus; aut, si non<text:line-break/>ita, locum quempiam communem intelligere oportet, qui<text:line-break/>a tribus vasis sit diversus, et velut receptaculum quod-<text:line-break/>dam, 'quod impleatur quidem ab inferiore vena, vacue-<text:line-break/>tur autem in bilis meatus et in eas, quae a cava diffissae,<text:line-break/>funt, venulas. In utraque vero expositione inulta, funt<text:line-break/>incommoda; quae si omnia dicam; videbor propositi mi-<text:line-break/>hi ab initio oblitus in Erafistratum scribere enarratio-<text:line-break/>nein. Caeterum commune ambabus interpretationibus lu-</text:span></text:p>
      <text:p text:style-name="P10"><text:span text:style-name="T3">commodum est, quod totus sanguis non purgatur. Opor- •<text:line-break/>ter enim in ipsum, quod bilem recipit, vas, ubi videli-<text:line-break/>cet percolaretur, eum incidere, non transire ac prae-<text:line-break/>terfluere celeriter in os majus, distributionis scilicet irn-<text:line-break/>petu latum. An igitur his solis difficultatibus implica-<text:line-break/>tus haeret Erasistrati sermo, dum attractrice facultate ad<text:line-break/>quidvis uti recusat? an vehementissime quidem lu his,<text:line-break/>liquidoque adeo, ut nec puerum lateat?</text:span></text:p>
      <text:h text:style-name="Heading_20_2" text:outline-level="2">Cap. VI.</text:h>
      <text:p text:style-name="P58"><text:span text:style-name="T3">Verum, siqurs attente confideret, nec<text:line-break/>ejus de alimento sermo, quem in secundo universa-</text:span><text:span text:style-name="T26">:<text:line-break/></text:span><text:span text:style-name="T3">lium sermonum scribit, easdem difficultates effugit. Si-'<text:line-break/>quidem, uno illo lemmate successionis ad id, quod vacua- .<text:line-break/></text:span><text:span text:style-name="T3">tnr, </text:span><text:span text:style-name="T3">concesso (ceu prius .ostendimus), conclusit quiddam<text:line-break/></text:span><text:span text:style-name="T3">de </text:span><text:span text:style-name="T3">venis solum, et qui in iis habetur sanguine. Efflu-<text:line-break/>ente enim per ora earum ac distributo sanguine, quum<text:line-break/>nec simul universus esse vacuus locus possit, nec vena-<text:line-break/>rum quicquam concidere (id namque erat omissum), ne-<text:line-break/>cesse erat, ut, quod continuum suit, iequeretur ac va-</text:span></text:p>
      <text:p text:style-name="P10"><text:span text:style-name="T3">cuati locum impleret. Atque venae quidem nobis ita,<text:line-break/>nutrientur, sanguine scilicet</text:span><text:span text:style-name="T3">, </text:span><text:span text:style-name="T3">quem in se habent, fruen-<text:line-break/>tes. At nervi quomodo nutrientur? neque eninr in' his<text:line-break/>sanguis habetur. Nobis namque lu promptu est respon-<text:line-break/>dere, quod trahendo a venis; sed hoc illi non placet-<text:line-break/>Quidnam igitur hic comminiscitur</text:span><text:span text:style-name="T3">? </text:span><text:span text:style-name="T3">nempe nervum venas<text:line-break/>in se arteriasque habere,, veluti catenam ex tribus diver-<text:line-break/>sis natura loris contextam. Ex </text:span><text:span text:style-name="T3">hac </text:span><text:span text:style-name="T3">etenim </text:span><text:span text:style-name="T3">ad dis-<text:line-break/></text:span><text:span text:style-name="T3">putationem sumpta hypothesi putavit </text:span><text:span text:style-name="T3">fe </text:span><text:span text:style-name="T3">tractum </text:span><text:span text:style-name="T3">posse<text:line-break/></text:span><text:span text:style-name="T3">declinare; neque enim amplius nervum, cum sanguinis<text:line-break/>lu se vas habeat, sanguinis alterius, qui extrinsecus ex<text:line-break/></text:span><text:span text:style-name="T3">vicina </text:span><text:span text:style-name="T3">vera vena </text:span><text:span text:style-name="T3">confluat, </text:span><text:span text:style-name="T3">indigere, sed satis illi ad nu-<text:line-break/></text:span><text:span text:style-name="T3">trimentum esse </text:span><text:span text:style-name="T3">vas </text:span><text:span text:style-name="T3">illud </text:span><text:span text:style-name="T3">confictum, quod ratio compre-<text:line-break/></text:span><text:span text:style-name="T3">hendat. </text:span><text:span text:style-name="T3">.At hic . </text:span><text:span text:style-name="T3">ruifus alia </text:span><text:span text:style-name="T3">difficultas hominem excipit.<text:line-break/></text:span><text:span text:style-name="T3">Hoc namque ipsum exiguum </text:span><text:span text:style-name="T3">vasculum seipsum quidem<text:line-break/></text:span><text:span text:style-name="T3">nutriet; simplicem vero </text:span><text:span text:style-name="T3">illum, qui ipsi adjunctus est,<text:line-break/></text:span><text:span text:style-name="T3">nervum vel arteriam, fieri </text:span><text:span text:style-name="T3">nequit, ut nutriat, nisi iis<text:line-break/>lusita quaedam trahendi nutrimenti vis iubesse concedatur.</text:span></text:p>
      <text:p text:style-name="P10"><text:span text:style-name="T3">Nam successione ad id, </text:span><text:span text:style-name="T3">quod </text:span><text:span text:style-name="T3">vacuatur, quo pacto at-<text:line-break/>trahere alimentum queat simplex ille nervus </text:span><text:span text:style-name="T3">ad eum<text:line-break/></text:span><text:span text:style-name="T3">modum, quo compositae venae?, nempe quia caritas<text:line-break/>quaedam in illo est, ipso auctore. At ea caritas spiritu<text:line-break/>animali plena est, non sanguine. Est autem nobis non<text:line-break/>in hanc cavitatem ratione inducendum alimentum, scd<text:line-break/>in vas, quod eam contineat, sive id tantummodo nutri-<text:line-break/>ri, sive etiam augeri est opus. Ergo qua ratione indu-<text:line-break/>cemus? est enim adeo exiguum simplex illud vas, prae-<text:line-break/>terea reliquorum utrumque, 'ut, fi minima acu partem<text:line-break/>ejus aliquam pupugeris, tria simul diviseris. Itaque sen-<text:line-break/>sibilis iu eo locus vacuus fieri simul universus non pov,<text:line-break/>test; qui vero ratione spectatur, non cogit, quum vacua-<text:line-break/>tur, ut, quod continuum est, necessario sequatur. Velim<text:line-break/>porro rursus hoc loco respondeat mihi Erasistratus ipse<text:line-break/>de elementari illo exiguo nervo, sitne unus et prorsus<text:line-break/>continuus, an ex multis et exiguis corpusculis illis, quae<text:line-break/>Epicurus, Leucippus et Qenrocritus proposuerunt., com-</text:span></text:p>
      <text:p text:style-name="P9"><text:span text:style-name="T3">positus. Nam de hoc quoque Erasistrati aemulos disside-<text:line-break/>re animadverto; 'alii namque unum eam esse continuum-<text:line-break/>que putant, alloqui nec simplicem eum nominan-<text:line-break/></text:span><text:span text:style-name="T20">, dum ab eo fuisse dicunt; alii</text:span><text:span text:style-name="T3"> hunc quoque audent in<text:line-break/>alia elementaria dividere. Verum si unum quiddam con-<text:line-break/>tinuumque est, quod ex eo per insensibilem </text:span><text:span text:style-name="T20">a</text:span><text:span text:style-name="T3"> medi-<text:line-break/>.cis dictum perspiratum vacuatur, nullum relinquet in<text:line-break/>eo locum vacuum quum ita nuuni non fuerit, sed plu-<text:line-break/>ra ,</text:span><text:span text:style-name="T26">r</text:span><text:span text:style-name="T3"> vacuis fcilicet locis inter se divisa. Slu ex multis<text:line-break/>est conditum, per horti posticum (ut in-proverbio’est)<text:line-break/>ad Asclepiadem discessimus,. quae cohaerere inter sese<text:line-break/>non possunt elementa statuentes. Ergo, rursus artis ex-<text:line-break/>pertenr esse naturam dicamus; quum ejusmodi elementa<text:line-break/>necessario hoc sequatur. Quare parum erudite mihi vi-<text:line-break/>dentur Erasistrati aemulorum,, quidam ad ejusmodi ele-<text:line-break/>menta simplicium vasorum solutionem redigere; mea<text:line-break/>enim nihil referti Secundum utrosque enim absurda erit<text:line-break/>-nutritionis ratio, quum in simplicibus illis exiguis vasis,<text:line-break/>quae magnos ac sensibiles nervos conficiunt, non possit</text:span></text:p>
      <text:p text:style-name="P10"><text:span text:style-name="T3">sententia eorum, qui continua ea defendunt, fieri ad id,<text:line-break/>quod vacuatur, successio; quod et in continuo nihil sit<text:line-break/>vacuum, ac fiquid effluat, partes, quae relinquuntur, veln-<text:line-break/></text:span><text:span text:style-name="T20">ti lu </text:span><text:span text:style-name="T3">aqua cernitur, inter se coeant, ruriumque unum<text:line-break/>fiant, ipsae digesti locum occupantes: secundum alios<text:line-break/>vero, propterea quod successione ad id, quod vacuatur,<text:line-break/>illorum elementorum nullum eget. Habet enim ea<text:line-break/>successio in sensibilibus tantum, non etiam in iis, quae<text:line-break/>ratione spectantur, vim; sicuti ipse Erasistratus rnanife-<text:line-break/>ste fatetur, ubique non de vacuo id genus, quod minu-<text:line-break/>tim corporibus accidit, se agere testificans, scd de mani-<text:line-break/>festo, et sensibili, et multo simul collecto, et magno, </text:span><text:span text:style-name="T3">et<text:line-break/></text:span><text:span text:style-name="T3">evideute, vel quomodocunque aliter nominare libuerit.<text:line-break/>Quippe Erasistratus ipse vacuum sensibile, quod simul to-<text:line-break/>tum sit, ait esse non posse. Ego vero, quum nominibus<text:line-break/>abundarem, </text:span><text:span text:style-name="T20">• </text:span><text:span text:style-name="T20">quae idem in</text:span><text:span text:style-name="T3"> proposito sermone valerent,<text:line-break/>etiam reliqua adjeci. Non .alienum vero videtur, si ipsu</text:span></text:p>
      <text:p text:style-name="P10"><text:span text:style-name="T3">quoque aliquid (quando huc veni) Erasistrati sectatoribus<text:line-break/>conseram, horterque, ut, quum primum illud et simplex<text:line-break/>ab Erafistrato vocatum vas in alia sclvunt elementaria<text:line-break/>corpora, ab ea opinione desistant, quum praeter id,<text:line-break/>quod nihil promovent, etiam ah Erafistrato dissideant.<text:line-break/>Ac quod nihil quidem promoveant, liquido est monstra- '<text:line-break/>tum, neque enim effugere dubitationem, quae de nutri-<text:line-break/>tione est proposita, opinio ea potuit. Quod autem nec<text:line-break/>cum Erafistrato sit consentiens, quum id, quod ille, pri-<text:line-break/>mum et simplex nominat, compositum faciat,-ac naturae<text:line-break/>artem destruat, manifestum id quoque mihi videtur. Si<text:line-break/>enim in simplicibus his unitionem quandam substantiae<text:line-break/>non-relinquemus, sed ad elementa, quae nec. coalescere<text:line-break/>possunt,nec in partes dividi, descendemus, omnino na-<text:line-break/>turae artem perimemus; quod utique omnes faciunt, qui<text:line-break/>hanc bypothefin pro principio habent, tum medici tum<text:line-break/>philosophi. Quippe secunda et posterior animalis parti-<text:line-break/>bus secundum hanc hypothesin natura est, non prior; at</text:span></text:p>
      <text:p text:style-name="P10"><text:span text:style-name="T3">formare et condere non- ejus est, quod secundo fit, sed<text:line-break/>ejus, </text:span><text:span text:style-name="T3">quod </text:span><text:span text:style-name="T3">suit prius. Quare necesse est statim ex ipso<text:line-break/>semine naturae facultates, quibus cousbrmat, auget nu-<text:line-break/>tritque animal, esse praesumere. At corporum, quae<text:line-break/>nec una committi, nec dividi possunt, nullum in re<text:line-break/>conlormatricem, auctricem, nutricem, aut lu sum-,<text:line-break/>ma artificem facultatem habet, quippe • quod im-<text:line-break/>patibile esse immutabileque praesumitur. Praedictorum<text:line-break/>vero sine mutatione et alteratione et ea, quae per tota<text:line-break/>fit, mixtione, veluti supra indicavimus</text:span><text:span text:style-name="T3">, </text:span><text:span text:style-name="T3">nullum consi-<text:line-break/>stit Atque ob hanc necessitatem omnes ejusmodi opini-<text:line-break/>onum sectatores, quo consentanea elementis iis, quae<text:line-break/>proposuerunt, dicerent, naturam vel nolentes coacti sunt<text:line-break/>artificem esse negare. Verum haec non a nobis Erasi-<text:line-break/>strati sequaces, scd a philosophis discere par erat, qui-<text:line-break/>bus follicet illud maxime placet, omnium rerum elenren-<text:line-break/>ta primum esse consideranda. Non recte igitur putan-<text:line-break/>dus est Erasistratus eo ignorantiae progressus, ut. ne<text:line-break/>hanc quidem dignoscere possit'consequentiam;- scd ut si-</text:span></text:p>
      <text:p text:style-name="P11"><text:span text:style-name="T3">101</text:span></text:p>
      <text:p text:style-name="P10"><text:span text:style-name="T3">mul naturam artificiosam esse proponeret , simul<text:line-break/>in impatibilia, et quae nec una conjungi, nec mu-<text:line-break/>tari possint elementa, substantiam dirimeret. Atqui si<text:line-break/>in elementis alterationem aliquam, et mutationem, et<text:line-break/>unionem, et continuitatem dederit, unum ei minime<text:line-break/>compositum vas illud, quod simplex vocat, erit; verum<text:line-break/>simplex vena a se ipsa nutrietur, nervus vero et arteria<text:line-break/>a vena. Sed qualiter quaero et quemadmodum? hoc<text:line-break/>enim disceptationis nostrae loco dissensus Erasistrateo-<text:line-break/>rurn superius meminimus, monstravimusque, neutrorum<text:line-break/>sententia, quemadmodum simplicium illorum yulorurn<text:line-break/>nutritio fiat, constare. Sed nec ludicare pugnam eorum<text:line-break/>sumus gravati:, praeterea Erafistrato honoris aliquid de-<text:line-break/>scrre, translato scilicet in meliorem sectam. Rursum<text:line-break/>igitur ad eam, quae elementarem illum nervum unum,<text:line-break/>simplicem et sibi undique unitum proponit, disputatio<text:line-break/>conversa, quemadmodum nutriendus sit, consideret; quod<text:line-break/>namque hic inventum erit, commune id Hippocratis quo-<text:line-break/>que fectae fuerit. Aptius autem mini, quod quaeritur,</text:span></text:p>
      <text:p text:style-name="P10"><text:span text:style-name="T3">disquirendum esse ridetur in iis, qui aegrotaverunt </text:span><text:span text:style-name="T3">et<text:line-break/></text:span><text:span text:style-name="T3">vehementer sunt extenuati; omnes enim his corporis par-<text:line-break/>tes et contabuerunt, et graciles factae sunt, tum pluri-<text:line-break/>ma additione refectioneque ludigere videntur; ergo</text:span><text:span text:style-name="T34">L</text:span><text:span text:style-name="T3"> etiam<text:line-break/>nervus hic sensibilis, cujus causa inceptus sermo est, lu<text:line-break/>his gracilis admodum est redditus ac nutritione eget.<text:line-break/>Habet vero in se partes plurimas, tum primos illos et<text:line-break/>invisibiles nervos, tum paucas quasdam simplices arteri-<text:line-break/>as, itemque venas; omnes igitur ejus quoque elementa-<text:line-break/></text:span><text:span text:style-name="T3">res </text:span><text:span text:style-name="T3">nervi extenuati funt, aut, si non. illi, utique nec to- .<text:line-break/></text:span><text:span text:style-name="T3">tus. </text:span><text:span text:style-name="T3">Itaque etiam, </text:span><text:span text:style-name="T3">sicut </text:span><text:span text:style-name="T3">totus, ipsi quoque nutriri postn-<text:line-break/></text:span><text:span text:style-name="T3">lanti </text:span><text:span text:style-name="T3">Atqui </text:span><text:span text:style-name="T3">si nutriri </text:span><text:span text:style-name="T3">postulant, nec potest illis quic-<text:line-break/></text:span><text:span text:style-name="T3">quam </text:span><text:span text:style-name="T3">conducere ad id, quod vacuatur, successio, non<text:line-break/></text:span><text:span text:style-name="T3">propter </text:span><text:span text:style-name="T3">jam dictas modo dubitationes, sed etiam pro-<text:line-break/></text:span><text:span text:style-name="T3">pter </text:span><text:span text:style-name="T3">recens contractam (ut indicabo) gracilitatem, quae—<text:line-break/></text:span><text:span text:style-name="T3">renda </text:span><text:span text:style-name="T3">nobis alia nutritionis est . causa. At quid igitur<text:line-break/></text:span><text:span text:style-name="T3">causae est, </text:span><text:span text:style-name="T3">cur fieri nequeat, ut successio ad id, quod<text:line-break/></text:span><text:span text:style-name="T3">vacuatur, ecin, qui </text:span><text:span text:style-name="T3">sic sit affectus, nutriat? nempe quod.</text:span></text:p>
      <text:p text:style-name="P10"><text:span text:style-name="T3">tantum succedere continui necessarium est, quantum<text:line-break/>effluit. Hoc vero iis, qui bono simt corporis habitu,<text:line-break/>fatis ad nutritionem est, quibus ea, quae apponuntur,<text:line-break/>iis, quae effluunt, paria esse oportet; at in iis, qui ad<text:line-break/>ultimum sunt graciles ac liberaliter refici postulant, nisi<text:line-break/>multo plus fit, quod apponitur, quam id, qnod va-<text:line-break/>cuatur, pristinum restituere habitum nunquam po-<text:line-break/>terit. Liquet igitur, quod tanto plus debent attrahere,<text:line-break/>quanto etiam pluribus egent Porro Erasistratus hic. quo-<text:line-break/>que se prius facere id, quod fecundum est, nescio, quo<text:line-break/>pacto non advertat. Propterea enim, inquit, quod<text:line-break/>multa appositio iis, qui aegrotaruut, quo reficiantur, fit,<text:line-break/>idcirco multum etiam ad hanc succedit. At quomodo<text:line-break/>niulta fiat appositio, ubi copiosa non praecessit distribu-<text:line-break/>tio ? Quod fi alimenti per venas transitum distributio-<text:line-break/>nem appellat, translationem autem, quae in singula<text:line-break/>simplicium illorum et invisibilium nervorum arteriarum-<text:line-break/>que fit, non distributionem, scd perfusionem dicas, vel-<text:line-break/>uti nonnulli nominandam censuerunt; postea, qui per ve-</text:span></text:p>
      <text:p text:style-name="P10"><text:span text:style-name="T3">nas agitur, transitum sola fieri successione ad id,' quod<text:line-break/>vacuatur, dicant; translationem, quae fit in illa; quae<text:line-break/>funt ratione spectabilia, nobis interpretentur. Quando- </text:span><text:span text:style-name="T3">’<text:line-break/></text:span><text:span text:style-name="T3">quidem, quod nec lu his successio ad id, quod vacua-<text:line-break/>tur, dici possit,' ac potissimum in corporibus, quae ad ul-<text:line-break/>tlurum' sunt extenuata, demonstratum jam est. Quae<text:line-break/>vero de iis verba in secundo universalium sermonum<text:line-break/>Erasistratus dicat, operae pretium est audisse: </text:span><text:span text:style-name="T20">Ultimis et<text:line-break/>simplicibus, tenuibus et angustis, appositio ex vicinis con-<text:line-break/>tingit vasis, in vacua spatia eorum, quae abierunt, nu-<text:line-break/>trimento </text:span><text:span text:style-name="T48">α </text:span><text:span text:style-name="T20">lateribus vasorum attracto ac translato.</text:span><text:span text:style-name="T3"> Ex<text:line-break/>liac dictione primum illud </text:span><text:span text:style-name="T3">a </text:span><text:span text:style-name="T20">lateribus</text:span><text:span text:style-name="T3"> admitto plane </text:span><text:span text:style-name="T3">ac<text:line-break/></text:span><text:span text:style-name="T3">recipio; neque enim possit simplex nervus, si per os nu-<text:line-break/>trimentum acciperet,, id in se totum distribuere, ut qui<text:line-break/>dicatus animali spiritui sit; at a lature licet </text:span><text:span text:style-name="T34">a</text:span><text:span text:style-name="T3"> simplici,<text:line-break/>quae juxta sita est, vena alimentum recipiat. Secundo<text:line-break/>loco recipio ex Erasistrati verbis, quod deinceps subjici-</text:span></text:p>
      <text:p text:style-name="P10"><text:span text:style-name="T3">tur illi </text:span><text:span text:style-name="T20">a lateribus.</text:span><text:span text:style-name="T3"> Quid igitur ait ? a </text:span><text:span text:style-name="T20">lateribus vasorum<text:line-break/>nutrimento attracto,-</text:span><text:span text:style-name="T3"> Ergo quod trahatur quidem; nos ,<text:line-break/>quoque fatemur; quod autem sticcessione ad id, quod va-<text:line-break/>cuatur, non trahatur, prius est- monstratum.</text:span></text:p>
      <text:h text:style-name="Heading_20_2" text:outline-level="2">Cap. Vll.</text:h>
      <text:p text:style-name="P58"><text:span text:style-name="T3">Ergo ad quem modum trahatur, in<text:line-break/>commune investigemus. Quo porro </text:span><text:span text:style-name="T3">alio</text:span><text:span text:style-name="T3">, quam </text:span><text:span text:style-name="T3">sicut </text:span><text:span text:style-name="T3">a<text:line-break/>magnete lapide ferrum, qui scilicet talis qualitatis tra-<text:line-break/>hendae vim habet? At vero, si distributionis principi-<text:line-break/>um expressio ventriculi, praestat; reliquum vero ejus<text:line-break/>progressum omnem tum venae ipsae contractae ac pro-<text:line-break/>pellentes, tum singula, quae nutriuntur, ad fe trahentia:<text:line-break/>successionem ad id, quod vacuatur, repudiantes, quippe .<text:line-break/>quae hominem, qui artificiosam naturam </text:span><text:span text:style-name="T3">statuit</text:span><text:span text:style-name="T3">, parum<text:line-break/>deceat, jam Asclepiadis objectionem declinaverimus,<text:line-break/>quam scilicet solvere non possumus. Lemma enim, quod<text:line-break/>ad demonstrationem disjunctum sumitur, non utique ex<text:line-break/>duobus, sed ex tribus re vera est disjunctum. At si<text:line-break/>quidem veluti ex duobus leo utemur, salium erit aliquid</text:span></text:p>
      <text:p text:style-name="P10"><text:span text:style-name="T3">eorum, quae ad demonstrationem sumuntur; sin veluti<text:line-break/>ex duobus, minime claudens ratio erit. Atque haec mi-<text:line-break/>nime ignorasset Erasistratus, si vel per somnium aliquan-<text:line-break/>do cum Peripateticis fuisset versatus.</text:span></text:p>
      <text:h text:style-name="Heading_20_2" text:outline-level="2">Cap. VIII.</text:h>
      <text:p text:style-name="P58"><text:span text:style-name="T3">Quemadmodum de humorum generatio-<text:line-break/>ne, .de quibus nihil ne mediocriter quidem probabile<text:line-break/>habens quod dicat, falli putat eum, qui agit, quasi<text:line-break/>prorsus inutilis sit eorum contemplatio. Sed numquid,<text:line-break/>quaeso, quemadmodum quidem cibi concoquantur in </text:span><text:span text:style-name="T20">ven-<text:line-break/>tre,</text:span><text:span text:style-name="T3"> scivisse est utile, quemadmodum aulem in venis<text:line-break/>bilis fiat, est supervacuum? ac solius vacuationis ejus ha-<text:line-break/>benda est ratio, generationis ejus nulla cura? ceu non<text:line-break/>longe satius sit prohibere ab initio, </text:span><text:span text:style-name="T3">ne </text:span><text:span text:style-name="T3">multa gignatur,<text:line-break/>quam solicttos et occupatos esse de vacuanda. Mirum<text:line-break/>vero est, et illud dubitare hominem, in corporene sta-<text:line-break/>tuenda generatio ejus fit, an protinus in ipsis cibis extrin-<text:line-break/>secus contineri dicenda. Nam si id commode dubitatur,<text:line-break/></text:span><text:span text:style-name="T3">cur </text:span><text:span text:style-name="T3">etiam dt sanguine </text:span><text:span text:style-name="T20">non.</text:span><text:span text:style-name="T3"> </text:span><text:span text:style-name="T3">quaeremus, habeatue is lu</text:span></text:p>
      <text:p text:style-name="P10"><text:span text:style-name="T3">corpore generationem, an in cibis sit diffusus, veluti<text:line-break/>uiunt, qui-i opinionis de partibus similaribus funt au-<text:line-break/>ctores? Atqui multo magis ad rem pertinebat illud quae-<text:line-break/>ai, quinam cibi sanguini faciendo maxime conveniant,<text:line-break/>qui non conveniant, quam qui ventriculi operi facile<text:line-break/>cedant, qui' adversentur et pugnent; quippe horum de-<text:line-break/>lectus ad solam concoctionem, illorum ad sanguinis boni<text:line-break/>generationem interest; non enim paris momenti est, vel<text:line-break/>sanguinem bonum non gigni, vel alimentum in ventre<text:line-break/>probe lu chylum non verti. Quo pacto autem non eru-<text:line-break/>hescit, quum concoctionis frustrationes dividat, ceu mul-<text:line-break/>tae sint multisque ex occasionibus incidant, de sangui-<text:line-break/>nis vitiis nec verbo tehus, imo ne syllaba quidem te-<text:line-break/>nus, mentionem facere? Atqui in venis reperitur et<text:line-break/>crassus et tenuis, sanguis; item aliis magis ruber, aliis<text:line-break/>flavior,- aliis magis ater, aliis pituitosior. Quod si quis<text:line-break/>graveolentem eum, idque non uno tantum genere, scd<text:line-break/>multis plane differentiis, quae, ut sermone explicari nion</text:span></text:p>
      <text:p text:style-name="P10"><text:span text:style-name="T3">possunt, ita sensu liquido apparent, intelligat, non me-<text:line-break/>diocriter, ut arbitror, Erasistratum negligentiae damna-<text:line-break/>bit, qui tam necessariam </text:span><text:span text:style-name="T3">artis </text:span><text:span text:style-name="T3">contemplationem praeter-<text:line-break/>miserit Manifestum enim est, ea, quae de hydrope pra-<text:line-break/>ve sentit, hanc negligentiarn fuisse secuta. Nam quod<text:line-break/>viarum angustia prohiberi sanguinem ultra per jecur pro-<text:line-break/>cedere putat, nec alia ratione ulla hydropem posse fieri,<text:line-break/>quomodo non extremam prodit ejus ignaviam? Jam<text:line-break/>quod nec vitio lienis, nec alterius cujusquam partis, sed<text:line-break/>perpetuo ex jecinoris scirrho gigni hydropem existimat,<text:line-break/>prorsus socordis est hominis, nec quicquam eorum, quae<text:line-break/>quotidie fiunt, luteliigentis. Siquidem ex diuturnis hae-<text:line-break/>morrhoidibus vel suppressis vel immodica profusione<text:line-break/>hominem ad extremam frigiditatem ducentibus non fe-<text:line-break/>mel, aut bis, led saepe. jam factum hydropem nidi; sic-<text:line-break/>ut mulieribus quoque tum menstruae purgationis omni—<text:line-break/>moda cessatio, tum immodica vacuatio, quum scilicet<text:line-break/>uteri nimio sanguinis profluvio laborarunt, saepe hydro- </text:span><text:span text:style-name="T3">,</text:span></text:p>
      <text:p text:style-name="P10"><text:span text:style-name="T3">pem accersiverunt, nonnullis vero earum et qui. mulie-<text:line-break/>bris vocatur fluxus, lu hunc terminatus est morbum: ut,<text:line-break/>qui ab ilibus incipiunt aiiove quopiam opportunorum<text:line-break/>ad id . membrorum, bydropas praetermittam; qui ipsi<text:line-break/>quoque Erasistrati opinionem-dare refellunt, verum non<text:line-break/>adeo luculenter, ut qui ex toto corporis habitu immo-<text:line-break/>dice refrigerato oriuntur. Est ernirn ea prima generandi<text:line-break/>hydropis causa, ex sanguisicationis delectu proveniens,<text:line-break/>simili genere atque ea, quae ex ciborum concoctionis<text:line-break/>desectu fit, diarrhoea. Atqui in tali hydropis genere<text:line-break/>nec aliud viscus ullum, nec jecur scirrho est affectum.<text:line-break/>Caeterum vir sapiens Erasistratus, negligens atque despici-<text:line-break/>ens, quae nec Hippocrates, nec Diocles, nec Praxagoras,<text:line-break/>nec Philistion, scd nec quae optimorum philosophorum<text:line-break/>ullus contempsit, non Plato, non Aristoteles, non Theo-<text:line-break/>phrastns, totas actiones praeterit, veluti exigua quadam<text:line-break/>et momentana artis omissa parte, ne quidem vel contra-<text:line-break/>dicendum censens, sive recte, sive non recte </text:span><text:span text:style-name="T3">omnes, </text:span><text:span text:style-name="T3">hi</text:span></text:p>
      <text:p text:style-name="P10"><text:span text:style-name="T3">calido, frigido, sicco, thumido, aliis veluti agentibus;<text:line-break/>aliis veluti patientibus, quae in corpore animalis sunt,<text:line-break/>omnia gubernari dicant, quodque calidum in iis tum, </text:span><text:span text:style-name="T3">ad<text:line-break/></text:span><text:span text:style-name="T3">alias actiones, tum vero praecipue ad succorum genera-<text:line-break/>tionem plurimum valeat.. Verum tot tantisque non assen-<text:line-break/>tiri viris, sed plus se supere quam illos putare, sine in-<text:line-break/>vidia esto; at nec refutatione, nec mentione tam celebre<text:line-break/>dogma dignari, id vero immensam quandam ejus prodit<text:line-break/>superbiam. Tametsi maxime pusillo abjectoque animo<text:line-break/>est, .ubicunque aliquid refutat; in disceptatione quidem<text:line-break/>de concoctione eos, qui putrefieri cibos autumant, re-<text:line-break/>futandi occasionem arnbitiofe captans; lu ea vero, quae<text:line-break/>de distributione agit, eos, qui propter appositionem ar-<text:line-break/>teriarum distribui venarum sanguinem existimant; in </text:span><text:span text:style-name="T3">ea<text:line-break/></text:span><text:span text:style-name="T3">rursus, quae de respiratione instituitur, eos, qui circum-;<text:line-break/>trudi aerem dicunt. Sed nec gravatus est contra </text:span><text:span text:style-name="T20">eos,<text:line-break/></text:span><text:span text:style-name="T3">qui halitus modo urinas meare in vesicam contendunt,<text:line-break/>disputare; nec etiam contra eos,, qui in pulmonem ferri</text:span></text:p>
      <text:p text:style-name="P10"><text:span text:style-name="T3">potionem ajunt. Ita, cum pessimas quasque opiniones de-<text:line-break/>legerit , delectatur prolixe in refutationibus immorari:<text:line-break/>de sanguinis vero generatione, quae tamen ciborum in<text:line-break/>chylum conversione nihilo est inferior, </text:span><text:span text:style-name="T3">nec contra </text:span><text:span text:style-name="T3">vete-<text:line-break/>rum quenquam disputare censuit, nec ipse aliam inducere<text:line-break/>opinionem est ausus, qui in principio universalium ser-<text:line-break/>monum de omni naturali functione, et quemadmodum,<text:line-break/>et quibus animalis partibus quaeque fiat, pollicitus est<text:line-break/>disserere. An, concoquendi cibi facultate imbecilla, cru-<text:line-break/>ditate laborabit animans, ejus vero, </text:span><text:span text:style-name="T3">quae jam </text:span><text:span text:style-name="T3">concocta<text:line-break/>in sanguinem vertit, nullus omnino erit affectus</text:span><text:span text:style-name="T3">, </text:span><text:span text:style-name="T3">scd<text:line-break/>haec sola nobis adamantina est et impatibilis? </text:span><text:span text:style-name="T3">an </text:span><text:span text:style-name="T3">alia<text:line-break/>quaepiam imbecillitatis ejus foboles erit, quam hydrops?<text:line-break/>Patet igitur liquido, Erasistratum, quum in aliis </text:span><text:span text:style-name="T3">ne </text:span><text:span text:style-name="T3">lu<text:line-break/>levissimas quidem opiniones luvehi sit gravatus, </text:span><text:span text:style-name="T3">hac </text:span><text:span text:style-name="T3">ve-<text:line-break/>ro in re nec refellere priores, nec ipse novum aliquid<text:line-break/>lu medium afferre sit ausus, dogmatis sui errorem agno-<text:line-break/>xisse. Nam quid qnaelo dicere de sanguine potuit horno.</text:span></text:p>
      <text:p text:style-name="P10"><text:span text:style-name="T3">qui naturali calore ad nullum effectum fit ufirs ? quid<text:line-break/>vero de bili flava nigra ve aut pituita? nempe quod fieri’<text:line-break/>potest, ut bilis mixta cibis statim forinsecus adveniat.<text:line-break/>Ait namque ad huiic modum ipsis verbis: </text:span><text:span text:style-name="T20">Utrum vero<text:line-break/>inter concoquendum in ventre alimentum talis gignatur<text:line-break/>humor, an mixtiis in exhibitis extrinsecus accedat, id<text:line-break/>consideraste ad nullum pertinet niediciuae usam.</text:span><text:span text:style-name="T3"> Atqui,<text:line-break/>vir egregie, tum vacuari oportere humorem hunc- ex<text:line-break/>animalis corpore, tutu magnopere nocere, nifi vacuetur,<text:line-break/>ipse sateris. Quo pacto igitur, cum nihil boni ex ea fie-<text:line-break/>ri existimes, inutilem esse ad medicinam ais de generatio-<text:line-break/>ne ejus considerationem? Fac namque in cibis contine-<text:line-break/>atur, nec in jecinore exacta ejus sit secretio;' ambo<text:line-break/>enim haec fieri posse existimas. Atqui permultum hoc<text:line-break/>Ioco interest, minimam plurimarnve iu se bilem conti-<text:line-break/>neant, qui exhibentur cibi:'illi"namque omni periculo<text:line-break/>vacant; hi vero, qui plurimam in se' continent, quo-</text:span></text:p>
      <text:p text:style-name="P10"><text:span text:style-name="T3">niam non potest tota ea commode in jecinore expurgari,<text:line-break/>occasio erunt tum aliorum. affectuum, quos ipse, o Erafi-<text:line-break/>strate, or bilis redundantia nasci ais, tum non in postre-.<text:line-break/>inis icteri. Quo pacto igitur medico nosse maxime ne-.<text:line-break/>c.essariurn non sit primum illud, quod extrinsecus in ci-<text:line-break/>his ipsis bilis contineatur; secundo, quod beta (verbi<text:line-break/>gratia) multam, panis minimam, rursus oleum plurimam,<text:line-break/>vinum minimam., reliquaque impari modo inter fe bilis<text:line-break/>portionem singula contineant ? Quomodo enim non maxi-.<text:line-break/>me sit ridiculus, qui sponte sua ea, quae plus lu fe bi-<text:line-break/>lis contineant, potius eligit, quam .contraria? Quid vero,<text:line-break/>si non continetur bilis in cibis, scd in corpore animali-<text:line-break/>u.m gignitur, nonne illud quoque ncsse ad rem pertinet,<text:line-break/>in quo statu, corporjs amplior ejus generatio pro veniat,<text:line-break/>in quo minor? Quippe alterandi mutandique scmper in<text:line-break/>melius vitiosus corporum status facultatem habemus; ve-<text:line-break/>rum si ignoramus, quatenus vitiosus fit, et qualiter a le-<text:line-break/>gitimo excesserit, quo tandem pacto licebit nobis eum in</text:span></text:p>
      <text:p text:style-name="P10"><text:span text:style-name="T3">meliorem vindicare? Non est igitur, </text:span><text:span text:style-name="T3">ut </text:span><text:span text:style-name="T3">Erasistratus<text:line-break/>affirmat, ad </text:span><text:span text:style-name="T3">medendum </text:span><text:span text:style-name="T3">inutilis ipsa de liliis generatione<text:line-break/>veritas; fed ef illud nec difficile invcntu est, nec ob-<text:line-break/>scurum, quod mel non eo, quod plurimam in se bilem<text:line-break/>continet:, sed quod intra corpus est mutatum, in hanc<text:line-break/>alteratur'ac vertitur; quippe amarum, gustantibus esset,<text:line-break/>si bilem in se extra corpus contineret; praeterea omni-<text:line-break/></text:span><text:span text:style-name="T3">•bus </text:span><text:span text:style-name="T3">similiter hominibus aequalis ex eo gigneretur bilis<text:line-break/>copia. Verum id secus habet, siquidem, qui jam in flore<text:line-break/></text:span><text:span text:style-name="T3">funt, </text:span><text:span text:style-name="T3">potissimum </text:span><text:span text:style-name="T3">fi </text:span><text:span text:style-name="T3">calidiore natura sint ac vitam degant<text:line-break/>laboriosam, in iis totum mel vertitur in flavam bilem,<text:line-break/></text:span><text:span text:style-name="T3">senibus </text:span><text:span text:style-name="T3">vero admodum est accommodum, utpote quibus<text:line-break/></text:span><text:span text:style-name="T3">non </text:span><text:span text:style-name="T3">iu bilem, scd lu sanguinem convertatur. Erasistra-<text:line-break/></text:span><text:span text:style-name="T3">tus </text:span><text:span text:style-name="T3">vero, praeterquam quod nihil horum novit, neque<text:line-break/>divisionem sermonis fui satis aptam facit, illud aestimasse<text:line-break/></text:span><text:span text:style-name="T3">inquiens, </text:span><text:span text:style-name="T3">nihil ad medendum conferre, in ciiisne bilis<text:line-break/>statim ab initio contineatur, an per concoctionem in ven-<text:line-break/></text:span><text:span text:style-name="T3">tre sit </text:span><text:span text:style-name="T3">genita, quum additum scilicet aliquid oportuisset</text:span></text:p>
      <text:p text:style-name="P10"><text:span text:style-name="T3">de ejus et iu jecinore et in venis generatione, quando<text:line-break/>lu lis instrumentis gigni eam una cum sanguine, veteres<text:line-break/>tum medici tum philosophi prodiderunt. Sed qui </text:span><text:span text:style-name="T3">ab </text:span><text:span text:style-name="T3">in-<text:line-break/>itio statirn errarunt, atque </text:span><text:span text:style-name="T3">a </text:span><text:span text:style-name="T3">recta via declinarunt, his<text:line-break/>non talia modo nugari est necesse, sed etiam eorum,<text:line-break/>quae ad artem sunt utilissima, disquisitionem omittere.<text:line-break/>Libens igitur, quum huc oratione processerim, eos rogem,<text:line-break/>qui plurimum cum Peripateticis philosophis versatum ho-<text:line-break/>minem dicunt, an omnia, quae ab Aristotele dicta de-<text:line-break/>monstrataque sunt de corporis nostri ex calido, frigido,<text:line-break/>huinido et sicco mixtione, rrorint; tum calidum in iis<text:line-break/>esse efficacissimum, et auimalia, quae calidiore sunt na- .<text:line-break/>tura, ea esse omnino sanguine praedita, contra quae natu-<text:line-break/>ra admodum sunt frigida, ea prorsus esse exanguia,- eo-<text:line-break/>que per hyemem delitescentia otiosa et immota mortuo-<text:line-break/>rum ritu jacere. Porro elisceptatum et de colore san-<text:line-break/>guinis est non Aristoteli modo, sed etiam Platoni. Nos<text:line-break/>autem, sicut: prius etiam testati sumus, liaudquaquam,</text:span></text:p>
      <text:p text:style-name="P9"><text:span text:style-name="T3">quae ab antiquis. commode funt 'demonstrata, ea dicere<text:line-break/>in praesentia paramus,, ut' qui illos nec sentiendo nec,<text:line-break/>dicendo• superare queamus; scd : aut quae ab illis absque<text:line-break/>demonstratione, tanqnam evidentia, sunt prodita, </text:span><text:span text:style-name="T3">quod<text:line-break/></text:span><text:span text:style-name="T3">scilicet aliquos foro adeo perverfos sophistas, qui verita-</text:span></text:p>
      <text:p text:style-name="P14"><text:span text:style-name="T3">x </text:span><text:span text:style-name="T3">tem in iis, quae ipsi tradidissent, contemnerent, suspica- .<text:line-break/>ti non funt, vel etiam ab illis omnino sunt praetermis-<text:line-break/>sa, haec tum investigare tum demonstrare censemus. De •<text:line-break/>succorum vero generatione haud scio an aliquis exactius<text:line-break/>quicquam afferre in medium possit iis, quae Hippocrates,<text:line-break/>Aristoteles, Praxagoras, Philotimus aliique veterum non<text:line-break/>pauci reliquerunt. Demonstratum enim est ab </text:span><text:span text:style-name="T3">iis </text:span><text:span text:style-name="T3">viris,<text:line-break/>alimentum, dum lu venis ab lunato calore alteratur,<text:line-break/>sanguinem quidem a mediocri calore fieri, reliquos vero<text:line-break/>fuccos ab eodem immodico. Atque huic sententiae, quae<text:line-break/>evidenter sensibus apparent, omnia consentiunt. Quando<text:line-break/>et cibi, qui natura calidiore sunt, magis sunt biliosi;<text:line-break/>qui frigidiore, magis pituitosi. Simili modo ex aetatibus</text:span></text:p>
      <text:p text:style-name="P10"><text:span text:style-name="T3">quae calidiore natura sunt, has biliosiores esse constat;<text:line-break/>quae frigidiore, pituitosiores. Jam vitae rationum et re-<text:line-break/>gionum et anui temporum multoque pridres his ipsarum,<text:line-break/>quoque naturarum, quae frigidiores sunt, eae magis cer-,<text:line-break/>nuntur pituitosae, quae calidiores, magis biliofae.r Prae-<text:line-break/>terea ex morbis quoque qui frigidi funt, ii a pituita<text:line-break/>oriuntur; qui calidi, a bili ortum habent. Denique ni-<text:line-break/>hil'usquam invenias, quod non .huic sententiae astipule-<text:line-break/>tur. Et quomodo, quaeso, non astipulatur? Cum enim-<text:line-break/>propter certam ex quatuor illis qualitatibus temperiem,<text:line-break/>pars quaeque certam habeat functionem, necesse omnino,<text:line-break/>est, propter ejus temperiei vitium aut prorsus corrumpi<text:line-break/>functionem, aut impediri, ac ita vel totum vel partibus<text:line-break/>aegrotare animal. Ac primi quidem ac principes morbi-<text:line-break/>Iuut quatuor, qui calore, frigore, siccitate et humore<text:line-break/>luter sc dissident. Id vero Erasistratus quoque ipse,<text:line-break/>quanquam nolens, fatetur. Nam quum in febribus dete-<text:line-break/>riorem esse ciborum concoctionem dicat, nec tamen (sic-</text:span></text:p>
      <text:p text:style-name="P16"><text:span text:style-name="T3">1»<text:tab/></text:span><text:span text:style-name="T42">- /Λ </text:span><text:span text:style-name="T42">,<text:tab/></text:span><text:span text:style-name="T42">.<text:tab/>....,•<text:tab/></text:span><text:span text:style-name="T42">; 7..</text:span></text:p>
      <text:p text:style-name="P11"><text:span text:style-name="T3">ut priores cenfuerunt) propterea, quod naturalis caloris<text:line-break/>mediocritas corrumpitur, scd quia ventriculus hos am-<text:line-break/>plecti et terere similiter non valet, quod ejus laesa sit<text:line-break/>actio, rogari jure potest, a quo sit laesa ventris actio.<text:line-break/>Quippe fi ceciderit quis, et ex eo bubo excitetur, prius,<text:line-break/>quam homo febricitet, venter deterius non concoquet:<text:line-break/>non' enim sutis est aut bubo aut ulcus, quod ventriculi<text:line-break/>concoctionem labefactet. At si febricitet, protinus con-<text:line-break/>coctio redditur deterior; protinus etiam ventriculi actio-<text:line-break/>nem deteriorem redditam dicimus, atque id recte. Cae-<text:line-break/>terunr a quo sit laesa, adjiciendum esse sermoni videtur.<text:line-break/>Ulcus 'namque eam laedere non valebat, sed nec bubo;<text:line-break/>laesisset enim profecto et ante febrem. Quod si haec<text:line-break/>non laeserunt, liquet, quod immodica vis caloris; quippe<text:line-break/>duo haec buboni accessere, motus ejus, qui in arteriis<text:line-break/></text:span><text:span text:style-name="T3">et </text:span><text:span text:style-name="T3">corde habetur, alteratio et naturalis caloris exuperaii-<text:line-break/></text:span><text:span text:style-name="T3">tia. </text:span><text:span text:style-name="T3">Verum motus alteratio non modo ventris actionem</text:span></text:p>
      <text:p text:style-name="P10"><text:span text:style-name="T42">ηόπ </text:span><text:span text:style-name="T3">laedet, sed etiam </text:span><text:span text:style-name="T3">illi </text:span><text:span text:style-name="T3">conferet lu animalibus, in<text:line-break/>quibus supponitur plurimum ad concoctionem </text:span><text:span text:style-name="T3">valere </text:span><text:span text:style-name="T3">spi-<text:line-break/>ritum illum, qui per arterias in ventrem incidit. Er-<text:line-break/>go a reliquo eoque solo immodico: calore laeditur ven-<text:line-break/>tris actio; etenim spiritus non solum vehementior, sed<text:line-break/>etiam magis assiduus et abundantior nunc incidit, quam<text:line-break/>prius. Quare quod ad hunc attinet, magis 'concoquent<text:line-break/>ea, quae spiritus gratia bene concoquunt animalia; ob<text:line-break/>reliquum vero, qui etiam praeter naturam est, calorem<text:line-break/>male concoquenti Dicere namque, proprietatemquandam<text:line-break/>in spiritu esse, qua concoquunt, delude, quum febricitant,<text:line-break/>hanc destrui, est alio modo incommodum ipsum fateri.<text:line-break/>.Quippe denuo interrogati, a quo sit alteratus spiritus,<text:line-break/>solum habent, quem respondeant, eum, qui praeter na-<text:line-break/>turam est, calorem, maxime de eo, qui in ventre est, spi-<text:line-break/>ritu; neque enim appropinquat omnino is buboni. Et<text:line-break/>quid quaeso animalia -ea, in quibus spiritus proprietas<text:line-break/>plurimam vim habeat, commemoro, quum liceat de, ho-<text:line-break/>minibus, in quibus vel nihil vel omnino leve aliquid</text:span></text:p>
      <text:p text:style-name="P10"><text:span text:style-name="T3">et exiguum confert, verba facere? At quod in febribus<text:line-break/>male concoquunt hi quoque, fatetur etiam ipse: tum cau-<text:line-break/>sam rei adjiciens, laesam esse ait ventris actionem;</text:span><text:span text:style-name="T26">c</text:span><text:span text:style-name="T3">non<text:line-break/>tamen aliam habet, quam asserat, laesionis occasionem<text:line-break/>quam eum, qui praeter naturam est, calorem. At si no-<text:line-break/>cet actioni calor, qui praeter naturam est, nec id facit<text:line-break/>ex accidenti, scd ipse sua substantia ac potestate, utique<text:line-break/>ex primorum morborum sit numero; atqui de numero<text:line-break/>primorum morborum esse nequit immoderatus calor, nisi<text:line-break/>actio ex proba nascatur temperie. Neque enim alia de<text:line-break/>causa potest intemperies primorum morborum esse causa,<text:line-break/>nisi quod proba temperies est vitiata; quum enim ab hac<text:line-break/>xnanent actiones, necesse est primas earum laesiones ex<text:line-break/>hac manere vitiata. At quod, ipso quoque Erafistrato au-<text:line-break/>ctore, proba caloris temperies actionis sit causa, iis, qui<text:line-break/>assequi, quod consequens est, valent, satis esse demonstra-<text:line-break/>tum puto. Hoc vero nobis concesso, non amplius dictu</text:span></text:p>
      <text:p text:style-name="P10"><text:span text:style-name="T42">. </text:span><text:span text:style-name="T3">e</text:span></text:p>
      <text:p text:style-name="P11"><text:span text:style-name="T3">difficile est, in omni actione id, quod melius est, probo’'<text:line-break/>temperamento reserendum esse acceptum; </text:span><text:span text:style-name="T3">quae </text:span><text:span text:style-name="T3">deteriora<text:line-break/>funt, vitioso. Atqui si haec ita se habent, sanguinem a<text:line-break/>mediocri, bilem ab immodico calore nasci,, quidni pu-<text:line-break/>tandum? ita namque tum in calida aetate, tum calida<text:line-break/>regione, tum anni tempore calido et tempestate calida,<text:line-break/>praeterea naturis hominum calidis et vitae conditionibus,<text:line-break/>et victus rationibus, et morbis calidis, merito nobis plu-<text:line-break/>rima fieri flava bilis, apparet. Dubitare vero, an lu ani-<text:line-break/>mantium corporibus </text:span><text:span text:style-name="T3">is </text:span><text:span text:style-name="T3">humor gignatur, an in cibis con-<text:line-break/>tineatur, utique hominis est, qui nec illud advertat, quern-<text:line-break/>admodum etiam iis, qui siani citra vitium funt, </text:span><text:span text:style-name="T3">ubi </text:span><text:span text:style-name="T3">aliqua<text:line-break/>coacti occasione, contra consuetudinem cibo abstinuerunt,<text:line-break/>os quidem amarum, lotium vero biliofum reddatur, ac<text:line-break/>venter mordeatur; Ied qui quasi subito nunc in hunc<text:line-break/>mundum sit ingressus, nec dum, quae in eo sunt, nove-<text:line-break/>rit. Quis namque ignorat, eorum, quae immodice co-<text:line-break/>quuntur, singula fieri primum quidem falsiora, pustea</text:span></text:p>
      <text:p text:style-name="P10"><text:span text:style-name="T3">vero'amariora, quum, si mel ipsum, quod omnium est<text:line-break/>dulcissimum, plurimum percoquere velis, id quoque red-<text:line-break/>dideris amarissimum? Quippe quod caeteris, quae uti-<text:line-break/>que ex natura sua calida non sunt, per coctionem ac-i<text:line-break/>quiritur, id melli ex sua natura praesto est; atque id<text:line-break/>causae est, cur coctum non efficiatur dulcius; quod nam-<text:line-break/>que ad dulcedinem generandam caloris ei accedere de-<text:line-break/>bebat, id ‘totum prorsus lutra se obtinet. Itaque quod<text:line-break/>extrinsecus iis, quae minus calida sunt, conducit, id<text:line-break/>illi noxa fit et amctria; atque eam ob rem coquendo<text:line-break/>citius, quam alia, fit amarum. Eadem vero de causa' lu<text:line-break/>iis, qui calida natura sunt, et aetate florentibus promp-<text:line-break/>te in bilem vertitur; quippe calidum quum sit, ubi cali-<text:line-break/>do adjungitur, ad immoderationem temperamenti facile </text:span><text:span text:style-name="T3">,<text:line-break/></text:span><text:span text:style-name="T3">labitur statirnque fit bilis, non sanguis. Postulat igitur, quo<text:line-break/>in sanguinis naturam mutetur, naturam hominis frigidam<text:line-break/>aetatemque frigidam. Non abs re igitur censuit Hippo-<text:line-break/>crates, mel biliosis naturis non esse ex usu, utpote qui</text:span></text:p>
      <text:p text:style-name="P10"><text:span text:style-name="T3">calidiore sint temperie. Ad eundem modum morbis quo-<text:line-break/>que biliosis inimicum esse, fenum vero aetati amicum<text:line-break/>id esse, non solum Hippocrates, sed etiam omnes medici<text:line-break/>affirmant, partim id'ex natura ipsius, quae scilicet-vim<text:line-break/>ejus docet, invenientes, partim ex sola experientia. Ne-<text:line-break/>que enim empirici alia, quam haec, fieri observarunt,<text:line-break/>quod seni sit salubre, juveni minime salubre; et biliosae<text:line-break/>naturae noxium, pituitosae utile; similiter et morbis iis,<text:line-break/>qui ex amara bile oriantur, contrarium-, iis, qui ex pi-<text:line-break/>tuita nascantur, amicum; unoque verbo, calidis quidem<text:line-break/>corporibus, sive ea naturae ratione, sive morbi, sive<text:line-break/>aetatis, sive temporis uniri, sive'regionis, sive conditio-<text:line-break/>nis vitae, talia sint, bili generandae causam praebere,<text:line-break/>iis vero, quae contrarii sunt habitus, sanguini. Atqui<text:line-break/>non potest idem cibus aliis verti in bilem, aliis lu san-<text:line-break/>guinern, nisi intra corpus eorum generatio peragatur.<text:line-break/>Etenim fi singuli albi a se et in se bilem habentes, neo<text:line-break/></text:span><text:span text:style-name="T3">lu.</text:span><text:span text:style-name="T3">animalis corpore mutati bilem gignerent, </text:span><text:span text:style-name="T3">- </text:span><text:span text:style-name="T3">utique in</text:span></text:p>
      <text:p text:style-name="P10"><text:span text:style-name="T3">omnibus eam corporibtis pari modo generarent, ac quod<text:line-break/>foris amarum gestantibus esset, id, arbitror, bilem geirera-<text:line-break/>ret; quod autem dulce graturnque gustu esset, ejus ne<text:line-break/>vel exigua quidem portio bilis fieret. Atque non meI<text:line-break/>modo, scd etiam caetera dulcia universa in supradictis<text:line-break/>corporibus, quae ex ..qualibet jam memoratarum causa-<text:line-break/>rum sunt calida, facile in bilem mutantur. Vermn haec<text:line-break/>dixisse, quum tamen minime id mihi fuisset propositum,<text:line-break/>nescio quo pacto ex ipsa sermonis consequentia sum ad-<text:line-break/>ductus. Dictum autem latissime de </text:span><text:span text:style-name="T3">his </text:span><text:span text:style-name="T3">est tum Aristo-.<text:line-break/>teli, tum Praxagorae, qui Hippocratis et Platonis scnten-<text:line-break/>tianr recte sunt interpretati.</text:span></text:p>
      <text:h text:style-name="Heading_20_2" text:outline-level="2">Cap. IX.</text:h>
      <text:p text:style-name="P58"><text:span text:style-name="T3">Quominus quisquam haec a nobis pro </text:span><text:span text:style-name="T20">evi-<text:line-break/>denti</text:span><text:span text:style-name="T3"> demonstratione dicta putet potius, quam quo indocili-<text:line-break/>tatem eorum, qui aliter sentiunt, indicarem; qui nec ea, de<text:line-break/>quibus inter omnes convenit, et quae quotidie fieri </text:span><text:span text:style-name="T3">cer-<text:line-break/></text:span><text:span text:style-name="T3">nuntur, intelligunt. Porro demonstrationes eorum, quae<text:line-break/>utique fcientificae sunt, ex iis, quae supra jam retulimus,<text:line-break/></text:span><text:span text:style-name="T3">• »</text:span></text:p>
      <text:p text:style-name="P10"><text:span text:style-name="T3">principiis sumpsisse conveniet; veluti quod actio piassio-<text:line-break/>que corporum inter se' ex calido, frigido, h umido<text:line-break/>siccoque illis insint; tum quod, sive quis venas, sive<text:line-break/>jecur, sive arterias, sive cor, sive ventriculum, sive<text:line-break/>aliam partem ullam fungi quacunque' actione dicat., in-<text:line-break/>evitabili necessitate cogetur: propter- certam ex quatuor<text:line-break/>corporibus temperiem edi actionem ab illa fateri. Et-<text:line-break/>enim cur ventriculus circa cibum undique contrahatur,<text:line-break/>cur venae sanguinem gignant, rogarem ab Erafistrateis<text:line-break/>doceri; nosse namque, quod solummodo ipse secundum se<text:line-break/>contrahitur, nondum utique operae pretium ullum est,<text:line-break/>nisi etiam intellecta fit causa; sic namque, arbitror; et<text:line-break/>errores corrigamus. </text:span><text:span text:style-name="T20">Non curamus,</text:span><text:span text:style-name="T3"> inquiunt, </text:span><text:span text:style-name="T20">nec sumus<text:line-break/>solliciti de isiiusmodi causis, ut quae sapra medicum<text:line-break/>sint atque ad philosophum naturalem spectent.</text:span><text:span text:style-name="T3"> Utram<text:line-break/>igitur neque ei contradicitis, qui probam, et quae sc-<text:line-break/>cundutn naturam est, temperiem actionis causam in<text:line-break/>singulis instrumentis dicit; contra quod intemperiem jam</text:span></text:p>
      <text:p text:style-name="P10"><text:span text:style-name="T3">morbum vocari, atque ab hac actionem omnino laedi?<text:line-break/>an veterum demonstrationibus assentiemini? an tertium<text:line-break/>quiddam mediumque inter haec utraque facietis, ut nec<text:line-break/>eorum rationibus necessario assentiamini, ut veris, nec<text:line-break/>iisdem repugnetis, ut falsis, scd haesitatores - ac qui-<text:line-break/>dem subito Pyrrironii in medium prosilietis? Atqui, si<text:line-break/></text:span><text:span text:style-name="T3">id </text:span><text:span text:style-name="T3">facietis, experientiam necesse est propugnetis. Quo<text:line-break/>enim modo etiam medicamentorum compotes eritis, si<text:line-break/>morbi cujusque substantiam ignoretis? Cur igitur non si<text:line-break/>principio empiricorum nomen vobis vindicastis ? Quid<text:line-break/>nobis negotium facessitis, naturales actiones medendi<text:line-break/>causa pollicentes inquirere? Si namque ventriculus per<text:line-break/>imbecillitatem circa cibum contrahi eumque retinere.<text:line-break/>iton valet, qua ratione eum in naturalem statum repo-<text:line-break/></text:span><text:span text:style-name="T3">nernus, , </text:span><text:span text:style-name="T3">ignorantes scilicet imbecillitatis causam? Ego<text:line-break/></text:span><text:span text:style-name="T3">namque </text:span><text:span text:style-name="T3">eum, qui supra modum calefactus est, ventrem<text:line-break/>refrigerandum esse aio; sicut eum, qui perfrigeratus est,<text:line-break/>calefaciendum; ad eundem modum, et qui exiccatus<text:line-break/></text:span><text:span text:style-name="T3">est, </text:span><text:span text:style-name="T3">humectandum</text:span><text:span text:style-name="T3">; </text:span><text:span text:style-name="T3">qui praehumidus est, siccandum; fed</text:span></text:p>
      <text:p text:style-name="P10"><text:span text:style-name="T3">et conjunctim, si calidior una sicciorque </text:span><text:span text:style-name="T3">justo </text:span><text:span text:style-name="T3">sit reddi-<text:line-break/>tus, caput esse sanationis, ut refrigeretur simul et hu-<text:line-break/>mectetnr; sin frigidior simul et humidior .sit effectus,<text:line-break/>ut siccetur et excalefiat; similique modo </text:span><text:span text:style-name="T3">in </text:span><text:span text:style-name="T3">aliis. At<text:line-break/>Erasistrati sectatores quid tandem facient, quum actionis<text:line-break/>causas omnino non esse inquirendas contendant? Quippe<text:line-break/>inquirendarum causarum fructus lric est, ut, qui rntem-<text:line-break/>periei causas norit, is ad naturam suam eam reducat;<text:line-break/>siquidem unum id novisse, quaeuam fit cujusque lustru-<text:line-break/></text:span><text:span text:style-name="T3">menti </text:span><text:span text:style-name="T3">functio, nullum adhuc praestat ad medendum<text:line-break/>nstim. Porro Erafistratum id quoque latere mihi vide-<text:line-break/>tur, quod affectus in corpore, qui non ex accidenti,<text:line-break/>fed primum et per fe actionem labefactat, is ipse fit<text:line-break/>morbus. Ergo qua demum ratione vel agnoscere, vel<text:line-break/>fanare morbos poterit, quum hos, qui quotque sint et<text:line-break/>quales, prorsus ignoret </text:span><text:span text:style-name="T3">? </text:span><text:span text:style-name="T3">Ac lu ventriculo quidem<text:line-break/>hactenus faltern Erasistratus inquirendum censuit</text:span><text:span text:style-name="T3">, </text:span><text:span text:style-name="T3">ut,<text:line-break/></text:span><text:span text:style-name="T3">quemadmodum scilicet cibi concoquantur, investigaret;</text:span></text:p>
      <text:p text:style-name="P10"><text:span text:style-name="T3">quae tamen sit ejusmodi rationis prima et princeps causa,<text:line-break/>cur non quaesivit? in venis autem et sanguine etiam<text:line-break/>ipsam rationem modumque inquirere cur omisit? At non<text:line-break/>Hippocrates, aliusve ex iis, quos supra paulo memoravi,<text:line-break/>philosophorum vel medicorum quisquam id omittendum<text:line-break/>censuit: scd eum, qui in animalibus est, temperatum ca-<text:line-break/>lorem, et qui modice est humidus, sanguinis generandi<text:line-break/>causam affirmant. Eadem de caufa sanguinem ipsum ca-<text:line-break/>lidurn </text:span><text:span text:style-name="T20">'et</text:span><text:span text:style-name="T3"> </text:span><text:span text:style-name="T3">humidum potestate humorem dicunt: aeque<text:line-break/>ut flavam bilem calidam siccarnque, quantumvis sit ab<text:line-break/>aspectu bumida, quippe dissidet illis viris id, quod se-<text:line-break/>cundum apparentiam humidum est, ab eo, quod viribus<text:line-break/>tale est. Alioqni quod muria et aqua marina carnes et<text:line-break/>siccant, et incorruptas servant, reliquae omnes potabiles<text:line-break/>prompte corrumpunt </text:span><text:span text:style-name="T3">ac </text:span><text:span text:style-name="T3">putres faciunt; quis ignorat?<text:line-break/>Quis porro non intelligit, quod, ubi plurima lu ventri-<text:line-break/>culo flava bilis continetur, perpetua siti urgemur ?' quod-<text:line-break/>que, quum eam evomuimus, protinus a siti magiis vin-<text:line-break/>dicamur,' quam si plurimam hausissemus potionem </text:span><text:span text:style-name="T20">‘l</text:span></text:p>
      <text:p text:style-name="P10"><text:span text:style-name="T3">Itaque succus hic calidus potestate siccusque merito - est<text:line-break/>dictus, aeque ut pituita frigida humidaqne; quippe de hoc<text:line-break/>quoque evidentes ab Hippocrate caeterisque vetcribus<text:line-break/>probationes sunt traditae. Sane Prodicus in opere de ho-<text:line-break/>niinis natura id, quod ustum et veluti supra modum in<text:line-break/>succis coctum est, phlegma nominat, a verbo </text:span><text:span text:style-name="T42">πεφλεχθαι,<text:line-break/></text:span><text:span text:style-name="T20">quod ustum estse significat :</text:span><text:span text:style-name="T3"> caeterum dictione aliter uti-<text:line-break/>tur, quam caeteri; de re tamen idem </text:span><text:span text:style-name="T3">sentit </text:span><text:span text:style-name="T3">cum caete-<text:line-break/>ris. Sed de hominis hujus nominum novatione Plato ab-<text:line-break/>unde indicat. Caeterum hoc albi coloris, quod omnes<text:line-break/>liomlues pituitam vocant, Prodicus mucum appellat.<text:line-break/>Frigidus ille fuccus et humidus est; qui tum in seni-<text:line-break/>bus , tum iis, qui ratione quavis sunt perfrigerari, plu-<text:line-break/>rimus acervatur; quem nemo mentis compos aliud esse<text:line-break/>quippiam quam frigidum et humidum dicat. Nunquid<text:line-break/>igitur succus aliquis calidus humidusqne est; aliquis ca-<text:line-break/>lidus et siccus; aliquis frigidus humidusque; nullus au-<text:line-break/>tem est, qui potestate frigidus fit et siccus, sed quarta</text:span></text:p>
      <text:p text:style-name="P10"><text:span text:style-name="T3">temperamentorum conjugatio, quum in reliquis omni-<text:line-break/>bus habeatur, in, solis deficit succis? Atqui atra bllis<text:line-break/>ejusmodi succus est, quam sapientes medici ac philoso-<text:line-break/>phi abundare censuerunt, ex anni quidem temporibus in<text:line-break/>autumno potissimum, ex aetatibus in ea, quae vigori<text:line-break/>succedit. </text:span><text:span text:style-name="T3">Ad </text:span><text:span text:style-name="T3">eundem modum et victus rationes, </text:span><text:span text:style-name="T3">et<text:line-break/></text:span><text:span text:style-name="T3">regiones, et tempestates, et morbos quosdam frigidos<text:line-break/>siccosque esse memorant; neque enim in hac una con-<text:line-break/>jugatione claudicare naturam putant, scd, tanquam alias<text:line-break/>tres, itidem hanc quoque per omnia, quae rnernoravi-<text:line-break/>mus, extendi. Urinam etiam et hoc loco interrogare<text:line-break/>liceret Erasistratum, num artifex natura instrumentum,<text:line-break/>quo ejusmodi succus expurgetur, nullum condiderit, sed<text:line-break/>quibus lotium expurgetur, instrumenta duo; quo flava<text:line-break/>bllis, unum neque id exiguum; qui.vero iis malignior<text:line-break/>succus est, sanguini permixtus in venis per totum </text:span><text:span text:style-name="T20">va-<text:line-break/>getur.</text:span><text:span text:style-name="T3"> Quanquam dysenteria, si a nigra incipiat bile,<text:line-break/>mortifera est, luqnit Hippocrates; non-tamen, quae.a</text:span></text:p>
      <text:p text:style-name="P10"><text:span text:style-name="T3">flava incipit bile, omnino mortifera est, sed plerique ex<text:line-break/>ea 'servantur: tanto scilicet nimirum malignior acrior-<text:line-break/>que viribus nigra bilis, quam flava. An igitur nec re-<text:line-break/>liquorum Hippocratis operum ullum legit Erasistratus,<text:line-break/>nec id, quod de hominis natura est inscriptum, quo fic<text:line-break/>oscitanter inquisitionem </text:span><text:span text:style-name="T3">de. </text:span><text:span text:style-name="T3">succis praetereat? an novit<text:line-break/>quidem, sed sua sponte pulcherrimam artis speculatio-<text:line-break/>nem praeteriit? Oportuerat igitur eum nec de liene ali-<text:line-break/>quid dixisse, nec impudenter tam magnum instrumen-<text:line-break/>tuni existimasse ab artificiosa natura frustra conditum.<text:line-break/>Atqui non solum Hippocrates vel Plato</text:span><text:span text:style-name="T3">, </text:span><text:span text:style-name="T3">nihilo in spe-<text:line-break/>culatione naturae inferiores .quam Erasistratus viri,<text:line-break/>nuum esse id viscus ex iis, quae sanguinem purgent,<text:line-break/>affirmant: scd etiam cum iis veterum tum medicorum<text:line-break/>tum philosophorum innumeri; quibus omnibus sapien-<text:line-break/>tiorem fe simulans generosus- Erasistratus eis nec adver-<text:line-break/>satus est,-nec opinlouis eorurn omnino meminit. At vero;<text:line-break/>quihns corpus floret, </text:span><text:span text:style-name="T34">(</text:span><text:span text:style-name="T3">his (inquit.Hippocrates) .lien mi-</text:span></text:p>
      <text:p text:style-name="P10"><text:span text:style-name="T3">nuitur: idem omnes, qui experientiam sequuntur, me-<text:line-break/>dici fatentur. Praeterea quibus</text:span><text:span text:style-name="T31">Ί</text:span><text:span text:style-name="T42"> </text:span><text:span text:style-name="T3">viscus id magnum et<text:line-break/>tumens augescit, his corpus minuit et cacochymum<text:line-break/>reddit, quod ipsum quoque non Hippocrates modo, scd<text:line-break/>etiam Plato, multique alii, ac praeterea empirici con-<text:line-break/>cedunt. Jam regii morbi, qui a liene aegrotante ortum<text:line-break/>habent, nigriores sunt, itemque ulcerum cicatrices ni-<text:line-break/>grae. Perpetuo enim, ubi minus, quam justum sit, me-<text:line-break/>lancholicum ad se humorem trahit, ut sanguis impurior,<text:line-break/>sic totum corpus redditur pravi coloris. -At- quando mi-<text:line-break/>nus, quam justum est, trahit? Nimirum quum male est<text:line-break/>affectus. Tanquam igitur in renibus. facultas ea, qua<text:line-break/>urinam trahunt, ubi laborant, male trahit, itidem lienis<text:line-break/>si insita vis illa, qua melancholicam qualitatem attrahe-<text:line-break/>re potest, aliquando fit imbecilla, male hanc trahat, est<text:line-break/>necesse, atque interim crassior et nigrior reddatur san-<text:line-break/>guis. Haec igitur omnia, quum, non modo ad cognoscen--<text:line-break/>dos, sed etiam ad sanandos niorhos maximum praestent'</text:span></text:p>
      <text:p text:style-name="P10"><text:span text:style-name="T3">usum, Erasistratus omnino praeteriit, ac tantos viros pro<text:line-break/></text:span><text:span text:style-name="T52">nullis.se </text:span><text:span text:style-name="T3">habere simulavit,, is scilicet, • qui nec levissima<text:line-break/>omittit, scd ubique insulsissimas opiniones ambitiose op-<text:line-break/>pugnat. Quo manifestum est, eum, quum nihil haberet,’<text:line-break/>quod contra veteres diceret in iis, quae de splenis usu<text:line-break/>actioneque pronunciarunt, nec ipse novum aliquid inye-<text:line-break/>niret, huc confugisse, ut omnino de iis taceret. At nos<text:line-break/>primum quidem ex iis causis, quibus omnia in naturali-<text:line-break/>bus administrantur, calido (dico) et frigido et. humido<text:line-break/>et sicco, deinde ex iis, quae evidenter in corpore ap-<text:line-break/>parent, frigidum quendam siccumque succum debere esse<text:line-break/>monstravimus. Ubi vero et quam brevissime fieri licuit,<text:line-break/>quae veteribus demonstrata funt, tum quod is succus me-<text:line-break/>lancholicus fit, tum quod lien id viscus sit, quod eum </text:span><text:span text:style-name="T13">a<text:line-break/></text:span><text:span text:style-name="T3">sanguine expurget, recensuerimus, deinceps ad ea, quae<text:line-break/>propositae disputationis sunt reliqua, veniamus. Reli-<text:line-break/>quum autem quidnam sit aliud, quam clare exponere,<text:line-break/>quid tandem velint demonstrentque veteres de humo-</text:span></text:p>
      <text:p text:style-name="P10"><text:span text:style-name="T3">rum generatione accidere? Porro id luculentius in teli i-<text:line-break/>getnr exemplo. Ergo vinum mihi dulce, quod non du-.<text:line-break/>dum ab uvis </text:span><text:span text:style-name="T3">fit </text:span><text:span text:style-name="T3">expressum, fervens et alterafcens, ex eo,<text:line-break/>quem in fe habet, calore lutellige; postea ex ejus mu sa-<text:line-break/>tione duo provenire excrementa, alterum levius magis-<text:line-break/>que aereum; alterum gravius ac magis terreum; quotum<text:line-break/>illud florem, hoc faecem, arbitror, vocant. Horum , </text:span><text:span text:style-name="T3">si<text:line-break/></text:span><text:span text:style-name="T3">alteri flavam bilem, alteri nigram assimiles, minime pec-<text:line-break/>ces; quando non eandem habent hi succi speciem, quunr<text:line-break/>animans naturae opera regitur.; qualem, cum praeter na-,<text:line-break/>turam fe habet, saepe exhibent. Quippe quae flava est,,<text:line-break/>efficitur vitelliua; ita'enim nominant, quoniam ovorum<text:line-break/>vitellis tum colore, tum crassitudine sit. assimilis. Rur-<text:line-break/>sus nigra longe quoque malignior ea, quae naturalis est,<text:line-break/>redditur; nomen tamen tali succo nulluni est inditum, nisi<text:line-break/>quod aliqui vel radentem eum vel acidum appellarunt,<text:line-break/>quoniam acris in morent aceti fit, et corpus 'animalis</text:span></text:p>
      <text:p text:style-name="P10"><text:span text:style-name="T3">radit, et etiam terram, si supra eam sit effusus, quan-<text:line-break/>damque cum bullis veluti fermentationem ebullitionemque<text:line-break/>excitat, ubi scilicet adscititia putredo nigro ilii succo<text:line-break/>naturaliter se habenti- accessit. Mihique ridentur vete-<text:line-break/>rum medicorum pleriqne </text:span><text:span text:style-name="T3">id</text:span><text:span text:style-name="T3">, quod </text:span><text:span text:style-name="T3">e </text:span><text:span text:style-name="T3">tali succo natu-<text:line-break/>raliter se habet, quod et infra dejicitur, et, saepe supra<text:line-break/>fluitat, atrum vocare fuccum, non atram bilem; quod<text:line-break/>vero ex ustione quapiam ac putredine lu acidam migra-<text:line-break/>vit qualitatem, id atram nuncupare bilem. Caeterum<text:line-break/>de nominibus habenda controversia non est, sed verita-<text:line-break/>tem sic se habere intelligendum. In sanguine generando<text:line-break/>quicquid abunde crassum ac terreum ex ciborum natura<text:line-break/>in nutrimento fertur, nec commode </text:span><text:span text:style-name="T3">a </text:span><text:span text:style-name="T3">naturali' calore<text:line-break/>alteratur, id lien ad se trahit; qtrod vero assum (ut sic<text:line-break/>dicam) ustumque nutrimenti est (fuerit fane hoc calidis-<text:line-break/>simum in eo ac dulcissimum., qualia sunt tum mel, tum<text:line-break/>adeps) id dum flava bilis factum est, per scllis vocata</text:span></text:p>
      <text:p text:style-name="P10"><text:span text:style-name="T3">vasa expurgatur. Est autem hoc tenue humidum que et<text:line-break/>fluidum, non quale, quum ad ultimum est excoctum,<text:line-break/>flavum, igneum et crassum, vitellis ovorum simile; hoc<text:line-break/>namque jam praeter naturam est, alterum vero, quod<text:line-break/>primus memoravimus, est fecundum naturam. Pari modo<text:line-break/>et id nigri succi, quod nondum illam velut ebullitionem<text:line-break/>fermentationemque terrae efficit, est naturale; quod au-<text:line-break/>tem in talem mutatnm est vim ac speciem, id jam prae-<text:line-break/>ter naturam est, ceu quod ex ustione non naturalis ca-.<text:line-break/>loris acrimoniam asciverit, ac veluti cinis quidam sit<text:line-break/>redditum. Sic quodammodo et faex usta </text:span><text:span text:style-name="T20">a non</text:span><text:span text:style-name="T3"> usta dis-<text:line-break/>sidet; illa namque fatis calida est, ut carnem urat, li-<text:line-break/>quet ac corrumpat; altera, quae nondum! </text:span><text:span text:style-name="T3">est </text:span><text:span text:style-name="T3">usta, </text:span><text:span text:style-name="T3">ad<text:line-break/></text:span><text:span text:style-name="T3">omnia medicos uti deprehendas, ad quae </text:span><text:span text:style-name="T3">terra </text:span><text:span text:style-name="T3">figulari<text:line-break/>aliisque, quae simul siccandi ac refrigerandi facultatem<text:line-break/>habent. Sane in atrae bilis sic ustae speciem etiam vi-<text:line-break/>telllua illa subinde vertitur, quoties ipsa </text:span><text:span text:style-name="T3">quoque </text:span><text:span text:style-name="T3">igneo</text:span></text:p>
      <text:p text:style-name="P10"><text:span text:style-name="T3">percocta est calore. Reliqua bilis genera partim- ex jam<text:line-break/>dictorum mixtione constant universa, partim tanquain<text:line-break/>viae quaedam sunt ad .harum tum. generationem</text:span><text:span text:style-name="T3">, </text:span><text:span text:style-name="T3">tum in-<text:line-break/>ter se mutationem. Distant autem iilter se, quod aliae<text:line-break/>meracae sunt ac solae, aliae veluti sero quodam imbu-<text:line-break/>tae. Verum seri genera omnia, quae in succis habentur,<text:line-break/>sunt excrementa, purumque ab iis esse postulat anima-<text:line-break/>Iis corpus; ea vero, quae praedicta sunt, usum aliquem<text:line-break/>naturae conferunt, et quod crassum est, et quod tenue.<text:line-break/>Purgaturque ab ais sanguis tum per lienem, tum per<text:line-break/>eam, quae jecinori subest, vesicam, ac scponitur utrlus-<text:line-break/>que partis tanta talisque portio, quanta qualisque, si lu<text:line-break/>totum ferretur animalis corpus, noxam aliquam inferret.<text:line-break/>Quod enim admodum .est crassum et terreum, ac prorfus<text:line-break/>eam, quae in jecinore fit, mutationem subterfugit, lien<text:line-break/>ad se trahit; reliquum, quod mediocri est crassitudine,<text:line-break/>id et absolutum jam est, et in omnem </text:span><text:span text:style-name="T3">partem </text:span><text:span text:style-name="T3">fertur.<text:line-break/>Requirit enim sanguis in non paucis animalis partibus<text:line-break/>crassitudinem quandam, aeque (arbitror) ut, quae lu ipso</text:span></text:p>
      <text:p text:style-name="P10"><text:span text:style-name="T3">feruntur, fibras. Ac dictum quidem de usu earum etiam<text:line-break/>a Platone est; dicetur autem de iis et a nobis in iliis<text:line-break/>voluminibus, quibus usum partium persequimur. Postu-<text:line-break/>lat non in postremis sanguis et flavum succum, qui ta-<text:line-break/>men adhuc igneus ad ultimum effectus non est; ac, quis<text:line-break/>illi accedat ab hoc usus, in illis voluminibus docebitur.<text:line-break/>Sane, quod pituitam expurget, natura nullum instrumen-<text:line-break/>tum condidit, propterea quod frigida hnmidaque est,, </text:span><text:span text:style-name="T3">ac<text:line-break/></text:span><text:span text:style-name="T3">veluti ex dimidio coctum nutrimentum. Desiderat igitur<text:line-break/>talis succus non utique vacuari, sed in corpore manens<text:line-break/>alterari. Excrementum vero, ...quod a cerebro destillat,<text:line-break/>fortasse nec pituitam. quis recte appellet, sed, sicut </text:span><text:span text:style-name="T3">et<text:line-break/></text:span><text:span text:style-name="T3">nominali solet, mucum et gravedinem. Sin aliter, quod<text:line-break/>faltem huic vacuando natura recte prospexit, </text:span><text:span text:style-name="T3">id </text:span><text:span text:style-name="T3">quoque<text:line-break/>lu libris de usu partium tradetur; quin etiam, quemad-<text:line-break/>modum, quae in ventriculo ct intestinis consistit pituita,<text:line-break/>commodissime ac celerrime vacuetur, naturae artificium</text:span></text:p>
      <text:p text:style-name="P10"><text:span text:style-name="T3">lu iisdem voluminibus monstrabitur. Quod igitur in ve-<text:line-break/>nis pituitae fertur, quum sit animalibus ex usu, nulla<text:line-break/>vacuatione eget. Sane advertere hoc loco ac scire opor-<text:line-break/>tet, tanquam ex bilis generibus aliud utile naturaleque<text:line-break/>in animalibus est, aliud inutile ac praeter naturam, sic<text:line-break/>pituitae, quod dulce est, id salutare esse animanti et na-<text:line-break/>turale , quod acidum falsumque est, acidum quidem om-<text:line-break/>nino crudum esse, falsum computruisse. Porro absoluta<text:line-break/>cruditas pituitae intelligenda est in concoctione secunda,<text:line-break/>quae videlicet in venis agitur; non autem in prima,<text:line-break/>quae in ventriculo perficitur, quum, si hanc effugiat, ne<text:line-break/>fuccus quidem omnino sit. His mihi sutis admonuisse vide-<text:line-break/>or, quae de generatione et corruptione succorum ab Hip-<text:line-break/>pocrate, Platone, Aristotele, Praxagora, Diocle aliisque </text:span><text:span text:style-name="T20">ver<text:line-break/></text:span><text:span text:style-name="T3">terum multis sunt dicta; neque enim omnia lu hunc li-<text:line-break/>brum transferenda censui, quae ah illis ad absolutionem<text:line-break/>funt perfcripta. Tantum vero de singulis scium dixi.</text:span></text:p>
      <text:p text:style-name="P10"><text:span text:style-name="T3">quantum legentes ad antiquorum evolvenda scripta, nisi<text:line-break/>sint omnino rudes, excitet, ac quo facilius cum iis ver—<text:line-break/>fentur, auxilium praestet. Porro scripsimus et aliu libro<text:line-break/>de succis sub auctore Piaxagora sticarchi filio. </text:span><text:span text:style-name="T3">Etsi<text:line-break/></text:span><text:span text:style-name="T3">enim is decem maxime praeter sanguinem faciat (quippe<text:line-break/>sanguis ipse undecimus sit), tamen ab Hippocratis doctri-'<text:line-break/>na non recedit; sed qui ab, illo simul omnes cum propriis<text:line-break/>demonstrationibus primi dicti succi sunt, hos in species<text:line-break/>quasdam differentiasque diducit. Ac laudare quidem par<text:line-break/>est tum eos, qui explanarunt, quae recte sunt dicta</text:span><text:span text:style-name="T3">;<text:line-break/></text:span><text:span text:style-name="T3">tum vero, qui, si quid omissum est, id supplerunt; non<text:line-break/>enim fieri potest, ut idem incipiat ac perficiat: contra<text:line-break/>culpare et cos, qui adeo sunt delicati, ut nihil discere<text:line-break/>eorum, quae commode dicta sunt, sustineant; et qui </text:span><text:span text:style-name="T3">adeo<text:line-break/></text:span><text:span text:style-name="T3">sunt ambitiosi, ut studio novorum dogmatum semper ali-<text:line-break/>quid astute texant et cavillentur, partim sponte aliquid<text:line-break/>praetereuntes, qualiter Erasistratus lu succis fecit, partim</text:span></text:p>
      <text:p text:style-name="P10"><text:span text:style-name="T3">callide oppugnantes, veluti tum hic ipse, tum alii juni-<text:line-break/>orum non pauci. Caeterum hic liber hoc l</text:span><text:span text:style-name="T34">oc</text:span><text:span text:style-name="T3">o receptui<text:line-break/>canat; quicquid fuperest, id totum in tertio adjicietur.</text:span></text:p>
      <text:h text:style-name="P2" text:outline-level="1">GALENI DE NATURALIBUS FACULTATI-<text:line-break/>BUS LIBER TERTIUS.</text:h>
      <text:h text:style-name="Heading_20_2" text:outline-level="2">Cap. I.</text:h>
      <text:p text:style-name="P58"><text:span text:style-name="T3">Ac quod quidem nutritio fit, quum id,<text:line-break/>quod nutrit, alteratur, et ei, quod nutritur, simile fit,<text:line-break/>tum quod in quaque animalis particula facultas quaedam<text:line-break/>insit, quam ab actione ipsa generaliter alteratricem, spe-<text:line-break/>ciatim vero assimilatricem nutricemque nominamus, lu<text:line-break/>proximo indicatum, est libro. Materiae.vero' copiam, ex<text:line-break/>qua sibi nutrimentum facit, quod nutritur,’ ex altera<text:line-break/>suppeditari facultate, • quae convenientem attrahere sibi<text:line-break/>fuccum natura sit habilis, est monstratum. Sed non mi-<text:line-break/>nus, esse convenientem cuique. partL succum, qui maris</text:span></text:p>
      <text:p text:style-name="P10"><text:span text:style-name="T3">me, ut assimiletur, sit conveniens; tum quae hunc ad sc<text:line-break/>trahat, attractricem appellari.' Indicatum praeterea est,<text:line-break/>et ante assimilatlone.m agglutinationem esse</text:span><text:span text:style-name="T3">; </text:span><text:span text:style-name="T3">hanc vero<text:line-break/>praecedere' appofitionem. Haec (ut sie dixerim) finis est<text:line-break/>actionis, quae ab attrahente vi perficitur. Siquidem ipsa<text:line-break/>nutrimenti ex venis in suigulas partes adductio attra-<text:line-break/>hentis facultatis est opus; adductum vero jam esse ac<text:line-break/>parti apponi ipse est-sinis, cuus scilicet causa ejusmodi<text:line-break/>actio est desiderata; quippe idcirco est attractio, ut sit<text:line-break/>appositio. ’ Tempus tamen hic ad animalis nutritionem<text:line-break/>adhuc majus requiritur. Attrahi namque brevi tempore<text:line-break/>aliquid potest; adhaerere et alterari et prorsus ei, quod<text:line-break/>nutritur, assimllari ac pars ejus effici protinus non<text:line-break/>potest, tempore longiori commode potest. At si appofi-<text:line-break/>tus is.succus iu parte.non'quiescat, scd in alteram' ali-<text:line-break/>quain transferatur coniluatque assidue alium atque alium</text:span></text:p>
      <text:p text:style-name="P10"><text:span text:style-name="T3">mutans-locum, utique in nullo eorum nec agglutinatio nec<text:line-break/>assimilatio erit. Est igitur hic naturae alia quadam facul-<text:line-break/>fate opus, quae faciat, ut, qui appositus parti humor est,<text:line-break/>aliquamdiu maneat; atque hac non extrinsecus arcessita,<text:line-break/>sed in nutriendo ipso collocata, quam rursus ab ipsa fun-<text:line-break/>ctione majores retentricern vocare fent coacti. Ac ejusmodi<text:line-break/>quidem facultatis gignendae necessitatem ratio jam clare<text:line-break/>monstravit; crelletque vel invitus ex iis, quae diximus,<text:line-break/>quisquis percipiendi intelligentiam habet, quod, quum<text:line-break/>propositum sit ac prius monstratum, naturam artificiosam<text:line-break/>esse et animantis curam habere, necesse sit ejusmodi fa-<text:line-break/>cultatem illi inesse.</text:span></text:p>
      <text:h text:style-name="Heading_20_2" text:outline-level="2">Cap. II.</text:h>
      <text:p text:style-name="P58"><text:span text:style-name="T3">Caeterum nos, qui non hoc tantum de-<text:line-break/>monstrationis genere foliti 'sumus uti, scd illi ex iis,<text:line-break/>quae manifeste apparent</text:span><text:span text:style-name="T3">, </text:span><text:span text:style-name="T3">necessarias ac cogentes proba-<text:line-break/>tiones adjicere,, ad istiusmodi nunc convertemur; mon-<text:line-break/>strabiinusque, in quibusdam corporis partibus adeo eviden-<text:line-break/></text:span><text:span text:style-name="T3">tem </text:span><text:span text:style-name="T3">esse retentricern facultatem, ut ipsis .sensibus agno-</text:span></text:p>
      <text:p text:style-name="P10"><text:span text:style-name="T3">fei ejus actio possit; in aliquibus vero sensui quidem rni-<text:line-break/>nus esse evidentem, ratione tamen in iis quoque facile<text:line-break/>posse deprehendi. Ergo inde, quod docere promisimus,<text:line-break/>auspicemur, nempe </text:span><text:span text:style-name="T3">a </text:span><text:span text:style-name="T3">sumendis primum methodo aliqua<text:line-break/>certis partibus, in quibus ad unguem examinare disqni-<text:line-break/>rereque licebit, qualisnam demum retentrix vis sit. An<text:line-break/>igitur aliunde quis melius, quam </text:span><text:span text:style-name="T3">a </text:span><text:span text:style-name="T3">maximis maximeque<text:line-break/>cavis instrumentis, inquisitionem incipiat? Mini sane<text:line-break/>non ridetur, siquidem evidentes in iis credibile est pro-<text:line-break/>pter amplitudinem eorum apparere actiones; quum for-.<text:line-break/>tasse in parvis, etiamsi eam vim habeant vehementem,<text:line-break/>sensu tamen agnovisse actionem ejus in promptu non fit.<text:line-break/>Porro inter animalis partes maxime cavae amplissimaeque<text:line-break/>funt ventriculus, et uterus, et quae secundae vocantur-<text:line-break/>Quid igitur prohibet, quominus has proponentes, actio-<text:line-break/>nes earum aestimemus; ac. earum, quae ante dissectionem<text:line-break/>conspicuae sunt, in nobismet ipfis examen ineamus'; quae<text:line-break/></text:span><text:span text:style-name="T13">verc </text:span><text:span text:style-name="T3">obscuriores sunt, similia homini animalia dissece-</text:span></text:p>
      <text:p text:style-name="P10"><text:span text:style-name="T3">mus? Non quo non abunde, generalem saltem, quaefi-<text:line-break/>tae facultatis notitiam etiam dissimilia ostendant, sed quo<text:line-break/>simul cum generali propriam quoque in nobis ipsis ha-<text:line-break/>bentilurs ratio ad morbos tum dignoscendos tum sanan-<text:line-break/>dos facilior suppetat. Ac quoniam de ambobus instru-<text:line-break/>mentis simul dixisse non est, seorsum de utroque sermo-<text:line-break/>nem instituemus, ab eo auspicati, quod retentricern facul-<text:line-break/>tatem illustrius monstrare possit. Retinet namque et ven-<text:line-break/>ter cibum, quoad eum concoxerit; retinet porro non<text:line-break/>minus et uterus foetum, quoad hunc perfecerit; caete-<text:line-break/>rum longe diuturnius est tempus foetus perficiendi, quam<text:line-break/>cibi concoquendi.</text:span></text:p>
      <text:h text:style-name="Heading_20_2" text:outline-level="2">Cap. <text:span text:style-name="T1">III</text:span>.</text:h>
      <text:p text:style-name="P58"><text:span text:style-name="T3">Quare verisimile est, tanto clarius </text:span><text:span text:style-name="T20">a</text:span><text:span text:style-name="T3"> no-<text:line-break/>his in utero retentricern facultatem conspici posse, quan-<text:line-break/>to diutius, quam ventriculus, retinendi functionem ex-<text:line-break/>ercet; quippe novem mensibus plerisque mulieribus per-<text:line-break/>ficitur in utero foetus; qui tota quidem cervice conni-<text:line-break/>vet, complectitur autem foetum undique uria cum fecun-</text:span></text:p>
      <text:p text:style-name="P10"><text:span text:style-name="T3">dis. Estque tum oris conniventiae., tum morae foetus in<text:line-break/>utero finis ipsc actionis usus; neque enim temere aut<text:line-break/>sine ratione condidit uterum natura ad complectendum<text:line-break/>retinendumque suetum sufficientem, sed idcirco, ut, quod,<text:line-break/>gestatur, ad debitam perveniret magnitudinem. Ergo, ut<text:line-break/>id completum est, cujus gratia retentrice facultate ute-<text:line-break/>rus est usus, utique hanc inhibet </text:span><text:span text:style-name="T3">ac </text:span><text:span text:style-name="T3">cessare facit, pro-<text:line-break/>pultrice, quae hactenus quieverat, loco ejus assumpta.<text:line-break/>Sane erat et quietis hujus facultatis finis ipse usus;<text:line-break/>ita etiam actionis ejusdem finis similiter ipse usus</text:span><text:span text:style-name="T3">; </text:span><text:span text:style-name="T3">ut-<text:line-break/>pote quo excitante agat, non excitante quiescat.. Licet-<text:line-break/>que rursus hoc loco naturae artem intelligere, </text:span><text:span text:style-name="T3">quae </text:span><text:span text:style-name="T3">sin- '<text:line-break/>gulis instrumentis non solum utilium actionum facultates<text:line-break/>inseruit, verum etiam quietis et motionis opportunitatem<text:line-break/>praevidit. Siquidem, succedentibus rite omnibus, quae<text:line-break/>lu utero fiunt, facultas expultrix, veluti nulla fit, ita<text:line-break/>omnino quiefcit; improspere autem cedentibus, vel circa<text:line-break/>fecundas, vel cae terar um quampiam membranarum, vel</text:span></text:p>
      <text:p text:style-name="P10"><text:span text:style-name="T3">circa ipsum, qui gestatur, foetum, ac desperata prorsus<text:line-break/>ejusdem perfectione,.non amplius expectat uterus noveni<text:line-break/>mensium temporis moram, imo retentrix facultas statim<text:line-break/>ab opere cessat et ei, quae prius quieverat, moveri'con-<text:line-break/>cedit. Porro agit jam ac molitur salubre aliquid expul-<text:line-break/>trix </text:span><text:span text:style-name="T20">et</text:span><text:span text:style-name="T3"> propultrix facultas; itu enim et hanc appella-<text:line-break/>runt, ab opere scilicet, sicut et aliis, illi quoque nomi—<text:line-break/>nibus impositis. Videlurque disceptatio nostra de amba-<text:line-break/>bus simul demonstrationem allatura; quippe quum sibi<text:line-break/>mutuo succedant, et aster a alteri, quum usus postulat,<text:line-break/>siemper"''cedat; etiam communem eas doctrinam sortiri<text:line-break/>non est absurdum. At retentricis facultatis opus est,<text:line-break/>praegnantium uteros undique contrahere, ut non imrne-<text:line-break/>ritu contrectantibus obstetricibus os eorum connivere ri-<text:line-break/>deatur. Jam vero praegnantes ipsae primis diebns; </text:span><text:span text:style-name="T3">po-<text:line-break/></text:span><text:span text:style-name="T3">tissimumque eo ipso, quo semen est conceptum, moveri<text:line-break/>ac in se ipsum concurrere uterum sentiunt, Quod si</text:span></text:p>
      <text:p text:style-name="P10"><text:span text:style-name="T3">ambo haec incidunt, ut et os uteri citra phlegmonen<text:line-break/>aliumve affectum conniveat, et sentiatur delude succede-<text:line-break/>re uteri in </text:span><text:span text:style-name="T20">fe</text:span><text:span text:style-name="T3"> ipsum motus, jam semen a mare et cepisse<text:line-break/>sc mulieres existimant, et retinere censent Neque nos<text:line-break/>ista modo illis confingimus; sed longo usu comprobata,<text:line-break/>ab omnibus fere, qui de iis disseruere, sunt prodita.<text:line-break/>Herophilue certe neque haec scribere est gravatus, ne spe-<text:line-break/>cilli quidem mucronem admittere uteros ante, quam mu-<text:line-break/>lier pariat; praeterea ne vel urinimum quidem hiscere,<text:line-break/>ubi conceperint, laxius autem 'recludi, quum menses pro-<text:line-break/>fluunti Huic estipulantur et reliqui omnes, qui de his<text:line-break/>tractaverunt; primusque omnium non medicorum modo,<text:line-break/>fed etiam philosophorum, Hippocrates, connivere os ute-<text:line-break/>rr tum conceptibus tum phlegnronis, pronunciavit</text:span><text:span text:style-name="T3">; </text:span><text:span text:style-name="T3">cae-<text:line-break/>terum in conceptibus servato naturali habitu, in phleg-<text:line-break/>Inonis vero in durum mutato. At sub expultrice, quae<text:line-break/>contraria jam dictae facultas est, os quidem ejus aperi-</text:span></text:p>
      <text:p text:style-name="P10"><text:span text:style-name="T3">tur; fundus autem universus, quam potest proxime, ad<text:line-break/>os descendit, foetum propellens foras; una vero cum<text:line-break/>fundo etiam, quae continentes partes funt, </text:span><text:span text:style-name="T3">quae </text:span><text:span text:style-name="T3">scilicet<text:line-break/>veluti latera totius instrumenti sunt, suppetias in toto<text:line-break/>opere serentes trudunt propelluntque foetum foras uni-<text:line-break/>versum. Non paucis quoque mulierum, quae utique im-<text:line-break/>modice hujusmodi facultate funt usae, violenti dolores<text:line-break/>totum uterum excidere subegerunt, simili quodam lu his<text:line-break/>accidente ei, quod in lucta et contentione saepe visitur,<text:line-break/>quando, qui alios evertere dejicereque nituntur, ipsi una<text:line-break/>concidunt; ita namque uterus, dum foetum extrudit, ip-<text:line-break/>se aliquando simul exeidit, potissimum quum ejus </text:span><text:span text:style-name="T3">ad<text:line-break/></text:span><text:span text:style-name="T3">fpinam ligamenta naturaliter funt laxa. Est porro et il-<text:line-break/>lud. miro naturae consilio provisum, quod, vivente foetu,<text:line-break/>uteri os ad unguem coirnivet; mortuo vero, tantum sta-<text:line-break/>tim aperitur, quantum ad exitum sit ex usu. Quin et-<text:line-break/>iam obstetrices ipsae non illico parturientes surgere </text:span><text:span text:style-name="T3">ju-<text:line-break/></text:span><text:span text:style-name="T3">bcnt, nec lu sella collocant; imo prius os uteri, quod</text:span></text:p>
      <text:p text:style-name="P10"><text:span text:style-name="T3">paulatim se aperit, tangunt; ac primum quidem sic, ut<text:line-break/>parvum digitum in id demittas, hiscere dicunt, postea<text:line-break/>vero etiam magis; parva autem interposita mora percon-<text:line-break/>tantibus nobis refpondent dehiscentis ejus modum auctum;<text:line-break/>postea vero quam ad foetus transitum fatis patet, furge-<text:line-break/>re mulierem jubent, et in subsellio collocant, ac ad ex-<text:line-break/>pellendum strenue foetum se paret, adhortantur. Est<text:line-break/>porro id opus, quod </text:span><text:span text:style-name="T3">a </text:span><text:span text:style-name="T3">se ipsis praestant parieutes, non<text:line-break/>uteri, sed musculorum, qui sunt in abdomine, qui scili-<text:line-break/>cet tum ad dejectionem, tum ad reddendam urinam no-<text:line-break/>bis sunt auxilio. Atque ita quidem lu utero duo jam<text:line-break/>memoratae facultates apparent.</text:span></text:p>
      <text:h text:style-name="Heading_20_2" text:outline-level="2"><text:span text:style-name="T57">Cap.</text:span><text:span text:style-name="T51"> </text:span>IV.</text:h>
      <text:p text:style-name="P58"><text:span text:style-name="T3">In ventre vero ad hunc modum; primum<text:line-break/>quidem ex fluctuantis humoris sonitu, qui medicis imbe-<text:line-break/>cilli ventris symptoma creditur, et certe cum ratione<text:line-break/>creditur- Interim enim, quum minimum ciborum assum-<text:line-break/>psimus, non fiunt, complectente prorsus eos ventre ac<text:line-break/>undique constringente; interim plenus cibo venter est,<text:line-break/>fonitus tamen fluctuantis in eo humoris, veluti ex va-</text:span></text:p>
      <text:p text:style-name="P10"><text:span text:style-name="T3">cuo, exaudiuntur. Quum enim pro sua. natura se. habet<text:line-break/>ac retentrice vi rite utitur, quamlibet exiguum fit, quod<text:line-break/>in se continet, totum id undique complexus nullum<text:line-break/>vacuum relinquit- locum; quum imbecillus est, quacun-<text:line-break/>que parte exacte complecti assumpta non valet, hic laxum<text:line-break/>quoddam spatium efficiens, permittit ea, quae lu </text:span><text:span text:style-name="T3">se </text:span><text:span text:style-name="T3">con-<text:line-break/>tinet, h umida pro figurarum varietate ex alio loco in<text:line-break/>alium transire ac fluctuationum sonitus edere. Rationa-<text:line-break/>bile itaque est, qui hoc symptomate laborant, ne con-<text:line-break/>coctionem quidem sufficientem sperare: neque enim po-<text:line-break/>test, qui imbecillus venter est, probe concoquere. Por-<text:line-break/>ro talibus etiam diutius in ventre manere gravitas vide-<text:line-break/>tur, ut qui etiam tardius concoquant. Jam mirari licet<text:line-break/>in his maxime diuturnam in ventriculo moram, non ci-<text:line-break/>borum modo, verum etiam potionis. Non enim, sicut<text:line-break/>existimaverit quispiam, quum ventris os inferius angustum<text:line-break/>prorsus sit, nihil id sinere abire, quoad exacte laevige-<text:line-break/>tur, haec vera causa est. Non pauci enim osta fructuum</text:span></text:p>
      <text:p text:style-name="P10"><text:span text:style-name="T3">valde magna saepe plurima devorant; jam annulum<text:line-break/>quidam aureum, quem ore tenebat, imprudens deglu-<text:line-break/>tivit; alter vero nummum; alius aliud durum quod-<text:line-break/>darn, et quod confici non potest; attamen hi omnes fa-<text:line-break/>cile excreverunt ea, quae devorassent, nullo illis super-<text:line-break/>veniente symptomate. Quod si meatus ventriculi angu-<text:line-break/>stia causa esset diutinae in eo parum comminuti cibi rno-<text:line-break/>rae, nihil sane horum pertransisset. Quin etiam quod<text:line-break/>potio ipsa longo spatio illis in ventriculo moretur, fatis<text:line-break/>fuerit, quod eos a suspicione de meatus - angustia abducat.<text:line-break/>Omnino enim si causa celeris egressus esset ipsa transmn-<text:line-break/>tatio in succum peracta, utique et sorbitiones, et </text:span><text:span text:style-name="T20">iac,<text:line-break/></text:span><text:span text:style-name="T3">et ptisanae cremor in omnibus illico transirent: verum<text:line-break/>fecus est; nam qui imbecilli sunt, iis diutissime haec in-<text:line-break/>natant, et fluctuationes cum sonitu, dum morantur, ex-<text:line-break/>citant, ventriculumque premunt pariter et gravant; qui<text:line-break/>validi sunt,ais adeo nihil horum incidit, ut etiam panis<text:line-break/>et carnis magna copia facile descendat. Sane non solum<text:line-break/>; ex eo, quod undique tensus sit et gravatus ventriculus.</text:span></text:p>
      <text:p text:style-name="P10"><text:span text:style-name="T3">ac quae in eo sunt, alias lu aliam partem cum sonitu<text:line-break/>fluctuent, morari diutius in eo, quae assumpta sunt, iis,<text:line-break/>qui ita se habent, possis conjicere, sed etiam ex vomi-<text:line-break/>tionibus. Siquidem sunt, qui non post tres quatuorve<text:line-break/>horas, scd jam media nocte, cum multum intercessisset<text:line-break/>a cibo tempus, omnia prorsus, quae sumpsissent, vomue-<text:line-break/>runt. Quin etiam si animans quodvis hurnido expleve-<text:line-break/>Iis cibo, veluti ipsi in suibus subinde fumus experti, ex fa-<text:line-break/>rina atque aqua quandam velut miscellam illis objicientes,<text:line-break/>deinde post tres quatuorve horas dissecantes, si tu quoque<text:line-break/>ita feceris, invenies adhuc in ventre ea, quae assumpse-<text:line-break/>runt. Quippe conversio ciborum in cremorem non est<text:line-break/>morae istic manendi terminus, quam utique etiam, dum<text:line-break/>foris funt, efficere licet, scd concoctio, quae a conver-<text:line-break/>sione in cremorem res est diversa, sicut sanguisicatio et<text:line-break/>nutritio. Quemadmodum enim haec qualitatum muta-<text:line-break/>tioue fieri ostensum est, eodem modo, concoctio ciborum<text:line-break/>in ventriculo mutatio eorum est lu propriam ejus, quod</text:span></text:p>
      <text:p text:style-name="P9"><text:span text:style-name="T3">nutritur, qualitatem. Ubi autem ad perfectionem cibos<text:line-break/>concoxit, tum aperit inferius os, exciduntque per ipsum<text:line-break/>facile cibi, etiamsi lapides, ossa, acinos alia ve, quae<text:line-break/>verti in cremorem non possint, plurima fecum habeant;<text:line-break/>licetque hoc in animali contempleris, conjecto descensus<text:line-break/>ciborum tempore. Quin si quando te tempus sallat,<text:line-break/>nec quicquam deorsum seratur, ventriculo adhuc cibos<text:line-break/>coquente, ne sic quidem insrugisera tibi dissectio erit;<text:line-break/>cernes nanique in illis ea, quae paulo supra diximus,<text:line-break/>pylorum ad unguem clausum, ventriculum autem totum<text:line-break/>cibos suo complexu prementem perinde omnino, sicut<text:line-break/>uterus foetum. Neque enim est invenire, nec lu utero,<text:line-break/>nec ventre, nec vesica utravis, nec ea quae bilem exci-<text:line-break/>pit, nec altera, locum vacuum; sed sive parum sit, quod<text:line-break/>in bis continetur, sive multum, pleni eorum sinus ap-<text:line-break/>parent, tunicis ipsis scmper ea, quae continent, arcte<text:line-break/>complectentibus,. modo scilicet naturaliter animal se ha-<text:line-break/></text:span><text:span text:style-name="T3">t</text:span></text:p>
      <text:p text:style-name="P9"><text:span text:style-name="T3">beati Erafistrato autem, </text:span><text:span text:style-name="T3">nescio </text:span><text:span text:style-name="T3">quo pacto, cornplexuni<text:line-break/>hunc ventriculi omnium esse causam placet, tum eibo-<text:line-break/>rum lae,vitatis, tum excrementorum subductionis, tum<text:line-break/>distributionis eorum, quae lu eremoremefunt conversa.<text:line-break/>Ego tamen in viventi adhuc animali, diviso ejus perito-<text:line-break/>naeo, sexcenties deprehendi semper intestina complexu<text:line-break/>suo iis, quae continerent, applicita, ventriculum vero<text:line-break/>rioir perpetuo</text:span><text:span text:style-name="T3">, </text:span><text:span text:style-name="T3">scd post assumptos cibos superne eos in-<text:line-break/>iemeque et undique arcte complexum ac immotum,<text:line-break/>adeo ut cibis uniri et iis undique adhaerere videretur.<text:line-break/>Quo tempore etiam pylorum- conniventem clausumque<text:line-break/>ad unguem inveni, non secus ac praegnantibus os uteri;<text:line-break/>at post concoctionem consummatam reclusus quidem erat<text:line-break/>pylorus, ventriculus autem complexus motu intestino-<text:line-break/>rum ritu movebatur.</text:span></text:p>
      <text:h text:style-name="Heading_20_2" text:outline-level="2">Cap. V.</text:h>
      <text:p text:style-name="P58"><text:span text:style-name="T3">Omnia igitur haec inter se in idem con-<text:line-break/>sentiunt, quod aliquae sint lu ventriculo, in utero, in<text:line-break/>vesicis ingenitae facultates, quae et retinere possint ea,<text:line-break/>quae qualitate conveniunt, et quae aliena sunt expellere.</text:span></text:p>
      <text:p text:style-name="P10"><text:span text:style-name="T3">Siquidem quod bilem </text:span><text:span text:style-name="T3">ad </text:span><text:span text:style-name="T3">fe trahat ea quae jecinori sub-<text:line-break/></text:span><text:span text:style-name="T13">est </text:span><text:span text:style-name="T3">vesica, supra est monstratum ; quod autem et in,ventrem<text:line-break/>quotidie ejiciat, id quidem evidenter cernitur. Atqui si<text:line-break/>tractricis operam statlui excretricis actio exciperet, nec<text:line-break/>media sernper inter </text:span><text:span text:style-name="T3">eas </text:span><text:span text:style-name="T3">intercederet vis retentrix, opor-<text:line-break/>teret, dissectis animalibns, parem in vesica bilis inveniri<text:line-break/>inodum; at non sic invenitur; quippe alias plenissima,<text:line-break/>alias prorsus vacua, alias sub medio statu, variis se ha-<text:line-break/>bens modis cernitur, qualiter etiam altera, quae lotium<text:line-break/>recipit. Hanc namque ante omnem dissectionem collige-<text:line-break/>re urinam sentimus, prius etiam, quam eam vel multitu-<text:line-break/>dinis pondere, vel mordentis acrimonia offendi, tan-<text:line-break/>quam hic quoque non deficiente retentrice facultate. Ita<text:line-break/>nimirum et ventriculus, mordente subinde acrimonia irri-<text:line-break/>tatus, ante legitimum tempus crudum adhuc cibum ab-<text:line-break/>jicit, rursus 'multitudine aliquando gravatus, aut etiam<text:line-break/>ambabus coeuntibus male affectus, diarrhoeis infestatur.<text:line-break/>Quin etiam superioris ventris, vel multitudlue gravati,</text:span></text:p>
      <text:p text:style-name="P10"><text:span text:style-name="T3">vel ciborum excrernentorumve qualitatem non ferentis,<text:line-break/>similis diarrhoeis quidam affectus vomitio est. Ubi enim<text:line-break/>in imis ejus partibus talis affectus incidit, ac firmae par-<text:line-break/>tes sunt, quae circa stomachum habentur, diarrhoeae ci-<text:line-break/>tantur; quum vero ejus os sic afficitur, si caeterae par-<text:line-break/>tes sunt valentes, vomitiones cientur.</text:span></text:p>
      <text:h text:style-name="Heading_20_2" text:outline-level="2">Cap. VI.</text:h>
      <text:p text:style-name="P58"><text:span text:style-name="T3">Licet porro idem et in iis, </text:span><text:span text:style-name="T3">qui </text:span><text:span text:style-name="T3">cibum<text:line-break/>fastidiunt, intueri; quippe qui comesse coacti nec deglu-<text:line-break/>tire, quod .comederunt, valent, nec, fi id per vim faci-<text:line-break/>ant, quod deglutitum est, retinent, sed protinus evomunt.<text:line-break/>Etiam qui alias quoque cibum quemlibet aversantur, si<text:line-break/>urgeantur aliquando, ut eum sumant, celeriter evomunt;<text:line-break/>vel, si violenter contineant, et nausea infestantur, et re-<text:line-break/>iupluari sibi ventriculum sentiunt, et quod offendit, amo-'<text:line-break/>liri properare, lta nimirum ex omnibus, quae eviden-<text:line-break/>ter apparent, quod inter principia diximus, confirmatur,<text:line-break/>omuibiis scilicet propemodum animalis partibus inesse de--<text:line-break/>here. desiderium quoddam. ac veluti. appetentiam conve-</text:span></text:p>
      <text:p text:style-name="P10"><text:span text:style-name="T3">nientis sibi qualitatis, aversionem autem quandam velu-<text:line-break/>tique odium alienae. At dum expetunt, attrahere eas<text:line-break/>rationabiliter existimantur; dum aversantur, a seipfis re-<text:line-break/>pellere; atque ex his rursus tum attractrix facultas<text:line-break/></text:span><text:span text:style-name="T3">in </text:span><text:span text:style-name="T3">toto inesse monstratur, tum expultrix. At vero si et<text:line-break/>appetentia quaedam est et attractio, fuerit prosecto et<text:line-break/>fruitio aliqua', quum nihil in rerum fit natura, quod<text:line-break/>propter ipsum trahere trahat, imo ut eo, cujus per<text:line-break/>tractum fit compos, fruatur. Atqui frui eo non licet, nisi<text:line-break/>retineat. Jam hinc rursus retentrix vis necessario geni-<text:line-break/>ta esse probatur; quippe.ventriculus manifeste conveni-<text:line-break/>entes qualitates expetit, alienas respuit. Sed si et appe-<text:line-break/>tit, et trahit, et retinendo ac undique, complectendo<text:line-break/>fruitur, erit utique et finis illi quispiam fruitionis;<text:line-break/>post quem jam expultricis facultatis agendi tempus<text:line-break/>succedit.</text:span></text:p>
      <text:h text:style-name="Heading_20_2" text:outline-level="2">Cap. VII.</text:h>
      <text:p text:style-name="P58"><text:span text:style-name="T3">Verum si et retinet et fruitur, etiam<text:line-break/>ad eum finem, ad quem sic retinet et fruitur, abutitur.<text:line-break/>Porro is fluis est, ut ejus, </text:span><text:span text:style-name="T3">quod </text:span><text:span text:style-name="T3">in qualitate conveniens</text:span></text:p>
      <text:p text:style-name="P10"><text:span text:style-name="T3">consentiensque est, partem aliquam capiat.. Itaque quod<text:line-break/>in cibis optimum est, id halitus specie et pausarim sibi<text:line-break/>attrahit, atque in tunicis suis reponit, iisdemque adjun-<text:line-break/>git.. Ubi abunde saturatus est, quicquid reliquum nutri-<text:line-break/>menti est, veluti onerosum aliquid rejicit; quanquam ex<text:line-break/>eo, quod cum ventriculo habuit, commercio ipsum quo-<text:line-break/>que consecutum est salutare aliquid. Neque enim fieri<text:line-break/>potest, ut duo corpora, quae ad agendum ac patiendum<text:line-break/>sunt nata, ubi convenerunt, non vel simul patiantur<text:line-break/>agantqt-e, vel alterum agat, alterum patiatur Quippe,<text:line-break/>si pares iis vires sunt, ex aequo tum agent, tum patien-<text:line-break/>tur; sin longe superet vincatque alterum, magnum quid-<text:line-break/>darn, et quod sensu percipi possit, in id, quod patitur, effici-<text:line-break/>et, ipsum vero vel exiguum aliquid, et quod sensu depre-<text:line-break/>hendi non possit, vel omnino nihil patietur. Porro lu<text:line-break/>hoc potissimum dissidet nutrimentum a medicamento ve-<text:line-break/>nenoso; hoc namque vim corporis vincit, illud ab hac<text:line-break/>vincitur. Miuime igitur potest conveniens animali nutri-<text:line-break/>mentum esse, quod ab iis, quae in animali sunt, quali-</text:span></text:p>
      <text:p text:style-name="P9"><text:span text:style-name="T3">tatibns non vincitur; porro vinci aliud non. </text:span><text:span text:style-name="T3">est, </text:span><text:span text:style-name="T3">quam<text:line-break/></text:span><text:span text:style-name="T3">&lt; </text:span><text:span text:style-name="T3">alterari. At quoniam particularum aliae viribus sunt fir-<text:line-break/>mioribus, aliae magis imbecillis, vincent quidem omnes<text:line-break/>nutrimentum id,, quod animali est conveniens, non ta-<text:line-break/>rnen aequali omnes modo. Ergo vincet etiam venter,<text:line-break/>ac nutrimentum alterabit, non tamen sic, ut jecur, et<text:line-break/>venae, et arteriae, et cor. Quanta igitur fit ventila al-<text:line-break/>teratis, age jam rideamus. Sane ea major est, quam<text:line-break/>quae in ore perficitur; minor vero ea, quae in jecluore<text:line-break/>et venis; horum namque alteratio nutrimentum in san-<text:line-break/>guinis substantiam mutat; quae autem iir ore agitur, mu-<text:line-break/>tat quidem id in alteram speciem manifeste, </text:span><text:span text:style-name="T3">non </text:span><text:span text:style-name="T3">tamen<text:line-break/>ad perfectionem transformat- Discas id ex iis, quae ex<text:line-break/>cibo in dentium intervallis relicta per totam noctem<text:line-break/>haeserunt. Neque enim panis inibi relictus prorsus est<text:line-break/>panis, neque caro prorsus caro</text:span><text:span text:style-name="T3">; </text:span><text:span text:style-name="T3">sed olet quidem ejusmodi<text:line-break/>quiddam, cujusmodi olet animalis os; caeterum et disso-<text:line-break/>lutum est, et liquatum, et carnium animalis admiscuit<text:line-break/>sibi qualitates. Licet autem contempleris, quam magna</text:span></text:p>
      <text:p text:style-name="P10"><text:span text:style-name="T3">sit in ore ciborum alteratio, si mansum triticum crudis<text:line-break/>furunculis applicaveris; cernes namque, </text:span><text:span text:style-name="T3">id </text:span><text:span text:style-name="T3">ocyssime hos<text:line-break/>mutare et concoquere.; quum tamen, si aquae admiscea-<text:line-break/>tur, nequeat tale qnicquam efficere. Nec est quod id<text:line-break/>rnirere; nam pituita haec, quae lu ore habetur, et li-<text:line-break/>chenum remedium est, et scorpios statim necat; praeter-<text:line-break/>ea multas ex iis, quae venenum mittunt, bestias partim<text:line-break/>protinus perimit, partim spatio; omnes certe insigniter<text:line-break/>laedit. Sed qui mansi sunt cibi, primum quidem hac<text:line-break/>pituita imbuuntur, et cum ea miscentur; deinde carnem<text:line-break/>quoque oris omnes contrectarunt; itaque majorem muta-<text:line-break/>tionem sunt consecuti, quam ii, qui in vacuis dentium<text:line-break/>intervallis fuere impacti. Verum quanto ii, qui mansi<text:line-break/>sunt, his , qui inhaeserunt, magis funt alterati</text:span><text:span text:style-name="T20">, tanto et-<text:line-break/>iam</text:span><text:span text:style-name="T3"> illis magis hi, qui devorati funt; siquidem incornpa-'<text:line-break/>rabilis erit horum alteratronis excessus, si et quae in<text:line-break/>ventre est pituita, </text:span><text:span text:style-name="T3">et </text:span><text:span text:style-name="T3">bilis, et spiritus, et calor, et tota<text:line-break/>ventris substantia aestimentur. Quod si viscera 'quoque.</text:span></text:p>
      <text:p text:style-name="P10"><text:span text:style-name="T3">quae illi adjacent, tanquam magno lebeti plures ignis<text:line-break/>foci, pariter aestimata sint, a dextris quidem jecur</text:span><text:span text:style-name="T3">, </text:span><text:span text:style-name="T3">a<text:line-break/>sinistris lien, superne cor, </text:span><text:span text:style-name="T20">et</text:span><text:span text:style-name="T3"> cum eo transversum septum<text:line-break/>et suspensum et assidue motum, his etiam amplius<text:line-break/>omentum, quod praedicta tegit, ingentem quandam cibo-<text:line-break/>rum, qui lu ventriculum sunt devorati, alterationem fie-<text:line-break/>ri credas. Quo autem pacto mutari facile in sanguinem<text:line-break/>possent, nisi tali essent mutatione praeparati? Monstra-<text:line-break/>tum namque supra est, nihil in contrariam qualitatem<text:line-break/>totum simul migrare. Ergo quomodo fiet sanguis ex pa-<text:line-break/>ne, quomodo ex beta fabave, aut reliquis id genus, nisi<text:line-break/>.haec alteram prius mutationem sint adepta? Jam quo-<text:line-break/>modo in tenuibus intestinis confestim creabitur stercus?<text:line-break/>Quid enim quaeso in his efficacius ad alterationem dicas<text:line-break/>iis, quae sunt circa ventrem? nurn tunicarum numerum,<text:line-break/>au circumpositorum viscerum vicinitatem, au morae spa-<text:line-break/>tam, an innatum queudam in instrumentis calorem? at-<text:line-break/>qui nullo horum superant intestina ventrem. Cur igitur.</text:span></text:p>
      <text:p text:style-name="P10"><text:span text:style-name="T3">ubi panis tota saepe </text:span><text:span text:style-name="T3">nocte </text:span><text:span text:style-name="T3">moratus </text:span><text:span text:style-name="T3">est </text:span><text:span text:style-name="T3">in ventre, etiam<text:line-break/>servari eum volunt </text:span><text:span text:style-name="T3">ac </text:span><text:span text:style-name="T3">pristinas suas qualitates tueri,<text:line-break/>ubi semel intestinis incidit, statim effici stercus? Quippe<text:line-break/>si tantum tempus ad alterandum satis non eft, certe bre-<text:line-break/>ve satis non est; sin breve ad alterandum est satis, quo-<text:line-break/>modo non magis sufficiat tcnipus longum </text:span><text:span text:style-name="T3">? </text:span><text:span text:style-name="T3">An igitur al-<text:line-break/>teratur quidem alimentum in ventre, caeterum diversa<text:line-break/>alteratione, et non tali, qualem ex mutantis instrumen-<text:line-break/>ti habet natura? An hac quidem est alteratum, non. ta-<text:line-break/>men ea, quae est corpori animalis propria? Hoc longe<text:line-break/>prosecto minus fieri quovis paeto potest, quando.non ali-<text:line-break/>ud. erat concoctio, quam alteratio in propriam ejus, quod<text:line-break/>nutritur, qualitatem. Si igitur concoctio hoc est, </text:span><text:span text:style-name="T3">et<text:line-break/></text:span><text:span text:style-name="T3">ostensum est, nutrimentum in ventre suscipere qualitatem,<text:line-break/>quae sit animali, quod ex ipso nutriendum </text:span><text:span text:style-name="T3">est-, </text:span><text:span text:style-name="T3">conveni-<text:line-break/>ens, ex eo jam demonstratum est scilicet, quod in ventre<text:line-break/>nutrimentum concoquitur. Estque ridiculus sane Asclepia-<text:line-break/>des, quum dicit, nec in ructibus, nec in vomitionibus, nec<text:line-break/>dissectionibus concoctorum ciborum qualitatem unquam ap-</text:span></text:p>
      <text:p text:style-name="P10"><text:span text:style-name="T3">parere; siquidem hoc ipsum, quod corporis ventriculi<text:line-break/>odorem referunt, ex ipsa provenit concoctione. Hic </text:span><text:span text:style-name="T20">ve-<text:line-break/>ro adeo</text:span><text:span text:style-name="T3"> est rudis, ut, quum veteres dicere audiat, cibos<text:line-break/>in ventre in probum chylum mutari, non eum, qui vi-<text:line-break/>ribus </text:span><text:span text:style-name="T20">spectetur,</text:span><text:span text:style-name="T3"> scd eum, qui gestui </text:span><text:span text:style-name="T20">probetur,</text:span><text:span text:style-name="T3"> quaeren-<text:line-break/>dnnr putet, tanquanr vel ponto magis pomo (ita enim<text:line-break/>disputandum cum hoc est) in ventre reddito, vel melle<text:line-break/>magis melle. Porro multo magis rudis magisque ridicu-<text:line-break/>lus est Erasistratus, aut non inteliigens, quemadmodum a<text:line-break/>veteribus dictum sit, concoctionem esse elixationi similem,<text:line-break/>aut sponte seipsum fallens. Atque elixationi quidem,<text:line-break/>quae tam levem habeat calorem, concoctionem assimilari<text:line-break/>posse, negat verisimile esse, tanquanr aut Aetna subjici-<text:line-break/>enda ventri fit, aut alias alterari ab eo </text:span><text:span text:style-name="T3">cibi </text:span><text:span text:style-name="T3">non possint,<text:line-break/>aut possint quidem alterari, non tamen per insitum illi </text:span><text:span text:style-name="T20">ca-<text:line-break/>lorem,</text:span><text:span text:style-name="T3"> qui hunridus fit, eoque elixare, non torrere dicatur.<text:line-break/>Debebat autem, si quidem contra de rebus disceptare<text:line-break/>voluit, maxime quidem ac primum illud docere, nec</text:span></text:p>
      <text:p text:style-name="P10"><text:span text:style-name="T3">mutare prorsus, nec alterare in qualitate ventrem </text:span><text:span text:style-name="T3">cibos;<text:line-break/></text:span><text:span text:style-name="T3">secundo loco, si id confirmare non potuisset, alteratio-<text:line-break/>nem eorum in ventre animali esse inutilem; si nec </text:span><text:span text:style-name="T3">id<text:line-break/></text:span><text:span text:style-name="T3">calumniari licuisset, opinionem, quae de activis habetur<text:line-break/>principiis, refellere rnonstrareque, non provenire in </text:span><text:span text:style-name="T3">par-<text:line-break/></text:span><text:span text:style-name="T3">tibus actionem ex certa calidi, frigidi</text:span><text:span text:style-name="T3">, </text:span><text:span text:style-name="T3">humidi siccique<text:line-break/>temperatura, fed alio quopiam; quod si nec id calumni-<text:line-break/>ari est ausus, saltem illud docere, non esse calidum.</text:span><text:span text:style-name="T3">lu<text:line-break/></text:span><text:span text:style-name="T3">iis, quae naturae admiuistratione reguntur, caeteris essi-<text:line-break/>cacius; vel si nec id, nec caeterorurn, quae dicta sunt,<text:line-break/>quicquam demonstrare potuisset, minime nugari, frustra de<text:line-break/>nomine contendendo; tanquam Aristoteles tum in aliis </text:span><text:span text:style-name="T3">non<text:line-break/></text:span><text:span text:style-name="T3">paucis, tum in quarto Meteorologicon, quemadmodum </text:span><text:span text:style-name="T3">con-<text:line-break/></text:span><text:span text:style-name="T3">coctio elixationi fit firnllis, quodque rlec primum nec </text:span><text:span text:style-name="T3">pro-<text:line-break/></text:span><text:span text:style-name="T3">prie sic noininetur, non clare prodiderit Verum sicuti jam<text:line-break/>dictum est, unum omnium horum principium est, de </text:span><text:span text:style-name="T3">cali-<text:line-break/></text:span><text:span text:style-name="T3">do, frigido, humido et sicco considerationem inivisse</text:span><text:span text:style-name="T3">: sic-<text:line-break/></text:span><text:span text:style-name="T3">ut lu secundo de generatione .et corruptione Aristoteles</text:span></text:p>
      <text:p text:style-name="P10"><text:span text:style-name="T3">fecit, omnes, quae in corpore sunt, mutationes alteratio-<text:line-break/>nesque ab his proficisci demonstrans. Caeterum Erasi-<text:line-break/>stratus, neque his, neque alio ullo ex jam dictis refutato,<text:line-break/>ad nomen elixationis tantummodo fe convertit. Atque de<text:line-break/>coctione quidem, tametsi caetera-' omnia praetermisit, il-<text:line-break/></text:span><text:span text:style-name="T3">lud </text:span><text:span text:style-name="T3">saltem demonstrare conatus est, differre ab externa<text:line-break/>elixatione eam; quae in animalibus est, concoctionem.</text:span></text:p>
      <text:h text:style-name="Heading_20_2" text:outline-level="2">Cap. VIll.</text:h>
      <text:p text:style-name="P58"><text:span text:style-name="T3">De deglutitione vero’ ne tantum qui-<text:line-break/>dem egit; quid enim ait? Attractio quidem ventriculi<text:line-break/>nulla esse ridetur. Atqui ventriculus duas habet tunicas,<text:line-break/>quae omnino alicujus gratia sunt conditae, pertinentque<text:line-break/>hae etiam usque ad ipsum os; quae quidem interior est,<text:line-break/>qualis in ipfo est ventre, talis persistens; altera in car-<text:line-break/>nosam magis in gula conversa. Ac quod contrarias inter<text:line-break/>se fibrarum dispositiones hae tunicae habeant, ipsa </text:span><text:span text:style-name="T3">rei<text:line-break/></text:span><text:span text:style-name="T3">evidentia testatur ; cujus autem causa tales sint conditae, </text:span><text:span text:style-name="T3">-<text:line-break/></text:span><text:span text:style-name="T3">Erasistratus certe ne vel conatus est dicere, nos vero<text:line-break/>nunc dicemus. Quae luterna est, in directum porrectas<text:line-break/>habet fibras, ut quae trahendi causa sit instituta; exter-</text:span></text:p>
      <text:p text:style-name="P10"><text:span text:style-name="T3">na transversas, quo 'circulo contrahan. Quippe singulo-<text:line-break/>rum, quae moventur, instrumentorum corpora </text:span><text:span text:style-name="T3">pro </text:span><text:span text:style-name="T3">fibra-<text:line-break/>rum situ motus habent. Primum aut em, fi </text:span><text:span text:style-name="T3">placet, in<text:line-break/></text:span><text:span text:style-name="T3">musculis ipsis sermonem examina; in quibus tum fibrae<text:line-break/>ipsae, tum motus propter excellentiam evidentissime </text:span><text:span text:style-name="T20">cer-<text:line-break/>nuntur.</text:span><text:span text:style-name="T3"> A musculis ad naturalia instrumenta te confe-<text:line-break/>ras, omnino videbis, ea per fibras moveri. Itaque etiam<text:line-break/>singulis intestinis circulares in utraque tunica fibrae<text:line-break/>sunt; contrahuntur enim duntaxat, </text:span><text:span text:style-name="T3">nec </text:span><text:span text:style-name="T3">quicquam tra-<text:line-break/></text:span><text:span text:style-name="T3">hunt; </text:span><text:span text:style-name="T3">at venter alias fibrarum rectas habet, quibus sci-<text:line-break/></text:span><text:span text:style-name="T3">licet trahat, </text:span><text:span text:style-name="T3">alias transversas, quibus 'constringat. Quem-<text:line-break/>admodum enim in musculis, dum fibra quaeque intendi-<text:line-break/></text:span><text:span text:style-name="T3">tur </text:span><text:span text:style-name="T3">atque ad principium retrahitur, motus eorum obitur,<text:line-break/></text:span><text:span text:style-name="T3">itidem </text:span><text:span text:style-name="T3">in Ventre; </text:span><text:span text:style-name="T3">dum transversae </text:span><text:span text:style-name="T3">fibrae tenduntur, lati-<text:line-break/></text:span><text:span text:style-name="T3">tudinem </text:span><text:span text:style-name="T3">contentae inter ipsas caritatis minorem fieri est<text:line-break/></text:span><text:span text:style-name="T3">necesse; </text:span><text:span text:style-name="T3">rectae vero dum trahuntur ac in seipsas cogun-<text:line-break/></text:span><text:span text:style-name="T3">tur, fieri nequit, ut non </text:span><text:span text:style-name="T3">minuatur longitudo. At vero</text:span></text:p>
      <text:p text:style-name="P10"><text:span text:style-name="T3">deglutientibus nobis, liquido cernitur larynx imminutus,<text:line-break/>sursumqne in tantum currens, quantum gula deorsum<text:line-break/>trahitur. Quumque, completa jam deglutiendi functione,<text:line-break/>laxaverit se gula, luculenter descendere cernitur larynx;<text:line-break/>siquidem interna ventriculi tunica; quae rectas habet fi-<text:line-break/>bras, quaeque tum gulam intrinsecus vestit, tum os ip-<text:line-break/>furn, ea super internis laryngis partibus extenditur. Ita-<text:line-break/>que fieri nequit, quum ipsa a ventriculo deorsum trahi-<text:line-break/>tur, ut non simul et larynx attrahatur. Quod autem<text:line-break/>circulares fibrae, quibus contrahuntur tum aliae partes,<text:line-break/>tum vero ventriculus, de longitudine nihil minuant, scd<text:line-break/>latitudinem contrahant atque angustent, id quidem Era-<text:line-break/>sistratum fateri invenias; quippe cibos toto concoctionis<text:line-break/>tempore undique c nstrlugere ventrem ait. At' si undi-<text:line-break/>que constringit, eec tamen quicquam de ventris longi-<text:line-break/>tudine aufert, non est ejus, qui constringit, motus pro-<text:line-break/>priurn, ut gulam deorsum trahat. Quippe </text:span><text:span text:style-name="T3">quod </text:span><text:span text:style-name="T3">Erasi-<text:line-break/>lliatus ipse dixit, id illi tantummodo contingit, ut, dum</text:span></text:p>
      <text:p text:style-name="P10"><text:span text:style-name="T3">superiores partes contrahuntur, inferiores dilatentur; id<text:line-break/>vero quod, si in demortui quoque gulam aquam insundas,<text:line-break/>fieri cernetur, nemo ignorat; transitum namque materiae<text:line-break/>per angustum corpus id accidens consequitur; mirum<text:line-break/>enim fit, si, transeunte per ipsum mole aliqua, non dila-<text:line-break/>tetur. Illud ergo, quod, supernis partibus contractis, in-<text:line-break/>fernae dilatentur; commune est tum mortuis corporibus,<text:line-break/></text:span><text:span text:style-name="T3">per </text:span><text:span text:style-name="T3">quae quoquomodo aliquid transit, tum vivis, idque,<text:line-break/></text:span><text:span text:style-name="T3">sive </text:span><text:span text:style-name="T3">constringantur ab iis , quae transeunt, sive trahan-<text:line-break/></text:span><text:span text:style-name="T3">tur. </text:span><text:span text:style-name="T3">At minuere longitudinem instrumentorum, quibus<text:line-break/></text:span><text:span text:style-name="T3">rectae </text:span><text:span text:style-name="T3">funt fibrae, quo scilicet aliquid attrahant, propri-<text:line-break/></text:span><text:span text:style-name="T3">um </text:span><text:span text:style-name="T3">est munus; atqui demonstratum est, gulam attrahere,<text:line-break/></text:span><text:span text:style-name="T3">non </text:span><text:span text:style-name="T3">enim alias laryngem traheret; patet igitur, ventri-<text:line-break/></text:span><text:span text:style-name="T3">culum </text:span><text:span text:style-name="T3">per gulam cibos attrahere: et in vomitione eorum,<text:line-break/></text:span><text:span text:style-name="T3">quae </text:span><text:span text:style-name="T3">vomuntur, usque ad os ipsum delatio, omnino si-<text:line-break/></text:span><text:span text:style-name="T3">quidem </text:span><text:span text:style-name="T3">et ipsa partes eas gulae, quae </text:span><text:span text:style-name="T3">a </text:span><text:span text:style-name="T3">jsubeuntibus dilatan-<text:line-break/></text:span><text:span text:style-name="T3">tur, </text:span><text:span text:style-name="T3">hiantes habet; partium vero, quae </text:span><text:span text:style-name="T3">a </text:span><text:span text:style-name="T3">fronte, quam-<text:line-break/></text:span><text:span text:style-name="T3">cunque </text:span><text:span text:style-name="T3">complexa fuerit undique, hanc dilatat obsequen-</text:span></text:p>
      <text:p text:style-name="P10"><text:span text:style-name="T3">tem; quae vero a tergo pars est, hanc utique contra-<text:line-break/>ctam relinquit; ita ut gulae affectus juxta hoc omnino<text:line-break/>deglutientium affectui similis sit. Caeterum ubi tractus<text:line-break/>nullus adest, longitudo tota in talibus symptomatis aequa<text:line-break/>servatur. Atque idcirco deglutire facilius est, quam<text:line-break/>vomere, quia deglutitur, ambabus ventris tunicis agen-<text:line-break/>tibus, interna quidem trahente, externa fe contra-<text:line-break/>hente unaque trudente; vomitur autem, altera tantum,<text:line-break/>quae foris est, agente, nec ulla lu os trahente. Non e-<text:line-break/>nim, sicsiti ventris appetentia deglutiendos cibos praece-<text:line-break/>dit, sic in vomitionibus appetit oris pars ulla excitati<text:line-break/>affectus quippiam; scd funt ambo ventris affectus inter<text:line-break/></text:span><text:span text:style-name="T13">se </text:span><text:span text:style-name="T3">contrarii, alter appetentis et suscipientis, quae utilis<text:line-break/>funt ac propria, alter abhorrentis et rejicientis, quae<text:line-break/>funt aliena. Eoque deglutitio ipsa in iis, qui convenien-<text:line-break/>tes ventri cibos immodice appetunt, odyssime fit, ventre<text:line-break/>scilicet eos manifeste attrahente ac deorsum vellente pri-<text:line-break/>us, quam sint mansi; in iis vero, qui vel medicamentum</text:span></text:p>
      <text:p text:style-name="P10"><text:span text:style-name="T3">aliquod coacti bibunt, vel cibum aliquem medicamenti<text:line-break/>loco sumunt, molesta deglutitio est aegreque perfici-<text:line-break/>tur. Ergo ex jam dictis patet, internam gulae tunicam,<text:line-break/>cui rectae lunt fibrae, quo ab ore in se attrahat, esse<text:line-break/>institutam, eoque in deglutiendo tantum agere; exter-<text:line-break/>nam vero, cui transversae sunt fibrae, quo constringat<text:line-break/>ea, quae continet, ac protrudat, talem esse factam, eun-<text:line-break/>dem tamen non minus in vomendo, quam deglutiendo,<text:line-break/>operam suam navantem. Clarissime subscribit his, </text:span><text:span text:style-name="T3">quae<text:line-break/></text:span><text:span text:style-name="T3">dicimus, et quod in hiatalis et voracibus accidit; horum<text:line-break/>enim venter interim in ore invenitur, veluti Aristoteles in<text:line-break/>libris de animaliunr historia prodidit, reddita etiam causa,<text:line-break/>prae ingluvie id inquiens illis contingere; ita enim scribit.<text:line-break/></text:span><text:span text:style-name="T20">In vehemeatiore appetentia venter omnibns animalibus<text:line-break/>sursam procurrit adco, ut nonnulli, quum primum inci-<text:line-break/>pere eum ajsiectum sentiunt, foras repere </text:span><text:span text:style-name="T20">sibi ventrem<text:line-break/></text:span><text:span text:style-name="T20">dicant: aliis vero cibos, quos adhuc mandunt nec dum</text:span></text:p>
      <text:p text:style-name="P10"><text:span text:style-name="T20">scitis ore confecerunt, eripit plane invitis. Ergo in </text:span><text:span text:style-name="T20">iis<text:line-break/></text:span><text:span text:style-name="T20">animalibus, quae natura siunt gulosu, quibusque oris </text:span><text:span text:style-name="T20">la-<text:line-break/></text:span><text:span text:style-name="T20">xitas est ampla, ac ventris suus propinquus (veluti </text:span><text:span text:style-name="T20">in<text:line-break/></text:span><text:span text:style-name="T20">hiatulis et voracibus cernitur) nihil</text:span><text:span text:style-name="T3"> miri est, si, </text:span><text:span text:style-name="T20">quum </text:span><text:span text:style-name="T20">in<text:line-break/></text:span><text:span text:style-name="T20">admodum vehementi esurie minorum animalium </text:span><text:span text:style-name="T20">aliquod<text:line-break/></text:span><text:span text:style-name="T20">persequuntur, ac jam in eo prope sunt, ut cornprehen.<text:line-break/>dant, aviditate perurgente venter eorum in os </text:span><text:span text:style-name="T20">sursum<text:line-break/></text:span><text:span text:style-name="T20">rapitur. Fieri autem id aliter prorsas nequit, nisi </text:span><text:span text:style-name="T20">ven.<text:line-break/></text:span><text:span text:style-name="T20">ter cibos per gulam, veluti per manum, ad sc </text:span><text:span text:style-name="T20">trahat,<text:line-break/></text:span><text:span text:style-name="T20">Sicuti enim et nos prae studio aliquando nos totos </text:span><text:span text:style-name="T40">Una<text:line-break/></text:span><text:span text:style-name="T20">cum manu extendimus, quo promptius corpus, quod </text:span><text:span text:style-name="T20">pe„<text:line-break/></text:span><text:span text:style-name="T20">iimus, apprehendamus', ita et venter eum gula, </text:span><text:span text:style-name="T20">veluti<text:line-break/></text:span><text:span text:style-name="T20">cum manu, una extenditur. Proinde in quibus animuli,<text:line-break/></text:span><text:span text:style-name="T20">bns </text:span><text:span text:style-name="T20">haec tria simul incidunt, vehemens nutrimenti </text:span><text:span text:style-name="T20">avi-<text:line-break/></text:span><text:span text:style-name="T20">ditas, parvus stomachus et oris laxitas ampla, in his </text:span><text:span text:style-name="T20">le^<text:line-break/></text:span><text:span text:style-name="T20">vis e ctensionis motus totum ventrem sursum in</text:span><text:span text:style-name="T3"> es </text:span><text:span text:style-name="T3">agit.<text:line-break/>Ac </text:span><text:span text:style-name="T3">physico quidem homini fortasse sufficeret ex una </text:span><text:span text:style-name="T3">ipsa</text:span></text:p>
      <text:p text:style-name="P10"><text:span text:style-name="T3">instrumentorum compositione argumentum actionis sum-<text:line-break/>psisse; nam frustra profecto natura ex duabus tunicis, .<text:line-break/>quae contrario modo inter fe habent, oesophagum fecis-<text:line-break/>set, nisi earum unaquaeque dissimili modo agere posset.<text:line-break/>Verum quoniam omnia citius quam naturae opera di-<text:line-break/>gnoscere Erasistrati sectatores possunt, agedum ex ani-<text:line-break/>malium dissectione doceamus eos, utramque tunicam<text:line-break/></text:span><text:span text:style-name="T3">praedictis fungi </text:span><text:span text:style-name="T3">actionibus. Ergo si, accepto animali quo-<text:line-break/>piam, corpora, quae cicca stomachum ejus funt, auferens,<text:line-break/></text:span><text:span text:style-name="T3">nullo </text:span><text:span text:style-name="T3">eorum, quae illic habentur, nec nervo, nec arte-<text:line-break/></text:span><text:span text:style-name="T3">ria, </text:span><text:span text:style-name="T3">nec vena praecisa, velis a mento ad thoracem usque<text:line-break/>externam gulae tunicam, cui transversae' sunt fibrae,<text:line-break/></text:span><text:span text:style-name="T3">recta </text:span><text:span text:style-name="T3">sectione dividere, mox cibum animali objicere,<text:line-break/></text:span><text:span text:style-name="T3">videbis, </text:span><text:span text:style-name="T3">id cibum deglutire, tametsi constringendi </text:span><text:span text:style-name="T3">vis </text:span><text:span text:style-name="T3">illi<text:line-break/></text:span><text:span text:style-name="T3">fit </text:span><text:span text:style-name="T3">adempta. Rurius si in altero animali utramque tnni-<text:line-break/></text:span><text:span text:style-name="T3">carn </text:span><text:span text:style-name="T3">transversa incisione secueris, id quoque deglutire<text:line-break/></text:span><text:span text:style-name="T3">videbis, </text:span><text:span text:style-name="T3">nullam etiam opem ferente tunica interna. Ex<text:line-break/></text:span><text:span text:style-name="T3">quo </text:span><text:span text:style-name="T3">manifeste patet, quod altera earum deglutire licet.</text:span></text:p>
      <text:p text:style-name="P10"><text:span text:style-name="T3">caeterum deterius quam ambabus. Etenim praeter alia<text:line-break/>illud quoque perspicere in jam dicta dissectione licet,<text:line-break/>quod inter deglutiendum spiritu, qui una cum </text:span><text:span text:style-name="T3">cibis<text:line-break/></text:span><text:span text:style-name="T3">deglutitur, stomachus impletur, is autem, constringente </text:span><text:span text:style-name="T3">se<text:line-break/></text:span><text:span text:style-name="T3">externa tunica, facile in ventrem cum cibis compellitur;<text:line-break/>tempore autem, quo intus est, descendentibus cibis im-<text:line-break/>pedimento fit, tum eam distendens, tum ejus actionem<text:line-break/>impediens. Sed nec horum cujusquam Erasistratus </text:span><text:span text:style-name="T3">me-<text:line-break/></text:span><text:span text:style-name="T3">minit, nec quod obliquus stomachi situs eorum dogma<text:line-break/>clare refellit, qui putant, ea, quae deglutiuntur, a </text:span><text:span text:style-name="T3">mo-<text:line-break/></text:span><text:span text:style-name="T3">mento illo, quo superne sunt impulsa, usque in ventrem<text:line-break/>promoveri. Unum modo recte dixit, multa eorum ani-<text:line-break/>malium, quibus longum collum est; inclinato corpore<text:line-break/>deglutire. Quo scilicet sensibili effectu planum est </text:span><text:span text:style-name="T3">de-<text:line-break/></text:span><text:span text:style-name="T3">monstrare eum , non utique, quemadmodum deglutia-<text:line-break/>mus, sed quemadmodum non deglutiamus; nam </text:span><text:span text:style-name="T3">quod<text:line-break/></text:span><text:span text:style-name="T3">non ex solo eo, qui superne incipit, impulsu, </text:span><text:span text:style-name="T3">plane<text:line-break/></text:span><text:span text:style-name="T3">ex hoc patet: an tamen ventre trahente, </text:span><text:span text:style-name="T3">an </text:span><text:span text:style-name="T3">gula<text:line-break/></text:span><text:span text:style-name="T3">ea ducente, id certe adhuc non patet. Verum </text:span><text:span text:style-name="T3">nos</text:span></text:p>
      <text:p text:style-name="P10"><text:span text:style-name="T3">ductis </text:span><text:span text:style-name="T3">omnibus </text:span><text:span text:style-name="T3">rationibus, et quae ex instrumentorum com-<text:line-break/>positione suppeditantur, et quae ex aliis symptomatis, quae-<text:line-break/></text:span><text:span text:style-name="T3">que ante </text:span><text:span text:style-name="T3">nudatam gulam, quaeque post apparere pauso ante<text:line-break/>diximus, abunde indicavimus, </text:span><text:span text:style-name="T3">trahendi </text:span><text:span text:style-name="T3">gratia tunicam inter-<text:line-break/>nam, trudendi externam esse conditam. Ac propositum nobis<text:line-break/></text:span><text:span text:style-name="T3">erat </text:span><text:span text:style-name="T3">demonstrare, in singulis lustrumentis retentricem inesse<text:line-break/>vim, sicuti in superiore libro attractricem, atque etiam al-&gt;<text:line-break/>teratricem; ipsa vero sermonis consecutione ducti, qnatuor<text:line-break/>esse in ventre facultates indicavimus: in deglutiendo<text:line-break/>attractricem; in concoquendo retentricern; in vomiti-<text:line-break/>one , concoctione et ciborum in tenue intestinum de-<text:line-break/></text:span><text:span text:style-name="T3">sceusu </text:span><text:span text:style-name="T3">expultricem; ipsam vero concoctionem alteratio-<text:line-break/></text:span><text:span text:style-name="T3">nem </text:span><text:span text:style-name="T3">esse.</text:span></text:p>
      <text:h text:style-name="Heading_20_2" text:outline-level="2">Cap. IX.</text:h>
      <text:p text:style-name="P58"><text:span text:style-name="T3">Non est ergo, quod de splene, etiam<text:line-break/></text:span><text:span text:style-name="T3">dubitemus, </text:span><text:span text:style-name="T3">an is, </text:span><text:span text:style-name="T3">quod </text:span><text:span text:style-name="T3">sibi convenit, attrahat; quqd alie-<text:line-break/></text:span><text:span text:style-name="T3">num est, </text:span><text:span text:style-name="T3">secernat; quod attrahere </text:span><text:span text:style-name="T3">per </text:span><text:span text:style-name="T3">naturam potest,<text:line-break/></text:span><text:span text:style-name="T3">id alteret ac retineat; </text:span><text:span text:style-name="T3">sed nec de jecinore, vel vena,</text:span></text:p>
      <text:p text:style-name="P10"><text:span text:style-name="T3">vel arteria, 'vel corde, vel caeterorum ullo; quum qua-<text:line-break/>tuor has-facultates omni parti, quae nutriri debeat, de-<text:line-break/>monstratum sit necessarias esset ideoque eas ministras esse<text:line-break/>nutritionis diximus. Tanquam enim stercus hominum est<text:line-break/>canibus suavissimum, ita jecinoris excrementorum aliud<text:line-break/>lieui, aliud bilis vesicae, aliud renibus est jucundum.</text:span></text:p>
      <text:h text:style-name="Heading_20_2" text:outline-level="2">Cap. X.</text:h>
      <text:p text:style-name="P58"><text:span text:style-name="T3">Dicereque de eorum generatione post<text:line-break/>Hippocratem, Platonem, Aristotelem, Dioclern, Praxa-<text:line-break/>gorarn et Philotimum etiam nolim; neqne enim de fa-<text:line-break/>cultatibus ipsis dicerem, si quis priorum exacte de his<text:line-break/>disseruisset. Sed quoniam veteres quidem, quum de iis<text:line-break/>multa commode disseruissent, omiserunt plura ratione<text:line-break/>confutare, ne quidem suspicati, ullos fore adeo impuden-<text:line-break/>tes sophistas, qui rebus evidentibus contradicere conaren-<text:line-break/>tur; juniores vero partim sophismatis, quibus ricti<text:line-break/>erant, sidem adhibuerunt, partim etiam sophismata re-<text:line-break/>fellere conati longe mihi abesse a veterum viribus sunt</text:span><text:span text:style-name="T26">1</text:span></text:p>
      <text:p text:style-name="P10"><text:span text:style-name="T3">nisi: </text:span><text:span text:style-name="T3">idcirco, tanquam, si quis illorum superesset, </text:span><text:span text:style-name="T3">is </text:span><text:span text:style-name="T3">mihi<text:line-break/></text:span><text:span text:style-name="T3">contra </text:span><text:span text:style-name="T3">eos, qui artis pulcherrima subvertunt, disputa-<text:line-break/>turus videretur, ipse quoque sic libros conscribere sum<text:line-break/>conatus. Quod autem aut nihil, aut si </text:span><text:span text:style-name="T3">quid </text:span><text:span text:style-name="T3">effecero,<text:line-break/></text:span><text:span text:style-name="T3">omnino </text:span><text:span text:style-name="T3">exiguum id erit, haud ignoro. Multa namque<text:line-break/></text:span><text:span text:style-name="T3">invenio </text:span><text:span text:style-name="T3">ab antiquis ad unguem demonstrata, .quae tamen<text:line-break/></text:span><text:span text:style-name="T3">hodie </text:span><text:span text:style-name="T3">a plerisque nec propter ignorantiam intellecta<text:line-break/></text:span><text:span text:style-name="T3">sunt, </text:span><text:span text:style-name="T3">nec propter socordiam intelligr tentata: adde </text:span><text:span text:style-name="T3">quod<text:line-break/></text:span><text:span text:style-name="T3">nec si </text:span><text:span text:style-name="T3">cui sunt </text:span><text:span text:style-name="T3">’c alita, </text:span><text:span text:style-name="T3">ab hoc etiam juste sunt exami-<text:line-break/></text:span><text:span text:style-name="T3">nata. </text:span><text:span text:style-name="T3">Quisquis enim nosse quid supra vulgus debebit,<text:line-break/></text:span><text:span text:style-name="T3">statim </text:span><text:span text:style-name="T3">non </text:span><text:span text:style-name="T3">natura </text:span><text:span text:style-name="T3">modo, verum etiam primis doctrina-<text:line-break/></text:span><text:span text:style-name="T3">rum </text:span><text:span text:style-name="T3">rudimentis multum caeteris praestet oportet i<text:line-break/></text:span><text:span text:style-name="T3">idem, ubi jam </text:span><text:span text:style-name="T3">adoleverit, veritatis insano quodam tenea- '<text:line-break/></text:span><text:span text:style-name="T3">tur amore</text:span><text:span text:style-name="T3">, </text:span><text:span text:style-name="T3">veluti </text:span><text:span text:style-name="T3">afflatus: tum sine ulla diei noctisve<text:line-break/></text:span><text:span text:style-name="T3">intermissione properare </text:span><text:span text:style-name="T3">ac contendere ea, quae </text:span><text:span text:style-name="T20">a</text:span><text:span text:style-name="T3"> claris--<text:line-break/></text:span><text:span text:style-name="T3">simis </text:span><text:span text:style-name="T3">veterum tradita sunt, discere, eademque, ubi didi-<text:line-break/></text:span><text:span text:style-name="T3">cerit, judicare, </text:span><text:span text:style-name="T3">multoque tempore explorare </text:span><text:span text:style-name="T3">ac </text:span><text:span text:style-name="T3">conside-<text:line-break/></text:span><text:span text:style-name="T3">rare, quae rebus sensui </text:span><text:span text:style-name="T3">patentibus consentiant, quaeque</text:span></text:p>
      <text:p text:style-name="P10"><text:span text:style-name="T3">rursus iisdem dissentiant; ac sic illa quidem suscipere;<text:line-break/>haec respuere. Atque huic quidem admodum utiles fore<text:line-break/>libellos nostros spero . (erunt autem hujus generis om-<text:line-break/>nino pauci) ; reliquis opus hoc perinde fore superfluum,<text:line-break/>ac si quis asino fabulam narret.</text:span></text:p>
      <text:h text:style-name="Heading_20_2" text:outline-level="2">Cap. XI.</text:h>
      <text:p text:style-name="P58"><text:span text:style-name="T3">Abfolveuda igitur nobis </text:span><text:span text:style-name="T3">eorum </text:span><text:span text:style-name="T3">causa,<text:line-break/>qui veritatis funt cupidi</text:span><text:span text:style-name="T3">, </text:span><text:span text:style-name="T3">disputatio est</text:span><text:span text:style-name="T3">, </text:span><text:span text:style-name="T3">adjicientibus<text:line-break/>scilicet, quae in ea desiderantur.- Attrahit namque vel-<text:line-break/>litque ad. fie ventriculus cibos manifeste iis, qui vehe-<text:line-break/>menter.. esuriunt, antequam sint more ad unguem lae-<text:line-break/>vigati;, recusat autem ac rejicit iis, qui cibos fastidiunt,<text:line-break/>ac. qui comesse funt coactu Ad eundem modum caete-<text:line-break/>rorum,, quoque instrumentorum singula ambas obtinent<text:line-break/>facultates, et qua conveniens; trahunt, et qua alienum<text:line-break/>repellunt. Proinde: si quod vel ex una tunica instrumen-<text:line-break/>tum constat, veluti ambae vesicae, uterus et vena,<text:line-break/>utrumque fibrarum genus obtinet, rectarum ac. transver-<text:line-break/>sarum. Quin tertium quoque fibrarum genus obliquarum</text:span></text:p>
      <text:p text:style-name="P10"><text:span text:style-name="T3">est, minus mnino, quam duo praedicta </text:span><text:span text:style-name="T3">genera, </text:span><text:span text:style-name="T3">nume-<text:line-break/>rosum; invenitur autem id in iis instrumentis, quae ex<text:line-break/>duabus tunicis construuntur, in altera sola rectis scili-<text:line-break/>cei ipsis fibris immixtum, lu iis autem, quae ex singn-<text:line-break/>lari constant tunica, una cum aliis duobus generibus.<text:line-break/>Sane hae maxime auxilium praestant retentricis facul-<text:line-break/>tatis actioni; postulat enim in hoc opere pars supra ea,<text:line-break/>quae continet, stringi, ac circum ea tendi; ventriculus<text:line-break/>quidem toto concoquendi cibi, uterus toto gestandi foe-<text:line-break/>tus tempore. Venae quoque tunica quum unica sit, ex<text:line-break/>multifariis fibris' est condita. Jam ex arteriae tunicis ea,<text:line-break/>quae externa est, ex circularibus, quae interna est,, ex<text:line-break/>rectis plurimis, paucis autem cum his obliquis est con-<text:line-break/>flata. Ita venae, quod ad fibrarum situm pertinet, uteris<text:line-break/></text:span><text:span text:style-name="T3">ac </text:span><text:span text:style-name="T3">vesicis, quanquam crassitudine careant, sunt similes;<text:line-break/>arteriae vero ventri. Sola autem instrumentorum oinni-<text:line-break/>urn ex duabus tunicis, atque harum utraque ex trans-<text:line-break/>versis constante fibris, factu funt lutestina. Porro cau-</text:span></text:p>
      <text:p text:style-name="P10"><text:span text:style-name="T3">sam-reddere</text:span><text:span text:style-name="T42">, </text:span><text:span text:style-name="T3">cur melius sit reliquorum cuique talem<text:line-break/>inesse naturam, qualis nunc inest, intestinis autem ex<text:line-break/>duabus lrisque similibus tunicis </text:span><text:span text:style-name="T3">confici, </text:span><text:span text:style-name="T3">id utique ad spe-<text:line-break/>culationem de usu partium spectat. Quo minus exspe-<text:line-break/>ctandum aliquid de talibus hic est; veluti nec propter<text:line-break/>quid de tunicarum numero cuiusque instrumenti inter<text:line-break/>anatomicos parum conveniat; de his enim abunde in iis,<text:line-break/>quae de anatomicorum dissidio prodidimus, est dictum.<text:line-break/>Cur autem instrumentum, quodque tale sit factum, in<text:line-break/>libris de usu partium dicetur.</text:span></text:p>
      <text:h text:style-name="Heading_20_2" text:outline-level="2">Cap. XII.</text:h>
      <text:p text:style-name="P58"><text:span text:style-name="T3">Hic neutrum horum statutum est exe-<text:line-break/>qui, scd tantum naturales facultates quatuor esse lu sin-<text:line-break/>gulis organis docere. Huc igitur denuo reversi, quae prius<text:line-break/>dicta sunt, repetamus, atque eo, quod reliquum adhuc est,<text:line-break/>adjecto summam jam toti disputationi imponamus. Quum<text:line-break/>'enim singulas animalis partes, qui conveniens sibi succus<text:line-break/>sit, hunc in.fe trahere-sit demonstratum, ac primam fer-<text:line-break/>ine naturalium facultatum hanc esse, illud deinceps scire</text:span></text:p>
      <text:p text:style-name="P10"><text:span text:style-name="T3">convenit, partem non prius eam quam attraxit materi-<text:line-break/></text:span><text:span text:style-name="T3">am, </text:span><text:span text:style-name="T3">vel ipsam totam, vel aliquod ejus excrementum ab-<text:line-break/>jicere, quam vel ipsa, vel eorum, quae in </text:span><text:span text:style-name="T3">se </text:span><text:span text:style-name="T3">continet;<text:line-break/>pars maxima in contrarium transierit affectum. Ac </text:span><text:span text:style-name="T20">ven-<text:line-break/></text:span><text:span text:style-name="T20">ter</text:span><text:span text:style-name="T3"> </text:span><text:span text:style-name="T3">quidem, postquam abunde cibis est satiatus, et, </text:span><text:span text:style-name="T3">quod<text:line-break/></text:span><text:span text:style-name="T3">utilissimum sibi in ils est, -lu tunicas suas sugendo repo-<text:line-break/></text:span><text:span text:style-name="T3">fuit, </text:span><text:span text:style-name="T3">tum, quod reliquum est, tanquam alienum onus ab-<text:line-break/></text:span><text:span text:style-name="T3">jicit. </text:span><text:span text:style-name="T3">Idem et vesicae faciunt, ubi quodvis eorum, </text:span><text:span text:style-name="T3">quae<text:line-break/></text:span><text:span text:style-name="T3">attraxerint, vel multitudine distendens, vel qualitate mor-<text:line-break/></text:span><text:span text:style-name="T3">dens, </text:span><text:span text:style-name="T3">redditur molestum. Peri modo et uteri: hi nam-<text:line-break/></text:span><text:span text:style-name="T3">que, </text:span><text:span text:style-name="T3">ubi vel distendi amplius non ferunt, vel etiam<text:line-break/></text:span><text:span text:style-name="T3">qualitate </text:span><text:span text:style-name="T3">humoris in fe effusi morderi, quod offendit,<text:line-break/></text:span><text:span text:style-name="T3">abjicere </text:span><text:span text:style-name="T3">properant. Porro praedictorum utrumque ali-<text:line-break/></text:span><text:span text:style-name="T3">quaudonon </text:span><text:span text:style-name="T3">naturae sponte, fed violenter lucidit, quo<text:line-break/></text:span><text:span text:style-name="T3">casu abortus </text:span><text:span text:style-name="T3">provocatur. Eit autem- plerumque et ex<text:line-break/></text:span><text:span text:style-name="T3">naturae </text:span><text:span text:style-name="T3">commodo; quod genus non abortus, sed partus<text:line-break/></text:span><text:span text:style-name="T3">nominatur. Ac </text:span><text:span text:style-name="T3">medicamenta quidem</text:span><text:span text:style-name="T3">,- </text:span><text:span text:style-name="T3">quae vel abortum<text:line-break/></text:span><text:span text:style-name="T3">provocant, </text:span><text:span text:style-name="T3">vel </text:span><text:span text:style-name="T3">alio </text:span><text:span text:style-name="T3">quopiam affectu foetum perimunt.</text:span></text:p>
      <text:p text:style-name="P10"><text:span text:style-name="T3">vel aliquas membranarum ejus corrumpunt, ea nimirum<text:line-break/>sequuntur abortus; iidenr incidunt, et quum uterus ex<text:line-break/>distensione male est affectus. Ipsius vero foetus vehemen-<text:line-break/>tissimis motibus fuccedunt; partus, veluti ab Hippocrate<text:line-break/>recte est dictum. Communis autem omnibus his affecti-<text:line-break/>bus ipsa est offensio; atque hujus ipsius triplex est caufa,<text:line-break/>aut moles nimia, aut pondus aliquod, - aut morsus</text:span><text:span text:style-name="T3">: </text:span><text:span text:style-name="T3">mo-<text:line-break/>les, ubi amplius distendi uterus non sert; pondus, quum<text:line-break/>supra vires ejus sit, quod continet;morsus, ubi vel hu-<text:line-break/>mores, qui prius in membranis continebantur, </text:span><text:span text:style-name="T52">his.ru-<text:line-break/></text:span><text:span text:style-name="T3">ptis, in ipsum uterum sunt effusi, vel etiam totus partus<text:line-break/>corruptus et putris ac in noxiam saniem dissolutus ute-<text:line-break/>ri tunicam sic irritat, ac mordet. Ergo, in omnibus in-<text:line-break/>strumentis tum opera naturalia, tum etiam affectiones<text:line-break/>morbique singuli proportione quadam</text:span><text:span text:style-name="T34">;</text:span><text:span text:style-name="T3"> fleri videntur;<text:line-break/>quaedam </text:span><text:span text:style-name="T20">adeo</text:span><text:span text:style-name="T3"> evidenter et clare, ut nullam demonstra-<text:line-break/>tionem eorum ullum desideret; quaedam magis obscure.</text:span></text:p>
      <text:p text:style-name="P10"><text:span text:style-name="T3">sed </text:span><text:span text:style-name="T3">ita tamen, ut eos, qui attenti sunt, latere non pus-<text:line-break/>sui L Atque lu ventre quidem non solum morsus, qui<text:line-break/>propter ejus plurimum sensum est manifestus, sed etiam<text:line-break/></text:span><text:span text:style-name="T3">alii </text:span><text:span text:style-name="T3">affectus, tum qui nauseam in eo excitant, tum qui<text:line-break/></text:span><text:span text:style-name="T3">cordis </text:span><text:span text:style-name="T3">morsus vocantur, manifeste secretricem expultri-<text:line-break/>cemque alienorum </text:span><text:span text:style-name="T3">vim </text:span><text:span text:style-name="T3">indicant. Ad eundem inodum in<text:line-break/></text:span><text:span text:style-name="T3">utero et </text:span><text:span text:style-name="T3">ea,, quae lotium recipit, vesica: quippe haec<text:line-break/></text:span><text:span text:style-name="T3">quoque </text:span><text:span text:style-name="T3">humorem excipere ac colligere hactenus cerni-<text:line-break/></text:span><text:span text:style-name="T3">lur, quoad </text:span><text:span text:style-name="T3">vel multitudine ipsa distenta, vel qualitate,<text:line-break/></text:span><text:span text:style-name="T3">demorsa nequeat </text:span><text:span text:style-name="T3">amplius . pati. Siquidem excrementa<text:line-break/></text:span><text:span text:style-name="T3">singula, </text:span><text:span text:style-name="T3">si </text:span><text:span text:style-name="T3">moram in </text:span><text:span text:style-name="T3">corpore </text:span><text:span text:style-name="T3">diutius </text:span><text:span text:style-name="T3">trahant, putrescunt •<text:line-break/></text:span><text:span text:style-name="T3">alia </text:span><text:span text:style-name="T3">spatio </text:span><text:span text:style-name="T3">breviore, </text:span><text:span text:style-name="T3">alia longiore; itaque mordacia et<text:line-break/></text:span><text:span text:style-name="T3">acria </text:span><text:span text:style-name="T3">atque iis, .qui. </text:span><text:span text:style-name="T3">ea continent,, insesta redduntur.<text:line-break/></text:span><text:span text:style-name="T3">At </text:span><text:span text:style-name="T3">non </text:span><text:span text:style-name="T3">in </text:span><text:span text:style-name="T3">ea vesica, </text:span><text:span text:style-name="T3">quae jecinori subest, similiter se<text:line-break/></text:span><text:span text:style-name="T3">habet, </text:span><text:span text:style-name="T3">ut </text:span><text:span text:style-name="T3">quae </text:span><text:span text:style-name="T3">nervorum </text:span><text:span text:style-name="T3">minimum habet. Debet tamen<text:line-break/></text:span><text:span text:style-name="T3">hic </text:span><text:span text:style-name="T3">quoque </text:span><text:span text:style-name="T3">naturae </text:span><text:span text:style-name="T3">contemplator </text:span><text:span text:style-name="T3">proportionem invenire.<text:line-break/></text:span><text:span text:style-name="T3">Si </text:span><text:span text:style-name="T3">enim demonstratum est, </text:span><text:span text:style-name="T3">convenientem eam succum at-<text:line-break/></text:span><text:span text:style-name="T3">iraherc </text:span><text:span text:style-name="T3">ita, ut saepe </text:span><text:span text:style-name="T3">cernatur plena, eundemque hunc</text:span></text:p>
      <text:p text:style-name="P10"><text:span text:style-name="T3">luccum non inulto interposito spatio excernere, necesse<text:line-break/>est eam, vel multitudine succi pressam, vel ex qualitate<text:line-break/>ejus in mordacem acremque mutata offensam, expulfio-<text:line-break/>nenr desiderare. Non enim prosecto cibi ipsi adeo cele-<text:line-break/>riter priorem qualitatem deponunt, ut protinus, quum<text:line-break/>in tenuia intestina descenderint, stercus fiant; bilis au-<text:line-break/>tem non multo magis, vel lotium, postquam a venis sc-<text:line-break/>mel exciderint, qualitatem mutant, celerrime immutata<text:line-break/>et putrefacta.• Atqui si tum in iis, quae in utero- sunt,<text:line-break/>tum ventriculo, tum intestinis, superque lu vesica ea,<text:line-break/>quae lotium recipit, luculenter apparet vel tensio quae-<text:line-break/>piam esse, vel morsus, vel pondus, quod singula instru-<text:line-break/>menta ad expulsionem proritet, non magno negotio id<text:line-break/>in bilis quoque vesica intelligas, aeque scilicet ut iu<text:line-break/>reliquis instrumentis omnibus, quorum e numero tam<text:line-break/>arteriae quam venae sunt.</text:span></text:p>
      <text:h text:style-name="Heading_20_2" text:outline-level="2">Cap. XIII.</text:h>
      <text:p text:style-name="P58"><text:span text:style-name="T3">Jam nec illud difficile compertu est,<text:line-break/>et attractionem et expulsionem diversis in temporibus</text:span></text:p>
      <text:p text:style-name="P10"><text:span text:style-name="T3">per eundem meatum fieri; si modo orificium ventriculi<text:line-break/>non cibos tantum potionemque in ipsum ducere, sed et-<text:line-break/>iam in nauseis contrario fungi ministerio cernitur. Etiam<text:line-break/>vesicae, quae sub jecinore est, collum quum unum sit,<text:line-break/>tamen per se vesicam non solum implet, sed etiam va-<text:line-break/>cuat. Uteri praeterea orificium pari modo, sicut intro<text:line-break/>seminis, ita foras partus via est; verum hic rursus ex-<text:line-break/></text:span><text:span text:style-name="T3">pultrix </text:span><text:span text:style-name="T3">facultas evidens esi, attractrix aeque atque ilia<text:line-break/>multis uon 'liquet. Verum Hippocrates imbecilli uteri<text:line-break/>cervicem accusans ait: </text:span><text:span text:style-name="T20">Non enim potesi ejus collum se-<text:line-break/>men intro trahere.</text:span><text:span text:style-name="T3"> Erasistratus vero Asclepiadesque eo<text:line-break/></text:span><text:span text:style-name="T3">sapientiae </text:span><text:span text:style-name="T3">processere, ut non solum uterum et ventricu-<text:line-break/></text:span><text:span text:style-name="T3">lurn </text:span><text:span text:style-name="T3">ejusmodi facultate privent, sied etiam ipsam, quae<text:line-break/></text:span><text:span text:style-name="T3">sub </text:span><text:span text:style-name="T3">jecinore est, vesicam atque etiam renes; quanquam,<text:line-break/></text:span><text:span text:style-name="T3">non </text:span><text:span text:style-name="T3">posse allam vel urluae vel bilis secernendae cau-<text:line-break/></text:span><text:span text:style-name="T3">sam </text:span><text:span text:style-name="T3">reddi, lu primo libro </text:span><text:span text:style-name="T20">a</text:span><text:span text:style-name="T3"> nobis est monstratum. Er-<text:line-break/></text:span><text:span text:style-name="T3">go </text:span><text:span text:style-name="T3">quum et uterum et ventrem et eam, quae hepati<text:line-break/></text:span><text:span text:style-name="T3">subesi, </text:span><text:span text:style-name="T3">vesicam non trahere modo, sed etiam a </text:span><text:span text:style-name="T20">fe</text:span><text:span text:style-name="T3"> pel-</text:span></text:p>
      <text:p text:style-name="P10"><text:span text:style-name="T3">lere per unum idemque orificium rideamus, mirari </text:span><text:span text:style-name="T3">non<text:line-break/></text:span><text:span text:style-name="T3">debemus, si etiam per venas lu ventrem natura nonnun-<text:line-break/></text:span><text:span text:style-name="T3">quam </text:span><text:span text:style-name="T3">excrementa expellit. . Illud vero multo etiammnn<text:line-break/></text:span><text:span text:style-name="T3">minus </text:span><text:span text:style-name="T3">est mirandum , si, per quas venas a ventre in </text:span><text:span text:style-name="T3">je-<text:line-break/>cur </text:span><text:span text:style-name="T3">facta est distributio, rursus ex jecinore in ipsum<text:line-break/></text:span><text:span text:style-name="T3">trahi </text:span><text:span text:style-name="T3">aliquod alimentum in longiore inedia </text:span><text:span text:style-name="T3">potest.<text:line-break/>Quippe </text:span><text:span text:style-name="T3">ejusmodi effectis fidem abrogare simile profecto<text:line-break/></text:span><text:span text:style-name="T3">est </text:span><text:span text:style-name="T3">ac si quis purgantia medicamenta, per quae ora. </text:span><text:span text:style-name="T3">facta<text:line-break/>prius </text:span><text:span text:style-name="T3">est distributio, per eadem neget ex toto </text:span><text:span text:style-name="T3">corpore<text:line-break/>in ventrem </text:span><text:span text:style-name="T3">proprios succos trahere; scd alia distributi</text:span><text:span text:style-name="T3">o-<text:line-break/>nis, </text:span><text:span text:style-name="T3">alia purgationis requirat ora. Atqui, si unum </text:span><text:span text:style-name="T3">idem-<text:line-break/>que </text:span><text:span text:style-name="T3">os duabus, quae in contrarias partes diversis tempo-<text:line-break/></text:span><text:span text:style-name="T3">ribus </text:span><text:span text:style-name="T3">trahant, potentiis subservit; prius quidem </text:span><text:span text:style-name="T3">ei,<text:line-break/>quae </text:span><text:span text:style-name="T3">hepatis, purgandi vero tempore ei, quae </text:span><text:span text:style-name="T3">est<text:line-break/></text:span><text:span text:style-name="T3">medicamenti; </text:span><text:span text:style-name="T3">quid miri est, in his venis, quae </text:span><text:span text:style-name="T3">medi-<text:line-break/>um spatium </text:span><text:span text:style-name="T3">inter jecur et partes circa ventrem </text:span><text:span text:style-name="T3">oc-<text:line-break/>cupant, duplex esse </text:span><text:span text:style-name="T3">ministerium atque usum, ita </text:span><text:span text:style-name="T3">ut,<text:line-break/></text:span><text:span text:style-name="T3">cum </text:span><text:span text:style-name="T3">in </text:span><text:span text:style-name="T3">his </text:span><text:span text:style-name="T3">copia fuerit alimenti, per jam dictas </text:span><text:span text:style-name="T3">venas</text:span></text:p>
      <text:p text:style-name="P10"><text:span text:style-name="T3">sursuni </text:span><text:span text:style-name="T3">seratur in jecur, cum autem vacua sunt. nutriri-.<text:line-break/>que avent, per easdem ipsas ex hepate rursus trahatur?<text:line-break/>Siquidem totum ex toto trahere ac toti impertire, una-.<text:line-break/>que omnium confluxio ac conspiratio esse videturquem-<text:line-break/>admodum admirabilis Hippocrates dixit: Ac </text:span><text:span text:style-name="T20">trahit qui-<text:line-break/>dem id, quod esi valentius- vacuatur autem id</text:span><text:span text:style-name="T20">, </text:span><text:span text:style-name="T20">quod<text:line-break/>esi imber.Mius.</text:span><text:span text:style-name="T3"> Porro valentior imhecilliorque una quam<text:line-break/></text:span><text:span text:style-name="T3">altera </text:span><text:span text:style-name="T3">pars est, vel absoluto sermone, naturaque et com-<text:line-break/></text:span><text:span text:style-name="T3">muniter </text:span><text:span text:style-name="T3">lu </text:span><text:span text:style-name="T3">omnibus, vel </text:span><text:span text:style-name="T3">privatim huic cuipiam talis<text:line-break/></text:span><text:span text:style-name="T3">efficitur. </text:span><text:span text:style-name="T3">Et natura quidem omnibusque tum hominibus<text:line-break/></text:span><text:span text:style-name="T3">tum animalibus communiter </text:span><text:span text:style-name="T3">cor, quam jecur, et jecur,<text:line-break/></text:span><text:span text:style-name="T3">quam </text:span><text:span text:style-name="T3">intestiua et venter, item arteriae, quam venae,'<text:line-break/></text:span><text:span text:style-name="T3">tum, quod </text:span><text:span text:style-name="T3">utile est, ad fe trahere, tum, quod diversum<text:line-break/></text:span><text:span text:style-name="T3">ah </text:span><text:span text:style-name="T3">hoc est</text:span><text:span text:style-name="T3">, </text:span><text:span text:style-name="T20">a</text:span><text:span text:style-name="T3"> sc pellere magis valent. Et privatim in<text:line-break/></text:span><text:span text:style-name="T3">unoquoque </text:span><text:span text:style-name="T3">nostrum alio tempore jecur valentius trahere<text:line-break/></text:span><text:span text:style-name="T3">potest,, </text:span><text:span text:style-name="T3">alio ventriculus. Quippe, ubi in ventriculo copia<text:line-break/></text:span><text:span text:style-name="T3">alimenti </text:span><text:span text:style-name="T3">est, ac jecur vehementer appetit desideratqtre,<text:line-break/></text:span><text:span text:style-name="T3">omnluo </text:span><text:span text:style-name="T3">id </text:span><text:span text:style-name="T3">valentius </text:span><text:span text:style-name="T3">trahit; luvicemque jecinore refertu</text:span></text:p>
      <text:p text:style-name="P10"><text:span text:style-name="T3">ac distento, ventre vero appetente ac vacuo, valentior<text:line-break/>trahendi vis in hunc transfertur. Tanquanr enim, si </text:span><text:span text:style-name="T3">ma-<text:line-break/></text:span><text:span text:style-name="T3">nibus cibos aliquos tenentes alter ab altero eos. rapere-<text:line-break/>mus, si pari quidem modo his egeremus ,' superare </text:span><text:span text:style-name="T3">va-<text:line-break/></text:span><text:span text:style-name="T3">lentiorem par esset; </text:span><text:span text:style-name="T3">si </text:span><text:span text:style-name="T3">autem. esset hic expletus ac </text:span><text:span text:style-name="T3">pro-<text:line-break/></text:span><text:span text:style-name="T3">pterea negligenter; quae-supervacua essent, teneret, </text:span><text:span text:style-name="T3">aut<text:line-break/></text:span><text:span text:style-name="T3">etiam alicui impertire studeret; imbecillior autem </text:span><text:span text:style-name="T3">vehe-<text:line-break/></text:span><text:span text:style-name="T3">menter appeteret, nihil obstaret, quominus ipse cuncta<text:line-break/></text:span><text:span text:style-name="T3">caperet; </text:span><text:span text:style-name="T3">itidem venter ex jecinore facile attrahit, </text:span><text:span text:style-name="T3">quum<text:line-break/></text:span><text:span text:style-name="T3">hic quidem vehementer nutriri appetit, illud </text:span><text:span text:style-name="T3">nutrimen-<text:line-break/></text:span><text:span text:style-name="T3">to est plenum. Estque nonnunquarn, quominus </text:span><text:span text:style-name="T3">animal<text:line-break/></text:span><text:span text:style-name="T3">esuriat, causa nutrimenti in jecinore abundantia; </text:span><text:span text:style-name="T3">quippe<text:line-break/>venter, </text:span><text:span text:style-name="T3">si melius paratiusque nutrimentum habet, </text:span><text:span text:style-name="T3">exter-<text:line-break/></text:span><text:span text:style-name="T3">num non postulat; sin aliquando postulat, nec ejus </text:span><text:span text:style-name="T3">copia<text:line-break/></text:span><text:span text:style-name="T3">est, excrementis impletur; ea sunt sanies quaedam </text:span><text:span text:style-name="T3">bilio-<text:line-break/></text:span><text:span text:style-name="T20">fa,</text:span><text:span text:style-name="T3"> pituitosa atque serosa, quam solam trahenti illi,, </text:span><text:span text:style-name="T3">cum<text:line-break/>scilicet </text:span><text:span text:style-name="T3">nutrimento indiget, jecur remittit. Ergo </text:span><text:span text:style-name="T3">sicuti<text:line-break/>inter se </text:span><text:span text:style-name="T3">partes altera ab altera nutrimentum </text:span><text:span text:style-name="T3">trahunt,</text:span></text:p>
      <text:p text:style-name="P10"><text:span text:style-name="T3">ita </text:span><text:span text:style-name="T3">altera in alteram, quod fnpervacuum est, a se depo-<text:line-break/></text:span><text:span text:style-name="T3">nit; </text:span><text:span text:style-name="T3">et sicut trahentium ea vicit, quae erat valentior,<text:line-break/>sic et a se deponentium; estque haec vocatarum fluxio-<text:line-break/></text:span><text:span text:style-name="T3">num </text:span><text:span text:style-name="T3">causa. Habet enim pars quaeque nativum quoddam<text:line-break/></text:span><text:span text:style-name="T3">robur, quo, </text:span><text:span text:style-name="T3">quod supervacuum est, persequitur. Ubi igi-<text:line-break/></text:span><text:span text:style-name="T3">tur </text:span><text:span text:style-name="T3">earum aliqua affectus cuiuspiam occasione 'imhecilli-<text:line-break/></text:span><text:span text:style-name="T3">or </text:span><text:span text:style-name="T3">est reddita, ex omnibus.in illam confluere, quae su-<text:line-break/></text:span><text:span text:style-name="T3">pervacua </text:span><text:span text:style-name="T3">sunt, est necesse; ea namque, quaecunque pars<text:line-break/></text:span><text:span text:style-name="T3">valentissima </text:span><text:span text:style-name="T3">est, </text:span><text:span text:style-name="T3">in </text:span><text:span text:style-name="T3">ricinas omnes deponit; earum rur-<text:line-break/></text:span><text:span text:style-name="T3">sus singulae </text:span><text:span text:style-name="T3">lu alias, quae ipsis sint imbecilliores; dein<text:line-break/></text:span><text:span text:style-name="T3">rurlus illarum </text:span><text:span text:style-name="T3">singulae in alias; idque eatenus longissi-<text:line-break/></text:span><text:span text:style-name="T3">me procedit, </text:span><text:span text:style-name="T3">quoad ex omnibus fugatum superfluum<text:line-break/></text:span><text:span text:style-name="T3">in unam quampiam </text:span><text:span text:style-name="T3">maxime imbecillarum procum-<text:line-break/></text:span><text:span text:style-name="T3">hat; hinc namque </text:span><text:span text:style-name="T3">in aliam transfluere nequit, utpote<text:line-break/></text:span><text:span text:style-name="T3">nec valentiorum </text:span><text:span text:style-name="T3">aliqua id recipiente, nec laboran-<text:line-break/></text:span><text:span text:style-name="T3">te ipsa </text:span><text:span text:style-name="T3">a fe pellere valento. Caeterum alibi quum<text:line-break/></text:span><text:span text:style-name="T3">scilicet de affectuum </text:span><text:span text:style-name="T3">vel generatione vel curatione<text:line-break/></text:span><text:span text:style-name="T3">agemus, abunde ex </text:span><text:span text:style-name="T3">illis testimonia coepisse licebit iis,</text:span></text:p>
      <text:p text:style-name="P10"><text:span text:style-name="T3">quae toto hoc libro recte sunt demonstrata. Quod </text:span><text:span text:style-name="T3">autem<text:line-break/></text:span><text:span text:style-name="T3">ostendere in praesenti propositum erat, denuo resuma-<text:line-break/>mus, non esse scilicet mirum venire ex hepate in </text:span><text:span text:style-name="T3">ven-<text:line-break/></text:span><text:span text:style-name="T3">J.rem et intestina nutrimentum per </text:span><text:span text:style-name="T3">eas </text:span><text:span text:style-name="T3">ipsas venas, </text:span><text:span text:style-name="T3">per<text:line-break/></text:span><text:span text:style-name="T3">quas prius ex illis in hepar subierat</text:span><text:span text:style-name="T3">; </text:span><text:span text:style-name="T3">multisque </text:span><text:span text:style-name="T3">eormn,<text:line-break/></text:span><text:span text:style-name="T3">qui valentem exercitationem subito et prorfus dinnse-<text:line-break/>iunt, aut quibus membrum aliquod praecisum est, </text:span><text:span text:style-name="T3">san-<text:line-break/></text:span><text:span text:style-name="T3">guinem per intestina certis periodis, simul plurimum </text:span><text:span text:style-name="T3">va-<text:line-break/></text:span><text:span text:style-name="T3">cuari, (sicuti quodam loco Hippocrates dixit,) nullo </text:span><text:span text:style-name="T3">qui-<text:line-break/></text:span><text:span text:style-name="T3">dem corporis incommodo, nisi quod prae celeri </text:span><text:span text:style-name="T3">impetu<text:line-break/></text:span><text:span text:style-name="T3">ipsum tutum purgat, redundansque vacuat, per </text:span><text:span text:style-name="T3">easdem<text:line-break/></text:span><text:span text:style-name="T3">fcll' </text:span><text:span text:style-name="T3">t </text:span><text:span text:style-name="T3">venas intro latis superfluis, per quas antea </text:span><text:span text:style-name="T3">in<text:line-break/></text:span><text:span text:style-name="T3">corpus fuerant deducta. Porro in morbis natura </text:span><text:span text:style-name="T3">non<text:line-break/></text:span><text:span text:style-name="T3">raro totum animal per easdeni venas purgat, non </text:span><text:span text:style-name="T3">tamen<text:line-break/></text:span><text:span text:style-name="T13">est </text:span><text:span text:style-name="T3">ea vaeuatio sanguinis, scd pro ratione infestantis </text:span><text:span text:style-name="T3">suc-<text:line-break/></text:span><text:span text:style-name="T3">ci. </text:span><text:span text:style-name="T3">Ita </text:span><text:span text:style-name="T3">nimirum et in choleris per venas, quae ad </text:span><text:span text:style-name="T3">lute-<text:line-break/>stiuum </text:span><text:span text:style-name="T3">et ventrem pertinent, totum vacuatur </text:span><text:span text:style-name="T3">corpus.<text:line-break/>Existimare </text:span><text:span text:style-name="T3">autem, uricum esse motus modum, quo </text:span><text:span text:style-name="T3">mate-<text:line-break/></text:span><text:span text:style-name="T3">riae </text:span><text:span text:style-name="T3">in </text:span><text:span text:style-name="T3">corpore ferantur, ignorantis omnino est </text:span><text:span text:style-name="T3">naturae</text:span></text:p>
      <text:p text:style-name="P10"><text:span text:style-name="T3">potentias, cum alias tum vero eam, quae attractrici ad-<text:line-break/>versa est, excretricem. Siquidem contrarias potentias<text:line-break/>necesse est contrarii sequantur motus. Singulae enim<text:line-break/>partes, ubi convenientem succum attraxerunt, deinde ex<text:line-break/>retento fructum ceperunt, totum, quod superfluum est,<text:line-break/></text:span><text:span text:style-name="T3">quam </text:span><text:span text:style-name="T3">possunt celerrime comrnodissirneque, quo vergit,<text:line-break/></text:span><text:span text:style-name="T3">abjicere </text:span><text:span text:style-name="T3">properant. Eoque ventriculus, quod excremen-<text:line-break/></text:span><text:span text:style-name="T3">tum </text:span><text:span text:style-name="T3">in eo fluitat, per vomitionem expurgat; quod sub-<text:line-break/></text:span><text:span text:style-name="T3">sidit, </text:span><text:span text:style-name="T3">alui dejectione. Atque id est, quod animal esse<text:line-break/></text:span><text:span text:style-name="T3">nauseabundum </text:span><text:span text:style-name="T3">dicimus, ventriculum scilicet, ut per vo-<text:line-break/></text:span><text:span text:style-name="T3">mitionem </text:span><text:span text:style-name="T3">vacuetur, impetum capessere. Eigo tantam vio-<text:line-break/></text:span><text:span text:style-name="T3">lentiam </text:span><text:span text:style-name="T3">vehementlamque vis expultrix obtinet, ut, ubi<text:line-break/></text:span><text:span text:style-name="T3">in ileo transitus </text:span><text:span text:style-name="T3">omnino praeclufus est, vomatur stercus;<text:line-break/></text:span><text:span text:style-name="T3">quanquam, nisi </text:span><text:span text:style-name="T3">trajecto tum tenui intestino toto, tum je-<text:line-break/></text:span><text:span text:style-name="T3">juno, </text:span><text:span text:style-name="T3">tum </text:span><text:span text:style-name="T3">pyloro </text:span><text:span text:style-name="T3">ventriculoque ac gula, omnino neque-<text:line-break/></text:span><text:span text:style-name="T3">at per ullius </text:span><text:span text:style-name="T3">os ejici tale ullum excrementum. Ergo<text:line-break/></text:span><text:span text:style-name="T3">quid miri </text:span><text:span text:style-name="T3">est, si etiam ab ultima corporis parte, quae ad<text:line-break/></text:span><text:span text:style-name="T3">cutem est, </text:span><text:span text:style-name="T3">ad ipsa usque intestina et ventriculum aliquid</text:span></text:p>
      <text:p text:style-name="P10"><text:span text:style-name="T3">translatum pervenit? Quod ipsum quoque Hippocrates<text:line-break/>nos 'docuit; scilicet non spiritum modo aut excremen-<text:line-break/>tum, verum etiam nutrimentum ipsum ab ' ultima </text:span><text:span text:style-name="T3">et<text:line-break/></text:span><text:span text:style-name="T3">summa corporis </text:span><text:span text:style-name="T3">parte </text:span><text:span text:style-name="T3">eo,. unde primum ascendit, </text:span><text:span text:style-name="T3">rur-<text:line-break/></text:span><text:span text:style-name="T3">sum deferri. Quippe minimae motus conversiones </text:span><text:span text:style-name="T3">ex-<text:line-break/></text:span><text:span text:style-name="T3">pultricem facultatem huc vel illuc impellunt, ut </text:span><text:span text:style-name="T3">quae<text:line-break/></text:span><text:span text:style-name="T3">per transversas fibras functionem suam obeat, 'ocyssime-<text:line-break/>que ab eo, unde primum est mota, ad eum, qui </text:span><text:span text:style-name="T3">contra<text:line-break/></text:span><text:span text:style-name="T3">positus est, finem traducatur. Non est ergo nec a ratio-<text:line-break/>ne alienum nec ejusmodi; quod fieri nequeat, fi pars </text:span><text:span text:style-name="T3">ea,<text:line-break/></text:span><text:span text:style-name="T3">quae ad cutim est, insolito interim frigore subito </text:span><text:span text:style-name="T3">stipa-<text:line-break/></text:span><text:span text:style-name="T3">ta, ubi et imbecillior est reddita, et quem prius </text:span><text:span text:style-name="T3">citra<text:line-break/></text:span><text:span text:style-name="T3">offensam inspersum habuit humorem, ut onus </text:span><text:span text:style-name="T3">potius,<text:line-break/></text:span><text:span text:style-name="T3">quam praeparatum aliquid ad nutritionem, sustinet, </text:span><text:span text:style-name="T3">eoque<text:line-break/></text:span><text:span text:style-name="T3">pellere a se studet,, simul autem, via, quae </text:span><text:span text:style-name="T3">foras fert,<text:line-break/></text:span><text:span text:style-name="T3">densitate interclusu, ad alteram converti, itaque, </text:span><text:span text:style-name="T3">quod<text:line-break/></text:span><text:span text:style-name="T3">offendit, in vicinam sibi partem violenter coactum </text:span><text:span text:style-name="T3">amo-<text:line-break/></text:span><text:span text:style-name="T3">litur; atque illa-rursus lu eam, quae libi proxima </text:span><text:span text:style-name="T3">cst;</text:span></text:p>
      <text:p text:style-name="P10"><text:span text:style-name="T3">neque id fieri desinit, quoad translatio ad interna vena-<text:line-break/>rum ora finiatur. Ac tales quidem motus celerius ces-<text:line-break/>fant; qui autem ab iis, qui lancinant partes interiores,<text:line-break/>veluti in medicamentorum purgatione ac choleris, ii et<text:line-break/>vehementiores fiunt et diuturniores, durantque, dum af-<text:line-break/>fectus, </text:span><text:span text:style-name="T3">qui- </text:span><text:span text:style-name="T3">lu vasorum finibus est, qui, quod vicinum<text:line-break/>est, trahit, permanet. Hic namque continentem vacuat<text:line-break/></text:span><text:span text:style-name="T3">partem; </text:span><text:span text:style-name="T3">illa rursus in eam, quae fibi proxima succedit;<text:line-break/></text:span><text:span text:style-name="T3">nec </text:span><text:span text:style-name="T3">finis, quoad perventum ad ultimum est exitum, ita<text:line-break/></text:span><text:span text:style-name="T3">ut, </text:span><text:span text:style-name="T3">partibus, quae deinceps sunt pofitae, altera semper<text:line-break/></text:span><text:span text:style-name="T3">alteri </text:span><text:span text:style-name="T3">impaitientibus, primus affectus ocyssime ad ultima<text:line-break/></text:span><text:span text:style-name="T3">perveniat. </text:span><text:span text:style-name="T3">Sic igitur se habet et in ileo: ipsimi enim,<text:line-break/></text:span><text:span text:style-name="T3">quod </text:span><text:span text:style-name="T3">phlegmone laborat, intestinum nec pondus nec a--<text:line-break/></text:span><text:span text:style-name="T3">crimoniam </text:span><text:span text:style-name="T3">tolerat excrementorum, eoque excernere ex- . '<text:line-break/></text:span><text:span text:style-name="T3">pellereque </text:span><text:span text:style-name="T3">eum quam longissime a se nititur; prohibitum<text:line-break/></text:span><text:span text:style-name="T3">vero </text:span><text:span text:style-name="T3">deorsum persequi, quum scilicet hoc </text:span><text:span text:style-name="T3">loco </text:span><text:span text:style-name="T3">gravissima<text:line-break/></text:span><text:span text:style-name="T3">pars </text:span><text:span text:style-name="T3">phlegmones fuerit, in proxima suprapofitorum lu-<text:line-break/></text:span><text:span text:style-name="T3">festinorum </text:span><text:span text:style-name="T3">extrudit: itaque jam- excretriois facultatis</text:span></text:p>
      <text:p text:style-name="P10"><text:span text:style-name="T3">impetu per continuum intestinum sursum verso, excre-<text:line-break/></text:span><text:span text:style-name="T3">inenta </text:span><text:span text:style-name="T3">usque ad os ascendunt. Atque haec quidem. </text:span><text:span text:style-name="T3">in<text:line-break/></text:span><text:span text:style-name="T3">tractationibus de morbis fusius profequemur. Caeterum<text:line-break/>quod ex toto in totum aliquid transferatur mutuoque<text:line-break/>recipiatur, ac una sit omnium (sicut Hippocrates </text:span><text:span text:style-name="T3">prodi-<text:line-break/></text:span><text:span text:style-name="T3">dit) c. nspiratio atque confluxio, jam mihi videor </text:span><text:span text:style-name="T3">clare<text:line-break/></text:span><text:span text:style-name="T3">indicasse; quodque nemo, ne si tardus, quidem illi, </text:span><text:span text:style-name="T3">fit<text:line-break/></text:span><text:span text:style-name="T3">sensus, de talium ullo etiamnnm dubitet, qualia </text:span><text:span text:style-name="T3">scilicet<text:line-break/></text:span><text:span text:style-name="T3">sunt, qua ratione venter intestinaque nutriantur, et </text:span><text:span text:style-name="T3">quo-<text:line-break/></text:span><text:span text:style-name="T3">nam modo ab ultima corporis fuinma parte intro </text:span><text:span text:style-name="T3">ali-<text:line-break/></text:span><text:span text:style-name="T3">quid perveniat. Siquidem cum universae corporis </text:span><text:span text:style-name="T3">par-<text:line-break/></text:span><text:span text:style-name="T3">tes attrahendi, quod conveniens amicumque est, </text:span><text:span text:style-name="T3">repel-<text:line-break/></text:span><text:span text:style-name="T3">lendi, quod gravat mordetve, potentiam habeant, </text:span><text:span text:style-name="T3">mini-<text:line-break/></text:span><text:span text:style-name="T3">me mirandum est, contrarios assidue motus in iis </text:span><text:span text:style-name="T3">fieri:<text:line-break/></text:span><text:span text:style-name="T3">veluti tum in corde liquido cernitur, tum arteriis. </text:span><text:span text:style-name="T3">om-<text:line-break/></text:span><text:span text:style-name="T3">nibus, thoraceque. et pulmone. In his enim </text:span><text:span text:style-name="T3">omnibus<text:line-break/></text:span><text:span text:style-name="T3">tantum non omni temporis momento simul </text:span><text:span text:style-name="T3">instrumen-<text:line-break/>torum, </text:span><text:span text:style-name="T3">simul materiarum </text:span><text:span text:style-name="T3">contrarios </text:span><text:span text:style-name="T3">motus </text:span><text:span text:style-name="T3">evidenter</text:span></text:p>
      <text:p text:style-name="P10"><text:span text:style-name="T3">fieri videas. An 'igitur de aspera arteria vieissiin alias’<text:line-break/>lutro in pulmonem, alias foras. spiritum transmittente,<text:line-break/>non dubitas; pari modo nec de nasi meatibus et ore to-<text:line-break/>to; nec mirum etiamnum ant incredibile tibi ridetur, si,<text:line-break/>per quod spiritus paulo ante recipiebatur intro, per id.<text:line-break/>nunc emittitur; de his, inquam, non dubitas, de venis,<text:line-break/>quae a jecinore in intestina et ventrem pertinent, dubi-&gt;<text:line-break/>tas? mirumque tibi esse videtur, si per easdem simul<text:line-break/>et distribuitur nutrimentum in jecur, et rursus ab eo in.<text:line-break/>ventriculum trahitur? Sane distingui oportet illud si-<text:line-break/></text:span><text:span text:style-name="T20">mul,</text:span><text:span text:style-name="T3"> utro id modo dicas. Nam fi eodem tempore intel—<text:line-break/>ligis, ue nos quidem id concedimus; quippe, sicut alio<text:line-break/>in tempore spiritum recipimus, alio rursus foras mitti—<text:line-break/>mus, ita alio tempore jecur ex ventre, alio venter ex</text:span><text:span text:style-name="T26">5<text:line-break/></text:span><text:span text:style-name="T3">jecore trahit- Sin, quod in uno eodemque animali unum<text:line-break/>instrumentum contrariis materiarum motibus subservit,'<text:line-break/>hoc tibi </text:span><text:span text:style-name="T20">'simul</text:span><text:span text:style-name="T3"> illud significat, idque te perturbat, age</text:span><text:span text:style-name="T26">5</text:span></text:p>
      <text:p text:style-name="P9"><text:span text:style-name="T3">spiritus immissionem emissionemque considera: omnino<text:line-break/>enim hae per eadem instrumenta fiunt, dissident </text:span><text:span text:style-name="T3">auteir<text:line-break/></text:span><text:span text:style-name="T3">motus ac ferendae per instrumenta materiae modo.<text:line-break/>Pulmo igitur, et thorax, et arteriae tum aspera tum </text:span><text:span text:style-name="T3">le-<text:line-break/></text:span><text:span text:style-name="T3">nis, et eor, </text:span><text:span text:style-name="T3">et </text:span><text:span text:style-name="T3">os, et nares brevissimis temporum </text:span><text:span text:style-name="T3">mo-<text:line-break/></text:span><text:span text:style-name="T3">mentis tum ipsu. contrarios sortiuntur motus, tum </text:span><text:span text:style-name="T3">mate-<text:line-break/></text:span><text:span text:style-name="T3">rias mutant; quae autem ex jecinore </text:span><text:span text:style-name="T3">in </text:span><text:span text:style-name="T3">intestina et </text:span><text:span text:style-name="T3">ven-<text:line-break/></text:span><text:span text:style-name="T3">trem pertinent venae, non aeque brevibus temporum<text:line-break/>spatiis, scd in multis diebus scrneI aliquando contrario<text:line-break/>funguntur motu. Sic enim res tota se habet. Quodvis<text:line-break/>instrumentum, quod juxta se est nutrimentum, in se </text:span><text:span text:style-name="T3">tra-<text:line-break/></text:span><text:span text:style-name="T3">&gt;- </text:span><text:span text:style-name="T3">hit, quicquid utilis est humoris, hactenus ex eo </text:span><text:span text:style-name="T3">depa-<text:line-break/></text:span><text:span text:style-name="T3">scens, quoad abunde fit expletum; atque id, sicuti </text:span><text:span text:style-name="T3">antea<text:line-break/></text:span><text:span text:style-name="T3">diximus, lu </text:span><text:span text:style-name="T3">fe </text:span><text:span text:style-name="T3">recondit; postea vero id tum sibi </text:span><text:span text:style-name="T3">agglu-<text:line-break/></text:span><text:span text:style-name="T3">tinat, tum assimllat, id est, nutritur. Desuritum </text:span><text:span text:style-name="T3">enim<text:line-break/></text:span><text:span text:style-name="T3">abunde supra est, aliud quoddam </text:span><text:span text:style-name="T3">a </text:span><text:span text:style-name="T3">nutritione </text:span><text:span text:style-name="T3">opus,<text:line-break/></text:span><text:span text:style-name="T3">quod ipsam necessario praecedat, agglutinationem</text:span><text:span text:style-name="T3">-esse,<text:line-break/></text:span><text:span text:style-name="T3">sicut etiam illa priorem appositionem. Ergo, sicut </text:span><text:span text:style-name="T3">ani-</text:span></text:p>
      <text:p text:style-name="P10"><text:span text:style-name="T3">malibus ipsis edendi finis fit ipsa ventris impletio, sic<text:line-break/>partium quaeque apponendi sibi finem facit, cum conve-<text:line-break/>niente humore est repleta. Quum itaque pars quaeque<text:line-break/>similiter ventri appetat</text:span><text:span text:style-name="T3">, </text:span><text:span text:style-name="T3">utique et nutritur, </text:span><text:span text:style-name="T3">et </text:span><text:span text:style-name="T3">nutrimen-<text:line-break/>tum amplectitur, ad eundemque, quo venter, modum id<text:line-break/>undique constringit. Consequitur autem necessario hoc<text:line-break/>opus, ut cibi quidem, ceu prius est dictum, concoquan-<text:line-break/>tur, ventre scilicet non idcirco circa illos se contrahen-<text:line-break/>te, quo reliquis partibus eos reddat accommodos (sic<text:line-break/>enim non tam. naturale esset organum, quam animal,<text:line-break/>quod ratione menteque praestitum, quod melius est, elu-<text:line-break/>geret), verum ipse idcicco cicca cibos se constringit; quod<text:line-break/>totum ejus corpus et attrahendae propriae sibi qualita-<text:line-break/>tis, et eadem fluendi, sicut ante monstratum est, vim ob-<text:line-break/>tineat; accidit vero interim, ut cibos alteret.. Jam vero,<text:line-break/>ubi impletus fatiatusque eorum humore est, pro onere<text:line-break/>eos de caetero habet</text:span><text:span text:style-name="T3">; </text:span><text:span text:style-name="T3">ergo, quod redundans est</text:span><text:span text:style-name="T3">, </text:span><text:span text:style-name="T3">statim<text:line-break/>abjicit ac deorsum trudit, ipsis scilicet ad aliud opus.</text:span></text:p>
      <text:p text:style-name="P10"><text:span text:style-name="T3">.nempe ut agglutinet,. conversus. Hoc in tempore nutri-<text:line-break/>mentum, quum per tota intestina permeet, - per vasa,<text:line-break/>quae ad ea pertinent, rapitur plurimum quidem lu ve-<text:line-break/>nas, exigua quaedam portio 'in arterias, ceu infra mox<text:line-break/>docebitur. Jam hoc tempore etiam intestinorum tunicis<text:line-break/>apponitur.. Ac mini omnem jam naturae circa nutrimen-<text:line-break/>tum operam in tres temporum vices cogitatione partire,<text:line-break/>lu prima quidem simul et manere id' in ventriculo et<text:line-break/>concoqui lutellige, tum ventri ipsi ad saturitatem appo-,<text:line-break/>ni; aliquid vero ejus etiam ad jecur ascendere : in se-<text:line-break/>cunda transire id ad intestina, iisque ipsis et jecinori ad<text:line-break/>saturitatem apponi; tum portiunculam ejus exiguam in<text:line-break/>omnem corporis• partem ferri; porro hoc tempore, quod<text:line-break/>in primo est appositum, id ventriculo affigi lutellige;<text:line-break/>in tertia vero temporis portione ventriculum quidem<text:line-break/>jam nutriri, iis, quae affixerat, plane sibi assimilatis;<text:line-break/>affigi vero tam jecinori, quum intestinis, quae iis fuerant</text:span></text:p>
      <text:p text:style-name="P10"><text:span text:style-name="T3">apposita; praeterea in omnes corporis partes distributio-<text:line-break/>nem appositionemque fieri. , Et post quidem, si animal<text:line-break/>statim nutrimentum accipiat, rursus, quo tempore </text:span><text:span text:style-name="T3">id </text:span><text:span text:style-name="T3">ven-<text:line-break/></text:span><text:span text:style-name="T3">ter </text:span><text:span text:style-name="T3">concoquit, eoque fruitur, quicquid utile ex </text:span><text:span text:style-name="T3">eo </text:span><text:span text:style-name="T3">est,<text:line-break/>tunicis suis apponens, hoc intestina quidem eum, quem<text:line-break/></text:span><text:span text:style-name="T3">albi </text:span><text:span text:style-name="T3">affixerant, succum prorsus assimilabunt; puri modo<text:line-break/></text:span><text:span text:style-name="T3">jecur; in </text:span><text:span text:style-name="T3">toto </text:span><text:span text:style-name="T20">vero</text:span><text:span text:style-name="T3"> corpore partes nutrimenti, quae fue-<text:line-break/></text:span><text:span text:style-name="T3">re </text:span><text:span text:style-name="T3">appositae, affigentur. Slu autem venter manere </text:span><text:span text:style-name="T3">sino<text:line-break/></text:span><text:span text:style-name="T3">cibo </text:span><text:span text:style-name="T3">cogatur hoc tempore, </text:span><text:span text:style-name="T20">a</text:span><text:span text:style-name="T3"> venis, </text:span><text:span text:style-name="T3">quae </text:span><text:span text:style-name="T3">in lactibus </text:span><text:span text:style-name="T3">ac<text:line-break/></text:span><text:span text:style-name="T3">jecinore </text:span><text:span text:style-name="T3">funt, nutrimentum trahet, non enim </text:span><text:span text:style-name="T3">ex </text:span><text:span text:style-name="T3">ipfo<text:line-break/></text:span><text:span text:style-name="T3">jecrnoris corpore</text:span><text:span text:style-name="T3">: (porro corpus jeciuoris appello pri-<text:line-break/></text:span><text:span text:style-name="T3">mum ac maxime </text:span><text:span text:style-name="T3">ipsum propriam- ejus carnem; post hanc<text:line-break/></text:span><text:span text:style-name="T3">etiam singula, </text:span><text:span text:style-name="T3">quae sunt lu ipso, vula;) siquidem, qui lu<text:line-break/></text:span><text:span text:style-name="T3">quaque </text:span><text:span text:style-name="T3">parte jam contentus est succus, hunc alte-<text:line-break/></text:span><text:span text:style-name="T3">ram partem </text:span><text:span text:style-name="T3">revellere credibile non est, maxime ubi<text:line-break/></text:span><text:span text:style-name="T3">jam </text:span><text:span text:style-name="T3">agglutinatur vel assimrlatur; quod autem est in ve-<text:line-break/></text:span><text:span text:style-name="T3">narum </text:span><text:span text:style-name="T3">sinibus, id, quae magis valens sinrulque indigens<text:line-break/></text:span><text:span text:style-name="T3">pars est, in diversum ad </text:span><text:span text:style-name="T3">se revellit. Sic itaque et ven-.</text:span></text:p>
      <text:p text:style-name="P11"><text:span text:style-name="T3">2Or</text:span></text:p>
      <text:p text:style-name="P9"><text:span text:style-name="T3">ter, quo tempore ipse indiget nutrimento, animal </text:span><text:span text:style-name="T3">vero<text:line-break/></text:span><text:span text:style-name="T3">* </text:span><text:span text:style-name="T3">.non comedit, hoc ab iis, quae in jecinore sunt, </text:span><text:span text:style-name="T3">venis<text:line-break/></text:span><text:span text:style-name="T3">rapit. Quoniam autem et lienem prius monstravimus, </text:span><text:span text:style-name="T3">quod<text:line-break/></text:span><text:span text:style-name="T3">in jecinore crassius est, attrahere, praeterea conficere </text:span><text:span text:style-name="T3">ac<text:line-break/></text:span><text:span text:style-name="T3">ad utilius mulare, nihil ne hic quidem miri est; </text:span><text:span text:style-name="T20">a</text:span><text:span text:style-name="T3"> </text:span><text:span text:style-name="T3">liene<text:line-break/></text:span><text:span text:style-name="T3">aliquid trahi in singula, quae cum illo per venas </text:span><text:span text:style-name="T3">socie-<text:line-break/></text:span><text:span text:style-name="T3">tatem habent, instrumenta, veluti in omentum, </text:span><text:span text:style-name="T3">lactes,<text:line-break/></text:span><text:span text:style-name="T3">tenue intestinum, colon et ventriculum ipsum; </text:span><text:span text:style-name="T3">ad<text:line-break/></text:span><text:span text:style-name="T3">eundem modum et in ventriculum alio tempore </text:span><text:span text:style-name="T3">excre-<text:line-break/></text:span><text:span text:style-name="T3">mentum effundere, alio rursus ex ventre aliquid </text:span><text:span text:style-name="T3">pro-<text:line-break/></text:span><text:span text:style-name="T3">prii illius nutrimenti attrahere. Utque furnmatirn </text:span><text:span text:style-name="T3">dicam<text:line-break/>(id </text:span><text:span text:style-name="T3">quod prius jam dictum est), quodque ex quoque </text:span><text:span text:style-name="T3">tra-<text:line-break/></text:span><text:span text:style-name="T3">here ac, lu unumquodque mittere diversis . in </text:span><text:span text:style-name="T3">temporibus<text:line-break/></text:span><text:span text:style-name="T3">potest. Estque simillimum, quod accidit,.ac si multa </text:span><text:span text:style-name="T3">ani-<text:line-break/></text:span><text:span text:style-name="T3">malia intelligas, quae pabulum abunde lu medio </text:span><text:span text:style-name="T3">obje-<text:line-break/></text:span><text:span text:style-name="T3">.ctum, quantum, volunt, pnscuntur. Quippe quo </text:span><text:span text:style-name="T3">tempore<text:line-break/>alia </text:span><text:span text:style-name="T3">cessant, eodem verisimile est alia comesse, alia </text:span><text:span text:style-name="T3">prae-</text:span></text:p>
      <text:p text:style-name="P10"><text:span text:style-name="T3">terea comesse desitura, alia inceptura; item alia cum aliis<text:line-break/>simul edere, ‘alia alternis vicibus; imo hercle alterum<text:line-break/>ab altero noununquam rapere, ubi scilicet alterum ludi-<text:line-break/>get, alteri abunde est objectum. Atque ita mirum non<text:line-break/>est, si ab ultimo et summo corpore aliquid intro </text:span><text:span text:style-name="T20">rever-<text:line-break/>titur ; </text:span><text:span text:style-name="T3">sed nec, si ab jecluore et liene aliquid in ventri-<text:line-break/>culum per ea, per quae ex hoc in illa prius subiit,<text:line-break/>defertur. Siquidem in arteriis id admodum est evidens; </text:span><text:span text:style-name="T3">'<text:line-break/></text:span><text:span text:style-name="T3">non secus autem in corde, thorace et pulmone; omni-<text:line-break/>bus enim his dilatatis vicissim contractisqne necesse est,<text:line-break/>a quibus aliquid prius est attractum, ad ea iterum re-<text:line-break/>mitti. Hunc itaque necessitatem natura prospiciens vulo-<text:line-break/>rum, quae lu corde sunt, osculis membranas adjecit,<text:line-break/>quae retro ferri materias prohibeant. Verum qualiter et<text:line-break/>quemadmodum id fiat, in libris de partium usu docebi-<text:line-break/>tur, ubi quum alia, tum illud traditur, non posse pla-<text:line-break/>ne ad unguem ita claudi vasprum ora, ut nihil ex</text:span></text:p>
      <text:p text:style-name="P10"><text:span text:style-name="T3">iis recurrat retro; quippe in venosam arteriam (nam id<text:line-break/>quoque in illis monstrabitur) multo plus, quam per reli-<text:line-break/>qua ora, retro ferri est necesse. Quod autem ad id,<text:line-break/>quod nunc instat, est utile, non posse quiequam ex iis/<text:line-break/>quae sensibilem et magnam habent capacitatem, nisi,<text:line-break/>'quum dilatatur, ex omnibus, quae vicina funt, trahere, aut<text:line-break/>rursum nisi, quum contrahitur, in ea exprimere; id tum<text:line-break/>ex iis, quae in hoc libro jam praedicta funt, constare pot-<text:line-break/>est, tum ex iis, quae tain Erasistratus, quam nos alibi de<text:line-break/>successione ad id, quod vacuatur, prodidimus.</text:span></text:p>
      <text:h text:style-name="Heading_20_2" text:outline-level="2">Cap. XIV.</text:h>
      <text:p text:style-name="P58"><text:span text:style-name="T3">Jam vdro quod in singulis arteriis vis<text:line-break/>quaedam sit, quae a corde cousiuat, qua tum dilatantur,<text:line-break/>tum contrahuntur, in aliis est monstratum. Ergo si ambo<text:line-break/>componas, tum quod hic ejus sit motus, tum quod omne<text:line-break/>dllatatum ex vicinis ad fe trahat, nihil miri tibi videbis<text:line-break/>tur, arterias omnes, quae ad cutim finiuntur, externum<text:line-break/>aerem, quum dilatantur, attrahere; quae vero par-<text:line-break/>te aliqua ad venas fe- aperiunt, quod tenuissimum</text:span></text:p>
      <text:p text:style-name="P10"><text:span text:style-name="T3">maximeque halitnosum in iis sanguinis est, ad se trahe-<text:line-break/></text:span><text:span text:style-name="T3">re; </text:span><text:span text:style-name="T3">at quae propinquae cordi sunt, ab ilio ipso aliquid --<text:line-break/></text:span><text:span text:style-name="T3">trahere. </text:span><text:span text:style-name="T3">Quippe lu successione ad id, quod vacuatur, quod<text:line-break/>levissimum tenuissimumque est, prius er, quod vacuatur,<text:line-break/></text:span><text:span text:style-name="T3">succedit, </text:span><text:span text:style-name="T3">quam id, quod gravius est et crassius. Est </text:span><text:span text:style-name="T3">por-<text:line-break/></text:span><text:span text:style-name="T3">ro </text:span><text:span text:style-name="T3">.omnium, quae lu corpore sunt, levissimum tenuissi-<text:line-break/></text:span><text:span text:style-name="T3">mumque </text:span><text:span text:style-name="T3">spiritus; secundo loco halitus; tertio gradu,<text:line-break/></text:span><text:span text:style-name="T3">qui </text:span><text:span text:style-name="T3">plane absclutus attenuatusque est sanguis. </text:span><text:span text:style-name="T3">-&gt; </text:span><text:span text:style-name="T3">Haec igi-<text:line-break/></text:span><text:span text:style-name="T3">tur </text:span><text:span text:style-name="T3">arteriae ex omni parte </text:span><text:span text:style-name="T3">ad </text:span><text:span text:style-name="T3">fe trahunt: quae </text:span><text:span text:style-name="T3">quidem<text:line-break/></text:span><text:span text:style-name="T3">ad cutim </text:span><text:span text:style-name="T3">pertinent, externum aerem, quippe qui vicinus<text:line-break/></text:span><text:span text:style-name="T3">iis sit ac quam </text:span><text:span text:style-name="T3">maxime levis; reliquarum autem ea<text:line-break/></text:span><text:span text:style-name="T3">quidem, </text:span><text:span text:style-name="T3">quae a corde subit ad collum, et quae porrigi-</text:span><text:span text:style-name="T26">-<text:line-break/></text:span><text:span text:style-name="T3">tuiluper .spinam, </text:span><text:span text:style-name="T3">quaecunqne praeterea iis sunt viciuae,<text:line-break/></text:span><text:span text:style-name="T3">ex ipso maxime </text:span><text:span text:style-name="T3">corde; quae vero tum a corde, tum </text:span><text:span text:style-name="T20">a<text:line-break/></text:span><text:span text:style-name="T3">cute absunt longius, </text:span><text:span text:style-name="T3">hae, quod sanguinis est levissimum, a<text:line-break/></text:span><text:span text:style-name="T3">venis trahant necesse esu </text:span><text:span text:style-name="T3">Quare arteriarum omnium,<text:line-break/></text:span><text:span text:style-name="T3">quae ah ea, quae super spinam est, ad ventrem </text:span><text:span text:style-name="T3">intesti-'<text:line-break/></text:span><text:span text:style-name="T3">naque </text:span><text:span text:style-name="T3">pertingunt, tractio inter dilatandum fit tum a</text:span></text:p>
      <text:p text:style-name="P10"><text:span text:style-name="T3">corde ipso; tum, quae plurimae sunt, a vicinis illi </text:span><text:span text:style-name="T3">venis.<text:line-break/></text:span><text:span text:style-name="T3">•Neque enim ex intestinis et ventre, quae adeo crassum<text:line-break/>graveque lu se nutrimentum habeant, possunt </text:span><text:span text:style-name="T3">aliquid,<text:line-break/></text:span><text:span text:style-name="T3">de quo ratio ulla sit habenda, in se transferre, </text:span><text:span text:style-name="T3">quum<text:line-break/></text:span><text:span text:style-name="T3">prius lenioribus impleantur. Neque enim, si, lu </text:span><text:span text:style-name="T3">vas,<text:line-break/></text:span><text:span text:style-name="T3">quod aqua arenaque sit plenum, siphone demisso, </text:span><text:span text:style-name="T3">ore<text:line-break/></text:span><text:span text:style-name="T3">aerem ex vase per eum - attraxeris, poterit prius </text:span><text:span text:style-name="T3">arena<text:line-break/></text:span><text:span text:style-name="T3">sequi, quam aqua; scmper enim lu successione ad </text:span><text:span text:style-name="T20">id,<text:line-break/></text:span><text:span text:style-name="T20">quod vacuatur, quod levius</text:span><text:span text:style-name="T3"> est, prius sequitur. Non </text:span><text:span text:style-name="T3">est<text:line-break/></text:span><text:span text:style-name="T3">ergo mirandum; si ex ventre prorsus exiguum, </text:span><text:span text:style-name="T3">quantum<text:line-break/></text:span><text:span text:style-name="T3">fcilicet exquisitissime est confectum, in arterias </text:span><text:span text:style-name="T3">venit,<text:line-break/></text:span><text:span text:style-name="T3">ceu leviore prius impletas.</text:span></text:p>
      <text:h text:style-name="Heading_20_2" text:outline-level="2">Cap. XV.</text:h>
      <text:p text:style-name="P58"><text:span text:style-name="T3">; Sed illud minime ignorandum, duo </text:span><text:span text:style-name="T3">esse<text:line-break/></text:span><text:span text:style-name="T3">attractionum genera; unum, quod successione ad id, </text:span><text:span text:style-name="T3">quod<text:line-break/></text:span><text:span text:style-name="T3">vacuatur, contingit, alterum, quod qualitatis </text:span><text:span text:style-name="T3">convenien-'<text:line-break/></text:span><text:span text:style-name="T3">tia fit; aliter namque aer lu folles, aliter ferrum </text:span><text:span text:style-name="T3">a mag-<text:line-break/></text:span><text:span text:style-name="T3">nete attrahitur: praeterea successione ad id, quod </text:span><text:span text:style-name="T3">va-</text:span></text:p>
      <text:p text:style-name="P10"><text:span text:style-name="T3">cuatur,- </text:span><text:span text:style-name="T3">prius id trahi, quod lenius est; convenientia<text:line-break/></text:span><text:span text:style-name="T3">qualitatis </text:span><text:span text:style-name="T3">nonnunquam (si ita sors tulit), quod gravius,<text:line-break/></text:span><text:span text:style-name="T3">modo id </text:span><text:span text:style-name="T3">cognata magis natura sit. Itaque etiam tum </text:span><text:span text:style-name="T3">i<text:line-break/></text:span><text:span text:style-name="T3">cor ipsum, tum vero arterias, quatenus instrumenta cava<text:line-break/></text:span><text:span text:style-name="T3">et quae </text:span><text:span text:style-name="T3">possunt dilatari, scmper id, quod lenius est,<text:line-break/></text:span><text:span text:style-name="T3">prius </text:span><text:span text:style-name="T3">petit; quatenus vero etiam nutriri postulant, in<text:line-break/></text:span><text:span text:style-name="T3">ipsas </text:span><text:span text:style-name="T3">tunicas, quae utique instrumentorum sunt corpora,<text:line-break/></text:span><text:span text:style-name="T3">quod conveniens </text:span><text:span text:style-name="T3">est, attrahitur. Ergo quod sanguinis in.<text:line-break/>cavitatem eorum, quum dilatantur, assumptum est, id,<text:line-break/></text:span><text:span text:style-name="T3">ceu maxime </text:span><text:span text:style-name="T3">sibi conveniens maximeque nutrire se va-<text:line-break/></text:span><text:span text:style-name="T3">lens, tunicae </text:span><text:span text:style-name="T3">ipsae vaforum attrahunt. Quod autem ex<text:line-break/></text:span><text:span text:style-name="T3">venis in </text:span><text:span text:style-name="T3">arterias transferatur aliquid, praeter ea, quae<text:line-break/></text:span><text:span text:style-name="T3">dicta sunt, illud </text:span><text:span text:style-name="T3">iatis evidenti argumento esu Si enim,<text:line-break/></text:span><text:span text:style-name="T3">multis amplisque </text:span><text:span text:style-name="T3">arteriis praecisis, jugulare per </text:span><text:span text:style-name="T3">eas</text:span><text:span text:style-name="T26">s</text:span><text:span text:style-name="T3"> </text:span><text:span text:style-name="T3">ani-<text:line-break/></text:span><text:span text:style-name="T3">mal velis, invenies </text:span><text:span text:style-name="T3">ejus venas aeque atque arterias va-<text:line-break/></text:span><text:span text:style-name="T3">cuatas; quod sane </text:span><text:span text:style-name="T3">nunquam fieret, nisi luter se haberent<text:line-break/></text:span><text:span text:style-name="T3">altera in alterum </text:span><text:span text:style-name="T3">ora reclusa. Pari autem modo in ipso<text:line-break/></text:span><text:span text:style-name="T3">quoque corde ex dextro </text:span><text:span text:style-name="T3">ejus </text:span><text:span text:style-name="T3">sinu in </text:span><text:span text:style-name="T3">sinistrum trahitur.</text:span></text:p>
      <text:p text:style-name="P10"><text:span text:style-name="T3">quod tenuissimum est, habente scilicet in se eorum </text:span><text:span text:style-name="T3">inter-<text:line-break/></text:span><text:span text:style-name="T3">posito septo foramina quaedam,' quae utplurirnum </text:span><text:span text:style-name="T3">ridere<text:line-break/>licet </text:span><text:span text:style-name="T3">veluti profunditates quasdam ex latissimo ore </text:span><text:span text:style-name="T3">fem-<text:line-break/></text:span><text:span text:style-name="T3">per et magis </text:span><text:span text:style-name="T20">in angustius procedentes; ipsos tamen </text:span><text:span text:style-name="T20">ulti-<text:line-break/></text:span><text:span text:style-name="T20">mos earum</text:span><text:span text:style-name="T3"> fines tum propter parvitatem, tum quod </text:span><text:span text:style-name="T3">iu<text:line-break/></text:span><text:span text:style-name="T3">animali jam mortuo omnia sint perfrigerata ac </text:span><text:span text:style-name="T3">densata,<text:line-break/></text:span><text:span text:style-name="T3">contueri non lieet. Caeterum hic quoque has </text:span><text:span text:style-name="T3">sinuum<text:line-break/></text:span><text:span text:style-name="T3">cordis anastomoses ratio deprehendit; primum </text:span><text:span text:style-name="T3">quidem<text:line-break/></text:span><text:span text:style-name="T3">ea, quae inde'ducitur, quod natura nihil molitur </text:span><text:span text:style-name="T3">fru-<text:line-break/>stra; </text:span><text:span text:style-name="T3">non enim temere aut fortuito facti funt </text:span><text:span text:style-name="T3">profundi<text:line-break/>illi </text:span><text:span text:style-name="T3">meatus, qui adeo iu angustum finiuntur; </text:span><text:span text:style-name="T3">fecundo<text:line-break/>illa, </text:span><text:span text:style-name="T3">quod, quum in dextro cordis sinu duo ora </text:span><text:span text:style-name="T3">sint,<text:line-break/>uuum, </text:span><text:span text:style-name="T3">quo sanguis invehitur, alterum, quo </text:span><text:span text:style-name="T3">emittitur,<text:line-break/>longe </text:span><text:span text:style-name="T3">majus est id, quo infertur, quam id, quo </text:span><text:span text:style-name="T3">emit-<text:line-break/></text:span><text:span text:style-name="T3">titur; tanquanr euim non omnis sanguis, quem vena </text:span><text:span text:style-name="T3">ca-<text:line-break/>va </text:span><text:span text:style-name="T3">cordi infert, ex illo rursus in pulmonem emittatur,<text:line-break/>utique major est ea cavae pars, quae in cor </text:span><text:span text:style-name="T3">inseritur,<text:line-break/></text:span><text:span text:style-name="T3">quam vena ea, quae in pulmonem procedit.’ </text:span><text:span text:style-name="T3">Neque</text:span></text:p>
      <text:p text:style-name="P10"><text:span text:style-name="T3">est, quod dicat quisquam, assumptum esse sanguinis ali-<text:line-break/>quid in ipsam corporis cordis nutritionem, siquidem alia<text:line-break/>vena est, quae in id varie fissa dispergitur, quaeque nec<text:line-break/>ortum a corde habet, nec sanguinem ab eo accipit.<text:line-break/>Quod si etiam aliquid absumitur, at non tanto mluor est<text:line-break/>vena, quae lu pulmonem procedit, ea, quae lu corinseri-<text:line-break/></text:span><text:span text:style-name="T3">tur, </text:span><text:span text:style-name="T3">quantum credibile est in cordis nutrimentum san-<text:line-break/>guiuis esse absuintum, verum ea longe est minor. Ergo<text:line-break/></text:span><text:span text:style-name="T3">manifestum </text:span><text:span text:style-name="T3">est, quod iu sinistrum sinum transmittitur;<text:line-break/></text:span><text:span text:style-name="T3">siquidem </text:span><text:span text:style-name="T3">etiam duorum numero, quae in hoc sunt, vaso-<text:line-break/></text:span><text:span text:style-name="T3">rum longe </text:span><text:span text:style-name="T3">minus est id, quod a pulmone in eum ducit<text:line-break/></text:span><text:span text:style-name="T3">spiritum, </text:span><text:span text:style-name="T3">quam magna, quae ex eo procedit, arteria, a<text:line-break/></text:span><text:span text:style-name="T3">qua, quae </text:span><text:span text:style-name="T3">sunt in corpore</text:span><text:span text:style-name="T3">, omnes </text:span><text:span text:style-name="T3">ortum habent; ceu </text:span><text:span text:style-name="T3">non<text:line-break/></text:span><text:span text:style-name="T3">spiritum </text:span><text:span text:style-name="T3">modo a pulmone accipiat, fed etiam ex dextro<text:line-break/></text:span><text:span text:style-name="T3">sinu per tjam </text:span><text:span text:style-name="T3">dictas communes vias sanguinem. Porro,<text:line-break/></text:span><text:span text:style-name="T3">quod praestet </text:span><text:span text:style-name="T3">corporis partium alias puro, tenui halituo-<text:line-break/></text:span><text:span text:style-name="T3">foque </text:span><text:span text:style-name="T3">sanguine nutriri, alias crasso et turbido, quodque '<text:line-break/></text:span><text:span text:style-name="T3">hac lu parte </text:span><text:span text:style-name="T3">natura nihil omlserit, id operis., quod de</text:span></text:p>
      <text:p text:style-name="P10"><text:span text:style-name="T3">partium usu inscribitur, proprium est. Quominus de </text:span><text:span text:style-name="T3">iis<text:line-break/></text:span><text:span text:style-name="T3">agendum hoc loco est; sed, quod duo attractionis sint </text:span><text:span text:style-name="T3">ge-<text:line-break/></text:span><text:span text:style-name="T3">nera; prius admonitos, nempe </text:span><text:span text:style-name="T3">aliis, </text:span><text:span text:style-name="T3">duin dilatantur, </text:span><text:span text:style-name="T3">suc-<text:line-break/></text:span><text:span text:style-name="T3">cessione ad id, quod vacuatur, per latas'</text:span><text:span text:style-name="T3">vias </text:span><text:span text:style-name="T3">in se </text:span><text:span text:style-name="T3">tra-<text:line-break/></text:span><text:span text:style-name="T3">hentibus, aliis qualitatis convenientia, illud deinceps </text:span><text:span text:style-name="T3">do.<text:line-break/></text:span><text:span text:style-name="T3">cendum, priora quidem etiam eminus trahere </text:span><text:span text:style-name="T3">aliquid<text:line-break/></text:span><text:span text:style-name="T3">posse, posteriora comminus duntaxat. Siquidem fi </text:span><text:span text:style-name="T3">sipho-<text:line-break/></text:span><text:span text:style-name="T3">nem longissimum in aquam demiseris, poteris per </text:span><text:span text:style-name="T3">eum<text:line-break/></text:span><text:span text:style-name="T3">facile humorem sursum in os trahere, at non, si </text:span><text:span text:style-name="T3">ferrum<text:line-break/>a </text:span><text:span text:style-name="T3">magnete longius seponas, aut etiam </text:span><text:span text:style-name="T20">a</text:span><text:span text:style-name="T3"> fictili </text:span><text:span text:style-name="T3">frumentum<text:line-break/></text:span><text:span text:style-name="T3">(nam ejusmodi quoque exemplum supra est positum) </text:span><text:span text:style-name="T3">po-<text:line-break/></text:span><text:span text:style-name="T3">terit adliuc fieri </text:span><text:span text:style-name="T3">tractus. </text:span><text:span text:style-name="T3">Sane luculenter </text:span><text:span text:style-name="T3">id </text:span><text:span text:style-name="T3">intelligas<text:line-break/></text:span><text:span text:style-name="T3">ex </text:span><text:span text:style-name="T3">iis, qui in horto sunt, canalibus; ex iis namque </text:span><text:span text:style-name="T3">in<text:line-break/>omnia </text:span><text:span text:style-name="T3">quidem, quae juxta sunt et vicina, defertur </text:span><text:span text:style-name="T3">ali-<text:line-break/>quis </text:span><text:span text:style-name="T3">humor, in ea vero, quae longius absunt, </text:span><text:span text:style-name="T3">pervenire<text:line-break/></text:span><text:span text:style-name="T3">non potest; eoque coguntur, multis canaliculis </text:span><text:span text:style-name="T3">parvis </text:span><text:span text:style-name="T3">a<text:line-break/></text:span><text:span text:style-name="T3">magno derivatis, in omnes horti partus confluxum </text:span><text:span text:style-name="T3">aquae<text:line-break/>moliri; </text:span><text:span text:style-name="T3">tum </text:span><text:span text:style-name="T3">ea </text:span><text:span text:style-name="T3">magnitudine spatia, quae inter </text:span><text:span text:style-name="T3">canalicu-</text:span></text:p>
      <text:p text:style-name="P10"><text:span text:style-name="T3">los </text:span><text:span text:style-name="T3">sint, facere, qua scilicet ea existimant tracto ad se<text:line-break/>utrinque affluente humore posse persrui. Ergo sic se res<text:line-break/></text:span><text:span text:style-name="T3">habet </text:span><text:span text:style-name="T3">et in animalium corporibus. Canales multi per<text:line-break/>omnes partes sparsi sanguinem illis, veluti in hortulo<text:line-break/>quandam rigationem, adducunt; atque horum canalium<text:line-break/>media ipsa quae interveniunt siparia mirifice a natura<text:line-break/></text:span><text:span text:style-name="T3">statim </text:span><text:span text:style-name="T3">inter initia sunt disposita sic, ut nec praeparce<text:line-break/>mediis eorum partibus sanguis, quem ad se trahunt, sub-<text:line-break/>ministretur , nec copia supervacui humoris intempestive<text:line-break/></text:span><text:span text:style-name="T3">ad </text:span><text:span text:style-name="T3">ea confluentis aliquando obruantur. Quippe modus<text:line-break/>nutriendorum eorum talis est. Corporis quod sibi est con-<text:line-break/></text:span><text:span text:style-name="T3">tinuum, </text:span><text:span text:style-name="T3">cujusmodi Erasistratus simplex vas esse proponit,<text:line-break/></text:span><text:span text:style-name="T3">summae </text:span><text:span text:style-name="T3">primum partes admoto sibi nutrimento, fruun-<text:line-break/></text:span><text:span text:style-name="T3">tur; </text:span><text:span text:style-name="T3">ab iis vero per continuum trahentes sumunt, quae<text:line-break/></text:span><text:span text:style-name="T3">sunt </text:span><text:span text:style-name="T3">deinceps; deinde ab illis aliae; nec est ejus operis<text:line-break/></text:span><text:span text:style-name="T3">finis, </text:span><text:span text:style-name="T3">quoad in opines ejus partes nutrientis substan-<text:line-break/></text:span><text:span text:style-name="T3">tiae </text:span><text:span text:style-name="T3">qualitas sit perlata. Quae vero particulae amplius</text:span></text:p>
      <text:p text:style-name="P10"><text:span text:style-name="T3">alteratum eum, quo nutriantur,- </text:span><text:span text:style-name="T3">succum </text:span><text:span text:style-name="T3">desiderant, </text:span><text:span text:style-name="T3">'iis<text:line-break/></text:span><text:span text:style-name="T3">veluti penum natura vel sinus, vel cavernulas, vel </text:span><text:span text:style-name="T3">ali-<text:line-break/></text:span><text:span text:style-name="T3">quid, quod cavernulis proportione refpondeat,, praepara-<text:line-break/>vit. </text:span><text:span text:style-name="T3">Ac </text:span><text:span text:style-name="T3">carnes quidem tum </text:span><text:span text:style-name="T3">viscerum </text:span><text:span text:style-name="T3">omnium tum </text:span><text:span text:style-name="T3">vero’<text:line-break/></text:span><text:span text:style-name="T3">musculorum ex </text:span><text:span text:style-name="T3">sanguine </text:span><text:span text:style-name="T3">ipso nutriuntur, exiguam </text:span><text:span text:style-name="T3">scili--<text:line-break/></text:span><text:span text:style-name="T3">eet alterationem </text:span><text:span text:style-name="T3">consecuto, Ossa </text:span><text:span text:style-name="T3">vero </text:span><text:span text:style-name="T3">quo </text:span><text:span text:style-name="T3">nutriantur,<text:line-break/></text:span><text:span text:style-name="T3">numerosa, </text:span><text:span text:style-name="T3">quae </text:span><text:span text:style-name="T3">intercedat, </text:span><text:span text:style-name="T3">mutatione egent, </text:span><text:span text:style-name="T3">estque,<text:line-break/></text:span><text:span text:style-name="T3">qualis </text:span><text:span text:style-name="T3">carnibus </text:span><text:span text:style-name="T3">sanguis, </text:span><text:span text:style-name="T3">talis </text:span><text:span text:style-name="T3">ossibus medulla, scilicet </text:span><text:span text:style-name="T3">in<text:line-break/></text:span><text:span text:style-name="T3">iis, quae parva funt sinusque expertia, cavernulis </text:span><text:span text:style-name="T3">eorum<text:line-break/></text:span><text:span text:style-name="T3">inspersa, in magnis vero, </text:span><text:span text:style-name="T3">et </text:span><text:span text:style-name="T3">quibus </text:span><text:span text:style-name="T3">sinus </text:span><text:span text:style-name="T3">non </text:span><text:span text:style-name="T3">desunt,<text:line-break/></text:span><text:span text:style-name="T3">utique in ipsis </text:span><text:span text:style-name="T3">collecta. </text:span><text:span text:style-name="T3">Sicut enim </text:span><text:span text:style-name="T3">in </text:span><text:span text:style-name="T3">primo </text:span><text:span text:style-name="T3">monstra-<text:line-break/></text:span><text:span text:style-name="T3">tum </text:span><text:span text:style-name="T3">est libro, quibus </text:span><text:span text:style-name="T3">similis </text:span><text:span text:style-name="T3">est </text:span><text:span text:style-name="T3">substantia, iis mutari </text:span><text:span text:style-name="T3">in-<text:line-break/></text:span><text:span text:style-name="T3">ter </text:span><text:span text:style-name="T20">fe</text:span><text:span text:style-name="T3"> </text:span><text:span text:style-name="T3">fas est; </text:span><text:span text:style-name="T3">quibus plurimum inter ipsa est </text:span><text:span text:style-name="T3">discrimen,<text:line-break/>ea </text:span><text:span text:style-name="T3">fieri similia </text:span><text:span text:style-name="T3">citra </text:span><text:span text:style-name="T3">omnes, quae lu medio sunt, </text:span><text:span text:style-name="T3">mutatio-<text:line-break/></text:span><text:span text:style-name="T3">nes non possunt. Tale quiddam etr cartilagini est </text:span><text:span text:style-name="T3">mu-<text:line-break/></text:span><text:span text:style-name="T3">colum illud, </text:span><text:span text:style-name="T3">quod </text:span><text:span text:style-name="T3">ei circumfunditur, praeterea </text:span><text:span text:style-name="T3">ligamen-<text:line-break/></text:span><text:span text:style-name="T3">tis, membranis </text:span><text:span text:style-name="T3">et </text:span><text:span text:style-name="T3">nervis lentus humor, qui in iis </text:span><text:span text:style-name="T3">inspersus<text:line-break/></text:span><text:span text:style-name="T3">visitur; singula namque horum ex multis </text:span><text:span text:style-name="T3">conficiuntur</text:span></text:p>
      <text:p text:style-name="P10"><text:span text:style-name="T3">fibris, quae et similares partes sunt, et vere sensibiles,<text:line-break/>lu mediis vero earum spatiis, qui maxime ipsarum na-<text:line-break/>tritioni succus convenit, est inspersus; hunc vero ex<text:line-break/>sanguine traxerant venarum, electu inde, quoad, potuere,<text:line-break/>sibi quam simillimo; assimilaut autem sensim atque lu<text:line-break/>suam naturam mutant. Ergo haec omnia tum inter se<text:line-break/>consentiunt, tum iis, quae fupra demonstrata sunt, satis<text:line-break/>testimonii perhibent; nec est, quod etiamnum disceptatio-<text:line-break/>nem producamus, siquidem ex iis, quae jam dicta sunt,<text:line-break/>inveniat quisque uon aegre, quemadmodum omnia parti-<text:line-break/>cularia fiant. Sicut, verbi gratia,, multis eoriim,. qui irn-<text:line-break/>modice bibunt, et ocyssime per transit, quod biberunt,<text:line-break/>et mejitur intra breve tempus paulo mluus totum.. Quip-<text:line-break/>pe iu his quoque tum qualitatis convenientia, tum-hml<text:line-break/>moris tenuitate,, tum vasorum laxitate non ipsorum mo-<text:line-break/>do. sed etiam eorum oris, tum trahentis facultatis robo-<text:line-break/>re celeritas distributionis perficitur; partibus quidem,<text:line-break/>quae juxta ventriculum sitf.e funt, propter qualitatis cone</text:span></text:p>
      <text:p text:style-name="P10"><text:span text:style-name="T3">venientium sua ipsarum causa potionem trahentibus; </text:span><text:span text:style-name="T3">iis<text:line-break/></text:span><text:span text:style-name="T3">vero, quae proximae ab his sunt, ipsis quoque ad se </text:span><text:span text:style-name="T3">ra-<text:line-break/></text:span><text:span text:style-name="T3">pientihus; deinde iis, quae post has habentur, </text:span><text:span text:style-name="T3">rursum<text:line-break/></text:span><text:span text:style-name="T3">ab iis sumentibus, donec ad cavam perventum sit </text:span><text:span text:style-name="T3">ve-<text:line-break/></text:span><text:span text:style-name="T3">nam; ab hac vero renibus jam, quod sibi conveniens </text:span><text:span text:style-name="T3">est,<text:line-break/></text:span><text:span text:style-name="T3">attrahentibus. Quare nihil miri est vinum aqua </text:span><text:span text:style-name="T3">propter<text:line-break/></text:span><text:span text:style-name="T3">qualitatis convenientiam citius sursum assumi; </text:span><text:span text:style-name="T3">ipsorum<text:line-break/></text:span><text:span text:style-name="T3">vero vinorum quod album est et purum, tenuitatis </text:span><text:span text:style-name="T3">gratia<text:line-break/></text:span><text:span text:style-name="T3">prompte in corpus distribui; sicut e contrario nigrum </text:span><text:span text:style-name="T3">et<text:line-break/></text:span><text:span text:style-name="T3">turbidum crassitudinis vitio per viam haerere ac </text:span><text:span text:style-name="T3">tardari.<text:line-break/></text:span><text:span text:style-name="T3">Fuerint sane haec et iis, quae • de arteriis supra </text:span><text:span text:style-name="T3">dixi-<text:line-break/></text:span><text:span text:style-name="T3">mus, non parva testimonia.. Ubique enim, qui </text:span><text:span text:style-name="T3">conveni-<text:line-break/></text:span><text:span text:style-name="T3">ens simul ac tenuis sanguis est, eo, qui talis non </text:span><text:span text:style-name="T3">est,<text:line-break/></text:span><text:span text:style-name="T3">facilius trahentem’ sequitur. Itaque quum, quando </text:span><text:span text:style-name="T3">dila-<text:line-break/></text:span><text:span text:style-name="T3">tantur, halitum, spiritum ac tenuem sanguinem </text:span><text:span text:style-name="T3">trahant<text:line-break/></text:span><text:span text:style-name="T3">arteriae, ejus, qui lu ventre et lutestiuis est, siucci </text:span><text:span text:style-name="T3">aut<text:line-break/></text:span><text:span text:style-name="T3">nihil aut omnino attrahunt perexiguum.</text:span></text:p>
      <text:h text:style-name="P5" text:outline-level="1"><text:bookmark-start text:name="bookmark4"/>GALENI DE ANATOMICIS ADMINISTRA-<text:line-break/>TIONIBUS LIBRI QUI EXSTANT<text:line-break/>NO<text:span text:style-name="T53">V</text:span>EM.<text:bookmark-end text:name="bookmark4"/><text:line-break/><text:bookmark-start text:name="bookmark6"/>LIBER I.<text:bookmark-end text:name="bookmark6"/></text:h>
      <text:h text:style-name="Heading_20_2" text:outline-level="2">Cap. I.</text:h>
      <text:p text:style-name="P58"><text:span text:style-name="T3">Anatomicas admluistrationes equidem antea<text:line-break/></text:span><text:span text:style-name="T3">scripsi, </text:span><text:span text:style-name="T3">quum primum nuper e Graecia Romam sum rever-<text:line-break/></text:span><text:span text:style-name="T3">sus, </text:span><text:span text:style-name="T3">initio principatus Antonini, etiam nunc nobis imperan-<text:line-break/></text:span><text:span text:style-name="T3">tis. </text:span><text:span text:style-name="T3">Rursus tamen alias hasce duplici causa literis mandare<text:line-break/></text:span><text:span text:style-name="T3">mihi </text:span><text:span text:style-name="T3">vifurn est. Altera quidem, quod Flavius Boethus, vir'<text:line-break/></text:span><text:span text:style-name="T3">Romanorum </text:span><text:span text:style-name="T3">Consul, Roma discedens in suam ipsius pa-<text:line-break/></text:span><text:span text:style-name="T3">triam </text:span><text:span text:style-name="T3">Ptolemaidem, precibus me compulerit tractationes</text:span></text:p>
      <text:p text:style-name="P10"><text:span text:style-name="T3">illas </text:span><text:span text:style-name="T3">sibi </text:span><text:span text:style-name="T3">conscribere, </text:span><text:span text:style-name="T3">(vehementi anatomicae </text:span><text:span text:style-name="T3">speculatio-<text:line-break/>nis amore, si quis etiam alius eorum </text:span><text:span text:style-name="T3">qui </text:span><text:span text:style-name="T3">fuerunt </text:span><text:span text:style-name="T3">un-<text:line-break/></text:span><text:span text:style-name="T3">quam hominum, lucenfus est). Huic Boetho exeunti </text:span><text:span text:style-name="T3">tura<text:line-break/></text:span><text:span text:style-name="T3">alia quidem dedi opera, </text:span><text:span text:style-name="T3">tum </text:span><text:span text:style-name="T3">id potissimum anatomica-<text:line-break/>rum tractationum </text:span><text:span text:style-name="T20">opus</text:span><text:span text:style-name="T3"> </text:span><text:span text:style-name="T3">libris duobus </text:span><text:span text:style-name="T20">comprehensam</text:span><text:span text:style-name="T20">;<text:line-break/></text:span><text:span text:style-name="T3">quandoquidem permulta apud </text:span><text:span text:style-name="T3">nos </text:span><text:span text:style-name="T3">exiguo tempore </text:span><text:span text:style-name="T3">vide*<text:line-break/></text:span><text:span text:style-name="T3">rat, metuens </text:span><text:span text:style-name="T3">autem, ne tandem rerum </text:span><text:span text:style-name="T3">conspectarum<text:line-break/>oblivisceretur</text:span><text:span text:style-name="T3">, hosce petiit commentarios. </text:span><text:span text:style-name="T3">At quoniam<text:line-break/>jam fato </text:span><text:span text:style-name="T3">ille </text:span><text:span text:style-name="T3">functus </text:span><text:span text:style-name="T3">est, </text:span><text:span text:style-name="T3">nec </text:span><text:span text:style-name="T3">conscriptorum </text:span><text:span text:style-name="T3">commenta-<text:line-break/>riorum exemplaria amicis largienda mihi suppetunt,<text:line-break/>quod, quos </text:span><text:span text:style-name="T3">Romae </text:span><text:span text:style-name="T3">habui, iucendio </text:span><text:span text:style-name="T3">ii perierint, </text:span><text:span text:style-name="T3">propter-<text:line-break/></text:span><text:span text:style-name="T3">ea ab </text:span><text:span text:style-name="T3">ipfis </text:span><text:span text:style-name="T3">rogatus Iatius esse duxi alios </text:span><text:span text:style-name="T3">conscribere.<text:line-break/>Altera vero causa</text:span><text:span text:style-name="T3">, quod </text:span><text:span text:style-name="T3">hoc nunc opus a me' construen-<text:line-break/>dum praecedenti </text:span><text:span text:style-name="T3">longe </text:span><text:span text:style-name="T3">elaboratius edetur, quod </text:span><text:span text:style-name="T3">tum<text:line-break/></text:span><text:span text:style-name="T3">quidem in fusam plurium commentariorum enarrationem<text:line-break/>perspicuitatis gratia extenditur, tum </text:span><text:span text:style-name="T3">vero </text:span><text:span text:style-name="T3">accuratius </text:span><text:span text:style-name="T3">fu-<text:line-break/></text:span><text:span text:style-name="T3">turum est, quum </text:span><text:span text:style-name="T3">multa </text:span><text:span text:style-name="T3">eo intervallo praecepta anato-<text:line-break/>mica a me adrnventa </text:span><text:span text:style-name="T3">fuerint. Siquidem, </text:span><text:span text:style-name="T3">cum Boethus<text:line-break/>adhuc </text:span><text:span text:style-name="T3">Romae ageret, libros de Hippocratis </text:span><text:span text:style-name="T3">anatome </text:span><text:span text:style-name="T3">et</text:span></text:p>
      <text:p text:style-name="P10"><text:span text:style-name="T3">Erasistrati absolvimus, praeter </text:span><text:span text:style-name="T3">illos </text:span><text:span text:style-name="T3">de vinis dissecandis,<text:line-break/></text:span><text:span text:style-name="T3">item </text:span><text:span text:style-name="T3">de mortuis, insuper de respirationis causis et de<text:line-break/></text:span><text:span text:style-name="T3">voce </text:span><text:span text:style-name="T3">commentarios. Porro a discessu Boethi ingens </text:span><text:span text:style-name="T20">vo-<text:line-break/></text:span><text:span text:style-name="T20">lumen</text:span><text:span text:style-name="T3"> </text:span><text:span text:style-name="T3">de partium usu composui, quod septendecim li-<text:line-break/></text:span><text:span text:style-name="T3">bris </text:span><text:span text:style-name="T3">absolutum viventi adhuc Boetho misimus. Verum<text:line-break/></text:span><text:span text:style-name="T3">de </text:span><text:span text:style-name="T3">thoracis et pulmonis motu tres oIim commentarios ad-<text:line-break/>olescens exaravi, sodali lu patriam post longius tempo-<text:line-break/></text:span><text:span text:style-name="T3">ris </text:span><text:span text:style-name="T3">intervallum redeunti gratificaturus; qui publice ali-<text:line-break/></text:span><text:span text:style-name="T3">quod </text:span><text:span text:style-name="T3">artis suae specimen edere cupiebat, </text:span><text:span text:style-name="T3">sed </text:span><text:span text:style-name="T3">demonstra-<text:line-break/></text:span><text:span text:style-name="T3">tivis </text:span><text:span text:style-name="T3">orationibus componendis parum erat idoneus. Quo<text:line-break/></text:span><text:span text:style-name="T3">etiam </text:span><text:span text:style-name="T3">mortuo, accidit, ut commentarii in multorum ma-<text:line-break/></text:span><text:span text:style-name="T3">nus </text:span><text:span text:style-name="T3">exciderent, quamvis in hoc non perati, ut ederen-<text:line-break/></text:span><text:span text:style-name="T3">tur: </text:span><text:span text:style-name="T3">nam degens adhuc' in Smyrna Pelopis audiendi<text:line-break/></text:span><text:span text:style-name="T3">gratia, </text:span><text:span text:style-name="T3">qui fecundus post Satyrum Quinti discipulum<text:line-break/></text:span><text:span text:style-name="T3">praeceptor </text:span><text:span text:style-name="T3">mihi obtigit, scripsi sane ipsum, quum non-<text:line-break/></text:span><text:span text:style-name="T3">dum </text:span><text:span text:style-name="T3">plane magni quippiam aut noni dixissem.' Postea<text:line-break/></text:span><text:span text:style-name="T3">vero, </text:span><text:span text:style-name="T3">cum fuissem Corinthi, ut operam darem Nurnllia-<text:line-break/></text:span><text:span text:style-name="T3">no, qui </text:span><text:span text:style-name="T3">et ipse celeberrimus Quinti auditor extitit, item</text:span></text:p>
      <text:p text:style-name="P10"><text:span text:style-name="T3">lu Alexandria, tum apud alias quasdam gentes, quibus-<text:line-break/>cum Numisianum Quinti discipulum conversari audiebam,<text:line-break/>deinde in patriam meam perrexi, in qua haud ita </text:span><text:span text:style-name="T3">diu<text:line-break/></text:span><text:span text:style-name="T3">commoratus Romam repetii, ubi permultas Boetho </text:span><text:span text:style-name="T3">dis-<text:line-break/></text:span><text:span text:style-name="T3">fectiones ostendi, praesentibus quidem ei femper Eudemo<text:line-break/>Peripatetico, et Alexandro Damasceno, qui nunc </text:span><text:span text:style-name="T3">Athe-<text:line-break/></text:span><text:span text:style-name="T3">nis publica peripateticae disciplinae professione </text:span><text:span text:style-name="T3">dignatur,<text:line-break/></text:span><text:span text:style-name="T3">fubinde vero et aliis plerisque viris praeclaris, </text:span><text:span text:style-name="T3">quemad-<text:line-break/></text:span><text:span text:style-name="T3">modum et Sergio Paulo Consule, nunc Romanorum </text:span><text:span text:style-name="T3">prae-<text:line-break/></text:span><text:span text:style-name="T3">fecto, viro tum rebus, tum disciplinis philosophicis </text:span><text:span text:style-name="T3">per<text:line-break/></text:span><text:span text:style-name="T3">omnia praecipuo. Tunc itaque anatomicas tractationes<text:line-break/>in Boethi gratiam composui, mnito sane non modo </text:span><text:span text:style-name="T3">per-<text:line-break/></text:span><text:span text:style-name="T3">fpicuitate sed et exacta diligentia iis, quas nunc </text:span><text:span text:style-name="T3">para-<text:line-break/></text:span><text:span text:style-name="T3">mus, inferiores. Proinde jam mihi mentem adhibe </text:span><text:span text:style-name="T3">ser-<text:line-break/></text:span><text:span text:style-name="T3">monem auspicanti.</text:span></text:p>
      <text:h text:style-name="Heading_20_2" text:outline-level="2">Cap. lI.</text:h>
      <text:p text:style-name="P58"><text:span text:style-name="T20">Quod</text:span><text:span text:style-name="T3"> lu tentoriis praestant pali, quos </text:span><text:span text:style-name="T3">vo-<text:line-break/></text:span><text:span text:style-name="T3">cani, et in aedibus parietes, id lu animalibus </text:span><text:span text:style-name="T3">ossium<text:line-break/></text:span><text:span text:style-name="T3">fubstantia; huic namque cousimilia caetera, et </text:span><text:span text:style-name="T3">cum ea</text:span></text:p>
      <text:p text:style-name="P10"><text:span text:style-name="T20">i</text:span></text:p>
      <text:p text:style-name="P11"><text:span text:style-name="T3">diversa </text:span><text:span text:style-name="T3">fieri solent; ut, si animali calvaria sit rotunda,<text:line-break/>necessario cerebrum tale fuerit; quemadmodum etiam, si<text:line-break/>oblonga sit, oblongum </text:span><text:span text:style-name="T3">quoque </text:span><text:span text:style-name="T3">huic animali cerebrum.<text:line-break/></text:span><text:span text:style-name="T3">Jam </text:span><text:span text:style-name="T3">vero si maxillae parvae faciesque tota existat ro-<text:line-break/></text:span><text:span text:style-name="T3">tundior, </text:span><text:span text:style-name="T3">necessario quoque ipsarum musculi parvi erunt:<text:line-break/></text:span><text:span text:style-name="T3">pari </text:span><text:span text:style-name="T3">ratione, si longae, longa statim hujusmodi animali<text:line-break/></text:span><text:span text:style-name="T3">erit </text:span><text:span text:style-name="T3">tota facies longique ejus musculi. Quapropter qui-<text:line-break/></text:span><text:span text:style-name="T3">dem </text:span><text:span text:style-name="T3">et simia inter univeria animantium genera tum<text:line-break/></text:span><text:span text:style-name="T3">visceribus, </text:span><text:span text:style-name="T3">tum musculis, tum arteriis, tum nervis si&lt;-<text:line-break/></text:span><text:span text:style-name="T3">millima </text:span><text:span text:style-name="T3">homini est, quod et ossium forma. Nam ob ho- .<text:line-break/></text:span><text:span text:style-name="T3">rum </text:span><text:span text:style-name="T3">naturam binis cruribus incedit, prioribusque artu-<text:line-break/></text:span><text:span text:style-name="T3">bus ut </text:span><text:span text:style-name="T3">manibus utitur, et pectoris os omnium quadiupe-<text:line-break/></text:span><text:span text:style-name="T3">dum </text:span><text:span text:style-name="T3">latissimum </text:span><text:span text:style-name="T3">habet, </text:span><text:span text:style-name="T3">claviculas humanis similes, faciem<text:line-break/></text:span><text:span text:style-name="T3">rotundam, </text:span><text:span text:style-name="T3">collum breve. Quae quum similia existant,<text:line-break/></text:span><text:span text:style-name="T3">musculos </text:span><text:span text:style-name="T3">dissimiles esse haud probabile est. Hi namque<text:line-break/></text:span><text:span text:style-name="T3">ossibus </text:span><text:span text:style-name="T3">exterius adhaerentes increverunt; quare etiam tum<text:line-break/></text:span><text:span text:style-name="T3">magnitudinem ipsurum, tum </text:span><text:span text:style-name="T3">figuram imitantur; hos </text:span><text:span text:style-name="T3">rur-</text:span></text:p>
      <text:p text:style-name="P10"><text:span text:style-name="T3">sus arteriae, venae et nervi sequuntur; haec igitur </text:span><text:span text:style-name="T3">et<text:line-break/></text:span><text:span text:style-name="T3">similia similibus sunt ossibus. Quoniam </text:span><text:span text:style-name="T3">igitur </text:span><text:span text:style-name="T3">corporis<text:line-break/></text:span><text:span text:style-name="T3">forma ossibus assimllatur, aliarurnque partium natura </text:span><text:span text:style-name="T3">re-<text:line-break/></text:span><text:span text:style-name="T3">spondet; velim te in primis exactam humanorum </text:span><text:span text:style-name="T3">ossima<text:line-break/></text:span><text:span text:style-name="T3">peritiam adipisci, non ‘obiter ea spectare, neque </text:span><text:span text:style-name="T3">etiam<text:line-break/></text:span><text:span text:style-name="T3">ex libris solum excipere, quos quidam osteologias </text:span><text:span text:style-name="T3">inferi-<text:line-break/></text:span><text:span text:style-name="T3">.bunt, nonnulli sceletos, nonnulli simpliciter de </text:span><text:span text:style-name="T3">ossibus<text:line-break/></text:span><text:span text:style-name="T3">inscribunt, cujusrnodi et hic noster est, quem </text:span><text:span text:style-name="T3">tum'ex-<text:line-break/></text:span><text:span text:style-name="T3">quisita rerum indagatione, tum interpretationis </text:span><text:span text:style-name="T3">.prompti-<text:line-break/></text:span><text:span text:style-name="T3">tudine et perfpicuitate omnibus ante nos scriptis </text:span><text:span text:style-name="T3">praecel-<text:line-break/></text:span><text:span text:style-name="T3">lere persuasuro </text:span><text:span text:style-name="T3">habeo. </text:span><text:span text:style-name="T3">Hoc autem opus tibi fit et </text:span><text:span text:style-name="T3">stu-<text:line-break/></text:span><text:span text:style-name="T3">dium, ut non modo ex libro, sed etiam oculis </text:span><text:span text:style-name="T3">assiduum<text:line-break/></text:span><text:span text:style-name="T3">fpectatorem humanorum ossium te ipsum efficias: </text:span><text:span text:style-name="T3">quod<text:line-break/></text:span><text:span text:style-name="T3">quidem in Alexandria est facilius, quod illius </text:span><text:span text:style-name="T3">regionis<text:line-break/></text:span><text:span text:style-name="T3">medici ipsorum etiam </text:span><text:span text:style-name="T20">astum</text:span><text:span text:style-name="T3"> doctrinam discipulis </text:span><text:span text:style-name="T3">cum<text:line-break/></text:span><text:span text:style-name="T3">^objecti inspectione exhibeant. Enitendum itaque </text:span><text:span text:style-name="T3">tibi<text:line-break/></text:span><text:span text:style-name="T3">aenseo, ut Alexandriae commoreris, si non alterius, </text:span><text:span text:style-name="T3">at</text:span></text:p>
      <text:p text:style-name="P10"><text:span text:style-name="T3">hujus certe rei solius gratia. Quod si </text:span><text:span text:style-name="T3">non </text:span><text:span text:style-name="T3">assequeris,<text:line-break/>licebit in eum modum hominum ossa contemplari, quo<text:line-break/></text:span><text:span text:style-name="T3">ego; </text:span><text:span text:style-name="T3">siquidem inspexi, persaepe, vel sepulchris quibus-<text:line-break/></text:span><text:span text:style-name="T3">dam, </text:span><text:span text:style-name="T3">vel monumentis dissolutis. Atque etiam fluvius<text:line-break/></text:span><text:span text:style-name="T3">aliquando </text:span><text:span text:style-name="T3">sepulchrum pauculis mensibus ante negligeu-.,<text:line-break/></text:span><text:span text:style-name="T3">tius </text:span><text:span text:style-name="T3">extructum superans, ipsum ex facili dissolvit; totum-<text:line-break/></text:span><text:span text:style-name="T3">quc </text:span><text:span text:style-name="T3">cadaver motionis impetu tractim ductum, carnibus<text:line-break/></text:span><text:span text:style-name="T3">quidem </text:span><text:span text:style-name="T3">jam putrefactis, caeterum ossibus adhuc inter </text:span><text:span text:style-name="T3">se<text:line-break/></text:span><text:span text:style-name="T3">plane </text:span><text:span text:style-name="T3">cohaerentibus, usque ad stadium pronum detulit;<text:line-break/></text:span><text:span text:style-name="T3">at, </text:span><text:span text:style-name="T3">cum ipsum locus portuosus margine alius excepisset,<text:line-break/></text:span><text:span text:style-name="T3">eodem </text:span><text:span text:style-name="T3">cadaver appulit; atque hoc tale nobis occurrit,<text:line-break/></text:span><text:span text:style-name="T3">quale </text:span><text:span text:style-name="T3">medicus ipsum ad adolescentis disciplinam de in-<text:line-break/></text:span><text:span text:style-name="T3">dustria </text:span><text:span text:style-name="T3">praeparasset. Vidimus quoque aliquando' latronis<text:line-break/></text:span><text:span text:style-name="T3">sceletum </text:span><text:span text:style-name="T3">paulum extra viam in monte procumbens,<text:line-break/></text:span><text:span text:style-name="T3">quem </text:span><text:span text:style-name="T3">viator quidam fe prius adorientem contra pugnan-<text:line-break/></text:span><text:span text:style-name="T3">do- </text:span><text:span text:style-name="T3">occidit. .Nemo autem ipsum illius regionis incola se-<text:line-break/></text:span><text:span text:style-name="T3">pulturae </text:span><text:span text:style-name="T3">mandaturus erat, ut qui odio ipsum profequu-<text:line-break/></text:span><text:span text:style-name="T3">ti ab </text:span><text:span text:style-name="T3">avibus corpus devorari gauderent; quae, carnibus .</text:span></text:p>
      <text:p text:style-name="P10"><text:span text:style-name="T3">illius biduo absumptis, cadaver exiccatum, tanquani </text:span><text:span text:style-name="T3">ad<text:line-break/></text:span><text:span text:style-name="T3">doctrinam cuique' inspicere volenti, reliquerunt. </text:span><text:span text:style-name="T3">Tu,<text:line-break/></text:span><text:span text:style-name="T3">si nihil quicquam hujusmodi spectandum nactus </text:span><text:span text:style-name="T3">fueris,<text:line-break/></text:span><text:span text:style-name="T3">at in simia dissecta, carnibus exacte ablatis, singula </text:span><text:span text:style-name="T3">offa<text:line-break/></text:span><text:span text:style-name="T3">confideres; </text:span><text:span text:style-name="T3">ad </text:span><text:span text:style-name="T3">quod delegeris simias hominis figurae<text:line-break/>quam proximas. Tales </text:span><text:span text:style-name="T3">vero </text:span><text:span text:style-name="T3">funt, quarum maxillae </text:span><text:span text:style-name="T3">nec<text:line-break/></text:span><text:span text:style-name="T3">oblongae, nec dentes canini, quos appellant, magni </text:span><text:span text:style-name="T3">prod-<text:line-break/></text:span><text:span text:style-name="T3">eunt. In id genus simiis etiam allas partes </text:span><text:span text:style-name="T3">humani»<text:line-break/></text:span><text:span text:style-name="T3">positura similes deprehendas, atque ejus rei gratia </text:span><text:span text:style-name="T3">duo-<text:line-break/></text:span><text:span text:style-name="T3">bus cruribus ipsas et gradi et currere. Quae vero </text:span><text:span text:style-name="T3">ex<text:line-break/></text:span><text:span text:style-name="T3">his cynocephalis funt similes, rostro longiore sunt </text:span><text:span text:style-name="T3">et<text:line-break/></text:span><text:span text:style-name="T3">dentes caninos habent prominentiores; hae etiam vix </text:span><text:span text:style-name="T3">bi-<text:line-break/></text:span><text:span text:style-name="T3">nis cruribus consistunt erectae, tantum abest, ut </text:span><text:span text:style-name="T3">arnbu-<text:line-break/></text:span><text:span text:style-name="T3">lare vel currere possint Itaque simiae vel maxime </text:span><text:span text:style-name="T3">ho-<text:line-break/></text:span><text:span text:style-name="T3">mini similes exiguo aliquo intervallo perfectam </text:span><text:span text:style-name="T3">issius<text:line-break/></text:span><text:span text:style-name="T3">rectitudinem non assequuntur. Nam et femoris </text:span><text:span text:style-name="T3">caput<text:line-break/></text:span><text:span text:style-name="T3">obliquius quodam modo cum ischii acetabulo committi-<text:line-break/></text:span><text:span text:style-name="T3">tur </text:span><text:span text:style-name="T3">, et quidam ex musculis, qui in tibiam descendunt,</text:span></text:p>
      <text:p text:style-name="P10"><text:span text:style-name="T3">ulterius progrediuntur; quae ambo rectitudinem impedi-<text:line-break/></text:span><text:span text:style-name="T3">unt </text:span><text:span text:style-name="T3">laeduntque; quemadmodum et pedes ipsi calce magis<text:line-break/>angusta constant, digitis autem insigni spatio invicem dis-<text:line-break/></text:span><text:span text:style-name="T3">cretis. </text:span><text:span text:style-name="T3">Sed haec parva sunt, eoque simia paulum a </text:span><text:span text:style-name="T13">re-<text:line-break/></text:span><text:span text:style-name="T3">ctitudine discedit. Quae cynocephalis similes funt, quo-,<text:line-break/></text:span><text:span text:style-name="T3">niarn </text:span><text:span text:style-name="T3">amplius hae.idque manifesto jam ab humana spe-<text:line-break/></text:span><text:span text:style-name="T3">cie </text:span><text:span text:style-name="T3">recesserunt, evidentem quoque ossium drssimilitudi-<text:line-break/></text:span><text:span text:style-name="T3">nem </text:span><text:span text:style-name="T3">sortitae sunt. Proinde eas- potissimum simias deli-<text:line-break/></text:span><text:span text:style-name="T3">gito, </text:span><text:span text:style-name="T3">quae ad hominis figuram proxime accedunt, ac </text:span><text:span text:style-name="T13">in<text:line-break/></text:span><text:span text:style-name="T3">ipsis </text:span><text:span text:style-name="T3">ossium naturam ex libris nostris decerptam diligen-<text:line-break/></text:span><text:span text:style-name="T3">ter </text:span><text:span text:style-name="T3">condiscas: statim enim fiet, ut nominibus etiam ip-<text:line-break/>surum assuescas, quae simul ad reliquarum partium ana-<text:line-break/></text:span><text:span text:style-name="T3">tomen </text:span><text:span text:style-name="T3">percipiendam non mediocriter conducent. Si au-<text:line-break/></text:span><text:span text:style-name="T3">tern </text:span><text:span text:style-name="T3">hoc pacto </text:span><text:span text:style-name="T20">instructus</text:span><text:span text:style-name="T3"> in humanum sceletum postea<text:line-break/>aliquando incidas, facile omnia agnosces et memineris.<text:line-break/></text:span><text:span text:style-name="T3">Quod </text:span><text:span text:style-name="T3">si lectione iola citra simiarum ossium speculatio-<text:line-break/></text:span><text:span text:style-name="T3">nis </text:span><text:span text:style-name="T3">usum ac consuetudinem nitaris, haud poteris ita ad<text:line-break/></text:span><text:span text:style-name="T3">amustlur </text:span><text:span text:style-name="T3">hominis sceletum repente visum cognoscere nee</text:span></text:p>
      <text:p text:style-name="P10"><text:span text:style-name="T3">recordari; siquidem memoria rerum, qnae seusibus </text:span><text:span text:style-name="T3">no-<text:line-break/></text:span><text:span text:style-name="T3">stris patent, assiduam requirit consuetudinem. Hinc </text:span><text:span text:style-name="T3">est,<text:line-break/></text:span><text:span text:style-name="T3">quod inter ipsos homlues illos celerrime cognoscimus,<text:line-break/>quibuscum familiaritatem habuerimus; qui vero </text:span><text:span text:style-name="T3">semel<text:line-break/></text:span><text:span text:style-name="T3">iterumque risus </text:span><text:span text:style-name="T3">longiore </text:span><text:span text:style-name="T3">temporis intervallo nobis </text:span><text:span text:style-name="T3">occur-<text:line-break/></text:span><text:span text:style-name="T3">rit, eum rursus praeterimus, nec omnino cognoscentes, </text:span><text:span text:style-name="T3">nec,<text:line-break/></text:span><text:span text:style-name="T3">qucd antea conspexerimus, memores. Hoc pacto </text:span><text:span text:style-name="T3">neque de-<text:line-break/></text:span><text:span text:style-name="T3">cantata illa anatome fortuita, quod cusu accidat, </text:span><text:span text:style-name="T3">quam non-<text:line-break/></text:span><text:span text:style-name="T3">nulli medicorum magna celebritate profitentur, </text:span><text:span text:style-name="T3">inspectorum<text:line-break/></text:span><text:span text:style-name="T3">naturam edocere potest; inspicere enim prius </text:span><text:span text:style-name="T3">convenit<text:line-break/></text:span><text:span text:style-name="T3">mnito otio quamque partem, ut statim nisa </text:span><text:span text:style-name="T3">cognoscatur,<text:line-break/></text:span><text:span text:style-name="T3">praesertim in hominibus ipsis; sin minus, certe in </text:span><text:span text:style-name="T3">ani-<text:line-break/></text:span><text:span text:style-name="T3">mantibus homlui similibus. Nam multorum partes </text:span><text:span text:style-name="T3">cute,<text:line-break/></text:span><text:span text:style-name="T3">nonnullorum carne etiam ipsa detectae suerunt, </text:span><text:span text:style-name="T3">cum<text:line-break/></text:span><text:span text:style-name="T3">foeda quaedam lues carbunculorum in plerasque </text:span><text:span text:style-name="T3">Asiae<text:line-break/></text:span><text:span text:style-name="T3">civitates vulgariter ingruisset. Porro per id </text:span><text:span text:style-name="T3">temporis<text:line-break/></text:span><text:span text:style-name="T3">adhuc in patria studebam sub Satyro, annum jam </text:span><text:span text:style-name="T3">quar-<text:line-break/></text:span><text:span text:style-name="T3">tum in Pergamo agente cum Costunio Rusino </text:span><text:span text:style-name="T3">qui nobis</text:span></text:p>
      <text:p text:style-name="P10"><text:span text:style-name="T3">divi </text:span><text:span text:style-name="T3">Aesculapii templum extruxerat; Quintus autem. Sa-<text:line-break/></text:span><text:span text:style-name="T3">tyri </text:span><text:span text:style-name="T3">praeceptor, haud multo ante </text:span><text:span text:style-name="T3">e </text:span><text:span text:style-name="T3">vita excesserat. Qui<text:line-break/></text:span><text:span text:style-name="T3">igitur </text:span><text:span text:style-name="T3">inter nos Satyrum partes quasdam detectas disse-<text:line-break/></text:span><text:span text:style-name="T3">cantem </text:span><text:span text:style-name="T3">conspexerunt, prompte eas cognoscebant, dearti-<text:line-break/></text:span><text:span text:style-name="T3">culatamque </text:span><text:span text:style-name="T3">dignotionem moliebantur, imperantes aegris,<text:line-break/></text:span><text:span text:style-name="T3">ut </text:span><text:span text:style-name="T3">motum aliquem ederent, qui a quonam procederet<text:line-break/></text:span><text:span text:style-name="T3">musculo, </text:span><text:span text:style-name="T3">ipsis constabat, dum leviter musculos contrahe-<text:line-break/></text:span><text:span text:style-name="T3">rent, </text:span><text:span text:style-name="T3">interim etiam in obliquum deflecterent, arteriae<text:line-break/></text:span><text:span text:style-name="T3">magnae </text:span><text:span text:style-name="T3">adjacentis vel nervi vel venae spectandae gratia.<text:line-break/></text:span><text:span text:style-name="T3">Alios </text:span><text:span text:style-name="T3">autem omnes quasi caecos ridebamus, quibus; quum<text:line-break/></text:span><text:span text:style-name="T3">partes </text:span><text:span text:style-name="T3">detectae essent incognitae, alterutrum e duobus<text:line-break/></text:span><text:span text:style-name="T3">necessario </text:span><text:span text:style-name="T3">accideret, nempe vel, dum multas nudatorum<text:line-break/></text:span><text:span text:style-name="T3">musculorum </text:span><text:span text:style-name="T3">partes elevabant circumagebantque, nego-<text:line-break/></text:span><text:span text:style-name="T3">tium </text:span><text:span text:style-name="T3">aegris facesserent, frustra importuni, vel nequa-<text:line-break/></text:span><text:span text:style-name="T3">quam </text:span><text:span text:style-name="T3">huic spectaculo manum admoverent: nam aegro<text:line-break/></text:span><text:span text:style-name="T3">injungere, </text:span><text:span text:style-name="T3">ut partem convenienter moveat, ii, quibus id<text:line-break/></text:span><text:span text:style-name="T3">consuetum </text:span><text:span text:style-name="T3">est, percallent; unde nimirum ego didici, vul-<text:line-break/></text:span><text:span text:style-name="T3">nerum </text:span><text:span text:style-name="T3">inspectionem illis, qui jam antea nonnihil eruditi</text:span></text:p>
      <text:p text:style-name="P10"><text:span text:style-name="T3">sunt, praeceptorum memoriam confirmare; alios </text:span><text:span text:style-name="T3">autem,<text:line-break/></text:span><text:span text:style-name="T3">qui nihil praesciveruut, omnia ipsam docere non </text:span><text:span text:style-name="T3">posse.<text:line-break/></text:span><text:span text:style-name="T3">Sed age ad institutum veniamus. Ossium, ut dixi, </text:span><text:span text:style-name="T3">om-<text:line-break/></text:span><text:span text:style-name="T3">nium natura perdiscenda est, sive in humano, sive </text:span><text:span text:style-name="T3">in si-<text:line-break/></text:span><text:span text:style-name="T3">rniae corpore, modo possis; praestaret autem in </text:span><text:span text:style-name="T3">utroque.<text:line-break/></text:span><text:span text:style-name="T3">Post illa mox ad musculorum anatornen properandum-<text:line-break/>Nam hae duae corporis partes reliquis omnibus, </text:span><text:span text:style-name="T3">veluti<text:line-break/></text:span><text:span text:style-name="T3">fundamenta, subjecta sunt. Deinde licebit quodvis </text:span><text:span text:style-name="T3">di-<text:line-break/></text:span><text:span text:style-name="T3">scere primum, sive arterias, sive venas, sive nervos. </text:span><text:span text:style-name="T3">At-<text:line-break/></text:span><text:span text:style-name="T3">que iu horum dissectionibus versato viscerum </text:span><text:span text:style-name="T3">natura,<text:line-break/></text:span><text:span text:style-name="T3">ad haec intestinorum, adipis et glandularum </text:span><text:span text:style-name="T3">innotescet;<text:line-break/></text:span><text:span text:style-name="T3">quae rursus ipsa per se penitius inspicere </text:span><text:span text:style-name="T3">convenit<text:line-break/></text:span><text:span text:style-name="T3">Hunc igitur exercitii ordinem sequi potius tibi </text:span><text:span text:style-name="T3">suaserim.<text:line-break/></text:span><text:span text:style-name="T3">Porro qui alio modo volet ostendere, curabit, ut </text:span><text:span text:style-name="T3">partem'<text:line-break/></text:span><text:span text:style-name="T3">ab. ipso propositam quam fieri potest ocyssnne </text:span><text:span text:style-name="T3">detegat,<text:line-break/></text:span><text:span text:style-name="T3">variisque modis indicet.,'alias secundum aliud </text:span><text:span text:style-name="T3">institutum,<text:line-break/></text:span><text:span text:style-name="T3">ut docturus sum. Praestiterit sic instructum esse, </text:span><text:span text:style-name="T3">ut,</text:span><text:span text:style-name="T3">,11<text:line-break/></text:span><text:span text:style-name="T3">quarnio. simiae copia non 'datur, aliorum </text:span><text:span text:style-name="T3">animantium</text:span></text:p>
      <text:p text:style-name="P10"><text:span text:style-name="T3">corpora queas dissecare, definiens statim, in quibus a si-<text:line-break/>inia discordent evarientque; nam et illa indicabo.</text:span></text:p>
      <text:h text:style-name="Heading_20_2" text:outline-level="2">Cap. <text:span text:style-name="T54">II</text:span>I.</text:h>
      <text:p text:style-name="P58"><text:span text:style-name="T3">Ossium sane particularem tractationem (ut di-<text:line-break/></text:span><text:span text:style-name="T3">xi) </text:span><text:span text:style-name="T3">composui. Atque oportet te, libro illo, quo haec tractans .<text:line-break/></text:span><text:span text:style-name="T3">tur, </text:span><text:span text:style-name="T3">prius perlecto, non res modo, scd nomina quoque ipsa-<text:line-break/></text:span><text:span text:style-name="T3">rum </text:span><text:span text:style-name="T3">velut in numerato habere, ne in praesenti commenta-<text:line-break/></text:span><text:span text:style-name="T3">rio, </text:span><text:span text:style-name="T3">si quid in sermone incidat, interpretari cogamur. Porro<text:line-break/></text:span><text:span text:style-name="T3">scripsimus </text:span><text:span text:style-name="T3">paulo ante etiam musculorum anatomen sepa-<text:line-break/></text:span><text:span text:style-name="T3">rarim, </text:span><text:span text:style-name="T3">amicorum impulsu, ut discedentes haberent visu-,<text:line-break/></text:span><text:span text:style-name="T3">rum </text:span><text:span text:style-name="T3">commentarios. Maxime vero hortati sunt, ut hanc<text:line-break/></text:span><text:span text:style-name="T3">ipsam </text:span><text:span text:style-name="T3">anatomen scorlim peculiari libro comprehenderem,<text:line-break/></text:span><text:span text:style-name="T3">quoniam </text:span><text:span text:style-name="T3">Lyci quidam commentarius nobis allatus est,<text:line-break/></text:span><text:span text:style-name="T3">tam </text:span><text:span text:style-name="T3">prolixus, ut propemodum quinque versuum millia<text:line-break/></text:span><text:span text:style-name="T3">contineat, </text:span><text:span text:style-name="T3">iir plurimis ipsimum erroribus scatens adeo,<text:line-break/></text:span><text:span text:style-name="T3">ut etiam </text:span><text:span text:style-name="T3">musculi non pauci omissi sinti Noster vero;tus<text:line-break/></text:span><text:span text:style-name="T3">quo </text:span><text:span text:style-name="T3">anatomen ipsam tradidimus, quasi tertiam illius par-<text:line-break/></text:span><text:span text:style-name="T3">tem magnitudine </text:span><text:span text:style-name="T3">sua absulvit, universos tamen musculos<text:line-break/></text:span><text:span text:style-name="T3">docet, </text:span><text:span text:style-name="T3">praeterquam quod Lyci etiam mentionem faciat,</text:span></text:p>
      <text:p text:style-name="P10"><text:span text:style-name="T3">qui musculorum complurium actiones ignoravit, quasdam<text:line-break/>omnino praeteriit. Licet sane, cuicunque visum </text:span><text:span text:style-name="T3">fuerit,<text:line-break/></text:span><text:span text:style-name="T3">ex illo etiam libro simiae dissectionem' addiscere; </text:span><text:span text:style-name="T3">scd<text:line-break/></text:span><text:span text:style-name="T3">hinc quoque eandem est petere, tum magis adhuc, </text:span><text:span text:style-name="T3">quo-<text:line-break/></text:span><text:span text:style-name="T3">modo singularum partium musculis dissecandis </text:span><text:span text:style-name="T3">mamun<text:line-break/></text:span><text:span text:style-name="T3">admoliri conveniat. At primum in cadavere </text:span><text:span text:style-name="T3">exercitii<text:line-break/></text:span><text:span text:style-name="T3">fumas exordium, quo musculi cujusque confideres </text:span><text:span text:style-name="T3">prin-<text:line-break/></text:span><text:span text:style-name="T3">cipium extremumque et fibras; omnesne. secundum </text:span><text:span text:style-name="T3">lon-<text:line-break/></text:span><text:span text:style-name="T3">gitudinem musculi invicem similes existant, an </text:span><text:span text:style-name="T3">composi-<text:line-break/></text:span><text:span text:style-name="T3">tionem variam sortiantur. Quosdam enim firnplicem </text:span><text:span text:style-name="T3">fi-<text:line-break/></text:span><text:span text:style-name="T3">brarum naturam habere invenies, nonnullos duplic </text:span><text:span text:style-name="T3">rn,<text:line-break/></text:span><text:span text:style-name="T3">ut pluribus sibi mutuo incumbentibus musculis </text:span><text:span text:style-name="T3">similes<text:line-break/></text:span><text:span text:style-name="T3">esse videantur; quin etiam fibras longitudine </text:span><text:span text:style-name="T3">inter fe<text:line-break/></text:span><text:span text:style-name="T3">contrarias continere. Quae universa tum chirurgiae, </text:span><text:span text:style-name="T3">tum<text:line-break/></text:span><text:span text:style-name="T3">actionibus inveniendis haud parum profuerint. </text:span><text:span text:style-name="T3">Etenim<text:line-break/></text:span><text:span text:style-name="T3">in chirurgia interim musculos ipsus propter abscessus </text:span><text:span text:style-name="T3">al-<text:line-break/></text:span><text:span text:style-name="T3">tiores et putrida ulcera incidere cogimur. </text:span><text:span text:style-name="T3">Actionis<text:line-break/></text:span><text:span text:style-name="T3">cognitio maxime ex usu est-, ut pernoscas in magnis </text:span><text:span text:style-name="T3">vni-</text:span></text:p>
      <text:p text:style-name="P10"><text:span text:style-name="T3">neribus, ubi musculus tetu.s ex transverso fuerit disse-<text:line-break/></text:span><text:span text:style-name="T3">ctus, </text:span><text:span text:style-name="T3">functionem abolitam; quam deperdi si praedixeris,<text:line-break/>nullum repreheusioni locum querulis istis hominibus re-<text:line-break/></text:span><text:span text:style-name="T3">linques, </text:span><text:span text:style-name="T3">qui illius abolitionem medicorum curationi, non<text:line-break/></text:span><text:span text:style-name="T3">vulneri </text:span><text:span text:style-name="T3">prius illato ferunt acceptam. Quinetiam ad<text:line-break/></text:span><text:span text:style-name="T3">exquisitam, </text:span><text:span text:style-name="T3">quae manu </text:span><text:span text:style-name="T3">fit, </text:span><text:span text:style-name="T3">curationem musculorum actio-<text:line-break/></text:span><text:span text:style-name="T3">nes </text:span><text:span text:style-name="T3">scire maxime necessarium esu Nam nonnullorum<text:line-break/></text:span><text:span text:style-name="T3">munus </text:span><text:span text:style-name="T3">tam est proprium, ut tota pars fiat inutilis, si<text:line-break/></text:span><text:span text:style-name="T3">actione </text:span><text:span text:style-name="T3">ipsius privetur; quidam vero impropriis praesunt<text:line-break/></text:span><text:span text:style-name="T3">sunctionibus. </text:span><text:span text:style-name="T3">Quarnobrern satius est eum, qui haec prae-<text:line-break/></text:span><text:span text:style-name="T3">noscat, </text:span><text:span text:style-name="T3">alios caute, alios audacter incidere. Praestat<text:line-break/></text:span><text:span text:style-name="T3">etiam </text:span><text:span text:style-name="T3">pro fibrarum ductu divisionem ipsorum moliri;<text:line-break/></text:span><text:span text:style-name="T3">nam </text:span><text:span text:style-name="T3">transversae, fi cum hac conferantur, sectiones actio-<text:line-break/></text:span><text:span text:style-name="T3">nem </text:span><text:span text:style-name="T3">dissolvunt; transversam autem sectionem voco, quae<text:line-break/></text:span><text:span text:style-name="T3">ad angulos </text:span><text:span text:style-name="T3">rectos fit. Necesse quidem est interim partes<text:line-break/></text:span><text:span text:style-name="T3">quasdam </text:span><text:span text:style-name="T3">vulneribus angustis in profundum spectantibus<text:line-break/></text:span><text:span text:style-name="T3">dissectas </text:span><text:span text:style-name="T3">adhuc amplius dividere, alias ob alios usus.<text:line-break/></text:span><text:span text:style-name="T3">Eit enim </text:span><text:span text:style-name="T3">interdum, ut vulnus aliquis maxime circa ten-</text:span></text:p>
      <text:p text:style-name="P10"><text:span text:style-name="T3">dluis caput vel radicem accipiat, idque totum adeo </text:span><text:span text:style-name="T3">an-<text:line-break/></text:span><text:span text:style-name="T3">gustum,. ut periculum sit, ne, summis partibus </text:span><text:span text:style-name="T3">congluti-<text:line-break/></text:span><text:span text:style-name="T3">natis, profundiores non coaluerint. Est quum ob </text:span><text:span text:style-name="T3">de-<text:line-break/></text:span><text:span text:style-name="T3">fluxum ad musculorujn sectionem devenimus, item </text:span><text:span text:style-name="T3">figu-<text:line-break/></text:span><text:span text:style-name="T3">rarum gratia subinde, in quibus vulnus acceptum </text:span><text:span text:style-name="T3">est,<text:line-break/></text:span><text:span text:style-name="T3">profunda divisio evanescit occultaturque. Quippe </text:span><text:span text:style-name="T3">si ele-<text:line-break/></text:span><text:span text:style-name="T3">vato, exempli gratia, brachio vulnus impingatur, </text:span><text:span text:style-name="T3">fieri<text:line-break/></text:span><text:span text:style-name="T3">certe non potest, ut in tota curatione sic homo </text:span><text:span text:style-name="T3">figure-<text:line-break/></text:span><text:span text:style-name="T3">tur; deligenda siquidem figura, quae ex omnibus </text:span><text:span text:style-name="T3">minime<text:line-break/></text:span><text:span text:style-name="T3">est dolorifica; at, dum figura, qua vulnus acceptum </text:span><text:span text:style-name="T3">est,<text:line-break/></text:span><text:span text:style-name="T3">mutatur, ut praesenti malo sit idonea, ni visio in alto </text:span><text:span text:style-name="T3">fa-<text:line-break/></text:span><text:span text:style-name="T3">cta interdum obscuratur et ex toto occultatur, ut </text:span><text:span text:style-name="T3">nec<text:line-break/></text:span><text:span text:style-name="T3">medicamentum in eam immitti, nec sanies possit </text:span><text:span text:style-name="T3">efflue-<text:line-break/>re; </text:span><text:span text:style-name="T3">ob quam causam incisio est in talibus necessaria, </text:span><text:span text:style-name="T3">sive<text:line-break/></text:span><text:span text:style-name="T3">in latum vulnus ducere, five glutinare desideres; atque </text:span><text:span text:style-name="T3">is<text:line-break/></text:span><text:span text:style-name="T3">hoc opere fibrarum positurae musculorumque </text:span><text:span text:style-name="T3">actionum<text:line-break/></text:span><text:span text:style-name="T3">intelligentia omnium maxime requiritur. Caeterum </text:span><text:span text:style-name="T3">ac-<text:line-break/>eurate </text:span><text:span text:style-name="T3">omnia eum, qui </text:span><text:span text:style-name="T3">se </text:span><text:span text:style-name="T3">in anatomicis exercitat, </text:span><text:span text:style-name="T3">con-</text:span></text:p>
      <text:p text:style-name="P10"><text:span text:style-name="T3">ficere oportet, ut ne vel propriis ipsum manibus, pellem<text:line-break/>auferre pigeat. Nam octo statirn musculos ignorarunt,<text:line-break/></text:span><text:span text:style-name="T3">qui </text:span><text:span text:style-name="T3">ante me simias aliis excoriandas commiserunt, quem-<text:line-break/>admodum ego quoque initio. Sunt vero horum octo<text:line-break/>musculorum duo ad buccarum motum a natura formati,<text:line-break/></text:span><text:span text:style-name="T3">alii </text:span><text:span text:style-name="T3">autem duo brachia lateribus adducentes. Hos sane lu<text:line-break/></text:span><text:span text:style-name="T3">totum </text:span><text:span text:style-name="T3">ignorarunt. Aliorum vero quatuor musculorum<text:line-break/></text:span><text:span text:style-name="T3">et usus </text:span><text:span text:style-name="T3">et tendines jam antea fuerunt ipsis incogniti.<text:line-break/></text:span><text:span text:style-name="T3">Universi </text:span><text:span text:style-name="T3">namque .in tendines ad amussim rotundos desi-<text:line-break/></text:span><text:span text:style-name="T3">nunt; </text:span><text:span text:style-name="T3">explicati vero sic in latum et ejusmodi tenuita-<text:line-break/></text:span><text:span text:style-name="T3">tem </text:span><text:span text:style-name="T3">cessant, ut membranam esse diceres. Plantae quidem<text:line-break/></text:span><text:span text:style-name="T3">pedis </text:span><text:span text:style-name="T3">tendo, qui hanc partem occupat, fubhaerescit;<text:line-break/></text:span><text:span text:style-name="T3">depili </text:span><text:span text:style-name="T3">vero manus parti intrinsecus, qui illam. Cenfue-<text:line-break/></text:span><text:span text:style-name="T3">runt </text:span><text:span text:style-name="T3">autem de iis anatomici omnes, quod, qui iu mani-<text:line-break/></text:span><text:span text:style-name="T3">bus </text:span><text:span text:style-name="T3">essent, digitos flecterent; qui in tibia, calcem retror-<text:line-break/></text:span><text:span text:style-name="T3">sum </text:span><text:span text:style-name="T3">agerent; atque hoc probabili ratione asseruerunt. In<text:line-break/></text:span><text:span text:style-name="T3">penibus </text:span><text:span text:style-name="T3">enim ne unus quidem principio musculus natio-<text:line-break/></text:span><text:span text:style-name="T3">ra </text:span><text:span text:style-name="T3">ad </text:span><text:span text:style-name="T3">hujus tendinis generationem peculiariter destinatus</text:span></text:p>
      <text:p text:style-name="P10"><text:span text:style-name="T3">est; sed unius ex surae musculis bipartiti portio altera<text:line-break/>praedictum gignit tendinem. In manibus conspicua ten-<text:line-break/>dinis est generatio: sed inter excoriandam ipsius partem,<text:line-break/>quae depilem manus cutem subit, simul cum cute avel-<text:line-break/>lere solent. Itaque deprehendentes, tendinem ex mufcu-<text:line-break/>lo clare proficisci, deinde videntes imum ejus extremum<text:line-break/>avulsum, ad disputationem magis quam studiosam ana-<text:line-break/>tomen declinant, rati et hunc, ficut ei subjectos, flecten-<text:line-break/>dis digitis esse procreatum. Multa certe id genus lu uni-<text:line-break/>verso animante anatomicis neglecta offendimus, quippe<text:line-break/>quos diligenter dissecare'pigeret, contentos dixisse, quid<text:line-break/>probabile sibi maxime videretur. Quare non mirandum,<text:line-break/>tam multa existere, quae animali adhuc superstite igno-<text:line-break/>rarint; quandoquidem, quae solum diligenter dissecando<text:line-break/>specture conveniebat, tanquam nullius momenti relique-<text:line-break/>runt. An unquam dissecare ipsi conati sunt, aut laqueo<text:line-break/>partes vivente adhuc animali excipere, ut, quaenam actio<text:line-break/>laederetur, condiscerent? Primum itaque milii famulo-</text:span></text:p>
      <text:p text:style-name="P10"><text:span text:style-name="T3">rum aliquis simias excoriabat, quum videlicet opus </text:span><text:span text:style-name="T3">id<text:line-break/></text:span><text:span text:style-name="T3">detrectarem, vilius existimans, quam ut </text:span><text:span text:style-name="T20">a</text:span><text:span text:style-name="T3"> me admini-<text:line-break/>strare tur. Postquam vero exiguam quandam carnem sub<text:line-break/></text:span><text:span text:style-name="T3">axilla </text:span><text:span text:style-name="T3">invenissem insidentem simul et conjunctam aliqua<text:line-break/></text:span><text:span text:style-name="T3">ex </text:span><text:span text:style-name="T3">parte illius loci musculis, scd quae nulli ipsorum<text:line-break/></text:span><text:span text:style-name="T3">posset </text:span><text:span text:style-name="T3">accommodari, visum est mihi fatius alteram simiam<text:line-break/>niligenter excoriare. Accepi igitur ipsam lu </text:span><text:span text:style-name="T3">aqua </text:span><text:span text:style-name="T3">suffo-<text:line-break/>catam, nt facere consuevi, ne videlicet pars ulla colli<text:line-break/>contunderetur; summam cutem duntaxat abstuli iis, quae<text:line-break/></text:span><text:span text:style-name="T3">subjacent, </text:span><text:span text:style-name="T3">intactis; inveni .musculum tenuem et membra-<text:line-break/></text:span><text:span text:style-name="T3">nosum </text:span><text:span text:style-name="T3">costis omnibus incumbentem, qui inferius princi-<text:line-break/></text:span><text:span text:style-name="T3">pium subter </text:span><text:span text:style-name="T3">universam ilium cutem expansum habet.<text:line-break/></text:span><text:span text:style-name="T3">Hic musculus spinalium musculorum </text:span><text:span text:style-name="T3">in lumbis contiguus<text:line-break/></text:span><text:span text:style-name="T3">erat operculo, </text:span><text:span text:style-name="T3">quod ex spina ligamenti naturam sorti-<text:line-break/></text:span><text:span text:style-name="T3">tum </text:span><text:span text:style-name="T3">prodiit. Nomino autem sic quae ex ossibus proce-<text:line-break/></text:span><text:span text:style-name="T3">dunt </text:span><text:span text:style-name="T3">omnia, quemadmodum, quae de cerebro et spinali<text:line-break/></text:span><text:span text:style-name="T3">medulla </text:span><text:span text:style-name="T3">oriuntur, nervos; </text:span><text:span text:style-name="T20">nervea</text:span><text:span text:style-name="T3"> autem musculorum<text:line-break/></text:span><text:span text:style-name="T3">extrema scu </text:span><text:span text:style-name="T3">aponeuroses </text:span><text:span text:style-name="T3">tendines </text:span><text:span text:style-name="T3">appello. Quia </text:span><text:span text:style-name="T20">vexo</text:span></text:p>
      <text:p text:style-name="P9"><text:span text:style-name="T3">femel hunc musculum inveni, (dicetur eniin suo </text:span><text:span text:style-name="T3">loce<text:line-break/></text:span><text:span text:style-name="T3">• ejus natura) multo etiam magis conatus sum totam ipfam<text:line-break/>animantis pellem avellere. Atque inde cornperi, </text:span><text:span text:style-name="T3">quos<text:line-break/></text:span><text:span text:style-name="T3">-paulo ante dixeram, musculos haud ad mediocres </text:span><text:span text:style-name="T3">usus<text:line-break/></text:span><text:span text:style-name="T3">a natnia creatos; quorum primos laevi ac depili summae<text:line-break/>manus parti, quae ipsius interior est, subjectos recense-<text:line-break/>bimus; quoniam melius esse censeo in primis totius </text:span><text:span text:style-name="T3">ma-<text:line-break/></text:span><text:span text:style-name="T3">nus disciplinam instituere, secutus librorum ordinem,<text:line-break/>quos de .usu partium scptemdecim conscripsimus. </text:span><text:span text:style-name="T3">Etenini<text:line-break/></text:span><text:span text:style-name="T3">priores tractationes anatomicas duobus comprehendi libris<text:line-break/>juxta Marini anatomes ordinem; quorum in opere </text:span><text:span text:style-name="T3">de<text:line-break/></text:span><text:span text:style-name="T3">partium usu mentio facta esu Nunc tandem ad hunc<text:line-break/>commentarium perveni, diu interea in dissectionibus </text:span><text:span text:style-name="T3">spe-<text:line-break/></text:span><text:span text:style-name="T3">etandis versatus, ut quaedam insuper accuratius, elabora-<text:line-break/></text:span><text:span text:style-name="T3">.. </text:span><text:span text:style-name="T3">ta adinvenerim,' praesertim ex iis, quae in exordio </text:span><text:span text:style-name="T3">il-<text:line-break/></text:span><text:span text:style-name="T3">lius operis commem rantur. Latebant enim me </text:span><text:span text:style-name="T3">adhuc<text:line-break/></text:span><text:span text:style-name="T3">.parvi illi summis in artubus musculi, qui primum </text:span><text:span text:style-name="T3">cujus-</text:span></text:p>
      <text:p text:style-name="P10"><text:span text:style-name="T3">que digiti </text:span><text:span text:style-name="T3">articulum simul flectunt; putabamque </text:span><text:span text:style-name="T3">, </text:span><text:span text:style-name="T3">solius<text:line-break/></text:span><text:span text:style-name="T3">membranei ligamenii beneficio</text:span><text:span text:style-name="T3">, quod </text:span><text:span text:style-name="T3">tendouem ad extre-<text:line-break/>mum ipsiorum internodium porrectum </text:span><text:span text:style-name="T3">foris </text:span><text:span text:style-name="T3">ambit, </text:span><text:span text:style-name="T3">fun-<text:line-break/></text:span><text:span text:style-name="T3">ctionem .hanc perfici. Putabam </text:span><text:span text:style-name="T3">quoque, tendones unum-<text:line-break/></text:span><text:span text:style-name="T3">quemque digitum in </text:span><text:span text:style-name="T3">latera </text:span><text:span text:style-name="T3">moventes iis, </text:span><text:span text:style-name="T3">qui extendunt<text:line-break/></text:span><text:span text:style-name="T3">ipsos stectuntque, adaequari, </text:span><text:span text:style-name="T3">ut solis </text:span><text:span text:style-name="T3">ossium </text:span><text:span text:style-name="T3">partibus in<text:line-break/></text:span><text:span text:style-name="T3">articulationibus insererentur. Atque rem haud </text:span><text:span text:style-name="T3">veram se<text:line-break/></text:span><text:span text:style-name="T3">habere </text:span><text:span text:style-name="T20">compedi;</text:span><text:span text:style-name="T3"> nam singulis </text:span><text:span text:style-name="T3">digitis singuli </text:span><text:span text:style-name="T3">ad </text:span><text:span text:style-name="T3">extre-<text:line-break/>mum usque extenduntur, </text:span><text:span text:style-name="T3">fibras </text:span><text:span text:style-name="T3">exiguas </text:span><text:span text:style-name="T3">et telae araneo-<text:line-break/></text:span><text:span text:style-name="T3">rum modo subtiles lu </text:span><text:span text:style-name="T3">ossa post </text:span><text:span text:style-name="T3">articulorum juncturas<text:line-break/>sita inserentes. </text:span><text:span text:style-name="T3">In </text:span><text:span text:style-name="T3">sunrma </text:span><text:span text:style-name="T3">igitur </text:span><text:span text:style-name="T3">manu </text:span><text:span text:style-name="T3">et </text:span><text:span text:style-name="T3">pede </text:span><text:span text:style-name="T3">haec in-<text:line-break/></text:span><text:span text:style-name="T3">venimus; caeterum non </text:span><text:span text:style-name="T3">pauca </text:span><text:span text:style-name="T3">vero </text:span><text:span text:style-name="T3">hujusmodi alia in<text:line-break/></text:span><text:span text:style-name="T3">aliquo </text:span><text:span text:style-name="T3">toto </text:span><text:span text:style-name="T3">commentario </text:span><text:span text:style-name="T3">habentur, de quibus proximo<text:line-break/></text:span><text:span text:style-name="T3">tempore dicemus.</text:span></text:p>
      <text:h text:style-name="Heading_20_2" text:outline-level="2">Cap. IV.</text:h>
      <text:p text:style-name="P58"><text:span text:style-name="T3">Quum autem </text:span><text:span text:style-name="T3">saepe contraria videar di-<text:line-break/></text:span><text:span text:style-name="T3">cere anatomicorum virorum praestantissimis, </text:span><text:span text:style-name="T3">satius esse<text:line-break/></text:span><text:span text:style-name="T3">mihi videtur, et de hoc prius pauca </text:span><text:span text:style-name="T3">disserere. Non </text:span><text:span text:style-name="T3">a<text:line-break/>me primo </text:span><text:span text:style-name="T3">de anatomicis </text:span><text:span text:style-name="T3">inter medicos </text:span><text:span text:style-name="T3">controversia </text:span><text:span text:style-name="T3">orta</text:span></text:p>
      <text:p text:style-name="P10"><text:span text:style-name="T3">est, scd </text:span><text:span text:style-name="T20">a veteribus,</text:span><text:span text:style-name="T3"> quae inter ipsos extitit, idque </text:span><text:span text:style-name="T3">du-<text:line-break/></text:span><text:span text:style-name="T3">plici de causa; hac, quod nonnulli falsa memoriae </text:span><text:span text:style-name="T3">prodi-<text:line-break/></text:span><text:span text:style-name="T3">derint; illa, quod diversis docendi rationibus usi</text:span><text:span text:style-name="T3">, </text:span><text:span text:style-name="T3">propter<text:line-break/></text:span><text:span text:style-name="T3">quas licet inter se non dissentiant, quod ad inspectorum<text:line-break/>cognitionem attinet, imaginem tamen controversiae </text:span><text:span text:style-name="T3">iis<text:line-break/></text:span><text:span text:style-name="T3">praebeant, qui libros quidem ipsorum legunt, caeterum,<text:line-break/>quae dissectiones indicant, nunquam viderunt. </text:span><text:span text:style-name="T3">Dictum<text:line-break/></text:span><text:span text:style-name="T3">itaque est uberius de hujusmodi universis in priore </text:span><text:span text:style-name="T3">ana-<text:line-break/></text:span><text:span text:style-name="T3">tornicae dissensionis libro. Dicetur autem etiam </text:span><text:span text:style-name="T3">nunc,<text:line-break/></text:span><text:span text:style-name="T3">sed brevius, et quantum ad praesens duntaxat institutum<text:line-break/>conduxerit, hoc sermonis, suinpto exordio. Nonnulli </text:span><text:span text:style-name="T3">sane<text:line-break/></text:span><text:span text:style-name="T3">anatomici tot numero esse musculos autumant, </text:span><text:span text:style-name="T3">quot<text:line-break/></text:span><text:span text:style-name="T3">singuli habuerint capita. Quidam non capitibus, </text:span><text:span text:style-name="T3">fed<text:line-break/></text:span><text:span text:style-name="T3">terminis incumbendum esse censent; ad baec </text:span><text:span text:style-name="T3">magnitudi-<text:line-break/></text:span><text:span text:style-name="T3">nem ipsorum considerandam. Sive enim multa </text:span><text:span text:style-name="T3">capita<text:line-break/></text:span><text:span text:style-name="T3">invicem coeuntia statim unius descriptionem musculi </text:span><text:span text:style-name="T3">effi-<text:line-break/></text:span><text:span text:style-name="T3">ciant, non convenit (alunt) musculum hunc tot esse </text:span><text:span text:style-name="T3">pu-<text:line-break/></text:span><text:span text:style-name="T3">tare, quot ejus capita numerentur; sive etiam </text:span><text:span text:style-name="T3">termini</text:span></text:p>
      <text:p text:style-name="P10"><text:span text:style-name="T3">pltrres motum habuerint uniformem, melius esse dicunt<text:line-break/>unum hunc muscidum statuere. Quod si </text:span><text:span text:style-name="T20">jam</text:span><text:span text:style-name="T3"> </text:span><text:span text:style-name="T3">in </text:span><text:span text:style-name="T3">partes<text:line-break/></text:span><text:span text:style-name="T3">plures </text:span><text:span text:style-name="T3">fecundum rectitudinem uniuscujusque ipsorum<text:line-break/>dissolvi non possit, mullo sane magis unum hunc mus-<text:line-break/></text:span><text:span text:style-name="T3">culum </text:span><text:span text:style-name="T3">esse pronunciant. Hujusmodi quid etiam musculo<text:line-break/></text:span><text:span text:style-name="T3">accidit, </text:span><text:span text:style-name="T3">qui rnedio cubito foris incumbit Nam cohae-<text:line-break/></text:span><text:span text:style-name="T3">rens </text:span><text:span text:style-name="T3">sibi continuusque et unus ,ad amussim quatuor ten-<text:line-break/></text:span><text:span text:style-name="T3">dinum propagines juxta </text:span><text:span text:style-name="T3">brachiale diffundit motum uni-<text:line-break/></text:span><text:span text:style-name="T3">ibrr.rem ministrantium; </text:span><text:span text:style-name="T3">siquidem unusquisque digitum,<text:line-break/></text:span><text:span text:style-name="T3">cui insertus </text:span><text:span text:style-name="T3">est, </text:span><text:span text:style-name="T3">extendere </text:span><text:span text:style-name="T3">solet. Merito igitur omnes<text:line-break/></text:span><text:span text:style-name="T3">anatomici musculum hunc </text:span><text:span text:style-name="T3">unum esse dicunt, non ad-<text:line-break/></text:span><text:span text:style-name="T3">vertentes tendinum </text:span><text:span text:style-name="T3">multitudinem, in quos desinit. Ea-<text:line-break/></text:span><text:span text:style-name="T3">dem ratione </text:span><text:span text:style-name="T3">ridentur </text:span><text:span text:style-name="T3">adjectum </text:span><text:span text:style-name="T3">ei musculum, qui parvos<text:line-break/></text:span><text:span text:style-name="T3">digitos obliquo motu </text:span><text:span text:style-name="T3">movet, unum putare, licet lu suo<text:line-break/></text:span><text:span text:style-name="T3">ipsius termino duos </text:span><text:span text:style-name="T3">potissimum tendones habeat; nam<text:line-break/></text:span><text:span text:style-name="T3">musculus ipfe universum corpus </text:span><text:span text:style-name="T3">suum, quod supra teu-<text:line-break/></text:span><text:span text:style-name="T3">dines positum est, contractum </text:span><text:span text:style-name="T3">habet, unius descriptio-<text:line-break/></text:span><text:span text:style-name="T3">nem musculi obtinens. Quod si, </text:span><text:span text:style-name="T3">quemadmodum tendoni-'<text:line-break/></text:span><text:span text:style-name="T3">bus, sic quoque musculis </text:span><text:span text:style-name="T3">eis superpositis duplex esset cir-- </text:span><text:span text:style-name="T3">,</text:span></text:p>
      <text:p text:style-name="P10"><text:span text:style-name="T3">cumscriptio, duos omnino musculos statuissent, qui </text:span><text:span text:style-name="T3">par-<text:line-break/></text:span><text:span text:style-name="T3">vos digitos in obliquum movent; quandoquidem </text:span><text:span text:style-name="T3">muscu-<text:line-break/></text:span><text:span text:style-name="T3">lunr, cui reliquorum trium digitorum idem motus </text:span><text:span text:style-name="T3">de-<text:line-break/></text:span><text:span text:style-name="T3">legatur, non unum collocant. Si tamen motuum </text:span><text:span text:style-name="T3">simili-<text:line-break/></text:span><text:span text:style-name="T3">tudo sufficiens nota ipsis esse videretur, quae fidem </text:span><text:span text:style-name="T3">fa-<text:line-break/></text:span><text:span text:style-name="T3">ceret, unum existere musculum, certe, quemadmodum </text:span><text:span text:style-name="T3">ex-<text:line-break/></text:span><text:span text:style-name="T3">tendentem quatuor digitos unum omnes ponunt, sic </text:span><text:span text:style-name="T3">et<text:line-break/></text:span><text:span text:style-name="T3">lu obliquum eos agentes non duos musculos, sed </text:span><text:span text:style-name="T3">unum<text:line-break/></text:span><text:span text:style-name="T3">numerarent. Praeterea, quum plura musculus capita </text:span><text:span text:style-name="T3">ha-<text:line-break/></text:span><text:span text:style-name="T3">buerit, </text:span><text:span text:style-name="T3">quae </text:span><text:span text:style-name="T3">inter se haud multo post principium </text:span><text:span text:style-name="T3">in<text:line-break/></text:span><text:span text:style-name="T3">unionem musculi suam obtinentis circumscriptionem </text:span><text:span text:style-name="T3">coe-<text:line-break/></text:span><text:span text:style-name="T3">ant, ueque hic mentem capitum numero advertunt. </text:span><text:span text:style-name="T3">Sic<text:line-break/></text:span><text:span text:style-name="T3">igitur brachii musculum ex duobus incipientem </text:span><text:span text:style-name="T3">capitibus<text:line-break/></text:span><text:span text:style-name="T3">unum omnes constituerunt, quod tum finem unum </text:span><text:span text:style-name="T3">ha-<text:line-break/></text:span><text:span text:style-name="T3">beat, eoque motum necessario unum, tum </text:span><text:span text:style-name="T3">universam<text:line-break/></text:span><text:span text:style-name="T3">pariter circumscriptionem unam. Non tamen illos, </text:span><text:span text:style-name="T3">qui<text:line-break/></text:span><text:span text:style-name="T3">furam efficiunt, unum ponunt, etsi per </text:span><text:span text:style-name="T3">unum tendinem<text:line-break/></text:span><text:span text:style-name="T3">calcem ingredi opinentur, eo quod longissime </text:span><text:span text:style-name="T3">ipsorum</text:span></text:p>
      <text:p text:style-name="P10"><text:span text:style-name="T3">capita </text:span><text:span text:style-name="T3">procedunt prius, quam in idem una conveniant.<text:line-break/></text:span><text:span text:style-name="T3">Si </text:span><text:span text:style-name="T3">itaque recte ponunt, parum recta in aliis musculis<text:line-break/>disciplina frequenter utentes, non tamen protinus dicet<text:line-break/></text:span><text:span text:style-name="T3">aliquis </text:span><text:span text:style-name="T3">hujus gratia, ipsos ignorare musculos, de quibus<text:line-break/></text:span><text:span text:style-name="T3">disterunt; </text:span><text:span text:style-name="T3">nec etiam meliore docendi modo usum hinc<text:line-break/></text:span><text:span text:style-name="T3">solum </text:span><text:span text:style-name="T3">cum aliis dissentire quispiam suspicabitur. Duos<text:line-break/></text:span><text:span text:style-name="T3">itaque </text:span><text:span text:style-name="T3">eadem in re doctrinae modos deinceps producam,<text:line-break/>imaginatione quidem discrepantes haud mediocriter, cae-<text:line-break/></text:span><text:span text:style-name="T3">terunt </text:span><text:span text:style-name="T3">re ipsa non admodum. Dicatur autem prior ip-<text:line-break/></text:span><text:span text:style-name="T3">sorum </text:span><text:span text:style-name="T3">hoc pacto. Digitos tres majores, pollicem, quem<text:line-break/></text:span><text:span text:style-name="T3">vocant, </text:span><text:span text:style-name="T3">indicem et medium, unus musculus in latus,<text:line-break/></text:span><text:span text:style-name="T3">ceu </text:span><text:span text:style-name="T3">ad parvi digiti regionem, movet, ex toto cubiti osse<text:line-break/></text:span><text:span text:style-name="T3">procedens, </text:span><text:span text:style-name="T3">qui </text:span><text:span text:style-name="T3">juxta </text:span><text:span text:style-name="T3">brachiale tres tendinum ramos dissun-<text:line-break/></text:span><text:span text:style-name="T3">dit, </text:span><text:span text:style-name="T3">a quibus </text:span><text:span text:style-name="T3">in latere digitorum insertis obliquus ipso-<text:line-break/></text:span><text:span text:style-name="T3">rum </text:span><text:span text:style-name="T3">motus </text:span><text:span text:style-name="T3">peragitur. Hic quidem prior docendi modus<text:line-break/></text:span><text:span text:style-name="T3">est; </text:span><text:span text:style-name="T3">alter post hunc </text:span><text:span text:style-name="T3">iste efh </text:span><text:span text:style-name="T3">Duo </text:span><text:span text:style-name="T3">musculi extrinsecus<text:line-break/></text:span><text:span text:style-name="T3">cubitu </text:span><text:span text:style-name="T3">lucumoentes </text:span><text:span text:style-name="T3">tres illos </text:span><text:span text:style-name="T3">- digitos </text:span><text:span text:style-name="T3">in latera ducunt,</text:span></text:p>
      <text:p text:style-name="P10"><text:span text:style-name="T3">Alter ipsorum in medium et indicem digitum tendine </text:span><text:span text:style-name="T3">bi.<text:line-break/></text:span><text:span text:style-name="T3">fido inseritur, cubiti ossi quam longissime annexus. </text:span><text:span text:style-name="T3">Al-<text:line-break/></text:span><text:span text:style-name="T3">ter simplici tendine prodiens, tauquam et ipsc unus </text:span><text:span text:style-name="T3">sit,<text:line-break/></text:span><text:span text:style-name="T3">pollicem vocatum indici admovet; caput quidem </text:span><text:span text:style-name="T3">in su-<text:line-break/></text:span><text:span text:style-name="T3">pernis partibus cubiti propter ipsius cum brachio </text:span><text:span text:style-name="T3">articu-<text:line-break/></text:span><text:span text:style-name="T3">lunr obtinet; mox in tendinem cessat, qui musculo </text:span><text:span text:style-name="T3">nuper<text:line-break/></text:span><text:span text:style-name="T3">dicto binos digitos, medium puta et indicem, </text:span><text:span text:style-name="T3">moventi<text:line-break/></text:span><text:span text:style-name="T3">adnascitur. Atque haec altera tibi disciplina esto. </text:span><text:span text:style-name="T3">Dif-<text:line-break/></text:span><text:span text:style-name="T3">ferunt sane invicem non re.ipsa tantum, de qua </text:span><text:span text:style-name="T3">dispu-<text:line-break/></text:span><text:span text:style-name="T3">tant, quantum, ut diximus, docendi ratione. </text:span><text:span text:style-name="T3">Exactior<text:line-break/></text:span><text:span text:style-name="T3">enim quodammodo altera est, quae duos esse </text:span><text:span text:style-name="T3">musculos<text:line-break/></text:span><text:span text:style-name="T3">dicat ipsos, quod propriam circumscriptionem </text:span><text:span text:style-name="T3">musculus,<text:line-break/></text:span><text:span text:style-name="T3">qui pollicem movet, habere rideatur; non tamen </text:span><text:span text:style-name="T3">prior<text:line-break/></text:span><text:span text:style-name="T3">doctrina omnino repudianda est, quia musculi </text:span><text:span text:style-name="T3">luter </text:span><text:span text:style-name="T3">se<text:line-break/></text:span><text:span text:style-name="T3">mutuam sere societatem ineunt teuuibusque </text:span><text:span text:style-name="T3">invicem </text:span><text:span text:style-name="T3">fi-<text:line-break/></text:span><text:span text:style-name="T3">lamentis cohaerent. Multo adhuc magis in tendine, </text:span><text:span text:style-name="T3">qui<text:line-break/></text:span><text:span text:style-name="T3">magni digiti et brachialis motor est, docendi ratio </text:span><text:span text:style-name="T3">fassae</text:span></text:p>
      <text:p text:style-name="P10"><text:span text:style-name="T3">dissensionis imaginem prae se fert, quandoquidem illic<text:line-break/>quoque unum hunc esse musculum dicas licet, (qaem-<text:line-break/>admodum ab anatomicis assertum est) </text:span><text:span text:style-name="T3">quod </text:span><text:span text:style-name="T3">videlicet<text:line-break/>unum habere caput unamque circumscriptionem' videa-<text:line-break/></text:span><text:span text:style-name="T3">tur; </text:span><text:span text:style-name="T3">etsi duos in radii extremo, ubi brachiale incipit,<text:line-break/>tendines producat. At vero, cui exactior disciplina curae </text:span><text:span text:style-name="T3">,<text:line-break/>fuerit, </text:span><text:span text:style-name="T3">ei magis conveniet dicere, non unum musculum,<text:line-break/></text:span><text:span text:style-name="T3">scd </text:span><text:span text:style-name="T3">duos existere, quamvis luter fe arctim cohaereant a<text:line-break/></text:span><text:span text:style-name="T3">capite, </text:span><text:span text:style-name="T3">usque dum in tendines scindantur. Nam quod<text:line-break/></text:span><text:span text:style-name="T3">omnino </text:span><text:span text:style-name="T3">feparantur, si commode eos fecernas, quodque<text:line-break/></text:span><text:span text:style-name="T3">diversas </text:span><text:span text:style-name="T3">speciei partes movent, duos esse ratio ipsa con-<text:line-break/></text:span><text:span text:style-name="T3">vincit; </text:span><text:span text:style-name="T3">siquidem alter tendinum majorem digitum, alter<text:line-break/></text:span><text:span text:style-name="T3">brachiale </text:span><text:span text:style-name="T3">movet, qui sane motus uniformis est, partis<text:line-break/></text:span><text:span text:style-name="T3">vero </text:span><text:span text:style-name="T3">diversae. Quod porro motuum disserentia potius,<text:line-break/></text:span><text:span text:style-name="T3">quam </text:span><text:span text:style-name="T3">superioribus principiis, musculos inter se discerne-<text:line-break/></text:span><text:span text:style-name="T3">re consueverint, satis </text:span><text:span text:style-name="T3">argumenti praebent, non unum di-<text:line-break/></text:span><text:span text:style-name="T3">centes, scd </text:span><text:span text:style-name="T3">duos inusculos existere, qui omnes digitos<text:line-break/></text:span><text:span text:style-name="T3">contrahant, quanquam </text:span><text:span text:style-name="T3">et motus eorum lere sit uniformis</text:span></text:p>
      <text:p text:style-name="P10"><text:span text:style-name="T3">et principium superiore ex parte unum. Quia </text:span><text:span text:style-name="T3">vero<text:line-break/></text:span><text:span text:style-name="T3">hoc tendonum caput secundum quidem aiticulum, </text:span><text:span text:style-name="T3">aliud<text:line-break/></text:span><text:span text:style-name="T3">vero primum et tertium contrahit, iccitco duos </text:span><text:span text:style-name="T3">ajunt<text:line-break/></text:span><text:span text:style-name="T3">esse musculos, exacte per totum brachium invicem </text:span><text:span text:style-name="T3">ad-<text:line-break/></text:span><text:span text:style-name="T3">unitos, priusquam in tendinum radices terminentur,<text:line-break/>quas pariter duas esse ex motuum diversitate </text:span><text:span text:style-name="T3">animadver-<text:line-break/></text:span><text:span text:style-name="T3">terunt. ltaque disciplina accuratissima hos scopos </text:span><text:span text:style-name="T3">con-<text:line-break/></text:span><text:span text:style-name="T3">tinet; non tamen aliter docentes improbare decorum </text:span><text:span text:style-name="T3">est,<text:line-break/></text:span><text:span text:style-name="T3">quando parum ab ea desciverint. Contrarium enim </text:span><text:span text:style-name="T3">fa-<text:line-break/></text:span><text:span text:style-name="T3">cere satius est, quum a plerisque claris viris </text:span><text:span text:style-name="T3">scriptum<text:line-break/></text:span><text:span text:style-name="T3">nonnihil inveniamus, quod non multum ab optima </text:span><text:span text:style-name="T3">do-<text:line-break/></text:span><text:span text:style-name="T3">ctrina degeneret; adeoque nos priore illa </text:span><text:span text:style-name="T3">uti praestiterit,<text:line-break/></text:span><text:span text:style-name="T3">ne auditores turbemus in dissensionis imaginationem </text:span><text:span text:style-name="T3">per-<text:line-break/></text:span><text:span text:style-name="T3">ducentes. Qui autem exquisite rem volet </text:span><text:span text:style-name="T3">considerare,<text:line-break/></text:span><text:span text:style-name="T3">vel celebrem praefatus disciplinam subjiciet </text:span><text:span text:style-name="T3">deinde, </text:span><text:span text:style-name="T3">scr-<text:line-break/></text:span><text:span text:style-name="T3">moni melius esse, si quis duos hosce .exempli </text:span><text:span text:style-name="T3">gratia<text:line-break/></text:span><text:span text:style-name="T3">musculos propter rationem illam </text:span><text:span text:style-name="T3">existimet, </text:span><text:span text:style-name="T3">vel </text:span><text:span text:style-name="T3">praestan-<text:line-break/></text:span><text:span text:style-name="T3">tistirnam interpretatus iterum deinde subjunget, </text:span><text:span text:style-name="T3">licere</text:span></text:p>
      <text:p text:style-name="P10"><text:span text:style-name="T3">duos </text:span><text:span text:style-name="T3">hos musculos unum propter longissimam inter </text:span><text:span text:style-name="T3">se<text:line-break/></text:span><text:span text:style-name="T3">continuitatem constituere. </text:span><text:span text:style-name="T3">Haec itaque de omnibus </text:span><text:span text:style-name="T3">mu-<text:line-break/></text:span><text:span text:style-name="T3">sculis </text:span><text:span text:style-name="T3">praedixisse initio conveniebat.</text:span></text:p>
      <text:h text:style-name="Heading_20_2" text:outline-level="2">Cap. V.</text:h>
      <text:p text:style-name="P58"><text:span text:style-name="T3">Nunc; quo modo </text:span><text:span text:style-name="T3">se </text:span><text:span text:style-name="T3">gerere debeat, </text:span><text:span text:style-name="T3">qui<text:line-break/></text:span><text:span text:style-name="T3">tum ipse </text:span><text:span text:style-name="T3">exercitari, tum alteri </text:span><text:span text:style-name="T3">monstrare- </text:span><text:span text:style-name="T3">velit, tempe-<text:line-break/></text:span><text:span text:style-name="T3">stivum </text:span><text:span text:style-name="T3">est dicere. Sed </text:span><text:span text:style-name="T3">prius ostendemus </text:span><text:span text:style-name="T3">communem<text:line-break/></text:span><text:span text:style-name="T3">multorum </text:span><text:span text:style-name="T3">anatomici nomen salso </text:span><text:span text:style-name="T3">sibi </text:span><text:span text:style-name="T3">arrogantium erro-<text:line-break/></text:span><text:span text:style-name="T3">rem, qui interim animal </text:span><text:span text:style-name="T3">dissecant longo tempore mor-<text:line-break/></text:span><text:span text:style-name="T3">tuum, </text:span><text:span text:style-name="T3">ut </text:span><text:span text:style-name="T3">partes </text:span><text:span text:style-name="T3">jam inaruerint contractaeque sint; </text:span><text:span text:style-name="T3">ac<text:line-break/></text:span><text:span text:style-name="T3">maxime, dum cutem foris </text:span><text:span text:style-name="T3">ipsi circumdatam </text:span><text:span text:style-name="T3">vel </text:span><text:span text:style-name="T3">membra-<text:line-break/></text:span><text:span text:style-name="T3">nas </text:span><text:span text:style-name="T3">vel alia quaedam </text:span><text:span text:style-name="T3">corpora </text:span><text:span text:style-name="T3">tendentes </text:span><text:span text:style-name="T3">nonnullas si-<text:line-break/></text:span><text:span text:style-name="T3">mul </text:span><text:span text:style-name="T3">ex subjectis particulis </text:span><text:span text:style-name="T3">avellunt; </text:span><text:span text:style-name="T3">ut </text:span><text:span text:style-name="T3">et illi, qui per<text:line-break/></text:span><text:span text:style-name="T3">tendonem internae manus </text:span><text:span text:style-name="T3">parti </text:span><text:span text:style-name="T3">infertum </text:span><text:span text:style-name="T3">digitos trahunt<text:line-break/></text:span><text:span text:style-name="T3">instectuntque</text:span><text:span text:style-name="T3">, </text:span><text:span text:style-name="T3">quamvis </text:span><text:span text:style-name="T3">ipsi dicant, </text:span><text:span text:style-name="T3">musculum </text:span><text:span text:style-name="T3">veI tendo-<text:line-break/></text:span><text:span text:style-name="T3">nem </text:span><text:span text:style-name="T3">iu os, quod movebitur, </text:span><text:span text:style-name="T3">inferi </text:span><text:span text:style-name="T3">oportere. Male </text:span><text:span text:style-name="T3">ita-<text:line-break/></text:span><text:span text:style-name="T3">que </text:span><text:span text:style-name="T3">hic eorum, </text:span><text:span text:style-name="T3">quae </text:span><text:span text:style-name="T3">recte dixerint, obliti </text:span><text:span text:style-name="T3">digitos ajunt<text:line-break/></text:span><text:span text:style-name="T3">a tendone </text:span><text:span text:style-name="T3">flecti </text:span><text:span text:style-name="T3">nusquam </text:span><text:span text:style-name="T3">ossi inferto. </text:span><text:span text:style-name="T3">Proinde, qua ra-<text:line-break/></text:span><text:span text:style-name="T3">tionc </text:span><text:span text:style-name="T3">nos administrare deceat, ne </text:span><text:span text:style-name="T3">ex </text:span><text:span text:style-name="T3">aequo </text:span><text:span text:style-name="T3">cum illis er-</text:span></text:p>
      <text:p text:style-name="P10"><text:span text:style-name="T3">renrus, dicere jam tempus esu Primum sane tota </text:span><text:span text:style-name="T3">cubiti<text:line-break/></text:span><text:span text:style-name="T3">atque digitorum cutis exterior auferenda est, ab ea </text:span><text:span text:style-name="T3">fo-<text:line-break/></text:span><text:span text:style-name="T3">lum, quae extremam intus manum cooperit, abstinentibus;<text:line-break/>dein, quae in articulo sunt brachialis, studiose </text:span><text:span text:style-name="T3">adimere<text:line-break/></text:span><text:span text:style-name="T3">oportet, si forte quaepiam membrana ex detracta </text:span><text:span text:style-name="T3">cute<text:line-break/></text:span><text:span text:style-name="T3">residua sit. Verum hujusmodi avellendis scalpellus </text:span><text:span text:style-name="T3">acuti-<text:line-break/></text:span><text:span text:style-name="T3">or est accommodus, quemadmodum musculis invicem </text:span><text:span text:style-name="T3">se-<text:line-break/></text:span><text:span text:style-name="T3">parandis obtusior. Jam vero, membranis ademptis, </text:span><text:span text:style-name="T3">pri-<text:line-break/></text:span><text:span text:style-name="T3">moque post ipsas medii cubiti sub cute summa </text:span><text:span text:style-name="T3">musculo,<text:line-break/></text:span><text:span text:style-name="T3">de </text:span><text:span text:style-name="T3">quo </text:span><text:span text:style-name="T3">paulo post disseram clarius, videbis ligamenta </text:span><text:span text:style-name="T3">ar-<text:line-break/></text:span><text:span text:style-name="T3">ticulorum compagibus injecta, posita lu utraque </text:span><text:span text:style-name="T3">membri<text:line-break/></text:span><text:span text:style-name="T3">parte, foris et intrinsecus transverfa, quibus capila </text:span><text:span text:style-name="T3">ten-<text:line-break/></text:span><text:span text:style-name="T3">dluum subjacent, interna parte digitos flectentium, </text:span><text:span text:style-name="T3">ex-<text:line-break/></text:span><text:span text:style-name="T3">teriore intendentium. At </text:span><text:span text:style-name="T3">ex </text:span><text:span text:style-name="T3">utraque ligamentorum,<text:line-break/>quae dixi,' parte interna quidem duo sunt musculi </text:span><text:span text:style-name="T3">bra-<text:line-break/></text:span><text:span text:style-name="T3">chiale flectentes, quorum hic recto tramite versus </text:span><text:span text:style-name="T3">par-<text:line-break/></text:span><text:span text:style-name="T3">vpm digitum, alter versus indicem porrectus est; </text:span><text:span text:style-name="T3">exter-</text:span></text:p>
      <text:p text:style-name="P10"><text:span text:style-name="T3">na </text:span><text:span text:style-name="T3">vero in cubito, qui brachiale extendit, unus; duo<text:line-break/></text:span><text:span text:style-name="T3">in </text:span><text:span text:style-name="T3">radio, brachiale utrique moventes; alter ipsorum et-<text:line-break/></text:span><text:span text:style-name="T3">iam </text:span><text:span text:style-name="T3">magni digiti motor est, quem duos potius quam<text:line-break/></text:span><text:span text:style-name="T3">unum </text:span><text:span text:style-name="T3">existimandum esse dixi. Caeterum omnium exteri-<text:line-break/></text:span><text:span text:style-name="T3">orum </text:span><text:span text:style-name="T3">musculorum, de quibus verba sucinius, capita liga-<text:line-break/></text:span><text:span text:style-name="T3">menta habent </text:span><text:span text:style-name="T3">transversim circumdata. Jam alius quidam<text:line-break/></text:span><text:span text:style-name="T3">musculus toti radio </text:span><text:span text:style-name="T3">superincumbit</text:span><text:span text:style-name="T3">, </text:span><text:span text:style-name="T3">nequaquam hic in<text:line-break/></text:span><text:span text:style-name="T3">tendinem </text:span><text:span text:style-name="T3">aliis, quos recensui, similem cessans, sed infe-<text:line-break/></text:span><text:span text:style-name="T3">rius </text:span><text:span text:style-name="T3">ipsius extremum, quo ad interiora convertitur, mem-<text:line-break/></text:span><text:span text:style-name="T3">branofum </text:span><text:span text:style-name="T3">quodammodo potius obtinet. Nullo hic mu-<text:line-break/></text:span><text:span text:style-name="T3">sculus ligamento </text:span><text:span text:style-name="T3">cingitur, (ut nec interiores, qui carpum<text:line-break/></text:span><text:span text:style-name="T3">inflectunt) sed, quemadmodum </text:span><text:span text:style-name="T3">dictum est, carnosus simul<text:line-break/></text:span><text:span text:style-name="T3">et membraneus factus </text:span><text:span text:style-name="T3">in </text:span><text:span text:style-name="T3">radii extremo, </text:span><text:span text:style-name="T3">intro divertit<text:line-break/></text:span><text:span text:style-name="T3">proxime brachialis </text:span><text:span text:style-name="T3">diarthrosin: </text:span><text:span text:style-name="T3">atque </text:span><text:span text:style-name="T3">licet tibi membra-<text:line-break/></text:span><text:span text:style-name="T3">notum tendinem aponeurosin appelles. Medium </text:span><text:span text:style-name="T3">itaque<text:line-break/></text:span><text:span text:style-name="T3">situm hic musculus possidet, ut neque </text:span><text:span text:style-name="T3">exterior, neque .<text:line-break/></text:span><text:span text:style-name="T3">interior lu manu certe naturaliter figurata </text:span><text:span text:style-name="T3">existat, ut</text:span></text:p>
      <text:p text:style-name="P10"><text:span text:style-name="T3">qui </text:span><text:span text:style-name="T3">toti </text:span><text:span text:style-name="T3">membro </text:span><text:span text:style-name="T3">radioque incumbat. At quum </text:span><text:span text:style-name="T3">omnes<text:line-break/></text:span><text:span text:style-name="T3">anatomici cubiti partes iu duas partiantur regiones, </text:span><text:span text:style-name="T3">nas<text:line-break/></text:span><text:span text:style-name="T3">exteriores, illas interiores ipsius appellantes;- rros </text:span><text:span text:style-name="T3">quoque<text:line-break/></text:span><text:span text:style-name="T3">eandem divisionem, </text:span><text:span text:style-name="T3">ne </text:span><text:span text:style-name="T3">novum docendi niodunr </text:span><text:span text:style-name="T3">invehere<text:line-break/></text:span><text:span text:style-name="T3">videamur, sequi necesse esu Atqui hunc musculum </text:span><text:span text:style-name="T3">ex-<text:line-break/></text:span><text:span text:style-name="T3">ternis potitis quam intimis ascribendum censeo. </text:span><text:span text:style-name="T3">Ess </text:span><text:span text:style-name="T3">vero<text:line-break/></text:span><text:span text:style-name="T3">quidam et alius musculus, de quo clarius agere </text:span><text:span text:style-name="T3">distuli,<text:line-break/></text:span><text:span text:style-name="T3">intus in cubito, nulli omnium, qui in universo </text:span><text:span text:style-name="T3">habentur<text:line-break/></text:span><text:span text:style-name="T3">animante, similem praestans usum, nisi uni eorum, </text:span><text:span text:style-name="T3">qui<text:line-break/></text:span><text:span text:style-name="T3">in tibia stiut. Extat sub cute in superficie internae </text:span><text:span text:style-name="T3">par-<text:line-break/></text:span><text:span text:style-name="T3">tis manus medius inter radium et cubitum </text:span><text:span text:style-name="T3">niuscului,<text:line-break/></text:span><text:span text:style-name="T3">quem in tendonern latum desinentem depili manus </text:span><text:span text:style-name="T3">parsi<text:line-break/></text:span><text:span text:style-name="T3">subnafci diximus; hic musculus, cute subtracta, </text:span><text:span text:style-name="T3">medias<text:line-break/></text:span><text:span text:style-name="T3">interiorum musculorum apparet; nihil autem </text:span><text:span text:style-name="T3">refert, </text:span><text:span text:style-name="T3">an<text:line-break/></text:span><text:span text:style-name="T3">exteriora prius dissecare velis. Ab </text:span><text:span text:style-name="T3">hoc </text:span><text:span text:style-name="T3">igitur </text:span><text:span text:style-name="T3">musculo,<text:line-break/></text:span><text:span text:style-name="T3">quem cuti per latum tendinem subnasci dictum </text:span><text:span text:style-name="T3">est, </text:span><text:span text:style-name="T3">aa-<text:line-break/></text:span><text:span text:style-name="T3">spicemur. Tendo autem hic paulo ante brachialis </text:span><text:span text:style-name="T3">arti-<text:line-break/></text:span><text:span text:style-name="T3">culum manifeste emergit; quare drino probe </text:span><text:span text:style-name="T3">dissectionem</text:span></text:p>
      <text:p text:style-name="P10"><text:span text:style-name="T3">ipsius quivis inceperit; haud enim obscure circumseri-<text:line-break/>ptus est et a vicinis subjectisque musculis sejunctus; ad<text:line-break/>haec tenuibus fibris continetur, quas vel digitis licet di-<text:line-break/>vellere; at longe facilius hoc scalpello hebetiore perfi-<text:line-break/>cies, tendonis caput in sublime elevans, vel hamo,.vel<text:line-break/>tuismet digitis exceptum. Hinc vero’ primum dissecabis<text:line-break/></text:span><text:span text:style-name="T3">ipsum </text:span><text:span text:style-name="T3">sursum versus ad cubiti </text:span><text:span text:style-name="T3">juncturam </text:span><text:span text:style-name="T3">tendentem, ex<text:line-break/></text:span><text:span text:style-name="T3">qua </text:span><text:span text:style-name="T3">duxit originem. Commendantur </text:span><text:span text:style-name="T3">maxime </text:span><text:span text:style-name="T3">ad hujus-:<text:line-break/></text:span><text:span text:style-name="T3">modi </text:span><text:span text:style-name="T3">functionem obeundam, ut modo </text:span><text:span text:style-name="T3">est </text:span><text:span text:style-name="T3">dictum, scal-<text:line-break/></text:span><text:span text:style-name="T3">pelli obtusiores. </text:span><text:span text:style-name="T3">Deinde transversum ipsum incides, re—<text:line-break/></text:span><text:span text:style-name="T3">lictoque primo </text:span><text:span text:style-name="T3">superiore exortu, qui cum suis radicibus<text:line-break/></text:span><text:span text:style-name="T3">adhaereat, partem </text:span><text:span text:style-name="T3">inferiorem, quam transversa sectione<text:line-break/></text:span><text:span text:style-name="T3">a </text:span><text:span text:style-name="T3">suprapositis </text:span><text:span text:style-name="T3">separasti, sublimem elevabis. Atque hic<text:line-break/></text:span><text:span text:style-name="T3">mentem operi adhibeto; </text:span><text:span text:style-name="T3">mox enim tendo hic post suum<text:line-break/></text:span><text:span text:style-name="T3">ipsius </text:span><text:span text:style-name="T3">caput </text:span><text:span text:style-name="T3">interioris </text:span><text:span text:style-name="T3">manus </text:span><text:span text:style-name="T3">cuti </text:span><text:span text:style-name="T3">adhaerescit. Hic loci<text:line-break/></text:span><text:span text:style-name="T3">licet tibi duplicem </text:span><text:span text:style-name="T3">tractationem facere dissectionis; </text:span><text:span text:style-name="T3">prio-<text:line-break/></text:span><text:span text:style-name="T13">re </text:span><text:span text:style-name="T3">tendluem latum </text:span><text:span text:style-name="T3">cuti continuum </text:span><text:span text:style-name="T13">a </text:span><text:span text:style-name="T3">subjectis partibus</text:span></text:p>
      <text:p text:style-name="P10"><text:span text:style-name="T3">auferes, scalpello </text:span><text:span text:style-name="T3">ipfum </text:span><text:span text:style-name="T3">acutiore separans; altera </text:span><text:span text:style-name="T3">.cutem<text:line-break/></text:span><text:span text:style-name="T3">a tendine liberabis, tendinem subditis illi partibus </text:span><text:span text:style-name="T3">in-<text:line-break/></text:span><text:span text:style-name="T3">cumbentem relinquens; nam utroque modo natura </text:span><text:span text:style-name="T3">ipsius<text:line-break/></text:span><text:span text:style-name="T3">apparet. </text:span><text:span text:style-name="T3">Ubi jam ab </text:span><text:span text:style-name="T3">ipfo </text:span><text:span text:style-name="T3">duntaxat cutem </text:span><text:span text:style-name="T3">segregaveris,<text:line-break/></text:span><text:span text:style-name="T3">iterum conaberis tendinem seorsim a subjacentibus </text:span><text:span text:style-name="T3">adi-<text:line-break/></text:span><text:span text:style-name="T3">mere; sic enim </text:span><text:span text:style-name="T3">manifestissime </text:span><text:span text:style-name="T3">innotescet ex tali </text:span><text:span text:style-name="T3">prodiisse<text:line-break/></text:span><text:span text:style-name="T3">musculo. Jam </text:span><text:span text:style-name="T3">vero </text:span><text:span text:style-name="T3">hic </text:span><text:span text:style-name="T3">tendo </text:span><text:span text:style-name="T3">internae omnium </text:span><text:span text:style-name="T3">digito-<text:line-break/></text:span><text:span text:style-name="T3">rum parti subtensus est, in </text:span><text:span text:style-name="T3">lineam </text:span><text:span text:style-name="T3">illam </text:span><text:span text:style-name="T3">desinens, </text:span><text:span text:style-name="T3">qua<text:line-break/></text:span><text:span text:style-name="T3">depilis manus pars ambienti </text:span><text:span text:style-name="T3">eam </text:span><text:span text:style-name="T3">cuti pilosae </text:span><text:span text:style-name="T3">commit-<text:line-break/></text:span><text:span text:style-name="T3">titur. Post hunc tendinem, </text:span><text:span text:style-name="T3">quem </text:span><text:span text:style-name="T3">depili </text:span><text:span text:style-name="T3">manus </text:span><text:span text:style-name="T3">parti<text:line-break/></text:span><text:span text:style-name="T3">subnasci </text:span><text:span text:style-name="T3">docuimus, dilatata videbis vasa et </text:span><text:span text:style-name="T3">nervos </text:span><text:span text:style-name="T3">iuibi<text:line-break/></text:span><text:span text:style-name="T3">distributos. </text:span><text:span text:style-name="T3">His </text:span><text:span text:style-name="T3">membranae incumbunt, </text:span><text:span text:style-name="T3">quas </text:span><text:span text:style-name="T3">cum </text:span><text:span text:style-name="T3">ipsis<text:line-break/></text:span><text:span text:style-name="T3">lu musculorum dissectione </text:span><text:span text:style-name="T3">tolles. </text:span><text:span text:style-name="T3">Nam </text:span><text:span text:style-name="T3">subsunt </text:span><text:span text:style-name="T3">tendines,<text:line-break/>qui'digitos flectunt, a </text:span><text:span text:style-name="T3">binis </text:span><text:span text:style-name="T3">prodeuntes capitibus, in </text:span><text:span text:style-name="T3">illo<text:line-break/></text:span><text:span text:style-name="T3">potissimum </text:span><text:span text:style-name="T3">loco </text:span><text:span text:style-name="T3">siti;ubi </text:span><text:span text:style-name="T3">et </text:span><text:span text:style-name="T3">ligamentum, </text:span><text:span text:style-name="T3">et </text:span><text:span text:style-name="T3">tendiuis </text:span><text:span text:style-name="T3">su-<text:line-break/></text:span><text:span text:style-name="T3">pcrf illud dilatati caput </text:span><text:span text:style-name="T3">positum </text:span><text:span text:style-name="T3">esse retulimus, de </text:span><text:span text:style-name="T3">quo</text:span></text:p>
      <text:p text:style-name="P10"><text:span text:style-name="T3">dicere nuper destiti. Horum itaque capitum </text:span><text:span text:style-name="T3">subjectorum<text:line-break/></text:span><text:span text:style-name="T3">aliud </text:span><text:span text:style-name="T3">quatuor producit tendines, digitis omnibus, praeter-<text:line-break/></text:span><text:span text:style-name="T3">quam </text:span><text:span text:style-name="T3">magno, prope secundi internodii principium </text:span><text:span text:style-name="T3">in-<text:line-break/></text:span><text:span text:style-name="T3">scrtos, </text:span><text:span text:style-name="T3">a quibus secundus eorum articulus flectitur. At<text:line-break/></text:span><text:span text:style-name="T3">quod </text:span><text:span text:style-name="T3">huic subjacet tendinum caput in quinque discretum<text:line-break/></text:span><text:span text:style-name="T3">particulas, </text:span><text:span text:style-name="T3">in extremam usque digitorum </text:span><text:span text:style-name="T3">aciem </text:span><text:span text:style-name="T3">pertin-<text:line-break/></text:span><text:span text:style-name="T3">gens, </text:span><text:span text:style-name="T3">inibi </text:span><text:span text:style-name="T3">inseritur. Tendines autem universos valens<text:line-break/></text:span><text:span text:style-name="T3">aliquod vallum </text:span><text:span text:style-name="T3">munimentumque singulos privatim </text:span><text:span text:style-name="T3">con-<text:line-break/></text:span><text:span text:style-name="T3">tinet, multo </text:span><text:span text:style-name="T3">satie ipso tendine durius, membranae vero<text:line-break/></text:span><text:span text:style-name="T3">simile crassiori </text:span><text:span text:style-name="T3">; </text:span><text:span text:style-name="T3">quod </text:span><text:span text:style-name="T3">pro arbitrio vocare licet ligamen-<text:line-break/></text:span><text:span text:style-name="T3">tum , membranam aut </text:span><text:span text:style-name="T3">composita appellatione membrano-<text:line-break/></text:span><text:span text:style-name="T3">funi </text:span><text:span text:style-name="T3">ligamentum, vel </text:span><text:span text:style-name="T3">membranum duram; nec prohibet<text:line-break/></text:span><text:span text:style-name="T3">quicquam tendonurn </text:span><text:span text:style-name="T3">indumentum, velamen et </text:span><text:span text:style-name="T3">tegmen<text:line-break/></text:span><text:span text:style-name="T3">et </text:span><text:span text:style-name="T3">tunicam appellare. </text:span><text:span text:style-name="T3">Porro si post caput in ramos<text:line-break/></text:span><text:span text:style-name="T3">scissum </text:span><text:span text:style-name="T3">tendines </text:span><text:span text:style-name="T3">singulos una </text:span><text:span text:style-name="T3">cum </text:span><text:span text:style-name="T3">praedicto involucro<text:line-break/></text:span><text:span text:style-name="T3">attrahas, </text:span><text:span text:style-name="T3">flecti per </text:span><text:span text:style-name="T3">eos, qui subjecti digitorum ossibus in-<text:line-break/></text:span><text:span text:style-name="T3">sident, </text:span><text:span text:style-name="T3">primum ipsorum tertiumque </text:span><text:span text:style-name="T3">articulum ridebis.</text:span></text:p>
      <text:p text:style-name="P10"><text:span text:style-name="T3">tanquanr inibi tendine inserto, primum vero nodum </text:span><text:span text:style-name="T3">per<text:line-break/></text:span><text:span text:style-name="T3">circumjacens ligamentum, quod ossibus adhaerescit. </text:span><text:span text:style-name="T3">Qua-<text:line-break/></text:span><text:span text:style-name="T3">tuor vero tendines hoc vinculo suffulti medium </text:span><text:span text:style-name="T3">dunta-<text:line-break/></text:span><text:span text:style-name="T3">xat quatuor digitorum articulum inflectunt, ceu </text:span><text:span text:style-name="T3">iu </text:span><text:span text:style-name="T20">ca-<text:line-break/></text:span><text:span text:style-name="T20">put</text:span><text:span text:style-name="T3"> fecundi internodii insinuentur. Vocant autem </text:span><text:span text:style-name="T3">ana-<text:line-break/></text:span><text:span text:style-name="T3">tomici ossa digitorum phalangas et scytalidas </text:span><text:span text:style-name="T3">internodia,<text:line-break/></text:span><text:span text:style-name="T3">ut in libris de ossibus annotatum est. Videbis autem </text:span><text:span text:style-name="T3">ip-<text:line-break/></text:span><text:span text:style-name="T3">siorum insertiones, ligamento, quod tendines lu </text:span><text:span text:style-name="T3">orbem<text:line-break/></text:span><text:span text:style-name="T3">ambit, sublato. Et quidem tensiones subditi, qui </text:span><text:span text:style-name="T3">digito-<text:line-break/></text:span><text:span text:style-name="T3">rum ossibus incumbunt, citra fissuram tertium </text:span><text:span text:style-name="T3">cujusque<text:line-break/></text:span><text:span text:style-name="T3">digiti os ingrediuntur; quatuor huic superstrati </text:span><text:span text:style-name="T3">secundo,<text:line-break/></text:span><text:span text:style-name="T3">ut diximus, olli inseruntur ita, quod, dum singulos </text:span><text:span text:style-name="T3">ipsis<text:line-break/></text:span><text:span text:style-name="T3">subjectos interioris majorisque musculi tendines . </text:span><text:span text:style-name="T3">subire<text:line-break/></text:span><text:span text:style-name="T3">conantur, finguri biiariam scissi fubditum tendinem </text:span><text:span text:style-name="T3">cir-<text:line-break/></text:span><text:span text:style-name="T3">eumeunt, ac secundorum ossium lateribus </text:span><text:span text:style-name="T3">insinuantur.<text:line-break/></text:span><text:span text:style-name="T3">Porro major digitus privatim hoc supra caeteros </text:span><text:span text:style-name="T3">habet<text:line-break/></text:span><text:span text:style-name="T3">.eximium, puta qund mlril ex altioribus ad ipsum </text:span><text:span text:style-name="T3">deve-</text:span></text:p>
      <text:p text:style-name="P10"><text:span text:style-name="T3">nit, nec partium propago soli ipsi ex communi omni-<text:line-break/>um capite, scd aliunde accedit. Quare </text:span><text:span text:style-name="T3">magna </text:span><text:span text:style-name="T3">cura </text:span><text:span text:style-name="T3">ca-<text:line-break/></text:span><text:span text:style-name="T3">vae manus partis tendinem inspicito, qui ex quatuor sibi<text:line-break/>contiguis in majorem digitum propagatur; </text:span><text:span text:style-name="T3">non </text:span><text:span text:style-name="T3">tantum<text:line-break/>iu primum ejus articulum, sicut illorum unusquisque lu<text:line-break/>eum primum articuluiu ejus digiti, qui e directo est, per-<text:line-break/>venit; fecundum vero ascendens, mox ad tertium usque<text:line-break/>porrectus, hunc quidem similiter iliis in situ movet, fe-<text:line-break/>cundum vero a primo per tunicam extrinsccus ipfum<text:line-break/>ambientem; quam scalpello acutiore, ubi tendinem dissol-<text:line-break/>veris, juxta longitudinem incidere convenit; nam si ma-<text:line-break/>nu aberrans transversim, non recta linea, diviseris, </text:span><text:span text:style-name="T3">to-<text:line-break/></text:span><text:span text:style-name="T3">tum tendinem ei subjniictum amputabis. At, quum tendi-<text:line-break/>ues una cum indumentis circumdatis ad sua deducis ca-<text:line-break/>piti , vel, ut dictum est, recens admodum simia esto,<text:line-break/>prius quam digiti exiccati induratique tendinibus traben-<text:line-break/>tibus renitantur, vel aqua calente in eam profusa, re-</text:span></text:p>
      <text:p text:style-name="P11"><text:span text:style-name="T3">a5x</text:span></text:p>
      <text:p text:style-name="P10"><text:span text:style-name="T3">centi similem efficito, vel, dum modice induruerint, </text:span><text:span text:style-name="T3">ma-<text:line-break/></text:span><text:span text:style-name="T3">nibus tuis emolliens permovensque. Clarius autem </text:span><text:span text:style-name="T3">fun-<text:line-break/></text:span><text:span text:style-name="T3">ctionem singulorum didiceris, universis, quae digitos </text:span><text:span text:style-name="T3">cir-<text:line-break/></text:span><text:span text:style-name="T3">eunreirnt, partibus praecisis. Atque hac ratione </text:span><text:span text:style-name="T3">tendines<text:line-break/></text:span><text:span text:style-name="T3">ligamento subditos tractabis. Caeterum aliorum </text:span><text:span text:style-name="T3">duorum<text:line-break/></text:span><text:span text:style-name="T3">musculorum, qui brachiale flectunt, dissectionem </text:span><text:span text:style-name="T3">paulo<text:line-break/></text:span><text:span text:style-name="T3">supra articuli commissuram exordiris; ibi siquidem </text:span><text:span text:style-name="T3">iu<text:line-break/></text:span><text:span text:style-name="T3">aponeuroses palam exeunt, et manifestas tendluum </text:span><text:span text:style-name="T3">illinc<text:line-break/></text:span><text:span text:style-name="T3">prodeuntium circum scriptiones obtinent. Jam vero </text:span><text:span text:style-name="T3">secer-<text:line-break/></text:span><text:span text:style-name="T3">nens ipsus ab iis, tutu quae subsunt, tum quae </text:span><text:span text:style-name="T3">ambiunt,<text:line-break/></text:span><text:span text:style-name="T3">corporibus adusque superius inferiusque extremum, </text:span><text:span text:style-name="T3">vel-<text:line-break/></text:span><text:span text:style-name="T3">uti demonstravimus, tendines quidem inferioribus </text:span><text:span text:style-name="T3">arti-<text:line-break/></text:span><text:span text:style-name="T3">culi partibus vides insinuari, capita ipforum cubiti </text:span><text:span text:style-name="T3">at-<text:line-break/></text:span><text:span text:style-name="T3">que brachii nodum adire. Unus itaque tendinum </text:span><text:span text:style-name="T3">iu<text:line-break/></text:span><text:span text:style-name="T3">brachiali juxta parvi digiti rectitudinem ossi recto </text:span><text:span text:style-name="T3">car-<text:line-break/></text:span><text:span text:style-name="T3">tilagineoque inhaerescit, quod ad cubiti processum </text:span><text:span text:style-name="T3">con-<text:line-break/></text:span><text:span text:style-name="T3">sistit graphii modo figuratum, quem dissectores nunc </text:span><text:span text:style-name="T3">gra-<text:line-break/>plroidein, </text:span><text:span text:style-name="T3">nunc styloidem nominant. Alter tendo </text:span><text:span text:style-name="T3">statim</text:span></text:p>
      <text:p text:style-name="P10"><text:span text:style-name="T3">ab </text:span><text:span text:style-name="T3">articuli junctura profundius mergitur, ut in brachia-<text:line-break/></text:span><text:span text:style-name="T3">lis </text:span><text:span text:style-name="T3">os aliquod putes ipsum inseri. At, duin ligamenta<text:line-break/></text:span><text:span text:style-name="T3">superstrata </text:span><text:span text:style-name="T3">incidis, ad quoddam postbracbialis os indici<text:line-break/></text:span><text:span text:style-name="T3">digito </text:span><text:span text:style-name="T3">praepositum excurrere videbis, ac illud ingredi<text:line-break/></text:span><text:span text:style-name="T3">juxta </text:span><text:span text:style-name="T3">principium. Hi ergo quinque musculi totam in-<text:line-break/></text:span><text:span text:style-name="T3">teriorem </text:span><text:span text:style-name="T3">cubiti regionem occuparunt, quibus ademptis,<text:line-break/></text:span><text:span text:style-name="T3">radii </text:span><text:span text:style-name="T3">motores apparebunt, de quibus postea dicturi<text:line-break/></text:span><text:span text:style-name="T3">sumus.</text:span></text:p>
      <text:h text:style-name="Heading_20_2" text:outline-level="2">Cap. VI.</text:h>
      <text:p text:style-name="P58"><text:span text:style-name="T3">In praesentia cubiti musculos exteriores<text:line-break/></text:span><text:span text:style-name="T3">prins exequar, </text:span><text:span text:style-name="T3">hoc praeterea solum adjungens, quod in-<text:line-break/></text:span><text:span text:style-name="T3">teriorum </text:span><text:span text:style-name="T3">musculorum superiores exortus sive auserre,<text:line-break/></text:span><text:span text:style-name="T3">sive reservare </text:span><text:span text:style-name="T3">libeat, utrum malis, dissectionem scquutu-<text:line-break/></text:span><text:span text:style-name="T3">rarn nihil offendes. </text:span><text:span text:style-name="T3">Porro digitis insertos tendines ad-<text:line-break/></text:span><text:span text:style-name="T3">haerere sinito, ut exiles </text:span><text:span text:style-name="T3">musculi summa iu manu con-<text:line-break/></text:span><text:span text:style-name="T3">spiciuntur, qui vel citra </text:span><text:span text:style-name="T3">exteriorum dissectionem pos-<text:line-break/></text:span><text:span text:style-name="T3">sunt inveniri, quo ostensurus sum </text:span><text:span text:style-name="T3">modo. Satius sucrit<text:line-break/></text:span><text:span text:style-name="T3">omnino postremo </text:span><text:span text:style-name="T3">ipsos dissecare, </text:span><text:span text:style-name="T3">ut </text:span><text:span text:style-name="T3">lu sermonis processu.</text:span></text:p>
      <text:p text:style-name="P10"><text:span text:style-name="T3">explicabo. Atque externorum dissectio ita fere admini-<text:line-break/>strabitur. Sub cute vasa nervique superficiarii </text:span><text:span text:style-name="T3">extaut;<text:line-break/></text:span><text:span text:style-name="T3">quibus cum membranis exemptis, quatuor ligamenta<text:line-break/>transversa clare conspicis; unum cubiti radiique </text:span><text:span text:style-name="T3">extre-<text:line-break/></text:span><text:span text:style-name="T3">mum colligans; alterum in cubito duntaxat priori </text:span><text:span text:style-name="T3">fusi-<text:line-break/></text:span><text:span text:style-name="T3">jacct; reliqua duo soli radio inhaerent. Sed </text:span><text:span text:style-name="T3">primum,<text:line-break/></text:span><text:span text:style-name="T3">quod est medium, recta Irnea incidendum est; deinde </text:span><text:span text:style-name="T3">li-<text:line-break/></text:span><text:span text:style-name="T3">gamenti particulas ob divisionem mutuo disjunctas </text:span><text:span text:style-name="T3">u-<text:line-break/></text:span><text:span text:style-name="T3">trinque ad suam quamque radicem redigere oportet, </text:span><text:span text:style-name="T3">aut<text:line-break/></text:span><text:span text:style-name="T3">penitus ipsum praecidere. Post hoc autem primum </text:span><text:span text:style-name="T3">ca-<text:line-break/></text:span><text:span text:style-name="T3">put quatuor tendinum digitos praeter magnum </text:span><text:span text:style-name="T3">exten-<text:line-break/></text:span><text:span text:style-name="T3">dentium, in medio aliorum situm, hamo in altum </text:span><text:span text:style-name="T3">attol-<text:line-break/></text:span><text:span text:style-name="T3">lere ; mox id, quod exiguos duos digitos ab aliis in </text:span><text:span text:style-name="T3">la-<text:line-break/></text:span><text:span text:style-name="T3">tera diducit, in binos scissum tendines. jNiiil </text:span><text:span text:style-name="T3">autem<text:line-break/></text:span><text:span text:style-name="T3">differt, etiamsi quis ad inferiorem manus partem </text:span><text:span text:style-name="T3">motum<text:line-break/></text:span><text:span text:style-name="T3">hunc abducere dicat, si figuratam ipsam consideret </text:span><text:span text:style-name="T3">fecun-<text:line-break/></text:span><text:span text:style-name="T3">dum naturam, ut Hippocrates docuit. Postea </text:span><text:span text:style-name="T3">reliquum</text:span></text:p>
      <text:p text:style-name="P10"><text:span text:style-name="T3">tertium, </text:span><text:span text:style-name="T3">similem motum grandioribus tribus' digitis sup-<text:line-break/></text:span><text:span text:style-name="T3">peditans, </text:span><text:span text:style-name="T3">te attollere oportet. Primum </text:span><text:span text:style-name="T3">itaque </text:span><text:span text:style-name="T3">tendi-<text:line-break/></text:span><text:span text:style-name="T3">num </text:span><text:span text:style-name="T3">caput ex uno, </text:span><text:span text:style-name="T3">ut et secundum, musculo prodiit.<text:line-break/></text:span><text:span text:style-name="T3">Tertium </text:span><text:span text:style-name="T3">bifariam incidere tini licet; nam quod duos </text:span><text:span text:style-name="T3">di-<text:line-break/></text:span><text:span text:style-name="T3">gitos, indicem et medium, </text:span><text:span text:style-name="T3">movet caput, ex uno proce-,<text:line-break/></text:span><text:span text:style-name="T3">dere musculo coniperles; </text:span><text:span text:style-name="T3">quod vero magnum, ex altero.<text:line-break/></text:span><text:span text:style-name="T3">Atque hac ratione quatuor </text:span><text:span text:style-name="T3">musculi praedictis ligamentis<text:line-break/></text:span><text:span text:style-name="T3">suberunt. His succedit, </text:span><text:span text:style-name="T3">qui brachiale </text:span><text:span text:style-name="T3">ad </text:span><text:span text:style-name="T3">parvum digi-<text:line-break/></text:span><text:span text:style-name="T3">tum </text:span><text:span text:style-name="T3">extendit musculus, </text:span><text:span text:style-name="T3">et </text:span><text:span text:style-name="T3">tendone </text:span><text:span text:style-name="T3">unico postbracblalis<text:line-break/></text:span><text:span text:style-name="T3">ossi, </text:span><text:span text:style-name="T3">quod exiguo </text:span><text:span text:style-name="T3">digito praeponitur, inseritur. Continet<text:line-break/></text:span><text:span text:style-name="T3">ipsum haud robustum </text:span><text:span text:style-name="T3">ligamentum, quod in sola cubiti<text:line-break/></text:span><text:span text:style-name="T3">apophysi ortum </text:span><text:span text:style-name="T3">habet Prope magnum autem digitum<text:line-break/></text:span><text:span text:style-name="T3">alterum hic quoque </text:span><text:span text:style-name="T3">validum ligamentum caput duorum<text:line-break/></text:span><text:span text:style-name="T3">tcudinum constringit, quippe </text:span><text:span text:style-name="T3">radii os admodum concinne<text:line-break/></text:span><text:span text:style-name="T3">in </text:span><text:span text:style-name="T3">apophysi insculptum pari -sinu crassitudinem </text:span><text:span text:style-name="T3">capitis<text:line-break/></text:span><text:span text:style-name="T3">tendinum </text:span><text:span text:style-name="T3">excipit. Porro </text:span><text:span text:style-name="T3">unus </text:span><text:span text:style-name="T3">ipsorum </text:span><text:span text:style-name="T3">in os, quod an-<text:line-break/></text:span><text:span text:style-name="T3">te magnum digitum </text:span><text:span text:style-name="T3">lu brachiali collocatum est, inscri-</text:span></text:p>
      <text:p text:style-name="P10"><text:span text:style-name="T3">tur; alter in ipsum magnum digitum statim a primi </text:span><text:span text:style-name="T3">ar-<text:line-break/></text:span><text:span text:style-name="T3">ticuli junctura ingreditur/ Quos, inquam, duos </text:span><text:span text:style-name="T3">tendines<text:line-break/></text:span><text:span text:style-name="T3">sive ex uno dicas musculo, sive duobus exortos, </text:span><text:span text:style-name="T3">haud<text:line-break/></text:span><text:span text:style-name="T3">valde laedes anatomen. Praestat autem, si paulo </text:span><text:span text:style-name="T3">prius<text:line-break/></text:span><text:span text:style-name="T3">dictas rationes animadvertimus, tendines illos </text:span><text:span text:style-name="T3">duos e<text:line-break/></text:span><text:span text:style-name="T3">duobus musculis invicem coeuntibus generatos </text:span><text:span text:style-name="T3">dicere.<text:line-break/></text:span><text:span text:style-name="T3">Etenim si exquisite ipsos velis incidere, ab invicem </text:span><text:span text:style-name="T3">sepa-<text:line-break/></text:span><text:span text:style-name="T3">rabis, quemadmodum antea commemoratos duos</text:span><text:span text:style-name="T3">, qui<text:line-break/></text:span><text:span text:style-name="T3">tres digitos majores in obliquum agunt. Reliquus </text:span><text:span text:style-name="T3">exte-<text:line-break/></text:span><text:span text:style-name="T3">riorum cubiti musculorum, qui brachiale extendens </text:span><text:span text:style-name="T3">bi-<text:line-break/></text:span><text:span text:style-name="T3">fido tendine postbrachiali se ante indicem </text:span><text:span text:style-name="T3">mediumque<text:line-break/></text:span><text:span text:style-name="T3">digitum inserit, caput tendinis habet in radio fixam </text:span><text:span text:style-name="T3">pro-<text:line-break/></text:span><text:span text:style-name="T3">pe brachialis juncturam Sic itaque octo erunt </text:span><text:span text:style-name="T3">musculi,<text:line-break/></text:span><text:span text:style-name="T3">qui totum extrinsecus cubitum occuparunt; illo </text:span><text:span text:style-name="T3">vero<text:line-break/></text:span><text:span text:style-name="T3">modo sex. Si quis autem dicat, a duobus musculis </text:span><text:span text:style-name="T3">tres<text:line-break/></text:span><text:span text:style-name="T3">moveri digitos majores, ab uno rursus, qui radio </text:span><text:span text:style-name="T3">inctun-<text:line-break/></text:span><text:span text:style-name="T3">bit, brachiale magnumque digitum, septem erunt.</text:span></text:p>
      <text:h text:style-name="P6" text:outline-level="2">Cap. VII.</text:h>
      <text:p text:style-name="P58"><text:span text:style-name="T3">Caetcrum quo pacto singuli musculi </text:span><text:span text:style-name="T3">cn-<text:line-break/></text:span><text:span text:style-name="T3">biti ossibus </text:span><text:span text:style-name="T3">adnascautur, iu musculorum dissectione di-<text:line-break/></text:span><text:span text:style-name="T3">ctum est ac nunc dicetur </text:span><text:span text:style-name="T3">etiam, ne quid sermoni desiti<text:line-break/></text:span><text:span text:style-name="T3">Quinetiam </text:span><text:span text:style-name="T3">tle </text:span><text:span text:style-name="T3">superioribus processibus, </text:span><text:span text:style-name="T3">veluti libro jam<text:line-break/></text:span><text:span text:style-name="T3">citato scriptum est, verba sumus </text:span><text:span text:style-name="T3">facturi; quippe constat,<text:line-break/></text:span><text:span text:style-name="T3">de eisdem eadem esse dicenda. • </text:span><text:span text:style-name="T3">In exteriore quidem<text:line-break/></text:span><text:span text:style-name="T3">brachii nodo tria musculorum </text:span><text:span text:style-name="T3">capita invenies; ejus sa-<text:line-break/></text:span><text:span text:style-name="T3">ne, qui digitos quatuor extendit, </text:span><text:span text:style-name="T3">elatissimum; ejus au-<text:line-break/></text:span><text:span text:style-name="T3">tem, qui juxta parvum digitum </text:span><text:span text:style-name="T3">brachiale reflectit, hu-<text:line-break/></text:span><text:span text:style-name="T3">millimum; medium </text:span><text:span text:style-name="T3">vero inter illa, </text:span><text:span text:style-name="T3">quod </text:span><text:span text:style-name="T3">digitos duos<text:line-break/></text:span><text:span text:style-name="T3">minores a caeteris </text:span><text:span text:style-name="T3">abducit Sub his interius jam in<text:line-break/></text:span><text:span text:style-name="T3">imo, non amplius </text:span><text:span text:style-name="T3">in. superficie, duo </text:span><text:span text:style-name="T3">trium </text:span><text:span text:style-name="T3">digitorum<text:line-break/></text:span><text:span text:style-name="T3">musculi conducuntur, </text:span><text:span text:style-name="T3">qui ex </text:span><text:span text:style-name="T3">toto osse • cubiti </text:span><text:span text:style-name="T3">invicem<text:line-break/></text:span><text:span text:style-name="T3">coeuntes originem </text:span><text:span text:style-name="T3">ducunt; qui </text:span><text:span text:style-name="T3">quidem </text:span><text:span text:style-name="T3">duobus digitis<text:line-break/></text:span><text:span text:style-name="T3">scivit, maxima ex parte; </text:span><text:span text:style-name="T3">qui vero reliqui magni digiti<text:line-break/></text:span><text:span text:style-name="T3">est, prope superius extremum. • Incumbit </text:span><text:span text:style-name="T3">ipsi alius, bra-<text:line-break/></text:span><text:span text:style-name="T3">chialis musculo cohaerens, </text:span><text:span text:style-name="T3">qui </text:span><text:span text:style-name="T3">majoris </text:span><text:span text:style-name="T3">digiti caput er-<text:line-break/></text:span><text:span text:style-name="T3">tollit; idem vero totam profunditatem </text:span><text:span text:style-name="T3">regionis, </text:span><text:span text:style-name="T3">' </text:span><text:span text:style-name="T3">quae</text:span></text:p>
      <text:p text:style-name="P10"><text:span text:style-name="T3">inter </text:span><text:span text:style-name="T3">utrumque os </text:span><text:span text:style-name="T3">radii et </text:span><text:span text:style-name="T3">cubiti </text:span><text:span text:style-name="T3">habetur, occupat<text:line-break/>Hujus itaque musculi dissectionem, quemadmodum et </text:span><text:span text:style-name="T3">alio-<text:line-break/></text:span><text:span text:style-name="T3">rum omnium, </text:span><text:span text:style-name="T3">a </text:span><text:span text:style-name="T3">brachiali incipere convenit. Quam </text:span><text:span text:style-name="T3">qui<text:line-break/></text:span><text:span text:style-name="T3">molitur, magnaque eura a subjectis musculum </text:span><text:span text:style-name="T3">detrahit,<text:line-break/></text:span><text:span text:style-name="T3">membranae attendet, quae ligamenti naturam </text:span><text:span text:style-name="T3">habens<text:line-break/></text:span><text:span text:style-name="T3">intra cubitum radiumque per </text:span><text:span text:style-name="T3">totam </text:span><text:span text:style-name="T3">ossium longitudinem<text:line-break/>exporrigitur, atque externas membri </text:span><text:span text:style-name="T3">patres </text:span><text:span text:style-name="T3">ab </text:span><text:span text:style-name="T3">intimis<text:line-break/></text:span><text:span text:style-name="T3">discriminat. Inibi siquidem musculum hunc ligamento<text:line-break/>iusidere connascique. ipsi comperies; at satius forsan </text:span><text:span text:style-name="T3">erit<text:line-break/></text:span><text:span text:style-name="T3">dicere, ex ipso oriri. Cum igitur eundem probe </text:span><text:span text:style-name="T3">a sub-<text:line-break/></text:span><text:span text:style-name="T3">jecto ligamento avulseris, ut dociiij </text:span><text:span text:style-name="T3">item </text:span><text:span text:style-name="T20">a</text:span><text:span text:style-name="T3"> cohaerente </text:span><text:span text:style-name="T3">mu-<text:line-break/></text:span><text:span text:style-name="T3">sculo separaveris, occurret sub eo quidam obliquus </text:span><text:span text:style-name="T3">exi-<text:line-break/></text:span><text:span text:style-name="T3">lis, de cubito in radium perveniens, de </text:span><text:span text:style-name="T3">quo </text:span><text:span text:style-name="T3">paulo </text:span><text:span text:style-name="T3">poste-<text:line-break/></text:span><text:span text:style-name="T3">rius sermonem instituemus. Nam prius adoriere </text:span><text:span text:style-name="T3">muscu-<text:line-break/></text:span><text:span text:style-name="T3">lum praedicto adnatum lucumbentemque</text:span><text:span text:style-name="T3">, </text:span><text:span text:style-name="T3">sed </text:span><text:span text:style-name="T3">univerfo<text:line-break/></text:span><text:span text:style-name="T3">radii ossi porrectum eique perpetuo adhaerescentem, </text:span><text:span text:style-name="T3">qui<text:line-break/></text:span><text:span text:style-name="T3">etiam cubitum superiore ipsius extremo leviter </text:span><text:span text:style-name="T3">attingit.<text:line-break/></text:span><text:span text:style-name="T3">Deinde alatiorem ipso musculum incidere oportet, </text:span><text:span text:style-name="T3">com-</text:span></text:p>
      <text:p text:style-name="P10"><text:span text:style-name="T3">memorato imminentem radioque connexum, quem antea<text:line-break/></text:span><text:span text:style-name="T3">retuli </text:span><text:span text:style-name="T3">bipartito tendine iu postbrachiale ante indiccm </text:span><text:span text:style-name="T3">ac<text:line-break/></text:span><text:span text:style-name="T3">medium </text:span><text:span text:style-name="T3">digitum inseri. Hujus musculi superiorem fi-<text:line-break/></text:span><text:span text:style-name="T3">nem deprehendes </text:span><text:span text:style-name="T3">prope altiffimam exterioris brachii no-<text:line-break/></text:span><text:span text:style-name="T3">di regionem, quadamtenus </text:span><text:span text:style-name="T3">jam quoque conscendentem ad<text:line-break/></text:span><text:span text:style-name="T3">superpositam </text:span><text:span text:style-name="T3">nodo brachii partem. Eum vero considera,<text:line-break/></text:span><text:span text:style-name="T3">qui huic ipfique </text:span><text:span text:style-name="T3">radio sursum expansus et ipsi radio<text:line-break/></text:span><text:span text:style-name="T3">proprius, totam </text:span><text:span text:style-name="T3">manum reddit supinam, supraque hunc<text:line-break/></text:span><text:span text:style-name="T3">processum </text:span><text:span text:style-name="T3">continuum adnatumque praedicto exortui exi-<text:line-break/></text:span><text:span text:style-name="T3">git. Maxime </text:span><text:span text:style-name="T3">enim hic turbatur opus ac destruitur;<text:line-break/></text:span><text:span text:style-name="T3">quandoquidem </text:span><text:span text:style-name="T3">et extremum hujus musculi membrano-<text:line-break/></text:span><text:span text:style-name="T3">Ium evadens </text:span><text:span text:style-name="T3">brachii musculis, qui inibi sunt, .iinsinua-<text:line-break/></text:span><text:span text:style-name="T3">tur. Sines igitur </text:span><text:span text:style-name="T3">ipsum nec in cubiti dissectione cona-<text:line-break/></text:span><text:span text:style-name="T3">bcris curiosius </text:span><text:span text:style-name="T3">disquirere; verum ubi </text:span><text:span text:style-name="T3">ad </text:span><text:span text:style-name="T3">brachii mu-<text:line-break/></text:span><text:span text:style-name="T3">sculos ventum </text:span><text:span text:style-name="T3">erit, deinde primum in ipso aliterio-<text:line-break/></text:span><text:span text:style-name="T3">rem, ut </text:span><text:span text:style-name="T3">nunc </text:span><text:span text:style-name="T3">dicemus,i </text:span><text:span text:style-name="T3">deteges, et caput musculi, de<text:line-break/></text:span><text:span text:style-name="T3">quo propositus est </text:span><text:span text:style-name="T3">sermo, brachii </text:span><text:span text:style-name="T3">ossi.per </text:span><text:span text:style-name="T3">tenue ligamen--*</text:span></text:p>
      <text:p text:style-name="P10"><text:span text:style-name="T3">tum insertum invenies; magna vero ipsius portio </text:span><text:span text:style-name="T3">brachsi<text:line-break/></text:span><text:span text:style-name="T3">musculis hac parte insidet et adnectitur. Exteriores </text:span><text:span text:style-name="T3">ita-<text:line-break/></text:span><text:span text:style-name="T3">que cubiti' musculi talia quaedam habent capita. </text:span><text:span text:style-name="T3">Ex,<text:line-break/></text:span><text:span text:style-name="T3">interioribus, qui quidem brachiale ad parvum </text:span><text:span text:style-name="T3">digitum<text:line-break/></text:span><text:span text:style-name="T3">inflectit, </text:span><text:span text:style-name="T20">a</text:span><text:span text:style-name="T3"> nodo .brachii interiore incipit attingitque </text:span><text:span text:style-name="T3">ali-<text:line-break/></text:span><text:span text:style-name="T3">qua parte cubitum; qui vero ad reliquum magnum, </text:span><text:span text:style-name="T3">ex<text:line-break/></text:span><text:span text:style-name="T3">eodem nodo ducit origiuein. Porro inter utrumque </text:span><text:span text:style-name="T3">ca-<text:line-break/></text:span><text:span text:style-name="T3">put processus habetur musculi in manus cutem </text:span><text:span text:style-name="T3">elabentis.<text:line-break/></text:span><text:span text:style-name="T3">Atque hic rursus subsuirt capita duorum </text:span><text:span text:style-name="T3">musculorum,<text:line-break/></text:span><text:span text:style-name="T3">qui digitos moverit et mediam cubiti radiique </text:span><text:span text:style-name="T3">regionem<text:line-break/></text:span><text:span text:style-name="T3">totam implent. Minor itaque illorum et medius </text:span><text:span text:style-name="T3">exacte<text:line-break/></text:span><text:span text:style-name="T3">situs est, et ab interno brachii capite procedit, </text:span><text:span text:style-name="T3">leviuscu-<text:line-break/></text:span><text:span text:style-name="T3">le cubitum quoque attingensalter vero solus huic </text:span><text:span text:style-name="T3">sub-<text:line-break/></text:span><text:span text:style-name="T3">jacet, per prolundlora' mediam radii cubitique </text:span><text:span text:style-name="T3">sedem<text:line-break/></text:span><text:span text:style-name="T3">universam, complexus. Quinetiam utrrque ossi </text:span><text:span text:style-name="T3">inseritur,<text:line-break/></text:span><text:span text:style-name="T3">cubito quidem ad:anteriorem ipsius .processum </text:span><text:span text:style-name="T3">secundum</text:span></text:p>
      <text:p text:style-name="P10"><text:span text:style-name="T3">eas, quae flexum cubiti adeunt, partes, et </text:span><text:span text:style-name="T3">brachiale </text:span><text:span text:style-name="T3">com-<text:line-break/>prehendit ea parte, qua rectus in parvum digitum 'lusc-<text:line-break/>ritur. Est et alia ejus pars, quae ortum similem prae-<text:line-break/>dicto musculo quatuor moventi digitos obtinet, verum<text:line-break/></text:span><text:span text:style-name="T3">per </text:span><text:span text:style-name="T3">rectitudinem indicem adit: quemadmodum et tertia<text:line-break/>ipsius portio eisdem digitis applicatur, quae quidem ma-<text:line-break/></text:span><text:span text:style-name="T3">xima </text:span><text:span text:style-name="T3">est, et regionem, quae radiiim cubitumque inter-<text:line-break/></text:span><text:span text:style-name="T3">cedit, </text:span><text:span text:style-name="T3">occupat.</text:span></text:p>
      <text:h text:style-name="Heading_20_2" text:outline-level="2">Cap. Vlll.</text:h>
      <text:p text:style-name="P58"><text:span text:style-name="T3">Quum jam et hunc musculum diligenter'<text:line-break/></text:span><text:span text:style-name="T3">dissecueris</text:span><text:span text:style-name="T3">, </text:span><text:span text:style-name="T3">ipsius </text:span><text:span text:style-name="T3">obliqui, de quo paulo ante dicere dis-<text:line-break/></text:span><text:span text:style-name="T3">tulimus, explicationi </text:span><text:span text:style-name="T3">tempus nunc occurrit. Etenim om-<text:line-break/></text:span><text:span text:style-name="T3">nibus, quos percensui, </text:span><text:span text:style-name="T3">musculis exemptis, .radii peculia-<text:line-break/></text:span><text:span text:style-name="T3">res apparent musculi,, </text:span><text:span text:style-name="T3">per quos supina pronaque manus<text:line-break/></text:span><text:span text:style-name="T3">tota efficitur. Quatuor autem </text:span><text:span text:style-name="T3">sunt </text:span><text:span text:style-name="T3">universi</text:span><text:span text:style-name="T3">; duo quidem<text:line-break/></text:span><text:span text:style-name="T3">ad primas radii partes, duo </text:span><text:span text:style-name="T3">vero </text:span><text:span text:style-name="T3">ad </text:span><text:span text:style-name="T3">priora brachialis<text:line-break/></text:span><text:span text:style-name="T3">extrema adire conspiciuntur. </text:span><text:span text:style-name="T3">Ex iis, qui brachiale spe-<text:line-break/></text:span><text:span text:style-name="T3">ctant, alterum ipsorum Icito </text:span><text:span text:style-name="T3">esse obliquum, radium </text:span><text:span text:style-name="T3">ac<text:line-break/></text:span><text:span text:style-name="T3">cubitum iutercedentcm</text:span><text:span text:style-name="T3">; cujus quidem , caput ex cubito</text:span></text:p>
      <text:p text:style-name="P10"><text:span text:style-name="T3">enafni, extremumautem radium, </text:span><text:span text:style-name="T3">cui.</text:span><text:span text:style-name="T3">movendo est, </text:span><text:span text:style-name="T3">in-<text:line-break/></text:span><text:span text:style-name="T3">gredir coinperies. Nam si manum supinam collocaveris<text:line-break/>velisque musculi caput tuisrnet digitis prehensum </text:span><text:span text:style-name="T3">exteu-<text:line-break/></text:span><text:span text:style-name="T3">dere .Cqtiod in omnibus te facere praecepi), totam iu </text:span><text:span text:style-name="T3">pro-<text:line-break/></text:span><text:span text:style-name="T3">nurni converti manum ridebis; quemadmodum,- si </text:span><text:span text:style-name="T3">eum,<text:line-break/></text:span><text:span text:style-name="T3">qui toti radio superstratus caput-in brachium conjicit, </text:span><text:span text:style-name="T3">a<text:line-break/></text:span><text:span text:style-name="T3">capite tetenderis, sic quoque suplua manus tota </text:span><text:span text:style-name="T3">evadit.<text:line-break/></text:span><text:span text:style-name="T3">Quippe hi duo. musculi contrarias invicem actiones </text:span><text:span text:style-name="T3">ob-<text:line-break/></text:span><text:span text:style-name="T3">eunt; utrique autem movent inferiorem finem radii, </text:span><text:span text:style-name="T3">qui<text:line-break/></text:span><text:span text:style-name="T3">brachiale respicit; verum longior luter eos </text:span><text:span text:style-name="T3">curnofiorque,<text:line-break/></text:span><text:span text:style-name="T3">solus ipsi passim desuper injectus agensque </text:span><text:span text:style-name="T3">extrorsum,<text:line-break/></text:span><text:span text:style-name="T3">manum fupluam figurat; quare et exterioribus eum </text:span><text:span text:style-name="T20">an-<text:line-break/></text:span><text:span text:style-name="T20">numerant;</text:span><text:span text:style-name="T3"> alter vero, qui radium intro </text:span><text:span text:style-name="T3">circumducit,<text:line-break/></text:span><text:span text:style-name="T3">pronam efficit Reliqui duo musculi, radium in </text:span><text:span text:style-name="T3">superio-<text:line-break/></text:span><text:span text:style-name="T3">ri parte moventes, et ipsi quodam modo oblique </text:span><text:span text:style-name="T3">invi-<text:line-break/></text:span><text:span text:style-name="T3">cem opponuntur. Unus ab interna parte situs </text:span><text:span text:style-name="T3">ex bra-<text:line-break/>chli </text:span><text:span text:style-name="T3">nodo prodit; idem capiti flectentis brachiale </text:span><text:span text:style-name="T3">ad</text:span></text:p>
      <text:p text:style-name="P10"><text:span text:style-name="T3">magnum digitum musculi cohaeret, </text:span><text:span text:style-name="T3">qui </text:span><text:span text:style-name="T3">ex </text:span><text:span text:style-name="T3">elatioribus<text:line-break/></text:span><text:span text:style-name="T3">nodi partibus emergit. Alter externus quidem, </text:span><text:span text:style-name="T3">est, sed<text:line-break/></text:span><text:span text:style-name="T3">hoc minor; atque ideo transversum magis fibrarum </text:span><text:span text:style-name="T3">.situm<text:line-break/></text:span><text:span text:style-name="T3">obtinet; et radio, qua magis eminet, per extremum </text:span><text:span text:style-name="T3">ner-<text:line-break/></text:span><text:span text:style-name="T3">vosius </text:span><text:span text:style-name="T3">inseritur, quam prior dictus interior, qui </text:span><text:span text:style-name="T3">conti-<text:line-break/></text:span><text:span text:style-name="T3">nuam </text:span><text:span text:style-name="T3">sane ipsi insertionem in radium </text:span><text:span text:style-name="T3">facit, caeterum<text:line-break/></text:span><text:span text:style-name="T3">inlerius </text:span><text:span text:style-name="T3">consistit, ut sere ad medias usque radii </text:span><text:span text:style-name="T3">partes<text:line-break/></text:span><text:span text:style-name="T3">subinde extendatur. Conflet autem omnibus, interiore<text:line-break/></text:span><text:span text:style-name="T3">tenso pronam </text:span><text:span text:style-name="T3">manum constitui, supinam exteriore, qui •<text:line-break/></text:span><text:span text:style-name="T3">ex ligamento </text:span><text:span text:style-name="T3">articuli membraneo processit, attingens<text:line-break/></text:span><text:span text:style-name="T3">aliquatenus </text:span><text:span text:style-name="T3">cubitum quoque. Porro dicti mihi sunt om-<text:line-break/></text:span><text:span text:style-name="T3">nes, qui </text:span><text:span text:style-name="T3">cubitum radiumque in orbem ambiunt.</text:span></text:p>
      <text:h text:style-name="Heading_20_2" text:outline-level="2">Cap. IX.</text:h>
      <text:p text:style-name="P58"><text:span text:style-name="T3">Ac </text:span><text:span text:style-name="T3">postea summae manus exiguos aggre-<text:line-break/></text:span><text:span text:style-name="T3">dere musculos Itaque </text:span><text:span text:style-name="T3">exteriorum musculorum tendines<text:line-break/></text:span><text:span text:style-name="T3">universos adusque </text:span><text:span text:style-name="T3">extrema, </text:span><text:span text:style-name="T3">quae </text:span><text:span text:style-name="T3">singulis in digitis </text:span><text:span text:style-name="T3">ha-<text:line-break/></text:span><text:span text:style-name="T3">beutur., auferre </text:span><text:span text:style-name="T3">convenit, non tamen omnium interio-</text:span></text:p>
      <text:p text:style-name="P10"><text:span text:style-name="T3">rum; sed prius examinabis musculos exiles,' tendinibus<text:line-break/>tertium articulum moventibus adnatus, deinde </text:span><text:span text:style-name="T3">eos </text:span><text:span text:style-name="T3">omnes<text:line-break/></text:span><text:span text:style-name="T3">amputabis. . Etenim hi musculi ex quatuor involucris<text:line-break/>tendini cuique circumdatis originem deducunt; mox </text:span><text:span text:style-name="T3">di-<text:line-break/></text:span><text:span text:style-name="T3">gitorum latera subeunt, tendinem producentes, ut </text:span><text:span text:style-name="T3">prius<text:line-break/></text:span><text:span text:style-name="T3">quoque est dictum, admodum tenuem. Proinde si </text:span><text:span text:style-name="T20">a</text:span><text:span text:style-name="T3"> </text:span><text:span text:style-name="T3">car-<text:line-break/></text:span><text:span text:style-name="T3">nosa musculi parte</text:span><text:span text:style-name="T3">, </text:span><text:span text:style-name="T3">quae prope primam ipsius </text:span><text:span text:style-name="T3">propagi-<text:line-break/></text:span><text:span text:style-name="T3">nem habetur, dissectionem et diligentem </text:span><text:span text:style-name="T3">a </text:span><text:span text:style-name="T3">vicinis </text:span><text:span text:style-name="T3">parti-<text:line-break/></text:span><text:span text:style-name="T3">bus avussionem aggressus sueris, parvum invenies </text:span><text:span text:style-name="T3">tendo-<text:line-break/></text:span><text:span text:style-name="T3">nem toti digito adhaerescentem. Quatuor autem ut </text:span><text:span text:style-name="T3">ten-<text:line-break/></text:span><text:span text:style-name="T3">dines isti, etiam musculi digitorum hi sunt, parvi, </text:span><text:span text:style-name="T3">au-<text:line-break/></text:span><text:span text:style-name="T3">•nularis, medii et indicis. Etenim magnum alii </text:span><text:span text:style-name="T3">movent<text:line-break/></text:span><text:span text:style-name="T3">duo musculi; alius longissime ab omnibus digitis </text:span><text:span text:style-name="T3">abducit,<text:line-break/></text:span><text:span text:style-name="T3">alius indicem versus adducit. Longior' quidem </text:span><text:span text:style-name="T3">factus<text:line-break/></text:span><text:span text:style-name="T3">est necessario, qui quam longissime abducturus erat, </text:span><text:span text:style-name="T3">eo-<text:line-break/></text:span><text:span text:style-name="T3">que caput ex primo brachialis osse, exortum </text:span><text:span text:style-name="T3">obtinet;<text:line-break/></text:span><text:span text:style-name="T3">brevior vero latiorque est, et obliquis constat fibris, </text:span><text:span text:style-name="T3">qui</text:span></text:p>
      <text:p text:style-name="P10"><text:span text:style-name="T3">ipsum indicem adducit; caeterum aliis musculis, quos<text:line-break/></text:span><text:span text:style-name="T3">referam, </text:span><text:span text:style-name="T3">insidet, capite ante medium digitum postbrachia-<text:line-break/></text:span><text:span text:style-name="T3">li affixus. </text:span><text:span text:style-name="T3">At ut magnum digitum longissime ab aliis<text:line-break/></text:span><text:span text:style-name="T3">diducit </text:span><text:span text:style-name="T3">musculus ex primo brachialis osse procedens,<text:line-break/></text:span><text:span text:style-name="T3">sic </text:span><text:span text:style-name="T3">parvum alius ejusmodi musculus a caeleris plurimum<text:line-break/></text:span><text:span text:style-name="T3">abducit, originem ducens </text:span><text:span text:style-name="T3">ex brachialis ossium primo,<text:line-break/></text:span><text:span text:style-name="T3">quod secundum illum </text:span><text:span text:style-name="T3">est, cui </text:span><text:span text:style-name="T3">etiam </text:span><text:span text:style-name="T3">tendo totum inibi<text:line-break/></text:span><text:span text:style-name="T3">brachlale flectens </text:span><text:span text:style-name="T3">inseritur. Hi igitur septem musculi<text:line-break/></text:span><text:span text:style-name="T3">merito anatomicos non </text:span><text:span text:style-name="T3">latuerunt; quippe nulla pars,<text:line-break/></text:span><text:span text:style-name="T3">quae artificiosius adimi </text:span><text:span text:style-name="T3">desideret, quo sint conspicui, ip-<text:line-break/></text:span><text:span text:style-name="T3">sis incumbit Siquidem, </text:span><text:span text:style-name="T3">qui </text:span><text:span text:style-name="T3">musculi et </text:span><text:span text:style-name="T3">magnum et par-<text:line-break/></text:span><text:span text:style-name="T3">vum longissime abducunt, non solum, </text:span><text:span text:style-name="T3">a nullo occultan-<text:line-break/></text:span><text:span text:style-name="T3">tur musculo vel tendone</text:span><text:span text:style-name="T3">, sed </text:span><text:span text:style-name="T3">prius </text:span><text:span text:style-name="T3">etiam, quam tendo-'<text:line-break/></text:span><text:span text:style-name="T3">nes digitos flectentes, deteguntur in </text:span><text:span text:style-name="T3">ea dissectione, qua<text:line-break/></text:span><text:span text:style-name="T3">tcndonem membraneum depili </text:span><text:span text:style-name="T3">excarnique manus parti<text:line-break/></text:span><text:span text:style-name="T3">lubditum auferimus; alii singuli quatuor </text:span><text:span text:style-name="T3">ipsis tensionibus<text:line-break/></text:span><text:span text:style-name="T3">lu imo sitis adhaerescunt. Meritu </text:span><text:span text:style-name="T3">autem,, ut dixi, hos</text:span></text:p>
      <text:p text:style-name="P10"><text:span text:style-name="T3">Iatuere,. sicut et </text:span><text:span text:style-name="T3">me </text:span><text:span text:style-name="T3">haud paucis aimis, qui in </text:span><text:span text:style-name="T3">postbra-<text:line-break/></text:span><text:span text:style-name="T3">clliali subjacent. Nisi enim prius magnos ipsos tendones, </text:span><text:span text:style-name="T3">a<text:line-break/></text:span><text:span text:style-name="T3">quibus digiti flectuntur, </text:span><text:span text:style-name="T3">et </text:span><text:span text:style-name="T3">septem illos musculos, </text:span><text:span text:style-name="T3">quo-<text:line-break/></text:span><text:span text:style-name="T3">rum mentio facta est, aliquis adimat, nullus ex </text:span><text:span text:style-name="T3">.illis<text:line-break/></text:span><text:span text:style-name="T3">musculis exiguis apparet • His autem sublatis, unum </text:span><text:span text:style-name="T3">quod-<text:line-break/></text:span><text:span text:style-name="T3">dam continuum corpus et carnosum ex omnibus </text:span><text:span text:style-name="T3">consta-<text:line-break/></text:span><text:span text:style-name="T3">tum spectatur, quod mxquisitius ad musculos ab </text:span><text:span text:style-name="T3">invicem<text:line-break/></text:span><text:span text:style-name="T3">segregandos discernas oportet. Sunt enim bini, </text:span><text:span text:style-name="T3">qui </text:span><text:span text:style-name="T3">ad<text:line-break/></text:span><text:span text:style-name="T3">priorem cnjusque digiti articulum intrinsecus </text:span><text:span text:style-name="T3">perveniunt<text:line-break/></text:span><text:span text:style-name="T3">ac ipsius latera jam quoque attingunt; quapropter </text:span><text:span text:style-name="T3">et<text:line-break/></text:span><text:span text:style-name="T3">flexum non rigidum omnino neque indeclinabilem </text:span><text:span text:style-name="T3">essi-<text:line-break/></text:span><text:span text:style-name="T3">ciunt, sed leviter in latus inclinant; ut unusquisque </text:span><text:span text:style-name="T3">ip-<text:line-break/></text:span><text:span text:style-name="T3">siorum tensus primum flectat articulum modice </text:span><text:span text:style-name="T3">inclinan-<text:line-break/></text:span><text:span text:style-name="T3">do, utrique vero tensi rectam ac indeclinabilem </text:span><text:span text:style-name="T3">efficiant<text:line-break/></text:span><text:span text:style-name="T3">flexionem; Reliqui omnes ex brachialis et </text:span><text:span text:style-name="T3">postbrachia-<text:line-break/></text:span><text:span text:style-name="T3">lis ligamento juxta ossium sere commissuram </text:span><text:span text:style-name="T3">processerunt.<text:line-break/>At </text:span><text:span text:style-name="T3">pollicis musculi elatiorem his processum </text:span><text:span text:style-name="T3">exigunt, </text:span><text:span text:style-name="T3">et</text:span></text:p>
      <text:p text:style-name="P10"><text:span text:style-name="T3">ipsi </text:span><text:span text:style-name="T3">ex ligamento nati, non quidem ossium dictorum, </text:span><text:span text:style-name="T3">sed<text:line-break/></text:span><text:span text:style-name="T3">quod musculorum, quos vocari magnos, bina capita, un-<text:line-break/></text:span><text:span text:style-name="T3">de </text:span><text:span text:style-name="T3">moventur digiti, constringit Porro ligamentum hoc<text:line-break/></text:span><text:span text:style-name="T3">ex </text:span><text:span text:style-name="T3">brachialis ossibus utrinque prodiit, nec cubiti extre-<text:line-break/>mum attingens, nec initium ossium, quae in postbraehi-<text:line-break/></text:span><text:span text:style-name="T3">ali </text:span><text:span text:style-name="T3">habentur. Quod si jam musculos hos ademeris, nul-<text:line-break/></text:span><text:span text:style-name="T3">lus </text:span><text:span text:style-name="T3">tibi dissecandus restabit, vel. ex iis, qui summam<text:line-break/></text:span><text:span text:style-name="T3">manum </text:span><text:span text:style-name="T3">explent, vel ex illis, qui totum occupant cubi-<text:line-break/></text:span><text:span text:style-name="T3">tnm; </text:span><text:span text:style-name="T3">verum inde ad ossium compositionem eundum erit,<text:line-break/></text:span><text:span text:style-name="T3">iuspiciendurnque, </text:span><text:span text:style-name="T3">quot numero sint, quem invicem situm,<text:line-break/></text:span><text:span text:style-name="T3">quemque inter </text:span><text:span text:style-name="T3">se contextum habeant. Diximus autem<text:line-break/></text:span><text:span text:style-name="T3">abunde de iis </text:span><text:span text:style-name="T3">in commentario de ossibus.</text:span></text:p>
      <text:h text:style-name="Heading_20_2" text:outline-level="2">Cap. X.</text:h>
      <text:p text:style-name="P58"><text:span text:style-name="T3">At </text:span><text:span text:style-name="T3">et adoriar, ligamenta omnia, quae ad-<text:line-break/></text:span><text:span text:style-name="T3">huc </text:span><text:span text:style-name="T3">sunt reliqua, musculis, quos </text:span><text:span text:style-name="T3">retulimus, ablatis, acuto<text:line-break/></text:span><text:span text:style-name="T3">scalpello </text:span><text:span text:style-name="T3">incidere, meditatus antea, </text:span><text:span text:style-name="T3">triplicem hujusmodi<text:line-break/></text:span><text:span text:style-name="T3">corporum naturae usum </text:span><text:span text:style-name="T3">cxistere. Primus quidem est, </text:span><text:span text:style-name="T3">a</text:span></text:p>
      <text:p text:style-name="P10"><text:span text:style-name="T3">quo </text:span><text:span text:style-name="T3">et nomen ipsorum derivatur; nam ex osse in </text:span><text:span text:style-name="T3">os </text:span><text:span text:style-name="T3">iu-<text:line-break/></text:span><text:span text:style-name="T3">ferta ligamentum utriusque </text:span><text:span text:style-name="T3">commune redduntur, </text:span><text:span text:style-name="T3">hoc<text:line-break/></text:span><text:span text:style-name="T3">solo nomine, ut ossa invicem </text:span><text:span text:style-name="T3">deligata contineant; </text:span><text:span text:style-name="T3">secun-<text:line-break/>dus </text:span><text:span text:style-name="T3">vero usus, </text:span><text:span text:style-name="T3">munimenta sunt </text:span><text:span text:style-name="T3">corporibus subditis, </text:span><text:span text:style-name="T3">quem-<text:line-break/></text:span><text:span text:style-name="T3">admodum </text:span><text:span text:style-name="T3">in brachialis tendonibus </text:span><text:span text:style-name="T3">dicturn </text:span><text:span text:style-name="T3">mihi </text:span><text:span text:style-name="T3">est; </text:span><text:span text:style-name="T3">ter-<text:line-break/></text:span><text:span text:style-name="T3">tius autem, </text:span><text:span text:style-name="T3">quum sint indurnenta his </text:span><text:span text:style-name="T3">ipsis tendonibus<text:line-break/>extrinsecus </text:span><text:span text:style-name="T3">circumjacentia. Quartus </text:span><text:span text:style-name="T3">autem ipiorum </text:span><text:span text:style-name="T3">usus<text:line-break/></text:span><text:span text:style-name="T3">fecundum ipsorum </text:span><text:span text:style-name="T3">genus alius non </text:span><text:span text:style-name="T3">est. Etenim qui </text:span><text:span text:style-name="T3">mu-<text:line-break/></text:span><text:span text:style-name="T3">sculi </text:span><text:span text:style-name="T3">exacte ligamenta lu suis ipsorum </text:span><text:span text:style-name="T3">capitibus tenent,<text:line-break/>eorum </text:span><text:span text:style-name="T3">similis </text:span><text:span text:style-name="T3">est </text:span><text:span text:style-name="T3">quoque </text:span><text:span text:style-name="T3">usus </text:span><text:span text:style-name="T3">ei, quem de ossibus </text:span><text:span text:style-name="T3">osten-<text:line-break/>dirnus, nisi quod hujusmodi </text:span><text:span text:style-name="T3">ligamenta os ossi </text:span><text:span text:style-name="T3">non </text:span><text:span text:style-name="T3">com-<text:line-break/></text:span><text:span text:style-name="T3">mittant; </text:span><text:span text:style-name="T3">sed medio </text:span><text:span text:style-name="T3">ipsurum </text:span><text:span text:style-name="T3">musculos subjectos </text:span><text:span text:style-name="T3">ossibus,<text:line-break/>ex </text:span><text:span text:style-name="T3">quibus ducunt </text:span><text:span text:style-name="T3">originem, </text:span><text:span text:style-name="T3">counectaut. </text:span><text:span text:style-name="T3">Verum </text:span><text:span text:style-name="T3">talia<text:line-break/></text:span><text:span text:style-name="T3">ex </text:span><text:span text:style-name="T3">amussi ligamenta </text:span><text:span text:style-name="T3">nullus, </text:span><text:span text:style-name="T3">musculorum</text:span><text:span text:style-name="T3">, quos memoravi,<text:line-break/>obtinet; </text:span><text:span text:style-name="T3">alii </text:span><text:span text:style-name="T3">autem nonnulli habent, quorum iterum </text:span><text:span text:style-name="T3">me-<text:line-break/></text:span><text:span text:style-name="T3">minero </text:span><text:span text:style-name="T3">, </text:span><text:span text:style-name="T3">quemadmodum et brachii </text:span><text:span text:style-name="T3">anterior </text:span><text:span text:style-name="T3">, </text:span><text:span text:style-name="T3">de </text:span><text:span text:style-name="T3">quo </text:span><text:span text:style-name="T3">mox<text:line-break/></text:span><text:span text:style-name="T3">plura. Formam vero quandam ligamenti etiam </text:span><text:span text:style-name="T3">dictorum<text:line-break/></text:span><text:span text:style-name="T3">nrulculornm, </text:span><text:span text:style-name="T3">aliqui iis </text:span><text:span text:style-name="T3">videntur habere, qui in </text:span><text:span text:style-name="T3">parvo</text:span></text:p>
      <text:p text:style-name="P10"><text:span text:style-name="T3">magnum spectare possunt; quemadmodum certe magni<text:line-break/></text:span><text:span text:style-name="T3">qnoque </text:span><text:span text:style-name="T3">digiti motor, qui quamvis sit exiguus, ab aliis<text:line-break/></text:span><text:span text:style-name="T3">digitis </text:span><text:span text:style-name="T3">quain longissime ipsum abducens, tamen et hic si-<text:line-break/></text:span><text:span text:style-name="T3">milem </text:span><text:span text:style-name="T3">quandam subscriptionem ligamenti, quae ex pri-<text:line-break/></text:span><text:span text:style-name="T3">mo </text:span><text:span text:style-name="T3">brachialis osse prognatam exigit. Verum exacta se-<text:line-break/></text:span><text:span text:style-name="T3">cundo </text:span><text:span text:style-name="T3">usu ligamenta iu musculis commemoratis liaben-<text:line-break/></text:span><text:span text:style-name="T3">tur, ad brachiale </text:span><text:span text:style-name="T3">quidem quina numero;, intus unum<text:line-break/></text:span><text:span text:style-name="T3">magnis duobus </text:span><text:span text:style-name="T3">musculis, qui digitos flectunt, lucurnbit;<text:line-break/></text:span><text:span text:style-name="T3">extrinsecus </text:span><text:span text:style-name="T3">quatuor, medium videlicet tendonum, qui<text:line-break/></text:span><text:span text:style-name="T3">digitos </text:span><text:span text:style-name="T3">moveant, et in radio bina, .quartum prae-<text:line-break/></text:span><text:span text:style-name="T3">terea </text:span><text:span text:style-name="T3">solius cubiti est. Alia vero ab iis, quae lu<text:line-break/></text:span><text:span text:style-name="T3">singulorum </text:span><text:span text:style-name="T3">digitorum articulis et totius brachialis com-<text:line-break/></text:span><text:span text:style-name="T3">missura habentur, </text:span><text:span text:style-name="T3">membranea sunt ligamenta; ac alia quae-<text:line-break/></text:span><text:span text:style-name="T3">dam videa.s dura </text:span><text:span text:style-name="T3">ac crassa, quae brachialis ossa ac. post-<text:line-break/></text:span><text:span text:style-name="T3">brachialis invicem </text:span><text:span text:style-name="T3">colligant, de quibus mihi sermo erit. .<text:line-break/></text:span><text:span text:style-name="T3">Nam </text:span><text:span text:style-name="T3">musculis omnibus, </text:span><text:span text:style-name="T20">quos</text:span><text:span text:style-name="T3"> </text:span><text:span text:style-name="T3">dixi, </text:span><text:span text:style-name="T3">exemptis, haec </text:span><text:span text:style-name="T20">ap-<text:line-break/></text:span><text:span text:style-name="T20">parent</text:span><text:span text:style-name="T3"> evidentius. Ac </text:span><text:span text:style-name="T3">sane, luvicem cohaerentibus adhuc</text:span></text:p>
      <text:p text:style-name="P10"><text:span text:style-name="T3">ossibus, motum quendam in postbrachialis </text:span><text:span text:style-name="T3">cum brachiali<text:line-break/></text:span><text:span text:style-name="T3">commissura spectare </text:span><text:span text:style-name="T3">poteris. </text:span><text:span text:style-name="T3">Quapropter, </text:span><text:span text:style-name="T3">divisis inter </text:span><text:span text:style-name="T3">fe<text:line-break/></text:span><text:span text:style-name="T3">ligamentis</text:span><text:span text:style-name="T3">, manifesto </text:span><text:span text:style-name="T3">solvi statim conspiciuntur et </text:span><text:span text:style-name="T3">dis-<text:line-break/></text:span><text:span text:style-name="T3">jungi, quae </text:span><text:span text:style-name="T3">prius unita </text:span><text:span text:style-name="T3">videbantur. </text:span><text:span text:style-name="T3">Ac propter </text:span><text:span text:style-name="T3">ossium<text:line-break/></text:span><text:span text:style-name="T3">brevitatem et exactam articulorum </text:span><text:span text:style-name="T3">structuram non </text:span><text:span text:style-name="T3">ad-<text:line-break/></text:span><text:span text:style-name="T3">modum perspicuus ipsorum motus est, sed </text:span><text:span text:style-name="T3">etiam </text:span><text:span text:style-name="T3">pleris-<text:line-break/></text:span><text:span text:style-name="T3">que haec </text:span><text:span text:style-name="T3">omnia unum </text:span><text:span text:style-name="T3">esse ridentur, </text:span><text:span text:style-name="T3">maxime vero </text:span><text:span text:style-name="T3">ossa<text:line-break/></text:span><text:span text:style-name="T3">brachialis. </text:span><text:span text:style-name="T3">Oportet autem ipsa ad </text:span><text:span text:style-name="T3">commissuras ligamen-<text:line-break/>tis </text:span><text:span text:style-name="T3">praecisis invicem dissolvere. </text:span><text:span text:style-name="T3">Commissurae autem </text:span><text:span text:style-name="T3">si<text:line-break/></text:span><text:span text:style-name="T3">commoveantur </text:span><text:span text:style-name="T3">prius, quam </text:span><text:span text:style-name="T3">exaruerint, apparent; </text:span><text:span text:style-name="T3">arti-<text:line-break/></text:span><text:span text:style-name="T13">culeris </text:span><text:span text:style-name="T3">siquidem motus quidam brevis </text:span><text:span text:style-name="T3">cum sit, clare </text:span><text:span text:style-name="T3">ani-<text:line-break/></text:span><text:span text:style-name="T3">mum advertentibus ostendit, ubi </text:span><text:span text:style-name="T3">ligamenta </text:span><text:span text:style-name="T3">secare </text:span><text:span text:style-name="T3">conve-<text:line-break/></text:span><text:span text:style-name="T3">niat. Nam </text:span><text:span text:style-name="T3">dum extendis </text:span><text:span text:style-name="T3">br </text:span><text:span text:style-name="T3">aclyde, </text:span><text:span text:style-name="T3">deinde </text:span><text:span text:style-name="T3">contrahis,<text:line-break/></text:span><text:span text:style-name="T3">ossium </text:span><text:span text:style-name="T3">coitus apparet, qui etiam </text:span><text:span text:style-name="T3">per ligamenta </text:span><text:span text:style-name="T3">motum<text:line-break/></text:span><text:span text:style-name="T3">aliquem </text:span><text:span text:style-name="T3">exiguum (ut dictum est) </text:span><text:span text:style-name="T3">repraesentare </text:span><text:span text:style-name="T3">videtur.<text:line-break/></text:span><text:span text:style-name="T3">Illic </text:span><text:span text:style-name="T3">itaque particulas </text:span><text:span text:style-name="T3">- </text:span><text:span text:style-name="T3">lucidens, </text:span><text:span text:style-name="T3">omnia invicem </text:span><text:span text:style-name="T3">dissolves,<text:line-break/></text:span><text:span text:style-name="T3">formamque ipsarum </text:span><text:span text:style-name="T3">variam </text:span><text:span text:style-name="T3">esse ridebis.- Item, dum </text:span><text:span text:style-name="T3">lata</text:span></text:p>
      <text:p text:style-name="P10"><text:span text:style-name="T3">haec </text:span><text:span text:style-name="T3">ligamenta detegis, aliud quoddam rotundum liga-<text:line-break/></text:span><text:span text:style-name="T3">mentum </text:span><text:span text:style-name="T3">jspectas, tendini oppositum brachiale parvum<text:line-break/></text:span><text:span text:style-name="T3">digitum </text:span><text:span text:style-name="T3">versus inflectenti;, qua de re. jam manifeste in<text:line-break/></text:span><text:span text:style-name="T3">primo </text:span><text:span text:style-name="T3">de partium usu dictum est, quomodo 'revellat os<text:line-break/>cartilaginosum, hac in parte articulo brachialis incum-<text:line-break/></text:span><text:span text:style-name="T3">bens. </text:span><text:span text:style-name="T3">Praeterea, ligamentis detectis, conspicies alterius<text:line-break/></text:span><text:span text:style-name="T3">musculi brachiale magnum </text:span><text:span text:style-name="T3">digitum versus inflectentis </text:span><text:span text:style-name="T20">ten-<text:line-break/></text:span><text:span text:style-name="T20">dinem,</text:span><text:span text:style-name="T3"> qui primo </text:span><text:span text:style-name="T3">indidem ossi brachialis inseri creditur,<text:line-break/></text:span><text:span text:style-name="T3">adhaerens </text:span><text:span text:style-name="T3">quidem ei, sed ligamentum adusque- caput<text:line-break/></text:span><text:span text:style-name="T3">primi postbracliialis </text:span><text:span text:style-name="T3">offis perreptans. Atque hic tendoni<text:line-break/></text:span><text:span text:style-name="T3">detegendo curam omnem adhibeas </text:span><text:span text:style-name="T3">oportet, ne perse-<text:line-break/></text:span><text:span text:style-name="T3">ces, </text:span><text:span text:style-name="T3">neque opineris, </text:span><text:span text:style-name="T3">ut quidam, ibidem desinere, ubi<text:line-break/></text:span><text:span text:style-name="T3">etiam </text:span><text:span text:style-name="T3">apparet iis, qui </text:span><text:span text:style-name="T3">oscitanter juxta primum brachia-<text:line-break/></text:span><text:span text:style-name="T3">lis os, </text:span><text:span text:style-name="T3">ut dixi, dissecant </text:span><text:span text:style-name="T3">Consideres autem in hoc quoque<text:line-break/></text:span><text:span text:style-name="T3">cubiti </text:span><text:span text:style-name="T3">apopbysin graphoidern, quam e directo </text:span><text:span text:style-name="T3">parvi digiti<text:line-break/></text:span><text:span text:style-name="T3">porrectam a </text:span><text:span text:style-name="T3">styli </text:span><text:span text:style-name="T3">modo dissertares styloidem </text:span><text:span text:style-name="T3">appellant,</text:span></text:p>
      <text:p text:style-name="P10"><text:span text:style-name="T3">ac nimirum docebit te, fi totam diurthrosin in </text:span><text:span text:style-name="T3">latera<text:line-break/></text:span><text:span text:style-name="T3">circumagas, quomodo obliquis brachialis motibus </text:span><text:span text:style-name="T3">mini-<text:line-break/></text:span><text:span text:style-name="T3">stret, quos extremae manus circumductu molimur. </text:span><text:span text:style-name="T3">Ad<text:line-break/></text:span><text:span text:style-name="T3">haec exquisitius eontemplare radii motus ad </text:span><text:span text:style-name="T3">cubitum,<text:line-break/></text:span><text:span text:style-name="T3">quos manum totam circumagendo efficimus.</text:span></text:p>
      <text:h text:style-name="Heading_20_2" text:outline-level="2">Cap. XI.</text:h>
      <text:p text:style-name="P58"><text:span text:style-name="T3">Verum cubiti motus ad brachium, </text:span><text:span text:style-name="T3">qui<text:line-break/></text:span><text:span text:style-name="T3">vel in flexione, vel in extensione fiunt, nequaquam </text:span><text:span text:style-name="T3">ex- '<text:line-break/></text:span><text:span text:style-name="T3">acte tibi prius videre licet, quam totum brachium </text:span><text:span text:style-name="T3">orn-<text:line-break/></text:span><text:span text:style-name="T3">nihus musculis ambientibus detexeris. Itaque </text:span><text:span text:style-name="T3">hoc jam<text:line-break/></text:span><text:span text:style-name="T3">agamus, memores, quod superstratum radio musculum </text:span><text:span text:style-name="T3">in<text:line-break/></text:span><text:span text:style-name="T3">brachii os pervenire dixerimus, nec non ei </text:span><text:span text:style-name="T3">subjacentem<text:line-break/></text:span><text:span text:style-name="T3">statim illuc procurrere, qui postbrachiali ante </text:span><text:span text:style-name="T3">indicem<text:line-break/></text:span><text:span text:style-name="T3">mediumque digitum inseritur. Praestat igitur, ut </text:span><text:span text:style-name="T3">osten-<text:line-break/></text:span><text:span text:style-name="T3">dimns, observare horum musculorum capita; sin </text:span><text:span text:style-name="T3">minus,<text:line-break/>at </text:span><text:span text:style-name="T3">certe illius,, qui radio incumbit: siquidem </text:span><text:span text:style-name="T3">apparebit</text:span></text:p>
      <text:p text:style-name="P10"><text:span text:style-name="T3">tunc primum evidenter, quum anteriorem brachii </text:span><text:span text:style-name="T3">mu-<text:line-break/></text:span><text:span text:style-name="T3">sculum </text:span><text:span text:style-name="T3">detexeris. Detrahes autem eum </text:span><text:span text:style-name="T3">ad duos hosce<text:line-break/></text:span><text:span text:style-name="T3">scopos </text:span><text:span text:style-name="T3">attendens, ad venam videlicet, </text:span><text:span text:style-name="T3">quae per totum<text:line-break/></text:span><text:span text:style-name="T3">fertur </text:span><text:span text:style-name="T3">brachium, humeralem vocant, et musculum, </text:span><text:span text:style-name="T3">qui<text:line-break/></text:span><text:span text:style-name="T3">superiorem humeri </text:span><text:span text:style-name="T3">partem epomidem occupat; satius for-<text:line-break/></text:span><text:span text:style-name="T3">sau </text:span><text:span text:style-name="T3">erit dicere, qui </text:span><text:span text:style-name="T3">eam efficit, solus enim hic in </text:span><text:span text:style-name="T3">eam<text:line-break/></text:span><text:span text:style-name="T3">partem </text:span><text:span text:style-name="T3">incumbit. </text:span><text:span text:style-name="T3">Proinde sectio prope venam </text:span><text:span text:style-name="T3">declivis<text:line-break/></text:span><text:span text:style-name="T3">administretur, tota, </text:span><text:span text:style-name="T3">quae inibi adhaeret, cute </text:span><text:span text:style-name="T3">ab-<text:line-break/></text:span><text:span text:style-name="T3">lata </text:span><text:span text:style-name="T3">et omnibus musculorum </text:span><text:span text:style-name="T3">membranis. </text:span><text:span text:style-name="T3">Sectionem<text:line-break/></text:span><text:span text:style-name="T3">vero, quae in epornide </text:span><text:span text:style-name="T3">facienda est, administrabis, </text:span><text:span text:style-name="T3">fi-<text:line-break/></text:span><text:span text:style-name="T3">brarum similitudinem </text:span><text:span text:style-name="T3">dissimilitudinemque observans;<text:line-break/></text:span><text:span text:style-name="T3">ex </text:span><text:span text:style-name="T3">quibus etiam totam </text:span><text:span text:style-name="T3">musculi circumscriptionem </text:span><text:span text:style-name="T3">ad<text:line-break/></text:span><text:span text:style-name="T3">unum </text:span><text:span text:style-name="T3">cacumen pervenientem </text:span><text:span text:style-name="T3">cognosces, quod tanquam<text:line-break/></text:span><text:span text:style-name="T3">triangulare </text:span><text:span text:style-name="T3">in brachium </text:span><text:span text:style-name="T3">inseritur. Peculieris quidem est<text:line-break/></text:span><text:span text:style-name="T3">humeri </text:span><text:span text:style-name="T3">articulo; verum </text:span><text:span text:style-name="T3">solus ex iis, </text:span><text:span text:style-name="T3">qui. </text:span><text:span text:style-name="T3">movent ipsum,<text:line-break/></text:span><text:span text:style-name="T3">necessario </text:span><text:span text:style-name="T3">nunc aufertur, </text:span><text:span text:style-name="T3">ut anterioris musculi brachii<text:line-break/></text:span><text:span text:style-name="T3">caput biceps </text:span><text:span text:style-name="T3">appareat </text:span><text:span text:style-name="T3">Itaque cogitatione complectaris</text:span></text:p>
      <text:p text:style-name="P9"><text:span text:style-name="T3">volo, claviculae </text:span><text:span text:style-name="T3">os esse </text:span><text:span text:style-name="T3">A et B; </text:span><text:span text:style-name="T3">sca-<text:line-break/></text:span><text:span text:style-name="T3">pularum spinam B </text:span><text:span text:style-name="T3">C; </text:span><text:span text:style-name="T3">musculis </text:span><text:span text:style-name="T3">autem<text:line-break/></text:span><text:span text:style-name="T3">incipientibus a primis et tertiis </text:span><text:span text:style-name="T3">capi-<text:line-break/></text:span><text:span text:style-name="T3">tibus, </text:span><text:span text:style-name="T3">uno </text:span><text:span text:style-name="T3">extremo ad B pervenire,<text:line-break/>altero ad </text:span><text:span text:style-name="T3">D; </text:span><text:span text:style-name="T3">ac B quidem summum<text:line-break/>humerum esse, D vero extremum </text:span><text:span text:style-name="T3">lo-<text:line-break/></text:span><text:span text:style-name="T3">cum ipsorum insertionis in brachio;<text:line-break/></text:span><text:span text:style-name="T3">at totam </text:span><text:span text:style-name="T3">insertionem B D Caeterum<text:line-break/>de hoc musculo iterum nubis </text:span><text:span text:style-name="T3">dicen-<text:line-break/></text:span><text:span text:style-name="T3">dum est, quum eos, qui humeri articulum movent, </text:span><text:span text:style-name="T3">mu-<text:line-break/></text:span><text:span text:style-name="T3">rculos exponemus. Nunc vero complexus animo ipsum </text:span><text:span text:style-name="T3">au-<text:line-break/></text:span><text:span text:style-name="T3">ferri, quae deinceps dicuntur, assequere. Brachii </text:span><text:span text:style-name="T3">ante-<text:line-break/></text:span><text:span text:style-name="T3">rior musculus, qui juxta venam humeralem omnibus </text:span><text:span text:style-name="T3">vel<text:line-break/></text:span><text:span text:style-name="T3">ante dissectionem manifeste apparet, maxime in </text:span><text:span text:style-name="T3">gymna-<text:line-break/></text:span><text:span text:style-name="T3">sticis, duo habet capita fufpenfa, unum ad </text:span><text:span text:style-name="T3">scapularum<text:line-break/></text:span><text:span text:style-name="T3">cervicis supercilium, alterum ad apophysin, quam </text:span><text:span text:style-name="T3">non-</text:span></text:p>
      <text:p text:style-name="P10"><text:span text:style-name="T3">nulli ob anchorae similitudiuem ancyroidem, </text:span><text:span text:style-name="T20">andhornriam,<text:line-break/></text:span><text:span text:style-name="T3">quidam </text:span><text:span text:style-name="T3">a corvini rostri figura coracoidem, </text:span><text:span text:style-name="T20">corvinam,</text:span><text:span text:style-name="T3"> nun-<text:line-break/></text:span><text:span text:style-name="T3">cupant. Ligamentrim utriusque capitis abunde robustum<text:line-break/></text:span><text:span text:style-name="T3">est, </text:span><text:span text:style-name="T3">paulo minus exacte rotundum. Quapropter haec<text:line-break/></text:span><text:span text:style-name="T3">ipsius </text:span><text:span text:style-name="T3">capita deorsum iu brachium procurrentia sequi<text:line-break/></text:span><text:span text:style-name="T3">te </text:span><text:span text:style-name="T3">convenit. Quum enim ipsa lu idem mutuo </text:span><text:span text:style-name="T3">coierint,<text:line-break/></text:span><text:span text:style-name="T3">musculum </text:span><text:span text:style-name="T3">hunc non amplius sublimem neque ab ossibus,<text:line-break/></text:span><text:span text:style-name="T3">quemadmodum </text:span><text:span text:style-name="T3">illa, dissidentem generant, sed brachii ossi<text:line-break/></text:span><text:span text:style-name="T3">mox </text:span><text:span text:style-name="T3">cohaerentem, insuper alteri musculo minori subdito<text:line-break/></text:span><text:span text:style-name="T3">elatius ad </text:span><text:span text:style-name="T3">cubiti articulum usque insidentem, ubi et<text:line-break/></text:span><text:span text:style-name="T3">suam </text:span><text:span text:style-name="T3">edens aponeurosin validum tendinem procreat, </text:span><text:span text:style-name="T3">et<text:line-break/></text:span><text:span text:style-name="T3">per </text:span><text:span text:style-name="T3">ipsum radio adnascitur, pariter portionem membra-<text:line-break/></text:span><text:span text:style-name="T3">nosi ligamenti </text:span><text:span text:style-name="T3">articulum connectentis comprehendens,<text:line-break/></text:span><text:span text:style-name="T3">quo totum etiam </text:span><text:span text:style-name="T3">articulum flectit paulatim ad interiora<text:line-break/></text:span><text:span text:style-name="T3">declinans. </text:span><text:span text:style-name="T3">Ablato jam hoc musculo, alterum ei </text:span><text:span text:style-name="T3">subje-<text:line-break/></text:span><text:span text:style-name="T3">ctum cornperies, </text:span><text:span text:style-name="T3">brachio et hunc ex duobus carnosis<text:line-break/></text:span><text:span text:style-name="T3">principiis </text:span><text:span text:style-name="T3">circumdatum, uno in posteriori • brachii sude,<text:line-break/></text:span><text:span text:style-name="T3">altero in </text:span><text:span text:style-name="T3">anteriore magis; verum posterius caput longe</text:span></text:p>
      <text:p text:style-name="P10"><text:span text:style-name="T3">altius eminet. Atque haec, mutuo in </text:span><text:span text:style-name="T3">idem </text:span><text:span text:style-name="T3">coitu </text:span><text:span text:style-name="T3">muscn-<text:line-break/></text:span><text:span text:style-name="T3">lum unum generare spectabis, qui in aponeurosin </text:span><text:span text:style-name="T3">desi-<text:line-break/></text:span><text:span text:style-name="T3">nens in cubiti </text:span><text:span text:style-name="T3">os </text:span><text:span text:style-name="T3">per tendinem procreatum insertatur,<text:line-break/>et flectens simul diartbrosin, et in exteriora paulatim </text:span><text:span text:style-name="T3">iu-<text:line-break/></text:span><text:span text:style-name="T3">clinans. Verum utrisque -musculis probe functionem </text:span><text:span text:style-name="T3">ob-<text:line-break/></text:span><text:span text:style-name="T3">euntibus , articuli flexus in neutram partem </text:span><text:span text:style-name="T3">deflectit </text:span><text:span text:style-name="T3">•<text:line-break/></text:span><text:span text:style-name="T3">Duo igitur musculi anteriores funt, qui cubiti </text:span><text:span text:style-name="T3">articulum<text:line-break/></text:span><text:span text:style-name="T3">flectunt, sicut ostensum est; tres vero alii, connexi </text:span><text:span text:style-name="T3">invi-<text:line-break/></text:span><text:span text:style-name="T3">cem, hunc articulum extendunt; quibus etiam </text:span><text:span text:style-name="T3">manum<text:line-break/></text:span><text:span text:style-name="T3">admoliri sic oportet."' Primum incides musculum in </text:span><text:span text:style-name="T3">in-<text:line-break/></text:span><text:span text:style-name="T3">ternis brachii partibus situm, cujus caput sub cute </text:span><text:span text:style-name="T3">juxta<text:line-break/></text:span><text:span text:style-name="T3">posterioris axillae musculi extremum habetur </text:span><text:span text:style-name="T3">(naturam<text:line-break/></text:span><text:span text:style-name="T3">ipsius in musculorum humerum moventium </text:span><text:span text:style-name="T3">dissectione<text:line-break/></text:span><text:span text:style-name="T3">explicabimus), finis autem </text:span><text:span text:style-name="T3">.</text:span><text:span text:style-name="T3">ad cubiti articulum </text:span><text:span text:style-name="T3">pervenit,<text:line-break/></text:span><text:span text:style-name="T3">juxta interiorem brachii condylum membranosus </text:span><text:span text:style-name="T3">tenuis-<text:line-break/></text:span><text:span text:style-name="T3">que. Caeterum ubi hunei sustuleris, duo principia </text:span><text:span text:style-name="T3">mu-<text:line-break/></text:span><text:span text:style-name="T3">sculorum totam manum extendentium- considerato</text:span><text:span text:style-name="T3">, </text:span><text:span text:style-name="T3">quot</text:span></text:p>
      <text:p text:style-name="P10"><text:span text:style-name="T3">rum </text:span><text:span text:style-name="T3">alterum ab humili costa scapularum </text:span><text:span text:style-name="T3">non </text:span><text:span text:style-name="T3">tota, </text:span><text:span text:style-name="T3">scd<text:line-break/></text:span><text:span text:style-name="T3">ex </text:span><text:span text:style-name="T3">dimidio fere ipsius partis superioris prodit; alterum<text:line-break/></text:span><text:span text:style-name="T3">vero </text:span><text:span text:style-name="T3">ex posteriore brachii regione subter caput. - </text:span><text:span text:style-name="T3">Haec<text:line-break/></text:span><text:span text:style-name="T3">jam </text:span><text:span text:style-name="T3">praecedentia in </text:span><text:span text:style-name="T3">brachio </text:span><text:span text:style-name="T3">c eunt:, deinde per </text:span><text:span text:style-name="T3">tendi-<text:line-break/></text:span><text:span text:style-name="T3">nem latum posterius </text:span><text:span text:style-name="T3">cubiti tuberculum ingrediuntur. </text:span><text:span text:style-name="T3">Ac<text:line-break/></text:span><text:span text:style-name="T3">fibrarum rectitudinem </text:span><text:span text:style-name="T3">desuper fequenti tendo hic du-<text:line-break/></text:span><text:span text:style-name="T3">plex apparebit, externam quidem </text:span><text:span text:style-name="T3">partem </text:span><text:span text:style-name="T20">a</text:span><text:span text:style-name="T3"> priori ex iis,<text:line-break/></text:span><text:span text:style-name="T3">quos recensuimus, musculo </text:span><text:span text:style-name="T3">obtinens, internam vero a </text:span><text:span text:style-name="T3">se-<text:line-break/></text:span><text:span text:style-name="T3">cundo. </text:span><text:span text:style-name="T3">Jam </text:span><text:span text:style-name="T3">vero, </text:span><text:span text:style-name="T3">si </text:span><text:span text:style-name="T3">disjunctam </text:span><text:span text:style-name="T3">utramque musculi par-<text:line-break/></text:span><text:span text:style-name="T3">tem attrahis, totam extendi </text:span><text:span text:style-name="T3">manum ab utroque videbis,<text:line-break/></text:span><text:span text:style-name="T3">hoc discrimine inclinationis </text:span><text:span text:style-name="T3">ad latus facto, quod prior<text:line-break/></text:span><text:span text:style-name="T3">in </text:span><text:span text:style-name="T3">exteriora, secundus intro </text:span><text:span text:style-name="T3">oblique deflectat. Caete-<text:line-break/></text:span><text:span text:style-name="T3">rum </text:span><text:span text:style-name="T3">sub hoc alius delitescit </text:span><text:span text:style-name="T3">musculus brachii </text:span><text:span text:style-name="T3">os </text:span><text:span text:style-name="T3">ambi-<text:line-break/></text:span><text:span text:style-name="T3">ens</text:span><text:span text:style-name="T3">, qui secundo musculo adimitur, </text:span><text:span text:style-name="T3">adeo ut ipsius pars<text:line-break/></text:span><text:span text:style-name="T3">anatomicis esse putetur, sicut etiam </text:span><text:span text:style-name="T3">est, si quis unum bi-<text:line-break/></text:span><text:span text:style-name="T3">fidum </text:span><text:span text:style-name="T3">hunc totum musculum </text:span><text:span text:style-name="T3">esse consideret.. Integrum<text:line-break/></text:span><text:span text:style-name="T3">est </text:span><text:span text:style-name="T3">etiam pro fibrarum </text:span><text:span text:style-name="T3">rectitudine ipsos separare; ita</text:span></text:p>
      <text:p text:style-name="P10"><text:span text:style-name="T3">enim hunc perpetuo carnosum posteriori tuberculo cubi-<text:line-break/>ti committi spectabis. Quem si tendis, interim recta ac<text:line-break/>indeclinabilis circa cubiti articulum intensio fieri ride-<text:line-break/>tur , nonnunquanr - intro paululum vergere. Dicti jam<text:line-break/>milii funt omnes totius manus musculi. Quod autem<text:line-break/>de his et omnibus, quae iu dissectionibus apparent, scire<text:line-break/>convenit, auditum semel memoriae ita mandabis, ut<text:line-break/>nunquam excidat. Etenim inveniuntur quaedam, quae<text:line-break/>paulum a primo initio vel a medio itinere ad usque<text:line-break/>finem immutentur, alia in ipfo solo fines nonnulla etiam<text:line-break/>connexa semper appenfis, vel appensa sunt connexis,<text:line-break/>vel hujusmodi quandam aliam parvam differentiam sor-<text:line-break/>tiuntur. Si igitur tibi aliquando membrum dissecanti<text:line-break/>aliquod praeter ea, quae a nobis scripta sunt, quippiam<text:line-break/>inveniatur, scito, hoc rarum existere. Quare nec antea<text:line-break/>damnare opera nostra oportet, quam ipse, quemadmodum<text:line-break/>nos, frequenter corpora inspexeris. Itaque primus luo</text:span></text:p>
      <text:p text:style-name="P10"><text:span text:style-name="T3">liber colophonem accipiat. Secundo de cruris musculo-<text:line-break/>rum ligamentorumque dissectionibus administrandis per-<text:line-break/>agam, adjiciens etiam de unguibus fermonem utrisque ar-<text:line-break/>tubus communem.</text:span></text:p>
      <text:h text:style-name="P5" text:outline-level="1"><text:bookmark-start text:name="bookmark8"/>GALENI DE ANATOMICIS ADMINISTRA-<text:line-break/>TIONIBVS<text:line-break/>LIBER II.<text:bookmark-end text:name="bookmark8"/></text:h>
      <text:h text:style-name="Heading_20_2" text:outline-level="2">Cap. I.</text:h>
      <text:p text:style-name="P58"><text:span text:style-name="T3">Neque veteres </text:span><text:span text:style-name="T3">accuso, </text:span><text:span text:style-name="T3">quod anatomi-<text:line-break/>cas adminisseationes minime scripserint, </text:span><text:span text:style-name="T3">et </text:span><text:span text:style-name="T3">Marinum,<text:line-break/>quod scripserit, laude prosequor. Quippe supervacuum<text:line-break/>erat illos sibi aut aliis commentarios scribere, qui </text:span><text:span text:style-name="T3">domi<text:line-break/></text:span><text:span text:style-name="T3">apud parentes </text:span><text:span text:style-name="T20">a</text:span><text:span text:style-name="T3"> pueritia exercebantur, ut lectione </text:span><text:span text:style-name="T3">et<text:line-break/></text:span><text:span text:style-name="T3">scriptura, sic etiam cadaverum dissectionibus; </text:span><text:span text:style-name="T3">multum<text:line-break/>enim </text:span><text:span text:style-name="T3">veteres, non modo medici, verum philosophi </text:span><text:span text:style-name="T3">quo-<text:line-break/></text:span><text:span text:style-name="T3">que, anatomae studuerunt. Quare ne dissecandi </text:span><text:span text:style-name="T3">rationes</text:span></text:p>
      <text:p text:style-name="P10"><text:span text:style-name="T3">cuiquam sic edocto memoria exciderent, non magis erat<text:line-break/>metuendum, quam ne vocis elementa scribere oblivisce-<text:line-break/></text:span><text:span text:style-name="T3">rentur </text:span><text:span text:style-name="T3">ii, qui ab ineunte aetate ipsa didicissent. Postea-<text:line-break/></text:span><text:span text:style-name="T3">quam </text:span><text:span text:style-name="T3">vero temporis processu non liberis modo, scd </text:span><text:span text:style-name="T3">alie-<text:line-break/></text:span><text:span text:style-name="T3">nis </text:span><text:span text:style-name="T3">etiam artem communicare honestum esse censuerunt,'<text:line-break/></text:span><text:span text:style-name="T3">quam primum sane </text:span><text:span text:style-name="T3">factum est, ut non amplius in cor-<text:line-break/></text:span><text:span text:style-name="T3">porum dissectionibus </text:span><text:span text:style-name="T3">pueri exercerentur. Nam absolutis<text:line-break/></text:span><text:span text:style-name="T3">janr viris, quos virtutis </text:span><text:span text:style-name="T3">nornlue colebant venerahantur-<text:line-break/></text:span><text:span text:style-name="T3">que, artem </text:span><text:span text:style-name="T3">impartiebant. </text:span><text:span text:style-name="T3">Unde </text:span><text:span text:style-name="T3">protinus necessario ac-<text:line-break/></text:span><text:span text:style-name="T3">cidit, ut </text:span><text:span text:style-name="T3">eam infelicius condiscerent, exercitatione,<text:line-break/></text:span><text:span text:style-name="T3">quam in pueritia </text:span><text:span text:style-name="T3">auspicari solebant, abolita. Quadquan-<text:line-break/></text:span><text:span text:style-name="T3">tum </text:span><text:span text:style-name="T3">ad omnia </text:span><text:span text:style-name="T3">valeat, omnes prisci palam videntur<text:line-break/></text:span><text:span text:style-name="T3">ostendisse,, </text:span><text:span text:style-name="T3">non </text:span><text:span text:style-name="T3">solum </text:span><text:span text:style-name="T3">eos vocantes a pueris instructos,<text:line-break/></text:span><text:span text:style-name="T3">qui </text:span><text:span text:style-name="T3">in artibus excellunt, </text:span><text:span text:style-name="T3">sed breviter universos, qui </text:span><text:span text:style-name="T20">io-<text:line-break/></text:span><text:span text:style-name="T20">ta</text:span><text:span text:style-name="T3"> </text:span><text:span text:style-name="T3">vita probitatis titulo </text:span><text:span text:style-name="T3">inclaruerunt; quemadmodum et<text:line-break/></text:span><text:span text:style-name="T3">his </text:span><text:span text:style-name="T3">contrarios </text:span><text:span text:style-name="T3">a </text:span><text:span text:style-name="T3">pueris </text:span><text:span text:style-name="T3">non instructos. Quunr igitur ars<text:line-break/></text:span><text:span text:style-name="T3">ex </text:span><text:span text:style-name="T3">familia Asclepiadarum excidisset,: </text:span><text:span text:style-name="T3">deinde multis fuc-<text:line-break/></text:span><text:span text:style-name="T3">cessionibus </text:span><text:span text:style-name="T3">in deterius scmper vergeret, </text:span><text:span text:style-name="T3">opus fuit coni-<text:line-break/></text:span><text:span text:style-name="T3">rnentariis, </text:span><text:span text:style-name="T3">quae speculationem ipsius </text:span><text:span text:style-name="T3">integram conferva-</text:span></text:p>
      <text:p text:style-name="P10"><text:span text:style-name="T3">rent. Antea enim non tantum administrationibus </text:span><text:span text:style-name="T3">ana-<text:line-break/></text:span><text:span text:style-name="T3">tomicis, sed ne libris quidem indigebant, cujusmodi </text:span><text:span text:style-name="T3">Di-<text:line-break/></text:span><text:span text:style-name="T3">ocles sane primus, quorum memoria ad nos </text:span><text:span text:style-name="T3">pervenit,<text:line-break/></text:span><text:span text:style-name="T3">posteritati reliquit; post hunc alii quidam veterum </text:span><text:span text:style-name="T3">me-<text:line-break/></text:span><text:span text:style-name="T3">dicorum , neque pauci ex junioribus, quorum prius </text:span><text:span text:style-name="T3">men-<text:line-break/></text:span><text:span text:style-name="T3">tio facta est. Quandoquidem vero praeter alia usus </text:span><text:span text:style-name="T3">eo-<text:line-break/></text:span><text:span text:style-name="T3">rurn, quae in id genus libris continebantur, 'non </text:span><text:span text:style-name="T3">osten-<text:line-break/></text:span><text:span text:style-name="T3">sus est, scd ex aequo omnia rejecta sunt, tum quae </text:span><text:span text:style-name="T3">ma-<text:line-break/></text:span><text:span text:style-name="T3">ximam utilitatem arti praebebant, tum quae nihil </text:span><text:span text:style-name="T3">penitus<text:line-break/></text:span><text:span text:style-name="T3">aut parum adeo momenti ad eam conferebant; </text:span><text:span text:style-name="T3">potius<text:line-break/></text:span><text:span text:style-name="T3">erat, ut dixi, libris medicis, in quibus aut </text:span><text:span text:style-name="T3">affectuum<text:line-break/></text:span><text:span text:style-name="T3">dignotiones, aut praesagia, aut curationem defcripferis,<text:line-break/>contemplationem anaiomicam intermsscere; </text:span><text:span text:style-name="T3">quomodo<text:line-break/></text:span><text:span text:style-name="T3">Hippocrates factitare ridetur. At quia periculum </text:span><text:span text:style-name="T3">est, </text:span><text:span text:style-name="T3">ne<text:line-break/></text:span><text:span text:style-name="T3">hujusmodi speculationes pereant, tum propter </text:span><text:span text:style-name="T3">hujus </text:span><text:span text:style-name="T3">ae-<text:line-break/></text:span><text:span text:style-name="T3">tatis hominum negligentiam, qua circa artes </text:span><text:span text:style-name="T3">laborant,<text:line-break/>tum </text:span><text:span text:style-name="T3">quia a pueritia exercitari non assueverunt, </text:span><text:span text:style-name="T3">merito<text:line-break/></text:span><text:span text:style-name="T3">commentarios scribimus. Nam si a majoribus </text:span><text:span text:style-name="T3">veluti </text:span><text:span text:style-name="T3">per<text:line-break/></text:span><text:span text:style-name="T3">manus </text:span><text:span text:style-name="T3">nubis traditas conservare possemus, </text:span><text:span text:style-name="T3">fupervacane-</text:span></text:p>
      <text:p text:style-name="P10"><text:span text:style-name="T3">um </text:span><text:span text:style-name="T3">esset scribere. Ego itaque omnia, quorum </text:span><text:span text:style-name="T3">cognitio-<text:line-break/></text:span><text:span text:style-name="T3">nem </text:span><text:span text:style-name="T3">ab initio adeptus sum, </text:span><text:span text:style-name="T3">iis, </text:span><text:span text:style-name="T3">qui requirebant, impartii,<text:line-break/></text:span><text:span text:style-name="T3">cupiens </text:span><text:span text:style-name="T3">universos homines, si sieri possit, ea perdiscere;<text:line-break/></text:span><text:span text:style-name="T3">essi </text:span><text:span text:style-name="T3">jam nonnullos, qui mihi operam dederunt, iutelli-<text:line-break/></text:span><text:span text:style-name="T3">gam </text:span><text:span text:style-name="T3">aliis nolle, quae est ipsorum invidia, communicare;<text:line-break/></text:span><text:span text:style-name="T3">quibus </text:span><text:span text:style-name="T3">si </text:span><text:span text:style-name="T3">repente </text:span><text:span text:style-name="T3">fato fungi contigerit, post me simul fpe-<text:line-break/></text:span><text:span text:style-name="T3">culationes </text:span><text:span text:style-name="T3">interibunt.</text:span></text:p>
      <text:h text:style-name="Heading_20_2" text:outline-level="2">Cap. II.</text:h>
      <text:p text:style-name="P58"><text:span text:style-name="T3">Quamobrem Marinum laudo, quod anato-<text:line-break/></text:span><text:span text:style-name="T3">micas adminiftrationes </text:span><text:span text:style-name="T3">fcripferit; quod autem parum<text:line-break/></text:span><text:span text:style-name="T3">integras nec perspicuas </text:span><text:span text:style-name="T3">simul prodiderit, tum multo </text:span><text:span text:style-name="T3">ma-<text:line-break/></text:span><text:span text:style-name="T3">gis, </text:span><text:span text:style-name="T3">quod anatomici prope omnes utilissimam </text:span><text:span text:style-name="T3">artis </text:span><text:span text:style-name="T3">por-<text:line-break/></text:span><text:span text:style-name="T3">tionem </text:span><text:span text:style-name="T3">non plane evidenter tractare videantur, ipfe ali-<text:line-break/></text:span><text:span text:style-name="T3">os </text:span><text:span text:style-name="T3">libros exarare </text:span><text:span text:style-name="T3">coactus sum. Quid enim utilius esse<text:line-break/></text:span><text:span text:style-name="T3">possit </text:span><text:span text:style-name="T3">medico </text:span><text:span text:style-name="T3">ad </text:span><text:span text:style-name="T3">vulnera, quae in bello accipiuntur, ad<text:line-break/></text:span><text:span text:style-name="T3">telorum extractiones, </text:span><text:span text:style-name="T3">ossium excisiones, luxata, fractu-<text:line-break/></text:span><text:span text:style-name="T3">ras </text:span><text:span text:style-name="T3">cum </text:span><text:span text:style-name="T3">ulcere </text:span><text:span text:style-name="T3">factas, </text:span><text:span text:style-name="T3">item ad </text:span><text:span text:style-name="T3">fistularum, </text:span><text:span text:style-name="T3">sinuum, abs-<text:line-break/></text:span><text:span text:style-name="T3">cessuum </text:span><text:span text:style-name="T3">lectiones et quaecunque </text:span><text:span text:style-name="T3">alia hujus </text:span><text:span text:style-name="T3">generis, </text:span><text:span text:style-name="T3">quam<text:line-break/></text:span><text:span text:style-name="T3">omnes </text:span><text:span text:style-name="T3">et manuum </text:span><text:span text:style-name="T3">et crurum partes accurate cognosce-<text:line-break/></text:span><text:span text:style-name="T3">re? </text:span><text:span text:style-name="T3">universas </text:span><text:span text:style-name="T3">autem exteriores </text:span><text:span text:style-name="T3">magis, </text:span><text:span text:style-name="T3">quam interiores.</text:span></text:p>
      <text:p text:style-name="P10"><text:span text:style-name="T3">scapularum videlicet, dorsi, pectoris, costarum, </text:span><text:span text:style-name="T3">abdomi-<text:line-break/></text:span><text:span text:style-name="T3">nis-, colli et capitis? Ex his enim tela.extrahere </text:span><text:span text:style-name="T3">cogi-<text:line-break/></text:span><text:span text:style-name="T3">mur, partim continuata quaedam incidentes, partim </text:span><text:span text:style-name="T3">ex-<text:line-break/></text:span><text:span text:style-name="T3">cidentes, nonnulla quoque ejicientes in putridis </text:span><text:span text:style-name="T3">ulceri-<text:line-break/></text:span><text:span text:style-name="T3">bus, abscessibus sinuumque curatione, quae manu </text:span><text:span text:style-name="T3">admi-<text:line-break/></text:span><text:span text:style-name="T3">nistratur. In ossium quidem excisione aut ex </text:span><text:span text:style-name="T3">partibus<text:line-break/></text:span><text:span text:style-name="T3">aliquid praecidere, aut dissecare res postulat; in </text:span><text:span text:style-name="T3">quibus,<text:line-break/></text:span><text:span text:style-name="T3">nisi .noveris, ubi aut nervus, </text:span><text:span text:style-name="T3">aut </text:span><text:span text:style-name="T3">musculus praecipuus </text:span><text:span text:style-name="T3">si-<text:line-break/></text:span><text:span text:style-name="T3">tus. sit, ubi vero arteria aut vena magna, interim </text:span><text:span text:style-name="T3">mor-<text:line-break/>tis </text:span><text:span text:style-name="T3">magis quam salutis hominibus erit auctor, </text:span><text:span text:style-name="T3">inter-<text:line-break/></text:span><text:span text:style-name="T3">dum vero mancos efficies. Linguae autem musculos </text:span><text:span text:style-name="T3">per-<text:line-break/></text:span><text:span text:style-name="T3">noscere, quot videlicet' numero sint, et quales </text:span><text:span text:style-name="T3">specie,<text:line-break/></text:span><text:span text:style-name="T3">supra usum artis conducit; non tamen ut </text:span><text:span text:style-name="T3">praecipuum<text:line-break/></text:span><text:span text:style-name="T3">est, neque ut necessarium. Dico supra usum, quod </text:span><text:span text:style-name="T3">talia<text:line-break/></text:span><text:span text:style-name="T3">curiosius inquirere - sophistarum gratia cogimur, </text:span><text:span text:style-name="T3">quibus<text:line-break/></text:span><text:span text:style-name="T3">non satis est, naturae artificium in utilibus tantum </text:span><text:span text:style-name="T3">didi-<text:line-break/></text:span><text:span text:style-name="T3">cisse, sed passim .proponunt, cujus rei causa </text:span><text:span text:style-name="T3">particula</text:span></text:p>
      <text:p text:style-name="P10"><text:span text:style-name="T3">haec </text:span><text:span text:style-name="T3">facta sit, aut cur talis tautave. At homo dexte-<text:line-break/>rioris animi contentus fuerit artem naturae ex accurata<text:line-break/></text:span><text:span text:style-name="T3">unius </text:span><text:span text:style-name="T3">aut' duarum partium dissectione intelligere; in qui-<text:line-break/></text:span><text:span text:style-name="T3">bus </text:span><text:span text:style-name="T3">et id, quod permultum arti medicae conducite<text:line-break/></text:span><text:span text:style-name="T3">et </text:span><text:span text:style-name="T3">ex addito operi naturae sapientia . innotescit Licet<text:line-break/></text:span><text:span text:style-name="T3">autem </text:span><text:span text:style-name="T3">mihi potissimum dicere, hujusmodi dissectiones ad<text:line-break/></text:span><text:span text:style-name="T3">affectus </text:span><text:span text:style-name="T3">curandos dignoscendosque et ad illorum praefa-<text:line-break/></text:span><text:span text:style-name="T3">gia non </text:span><text:span text:style-name="T3">esse iis commodas, qui vafrorum sophistarum<text:line-break/></text:span><text:span text:style-name="T3">contradictiones </text:span><text:span text:style-name="T3">evitare cupiant; qui sophistae, rationis in-<text:line-break/></text:span><text:span text:style-name="T3">quititione </text:span><text:span text:style-name="T3">neglecta, in eos, qui illam adducunt, conver-<text:line-break/></text:span><text:span text:style-name="T3">tuntur</text:span><text:span text:style-name="T3">, </text:span><text:span text:style-name="T3">dicentes, ipsos hoc nomine talium theorematum<text:line-break/></text:span><text:span text:style-name="T3">inutilitatem </text:span><text:span text:style-name="T3">reprehendere, quod ea ignorent. Quorum<text:line-break/></text:span><text:span text:style-name="T3">gratia </text:span><text:span text:style-name="T3">et eam anatomes </text:span><text:span text:style-name="T3">partem, quae utilis est, </text:span><text:span text:style-name="T20">et</text:span><text:span text:style-name="T3"> eam,’<text:line-break/></text:span><text:span text:style-name="T3">quae, </text:span><text:span text:style-name="T3">superabuiidans </text:span><text:span text:style-name="T3">ac superflua est, .conscripsi, ne vel<text:line-break/></text:span><text:span text:style-name="T3">ex </text:span><text:span text:style-name="T3">damnantis </text:span><text:span text:style-name="T3">inscitia sophistae contradicendi facultatem<text:line-break/></text:span><text:span text:style-name="T3">nanciscantur. Atqui </text:span><text:span text:style-name="T3">hoc </text:span><text:span text:style-name="T3">abunde </text:span><text:span text:style-name="T3">ipsis in opere de usu •<text:line-break/></text:span><text:span text:style-name="T3">partium </text:span><text:span text:style-name="T3">demonstrari;, quanquam et </text:span><text:span text:style-name="T3">nunc nihilo secius<text:line-break/></text:span><text:span text:style-name="T3">dicturus </text:span><text:span text:style-name="T3">sum, quomodo omnium corporis partium disse-</text:span></text:p>
      <text:p text:style-name="P10"><text:span text:style-name="T3">ctiones administrabis. Verum nos quidem, uti hoc </text:span><text:span text:style-name="T3">agi-<text:line-break/></text:span><text:span text:style-name="T3">mus, sic quoque dignitatem cujusque speculationis </text:span><text:span text:style-name="T3">divi-<text:line-break/></text:span><text:span text:style-name="T3">demus, tum usum ostendemus. Alius etenim est </text:span><text:span text:style-name="T3">viro<text:line-break/></text:span><text:span text:style-name="T3">physico anatomicae speculationis usus, qui scientiam </text:span><text:span text:style-name="T3">ipsam<text:line-break/></text:span><text:span text:style-name="T3">propter se adamat; alius ei, qui non propter se </text:span><text:span text:style-name="T3">ipsam,<text:line-break/>Ied </text:span><text:span text:style-name="T3">ut nihil temere • </text:span><text:span text:style-name="T20">a</text:span><text:span text:style-name="T3"> natura factum esse </text:span><text:span text:style-name="T3">demonstret;<text:line-break/></text:span><text:span text:style-name="T3">alius ei, qui argumenta ex dissectione ad actionem </text:span><text:span text:style-name="T3">qiian-<text:line-break/></text:span><text:span text:style-name="T3">dam vel naturalem vel animalem cognoscendam </text:span><text:span text:style-name="T3">invenit;<text:line-break/></text:span><text:span text:style-name="T3">ad haec alius ei, qui aculeos, spinas telorumque </text:span><text:span text:style-name="T3">cuspides<text:line-break/></text:span><text:span text:style-name="T3">probe eximet, vel apte quippiam excisurus est; </text:span><text:span text:style-name="T3">vel </text:span><text:span text:style-name="T3">qui<text:line-break/></text:span><text:span text:style-name="T3">sinus, fistulas, abscessus manu recte curabit; haec </text:span><text:span text:style-name="T3">enim,<text:line-break/></text:span><text:span text:style-name="T3">ut </text:span><text:span text:style-name="T3">diri, maxime sunt necessaria, oportetque in </text:span><text:span text:style-name="T3">ipsis </text:span><text:span text:style-name="T3">me-<text:line-break/></text:span><text:span text:style-name="T3">dicum </text:span><text:span text:style-name="T3">optimum in primis esse exercitatum, mox </text:span><text:span text:style-name="T3">in </text:span><text:span text:style-name="T3">la-<text:line-break/></text:span><text:span text:style-name="T3">tentiurn </text:span><text:span text:style-name="T3">viscerum functionibus, deinde usus </text:span><text:span text:style-name="T3">singulorum<text:line-break/>cognoscere, qui ad </text:span><text:span text:style-name="T3">affectuum dignotionem </text:span><text:span text:style-name="T3">medicis </text:span><text:span text:style-name="T3">con-<text:line-break/></text:span><text:span text:style-name="T3">ducunt. Alii namque philosophis utiliores </text:span><text:span text:style-name="T3">sunt, </text:span><text:span text:style-name="T3">non<text:line-break/></text:span><text:span text:style-name="T3">medicis, duplici, ut dictum est, modo; </text:span><text:span text:style-name="T3">vel </text:span><text:span text:style-name="T3">solius</text:span></text:p>
      <text:p text:style-name="P10"><text:span text:style-name="T3">speculationis gratia, vel ut docerent artificium naturae<text:line-break/></text:span><text:span text:style-name="T3">in </text:span><text:span text:style-name="T3">qualibet parte probe expressum.</text:span></text:p>
      <text:h text:style-name="Heading_20_2" text:outline-level="2">Cap. <text:span text:style-name="T54">II</text:span>I.</text:h>
      <text:p text:style-name="P58"><text:span text:style-name="T3">Non equidem anatomici </text:span><text:span text:style-name="T3">sic </text:span><text:span text:style-name="T3">egerunt, ut<text:line-break/></text:span><text:span text:style-name="T3">qui </text:span><text:span text:style-name="T3">eam anatomes partem diligentius rideantur excolu-<text:line-break/></text:span><text:span text:style-name="T3">isse, </text:span><text:span text:style-name="T3">quae prorsus medicinae ex usu non est et parum<text:line-break/>commodi, idque raro, solet exhibere; illam vero, quae<text:line-break/></text:span><text:span text:style-name="T3">praecipua </text:span><text:span text:style-name="T3">est ac utilissima maximeque necessaria omnibus,<text:line-break/></text:span><text:span text:style-name="T3">negligentius </text:span><text:span text:style-name="T3">observasse. Ea</text:span><text:span text:style-name="T34">;</text:span><text:span text:style-name="T3"> vero est, ut dixi, quae ver-<text:line-break/></text:span><text:span text:style-name="T3">satur </text:span><text:span text:style-name="T3">circa musculos, nervos, arterias et venas, non cor-<text:line-break/></text:span><text:span text:style-name="T3">dis aut </text:span><text:span text:style-name="T3">alicujus visceris, verum quae in cruribus mani-<text:line-break/></text:span><text:span text:style-name="T3">busque </text:span><text:span text:style-name="T3">ac thoracis exteriori regione juxta spinam, aut<text:line-break/></text:span><text:span text:style-name="T3">pectus, </text:span><text:span text:style-name="T3">aus costas, aut scapulas, aut abdomen, aut col-<text:line-break/></text:span><text:span text:style-name="T3">lum, </text:span><text:span text:style-name="T3">aut caput sunt conspicuae.- Novi si quidem horum<text:line-break/></text:span><text:span text:style-name="T3">ignaros </text:span><text:span text:style-name="T3">quotidie in rebus securis timidos, in metuendis<text:line-break/></text:span><text:span text:style-name="T3">securos </text:span><text:span text:style-name="T3">extitisse. Talis enim erat, qui latum exteriorem<text:line-break/></text:span><text:span text:style-name="T3">femoris </text:span><text:span text:style-name="T3">musculum tanquam primarium suspiciosus observa-<text:line-break/></text:span><text:span text:style-name="T3">bat; </text:span><text:span text:style-name="T3">cui neque </text:span><text:span text:style-name="T3">tendo magnus, neque arteria, neque vena,<text:line-break/></text:span><text:span text:style-name="T3">neque </text:span><text:span text:style-name="T3">functio </text:span><text:span text:style-name="T3">aliqua </text:span><text:span text:style-name="T3">movendis </text:span><text:span text:style-name="T3">cruribus necessaria commista</text:span></text:p>
      <text:p text:style-name="P10"><text:span text:style-name="T3">est, quemadmodum illis, qui genu articulum extendunt<text:line-break/>iusiectuntque. Totius itaque anatomes pars utilissima </text:span><text:span text:style-name="T3">ia<text:line-break/></text:span><text:span text:style-name="T3">his consistit, quorum potissime accuratam tractationem<text:line-break/>magni illius professores omiserunt. . Satius enim </text:span><text:span text:style-name="T3">erat<text:line-break/></text:span><text:span text:style-name="T3">cognoscere, non quot membranas singulis cor </text:span><text:span text:style-name="T3">orificiis<text:line-break/></text:span><text:span text:style-name="T3">habeat, neque quot venae ipsum nutriant, aut </text:span><text:span text:style-name="T3">unde<text:line-break/></text:span><text:span text:style-name="T3">quomodove procedant, aut quo pacto nervus ex </text:span><text:span text:style-name="T3">paribus<text:line-break/></text:span><text:span text:style-name="T3">illius, quae a cerebro deorsum feruntur, recurrens </text:span><text:span text:style-name="T3">eidem<text:line-break/></text:span><text:span text:style-name="T3">inseratur, verum a quibus quidem musculis </text:span><text:span text:style-name="T3">extendatur<text:line-break/></text:span><text:span text:style-name="T3">brachium, cubitus, brachiale, femur, tibia et pes; </text:span><text:span text:style-name="T3">a quis<text:line-break/></text:span><text:span text:style-name="T3">bus rursum inflectatur; quinam lu obliquum singulas </text:span><text:span text:style-name="T3">par-<text:line-break/></text:span><text:span text:style-name="T3">tes enumeratas circumagant; quotque unamquamque </text:span><text:span text:style-name="T3">ner-<text:line-break/></text:span><text:span text:style-name="T3">vi perreptent, unde progrediantur, quemve situm </text:span><text:span text:style-name="T3">nacti<text:line-break/></text:span><text:span text:style-name="T3">sint, ad haec ubi vena aut arteria insignis, ubi </text:span><text:span text:style-name="T3">parva<text:line-break/></text:span><text:span text:style-name="T3">substrata sit. Haec si quidem medicis tam sunt </text:span><text:span text:style-name="T3">neceffa-<text:line-break/></text:span><text:span text:style-name="T3">ria, ut ne ipsi quidem empirici, qui contra </text:span><text:span text:style-name="T3">anatomen<text:line-break/></text:span><text:span text:style-name="T3">libros integros commentati sunt, ipsorum scientiam </text:span><text:span text:style-name="T3">aude-<text:line-break/></text:span><text:span text:style-name="T3">aut damnare, sed fateantur potius, omnium </text:span><text:span text:style-name="T3">id genus</text:span></text:p>
      <text:p text:style-name="P10"><text:span text:style-name="T3">cognitionem esse utilissimam; verum ajunt, ex </text:span><text:span text:style-name="T3">frequenti<text:line-break/></text:span><text:span text:style-name="T3">vulnerum </text:span><text:span text:style-name="T3">factorum inspectione naturam ipsorum abunde<text:line-break/></text:span><text:span text:style-name="T3">satis </text:span><text:span text:style-name="T3">intelligi: quorum temeritatem quis non dentiretur?<text:line-break/></text:span><text:span text:style-name="T3">ubi enim </text:span><text:span text:style-name="T3">ne vel ii, qui magnam in anatoinis ipsorumrin-<text:line-break/></text:span><text:span text:style-name="T3">dustriam collocarunt, </text:span><text:span text:style-name="T3">exactam cognitionem sunt assecuti,<text:line-break/></text:span><text:span text:style-name="T3">multo minus ex </text:span><text:span text:style-name="T3">vulnerum intuitu quispiam didicerit.<text:line-break/></text:span><text:span text:style-name="T3">Haec itaque in cathedra </text:span><text:span text:style-name="T3">sublimis aliquis sedens discipu-<text:line-break/></text:span><text:span text:style-name="T3">lis </text:span><text:span text:style-name="T3">dicere, in ipsis </text:span><text:span text:style-name="T3">autem operibus artis docere non po-<text:line-break/></text:span><text:span text:style-name="T3">test, ut qui ipscmet </text:span><text:span text:style-name="T3">primus omnes dictorum animalis in-<text:line-break/></text:span><text:span text:style-name="T3">strumentorum partes </text:span><text:span text:style-name="T3">ignoret; nam sola, quae manifesto<text:line-break/></text:span><text:span text:style-name="T3">sub cute apparent, </text:span><text:span text:style-name="T3">cognoscunt, qui admodum periti lu-<text:line-break/></text:span><text:span text:style-name="T3">ter </text:span><text:span text:style-name="T3">illos esse </text:span><text:span text:style-name="T3">videntur. Quare verbis contendendum cum<text:line-break/></text:span><text:span text:style-name="T3">talibus viris </text:span><text:span text:style-name="T3">non </text:span><text:span text:style-name="T3">est, </text:span><text:span text:style-name="T3">neque enitendum ostendere, quod<text:line-break/></text:span><text:span text:style-name="T3">non </text:span><text:span text:style-name="T3">solum fortuita </text:span><text:span text:style-name="T3">illa anatome et vulneraria speculatio<text:line-break/></text:span><text:span text:style-name="T3">(haec </text:span><text:span text:style-name="T3">enim illorum </text:span><text:span text:style-name="T3">vocabula sunt) cuiusque particulae<text:line-break/></text:span><text:span text:style-name="T3">naturam </text:span><text:span text:style-name="T3">accurate, </text:span><text:span text:style-name="T3">qualisnam </text:span><text:span text:style-name="T3">sit, </text:span><text:span text:style-name="T3">non possit edocere, ve-<text:line-break/></text:span><text:span text:style-name="T3">rum </text:span><text:span text:style-name="T3">ne vel ipsa, quae studio </text:span><text:span text:style-name="T3">diligentiaquc administratur,<text:line-break/></text:span><text:span text:style-name="T3">nisi </text:span><text:span text:style-name="T3">frequenter multis </text:span><text:span text:style-name="T3">cum praeceptis, </text:span><text:span text:style-name="T3">quae </text:span><text:span text:style-name="T3">ego hoc com.</text:span></text:p>
      <text:p text:style-name="P10"><text:span text:style-name="T3">mentario recensebo, exerciteris. Empiricorum itaque<text:line-break/>medicorum minorem aliquis curam habuerit, qui </text:span><text:span text:style-name="T3">mani-<text:line-break/></text:span><text:span text:style-name="T3">festo cavillandi </text:span><text:span text:style-name="T3">studio </text:span><text:span text:style-name="T3">tenentur, verum omnes anatoines<text:line-break/>professores accusandi mihi sunt, </text:span><text:span text:style-name="T3">quod </text:span><text:span text:style-name="T3">tam necessaria<text:line-break/>negligentius et veluti defunctorie inquifierint. Ubi </text:span><text:span text:style-name="T3">enim<text:line-break/></text:span><text:span text:style-name="T3">non paucos musculorum tendones vel integros </text:span><text:span text:style-name="T3">musculos<text:line-break/></text:span><text:span text:style-name="T3">in quibusdam partibus ignorarunt, quid existimandum </text:span><text:span text:style-name="T3">est<text:line-break/></text:span><text:span text:style-name="T3">ipsis in nervorum natura </text:span><text:span text:style-name="T3">accidisse, qui </text:span><text:span text:style-name="T3">quidem in </text:span><text:span text:style-name="T3">sum-<text:line-break/></text:span><text:span text:style-name="T3">mam interim. exilitatem porriguntur, vim autem </text:span><text:span text:style-name="T3">maxi-<text:line-break/></text:span><text:span text:style-name="T3">mani obtinent? Quamobrem adhortor juvenes, </text:span><text:span text:style-name="T3">relicui<text:line-break/></text:span><text:span text:style-name="T3">in praefentia cerebri, cordis, linguae</text:span><text:span text:style-name="T3">, </text:span><text:span text:style-name="T3">.pulmonis, </text:span><text:span text:style-name="T3">jecino-<text:line-break/></text:span><text:span text:style-name="T3">ris, lienis, renum, stomachi, laryngis, foetus, uteri </text:span><text:span text:style-name="T3">gra-<text:line-break/></text:span><text:span text:style-name="T3">vidi dissectionibus, prius ediscant, quali brachium, </text:span><text:span text:style-name="T3">[ca-<text:line-break/></text:span><text:span text:style-name="T3">pulae et cubitus connexu deligentur; quomodo </text:span><text:span text:style-name="T3">rursus<text:line-break/></text:span><text:span text:style-name="T3">alia artuum membra singula; quinam musculi ea </text:span><text:span text:style-name="T3">move-<text:line-break/></text:span><text:span text:style-name="T3">ant; qui rrerui, quae arteriae et venae quamque </text:span><text:span text:style-name="T3">partem<text:line-break/></text:span><text:span text:style-name="T3">intercurrant- Atque ob id ipsum manus et cruris </text:span><text:span text:style-name="T3">anato-<text:line-break/></text:span><text:span text:style-name="T3">micas administrationes aliis omnibus praeposui, </text:span><text:span text:style-name="T3">quod </text:span><text:span text:style-name="T3">ad</text:span></text:p>
      <text:p text:style-name="P10"><text:span text:style-name="T3">ea, </text:span><text:span text:style-name="T3">quae tum usui hominum necessario, tum </text:span><text:span text:style-name="T3">arti </text:span><text:span text:style-name="T3">ma-<text:line-break/>xime conducant, ire primum juvenes </text:span><text:span text:style-name="T3">operae pretium<text:line-break/></text:span><text:span text:style-name="T3">sit; </text:span><text:span text:style-name="T3">deinde vero, quod eundem ita disciplinae ordinem<text:line-break/>commentariis de usu partium observem. Quod opus, ut<text:line-break/></text:span><text:span text:style-name="T3">dixi, </text:span><text:span text:style-name="T3">non minus philosophis, quam medicis, utile exi-<text:line-break/></text:span><text:span text:style-name="T3">stiti </text:span><text:span text:style-name="T3">Quoniam igitur in illo de partibus humani corpo-<text:line-break/></text:span><text:span text:style-name="T3">ris sermo nobis fuerat, </text:span><text:span text:style-name="T3">ideo prius de </text:span><text:span text:style-name="T3">manu </text:span><text:span text:style-name="T3">(nam haec<text:line-break/></text:span><text:span text:style-name="T3">propria hominis est pars) </text:span><text:span text:style-name="T3">commentationem institui. Nunc<text:line-break/></text:span><text:span text:style-name="T3">autem, ceu retuli, ne </text:span><text:span text:style-name="T3">hujus quidem </text:span><text:span text:style-name="T3">solius </text:span><text:span text:style-name="T3">gratia, scd<text:line-break/></text:span><text:span text:style-name="T3">praeterea </text:span><text:span text:style-name="T3">ac potius, ut juvenes iu </text:span><text:span text:style-name="T3">primis </text:span><text:span text:style-name="T3">illis maxime<text:line-break/></text:span><text:span text:style-name="T3">necessariis </text:span><text:span text:style-name="T3">exerceantur. </text:span><text:span text:style-name="T3">. </text:span><text:span text:style-name="T3">Nam hoc </text:span><text:span text:style-name="T3">tempore </text:span><text:span text:style-name="T3">secus ipsos<text:line-break/></text:span><text:span text:style-name="T3">factitare </text:span><text:span text:style-name="T3">rideo, qui anatomica speculatione administranda<text:line-break/></text:span><text:span text:style-name="T3">dignos </text:span><text:span text:style-name="T3">se existimant, ignorunt enim adhuc, quali cubiti<text:line-break/></text:span><text:span text:style-name="T3">venae </text:span><text:span text:style-name="T3">nervus, vel </text:span><text:span text:style-name="T3">caput musculi, vel aponeurosis, vel ar-<text:line-break/></text:span><text:span text:style-name="T3">teria </text:span><text:span text:style-name="T3">quaepiam </text:span><text:span text:style-name="T3">substernatur. Unde sit</text:span><text:span text:style-name="T3">, ut </text:span><text:span text:style-name="T3">in venarum<text:line-break/></text:span><text:span text:style-name="T3">sectionibus </text:span><text:span text:style-name="T3">maxime errent, </text:span><text:span text:style-name="T3">quippe </text:span><text:span text:style-name="T3">cor dissecant et lin-<text:line-break/></text:span><text:span text:style-name="T3">guam </text:span><text:span text:style-name="T3">bubulam, </text:span><text:span text:style-name="T3">hoc ipsum nescientes, quod plurimum<text:line-break/></text:span><text:span text:style-name="T3">ab </text:span><text:span text:style-name="T3">humanis </text:span><text:span text:style-name="T3">discrepent.</text:span></text:p>
      <text:h text:style-name="P6" text:outline-level="2">Cap. IV.</text:h>
      <text:p text:style-name="P58"><text:span text:style-name="T3">Superiore igitur libro institui, quo modo </text:span><text:span text:style-name="T3">ma-<text:line-break/></text:span><text:span text:style-name="T3">nus musculorum dissectio sit administranda, hic simili </text:span><text:span text:style-name="T3">raodo<text:line-break/></text:span><text:span text:style-name="T3">de cruribus verba facturus. Priusquam enim </text:span><text:span text:style-name="T3">musculas<text:line-break/></text:span><text:span text:style-name="T3">exacte -cognoscas, nervos aut vasa dissecare nec </text:span><text:span text:style-name="T3">ipse<text:line-break/></text:span><text:span text:style-name="T3">poteris, </text:span><text:span text:style-name="T3">nec </text:span><text:span text:style-name="T3">alium docere.- Quare et hic cutis </text:span><text:span text:style-name="T3">auferenda<text:line-break/></text:span><text:span text:style-name="T3">est, attendendurnque diligenter, </text:span><text:span text:style-name="T3">ne </text:span><text:span text:style-name="T3">in primo plantae </text:span><text:span text:style-name="T3">ex-<text:line-break/></text:span><text:span text:style-name="T3">ortu, juxta calcis initium sito, una cum cute </text:span><text:span text:style-name="T3">tendinem<text:line-break/></text:span><text:span text:style-name="T3">ei subjectum eo loco avellas; cujus, ut in manu </text:span><text:span text:style-name="T3">ostenlunt<text:line-break/></text:span><text:span text:style-name="T3">est, explicati interventu cutis depilis simul et </text:span><text:span text:style-name="T3">ciccum-<text:line-break/></text:span><text:span text:style-name="T3">actu difficilis membro subtensa esu Hanc igitur </text:span><text:span text:style-name="T3">subje-<text:line-break/></text:span><text:span text:style-name="T3">ctis ibidem corporibus obductam sinere, veluti in </text:span><text:span text:style-name="T3">manu<text:line-break/></text:span><text:span text:style-name="T3">diximus, oportet; reliquam omnem membro toti </text:span><text:span text:style-name="T3">adimere,<text:line-break/></text:span><text:span text:style-name="T3">id ipsum prius indidem discens, femoris musculos </text:span><text:span text:style-name="T3">om-<text:line-break/></text:span><text:span text:style-name="T3">nium primos esse tlissecandos; mox, qualescunque </text:span><text:span text:style-name="T3">velis,<text:line-break/></text:span><text:span text:style-name="T3">sive tibiae, sive coxae, qui femoris caput et </text:span><text:span text:style-name="T3">cum eo<text:line-break/></text:span><text:span text:style-name="T3">videlicet totum femur movent. Si vero- luterim </text:span><text:span text:style-name="T3">vel ti-</text:span></text:p>
      <text:p text:style-name="P10"><text:span text:style-name="T3">biae </text:span><text:span text:style-name="T3">priore» quam ipsius femoris musculos, </text:span><text:span text:style-name="T3">vel </text:span><text:span text:style-name="T3">coxae<text:line-break/>dissecare libeat, auferes in tibia quidem musculorum ex-<text:line-break/>trema, quae ex femore ad eam pertinent in coxae vero<text:line-break/>musculis capita supra articulum ascendentia. Sed ex<text:line-break/></text:span><text:span text:style-name="T3">facili </text:span><text:span text:style-name="T3">ipfos musculos, quemadmodum ego dicturus sum,<text:line-break/></text:span><text:span text:style-name="T3">reperies, </text:span><text:span text:style-name="T3">a quibusdam veluti scopis nulli non cognitis<text:line-break/></text:span><text:span text:style-name="T3">auspicatus. </text:span><text:span text:style-name="T3">Nullus enim poplitem, genu et anticnemium<text:line-break/></text:span><text:span text:style-name="T3">ignorat. </text:span><text:span text:style-name="T3">His jam animum accommodans dissectionem ex-<text:line-break/></text:span><text:span text:style-name="T3">ordieris, </text:span><text:span text:style-name="T3">toto membro cute simul et membranis ei sub-<text:line-break/></text:span><text:span text:style-name="T3">ditis </text:span><text:span text:style-name="T3">detecto; dictum namque mihi est prius, minimo sic<text:line-break/></text:span><text:span text:style-name="T3">negotio </text:span><text:span text:style-name="T3">potissimumque musculum deprehendi, utpote<text:line-break/></text:span><text:span text:style-name="T3">cujus </text:span><text:span text:style-name="T3">circumscriptio pro fibrarum differentiis cognoscatur.<text:line-break/></text:span><text:span text:style-name="T3">Omnium itaque </text:span><text:span text:style-name="T3">primus tendo latus, paulatim carnosus<text:line-break/></text:span><text:span text:style-name="T3">evadens, </text:span><text:span text:style-name="T3">summa </text:span><text:span text:style-name="T3">fub cute apparebit, qui tibiae infra ge-<text:line-break/></text:span><text:span text:style-name="T3">nu </text:span><text:span text:style-name="T3">innascitur, </text:span><text:span text:style-name="T3">ubi ipsius vocatum auticnemion habetur;<text:line-break/></text:span><text:span text:style-name="T3">ibi </text:span><text:span text:style-name="T3">siquidem </text:span><text:span text:style-name="T3">is tendo inleritur, ubi tibia ipsa praeceps<text:line-break/></text:span><text:span text:style-name="T3">est, </text:span><text:span text:style-name="T3">quae pars </text:span><text:span text:style-name="T3">carne vacat nudaque est, superne tleor-</text:span></text:p>
      <text:p text:style-name="P9"><text:span text:style-name="T3">sum porrecta, ceu. totius ipsius </text:span><text:span text:style-name="T3">spina. </text:span><text:span text:style-name="T3">Superius </text:span><text:span text:style-name="T3">autem<text:line-break/></text:span><text:span text:style-name="T3">musculi hujus initium, </text:span><text:span text:style-name="T3">quod caput </text:span><text:span text:style-name="T3">ipsius nomiuant, </text:span><text:span text:style-name="T3">ei<text:line-break/></text:span><text:span text:style-name="T3">media maxime ilium ossis </text:span><text:span text:style-name="T3">spina </text:span><text:span text:style-name="T3">carnoso exortu </text:span><text:span text:style-name="T3">procedit<text:line-break/></text:span><text:span text:style-name="T3">Prolixa vero </text:span><text:span text:style-name="T3">et </text:span><text:span text:style-name="T3">ipsa ad longitudinem animalis </text:span><text:span text:style-name="T3">porrigi-<text:line-break/></text:span><text:span text:style-name="T3">tur, et in gracilibus vel </text:span><text:span text:style-name="T3">ante </text:span><text:span text:style-name="T3">dissectionem cuilibet </text:span><text:span text:style-name="T3">emi-<text:line-break/></text:span><text:span text:style-name="T3">nens </text:span><text:span text:style-name="T3">conspicitur. Quin etiam </text:span><text:span text:style-name="T3">et ipsa </text:span><text:span text:style-name="T3">posteriores </text:span><text:span text:style-name="T3">partei<text:line-break/></text:span><text:span text:style-name="T3">a prioribus distinguens per </text:span><text:span text:style-name="T3">totam </text:span><text:span text:style-name="T3">longitudinem in </text:span><text:span text:style-name="T3">spinam<text:line-break/></text:span><text:span text:style-name="T3">acutam desinit, qualis est et </text:span><text:span text:style-name="T3">scapularum </text:span><text:span text:style-name="T3">splua </text:span><text:span text:style-name="T3">maxime </text:span><text:span text:style-name="T3">is<text:line-break/></text:span><text:span text:style-name="T3">summo ipsius fastigio. Hic </text:span><text:span text:style-name="T3">itaque </text:span><text:span text:style-name="T3">musculus, </text:span><text:span text:style-name="T20">a</text:span><text:span text:style-name="T3"> </text:span><text:span text:style-name="T3">media </text:span><text:span text:style-name="T3">po-<text:line-break/></text:span><text:span text:style-name="T3">tissiinum. dicta spina ortus, per ilium os ad </text:span><text:span text:style-name="T3">internam </text:span><text:span text:style-name="T3">fe-<text:line-break/></text:span><text:span text:style-name="T3">moris regionem defertur,, in obliquum panlatim </text:span><text:span text:style-name="T3">tendens;<text:line-break/></text:span><text:span text:style-name="T3">lnnc ad genu articulum descendit</text:span><text:span text:style-name="T3">, </text:span><text:span text:style-name="T3">mox hunc circa </text:span><text:span text:style-name="T3">femo-<text:line-break/></text:span><text:span text:style-name="T3">ris condylum interiorem permeans ; inde rursus </text:span><text:span text:style-name="T3">obliqn»<text:line-break/></text:span><text:span text:style-name="T3">ductu tibiae ossi ea parte injicitur, qua maxime </text:span><text:span text:style-name="T3">excar-<text:line-break/></text:span><text:span text:style-name="T3">nrs nudusque est. Hunc, musculum si ad originem </text:span><text:span text:style-name="T3">ipsius<text:line-break/></text:span><text:span text:style-name="T3">protendas, ita tibiam figurabis, sicut pueri eam </text:span><text:span text:style-name="T3">statuunt,<text:line-break/></text:span><text:span text:style-name="T3">in palaestris crus invertentes, quum alterum femori </text:span><text:span text:style-name="T3">crus</text:span></text:p>
      <text:p text:style-name="P10"><text:span text:style-name="T3">injiciunt; </text:span><text:span text:style-name="T3">quod tibi clare innotescet, si multas tibiae car-<text:line-break/>nes ademeris, atque hoc magis, si pedem juxta articu-<text:line-break/>lum absccueris. Magni siquidem musculi etiam mortuo<text:line-break/>animante tensi functiones suas citra carnium praecisio-<text:line-break/></text:span><text:span text:style-name="T3">nem possunt </text:span><text:span text:style-name="T3">ludicarc; exigui vero, nisi multis ipsarum<text:line-break/></text:span><text:span text:style-name="T3">ablatis, non </text:span><text:span text:style-name="T3">possunt. Caeterum post hujus musculi apo-<text:line-break/></text:span><text:span text:style-name="T3">neurosin </text:span><text:span text:style-name="T3">etiam alia quaedam </text:span><text:span text:style-name="T3">ex amussi </text:span><text:span text:style-name="T3">tendonis in an-<text:line-break/></text:span><text:span text:style-name="T3">ticnemium </text:span><text:span text:style-name="T3">insertio; </text:span><text:span text:style-name="T3">quam </text:span><text:span text:style-name="T3">secutus dissecansque muscu-<text:line-break/></text:span><text:span text:style-name="T3">lum ipsi </text:span><text:span text:style-name="T3">incumbentem' ad partem, </text:span><text:span text:style-name="T3">unde prodiit, </text:span><text:span text:style-name="T3">ascendes,<text:line-break/></text:span><text:span text:style-name="T3">idque </text:span><text:span text:style-name="T3">per summa </text:span><text:span text:style-name="T3">femoris interius ad </text:span><text:span text:style-name="T3">os pubis, ubi </text:span><text:span text:style-name="T3">bic<text:line-break/></text:span><text:span text:style-name="T3">musculus </text:span><text:span text:style-name="T3">caput </text:span><text:span text:style-name="T3">habet; </text:span><text:span text:style-name="T3">atque </text:span><text:span text:style-name="T3">in </text:span><text:span text:style-name="T3">hac </text:span><text:span text:style-name="T3">maxime </text:span><text:span text:style-name="T3">parte ante-<text:line-break/></text:span><text:span text:style-name="T3">rior </text:span><text:span text:style-name="T3">est et </text:span><text:span text:style-name="T3">exacte superne deorfum </text:span><text:span text:style-name="T3">verius in longum ex-<text:line-break/></text:span><text:span text:style-name="T3">porrectus sensim </text:span><text:span text:style-name="T3">teretem figuram repraesentat. Hic </text:span><text:span text:style-name="T3">au-<text:line-break/></text:span><text:span text:style-name="T3">tem </text:span><text:span text:style-name="T3">vocata'</text:span><text:span text:style-name="T3">pubis </text:span><text:span text:style-name="T3">ossa </text:span><text:span text:style-name="T3">committuntur, et cartilaginis inter-<text:line-break/></text:span><text:span text:style-name="T3">ventu </text:span><text:span text:style-name="T3">coeunt. Atque hi duo numero </text:span><text:span text:style-name="T3">musculi, in utro-<text:line-break/></text:span><text:span text:style-name="T3">que </text:span><text:span text:style-name="T3">crure unus, sese mutuo juxta </text:span><text:span text:style-name="T3">primas apophyses coni<text:line-break/>«</text:span></text:p>
      <text:p text:style-name="P10"><text:span text:style-name="T3">tingunt. Ex ipfa igitur </text:span><text:span text:style-name="T3">regione, unde </text:span><text:span text:style-name="T3">prodierunt, et per<text:line-break/>interiora femoris ductu, </text:span><text:span text:style-name="T3">nec non ex </text:span><text:span text:style-name="T3">loco, per quem tibi-<text:line-break/>ae </text:span><text:span text:style-name="T3">innascuntur,' </text:span><text:span text:style-name="T3">actionem </text:span><text:span text:style-name="T3">suam docere </text:span><text:span text:style-name="T3">fe valent. </text:span><text:span text:style-name="T3">At<text:line-break/></text:span><text:span text:style-name="T3">etiam </text:span><text:span text:style-name="T3">citra demonstrationem, quam ex </text:span><text:span text:style-name="T3">sua natura </text:span><text:span text:style-name="T3">ipsi<text:line-break/></text:span><text:span text:style-name="T3">efficiunt, </text:span><text:span text:style-name="T3">tu </text:span><text:span text:style-name="T3">quoque motum, </text:span><text:span text:style-name="T3">quo tibiam </text:span><text:span text:style-name="T3">movent, mani-<text:line-break/>bus </text:span><text:span text:style-name="T3">propriis </text:span><text:span text:style-name="T3">invenire </text:span><text:span text:style-name="T3">poteris; </text:span><text:span text:style-name="T3">quippe, dum ad exortus<text:line-break/>musculorum </text:span><text:span text:style-name="T3">sedem </text:span><text:span text:style-name="T3">attrahis, tibla elatius simul et </text:span><text:span text:style-name="T3">luteri-<text:line-break/></text:span><text:span text:style-name="T3">us attolli videtur. Verum </text:span><text:span text:style-name="T3">hujusmodi </text:span><text:span text:style-name="T3">examina mortuo<text:line-break/>animante potissimum saciunda </text:span><text:span text:style-name="T3">sunt, </text:span><text:span text:style-name="T3">plurimis artuum </text:span><text:span text:style-name="T3">mo-<text:line-break/></text:span><text:span text:style-name="T3">vendorum partibus undequaque </text:span><text:span text:style-name="T3">ablatis, </text:span><text:span text:style-name="T3">et, </text:span><text:span text:style-name="T3">si fieri </text:span><text:span text:style-name="T3">potest,<text:line-break/></text:span><text:span text:style-name="T3">ossibus </text:span><text:span text:style-name="T3">solis carne vacuis relictis. </text:span><text:span text:style-name="T3">Porro tertia a </text:span><text:span text:style-name="T3">duabus<text:line-break/>praedictis </text:span><text:span text:style-name="T3">insertio </text:span><text:span text:style-name="T3">lati tendinis est , nominatae </text:span><text:span text:style-name="T3">in </text:span><text:span text:style-name="T3">anteri-<text:line-break/></text:span><text:span text:style-name="T3">ori </text:span><text:span text:style-name="T3">tibiae parte </text:span><text:span text:style-name="T3">contigua</text:span><text:span text:style-name="T20">, idque magis</text:span><text:span text:style-name="T3"> ab internis </text:span><text:span text:style-name="T3">ipsius<text:line-break/></text:span><text:span text:style-name="T3">partibus: paulatim vero magna ex parte deorsum </text:span><text:span text:style-name="T3">verfiis<text:line-break/></text:span><text:span text:style-name="T3">ad </text:span><text:span text:style-name="T3">obliqui musculi situm vergit. Invenies ipsam, si,- </text:span><text:span text:style-name="T3">ut<text:line-break/></text:span><text:span text:style-name="T3">in prioribus duabus, pedetentirn musculi partem </text:span><text:span text:style-name="T3">sequaris,<text:line-break/></text:span><text:span text:style-name="T3">quae tendines </text:span><text:span text:style-name="T3">praedictos </text:span><text:span text:style-name="T3">procreavit, intrinsecus </text:span><text:span text:style-name="T3">quidem</text:span></text:p>
      <text:p text:style-name="P10"><text:span text:style-name="T3">primum </text:span><text:span text:style-name="T3">juxta tibiae genuque interiora </text:span><text:span text:style-name="T3">sitam, deinde ve-<text:line-break/></text:span><text:span text:style-name="T3">ro per </text:span><text:span text:style-name="T3">poplitem sursum oblique ascendentem </text:span><text:span text:style-name="T3">juxta poste-<text:line-break/></text:span><text:span text:style-name="T3">riorem </text:span><text:span text:style-name="T3">femoris sedem, postea sic ad exteriorem luferio-<text:line-break/></text:span><text:span text:style-name="T3">remque </text:span><text:span text:style-name="T3">coxae ossis partem (ubi simiae nates carne </text:span><text:span text:style-name="T3">pi-<text:line-break/></text:span><text:span text:style-name="T3">lisque </text:span><text:span text:style-name="T3">carent) emergentem. Hinc enim exortus ac caput<text:line-break/></text:span><text:span text:style-name="T3">indidem obtinens </text:span><text:span text:style-name="T3">per femur obliquus defertur; deinde<text:line-break/></text:span><text:span text:style-name="T3">intro ad </text:span><text:span text:style-name="T3">insertionem, quam dixi, pervenit, tibiam, </text:span><text:span text:style-name="T3">ut<text:line-break/></text:span><text:span text:style-name="T3">ita </text:span><text:span text:style-name="T3">dicam, retrorsum </text:span><text:span text:style-name="T3">evolvens, quemadmodum saltatores<text:line-break/></text:span><text:span text:style-name="T3">factitare consueverunt. </text:span><text:span text:style-name="T3">Nam </text:span><text:span text:style-name="T3">sciendum </text:span><text:span text:style-name="T3">est id de omni<text:line-break/></text:span><text:span text:style-name="T3">aeque </text:span><text:span text:style-name="T3">musculo,'••nempe </text:span><text:span text:style-name="T3">rectos </text:span><text:span text:style-name="T3">motum </text:span><text:span text:style-name="T3">rectum ministrare,<text:line-break/></text:span><text:span text:style-name="T3">contra obliquos obliquum. Verum nullus </text:span><text:span text:style-name="T3">femoris niufcu-<text:line-break/></text:span><text:span text:style-name="T3">lus </text:span><text:span text:style-name="T3">alius obliquiorem </text:span><text:span text:style-name="T3">hoc situm habet; siquidem ab </text:span><text:span text:style-name="T20">ex-<text:line-break/></text:span><text:span text:style-name="T20">terna</text:span><text:span text:style-name="T3"> </text:span><text:span text:style-name="T3">ischii parte </text:span><text:span text:style-name="T3">incipit, lu </text:span><text:span text:style-name="T3">internam </text:span><text:span text:style-name="T20">vero</text:span><text:span text:style-name="T3"> tibiae par-<text:line-break/></text:span><text:span text:style-name="T3">tem </text:span><text:span text:style-name="T3">inseritur. Necesse enim est tibiam </text:span><text:span text:style-name="T3">hac tractam an-<text:line-break/></text:span><text:span text:style-name="T3">sa </text:span><text:span text:style-name="T3">retrorsum sursumque feni, et hac in </text:span><text:span text:style-name="T3">orbem convolvi;<text:line-break/></text:span><text:span text:style-name="T3">cujus/ </text:span><text:span text:style-name="T3">ratione compositus, </text:span><text:span text:style-name="T3">non simplex, hic motus effici-<text:line-break/></text:span><text:span text:style-name="T3">tur. </text:span><text:span text:style-name="T3">Hi ergo tres musculi in tibiam </text:span><text:span text:style-name="T3">tendinibus luscrun-</text:span></text:p>
      <text:p text:style-name="P10"><text:span text:style-name="T3">tur, quos auferre oportebit, si tibiam ipsam prius </text:span><text:span text:style-name="T3">disse-<text:line-break/></text:span><text:span text:style-name="T3">care cogites; nam, quid subter lateat, ipsis </text:span><text:span text:style-name="T3">iucumbentibus;<text:line-break/></text:span><text:span text:style-name="T3">videre nullo queas modo. Jam alius est quartus </text:span><text:span text:style-name="T3">mufcu-<text:line-break/></text:span><text:span text:style-name="T3">lus ex iis, qui in tibiam deferuntur, qui non </text:span><text:span text:style-name="T3">interna<text:line-break/></text:span><text:span text:style-name="T3">ipsius parte, verum externa folus tribus </text:span><text:span text:style-name="T3">opponitur,<text:line-break/></text:span><text:span text:style-name="T3">quantum ad loci rationem attinet, cui inseritur; </text:span><text:span text:style-name="T3">extrer<text:line-break/></text:span><text:span text:style-name="T3">muni ipsius carnosum, fimus et latitudine manifesta </text:span><text:span text:style-name="T3">con-<text:line-break/></text:span><text:span text:style-name="T3">fpicnum, tibiae extrinsecus, uti dictum est, </text:span><text:span text:style-name="T3">connectitur;<text:line-break/></text:span><text:span text:style-name="T3">quinetiarn magis adhuc, diiatefcens. ad suum ipsius </text:span><text:span text:style-name="T3">caput,<text:line-break/></text:span><text:span text:style-name="T3">in extima ossis ischii parte situm, fursurn </text:span><text:span text:style-name="T3">protenditur;<text:line-break/></text:span><text:span text:style-name="T3">etenim praedicto musculo hinc, ut docui, exoriente, </text:span><text:span text:style-name="T3">ea-<text:line-break/></text:span><text:span text:style-name="T3">put </text:span><text:span text:style-name="T3">hujus musculi exterius, ut, dixi, locatum est; </text:span><text:span text:style-name="T3">ut </text:span><text:span text:style-name="T3">ex<text:line-break/></text:span><text:span text:style-name="T3">situ facile innotescat ipsius functio, tibiam totam </text:span><text:span text:style-name="T3">simpli-<text:line-break/></text:span><text:span text:style-name="T3">ni motu in externam partem abducentis. .Porro </text:span><text:span text:style-name="T3">notum,<text:line-break/></text:span><text:span text:style-name="T3">est etiam experientia, si universum musculum </text:span><text:span text:style-name="T3">ad </text:span><text:span text:style-name="T3">pro-<text:line-break/></text:span><text:span text:style-name="T3">prium caput voles extendere, secuturam tibiam, </text:span><text:span text:style-name="T3">quem*<text:line-break/></text:span><text:span text:style-name="T3">admodum diximus. Eundem musculum </text:span><text:span text:style-name="T3">fpectavimus </text:span><text:span text:style-name="T3">cur-</text:span></text:p>
      <text:p text:style-name="P10"><text:span text:style-name="T3">suri </text:span><text:span text:style-name="T3">cuidam haud vulgari abruptum, certanteque homine<text:line-break/>iu ipsius medio avulsum; cujus deinde </text:span><text:span text:style-name="T3">sedes inanis erat<text:line-break/></text:span><text:span text:style-name="T3">et </text:span><text:span text:style-name="T3">concava, ut quam partes avulsi musculi relinquerent,<text:line-break/>haec quidem sursum ad caput revulsa, altera vero ad<text:line-break/></text:span><text:span text:style-name="T3">tibiam </text:span><text:span text:style-name="T3">detracta. Cursor tamen ille postea, quam </text:span><text:span text:style-name="T3">dolor<text:line-break/></text:span><text:span text:style-name="T3">cessisset et </text:span><text:span text:style-name="T3">inflammatio destitisset, obambulando nihilo </text:span><text:span text:style-name="T3">lae-<text:line-break/></text:span><text:span text:style-name="T3">debatur, adeo ut </text:span><text:span text:style-name="T3">audacter </text:span><text:span text:style-name="T3">cursum iteraret; </text:span><text:span text:style-name="T3">cx quo </text:span><text:span text:style-name="T20">et-<text:line-break/></text:span><text:span text:style-name="T20">iam</text:span><text:span text:style-name="T3"> nullam sentiens </text:span><text:span text:style-name="T3">laesionem </text:span><text:span text:style-name="T3">rursus </text:span><text:span text:style-name="T3">certavit, iterumque.<text:line-break/></text:span><text:span text:style-name="T3">ceu prius victoriam </text:span><text:span text:style-name="T3">retulit. Quod illi obtigisse non </text:span><text:span text:style-name="T3">est<text:line-break/></text:span><text:span text:style-name="T3">vero dissimile; nam </text:span><text:span text:style-name="T3">in </text:span><text:span text:style-name="T3">cursu non est </text:span><text:span text:style-name="T3">opus articulos in<text:line-break/></text:span><text:span text:style-name="T3">obliquum </text:span><text:span text:style-name="T3">torquere, verum </text:span><text:span text:style-name="T3">sufficit </text:span><text:span text:style-name="T3">eos extendere atque<text:line-break/></text:span><text:span text:style-name="T3">iusiectere; unde </text:span><text:span text:style-name="T3">nec hi tres commemorati musculi lato<text:line-break/></text:span><text:span text:style-name="T3">isti et carnoso </text:span><text:span text:style-name="T3">praepositi </text:span><text:span text:style-name="T3">motus tibiae </text:span><text:span text:style-name="T3">praecipuos admini-<text:line-break/></text:span><text:span text:style-name="T3">strant, quantum sane ad civiles cursoriosque </text:span><text:span text:style-name="T3">cruris </text:span><text:span text:style-name="T3">ustis<text:line-break/></text:span><text:span text:style-name="T3">pertinet. Jam post quatuor dictos </text:span><text:span text:style-name="T3">musculos quintus alius<text:line-break/></text:span><text:span text:style-name="T3">existit, non in antienemium tribus primis </text:span><text:span text:style-name="T3">similiter perve-<text:line-break/></text:span><text:span text:style-name="T3">niens, verum ad insertus, femoris </text:span><text:span text:style-name="T3">caput et musculi tibiae</text:span></text:p>
      <text:p text:style-name="P10"><text:span text:style-name="T3">principium a parte interna. Dissecari itaque potest non<text:line-break/>hinc modo, verum non minus etiam a superiore initio;,<text:line-break/>quin et- ex utroque exorsu </text:span><text:span text:style-name="T20">desectionem</text:span><text:span text:style-name="T3"> administrare </text:span><text:span text:style-name="T3">exer-<text:line-break/></text:span><text:span text:style-name="T3">cerique melius est. Si . quidem </text:span><text:span text:style-name="T20">infra</text:span><text:span text:style-name="T3"> inceperis, </text:span><text:span text:style-name="T3">manum<text:line-break/></text:span><text:span text:style-name="T3">per posteriores femoris partes usque ad os ischii </text:span><text:span text:style-name="T3">versus<text:line-break/></text:span><text:span text:style-name="T3">ipsius caput evidentissime duces, quod ibidem primus </text:span><text:span text:style-name="T3">to-<text:line-break/></text:span><text:span text:style-name="T3">tius'musculi processus connatus apparet capiti illi mu-<text:line-break/>sculi, qui tertius inter narrandum dictus esu Siu </text:span><text:span text:style-name="T3">autem<text:line-break/></text:span><text:span text:style-name="T3">desuper auspiceris, ad musculi super incisi caput </text:span><text:span text:style-name="T3">animum<text:line-break/></text:span><text:span text:style-name="T3">diriges. Quatuor enim - continua musculorum capita </text:span><text:span text:style-name="T3">ex<text:line-break/></text:span><text:span text:style-name="T3">ischio osse prodeunt; lati quidem, quem cursori </text:span><text:span text:style-name="T3">avulsum<text:line-break/></text:span><text:span text:style-name="T3">diri; omnium extimum habetur; secundum vero </text:span><text:span text:style-name="T3">tibiam<text:line-break/></text:span><text:span text:style-name="T3">extrorsum evertentis; tertium autem, de' quo nunc </text:span><text:span text:style-name="T3">verba<text:line-break/></text:span><text:span text:style-name="T3">facimus, quod etiam in exteriora paulatirn totam </text:span><text:span text:style-name="T3">tibiam<text:line-break/></text:span><text:span text:style-name="T3">circumvertit</text:span><text:span text:style-name="T3">, </text:span><text:span text:style-name="T3">'sunlli quidem tertio :praedicto motu, </text:span><text:span text:style-name="T3">sed<text:line-break/></text:span><text:span text:style-name="T3">non aeque magno; hoc denique caput subsequitur </text:span><text:span text:style-name="T3">aliud<text:line-break/></text:span><text:span text:style-name="T3">quartum, ut dixi; nam omnia, uno sita </text:span><text:span text:style-name="T3">ordine, ex osse</text:span></text:p>
      <text:p text:style-name="P10"><text:span text:style-name="T3">ischii procedunt. At a superioribus anatomen exorsus,<text:line-break/>inde per posteriora internaque femoris descendere coua-<text:line-break/></text:span><text:span text:style-name="T3">bcris, </text:span><text:span text:style-name="T3">deducet enim te ad condylum ipsius, ea nimirum<text:line-break/></text:span><text:span text:style-name="T3">parte, </text:span><text:span text:style-name="T3">qua et musculorum ad suram pertinentium alter<text:line-break/>interior procedit; in quo loco siuem ipsius jacere simul-<text:line-break/></text:span><text:span text:style-name="T3">que </text:span><text:span text:style-name="T3">etiam aliquid ligamenti, quod circa articulum est,<text:line-break/>comprehendere intueberis. Hunc musculum si ad caput<text:line-break/></text:span><text:span text:style-name="T3">suum </text:span><text:span text:style-name="T3">extendas, cum fcinore etiam </text:span><text:span text:style-name="T3">tibia </text:span><text:span text:style-name="T3">retrorsum in-<text:line-break/>trorsumque ferri videtur. Id vero ei accidit, quod prae-'<text:line-break/></text:span><text:span text:style-name="T3">dictus </text:span><text:span text:style-name="T3">hujus niusculi finis communia sit adnato illius ca-<text:line-break/>piti, qui in sura ab interna parte et posteriore habetur.<text:line-break/></text:span><text:span text:style-name="T3">Satius </text:span><text:span text:style-name="T3">igitur fuerit et horum sines quoquo modo tibiae<text:line-break/></text:span><text:span text:style-name="T3">communes auferre, </text:span><text:span text:style-name="T3">quum illos aliquando musculos prio- </text:span><text:span text:style-name="T3">.<text:line-break/>res dissecare sueris </text:span><text:span text:style-name="T3">aggressus. 'Sic namque tibi et hic.<text:line-break/></text:span><text:span text:style-name="T3">musculus per se quidem </text:span><text:span text:style-name="T3">femur </text:span><text:span text:style-name="T3">extendere, </text:span><text:span text:style-name="T3">tibiam </text:span><text:span text:style-name="T3">vero<text:line-break/></text:span><text:span text:style-name="T3">praedicti cum mi scuto </text:span><text:span text:style-name="T3">ipsius </text:span><text:span text:style-name="T3">connexus </text:span><text:span text:style-name="T3">beneficio contra-<text:line-break/></text:span><text:span text:style-name="T3">here quoque apparebit.</text:span></text:p>
      <text:h text:style-name="P6" text:outline-level="2">Cap. V.</text:h>
      <text:p text:style-name="P58"><text:span text:style-name="T3">Atqui, si nunc omnes enarratos (de femo-<text:line-break/>ris musculis agimus) exemeris, adhuc magni tum in </text:span><text:span text:style-name="T3">pri-<text:line-break/></text:span><text:span text:style-name="T3">ore, tum in posteriore internaque universa femoris </text:span><text:span text:style-name="T3">par-<text:line-break/></text:span><text:span text:style-name="T3">te musculi tibi restabunt, ex quibus priores anteriores<text:line-break/>dissecabis, qui sane unam omnes actionem habent, </text:span><text:span text:style-name="T3">nem-<text:line-break/></text:span><text:span text:style-name="T3">pe qua genu articulum extendunt, non tamen situm </text:span><text:span text:style-name="T3">simi-<text:line-break/></text:span><text:span text:style-name="T3">lem, neque capita; haec enim cuncta quatuor </text:span><text:span text:style-name="T3">numero<text:line-break/></text:span><text:span text:style-name="T3">existunt. Elatissimum quidem ex ilium ossis spina </text:span><text:span text:style-name="T3">procedit,<text:line-break/></text:span><text:span text:style-name="T3">e directo musculi omnium primi dicti idque parte </text:span><text:span text:style-name="T3">ipsi-<text:line-break/></text:span><text:span text:style-name="T3">us inferiore; huic vero succedit aliud multo majus </text:span><text:span text:style-name="T3">priore<text:line-break/></text:span><text:span text:style-name="T3">et humilius, quod in externa potius femoris regione </text:span><text:span text:style-name="T3">prope<text:line-break/></text:span><text:span text:style-name="T3">ipsam natem potissimum eminet, a quo capite maximus </text:span><text:span text:style-name="T3">an-<text:line-break/></text:span><text:span text:style-name="T3">teriorum femoris musculorum exortus est. Huic </text:span><text:span text:style-name="T3">contiguus<text:line-break/></text:span><text:span text:style-name="T3">connexusque est exteriorum omniunr primus dictus </text:span><text:span text:style-name="T3">latus<text:line-break/></text:span><text:span text:style-name="T3">carnosusque musculus, a medio propemodum femore </text:span><text:span text:style-name="T3">us-<text:line-break/></text:span><text:span text:style-name="T3">que ad finem infernum procedens, qui cursuri </text:span><text:span text:style-name="T3">fuerat<text:line-break/></text:span><text:span text:style-name="T3">avulsus. Ad eundem hujus, musculi locum </text:span><text:span text:style-name="T3">pervenit </text:span><text:span text:style-name="T3">et</text:span></text:p>
      <text:p text:style-name="P10"><text:span text:style-name="T3">alius </text:span><text:span text:style-name="T3">processus, qui primus e spina ilium ossis exoriri<text:line-break/></text:span><text:span text:style-name="T3">dictus </text:span><text:span text:style-name="T3">est; </text:span><text:span text:style-name="T3">atque </text:span><text:span text:style-name="T3">ambo juncti iinius musculi modo </text:span><text:span text:style-name="T3">ad-<text:line-break/></text:span><text:span text:style-name="T3">usque patellam </text:span><text:span text:style-name="T3">molamque nominatam apparent, in </text:span><text:span text:style-name="T3">quam<text:line-break/></text:span><text:span text:style-name="T3">per </text:span><text:span text:style-name="T3">valontissinuim latumque tendinem inseruntur, cum<text:line-break/></text:span><text:span text:style-name="T3">quo etiam totam ipsius </text:span><text:span text:style-name="T3">priorem partem comprehendunt.<text:line-break/></text:span><text:span text:style-name="T3">Idem tendo ad tibiam </text:span><text:span text:style-name="T3">quoque pervenit, firmus adeo</text:span><text:span text:style-name="T3">, ut<text:line-break/></text:span><text:span text:style-name="T3">vix </text:span><text:span text:style-name="T3">dissolvi queat, </text:span><text:span text:style-name="T3">anteriori post .articulum parti inhae-<text:line-break/></text:span><text:span text:style-name="T3">rescens. His autem </text:span><text:span text:style-name="T3">dissectis alia musculorum capita duo<text:line-break/></text:span><text:span text:style-name="T3">subjecta </text:span><text:span text:style-name="T3">manifesto tibi in conspectum veniunt; alterum<text:line-break/></text:span><text:span text:style-name="T3">quidem </text:span><text:span text:style-name="T3">primum processum 'magni trochanteris attingit,<text:line-break/></text:span><text:span text:style-name="T3">praeterea </text:span><text:span text:style-name="T3">capitis femoris cervicem; reliquuni vero hujus<text:line-break/></text:span><text:span text:style-name="T3">infra </text:span><text:span text:style-name="T3">magiis, </text:span><text:span text:style-name="T3">quam hoc, ex anteriori ossis femoris sede<text:line-break/></text:span><text:span text:style-name="T3">emergit; </text:span><text:span text:style-name="T3">defertur </text:span><text:span text:style-name="T3">autem ipsum prorsus recta per priores<text:line-break/></text:span><text:span text:style-name="T3">femoris partes usque </text:span><text:span text:style-name="T3">ad patellaiu, totum carnosum per-<text:line-break/></text:span><text:span text:style-name="T3">manens </text:span><text:span text:style-name="T3">; alterum </text:span><text:span text:style-name="T3">autem, desuper incipiens, juxta internum<text:line-break/></text:span><text:span text:style-name="T3">femoris </text:span><text:span text:style-name="T3">caput membranosiore </text:span><text:span text:style-name="T3">extremo desinit; caeterum<text:line-break/></text:span><text:span text:style-name="T3">flues </text:span><text:span text:style-name="T3">ipsorum cohaerescunt </text:span><text:span text:style-name="T3">uuitique sunt; atque hac de</text:span></text:p>
      <text:p text:style-name="P10"><text:span text:style-name="T3">causa </text:span><text:span text:style-name="T3">professores anatomici hunc musculum pro </text:span><text:span text:style-name="T3">uno </text:span><text:span text:style-name="T3">nu-<text:line-break/></text:span><text:span text:style-name="T3">merant, </text:span><text:span text:style-name="T3">etsi duo capita habeat, veluti majores quoque </text:span><text:span text:style-name="T3">ipsis<text:line-break/></text:span><text:span text:style-name="T3">in superficie locati, qui validissimum ex se tendinem </text:span><text:span text:style-name="T3">produ-<text:line-break/>cunt, de </text:span><text:span text:style-name="T3">quibus nuper </text:span><text:span text:style-name="T3">egimus. At, </text:span><text:span text:style-name="T3">quod </text:span><text:span text:style-name="T3">omnium musculo-<text:line-break/>rum, </text:span><text:span text:style-name="T3">qui </text:span><text:span text:style-name="T3">genu </text:span><text:span text:style-name="T3">articulum </text:span><text:span text:style-name="T3">movent, validissimam </text:span><text:span text:style-name="T3">hi </text:span><text:span text:style-name="T3">extentionis<text:line-break/></text:span><text:span text:style-name="T3">functionem </text:span><text:span text:style-name="T3">obire </text:span><text:span text:style-name="T3">creduntur, </text:span><text:span text:style-name="T3">cuivis notum </text:span><text:span text:style-name="T3">esse </text:span><text:span text:style-name="T3">arbitror;<text:line-break/>quippe, nisi hos firmiter extenderis, nullo pacto queas </text:span><text:span text:style-name="T3">pedi,<text:line-break/></text:span><text:span text:style-name="T3">bus rectus confistere; sin autem omnes alios periisse </text:span><text:span text:style-name="T3">finxeris,<text:line-break/></text:span><text:span text:style-name="T3">soli </text:span><text:span text:style-name="T3">hi ad </text:span><text:span text:style-name="T3">tenfionis stabilitatem sufficiunt. Nam </text:span><text:span text:style-name="T3">poplitis<text:line-break/></text:span><text:span text:style-name="T3">flexura inter leves infirmasque ejus actiones </text:span><text:span text:style-name="T3">refertur;<text:line-break/></text:span><text:span text:style-name="T3">fit autem, ubi crus ceu quiddam sublime a terra </text:span><text:span text:style-name="T3">eleva-<text:line-break/></text:span><text:span text:style-name="T3">re conamur, innixique firmiter altero totam corporis<text:line-break/>molem eo sustinemus. Quarnobrem </text:span><text:span text:style-name="T3">natura </text:span><text:span text:style-name="T3">neque </text:span><text:span text:style-name="T3">magnis<text:line-break/></text:span><text:span text:style-name="T3">neque multis musculis ipsam commisit; verum ex </text:span><text:span text:style-name="T3">com-<text:line-break/></text:span><text:span text:style-name="T3">memoratis unus solus esse videtur capiti interioris </text:span><text:span text:style-name="T3">surae<text:line-break/></text:span><text:span text:style-name="T3">musculi insinuatus, quem dixi </text:span><text:span text:style-name="T3">, </text:span><text:span text:style-name="T3">tibiae flexus </text:span><text:span text:style-name="T3">auctor<text:line-break/></text:span><text:span text:style-name="T3">existere; quanquam non magis ipsam flectere, quam </text:span><text:span text:style-name="T3">ad</text:span></text:p>
      <text:p text:style-name="P10"><text:span text:style-name="T3">internam regionem abducere apparet. Hic quidem mu-<text:line-break/>sculus leviter et obscure quodam modo genu articulum<text:line-break/>flectit. At, quem magnum musculum putant ipsum fle-<text:line-break/>ctere, qui totam prope regionem femoris posteriorem<text:line-break/>luterioremque occupat, is vel omnino non attrahit tibi-<text:line-break/>am, veI certe parum, quia et finis ipsius leviter attin-<text:line-break/>git ligamentum toti articulo in orbem circumpositum;<text:line-break/>nam in os tlbiae ne minima quidem sui parte inseritur,<text:line-break/>verum coacti funt hunc poplitis flexurae auctorem dice-<text:line-break/>re, quod nimirum ignorarent alterum musculum articulo<text:line-break/>latenter quidem insinuatum, qui vel solus ipsum flectere<text:line-break/>potest, vel maxima facultate praeditus est. Porro hunc<text:line-break/>prius cernere non est, quam a tibia musculos ademeris,<text:line-break/>qui furam efficiunt. Quapropter nec mihi nunc de eo<text:line-break/>dicere necessarium est; sed, quum primum ex ordine<text:line-break/>anatomico fuerit detectus, tunc ct ego naturam ipsius<text:line-break/>universam exponam.</text:span></text:p>
      <text:h text:style-name="P6" text:outline-level="2">Cap. VI.</text:h>
      <text:p text:style-name="P58"><text:span text:style-name="T3">Nunc autem </text:span><text:span text:style-name="T3">femoris </text:span><text:span text:style-name="T3">musculis praeter<text:line-break/>magnum duntaxat dissectis </text:span><text:span text:style-name="T3">licebit tibi </text:span><text:span text:style-name="T3">et ischii </text:span><text:span text:style-name="T3">articu-<text:line-break/></text:span><text:span text:style-name="T3">lum moventes, nec non circa </text:span><text:span text:style-name="T3">tibiam </text:span><text:span text:style-name="T3">universos deiuceps<text:line-break/>dissecare. Fingamus jam nos </text:span><text:span text:style-name="T3">ischii </text:span><text:span text:style-name="T3">articulum moventes<text:line-break/>primos administrare, ex quorum numero maximum </text:span><text:span text:style-name="T3">quo-<text:line-break/></text:span><text:span text:style-name="T3">que femoris musculum esse diximus, quem perperam, </text:span><text:span text:style-name="T3">ut<text:line-break/></text:span><text:span text:style-name="T3">retuli, genu articulum flectere arbitrantur. Ab hoc </text:span><text:span text:style-name="T3">igi-<text:line-break/></text:span><text:span text:style-name="T3">tur ipso exordiens fibras contemplare; quae quidem </text:span><text:span text:style-name="T3">in<text:line-break/></text:span><text:span text:style-name="T3">posteriore magis parte totius femoris habentur, usque </text:span><text:span text:style-name="T3">ad<text:line-break/></text:span><text:span text:style-name="T3">iscbii </text:span><text:span text:style-name="T3">os </text:span><text:span text:style-name="T3">sursum tendunt, quae vero interiorem perre-<text:line-break/>ptant, intro ad pectinem porriguntur. Ex hoc enim </text:span><text:span text:style-name="T3">toto<text:line-break/></text:span><text:span text:style-name="T3">procedens coxarum quoque jam </text:span><text:span text:style-name="T3">os </text:span><text:span text:style-name="T3">amplexatur, </text:span><text:span text:style-name="T3">quate-<text:line-break/></text:span><text:span text:style-name="T3">nus humillimae pectinis </text:span><text:span text:style-name="T3">ossis </text:span><text:span text:style-name="T3">parti jungitur. Rectis </text:span><text:span text:style-name="T3">igi-<text:line-break/></text:span><text:span text:style-name="T3">tur fibris' posterioribus coxae articulum flectit; si </text:span><text:span text:style-name="T3">vero<text:line-break/></text:span><text:span text:style-name="T3">ipsum et genu articulum parvum movere quis permiserit,<text:line-break/>non aliis quam rectis his fibris euni motum obibit; </text:span><text:span text:style-name="T3">iis<text:line-break/></text:span><text:span text:style-name="T3">autem, quae in lateribus ad pubis os perveniunt, </text:span><text:span text:style-name="T3">obli-<text:line-break/></text:span><text:span text:style-name="T3">quum ad interiora totius femoris motum administrari </text:span><text:span text:style-name="T3">de-</text:span></text:p>
      <text:p text:style-name="P10"><text:span text:style-name="T3">prehendes. </text:span><text:span text:style-name="T3">Interdum vero hic musculus bina quaedam<text:line-break/></text:span><text:span text:style-name="T3">videtur </text:span><text:span text:style-name="T3">vel </text:span><text:span text:style-name="T3">tria </text:span><text:span text:style-name="T3">ceu exiguorum musculorum'delinea-<text:line-break/></text:span><text:span text:style-name="T3">menta iu </text:span><text:span text:style-name="T3">se contenta assumere, interdum unum vel duo;<text:line-break/></text:span><text:span text:style-name="T3">omnino vero </text:span><text:span text:style-name="T3">quoddam accipit delineamentum, quod in-<text:line-break/></text:span><text:span text:style-name="T3">ternis femoris </text:span><text:span text:style-name="T3">partibus juxta ipsius medium pauloque<text:line-break/></text:span><text:span text:style-name="T3">superius medio </text:span><text:span text:style-name="T3">innascitur. </text:span><text:span text:style-name="T3">Animum </text:span><text:span text:style-name="T3">igitur advertens di-<text:line-break/></text:span><text:span text:style-name="T3">ligenter hunc ossis pubis </text:span><text:span text:style-name="T3">disseca musculurn, praecavens,<text:line-break/></text:span><text:span text:style-name="T3">ne ipsi subjacentem praecidas, </text:span><text:span text:style-name="T3">qui totum in osse pubis<text:line-break/></text:span><text:span text:style-name="T3">foramen magnitudine sua alloqui maximum </text:span><text:span text:style-name="T3">occupat, in<text:line-break/></text:span><text:span text:style-name="T3">fuam </text:span><text:span text:style-name="T3">aponeurosin </text:span><text:span text:style-name="T3">desinens, qua de </text:span><text:span text:style-name="T3">mox </text:span><text:span text:style-name="T3">agetur Ita-<text:line-break/></text:span><text:span text:style-name="T3">que magnum hunc, </text:span><text:span text:style-name="T3">cujus est nunc </text:span><text:span text:style-name="T3">mentio, </text:span><text:span text:style-name="T3">a toto<text:line-break/></text:span><text:span text:style-name="T3">pectinis </text:span><text:span text:style-name="T3">osse resecans, </text:span><text:span text:style-name="T3">abstineto primum, </text:span><text:span text:style-name="T3">ut </text:span><text:span text:style-name="T3">dictum est,<text:line-break/></text:span><text:span text:style-name="T3">ab eo, </text:span><text:span text:style-name="T3">qui foramen </text:span><text:span text:style-name="T3">comprehendit; </text:span><text:span text:style-name="T3">deinde ab humili </text:span><text:span text:style-name="T3">mu-<text:line-break/></text:span><text:span text:style-name="T3">sculo</text:span><text:span text:style-name="T3">, quem etiam </text:span><text:span text:style-name="T3">in </text:span><text:span text:style-name="T3">hisce animantibus </text:span><text:span text:style-name="T3">femper lividum<text:line-break/></text:span><text:span text:style-name="T3">vidimus, </text:span><text:span text:style-name="T3">orientem sime ex inferioribus </text:span><text:span text:style-name="T3">pectinis ossis par-<text:line-break/></text:span><text:span text:style-name="T3">tibus, </text:span><text:span text:style-name="T3">iuferiori autem </text:span><text:span text:style-name="T3">exiguo </text:span><text:span text:style-name="T3">trochanteri </text:span><text:span text:style-name="T3">infertum ten-<text:line-break/></text:span><text:span text:style-name="T3">dine haud </text:span><text:span text:style-name="T3">invalido, licet </text:span><text:span text:style-name="T3">ipse magnus </text:span><text:span text:style-name="T3">non </text:span><text:span text:style-name="T3">existat; ve-<text:line-break/></text:span><text:span text:style-name="T3">rum </text:span><text:span text:style-name="T3">tendo ipse dicti trochanteris </text:span><text:span text:style-name="T3">partes interiores car—</text:span></text:p>
      <text:p text:style-name="P10"><text:span text:style-name="T3">nosior, non ex toto simpliciter nervosus apparens, </text:span><text:span text:style-name="T3">simul<text:line-break/></text:span><text:span text:style-name="T3">excipit. Alter musculus valentiorem hoc aponeurofin,<text:line-break/>praedicto contiguam descendentemque in totam reliquam<text:line-break/>trochanteris partem ducit eam totam amplexus; </text:span><text:span text:style-name="T3">procedit<text:line-break/></text:span><text:span text:style-name="T3">hic ex superioribus lumborum iliumque ossis partibus</text:span><text:span text:style-name="T3">, ex<text:line-break/></text:span><text:span text:style-name="T3">utrisque musculis oriundus. Hinc jam perspicuum </text:span><text:span text:style-name="T3">evadit,<text:line-break/></text:span><text:span text:style-name="T3">musculum hunc, nisi omnibus lu abdomine recisis, </text:span><text:span text:style-name="T3">abla-<text:line-break/></text:span><text:span text:style-name="T3">tisque universis, quae lumbis incumbunt, non posse </text:span><text:span text:style-name="T3">con-<text:line-break/></text:span><text:span text:style-name="T3">spici. Solus enim hic lumborum musculus evidenter </text:span><text:span text:style-name="T3">ap-<text:line-break/></text:span><text:span text:style-name="T3">parebit triplex, ac interna quidem sui parte per </text:span><text:span text:style-name="T3">validam<text:line-break/></text:span><text:span text:style-name="T3">aponeurosin, quad ligamenti robur naturamque </text:span><text:span text:style-name="T3">habeat,<text:line-break/></text:span><text:span text:style-name="T3">in illam partem descendere, ubi pectinis os ischio </text:span><text:span text:style-name="T3">com-<text:line-break/></text:span><text:span text:style-name="T3">missum desinit; externa autem altera aponeurosi, </text:span><text:span text:style-name="T3">non<text:line-break/></text:span><text:span text:style-name="T3">longa, ut prior, sed tenuiore multo ilium ossi </text:span><text:span text:style-name="T3">inseritur.<text:line-break/></text:span><text:span text:style-name="T3">Alia denique ipsius pars, quae media inter </text:span><text:span text:style-name="T3">aponeuroses<text:line-break/></text:span><text:span text:style-name="T3">insra tendit, musculo interiore toti ilium ossi </text:span><text:span text:style-name="T3">inhaerente<text:line-break/></text:span><text:span text:style-name="T3">una fecum excepto, tendinem modo nominatum </text:span><text:span text:style-name="T3">prodii-</text:span></text:p>
      <text:p text:style-name="P9"><text:span text:style-name="T3">cit, </text:span><text:span text:style-name="T3">exiguo trochanteri insertum, qui jam vel ex ipso<text:line-break/></text:span><text:span text:style-name="T3">situ </text:span><text:span text:style-name="T3">palam deprcbenclitur simul, dum femur intro flectit,<text:line-break/></text:span><text:span text:style-name="T3">etiam </text:span><text:span text:style-name="T3">fursiim erigere. Atque experienti tendentique, ut<text:line-break/></text:span><text:span text:style-name="T3">dictum </text:span><text:span text:style-name="T3">est, tibi saepius hoc facere videbitur, contrariam<text:line-break/></text:span><text:span text:style-name="T3">videlicet postremae </text:span><text:span text:style-name="T3">grandis musculi, cujus mentionem<text:line-break/></text:span><text:span text:style-name="T3">fecimus, </text:span><text:span text:style-name="T3">parti actionem obiens. Atqui parvum muscu-<text:line-break/></text:span><text:span text:style-name="T3">lum liventem </text:span><text:span text:style-name="T3">obliqui intro nrotus auctorem esse femori<text:line-break/></text:span><text:span text:style-name="T3">quii, ignorat? </text:span><text:span text:style-name="T3">lbidem haud alium praeterea musculum<text:line-break/></text:span><text:span text:style-name="T3">'</text:span><text:span text:style-name="T3">femori </text:span><text:span text:style-name="T3">insertatum reperias; profectus autem ad exterio-<text:line-break/></text:span><text:span text:style-name="T3">res musculos, </text:span><text:span text:style-name="T3">universos comperis, qui femoris caput amb-<text:line-break/></text:span><text:span text:style-name="T3">ientes in magnum </text:span><text:span text:style-name="T3">trocliantera immittuntur. Primus<text:line-break/></text:span><text:span text:style-name="T3">itaque ipsorum sub </text:span><text:span text:style-name="T3">cute summa positus est, ex tota ili-<text:line-break/></text:span><text:span text:style-name="T3">um ossis spina recta </text:span><text:span text:style-name="T3">procedens, quae quidem ejus pars<text:line-break/></text:span><text:span text:style-name="T3">tota carnosa est, </text:span><text:span text:style-name="T3">cui dein alia adhaeret contigua, paula-<text:line-break/></text:span><text:span text:style-name="T3">tim jam membranea evadens, </text:span><text:span text:style-name="T3">ut non multo post exacta<text:line-break/></text:span><text:span text:style-name="T3">prorsus membrana sit ligamenti </text:span><text:span text:style-name="T3">naturam habens, lucum-<text:line-break/></text:span><text:span text:style-name="T3">hit hic musculus emluentioribus </text:span><text:span text:style-name="T3">retrorsum oflis illuni</text:span></text:p>
      <text:p text:style-name="P9"><text:span text:style-name="T3">partibus, simulque obliquioribus</text:span><text:span text:style-name="T3">, </text:span><text:span text:style-name="T3">caeterunr spinaliunt<text:line-break/>musculormu extremo connexus est. Ubi vero hoc </text:span><text:span text:style-name="T3">ejus<text:line-break/></text:span><text:span text:style-name="T3">membraneum desinit, alius processus carnosus </text:span><text:span text:style-name="T3">occurrit,<text:line-break/></text:span><text:span text:style-name="T3">e regione primi, qui ex ilium osse emergere nictus </text:span><text:span text:style-name="T3">est.<text:line-break/></text:span><text:span text:style-name="T3">Enascitur autem ipsc ex lateribus coccygis appellati, </text:span><text:span text:style-name="T3">seu-<text:line-break/></text:span><text:span text:style-name="T3">sim etiam posteriores ipsius partes amplexus, </text:span><text:span text:style-name="T3">Auferen-<text:line-break/></text:span><text:span text:style-name="T3">dus igitur is .est, sed ita, ut deorsum quidem </text:span><text:span text:style-name="T3">versus </text:span><text:span text:style-name="T3">si-<text:line-break/></text:span><text:span text:style-name="T3">bras protendas, ab omnibus vero subjectis </text:span><text:span text:style-name="T3">corporibus<text:line-break/></text:span><text:span text:style-name="T3">scalpello retusiore potius, quam acutiore, ipsum </text:span><text:span text:style-name="T3">divelles;<text:line-break/></text:span><text:span text:style-name="T3">quae membranea viscosaque in totum sunt coccygis </text:span><text:span text:style-name="T3">no-<text:line-break/></text:span><text:span text:style-name="T3">minati et externi ischii ossis extrerni| intermedia. </text:span><text:span text:style-name="T3">Qulu<text:line-break/></text:span><text:span text:style-name="T3">etiam pars hujus musculi membranosa magis </text:span><text:span text:style-name="T3">est<text:line-break/></text:span><text:span text:style-name="T3">quam carnea; quae vero ipsi contigua conjuncta </text:span><text:span text:style-name="T3">est<text:line-break/></text:span><text:span text:style-name="T3">hujus, quae in ischium inseritur, ea’ omnino </text:span><text:span text:style-name="T3">cartio-<text:line-break/></text:span><text:span text:style-name="T3">sa est, capiti statim, quod ex coccyge derivatur, </text:span><text:span text:style-name="T3">admix-<text:line-break/></text:span><text:span text:style-name="T3">ta. Paulatim itaque tum has carnes, tum ipsis </text:span><text:span text:style-name="T3">opposi-<text:line-break/></text:span><text:span text:style-name="T3">tas, quae ex ilium osse prodeunt, mediumque </text:span><text:span text:style-name="T3">ipforunr</text:span></text:p>
      <text:p text:style-name="P10"><text:span text:style-name="T3">membraneum a subjectis resolvas. Sic namque et femo-<text:line-break/></text:span><text:span text:style-name="T3">ris caput nudes </text:span><text:span text:style-name="T3">et bipartitum musculi finem invenias,<text:line-break/></text:span><text:span text:style-name="T3">alterum postremis </text:span><text:span text:style-name="T3">femoris partibus connexum, e directo-<text:line-break/></text:span><text:span text:style-name="T3">que potissimum </text:span><text:span text:style-name="T3">ad eos, qui ex ischio et coccyge sunt,<text:line-break/></text:span><text:span text:style-name="T3">exortus </text:span><text:span text:style-name="T3">situm; alterum in membraneum tendinem latum<text:line-break/></text:span><text:span text:style-name="T3">cessantem, qui anteriores </text:span><text:span text:style-name="T3">senioris musculos complectitur,<text:line-break/></text:span><text:span text:style-name="T3">contiguus apophysi, </text:span><text:span text:style-name="T3">quam </text:span><text:span text:style-name="T3">-ad </text:span><text:span text:style-name="T3">genu descendere antea<text:line-break/></text:span><text:span text:style-name="T3">diximus. Unde liquet, </text:span><text:span text:style-name="T3">musculum </text:span><text:span text:style-name="T3">hunc </text:span><text:span text:style-name="T3">totum femur re-<text:line-break/></text:span><text:span text:style-name="T3">trorsum abducendo extendere: </text:span><text:span text:style-name="T3">qui </text:span><text:span text:style-name="T3">per eam </text:span><text:span text:style-name="T3">nimirum in-<text:line-break/></text:span><text:span text:style-name="T3">lotionem, quae dicta </text:span><text:span text:style-name="T3">est fieri </text:span><text:span text:style-name="T20">e directo</text:span><text:span text:style-name="T3"> </text:span><text:span text:style-name="T3">capitis </text:span><text:span text:style-name="T3">tum </text:span><text:span text:style-name="T13">ex<text:line-break/></text:span><text:span text:style-name="T3">coccygis osse, tum ex ischio </text:span><text:span text:style-name="T3">osse </text:span><text:span text:style-name="T3">producti, </text:span><text:span text:style-name="T3">seiuur pau-<text:line-break/></text:span><text:span text:style-name="T3">lum in exteriora declinat: </text:span><text:span text:style-name="T3">verum altero ipsius extremo<text:line-break/></text:span><text:span text:style-name="T3">dilatato, in latus magis </text:span><text:span text:style-name="T3">femur surinm tendit; ambobus<text:line-break/></text:span><text:span text:style-name="T3">autem simul tensis, -perfectissimam totius membri </text:span><text:span text:style-name="T3">exten-<text:line-break/></text:span><text:span text:style-name="T3">lionem efficit. Ubi jam </text:span><text:span text:style-name="T3">hunc </text:span><text:span text:style-name="T3">musculum sustuleris, </text:span><text:span text:style-name="T3">alius<text:line-break/></text:span><text:span text:style-name="T3">occurrit valens et totus </text:span><text:span text:style-name="T3">carnosus, </text:span><text:span text:style-name="T3">qui ex </text:span><text:span text:style-name="T3">tota prope-<text:line-break/></text:span><text:span text:style-name="T3">modum posteriore ilium </text:span><text:span text:style-name="T3">ossis sede </text:span><text:span text:style-name="T3">progrediens </text:span><text:span text:style-name="T3">vicinis<text:line-break/></text:span><text:span text:style-name="T3">Ctiam ossibus simul incumbit; verum tendo </text:span><text:span text:style-name="T3">ipsius vertici</text:span></text:p>
      <text:p text:style-name="P10"><text:span text:style-name="T3">magm trochanteris inseritur, </text:span><text:span text:style-name="T3">adeoque </text:span><text:span text:style-name="T3">ulterius adhuc </text:span><text:span text:style-name="T3">ad<text:line-break/></text:span><text:span text:style-name="T3">anteriora procedit. Porro animum, dum </text:span><text:span text:style-name="T3">hic </text:span><text:span text:style-name="T3">musculus<text:line-break/></text:span><text:span text:style-name="T3">inciditur, parvo </text:span><text:span text:style-name="T3">quidam </text:span><text:span text:style-name="T3">musculo adbibe, qui ab </text:span><text:span text:style-name="T3">exter-<text:line-break/></text:span><text:span text:style-name="T3">nis infernisque lati ossis finibus oritur; ac putabis, </text:span><text:span text:style-name="T3">hunc,<text:line-break/></text:span><text:span text:style-name="T3">nisi exacte circumscriptionem ipsius observes, magni </text:span><text:span text:style-name="T3">mu-<text:line-break/></text:span><text:span text:style-name="T3">sculi partem esse, non modo quod connatum </text:span><text:span text:style-name="T3">exortum<text:line-break/></text:span><text:span text:style-name="T3">obtinet, verum etiam quod ad trochantera, cui </text:span><text:span text:style-name="T3">grandis<text:line-break/></text:span><text:span text:style-name="T3">musculus immitti dictus est, contiguus ipsi exisset; </text:span><text:span text:style-name="T3">quin<text:line-break/></text:span><text:span text:style-name="T3">etiam paulo intcriorem, quam ille, insertionem </text:span><text:span text:style-name="T3">obtinet,<text:line-break/></text:span><text:span text:style-name="T3">erigens nimirum et hic scmur retrorsum cum levi </text:span><text:span text:style-name="T3">ad<text:line-break/></text:span><text:span text:style-name="T3">interiora deflexu. Porro alius inibi musculus colore </text:span><text:span text:style-name="T3">li-<text:line-break/></text:span><text:span text:style-name="T3">vido delitescens, ipse quoque grandi musculo </text:span><text:span text:style-name="T3">similiter<text:line-break/></text:span><text:span text:style-name="T3">subjacet, qui hoc nomine promptius praedicto </text:span><text:span text:style-name="T3">invenitur<text:line-break/></text:span><text:span text:style-name="T3">ob colorem. Hic 'musculus originem ducit ex </text:span><text:span text:style-name="T3">interiori-<text:line-break/></text:span><text:span text:style-name="T3">hus simul et lateralibus partilius ossis lati; quem </text:span><text:span text:style-name="T3">posse<text:line-break/></text:span><text:span text:style-name="T3">femoris caput ad eas partes ciccunjvertere cuivis </text:span><text:span text:style-name="T3">est </text:span><text:span text:style-name="T3">per-<text:line-break/></text:span><text:span text:style-name="T3">spicuum </text:span><text:span text:style-name="T3">; </text:span><text:span text:style-name="T3">etenim et ipsc magno trochanteri, sed </text:span><text:span text:style-name="T3">humllius,</text:span></text:p>
      <text:p text:style-name="P10"><text:span text:style-name="T3">quam </text:span><text:span text:style-name="T3">grandior musculus, inseritur. Hi </text:span><text:span text:style-name="T3">sane tres mu-<text:line-break/></text:span><text:span text:style-name="T3">sculi </text:span><text:span text:style-name="T3">in magnum trochantera. sicut dictum </text:span><text:span text:style-name="T3">est, inserun-<text:line-break/></text:span><text:span text:style-name="T3">tur. </text:span><text:span text:style-name="T3">Ab his alii duo conditi plane introrsus femoris </text:span><text:span text:style-name="T3">ca-<text:line-break/></text:span><text:span text:style-name="T3">put </text:span><text:span text:style-name="T3">circumvertunt, per validos tendines in grandioris<text:line-break/></text:span><text:span text:style-name="T3">trochanteris </text:span><text:span text:style-name="T3">sinum inserti. Utrique </text:span><text:span text:style-name="T3">ex </text:span><text:span text:style-name="T3">osse pubis proce-<text:line-break/></text:span><text:span text:style-name="T3">dunt, foramen </text:span><text:span text:style-name="T3">occupantes, hic intus, ille extrinsecus;<text:line-break/></text:span><text:span text:style-name="T3">mox </text:span><text:span text:style-name="T3">ad ipsam femoris </text:span><text:span text:style-name="T3">cervicem a foris emergunt: unde<text:line-break/></text:span><text:span text:style-name="T3">sic ad magnum trochantera juxta </text:span><text:span text:style-name="T3">sinum praedictum<text:line-break/></text:span><text:span text:style-name="T3">ascendunt; cui rursus </text:span><text:span text:style-name="T3">anterior </text:span><text:span text:style-name="T3">quidem </text:span><text:span text:style-name="T3">demissius, posteri-<text:line-break/></text:span><text:span text:style-name="T3">or vero elatius </text:span><text:span text:style-name="T3">immittitur. Quum jam pariter hujus<text:line-break/></text:span><text:span text:style-name="T3">capita </text:span><text:span text:style-name="T3">a </text:span><text:span text:style-name="T3">pectinis osse </text:span><text:span text:style-name="T3">abripueris, ligamentum membra-<text:line-break/></text:span><text:span text:style-name="T3">neum communiter </text:span><text:span text:style-name="T3">utrisque subjectum servato, quod to-<text:line-break/></text:span><text:span text:style-name="T3">tum </text:span><text:span text:style-name="T3">pectinis offis </text:span><text:span text:style-name="T3">foramen comprehendit. Equidem nu-<text:line-break/></text:span><text:span text:style-name="T3">merulus </text:span><text:span text:style-name="T3">hinc est exortus musculorum, </text:span><text:span text:style-name="T3">qui videlicet et-<text:line-break/></text:span><text:span text:style-name="T3">iam </text:span><text:span text:style-name="T3">ad vicina foramini ossa utrinque porriguntur. </text:span><text:span text:style-name="T3">Ita—<text:line-break/></text:span><text:span text:style-name="T3">que </text:span><text:span text:style-name="T3">musculum quidem exteriorem </text:span><text:span text:style-name="T3">ex </text:span><text:span text:style-name="T3">facili </text:span><text:span text:style-name="T3">dissolves</text:span><text:span text:style-name="T3">; </text:span><text:span text:style-name="T3">in-<text:line-break/></text:span><text:span text:style-name="T3">teriorcm </text:span><text:span text:style-name="T3">vero si totum voles exquisite </text:span><text:span text:style-name="T3">contemplari, ossi-<text:line-break/></text:span><text:span text:style-name="T3">um </text:span><text:span text:style-name="T3">pectinis commissuram prius scalpello </text:span><text:span text:style-name="T3">valente' dirimes,.</text:span></text:p>
      <text:p text:style-name="P10"><text:span text:style-name="T3">quod levi admodum negotio confeceris, nam cartilago<text:line-break/>utraque intercedit, quae ipsa connectat committatque.<text:line-break/>Quapropter, </text:span><text:span text:style-name="T3">si </text:span><text:span text:style-name="T3">in illa dissectionem moliaris, facile </text:span><text:span text:style-name="T3">admi-<text:line-break/></text:span><text:span text:style-name="T3">nistrabis </text:span><text:span text:style-name="T3">opusque </text:span><text:span text:style-name="T3">promovebis adeo, ut, solutis statim </text:span><text:span text:style-name="T3">in-<text:line-break/></text:span><text:span text:style-name="T3">ter </text:span><text:span text:style-name="T3">se </text:span><text:span text:style-name="T3">ossibus, musculum prompte queas intueri, </text:span><text:span text:style-name="T3">insuper<text:line-break/></text:span><text:span text:style-name="T3">magis </text:span><text:span text:style-name="T3">hoc </text:span><text:span text:style-name="T3">efficies, si, ubi pectinis ossa scalpello </text:span><text:span text:style-name="T3">direme-<text:line-break/></text:span><text:span text:style-name="T3">ris </text:span><text:span text:style-name="T3">, </text:span><text:span text:style-name="T3">ilium ossa manu utraque prehensa extrorsum </text:span><text:span text:style-name="T3">valide<text:line-break/></text:span><text:span text:style-name="T3">reflectas; quippe haec quoque tali functione solvuntur </text:span><text:span text:style-name="T3">se-<text:line-break/></text:span><text:span text:style-name="T3">paranturque ab osse lato, ut tota illa regio supina jam </text:span><text:span text:style-name="T3">et<text:line-break/></text:span><text:span text:style-name="T3">conspicua evadat, universaque pectinis ossis pars </text:span><text:span text:style-name="T3">interior<text:line-break/></text:span><text:span text:style-name="T3">Clare omnibus appareat Qua de causa nunc satis </text:span><text:span text:style-name="T3">tibi<text:line-break/></text:span><text:span text:style-name="T13">est </text:span><text:span text:style-name="T3">musculi ex his partibus exortum amputare: </text:span><text:span text:style-name="T3">nam<text:line-break/></text:span><text:span text:style-name="T3">postea in dissectione sedis auditurus es, quo modo </text:span><text:span text:style-name="T3">prio-<text:line-break/></text:span><text:span text:style-name="T3">rem ipsam superficiem membraneam detegere </text:span><text:span text:style-name="T3">conveniat,<text:line-break/></text:span><text:span text:style-name="T3">quam musculi operculum esse putaveris. Non </text:span><text:span text:style-name="T3">est autem<text:line-break/>hoc </text:span><text:span text:style-name="T3">operculum ejus musculi, qui nunc in sermone </text:span><text:span text:style-name="T3">pro-<text:line-break/>ponitur, </text:span><text:span text:style-name="T3">verum potius quidam musculus </text:span><text:span text:style-name="T3">membraneus te-</text:span></text:p>
      <text:p text:style-name="P10"><text:span text:style-name="T3">nuisque ad anum pertinens, unus utriuque, </text:span><text:span text:style-name="T3">non </text:span><text:span text:style-name="T3">aduro-<text:line-break/>dum anatomicis cognitus, quemadmodum </text:span><text:span text:style-name="T3">neque praedi-<text:line-break/></text:span><text:span text:style-name="T3">cti. </text:span><text:span text:style-name="T3">Verum de illis, quum ad sudis anatomen ventum<text:line-break/></text:span><text:span text:style-name="T3">erit, </text:span><text:span text:style-name="T3">accuratius dicetur. Porro hic quoque musculus, qui<text:line-break/></text:span><text:span text:style-name="T3">nunc </text:span><text:span text:style-name="T3">dissecatur, ossis pectinis internus, sicut docui, ad gran-<text:line-break/></text:span><text:span text:style-name="T3">dem femoris </text:span><text:span text:style-name="T3">trochanterem contrarium quidem motum,<text:line-break/></text:span><text:span text:style-name="T3">sed genere similem </text:span><text:span text:style-name="T3">priori subministrat; quippe ambo fe-<text:line-break/></text:span><text:span text:style-name="T3">moris caput </text:span><text:span text:style-name="T3">introrsus circumagunt, unus per totius arti-<text:line-break/></text:span><text:span text:style-name="T3">culi </text:span><text:span text:style-name="T3">anteriora, </text:span><text:span text:style-name="T3">alter per posteriora. Talis est certe mu-<text:line-break/></text:span><text:span text:style-name="T3">sculorurn ischii </text:span><text:span text:style-name="T3">articulum moventium dissectio.</text:span></text:p>
      <text:h text:style-name="Heading_20_2" text:outline-level="2">Cap. VI<text:span text:style-name="T54">I</text:span>.</text:h>
      <text:p text:style-name="P58"><text:span text:style-name="T3">Jam vero opportunum est ad tibiae mu-<text:line-break/></text:span><text:span text:style-name="T3">sculos transire, </text:span><text:span text:style-name="T3">quos etiam, veluti est dictum, ante ischii<text:line-break/></text:span><text:span text:style-name="T3">musculos </text:span><text:span text:style-name="T3">licet dissecare, imo et </text:span><text:span text:style-name="T3">primos </text:span><text:span text:style-name="T3">omnium conve-<text:line-break/></text:span><text:span text:style-name="T3">nit, </text:span><text:span text:style-name="T3">si eos abstuleris </text:span><text:span text:style-name="T3">musculos, qui ex scrnore in tibiam<text:line-break/></text:span><text:span text:style-name="T3">descendunt. </text:span><text:span text:style-name="T3">His enim </text:span><text:span text:style-name="T3">ademptis, duo musculorum capita<text:line-break/></text:span><text:span text:style-name="T3">manifesto </text:span><text:span text:style-name="T3">conspiciuntur, </text:span><text:span text:style-name="T3">quae ex posteriore femoris re-<text:line-break/></text:span><text:span text:style-name="T3">gioue </text:span><text:span text:style-name="T3">illa potissimum ducunt </text:span><text:span text:style-name="T3">originem, qua condylorum</text:span></text:p>
      <text:p text:style-name="P10"><text:span text:style-name="T3">radix habetur. Unde fit, </text:span><text:span text:style-name="T3">ut </text:span><text:span text:style-name="T3">musculorum etiam capita<text:line-break/></text:span><text:span text:style-name="T3">condylos </text:span><text:span text:style-name="T3">hosce comprehendant. Atque ob id </text:span><text:span text:style-name="T3">epiphysiu<text:line-break/></text:span><text:span text:style-name="T3">habent cartilaginosam ac ca arn, quae communis est </text:span><text:span text:style-name="T3">gib-<text:line-break/></text:span><text:span text:style-name="T3">bosissimae utriusque condyli, qui secundum ipsam </text:span><text:span text:style-name="T3">est,<text:line-break/></text:span><text:span text:style-name="T3">parti. Ubi .autem poplitem praetergressa fuerint </text:span><text:span text:style-name="T3">capita,<text:line-break/></text:span><text:span text:style-name="T3">iuvicem in eo loco, quae sura appellatur, miscentur,<text:line-break/>musculum unum gignentes. Hoc eodem in loco </text:span><text:span text:style-name="T3">haud<text:line-break/></text:span><text:span text:style-name="T3">exigua capitis exterioris portio feparatur, quae </text:span><text:span text:style-name="T3">muscu-<text:line-break/></text:span><text:span text:style-name="T3">lus per sc efficitur, in tendinem latum paulatim cessans,<text:line-break/>qui pedi subhaerescit, quemadmodum de manu superiore<text:line-break/>libro enarratum est. lpssim igitur similiter ac illum </text:span><text:span text:style-name="T3">bi-<text:line-break/></text:span><text:span text:style-name="T3">fariam, ceu monstravimus, deteges evidenterque specta-<text:line-break/>bis, tum figurq conformem, tum musculo, cujus </text:span><text:span text:style-name="T3">mentio-<text:line-break/></text:span><text:span text:style-name="T3">nem facimus, connexum. At ex utroque musculi </text:span><text:span text:style-name="T3">in<text:line-break/></text:span><text:span text:style-name="T3">sura, ut dixi, nuper geniti capite tendo producitur, </text:span><text:span text:style-name="T3">qui<text:line-break/></text:span><text:span text:style-name="T3">memorato contiguus incumbit; posteriori autem </text:span><text:span text:style-name="T3">calcis<text:line-break/></text:span><text:span text:style-name="T3">extremo inseritur, quod ad se ipsum trahere est </text:span><text:span text:style-name="T3">idoneus.<text:line-break/></text:span><text:span text:style-name="T3">JInic tendoni continuum alterius musculi ex </text:span><text:span text:style-name="T3">tibia </text:span><text:span text:style-name="T3">orti.</text:span></text:p>
      <text:p text:style-name="P10"><text:span text:style-name="T3">colore </text:span><text:span text:style-name="T3">magna ex parte lividi, processum altiorem </text:span><text:span text:style-name="T3">depre-<text:line-break/></text:span><text:span text:style-name="T3">hendes; caput </text:span><text:span text:style-name="T3">ipsius, qua secundum perouam plurimum<text:line-break/></text:span><text:span text:style-name="T3">cminet, </text:span><text:span text:style-name="T3">habetur. Hi quidem musculi retro in sura siti,<text:line-break/></text:span><text:span text:style-name="T3">sive </text:span><text:span text:style-name="T3">tres, sive quatucr ipsos nunierare libeat, et ad cal-<text:line-break/></text:span><text:span text:style-name="T3">cem, </text:span><text:span text:style-name="T3">velut dictum est, et ad inleriora pedis deferuntur..<text:line-break/></text:span><text:span text:style-name="T3">Jam </text:span><text:span text:style-name="T3">alii </text:span><text:span text:style-name="T3">ipsis </text:span><text:span text:style-name="T3">cohaerent, qui non adhuc exacte </text:span><text:span text:style-name="T3">in </text:span><text:span text:style-name="T3">postre-<text:line-break/></text:span><text:span text:style-name="T3">mis </text:span><text:span text:style-name="T3">partibus, scd potius ex lateribus tibiae intus exorti,<text:line-break/></text:span><text:span text:style-name="T3">ad </text:span><text:span text:style-name="T3">infimum pedum omnes porriguntur. At, ubi tendines<text:line-break/></text:span><text:span text:style-name="T3">primum </text:span><text:span text:style-name="T3">generant, ibi ligamentum ipsis extrinsecus in-<text:line-break/></text:span><text:span text:style-name="T3">jectum </text:span><text:span text:style-name="T3">est, ex tibia ad calcem.pertinens; quo recta linea<text:line-break/></text:span><text:span text:style-name="T3">diviso, </text:span><text:span text:style-name="T3">quemadmodum de manu diximus, si tendones de-<text:line-break/></text:span><text:span text:style-name="T3">inde iequaris, </text:span><text:span text:style-name="T3">digitis ipsos insertari comperies; </text:span><text:span text:style-name="T3">non </text:span><text:span text:style-name="T3">ta-<text:line-break/></text:span><text:span text:style-name="T3">men, ut </text:span><text:span text:style-name="T3">in manu, alterum medium articulum, alterum<text:line-break/></text:span><text:span text:style-name="T3">primum </text:span><text:span text:style-name="T3">et </text:span><text:span text:style-name="T3">tertium, </text:span><text:span text:style-name="T3">sed ambo primum, secundum ter-<text:line-break/></text:span><text:span text:style-name="T3">tiumque movent, </text:span><text:span text:style-name="T3">si magnum videlicet digitum excipias,<text:line-break/></text:span><text:span text:style-name="T3">uam ad secundum </text:span><text:span text:style-name="T3">ac tertium tendo, qui ipsum movet,</text:span></text:p>
      <text:p text:style-name="P9"><text:span text:style-name="T42">{</text:span></text:p>
      <text:p text:style-name="P11"><text:span text:style-name="T3">porrigitur, sicut in manu se habet. Caeterum </text:span><text:span text:style-name="T3">capitum<text:line-break/></text:span><text:span text:style-name="T3">duorum, quae retuli, processus luvicem connectuntur<text:line-break/>non eodem senrper modo; saepe enim .alter ipsorum </text:span><text:span text:style-name="T3">mu-<text:line-break/></text:span><text:span text:style-name="T3">sculus quasi indicem et parvum digitum movet, </text:span><text:span text:style-name="T3">alter<text:line-break/></text:span><text:span text:style-name="T3">medium et annularem, utrique eadem uniti </text:span><text:span text:style-name="T3">propagine<text:line-break/></text:span><text:span text:style-name="T3">magnum. Est quum aliter ipsi miscentur. Horum </text:span><text:span text:style-name="T3">igi-<text:line-break/></text:span><text:span text:style-name="T3">tur tendinum capita inter calcem, et tibiam sita, ut </text:span><text:span text:style-name="T3">pri-<text:line-break/></text:span><text:span text:style-name="T3">us dictum est, hoc solo discrimine variant, quod </text:span><text:span text:style-name="T3">alterum<text:line-break/></text:span><text:span text:style-name="T3">ipsorum inferiori tali extremo insideat, qua talus </text:span><text:span text:style-name="T3">calci<text:line-break/></text:span><text:span text:style-name="T3">adjacet, quod quidem caput rnrsus habet </text:span><text:span text:style-name="T3">ligamentum<text:line-break/></text:span><text:span text:style-name="T3">proprium praeter commune. Tertius vero alius </text:span><text:span text:style-name="T3">tendo<text:line-break/></text:span><text:span text:style-name="T3">ipsi tibiae fini adhaerescit; eique innixus ligamento </text:span><text:span text:style-name="T3">ite-<text:line-break/></text:span><text:span text:style-name="T3">rum peculiari constringitur; qui et spfe pedem </text:span><text:span text:style-name="T3">univer-<text:line-break/></text:span><text:span text:style-name="T3">sum, sicut qui calcem ingrediuntur, retrorsum </text:span><text:span text:style-name="T3">luflectit;<text:line-break/></text:span><text:span text:style-name="T3">verum ipsius extremum in primum tarsi os </text:span><text:span text:style-name="T3">interius </text:span><text:span text:style-name="T3">inse-<text:line-break/></text:span><text:span text:style-name="T3">ritur. His singulatim dissectis, divertendum rursus </text:span><text:span text:style-name="T3">est ad<text:line-break/></text:span><text:span text:style-name="T3">exteriores tibiae musculos, qui, quantum sane ad </text:span><text:span text:style-name="T3">superi-</text:span></text:p>
      <text:p text:style-name="P10"><text:span text:style-name="T3">ores </text:span><text:span text:style-name="T3">processus attinet, tres existunt</text:span><text:span text:style-name="T3">; </text:span><text:span text:style-name="T3">sin autem tendines<text:line-break/>motuumque differentiam spectes, cui in primis est atten-<text:line-break/>dendurn, plures. Has itaque membranas adimens, hic<text:line-break/>etiam sub cute ligamentum conspicies ei, quod in manu<text:line-break/>extrinsecus est, proportionatnm, sub quo erant omnes ten-<text:line-break/></text:span><text:span text:style-name="T3">dines, </text:span><text:span text:style-name="T3">qui digitos extendunt. Verum hoc ligamentum<text:line-break/></text:span><text:span text:style-name="T3">i lo </text:span><text:span text:style-name="T3">tum multo longius, tum tenuius est, praesertim si<text:line-break/></text:span><text:span text:style-name="T3">artuum </text:span><text:span text:style-name="T3">differentiam consideres: nam qua ratione pedis<text:line-break/></text:span><text:span text:style-name="T3">ligamenta </text:span><text:span text:style-name="T3">plura creavit natura, eadem quoque vehemen-<text:line-break/></text:span><text:span text:style-name="T3">tioribus </text:span><text:span text:style-name="T3">functionibus obeundis robustiora effecit, quam<text:line-break/></text:span><text:span text:style-name="T3">quae </text:span><text:span text:style-name="T3">in manu funt. Porro ligamentum hoc situ paula-<text:line-break/></text:span><text:span text:style-name="T3">tim </text:span><text:span text:style-name="T3">obliquum est, non, ut quod </text:span><text:span text:style-name="T3">in </text:span><text:span text:style-name="T3">brachiali habetur,,<text:line-break/></text:span><text:span text:style-name="T3">transversum; </text:span><text:span text:style-name="T3">item extremitatem tibiae calcanei extremi-<text:line-break/></text:span><text:span text:style-name="T3">tati </text:span><text:span text:style-name="T3">connectit. Oportet autem hoc quoque, sicut prae-<text:line-break/></text:span><text:span text:style-name="T3">dictum </text:span><text:span text:style-name="T3">est, juxta membri longitudinem incidere, mox<text:line-break/></text:span><text:span text:style-name="T3">partes </text:span><text:span text:style-name="T3">ad originem suam erigere, ac capitibus subje-<text:line-break/></text:span><text:span text:style-name="T3">ctorum </text:span><text:span text:style-name="T3">tendinum detectis, hinc totorum musculorum<text:line-break/></text:span><text:span text:style-name="T3">dissectionem </text:span><text:span text:style-name="T3">auspicari. Infra siquidem ad tersum, supra</text:span></text:p>
      <text:p text:style-name="P10"><text:span text:style-name="T3">ad tibiam ceu • manu deducunt' Primum satie </text:span><text:span text:style-name="T3">contue-<text:line-break/></text:span><text:span text:style-name="T3">beris musculum fibulae usque ad superius caput </text:span><text:span text:style-name="T3">porre-<text:line-break/></text:span><text:span text:style-name="T3">ctum, cujus extremum ligamentis continetur, </text:span><text:span text:style-name="T3">et </text:span><text:span text:style-name="T3">tarib<text:line-break/></text:span><text:span text:style-name="T3">ante magnum digitum innascitur, paulum in </text:span><text:span text:style-name="T3">interiorem<text:line-break/></text:span><text:span text:style-name="T3">ac inferiorem ipsorum regionem excedens. </text:span><text:span text:style-name="T3">Secundum<text:line-break/></text:span><text:span text:style-name="T3">deinde musculum alium spectabis, huic adeo </text:span><text:span text:style-name="T3">ricinum,<text:line-break/></text:span><text:span text:style-name="T3">ut pars ipsius esse putetur, idque ob causam </text:span><text:span text:style-name="T3">duplicem,<text:line-break/></text:span><text:span text:style-name="T3">tum quod exortum desuper communem </text:span><text:span text:style-name="T3">habeat, </text:span><text:span text:style-name="T3">tum<text:line-break/></text:span><text:span text:style-name="T3">quod ipsi per totam tibiae longitudinem </text:span><text:span text:style-name="T3">extrinsecus </text:span><text:span text:style-name="T3">ad-<text:line-break/></text:span><text:span text:style-name="T3">haerescat, verum tendo ejus in caput primi </text:span><text:span text:style-name="T3">majoris </text:span><text:span text:style-name="T3">di-<text:line-break/></text:span><text:span text:style-name="T3">giti </text:span><text:span text:style-name="T3">luteruodii inseratur. Itaque constat, </text:span><text:span text:style-name="T3">si manuum </text:span><text:span text:style-name="T3">dis-<text:line-break/></text:span><text:span text:style-name="T3">sectio tibi succurrat, hujus bipartiti musculi </text:span><text:span text:style-name="T3">proportio<text:line-break/></text:span><text:span text:style-name="T3">cum </text:span><text:span text:style-name="T3">eo, qui in </text:span><text:span text:style-name="T3">illis </text:span><text:span text:style-name="T3">tum brachiali, tum </text:span><text:span text:style-name="T3">magno</text:span><text:span text:style-name="T3">'digito<text:line-break/></text:span><text:span text:style-name="T3">communis </text:span><text:span text:style-name="T3">est. </text:span><text:span text:style-name="T3">Huic </text:span><text:span text:style-name="T3">autem cohaeret alius </text:span><text:span text:style-name="T3">musculus </text:span><text:span text:style-name="T3">gra-<text:line-break/></text:span><text:span text:style-name="T3">cilis, </text:span><text:span text:style-name="T3">medio inter tibiam fibulamque loco </text:span><text:span text:style-name="T3">situs, </text:span><text:span text:style-name="T3">inseritur<text:line-break/></text:span><text:span text:style-name="T3">autem </text:span><text:span text:style-name="T3">in totius digiti majoris </text:span><text:span text:style-name="T3">latus, proportione </text:span><text:span text:style-name="T3">simllis<text:line-break/></text:span><text:span text:style-name="T3">parvo manus </text:span><text:span text:style-name="T3">musculo, qui pars esse </text:span><text:span text:style-name="T3">creditur </text:span><text:span text:style-name="T3">musculi<text:line-break/></text:span><text:span text:style-name="T3">tres </text:span><text:span text:style-name="T3">majores digitos extrinsecus obliquo </text:span><text:span text:style-name="T3">motu </text:span><text:span text:style-name="T3">moventis.</text:span></text:p>
      <text:p text:style-name="P10"><text:span text:style-name="T3">Verum hic pedis tendo, quum prope magnum digitum<text:line-break/></text:span><text:span text:style-name="T3">sit, </text:span><text:span text:style-name="T3">ligamentum quoddani permeat, eundem praestans<text:line-break/>usum, quem circuli in curru. Porro deinceps musculo-<text:line-break/>rum, quos nominavi, tendinum caput ligamento subje-<text:line-break/>ctum contemplator, quemadmodum praedicta, </text:span><text:span text:style-name="T3">iis </text:span><text:span text:style-name="T3">abunde<text:line-break/>manifestum, qui animum adhibent. Ab lioc itaque inci-<text:line-break/>piens, deorsum versus tendines quatuor, digitos quater-<text:line-break/></text:span><text:span text:style-name="T3">nos </text:span><text:span text:style-name="T3">extendentes, manifesto luveuies, iis respondentes, qui<text:line-break/></text:span><text:span text:style-name="T3">manum extrinsecus </text:span><text:span text:style-name="T3">perreptant; sursum vero musculum<text:line-break/></text:span><text:span text:style-name="T3">hunc </text:span><text:span text:style-name="T3">videbis fibulae adusque superius caput insertum;<text:line-break/></text:span><text:span text:style-name="T3">cujus </text:span><text:span text:style-name="T3">extremum tarso ante magnum digitum inseritur,<text:line-break/></text:span><text:span text:style-name="T3">paulum </text:span><text:span text:style-name="T3">interna parte exuperans, ubi etiam musculi ip-<text:line-break/></text:span><text:span text:style-name="T3">sius </text:span><text:span text:style-name="T3">caput conspicies,, ligamento </text:span><text:span text:style-name="T3">cuidam </text:span><text:span text:style-name="T3">externis tibiae<text:line-break/></text:span><text:span text:style-name="T3">partibus </text:span><text:span text:style-name="T3">ad ipsum fibulae caput inserto contiguum.<text:line-break/></text:span><text:span text:style-name="T3">Quod </text:span><text:span text:style-name="T3">ligamentum, dico tenuium, parvarumque carnium<text:line-break/></text:span><text:span text:style-name="T3">coitu </text:span><text:span text:style-name="T3">multis aliis simile, musculi </text:span><text:span text:style-name="T3">caput </text:span><text:span text:style-name="T3">efficitur, qui<text:line-break/></text:span><text:span text:style-name="T3">deinceps talis </text:span><text:span text:style-name="T3">circumscriptus est.</text:span></text:p>
      <text:h text:style-name="P6" text:outline-level="2">Cap. VIII.</text:h>
      <text:p text:style-name="P58"><text:span text:style-name="T3">Hi igitur musculi in anterioribus magis<text:line-break/>totius tibiae partibus consistunt; alii tres ab uno capite<text:line-break/>lu exterioribus magis habentur, et hi praepositum </text:span><text:span text:style-name="T3">liga-<text:line-break/></text:span><text:span text:style-name="T3">mentum ex fibula ad calcem ipsam porrigunt; quo </text:span><text:span text:style-name="T3">sclu-<text:line-break/></text:span><text:span text:style-name="T3">to tres musculorum aponeuroses spectabis</text:span><text:span text:style-name="T3">, </text:span><text:span text:style-name="T3">unam quidem<text:line-break/>eximiae magnitudinis obliquam ad exteriorem </text:span><text:span text:style-name="T3">deferri;<text:line-break/></text:span><text:span text:style-name="T3">et hinc rursus ex obliquo plantam subire ; mox ad </text:span><text:span text:style-name="T3">caput<text:line-break/></text:span><text:span text:style-name="T3">primi olfis magni digiti porrigi; notumque est, ipsam </text:span><text:span text:style-name="T3">iu<text:line-break/></text:span><text:span text:style-name="T3">hoc articulo majoris digiti flexum moliri Caeterum </text:span><text:span text:style-name="T3">ubi<text:line-break/></text:span><text:span text:style-name="T3">ad tarsum tendo ille reflectitur ex superioribus </text:span><text:span text:style-name="T3">partibus<text:line-break/></text:span><text:span text:style-name="T3">ad inseriores productus, cartilaginem ipsi connatam </text:span><text:span text:style-name="T3">de-<text:line-break/></text:span><text:span text:style-name="T3">prehendes. Jam vero simiae pes hac parte ab </text:span><text:span text:style-name="T3">humano<text:line-break/></text:span><text:span text:style-name="T3">discrepat, quod etiam natura digitorum huic animali </text:span><text:span text:style-name="T3">dis-<text:line-break/></text:span><text:span text:style-name="T3">similis sit humanis, llli siquidem multo minores, </text:span><text:span text:style-name="T3">quam<text:line-break/></text:span><text:span text:style-name="T3">qui in manu, existunt; hi vero majores etiam iis, in </text:span><text:span text:style-name="T3">quos<text:line-break/></text:span><text:span text:style-name="T3">manus est discreta, quales repentibus quoque </text:span><text:span text:style-name="T3">animanti-<text:line-break/></text:span><text:span text:style-name="T3">bus plurimum fissi, tum </text:span><text:span text:style-name="T20">invicem</text:span><text:span text:style-name="T3"> distantes adsunt; </text:span><text:span text:style-name="T3">quo-</text:span></text:p>
      <text:p text:style-name="P10"><text:span text:style-name="T3">rum beneficio ex facili sublimia conscendit simia, quem-<text:line-break/>admodum mustelae, mures, feles et id genus alia Hunc<text:line-break/>igitur, ut dixi, tendinem in pede humano haud reperi-<text:line-break/></text:span><text:span text:style-name="T3">es; </text:span><text:span text:style-name="T3">gracilem vero ei proximum,' qui ex parvo musculo<text:line-break/>procedit parvum digitum extrorsunr abducens, invenies<text:line-break/></text:span><text:span text:style-name="T3">in </text:span><text:span text:style-name="T3">hominibus, ut et ipsi vicinum, qui totum pedem in-‘<text:line-break/></text:span><text:span text:style-name="T3">torquet </text:span><text:span text:style-name="T3">redditque hac in parte fimum, illi respondens,<text:line-break/></text:span><text:span text:style-name="T3">qui </text:span><text:span text:style-name="T3">ex cubito </text:span><text:span text:style-name="T3">versus </text:span><text:span text:style-name="T3">parvum digitum procedens brachi-<text:line-break/></text:span><text:span text:style-name="T3">ale </text:span><text:span text:style-name="T3">extendit. Hic tendo biceps interdum ab exortu red-<text:line-break/></text:span><text:span text:style-name="T3">ditur, </text:span><text:span text:style-name="T3">ejusque partes tunc permeati alius tendo, qui par-<text:line-break/></text:span><text:span text:style-name="T3">vurn </text:span><text:span text:style-name="T3">digitum extrorsum agit. </text:span><text:span text:style-name="T3">Sin </text:span><text:span text:style-name="T3">autem aliquando non<text:line-break/></text:span><text:span text:style-name="T3">scissus </text:span><text:span text:style-name="T3">ipse in ramos fuerit, ligamentum membraneum e<text:line-break/></text:span><text:span text:style-name="T3">continens </text:span><text:span text:style-name="T3">ipsum inter se et tendinem excipit eum, qui<text:line-break/></text:span><text:span text:style-name="T3">ad parvum </text:span><text:span text:style-name="T3">digitum pertendit, eundem usum exhibens,<text:line-break/></text:span><text:span text:style-name="T3">quem parvuli </text:span><text:span text:style-name="T3">circuli in curribus, per quos lora trajici-<text:line-break/></text:span><text:span text:style-name="T3">unt equis </text:span><text:span text:style-name="T3">aurigandis appofita. Talis autem est quidam<text:line-break/></text:span><text:span text:style-name="T3">alius </text:span><text:span text:style-name="T3">in magno digito ex ligamento circulus ad tendinis</text:span></text:p>
      <text:p text:style-name="P10"><text:span text:style-name="T3">transitum; ut praedictum est, constructus. </text:span><text:span text:style-name="T3">Caeterum<text:line-break/></text:span><text:span text:style-name="T3">tres hi musculi connatas invicem, propanines </text:span><text:span text:style-name="T3">obtinent.<text:line-break/></text:span><text:span text:style-name="T3">Prior dictus, qui circa tarium est, ex supernis </text:span><text:span text:style-name="T3">fibulae<text:line-break/></text:span><text:span text:style-name="T3">partibus ad infimum pedem pertingens, summa sub </text:span><text:span text:style-name="T3">cute<text:line-break/></text:span><text:span text:style-name="T3">tensus ex tenuibus ligamentis carni connexis </text:span><text:span text:style-name="T3">constat;<text:line-break/></text:span><text:span text:style-name="T3">alter, ubi prioris appellati caput definit, et ipse </text:span><text:span text:style-name="T3">non<text:line-break/></text:span><text:span text:style-name="T3">multo post principium in tendinem teretem </text:span><text:span text:style-name="T3">degenerat<text:line-break/></text:span><text:span text:style-name="T3">gracilis totus existens; tertius vero, qui pedem </text:span><text:span text:style-name="T3">totum<text:line-break/></text:span><text:span text:style-name="T3">efficit simum, </text:span><text:span text:style-name="T20">ex.</text:span><text:span text:style-name="T3"> reliqua fibulae parte procedit. Hic </text:span><text:span text:style-name="T3">ita-<text:line-break/></text:span><text:span text:style-name="T3">que pedem elevat simul et extrorsunr declinat; at </text:span><text:span text:style-name="T3">qui<text:line-break/></text:span><text:span text:style-name="T3">connatus est ei, qui in magnum digitum injicitur, </text:span><text:span text:style-name="T3">ex-<text:line-break/></text:span><text:span text:style-name="T3">trorsurn ducit: verum utrique simul tensi </text:span><text:span text:style-name="T3">indeclinabilem<text:line-break/></text:span><text:span text:style-name="T3">pedis elevationem moliuntur. Hoc modo etiam ex </text:span><text:span text:style-name="T3">musculis,<text:line-break/></text:span><text:span text:style-name="T3">qui pedem retrorsum movent, uterque in </text:span><text:span text:style-name="T3">latus sensim </text:span><text:span text:style-name="T3">de-<text:line-break/></text:span><text:span text:style-name="T3">clinat; ambo autem simul directe pedem ducunt </text:span><text:span text:style-name="T3">retrorsum.</text:span></text:p>
      <text:h text:style-name="Heading_20_2" text:outline-level="2">Cap. IX.</text:h>
      <text:p text:style-name="P58"><text:span text:style-name="T3">_ </text:span><text:span text:style-name="T3">Hi quidem musculi, </text:span><text:span text:style-name="T3">.etsi minus .ab folii </text:span><text:span text:style-name="T3">te<text:line-break/></text:span><text:span text:style-name="T3">ac ad amussim, certe mediocriter a majoribus </text:span><text:span text:style-name="T3">nostris </text:span><text:span text:style-name="T3">dis-</text:span></text:p>
      <text:p text:style-name="P10"><text:span text:style-name="T3">fecti sunt; verum qui ulterius dicentur, omnes sere om-'<text:line-break/>iribus sunt incogniti. Primus notatu • dignus </text:span><text:span text:style-name="T3">tum </text:span><text:span text:style-name="T3">crassi-<text:line-break/>tudine, tum robore, licet non longitudine, qui iu arti-<text:line-break/>culo poplitis conditus est; invenies </text:span><text:span text:style-name="T3">eum</text:span><text:span text:style-name="T3">, ablatis poste-<text:line-break/>rioribus musculis ad suranr porrectis, quos primos ser-<text:line-break/>mone dissecui; uam iuter capita </text:span><text:span text:style-name="T3">horum </text:span><text:span text:style-name="T3">amborum mu-<text:line-break/></text:span><text:span text:style-name="T3">fculorum </text:span><text:span text:style-name="T3">hic musculus situs est, totam </text:span><text:span text:style-name="T3">fere </text:span><text:span text:style-name="T3">ibidem lati-<text:line-break/>tudinem tibiae comprehendens. Caput </text:span><text:span text:style-name="T3">ipsius </text:span><text:span text:style-name="T3">ligamentum<text:line-break/>est valentissimum ex femoris condylo</text:span><text:span text:style-name="T26">:</text:span><text:span text:style-name="T3"> exteriore produ-<text:line-break/>ctum ; comperies autem ipsum, ligamento totius articuli<text:line-break/>abscisso, ut quod ab exteriore senioris et fibulae parte<text:line-break/>duceus originem haec invicem connectat ac totum arti-<text:line-break/>culum contineat constringatque; sub hoc enim occultatur,’<text:line-break/></text:span><text:span text:style-name="T3">juxtaque </text:span><text:span text:style-name="T3">ipsum obliquus ascendit, ex carnosa tibiae sub-<text:line-break/></text:span><text:span text:style-name="T3">stantia </text:span><text:span text:style-name="T3">per poplitem ad condylum semoris, ubi caput ip-<text:line-break/></text:span><text:span text:style-name="T3">sius </text:span><text:span text:style-name="T3">est, procurrens; quod caput </text:span><text:span text:style-name="T3">ex </text:span><text:span text:style-name="T3">semoris condylo, ut<text:line-break/></text:span><text:span text:style-name="T3">dixi, </text:span><text:span text:style-name="T3">ortum, </text:span><text:span text:style-name="T3">ab </text:span><text:span text:style-name="T3">interna et priore </text:span><text:span text:style-name="T3">parte </text:span><text:span text:style-name="T3">ligamenti, quod</text:span></text:p>
      <text:p text:style-name="P10"><text:span text:style-name="T3">articulum tutum constringere dictum est, consistit; hoc </text:span><text:span text:style-name="T3">si<text:line-break/>tendis, </text:span><text:span text:style-name="T3">tibia flectitur. Quoniam vero brevis hic </text:span><text:span text:style-name="T3">longi-<text:line-break/></text:span><text:span text:style-name="T3">tudine musculus est, tibiaque mnita carne orbiculatim<text:line-break/>circumdata brevis propter illam est; hac carne </text:span><text:span text:style-name="T3">adem-<text:line-break/>pta ac </text:span><text:span text:style-name="T3">pede praeterea detecto, tibiae os faelle. a </text:span><text:span text:style-name="T3">liga-<text:line-break/>mento </text:span><text:span text:style-name="T3">, , cujus, memini supra, musculoque retrorsum </text:span><text:span text:style-name="T3">attra-<text:line-break/></text:span><text:span text:style-name="T3">hi extrorsurnque inclinare ridebis, jllic itaque musculus<text:line-break/></text:span><text:span text:style-name="T3">merito </text:span><text:span text:style-name="T3">illos latuit,, ut cujus caput sit reconditnm. </text:span><text:span text:style-name="T3">Ve-<text:line-break/>rum </text:span><text:span text:style-name="T3">pedis musculi cur </text:span><text:span text:style-name="T3">a </text:span><text:span text:style-name="T3">quibusdam nop siut </text:span><text:span text:style-name="T3">animadver-<text:line-break/>si, </text:span><text:span text:style-name="T3">non possum explicare, praesertim qni septem </text:span><text:span text:style-name="T3">intra<text:line-break/></text:span><text:span text:style-name="T3">manum conspexerint. Omiserunt enim et illic </text:span><text:span text:style-name="T3">lu alto<text:line-break/></text:span><text:span text:style-name="T3">ossibus ipsis incumbentes, sicut prius dixi, non </text:span><text:span text:style-name="T3">tamen<text:line-break/></text:span><text:span text:style-name="T3">septem conspicuos. lu pede quatuor , musculorum </text:span><text:span text:style-name="T3">sunt<text:line-break/></text:span><text:span text:style-name="T3">genera, non, </text:span><text:span text:style-name="T3">ut </text:span><text:span text:style-name="T3">in niaiiu, duo; tria quidem infra </text:span><text:span text:style-name="T3">pedem;<text:line-break/></text:span><text:span text:style-name="T3">unum supra in adversa tarsi parte situm est, quod </text:span><text:span text:style-name="T3">duos<text:line-break/></text:span><text:span text:style-name="T3">complectitur musculos, qui obliquos motus qnatuor </text:span><text:span text:style-name="T3">digi-<text:line-break/>tis fubministrant, </text:span><text:span text:style-name="T3">.proportione iis respondentes, </text:span><text:span text:style-name="T3">qui rn</text:span></text:p>
      <text:p text:style-name="P10"><text:span text:style-name="T3">manus exteriori parte habentur. Qui sub pede habentur,<text:line-break/>septem et hi eum septenis, qui in raauu visuntur, con-<text:line-break/>veniunt, singulos digitus'in obliquum moventes; quorum<text:line-break/>duo, ut in manu 'ex primis brachialis ossibus exorieban-<text:line-break/>tur, etiam ipsi in pede </text:span><text:span text:style-name="T20">a</text:span><text:span text:style-name="T3"> tarsi ossibus enati, magnum et<text:line-break/></text:span><text:span text:style-name="T3">parvum </text:span><text:span text:style-name="T3">pedis digitos plurimum ab aliis abducunt; </text:span><text:span text:style-name="T3">relis.<text:line-break/></text:span><text:span text:style-name="T3">qui quinque paulo posterius dicentur. Alii in inferiori-<text:line-break/></text:span><text:span text:style-name="T3">bus </text:span><text:span text:style-name="T3">partibus sunt musculi exigui, qui ex tendinibus di-<text:line-break/>gitos flectentibus, prius quam exacte singulatim scindan-<text:line-break/></text:span><text:span text:style-name="T3">tur, </text:span><text:span text:style-name="T3">procedunt, quorum munus est medium uniuscujus-<text:line-break/></text:span><text:span text:style-name="T3">que </text:span><text:span text:style-name="T3">digiti articulum flectere. Nam, scissis jam tendinibus,<text:line-break/></text:span><text:span text:style-name="T3">alii </text:span><text:span text:style-name="T3">minores musculi adhaerescunt iis, qui intus in roa«<text:line-break/></text:span><text:span text:style-name="T3">nu </text:span><text:span text:style-name="T3">obliquum motum digitis singulis suppeditant, propor-<text:line-break/></text:span><text:span text:style-name="T3">tione </text:span><text:span text:style-name="T3">simlles; quatuor hi funt numero, sicut et illi; ve-<text:line-break/></text:span><text:span text:style-name="T3">rum </text:span><text:span text:style-name="T3">accessione duorum musculorum, qui extremos digi-<text:line-break/></text:span><text:span text:style-name="T3">tos </text:span><text:span text:style-name="T3">longissime ab aliis abducunt, quos nuper nominavi-<text:line-break/></text:span><text:span text:style-name="T3">mus, </text:span><text:span text:style-name="T3">item ejus, qui magnum hunc </text:span><text:span text:style-name="T3">indici </text:span><text:span text:style-name="T3">veluti adducit, tu-</text:span></text:p>
      <text:p text:style-name="P10"><text:span text:style-name="T3">tus numerus septenarius efficitur. </text:span><text:span text:style-name="T3">Ad </text:span><text:span text:style-name="T3">haec tertium </text:span><text:span text:style-name="T3">quoddam<text:line-break/></text:span><text:span text:style-name="T3">genus musculorum est, qui </text:span><text:span text:style-name="T3">subter </text:span><text:span text:style-name="T3">pedem ossibus inhaere-<text:line-break/>scunt, et in manu plane incognitis antea musculis </text:span><text:span text:style-name="T3">propor-<text:line-break/></text:span><text:span text:style-name="T3">tionantur; in conspectum lu prodeunt, si tendines </text:span><text:span text:style-name="T3">omnes,<text:line-break/></text:span><text:span text:style-name="T3">quemadmodum et illic, excidas. .Situs ipsorum </text:span><text:span text:style-name="T3">totus,<text:line-break/></text:span><text:span text:style-name="T3">nurnerus, et usus pro illorum ratione habet, quos in </text:span><text:span text:style-name="T3">ma-<text:line-break/></text:span><text:span text:style-name="T3">nu </text:span><text:span text:style-name="T3">esse </text:span><text:span text:style-name="T3">praediximus. Duo enim cujusque digiti </text:span><text:span text:style-name="T3">primo<text:line-break/></text:span><text:span text:style-name="T3">articulo praepositi modice ipfos flectunt, atque, si </text:span><text:span text:style-name="T3">simul<text:line-break/></text:span><text:span text:style-name="T3">quidem pari </text:span><text:span text:style-name="T3">actione </text:span><text:span text:style-name="T3">fungantur, fecundum rectum </text:span><text:span text:style-name="T3">mo-<text:line-break/></text:span><text:span text:style-name="T3">vent; si privatim autem, uterque in latus sensim </text:span><text:span text:style-name="T3">declinati<text:line-break/></text:span><text:span text:style-name="T3">Interdum vero tam continui invicem sibi </text:span><text:span text:style-name="T3">inveniuntur,<text:line-break/></text:span><text:span text:style-name="T3">ut unum lu singulis digitis esse putes. Dissectis his </text:span><text:span text:style-name="T3">mu-<text:line-break/></text:span><text:span text:style-name="T3">sculis , nullus praeterea ex iis restat, qui lu toto </text:span><text:span text:style-name="T3">crure<text:line-break/></text:span><text:span text:style-name="T3">consistunt..</text:span></text:p>
      <text:h text:style-name="Heading_20_2" text:outline-level="2">Cap. X.</text:h>
      <text:p text:style-name="P58"><text:span text:style-name="T3">Verum cousiderare te convenit, ut </text:span><text:span text:style-name="T3">in </text:span><text:span text:style-name="T3">ma-<text:line-break/></text:span><text:span text:style-name="T3">nu </text:span><text:span text:style-name="T3">ligamenta ossium, ita nunc quoque omnium </text:span><text:span text:style-name="T3">articulo-<text:line-break/></text:span><text:span text:style-name="T3">rum, quos detexeris; primi quidem ischii, qui </text:span><text:span text:style-name="T3">unum </text:span><text:span text:style-name="T3">iu<text:line-break/></text:span><text:span text:style-name="T3">orbem ambiens ligamentum habet omnium </text:span><text:span text:style-name="T3">articulorum<text:line-break/></text:span><text:span text:style-name="T3">commune; nullus enim est, cui tale ligamentum </text:span><text:span text:style-name="T3">non </text:span><text:span text:style-name="T3">sit</text:span></text:p>
      <text:p text:style-name="P10"><text:span text:style-name="T3">obductum. Aliud autem inspice, quod in imo articuli<text:line-break/>reconditum femoris caput ischii sinui counectit, durum </text:span><text:span text:style-name="T3">-<text:line-break/></text:span><text:span text:style-name="T3">adeo, ut jam nervus cartilaglueus dici queat. Praeterea<text:line-break/>partes ligamenti, quod totum articulum orbiculatirn amb-<text:line-break/></text:span><text:span text:style-name="T3">it, </text:span><text:span text:style-name="T3">considera, quo noscas, sintne omnes aeque valentes<text:line-break/>tum crassitudine tum robore, an aliae aliis praepolleant.<text:line-break/>Puri modo lu genu articulo facies; insuper in iis, qui<text:line-break/></text:span><text:span text:style-name="T3">in </text:span><text:span text:style-name="T3">pede habentur, ligamentum </text:span><text:span text:style-name="T3">lu </text:span><text:span text:style-name="T3">omnem aeque partem<text:line-break/>distendens; nam, si partem ipsius aliquam in se concur-<text:line-break/>rere sinas, aliam vero tendens adhuc digitis tuis dilates,<text:line-break/>invalidior tibi videbitur dilatata concurrente. In his igi-<text:line-break/></text:span><text:span text:style-name="T3">tur </text:span><text:span text:style-name="T3">articulis nullam insignem partium ligamenti, quod,<text:line-break/></text:span><text:span text:style-name="T3">ipsus </text:span><text:span text:style-name="T3">continet, eminentiam luvenies; lu pede apparebunt<text:line-break/></text:span><text:span text:style-name="T20">nonnullae,</text:span><text:span text:style-name="T3"> ut dicemus.. Verum genu articulus etiam alia<text:line-break/></text:span><text:span text:style-name="T3">plura </text:span><text:span text:style-name="T3">ligamenta habet; unum lu imo ischii ligamento re-<text:line-break/>lpondet in ipsius commissura condito; quod iu femoris</text:span></text:p>
      <text:p text:style-name="P10"><text:span text:style-name="T3">partibus bifidum porrigitur; </text:span><text:span text:style-name="T3">alia duo </text:span><text:span text:style-name="T3">lu lateribus haben-<text:line-break/>tur, unum externum (cujus et antea memini, quum </text:span><text:span text:style-name="T3">mu-<text:line-break/></text:span><text:span text:style-name="T3">sculum in poplite ab anatomicis praetermissum </text:span><text:span text:style-name="T3">recense-<text:line-break/></text:span><text:span text:style-name="T3">rem) semoris fibulaeque os invicem colligat; ejusque </text:span><text:span text:style-name="T3">ex-<text:line-break/></text:span><text:span text:style-name="T3">tremum inferius</text:span><text:span text:style-name="T3">, </text:span><text:span text:style-name="T3">quod juxta fibulam habetur, capiti </text:span><text:span text:style-name="T3">mu-<text:line-break/></text:span><text:span text:style-name="T3">sculi subjectum est, cujus tendinem externas tarfi </text:span><text:span text:style-name="T3">partes<text:line-break/></text:span><text:span text:style-name="T3">perreptantem ad primum majoris digiti articulum </text:span><text:span text:style-name="T3">pro-<text:line-break/></text:span><text:span text:style-name="T3">tendi diximus; siquidem transit magis in priorem </text:span><text:span text:style-name="T3">fibulae<text:line-break/></text:span><text:span text:style-name="T3">partem, non omnino in latere permanens. Alterum </text:span><text:span text:style-name="T3">li-<text:line-break/></text:span><text:span text:style-name="T3">gamentnm internum hoc tum gracilius tum mollius </text:span><text:span text:style-name="T3">est,<text:line-break/></text:span><text:span text:style-name="T3">quanquam et ipsum ibidem ex femoris condylo </text:span><text:span text:style-name="T3">procedat,<text:line-break/></text:span><text:span text:style-name="T3">neque idem lu tibiae latus inseratur, sesi, veluti et </text:span><text:span text:style-name="T3">alte-<text:line-break/></text:span><text:span text:style-name="T3">rum externum, in anteriora majore sui parte </text:span><text:span text:style-name="T3">concedat<text:line-break/></text:span><text:span text:style-name="T3">Caeterum alia ligamenta sunt in articulo </text:span><text:span text:style-name="T3">cartilaginea,<text:line-break/></text:span><text:span text:style-name="T3">utrique tibiae sinui orbiculatim circumdata, quae </text:span><text:span text:style-name="T3">iuvi-<text:line-break/></text:span><text:span text:style-name="T3">cern </text:span><text:span text:style-name="T3">ea </text:span><text:span text:style-name="T3">articuli parte eoeuntia, ubi tibiae sinus </text:span><text:span text:style-name="T3">luricem</text:span></text:p>
      <text:p text:style-name="P11"><text:span text:style-name="T3">i </text:span><text:span text:style-name="T3">•</text:span></text:p>
      <text:p text:style-name="P10"><text:span text:style-name="T3">adjacent, validius quoddam inibi producunt </text:span><text:span text:style-name="T3">ligamentum<text:line-break/></text:span><text:span text:style-name="T3">cartilaginosum, quod in medio condylorum femoris </text:span><text:span text:style-name="T3">infe-<text:line-break/></text:span><text:span text:style-name="T3">ritur; totum vero articulum bipartito intersecat, quippe<text:line-break/>medium inter tibiae sinus et femoris condylos situm<text:line-break/></text:span><text:span text:style-name="T3">esu </text:span><text:span text:style-name="T3">Hoc quum temporis spatio excidit, locus, qui tibi-<text:line-break/></text:span><text:span text:style-name="T3">ae </text:span><text:span text:style-name="T3">capitis sinus luterccdit, concavus apparet, etsi erat<text:line-break/>elatior,' quum animal viveret. Reliqua pedis ligamenta<text:line-break/>deinceps considerabo, sed ita tamen, ut eorum prius<text:line-break/>mentionem faciam, quae tendinibus spectandis exemeris.<text:line-break/>Quaedam siquidem ipsorum articulos nihil juvant, quae<text:line-break/></text:span><text:span text:style-name="T3">in </text:span><text:span text:style-name="T3">una aliqua ossis particula provenerunt, quemadmodum<text:line-break/></text:span><text:span text:style-name="T3">tum </text:span><text:span text:style-name="T3">quod posterius caput tendinum digitos movens am-<text:line-break/>plectitur, tum illud, quod eum tendinem, qui totum pe-<text:line-break/></text:span><text:span text:style-name="T3">dem </text:span><text:span text:style-name="T3">tinum efficit, continet, tibiae, </text:span><text:span text:style-name="T3">ut </text:span><text:span text:style-name="T3">dixi, extremo<text:line-break/></text:span><text:span text:style-name="T3">adnatum: </text:span><text:span text:style-name="T3">in iis enim ossibus, quibus praedicta tendinum<text:line-break/></text:span><text:span text:style-name="T3">capita </text:span><text:span text:style-name="T3">insinuantur, ligamenta habent, </text:span><text:span text:style-name="T3">non </text:span><text:span text:style-name="T3">ex altero in<text:line-break/></text:span><text:span text:style-name="T3">alterum </text:span><text:span text:style-name="T3">pervenientia, sicut id, quod </text:span><text:span text:style-name="T3">dcfuper </text:span><text:span text:style-name="T3">ipsi incum-<text:line-break/></text:span><text:span text:style-name="T3">bit; hoc </text:span><text:span text:style-name="T3">enim ex tiblae</text:span><text:span text:style-name="T3">’ </text:span><text:span text:style-name="T3">extremo </text:span><text:span text:style-name="T3">in </text:span><text:span text:style-name="T3">calcem defluens</text:span></text:p>
      <text:p text:style-name="P10"><text:span text:style-name="T3">una tendines subjectos constringit, unaque ipsis ossibus </text:span><text:span text:style-name="T3">li-<text:line-break/></text:span><text:span text:style-name="T3">gamentum eflicitur. Simili modo et anterius ligamentum<text:line-break/>tibiam cum fibula connectens simul haec invicem </text:span><text:span text:style-name="T3">deli-<text:line-break/></text:span><text:span text:style-name="T3">gat, et subjecta tendinum capita ceu vallo </text:span><text:span text:style-name="T3">munit,<text:line-break/></text:span><text:span text:style-name="T3">quemadmodum et quod exterius tendinibus, qui ibi </text:span><text:span text:style-name="T3">sunt,<text:line-break/></text:span><text:span text:style-name="T3">objectum est, non modo lllos secure tueri potest et </text:span><text:span text:style-name="T3">con-<text:line-break/></text:span><text:span text:style-name="T3">ftringere, verum etiam fibulam calci connectere et </text:span><text:span text:style-name="T3">coar-<text:line-break/></text:span><text:span text:style-name="T3">ctare. Itaque hujusmodi ligamenta ossium ipsorum, </text:span><text:span text:style-name="T3">quae<text:line-break/></text:span><text:span text:style-name="T3">vinciunt, et musculorum subjacentium communia </text:span><text:span text:style-name="T3">esse<text:line-break/></text:span><text:span text:style-name="T3">contingit, sed non eundem utrisque usum praebent, </text:span><text:span text:style-name="T3">ve-<text:line-break/></text:span><text:span text:style-name="T3">rum alia ossa ligant, tanquanr munimenta quaedam </text:span><text:span text:style-name="T3">et<text:line-break/></text:span><text:span text:style-name="T3">muri tendines ambientia; alia articulorum tantum </text:span><text:span text:style-name="T3">pro-<text:line-break/></text:span><text:span text:style-name="T3">pria invenies, quae nervicartilagineos magis </text:span><text:span text:style-name="T3">referunt<text:line-break/></text:span><text:span text:style-name="T3">Jam vero haec in alto reconditu, tum alia quaedam </text:span><text:span text:style-name="T3">ex-<text:line-break/></text:span><text:span text:style-name="T3">trinsecus porrecta similiter iis, quae tendines tuentur, </text:span><text:span text:style-name="T3">re-<text:line-break/></text:span><text:span text:style-name="T3">peries. • Est praeterea ligamentum quoddam </text:span><text:span text:style-name="T3">oblongum,<text:line-break/></text:span><text:span text:style-name="T3">non etiam validum, ex eadem radice procedens </text:span><text:span text:style-name="T3">cum</text:span></text:p>
      <text:p text:style-name="P10"><text:span text:style-name="T3">priore </text:span><text:span text:style-name="T3">ligamento, quod ex tibia ortum fibulae inseritur;<text:line-break/></text:span><text:span text:style-name="T3">non </text:span><text:span text:style-name="T3">tamen et </text:span><text:span text:style-name="T3">ipsum </text:span><text:span text:style-name="T3">similiter, ut illud, tibiam fibulae<text:line-break/>connectit. Quippe </text:span><text:span text:style-name="T3">humilius </text:span><text:span text:style-name="T3">fertur extrorsumque et deor-<text:line-break/></text:span><text:span text:style-name="T3">sum </text:span><text:span text:style-name="T3">versus juxta priorem tali prominentiam quodam mo-<text:line-break/></text:span><text:span text:style-name="T3">do ab </text:span><text:span text:style-name="T3">ipso </text:span><text:span text:style-name="T3">reconditur; </text:span><text:span text:style-name="T3">extremum ipsius ad calcis os de-;<text:line-break/></text:span><text:span text:style-name="T3">scendit; principium </text:span><text:span text:style-name="T3">alio </text:span><text:span text:style-name="T3">ligamento </text:span><text:span text:style-name="T3">constat, quod inseri-<text:line-break/></text:span><text:span text:style-name="T3">us </text:span><text:span text:style-name="T3">ex </text:span><text:span text:style-name="T3">iis, quae inibi </text:span><text:span text:style-name="T3">habentur, tibiae finibus procedit,-<text:line-break/></text:span><text:span text:style-name="T3">connexum </text:span><text:span text:style-name="T3">ligamento totum </text:span><text:span text:style-name="T3">articulum </text:span><text:span text:style-name="T3">complectenti; finis<text:line-break/></text:span><text:span text:style-name="T3">autem </text:span><text:span text:style-name="T3">ipse non multu post exortuni, statim articulum<text:line-break/></text:span><text:span text:style-name="T3">prae</text:span><text:span text:style-name="T3">tergrediens, in os fibulae devenit. Sequitur hoc li-<text:line-break/></text:span><text:span text:style-name="T3">gamenturn </text:span><text:span text:style-name="T3">aliud juxta inseriorem tibiae partem nerveum<text:line-break/></text:span><text:span text:style-name="T3">et cartilaginosum </text:span><text:span text:style-name="T3">magis, quo tibia cum interiore tali par-<text:line-break/></text:span><text:span text:style-name="T3">te coit, </text:span><text:span text:style-name="T3">illic </text:span><text:span text:style-name="T3">potissimum</text:span><text:span text:style-name="T3">, ubi </text:span><text:span text:style-name="T3">ipsum excipit. </text:span><text:span text:style-name="T3">Aliud fimi--<text:line-break/></text:span><text:span text:style-name="T3">liter extrinsecus fibulam </text:span><text:span text:style-name="T3">talo conjungit. Item aliud ter-<text:line-break/></text:span><text:span text:style-name="T3">tium, </text:span><text:span text:style-name="T3">ex </text:span><text:span text:style-name="T3">ipsa radice tali </text:span><text:span text:style-name="T3">cervicis procedens, in.os calcis<text:line-break/></text:span><text:span text:style-name="T3">pervenit. Ad haec quartum aliud in </text:span><text:span text:style-name="T3">prioribus partibus.</text:span></text:p>
      <text:p text:style-name="P10"><text:span text:style-name="T3">caput ipsius connectit ossi, quod a cymbae similitudine<text:line-break/></text:span><text:span text:style-name="T42">σκαφοειδὲς </text:span><text:span text:style-name="T3">appellant. Haec omnia quatuor ligamenta </text:span><text:span text:style-name="T3">ta-<text:line-break/></text:span><text:span text:style-name="T3">lum ambientibus ossibus </text:span><text:span text:style-name="T3">colligant, </text:span><text:span text:style-name="T3">et, ut dictum est, </text:span><text:span text:style-name="T3">ner-<text:line-break/></text:span><text:span text:style-name="T3">vicartilagluea admodum sunt</text:span><text:span text:style-name="T3">, </text:span><text:span text:style-name="T3">eandem proportionem </text:span><text:span text:style-name="T3">ha-<text:line-break/></text:span><text:span text:style-name="T3">bentia cum iis, quae coxae et genu articulum </text:span><text:span text:style-name="T3">in imo<text:line-break/></text:span><text:span text:style-name="T3">conjungunt. Ita igitur et in pede </text:span><text:span text:style-name="T20">i</text:span><text:span text:style-name="T3"> </text:span><text:span text:style-name="T3">talo quatuor </text:span><text:span text:style-name="T3">ossibus<text:line-break/></text:span><text:span text:style-name="T3">dearticulato; ligamentum nervicartilagineum ad </text:span><text:span text:style-name="T3">unum-<text:line-break/></text:span><text:span text:style-name="T3">quodque ipsorum per profundiora creatum est, </text:span><text:span text:style-name="T3">extrinse-<text:line-break/></text:span><text:span text:style-name="T3">cus juxta fibulae os, lutus ad tibiam,’luferius ad </text:span><text:span text:style-name="T3">calcem,<text:line-break/></text:span><text:span text:style-name="T3">sicut lu priori etiam partu ad os fcaphoides. </text:span><text:span text:style-name="T3">Porro,<text:line-break/></text:span><text:span text:style-name="T3">quemadmodum lu manu omnia brachialis ossa forti </text:span><text:span text:style-name="T3">liga-<text:line-break/></text:span><text:span text:style-name="T3">nrento excipiuntur, ita quoque omnia tarsi ossa </text:span><text:span text:style-name="T3">valentius<text:line-break/></text:span><text:span text:style-name="T3">ligamentum in infimo pede comprehenuit: nonnulla </text:span><text:span text:style-name="T3">ipso-<text:line-break/></text:span><text:span text:style-name="T3">rum etiam parris quibusdam coalitibus, feti.validis, </text:span><text:span text:style-name="T3">iu-<text:line-break/></text:span><text:span text:style-name="T3">vicem aduniuntur.</text:span></text:p>
      <text:h text:style-name="Heading_20_2" text:outline-level="2">Cap. X<text:span text:style-name="T54">I</text:span>.</text:h>
      <text:p text:style-name="P58"><text:span text:style-name="T3">At superest, de unguium natura </text:span><text:span text:style-name="T3">sermo-<text:line-break/></text:span><text:span text:style-name="T3">nem duplicem instituamus, unum omnium </text:span><text:span text:style-name="T3">similarium</text:span></text:p>
      <text:p text:style-name="P10"><text:span text:style-name="T3">partium communem, alterum unguium proprium. Putant<text:line-break/>cnim nonnulli, ipsos ex ossis, nervi et cutis concretione<text:line-break/>procreari: quidam carnem etiam addunt. Quod ungues<text:line-break/></text:span><text:span text:style-name="T3">igitur </text:span><text:span text:style-name="T3">praedictis omnibus coalescant, manifesto conflet;<text:line-break/></text:span><text:span text:style-name="T3">verum </text:span><text:span text:style-name="T3">substantiam hinc ipsis creatam nusquam est vide-<text:line-break/></text:span><text:span text:style-name="T3">re. </text:span><text:span text:style-name="T3">Nam singulae partes similares ex materia animan-<text:line-break/></text:span><text:span text:style-name="T3">ti </text:span><text:span text:style-name="T3">subjecta tales a natura finguntur, quales sunt: neque<text:line-break/></text:span><text:span text:style-name="T3">cubitus </text:span><text:span text:style-name="T3">ex brachio, sicut nervus ex cerebro, oritur, ne-<text:line-break/></text:span><text:span text:style-name="T3">que </text:span><text:span text:style-name="T3">brachiale ex cubito, neque hinc digitorum ossa:<text:line-break/></text:span><text:span text:style-name="T3">quippe </text:span><text:span text:style-name="T3">non parum disterunt cohaerescere cuipiam et ex<text:line-break/></text:span><text:span text:style-name="T3">illo oriri</text:span><text:span text:style-name="T3">, quemadmodum ex truncis rami, ex his siir-<text:line-break/></text:span><text:span text:style-name="T3">culi, </text:span><text:span text:style-name="T3">quos eodem scissos modo videmus, quo arterias et<text:line-break/></text:span><text:span text:style-name="T3">venas, </text:span><text:span text:style-name="T3">nam, quod ex aliquo nascitur ceu ipsius quaedam<text:line-break/></text:span><text:span text:style-name="T3">propago </text:span><text:span text:style-name="T3">substantiae, ejusdem cum origine sua speciei esse<text:line-break/></text:span><text:span text:style-name="T3">oportet. </text:span><text:span text:style-name="T3">Sic igitur nervi ex cerebri substantia propagan-<text:line-break/></text:span><text:span text:style-name="T3">tur: ungues </text:span><text:span text:style-name="T3">autem non talis extremi digitorum inter-</text:span></text:p>
      <text:p text:style-name="P10"><text:span text:style-name="T3">nodii soboles, sed diversa substantiae species </text:span><text:span text:style-name="T3">est, ut </text:span><text:span text:style-name="T3">in<text:line-break/></text:span><text:span text:style-name="T3">domo lapidis, tegulae et lateris. Animalis enim </text:span><text:span text:style-name="T3">constitu-<text:line-break/></text:span><text:span text:style-name="T3">tionis ratio omnium exteriorum, quaecunque </text:span><text:span text:style-name="T3">homines<text:line-break/></text:span><text:span text:style-name="T3">substantiis sibi diversis in idem collectis effingunt, </text:span><text:span text:style-name="T3">compo-<text:line-break/></text:span><text:span text:style-name="T3">sitioni respondet: quippe illas invicem </text:span><text:span text:style-name="T3">connectum, </text:span><text:span text:style-name="T3">to-<text:line-break/></text:span><text:span text:style-name="T3">tam molem, quamcunque inde finguut, unam </text:span><text:span text:style-name="T3">reddentes;<text:line-break/></text:span><text:span text:style-name="T3">non tamen later ex tegula aut lapide gignitur; </text:span><text:span text:style-name="T3">verum<text:line-break/></text:span><text:span text:style-name="T3">unitatis ipsius quaedam substantiae sunt </text:span><text:span text:style-name="T3">inventae, </text:span><text:span text:style-name="T3">lutuiu,<text:line-break/></text:span><text:span text:style-name="T3">gluten, clavi, paxilli, funes: interim etiam </text:span><text:span text:style-name="T3">compositionis<text:line-break/></text:span><text:span text:style-name="T3">solius ratio est, ut lu iis, quae instar clavi </text:span><text:span text:style-name="T3">inseruntur.<text:line-break/></text:span><text:span text:style-name="T3">Atque his naturae opera respondent: alia </text:span><text:span text:style-name="T3">namque </text:span><text:span text:style-name="T3">iustar<text:line-break/></text:span><text:span text:style-name="T3">clavi insertat, ut dentes suis, alveolis; </text:span><text:span text:style-name="T3">alia rerum </text:span><text:span text:style-name="T3">sefe<text:line-break/></text:span><text:span text:style-name="T3">invicem ingredientium modo, </text:span><text:span text:style-name="T20">ut in vertebris </text:span><text:span text:style-name="T20">quibusdam<text:line-break/></text:span><text:span text:style-name="T20">et in cubita cum brachio,</text:span><text:span text:style-name="T3"> condit; alia per </text:span><text:span text:style-name="T3">suturas, ut </text:span><text:span text:style-name="T3">ca-<text:line-break/></text:span><text:span text:style-name="T3">pitis ossa; alia </text:span><text:span text:style-name="T3">tanquarn </text:span><text:span text:style-name="T3">glutine </text:span><text:span text:style-name="T3">connectit, nempe </text:span><text:span text:style-name="T3">carti-<text:line-break/></text:span><text:span text:style-name="T3">laginis </text:span><text:span text:style-name="T3">interventu coeuntia; alia ceu luto, </text:span><text:span text:style-name="T3">ut quae </text:span><text:span text:style-name="T3">came<text:line-break/></text:span><text:span text:style-name="T3">connectuntur; alia quasi fune, ut quae </text:span><text:span text:style-name="T3">ligamento </text:span><text:span text:style-name="T3">jun-<text:line-break/></text:span><text:span text:style-name="T3">guntur. Pari </text:span><text:span text:style-name="T3">modo sane et ungues </text:span><text:span text:style-name="T3">ligamento quodam </text:span><text:span text:style-name="T3">ex-,<text:line-break/></text:span><text:span text:style-name="T3">tremi digitorum internodii termino </text:span><text:span text:style-name="T3">conjunxit; </text:span><text:span text:style-name="T3">quoniam</text:span></text:p>
      <text:p text:style-name="P10"><text:span text:style-name="T3">vero cerni cutiquc illos cohaerescere voluit, hanc extrin-<text:line-break/></text:span><text:span text:style-name="T3">secus </text:span><text:span text:style-name="T3">universae radici circumdedit, illam interius usque-<text:line-break/>quaque subdidit. Caeterum lu radicem ipsam non modo<text:line-break/>nervus, sed etiam arteria venaque porrigitur, unde fen-<text:line-break/></text:span><text:span text:style-name="T3">sum, </text:span><text:span text:style-name="T3">vitam et alimentum, sicut aliae partes, accipiunt;<text:line-break/></text:span><text:span text:style-name="T3">quarum </text:span><text:span text:style-name="T3">nulla neque ex trium horum vasorum coitu,<text:line-break/></text:span><text:span text:style-name="T3">multo minus ex </text:span><text:span text:style-name="T3">complexu facta est, ut Erasistratus ex-<text:line-break/></text:span><text:span text:style-name="T3">istimabat, contra ipsam </text:span><text:span text:style-name="T3">rei evidentiam sentiens; nam<text:line-break/></text:span><text:span text:style-name="T3">corpus </text:span><text:span text:style-name="T3">ipsum </text:span><text:span text:style-name="T3">cujusque </text:span><text:span text:style-name="T3">instrumenti a trium horum sub-<text:line-break/></text:span><text:span text:style-name="T3">flentia diversum </text:span><text:span text:style-name="T3">apparet, sicut lu tertio de Hippocratis<text:line-break/></text:span><text:span text:style-name="T3">dissectione </text:span><text:span text:style-name="T3">demonstravi. Quippe ventriculus, vesica et<text:line-break/></text:span><text:span text:style-name="T3">uterus talem a </text:span><text:span text:style-name="T3">natura singula structuram sortita sunt,<text:line-break/></text:span><text:span text:style-name="T3">qualem nervus habere </text:span><text:span text:style-name="T3">ridetur; ut autem nutriatur vi-<text:line-break/></text:span><text:span text:style-name="T3">vatque, venam </text:span><text:span text:style-name="T3">et arteriam; omniaque haec rnanisesto in<text:line-break/></text:span><text:span text:style-name="T3">se dispersa sunt, </text:span><text:span text:style-name="T3">quemadmodum </text:span><text:span text:style-name="T3">lu hortos </text:span><text:span text:style-name="T3">alveoli. Ve-<text:line-break/></text:span><text:span text:style-name="T3">rum lu ungues </text:span><text:span text:style-name="T3">haec non dispensantur eo, quod pilorum<text:line-break/></text:span><text:span text:style-name="T3">modo ab radice </text:span><text:span text:style-name="T3">exeuntes augentur; satius enim erat et</text:span></text:p>
      <text:p text:style-name="P10"><text:span text:style-name="T3">hos, </text:span><text:span text:style-name="T3">sicut pilos quoque, </text:span><text:span text:style-name="T20">feinper</text:span><text:span text:style-name="T3"> renovari et, cum atterun-<text:line-break/>tur, </text:span><text:span text:style-name="T3">nunquam </text:span><text:span text:style-name="T3">incrementum suum intermittere. </text:span><text:span text:style-name="T3">Quum<text:line-break/></text:span><text:span text:style-name="T3">igitur alio substantiae quodam genere comprehendantur<text:line-break/>ungues, arteriae </text:span><text:span text:style-name="T3">quidem et </text:span><text:span text:style-name="T3">venae nervique propter </text:span><text:span text:style-name="T3">radi-<text:line-break/></text:span><text:span text:style-name="T3">cern junguntur sensus, vitae et alimenti gratia; ossi </text:span><text:span text:style-name="T3">vero<text:line-break/></text:span><text:span text:style-name="T3">et cuti committuntur</text:span><text:span text:style-name="T3">, ne </text:span><text:span text:style-name="T3">suspensi vacillent</text:span><text:span text:style-name="T20">; partem'</text:span><text:span text:style-name="T3"> </text:span><text:span text:style-name="T3">enim<text:line-break/></text:span><text:span text:style-name="T3">oportebat et hos </text:span><text:span text:style-name="T3">esse </text:span><text:span text:style-name="T3">toti animanti cohaerescentem, </text:span><text:span text:style-name="T3">sicut<text:line-break/></text:span><text:span text:style-name="T3">alias quoque. At si, quod cute </text:span><text:span text:style-name="T3">et </text:span><text:span text:style-name="T3">nervo duriores </text:span><text:span text:style-name="T3">sint,<text:line-break/></text:span><text:span text:style-name="T3">osse, vero molliores , ideo ex horum substantia </text:span><text:span text:style-name="T3">constare<text:line-break/></text:span><text:span text:style-name="T3">dicantur, iiijiciemus, etiam alia omnia sic esse facta: </text:span><text:span text:style-name="T3">car-<text:line-break/></text:span><text:span text:style-name="T3">tllaginem ex osse et ligamento conflatam; </text:span><text:span text:style-name="T3">ligamentum<text:line-break/></text:span><text:span text:style-name="T3">ex cartilagine et nervo; hunc ipsum rursus ex </text:span><text:span text:style-name="T3">cerebro<text:line-break/></text:span><text:span text:style-name="T3">ligamentoque, quippe mediam inter utrumque </text:span><text:span text:style-name="T3">consisten-<text:line-break/></text:span><text:span text:style-name="T3">tiam obtinet, non quod cerebrum ex mixtura ligamenti,<text:line-break/>scd concretione sola'tale evnserit. Quin etiam glacies </text:span><text:span text:style-name="T3">ex<text:line-break/></text:span><text:span text:style-name="T3">aqua frigore congelata efficitur. Dicant igitur, </text:span><text:span text:style-name="T3">et'hanc<text:line-break/></text:span><text:span text:style-name="T3">ex aqua et lapide inter fe per tota mixtis esse </text:span><text:span text:style-name="T3">procrea-</text:span></text:p>
      <text:p text:style-name="P10"><text:span text:style-name="T42">/</text:span></text:p>
      <text:p text:style-name="P11"><text:span text:style-name="T3">tam, si quidem universa duorum corporum intermedia,<text:line-break/>non horum usu aut consistentia praedita, ex eorum<text:line-break/>temperamento fieri arbitrantur-.</text:span></text:p>
      <text:h text:style-name="P5" text:outline-level="1"><text:bookmark-start text:name="bookmark10"/>GALENI DE ANATOMICIS ADMINISTRA-<text:line-break/>TIONIBUS<text:line-break/>LIBER III.<text:bookmark-end text:name="bookmark10"/></text:h>
      <text:h text:style-name="Heading_20_2" text:outline-level="2">Cap. I.</text:h>
      <text:p text:style-name="P58"><text:span text:style-name="T3">Qui igitur, artis operibus neglectis, </text:span><text:span text:style-name="T3">ma-<text:line-break/></text:span><text:span text:style-name="T3">jorem in sophistarum cavillis ludustriam posuerunt, </text:span><text:span text:style-name="T3">minui<text:line-break/></text:span><text:span text:style-name="T3">ipsis curae est, ut artuum naturam accurate </text:span><text:span text:style-name="T3">pernoscant.<text:line-break/></text:span><text:span text:style-name="T3">Neque enim luxationes,., et cum ulcere, et citra </text:span><text:span text:style-name="T3">ulcus,<text:line-break/></text:span><text:span text:style-name="T3">neque fracturas ossium et siderationes in eis sanare </text:span><text:span text:style-name="T3">ag-<text:line-break/></text:span><text:span text:style-name="T3">grediuntur. Quid opus </text:span><text:span text:style-name="T3">est </text:span><text:span text:style-name="T3">verbis? neque humorum </text:span><text:span text:style-name="T3">de-<text:line-break/></text:span><text:span text:style-name="T3">cuhitus secare, vel putridas cernes excidere, vel </text:span><text:span text:style-name="T3">telum<text:line-break/></text:span><text:span text:style-name="T3">vel spicula probe eximere possunt, imo nec cruris </text:span><text:span text:style-name="T3">venam</text:span></text:p>
      <text:p text:style-name="P10"><text:span text:style-name="T3">quidem, ut par est, ferire studuerunt. Ego autem ma-<text:line-break/>lim juvenes in ejusmodi omnibus inprimis esse edercita-<text:line-break/>tos, tum quod usum ipsorum necessarium rideam, tum<text:line-break/>quod ignorationis ipsorum nota hoc gravior sit, quanto<text:line-break/>cognitio (ut ipsi opinantur) brevior. Itaque tota artuum<text:line-break/>natura constat ossibus, ligamentis, musculis, arteriis, ve-<text:line-break/></text:span><text:span text:style-name="T3">nis </text:span><text:span text:style-name="T3">et nervis, ad haec communi omnium velamento, cui<text:line-break/>nomen est cutis. Etenim circa hujus quoque natu am<text:line-break/></text:span><text:span text:style-name="T3">anatomicorum </text:span><text:span text:style-name="T3">peritissirni errarunt, cum lu aliis quibus-<text:line-break/></text:span><text:span text:style-name="T3">dam partibus, </text:span><text:span text:style-name="T3">tum circa interiorem summae manus re-<text:line-break/>gionem et eam, quae lufra pedem est, quam plantam<text:line-break/>appellant Cujus rei inscitia factum est, ut vir quidam<text:line-break/></text:span><text:span text:style-name="T3">haud </text:span><text:span text:style-name="T3">parvae in chirurgis existimationis, quum aliquando<text:line-break/></text:span><text:span text:style-name="T3">brachialis </text:span><text:span text:style-name="T3">sideratione laborantis os excideret, interiorem<text:line-break/></text:span><text:span text:style-name="T3">manum </text:span><text:span text:style-name="T3">sensu expertem reddiderit. Alteri vero non mul-<text:line-break/></text:span><text:span text:style-name="T3">to </text:span><text:span text:style-name="T3">ante circa eundem locum excisionem molienti cum<text:line-break/></text:span><text:span text:style-name="T3">adessem, </text:span><text:span text:style-name="T3">indicavi sedem, qua primum tendo, qui nudam<text:line-break/></text:span><text:span text:style-name="T3">manus </text:span><text:span text:style-name="T3">regionem subit, dllatescere incipit, admonens, nc</text:span></text:p>
      <text:p text:style-name="P10"><text:span text:style-name="T3">ipsum divideret; eoque </text:span><text:span text:style-name="T3">sensu, </text:span><text:span text:style-name="T3">qui curabatur, </text:span><text:span text:style-name="T20">non</text:span><text:span text:style-name="T3"> </text:span><text:span text:style-name="T3">est<text:line-break/></text:span><text:span text:style-name="T3">destitutus.' </text:span><text:span text:style-name="T3">At, si quandoque tendo </text:span><text:span text:style-name="T3">etiam </text:span><text:span text:style-name="T3">computruerit,<text:line-break/></text:span><text:span text:style-name="T3">culpa vacabis, </text:span><text:span text:style-name="T3">si abolitionem Iensus </text:span><text:span text:style-name="T3">necessario </text:span><text:span text:style-name="T3">secuturam<text:line-break/></text:span><text:span text:style-name="T3">praedixeris. Pari </text:span><text:span text:style-name="T3">modo, </text:span><text:span text:style-name="T3">si etiam a quodam </text:span><text:span text:style-name="T3">extrinsecus<text:line-break/></text:span><text:span text:style-name="T3">incidenti, quod acutum sit, subito totus fuerit </text:span><text:span text:style-name="T3">dissectus,<text:line-break/>sicut </text:span><text:span text:style-name="T3">cuidam accidit, neque tunc quicquam medico </text:span><text:span text:style-name="T3">objici<text:line-break/></text:span><text:span text:style-name="T3">poterit, </text:span><text:span text:style-name="T3">si, quorsum re finiet, praesagierit. Haec </text:span><text:span text:style-name="T3">itaque<text:line-break/></text:span><text:span text:style-name="T3">tum </text:span><text:span text:style-name="T3">in interna munus regione et pedis parte </text:span><text:span text:style-name="T3">inferiori<text:line-break/></text:span><text:span text:style-name="T3">cognovisse convenit, aliaque non pauca circa </text:span><text:span text:style-name="T3">arterias,<text:line-break/></text:span><text:span text:style-name="T3">venas </text:span><text:span text:style-name="T3">nervosque </text:span><text:span text:style-name="T42">ι </text:span><text:span text:style-name="T3">ac primum, non ex iisdem </text:span><text:span text:style-name="T3">nervis </text:span><text:span text:style-name="T3">et<text:line-break/></text:span><text:span text:style-name="T3">sensum </text:span><text:span text:style-name="T3">et motum singulis digitis dispensari; </text:span><text:span text:style-name="T3">delude,<text:line-break/>quod </text:span><text:span text:style-name="T3">nervis ex omnibus iis, qui ad illos, in </text:span><text:span text:style-name="T3">manu </text:span><text:span text:style-name="T3">qui-<text:line-break/></text:span><text:span text:style-name="T3">dem per brachium cubitumque, in crure vero </text:span><text:span text:style-name="T3">per </text:span><text:span text:style-name="T3">femur<text:line-break/></text:span><text:span text:style-name="T3">et </text:span><text:span text:style-name="T3">tibiam pertinent, aliquo secto, nonnunquam </text:span><text:span text:style-name="T3">in </text:span><text:span text:style-name="T3">femore,<text:line-break/></text:span><text:span text:style-name="T3">alias </text:span><text:span text:style-name="T3">in tibia, digitos quosdam extremi pedis </text:span><text:span text:style-name="T3">manusque<text:line-break/></text:span><text:span text:style-name="T3">insensibiles vel immobiles reddiderint. Verum </text:span><text:span text:style-name="T3">haec </text:span><text:span text:style-name="T3">cx<text:line-break/></text:span><text:span text:style-name="T3">nervorum ignoratione </text:span><text:span text:style-name="T3">ipsis </text:span><text:span text:style-name="T3">acciderunt. Alia </text:span><text:span text:style-name="T3">autem </text:span><text:span text:style-name="T3">sex-</text:span></text:p>
      <text:p text:style-name="P10"><text:span text:style-name="T3">centa ob arterias ac venas eveniunt, quarum </text:span><text:span text:style-name="T3">ex medicis<text:line-break/></text:span><text:span text:style-name="T3">nonnulli ne tantillam quidem cognitionem habcnt, </text:span><text:span text:style-name="T3">ut,<text:line-break/></text:span><text:span text:style-name="T3">dum manu curant., earum vuluerationem queant </text:span><text:span text:style-name="T3">vitare.<text:line-break/></text:span><text:span text:style-name="T3">Atque ideo ossa excidentes et abscessus secantes </text:span><text:span text:style-name="T3">luter-<text:line-break/></text:span><text:span text:style-name="T3">dum </text:span><text:span text:style-name="T3">lusignes venas persecant; luterdum. dum magnas </text:span><text:span text:style-name="T3">ar-<text:line-break/></text:span><text:span text:style-name="T3">terias </text:span><text:span text:style-name="T3">secant, in sanguinis profluvium lucurrunt, </text:span><text:span text:style-name="T3">quod<text:line-break/></text:span><text:span text:style-name="T3">Pupprimi </text:span><text:span text:style-name="T3">nequeat Quidam ipsorum venam ferientes ar-<text:line-break/></text:span><text:span text:style-name="T3">teriam </text:span><text:span text:style-name="T3">diviserunt, ignari, quibus artuum venis arteria<text:line-break/></text:span><text:span text:style-name="T3">aliqua substrata </text:span><text:span text:style-name="T3">sit. lllud vero, quod sophistam seusu<text:line-break/></text:span><text:span text:style-name="T3">exiguorum </text:span><text:span text:style-name="T3">in </text:span><text:span text:style-name="T3">manu </text:span><text:span text:style-name="T3">digitorum mediique lu parte dimi-<text:line-break/>dia oblaesuin curaverimus, nemo </text:span><text:span text:style-name="T3">propter </text:span><text:span text:style-name="T3">ejus, qui cura-<text:line-break/></text:span><text:span text:style-name="T3">tus </text:span><text:span text:style-name="T3">est, celebritatem ignorat; </text:span><text:span text:style-name="T3">cui ex </text:span><text:span text:style-name="T3">tertia quidem secta<text:line-break/></text:span><text:span text:style-name="T3">medici </text:span><text:span text:style-name="T3">praesecti, negotium digitis exhibebant, tanquam<text:line-break/></text:span><text:span text:style-name="T3">in ipsis </text:span><text:span text:style-name="T3">esset affectus, qui illinc potius manarat, ubi<text:line-break/></text:span><text:span text:style-name="T3">nervus </text:span><text:span text:style-name="T3">primum ex spinali medulla oritur. Methodici<text:line-break/></text:span><text:span text:style-name="T3">itaque </text:span><text:span text:style-name="T3">initio relaxantia medicamenta, mox syncretica ip-<text:line-break/></text:span><text:span text:style-name="T3">sis </text:span><text:span text:style-name="T3">dicta </text:span><text:span text:style-name="T3">digitis </text:span><text:span text:style-name="T3">applicarunt, nihil de causis praeceden-<text:line-break/></text:span><text:span text:style-name="T3">tibus solliciti, nec </text:span><text:span text:style-name="T3">curiose ludagentes, sed hoc'unum</text:span></text:p>
      <text:p text:style-name="P10"><text:span text:style-name="T3">fclentes, puta senstrs difficultatem stupidumque affectum<text:line-break/>digitis sponte oborientem paulatim increscere. Quum<text:line-break/>autem aeger nihil a medicamentis auxilii perciperet, </text:span><text:span text:style-name="T3">cu-<text:line-break/></text:span><text:span text:style-name="T3">rationem rnecum etiam communicavit. Rogabam </text:span><text:span text:style-name="T3">igitur<text:line-break/></text:span><text:span text:style-name="T3">ipsum-, nunquid lu </text:span><text:span text:style-name="T3">cubito </text:span><text:span text:style-name="T3">vel brachio antea ictum quen-<text:line-break/>dam accepisset; quum autem nullum diceret, iterum </text:span><text:span text:style-name="T3">per-<text:line-break/></text:span><text:span text:style-name="T3">cunctabar, an neque iu metaphreni principio </text:span><text:span text:style-name="T20">i</text:span><text:span text:style-name="T3"> ille </text:span><text:span text:style-name="T3">ante<text:line-break/></text:span><text:span text:style-name="T3">tres quatuorve menses inquit veluculo se </text:span><text:span text:style-name="T3">delapsum,<text:line-break/></text:span><text:span text:style-name="T3">interea dum pessum iret, in rectum quendam </text:span><text:span text:style-name="T3">lapi-<text:line-break/></text:span><text:span text:style-name="T3">dem impegisse, unde metaphreni principium </text:span><text:span text:style-name="T3">nonnihil<text:line-break/></text:span><text:span text:style-name="T3">illideretur; ac'vehementi dolore affectum, intra </text:span><text:span text:style-name="T3">septimum<text:line-break/></text:span><text:span text:style-name="T3">diem a dolore convaluisse;- decimo quinto vero die </text:span><text:span text:style-name="T3">ah<text:line-break/></text:span><text:span text:style-name="T3">ictu accepto levem quandam ac stupidam sentiendi </text:span><text:span text:style-name="T3">diffi-<text:line-break/></text:span><text:span text:style-name="T3">cultatem in digitis percepisse eanique augescere, </text:span><text:span text:style-name="T3">nihil<text:line-break/></text:span><text:span text:style-name="T3">hactenus medicamentis adjuvantibus. Cousideravi </text:span><text:span text:style-name="T3">igitur,<text:line-break/></text:span><text:span text:style-name="T3">inflammationis ad radicem nervi, qui lu digitos </text:span><text:span text:style-name="T3">affectos<text:line-break/></text:span><text:span text:style-name="T3">porrigitur, ortae reliquias quasdam superesse; nervumque<text:line-break/>ipsum sch-rho obductum, a dolore quidem liberari, </text:span><text:span text:style-name="T3">sed</text:span></text:p>
      <text:p text:style-name="P10"><text:span text:style-name="T3">digitis, ad quos pervenit, sensus hebetudluis auctorem<text:line-break/>existere; ideoque medicamentis, quae digitis admoveban-<text:line-break/>tur, in eum locum, qui primus contusionem acceperat,<text:line-break/>translatis, </text:span><text:span text:style-name="T3">affectus </text:span><text:span text:style-name="T3">curationem molitus sum. Dies me de-<text:line-break/></text:span><text:span text:style-name="T3">ficeret, </text:span><text:span text:style-name="T3">si </text:span><text:span text:style-name="T3">omnia </text:span><text:span text:style-name="T3">percensere vellera, quae id genus juxta<text:line-break/></text:span><text:span text:style-name="T3">pcdes manusque, </text:span><text:span text:style-name="T3">tum lu militibus in bello convulnera-<text:line-break/></text:span><text:span text:style-name="T3">tis, tum hisce </text:span><text:span text:style-name="T3">gladiatoribus (ut vocant), tum aliis multis<text:line-break/></text:span><text:span text:style-name="T3">privatis, (ut sunt </text:span><text:span text:style-name="T3">pleraque rerum infortunia,) conspexi<text:line-break/></text:span><text:span text:style-name="T3">accidisse medicis auatomes imperitis, </text:span><text:span text:style-name="T3">per omnia se tur-<text:line-break/></text:span><text:span text:style-name="T3">piter in ipsis gerentibus. </text:span><text:span text:style-name="T3">Vel </text:span><text:span text:style-name="T3">enim, </text:span><text:span text:style-name="T3">dum manu curant,<text:line-break/></text:span><text:span text:style-name="T3">interim exiguum </text:span><text:span text:style-name="T3">quendam nervum </text:span><text:span text:style-name="T3">haud </text:span><text:span text:style-name="T3">mediocri poten-<text:line-break/></text:span><text:span text:style-name="T3">tia praeditum </text:span><text:span text:style-name="T3">praecidunt,- cujus </text:span><text:span text:style-name="T3">causa </text:span><text:span text:style-name="T3">alias sensus dun-<text:line-break/></text:span><text:span text:style-name="T3">laxat </text:span><text:span text:style-name="T3">cujusdam subjectae </text:span><text:span text:style-name="T3">partis obliteratur, alias motus,<text:line-break/></text:span><text:span text:style-name="T3">est </text:span><text:span text:style-name="T3">quum </text:span><text:span text:style-name="T3">uterque </text:span><text:span text:style-name="T3">perit; vel certe ex tali rerum cusu,<text:line-break/></text:span><text:span text:style-name="T3">quodam </text:span><text:span text:style-name="T3">sic vulnerato, ipsi medici generationis affectus,<text:line-break/></text:span><text:span text:style-name="T3">quod </text:span><text:span text:style-name="T3">non </text:span><text:span text:style-name="T3">praedixerint, causam sustinent Quum igitur ar-<text:line-break/></text:span><text:span text:style-name="T3">tuum </text:span><text:span text:style-name="T3">cognitionem </text:span><text:span text:style-name="T3">maxime necessariam, sicut etiam exterio-<text:line-break/></text:span><text:span text:style-name="T3">rum </text:span><text:span text:style-name="T3">omnium partium </text:span><text:span text:style-name="T3">dissectionem, </text:span><text:span text:style-name="T3">sed </text:span><text:span text:style-name="T3">extreme neglectam</text:span></text:p>
      <text:p text:style-name="P10"><text:span text:style-name="T3">viderem, </text:span><text:span text:style-name="T3">par </text:span><text:span text:style-name="T3">esse duxi post administratam </text:span><text:span text:style-name="T3">musculornia<text:line-break/></text:span><text:span text:style-name="T3">lu .artubus dissectionem deinceps et arteriarum, </text:span><text:span text:style-name="T3">et </text:span><text:span text:style-name="T3">ve-<text:line-break/></text:span><text:span text:style-name="T3">narum, </text:span><text:span text:style-name="T3">et </text:span><text:span text:style-name="T3">nervorum ipsos perreptantium anatomen </text:span><text:span text:style-name="T3">sub-<text:line-break/></text:span><text:span text:style-name="T3">dere hortarique juvenes, </text:span><text:span text:style-name="T3">qui </text:span><text:span text:style-name="T3">ad dissectionum studium </text:span><text:span text:style-name="T3">in-<text:line-break/></text:span><text:span text:style-name="T3">cumbunt, ut in hisce primum </text:span><text:span text:style-name="T3">sese </text:span><text:span text:style-name="T3">exerceant, cum </text:span><text:span text:style-name="T3">spectent<text:line-break/></text:span><text:span text:style-name="T3">quotidie, medicos, qui quidem sciant, quot et </text:span><text:span text:style-name="T3">quales </text:span><text:span text:style-name="T3">iu<text:line-break/></text:span><text:span text:style-name="T3">corde sint membranae, vel quot linguae muscusi </text:span><text:span text:style-name="T3">sint,<text:line-break/></text:span><text:span text:style-name="T3">aliaque his similia, ignorent autem exteriorum </text:span><text:span text:style-name="T3">anatomen,<text:line-break/></text:span><text:span text:style-name="T3">in praesagiis et affectuum has partes infestantium </text:span><text:span text:style-name="T3">curatio-<text:line-break/></text:span><text:span text:style-name="T3">ne, quae manu perficitur, vehementer aberrare; </text:span><text:span text:style-name="T3">eos </text:span><text:span text:style-name="T3">au-<text:line-break/></text:span><text:span text:style-name="T3">tem, qui hanc calleant, illam ignorent, nunquam </text:span><text:span text:style-name="T3">non<text:line-break/></text:span><text:span text:style-name="T3">recte munus suum obire.</text:span></text:p>
      <text:h text:style-name="Heading_20_2" text:outline-level="2">Cap. II.</text:h>
      <text:p text:style-name="P58"><text:span text:style-name="T3">Dicamus igitur jam, quomodo </text:span><text:span text:style-name="T3">vasorum </text:span><text:span text:style-name="T3">ner-<text:line-break/></text:span><text:span text:style-name="T3">vorumque dissectionem in artubus administrare </text:span><text:span text:style-name="T3">conveniat;<text:line-break/></text:span><text:span text:style-name="T3">ac prius de manu tota sermonem instituamus. </text:span><text:span text:style-name="T3">Initium<text:line-break/></text:span><text:span text:style-name="T3">autem hujus commode ab Hippocratis </text:span><text:span text:style-name="T3">sententia sumetur,<text:line-break/></text:span><text:span text:style-name="T3">quae- in hunc modum </text:span><text:span text:style-name="T3">habet; </text:span><text:span text:style-name="T20">das </text:span><text:span text:style-name="T20">humanus ex </text:span><text:span text:style-name="T20">multis<text:line-break/></text:span><text:span text:style-name="T20">parvisque constat osiibus, quemadmodum etiam </text:span><text:span text:style-name="T20">manus</text:span></text:p>
      <text:p text:style-name="P10"><text:span text:style-name="T20">summa.</text:span><text:span text:style-name="T3"> Pedem namque simplici sermone dixit: manum<text:line-break/>non item simplici, verum summam adjecit. Non enim<text:line-break/>appellationibus mutuo.sibi artus respondent; etsi in stru-<text:line-break/>ctura proportionem habent; quale siquidem in crure fe-<text:line-break/></text:span><text:span text:style-name="T3">mur </text:span><text:span text:style-name="T3">est, tale in manu tota brachium; qualis in crure<text:line-break/>tibia, </text:span><text:span text:style-name="T3">talis </text:span><text:span text:style-name="T3">in </text:span><text:span text:style-name="T3">manu </text:span><text:span text:style-name="T3">tota cubitus; qualis in crure pes,<text:line-break/></text:span><text:span text:style-name="T3">talis </text:span><text:span text:style-name="T3">in manu lutegra manus extrema habetur; quippe,<text:line-break/></text:span><text:span text:style-name="T3">quod </text:span><text:span text:style-name="T3">ab </text:span><text:span text:style-name="T3">articulo, </text:span><text:span text:style-name="T3">quo brachiale cubito coarctatur, lu<text:line-break/></text:span><text:span text:style-name="T3">digitus </text:span><text:span text:style-name="T3">divisum </text:span><text:span text:style-name="T3">est, </text:span><text:span text:style-name="T3">summa seu </text:span><text:span text:style-name="T3">extrema </text:span><text:span text:style-name="T3">manus appella-<text:line-break/></text:span><text:span text:style-name="T3">tur, </text:span><text:span text:style-name="T3">sicut pes cruris postremum, </text:span><text:span text:style-name="T3">quo </text:span><text:span text:style-name="T3">lucedimus. Atque<text:line-break/></text:span><text:span text:style-name="T3">sic nos etiam </text:span><text:span text:style-name="T3">vocabulis utemur: quum enim suie appen-<text:line-break/></text:span><text:span text:style-name="T3">dice manum </text:span><text:span text:style-name="T3">dicimus, totum artum, quum sunnnani ma-<text:line-break/></text:span><text:span text:style-name="T3">num, a </text:span><text:span text:style-name="T3">brachiali terminum ipsius innuere volumus. In-<text:line-break/></text:span><text:span text:style-name="T3">cipit </text:span><text:span text:style-name="T3">autem </text:span><text:span text:style-name="T3">videlicet hic artus ab humeri articulo, ibi-<text:line-break/></text:span><text:span text:style-name="T3">que </text:span><text:span text:style-name="T3">scapularum ossis </text:span><text:span text:style-name="T3">cervix cum brachii capite connecti-<text:line-break/></text:span><text:span text:style-name="T3">tur. Quare, </text:span><text:span text:style-name="T3">si, </text:span><text:span text:style-name="T3">tota manu </text:span><text:span text:style-name="T3">propter hunc articulum </text:span><text:span text:style-name="T20">re-<text:line-break/></text:span><text:span text:style-name="T20">fecta,</text:span><text:span text:style-name="T3"> seorsim ipsam, toto corpore remoto, </text:span><text:span text:style-name="T3">volueris dis-<text:line-break/></text:span><text:span text:style-name="T3">secare, nihilo miuus </text:span><text:span text:style-name="T3">efficies. Sic </text:span><text:span text:style-name="T3">nanique </text:span><text:span text:style-name="T3">et me frequenter</text:span></text:p>
      <text:p text:style-name="P10"><text:span text:style-name="T3">vidisti» ea, quae continet, indicantem. Primum </text:span><text:span text:style-name="T3">autem<text:line-break/></text:span><text:span text:style-name="T3">in hoc opere est, ut universam cutim a subjectis </text:span><text:span text:style-name="T3">corpo-<text:line-break/></text:span><text:span text:style-name="T3">ribus circularim adimas, non temere tamen, quemadmo-<text:line-break/>dum coriarii simul cunr ea membranam quoque subjacen-<text:line-break/>tem auferentes, quam venae cutem nutrientes </text:span><text:span text:style-name="T3">permeant;<text:line-break/></text:span><text:span text:style-name="T3">sed membranam quidem corpori affixam ac subjectis </text:span><text:span text:style-name="T3">illi<text:line-break/></text:span><text:span text:style-name="T3">musculis circumdatam relinques, cutem vero solam </text:span><text:span text:style-name="T3">per<text:line-break/></text:span><text:span text:style-name="T3">se acutiore scalpello a membrana secernes ac </text:span><text:span text:style-name="T3">separabis.<text:line-break/></text:span><text:span text:style-name="T3">Principio separationis hoc utere. Partem unam </text:span><text:span text:style-name="T3">membri<text:line-break/></text:span><text:span text:style-name="T3">quamlibet in manum sumptam pilis exue, ut in </text:span><text:span text:style-name="T3">ea tan-<text:line-break/></text:span><text:span text:style-name="T3">tum cutis nudum pateat, quantum lu ea primum </text:span><text:span text:style-name="T3">secare<text:line-break/></text:span><text:span text:style-name="T3">statueris; promptius enim depilem, quum pilosam, </text:span><text:span text:style-name="T3">inci-<text:line-break/></text:span><text:span text:style-name="T3">des. Vero igitur simile est, primo te conatu </text:span><text:span text:style-name="T3">vel cutis<text:line-break/></text:span><text:span text:style-name="T3">aliquid insectum relinquere, vel. membranam </text:span><text:span text:style-name="T3">simul, </text:span><text:span text:style-name="T3">cni<text:line-break/></text:span><text:span text:style-name="T3">illa incumbit, dissecare. Secundo vero et tertio </text:span><text:span text:style-name="T3">dissecare<text:line-break/></text:span><text:span text:style-name="T3">aggressus, vel penitius, quam antea, scalpellum </text:span><text:span text:style-name="T3">demit-<text:line-break/>tens, </text:span><text:span text:style-name="T3">vel magis per summa circumagens, pauso </text:span><text:span text:style-name="T3">post </text:span><text:span text:style-name="T3">ab</text:span></text:p>
      <text:p text:style-name="P10"><text:span text:style-name="T3">ipsa experientia sectionis mediocritatem doceberis. No-<text:line-break/></text:span><text:span text:style-name="T3">tum </text:span><text:span text:style-name="T3">autem est omnibus, moderatam me sectionem appel-<text:line-break/></text:span><text:span text:style-name="T3">lare</text:span><text:span text:style-name="T3">, </text:span><text:span text:style-name="T3">quae </text:span><text:span text:style-name="T3">nec </text:span><text:span text:style-name="T3">cutis </text:span><text:span text:style-name="T3">quippiam carni reliquum faciat,<text:line-break/></text:span><text:span text:style-name="T3">nec membranam </text:span><text:span text:style-name="T3">subjacentem una incidat. Quum igi-<text:line-break/></text:span><text:span text:style-name="T3">tur hoc tibi accurate </text:span><text:span text:style-name="T3">succedere animadvertas, utroque<text:line-break/></text:span><text:span text:style-name="T3">sectionis </text:span><text:span text:style-name="T3">labro </text:span><text:span text:style-name="T3">hamis </text:span><text:span text:style-name="T3">elevato, sub cute incidere moliaris<text:line-break/></text:span><text:span text:style-name="T3">membranam ab ea secernens. </text:span><text:span text:style-name="T3">Verum solis digitis citra<text:line-break/></text:span><text:span text:style-name="T3">scalpellum opus </text:span><text:span text:style-name="T3">committendum non est, quemadmodum<text:line-break/></text:span><text:span text:style-name="T3">quum animali cuipiam </text:span><text:span text:style-name="T3">corium detrahimus. Nempe<text:line-break/></text:span><text:span text:style-name="T3">membrana a partibus sibi </text:span><text:span text:style-name="T3">subjectis sejungitur excoriatio-<text:line-break/></text:span><text:span text:style-name="T3">ne, ut Herophiles appellavit, </text:span><text:span text:style-name="T3">nomen a verbo </text:span><text:span text:style-name="T42">δέρω </text:span><text:span text:style-name="T3">deri-<text:line-break/></text:span><text:span text:style-name="T3">vans, tum </text:span><text:span text:style-name="T3">actioni </text:span><text:span text:style-name="T3">tum affectui </text:span><text:span text:style-name="T3">commune; sicut etiam a<text:line-break/></text:span><text:span text:style-name="T3">seco vocabulum </text:span><text:span text:style-name="T3">fectio </text:span><text:span text:style-name="T3">deduxit, </text:span><text:span text:style-name="T3">quae actionem quidem<text:line-break/></text:span><text:span text:style-name="T3">hominis secantis, passionem vero </text:span><text:span text:style-name="T3">corporis secti significat.<text:line-break/></text:span><text:span text:style-name="T3">Hac igitur ratione </text:span><text:span text:style-name="T3">excoriatio, una licet res, queinadmo-<text:line-break/></text:span><text:span text:style-name="T3">dum sectio, pro subjecti ratione </text:span><text:span text:style-name="T3">existat, passio quidem<text:line-break/></text:span><text:span text:style-name="T3">est corporis, quod excoriatur, functio </text:span><text:span text:style-name="T3">autem'hominis </text:span><text:span text:style-name="T20">ex-<text:line-break/></text:span><text:span text:style-name="T20">coriantis.</text:span><text:span text:style-name="T3"> ltaque cutis, de hac enim </text:span><text:span text:style-name="T3">dicebamus, non ex-<text:line-break/></text:span><text:span text:style-name="T3">coriatione a membrana liberatur, </text:span><text:span text:style-name="T3">eo quod neque lu</text:span></text:p>
      <text:p text:style-name="P10"><text:span text:style-name="T3">naturali habitu solum ipsi veluti membrana subjacenti-<text:line-break/>bus appendet, sed counata est, non tamen firmiter </text:span><text:span text:style-name="T3">adeo,<text:line-break/></text:span><text:span text:style-name="T3">ut separari </text:span><text:span text:style-name="T3">nequeat, </text:span><text:span text:style-name="T3">quemadmodum particularum </text:span><text:span text:style-name="T3">non-<text:line-break/></text:span><text:span text:style-name="T3">nullas habere ridemus. Etenim sciendum tibi venit, </text:span><text:span text:style-name="T3">per-<text:line-break/></text:span><text:span text:style-name="T3">magnum minoris majorisque rationem tum in </text:span><text:span text:style-name="T3">partium<text:line-break/></text:span><text:span text:style-name="T3">coitu, tum in adhaesione consistere; aliae siquidem </text:span><text:span text:style-name="T3">magis,<text:line-break/></text:span><text:span text:style-name="T3">aliae minus coeunt </text:span><text:span text:style-name="T3">et </text:span><text:span text:style-name="T3">appendent. Nam commune </text:span><text:span text:style-name="T3">est iis,<text:line-break/></text:span><text:span text:style-name="T3">quae coitu uniuntur, tum </text:span><text:span text:style-name="T3">nt ' </text:span><text:span text:style-name="T3">citra sectionem aut </text:span><text:span text:style-name="T3">violen-<text:line-break/></text:span><text:span text:style-name="T3">tam omnino divulsionem ab invicem separari </text:span><text:span text:style-name="T3">nequeant,<text:line-break/></text:span><text:span text:style-name="T3">tum' ut separatorum ulcus in utroque appareat. </text:span><text:span text:style-name="T3">At par-<text:line-break/></text:span><text:span text:style-name="T3">tiurn, quae adhaerent, et imitas est infirma, tenuibus </text:span><text:span text:style-name="T3">fa-<text:line-break/></text:span><text:span text:style-name="T3">cta fibrarum segmentis, et divortium facillimum, </text:span><text:span text:style-name="T3">quod<text:line-break/></text:span><text:span text:style-name="T3">excoriationenr appellant. Quamobrem cuti subdita </text:span><text:span text:style-name="T3">mem-<text:line-break/></text:span><text:span text:style-name="T3">brana et corporibus, quae obvelat, per fibrarum </text:span><text:span text:style-name="T3">dedu-<text:line-break/></text:span><text:span text:style-name="T3">ctus telae aranearum niodo subtilium continetur, </text:span><text:span text:style-name="T3">et ex-<text:line-break/></text:span><text:span text:style-name="T3">coriatione ab eis superatur, nihil ad hoc nobis </text:span><text:span text:style-name="T3">(nisi li-<text:line-break/></text:span><text:span text:style-name="T3">beat) scalpelli usum requirentibus, ut quod digitis </text:span><text:span text:style-name="T3">solis<text:line-break/></text:span><text:span text:style-name="T3">perfici queat. "Non tamen a cute membrana </text:span><text:span text:style-name="T3">solis digitis,</text:span></text:p>
      <text:p text:style-name="P10"><text:span text:style-name="T3">sed </text:span><text:span text:style-name="T3">potius scalpro secerni potest, utpote ei connata. Ac<text:line-break/>oportet scalpellum </text:span><text:span text:style-name="T3">cuti </text:span><text:span text:style-name="T3">leviter, applicantes membranam<text:line-break/>secernere; nam, si ad hanc scalprum inclines, ipsam<text:line-break/>convulnerabis; sin autem a cute membranam deradens<text:line-break/></text:span><text:span text:style-name="T3">interim </text:span><text:span text:style-name="T3">illam vulneres, nihil propositam functionem of-<text:line-break/></text:span><text:span text:style-name="T3">fenderis; </text:span><text:span text:style-name="T3">neque </text:span><text:span text:style-name="T3">vero </text:span><text:span text:style-name="T3">lu cute vulnus, quamvis scalpellum<text:line-break/></text:span><text:span text:style-name="T3">violentius </text:span><text:span text:style-name="T3">adegeris, concitabitur, scd superficialis quae-<text:line-break/></text:span><text:span text:style-name="T3">dam rasura. </text:span><text:span text:style-name="T3">Desiderat autem hoc opus longioris tempo-<text:line-break/></text:span><text:span text:style-name="T3">ris iutervallmn. </text:span><text:span text:style-name="T3">Quare, quum alteri cuipiam studioso<text:line-break/></text:span><text:span text:style-name="T3">manus </text:span><text:span text:style-name="T3">posituram ostendis, cutem prius a membrana, vel-<text:line-break/></text:span><text:span text:style-name="T3">uti monstratum </text:span><text:span text:style-name="T3">esu, deradito, quam spectator accesserit.<text:line-break/></text:span><text:span text:style-name="T3">At </text:span><text:span text:style-name="T3">si familiari cuidam </text:span><text:span text:style-name="T3">dissectionem voles impartire, qui<text:line-break/></text:span><text:span text:style-name="T3">etiam ipse alteri </text:span><text:span text:style-name="T3">nonnunquam ossensurus sit, praesente<text:line-break/></text:span><text:span text:style-name="T3">ipso </text:span><text:span text:style-name="T3">rem aggredere. </text:span><text:span text:style-name="T3">Nam munus est, quod exactae<text:line-break/></text:span><text:span text:style-name="T3">multum </text:span><text:span text:style-name="T3">diligentiae postulet, </text:span><text:span text:style-name="T3">viro industrio discendique<text:line-break/></text:span><text:span text:style-name="T3">cupido </text:span><text:span text:style-name="T3">conveniens. Quod </text:span><text:span text:style-name="T3">quum ego frequenter alicui ex </text:span><text:span text:style-name="T3">*<text:line-break/>familiaribus </text:span><text:span text:style-name="T3">obeundum delegassem</text:span><text:span text:style-name="T3">, offendi equidem mem-<text:line-break/></text:span><text:span text:style-name="T3">branam </text:span><text:span text:style-name="T3">lu partibus plurimis avulsam, </text:span><text:span text:style-name="T3">in aliis euti con- </text:span><text:span text:style-name="T3">-</text:span></text:p>
      <text:p text:style-name="P10"><text:span text:style-name="T3">tinuam. </text:span><text:span text:style-name="T3">In </text:span><text:span text:style-name="T3">quacunque autem parte ejusmodi quippiarn<text:line-break/>acciderit, nullae neque venae, neque nervi exigui </text:span><text:span text:style-name="T3">sub<text:line-break/></text:span><text:span text:style-name="T3">cute delitescentes amplius conspiciuntur, idque </text:span><text:span text:style-name="T3">potisti-<text:line-break/></text:span><text:span text:style-name="T3">murn lu simia. .Nam in equis, asinis, mulis, bobus </text:span><text:span text:style-name="T3">ma-<text:line-break/></text:span><text:span text:style-name="T3">gnitudinis gratia sensum non effugiunt; at si a </text:span><text:span text:style-name="T3">subjectis<text:line-break/></text:span><text:span text:style-name="T3">sibi continuis avellantur, non amplius claram </text:span><text:span text:style-name="T3">cognitio-<text:line-break/></text:span><text:span text:style-name="T3">nem sui praebent: in minutis antem animalibus, </text:span><text:span text:style-name="T3">ubi ex<text:line-break/></text:span><text:span text:style-name="T3">praedictis quippiarn su membranam committatur, </text:span><text:span text:style-name="T3">omnia<text:line-break/></text:span><text:span text:style-name="T3">corrumpuntur. Atque ideo jam a tota manu </text:span><text:span text:style-name="T3">cutem de-<text:line-break/></text:span><text:span text:style-name="T3">trahes,, tota post cutem membrana subjectis </text:span><text:span text:style-name="T3">corporibus<text:line-break/></text:span><text:span text:style-name="T3">circumjecta. In ea .autem venas nervosque </text:span><text:span text:style-name="T3">summa per-<text:line-break/></text:span><text:span text:style-name="T3">reptantes confestim intuere prius, quam membrana </text:span><text:span text:style-name="T3">ina-<text:line-break/></text:span><text:span text:style-name="T3">rescat. Verum nervi non aeque in omnibus </text:span><text:span text:style-name="T3">evidenter<text:line-break/></text:span><text:span text:style-name="T3">apparent, quod et natura quibusdam simiis, sicut </text:span><text:span text:style-name="T3">etiam<text:line-break/></text:span><text:span text:style-name="T3">hominibus, graciliores existant, et quod </text:span><text:span text:style-name="T3">pinguedinem<text:line-break/></text:span><text:span text:style-name="T3">animans habeat, aut nullam habeat; etenim lu </text:span><text:span text:style-name="T3">maci-<text:line-break/></text:span><text:span text:style-name="T3">lentis nervi magis sunt conspicui, in obesis </text:span><text:span text:style-name="T3">occuluntur.<text:line-break/></text:span><text:span text:style-name="T3">At venae cuti subjacentes, quum simia multo </text:span><text:span text:style-name="T3">abundat</text:span></text:p>
      <text:p text:style-name="P9"><text:span text:style-name="T3">sanguine, omnes manifesto lu conspectu sunt; quum pauci<text:line-break/>fanguinis compos est, obscurcscuut. Attamen in omnibus<text:line-break/>tum radicem nervorum in superficie extantium, tum latio-<text:line-break/>nis modum penitus intueri et meminisse conator, ut, si et<text:line-break/>ipse secare coactus sueris, juxta longitudinem lationis se-<text:line-break/>ctionem ducas: hoc enim pacto vel unum </text:span><text:span text:style-name="T3">vel </text:span><text:span text:style-name="T3">nullum ner-<text:line-break/></text:span><text:span text:style-name="T3">vum persecas; </text:span><text:span text:style-name="T3">sin </text:span><text:span text:style-name="T3">autem </text:span><text:span text:style-name="T3">transversim scalpellum admoveas,<text:line-break/></text:span><text:span text:style-name="T3">- </text:span><text:span text:style-name="T3">multos simul divides. </text:span><text:span text:style-name="T3">Caeterum </text:span><text:span text:style-name="T3">a </text:span><text:span text:style-name="T3">radicibus longissime abs-<text:line-break/></text:span><text:span text:style-name="T3">cedas, haud ignarus, </text:span><text:span text:style-name="T3">te, uti, quum ex arbore ramum vel<text:line-break/>surculum </text:span><text:span text:style-name="T3">amputas, </text:span><text:span text:style-name="T3">leviter stirpem offendere, sin autem trun-<text:line-break/>cum </text:span><text:span text:style-name="T3">intersecas, </text:span><text:span text:style-name="T3">totam stirpem perdere, ita in nervis quoque,<text:line-break/></text:span><text:span text:style-name="T3">si </text:span><text:span text:style-name="T3">ad </text:span><text:span text:style-name="T3">radicem </text:span><text:span text:style-name="T3">dividas, totum locum, qui </text:span><text:span text:style-name="T20">a</text:span><text:span text:style-name="T3"> nervo illo propa-<text:line-break/></text:span><text:span text:style-name="T3">gato </text:span><text:span text:style-name="T3">sensum mutuabatur, sensus redditurum esse expertem.<text:line-break/></text:span><text:span text:style-name="T3">Itaque, </text:span><text:span text:style-name="T3">si </text:span><text:span text:style-name="T3">musculorum </text:span><text:span text:style-name="T3">dissectio animo subit, quam priore li-<text:line-break/></text:span><text:span text:style-name="T3">bro </text:span><text:span text:style-name="T3">cxposui, disces etiam nunc </text:span><text:span text:style-name="T3">ex </text:span><text:span text:style-name="T3">facili prlucipia seu radi-<text:line-break/></text:span><text:span text:style-name="T3">ces nervorum </text:span><text:span text:style-name="T3">per cutem discurrentium invenire; sin me-<text:line-break/></text:span><text:span text:style-name="T3">moria </text:span><text:span text:style-name="T3">exciderit, relicto lu praesenti hoc libro, ad </text:span><text:span text:style-name="T20">prio-<text:line-break/></text:span><text:span text:style-name="T20">rem</text:span><text:span text:style-name="T3"> illum </text:span><text:span text:style-name="T3">te conseras; atque, ubi cujus que musculi po-</text:span></text:p>
      <text:p text:style-name="P10"><text:span text:style-name="T3">siturae exactius jam memineris, ita Termonem </text:span><text:span text:style-name="T3">infra hic<text:line-break/>scriptum </text:span><text:span text:style-name="T3">legito, quum tibi </text:span><text:span text:style-name="T3">hanc </text:span><text:span text:style-name="T3">rem gerenti, </text:span><text:span text:style-name="T3">quae prae-<text:line-break/></text:span><text:span text:style-name="T3">dictis confinia sunt, explicata fuerint.</text:span></text:p>
      <text:h text:style-name="Heading_20_2" text:outline-level="2">Cap. <text:span text:style-name="T54">II</text:span>I.</text:h>
      <text:p text:style-name="P58"><text:span text:style-name="T3">Primo equidem tibi commentario </text:span><text:span text:style-name="T3">expli-<text:line-break/></text:span><text:span text:style-name="T3">caturn est, qualisnam sit musculus, qui </text:span><text:span text:style-name="T3">epomidem </text:span><text:span text:style-name="T3">am-<text:line-break/></text:span><text:span text:style-name="T3">plexus est; de quo etiam Hippocrates scripsit: </text:span><text:span text:style-name="T3">Si </text:span><text:span text:style-name="T3">quis<text:line-break/></text:span><text:span text:style-name="T3">brachii carnibus detexerit, superiorem </text:span><text:span text:style-name="T3">humeri regionem<text:line-break/></text:span><text:span text:style-name="T3">deteget et qua musculus assurgit. Horum tibi </text:span><text:span text:style-name="T3">memori-<text:line-break/>am </text:span><text:span text:style-name="T3">expromtam habendam ceuseo, potissimumque </text:span><text:span text:style-name="T3">in </text:span><text:span text:style-name="T3">llla<text:line-break/></text:span><text:span text:style-name="T3">corporis parte</text:span><text:span text:style-name="T3">, </text:span><text:span text:style-name="T3">ubi literae Graecorum </text:span><text:span text:style-name="T20">A</text:span><text:span text:style-name="T3"> figura </text:span><text:span text:style-name="T3">reprae-<text:line-break/>sentatur, </text:span><text:span text:style-name="T3">quoniam </text:span><text:span text:style-name="T3">nonnulli </text:span><text:span text:style-name="T3">totum etiam ipsum </text:span><text:span text:style-name="T3">deltoi-<text:line-break/></text:span><text:span text:style-name="T3">dem nominarunt. Est porro haec pars, qua </text:span><text:span text:style-name="T3">brachii </text:span><text:span text:style-name="T3">ca-<text:line-break/></text:span><text:span text:style-name="T3">pnt </text:span><text:span text:style-name="T3">ambit, qua jam etiani </text:span><text:span text:style-name="T3">totius </text:span><text:span text:style-name="T3">manus </text:span><text:span text:style-name="T3">luitium </text:span><text:span text:style-name="T3">est;<text:line-break/></text:span><text:span text:style-name="T3">nam ad verticem deltoidis figurae trianguli </text:span><text:span text:style-name="T3">aemulae </text:span><text:span text:style-name="T3">iu<text:line-break/></text:span><text:span text:style-name="T3">brachium insertionem facit. Quum igitur </text:span><text:span text:style-name="T3">manifesto </text:span><text:span text:style-name="T3">tri-<text:line-break/></text:span><text:span text:style-name="T3">anguli verticem in exteriori </text:span><text:span text:style-name="T3">ipsius </text:span><text:span text:style-name="T3">latere </text:span><text:span text:style-name="T3">conspexeris;<text:line-break/>pergito sursum inspicere</text:span><text:span text:style-name="T3">, </text:span><text:span text:style-name="T3">quoad tibi nervulorum ex </text:span><text:span text:style-name="T3">imo<text:line-break/></text:span><text:span text:style-name="T3">prodeuntium propago apparuerit, quae obiter iu </text:span><text:span text:style-name="T3">suboles</text:span></text:p>
      <text:p text:style-name="P10"><text:span text:style-name="T3">pilorum modo praetenues diffunditur, nimirum ut frutex<text:line-break/>parvus, qui ramulos ab una basi in aliam atque aliam<text:line-break/></text:span><text:span text:style-name="T3">partem </text:span><text:span text:style-name="T3">obliquos expandit. Quemadmodum igitur illo-<text:line-break/>rum quidam recti feruntur, quidam paulum lu latera<text:line-break/></text:span><text:span text:style-name="T3">declinant: sic etiam nervorum </text:span><text:span text:style-name="T3">horum series, ab uno orta<text:line-break/></text:span><text:span text:style-name="T3">principio</text:span><text:span text:style-name="T3">, </text:span><text:span text:style-name="T3">partim </text:span><text:span text:style-name="T3">in membri longitudinem porrigitur,<text:line-break/></text:span><text:span text:style-name="T3">partim ad latera deviat. </text:span><text:span text:style-name="T3">Procedunt </text:span><text:span text:style-name="T3">igitur’ </text:span><text:span text:style-name="T3">hi paulo , ul-<text:line-break/></text:span><text:span text:style-name="T3">terius, quam medium </text:span><text:span text:style-name="T3">brachii est; nam ima exteriorum<text:line-break/></text:span><text:span text:style-name="T3">ipsius partium altera exilium nervorum </text:span><text:span text:style-name="T3">radix pertexit,<text:line-break/></text:span><text:span text:style-name="T3">quae praedictis similiter </text:span><text:span text:style-name="T3">ex alio </text:span><text:span text:style-name="T3">emergit, </text:span><text:span text:style-name="T3">et eodem mo-<text:line-break/></text:span><text:span text:style-name="T3">do in </text:span><text:span text:style-name="T3">ramulos spargitur, praeterea regionem et nervos<text:line-break/></text:span><text:span text:style-name="T3">tum exteriores, </text:span><text:span text:style-name="T3">tum inseriores, quae articuli commissu-<text:line-break/></text:span><text:span text:style-name="T3">ram ambiunt, </text:span><text:span text:style-name="T3">una comprehendit. Iam vero tales ner-<text:line-break/></text:span><text:span text:style-name="T3">vos venasque exiguas </text:span><text:span text:style-name="T3">subter cutem apparentes magna ex<text:line-break/></text:span><text:span text:style-name="T3">parte </text:span><text:span text:style-name="T3">sic </text:span><text:span text:style-name="T3">habere </text:span><text:span text:style-name="T3">fingito, quemadmodum ego sum narra-<text:line-break/></text:span><text:span text:style-name="T3">turus; non </text:span><text:span text:style-name="T3">enim eandem perpetuo vel posituram, vel<text:line-break/></text:span><text:span text:style-name="T3">numerum, </text:span><text:span text:style-name="T3">vel </text:span><text:span text:style-name="T3">gracilitatem </text:span><text:span text:style-name="T3">retinent, sicut in, majoribus<text:line-break/></text:span><text:span text:style-name="T3">vasis et </text:span><text:span text:style-name="T3">nervis neque numerus, ut dixi, neque suus,:</text:span></text:p>
      <text:p text:style-name="P10"><text:span text:style-name="T3">neque magnitudo exacte necessario permanet. </text:span><text:span text:style-name="T3">Principia<text:line-break/></text:span><text:span text:style-name="T3">vero tum in eodem loco, turn ab eisdem vasis </text:span><text:span text:style-name="T3">nerris-<text:line-break/></text:span><text:span text:style-name="T3">que, ut jam 'duorum antea dictorum, ceu de parvis </text:span><text:span text:style-name="T3">fru-<text:line-break/></text:span><text:span text:style-name="T3">ticibus, procedunt. Unius itaque a nervo, qui </text:span><text:span text:style-name="T3">rnuscu-<text:line-break/></text:span><text:span text:style-name="T3">Ium a litera </text:span><text:span text:style-name="T20">A,</text:span><text:span text:style-name="T3"> quam imitatur, deltoideni dictum </text:span><text:span text:style-name="T3">inter-<text:line-break/></text:span><text:span text:style-name="T3">currit, propagatio est: alter a maximo ad brachium </text:span><text:span text:style-name="T3">per-<text:line-break/></text:span><text:span text:style-name="T3">tinentium, qui et posteriores musculos inter terit, </text:span><text:span text:style-name="T3">et </text:span><text:span text:style-name="T3">ad<text:line-break/></text:span><text:span text:style-name="T3">exteriorem membri regionem permeat, deinde </text:span><text:span text:style-name="T3">iu </text:span><text:span text:style-name="T3">cubi-<text:line-break/></text:span><text:span text:style-name="T3">tum juxta elatius brachii caput, quod etiam </text:span><text:span text:style-name="T3">condylum<text:line-break/></text:span><text:span text:style-name="T3">diximus appellari, pervenit. Atqui hujus nervi </text:span><text:span text:style-name="T3">particu-<text:line-break/></text:span><text:span text:style-name="T3">la quaedam exigua in praedictam regionem </text:span><text:span text:style-name="T3">pertendit;<text:line-break/></text:span><text:span text:style-name="T3">reliquum ejus, qui in musculum </text:span><text:span text:style-name="T20">A</text:span><text:span text:style-name="T3"> literam </text:span><text:span text:style-name="T3">figura </text:span><text:span text:style-name="T3">imi-<text:line-break/></text:span><text:span text:style-name="T3">tantem spergitur, totum in cutem excidit- Haec </text:span><text:span text:style-name="T3">itaque<text:line-break/></text:span><text:span text:style-name="T3">exteriorum brachii nervorum principia duo </text:span><text:span text:style-name="T3">summa </text:span><text:span text:style-name="T3">sub<text:line-break/></text:span><text:span text:style-name="T3">cute esse dicimus. Anterior cutis nervulos </text:span><text:span text:style-name="T3">accipit </text:span><text:span text:style-name="T3">su-<text:line-break/></text:span><text:span text:style-name="T3">periore quidem parte ex primo ortu secundi </text:span><text:span text:style-name="T3">nervi </text:span><text:span text:style-name="T3">inter<text:line-break/></text:span><text:span text:style-name="T3">eos, qui de spinali medulla in brachium </text:span><text:span text:style-name="T3">porriguntur;<text:line-break/></text:span><text:span text:style-name="T3">inferiore, vero ante cubiti articulum -ex </text:span><text:span text:style-name="T3">alio-</text:span><text:span text:style-name="T3">quopiam</text:span></text:p>
      <text:p text:style-name="P9"><text:span text:style-name="T3">spinali, solo mox ab origine descendente</text:span><text:span text:style-name="T3">; </text:span><text:span text:style-name="T3">quo de paulo<text:line-break/>posterius agetur. Scd internam posterioremque brachii<text:line-break/>cutem universam adusque scapularum quae ibi sunt extre-<text:line-break/>ma alius quidam </text:span><text:span text:style-name="T3">ncrvus interrcptat, </text:span><text:span text:style-name="T3">ex secundo inter-<text:line-break/>costali intervallo </text:span><text:span text:style-name="T3">progressus. </text:span><text:span text:style-name="T3">Porrigitur nimirum et hic<text:line-break/></text:span><text:span text:style-name="T3">lu brachium, sicut et alii omnes, </text:span><text:span text:style-name="T3">per </text:span><text:span text:style-name="T3">axillam. </text:span><text:span text:style-name="T3">Ac oportet<text:line-break/></text:span><text:span text:style-name="T3">eum, qui clare ipsos contueri </text:span><text:span text:style-name="T3">velit, musculum parvum<text:line-break/></text:span><text:span text:style-name="T3">anatomicis praetermissum prius </text:span><text:span text:style-name="T3">dissecare; sub illo nam-<text:line-break/></text:span><text:span text:style-name="T3">que omnes ordine, </text:span><text:span text:style-name="T3">quorum situs hic est, deseruntur.<text:line-break/></text:span><text:span text:style-name="T3">Primus </text:span><text:span text:style-name="T3">quidem iu superficie post musculum hic nervus<text:line-break/></text:span><text:span text:style-name="T3">. extat, quem ex fccundo lutercostali intervallo dixi pro-<text:line-break/>cedere; ramorum autem </text:span><text:span text:style-name="T3">serie </text:span><text:span text:style-name="T3">in brachii </text:span><text:span text:style-name="T3">interiorem po-<text:line-break/></text:span><text:span text:style-name="T3">sterioremque cutem </text:span><text:span text:style-name="T3">admodum diffirnditur. Deinde per<text:line-break/></text:span><text:span text:style-name="T3">profundum, glandibus, </text:span><text:span text:style-name="T3">memhrauis vasisque exemptis,<text:line-break/></text:span><text:span text:style-name="T3">magni nervi porriguntur. At hic </text:span><text:span text:style-name="T3">cutis nervus brachium<text:line-break/></text:span><text:span text:style-name="T3">subit, </text:span><text:span text:style-name="T3">ubi </text:span><text:span text:style-name="T3">in simiis caput paivi </text:span><text:span text:style-name="T3">musculi consistit, qui<text:line-break/></text:span><text:span text:style-name="T3">quidem a maximo hujus loci </text:span><text:span text:style-name="T3">musculorum, unde exterior</text:span></text:p>
      <text:p text:style-name="P10"><text:span text:style-name="T3">axillae portio </text:span><text:span text:style-name="T20">conflatur,</text:span><text:span text:style-name="T3"> incipit; in posteriorem vero </text:span><text:span text:style-name="T3">cu-<text:line-break/></text:span><text:span text:style-name="T3">biti regionem paulo interius terminatur, ac stathn </text:span><text:span text:style-name="T3">in iu-<text:line-break/></text:span><text:span text:style-name="T3">gressu triplicem de </text:span><text:span text:style-name="T3">fe </text:span><text:span text:style-name="T3">ramorum subolem distundit: </text:span><text:span text:style-name="T3">ela-<text:line-break/></text:span><text:span text:style-name="T3">tiore lutemas quasdam brachii partes adusque </text:span><text:span text:style-name="T3">nodum<text:line-break/></text:span><text:span text:style-name="T3">cubiti retro intercurrit; altera totam hujus articuli </text:span><text:span text:style-name="T3">cu-<text:line-break/></text:span><text:span text:style-name="T3">tis regionem posteriorem adit; tertia omnes partes, </text:span><text:span text:style-name="T3">quae<text:line-break/></text:span><text:span text:style-name="T3">usque ad scapulas </text:span><text:span text:style-name="T3">sibi </text:span><text:span text:style-name="T3">vicinae sunt. Cutis sane </text:span><text:span text:style-name="T3">brachii<text:line-break/></text:span><text:span text:style-name="T3">praedicta nervorum </text:span><text:span text:style-name="T3">principia </text:span><text:span text:style-name="T3">habet; </text:span><text:span text:style-name="T3">quae </text:span><text:span text:style-name="T3">vero </text:span><text:span text:style-name="T3">cubiti<text:line-break/></text:span><text:span text:style-name="T3">cutis sortiatur, paulo posterius exequemur. Si </text:span><text:span text:style-name="T3">enim<text:line-break/></text:span><text:span text:style-name="T3">omnium brachii nervorum naturam prius inspexeris, </text:span><text:span text:style-name="T3">tum<text:line-break/></text:span><text:span text:style-name="T3">dissectio, tum cognitio eorum, qui cubitum non </text:span><text:span text:style-name="T3">in su-<text:line-break/></text:span><text:span text:style-name="T3">perficie solum, sed lu luro etiam perreptant, clarior </text:span><text:span text:style-name="T3">eva-<text:line-break/></text:span><text:span text:style-name="T3">det. Brachium itaque ab humeri articulo incipit; </text:span><text:span text:style-name="T3">quare,<text:line-break/></text:span><text:span text:style-name="T3">si ipsum hinc- abscissuni sine toto corpore velis </text:span><text:span text:style-name="T3">disseca-<text:line-break/></text:span><text:span text:style-name="T3">re, nihilo minus habebis. Initium vero operis sumes </text:span><text:span text:style-name="T3">ad<text:line-break/>vetiam </text:span><text:span text:style-name="T3">humeralem, eurnque musculum, brachii </text:span><text:span text:style-name="T3">anterio-<text:line-break/></text:span><text:span text:style-name="T3">rem, duo quidem habentem capita, ut didicisti, </text:span><text:span text:style-name="T3">a vali-</text:span></text:p>
      <text:p text:style-name="P10"><text:span text:style-name="T3">dis </text:span><text:span text:style-name="T3">ligamentis prodeuntia, aponeurosin vero </text:span><text:span text:style-name="T3">'</text:span><text:span text:style-name="T3">in radii<text:line-break/>principium immittentem. Ubi igitur duo hujus musculi<text:line-break/></text:span><text:span text:style-name="T3">capita </text:span><text:span text:style-name="T3">in unitatem coitura sunt, primum nervum brachii<text:line-break/></text:span><text:span text:style-name="T3">os ingredi* comperies</text:span><text:span text:style-name="T3">; eodemque loco posterior axillae<text:line-break/></text:span><text:span text:style-name="T3">musculus eximiae </text:span><text:span text:style-name="T3">magnitudinis in brachium lato tendlue<text:line-break/></text:span><text:span text:style-name="T3">valentique inseritur; </text:span><text:span text:style-name="T3">deinde musculorum, qui </text:span><text:span text:style-name="T20">a</text:span><text:span text:style-name="T3"> pectore<text:line-break/></text:span><text:span text:style-name="T3">mittuntur maximi, </text:span><text:span text:style-name="T3">tendo praedicto carnosior eodem pro-<text:line-break/></text:span><text:span text:style-name="T3">tendit; post hunc </text:span><text:span text:style-name="T3">rursus tendo superiorem humeri par-<text:line-break/></text:span><text:span text:style-name="T3">tem complectentis </text:span><text:span text:style-name="T3">musculi, qucrn a quibusdam deltoi-<text:line-break/></text:span><text:span text:style-name="T3">deni appellari </text:span><text:span text:style-name="T3">diximus. Itaque nervus, qui a spinali<text:line-break/></text:span><text:span text:style-name="T3">medulla </text:span><text:span text:style-name="T3">per </text:span><text:span text:style-name="T3">axillam </text:span><text:span text:style-name="T3">primus in brachium descendit, eo<text:line-break/></text:span><text:span text:style-name="T3">potissimum loco brachium </text:span><text:span text:style-name="T3">ingreditur, cui inhaerescit ten-<text:line-break/></text:span><text:span text:style-name="T3">do posterioris axillae </text:span><text:span text:style-name="T3">musculi, quem maximum esse in-<text:line-break/></text:span><text:span text:style-name="T3">ter humeri juncturae </text:span><text:span text:style-name="T3">motores commemoravi; deinde, qua<text:line-break/></text:span><text:span text:style-name="T3">ingreditur, </text:span><text:span text:style-name="T3">autcriorem subit musculum, capitibus ipsius<text:line-break/></text:span><text:span text:style-name="T3">hac parte nondum </text:span><text:span text:style-name="T3">counitis, scd adhuc diremptis. Sub<text:line-break/></text:span><text:span text:style-name="T3">altero igitur interius </text:span><text:span text:style-name="T3">sito procedens, partem aliquam sui</text:span></text:p>
      <text:p text:style-name="P10"><text:span text:style-name="T3">utrique</text:span><text:span text:style-name="T26">1</text:span><text:span text:style-name="T3"> capiti statim mittit; inde declivis fertur </text:span><text:span text:style-name="T3">infiuu-.<text:line-break/></text:span><text:span text:style-name="T3">ans </text:span><text:span text:style-name="T3">fe magis partibus, quae </text:span><text:span text:style-name="T3">e </text:span><text:span text:style-name="T3">directo sunt alterius </text:span><text:span text:style-name="T3">capi-<text:line-break/></text:span><text:span text:style-name="T3">tis interni, </text:span><text:span text:style-name="T3">quod </text:span><text:span text:style-name="T3">caput et secundum latitudinem </text:span><text:span text:style-name="T3">tenuius<text:line-break/></text:span><text:span text:style-name="T3">est, ex </text:span><text:span text:style-name="T3">ligamento </text:span><text:span text:style-name="T3">natum, </text:span><text:span text:style-name="T3">quod </text:span><text:span text:style-name="T3">a scapularum anchorario<text:line-break/>processu procedit. Porro capita mox coeuntia musculum<text:line-break/>uhum unitum generant </text:span><text:span text:style-name="T3">ex </text:span><text:span text:style-name="T3">numero anteriorum, </text:span><text:span text:style-name="T3">quos<text:line-break/></text:span><text:span text:style-name="T3">cubiti articulum flectere primo didicisti commentario.<text:line-break/>Videbis autem hunc nervum manifeste, ubi utraque </text:span><text:span text:style-name="T3">ca-<text:line-break/></text:span><text:span text:style-name="T3">pita </text:span><text:span text:style-name="T3">a </text:span><text:span text:style-name="T3">supernis exortibus fuerint liberata; delude, </text:span><text:span text:style-name="T3">quum<text:line-break/></text:span><text:span text:style-name="T3">in unum coierint, secantur separanturque ab </text:span><text:span text:style-name="T3">invicem<text:line-break/></text:span><text:span text:style-name="T3">per directam utriusque musculi partem, nam juxta </text:span><text:span text:style-name="T3">eam<text:line-break/></text:span><text:span text:style-name="T3">nervus quoque deorsum mittitur. Jam vero, dum </text:span><text:span text:style-name="T3">hoc<text:line-break/></text:span><text:span text:style-name="T3">agis, alius quoque nervus multo hoc inferior </text:span><text:span text:style-name="T3">conspicis-<text:line-break/></text:span><text:span text:style-name="T3">tur, brevem aditum habens lu brachium; qui statim </text:span><text:span text:style-name="T3">ab<text:line-break/></text:span><text:span text:style-name="T3">eodem musculo occultatur, quo etiam primus nervus </text:span><text:span text:style-name="T3">con-<text:line-break/></text:span><text:span text:style-name="T3">tegi dictus est. In processu vero hi duo nervi </text:span><text:span text:style-name="T3">interdmn<text:line-break/></text:span><text:span text:style-name="T3">ab altero, interdunr ab utroque propagines lu </text:span><text:span text:style-name="T3">caput</text:span></text:p>
      <text:p text:style-name="P10"><text:span text:style-name="T3">minoris’ ex cubiti anterioribus musculi transmittunt; de-<text:line-break/>inde secundus nervus primo tantum de se ramum inr-<text:line-break/>partit, quantum illic primi reliquum suisse apparet; unus<text:line-break/></text:span><text:span text:style-name="T3">autem </text:span><text:span text:style-name="T3">ex duobus nervus conflatus ad cubitum per me-<text:line-break/></text:span><text:span text:style-name="T3">dium </text:span><text:span text:style-name="T3">ipsius articuli cubiti flexam porrigitur; secundus<text:line-break/></text:span><text:span text:style-name="T3">vero nervus</text:span><text:span text:style-name="T3">, ceu </text:span><text:span text:style-name="T3">ab </text:span><text:span text:style-name="T3">initio per internas partes ferebatur<text:line-break/></text:span><text:span text:style-name="T3">declivis et aeque a </text:span><text:span text:style-name="T3">primo distans, humiliorem situnr ha-<text:line-break/></text:span><text:span text:style-name="T3">bet, insidetque ibidem </text:span><text:span text:style-name="T3">brachii condylo, ubi planissimus<text:line-break/></text:span><text:span text:style-name="T3">esu Relictis </text:span><text:span text:style-name="T3">igitur </text:span><text:span text:style-name="T3">his </text:span><text:span text:style-name="T3">nervis, denuo ad principium bra-<text:line-break/></text:span><text:span text:style-name="T3">chii revertere. </text:span><text:span text:style-name="T3">Siquidem </text:span><text:span text:style-name="T3">duos </text:span><text:span text:style-name="T3">illos </text:span><text:span text:style-name="T3">praedictos </text:span><text:span text:style-name="T3">tertius<text:line-break/></text:span><text:span text:style-name="T3">quidam nervus </text:span><text:span text:style-name="T3">insequitur, fere prope </text:span><text:span text:style-name="T3">secundum, </text:span><text:span text:style-name="T3">prosun-<text:line-break/></text:span><text:span text:style-name="T3">diorem insertionem </text:span><text:span text:style-name="T3">lu brachium </text:span><text:span text:style-name="T3">faciens una </text:span><text:span text:style-name="T3">cum gran-<text:line-break/></text:span><text:span text:style-name="T3">dibus vasis, arteria </text:span><text:span text:style-name="T3">ac vena, quae per axillam ad bra-<text:line-break/></text:span><text:span text:style-name="T3">chium perveniunt. Atque </text:span><text:span text:style-name="T3">ideo nervus hic cum vasis in<text:line-break/></text:span><text:span text:style-name="T3">magnos brachii </text:span><text:span text:style-name="T3">musculos </text:span><text:span text:style-name="T3">propagatur, a </text:span><text:span text:style-name="T3">quibus cubiti ar-<text:line-break/></text:span><text:span text:style-name="T3">ticulus cxtenditur; atque </text:span><text:span text:style-name="T3">magnos siti </text:span><text:span text:style-name="T3">ramos </text:span><text:span text:style-name="T3">utrisque ip-<text:line-break/></text:span><text:span text:style-name="T3">sis transmittit, obliquus </text:span><text:span text:style-name="T3">lu </text:span><text:span text:style-name="T3">externam </text:span><text:span text:style-name="T3">partem emergens</text:span></text:p>
      <text:p text:style-name="P10"><text:span text:style-name="T3">Est etiam maximus hic eorum</text:span><text:span text:style-name="T3">, </text:span><text:span text:style-name="T3">qui manus </text:span><text:span text:style-name="T3">intercurrunt,<text:line-break/></text:span><text:span text:style-name="T3">nervorum, si inaudias videlicet, </text:span><text:span text:style-name="T3">maximum </text:span><text:span text:style-name="T3">ab </text:span><text:span text:style-name="T3">anatomicis<text:line-break/></text:span><text:span text:style-name="T3">nervum aliquem dici solere, aut. arteriam, aut </text:span><text:span text:style-name="T3">venam,<text:line-break/></text:span><text:span text:style-name="T3">ttbi non longitudinis distantiam simul indicant, </text:span><text:span text:style-name="T3">verum<text:line-break/></text:span><text:span text:style-name="T3">folam circularem, quasi etiam dixerint </text:span><text:span text:style-name="T3">crassissimum.<text:line-break/></text:span><text:span text:style-name="T3">Ubi vero nervus hic brachii os retro per </text:span><text:span text:style-name="T3">exteriorem<text:line-break/></text:span><text:span text:style-name="T3">partem egressus paulo supra cubiti articulum </text:span><text:span text:style-name="T3">effertur,<text:line-break/></text:span><text:span text:style-name="T3">ibi pars quaedam, ipsius ad cutem elabitur; de qua </text:span><text:span text:style-name="T3">prius<text:line-break/></text:span><text:span text:style-name="T3">dictum est, cum de summis brachii nervis dissecandis<text:line-break/>ageremus. Hinc autem quomodo omnes tertii nervi </text:span><text:span text:style-name="T3">re-<text:line-break/></text:span><text:span text:style-name="T3">liquiae ad cubitum pertendant, quomodoque in </text:span><text:span text:style-name="T3">ipsum<text:line-break/></text:span><text:span text:style-name="T3">ramorum subolem diffundant, paulo posterius in </text:span><text:span text:style-name="T3">cubiti<text:line-break/></text:span><text:span text:style-name="T3">dissectione disces. Detectis enim plurimis jam </text:span><text:span text:style-name="T3">brachii<text:line-break/></text:span><text:span text:style-name="T3">partibus reliquos duos ' nervos ad internam ipsius </text:span><text:span text:style-name="T3">regio-<text:line-break/></text:span><text:span text:style-name="T3">nem conspice, in quam etiam praedicti tres </text:span><text:span text:style-name="T3">ingredieban-<text:line-break/></text:span><text:span text:style-name="T3">tur paulo inferius, quam tertius nervus esu Alter </text:span><text:span text:style-name="T3">qui-<text:line-break/></text:span><text:span text:style-name="T3">dem summa fub cute etiam citra musculorum </text:span><text:span text:style-name="T3">brachii</text:span></text:p>
      <text:p text:style-name="P10"><text:span text:style-name="T3">dissectionem omnium primus apparet; cujus jam nervi<text:line-break/>etiam paulo ante lu superficialium dissectione memlui<text:line-break/>distulique distributionem ipsius totam dicere, quoad cubi-<text:line-break/></text:span><text:span text:style-name="T3">tum </text:span><text:span text:style-name="T3">dissecandum aggrediar. Verum idem nervus in<text:line-break/></text:span><text:span text:style-name="T3">brachio ante </text:span><text:span text:style-name="T3">cubiti </text:span><text:span text:style-name="T3">commissuram </text:span><text:span text:style-name="T3">lu ramos propagari in-<text:line-break/></text:span><text:span text:style-name="T3">cipit fcrturque per totum </text:span><text:span text:style-name="T3">fere ipsius flexum, scissa jam<text:line-break/></text:span><text:span text:style-name="T3">numerosiore ramorum </text:span><text:span text:style-name="T3">serie. Solae autem alatiores fle-<text:line-break/></text:span><text:span text:style-name="T3">xionis partes ramos </text:span><text:span text:style-name="T3">ipsius non participant; reliquae bra-<text:line-break/></text:span><text:span text:style-name="T3">chii anteriores, quae </text:span><text:span text:style-name="T3">ante cubiti condylum </text:span><text:span text:style-name="T3">habentur,<text:line-break/>nimirum supcrsiciariae, hujus </text:span><text:span text:style-name="T3">nervi processus excipiunt.<text:line-break/></text:span><text:span text:style-name="T3">Infupcr quintus </text:span><text:span text:style-name="T3">alius nervus restat ex iis, qui de spluali<text:line-break/></text:span><text:span text:style-name="T3">medulla brachium </text:span><text:span text:style-name="T3">adeunt. Hic per </text:span><text:span text:style-name="T3">intimam ipsius </text:span><text:span text:style-name="T3">regi-<text:line-break/></text:span><text:span text:style-name="T3">onern aliorum modo </text:span><text:span text:style-name="T3">fertur, scd nulli brachii parti, siv®<text:line-break/></text:span><text:span text:style-name="T3">supersiciariac, sive pcnitiori, </text:span><text:span text:style-name="T3">aliquam sui portionem com-<text:line-break/></text:span><text:span text:style-name="T3">municat; crassitie quidem </text:span><text:span text:style-name="T3">secundo respondet, sicut etiam<text:line-break/></text:span><text:span text:style-name="T3">primo </text:span><text:span text:style-name="T3">et quarto; ac utrique, nempe </text:span><text:span text:style-name="T3">secundus et quintus,<text:line-break/></text:span><text:span text:style-name="T3">ceu </text:span><text:span text:style-name="T3">triplicatam primi quartiqne </text:span><text:span text:style-name="T3">crassitiem explere tibi</text:span></text:p>
      <text:p text:style-name="P10"><text:span text:style-name="T3">ridebuntur: omnium plenissimus est, quem tertium </text:span><text:span text:style-name="T3">po-<text:line-break/></text:span><text:span text:style-name="T3">fuimus. Ac meministi, alium quendarn nervum ex </text:span><text:span text:style-name="T3">fecun-<text:line-break/></text:span><text:span text:style-name="T3">dae costae intervallo elabentem in brachii cutem </text:span><text:span text:style-name="T3">defer-<text:line-break/></text:span><text:span text:style-name="T3">ri’: ut duo nervi sint, qui de spinali medulla </text:span><text:span text:style-name="T3">profecti<text:line-break/></text:span><text:span text:style-name="T3">ramorum sobole mannum cutem adeant; quatuor </text:span><text:span text:style-name="T3">alii </text:span><text:span text:style-name="T3">per<text:line-break/></text:span><text:span text:style-name="T3">profundiora lu omnes totius membri musculos </text:span><text:span text:style-name="T3">dissemi-<text:line-break/></text:span><text:span text:style-name="T3">nantur </text:span><text:span text:style-name="T3">ac </text:span><text:span text:style-name="T3">propagines quasdam tenues cuti, </text:span><text:span text:style-name="T3">transmittunt.</text:span></text:p>
      <text:h text:style-name="Heading_20_2" text:outline-level="2">Cap. IV.</text:h>
      <text:p text:style-name="P58"><text:span text:style-name="T3">Jam igitur, brachio relicto, ad </text:span><text:span text:style-name="T3">cubiti </text:span><text:span text:style-name="T3">dis-<text:line-break/></text:span><text:span text:style-name="T3">sectionem accede. Separata cute a membranosa </text:span><text:span text:style-name="T3">substan-<text:line-break/></text:span><text:span text:style-name="T3">tia, quae simul, uti prius </text:span><text:span text:style-name="T3">dictum </text:span><text:span text:style-name="T3">est, cum illa </text:span><text:span text:style-name="T3">detrahi<text:line-break/></text:span><text:span text:style-name="T3">solet, primum quissem prlucipium nervorum </text:span><text:span text:style-name="T3">intueberis,<text:line-break/></text:span><text:span text:style-name="T3">ejus nervi, qui lu enarratione eorum, qui </text:span><text:span text:style-name="T3">in </text:span><text:span text:style-name="T3">brachio<text:line-break/></text:span><text:span text:style-name="T3">sunt, quartus est dictus nervus; quod principium </text:span><text:span text:style-name="T3">inter-<text:line-break/></text:span><text:span text:style-name="T3">nam cubiti regionem fere totam occupans </text:span><text:span text:style-name="T3">inferiori </text:span><text:span text:style-name="T3">uni-<text:line-break/></text:span><text:span text:style-name="T3">versae et exteriorum partium non paucis </text:span><text:span text:style-name="T3">inseritur.<text:line-break/></text:span><text:span text:style-name="T3">Quantacunque vero cubiti pars ad radium </text:span><text:span text:style-name="T3">eminet, </text:span><text:span text:style-name="T3">utrin-<text:line-break/></text:span><text:span text:style-name="T3">que, tum exterius, tum interius, aliorum </text:span><text:span text:style-name="T3">nervorum </text:span><text:span text:style-name="T3">pro-</text:span></text:p>
      <text:p text:style-name="P10"><text:span text:style-name="T3">cessus exigit; interna ab omnium primo dicto, exterior<text:line-break/></text:span><text:span text:style-name="T3">a </text:span><text:span text:style-name="T3">tertio nervo mutuatur. Porro de superficiariis sum-<text:line-break/>mae </text:span><text:span text:style-name="T3">manus </text:span><text:span text:style-name="T3">nervis cuti subjectis iu magnorum nervorum<text:line-break/></text:span><text:span text:style-name="T3">dissectione </text:span><text:span text:style-name="T3">simul pertractabimus; nam omnes illorum<text:line-break/>fines quinque </text:span><text:span text:style-name="T3">numero </text:span><text:span text:style-name="T3">funt, quos per condylum, quo<text:line-break/></text:span><text:span text:style-name="T3">bracilium </text:span><text:span text:style-name="T3">cubito committitur, ad cubitum ipsum ferri in<text:line-break/></text:span><text:span text:style-name="T3">brachii anatome </text:span><text:span text:style-name="T3">spectasti; sed horum unus in solam ip—<text:line-break/></text:span><text:span text:style-name="T3">sius cutcrn spargitur, </text:span><text:span text:style-name="T3">scissa ramorum serie paulo superi-<text:line-break/></text:span><text:span text:style-name="T3">us, quam </text:span><text:span text:style-name="T3">brachium cum cubito connectitur. Supersunt<text:line-break/></text:span><text:span text:style-name="T3">igitur quatuor: </text:span><text:span text:style-name="T3">primus, quo de antea in brachii disse.-<text:line-break/></text:span><text:span text:style-name="T3">ctione verba </text:span><text:span text:style-name="T3">feci, in medium cubiti articulum lulinua-<text:line-break/></text:span><text:span text:style-name="T3">tur; secundus hoc </text:span><text:span text:style-name="T3">humilior super interiorem inferiorem-<text:line-break/></text:span><text:span text:style-name="T3">que condylum </text:span><text:span text:style-name="T3">brachii , ubi planissimus et minime gibbus<text:line-break/></text:span><text:span text:style-name="T3">est, ingreditur; </text:span><text:span text:style-name="T3">tertius nervus, quem et supra illorum<text:line-break/></text:span><text:span text:style-name="T3">gregi ascripsi, qui </text:span><text:span text:style-name="T3">in totas manus porriguntur, exteriori<text:line-break/></text:span><text:span text:style-name="T3">superiorique brachii </text:span><text:span text:style-name="T3">condylo circumdatus, in cubitum<text:line-break/></text:span><text:span text:style-name="T3">protendit, radium </text:span><text:span text:style-name="T3">contingens; reliquus quartus eorum<text:line-break/></text:span><text:span text:style-name="T3">numero, qui per profunda cubitum </text:span><text:span text:style-name="T3">adeunt, lu medio ole-</text:span></text:p>
      <text:p text:style-name="P10"><text:span text:style-name="T3">crani </text:span><text:span text:style-name="T3">gibberi ot interioris inseriorisque brachii capitiis </text:span><text:span text:style-name="T3">in-<text:line-break/></text:span><text:span text:style-name="T3">tervallo consistit. Sequens igitur has insertiones </text:span><text:span text:style-name="T3">positu-<text:line-break/></text:span><text:span text:style-name="T3">rasque et musculos etiam dissecans, quemadmodum </text:span><text:span text:style-name="T3">iu<text:line-break/></text:span><text:span text:style-name="T3">primo volumine didicisti,’ omnium distributionem </text:span><text:span text:style-name="T3">exami-<text:line-break/></text:span><text:span text:style-name="T3">nes, auspicatus a quocunque risum fuerit primo: </text:span><text:span text:style-name="T3">sed<text:line-break/></text:span><text:span text:style-name="T3">praestiterit </text:span><text:span text:style-name="T3">forsan eundem disciplinae ordinem </text:span><text:span text:style-name="T3">servare,<text:line-break/></text:span><text:span text:style-name="T3">quem lu brachio. Itaque nervus per medium </text:span><text:span text:style-name="T3">brachii<text:line-break/></text:span><text:span text:style-name="T3">flexum in cubitum derivans ibi statim ramum </text:span><text:span text:style-name="T3">ex </text:span><text:span text:style-name="T3">Ie<text:line-break/></text:span><text:span text:style-name="T3">valde tenuem mittit venae adhaerescentem, quae </text:span><text:span text:style-name="T3">in me-<text:line-break/></text:span><text:span text:style-name="T3">dii maxime cubiti superficie secundum membri </text:span><text:span text:style-name="T3">longitu-<text:line-break/></text:span><text:span text:style-name="T3">dinem extensa est; mox arteriae, quae ad brachiale </text:span><text:span text:style-name="T3">pro-<text:line-break/></text:span><text:span text:style-name="T3">fecta evidentem pulsum repraesentat. Jam </text:span><text:span text:style-name="T3">vero et aliam<text:line-break/></text:span><text:span text:style-name="T3">quandam propaginem admodum tenuem nervus </text:span><text:span text:style-name="T3">hic </text:span><text:span text:style-name="T3">om-<text:line-break/></text:span><text:span text:style-name="T3">nium, </text:span><text:span text:style-name="T3">quos dixi, elatissimus ad peculiaris radii </text:span><text:span text:style-name="T3">musculi<text:line-break/></text:span><text:span text:style-name="T3">oblongi caput dispensat, deinde humeralis venae </text:span><text:span text:style-name="T3">reliquo<text:line-break/>aliam </text:span><text:span text:style-name="T3">mittit, quae totum radium modo telae </text:span><text:span text:style-name="T3">araneorum<text:line-break/>praetenuis </text:span><text:span text:style-name="T3">intercurrit- Qui superest ramus </text:span><text:span text:style-name="T3">nervi </text:span><text:span text:style-name="T3">praedi-<text:line-break/></text:span><text:span text:style-name="T3">cti, postquam </text:span><text:span text:style-name="T3">permeaverit subter </text:span><text:span text:style-name="T3">venam, quam ab </text:span><text:span text:style-name="T3">hu-</text:span></text:p>
      <text:p text:style-name="P10"><text:span text:style-name="T3">merali propagatam oblique incidimus, in superficiem<text:line-break/>obliquus emergit, deinde paulatim ad proprium radii<text:line-break/>ruusculum oblongum ex superiore parte, quae intus ha-<text:line-break/>betur, accidit, medius dictorum quatuor ululis quam ex-<text:line-break/>ilium; ubi vero </text:span><text:span text:style-name="T3">hic </text:span><text:span text:style-name="T3">musculus cessat, et ipsae propagines<text:line-break/>absumuntur, aliquantulum ad magni digiti partes radio<text:line-break/></text:span><text:span text:style-name="T3">propinquas cum </text:span><text:span text:style-name="T3">eo experrectae. Hic itaque nervus alte-<text:line-break/></text:span><text:span text:style-name="T3">ri cubiti flexus venae </text:span><text:span text:style-name="T3">elatiori subjacet: quos autem ab<text:line-break/></text:span><text:span text:style-name="T3">utraque ejus parte </text:span><text:span text:style-name="T3">sitos esse dixi, frequenter ipsi venae<text:line-break/></text:span><text:span text:style-name="T3">insident</text:span><text:span text:style-name="T3">, eoque, cute detracta, hi quidem sensum perpe-<text:line-break/></text:span><text:span text:style-name="T3">tuo effugiunt, </text:span><text:span text:style-name="T3">ille vero, qui venae substratus est, perpe-<text:line-break/></text:span><text:span text:style-name="T3">tuo conspicitur. </text:span><text:span text:style-name="T3">Primus itaque omnium nervorum, quos<text:line-break/></text:span><text:span text:style-name="T3">commemoravi, </text:span><text:span text:style-name="T3">sic in totum absumitur. Vidimus enim<text:line-break/></text:span><text:span text:style-name="T3">scmel, hunc </text:span><text:span text:style-name="T3">ipsum nervum usque ad cubiti flexum </text:span><text:span text:style-name="T3">in<text:line-break/></text:span><text:span text:style-name="T3">brachio consumi; </text:span><text:span text:style-name="T20">a</text:span><text:span text:style-name="T3"> </text:span><text:span text:style-name="T3">fecundo particulam quandam ad cu-<text:line-break/></text:span><text:span text:style-name="T3">bitum permeare; atque </text:span><text:span text:style-name="T3">illi nunc explicato nervo </text:span><text:span text:style-name="T3">distri-<text:line-break/></text:span><text:span text:style-name="T3">butio data </text:span><text:span text:style-name="T3">est </text:span><text:span text:style-name="T3">persimilis.. </text:span><text:span text:style-name="T3">Secundus vero nervus una</text:span></text:p>
      <text:p text:style-name="P10"><text:span text:style-name="T3">cum quarto interiores cubiti musculos perreptat, </text:span><text:span text:style-name="T3">quem-<text:line-break/></text:span><text:span text:style-name="T3">admoduin </text:span><text:span text:style-name="T3">et </text:span><text:span text:style-name="T3">tertius crassus exteriores universos. </text:span><text:span text:style-name="T3">Dica-<text:line-break/></text:span><text:span text:style-name="T3">mus itaque jam de primo nervo exteriore, ne </text:span><text:span text:style-name="T3">reliquo-<text:line-break/></text:span><text:span text:style-name="T3">rum duorum, qui in universas partes' interiores </text:span><text:span text:style-name="T3">cubiti </text:span><text:span text:style-name="T3">et<text:line-break/></text:span><text:span text:style-name="T3">digitorum emergunt, disciplinam interrumpamus. </text:span><text:span text:style-name="T3">Siqui-<text:line-break/></text:span><text:span text:style-name="T3">dem hic nervus, postquam dictas prius ramorum </text:span><text:span text:style-name="T3">propa-<text:line-break/></text:span><text:span text:style-name="T3">gines in brachium deduxit, deorsum ad articuli </text:span><text:span text:style-name="T3">junctu-<text:line-break/></text:span><text:span text:style-name="T3">ram fertur medio spatio inter minorem ex </text:span><text:span text:style-name="T3">brachii </text:span><text:span text:style-name="T3">an-<text:line-break/></text:span><text:span text:style-name="T3">terioribus musculum et caput musculi oblongi, </text:span><text:span text:style-name="T3">qui </text:span><text:span text:style-name="T3">ra-<text:line-break/></text:span><text:span text:style-name="T3">dio peculiaris est; et primam quidem propaginem </text:span><text:span text:style-name="T3">exter-<text:line-break/></text:span><text:span text:style-name="T3">nis cubiti partibus transmittit, sub cute sutnnia </text:span><text:span text:style-name="T3">in </text:span><text:span text:style-name="T3">uni-<text:line-break/></text:span><text:span text:style-name="T3">versam cubiti ac brachialis exteriorem regionem </text:span><text:span text:style-name="T3">dissemi-<text:line-break/></text:span><text:span text:style-name="T3">nandam; secundas vero propagines, dum </text:span><text:span text:style-name="T3">cubiti </text:span><text:span text:style-name="T3">articu-<text:line-break/></text:span><text:span text:style-name="T3">lum permeat; alias autem lu eam partem dispergit, </text:span><text:span text:style-name="T3">qua<text:line-break/></text:span><text:span text:style-name="T3">caput musculi bifido tendine brachiale extendentis </text:span><text:span text:style-name="T3">ascen-<text:line-break/></text:span><text:span text:style-name="T3">dit, quarum haec quidem in caput hujus </text:span><text:span text:style-name="T3">musculi </text:span><text:span text:style-name="T3">divi-<text:line-break/></text:span><text:span text:style-name="T3">ditur, illa, vero non divisa progreditur. </text:span><text:span text:style-name="T3">, </text:span><text:span text:style-name="T3">Et </text:span><text:span text:style-name="T3">defertur</text:span></text:p>
      <text:p text:style-name="P10"><text:span text:style-name="T3">sane </text:span><text:span text:style-name="T3">hic nervus musculo insidens, clareque apparet, quum<text:line-break/></text:span><text:span text:style-name="T3">oblongus radii musculus </text:span><text:span text:style-name="T3">illi incumbens totus jam disse-<text:line-break/></text:span><text:span text:style-name="T3">ctus </text:span><text:span text:style-name="T3">suerit: </text:span><text:span text:style-name="T3">caeterum </text:span><text:span text:style-name="T3">medius inter duos musculos excur-<text:line-break/></text:span><text:span text:style-name="T3">rit, </text:span><text:span text:style-name="T3">magna ex parte alteri insidens, </text:span><text:span text:style-name="T3">alteri subjectus, ac<text:line-break/></text:span><text:span text:style-name="T3">non raro totus cum musculis praedictis</text:span><text:span text:style-name="T3">, qua se mutuo<text:line-break/></text:span><text:span text:style-name="T3">contingunt, </text:span><text:span text:style-name="T3">extensus </text:span><text:span text:style-name="T3">ab interiore parte </text:span><text:span text:style-name="T3">conspicitur. Ter-<text:line-break/></text:span><text:span text:style-name="T3">minus ipsius </text:span><text:span text:style-name="T3">per </text:span><text:span text:style-name="T3">brachiale recta pergit ad </text:span><text:span text:style-name="T3">magnos di-<text:line-break/></text:span><text:span text:style-name="T3">gitos, </text:span><text:span text:style-name="T3">ramorum subolem extrinsecus </text:span><text:span text:style-name="T3">ipsis sub cute sum-<text:line-break/></text:span><text:span text:style-name="T3">ma communicans, duobus </text:span><text:span text:style-name="T3">quidem totis, medio au-<text:line-break/></text:span><text:span text:style-name="T3">tem dimidio; subinde </text:span><text:span text:style-name="T3">quidem assumit in radii extremo<text:line-break/></text:span><text:span text:style-name="T3">aliquam </text:span><text:span text:style-name="T3">portiunculam nervi, </text:span><text:span text:style-name="T3">quem, super ipsum ex-<text:line-break/></text:span><text:span text:style-name="T3">pansum </text:span><text:span text:style-name="T3">esse diximus. </text:span><text:span text:style-name="T3">Reliqua suboles magni nervi,<text:line-break/></text:span><text:span text:style-name="T3">qui </text:span><text:span text:style-name="T3">tertius est, externam </text:span><text:span text:style-name="T3">cubiti regionem adit, obliquus-<text:line-break/></text:span><text:span text:style-name="T3">que </text:span><text:span text:style-name="T3">per profunda vergit </text:span><text:span text:style-name="T3">statim </text:span><text:span text:style-name="T3">quidem ad </text:span><text:span text:style-name="T3">brachialis mu-<text:line-break/></text:span><text:span text:style-name="T3">sculum </text:span><text:span text:style-name="T3">bifidum, cujus </text:span><text:span text:style-name="T3">caput retuli ipsum superare prius,<text:line-break/></text:span><text:span text:style-name="T3">quam </text:span><text:span text:style-name="T3">ramum praedictum </text:span><text:span text:style-name="T3">emiserit; </text:span><text:span text:style-name="T3">deinde </text:span><text:span text:style-name="T3">radii rnusculo-<text:line-break/></text:span><text:span text:style-name="T3">rum </text:span><text:span text:style-name="T3">extimum ad gibberum </text:span><text:span text:style-name="T3">spectantem perreptat. Qui-<text:line-break/></text:span><text:span text:style-name="T3">bus utrisque </text:span><text:span text:style-name="T3">aponeuroses quasdam tenues </text:span><text:span text:style-name="T3">impartit; dcin-</text:span></text:p>
      <text:p text:style-name="P9"><text:span text:style-name="T3">I</text:span></text:p>
      <text:p text:style-name="P11"><text:span text:style-name="T3">de musculo digitos </text:span><text:span text:style-name="T3">quatuor </text:span><text:span text:style-name="T3">extendenti; mox etiam </text:span><text:span text:style-name="T3">ei,<text:line-break/></text:span><text:span text:style-name="T3">qui duos parvos obliquo motu movet ; postremo illi</text:span><text:span text:style-name="T3">, qui<text:line-break/></text:span><text:span text:style-name="T3">brachiale ad parvum digitum extendit. Has igitur </text:span><text:span text:style-name="T3">ra-<text:line-break/></text:span><text:span text:style-name="T3">morum propagines universas in capite musculorum, </text:span><text:span text:style-name="T3">quos<text:line-break/></text:span><text:span text:style-name="T3">enumerari, haud longe ab articulo dispensat; inde </text:span><text:span text:style-name="T3">ad<text:line-break/></text:span><text:span text:style-name="T3">musculum bifidum; qui magnum digitum et </text:span><text:span text:style-name="T3">brachiale<text:line-break/></text:span><text:span text:style-name="T3">movet, porrigitur, palamque est, quod huic ramos </text:span><text:span text:style-name="T3">quos-<text:line-break/></text:span><text:span text:style-name="T3">dam irnpartiat. In transitu ipsius nervi tendo </text:span><text:span text:style-name="T3">musculi,<text:line-break/></text:span><text:span text:style-name="T3">qni magnum digitum in obliquum movet, aliquatenus </text:span><text:span text:style-name="T3">ad-<text:line-break/></text:span><text:span text:style-name="T3">jacet, proxime cum eo ad brachiale usque </text:span><text:span text:style-name="T3">porrectus;<text:line-break/></text:span><text:span text:style-name="T3">mox tendo, qui duos digitos, indicem et medium, </text:span><text:span text:style-name="T3">pari<text:line-break/></text:span><text:span text:style-name="T3">motu movet Pars hujus nervi reliqua' ad usque </text:span><text:span text:style-name="T3">bra-<text:line-break/></text:span><text:span text:style-name="T3">chiale excurrens locis prope articulum </text:span><text:span text:style-name="T3">disseminatur,<text:line-break/></text:span><text:span text:style-name="T3">in nullum digitum perveniens:' maximus autem </text:span><text:span text:style-name="T3">ipsius fi-<text:line-break/></text:span><text:span text:style-name="T3">nis in illius loci profundum demergitur, ubi </text:span><text:span text:style-name="T3">ligamentum<text:line-break/></text:span><text:span text:style-name="T3">esse dixi, quod caput tendinum digitos: quatuor </text:span><text:span text:style-name="T3">exten-</text:span></text:p>
      <text:p text:style-name="P10"><text:span text:style-name="T3">dentium contegat. Iu hunc itaque modum nervus juxta<text:line-break/>nodum brachii exteriorem ex brachio in cubitum deve-<text:line-break/>niens dispergitur; tertius autem, - si quid meminimus,<text:line-break/>hic erat ex iis, qui ab illa in manus totas protendunt.<text:line-break/>Reliqui duo nervi internis omnibus intra cubitum mu-<text:line-break/>sculis distribuuntur, quos dissecans (ut primo commenta-.<text:line-break/>rio didicisti) assequeris nervos iu ipsos disseminatos, qui<text:line-break/>a cubiti articulo lucipiunt. Invenies enim, ab utrisque<text:line-break/></text:span><text:span text:style-name="T3">nervis </text:span><text:span text:style-name="T3">processus in musculos digitos flectentes propagari,<text:line-break/></text:span><text:span text:style-name="T3">in alios </text:span><text:span text:style-name="T3">vero omnes, si unum excipias, a fecundo nervo,<text:line-break/></text:span><text:span text:style-name="T3">qui </text:span><text:span text:style-name="T3">brachium lugrcdi dictus esu. Quartus enim nervus,<text:line-break/></text:span><text:span text:style-name="T3">qui </text:span><text:span text:style-name="T3">inter gibberum inferioremque nodum brachii in cu-<text:line-break/></text:span><text:span text:style-name="T3">bitum </text:span><text:span text:style-name="T3">porrigitur, ramulum quendam musculo brachiale<text:line-break/></text:span><text:span text:style-name="T3">flectenti </text:span><text:span text:style-name="T3">versus parvum digitum transmittit. Itaque </text:span><text:span text:style-name="T3">de-<text:line-break/></text:span><text:span text:style-name="T3">prehendes </text:span><text:span text:style-name="T3">reliquum *nervurn, qui per radium hic collo-<text:line-break/></text:span><text:span text:style-name="T3">cato </text:span><text:span text:style-name="T3">musculo propaginem quampiam tribuit: deinde, dum<text:line-break/>progreditur, alatiori flectentium brachiale ct </text:span><text:span text:style-name="T3">ei, </text:span><text:span text:style-name="T3">qui ten-</text:span></text:p>
      <text:p text:style-name="P10"><text:span text:style-name="T3">dinem depili manus parti subnatum procreat; . ad </text:span><text:span text:style-name="T3">haec<text:line-break/></text:span><text:span text:style-name="T3">aliquam subolem per profundum tenuem parvo </text:span><text:span text:style-name="T3">inibi -ra-<text:line-break/></text:span><text:span text:style-name="T3">dii musculo concedit. </text:span><text:span text:style-name="T3">Per </text:span><text:span text:style-name="T3">cubitum vero hic magni </text:span><text:span text:style-name="T3">duo<text:line-break/></text:span><text:span text:style-name="T3">nervi deseruntur, medio musculorum digitos </text:span><text:span text:style-name="T3">flectentium<text:line-break/></text:span><text:span text:style-name="T3">intervallo' huic incunrbentes, illi subjecti, ac </text:span><text:span text:style-name="T3">mittunt<text:line-break/></text:span><text:span text:style-name="T3">quosdam de se ramos utrique . ipsorum parti. Ubi </text:span><text:span text:style-name="T3">vero<text:line-break/></text:span><text:span text:style-name="T3">musculi hi in tendines cessaverint, fic jam et </text:span><text:span text:style-name="T3">utriusque<text:line-break/></text:span><text:span text:style-name="T3">nervi reliquum tum . in. brachiale totum, tum </text:span><text:span text:style-name="T3">in post-<text:line-break/></text:span><text:span text:style-name="T3">brachiale pervenit, inibi’ corporibus et.intimis </text:span><text:span text:style-name="T3">digitorum<text:line-break/></text:span><text:span text:style-name="T3">partibus distributum, quod quidem altius est, </text:span><text:span text:style-name="T3">duobus<text:line-break/></text:span><text:span text:style-name="T3">magnis et medii digiti..juxta indicem parti </text:span><text:span text:style-name="T3">dimidiae;<text:line-break/></text:span><text:span text:style-name="T3">quod, vero humilius, medii reliquae 'simul, et parvis </text:span><text:span text:style-name="T3">cae-<text:line-break/></text:span><text:span text:style-name="T3">teris digitis. Itaque elatior nervus inibi absumitur; </text:span><text:span text:style-name="T3">humi-<text:line-break/></text:span><text:span text:style-name="T3">lior ramum quendum. de </text:span><text:span text:style-name="T20">se</text:span><text:span text:style-name="T3"> haud exiguum lu </text:span><text:span text:style-name="T3">externam<text:line-break/></text:span><text:span text:style-name="T3">manum juxta brachialis initium transmittit. </text:span><text:span text:style-name="T3">Caeterum<text:line-break/></text:span><text:span text:style-name="T3">hic nervus totam summae manus </text:span><text:span text:style-name="T20">exterioris,</text:span><text:span text:style-name="T3"> partem </text:span><text:span text:style-name="T3">dimi-<text:line-break/></text:span><text:span text:style-name="T3">diam amplexatur, sub cute extrema' </text:span><text:span text:style-name="T3">a’d. </text:span><text:span text:style-name="T3">fummos </text:span><text:span text:style-name="T3">percur-</text:span></text:p>
      <text:p text:style-name="P10"><text:span text:style-name="T3">reus digitos, parvos sane totos, medii vero dimidium;<text:line-break/>nam reliquam ipsius partem dimidiam cum magnis digi-<text:line-break/></text:span><text:span text:style-name="T3">tis </text:span><text:span text:style-name="T3">totus tertii dicti nervi terminus' excipit, quemad-<text:line-break/>modum prius ostendimus. Musculus autem ue unus qui-<text:line-break/></text:span><text:span text:style-name="T3">dem </text:span><text:span text:style-name="T3">iu exteriori summae manus regione, sicuti lu inte-<text:line-break/>riori, habetur.</text:span></text:p>
      <text:h text:style-name="Heading_20_2" text:outline-level="2">Cap. V.</text:h>
      <text:p text:style-name="P58"><text:span text:style-name="T3">Una sano </text:span><text:span text:style-name="T3">arteria, </text:span><text:span text:style-name="T3">duae </text:span><text:span text:style-name="T3">autem venae lu to-<text:line-break/></text:span><text:span text:style-name="T3">tain manum propagantur. 'Atque altera </text:span><text:span text:style-name="T3">quidem veua </text:span><text:span text:style-name="T3">et-<text:line-break/>iam ante'dissectiohem’ </text:span><text:span text:style-name="T3">omnibus </text:span><text:span text:style-name="T3">est conspicua, </text:span><text:span text:style-name="T3">ut quae in<text:line-break/></text:span><text:span text:style-name="T3">superficie' tota inter cutem </text:span><text:span text:style-name="T3">et </text:span><text:span text:style-name="T3">musculos ei subjectos </text:span><text:span text:style-name="T3">si-<text:line-break/>tum' </text:span><text:span text:style-name="T3">habeat; </text:span><text:span text:style-name="T3">‘quorum alter humeri superiorem partem<text:line-break/></text:span><text:span text:style-name="T3">triangula inibi figura </text:span><text:span text:style-name="T3">generat; alter, quod </text:span><text:span text:style-name="T3">in </text:span><text:span text:style-name="T3">pectore<text:line-break/></text:span><text:span text:style-name="T3">carnosum est</text:span><text:span text:style-name="T3">; </text:span><text:span text:style-name="T3">utrique vero juxta </text:span><text:span text:style-name="T3">sefe invicem apo-<text:line-break/></text:span><text:span text:style-name="T3">neurosibns iu' </text:span><text:span text:style-name="T3">priores </text:span><text:span text:style-name="T3">brachii </text:span><text:span text:style-name="T3">partes ad </text:span><text:span text:style-name="T3">ipsius longitudi-<text:line-break/></text:span><text:span text:style-name="T3">nem, haud loiige ab </text:span><text:span text:style-name="T3">humeri articulo, inseruntur. Vena<text:line-break/></text:span><text:span text:style-name="T3">itaque ipsa iu superficie posita (quam </text:span><text:span text:style-name="T3">humeralem appel-<text:line-break/></text:span><text:span text:style-name="T3">lant) </text:span><text:span text:style-name="T3">in niedio horum musculorum </text:span><text:span text:style-name="T3">intervallo locata,<text:line-break/></text:span><text:span text:style-name="T3">juxta </text:span><text:span text:style-name="T3">interiorem costam musculi deltoidis, </text:span><text:span text:style-name="T3">ad extremum<text:line-break/></text:span><text:span text:style-name="T3">ipsius </text:span><text:span text:style-name="T3">proficiscitur; lude jam </text:span><text:span text:style-name="T3">magis</text:span><text:span text:style-name="T26">-</text:span><text:span text:style-name="T3"> iu externam brachii</text:span></text:p>
      <text:p text:style-name="P10"><text:span text:style-name="T3">regionem declinis procurrit, ubi majorem ex anteriori-<text:line-break/>bus musculum attingit, nimirum juxta lineam, quae </text:span><text:span text:style-name="T3">in<text:line-break/></text:span><text:span text:style-name="T3">exterioribus partibus ipsum ab aliis disterminat: postquam<text:line-break/>vero ad cubiti articulum prope accesserit, ah hoc </text:span><text:span text:style-name="T3">rnufeu-<text:line-break/></text:span><text:span text:style-name="T3">lo</text:span><text:span text:style-name="T3">; </text:span><text:span text:style-name="T3">separatur, et prope cubiti..articulum radii musculum<text:line-break/>oblongum conscendit, atque inibi in pares fere tres </text:span><text:span text:style-name="T3">ra-<text:line-break/></text:span><text:span text:style-name="T3">mos scluditur; quorum unus in altum demergitur, </text:span><text:span text:style-name="T3">cujus<text:line-break/></text:span><text:span text:style-name="T3">situm delationemque lu superficialium venarum </text:span><text:span text:style-name="T3">examine<text:line-break/></text:span><text:span text:style-name="T3">inspicies; alter vero ad articuli, qui hic est, flexum </text:span><text:span text:style-name="T3">pro-<text:line-break/></text:span><text:span text:style-name="T3">tendit, unitus alterius (ut dicemus) venae parti </text:span><text:span text:style-name="T3">ex iis,<text:line-break/></text:span><text:span text:style-name="T3">quae lu totam manum excurrunt; reliquus,tertius </text:span><text:span text:style-name="T3">ramus<text:line-break/></text:span><text:span text:style-name="T3">humeralis venae pausarim in exteriorem cubiti </text:span><text:span text:style-name="T3">regionem<text:line-break/></text:span><text:span text:style-name="T3">declinat, ibique in ramos diffunditur. At prius, </text:span><text:span text:style-name="T3">quam<text:line-break/></text:span><text:span text:style-name="T3">magna haec humeralis vena prope cubiti articulum </text:span><text:span text:style-name="T3">tri-<text:line-break/></text:span><text:span text:style-name="T3">fariam dividatur, ipsam evidenter est videre toti </text:span><text:span text:style-name="T3">brachio<text:line-break/></text:span><text:span text:style-name="T3">post cutem porrectum, nusquam lu altum vergentem, </text:span><text:span text:style-name="T3">scd<text:line-break/></text:span><text:span text:style-name="T3">fatis eminentem et conspicuam, praesertim lu </text:span><text:span text:style-name="T3">iis gynuw-</text:span></text:p>
      <text:p text:style-name="P10"><text:span text:style-name="T3">sticis, qui natura tum graciles tum musculosi sunt. Vi-<text:line-break/>debis itaque </text:span><text:span text:style-name="T3">hanc </text:span><text:span text:style-name="T3">venam iu grandibus' simiis multique<text:line-break/>fanguinis, dum dissecantur, propagines admodum tenues<text:line-break/></text:span><text:span text:style-name="T3">per </text:span><text:span text:style-name="T3">totum brachium in cutem ac musculi superficiarias<text:line-break/></text:span><text:span text:style-name="T3">partes dispensantem; </text:span><text:span text:style-name="T3">item lu aliis universis quadrupedi-<text:line-break/></text:span><text:span text:style-name="T3">bus, quorum primarias </text:span><text:span text:style-name="T3">ac generales differentias fex esse<text:line-break/></text:span><text:span text:style-name="T3">didicisti. Ubi </text:span><text:span text:style-name="T3">vero super radii musculum prope cubiti<text:line-break/></text:span><text:span text:style-name="T3">articulum descrtur, </text:span><text:span text:style-name="T3">luibi, ut dictum est, triplici ramorum<text:line-break/></text:span><text:span text:style-name="T3">serie propagatur, qui </text:span><text:span text:style-name="T3">lutcrim </text:span><text:span text:style-name="T3">aequales </text:span><text:span text:style-name="T3">omnino, luteriin<text:line-break/></text:span><text:span text:style-name="T3">luacquales sunt, </text:span><text:span text:style-name="T3">reddunturque alias alii majores, parum<text:line-break/></text:span><text:span text:style-name="T3">se mutuo </text:span><text:span text:style-name="T3">exuperantes. Et sane, qui in externam cubi-<text:line-break/></text:span><text:span text:style-name="T3">ti partem spargitur, </text:span><text:span text:style-name="T3">ramos jam manifestiores iis, qui lu<text:line-break/></text:span><text:span text:style-name="T3">brachio videbantur, </text:span><text:span text:style-name="T3">expandit, totusque ibi juxta terrni-<text:line-break/></text:span><text:span text:style-name="T3">nos simul patescentibus </text:span><text:span text:style-name="T3">orificiis cum aliarum venarum<text:line-break/></text:span><text:span text:style-name="T3">extremis, quae dicam, </text:span><text:span text:style-name="T3">absumitur; nndc vero huc istae<text:line-break/></text:span><text:span text:style-name="T3">deducantur, inpraefentiarum </text:span><text:span text:style-name="T3">condisces. Vena per axil-<text:line-break/></text:span><text:span text:style-name="T3">lam procurrens, quum </text:span><text:span text:style-name="T3">humerali </text:span><text:span text:style-name="T3">mullo </text:span><text:span text:style-name="T3">sit major, simul<text:line-break/></text:span><text:span text:style-name="T3">cum hujus loci arteria, </text:span><text:span text:style-name="T3">quae </text:span><text:span text:style-name="T3">axillam </text:span><text:span text:style-name="T3">perreptat, per to-</text:span></text:p>
      <text:p text:style-name="P10"><text:span text:style-name="T3">tum brachium in ramos surditur; atque haec duo </text:span><text:span text:style-name="T3">vasa<text:line-break/></text:span><text:span text:style-name="T3">mutuo se contingunt, tum qua per alas feruntur, </text:span><text:span text:style-name="T3">tum<text:line-break/></text:span><text:span text:style-name="T3">qua brachium subeunt; </text:span><text:span text:style-name="T3">ac </text:span><text:span text:style-name="T3">praedicti nervi in </text:span><text:span text:style-name="T3">singulos<text:line-break/></text:span><text:span text:style-name="T3">musculos editi utrorumque vasorum propaginem sibi </text:span><text:span text:style-name="T3">con-<text:line-break/></text:span><text:span text:style-name="T3">natam habent. Quum- autem brachium perreptaverint,<text:line-break/>in totum cum majore </text:span><text:span text:style-name="T3">ex </text:span><text:span text:style-name="T3">anterioribus musculis intro </text:span><text:span text:style-name="T3">de-<text:line-break/></text:span><text:span text:style-name="T3">latae, mox </text:span><text:span text:style-name="T3">arteria quidem </text:span><text:span text:style-name="T3">penitius, uti initio, sic </text:span><text:span text:style-name="T3">etiam<text:line-break/></text:span><text:span text:style-name="T3">nunc ad cubiti musculos porrigitur; vena autem </text:span><text:span text:style-name="T3">hilari-<text:line-break/></text:span><text:span text:style-name="T3">am </text:span><text:span text:style-name="T3">scissa </text:span><text:span text:style-name="T3">paulo ante articuli commissuram, altera </text:span><text:span text:style-name="T3">parte<text:line-break/></text:span><text:span text:style-name="T3">lu profundum dilabitur</text:span><text:span text:style-name="T3">, - </text:span><text:span text:style-name="T3">ubi arteriam contingit, </text:span><text:span text:style-name="T3">unaque<text:line-break/></text:span><text:span text:style-name="T3">in ramos cum ipsa perpetuo propagatur, altera </text:span><text:span text:style-name="T3">oblique<text:line-break/></text:span><text:span text:style-name="T3">sub cutem producta conspicitur etiam ante </text:span><text:span text:style-name="T3">dissectionem<text:line-break/></text:span><text:span text:style-name="T3">tum in gracilibus, tum lu iis, qui latas natura venas </text:span><text:span text:style-name="T3">ob-<text:line-break/></text:span><text:span text:style-name="T3">tinent; evidentius autem apparet brachio fune </text:span><text:span text:style-name="T3">interce-<text:line-break/></text:span><text:span text:style-name="T3">pto. Hujus igitur venae suboles prima deorsum ad </text:span><text:span text:style-name="T3">cubiti<text:line-break/></text:span><text:span text:style-name="T3">os obliqua ferri videtur, nempe nt spatium, quod </text:span><text:span text:style-name="T3">intra<text:line-break/></text:span><text:span text:style-name="T3">brachii interius tuberculum et articuli cubiti </text:span><text:span text:style-name="T3">flexum </text:span><text:span text:style-name="T3">est.</text:span></text:p>
      <text:p text:style-name="P9"><text:span text:style-name="T3">y</text:span></text:p>
      <text:p text:style-name="P11"><text:span text:style-name="T3">perreptet; </text:span><text:span text:style-name="T3">at, ubi cubitum superaverit, reliquam ipsius<text:line-break/></text:span><text:span text:style-name="T3">partem </text:span><text:span text:style-name="T3">oberrat, pariterqne ad ipsius terminum usque<text:line-break/></text:span><text:span text:style-name="T3">procedit. </text:span><text:span text:style-name="T3">Secunda propago, ex eadem, qna praedicta, re-<text:line-break/></text:span><text:span text:style-name="T3">gione orta, elatior </text:span><text:span text:style-name="T3">aliquatenus </text:span><text:span text:style-name="T3">defertur,, </text:span><text:span text:style-name="T3">mox bipartito<text:line-break/></text:span><text:span text:style-name="T3">dividitur: cujus pars demissior vcrfus </text:span><text:span text:style-name="T3">eam, quae </text:span><text:span text:style-name="T3">ad </text:span><text:span text:style-name="T3">os<text:line-break/></text:span><text:span text:style-name="T3">cubiti porrigi dicta est</text:span><text:span text:style-name="T3">, </text:span><text:span text:style-name="T3">defertur</text:span><text:span text:style-name="T3">at elatior oblique pau-<text:line-break/></text:span><text:span text:style-name="T3">latim </text:span><text:span text:style-name="T3">tendit longiusque porrecta interim </text:span><text:span text:style-name="T3">ad eam venam<text:line-break/></text:span><text:span text:style-name="T3">pervenit, </text:span><text:span text:style-name="T3">quae </text:span><text:span text:style-name="T3">cubito </text:span><text:span text:style-name="T3">porrigitur; frequenter autem </text:span><text:span text:style-name="T3">in<text:line-break/></text:span><text:span text:style-name="T42">τ</text:span><text:span text:style-name="T3">-anios </text:span><text:span text:style-name="T3">prius exhauritur, </text:span><text:span text:style-name="T3">quum illam contigerit. Quod<text:line-break/></text:span><text:span text:style-name="T3">igitur vas cubito </text:span><text:span text:style-name="T3">expansum est, adusqne </text:span><text:span text:style-name="T3">extrema ipsius<text:line-break/></text:span><text:span text:style-name="T3">pertingitr </text:span><text:span text:style-name="T3">Ac termini ipsius </text:span><text:span text:style-name="T3">aliquot evidenter nonnun-<text:line-break/></text:span><text:span text:style-name="T3">quam lu </text:span><text:span text:style-name="T3">regionem brachialis </text:span><text:span text:style-name="T3">luferiorem protenduntur,<text:line-break/></text:span><text:span text:style-name="T3">intcrduni obscure, </text:span><text:span text:style-name="T3">maxiinusque unus </text:span><text:span text:style-name="T3">ex iis, qui inibi<text:line-break/></text:span><text:span text:style-name="T3">habentur, </text:span><text:span text:style-name="T3">terminis committitur </text:span><text:span text:style-name="T3">ipsis, et manifesto ad gib-<text:line-break/></text:span><text:span text:style-name="T3">barn cubiti epiphysin </text:span><text:span text:style-name="T3">tendit, ab infernis </text:span><text:span text:style-name="T3">ipsius partibus<text:line-break/></text:span><text:span text:style-name="T3">procedens cum altero </text:span><text:span text:style-name="T3">venae extremo, quod </text:span><text:span text:style-name="T3">ex superioribus<text:line-break/></text:span><text:span text:style-name="T3">porrigitur; </text:span><text:span text:style-name="T3">et coitus ipsius ad </text:span><text:span text:style-name="T3">anteriorem finis cubiti</text:span></text:p>
      <text:p text:style-name="P10"><text:span text:style-name="T3">versus brachium partem </text:span><text:span text:style-name="T3">accedit, </text:span><text:span text:style-name="T3">ut oris counitis </text:span><text:span text:style-name="T3">vas<text:line-break/></text:span><text:span text:style-name="T3">unum ambae siaut. Unde </text:span><text:span text:style-name="T3">vero proficiscatur </text:span><text:span text:style-name="T3">vas ipsum,<text:line-break/>quod annectitur, paulo posterius videbis ad magnam </text:span><text:span text:style-name="T3">ite-<text:line-break/></text:span><text:span text:style-name="T3">rmn venam superficiariam reversus, cujus primam </text:span><text:span text:style-name="T3">sebo-<text:line-break/></text:span><text:span text:style-name="T3">lem ad cubiti os obliquam </text:span><text:span text:style-name="T3">deferri </text:span><text:span text:style-name="T3">diximus; illi </text:span><text:span text:style-name="T3">namque<text:line-break/></text:span><text:span text:style-name="T3">principium insertionis paulo supra cubiti articulum </text:span><text:span text:style-name="T3">exi-<text:line-break/></text:span><text:span text:style-name="T3">stit. Vena autem magna superficialis oblique procurrit,<text:line-break/>coitura mox cum ea, quae ex humerali ducta est.' </text:span><text:span text:style-name="T3">Ve-<text:line-break/></text:span><text:span text:style-name="T3">rum prius, quum illam contingat, duplicem quendam </text:span><text:span text:style-name="T3">ra-<text:line-break/></text:span><text:span text:style-name="T3">rnurn emittit; ac horum </text:span><text:span text:style-name="T3">demissior, </text:span><text:span text:style-name="T3">qui etiam minor </text:span><text:span text:style-name="T3">est,<text:line-break/></text:span><text:span text:style-name="T3">societatem init cum vena adjacente, _ </text:span><text:span text:style-name="T3">quae </text:span><text:span text:style-name="T3">postrema </text:span><text:span text:style-name="T3">ex<text:line-break/></text:span><text:span text:style-name="T3">commemoratis dicta est; post societatem vero ad </text:span><text:span text:style-name="T3">cubiti<text:line-break/></text:span><text:span text:style-name="T3">partes brachiale versus tendit, ex medio regionis </text:span><text:span text:style-name="T3">ipsius<text:line-break/></text:span><text:span text:style-name="T3">internae humilior procedens; alter autem venae ' </text:span><text:span text:style-name="T3">bifariam<text:line-break/></text:span><text:span text:style-name="T3">divisae ramus elatior </text:span><text:span text:style-name="T3">hoc, </text:span><text:span text:style-name="T3">majorque alias per </text:span><text:span text:style-name="T3">mediam<text:line-break/></text:span><text:span text:style-name="T3">exacte regionem cubiti luternam, allas paulo altior </text:span><text:span text:style-name="T3">pro-<text:line-break/></text:span><text:span text:style-name="T3">cedit, usque ad brachiale propagatus. Jam vero </text:span><text:span text:style-name="T3">omni-</text:span></text:p>
      <text:p text:style-name="P10"><text:span text:style-name="T3">um, </text:span><text:span text:style-name="T3">quos retuli, terminorum ora coeunt, et ex unoqno-<text:line-break/></text:span><text:span text:style-name="T3">que </text:span><text:span text:style-name="T3">duorum coitu vas unum constnxile cousiatur, ut,<text:line-break/></text:span><text:span text:style-name="T3">quot </text:span><text:span text:style-name="T3">unita coierint, prae multitudine et parvitate ne<text:line-break/></text:span><text:span text:style-name="T3">quidem </text:span><text:span text:style-name="T3">numerare queas. Relictis igitur et his venis,<text:line-break/></text:span><text:span text:style-name="T3">denuo </text:span><text:span text:style-name="T3">magnam </text:span><text:span text:style-name="T3">repetes, </text:span><text:span text:style-name="T3">ipfamque spectabis, quae humera-<text:line-break/></text:span><text:span text:style-name="T3">lis parti jungitur, </text:span><text:span text:style-name="T3">et subsequere, quo </text:span><text:span text:style-name="T3">te </text:span><text:span text:style-name="T3">vas unum e<text:line-break/></text:span><text:span text:style-name="T3">duobus compositum deducat. </text:span><text:span text:style-name="T3">Hunc enim venam cernes<text:line-break/></text:span><text:span text:style-name="T3">in altiorem radii partem </text:span><text:span text:style-name="T3">emergentem inferius plane,<text:line-break/></text:span><text:span text:style-name="T3">quam ubi longitudo ipsius </text:span><text:span text:style-name="T3">media est, lude jam per ex-<text:line-break/></text:span><text:span text:style-name="T3">teriorem ossis radii </text:span><text:span text:style-name="T3">sedem bluis ramis prope aequalibus<text:line-break/></text:span><text:span text:style-name="T3">cxpaudi, </text:span><text:span text:style-name="T3">ut duo haec vufa </text:span><text:span text:style-name="T48">γ,</text:span><text:span text:style-name="T42"> </text:span><text:span text:style-name="T3">tertiam Graecorum literam,<text:line-break/></text:span><text:span text:style-name="T3">repraesentent</text:span><text:span text:style-name="T3">; </text:span><text:span text:style-name="T3">quippe </text:span><text:span text:style-name="T3">alterum vuforum post scissuram<text:line-break/></text:span><text:span text:style-name="T3">directe ad magnum </text:span><text:span text:style-name="T3">digitum procurrit, alterum versus<text:line-break/></text:span><text:span text:style-name="T3">parvum digitum </text:span><text:span text:style-name="T3">tendit, penes cubiti extremum, </text:span><text:span text:style-name="T3">quo </text:span><text:span text:style-name="T3">lu<text:line-break/></text:span><text:span text:style-name="T3">appendicem definiti </text:span><text:span text:style-name="T3">Quod itaque recto tramite ad </text:span><text:span text:style-name="T20">mag-<text:line-break/></text:span><text:span text:style-name="T20">nam</text:span><text:span text:style-name="T3"> digitum pergit, </text:span><text:span text:style-name="T3">radio vehitur^ et postquam </text:span><text:span text:style-name="T3">brachi-<text:line-break/></text:span><text:span text:style-name="T3">ale </text:span><text:span text:style-name="T3">contigerit, </text:span><text:span text:style-name="T3">ramorum seriem aliam </text:span><text:span text:style-name="T3">in </text:span><text:span text:style-name="T3">posteriorem</text:span></text:p>
      <text:p text:style-name="P10"><text:span text:style-name="T3">magni digiti regionem porrigit, aliam lu eam partem,<text:line-break/>quae inter hunc et indicem media est, aliam in totum<text:line-break/>indicem retro et per latera. Atque in hac parte ipsius<text:line-break/>extremum venulae parvae adunitur, quae ex vena </text:span><text:span text:style-name="T3">ipsi<text:line-break/></text:span><text:span text:style-name="T3">conforrnr divaricata est. Reduces enim.lu memoriam </text:span><text:span text:style-name="T3">ve-<text:line-break/></text:span><text:span text:style-name="T3">nas duas nuper dictas, quarum figuram tertiae literae </text:span><text:span text:style-name="T48">γ<text:line-break/></text:span><text:span text:style-name="T3">assimilavi. Enarravi hactenus alterius lineae rectitudi-<text:line-break/>nem magni digiti, dum ad mutationem loci fertur. </text:span><text:span text:style-name="T3">Ad’<text:line-break/></text:span><text:span text:style-name="T3">reliquam igitur venam divertes, quae ad parvum digitum<text:line-break/>quasi cupit extendi. Conspicis autem rursus ante, </text:span><text:span text:style-name="T3">quam<text:line-break/></text:span><text:span text:style-name="T3">ad cubiti extremum permeaverit, venulam quandam </text:span><text:span text:style-name="T3">pro-<text:line-break/></text:span><text:span text:style-name="T3">pagure, quae recta luter ludicern mediumque </text:span><text:span text:style-name="T3">digitum<text:line-break/></text:span><text:span text:style-name="T3">prorsum defertur; et cum exili prius nominata coit: </text:span><text:span text:style-name="T3">de-<text:line-break/></text:span><text:span text:style-name="T3">inde utraqne in unam conflata mediam duorum </text:span><text:span text:style-name="T3">digito-<text:line-break/></text:span><text:span text:style-name="T3">rum regionem, indicis videlicet et medii, accedit. </text:span><text:span text:style-name="T3">Beli-<text:line-break/></text:span><text:span text:style-name="T3">qua pars venae, quae parvum digitum adit, dum </text:span><text:span text:style-name="T3">obli-<text:line-break/></text:span><text:span text:style-name="T3">quam cubiti appendicem perreptat, ramum quendam </text:span><text:span text:style-name="T3">ex-</text:span></text:p>
      <text:p text:style-name="P10"><text:span text:style-name="T3">ilem ad posteriora medii digiti transmittit; mox </text:span><text:span text:style-name="T3">bifariam<text:line-break/></text:span><text:span text:style-name="T3">icisse, altera quidem </text:span><text:span text:style-name="T3">parte mediam digiti medii et annu-<text:line-break/></text:span><text:span text:style-name="T3">laris regionem </text:span><text:span text:style-name="T3">ingreditur; quam venain nonnulli iu sini-<text:line-break/></text:span><text:span text:style-name="T3">stra manu secantes </text:span><text:span text:style-name="T3">sinentcsque sanguinem ex ea fluere,<text:line-break/></text:span><text:span text:style-name="T3">quousque ultro sistatur, </text:span><text:span text:style-name="T3">lienem ex tali vacuatione juvari<text:line-break/></text:span><text:span text:style-name="T3">asserunt; alteram vero </text:span><text:span text:style-name="T3">portionem venae humiliorem, et<text:line-break/></text:span><text:span text:style-name="T3">quae rursus medium </text:span><text:span text:style-name="T3">spatium annularis et parvi digiti<text:line-break/></text:span><text:span text:style-name="T3">intercurrit, secutus, deinceps </text:span><text:span text:style-name="T3">omnium, quorum mentio<text:line-break/></text:span><text:span text:style-name="T3">facta est, vasorum </text:span><text:span text:style-name="T3">propagines considera, tum pilorum mo-<text:line-break/></text:span><text:span text:style-name="T3">do praetenues, tum </text:span><text:span text:style-name="T3">ampliores ortas, quarum plures pro-<text:line-break/></text:span><text:span text:style-name="T3">pe terminos </text:span><text:span text:style-name="T3">cum </text:span><text:span text:style-name="T3">aliis </text:span><text:span text:style-name="T3">similibus ex vasis sibi proximis </text:span><text:span text:style-name="T3">-<text:line-break/>derivatis coeunti </text:span><text:span text:style-name="T3">lam vero </text:span><text:span text:style-name="T3">quaedam </text:span><text:span text:style-name="T3">venae etiam con-<text:line-break/></text:span><text:span text:style-name="T3">spicuae admodum mutuo complexu, qua </text:span><text:span text:style-name="T3">cessant, in<text:line-break/></text:span><text:span text:style-name="T3">unum conjunguntur, ut </text:span><text:span text:style-name="T3">vel citra dissectionem in graci-<text:line-break/></text:span><text:span text:style-name="T3">libus et iis, qui latiores </text:span><text:span text:style-name="T3">natura venas obtinent,, clarissime<text:line-break/></text:span><text:span text:style-name="T3">appareant. Proinde paulo ante diri, </text:span><text:span text:style-name="T3">veijam cubiti ossi<text:line-break/></text:span><text:span text:style-name="T3">porrectam humilem ferri in priorem </text:span><text:span text:style-name="T3">partem venae,<text:line-break/></text:span><text:span text:style-name="T3">qnao termino uno, sicut audisti, propagatur, </text:span><text:span text:style-name="T3">in anteriora,</text:span></text:p>
      <text:p text:style-name="P10"><text:span text:style-name="T3">qua cubiti est appendix, ut notabile vas in quibusdam<text:line-break/>efficiatur; non enim omnibus est conspicuum. </text:span><text:span text:style-name="T3">Venae<text:line-break/></text:span><text:span text:style-name="T3">porro cubiti demissae per quaedam extrema jungitur </text:span><text:span text:style-name="T3">et-<text:line-break/></text:span><text:span text:style-name="T3">iam humeralis venae pars in exteriora cubiti dissemina-<text:line-break/>ta, ipfique venae modo propositae, cujus </text:span><text:span text:style-name="T3">distributionem<text:line-break/></text:span><text:span text:style-name="T3">retuli, extrema venarum in ramos scissarum </text:span><text:span text:style-name="T3">admiscentur.<text:line-break/></text:span><text:span text:style-name="T3">Altera pars </text:span><text:span text:style-name="T3">lateris </text:span><text:span text:style-name="T3">tertiae literae </text:span><text:span text:style-name="T42">γ </text:span><text:span text:style-name="T3">ad magnum </text:span><text:span text:style-name="T3">veniens<text:line-break/></text:span><text:span text:style-name="T3">digitum evidenter apparet, quae in extremis suis </text:span><text:span text:style-name="T3">orificiis<text:line-break/></text:span><text:span text:style-name="T3">patescit simul cum venis per interiora cubiti usque </text:span><text:span text:style-name="T3">ad<text:line-break/></text:span><text:span text:style-name="T3">brachiale tendentibus, ubi has venas generari dixi, </text:span><text:span text:style-name="T3">ra-<text:line-break/></text:span><text:span text:style-name="T3">morum serie prius hic dispersa, quam venae duae </text:span><text:span text:style-name="T3">per<text:line-break/></text:span><text:span text:style-name="T3">flexum excurrentes ad commissuram articuli </text:span><text:span text:style-name="T3">perveniant.<text:line-break/>Ad </text:span><text:span text:style-name="T3">haec commemoravi, bluos de sc ramos mittere, </text:span><text:span text:style-name="T3">quo-<text:line-break/>aurn </text:span><text:span text:style-name="T3">alter, qui et grandior est, magna ex parte per </text:span><text:span text:style-name="T3">cu-<text:line-break/></text:span><text:span text:style-name="T3">bitum vectus adusque brachiale defertur, illuc </text:span><text:span text:style-name="T3">nimirum, ubi<text:line-break/>fcnusitur. </text:span><text:span text:style-name="T3">Haec itaque portio totum digiti magni </text:span><text:span text:style-name="T3">regio-<text:line-break/>nem </text:span><text:span text:style-name="T3">luternarn amplectitur, et per latera </text:span><text:span text:style-name="T3">ascendens'coit</text:span></text:p>
      <text:p text:style-name="P10"><text:span text:style-name="T3">cum extremis venularum, quae ex altera </text:span><text:span text:style-name="T3">tertiae literae<text:line-break/></text:span><text:span text:style-name="T42">γ </text:span><text:span text:style-name="T3">linea ducuntur, quemadmodum rursus, quae ab </text:span><text:span text:style-name="T3">altera<text:line-break/></text:span><text:span text:style-name="T3">tertiae literae </text:span><text:span text:style-name="T3">linea, quam ad cubiti extremum dixi </text:span><text:span text:style-name="T3">pro-<text:line-break/></text:span><text:span text:style-name="T3">cedere, per extrema </text:span><text:span text:style-name="T3">quaedam pilis similia committuntur<text:line-break/></text:span><text:span text:style-name="T3">iis, quae de humerali </text:span><text:span text:style-name="T3">vena in extremam cubiti regionem<text:line-break/></text:span><text:span text:style-name="T3">disseminantur, liiterdrnn </text:span><text:span text:style-name="T3">quoque prius, quam scissa vena<text:line-break/></text:span><text:span text:style-name="T3">literae </text:span><text:span text:style-name="T42">γ </text:span><text:span text:style-name="T3">aut T similis </text:span><text:span text:style-name="T3">reddatur, ramus quidam ex ipsa<text:line-break/></text:span><text:span text:style-name="T3">procedens sursum ad </text:span><text:span text:style-name="T3">radium conscendit, et ad externam<text:line-break/></text:span><text:span text:style-name="T3">regionem supergressus, </text:span><text:span text:style-name="T3">lulbi dispergitur. Id vero acci-<text:line-break/></text:span><text:span text:style-name="T3">dit </text:span><text:span text:style-name="T3">iis maxime, quae parvam humeralis venae partem<text:line-break/></text:span><text:span text:style-name="T3">habent</text:span><text:span text:style-name="T3">, </text:span><text:span text:style-name="T3">quam </text:span><text:span text:style-name="T3">exteriorem cubitum dixi intercurrere.<text:line-break/></text:span><text:span text:style-name="T3">Verum omnibus conflet, </text:span><text:span text:style-name="T3">quod et ante scissuram ex </text:span><text:span text:style-name="T3">vena<text:line-break/></text:span><text:span text:style-name="T3">triangulum generante </text:span><text:span text:style-name="T3">oriatur, de qua in praesentia fer-<text:line-break/></text:span><text:span text:style-name="T3">monem institui. Mittit </text:span><text:span text:style-name="T3">eadem propagines in extimam<text:line-break/></text:span><text:span text:style-name="T3">cubiti partem ac </text:span><text:span text:style-name="T3">terminis cum humerali congreditur.<text:line-break/></text:span><text:span text:style-name="T3">Has </text:span><text:span text:style-name="T3">sane omnes venas in </text:span><text:span text:style-name="T3">gracilibus multis ac </text:span><text:span text:style-name="T3">copioso<text:line-break/></text:span><text:span text:style-name="T3">siuiguiue venisque amplioribus praediti», </text:span><text:span text:style-name="T3">palam vel ante</text:span></text:p>
      <text:p text:style-name="P10"><text:span text:style-name="T3">dissectionem est cernere; verum ambientem aerem </text:span><text:span text:style-name="T3">cali-<text:line-break/></text:span><text:span text:style-name="T3">dum esse, vel etiam hominem lotum oportet. Manu </text:span><text:span text:style-name="T3">an-<text:line-break/></text:span><text:span text:style-name="T3">tem immissa intercipienda est, quacunque in parte </text:span><text:span text:style-name="T3">venas<text:line-break/></text:span><text:span text:style-name="T3">repletas manifesto videre libeat. Quod te crebrius </text:span><text:span text:style-name="T3">iu<text:line-break/></text:span><text:span text:style-name="T3">multis factitare velim, quandoquidem haud </text:span><text:span text:style-name="T3">mediocriter<text:line-break/></text:span><text:span text:style-name="T3">duplici nomine conduxerit: hoc quidem, ut </text:span><text:span text:style-name="T3">vasorum<text:line-break/></text:span><text:span text:style-name="T3">cognitionem aIsiequaris (nulla siquidem res, quae </text:span><text:span text:style-name="T3">sen-<text:line-break/></text:span><text:span text:style-name="T3">sibus nostris percipi potest, exquisite et subito, </text:span><text:span text:style-name="T3">nisi </text:span><text:span text:style-name="T3">vi-<text:line-break/></text:span><text:span text:style-name="T3">sa saepius, cognoscitur; argumento sunt gemini </text:span><text:span text:style-name="T3">admo-<text:line-break/></text:span><text:span text:style-name="T3">dum sibi similes, qui ab insuetis nequeant </text:span><text:span text:style-name="T3">dignosci,<text:line-break/></text:span><text:span text:style-name="T3">ab iis, quibuscum habuerint consuetudinem, </text:span><text:span text:style-name="T3">consestitn<text:line-break/></text:span><text:span text:style-name="T3">agnoscantur); altero, ut exactam partium </text:span><text:span text:style-name="T3">humanarum<text:line-break/></text:span><text:span text:style-name="T3">simiarumque similitudinem perceptam habeas. Has </text:span><text:span text:style-name="T3">itaque<text:line-break/></text:span><text:span text:style-name="T3">universas venas, quas in .hominibus ante </text:span><text:span text:style-name="T3">dissectionem<text:line-break/></text:span><text:span text:style-name="T3">conspicis, in simia dissecta videris; quare penitiores </text:span><text:span text:style-name="T3">et-<text:line-break/></text:span><text:span text:style-name="T3">iam </text:span><text:span text:style-name="T3">particulas haec animantia, perinde ut </text:span><text:span text:style-name="T3">homines, </text:span><text:span text:style-name="T3">ob-<text:line-break/></text:span><text:span text:style-name="T3">tinere </text:span><text:span text:style-name="T3">constat. Quod quum ita sit, volo prius </text:span><text:span text:style-name="T3">te lu </text:span><text:span text:style-name="T3">si-<text:line-break/></text:span><text:span text:style-name="T3">mia ipsa subiude </text:span><text:span text:style-name="T3">exercitari, ut, si </text:span><text:span text:style-name="T3">humani corporis </text:span><text:span text:style-name="T3">dis-</text:span></text:p>
      <text:p text:style-name="P10"><text:span text:style-name="T3">secandi quandoque copiam nactus fueris, prompte 'singu-<text:line-break/>las partes detegas; quod non vulgeris operae est, neque<text:line-break/>quisquam in ipsa parum exercitatus repente potest' asse-<text:line-break/>qui. Etenim medicorum in anatonus exercitatissimi, qui<text:line-break/>multa diligentia corporis partes inspexerint, in multis<text:line-break/>errasse videntur. Quamobrem nihil, qui corpus liostis<text:line-break/></text:span><text:span text:style-name="T3">Germani in bello mortui</text:span><text:span text:style-name="T3">, quod adversus Marcum Anto-<text:line-break/></text:span><text:span text:style-name="T3">niuum gerebatur, incidebant</text:span><text:span text:style-name="T3">, amplius quam viscerum si-<text:line-break/></text:span><text:span text:style-name="T3">turn addiscere potuerunt. </text:span><text:span text:style-name="T3">At, qui in aliis animantibus,<text:line-break/></text:span><text:span text:style-name="T3">et potissimum </text:span><text:span text:style-name="T3">in </text:span><text:span text:style-name="T3">simia </text:span><text:span text:style-name="T3">prins se exercuerit, promptissime<text:line-break/></text:span><text:span text:style-name="T3">singulas, quae </text:span><text:span text:style-name="T3">inciduntur, partes detegit; et proclivius est<text:line-break/></text:span><text:span text:style-name="T3">viro laboris cupido </text:span><text:span text:style-name="T3">praeexercitatoque in anatomis antea<text:line-break/></text:span><text:span text:style-name="T3">conspecta quaedam </text:span><text:span text:style-name="T3">in humano cadavere subito condisce-<text:line-break/></text:span><text:span text:style-name="T3">re, quam </text:span><text:span text:style-name="T3">alteri non exercitato manifesta multo otio ad<text:line-break/></text:span><text:span text:style-name="T3">amussim invenire: </text:span><text:span text:style-name="T3">nam in eorum, qui morti erant dam-<text:line-break/></text:span><text:span text:style-name="T3">nati aut </text:span><text:span text:style-name="T3">feris expositi, corporibus multi saepe, quod </text:span><text:span text:style-name="T42">ίρ-&lt;<text:line-break/></text:span><text:span text:style-name="T3">sis </text:span><text:span text:style-name="T3">liberet, celeriter conspexerunt; adhaec in latronibus,<text:line-break/></text:span><text:span text:style-name="T3">qui iu </text:span><text:span text:style-name="T3">monte jacerent inhumati Jam vulnera magna et</text:span></text:p>
      <text:p text:style-name="P10"><text:span text:style-name="T3">putrida ulcera in'altum spectantia particulas </text:span><text:span text:style-name="T3">complures<text:line-break/></text:span><text:span text:style-name="T3">detexerunt,- quas prius exercitati similem habere </text:span><text:span text:style-name="T3">structu-<text:line-break/></text:span><text:span text:style-name="T3">ram simiarum corporibus cognoverunt; qui nunquam </text:span><text:span text:style-name="T3">se iu<text:line-break/></text:span><text:span text:style-name="T3">his exercuere, nihil inde commodi perceperunt. Qui </text:span><text:span text:style-name="T3">vero<text:line-break/></text:span><text:span text:style-name="T3">pueros mortuos expositos complures frequenter </text:span><text:span text:style-name="T3">dissecant,<text:line-break/></text:span><text:span text:style-name="T3">persuafum habent, corpora homluum fimiammque </text:span><text:span text:style-name="T3">persimili<text:line-break/></text:span><text:span text:style-name="T3">structura constare. Quin et lu. ipsis curationibus, </text:span><text:span text:style-name="T3">quas<text:line-break/></text:span><text:span text:style-name="T3">manu frequenter obimus, alias carnes putridas, alias </text:span><text:span text:style-name="T3">ossa<text:line-break/></text:span><text:span text:style-name="T3">praecidentes, manifesta suuilitudo praeexereitato </text:span><text:span text:style-name="T3">apparet<text:line-break/></text:span><text:span text:style-name="T3">Quidam vero tam negligentes rerum pulcherrimarum<text:line-break/>funt, ut ne vel quae ante dissectionem cuivis </text:span><text:span text:style-name="T3">manifesto<text:line-break/></text:span><text:span text:style-name="T3">licet cognoscere, unquam discere cupiant.</text:span></text:p>
      <text:h text:style-name="Heading_20_2" text:outline-level="2">Cap. VI.</text:h>
      <text:p text:style-name="P58"><text:span text:style-name="T3">Quae igitur de - cubiti ac manus </text:span><text:span text:style-name="T3">summae<text:line-break/></text:span><text:span text:style-name="T3">venis nuper retuli, omnia ante dissectionem </text:span><text:span text:style-name="T3">plerisqne in<text:line-break/></text:span><text:span text:style-name="T3">hominibus obvium est cognoscere; quemadmodum </text:span><text:span text:style-name="T3">etiam,<text:line-break/></text:span><text:span text:style-name="T3">quod ea, quae, postquam axillae vena in ramos </text:span><text:span text:style-name="T3">ante cu-<text:line-break/></text:span><text:span text:style-name="T3">biti </text:span><text:span text:style-name="T3">articulum </text:span><text:span text:style-name="T3">scissa fuerit, ad flexum pervenit, </text:span><text:span text:style-name="T3">subje-<text:line-break/>ctam </text:span><text:span text:style-name="T3">aliquonsque arteriam contluet; quae in </text:span><text:span text:style-name="T3">macilentis</text:span></text:p>
      <text:p text:style-name="P10"><text:span text:style-name="T3">naturis magnisqne pulsibus praeditis </text:span><text:span text:style-name="T3">tactu motum </text:span><text:span text:style-name="T3">aliqua-<text:line-break/>tenus indicans deprehendi potest. Quare, </text:span><text:span text:style-name="T3">si </text:span><text:span text:style-name="T3">sanguinem<text:line-break/>detraxeris, in iis sime, qui totam- manifesto venam habent<text:line-break/>conspicuam, quam longissime ah arteria recedendum est;<text:line-break/>lu quibus autem id solum, quod arteriae incumbit, est<text:line-break/>spectabile, reliquum vero totum conspectum effugit, di-<text:line-break/>ligentius attendendum esu Primo quidem, dum brachium<text:line-break/>per se adstringis, regio arteriae ricina in tumorem notan-<text:line-break/>durn attollitur; secundo vero aliam quampiam ex iis, quas<text:line-break/>relaturus sum, dissecare, oportet</text:span><text:span text:style-name="T3">; </text:span><text:span text:style-name="T3">nunquam enim venam<text:line-break/>hanc loco inflato secneris, sciens arteriam subjacentem<text:line-break/>tum latam esse, tnm validam; deinde, quum plurimum<text:line-break/>ea intumuerit, simul cum se ipsa extollere ac circumten-<text:line-break/>dere incumbentem venam. Accidit igitur inde venam in<text:line-break/>gibba arteriae parte elevatam magis inaniri penes par-<text:line-break/>tem, qua circumtenditur, adeo, ut, scalpellus mediocriter<text:line-break/>injectus, prout solet illidi demittique., illam quidem to-</text:span></text:p>
      <text:p text:style-name="P10"><text:span text:style-name="T3">tam subito penetret, subjectam </text:span><text:span text:style-name="T20">vero</text:span><text:span text:style-name="T3"> arteriam convulne-<text:line-break/>ret. Quare consilium est ab hac recedere ad </text:span><text:span text:style-name="T3">vicina-<text:line-break/></text:span><text:span text:style-name="T3">ium aliquam, maxime ex iis, quae ad cubiti os </text:span><text:span text:style-name="T3">deferun-<text:line-break/></text:span><text:span text:style-name="T3">fur. • Sin autem ex his quoque nulla appareat,. </text:span><text:span text:style-name="T3">eam ad-<text:line-break/></text:span><text:span text:style-name="T3">ibis, quain in flexu ex venarum coitu factam ad </text:span><text:span text:style-name="T3">radii<text:line-break/></text:span><text:span text:style-name="T3">superiora dixi pervenire. </text:span><text:span text:style-name="T3">Si </text:span><text:span text:style-name="T3">ne haec quidem est </text:span><text:span text:style-name="T3">conspi-<text:line-break/></text:span><text:span text:style-name="T3">cua,- eam feries, quae ab humeraria ad cubiti </text:span><text:span text:style-name="T3">flexum<text:line-break/></text:span><text:span text:style-name="T3">porrigitur. Pari modo</text:span><text:span text:style-name="T3">, </text:span><text:span text:style-name="T3">si humeraria, quando </text:span><text:span text:style-name="T3">ipsam </text:span><text:span text:style-name="T3">se-<text:line-break/></text:span><text:span text:style-name="T3">care oporteat, conspectum effugiat, eam necessario </text:span><text:span text:style-name="T3">divi-<text:line-break/></text:span><text:span text:style-name="T3">des, quae ab ipsa in flexum protendit; si nec </text:span><text:span text:style-name="T3">ipsa, </text:span><text:span text:style-name="T3">eam,<text:line-break/></text:span><text:span text:style-name="T3">quae surium </text:span><text:span text:style-name="T20">ad</text:span><text:span text:style-name="T3"> radium obliqua expanditur; si </text:span><text:span text:style-name="T3">nec </text:span><text:span text:style-name="T3">illa<text:line-break/></text:span><text:span text:style-name="T3">oculis obvenit, venam ab axilla ad cubiti flexum </text:span><text:span text:style-name="T3">pro-<text:line-break/></text:span><text:span text:style-name="T3">currentem incides. Haec enim vena accommodatissima </text:span><text:span text:style-name="T3">est<text:line-break/></text:span><text:span text:style-name="T3">iis, qui lu partibus infra claviculas sitis laborant; </text:span><text:span text:style-name="T3">hume-<text:line-break/></text:span><text:span text:style-name="T3">raria, qui in superioribus; at luibr commemoratae </text:span><text:span text:style-name="T3">secun-<text:line-break/></text:span><text:span text:style-name="T3">dum tertiumque, ordinem post </text:span><text:span text:style-name="T3">ipsas obtinent. </text:span><text:span text:style-name="T3">Commu-<text:line-break/></text:span><text:span text:style-name="T3">nis utrisqne est, quae ad </text:span><text:span text:style-name="T3">radii superiora conscendit; </text:span><text:span text:style-name="T3">qua-<text:line-break/></text:span><text:span text:style-name="T3">re tertium, quoque ordinem </text:span><text:span text:style-name="T3">in utrisque manibus ei </text:span><text:span text:style-name="T3">attri-</text:span></text:p>
      <text:p text:style-name="P11"><text:span text:style-name="T3">~. </text:span><text:span text:style-name="T3">- </text:span><text:span text:style-name="T3">I</text:span></text:p>
      <text:p text:style-name="P10"><text:span text:style-name="T3">buimus. Nam in iis, qui lufra claviculam afficiuntur,<text:line-break/>siquidem sanguinem detrahere oporteat, principem locum<text:line-break/>praesidii ratione vena possidet, quae ad cubitum </text:span><text:span text:style-name="T20">acce-<text:line-break/>dit;</text:span><text:span text:style-name="T3"> secundum, quae ad flexum defertur; tertium </text:span><text:span text:style-name="T3">com-<text:line-break/></text:span><text:span text:style-name="T3">munis; quartum, quae de humeraria ad flexum pergit;<text:line-break/>postremum humeraria- In aliis, quos supra claviculaui<text:line-break/></text:span><text:span text:style-name="T3">morbus </text:span><text:span text:style-name="T3">infestat, contra humeraria primum; quae lude<text:line-break/></text:span><text:span text:style-name="T3">ab </text:span><text:span text:style-name="T3">ipsa, ad flexum porrigitur, fecundum; tertium' com-<text:line-break/></text:span><text:span text:style-name="T3">munis; quartum, </text:span><text:span text:style-name="T3">quae juxta arterias procedit, et quin-<text:line-break/></text:span><text:span text:style-name="T3">tum, </text:span><text:span text:style-name="T3">quae cubitum adit. De superficiariis itaque venis<text:line-break/>totius cubiti adusque digitos omnia dictu funt.</text:span></text:p>
      <text:h text:style-name="Heading_20_2" text:outline-level="2">Cap. VII.</text:h>
      <text:p text:style-name="P58"><text:span text:style-name="T3">Profundiores autem deinceps inspicito,<text:line-break/></text:span><text:span text:style-name="T3">iis, quae </text:span><text:span text:style-name="T3">in </text:span><text:span text:style-name="T3">flexus </text:span><text:span text:style-name="T3">superficie extant, ademptis; quoniam,<text:line-break/></text:span><text:span text:style-name="T3">has </text:span><text:span text:style-name="T3">ubi </text:span><text:span text:style-name="T3">sustuleris </text:span><text:span text:style-name="T3">musculosque, quemadmodum didicisti,<text:line-break/></text:span><text:span text:style-name="T3">dissecueris, mox </text:span><text:span text:style-name="T3">tibi prosundiores perinde ac fupersicia-<text:line-break/></text:span><text:span text:style-name="T3">riae mutuo coeuntes </text:span><text:span text:style-name="T3">apparebunt. Insuper, postquam con-<text:line-break/></text:span><text:span text:style-name="T3">gressae </text:span><text:span text:style-name="T3">fuerint, iterum lu ramos binos dirimuntur, et</text:span></text:p>
      <text:p text:style-name="P10"><text:span text:style-name="T3">per </text:span><text:span text:style-name="T3">cubitum ad </text:span><text:span text:style-name="T3">brachiale recta </text:span><text:span text:style-name="T3">tendunt, </text:span><text:span text:style-name="T3">aequali inviceor<text:line-break/></text:span><text:span text:style-name="T3">spatio . distantes</text:span><text:span text:style-name="T3">; . </text:span><text:span text:style-name="T3">demissior quidem alter </text:span><text:span text:style-name="T3">per os </text:span><text:span text:style-name="T3">cubiti,<text:line-break/></text:span><text:span text:style-name="T3">elatior per radium una ortm arteriis in </text:span><text:span text:style-name="T3">musculos </text:span><text:span text:style-name="T3">propa-<text:line-break/></text:span><text:span text:style-name="T3">gatur. Venae igitur humilioris, </text:span><text:span text:style-name="T3">quum radii musculum </text:span><text:span text:style-name="T3">ex-<text:line-break/></text:span><text:span text:style-name="T3">ilem </text:span><text:span text:style-name="T3">subierit, </text:span><text:span text:style-name="T3">.particula </text:span><text:span text:style-name="T3">quaedam in </text:span><text:span text:style-name="T3">externam </text:span><text:span text:style-name="T3">regionem<text:line-break/></text:span><text:span text:style-name="T3">elahitur, in qua scissa cum </text:span><text:span text:style-name="T3">praedictis </text:span><text:span text:style-name="T3">ibi venarum, </text:span><text:span text:style-name="T3">quae<text:line-break/></text:span><text:span text:style-name="T3">in summo sunt, </text:span><text:span text:style-name="T3">partibus societatem </text:span><text:span text:style-name="T3">init. Ad haec </text:span><text:span text:style-name="T3">reli-<text:line-break/></text:span><text:span text:style-name="T3">qua ipsius </text:span><text:span text:style-name="T3">pars, </text:span><text:span text:style-name="T3">quanta intus delitescit, ima </text:span><text:span text:style-name="T3">subeuntibus<text:line-break/></text:span><text:span text:style-name="T3">adnnitur, </text:span><text:span text:style-name="T3">quas </text:span><text:span text:style-name="T3">lutirnis cubiti partibus per </text:span><text:span text:style-name="T3">superficiem<text:line-break/></text:span><text:span text:style-name="T3">distribui diximus; ac saepius putavi, plurium esse </text:span><text:span text:style-name="T3">portio-<text:line-break/></text:span><text:span text:style-name="T3">nem venerum, quae ex summo vergunt in ima, </text:span><text:span text:style-name="T3">siquidem<text:line-break/></text:span><text:span text:style-name="T3">ipsius profundioris venae secundae processus paucis </text:span><text:span text:style-name="T3">super-<text:line-break/></text:span><text:span text:style-name="T3">ficiariis commifcentur. Duas quidem venas in </text:span><text:span text:style-name="T3">manum<text:line-break/></text:span><text:span text:style-name="T3">ferri commemoravi, tum. eam, quae per axillam </text:span><text:span text:style-name="T3">excurrit<text:line-break/></text:span><text:span text:style-name="T3">spectandae magnitudinis, tum hanc quidem multo </text:span><text:span text:style-name="T3">mico-<text:line-break/></text:span><text:span text:style-name="T3">rem, magnam tamen et ipsam, quam humerariarn </text:span><text:span text:style-name="T3">ap-<text:line-break/></text:span><text:span text:style-name="T3">pellant.</text:span></text:p>
      <text:h text:style-name="P6" text:outline-level="2">Cap. VIII.</text:h>
      <text:p text:style-name="P58"><text:span text:style-name="T3">Porro arteria una duntaxat in manum<text:line-break/>proficiscitur, vicina venae, quae axillam permeat: utraque,<text:line-break/></text:span><text:span text:style-name="T3">autem thoracem </text:span><text:span text:style-name="T3">elabitur cum nono pari nervorum a spi-,<text:line-break/>nali </text:span><text:span text:style-name="T3">descendentium</text:span><text:span text:style-name="T3">: et brachium illic ingrediuntur, quo<text:line-break/></text:span><text:span text:style-name="T3">et </text:span><text:span text:style-name="T3">tertium </text:span><text:span text:style-name="T3">nervum </text:span><text:span text:style-name="T3">diri pervenire; inde omnibus brachii<text:line-break/>musculis </text:span><text:span text:style-name="T3">processus </text:span><text:span text:style-name="T3">notandos mittentes</text:span><text:span text:style-name="T3">, </text:span><text:span text:style-name="T3">declives ad flexum<text:line-break/></text:span><text:span text:style-name="T3">articuli, quo </text:span><text:span text:style-name="T3">brachium cubito conjungitur, excurrunt.<text:line-break/></text:span><text:span text:style-name="T3">At vena lu brachii </text:span><text:span text:style-name="T3">extremo lu duas diffusa est suboles,,<text:line-break/></text:span><text:span text:style-name="T3">quarum altera ad cutem </text:span><text:span text:style-name="T3">usque effertur, ut antea declara-<text:line-break/></text:span><text:span text:style-name="T3">tum </text:span><text:span text:style-name="T3">est; </text:span><text:span text:style-name="T3">quantum vero </text:span><text:span text:style-name="T3">ipsius per profundiora, ceu ad fle-,-<text:line-break/></text:span><text:span text:style-name="T3">xum, </text:span><text:span text:style-name="T3">cum </text:span><text:span text:style-name="T3">arteria </text:span><text:span text:style-name="T3">deducitur, id tertiam humerariae par—,<text:line-break/></text:span><text:span text:style-name="T3">tcm assunrit; delude </text:span><text:span text:style-name="T3">bifariam scissum,, cum utraque par-<text:line-break/></text:span><text:span text:style-name="T3">te arteriae, quae </text:span><text:span text:style-name="T3">et ipsa bipartito di risa est, simul tum<text:line-break/></text:span><text:span text:style-name="T3">porrigitur, tuin </text:span><text:span text:style-name="T3">in mliversus usque ad digitorum luitia<text:line-break/></text:span><text:span text:style-name="T3">musculos ramorum </text:span><text:span text:style-name="T3">serie dispensatur. Itaque clariorem<text:line-break/></text:span><text:span text:style-name="T3">arteriam, quae ad </text:span><text:span text:style-name="T3">radii os decurrit, prope. brachialia<text:line-break/></text:span><text:span text:style-name="T3">commissuram tangimus, </text:span><text:span text:style-name="T3">pulsum, exploraturi. Sensibilem</text:span></text:p>
      <text:p text:style-name="P10"><text:span text:style-name="T3">quidem in macilentis motum arteria quoque edit, </text:span><text:span text:style-name="T3">quae<text:line-break/></text:span><text:span text:style-name="T3">inediam indicis' et magni digiti regionem perreptat,<text:line-break/>originem ab lrae ducens. Humilioris vero </text:span><text:span text:style-name="T3">arte-<text:line-break/></text:span><text:span text:style-name="T3">riae, quae per os cubiti recta in parvum </text:span><text:span text:style-name="T3">digitum<text:line-break/></text:span><text:span text:style-name="T3">procurrit, motum manifesto haud queas percipere, </text:span><text:span text:style-name="T3">nisi<text:line-break/></text:span><text:span text:style-name="T3">homo fuerit extenuatus </text:span><text:span text:style-name="T3">et </text:span><text:span text:style-name="T3">maximum habeat </text:span><text:span text:style-name="T3">pulsum:<text:line-break/></text:span><text:span text:style-name="T3">quippe natura in imo retinet arterias, nusquam </text:span><text:span text:style-name="T3">particu-<text:line-break/></text:span><text:span text:style-name="T3">lam ipsarum , manifesto lu cutem emittens,- quemadmo-<text:line-break/>dum a venis ac nervis perferri prius dictum est. </text:span><text:span text:style-name="T3">Merito<text:line-break/></text:span><text:span text:style-name="T3">igitur nullam lu extremis manibus a foris arteriam </text:span><text:span text:style-name="T3">repe-<text:line-break/></text:span><text:span text:style-name="T3">rias, quia ne musculus quidem unus habetur; at </text:span><text:span text:style-name="T3">interna<text:line-break/></text:span><text:span text:style-name="T3">regio, quoniam- multis septa est musculis, ideo </text:span><text:span text:style-name="T3">multas<text:line-break/></text:span><text:span text:style-name="T3">quoque arterias singulis ipsorum porrectas obtinet </text:span><text:span text:style-name="T3">Ve-<text:line-break/>num </text:span><text:span text:style-name="T3">universas brachialis ab interioribus partibus </text:span><text:span text:style-name="T3">arteri-<text:line-break/></text:span><text:span text:style-name="T3">as inia eum venis conjugibus spectabis, lato tendine </text:span><text:span text:style-name="T3">am-<text:line-break/>putato. </text:span><text:span text:style-name="T3">Etenim hunc luter et eos, qui digitos </text:span><text:span text:style-name="T3">flectunt,<text:line-break/>situs </text:span><text:span text:style-name="T3">ipsarum est pariter cum tenuibus nervis, </text:span><text:span text:style-name="T3">quorum<text:line-break/>autea mentionem </text:span><text:span text:style-name="T3">feci. Nam, cum hoc, lu loco </text:span><text:span text:style-name="T3">musculi</text:span></text:p>
      <text:p text:style-name="P10"><text:span text:style-name="T3">consistant, qni et primos digitorum articulos </text:span><text:span text:style-name="T3">moveant, </text:span><text:span text:style-name="T3">et<text:line-break/></text:span><text:span text:style-name="T3">alii, </text:span><text:span text:style-name="T3">qui digitos in obliquum agunt, </text:span><text:span text:style-name="T3">merito pars </text:span><text:span text:style-name="T3">haec<text:line-break/></text:span><text:span text:style-name="T3">arteriis, </text:span><text:span text:style-name="T3">venis et nervis scatet; quippe singuli musculi<text:line-break/></text:span><text:span text:style-name="T3">particulam </text:span><text:span text:style-name="T3">cujusque horum aliquam in se recipiunt. Ae<text:line-break/></text:span><text:span text:style-name="T3">jam quidem omnes </text:span><text:span text:style-name="T3">totius manus particulas explicavi</text:span></text:p>
      <text:h text:style-name="Heading_20_2" text:outline-level="2">Cap. IX.</text:h>
      <text:p text:style-name="P58"><text:span text:style-name="T3">At tu </text:span><text:span text:style-name="T3">non, ceu Herodoti historiam, ani-<text:line-break/></text:span><text:span text:style-name="T3">mi gratia ista leges, </text:span><text:span text:style-name="T3">scd memoriae. singula spectata man-<text:line-break/></text:span><text:span text:style-name="T3">dabis, ut omnium ipse </text:span><text:span text:style-name="T3">partium naturam exacte perno-<text:line-break/></text:span><text:span text:style-name="T3">scas; nonnullae siquidem </text:span><text:span text:style-name="T3">neque arteriam, neque nervos,<text:line-break/></text:span><text:span text:style-name="T3">neque venam grandem </text:span><text:span text:style-name="T3">habent; quaedam vel tria horum<text:line-break/></text:span><text:span text:style-name="T3">genera, vel luium, </text:span><text:span text:style-name="T3">vel duo. Itaque arteriis venisque<text:line-break/></text:span><text:span text:style-name="T3">pro magnitudinis ratione </text:span><text:span text:style-name="T3">virtus inest, non item nervis om-<text:line-break/></text:span><text:span text:style-name="T3">nibus, scd alicubi </text:span><text:span text:style-name="T3">exiguus nervus haud exiguam obtinet<text:line-break/></text:span><text:span text:style-name="T3">potestatem, exempli </text:span><text:span text:style-name="T3">gratia, qui musculos magni digiti<text:line-break/></text:span><text:span text:style-name="T3">motores intercurrunt, deinde, </text:span><text:span text:style-name="T3">qui indicem moventibus<text:line-break/></text:span><text:span text:style-name="T3">insperguntur. Si enim hi </text:span><text:span text:style-name="T3">soli </text:span><text:span text:style-name="T3">lu naturali </text:span><text:span text:style-name="T3">habitu ferven-<text:line-break/></text:span><text:span text:style-name="T3">tur, vel aliis resolutis, </text:span><text:span text:style-name="T3">vel </text:span><text:span text:style-name="T3">etiam </text:span><text:span text:style-name="T3">omnino abolitis, non</text:span></text:p>
      <text:p text:style-name="P10"><text:span text:style-name="T3">utique mancus in totum homo evaserit, neque </text:span><text:span text:style-name="T3">manum<text:line-break/></text:span><text:span text:style-name="T3">prorsus luutilenr habuerit. Quod </text:span><text:span text:style-name="T20">fi medium</text:span><text:span text:style-name="T3"> adhuc </text:span><text:span text:style-name="T3">ipsis<text:line-break/></text:span><text:span text:style-name="T3">addas, parvam </text:span><text:span text:style-name="T3">, </text:span><text:span text:style-name="T3">in actionibus laesionem manus </text:span><text:span text:style-name="T3">sentiet,<text:line-break/></text:span><text:span text:style-name="T3">parvis digitis in totum pereuntibus. Rursus, si </text:span><text:span text:style-name="T3">quatuor<text:line-break/></text:span><text:span text:style-name="T3">existant incolumes,, musculus autem, qui magnum </text:span><text:span text:style-name="T3">digi-<text:line-break/></text:span><text:span text:style-name="T3">tum vel inflectit, vel extendit, laboraverit, omnia-</text:span><text:span text:style-name="T3">ma-<text:line-break/></text:span><text:span text:style-name="T3">nus officia interibunt; pariter enim musculorum, </text:span><text:span text:style-name="T3">qui sibi<text:line-break/></text:span><text:span text:style-name="T3">invicem funt oppositi,- actio scmper vitiatur; </text:span><text:span text:style-name="T3">siquidem,<text:line-break/></text:span><text:span text:style-name="T3">musculo, qui majorem digitum extendit, resoluto, </text:span><text:span text:style-name="T3">is, qui<text:line-break/></text:span><text:span text:style-name="T3">ipsum flectere consuevit, obita quidem functione </text:span><text:span text:style-name="T3">statim<text:line-break/></text:span><text:span text:style-name="T3">flectit digitum, caeterum postea non amplius </text:span><text:span text:style-name="T3">poterit:<text:line-break/></text:span><text:span text:style-name="T3">nam is, qui lu flectendo persistit, rursus flectere, </text:span><text:span text:style-name="T3">nisi<text:line-break/></text:span><text:span text:style-name="T3">prius extensus suerit</text:span><text:span text:style-name="T20">, qui potest ? </text:span><text:span text:style-name="T3">Quare cognoscere </text:span><text:span text:style-name="T3">ad<text:line-break/></text:span><text:span text:style-name="T3">amussim convenit cum . aliorum musculorum </text:span><text:span text:style-name="T3">ommunr<text:line-break/></text:span><text:span text:style-name="T3">nervum, tum eorum praecipue, qui functionem </text:span><text:span text:style-name="T3">mentio-<text:line-break/></text:span><text:span text:style-name="T3">ne dignam obeant; ut,. sive telum, sive spicula </text:span><text:span text:style-name="T3">auferre<text:line-break/></text:span><text:span text:style-name="T3">dissectione vel praecisione alicujus oporteat, ab </text:span><text:span text:style-name="T3">insigni-<text:line-break/></text:span><text:span text:style-name="T3">bus vasis nervisque abstineamus, sive putrefactam </text:span><text:span text:style-name="T3">quam-</text:span></text:p>
      <text:p text:style-name="P10"><text:span text:style-name="T3">piam </text:span><text:span text:style-name="T3">particulam vel os sideratione consectum pr aeci da-<text:line-break/>mus. Novi enim quempiam ex iis, qui segniter manu<text:line-break/></text:span><text:span text:style-name="T3">curant, qui, </text:span><text:span text:style-name="T3">quum prius aliquando in exteriori brachii<text:line-break/></text:span><text:span text:style-name="T3">regione </text:span><text:span text:style-name="T3">magnam partem musculi praecidisset, non tam<text:line-break/></text:span><text:span text:style-name="T3">insignem membro </text:span><text:span text:style-name="T3">noxam primum attulit; postea temere<text:line-break/></text:span><text:span text:style-name="T3">scalpello lu </text:span><text:span text:style-name="T3">eam </text:span><text:span text:style-name="T3">partem luternae </text:span><text:span text:style-name="T3">circumscriptionis mu-<text:line-break/></text:span><text:span text:style-name="T3">scuti anterioris lujecto, </text:span><text:span text:style-name="T3">ubi tertius nervus ingreditur,<text:line-break/></text:span><text:span text:style-name="T3">stultam (ut Hippocrates alt) </text:span><text:span text:style-name="T3">exercens facilitatem, orbicu-<text:line-break/></text:span><text:span text:style-name="T3">lari linea valocique sectionem </text:span><text:span text:style-name="T3">ducens, non modo terti-<text:line-break/></text:span><text:span text:style-name="T3">um nervum praecidit, </text:span><text:span text:style-name="T3">sed etiam duos ei praepositos, ad<text:line-break/></text:span><text:span text:style-name="T3">haec arteriam venamque; </text:span><text:span text:style-name="T3">lu.eo siquidem loco haec om-<text:line-break/></text:span><text:span text:style-name="T3">nia habentur. Qnamobrem </text:span><text:span text:style-name="T3">ille subito propter sanguinis<text:line-break/></text:span><text:span text:style-name="T3">profluvium turbatus, </text:span><text:span text:style-name="T3">hoc solum attendit, funibus vasis,<text:line-break/></text:span><text:span text:style-name="T3">quae amputata </text:span><text:span text:style-name="T3">erunt, circumdatis. Paulo post aeger<text:line-break/></text:span><text:span text:style-name="T3">neque manum tantillum </text:span><text:span text:style-name="T3">movere potuit, neque tangentes<text:line-break/></text:span><text:span text:style-name="T3">in multis uicmbri partibus </text:span><text:span text:style-name="T3">sentire; clamavitque lu medi-<text:line-break/></text:span><text:span text:style-name="T3">citm, hoc ipso verbo utens, </text:span><text:span text:style-name="T42">Ένενροκόιτησας, </text:span><text:span text:style-name="T3">nervos mihi-</text:span></text:p>
      <text:p text:style-name="P10"><text:span text:style-name="T3">misero : praecidisti. Hic itaque medicus una sectione </text:span><text:span text:style-name="T3">to-<text:line-break/></text:span><text:span text:style-name="T3">tum membrum reddidit luutile. Alii porro in . alia </text:span><text:span text:style-name="T3">qua-<text:line-break/></text:span><text:span text:style-name="T3">.piam parte una vel duabus manus et cruris </text:span><text:span text:style-name="T3">propter<text:line-break/></text:span><text:span text:style-name="T3">nervorum, imperitiam peccaverunt; ut nunc, </text:span><text:span text:style-name="T3">omittam,<text:line-break/></text:span><text:span text:style-name="T3">quae in sanguinis detractione mala designent </text:span><text:span text:style-name="T3">ignorantes,<text:line-break/></text:span><text:span text:style-name="T3">•quae observanda sint in singulis cubiti., venis, de </text:span><text:span text:style-name="T3">quibus<text:line-break/></text:span><text:span text:style-name="T3">etiam in libro de mortuorum dissectione tractatum </text:span><text:span text:style-name="T3">est.<text:line-break/></text:span><text:span text:style-name="T3">Horum igitur omnium gratia saepius manum simise </text:span><text:span text:style-name="T3">dili-<text:line-break/></text:span><text:span text:style-name="T3">genter disseces; etenim si rurum quippiarn in ea </text:span><text:span text:style-name="T3">conspe-<text:line-break/></text:span><text:span text:style-name="T3">ixeris, etiam hoc usui tibi suerit. Vidi enim </text:span><text:span text:style-name="T3">aliquau-<text:line-break/></text:span><text:span text:style-name="T3">• do lu cuiusdam simiae dissectione nervulum interio-<text:line-break/>ri' cubiti venae incumbentem, ac rursus in altera </text:span><text:span text:style-name="T3">ve-<text:line-break/></text:span><text:span text:style-name="T3">nae ipsi conjugatae insidentem. Pari modo et </text:span><text:span text:style-name="T3">horum spe-<text:line-break/></text:span><text:span text:style-name="T3">culatio medicis quipusdam illustribus utilis </text:span><text:span text:style-name="T3">extitit, </text:span><text:span text:style-name="T3">ut<text:line-break/></text:span><text:span text:style-name="T3">qui, tanquam nervum incidissent; accusabantur,. </text:span><text:span text:style-name="T3">quoniam<text:line-break/>et </text:span><text:span text:style-name="T3">post sectionem acceptam aegri’ stupidum </text:span><text:span text:style-name="T3">affectum </text:span><text:span text:style-name="T3">per<text:line-break/></text:span><text:span text:style-name="T3">manus </text:span><text:span text:style-name="T3">longitudinem statim senserunt </text:span><text:span text:style-name="T3">, </text:span><text:span text:style-name="T3">tempore </text:span><text:span text:style-name="T3">vero </text:span><text:span text:style-name="T3">in-<text:line-break/></text:span><text:span text:style-name="T3">secuto affectus ille iis, quibus vena fuit incisa, </text:span><text:span text:style-name="T3">perrnan-<text:line-break/></text:span><text:span text:style-name="T3">sit. Quapropter ego accusatoribus proprietatem </text:span><text:span text:style-name="T3">structurae</text:span></text:p>
      <text:p text:style-name="P10"><text:span text:style-name="T3">corporis nonnunquam talem fieri indicans, medicos ab<text:line-break/></text:span><text:span text:style-name="T3">infamia </text:span><text:span text:style-name="T3">liberavi. Crediderunt autem mihi, qui medicos<text:line-break/></text:span><text:span text:style-name="T3">increpabant, non </text:span><text:span text:style-name="T3">foliim quia alios ejus rei testes citave-<text:line-break/></text:span><text:span text:style-name="T3">riin, scd etiam quia </text:span><text:span text:style-name="T3">in commentariis anatomicis, quos<text:line-break/></text:span><text:span text:style-name="T3">iu singulorum animalium </text:span><text:span text:style-name="T3">dissectionibus feci, scriptum<text:line-break/></text:span><text:span text:style-name="T3">ostenderim, quod nuper </text:span><text:span text:style-name="T3">in vena accidisse percensui.<text:line-break/></text:span><text:span text:style-name="T3">Caetcrum, qui libros anatomicos </text:span><text:span text:style-name="T3">scripserunt, parvas a<text:line-break/></text:span><text:span text:style-name="T3">subjectis musculis </text:span><text:span text:style-name="T3">reliquias in cutem ipsis vicinam emer-<text:line-break/></text:span><text:span text:style-name="T3">gere arbitrantur; atqui </text:span><text:span text:style-name="T3">aliter res habet, quemadmodum<text:line-break/></text:span><text:span text:style-name="T3">subinde conspexistis; </text:span><text:span text:style-name="T3">verum propriae nervorum per sum-<text:line-break/></text:span><text:span text:style-name="T3">ma extautium radices </text:span><text:span text:style-name="T3">habentur, quas cnm cute simul<text:line-break/></text:span><text:span text:style-name="T3">avellentes obliterant, </text:span><text:span text:style-name="T3">ut ne esse quidem rideantur. Est<text:line-break/></text:span><text:span text:style-name="T3">enim</text:span><text:span text:style-name="T3">, </text:span><text:span text:style-name="T3">veluti et prius </text:span><text:span text:style-name="T3">dixi, difficillimum nervos hosce<text:line-break/></text:span><text:span text:style-name="T3">detegere, quum cuti </text:span><text:span text:style-name="T3">cohaereat membrana ipsi subjecta,<text:line-break/></text:span><text:span text:style-name="T3">quam separantem cum </text:span><text:span text:style-name="T3">musculis relinquere oportet con-<text:line-break/></text:span><text:span text:style-name="T3">trarium naturali structurae </text:span><text:span text:style-name="T3">ea </text:span><text:span text:style-name="T3">in re </text:span><text:span text:style-name="T3">facientes.</text:span></text:p>
      <text:h text:style-name="Heading_20_2" text:outline-level="2">Cap. X.</text:h>
      <text:p text:style-name="P58"><text:span text:style-name="T3">Hac igitur admluistratione</text:span><text:span text:style-name="T3">, ut in manu</text:span></text:p>
      <text:p text:style-name="P10"><text:span text:style-name="T3">dictum est, </text:span><text:span text:style-name="T3">rite </text:span><text:span text:style-name="T3">peracta, quatuor juxla femoris principium<text:line-break/>radices nervorum in cutem excurrentium apparebunt, </text:span><text:span text:style-name="T3">pa-<text:line-break/></text:span><text:span text:style-name="T3">res numero principiis grandium nervorum, qui in </text:span><text:span text:style-name="T3">mufcu-<text:line-break/></text:span><text:span text:style-name="T3">los dllperguntm, unde processere.- Prolude una est, </text:span><text:span text:style-name="T3">quae<text:line-break/></text:span><text:span text:style-name="T3">ab anterioribus musculis deorsum versus in totam </text:span><text:span text:style-name="T3">cutem<text:line-break/></text:span><text:span text:style-name="T3">ipsis vicinam fertur dispensaturque; hac interior </text:span><text:span text:style-name="T3">per in-<text:line-break/></text:span><text:span text:style-name="T3">guina longo angustoque musculo invehitur, et tertia </text:span><text:span text:style-name="T3">jux-<text:line-break/></text:span><text:span text:style-name="T3">ta os, quod eoceyga vocant,’quae praedictis minus </text:span><text:span text:style-name="T3">con-<text:line-break/></text:span><text:span text:style-name="T3">spicua est; quarta, hac adhuc‘magis condita, lu </text:span><text:span text:style-name="T3">pectinis<text:line-break/></text:span><text:span text:style-name="T3">foramine consistit. Etenim nervos etiam, qui in </text:span><text:span text:style-name="T3">cutem<text:line-break/></text:span><text:span text:style-name="T3">elabuntur, exiles admodum haec continet, et </text:span><text:span text:style-name="T3">revera te-<text:line-break/></text:span><text:span text:style-name="T3">lae araneorum similes; reliquae autem pleniores, </text:span><text:span text:style-name="T3">partim<text:line-break/></text:span><text:span text:style-name="T3">ut pilos bene nutritos, partim etiam pilis crassiores, </text:span><text:span text:style-name="T3">ad<text:line-break/></text:span><text:span text:style-name="T3">radices interdum valde conspicuos. Qui igitur </text:span><text:span text:style-name="T3">anteriori-<text:line-break/></text:span><text:span text:style-name="T3">bus musculis expassi validam membranam fecum </text:span><text:span text:style-name="T3">retinent,<text:line-break/></text:span><text:span text:style-name="T3">cute statim, quae ambit ipsos, ablate, media </text:span><text:span text:style-name="T3">anteriore<text:line-break/></text:span><text:span text:style-name="T3">sede radicem habere ridentur. Porro, qui tenui </text:span><text:span text:style-name="T3">angusto-</text:span></text:p>
      <text:p text:style-name="P10"><text:span text:style-name="T3">que musculo per inguina invehuntur, </text:span><text:span text:style-name="T3">haud </text:span><text:span text:style-name="T3">difficilem<text:line-break/></text:span><text:span text:style-name="T3">conspectum habent; </text:span><text:span text:style-name="T3">nam internam omnem semoris tibi-<text:line-break/>aeque </text:span><text:span text:style-name="T3">regionem </text:span><text:span text:style-name="T3">amplexantes componuntur, quippe cum<text:line-break/></text:span><text:span text:style-name="T3">vena usque ad interiorem </text:span><text:span text:style-name="T3">tibiae processum juxta talnm<text:line-break/></text:span><text:span text:style-name="T3">feruntur, reliquum </text:span><text:span text:style-name="T3">vero internae femoris {regionis parva<text:line-break/>quaedam </text:span><text:span text:style-name="T3">(ut </text:span><text:span text:style-name="T3">dictum est) particula nervi ossis pubis fora-<text:line-break/></text:span><text:span text:style-name="T3">men excidentis </text:span><text:span text:style-name="T3">amplexatur. Quarti vero, qui restat,<text:line-break/></text:span><text:span text:style-name="T3">nervi, juxta </text:span><text:span text:style-name="T3">os </text:span><text:span text:style-name="T3">coccygis </text:span><text:span text:style-name="T3">excidentis, tota fere posterior<text:line-break/></text:span><text:span text:style-name="T3">exteriorque femoris sudes </text:span><text:span text:style-name="T3">ramos excipit, praeter ejus<text:line-break/></text:span><text:span text:style-name="T3">extremum genu versus </text:span><text:span text:style-name="T3">spectans, huc enim alius nervus<text:line-break/></text:span><text:span text:style-name="T3">juxta latum musculum evadit. </text:span><text:span text:style-name="T3">Quemadmodum et pro-<text:line-break/></text:span><text:span text:style-name="T3">pter ipsius extremum </text:span><text:span text:style-name="T3">rursus alius exteriorem tibiae regi-<text:line-break/></text:span><text:span text:style-name="T3">onem, </text:span><text:span text:style-name="T3">ut </text:span><text:span text:style-name="T3">dicetur, comprehendit, </text:span><text:span text:style-name="T3">quoniam luterior quo-<text:line-break/></text:span><text:span text:style-name="T3">que ipsius pars a nervo, </text:span><text:span text:style-name="T3">qui </text:span><text:span text:style-name="T3">cum vena </text:span><text:span text:style-name="T3">defertur, propa-<text:line-break/></text:span><text:span text:style-name="T3">gines suscipit; reliqua posterior </text:span><text:span text:style-name="T3">tibiae pars peculiarem<text:line-break/></text:span><text:span text:style-name="T3">nervum ab eo, qui furam intercurrit, </text:span><text:span text:style-name="T3">derivatum exigit;<text:line-break/></text:span><text:span text:style-name="T3">prior </text:span><text:span text:style-name="T3">particulam quampiam ejus </text:span><text:span text:style-name="T3">nanciscitur, qui anterio-<text:line-break/></text:span><text:span text:style-name="T3">res </text:span><text:span text:style-name="T3">tibiae musculos intercurrit. </text:span><text:span text:style-name="T3">Caeterum intuitus, qno</text:span></text:p>
      <text:p text:style-name="P10"><text:span text:style-name="T3">dixi modo, exiles superficiarios cutis nervulos, </text:span><text:span text:style-name="T3">omnes<text:line-break/></text:span><text:span text:style-name="T3">femoris musculos incidito, ut libro superiori </text:span><text:span text:style-name="T3">didicssti.<text:line-break/></text:span><text:span text:style-name="T3">Nam, dum </text:span><text:span text:style-name="T3">ipsos </text:span><text:span text:style-name="T3">luvicem separas, grandium </text:span><text:span text:style-name="T3">nervorum<text:line-break/></text:span><text:span text:style-name="T3">distributiones, quae omnes mediae per musculos </text:span><text:span text:style-name="T3">feruntur,<text:line-break/></text:span><text:span text:style-name="T3">clare apparent; atque ideo etiam processus ipsorum </text:span><text:span text:style-name="T3">rici-<text:line-break/></text:span><text:span text:style-name="T3">nis distribuunt; Jam vera quatuor principia, </text:span><text:span text:style-name="T3">quae et in<text:line-break/></text:span><text:span text:style-name="T3">fupersiciariis contemplatus es, videbis. Etenim </text:span><text:span text:style-name="T3">illa ab<text:line-break/></text:span><text:span text:style-name="T3">iis, quae in imo latent-, propagantur, et prius </text:span><text:span text:style-name="T3">inspecta<text:line-break/></text:span><text:span text:style-name="T3">te quoque manu ducent ad majorum nervorum </text:span><text:span text:style-name="T3">inventio-<text:line-break/></text:span><text:span text:style-name="T3">nem </text:span><text:span text:style-name="T3">; </text:span><text:span text:style-name="T3">imo etiam </text:span><text:span text:style-name="T3">citra </text:span><text:span text:style-name="T3">superficiarios prompte grandium </text:span><text:span text:style-name="T3">ner-<text:line-break/></text:span><text:span text:style-name="T3">vorum principia videntur, musculis, ut docui, </text:span><text:span text:style-name="T3">dissectis.<text:line-break/>Sunt </text:span><text:span text:style-name="T3">igitur tria nervorum initia magnitudine sibi </text:span><text:span text:style-name="T3">invicem<text:line-break/></text:span><text:span text:style-name="T3">coaequalia, quae primum exequar. Quartum </text:span><text:span text:style-name="T3">vero aliud<text:line-break/></text:span><text:span text:style-name="T3">maximum bifidum ipsis succedit, quo de posterius </text:span><text:span text:style-name="T3">peragam.<text:line-break/></text:span><text:span text:style-name="T3">Itaque ex tribus principiis unum in anteriores </text:span><text:span text:style-name="T3">musculos<text:line-break/></text:span><text:span text:style-name="T3">solos diffunditur. Alterum simul cum magnis vasis </text:span><text:span text:style-name="T3">porrigitur,<text:line-break/></text:span><text:span text:style-name="T3">ipsisque vasis ramos araneosos et mufcnlis </text:span><text:span text:style-name="T3">contiguisimpartit;</text:span></text:p>
      <text:p text:style-name="P10"><text:span text:style-name="T3">porro </text:span><text:span text:style-name="T3">contingunt ipsum subjectus maximus femoris mu-<text:line-break/>sculus, incumbens vero tenuis et angustus, quem pri-<text:line-break/></text:span><text:span text:style-name="T3">mum </text:span><text:span text:style-name="T3">inter femoris musculos dissecamus. Quod restat<text:line-break/></text:span><text:span text:style-name="T3">tertium </text:span><text:span text:style-name="T3">nervorum initium, amplum ossis pubis foramen<text:line-break/></text:span><text:span text:style-name="T3">permeat, et nimirum </text:span><text:span text:style-name="T3">duos parvos musculos id amplexos,<text:line-break/></text:span><text:span text:style-name="T3">unum utrinque, </text:span><text:span text:style-name="T3">extrinsecus alterum, lutrinsccus reli-<text:line-break/></text:span><text:span text:style-name="T3">quum, quos inter </text:span><text:span text:style-name="T3">ischii articuli motores audisti anatomi-<text:line-break/>cis </text:span><text:span text:style-name="T3">praetermissos. Verum </text:span><text:span text:style-name="T3">scinditur nervus hic bipartito,<text:line-break/></text:span><text:span text:style-name="T3">priusquam musculos </text:span><text:span text:style-name="T3">permeet, ac partium ipsius altera<text:line-break/></text:span><text:span text:style-name="T3">quidem elatior in </text:span><text:span text:style-name="T3">musculum procurrens a pectinis osse<text:line-break/></text:span><text:span text:style-name="T3">ortum, quem secundum </text:span><text:span text:style-name="T3">dissecare didicisti, universa dis-<text:line-break/></text:span><text:span text:style-name="T3">serninatur; major </text:span><text:span text:style-name="T3">vero et demissior, ubi foramen parvos-<text:line-break/></text:span><text:span text:style-name="T3">que circa ipsum musculos </text:span><text:span text:style-name="T3">permeaverit, in maximum fe-<text:line-break/></text:span><text:span text:style-name="T3">rnoris musculum finditur, </text:span><text:span text:style-name="T3">et ramos quosdam admodum<text:line-break/></text:span><text:span text:style-name="T3">tenues musculis exiguis </text:span><text:span text:style-name="T3">ipsi vicinis communicat. Haec'<text:line-break/></text:span><text:span text:style-name="T3">jam tria </text:span><text:span text:style-name="T3">principia </text:span><text:span text:style-name="T3">intuitus, </text:span><text:span text:style-name="T3">ut dixi, ad quartum duorum<text:line-break/></text:span><text:span text:style-name="T3">ramorum grandium, qui </text:span><text:span text:style-name="T3">in crus deferuntur mittuiitque’</text:span></text:p>
      <text:p text:style-name="P10"><text:span text:style-name="T3">ad extremos usque digitos propagines, descendas. </text:span><text:span text:style-name="T3">Evadit<text:line-break/></text:span><text:span text:style-name="T3">autem et hoc conspicuum musculis natium incisis, </text:span><text:span text:style-name="T3">quos<text:line-break/></text:span><text:span text:style-name="T3">praecedente libro tradidi in dissectione eorum, qui </text:span><text:span text:style-name="T20">co-<text:line-break/></text:span><text:span text:style-name="T20">xendicis</text:span><text:span text:style-name="T3"> articulum movent. Cum his lucidantur </text:span><text:span text:style-name="T3">simul<text:line-break/></text:span><text:span text:style-name="T3">capita musculorum femoris, quos numero quatuor </text:span><text:span text:style-name="T3">ex co-<text:line-break/></text:span><text:span text:style-name="T3">xendicis osse ortum ducere commemorari; quippe </text:span><text:span text:style-name="T3">gran-<text:line-break/></text:span><text:span text:style-name="T3">des nervi illis subjecti apparent, qui foras ab </text:span><text:span text:style-name="T3">interiore<text:line-break/></text:span><text:span text:style-name="T3">lati ossis parte cum nervulis tenuibus ex eo </text:span><text:span text:style-name="T3">productis<text:line-break/></text:span><text:span text:style-name="T3">emergunt. Verum illi lu omnes, qui circa </text:span><text:span text:style-name="T3">articulum<text:line-break/></text:span><text:span text:style-name="T3">funt, musculos exteriores disperguntur; primum </text:span><text:span text:style-name="T3">ex uni-<text:line-break/></text:span><text:span text:style-name="T3">versis superficiarium, qui articulum retrorsium agit; </text:span><text:span text:style-name="T3">mox<text:line-break/></text:span><text:span text:style-name="T3">carnosum sub ipso magnum; deinde parvos iufra </text:span><text:span text:style-name="T3">hunc<text:line-break/></text:span><text:span text:style-name="T3">latentes, unum ex ilium osse procedentem, </text:span><text:span text:style-name="T3">alterum ex<text:line-break/></text:span><text:span text:style-name="T3">lato, qui livens semper apparet, et tertium </text:span><text:span text:style-name="T3">post ipsos<text:line-break/></text:span><text:span text:style-name="T3">alium a pectinis osse </text:span><text:span text:style-name="T20">ad magnum</text:span><text:span text:style-name="T3"> femoris </text:span><text:span text:style-name="T3">trochantera<text:line-break/></text:span><text:span text:style-name="T3">procurrentem. lnsumptis jam in hos </text:span><text:span text:style-name="T20">nervis</text:span><text:span text:style-name="T3"> </text:span><text:span text:style-name="T3">tenuibus,<text:line-break/></text:span><text:span text:style-name="T3">qni aliquando quidem et capitibus quatuor </text:span><text:span text:style-name="T3">dictorum mu-</text:span></text:p>
      <text:p text:style-name="P10"><text:span text:style-name="T3">sculorum ramos communicant, postea grandes foli per<text:line-break/>femoris regionem postremam excurrentes apparent; qui<text:line-break/>maximum sane 'ramum lato musculo', notabilem vero<text:line-break/></text:span><text:span text:style-name="T3">aliis </text:span><text:span text:style-name="T3">quoque </text:span><text:span text:style-name="T3">tribus </text:span><text:span text:style-name="T3">dispensant, </text:span><text:span text:style-name="T3">interdum </text:span><text:span text:style-name="T3">et femoris ma-<text:line-break/></text:span><text:span text:style-name="T3">ximo. At latus musculus </text:span><text:span text:style-name="T3">non </text:span><text:span text:style-name="T3">modo </text:span><text:span text:style-name="T3">sursum ad caput,<text:line-break/></text:span><text:span text:style-name="T3">sicut alii, nervum capit, </text:span><text:span text:style-name="T3">sed </text:span><text:span text:style-name="T3">etiam </text:span><text:span text:style-name="T3">alterum postea, cum<text:line-break/></text:span><text:span text:style-name="T3">grandes nervi, de quibus agitur, </text:span><text:span text:style-name="T3">femoris medium per-<text:line-break/></text:span><text:span text:style-name="T3">reptaverint. Ab hoc </text:span><text:span text:style-name="T3">autem nervo propagantur, qui ad<text:line-break/></text:span><text:span text:style-name="T3">cutem excidunt, </text:span><text:span text:style-name="T3">uti paulo prius dictum est. Qui igitur<text:line-break/></text:span><text:span text:style-name="T3">in femore consistunt, </text:span><text:span text:style-name="T3">in hunc modum se habent.</text:span></text:p>
      <text:h text:style-name="Heading_20_2" text:outline-level="2">Cap. XI.</text:h>
      <text:p text:style-name="P58"><text:span text:style-name="T3">Tibiae vero nervos deinceps inspicito.<text:line-break/></text:span><text:span text:style-name="T3">Duo soli in tibia </text:span><text:span text:style-name="T3">grandes nervi per semoris posteriorem<text:line-break/></text:span><text:span text:style-name="T3">sedem conspicui </text:span><text:span text:style-name="T3">apparent, quemadmodum antea quoque<text:line-break/></text:span><text:span text:style-name="T3">declaratum </text:span><text:span text:style-name="T3">est, </text:span><text:span text:style-name="T3">latiore </text:span><text:span text:style-name="T3">musculo inciso. Qua enim hic<text:line-break/></text:span><text:span text:style-name="T3">adjacentem attingit, illac </text:span><text:span text:style-name="T3">longissime porrigitur; alter vero<text:line-break/></text:span><text:span text:style-name="T3">musculus </text:span><text:span text:style-name="T3">genu </text:span><text:span text:style-name="T3">articulo </text:span><text:span text:style-name="T3">ricinus </text:span><text:span text:style-name="T3">adeo, </text:span><text:span text:style-name="T3">ut ipsum contingat,<text:line-break/></text:span><text:span text:style-name="T3">ad </text:span><text:span text:style-name="T3">internas tibiae partes </text:span><text:span text:style-name="T3">recedit </text:span><text:span text:style-name="T3">Nervi </text:span><text:span text:style-name="T3">autem sub </text:span><text:span text:style-name="T3">uni-</text:span></text:p>
      <text:p text:style-name="P10"><text:span text:style-name="T3">co </text:span><text:span text:style-name="T3">lato feruntur, ad tibiae principium excurrentes</text:span><text:span text:style-name="T3">; </text:span><text:span text:style-name="T3">at-<text:line-break/></text:span><text:span text:style-name="T3">que ibidem primum separantur invicem, alter, </text:span><text:span text:style-name="T3">qui </text:span><text:span text:style-name="T3">mi-<text:line-break/></text:span><text:span text:style-name="T3">nor est, exterioribus' ipsius musculis distribuendus, </text:span><text:span text:style-name="T3">alter,<text:line-break/></text:span><text:span text:style-name="T3">puta major, luterioribus. Sed externus tibiam </text:span><text:span text:style-name="T3">subter<text:line-break/></text:span><text:span text:style-name="T3">fibulae caput ingreditur; luterior, quem </text:span><text:span text:style-name="T3">majorem </text:span><text:span text:style-name="T3">esse<text:line-break/></text:span><text:span text:style-name="T3">retuli, juxta surae initium profundius immergitur, </text:span><text:span text:style-name="T3">idque<text:line-break/></text:span><text:span text:style-name="T3">media regione luter duo grandium ipsius </text:span><text:span text:style-name="T3">musculorum,<text:line-break/></text:span><text:span text:style-name="T3">quae superiorem libro ex femore enata didicisti, </text:span><text:span text:style-name="T3">capita<text:line-break/></text:span><text:span text:style-name="T3">Atque hujus nervi pars reliqua non mediocris </text:span><text:span text:style-name="T3">in </text:span><text:span text:style-name="T3">pedis<text:line-break/></text:span><text:span text:style-name="T3">inferiora porrigitur; alterius autem tenuia </text:span><text:span text:style-name="T3">extrema </text:span><text:span text:style-name="T3">fn-<text:line-break/></text:span><text:span text:style-name="T3">premis tursi partibus dispensantur; portio quaedam </text:span><text:span text:style-name="T3">ipsius<text:line-break/></text:span><text:span text:style-name="T3">etiam ad nervum alterum pervenit, qui per </text:span><text:span text:style-name="T3">suram prope<text:line-break/></text:span><text:span text:style-name="T3">inseriores tibiae partes defertur. Itaque </text:span><text:span text:style-name="T3">infimam pedis<text:line-break/></text:span><text:span text:style-name="T3">siedem nervus urnis subit haud exiguus, in </text:span><text:span text:style-name="T3">omnes </text:span><text:span text:style-name="T3">ipsius<text:line-break/></text:span><text:span text:style-name="T3">partes distributus. Porro hic nervus ex altero </text:span><text:span text:style-name="T3">grandium<text:line-break/></text:span><text:span text:style-name="T3">fuperest, quem in posteriores tibiae musculos </text:span><text:span text:style-name="T3">digeri </text:span><text:span text:style-name="T3">com-<text:line-break/></text:span><text:span text:style-name="T3">memoravimus</text:span><text:span text:style-name="T3">; caeterum in inferiores pedis </text:span><text:span text:style-name="T3">partea </text:span><text:span text:style-name="T3">des</text:span></text:p>
      <text:p text:style-name="P10"><text:span text:style-name="T3">scendit una cum tendinibus, qui digitos ipsius inflectunt.<text:line-break/>Insuper anterioris nervi particulam quampiam huic' mi-<text:line-break/>sceri dictum nobis esu At in supernam partem pedis<text:line-break/></text:span><text:span text:style-name="T3">exiles </text:span><text:span text:style-name="T3">nervuli quatuor porriguntur, trium nervulorum<text:line-break/></text:span><text:span text:style-name="T3">reliquiae, unius certe, </text:span><text:span text:style-name="T3">qui cum vena intra tibiam defer-<text:line-break/>tur; alterius, qui retro suram per summa sc promit, cu-<text:line-break/></text:span><text:span text:style-name="T3">jus' mentionem </text:span><text:span text:style-name="T3">paulo prius seci, nempe quum dicerem,<text:line-break/></text:span><text:span text:style-name="T3">ipsum lu surae initium </text:span><text:span text:style-name="T3">intcr musculos ex. femore ortos<text:line-break/></text:span><text:span text:style-name="T3">inseri. Procedit autem </text:span><text:span text:style-name="T3">cx magno nervo, ubi is inseritur,<text:line-break/></text:span><text:span text:style-name="T3">alius </text:span><text:span text:style-name="T3">quidam </text:span><text:span text:style-name="T3">nervulus</text:span><text:span text:style-name="T3">, qui per suram procurrens a mu-<text:line-break/></text:span><text:span text:style-name="T3">sculo fibulae porrecto </text:span><text:span text:style-name="T3">ad extremum ipsius pedi proxlumm<text:line-break/></text:span><text:span text:style-name="T3">pervenit, atque </text:span><text:span text:style-name="T3">inibi externis tarsi partibus prope ex-<text:line-break/></text:span><text:span text:style-name="T3">iguos digitos </text:span><text:span text:style-name="T3">disseminatur, queinadmodum praedictus,<text:line-break/></text:span><text:span text:style-name="T3">quem </text:span><text:span text:style-name="T3">simul </text:span><text:span text:style-name="T3">cum vena </text:span><text:span text:style-name="T3">per </text:span><text:span text:style-name="T3">totum </text:span><text:span text:style-name="T3">crus ferri retuli, ad<text:line-break/></text:span><text:span text:style-name="T3">magnos digitos sines expandit. Hos intcr </text:span><text:span text:style-name="T3">aliae duae al-<text:line-break/></text:span><text:span text:style-name="T3">terius grandium nervorum reliquiae ; </text:span><text:span text:style-name="T3">qui anteriores tibiae<text:line-break/></text:span><text:span text:style-name="T3">musculos amplexari dictus est, deorsum </text:span><text:span text:style-name="T3">versus proten-</text:span></text:p>
      <text:p text:style-name="P10"><text:span text:style-name="T3">dunt, medium tarsi 'conscendentes. Altera, quidem </text:span><text:span text:style-name="T3">ipsarum<text:line-break/></text:span><text:span text:style-name="T3">lu superficie sub , cute </text:span><text:span text:style-name="T3">consistit, </text:span><text:span text:style-name="T3">ligamento , quod </text:span><text:span text:style-name="T3">est </text:span><text:span text:style-name="T3">ad<text:line-break/></text:span><text:span text:style-name="T3">articulum, incumbens ac </text:span><text:span text:style-name="T3">solis </text:span><text:span text:style-name="T3">particulis, . quae </text:span><text:span text:style-name="T3">ad cutem<text:line-break/></text:span><text:span text:style-name="T3">tersi sunt, disseminata; altera vero in imo fab </text:span><text:span text:style-name="T3">ligamento<text:line-break/></text:span><text:span text:style-name="T3">superstratis tarsi musculis dispensatur omnibus, </text:span><text:span text:style-name="T3">quorum<text:line-break/></text:span><text:span text:style-name="T3">tendines obliquo digitorum motui praeesse audivisti.</text:span></text:p>
      <text:h text:style-name="Heading_20_2" text:outline-level="2">Cap. XI<text:span text:style-name="T1">I</text:span>.</text:h>
      <text:p text:style-name="P58"><text:span text:style-name="T3">Exigua porro vena crus, per os pectinis<text:line-break/>adit, .modicam . quandam ipsius partem nutriens, </text:span><text:span text:style-name="T3">cujus<text:line-break/></text:span><text:span text:style-name="T3">mentionem postea facturus sum. Una autem </text:span><text:span text:style-name="T3">alia </text:span><text:span text:style-name="T3">vena<text:line-break/></text:span><text:span text:style-name="T3">maxima totum in crus ab interiore ipsius parte </text:span><text:span text:style-name="T3">per </text:span><text:span text:style-name="T3">ic-<text:line-break/></text:span><text:span text:style-name="T3">gnimitprocurrens disseminatur:, propagines quaedam </text:span><text:span text:style-name="T3">ipsi-<text:line-break/></text:span><text:span text:style-name="T3">us </text:span><text:span text:style-name="T3">inordinatae ad cutem, permeant, quas nonnulli </text:span><text:span text:style-name="T3">medico-<text:line-break/></text:span><text:span text:style-name="T3">rum </text:span><text:span text:style-name="T42">σποράδας, </text:span><text:span text:style-name="T20">sparsas,</text:span><text:span text:style-name="T3"> appellanti Quae iu </text:span><text:span text:style-name="T3">musculos </text:span><text:span text:style-name="T3">di-<text:line-break/></text:span><text:span text:style-name="T3">geruntur, ordinatum, habent tum .ortum, </text:span><text:span text:style-name="T3">tum </text:span><text:span text:style-name="T3">situm;<text:line-break/></text:span><text:span text:style-name="T3">nec </text:span><text:span text:style-name="T3">tamen ipsae magnitudinis aequalitatem </text:span><text:span text:style-name="T3">in </text:span><text:span text:style-name="T3">omnibus<text:line-break/></text:span><text:span text:style-name="T3">conservant, ut ne lu manibus ‘quidem. </text:span><text:span text:style-name="T3">Dicentur </text:span><text:span text:style-name="T3">autem<text:line-break/></text:span><text:span text:style-name="T3">nobis </text:span><text:span text:style-name="T3">etiam nunc, quae plerumque suboles </text:span><text:span text:style-name="T3">majoris </text:span><text:span text:style-name="T3">venae</text:span></text:p>
      <text:p text:style-name="P10"><text:span text:style-name="T3">apparent; quae omnium crus perreptantium veluti trun-<text:line-break/>cus esu Statim igitur ramus quidam iu priorem luter-<text:line-break/>nainque femoris regionem perscrtm, multifariam summa<text:line-break/>sub cute in ipsum distributus. Ab hoc alii tenues, modi-<text:line-break/>cis intervallis sparsi, in cutem tres quatuorve disserui-<text:line-break/></text:span><text:span text:style-name="T3">nantur. </text:span><text:span text:style-name="T3">Deinde </text:span><text:span text:style-name="T3">alius </text:span><text:span text:style-name="T3">notandae magnitudinis, primo fimi-<text:line-break/></text:span><text:span text:style-name="T3">lis, medio in femore </text:span><text:span text:style-name="T3">prope musculum arctum considera-<text:line-break/></text:span><text:span text:style-name="T3">tur; </text:span><text:span text:style-name="T3">in </text:span><text:span text:style-name="T3">quem ipsum quoque </text:span><text:span text:style-name="T3">vena indidem maxime luse-<text:line-break/></text:span><text:span text:style-name="T3">ritur. Delude aliae exiles </text:span><text:span text:style-name="T3">propagines, duae forsan et<text:line-break/></text:span><text:span text:style-name="T3">tres, modicis spatiis </text:span><text:span text:style-name="T3">digeruntur; post has alia insignis ge-<text:line-break/></text:span><text:span text:style-name="T3">nu interius subit; deinde </text:span><text:span text:style-name="T3">sequitur alia, duas in partes<text:line-break/></text:span><text:span text:style-name="T3">divaricata</text:span><text:span text:style-name="T3">; </text:span><text:span text:style-name="T3">huic succedunt </text:span><text:span text:style-name="T3">aliae plures. </text:span><text:span text:style-name="T3">Hae </text:span><text:span text:style-name="T3">quidem<text:line-break/></text:span><text:span text:style-name="T3">subter cutem summum </text:span><text:span text:style-name="T3">omnes </text:span><text:span text:style-name="T3">consistunt. </text:span><text:span text:style-name="T3">In imo aliae<text:line-break/></text:span><text:span text:style-name="T3">quaedam hunc in modum </text:span><text:span text:style-name="T3">se habenti Post inguina pri-<text:line-break/></text:span><text:span text:style-name="T3">ma anterioribus duobus </text:span><text:span text:style-name="T3">musculis dispensatur. Mox alia<text:line-break/></text:span><text:span text:style-name="T3">penitus, grandis satis, intra maximum </text:span><text:span text:style-name="T3">omnium musculum<text:line-break/></text:span><text:span text:style-name="T3">et ex anterioribus internum porrigitur;' </text:span><text:span text:style-name="T3">a qua plures<text:line-break/></text:span><text:span text:style-name="T3">venarum propagines </text:span><text:span text:style-name="T3">in </text:span><text:span text:style-name="T3">omnes </text:span><text:span text:style-name="T3">propemodum femoris</text:span></text:p>
      <text:p text:style-name="P10"><text:span text:style-name="T3">musculos disperguntur. Post </text:span><text:span text:style-name="T3">hanc</text:span><text:span text:style-name="T3">, quam praedixi </text:span><text:span text:style-name="T3">subter<text:line-break/></text:span><text:span text:style-name="T3">cutem distribui; ac post eandem etiam alia quaepiam </text:span><text:span text:style-name="T3">de-<text:line-break/></text:span><text:span text:style-name="T3">inceps in . grandem ex .anterioribus musculum ingreditur,<text:line-break/>elatius ad externam femoris regionem emergens. </text:span><text:span text:style-name="T3">Insu-<text:line-break/></text:span><text:span text:style-name="T3">per post illam alia notatu digna profundius in </text:span><text:span text:style-name="T3">maximum<text:line-break/></text:span><text:span text:style-name="T3">rnuscnium er que ricinos inseritur; atque post has </text:span><text:span text:style-name="T3">in su-<text:line-break/></text:span><text:span text:style-name="T3">persicialium enumeratione praedicta, quae ab intima </text:span><text:span text:style-name="T3">ge-<text:line-break/></text:span><text:span text:style-name="T3">uu parte adusque tibiae extremum multiplici </text:span><text:span text:style-name="T3">ramorum<text:line-break/></text:span><text:span text:style-name="T3">serie cutem subiti Caeterum prope jam. dictam </text:span><text:span text:style-name="T3">propagi-<text:line-break/></text:span><text:span text:style-name="T3">pem alias quoque spectabis, 'quae </text:span><text:span text:style-name="T3">a </text:span><text:span text:style-name="T3">majore vena in </text:span><text:span text:style-name="T3">imas<text:line-break/></text:span><text:span text:style-name="T3">maxiini musculi partes et totum penitius articulum </text:span><text:span text:style-name="T3">dif-<text:line-break/></text:span><text:span text:style-name="T3">funduntur. At praeter praedictas nonnunquam statim </text:span><text:span text:style-name="T3">mag-<text:line-break/></text:span><text:span text:style-name="T3">na veua in. ramos finditur; aliquando ante fissuram </text:span><text:span text:style-name="T3">vena<text:line-break/></text:span><text:span text:style-name="T3">prope surae initium ex ea procedit, per infernas </text:span><text:span text:style-name="T3">articu-<text:line-break/></text:span><text:span text:style-name="T3">li partes lu exteriora erumpens. . Jam vero, </text:span><text:span text:style-name="T3">ipsi fibulae<text:line-break/></text:span><text:span text:style-name="T3">bipartita venae suboles apponitur, quarum aItera </text:span><text:span text:style-name="T3">in. </text:span><text:span text:style-name="T3">su-<text:line-break/></text:span><text:span text:style-name="T3">perficie externis partibus fibulae ad malleolum </text:span><text:span text:style-name="T3">usque </text:span><text:span text:style-name="T3">ra-</text:span></text:p>
      <text:p text:style-name="P10"><text:span text:style-name="T3">morum </text:span><text:span text:style-name="T3">seriem spargit</text:span><text:span text:style-name="T3">;• </text:span><text:span text:style-name="T3">altera per' ima exteriorum mu-<text:line-break/>fculomm ducta, ramos singulis communicans, intra tibi-<text:line-break/>am fibulamque juxta iuferiorem fibulae finem pervadit;<text:line-break/>nam utraque hoc et praedicto </text:span><text:span text:style-name="T3">venae </text:span><text:span text:style-name="T3">superficialis extre-<text:line-break/></text:span><text:span text:style-name="T3">mo. protuberans fibulae processus </text:span><text:span text:style-name="T3">comprehenditur. Ve-<text:line-break/></text:span><text:span text:style-name="T3">rum apparet nonnunquam, ubi inajor </text:span><text:span text:style-name="T3">vena duplicem ra-<text:line-break/></text:span><text:span text:style-name="T3">mum juxta poplitem emiserit, altera </text:span><text:span text:style-name="T3">ex partc venam,<text:line-break/></text:span><text:span text:style-name="T3">de qua </text:span><text:span text:style-name="T3">mentionem feci, enasci. </text:span><text:span text:style-name="T3">At </text:span><text:span text:style-name="T3">quomodocunqne scis-<text:line-break/></text:span><text:span text:style-name="T3">sa fuerit </text:span><text:span text:style-name="T3">seseve </text:span><text:span text:style-name="T3">habeat, </text:span><text:span text:style-name="T3">etiam reliqua vena major bifari-<text:line-break/></text:span><text:span text:style-name="T3">am in poplite dividitur; </text:span><text:span text:style-name="T3">deinde </text:span><text:span text:style-name="T3">cum altera parte </text:span><text:span text:style-name="T3">suram<text:line-break/></text:span><text:span text:style-name="T3">perreptans, </text:span><text:span text:style-name="T3">ad malleolorum in tibia </text:span><text:span text:style-name="T3">finem </text:span><text:span text:style-name="T3">procurrit;<text:line-break/></text:span><text:span text:style-name="T3">liinc ad imam pedis </text:span><text:span text:style-name="T3">regicnem vecta, </text:span><text:span text:style-name="T3">per </text:span><text:span text:style-name="T3">medium tibiae<text:line-break/></text:span><text:span text:style-name="T3">ae fibulae lu eam </text:span><text:span text:style-name="T3">distribuitur. Altera parte anteriorem<text:line-break/></text:span><text:span text:style-name="T3">tibiae ossis regionem pcrmeans, </text:span><text:span text:style-name="T3">in plures venas sciuditur,<text:line-break/></text:span><text:span text:style-name="T3">quae omnes anteriore parte intra </text:span><text:span text:style-name="T3">tibiam et fibulam de-<text:line-break/></text:span><text:span text:style-name="T3">feruntur, atque extrema ipsarum ad tarsum </text:span><text:span text:style-name="T3">usque et pe-<text:line-break/></text:span><text:span text:style-name="T3">dern digitosque permeant, tum luter </text:span><text:span text:style-name="T3">fe, tum jis, quae</text:span></text:p>
      <text:p text:style-name="P10"><text:span text:style-name="T3">adjacent, permixta 'Hujus </text:span><text:span text:style-name="T3">.etenim venae, </text:span><text:span text:style-name="T3">-quae </text:span><text:span text:style-name="T3">anterio-<text:line-break/></text:span><text:span text:style-name="T3">rem tibiae partem intercurrit seludtturque, ut </text:span><text:span text:style-name="T3">nictum<text:line-break/></text:span><text:span text:style-name="T13">est, </text:span><text:span text:style-name="T3">in totam fibulae tibiaeque ossis regionem interrnedi-<text:line-break/>am, venae duae notandae propter extuberantes tibiae </text:span><text:span text:style-name="T3">si-<text:line-break/></text:span><text:span text:style-name="T3">bulaeque terminos subeunt, </text:span><text:span text:style-name="T3">alias </text:span><text:span text:style-name="T3">omnes </text:span><text:span text:style-name="T3">medio </text:span><text:span text:style-name="T3">suo </text:span><text:span text:style-name="T3">corn-<text:line-break/></text:span><text:span text:style-name="T3">plexae. </text:span><text:span text:style-name="T3">Ac </text:span><text:span text:style-name="T3">praedictis </text:span><text:span text:style-name="T3">in </text:span><text:span text:style-name="T3">utroque extremo hae </text:span><text:span text:style-name="T3">venae<text:line-break/></text:span><text:span text:style-name="T3">miscentur, </text:span><text:span text:style-name="T3">interior</text:span><text:span text:style-name="T3">-sane </text:span><text:span text:style-name="T3">ni, quae </text:span><text:span text:style-name="T3">prope </text:span><text:span text:style-name="T3">genu </text:span><text:span text:style-name="T3">propagatur,<text:line-break/>intrinsecus autem supra suram tibiamque totam ad </text:span><text:span text:style-name="T3">malle-<text:line-break/></text:span><text:span text:style-name="T3">olos porrecta est; exterior </text:span><text:span text:style-name="T3">societatem luit </text:span><text:span text:style-name="T3">cum venis </text:span><text:span text:style-name="T3">ibi-<text:line-break/></text:span><text:span text:style-name="T3">dem relatis ab ea </text:span><text:span text:style-name="T3">porrigi, quae </text:span><text:span text:style-name="T3">per exteriores </text:span><text:span text:style-name="T3">fibulae<text:line-break/></text:span><text:span text:style-name="T3">partes declivis fertur; verum </text:span><text:span text:style-name="T3">ab iis, </text:span><text:span text:style-name="T3">quae ad tibiae </text:span><text:span text:style-name="T3">fibu-<text:line-break/></text:span><text:span text:style-name="T3">laeque extrema invicem coeunt, exiles.quaedam ad </text:span><text:span text:style-name="T3">ter-<text:line-break/></text:span><text:span text:style-name="T3">sum pedis, excurrunt</text:span><text:span text:style-name="T3">,, </text:span><text:span text:style-name="T3">majores autem ipsis ad imas </text:span><text:span text:style-name="T3">par-<text:line-break/></text:span><text:span text:style-name="T3">tes evadunt, praesertim regione interna, qua tibiae </text:span><text:span text:style-name="T3">sicis<text:line-break/></text:span><text:span text:style-name="T3">extuberans habetur. Ex quibus venis tota pedis </text:span><text:span text:style-name="T3">regio<text:line-break/></text:span><text:span text:style-name="T3">inferior alimentum. accipit. Porro posterior pars, </text:span><text:span text:style-name="T3">quae<text:line-break/></text:span><text:span text:style-name="T3">ad calcem habetur, a proximis intus surisque ramos </text:span><text:span text:style-name="T3">iu-</text:span></text:p>
      <text:p text:style-name="P10"><text:span text:style-name="T3">vicem coeuntes suscipit</text:span><text:span text:style-name="T3">; </text:span><text:span text:style-name="T3">siquidem hoc communiter luau-<text:line-break/>diendum est, sicut jam prius dixi,: extrema venarum </text:span><text:span text:style-name="T3">et-<text:line-break/></text:span><text:span text:style-name="T3">iam aliis partibus commisceri, potissimum lu summo cor-<text:line-break/>pore. Verum ejusmodi sunt manifesta, ut quae una </text:span><text:span text:style-name="T3">cum<text:line-break/></text:span><text:span text:style-name="T3">dictis vel </text:span><text:span text:style-name="T3">me </text:span><text:span text:style-name="T3">tacente intelligantur. . Nam venas- ac ner- '<text:line-break/></text:span><text:span text:style-name="T3">vos </text:span><text:span text:style-name="T3">in </text:span><text:span text:style-name="T3">tarfum excurrentes usque </text:span><text:span text:style-name="T3">ad pedis extremum por-<text:line-break/></text:span><text:span text:style-name="T3">rigi necesse essi Jani </text:span><text:span text:style-name="T3">vero quis ignorat, earum pariter,<text:line-break/></text:span><text:span text:style-name="T3">quae a fibula ad ipsum </text:span><text:span text:style-name="T3">perveniunt, extrema in parvos<text:line-break/></text:span><text:span text:style-name="T3">digitos protendere</text:span><text:span text:style-name="T3">, </text:span><text:span text:style-name="T3">rursus a </text:span><text:span text:style-name="T3">tibia prodeuntium terminos<text:line-break/></text:span><text:span text:style-name="T3">magnos subire, quemadmodum </text:span><text:span text:style-name="T3">et </text:span><text:span text:style-name="T20">a</text:span><text:span text:style-name="T3"> </text:span><text:span text:style-name="T3">media </text:span><text:span text:style-name="T3">regione tibiae<text:line-break/></text:span><text:span text:style-name="T3">fibulaeque procedentium </text:span><text:span text:style-name="T3">siues </text:span><text:span text:style-name="T3">lu medios </text:span><text:span text:style-name="T3">expandi? Vena<text:line-break/></text:span><text:span text:style-name="T3">igitur per inguina excurrens hunc lu modum </text:span><text:span text:style-name="T3">propagatur;<text:line-break/></text:span><text:span text:style-name="T3">quae vero pubis </text:span><text:span text:style-name="T20">os</text:span><text:span text:style-name="T3"> perreptat, </text:span><text:span text:style-name="T3">solis </text:span><text:span text:style-name="T3">indidem </text:span><text:span text:style-name="T3">partibus<text:line-break/></text:span><text:span text:style-name="T3">distribuitur; praeponitur </text:span><text:span text:style-name="T3">autem huic ossi musculus unus<text:line-break/></text:span><text:span text:style-name="T3">exilis foramen totum complexus; </text:span><text:span text:style-name="T3">huic supernnscuntur<text:line-break/></text:span><text:span text:style-name="T3">primae partes maximi musculi, </text:span><text:span text:style-name="T3">cui </text:span><text:span text:style-name="T3">adnasuitur </text:span><text:span text:style-name="T3">tertius ex<text:line-break/></text:span><text:span text:style-name="T3">pubis ossium commissura ortus,.. utrinqne </text:span><text:span text:style-name="T3">unus. Itaque<text:line-break/></text:span><text:span text:style-name="T3">vena haec parvmn totum, scd maximi </text:span><text:span text:style-name="T3">partem haud-anr-</text:span></text:p>
      <text:p text:style-name="P10"><text:span text:style-name="T3">plam nutrit, ejus autem, qui ex commissura </text:span><text:span text:style-name="T3">exoritur,<text:line-break/></text:span><text:span text:style-name="T3">plurimam; siquidem in imas hujus musculi partes </text:span><text:span text:style-name="T3">tum<text:line-break/></text:span><text:span text:style-name="T3">vena, tum nervus alius inseritur. Verum extrema </text:span><text:span text:style-name="T3">venae,<text:line-break/></text:span><text:span text:style-name="T3">de. qua disseruimus, lu idem cum extremis coeunt,- </text:span><text:span text:style-name="T3">a<text:line-break/></text:span><text:span text:style-name="T3">majore quidem vena profectis, sed primoribus </text:span><text:span text:style-name="T3">maximi<text:line-break/></text:span><text:span text:style-name="T3">musculi partibus iufertis</text:span><text:span text:style-name="T3">, </text:span><text:span text:style-name="T3">quae hic dissipantur.</text:span></text:p>
      <text:h text:style-name="Heading_20_2" text:outline-level="2">Cap. XIII.</text:h>
      <text:p text:style-name="P58"><text:span text:style-name="T3">Porro </text:span><text:span text:style-name="T3">arteria </text:span><text:span text:style-name="T3">maxima </text:span><text:span text:style-name="T3">cruri </text:span><text:span text:style-name="T3">per </text:span><text:span text:style-name="T3">luguina<text:line-break/></text:span><text:span text:style-name="T3">inseritur, eo nimirum </text:span><text:span text:style-name="T3">loco, </text:span><text:span text:style-name="T3">quo vena magna, ac </text:span><text:span text:style-name="T3">macilen-<text:line-break/></text:span><text:span text:style-name="T3">tis uoagnoqne pulsu praeditis digitos admovens </text:span><text:span text:style-name="T3">sensi-<text:line-break/></text:span><text:span text:style-name="T3">bilem inibi motum percipies. Utrnrnque autem </text:span><text:span text:style-name="T3">vas per<text:line-break/></text:span><text:span text:style-name="T3">interiora femoris fertur</text:span><text:span text:style-name="T3">, </text:span><text:span text:style-name="T3">arctiori ipsius musculo </text:span><text:span text:style-name="T3">lucum-<text:line-break/></text:span><text:span text:style-name="T3">bens, lu quem, veluti in omnes alios femur perreptantes,<text:line-break/>arteriae rami pro magnitudinis portione perveniunt. </text:span><text:span text:style-name="T3">Sed<text:line-break/></text:span><text:span text:style-name="T3">'quemadmodum in mana</text:span><text:span text:style-name="T3">, </text:span><text:span text:style-name="T3">sic. etiam in crure se </text:span><text:span text:style-name="T3">habet<text:line-break/></text:span><text:span text:style-name="T3">-Venae quidem arteriis in musculos insertis cohaerent; </text:span><text:span text:style-name="T3">non<text:line-break/></text:span><text:span text:style-name="T3">tamen arteriae superficiarias venas una conscendunt, </text:span><text:span text:style-name="T3">ve-<text:line-break/></text:span><text:span text:style-name="T3">rum altius femper per musculos ingrediuntur; </text:span><text:span text:style-name="T3">Quotigi-</text:span></text:p>
      <text:p text:style-name="P10"><text:span text:style-name="T3">tur venas dixi profundius in femoris musculos prope </text:span><text:span text:style-name="T20">ti-<text:line-break/>biam</text:span><text:span text:style-name="T3"> </text:span><text:span text:style-name="T3">propagari</text:span><text:span text:style-name="T3">, his omnibus adjacet arteria, lu super-<text:line-break/>ficie cxtautium nulli. Id autem inde liquido conflet,<text:line-break/>quod </text:span><text:span text:style-name="T3">carnosis </text:span><text:span text:style-name="T3">nusquam lu crure pulsus appareat, nisi in<text:line-break/></text:span><text:span text:style-name="T3">tarso directe ad </text:span><text:span text:style-name="T3">secundum digitum post maximum. Tan-<text:line-break/></text:span><text:span text:style-name="T3">gimus itaque subinde </text:span><text:span text:style-name="T3">arteriam inibi sitam, quum eam,<text:line-break/></text:span><text:span text:style-name="T3">quae brachiali subest, </text:span><text:span text:style-name="T3">attingere non potuerimus. Sunt<text:line-break/></text:span><text:span text:style-name="T3">porro et aliae </text:span><text:span text:style-name="T3">in </text:span><text:span text:style-name="T3">tarso </text:span><text:span text:style-name="T3">ac pede arteriae, quae crebro in<text:line-break/></text:span><text:span text:style-name="T3">macilentis pulsum </text:span><text:span text:style-name="T3">indicent, quando in magnitudinem ele-<text:line-break/></text:span><text:span text:style-name="T3">vantur. At in </text:span><text:span text:style-name="T3">brachiali exteriore nullam asseruimus </text:span><text:span text:style-name="T20">re-<text:line-break/></text:span><text:span text:style-name="T3">periri arteriam, </text:span><text:span text:style-name="T3">quod videlicet nec musculus quidem ul-<text:line-break/></text:span><text:span text:style-name="T3">lus ibidem habeatur. </text:span><text:span text:style-name="T3">Nam ob exiles musculos tarso in-<text:line-break/></text:span><text:span text:style-name="T3">cumbentes arteria, </text:span><text:span text:style-name="T3">quam nuper retuli, in ipsis distribui-<text:line-break/></text:span><text:span text:style-name="T3">tur; quemadmodum </text:span><text:span text:style-name="T3">et imi pedis musculorum gratia<text:line-break/></text:span><text:span text:style-name="T3">haud grandis arteria </text:span><text:span text:style-name="T3">simul cum vena, cujus prius mentio<text:line-break/></text:span><text:span text:style-name="T3">facta est, procurrens </text:span><text:span text:style-name="T3">huc tendere videtur; caeterum ad<text:line-break/></text:span><text:span text:style-name="T3">id loci per mediam </text:span><text:span text:style-name="T3">fibulae calcisque regionem descen-<text:line-break/></text:span><text:span text:style-name="T3">dunt. De arteria autem, </text:span><text:span text:style-name="T3">quae </text:span><text:span text:style-name="T3">per </text:span><text:span text:style-name="T3">ossis pubis foramen,</text:span></text:p>
      <text:p text:style-name="P10"><text:span text:style-name="T42">θυροειδὲς </text:span><text:span text:style-name="T3">Graeci </text:span><text:span text:style-name="T3">ab </text:span><text:span text:style-name="T20">ostii </text:span><text:span text:style-name="T20">similitudine</text:span><text:span text:style-name="T3"> </text:span><text:span text:style-name="T3">appellant</text:span><text:span text:style-name="T3">,- </text:span><text:span text:style-name="T3">in femur<text:line-break/>pervenit, </text:span><text:span text:style-name="T3">eadem, quae paulo prius de </text:span><text:span text:style-name="T3">vena commemora-<text:line-break/>vi, </text:span><text:span text:style-name="T3">inaudivisse te putato; nam iisdem </text:span><text:span text:style-name="T3">tribus musculis<text:line-break/>perinde </text:span><text:span text:style-name="T3">ac illa distribuitur.</text:span></text:p>
      <text:h text:style-name="P2" text:outline-level="1">GALENI DE ANATOMICIS ADMINISTRA-<text:line-break/>TIONIBUS<text:line-break/>LIBER IV.</text:h>
      <text:h text:style-name="Heading_20_2" text:outline-level="2">Cap. I.</text:h>
      <text:p text:style-name="P58"><text:span text:style-name="T3">In opere de partium usu hoc mihi suit<text:line-break/>institutum, ut omnium corporis humani partium stru-<text:line-break/></text:span><text:span text:style-name="T3">cturam, .quatenus </text:span><text:span text:style-name="T3">arti conduceret, exponerem. Cujus </text:span><text:span text:style-name="T3">rei<text:line-break/></text:span><text:span text:style-name="T3">argumentum </text:span><text:span text:style-name="T3">ex </text:span><text:span text:style-name="T3">veteribus </text:span><text:span text:style-name="T3">tum medicis tum </text:span><text:span text:style-name="T3">"philosophis<text:line-break/></text:span><text:span text:style-name="T3">celeberrimi, ut egoj </text:span><text:span text:style-name="T3">tractaverunt. Itaque a manibus haud<text:line-break/></text:span><text:span text:style-name="T3">temere sermonis hic </text:span><text:span text:style-name="T3">sumpsi exordium, quod has partes<text:line-break/></text:span><text:span text:style-name="T3">videlicet </text:span><text:span text:style-name="T3">lu </text:span><text:span text:style-name="T3">solis </text:span><text:span text:style-name="T3">hominibus videre liceat. Merito autem</text:span></text:p>
      <text:p text:style-name="P10"><text:span text:style-name="T3">non absurdum fuit statim etiam de cruribus </text:span><text:span text:style-name="T3">dicere,<text:line-break/></text:span><text:span text:style-name="T3">quum et in his homo praeter omne aliud animantiunt<text:line-break/>genus proprium quiddam sibi vendrcet, quod solus </text:span><text:span text:style-name="T3">ad<text:line-break/></text:span><text:span text:style-name="T3">amussim rectus horum beneficio lucedat. Sirnism </text:span><text:span text:style-name="T3">vero<text:line-break/></text:span><text:span text:style-name="T3">ridiculam hominis simulationem existere monstravimus,<text:line-break/>ac ob id hominis quidem modo graditur, scd </text:span><text:span text:style-name="T3">iu ipsis<text:line-break/></text:span><text:span text:style-name="T3">principalioribus partibus manca est, ut quae minus </text:span><text:span text:style-name="T3">re-<text:line-break/></text:span><text:span text:style-name="T3">ctam crurum structuram sortita sit, magnum vero </text:span><text:span text:style-name="T3">ma-<text:line-break/></text:span><text:span text:style-name="T3">nus digitum, qui totum functionum firmamentum ipsi </text:span><text:span text:style-name="T3">est,<text:line-break/></text:span><text:span text:style-name="T3">mutilum obtinet. At in praesenti commentario </text:span><text:span text:style-name="T3">duplex<text:line-break/></text:span><text:span text:style-name="T3">mihi scopus est; unus, </text:span><text:span text:style-name="T3">ut </text:span><text:span text:style-name="T3">singulas accurate partes </text:span><text:span text:style-name="T3">contem-<text:line-break/></text:span><text:span text:style-name="T3">pleris, quarum usus-illic percensui; alter ad </text:span><text:span text:style-name="T3">medicinae<text:line-break/></text:span><text:span text:style-name="T3">artis, finem pertluet. Quoniam enim hujus aetatis </text:span><text:span text:style-name="T3">medi-<text:line-break/></text:span><text:span text:style-name="T3">cos video, qui quidem dissectionibus operam dedisse </text:span><text:span text:style-name="T3">pa-<text:line-break/></text:span><text:span text:style-name="T3">tantirr, utiliore illarum parte neglecta, eam, quae </text:span><text:span text:style-name="T3">capti-<text:line-break/></text:span><text:span text:style-name="T3">osa magis est, exercere, conatus sum hoc</text:span><text:span text:style-name="T26">;</text:span><text:span text:style-name="T3"> ipsum </text:span><text:span text:style-name="T3">primum<text:line-break/></text:span><text:span text:style-name="T3">juvenibus ostendere,, deinde ad meliorem ipsos </text:span><text:span text:style-name="T3">adhortari,<text:line-break/></text:span><text:span text:style-name="T3">sitque id luitio secundi tertiique libri a me factitatum </text:span><text:span text:style-name="T3">est;</text:span></text:p>
      <text:p text:style-name="P10"><text:span text:style-name="T3">ubi sermonis 'caput curationes prope </text:span><text:span text:style-name="T3">universas </text:span><text:span text:style-name="T3">con-<text:line-break/>tinebat, quas manibus quotidie administramus, </text:span><text:span text:style-name="T3">tum </text:span><text:span text:style-name="T3">lu<text:line-break/>artubus, tum per totius corporis summa, quae musculos<text:line-break/>et in his vasa nervosque comprehendunt. Etenim tela<text:line-break/>aculeosque ex his, non ex jecinore vel corde vel pulmo-<text:line-break/>ne, excludimus; item fistulas, sinus, abscessus, suppurata-<text:line-break/>et putrida ulcera in his manu medicamur. Quam ob<text:line-break/>causam optarem utrumque commentarium eundem lu<text:line-break/>omnibus, ut in primis duobus libris, ordinem obtinuisse.<text:line-break/>At quia, ut video, juvenes quotidie majorem indusiriam<text:line-break/>in pejore dissectionis parte collocant, utiliorem prope<text:line-break/>omnes respuunt, statui non solum ratione, sed etiam di-<text:line-break/>sciplinae ordine ad rei ipsius dignitatem eos exhortari.<text:line-break/>Quae enim prius eis discenda censeo, ea quoque priora<text:line-break/>iu hac enarratione proscquar. Ac ideo post artuum disse-<text:line-break/>ctionem superioribus libris comprehensam deinceps reli-<text:line-break/>quis duobus externam totius corporis dissectionem, quae-</text:span></text:p>
      <text:p text:style-name="P10"><text:span text:style-name="T3">cunque circa musculos est, exarabo, orsus a faciei et </text:span><text:span text:style-name="T3">ca-t<text:line-break/></text:span><text:span text:style-name="T3">pitis partibus, atque lu. his ipsis ab iis nimirum, </text:span><text:span text:style-name="T3">quae<text:line-break/></text:span><text:span text:style-name="T3">cuti circumdatae cohaerescunt: inter quas anatomici </text:span><text:span text:style-name="T3">igno-<text:line-break/></text:span><text:span text:style-name="T3">rarunt principaliores, nempe duos musculos latos </text:span><text:span text:style-name="T3">ac<text:line-break/></text:span><text:span text:style-name="T3">tenues, qui in buccam et labra cessant, a spiua vero </text:span><text:span text:style-name="T3">col-<text:line-break/></text:span><text:span text:style-name="T3">li incipiunt; unde membraneum procedens ligamentum,<text:line-break/>quod talibus constat fibris, quales universi </text:span><text:span text:style-name="T3">musculi obti-<text:line-break/></text:span><text:span text:style-name="T3">nent, substantiam ipsorum constituit. Complures </text:span><text:span text:style-name="T3">etiam<text:line-break/></text:span><text:span text:style-name="T3">fibrae ex scapularum spinae regionibus emergunt, </text:span><text:span text:style-name="T3">quem-<text:line-break/></text:span><text:span text:style-name="T3">admodum et ex universa claviculae sede in buccam </text:span><text:span text:style-name="T3">ter-<text:line-break/></text:span><text:span text:style-name="T3">minantur. Atque oportet hosce musculos, cum </text:span><text:span text:style-name="T3">usus ali-<text:line-break/></text:span><text:span text:style-name="T3">quis postulaverit, pro fibrarum natura incidere, </text:span><text:span text:style-name="T3">quam<text:line-break/></text:span><text:span text:style-name="T3">ignorantes, ubi nonnunquam ampliore sectione </text:span><text:span text:style-name="T3">transver-<text:line-break/></text:span><text:span text:style-name="T3">sa ipsas diviserint, buccas ad alteram partem </text:span><text:span text:style-name="T3">avulsas<text:line-break/></text:span><text:span text:style-name="T3">efficiunt. Hi sane omnes latuerunt, et paulo </text:span><text:span text:style-name="T3">ulterius<text:line-break/>iterum </text:span><text:span text:style-name="T3">de ipsis suin dicturus. </text:span><text:span text:style-name="T3">Verum musculosam com-<text:line-break/>paginem </text:span><text:span text:style-name="T3">cuti lu fronte subjectam ipsiusque </text:span><text:span text:style-name="T3">actionem</text:span></text:p>
      <text:p text:style-name="P10"><text:span text:style-name="T3">dissectionum professores noverunt; totam siquidem super-<text:line-break/>ciliorum molem ab ea dicunt attolli, et cutis frontis motum<text:line-break/>eidem ferunt acceptum; non tamen vulgus chirurgorum<text:line-break/>novit, nam propterea transversas potius quam rectas<text:line-break/>Pectiones iu fronte moliuntur. Accidit igitur, quum ma-<text:line-break/>jorem quandoque sectionem inibi, et maxime propius su-<text:line-break/>percilia peregerint, ad palpebrarum radices tum super-<text:line-break/>cilia tum contiguam ipsis cutem deorsum avelli, tum<text:line-break/>oculos, quibus lucumbunt, aggravare, ut neque aperiri<text:line-break/>probe queant, neque functionem suam libere obire. Hic<text:line-break/>itaque fibrarum rectitudo superne deorsum tendit, in iis<text:line-break/>autem, quae buccas movent, ut nuper dixi. Non igitur tur-<text:line-break/>pe est ignaros quosdam multa insuper hujusmodi quaerere,<text:line-break/>puta num cartilaginosum quippiarn penes conarium vel<text:line-break/>osseum inhaereat? pari modo num etiam in omnibus cordi-<text:line-break/>bus certilagluem vel osseum quandam particulam sit inve-</text:span></text:p>
      <text:p text:style-name="P10"><text:span text:style-name="T3">nire, an in magnis dumtaxat? </text:span><text:span text:style-name="T3">Cujusmodi </text:span><text:span text:style-name="T3">frivolis </text:span><text:span text:style-name="T3">potius<text:line-break/></text:span><text:span text:style-name="T3">quam utilibus operam </text:span><text:span text:style-name="T3">accommodare hujus </text:span><text:span text:style-name="T3">tempestatis<text:line-break/>nredicos videmus. </text:span><text:span text:style-name="T3">Quae res me adducit, ut </text:span><text:span text:style-name="T3">artuum </text:span><text:span text:style-name="T3">dis-<text:line-break/></text:span><text:span text:style-name="T3">sectioni alios duos libros subjungam, hunc sane </text:span><text:span text:style-name="T3">quartum<text:line-break/></text:span><text:span text:style-name="T3">totius operis futurum, alterum deinde quintum? </text:span><text:span text:style-name="T3">ln qui-<text:line-break/></text:span><text:span text:style-name="T3">bus tota musculorum dissectione absoluta, ad </text:span><text:span text:style-name="T3">eundem<text:line-break/></text:span><text:span text:style-name="T3">rursum ordinem me convertam, quem in </text:span><text:span text:style-name="T3">commentario<text:line-break/></text:span><text:span text:style-name="T3">de, usu partium servavi. Ac primum de cibi </text:span><text:span text:style-name="T3">instrumen-<text:line-break/></text:span><text:span text:style-name="T3">tis dicturus sum; mox de spiritalibus, deinde </text:span><text:span text:style-name="T3">cerebri<text:line-break/></text:span><text:span text:style-name="T3">et spinalis medullae partibus uni vernis; postea </text:span><text:span text:style-name="T3">generandi<text:line-break/></text:span><text:span text:style-name="T3">instrumenta exequar, quibus proximum est de </text:span><text:span text:style-name="T3">foetibus<text:line-break/></text:span><text:span text:style-name="T3">administrandis dicere. Sed decimus sextus illius </text:span><text:span text:style-name="T3">operis<text:line-break/></text:span><text:span text:style-name="T3">liber agit de arteriis, venis et nervis, ubi quae </text:span><text:span text:style-name="T3">quidem<text:line-break/></text:span><text:span text:style-name="T3">communiter et generarim de ipsis cognoscere </text:span><text:span text:style-name="T3">profuerit,<text:line-break/></text:span><text:span text:style-name="T3">explicavi, rnembratim vero, qualem singula naturam </text:span><text:span text:style-name="T3">ha-<text:line-break/></text:span><text:span text:style-name="T3">beant, opere de dissectionibus administrandis doceri </text:span><text:span text:style-name="T3">di-<text:line-break/></text:span><text:span text:style-name="T3">ximtrs. Quamobrem accuratissime de his </text:span><text:span text:style-name="T3">inpraescntiaruin<text:line-break/></text:span><text:span text:style-name="T3">agere necessarium est, </text:span><text:span text:style-name="T3">nam </text:span><text:span text:style-name="T3">lu prioribus administratio </text:span><text:span text:style-name="T3">ni-</text:span></text:p>
      <text:p text:style-name="P10"><text:span text:style-name="T3">bus anatomicis multa nobis omissa desiderantur. Cur </text:span><text:span text:style-name="T3">au-<text:line-break/></text:span><text:span text:style-name="T3">tem ad operis totius calcem satius mihi videatur arteri-<text:line-break/>arum, venarum et nervorum dissectionem perscribere,<text:line-break/>lu co libro indicabimus, ubi etiam administrandi ratio-<text:line-break/>nes exponemus, quibus probe utens lu illis queat fe ex-<text:line-break/></text:span><text:span text:style-name="T3">erccre.</text:span></text:p>
      <text:h text:style-name="Heading_20_2" text:outline-level="2">Cap. II.</text:h>
      <text:p text:style-name="P58"><text:span text:style-name="T3">Nunc ad musculorum dissectionem eundum,<text:line-break/>intcr </text:span><text:span text:style-name="T3">quos primum </text:span><text:span text:style-name="T3">commemorabo, qui buccas una eum<text:line-break/></text:span><text:span text:style-name="T3">labris movent, luscriorc </text:span><text:span text:style-name="T3">maxilla quiescente. Licet autem,<text:line-break/>cui visum fuerit, dentes utriusquc maxillae luvicem sir-<text:line-break/></text:span><text:span text:style-name="T3">miter committciiti, </text:span><text:span text:style-name="T3">utrasque </text:span><text:span text:style-name="T3">buccas </text:span><text:span text:style-name="T3">in </text:span><text:span text:style-name="T3">adversum, </text:span><text:span text:style-name="T3">nempe<text:line-break/></text:span><text:span text:style-name="T3">colli latera, distorquere; </text:span><text:span text:style-name="T3">tiquideiu in </text:span><text:span text:style-name="T3">hoc contingit </text:span><text:span text:style-name="T3">cutem<text:line-break/></text:span><text:span text:style-name="T3">quoque ipsam ad </text:span><text:span text:style-name="T3">acromion maxime et extremum inibi<text:line-break/></text:span><text:span text:style-name="T3">claviculae distendi. </text:span><text:span text:style-name="T3">Jam </text:span><text:span text:style-name="T3">etiam </text:span><text:span text:style-name="T3">utrique oris parti ad<text:line-break/></text:span><text:span text:style-name="T3">omnia cervicis latera aperiundae </text:span><text:span text:style-name="T3">hi musculi sunt accom-<text:line-break/></text:span><text:span text:style-name="T3">modati, quemadmodum </text:span><text:span text:style-name="T3">alii, </text:span><text:span text:style-name="T3">quos </text:span><text:span text:style-name="T3">massetcras nominant,<text:line-break/></text:span><text:span text:style-name="T3">latis maxillae inferioris partibus injecti, </text:span><text:span text:style-name="T3">variis totam ip-<text:line-break/></text:span><text:span text:style-name="T3">sam modis circumagunt. Nam </text:span><text:span text:style-name="T3">temporales musculi seu</text:span></text:p>
      <text:p text:style-name="P10"><text:span text:style-name="T3">crosaphitae non circumagere maxillam nati sunt, </text:span><text:span text:style-name="T3">ve-'<text:line-break/></text:span><text:span text:style-name="T3">rum adducere, dum mordemus aliquid, vel edimus, </text:span><text:span text:style-name="T3">vel<text:line-break/></text:span><text:span text:style-name="T3">os claudimus. Qua de causa vocat </text:span><text:span text:style-name="T3">et </text:span><text:span text:style-name="T3">hos Hippocrates<text:line-break/>rnasseteras. </text:span><text:span text:style-name="T3">Ego </text:span><text:span text:style-name="T3">autem, evitans homonymiam, </text:span><text:span text:style-name="T3">temporales<text:line-break/></text:span><text:span text:style-name="T3">toto sermonis processu appellabo, masseteras autem, </text:span><text:span text:style-name="T3">qui<text:line-break/></text:span><text:span text:style-name="T3">toti buccae superpositi funt, maxillam utrinque, </text:span><text:span text:style-name="T3">ut </text:span><text:span text:style-name="T3">di-<text:line-break/></text:span><text:span text:style-name="T3">ctum est, moventes. Nam omnia, quorum nobis </text:span><text:span text:style-name="T3">obtigit<text:line-break/></text:span><text:span text:style-name="T3">cognitio, animantia praeter crocodilum inferiorem </text:span><text:span text:style-name="T3">ma-<text:line-break/></text:span><text:span text:style-name="T3">xillam movero, superiore immobili, natura voluit. </text:span><text:span text:style-name="T3">Uni-<text:line-break/></text:span><text:span text:style-name="T3">versi porro motus ipsius tres sunt: unus in </text:span><text:span text:style-name="T3">mandendo,<text:line-break/></text:span><text:span text:style-name="T3">alter in ore claudendo, tertius in aperiundo </text:span><text:span text:style-name="T3">peragitur.<text:line-break/></text:span><text:span text:style-name="T3">Atque ab his motibus secernitur ille, quem in </text:span><text:span text:style-name="T3">buccis,<text:line-break/></text:span><text:span text:style-name="T3">maxilla omnino immota, fieri praediximus: non </text:span><text:span text:style-name="T3">solum<text:line-break/></text:span><text:span text:style-name="T3">autem ab </text:span><text:span text:style-name="T3">his </text:span><text:span text:style-name="T3">separatur, verum. etiam a labrorum </text:span><text:span text:style-name="T3">motu,<text:line-break/></text:span><text:span text:style-name="T3">qui et ipse aliis musculis perficitur. Ut quinque </text:span><text:span text:style-name="T3">sint </text:span><text:span text:style-name="T3">in<text:line-break/></text:span><text:span text:style-name="T3">ore functiones, quina vero musculorum genera, </text:span><text:span text:style-name="T3">quae </text:span><text:span text:style-name="T3">de-<text:line-break/></text:span><text:span text:style-name="T3">inceps universa referam, ab eis, quae ipse </text:span><text:span text:style-name="T3">competi, </text:span><text:span text:style-name="T3">au-<text:line-break/></text:span><text:span text:style-name="T3">spicatns. In omnibus itaque animalium generibus, </text:span><text:span text:style-name="T3">quae</text:span></text:p>
      <text:p text:style-name="P10"><text:span text:style-name="T3">medici ceu hominum figurae proxima solent dissecare,<text:line-break/>lati gracilesque musculi habentur,' totas buccas in latera<text:line-break/>deducere idonei. Sunt porro, ut summatim dicam, sex<text:line-break/>numero genera animantium, quae haud multum ab ho-<text:line-break/>minum natura discrepant, de quibus prius mentionem<text:line-break/>fecimus. </text:span><text:span text:style-name="T3">lnpraesentiarum a </text:span><text:span text:style-name="T3">siiuiis exordiar, quod omni-<text:line-break/></text:span><text:span text:style-name="T3">um proxime ad hominum figuram accedant. </text:span><text:span text:style-name="T3">His<text:line-break/></text:span><text:span text:style-name="T3">igitur in aqna suffocatis, </text:span><text:span text:style-name="T3">ne </text:span><text:span text:style-name="T3">videlicet ullum </text:span><text:span text:style-name="T3">colli in-<text:line-break/></text:span><text:span text:style-name="T3">strumentum fune injecto, offendatur, rcctam a </text:span><text:span text:style-name="T3">mento<text:line-break/></text:span><text:span text:style-name="T3">usque ad pectorale os lineam juxta cervicis </text:span><text:span text:style-name="T3">longitudinem<text:line-break/></text:span><text:span text:style-name="T3">incidere scalpello acutiore oportet, tam leviter ac </text:span><text:span text:style-name="T3">modc-<text:line-break/></text:span><text:span text:style-name="T3">ratc cuti admoto, ut solani ipsam dividas; quod sine </text:span><text:span text:style-name="T3">ne-<text:line-break/></text:span><text:span text:style-name="T3">gotio facere consuesces non modo hic, sed etiam lu </text:span><text:span text:style-name="T3">toto<text:line-break/></text:span><text:span text:style-name="T3">animali, pilos ab ea parte auferens, quam incisurus </text:span><text:span text:style-name="T3">es.<text:line-break/></text:span><text:span text:style-name="T3">itaque alii propemodum universae corporis </text:span><text:span text:style-name="T3">totius cuti<text:line-break/></text:span><text:span text:style-name="T3">membrana subjacet, quae intcr excoriandum sunul </text:span><text:span text:style-name="T3">avel-<text:line-break/></text:span><text:span text:style-name="T3">litur. ibidem vero latus tenuisque musculus una </text:span><text:span text:style-name="T3">cum<text:line-break/></text:span><text:span text:style-name="T3">numerosa lerie nervorum continetur. talem in nnnqua-.</text:span></text:p>
      <text:p text:style-name="P10"><text:span text:style-name="T3">que parte </text:span><text:span text:style-name="T3">situm </text:span><text:span text:style-name="T3">habentium, </text:span><text:span text:style-name="T3">qualem fibrae </text:span><text:span text:style-name="T3">habent, </text:span><text:span text:style-name="T3">qui-<text:line-break/></text:span><text:span text:style-name="T3">bus ille </text:span><text:span text:style-name="T3">adnafcitur; quippe omnes ad labra </text:span><text:span text:style-name="T3">desinunt,<text:line-break/>quamplurirnae </text:span><text:span text:style-name="T3">vero ex </text:span><text:span text:style-name="T3">ipsis </text:span><text:span text:style-name="T3">sunt principia; </text:span><text:span text:style-name="T3">etenim </text:span><text:span text:style-name="T3">ab<text:line-break/></text:span><text:span text:style-name="T3">universis </text:span><text:span text:style-name="T3">colli </text:span><text:span text:style-name="T3">vertebris incipiunt, mox </text:span><text:span text:style-name="T3">a </text:span><text:span text:style-name="T3">scapulis, </text:span><text:span text:style-name="T3">deinde<text:line-break/></text:span><text:span text:style-name="T3">ah utraque clavicula. Quae </text:span><text:span text:style-name="T3">igitur a scapulis ducunt </text:span><text:span text:style-name="T3">ori-<text:line-break/></text:span><text:span text:style-name="T3">ginem, oblique </text:span><text:span text:style-name="T3">omnes </text:span><text:span text:style-name="T3">per buccas </text:span><text:span text:style-name="T3">in oris latura </text:span><text:span text:style-name="T3">porrigun-<text:line-break/></text:span><text:span text:style-name="T3">tur;- quae </text:span><text:span text:style-name="T3">a vertebris, transversae </text:span><text:span text:style-name="T3">magis; quae </text:span><text:span text:style-name="T3">vero a<text:line-break/></text:span><text:span text:style-name="T3">claviculis emergunt, propemodum rectae sunt. </text:span><text:span text:style-name="T3">IIarmn<text:line-break/></text:span><text:span text:style-name="T3">sane complures, ubi ad summum mentum excesserint, </text:span><text:span text:style-name="T3">la-<text:line-break/></text:span><text:span text:style-name="T3">bris inseruntur, lu se mutuo ac variatis vicibus et </text:span><text:span text:style-name="T3">qua-<text:line-break/></text:span><text:span text:style-name="T3">si </text:span><text:span text:style-name="T3">crumenae invicem contractae coalescentes; dum hae </text:span><text:span text:style-name="T3">qui-<text:line-break/></text:span><text:span text:style-name="T3">dem a sinistra in dextrum labrum, hae vero a dextra </text:span><text:span text:style-name="T3">iu<text:line-break/></text:span><text:span text:style-name="T3">sinistrum extenduntur. Membrana ipsa, cui fibrae </text:span><text:span text:style-name="T3">cohae-<text:line-break/></text:span><text:span text:style-name="T3">rescunt, non aliis membranis crassitie vel robore </text:span><text:span text:style-name="T3">respon-<text:line-break/></text:span><text:span text:style-name="T3">det, scd et crassior omnibus </text:span><text:span text:style-name="T3">et </text:span><text:span text:style-name="T3">valentior est, </text:span><text:span text:style-name="T3">tantoque<text:line-break/></text:span><text:span text:style-name="T3">valeutior, quanto crassior; nam ex ligamentorum </text:span><text:span text:style-name="T3">et sub-<text:line-break/></text:span><text:span text:style-name="T3">stantia et natura constat, quae, quum dura suit et </text:span><text:span text:style-name="T3">sensus</text:span></text:p>
      <text:p text:style-name="P10"><text:span text:style-name="T3">expertia, de ossibus dixi procedere. Vocetur itaque tum<text:line-break/>hoc tum alia id genus omnia ligamenta sane, quoniam<text:line-break/>id revera sunt, membranea vero clarae interpretationis<text:line-break/>gratia, </text:span><text:span text:style-name="T3">quandoquidem </text:span><text:span text:style-name="T3">tenuia membranarum modo appa-<text:line-break/></text:span><text:span text:style-name="T3">renti Verum hoc ligamentum ex summa </text:span><text:span text:style-name="T3">in collo verte-<text:line-break/>brarum </text:span><text:span text:style-name="T3">spina exortum est, et ad has </text:span><text:span text:style-name="T3">tutum, quem nomi-<text:line-break/></text:span><text:span text:style-name="T3">navi, musculum suspensum constringit </text:span><text:span text:style-name="T3">alligatque. Con-<text:line-break/></text:span><text:span text:style-name="T3">sentaneum igitur est, </text:span><text:span text:style-name="T3">dum- </text:span><text:span text:style-name="T3">animal </text:span><text:span text:style-name="T3">excoriamus, musculum<text:line-break/></text:span><text:span text:style-name="T3">evanescere, qui cum ligamento simul </text:span><text:span text:style-name="T3">ceu membrana de-<text:line-break/></text:span><text:span text:style-name="T3">trahitur. Ac bisuiarn in uno animante </text:span><text:span text:style-name="T3">dissectionem li-<text:line-break/></text:span><text:span text:style-name="T3">cet administrare, in altura quidem parte aut </text:span><text:span text:style-name="T3">dextra aut<text:line-break/></text:span><text:span text:style-name="T3">sinistra cutem a musculo deradere, in </text:span><text:span text:style-name="T3">reliqua cutem ac<text:line-break/></text:span><text:span text:style-name="T3">musculum cum ligamento adusque vertebras </text:span><text:span text:style-name="T3">detrahere, et<text:line-break/></text:span><text:span text:style-name="T3">cule tuis ipsius manibus distenta speculari </text:span><text:span text:style-name="T3">per tenue li-<text:line-break/></text:span><text:span text:style-name="T3">gamcntum numerosam nervorum subolem </text:span><text:span text:style-name="T3">ordine conti-<text:line-break/></text:span><text:span text:style-name="T3">nuo inter se fibrarum modo silam. </text:span><text:span text:style-name="T3">Evidentius autem in<text:line-break/></text:span><text:span text:style-name="T3">senio consectis et nuper natis animalibus </text:span><text:span text:style-name="T3">conspiciuntur;<text:line-break/></text:span><text:span text:style-name="T3">utraque enim pinguedinem non halent, </text:span><text:span text:style-name="T3">quae membranis,.</text:span></text:p>
      <text:p text:style-name="P10"><text:span text:style-name="T3">ligamentis, tendinibus, nervis et, ut semel </text:span><text:span text:style-name="T3">expediam,<text:line-break/></text:span><text:span text:style-name="T3">omnibus sanguine vacuis frigidisque corporibus obduci </text:span><text:span text:style-name="T3">Io-<text:line-break/></text:span><text:span text:style-name="T3">let. At in nuper natis nervi exiles sunt, ligamentum </text:span><text:span text:style-name="T3">in-<text:line-break/></text:span><text:span text:style-name="T3">validum, carnosa substantia mollis; quamobrem </text:span><text:span text:style-name="T3">merito<text:line-break/></text:span><text:span text:style-name="T3">hujusmodi animantia in proposito opere vitaveris. </text:span><text:span text:style-name="T3">Quae<text:line-break/></text:span><text:span text:style-name="T13">vero </text:span><text:span text:style-name="T3">prae senio extenuata sunt, omnium aptissima; </text:span><text:span text:style-name="T3">et-<text:line-break/></text:span><text:span text:style-name="T13">enim </text:span><text:span text:style-name="T3">carnes his modicae et aridae sunt, longe </text:span><text:span text:style-name="T3">vero<text:line-break/></text:span><text:span text:style-name="T3">aridior tota nervorum substantia</text:span><text:span text:style-name="T3">, </text:span><text:span text:style-name="T3">tum magnitudine<text:line-break/>insignior. Quod si </text:span><text:span text:style-name="T13">e </text:span><text:span text:style-name="T3">duobus animalibus parum </text:span><text:span text:style-name="T3">idone-<text:line-break/></text:span><text:span text:style-name="T3">is delectum facere oportet alterius inopia, </text:span><text:span text:style-name="T3">praestat<text:line-break/></text:span><text:span text:style-name="T3">recens natum capere quam magnum et pingue; </text:span><text:span text:style-name="T3">nihil<text:line-break/></text:span><text:span text:style-name="T3">enim tam nervorum dissectionem obumbrat, quam </text:span><text:span text:style-name="T3">pin-<text:line-break/></text:span><text:span text:style-name="T3">guedo. Jam mentem adhibeto musculi hujus </text:span><text:span text:style-name="T3">fibrarum<text:line-break/></text:span><text:span text:style-name="T3">positurae sursum,' a quibus dixi locis ad buccas </text:span><text:span text:style-name="T3">men-<text:line-break/></text:span><text:span text:style-name="T3">tumque tendentium; hae siquidem ad nervorum </text:span><text:span text:style-name="T3">principia<text:line-break/></text:span><text:span text:style-name="T3">variis e regionibus prodeuntia viam indicant. </text:span><text:span text:style-name="T3">Quorum<text:line-break/></text:span><text:span text:style-name="T3">alii in anterioribus et lateralibus capitis partibus ex </text:span><text:span text:style-name="T3">sub-<text:line-break/></text:span><text:span text:style-name="T3">jectis procedunt musculis; alii ex posteriore </text:span><text:span text:style-name="T3">venientes</text:span></text:p>
      <text:p text:style-name="P10"><text:span text:style-name="T3">de spina prodiisse tibi videbuntur, et </text:span><text:span text:style-name="T3">cum ligamento </text:span><text:span text:style-name="T20">te-<text:line-break/>nui</text:span><text:span text:style-name="T3"> ac latu simul incipere et progigni. Satius igitur est,<text:line-break/>acu, quae tenue linum ducat, submisse, laqueum singulis<text:line-break/>nervis proxime maxillam circumdare, deinde nervo per<text:line-break/>linum tenso fibras ab utroque ipsius latere adimere; atque<text:line-break/>hoc in unoquoque nervo erit faciundum, ut, musculo toto<text:line-break/>exciso, ncrvi universi relinquantur inviolati, quo ipsorum<text:line-break/>exortus, musculis crassioribus, qui subjacent, ablatis, appa-<text:line-break/>reant. Verum satis cst id lu altero musculo vel dextro<text:line-break/>vel sinistro observasse, lu altero autem, fibrarum extre-<text:line-break/>mis, quae tum ad scapulas, tum claviculam, tum spinam<text:line-break/>pertinent, absectis liberatoque a subjacentibus musculo,<text:line-break/>conator quamque ipsius partem ad relata principia trahe-<text:line-break/>re, ut animantis buccas iis, quae simul trahuntur, con-<text:line-break/>sentire videas. Scd animal recens mortuum vel calidum<text:line-break/>adhuc esse convenit, vel aerem aestivum, vel calidam<text:line-break/>certe ipsi superfundere; nam, si buccarum particulae re-</text:span></text:p>
      <text:p text:style-name="P10"><text:span text:style-name="T3">frixerint, immobiles fiunt, corii modo coneresceutes. </text:span><text:span text:style-name="T3">Poste-<text:line-break/></text:span><text:span text:style-name="T3">rius itaque musculi hujus initium ex spina omnino </text:span><text:span text:style-name="T3">procedit;<text:line-break/></text:span><text:span text:style-name="T3">inde </text:span><text:span text:style-name="T3">ad </text:span><text:span text:style-name="T3">occipitii ossis balim defertur; mox sub </text:span><text:span text:style-name="T3">aurem,<text:line-break/></text:span><text:span text:style-name="T3">ut exortum ipsius perreptando contingat, deinde </text:span><text:span text:style-name="T3">mulca-<text:line-break/></text:span><text:span text:style-name="T3">Ium.massetera totum .ascendit, ossique superioris </text:span><text:span text:style-name="T3">maxillae<text:line-break/></text:span><text:span text:style-name="T3">per ligamentum inibi committitur </text:span><text:span text:style-name="T3">tam </text:span><text:span text:style-name="T3">exquisite, </text:span><text:span text:style-name="T3">ut </text:span><text:span text:style-name="T3">duo<text:line-break/></text:span><text:span text:style-name="T3">haec (liceat ita loqui) latera musculi definiantur. </text:span><text:span text:style-name="T3">Reli-<text:line-break/></text:span><text:span text:style-name="T3">qua vero tria haud aeque sunt distincta: nam magna </text:span><text:span text:style-name="T3">ex<text:line-break/></text:span><text:span text:style-name="T3">parte scapularum spina musculi inibi extremum </text:span><text:span text:style-name="T3">circum-<text:line-break/></text:span><text:span text:style-name="T3">scribit, interdum ex fibris pauxillum quippiarn </text:span><text:span text:style-name="T3">supergre-<text:line-break/></text:span><text:span text:style-name="T3">ditur, idque deorsum versus. Eadem' vero de </text:span><text:span text:style-name="T3">clavicula<text:line-break/></text:span><text:span text:style-name="T3">quoque dixisse me arbitrator, licet fibras citius </text:span><text:span text:style-name="T3">quam </text:span><text:span text:style-name="T3">si-<text:line-break/></text:span><text:span text:style-name="T3">nes commemoratos cessare haud inveneris. Simili </text:span><text:span text:style-name="T3">modo<text:line-break/></text:span><text:span text:style-name="T3">partes musculorum priores in simiis plerumque </text:span><text:span text:style-name="T3">iuvicem<text:line-break/></text:span><text:span text:style-name="T3">coeunt, </text:span><text:span text:style-name="T3">ut </text:span><text:span text:style-name="T3">duo musculi unus esse tibi videantur, </text:span><text:span text:style-name="T3">lu </text:span><text:span text:style-name="T3">estis<text:line-break/></text:span><text:span text:style-name="T3">animantibus recta musculorum, quos recensui,- </text:span><text:span text:style-name="T3">latera </text:span><text:span text:style-name="T3">in-<text:line-break/></text:span><text:span text:style-name="T3">ter fe dissident, quae tamen lu nonnullis mutuo </text:span><text:span text:style-name="T3">pauculis</text:span></text:p>
      <text:p text:style-name="P10"><text:span text:style-name="T3">fibris transversis conuectuntur, praesertim juxta* laryngis<text:line-break/>partes. At tanto magis praedicti musculi in aliis ani-<text:line-break/>mantibus invicem distant, quanto haec longiore collo<text:line-break/>praedita sunt. His igitur omnium primis musculis ad-<text:line-break/>emptis, liccbit vel occipitio vel faciei adhaerescentes<text:line-break/></text:span><text:span text:style-name="T3">ostendas.</text:span></text:p>
      <text:h text:style-name="Heading_20_2" text:outline-level="2">Cap. lll.</text:h>
      <text:p text:style-name="P58"><text:span text:style-name="T3">Quoniam vero quinqne motus inter fe<text:line-break/></text:span><text:span text:style-name="T3">diversus in oris partibus </text:span><text:span text:style-name="T3">este paulo ante dixi, melius<text:line-break/></text:span><text:span text:style-name="T3">esse mihi videtur omnes </text:span><text:span text:style-name="T3">ipsos explicare. incipiendum<text:line-break/></text:span><text:span text:style-name="T3">porro est a labris, quibus ntronrmque </text:span><text:span text:style-name="T3">musculorum graci-<text:line-break/></text:span><text:span text:style-name="T3">lium et latorum fibras quasdam </text:span><text:span text:style-name="T3">mutuo coeuntes inseri<text:line-break/></text:span><text:span text:style-name="T3">diximus. At prius, quam </text:span><text:span text:style-name="T3">exordiamur, distinguere prae-<text:line-break/></text:span><text:span text:style-name="T3">stiterit, in simiis quidem </text:span><text:span text:style-name="T3">dictum fibrarum complexum<text:line-break/></text:span><text:span text:style-name="T3">evidenter apparere, in aliis autem </text:span><text:span text:style-name="T3">animalibus, quae pan-<text:line-break/></text:span><text:span text:style-name="T3">lo prolixiora colla obtinent, tanto minns, </text:span><text:span text:style-name="T3">quam in simiis,<text:line-break/></text:span><text:span text:style-name="T3">innotescere, </text:span><text:span text:style-name="T3">» </text:span><text:span text:style-name="T3">quanto collum ' majus </text:span><text:span text:style-name="T3">extiterit. Quibus id<text:line-break/></text:span><text:span text:style-name="T3">inulto • longius est, ea praedictam </text:span><text:span text:style-name="T3">fibrarum variationem<text:line-break/></text:span><text:span text:style-name="T3">modicam repraesentant; quod nimirum tum </text:span><text:span text:style-name="T3">prior tum</text:span></text:p>
      <text:p text:style-name="P10"><text:span text:style-name="T3">rectus ipsarum situs lu id genus animantibus abolelur,<text:line-break/>lateralibus </text:span><text:span text:style-name="T3">fibris </text:span><text:span text:style-name="T3">una cum transversis ob colli </text:span><text:span text:style-name="T3">prolixita-<text:line-break/></text:span><text:span text:style-name="T3">tem munus totum sine priorum subsidio probe satis </text:span><text:span text:style-name="T3">ob-<text:line-break/></text:span><text:span text:style-name="T3">euntibus. Iam vero maxilla cuilibet animalium </text:span><text:span text:style-name="T3">prolixi-<text:line-break/></text:span><text:span text:style-name="T3">or est, quam simiae. Nam ex omni animantium </text:span><text:span text:style-name="T3">genere<text:line-break/></text:span><text:span text:style-name="T3">homo brevissimam pro totius corporis videlicet </text:span><text:span text:style-name="T3">portione<text:line-break/></text:span><text:span text:style-name="T3">fortitus est, mox simia, deinde lynces et satyri, </text:span><text:span text:style-name="T3">postea<text:line-break/></text:span><text:span text:style-name="T3">cynocephali. Haec autem omnia et collum ita </text:span><text:span text:style-name="T3">prolixum<text:line-break/></text:span><text:span text:style-name="T3">et claviculas hominis modo possidenti Ac quaedam </text:span><text:span text:style-name="T3">ip-<text:line-break/></text:span><text:span text:style-name="T3">sorum magis insistunt, quaedam minus. Insistunt </text:span><text:span text:style-name="T3">igitur<text:line-break/></text:span><text:span text:style-name="T3">recta gradiunturque alia pejus, alia melius; at certe </text:span><text:span text:style-name="T20">gra-<text:line-break/></text:span><text:span text:style-name="T20">diuntur</text:span><text:span text:style-name="T3"> omnia binis innixa pedibus. Aliud autem </text:span><text:span text:style-name="T3">nul-<text:line-break/></text:span><text:span text:style-name="T3">lum, quod scimus, pedestre animal duobus cruribus </text:span><text:span text:style-name="T3">ince-<text:line-break/></text:span><text:span text:style-name="T3">dit,. Verum itis proximum est ursorum genus; his </text:span><text:span text:style-name="T3">succe-<text:line-break/></text:span><text:span text:style-name="T3">dunt sues, deinde quae a serratis sunt dentibus </text:span><text:span text:style-name="T3">carcba-<text:line-break/></text:span><text:span text:style-name="T3">rodonta vocata; post haec alia duo aniurantium </text:span><text:span text:style-name="T3">genera,<text:line-break/></text:span><text:span text:style-name="T3">aliud cornutum, ungula bifida et rumluans., aliud </text:span><text:span text:style-name="T3">cornua</text:span></text:p>
      <text:p text:style-name="P10"><text:span text:style-name="T3">non habet, nec bifidam ungulam, verum solidae lunili-<text:line-break/>tur. Quae jam alia sunt genera pedestrium ac quadrupc-<text:line-break/>durn, quae sex enumeratis generibus excidisse videntur,<text:line-break/>haud negotiosum cst invenire, cui potius ipsa assimilcs.<text:line-break/>Labra itaque naturam singularem eximiamquc obtinent;<text:line-break/>etenim praeter varios ipsorum motus, quorum gratia con-<text:line-break/>dita sunt, </text:span><text:span text:style-name="T3">potiorem corporis </text:span><text:span text:style-name="T3">substantiam ne vel excogi-<text:line-break/>tare </text:span><text:span text:style-name="T3">poteris. Nam </text:span><text:span text:style-name="T3">invertere ipsam postis ac avertere,<text:line-break/>contrahere ct distendere, </text:span><text:span text:style-name="T3">stringerc </text:span><text:span text:style-name="T3">et laxare, quocunque<text:line-break/>edentium, vel bibentium, vel disserentium, vel aliam<text:line-break/>quandam, functionem obeuntium usus vocaverit. Com—<text:line-break/>missis autem tum </text:span><text:span text:style-name="T3">ipsis </text:span><text:span text:style-name="T3">cuti, tum latis musculis praedi-<text:line-break/>ctis, </text:span><text:span text:style-name="T3">initium primum </text:span><text:span text:style-name="T3">statuito, ubi excorianti cutis non<text:line-break/></text:span><text:span text:style-name="T3">amplius obcdierit. Adhuc </text:span><text:span text:style-name="T3">maxillae ossi labra exacte con-<text:line-break/></text:span><text:span text:style-name="T3">nascuntur, tertiam quandam , mixtionem </text:span><text:span text:style-name="T3">substantiae fungo-<text:line-break/>sae in sc </text:span><text:span text:style-name="T3">ipsis habentia, ut tota </text:span><text:span text:style-name="T3">ipsurum natura ex tali<text:line-break/></text:span><text:span text:style-name="T3">substantia, cute ct lati musculi terminis, </text:span><text:span text:style-name="T3">tribus his invi-<text:line-break/>cem </text:span><text:span text:style-name="T3">concrctis, </text:span><text:span text:style-name="T3">sit </text:span><text:span text:style-name="T3">constata. Prolude </text:span><text:span text:style-name="T3">latiorum musculo-:</text:span></text:p>
      <text:p text:style-name="P10"><text:span text:style-name="T3">rum beneficio in latera secundum transversas ipsorum </text:span><text:span text:style-name="T3">fi-</text:span><text:span text:style-name="T26">1<text:line-break/></text:span><text:span text:style-name="T3">hras moventur; deorsum vero sursumque versus </text:span><text:span text:style-name="T3">motum<text:line-break/></text:span><text:span text:style-name="T3">tota ipsorum substantia suppeditat. Atque hos ob </text:span><text:span text:style-name="T3">motus<text:line-break/></text:span><text:span text:style-name="T3">natura nervos ipsis maxillam tenuissimis foraminibus </text:span><text:span text:style-name="T3">per-<text:line-break/></text:span><text:span text:style-name="T3">forans transmisit; foramina autem utrluque juxta </text:span><text:span text:style-name="T3">summi-<text:line-break/></text:span><text:span text:style-name="T3">tatem patent, ubi duo maxillae inferioris ossa </text:span><text:span text:style-name="T3">invicem<text:line-break/></text:span><text:span text:style-name="T3">coalescunt. Per eadem dabuntur reliquiae </text:span><text:span text:style-name="T3">nervorum,<text:line-break/>qui </text:span><text:span text:style-name="T3">dentium sedibus adhaerescunt, a quibus </text:span><text:span text:style-name="T3">gingivae,<text:line-break/></text:span><text:span text:style-name="T3">dentes ipsi et membranae ambientes sensum </text:span><text:span text:style-name="T3">accipiunt<text:line-break/></text:span><text:span text:style-name="T3">Diligentem itaque curam adhibeto, dum </text:span><text:span text:style-name="T3">labrorum a </text:span><text:span text:style-name="T3">ma-<text:line-break/></text:span><text:span text:style-name="T3">xilla sectionem aggrederis, ne scalpello </text:span><text:span text:style-name="T3">nervos </text:span><text:span text:style-name="T3">disseces,<text:line-break/></text:span><text:span text:style-name="T3">qui </text:span><text:span text:style-name="T3">etiam pro labrorum natura ex imo sursum, </text:span><text:span text:style-name="T3">versus </text:span><text:span text:style-name="T3">de-<text:line-break/></text:span><text:span text:style-name="T3">ferunnir. </text:span><text:span text:style-name="T3">Horum sane nervorum benestcio </text:span><text:span text:style-name="T3">labra </text:span><text:span text:style-name="T3">deorsum<text:line-break/></text:span><text:span text:style-name="T3">retrahi nata sunt. Contrahuntur autem ab </text:span><text:span text:style-name="T3">extremis </text:span><text:span text:style-name="T3">utro-<text:line-break/></text:span><text:span text:style-name="T3">rurnque </text:span><text:span text:style-name="T3">musculorum gracilium et latorum </text:span><text:span text:style-name="T3">ipsis </text:span><text:span text:style-name="T3">insertis<text:line-break/></text:span><text:span text:style-name="T3">pro </text:span><text:span text:style-name="T3">fibrarum situ, quae a claviculis </text:span><text:span text:style-name="T3">sursum </text:span><text:span text:style-name="T3">porriguntur;<text:line-break/></text:span><text:span text:style-name="T3">ab his enim ceu crumenae convulsae ad </text:span><text:span text:style-name="T3">utramque </text:span><text:span text:style-name="T3">latera-<text:line-break/></text:span><text:span text:style-name="T3">lium nervorum Pedem attracta tantum </text:span><text:span text:style-name="T3">crassitudine </text:span><text:span text:style-name="T3">au-</text:span></text:p>
      <text:p text:style-name="P10"><text:span text:style-name="T3">gentur, quantum ipsis longitudinis adimitur. Quemadmo-<text:line-break/>dum igitur, si, digitis duobus ipsis circumpositis, utroque<text:line-break/>latere comprimens in angustum ipsa contrahas, tantam<text:line-break/></text:span><text:span text:style-name="T3">in </text:span><text:span text:style-name="T3">altitudinem crassitiemque attolles, quantam latitudi-<text:line-break/></text:span><text:span text:style-name="T3">nem </text:span><text:span text:style-name="T3">constringendo </text:span><text:span text:style-name="T3">utrinque </text:span><text:span text:style-name="T3">ademeris, hac ratione tensio<text:line-break/></text:span><text:span text:style-name="T3">musculorum, </text:span><text:span text:style-name="T3">dum </text:span><text:span text:style-name="T3">in diversum </text:span><text:span text:style-name="T3">uno tempore disseahuntur,<text:line-break/></text:span><text:span text:style-name="T3">ad medium extrema </text:span><text:span text:style-name="T3">deducit, fungosa substantia non pa-<text:line-break/></text:span><text:span text:style-name="T3">rum ipsis opitulante. Quippe </text:span><text:span text:style-name="T3">talis cmnluo et inunitus<text:line-break/></text:span><text:span text:style-name="T3">ex facili et repletur; inanita </text:span><text:span text:style-name="T3">quidcm submittitur, repleta<text:line-break/></text:span><text:span text:style-name="T3">vero in tumorcm attollitur. </text:span><text:span text:style-name="T3">At de </text:span><text:span text:style-name="T3">ipsa </text:span><text:span text:style-name="T3">uberius dicetur<text:line-break/></text:span><text:span text:style-name="T3">in opere </text:span><text:span text:style-name="T3">de </text:span><text:span text:style-name="T3">motibus dubiis. </text:span><text:span text:style-name="T3">Ut autem bis nervi ab in-<text:line-break/></text:span><text:span text:style-name="T3">feriore maxilla, ita </text:span><text:span text:style-name="T3">superioribus labris </text:span><text:span text:style-name="T3">a </text:span><text:span text:style-name="T3">superiore .sub-<text:line-break/></text:span><text:span text:style-name="T3">ininistrantur, ipsi </text:span><text:span text:style-name="T3">quoque iu universis aniuiantibus tenuia<text:line-break/></text:span><text:span text:style-name="T3">foramina percurrentes. At, </text:span><text:span text:style-name="T3">si nonnunquam foramina<text:line-break/></text:span><text:span text:style-name="T3">minus apparuerint, </text:span><text:span text:style-name="T3">in ampliore quodam specie simili<text:line-break/></text:span><text:span text:style-name="T3">dissecto ipsa cornperies. </text:span><text:span text:style-name="T3">Voco autem nunc specie simi-<text:line-break/></text:span><text:span text:style-name="T3">lia equum equo, simiam </text:span><text:span text:style-name="T3">simiae et cancrn cani. Nihil<text:line-break/></text:span><text:span text:style-name="T3">porro interest, etiamsi </text:span><text:span text:style-name="T3">aliquando genere similia ipsa no-</text:span></text:p>
      <text:p text:style-name="P10"><text:span text:style-name="T3">mlues. Caeterum et haec moventur eodem, quo </text:span><text:span text:style-name="T3">inferi-<text:line-break/></text:span><text:span text:style-name="T3">ora, modo; nempe sursum retrahuntur </text:span><text:span text:style-name="T20">a nervis</text:span><text:span text:style-name="T3"> </text:span><text:span text:style-name="T3">quidem<text:line-break/></text:span><text:span text:style-name="T3">commemoratis, qui proprios quosdam superiorum </text:span><text:span text:style-name="T3">labro-<text:line-break/></text:span><text:span text:style-name="T3">mm tenues musculos movent; at in latera aguntur </text:span><text:span text:style-name="T3">fibris<text:line-break/></text:span><text:span text:style-name="T3">musculorum latiorum </text:span><text:span text:style-name="T3">eo </text:span><text:span text:style-name="T3">pertinentibus; in se </text:span><text:span text:style-name="T3">contrahiui-<text:line-break/></text:span><text:span text:style-name="T3">tur fibris </text:span><text:span text:style-name="T20">e</text:span><text:span text:style-name="T3"> </text:span><text:span text:style-name="T3">diversu complicatis, lu magnis vero </text:span><text:span text:style-name="T3">animan-<text:line-break/></text:span><text:span text:style-name="T3">tibus ostendere est aliquas ipsarum in labrorum </text:span><text:span text:style-name="T3">principia<text:line-break/></text:span><text:span text:style-name="T3">porrigi ibique cessare: nonnullas contrario inter sc </text:span><text:span text:style-name="T3">modo<text:line-break/></text:span><text:span text:style-name="T3">implicari. -Caeterum, ubi labra detegis, nervos </text:span><text:span text:style-name="T3">etiam,<text:line-break/></text:span><text:span text:style-name="T3">qni </text:span><text:span text:style-name="T3">musculos </text:span><text:span text:style-name="T3">masseteres perreptant, (porriguntur </text:span><text:span text:style-name="T3">autem<text:line-break/></text:span><text:span text:style-name="T3">usque </text:span><text:span text:style-name="T3">ad </text:span><text:span text:style-name="T3">labri utriusque latera,) excipito laqueis, </text:span><text:span text:style-name="T3">ut ho-<text:line-break/></text:span><text:span text:style-name="T3">rum quoque originem denuo inspicias. </text:span><text:span text:style-name="T3">• </text:span><text:span text:style-name="T3">Summa </text:span><text:span text:style-name="T3">vero cura<text:line-break/></text:span><text:span text:style-name="T3">considerato, rectene an mluus quidam anatomici </text:span><text:span text:style-name="T3">dixe-<text:line-break/>rint, </text:span><text:span text:style-name="T3">utrumque labrum </text:span><text:span text:style-name="T20">a</text:span><text:span text:style-name="T3"> duobus musculis moveri, </text:span><text:span text:style-name="T3">oblique<text:line-break/></text:span><text:span text:style-name="T3">ambobus ea ingredientibus, ex superiore parte </text:span><text:span text:style-name="T3">labium<text:line-break/></text:span><text:span text:style-name="T3">superius, ex infima inferius, an potius sit dicere, </text:span><text:span text:style-name="T3">utrum-<text:line-break/>que </text:span><text:span text:style-name="T3">musculum ex toto cuticularem esse; </text:span><text:span text:style-name="T3">a fibrosis autem<text:line-break/>musculis </text:span><text:span text:style-name="T3">adjuvari.</text:span></text:p>
      <text:h text:style-name="P6" text:outline-level="2">Cap. IV.</text:h>
      <text:p text:style-name="P58"><text:span text:style-name="T3">At vero musculos, qui narium alas mo-<text:line-break/>vent, tales natura esse pronuntiare palam oportet, qua-<text:line-break/>lem et latum musculum, quem nos invenimus. Nam et hic<text:line-break/></text:span><text:span text:style-name="T3">fibrae </text:span><text:span text:style-name="T3">subter cutem cohaerescunt, </text:span><text:span text:style-name="T3">a </text:span><text:span text:style-name="T3">quibus movetur. At-<text:line-break/></text:span><text:span text:style-name="T3">que magis </text:span><text:span text:style-name="T3">adhuc </text:span><text:span text:style-name="T3">in frontis </text:span><text:span text:style-name="T3">cute talis natura conspicitur;<text:line-break/></text:span><text:span text:style-name="T3">verum alae, qua cum </text:span><text:span text:style-name="T3">superiore Iabro coeunt, contrahuntur,<text:line-break/></text:span><text:span text:style-name="T3">nullum peculiarem ad hoc </text:span><text:span text:style-name="T3">musculum sortitae. Hinc igi-<text:line-break/></text:span><text:span text:style-name="T3">tur ad malas usque </text:span><text:span text:style-name="T3">paulatim ascendes, cutem a vicinis<text:line-break/></text:span><text:span text:style-name="T3">illarum partibus auferens</text:span><text:span text:style-name="T3">; hoc enim consecto musculi<text:line-break/></text:span><text:span text:style-name="T3">masseteres dicti </text:span><text:span text:style-name="T3">cIare videbuntur, nervis ipsus lutercni-<text:line-break/></text:span><text:span text:style-name="T3">rcntibus, qui ad </text:span><text:span text:style-name="T3">buccas desinunt. Prius quam igitur<text:line-break/></text:span><text:span text:style-name="T3">masseteras incideris, </text:span><text:span text:style-name="T3">hos ipsos nervos hamulis elevans a<text:line-break/></text:span><text:span text:style-name="T3">subjectis liberatu </text:span><text:span text:style-name="T3">usque ad ipsorum initium, quod post<text:line-break/></text:span><text:span text:style-name="T3">aures oritur. </text:span><text:span text:style-name="T3">Atque hic ipsis demissis accurate inspicias<text:line-break/></text:span><text:span text:style-name="T3">capitis </text:span><text:span text:style-name="T3">foramen, unde processerint. Sed prius masseteras<text:line-break/></text:span><text:span text:style-name="T3">musculos adi, </text:span><text:span text:style-name="T3">tum eos, qui lutra maxillam in ore<text:line-break/></text:span><text:span text:style-name="T3">habentur, </text:span><text:span text:style-name="T3">tum temporales ipsus. Haec enim tria</text:span></text:p>
      <text:p text:style-name="P10"><text:span text:style-name="T3">musculonrut paria maxillam movent, temporales </text:span><text:span text:style-name="T3">qni-<text:line-break/></text:span><text:span text:style-name="T3">dem cum interioribus sursum contrahentes, massete-<text:line-break/>res autem in latera circumagentes. Singuli hunc </text:span><text:span text:style-name="T3">lu<text:line-break/></text:span><text:span text:style-name="T3">modum incidendi sunt. Massetermn musculorum </text:span><text:span text:style-name="T3">fibras<text:line-break/></text:span><text:span text:style-name="T3">ex superiore maxilla lu inferiorem editas disseca, </text:span><text:span text:style-name="T3">non<text:line-break/></text:span><text:span text:style-name="T3">omnes, ut condiscas, quomodo invicem evarient. </text:span><text:span text:style-name="T3">Itaque<text:line-break/></text:span><text:span text:style-name="T3">superficiariis ipsorum primis absectis, deinde hamo </text:span><text:span text:style-name="T3">iu-<text:line-break/></text:span><text:span text:style-name="T3">jecto sursum attrahes, separabis et incides adusque </text:span><text:span text:style-name="T3">su-<text:line-break/></text:span><text:span text:style-name="T3">periorern maxillam, unde processerunt, dum ad </text:span><text:span text:style-name="T3">subje-<text:line-break/></text:span><text:span text:style-name="T3">ctas, quae situm habent diversum, perveneris. </text:span><text:span text:style-name="T3">Etenim<text:line-break/></text:span><text:span text:style-name="T3">hoc atque illo modo, ut dictum est, procedunt, </text:span><text:span text:style-name="T3">nec<text:line-break/></text:span><text:span text:style-name="T3">recta deorsum seruntur-; quoniam non modo attolli </text:span><text:span text:style-name="T3">ad-<text:line-break/></text:span><text:span text:style-name="T3">ducique inferiorem maxillam superiori, dum </text:span><text:span text:style-name="T3">mandunt<text:line-break/></text:span><text:span text:style-name="T3">animalia, oportebat, sed etiam obliquam paulatirn </text:span><text:span text:style-name="T3">nunc<text:line-break/></text:span><text:span text:style-name="T3">in anteriora nunc lu posteriora protendi; quippe </text:span><text:span text:style-name="T3">tali<text:line-break/></text:span><text:span text:style-name="T3">functione ad cibum mandendum indigemus. </text:span><text:span text:style-name="T3">Duo igitur<text:line-break/></text:span><text:span text:style-name="T3">mulctui sunt.masseteres utrique, </text:span><text:span text:style-name="T3">ex </text:span><text:span text:style-name="T3">proprio </text:span><text:span text:style-name="T3">singuli capi-<text:line-break/>te </text:span><text:span text:style-name="T3">in commune extremum profecti,, quod </text:span><text:span text:style-name="T3">in maxilla iu-</text:span></text:p>
      <text:p text:style-name="P10"><text:span text:style-name="T3">feriore habetur, quandoquidem </text:span><text:span text:style-name="T3">hunc moveri </text:span><text:span text:style-name="T3">convenie-<text:line-break/>bat. Ex capitibus vero alterum in malis, </text:span><text:span text:style-name="T3">quas </text:span><text:span text:style-name="T3">vocant,,<text:line-break/>valens nerveumque tibi apparebit, carniformi substantiae<text:line-break/>robustiori ligamento conjunctum; alterum juxta totum<text:line-break/>zygoma consistit, minime nervosum. Primum quidem<text:line-break/>maxillam sensim obliquam </text:span><text:span text:style-name="T3">prorsum </text:span><text:span text:style-name="T3">ad superiora trahit;<text:line-break/></text:span><text:span text:style-name="T3">fecundum contrarii motus gratia </text:span><text:span text:style-name="T3">creatum est, nam tan-<text:line-break/></text:span><text:span text:style-name="T3">tum maxillam </text:span><text:span text:style-name="T3">retrorsum </text:span><text:span text:style-name="T3">abducit, </text:span><text:span text:style-name="T3">quantum primum in<text:line-break/></text:span><text:span text:style-name="T3">priora agit. Quin et </text:span><text:span text:style-name="T3">tendenti tibi utrumque vicissim ca-<text:line-break/></text:span><text:span text:style-name="T3">put manifesto inferioris maxillae </text:span><text:span text:style-name="T3">motus conspicietur.<text:line-break/></text:span><text:span text:style-name="T3">Quomodo autem </text:span><text:span text:style-name="T3">faciundiim sit, diligenter attende; siqui-<text:line-break/></text:span><text:span text:style-name="T3">dem futurus fermo </text:span><text:span text:style-name="T3">de qualibet dissectione administranda<text:line-break/></text:span><text:span text:style-name="T3">tractabit, qua mortui </text:span><text:span text:style-name="T3">animantis particulae motum consi-<text:line-break/></text:span><text:span text:style-name="T3">deramus. Itaque </text:span><text:span text:style-name="T3">universas' aulerre carnes ab illis ossibus<text:line-break/></text:span><text:span text:style-name="T3">oportet, quorum </text:span><text:span text:style-name="T3">frequenter examen instituimus, folos<text:line-break/></text:span><text:span text:style-name="T3">musculos, qui ipsa </text:span><text:span text:style-name="T3">movent, intactos relinquentes. </text:span><text:span text:style-name="T3">At<text:line-break/>ubi hos quoque ad </text:span><text:span text:style-name="T3">recta ipsorum capita ufque incidimus,<text:line-break/></text:span><text:span text:style-name="T3">illa sane ab ossibus, </text:span><text:span text:style-name="T3">ex </text:span><text:span text:style-name="T3">quibus enascuntur, </text:span><text:span text:style-name="T3">amputare</text:span></text:p>
      <text:p text:style-name="P10"><text:span text:style-name="T3">convenit; manu vero eadem" </text:span><text:span text:style-name="T3">attrahere </text:span><text:span text:style-name="T3">tendendo, </text:span><text:span text:style-name="T3">quo<text:line-break/></text:span><text:span text:style-name="T3">prius erant collocata; • quoniam, si </text:span><text:span text:style-name="T3">hoc probe </text:span><text:span text:style-name="T3">peregeris,<text:line-break/></text:span><text:span text:style-name="T3">ossium motus </text:span><text:span text:style-name="T3">palam conspicabere, </text:span><text:span text:style-name="T3">quibus pares </text:span><text:span text:style-name="T3">nrnsculi<text:line-break/>innati </text:span><text:span text:style-name="T3">surit. Hoc </text:span><text:span text:style-name="T3">pacto etiam inferioris </text:span><text:span text:style-name="T3">maxillae </text:span><text:span text:style-name="T3">univer-<text:line-break/></text:span><text:span text:style-name="T3">sas </text:span><text:span text:style-name="T3">ambientes particulas </text:span><text:span text:style-name="T3">adimere convenit, et hac </text:span><text:span text:style-name="T3">rena-<text:line-break/></text:span><text:span text:style-name="T3">data ex' amussi motus utriusque masseteris musculi, </text:span><text:span text:style-name="T3">a<text:line-break/></text:span><text:span text:style-name="T3">quibus ipsa movetur, examinare. At evidentius eos </text:span><text:span text:style-name="T3">spe-<text:line-break/></text:span><text:span text:style-name="T3">ctabis, </text:span><text:span text:style-name="T3">si non tantum </text:span><text:span text:style-name="T3">alias omnes maxillae partes </text:span><text:span text:style-name="T3">adc-<text:line-break/></text:span><text:span text:style-name="T3">rneris, praesertim quae ab imo processerunt, sed </text:span><text:span text:style-name="T3">tempo-<text:line-break/></text:span><text:span text:style-name="T3">rales quoque ipsos, quos certe post masseteras, ut </text:span><text:span text:style-name="T3">etiam<text:line-break/></text:span><text:span text:style-name="T3">ante hos, disseces licet. Verum os jugale </text:span><text:span text:style-name="T3">nominatum<text:line-break/></text:span><text:span text:style-name="T3">utrinque excludere necessum est; hoc enim sublato</text:span><text:span text:style-name="T3">, tem-<text:line-break/></text:span><text:span text:style-name="T3">poralis totus evidenter apparet, maxillae acutiori </text:span><text:span text:style-name="T3">proces-<text:line-break/></text:span><text:span text:style-name="T3">sui , quem coromen nominant, per tendinem latum </text:span><text:span text:style-name="T3">infer-<text:line-break/></text:span><text:span text:style-name="T3">tus. Ad haec trium musculorum societatem, </text:span><text:span text:style-name="T3">jugali ad-,<text:line-break/></text:span><text:span text:style-name="T3">empto, conspicies; dico autem trium musculorum</text:span><text:span text:style-name="T3">, masse-<text:line-break/></text:span><text:span text:style-name="T3">teris, temporalis et praeterea ejus, qui intus </text:span><text:span text:style-name="T3">in ore de-</text:span></text:p>
      <text:p text:style-name="P10"><text:span text:style-name="T3">litescit, temporali admodum contiguus. Jam masseter<text:line-break/>musculus temporali paucis partibus cohaerescit; qui vero<text:line-break/>lutus lu ore reconditus est, multis, adeo ut, si partem •<text:line-break/>temporalis ipsum esse dixeris, haud aberrasse videaris.<text:line-break/></text:span><text:span text:style-name="T3">Siquidem </text:span><text:span text:style-name="T3">temporalis </text:span><text:span text:style-name="T3">musculus </text:span><text:span text:style-name="T3">toti acutiori maxillae ex-<text:line-break/></text:span><text:span text:style-name="T3">tretno orbicuiatim circumdatus </text:span><text:span text:style-name="T3">cum tertio hoc musculo<text:line-break/></text:span><text:span text:style-name="T3">adunitur; qui initium quidem juxta </text:span><text:span text:style-name="T3">capitis ossis proces-<text:line-break/></text:span><text:span text:style-name="T3">sus alarum modo formatos obtinet,, </text:span><text:span text:style-name="T3">iuferius autem extre-<text:line-break/></text:span><text:span text:style-name="T3">mum latis humilioris maxillae partibus </text:span><text:span text:style-name="T3">immittit ; ubi jam<text:line-break/></text:span><text:span text:style-name="T3">regio quaedam habetur paulatim cava, </text:span><text:span text:style-name="T3">ut musculus lusi-<text:line-break/></text:span><text:span text:style-name="T3">nuetur, cssccta; cicca caput vero ipsius </text:span><text:span text:style-name="T3">maxima caritas<text:line-break/></text:span><text:span text:style-name="T3">est iu capitis ossium processibus alis </text:span><text:span text:style-name="T3">similatis. Atqui<text:line-break/></text:span><text:span text:style-name="T3">hunc musculum prius videre non est, </text:span><text:span text:style-name="T3">quam maxillam<text:line-break/></text:span><text:span text:style-name="T3">dissolveris, vel </text:span><text:span text:style-name="T20">a capite</text:span><text:span text:style-name="T3"> </text:span><text:span text:style-name="T3">lu </text:span><text:span text:style-name="T3">articulo, </text:span><text:span text:style-name="T3">vel inferiore fine<text:line-break/></text:span><text:span text:style-name="T3">scisso, ubi utraeque ipsius partes coeunti </text:span><text:span text:style-name="T3">Crotaphita ab-<text:line-break/></text:span><text:span text:style-name="T3">niide conspicitur, idque fi os jugale </text:span><text:span text:style-name="T3">duntaxat excideris.<text:line-break/></text:span><text:span text:style-name="T3">Prolude Hippoerates quoque innuit, </text:span><text:span text:style-name="T20">inferiorem maxillam<text:line-break/></text:span><text:span text:style-name="T3">A</text:span></text:p>
      <text:p text:style-name="P10"><text:span text:style-name="T20">e duobus</text:span><text:span text:style-name="T3"> ossibus </text:span><text:span text:style-name="T20">invicem suxta imam partem junctis </text:span><text:span text:style-name="T20">cond<text:line-break/></text:span><text:span text:style-name="T20">siare;</text:span><text:span text:style-name="T3"> dixerunt porro et alii omnes, qui quidem </text:span><text:span text:style-name="T3">accurate<text:line-break/></text:span><text:span text:style-name="T3">ossium naturam explicaverunt. Non tamen in simiis </text:span><text:span text:style-name="T3">om-<text:line-break/></text:span><text:span text:style-name="T3">nibus manifesto poteris ostendere maxlllae commissuram;<text:line-break/>complures siquidem ipsarum unum inferioris maxillae </text:span><text:span text:style-name="T3">os<text:line-break/></text:span><text:span text:style-name="T3">habere tini videbuntur; verum in canibus evidens </text:span><text:span text:style-name="T3">fatis<text:line-break/></text:span><text:span text:style-name="T3">commissura apparet, facileque est maxillam inibi </text:span><text:span text:style-name="T3">separa-<text:line-break/></text:span><text:span text:style-name="T3">re. </text:span><text:span text:style-name="T3">Caeterum illa </text:span><text:span text:style-name="T3">quoque </text:span><text:span text:style-name="T3">animalia singulos tres </text:span><text:span text:style-name="T3">muscu-<text:line-break/></text:span><text:span text:style-name="T3">los obtinent, quorum paulo ante mentionem • </text:span><text:span text:style-name="T3">fecimus.<text:line-break/></text:span><text:span text:style-name="T3">Omnibus enim praepositis animantium generibus </text:span><text:span text:style-name="T3">tres lu<text:line-break/></text:span><text:span text:style-name="T3">adsunt musculi, functionis ejusdem gratia facti; </text:span><text:span text:style-name="T3">horum<text:line-break/></text:span><text:span text:style-name="T3">duo quidem simplices, masseter autem duplex exlllit, </text:span><text:span text:style-name="T3">ut<text:line-break/></text:span><text:span text:style-name="T3">diximus, lu quibus igitur inferior maxilla prompte </text:span><text:span text:style-name="T3">sol-<text:line-break/></text:span><text:span text:style-name="T3">vitur, prius exerceri convenit; deinde sic ad simias </text:span><text:span text:style-name="T3">digre-<text:line-break/></text:span><text:span text:style-name="T3">di. At si in his </text:span><text:span text:style-name="T3">etiam ab </text:span><text:span text:style-name="T3">initio exercitium subire </text:span><text:span text:style-name="T3">volu-<text:line-break/></text:span><text:span text:style-name="T3">eris, cultro excisorio maxillam divides, ubi </text:span><text:span text:style-name="T3">parte sui<text:line-break/></text:span><text:span text:style-name="T3">acutissima prominet. Nam cura huic inferioris </text:span><text:span text:style-name="T3">maxillae<text:line-break/></text:span><text:span text:style-name="T3">extremo adhibita, tum superiori commissurae </text:span><text:span text:style-name="T3">primorum</text:span></text:p>
      <text:p text:style-name="P10"><text:span text:style-name="T3">dentium, quos incisiores nominant, aggredieris sic </text:span><text:span text:style-name="T3">ipsam<text:line-break/></text:span><text:span text:style-name="T3">findere, a media primorum dentium regione sectionem<text:line-break/>auspicatus. Postquam vero ipsius utramque partem scis-<text:line-break/>sam a mutuo complexu diduxeris, statim tertium muscu-<text:line-break/>lum inspicito, qui </text:span><text:span text:style-name="T3">ex </text:span><text:span text:style-name="T3">internis maxillae iuferioris parti-<text:line-break/></text:span><text:span text:style-name="T3">bus </text:span><text:span text:style-name="T3">ad </text:span><text:span text:style-name="T3">latitudinem ipsius inseritur. </text:span><text:span text:style-name="T3">Videbis ipsum liqui—<text:line-break/></text:span><text:span text:style-name="T3">do, tunicula, quae omnibus </text:span><text:span text:style-name="T3">oris regionibus obducitur,<text:line-break/></text:span><text:span text:style-name="T3">avulsa. Hinc jam fibras </text:span><text:span text:style-name="T3">ipsius sequens caput musculi<text:line-break/></text:span><text:span text:style-name="T3">exacte conspicies, </text:span><text:span text:style-name="T3">e </text:span><text:span text:style-name="T3">capitis </text:span><text:span text:style-name="T3">cavitatibus, ut docui, exor-<text:line-break/></text:span><text:span text:style-name="T3">tnm, quas processus </text:span><text:span text:style-name="T3">alarum modo figurati generant. Ita-<text:line-break/></text:span><text:span text:style-name="T3">qne masseteres musculi prius, sicut </text:span><text:span text:style-name="T3">dictum est, admini-<text:line-break/></text:span><text:span text:style-name="T3">strati, cum et temporales ex </text:span><text:span text:style-name="T3">toto nudatos abscideris, ut<text:line-break/></text:span><text:span text:style-name="T3">nulla parte maxilla </text:span><text:span text:style-name="T3">adhaereat, neque retrahatur, quo<text:line-break/></text:span><text:span text:style-name="T3">modo ipsam moveant, </text:span><text:span text:style-name="T3">clere speculeris licet. </text:span><text:span text:style-name="T3">At </text:span><text:span text:style-name="T3">si ini-<text:line-break/></text:span><text:span text:style-name="T3">tio statim, antequam his </text:span><text:span text:style-name="T3">quoque manum fueris admoli-<text:line-break/></text:span><text:span text:style-name="T3">.tus, temporales </text:span><text:span text:style-name="T3">incidere cogites, os jugale quidem prius<text:line-break/></text:span><text:span text:style-name="T3">excidendum est, fibrae "autem</text:span><text:span text:style-name="T3">, musculo sic tum cute tum<text:line-break/></text:span><text:span text:style-name="T3">membranis detecto, inspiclundae, </text:span><text:span text:style-name="T3">quomodo cx multis or—</text:span></text:p>
      <text:p text:style-name="P10"><text:span text:style-name="T3">tae regionibus in unum omnes ceu verticem </text:span><text:span text:style-name="T3">ipsarum<text:line-break/></text:span><text:span text:style-name="T3">tendinem commemoratum procurrant; delude omnia </text:span><text:span text:style-name="T3">prae-<text:line-break/></text:span><text:span text:style-name="T3">cidere capita oportet; lude prehensa valide </text:span><text:span text:style-name="T3">extundere;<text:line-break/></text:span><text:span text:style-name="T3">deprehendes enim et inferiorem maxillam fequi, </text:span><text:span text:style-name="T3">et os<text:line-break/></text:span><text:span text:style-name="T3">occludi; quo tuis manibus aperto, mox temporalem<text:line-break/>musculum furfum denuo attrahe, ut tum maxilla </text:span><text:span text:style-name="T3">ip-<text:line-break/></text:span><text:span text:style-name="T3">sum consequi, tum os recludi appareat. Haec </text:span><text:span text:style-name="T3">con-<text:line-break/></text:span><text:span text:style-name="T3">templatus totum ipsum excidito, quoad musculum </text:span><text:span text:style-name="T3">ori<text:line-break/></text:span><text:span text:style-name="T3">intus plerisque in partibus cohaerescentem conspicias.<text:line-break/>Nondum autem exciso, masseter etiam apparet, </text:span><text:span text:style-name="T3">lu<text:line-break/></text:span><text:span text:style-name="T3">pauculis ipsi connatus; quem simul ipsum totum </text:span><text:span text:style-name="T3">iuei-<text:line-break/></text:span><text:span text:style-name="T3">dere jam praestiterit, </text:span><text:span text:style-name="T20">ut</text:span><text:span text:style-name="T3"> interiorem spectes </text:span><text:span text:style-name="T3">accuratius;<text:line-break/>quod </text:span><text:span text:style-name="T3">fiet etiam citra' maxillae dissolutionem. </text:span><text:span text:style-name="T3">Salves<text:line-break/>igitur </text:span><text:span text:style-name="T3">ipsam vel in articuli nodo, vel in </text:span><text:span text:style-name="T3">commis-<text:line-break/>fura, </text:span><text:span text:style-name="T3">ut </text:span><text:span text:style-name="T3">facto </text:span><text:span text:style-name="T3">ipsius divortio interior musculus </text:span><text:span text:style-name="T3">valeatur;<text:line-break/>at si utrinque </text:span><text:span text:style-name="T3">feparaveris, examen reddetur </text:span><text:span text:style-name="T3">manifestius.<text:line-break/>Constat autem </text:span><text:span text:style-name="T3">hujus etiam rnufculi principium </text:span><text:span text:style-name="T3">in capitis</text:span></text:p>
      <text:p text:style-name="P10"><text:span text:style-name="T3">osse, extremum vero in maxilla inseriori consistere;<text:line-break/>huic etenim luhaerescit, qua latissima intus habetur, </text:span><text:span text:style-name="T3">ubi<text:line-break/></text:span><text:span text:style-name="T3">sane et leviter cava est; sed a capite exoritur juxta </text:span><text:span text:style-name="T3">con-<text:line-break/></text:span><text:span text:style-name="T3">cava alarium ossium. Excisu igitur jam toto hoc quoque<text:line-break/>musculo una cum maxilla iuferiore dimidia, universas •<text:line-break/></text:span><text:span text:style-name="T3">oris particulas </text:span><text:span text:style-name="T3">manifesto poteris contueri, primum </text:span><text:span text:style-name="T20">gingi-<text:line-break/></text:span><text:span text:style-name="T20">vas</text:span><text:span text:style-name="T3"> sedes </text:span><text:span text:style-name="T3">dentium ambientes, delude dentes ipsus eorum-<text:line-break/></text:span><text:span text:style-name="T3">que </text:span><text:span text:style-name="T3">sedes.</text:span></text:p>
      <text:h text:style-name="Heading_20_2" text:outline-level="2">Cap. V.</text:h>
      <text:p text:style-name="P58"><text:span text:style-name="T3">Verum, </text:span><text:span text:style-name="T3">quia musculos priores spectare<text:line-break/></text:span><text:span text:style-name="T3">proposuimus, ad </text:span><text:span text:style-name="T3">illos digrediamur, rursus ab iis, qui<text:line-break/></text:span><text:span text:style-name="T3">oculos cingunt, orsu </text:span><text:span text:style-name="T3">Itaque palpebrarum musculos etiam<text:line-break/></text:span><text:span text:style-name="T3">in opere de - usu partium </text:span><text:span text:style-name="T3">ad commentarium de motibus<text:line-break/></text:span><text:span text:style-name="T3">non compertis </text:span><text:span text:style-name="T3">rejecimus, interiores lu oculorum regio-<text:line-break/></text:span><text:span text:style-name="T3">nibus incidendos </text:span><text:span text:style-name="T3">censuimus, vel iis, quae ipsos am-<text:line-break/></text:span><text:span text:style-name="T3">biunt, prius pausarim </text:span><text:span text:style-name="T3">excisis, vel totis oculis ex-<text:line-break/></text:span><text:span text:style-name="T3">emptis. Nec vero </text:span><text:span text:style-name="T3">simiae oculum opus habet incidere.</text:span></text:p>
      <text:p text:style-name="P10"><text:span text:style-name="T3">cui talis dissectionis in animantibus grandioribus </text:span><text:span text:style-name="T3">facultas<text:line-break/></text:span><text:span text:style-name="T3">ampla suppetit. Quare etiam de hoc disserere in </text:span><text:span text:style-name="T3">eum<text:line-break/></text:span><text:span text:style-name="T3">hujus commentarii locum differemus, ubi hujusmodi </text:span><text:span text:style-name="T3">ani-<text:line-break/></text:span><text:span text:style-name="T3">mantium particulas lucidere sumus docturi, quas et </text:span><text:span text:style-name="T3">fine<text:line-break/></text:span><text:span text:style-name="T3">aliis per se toto corpore exemptas contueri licet, </text:span><text:span text:style-name="T3">puta<text:line-break/></text:span><text:span text:style-name="T3">cerebrum, oculum, linguam, laryngem, pulmonem,<text:line-break/>cor, jecur, lienem, renes, vulvam, vesicam, </text:span><text:span text:style-name="T3">testes,<text:line-break/></text:span><text:span text:style-name="T3">intestina, ventriculum. lu praesentia vero, quod </text:span><text:span text:style-name="T3">ah<text:line-break/></text:span><text:span text:style-name="T3">initio institutum est, exequemur. Qui ex musculis </text:span><text:span text:style-name="T3">gran-<text:line-break/></text:span><text:span text:style-name="T3">des sunt, particulas counectunt particulis, non </text:span><text:span text:style-name="T3">in una<text:line-break/></text:span><text:span text:style-name="T3">quadam particula ipsi comprehenduntur, quippe </text:span><text:span text:style-name="T3">talium<text:line-break/></text:span><text:span text:style-name="T3">musculorum naturam sine tutu animante ne </text:span><text:span text:style-name="T3">cognoscere<text:line-break/></text:span><text:span text:style-name="T3">quidem possis.</text:span></text:p>
      <text:h text:style-name="Heading_20_2" text:outline-level="2">Cap. VI.</text:h>
      <text:p text:style-name="P58"><text:span text:style-name="T3">Itaque, oculis reliclis, cutem </text:span><text:span text:style-name="T3">jam<text:line-break/></text:span><text:span text:style-name="T3">musculosam fronti obductam deluceps auferre </text:span><text:span text:style-name="T3">docebi-<text:line-break/></text:span><text:span text:style-name="T3">mus.' Dictum mihi est </text:span><text:span text:style-name="T20">et</text:span><text:span text:style-name="T3"> antea, latum musculum </text:span><text:span text:style-name="T3">issic<text:line-break/></text:span><text:span text:style-name="T3">cuti connatum subjici, paulatim vero extenuari, </text:span><text:span text:style-name="T3">ut vi-</text:span></text:p>
      <text:p text:style-name="P10"><text:span text:style-name="T3">debis, si ad caput usque amputaveris. Porro, universa<text:line-break/>capitis cute ablata, lineamenta quaedam musculorum<text:line-break/>circa aures conspicaberis, quae in reliquis animantibus<text:line-break/>non lineamenta solum, sed perfectos etiam musculos<text:line-break/>spectabis. Tota igitur hoc pacto capitis cute sublata,<text:line-break/></text:span><text:span text:style-name="T3">nec </text:span><text:span text:style-name="T3">non cervicis universa, quum graciles latosque<text:line-break/></text:span><text:span text:style-name="T3">musculos nudares, </text:span><text:span text:style-name="T3">tempestivum luerit priores dissecare<text:line-break/></text:span><text:span text:style-name="T3">musculos, </text:span><text:span text:style-name="T3">qui capiti cohaerent, deinde cervicis. </text:span><text:span text:style-name="T20">At,<text:line-break/></text:span><text:span text:style-name="T3">quum de </text:span><text:span text:style-name="T3">musculorum horum initio auctores ambigant,<text:line-break/></text:span><text:span text:style-name="T3">idcirco ipsorum </text:span><text:span text:style-name="T3">cum singulis ossibus commifluram, ut in<text:line-break/></text:span><text:span text:style-name="T3">mentem venerit </text:span><text:span text:style-name="T3">, nuncupabo ; alias ipsas huic con-<text:line-break/>nasci </text:span><text:span text:style-name="T3">luquiens, alias </text:span><text:span text:style-name="T3">ab illo exoriri, alias lu hoc<text:line-break/></text:span><text:span text:style-name="T3">inseri, alias </text:span><text:span text:style-name="T3">huic </text:span><text:span text:style-name="T3">inhaerescere. </text:span><text:span text:style-name="T3">Omnium itaque pri-<text:line-break/></text:span><text:span text:style-name="T3">mus per </text:span><text:span text:style-name="T3">summa </text:span><text:span text:style-name="T3">apparet </text:span><text:span text:style-name="T3">musculus </text:span><text:span text:style-name="T3">latus, </text:span><text:span text:style-name="T3">propemodum<text:line-break/></text:span><text:span text:style-name="T3">triangulus, quales geometrae </text:span><text:span text:style-name="T3">vocant figuras trapezias,<text:line-break/></text:span><text:span text:style-name="T3">lntelliges autem </text:span><text:span text:style-name="T3">rem </text:span><text:span text:style-name="T3">manifestius, </text:span><text:span text:style-name="T3">si triangulum linea<text:line-break/></text:span><text:span text:style-name="T3">recta interscccs aeque a basi distante. </text:span><text:span text:style-name="T3">Has autem con-</text:span></text:p>
      <text:p text:style-name="P10"><text:span text:style-name="T3">nectunt </text:span><text:span text:style-name="T3">altera </text:span><text:span text:style-name="T3">sane </text:span><text:span text:style-name="T3">recta ad </text:span><text:span text:style-name="T3">utrasque protensa’, </text:span><text:span text:style-name="T3">allera<text:line-break/></text:span><text:span text:style-name="T3">vero </text:span><text:span text:style-name="T3">obliqua. </text:span><text:span text:style-name="T3">Recta </text:span><text:span text:style-name="T3">ad </text:span><text:span text:style-name="T3">utrasque protensa linea e </text:span><text:span text:style-name="T3">cer-<text:line-break/></text:span><text:span text:style-name="T3">vicis • splua </text:span><text:span text:style-name="T3">processit; basis </text:span><text:span text:style-name="T3">totius figurae spina scapula-<text:line-break/>rum tota </text:span><text:span text:style-name="T3">est; huic </text:span><text:span text:style-name="T3">autem aeque distans exigua est linea,<text:line-break/>quae ex </text:span><text:span text:style-name="T3">occipitii-</text:span><text:span text:style-name="T3">capitis osse prodit, quod primae </text:span><text:span text:style-name="T3">ver-<text:line-break/></text:span><text:span text:style-name="T3">tebrae proximum est; quae vero hanc cum basis extremo<text:line-break/>copulat, </text:span><text:span text:style-name="T3">quartum musculi </text:span><text:span text:style-name="T3">latus obliqua ad summum </text:span><text:span text:style-name="T3">hu-<text:line-break/></text:span><text:span text:style-name="T3">merum </text:span><text:span text:style-name="T3">nominatum </text:span><text:span text:style-name="T3">pertingit, leniter etiam claviculac </text:span><text:span text:style-name="T3">ex-<text:line-break/></text:span><text:span text:style-name="T3">tremo inibi pariter supernata. Quum itaque musculum<text:line-break/>hunc conaris dissecare, ab altiore ordire linea, quae </text:span><text:span text:style-name="T3">ex<text:line-break/></text:span><text:span text:style-name="T3">medio occipitii osse orta transversa ceu ad radicem </text:span><text:span text:style-name="T3">auris<text:line-break/></text:span><text:span text:style-name="T3">ipsi ricinae porrigitur. Clarum autem cuivis est, </text:span><text:span text:style-name="T3">unum<text:line-break/></text:span><text:span text:style-name="T3">in utroque spinae latere musculum hunc haberi; </text:span><text:span text:style-name="T3">neuter<text:line-break/></text:span><text:span text:style-name="T3">tamen ad aurem procurrit, sed tantum uterque </text:span><text:span text:style-name="T3">abest,<text:line-break/></text:span><text:span text:style-name="T3">quantum ab occipitio proceniti Quare transversa </text:span><text:span text:style-name="T3">linea,<text:line-break/></text:span><text:span text:style-name="T3">quae ipsimi a capite liberet,, ubi primum oritur, </text:span><text:span text:style-name="T3">inri-<text:line-break/></text:span><text:span text:style-name="T3">dito; deinde hamulo exceptum a subjectis </text:span><text:span text:style-name="T3">amputato;</text:span></text:p>
      <text:p text:style-name="P10"><text:span text:style-name="T3">deorsum procedens ad terminos jam commemoratus, qui<text:line-break/>et cervicis vertebrarum spinam, et obliquum trapeziae<text:line-break/>figurae latus ad usque claviculam haud procul a </text:span><text:span text:style-name="T3">summo<text:line-break/></text:span><text:span text:style-name="T3">humero exporrectum comprehendunt. Atque haec </text:span><text:span text:style-name="T3">ita<text:line-break/>tibi </text:span><text:span text:style-name="T3">peracta sirnt, manifestoque </text:span><text:span text:style-name="T3">musculus </text:span><text:span text:style-name="T3">hic </text:span><text:span text:style-name="T3">scapularum<text:line-break/>spinae inseritur. </text:span><text:span text:style-name="T3">Quod itaque </text:span><text:span text:style-name="T3">paulo </text:span><text:span text:style-name="T3">sirperius </text:span><text:span text:style-name="T3">inquirere,<text:line-break/>et de musculis partes mobiles connectus tibiis determinare<text:line-break/></text:span><text:span text:style-name="T20">distuli,</text:span><text:span text:style-name="T3"> nunc explicandum venit. Etenim </text:span><text:span text:style-name="T3">et </text:span><text:span text:style-name="T3">scapulae<text:line-break/>magnis aguntur motibus, nec minus ipsis caput movetur.<text:line-break/>Quod si certe carne ipsarum circumprehensa adhuc re-<text:line-break/>centi, ut facilius obediat, </text:span><text:span text:style-name="T3">tendere vicisfim coneris,<text:line-break/></text:span><text:span text:style-name="T3">musculi beneficio utraque </text:span><text:span text:style-name="T3">simili modo </text:span><text:span text:style-name="T3">sequetur: quam<text:line-break/>ob causam melius*</text:span><text:span text:style-name="T3">est musculum hunc scapularum </text:span><text:span text:style-name="T3">gratia,<text:line-break/>non capitis, a natura </text:span><text:span text:style-name="T3">formatum </text:span><text:span text:style-name="T3">existimare. </text:span><text:span text:style-name="T3">Primum<text:line-break/></text:span><text:span text:style-name="T3">quidem </text:span><text:span text:style-name="T3">est, </text:span><text:span text:style-name="T3">quod, </text:span><text:span text:style-name="T3">ipso per </text:span><text:span text:style-name="T3">cervicem </text:span><text:span text:style-name="T3">transverlim dissecto,<text:line-break/></text:span><text:span text:style-name="T3">scapulae </text:span><text:span text:style-name="T3">deorsum </text:span><text:span text:style-name="T3">versus convellantur, </text:span><text:span text:style-name="T3">sursum vero non<text:line-break/></text:span><text:span text:style-name="T3">amplius moveri queant; hoc autem, dum </text:span><text:span text:style-name="T3">vivit adhuc<text:line-break/></text:span><text:span text:style-name="T3">animal, </text:span><text:span text:style-name="T3">agere </text:span><text:span text:style-name="T3">convenit. Secundum autem </text:span><text:span text:style-name="T3">est, quoniam</text:span></text:p>
      <text:p text:style-name="P10"><text:span text:style-name="T3">alii quoque mulctui caput agunt in latera, hic </text:span><text:span text:style-name="T3">autem<text:line-break/></text:span><text:span text:style-name="T3">folus </text:span><text:span text:style-name="T3">totas scapulas </text:span><text:span text:style-name="T3">ad </text:span><text:span text:style-name="T3">caput sursum trahit; quapropter,<text:line-break/>si hunc quoque ipsis adimamus, tali omnino motu </text:span><text:span text:style-name="T3">desti-<text:line-break/></text:span><text:span text:style-name="T3">tuentur. Atqui habent eum omnibus evidentem: est </text:span><text:span text:style-name="T3">igi-<text:line-break/></text:span><text:span text:style-name="T3">tur aliquis, qui ipsum efficiat, musculus: sin autem </text:span><text:span text:style-name="T3">alius<text:line-break/></text:span><text:span text:style-name="T3">quispiam est, alius autem nullus est, hic necessario </text:span><text:span text:style-name="T3">est-<text:line-break/></text:span><text:span text:style-name="T3">Tertium praedictis accedit, quod longiore collo </text:span><text:span text:style-name="T3">praeditis-<text:line-break/></text:span><text:span text:style-name="T3">animantibus ne quidem ad caput hic musculus </text:span><text:span text:style-name="T3">ascendat,<text:line-break/></text:span><text:span text:style-name="T3">led triangulus ad amussim estq linea, quae recti </text:span><text:span text:style-name="T3">angtdi<text:line-break/></text:span><text:span text:style-name="T3">tramitem directum conjungit, lucipicnte quidem </text:span><text:span text:style-name="T3">ab iule-<text:line-break/></text:span><text:span text:style-name="T3">rioribus colli partibus, desinente vero prius, </text:span><text:span text:style-name="T3">quam </text:span><text:span text:style-name="T3">ad<text:line-break/></text:span><text:span text:style-name="T3">occipitii os perveniat. Frustra alioquin hoc </text:span><text:span text:style-name="T3">natura </text:span><text:span text:style-name="T3">fe-<text:line-break/></text:span><text:span text:style-name="T3">cisset, quae nihil supervacuum ac temere committit, </text:span><text:span text:style-name="T3">ut<text:line-break/></text:span><text:span text:style-name="T3">quae videlicet musculum ad caput usque reduceret; </text:span><text:span text:style-name="T3">qui,<text:line-break/></text:span><text:span text:style-name="T3">si inferius cessaret, scapulas satis attollere </text:span><text:span text:style-name="T3">posset, </text:span><text:span text:style-name="T3">quod<text:line-break/></text:span><text:span text:style-name="T3">nimirum in his animantibus propter spinam </text:span><text:span text:style-name="T3">ipsae </text:span><text:span text:style-name="T3">mo-<text:line-break/></text:span><text:span text:style-name="T3">veaUtur, tum cervici longitudo sit notabilis. </text:span><text:span text:style-name="T3">Quartuni,<text:line-break/></text:span><text:span text:style-name="T3">quod scapulas ab eodem moveri tesictur, </text:span><text:span text:style-name="T3">nervus </text:span><text:span text:style-name="T3">est,</text:span></text:p>
      <text:p text:style-name="P10"><text:span text:style-name="T3">qui ad ipsum ex cerebro pertinet; ac, </text:span><text:span text:style-name="T3">si </text:span><text:span text:style-name="T3">quis illum praeci-<text:line-break/>derit, praedictus scapularum motus, non capitis, resolve-<text:line-break/>tur; quanquam Lyci liber caput ab eo ad scapulas convelli<text:line-break/>dicat, ut qui, quum eum scriberet, nec ipsum nervum,<text:line-break/>nec aliud eonan, quae dixi, quicquam cognoverit.<text:line-break/>Verum non hic institui vel Lycum, vel alium ex ma-<text:line-break/>joribus quenquam, nisi obiter, redarguere; haud enim<text:line-break/>fum nescius, cuilibet studioso veritatisque indagatori per-<text:line-break/>multis erroribus aliorum libros scatere deprehensum iri.<text:line-break/>Quippe musculorum maxillam quoque moventium par<text:line-break/>unum, intra os situm, Lycus omisit; quemadmodum et<text:line-break/>latiores colli musculos una cum his, quos retulimus,<text:line-break/>ignoravit. Sed multo plura ex iis, quae deinceps enar-<text:line-break/>rabimus, ipsum latuerunt, quaedam solum, quaedam<text:line-break/>simul et alios; de quibus operis hujus lectores suismet<text:line-break/>oculis corpora examinantes decernere adhortor. Ego<text:line-break/>enim hoc nomine praesentem commentarium conscripsi,<text:line-break/>ut, si studiosi magistros, qui indicent, desideraverint, ipse</text:span></text:p>
      <text:p text:style-name="P10"><text:span text:style-name="T3">docere queat. Nam familiares, qui commentationis </text:span><text:span text:style-name="T3">gra-<text:line-break/></text:span><text:span text:style-name="T3">tia ipsum scribere me rogarunt, vel sine hoc ea, </text:span><text:span text:style-name="T3">quae<text:line-break/></text:span><text:span text:style-name="T3">a me docti sunt, ipsi sibi iu memoriam revocare </text:span><text:span text:style-name="T3">pote-<text:line-break/></text:span><text:span text:style-name="T3">runt, nisi certe socordes extiterint. Quare majores </text:span><text:span text:style-name="T3">ar-<text:line-break/></text:span><text:span text:style-name="T3">guere non </text:span><text:span text:style-name="T3">est </text:span><text:span text:style-name="T3">consilium, quo sermo vera duntaxat </text:span><text:span text:style-name="T3">per-<text:line-break/></text:span><text:span text:style-name="T3">censenti ad calcem citius perducatur. Secundum </text:span><text:span text:style-name="T3">mufcu-<text:line-break/></text:span><text:span text:style-name="T3">lornm par est, quod praedictis longitudine </text:span><text:span text:style-name="T3">respondet;<text:line-break/></text:span><text:span text:style-name="T3">siquidem ex eadem occipitii ossis regione </text:span><text:span text:style-name="T3">procedens<text:line-break/></text:span><text:span text:style-name="T3">fublimi scapularunr basis angulo inseritur; </text:span><text:span text:style-name="T3">verum lati-<text:line-break/></text:span><text:span text:style-name="T3">tudo aequalis ipsis'non est, scd multo minor; </text:span><text:span text:style-name="T3">angusti<text:line-break/></text:span><text:span text:style-name="T3">enim enim hi musculi et prorsus invalidi, si </text:span><text:span text:style-name="T3">cum illis<text:line-break/></text:span><text:span text:style-name="T3">confer.as, quos etiam ante dissectionem tam magnos </text:span><text:span text:style-name="T3">est<text:line-break/></text:span><text:span text:style-name="T3">ridere, ut totum colium, praesertim gymnasticis, </text:span><text:span text:style-name="T3">iu<text:line-break/></text:span><text:span text:style-name="T3">tumorem extollant. Porro musculos tenues modo </text:span><text:span text:style-name="T3">pro-<text:line-break/></text:span><text:span text:style-name="T3">positos incidere auspicaberis, quemadmodum </text:span><text:span text:style-name="T3">primos, a<text:line-break/>media </text:span><text:span text:style-name="T3">occipitii ossis regione; subjacent enim </text:span><text:span text:style-name="T3">prius no-<text:line-break/>minatis; qui, ut </text:span><text:span text:style-name="T3">illi, transversior orientes, ipsi </text:span><text:span text:style-name="T3">quoque</text:span></text:p>
      <text:p text:style-name="P10"><text:span text:style-name="T3">dorsi spinae per totum colium porrecti facile a subditis,<text:line-break/>ut priores, detrahuntur. Veium hoc illis tota cervice<text:line-break/>adusque scapulas accidit; ac, quum hi propius ipsas ac-<text:line-break/>cesserint, vicinis utrinque musculis connascuntur’; deiu,<text:line-break/>ubi scapulas contigerint, teretem producunt tendinem,<text:line-break/>qui ad mediam basin usque internis ipsarum partibus<text:line-break/>porrigitur; hi etiam scapularum basin, ceu ad occiput,<text:line-break/>retrahunt; priores vero musculi non modo basin, sed<text:line-break/>totas ipsas sursum revellunt. His jam sublatis, si negli-<text:line-break/>genter, quemadmodum Lycus, intuearis dorsales muscu-<text:line-break/>los (rhachitas appellant), opinaberis toti cervici retro<text:line-break/>exporrectos vidcre: sin autem exquisite animadvertas,<text:line-break/>alia pleraque musculorum conjugia non solum in simiis,<text:line-break/>scd aliis quoque universis animantibus, inibi comperies<text:line-break/>a dorsalibus nota maxime evidenti diversa, llli namque,<text:line-break/>ex singulis, quac superpositae sunt, vertebris orti, per<text:line-break/>valida ligamenta proximis inseruntur, haud in longum</text:span></text:p>
      <text:p text:style-name="P9"><text:span text:style-name="T3">fibras </text:span><text:span text:style-name="T3">extendentes; at praedicta paria carnosis </text:span><text:span text:style-name="T3">ansulis<text:line-break/>caput </text:span><text:span text:style-name="T3">retrorsum restectunt, totius colli longitudini </text:span><text:span text:style-name="T3">in-<text:line-break/></text:span><text:span text:style-name="T3">jecta; quod lu multis animantibus haud mediocrem </text:span><text:span text:style-name="T3">lon-<text:line-break/></text:span><text:span text:style-name="T3">gitudinem obtinet. Quin et nervi ab ima parte </text:span><text:span text:style-name="T3">sursum<text:line-break/></text:span><text:span text:style-name="T3">ad ea feruntur, ut qui in caput finiunt, nec </text:span><text:span text:style-name="T3">ortum il-<text:line-break/></text:span><text:span text:style-name="T3">linc habent. Primum itaque </text:span><text:span text:style-name="T3">par </text:span><text:span text:style-name="T3">latorum </text:span><text:span text:style-name="T3">musculorum<text:line-break/>est, </text:span><text:span text:style-name="T3">quod linea transversa primis dictis simlliter </text:span><text:span text:style-name="T3">ex oc-<text:line-break/></text:span><text:span text:style-name="T3">cipitii osse </text:span><text:span text:style-name="T3">ertum </text:span><text:span text:style-name="T3">ducit. Constat, in hujusmodi </text:span><text:span text:style-name="T3">narratio-<text:line-break/>nibus </text:span><text:span text:style-name="T3">nihil esse discriminis, si vel inferi, vel </text:span><text:span text:style-name="T3">exoriri<text:line-break/></text:span><text:span text:style-name="T3">dicas. Porro trianguli </text:span><text:span text:style-name="T3">figura funt, </text:span><text:span text:style-name="T3">unum quidem </text:span><text:span text:style-name="T3">latus<text:line-break/>habentes, quam </text:span><text:span text:style-name="T3">diximus lineam,- alterum vero </text:span><text:span text:style-name="T3">totam<text:line-break/>vertebrarum- </text:span><text:span text:style-name="T3">cervicis spinam, ac tertium aliud, </text:span><text:span text:style-name="T3">quod<text:line-break/>commemorata </text:span><text:span text:style-name="T3">conjungit, ut obliquae ipiorum </text:span><text:span text:style-name="T3">fibrae ab<text:line-break/>occipitii osse </text:span><text:span text:style-name="T3">ad spinam sint luclinatae. </text:span><text:span text:style-name="T3">Contra has<text:line-break/>• fibrae musculorum ipsis subjacentium in priora feruntur<text:line-break/>obliquae </text:span><text:span text:style-name="T3">ad </text:span><text:span text:style-name="T3">transversas vertebrarum apophyses. Qnate-<text:line-break/>nus autem huc omnes </text:span><text:span text:style-name="T3">concurrant, </text:span><text:span text:style-name="T3">musculum utrinque</text:span></text:p>
      <text:p text:style-name="P10"><text:span text:style-name="T3">unum constituunt, alterum ex dextris </text:span><text:span text:style-name="T3">spinae </text:span><text:span text:style-name="T3">partibus,<text:line-break/>alterum ex sinistris. At quatenus circumscriptiones quas-<text:line-break/>dam plurimum tres, nonnunquani rursus duas ibidem<text:line-break/>habeant, non unus utrinque musculus, scd tres vcl<text:line-break/>duo tibi apparebunt. Verum, quum tria musculorum<text:line-break/>paria evidenter apparent, unum quidem ex eis verte-<text:line-break/>brarum spinae expansum videbis, alterum transversis<text:line-break/>ipsarum apophysibus, tertium vcro horum duorum inter-<text:line-break/>rncdium. Porro functionis musculorum, quos comme-<text:line-break/>moravimus, licet nimirum cx fibrarum natura sola cou-<text:line-break/>jecturam sumere. Jam vero capitis os, omnibus circum-<text:line-break/>datis, ut dictum est, detectum, per musculos in poste-<text:line-break/>riora potes retrahere. Ab ipsis siquidem omnibus attolli<text:line-break/>videtur retrorsumquc frequenter reflecti; verum a sin-<text:line-break/>gulis modo commemoratis simul in obliquum declinari,<text:line-break/>ah utrisque autem ipsis incumbentibus de obliqua hac<text:line-break/>inclinatione ad rectitudinem aequalem, quae naturalis<text:line-break/>est figura, reduci. Porro tuta conjugatione simul tensa,</text:span></text:p>
      <text:p text:style-name="P10"><text:span text:style-name="T3">vel superiorum, veI inferiorum, in neutram vergerd<text:line-break/>partem caput spectabis; insuper in moderatis </text:span><text:span text:style-name="T3">ten-<text:line-break/></text:span><text:span text:style-name="T3">sionibus ad rectam agi stationem videbis</text:span><text:span text:style-name="T3">; </text:span><text:span text:style-name="T3">in </text:span><text:span text:style-name="T3">ve-<text:line-break/></text:span><text:span text:style-name="T3">hementioribus retrorium ad animalis spluam </text:span><text:span text:style-name="T3">quodaiu<text:line-break/></text:span><text:span text:style-name="T3">modo reflecti. Perspicuum vero est cuilibet, tota </text:span><text:span text:style-name="T3">carno<text:line-break/></text:span><text:span text:style-name="T3">simul cum capitis totiusque faciei cute adempta, </text:span><text:span text:style-name="T3">hujus-<text:line-break/></text:span><text:span text:style-name="T3">modi motus examinari oportere. Exordiens igitur </text:span><text:span text:style-name="T3">tria<text:line-break/></text:span><text:span text:style-name="T3">horum musculorum paria ab occipitii osse, cui </text:span><text:span text:style-name="T3">iuferun-<text:line-break/></text:span><text:span text:style-name="T3">tur, dissecare, (nam hluc promptius inciduntur) </text:span><text:span text:style-name="T3">perges<text:line-break/></text:span><text:span text:style-name="T3">usque ad extremum luscrius</text:span><text:span text:style-name="T3">; </text:span><text:span text:style-name="T3">quod si caput sive </text:span><text:span text:style-name="T3">priu-<text:line-break/></text:span><text:span text:style-name="T3">cipium musculorum appellaveris, minime peccabis.</text:span></text:p>
      <text:h text:style-name="Heading_20_2" text:outline-level="2">Cap. VII.</text:h>
      <text:p text:style-name="P58"><text:span text:style-name="T3">Jam vero ipsis circa capitis </text:span><text:span text:style-name="T3">articulum<text:line-break/></text:span><text:span text:style-name="T3">sublatis, alia quoque tria exilium musculorum </text:span><text:span text:style-name="T3">paria<text:line-break/></text:span><text:span text:style-name="T3">conspiciuntur. At non tria funt ex rei </text:span><text:span text:style-name="T3">veritate, scd<text:line-break/></text:span><text:span text:style-name="T3">quatuor, quae posteriores sunt absque parvis in </text:span><text:span text:style-name="T3">articulo<text:line-break/></text:span><text:span text:style-name="T3">juxta latera primae vertebrae reconditis, </text:span><text:span text:style-name="T3">atque ideo<text:line-break/></text:span><text:span text:style-name="T3">etiam latentibus. Verum de illis agetur, quum </text:span><text:span text:style-name="T3">musculos</text:span></text:p>
      <text:p text:style-name="P10"><text:span text:style-name="T3">stomacho fubjectos dissecabimus. Quarta posteriorum<text:line-break/>parvorum musculorum conjugatio ob hasce causas ana-<text:line-break/>tomicis non est animadversu. Prima vertebra poste-<text:line-break/>riorem apophysin, quae spinam generat, non habet,<text:line-break/>ac omnium vertebrarum est tenuissima, atque ideo<text:line-break/>secundam etiam circumdat, ut propius conncctatur.<text:line-break/>Horum igitur gratia, tum quia musculo magnitudine mi-<text:line-break/>nimo, qui primam vertebram capiti connectit, alter ex-<text:line-break/>triusecus incumbit secundam vertebram capiti connectena,<text:line-break/>accidit, ut cxilis musculus visum effugiat. Nam super-<text:line-break/>jacens ipsi posteriore parte musculus lucipit quidem ex<text:line-break/>ruseriore regione spinae secundae vertebrae, cessat au-<text:line-break/>tem in occipitii os praesertim medium; proptereaqne<text:line-break/>duo musculi primae conjugationis ex quatuor praedictis<text:line-break/>recti mutuo se contingunt, toti articulo superstrati;<text:line-break/>quos nisi prius ademeris, haud ridere queas exiguos,<text:line-break/>similiter rectos, suuiliter ex capite procedentes, simili-</text:span></text:p>
      <text:p text:style-name="P9"><text:span text:style-name="T3">ter que mutuo se tangentes, eorum modo, qui </text:span><text:span text:style-name="T3">ipsis lu-<text:line-break/></text:span><text:span text:style-name="T3">cumbunt. Quin etiam posteriori primae vertebrae </text:span><text:span text:style-name="T20">re-<text:line-break/></text:span><text:span text:style-name="T20">gioni inseruntur,,</text:span><text:span text:style-name="T3"> sicut et, qui ante ipsos habentur, </text:span><text:span text:style-name="T3">se-<text:line-break/></text:span><text:span text:style-name="T3">cundae. Ac quod prima vertebra posteriorem </text:span><text:span text:style-name="T3">processum<text:line-break/></text:span><text:span text:style-name="T3">non habet, haud alia quaepiam causa existimanda </text:span><text:span text:style-name="T3">est,<text:line-break/></text:span><text:span text:style-name="T3">quam quod caput secundae vertebrae renuendi gratia </text:span><text:span text:style-name="T3">an-<text:line-break/></text:span><text:span text:style-name="T3">nexum esse oportebat. Non igitur talem spinam </text:span><text:span text:style-name="T3">mufcn-<text:line-break/></text:span><text:span text:style-name="T3">lis inibi subditam esse conveniebat, qualis reliquis </text:span><text:span text:style-name="T3">est<text:line-break/></text:span><text:span text:style-name="T3">veriebris: quippe convulnerarentur ah ipsis ceu </text:span><text:span text:style-name="T3">aculeo,<text:line-break/></text:span><text:span text:style-name="T20">- </text:span><text:span text:style-name="T20">vel certe</text:span><text:span text:style-name="T3"> contunderentur. Ideo praedicta duo </text:span><text:span text:style-name="T3">musculo-<text:line-break/></text:span><text:span text:style-name="T3">rum paria duplici ratione incidere operae pretium </text:span><text:span text:style-name="T3">est;<text:line-break/></text:span><text:span text:style-name="T3">interdum quidem, a secunda vertebra musculis </text:span><text:span text:style-name="T3">amputatis,<text:line-break/></text:span><text:span text:style-name="T3">in altum ipsos attollere, ac scalpello deinde </text:span><text:span text:style-name="T3">sequendo<text:line-break/></text:span><text:span text:style-name="T3">usque ad caput procedere, quod etiam'facilius est; </text:span><text:span text:style-name="T3">in-<text:line-break/></text:span><text:span text:style-name="T3">terdum a capite incipiendo ad vertebram pergere. </text:span><text:span text:style-name="T3">Et<text:line-break/></text:span><text:span text:style-name="T3">si nullam exilium musculorum, qui subjacent, </text:span><text:span text:style-name="T3">fibram<text:line-break/></text:span><text:span text:style-name="T3">contigeris, propriam tibi conscriptionem habere </text:span><text:span text:style-name="T3">videbun-<text:line-break/>tur; </text:span><text:span text:style-name="T3">sin autem scalpello alicubi tetigeris </text:span><text:span text:style-name="T3">praeciderisque</text:span></text:p>
      <text:p text:style-name="P10"><text:span text:style-name="T3">ipsas, subjectis connasci putabis; at in priorcm verte-<text:line-break/>bram insertionem, quomodocnnque ipsarum dissectionem<text:line-break/>administraveris, jnanifeste conspicahere. Haec itaque duo<text:line-break/>musculorum paria caput solum in posteriora deflectunt;<text:line-break/>reliquum vcro tertium lateribus primae vcrtebrac appli-<text:line-break/>cati Ac musculi hi obliqui praedictis adjacent, qui sane<text:line-break/>contiguum ipsis cx capito exortum obtinent, in latcra<text:line-break/>autem recedunt. Et ob hoc ipsum potius minor conju-<text:line-break/>gatio cum tota prima vertebra anatomicis praetermissa<text:line-break/>est, eo quod unius vertebrae imaginem primae duae re-<text:line-break/>praesentent, secundae videlicet spina recto tramite ad la-<text:line-break/>terales primae processus sita- Quemadmodum enim me-<text:line-break/>diae partes primae vertebrae delitescunt, quod videlicet<text:line-break/>spinam ipsa non habcat sitque inibi tcnuis, ac quatuor<text:line-break/>.musculi ipsi incumbunt, sic omnia sccundae vertebrae la-<text:line-break/>tera penitus abolentur, quod prima hac parte ipsam<text:line-break/>auaguis processibus ambiat. Tcrtiuni igitur musculorum.</text:span></text:p>
      <text:p text:style-name="P10"><text:span text:style-name="T3">par obliquam' capitis motionem pro fibrarum rectitudine<text:line-break/>subministrat, . quum omnes musculi natura in fe </text:span><text:span text:style-name="T3">ipfos<text:line-break/></text:span><text:span text:style-name="T3">colligi possint, et particulas simul extremis ipsorum </text:span><text:span text:style-name="T3">con-<text:line-break/></text:span><text:span text:style-name="T3">nexas trahere. Sed de hujusmodi universis plenius </text:span><text:span text:style-name="T3">iu<text:line-break/></text:span><text:span text:style-name="T3">opere </text:span><text:span text:style-name="T3">de musculorum motu tractatum est, quod </text:span><text:span text:style-name="T3">non<text:line-break/></text:span><text:span text:style-name="T3">transcursim et obiter legendum </text:span><text:span text:style-name="T3">ei </text:span><text:span text:style-name="T3">consulo, </text:span><text:span text:style-name="T3">quicunque<text:line-break/></text:span><text:span text:style-name="T3">utilitatis aliquid illinc se consecuturum speraverit </text:span><text:span text:style-name="T3">Suc-<text:line-break/></text:span><text:span text:style-name="T3">cedit aliud quartum par musculorum obliquum, </text:span><text:span text:style-name="T3">tertio<text:line-break/></text:span><text:span text:style-name="T3">obversirn respondens. Hi musculi primam vertebram </text:span><text:span text:style-name="T20">fe-<text:line-break/></text:span><text:span text:style-name="T20">cundae</text:span><text:span text:style-name="T3"> connectunt: eorum vero extrema ad </text:span><text:span text:style-name="T3">laterales<text:line-break/></text:span><text:span text:style-name="T3">primae processus et fecundae spinam evadunt. </text:span><text:span text:style-name="T3">Porro<text:line-break/></text:span><text:span text:style-name="T3">tria haec paria, nempe primum ex omnibus, quae </text:span><text:span text:style-name="T3">re-<text:line-break/></text:span><text:span text:style-name="T3">censui, tertium et quartum, triangulum aequis </text:span><text:span text:style-name="T3">lateribus<text:line-break/></text:span><text:span text:style-name="T3">tibi constituere videbuntur. De secundo etenim, </text:span><text:span text:style-name="T3">quod<text:line-break/></text:span><text:span text:style-name="T3">nequaquam, nisi priore ablato, apparet, prius </text:span><text:span text:style-name="T3">diximus;<text:line-break/></text:span><text:span text:style-name="T3">veram reliqua tria conjugia manifesto </text:span><text:span text:style-name="T20">fe</text:span><text:span text:style-name="T3"> invicem, </text:span><text:span text:style-name="T3">qua<text:line-break/></text:span><text:span text:style-name="T3">retuli figura, tangere conspiciuntur. Itaque </text:span><text:span text:style-name="T3">demirabar,<text:line-break/></text:span><text:span text:style-name="T3">Lycum hunc, cujus modo libri post obitum </text:span><text:span text:style-name="T3">in lucem</text:span></text:p>
      <text:p text:style-name="P10"><text:span text:style-name="T3">prodierunt, lu musculorum dissectione </text:span><text:span text:style-name="T3">unum dun</text:span><text:span text:style-name="T3">taxat<text:line-break/>ex ipsis par, quod caput primae </text:span><text:span text:style-name="T3">vertebrae eonnectat,<text:line-break/></text:span><text:span text:style-name="T3">novisse. </text:span><text:span text:style-name="T3">Quod etenim universi primam vertebram minui<text:line-break/></text:span><text:span text:style-name="T3">adverterunt, tum </text:span><text:span text:style-name="T3">ea, quae nunc dicta sunt, manifesto<text:line-break/></text:span><text:span text:style-name="T3">indicant, </text:span><text:span text:style-name="T3">tum </text:span><text:span text:style-name="T3">etiam adhuc, </text:span><text:span text:style-name="T3">quum nervos incidemus,<text:line-break/></text:span><text:span text:style-name="T3">demonstrabitur. Caeterum mirabile, quod, </text:span><text:span text:style-name="T3">primum mu-<text:line-break/></text:span><text:span text:style-name="T3">sculorum par exacte contemplati, </text:span><text:span text:style-name="T3">non etiam tertium<text:line-break/></text:span><text:span text:style-name="T3">quartumque vidcrint; quippe tria </text:span><text:span text:style-name="T3">musculorum paria<text:line-break/></text:span><text:span text:style-name="T3">collo et capiti communium dissecanti </text:span><text:span text:style-name="T3">omnia ex aequo<text:line-break/></text:span><text:span text:style-name="T3">clare </text:span><text:span text:style-name="T3">conspiciuntur. Verum ego putaverim, </text:span><text:span text:style-name="T3">sicut </text:span><text:span text:style-name="T3">etiam<text:line-break/>scribunt, ratos spinalium </text:span><text:span text:style-name="T3">musculorum particulas </text:span><text:span text:style-name="T3">eos </text:span><text:span text:style-name="T3">esse,<text:line-break/></text:span><text:span text:style-name="T3">qui toti collo obducuntur, ne quidem </text:span><text:span text:style-name="T3">dissectionem ipso-<text:line-break/></text:span><text:span text:style-name="T3">rum attigisse. Quod etiam capitis </text:span><text:span text:style-name="T3">articuli </text:span><text:span text:style-name="T3">pcculiares<text:line-break/>quosdam musculos omnino existere </text:span><text:span text:style-name="T3">opinentur, </text:span><text:span text:style-name="T3">ratione<text:line-break/>absque dissectione persuasi, videntur commentariis man-<text:line-break/>dare, tanquarn viderint; non enim fieri potest, </text:span><text:span text:style-name="T3">ut </text:span><text:span text:style-name="T3">fe-<text:line-break/></text:span><text:span text:style-name="T3">cundae </text:span><text:span text:style-name="T3">verlebrac et capitis musculos communes contui-<text:line-break/></text:span><text:span text:style-name="T3">lus </text:span><text:span text:style-name="T3">alios ignores. Atqui non solum lu horum </text:span><text:span text:style-name="T3">in-</text:span></text:p>
      <text:p text:style-name="P10"><text:span text:style-name="T3">fpectione negligenter versati sunt, sed etiam lu </text:span><text:span text:style-name="T3">capitis<text:line-break/></text:span><text:span text:style-name="T3">motibus, qui cum primis duabus vertebris peraguntur.</text:span></text:p>
      <text:h text:style-name="Heading_20_2" text:outline-level="2">Cap. VIII.</text:h>
      <text:p text:style-name="P58"><text:span text:style-name="T3">Quales igitur hae sint, et quem </text:span><text:span text:style-name="T3">in<text:line-break/></text:span><text:span text:style-name="T3">modum inter se et cum canite articulis; committantur,<text:line-break/>in commentario de ossibus prius mihi dicturn est: et </text:span><text:span text:style-name="T3">qui<text:line-break/></text:span><text:span text:style-name="T3">ad hoc opus prius, quam in illo fuerit exercitatus, </text:span><text:span text:style-name="T3">ac-<text:line-break/></text:span><text:span text:style-name="T3">cedit, is nimirum fundamentis parum firmis </text:span><text:span text:style-name="T3">magnam<text:line-break/></text:span><text:span text:style-name="T3">ponderum molem iinponit. In praefentia vero, </text:span><text:span text:style-name="T3">tanquarn<text:line-break/></text:span><text:span text:style-name="T3">illa scientibus, ,de primae et secundae vertebrae </text:span><text:span text:style-name="T3">moti-<text:line-break/></text:span><text:span text:style-name="T3">bus sermonem facturus sum. Primum ac </text:span><text:span text:style-name="T3">secundum<text:line-break/></text:span><text:span text:style-name="T3">quatuor musculorum, quos retulimus, par caput </text:span><text:span text:style-name="T3">duntaxat<text:line-break/>citra </text:span><text:span text:style-name="T3">collum lu posteriora extendit, ex qua </text:span><text:span text:style-name="T3">functione<text:line-break/></text:span><text:span text:style-name="T3">.capitis extrema (coroma vocata) lu primae vertebrae </text:span><text:span text:style-name="T3">sini-<text:line-break/></text:span><text:span text:style-name="T3">bus cousiringuntur, occipitii autem os cum ipsis </text:span><text:span text:style-name="T3">primae<text:line-break/></text:span><text:span text:style-name="T3">vertebrae innititur, atque secundam praeterea </text:span><text:span text:style-name="T3">nihilomi-<text:line-break/>nus </text:span><text:span text:style-name="T3">contingit. Atque ipse extremus lu renuendo </text:span><text:span text:style-name="T3">capi-<text:line-break/></text:span><text:span text:style-name="T3">tis reflexus hos ipsos terminos obtinet. </text:span><text:span text:style-name="T3">Annuentibus<text:line-break/>rursus,, lu </text:span><text:span text:style-name="T3">priora </text:span><text:span text:style-name="T3">caput </text:span><text:span text:style-name="T3">recedit, et fuper </text:span><text:span text:style-name="T3">anteriorem</text:span></text:p>
      <text:p text:style-name="P10"><text:span text:style-name="T3">primae vertebrae processum innititur, verum </text:span><text:span text:style-name="T20">extrema<text:line-break/></text:span><text:span text:style-name="T3">sinubus laxa insident, </text:span><text:span text:style-name="T3">a </text:span><text:span text:style-name="T3">posterioribus ipsius partibus dis-<text:line-break/>juncta , etsi caput primam vertebram ad anteriora<text:line-break/>transcenderit, nullo </text:span><text:span text:style-name="T3">a natura </text:span><text:span text:style-name="T3">auxilio ad hoc praeparato:<text:line-break/>non enim niusculi solum, qui ipsum flectendo deorsum<text:line-break/></text:span><text:span text:style-name="T3">retrahunt,-</text:span><text:span text:style-name="T3">tale inferre periculum possunt, scd etiam gra-<text:line-break/></text:span><text:span text:style-name="T3">vitas ipsa, quae a prima </text:span><text:span text:style-name="T3">uutatione prompte deorsum<text:line-break/></text:span><text:span text:style-name="T3">versus teudil; </text:span><text:span text:style-name="T3">proinde auxilium aliquod ad anteriorem<text:line-break/></text:span><text:span text:style-name="T3">primae vertebrae </text:span><text:span text:style-name="T3">processum caput obtinet, ne lu priora<text:line-break/></text:span><text:span text:style-name="T3">facile ultra prolabatur; </text:span><text:span text:style-name="T3">nam ibidem ipfum firmat et<text:line-break/></text:span><text:span text:style-name="T3">Instruet, qua primum </text:span><text:span text:style-name="T3">transgreditur. Verum hinc exi-<text:line-break/></text:span><text:span text:style-name="T3">guam securitatem, </text:span><text:span text:style-name="T3">maximam vero inde, qua cum se-<text:line-break/></text:span><text:span text:style-name="T3">cunda vertebra committitur, natura </text:span><text:span text:style-name="T3">ipsa condidit. Nam<text:line-break/></text:span><text:span text:style-name="T3">cum particulam quandam turbini </text:span><text:span text:style-name="T3">similem rectam ex<text:line-break/></text:span><text:span text:style-name="T3">ipfa produxisset, inseriora anterioribus </text:span><text:span text:style-name="T3">constabilivit, pri-<text:line-break/></text:span><text:span text:style-name="T3">mam vertebram leviter excavans, </text:span><text:span text:style-name="T3">nbi maxime lu ante-<text:line-break/></text:span><text:span text:style-name="T3">riora processum edit; nam posteriorem </text:span><text:span text:style-name="T3">ipsius partem se-’</text:span></text:p>
      <text:p text:style-name="P10"><text:span text:style-name="T3">eundae vertebrae processus acclivis extremum ingreditur,<text:line-break/>ligamentumque validum a vertice ipsius ortum </text:span><text:span text:style-name="T3">capiti<text:line-break/></text:span><text:span text:style-name="T3">inseritur; rtem</text:span><text:span text:style-name="T34">z</text:span><text:span text:style-name="T3"> aliud quoddam transversum, ex </text:span><text:span text:style-name="T3">ipsa<text:line-break/></text:span><text:span text:style-name="T3">prima vertebra profectum, secundae extremum </text:span><text:span text:style-name="T3">turbina-<text:line-break/></text:span><text:span text:style-name="T3">tum ad amussim constringit. Haec igitur si libuerit </text:span><text:span text:style-name="T3">in-<text:line-break/></text:span><text:span text:style-name="T3">fpicere, facillimum erit exiguis musculis, de </text:span><text:span text:style-name="T3">quibus<text:line-break/></text:span><text:span text:style-name="T3">mentio prius facta est, ademptis: nam tota </text:span><text:span text:style-name="T3">posteriore<text:line-break/></text:span><text:span text:style-name="T3">parte primae vertebrae excisa, clare commemorata </text:span><text:span text:style-name="T3">duo<text:line-break/></text:span><text:span text:style-name="T3">ligamenta spectabis, qnae capiti, ad quod </text:span><text:span text:style-name="T3">diri, fnbmi-<text:line-break/></text:span><text:span text:style-name="T3">nistrant; alterum siquidem ligamentum, </text:span><text:span text:style-name="T3">quod ipfum ex<text:line-break/></text:span><text:span text:style-name="T3">vertice fecundae vertebrae dentis, sive </text:span><text:span text:style-name="T3">cuspidis, sive<text:line-break/></text:span><text:span text:style-name="T3">quocunque alio modo vocare libet, </text:span><text:span text:style-name="T3">ortum, </text:span><text:span text:style-name="T3">caput </text:span><text:span text:style-name="T3">con-<text:line-break/>trnet: </text:span><text:span text:style-name="T3">ipsum vero </text:span><text:span text:style-name="T3">dentem </text:span><text:span text:style-name="T3">reliquum </text:span><text:span text:style-name="T3">ligamentum continet,<text:line-break/>firmatquc </text:span><text:span text:style-name="T3">adeo, </text:span><text:span text:style-name="T3">ut in neutram </text:span><text:span text:style-name="T3">partem </text:span><text:span text:style-name="T3">inclinet Porro<text:line-break/>obliqui musculi </text:span><text:span text:style-name="T3">caput in latera </text:span><text:span text:style-name="T3">convertunt; ad </text:span><text:span text:style-name="T3">alterum<text:line-break/></text:span><text:span text:style-name="T3">siquidem cormnon, </text:span><text:span text:style-name="T3">seu </text:span><text:span text:style-name="T3">tuberculum, ad quod </text:span><text:span text:style-name="T3">musculus<text:line-break/></text:span><text:span text:style-name="T3">tendens duxerit, </text:span><text:span text:style-name="T3">ipsum </text:span><text:span text:style-name="T3">inclinant; ibidem igitur </text:span><text:span text:style-name="T3">sinui<text:line-break/></text:span><text:span text:style-name="T3">violenter </text:span><text:span text:style-name="T3">inhaeret, corwno lu hunc </text:span><text:span text:style-name="T3">conjecto firmato-</text:span></text:p>
      <text:p text:style-name="P10"><text:span text:style-name="T3">que; vcrum altero capitis corono sublimiori redditu’<text:line-break/>opposito sinui leviter insidet. Ac lu hoc motu caput se- .<text:line-break/>eundam vertebram ad susm ipsius luclinationem per li-<text:line-break/>gamentum convertit. Quare natura merito hanc </text:span><text:span text:style-name="T20">fecun-<text:line-break/>dam vertebram</text:span><text:span text:style-name="T3"> alio musculorum obliquorum conjugio<text:line-break/>primae commisit, conversiones ipsius in rectum agere ad<text:line-break/></text:span><text:span text:style-name="T3">pristinumque </text:span><text:span text:style-name="T3">statum redigere idoneo.</text:span></text:p>
      <text:h text:style-name="Heading_20_2" text:outline-level="2">Cap. IX.</text:h>
      <text:p text:style-name="P58"><text:span text:style-name="T3">Equidem </text:span><text:span text:style-name="T3">de occipitii cervicisque muscu-<text:line-break/></text:span><text:span text:style-name="T3">lis capitis </text:span><text:span text:style-name="T3">motibus serrientibus abunde satis dictum est:<text:line-break/></text:span><text:span text:style-name="T3">deluceps vero de iis, qui </text:span><text:span text:style-name="T3">caput pectori et claviculis<text:line-break/></text:span><text:span text:style-name="T3">committunt, sermonem </text:span><text:span text:style-name="T3">instituemus; siquidcm omnibus,<text:line-break/></text:span><text:span text:style-name="T3">quorum mcminimus, ademptis </text:span><text:span text:style-name="T3">promptum est </text:span><text:span text:style-name="T3">jam </text:span><text:span text:style-name="T3">tum<text:line-break/></text:span><text:span text:style-name="T3">hos tum illos aggredi, qui scapulas </text:span><text:span text:style-name="T3">spinae connectunt.<text:line-break/></text:span><text:span text:style-name="T3">Verum, quia complures musculos </text:span><text:span text:style-name="T3">ex </text:span><text:span text:style-name="T3">capite </text:span><text:span text:style-name="T3">procedentes<text:line-break/></text:span><text:span text:style-name="T3">sermonis processu dissecui, satius utique </text:span><text:span text:style-name="T3">fuerit, et eos,<text:line-break/></text:span><text:span text:style-name="T3">aui ipsum in anteriora torquent, adjungere, </text:span><text:span text:style-name="T3">Ili namque,<text:line-break/></text:span><text:span text:style-name="T3">quum </text:span><text:span text:style-name="T3">ad sternum et priuias clavicularum partcs </text:span><text:span text:style-name="T3">proten-<text:line-break/></text:span><text:span text:style-name="T3">dant, </text:span><text:span text:style-name="T3">ex duplici orti principio, altero post aurcm, </text:span><text:span text:style-name="T3">al-</text:span></text:p>
      <text:p text:style-name="P10"><text:span text:style-name="T3">tero sub ipsa </text:span><text:span text:style-name="T20">aure</text:span><text:span text:style-name="T3"> </text:span><text:span text:style-name="T3">sito</text:span><text:span text:style-name="T3">, quod </text:span><text:span text:style-name="T3">sane </text:span><text:span text:style-name="T3">vel pectoris os </text:span><text:span text:style-name="T3">et<text:line-break/></text:span><text:span text:style-name="T3">claviculas cum ipso thorace circumducant simul </text:span><text:span text:style-name="T3">et fur-<text:line-break/></text:span><text:span text:style-name="T3">fum versus ad capitis latera, vel caput ipsum. in </text:span><text:span text:style-name="T3">ante-<text:line-break/></text:span><text:span text:style-name="T3">riora circumagant, cuivis notum </text:span><text:span text:style-name="T3">esse </text:span><text:span text:style-name="T3">existimo. </text:span><text:span text:style-name="T3">Caeterum<text:line-break/></text:span><text:span text:style-name="T3">nihilominus etiam omnibus constat, ipsos thoracem </text:span><text:span text:style-name="T3">hoc<text:line-break/></text:span><text:span text:style-name="T3">pacto movere non posse</text:span><text:span text:style-name="T3">; </text:span><text:span text:style-name="T3">quare caput, ab ipsis </text:span><text:span text:style-name="T3">prorsum<text:line-break/></text:span><text:span text:style-name="T3">circumverti necessarium est. Nam hoc quoque de </text:span><text:span text:style-name="T3">omni-<text:line-break/></text:span><text:span text:style-name="T3">bus musculis communiter intelligendum est, qui </text:span><text:span text:style-name="T3">quidem<text:line-break/></text:span><text:span text:style-name="T3">rectum posituram obtinent, simplici eos praeesse </text:span><text:span text:style-name="T3">motui;<text:line-break/></text:span><text:span text:style-name="T3">qui </text:span><text:span text:style-name="T20">vero</text:span><text:span text:style-name="T3"> non rectam habent, composito. Itaque </text:span><text:span text:style-name="T3">omnibus<text:line-break/></text:span><text:span text:style-name="T3">antea commemoratis musculis, qui ex capite </text:span><text:span text:style-name="T3">ortum </text:span><text:span text:style-name="T3">du-<text:line-break/></text:span><text:span text:style-name="T3">cunt, tum rectus situs, tum motus simplex </text:span><text:span text:style-name="T3">adesu </text:span><text:span text:style-name="T3">Qui<text:line-break/></text:span><text:span text:style-name="T3">enim ad scapulas attinent, illas sursiun versus </text:span><text:span text:style-name="T3">attrahunt;<text:line-break/></text:span><text:span text:style-name="T3">eorum vero, qui ad cervicem porriguntur, alii </text:span><text:span text:style-name="T3">nulla ex<text:line-break/>parte </text:span><text:span text:style-name="T3">inclinatum sursum reflectunt, </text:span><text:span text:style-name="T3">alii </text:span><text:span text:style-name="T3">leviter </text:span><text:span text:style-name="T3">obliquum<text:line-break/></text:span><text:span text:style-name="T3">reddunt. </text:span><text:span text:style-name="T3">At musculus, qui ex </text:span><text:span text:style-name="T3">posteriore auris </text:span><text:span text:style-name="T3">parte<text:line-break/></text:span><text:span text:style-name="T3">ortus ad claviculae extremum, quod </text:span><text:span text:style-name="T3">sterno committi-<text:line-break/>tur, </text:span><text:span text:style-name="T3">pertingit, situm non recto tramite </text:span><text:span text:style-name="T3">obtinet, et </text:span><text:span text:style-name="T3">mo-<text:line-break/></text:span><text:span text:style-name="T3">tum </text:span><text:span text:style-name="T3">situi </text:span><text:span text:style-name="T3">respondentem: </text:span><text:span text:style-name="T3">pari modo </text:span><text:span text:style-name="T3">et qui ipsi </text:span><text:span text:style-name="T3">proximus</text:span></text:p>
      <text:p text:style-name="P10"><text:span text:style-name="T3">est, </text:span><text:span text:style-name="T3">quatenus sterno inseritur. Comperies autem exortus<text:line-break/>ipsorum lu quibus dixi locis, alterius quidem conti-<text:line-break/></text:span><text:span text:style-name="T3">nuum </text:span><text:span text:style-name="T3">primo inter communes cervici capitique musculos<text:line-break/>juxta lineam transversam, quae prope aurem porrigitur;<text:line-break/></text:span><text:span text:style-name="T3">alterius autcm </text:span><text:span text:style-name="T3">juxta </text:span><text:span text:style-name="T3">auris </text:span><text:span text:style-name="T3">ipsius radicem. llic itaque<text:line-break/></text:span><text:span text:style-name="T3">angusius durusque cst </text:span><text:span text:style-name="T3">et </text:span><text:span text:style-name="T3">modice </text:span><text:span text:style-name="T3">teres; alter carnosus<text:line-break/></text:span><text:span text:style-name="T3">similiter aliis omnibus, </text:span><text:span text:style-name="T3">quos ex occipitii osse ortos iu<text:line-break/></text:span><text:span text:style-name="T3">sermone percensui. Quapropter duplices </text:span><text:span text:style-name="T3">dictorum </text:span><text:span text:style-name="T3">muscu-<text:line-break/>lorum exortus sunt; </text:span><text:span text:style-name="T3">item </text:span><text:span text:style-name="T3">duplici extremo </text:span><text:span text:style-name="T3">in </text:span><text:span text:style-name="T3">prius no-<text:line-break/>minatas partes inseruntur. Nam, qui sub auris radice<text:line-break/>est, iu progressu blsariam spergitur; altero quidem </text:span><text:span text:style-name="T3">ex-<text:line-break/></text:span><text:span text:style-name="T3">tremo in sternum, altero </text:span><text:span text:style-name="T3">in </text:span><text:span text:style-name="T3">claviculae articulum </text:span><text:span text:style-name="T3">ipsi<text:line-break/></text:span><text:span text:style-name="T3">commissum ingreditur: atque hoc musculi </text:span><text:span text:style-name="T3">extremum car-<text:line-break/></text:span><text:span text:style-name="T3">nulentum est; quod autem iu sternum injicitur, </text:span><text:span text:style-name="T3">exangue<text:line-break/></text:span><text:span text:style-name="T3">magis duriusque apparet ceu ligamenti naturae parti-<text:line-break/>ceps. Alter musculus carnosus, qui cx capite procedit,<text:line-break/>quemadmodum ille, claviculae etiam inserituf, scd ita,</text:span></text:p>
      <text:p text:style-name="P10"><text:span text:style-name="T3">ut priori carnoso junctus contiguusque existat. Non </text:span><text:span text:style-name="T3">ta-<text:line-break/></text:span><text:span text:style-name="T3">men in totam </text:span><text:span text:style-name="T3">sic </text:span><text:span text:style-name="T3">claviculam conjicitur, ut quibusdam<text:line-break/>risum est, sed circiter medium pertingens desinit; </text:span><text:span text:style-name="T3">id<text:line-break/>vero </text:span><text:span text:style-name="T3">nunquam non vidimus, non tamen perpetuo </text:span><text:span text:style-name="T3">tres<text:line-break/></text:span><text:span text:style-name="T3">exortus suam quemque habere circumscriptionem; </text:span><text:span text:style-name="T3">verum<text:line-break/></text:span><text:span text:style-name="T3">semel aliquando terminus ipsorum bipartitus visus </text:span><text:span text:style-name="T3">est.<text:line-break/></text:span><text:span text:style-name="T3">Praestiterit autem forsan non fines, 'sed principia </text:span><text:span text:style-name="T3">capi-<text:line-break/></text:span><text:span text:style-name="T3">taque ipsorum extrema ad claviculam porrecta </text:span><text:span text:style-name="T3">nomi-<text:line-break/></text:span><text:span text:style-name="T3">nare, ad caput autem exortus sines, siquidem </text:span><text:span text:style-name="T3">illud re<text:line-break/></text:span><text:span text:style-name="T3">vera, movent. Verum ob administrationis ordinem </text:span><text:span text:style-name="T3">ex-<text:line-break/></text:span><text:span text:style-name="T3">ortus quidem ipsorum appellavi superiores juxta </text:span><text:span text:style-name="T3">caput<text:line-break/></text:span><text:span text:style-name="T3">anatomicorum more, qui nos praecesserunt, insertiones<text:line-break/>autem inferiores ad claviculam.</text:span></text:p>
      <text:h text:style-name="Heading_20_2" text:outline-level="2">Cap. X.</text:h>
      <text:p text:style-name="P58"><text:span text:style-name="T3">Porro his musculis amputatis ad eos, </text:span><text:span text:style-name="T3">qui<text:line-break/></text:span><text:span text:style-name="T3">in scapulis habentur, digredi licet Duo sane juxta </text:span><text:span text:style-name="T3">spi-<text:line-break/></text:span><text:span text:style-name="T3">nam haerent, quos solos scapulas retrorsum agere </text:span><text:span text:style-name="T3">dici-<text:line-break/></text:span><text:span text:style-name="T3">mus; nam Lycus alios ipsarum motus parvi pendit. </text:span><text:span text:style-name="T3">Alius<text:line-break/>vero </text:span><text:span text:style-name="T3">tertius a prima vertebra oritur; in </text:span><text:span text:style-name="T3">extremo vero<text:line-break/></text:span><text:span text:style-name="T3">scapularum juxta summum, humerum definiti </text:span><text:span text:style-name="T3">Ad haec</text:span></text:p>
      <text:p text:style-name="P10"><text:span text:style-name="T3">quartus </text:span><text:span text:style-name="T3">gracilis longusque ab osse initio laryngis praepo-<text:line-break/></text:span><text:span text:style-name="T3">sito (quod </text:span><text:span text:style-name="T3">hyoides' vocatur) originem ducens ipsas illi<text:line-break/></text:span><text:span text:style-name="T3">conncctit.- Verum, </text:span><text:span text:style-name="T3">ubi singulos commeinoratos inibi pa-<text:line-break/></text:span><text:span text:style-name="T3">ras incidere</text:span><text:span text:style-name="T3">, post animantis caput exacte dorsi spluarn<text:line-break/></text:span><text:span text:style-name="T3">contemplatus, fecundae vertebrae </text:span><text:span text:style-name="T3">spinam praetergredere.<text:line-break/></text:span><text:span text:style-name="T3">Ad tertiae vero spinam </text:span><text:span text:style-name="T3">prosectus, quendam cx laterali-<text:line-break/></text:span><text:span text:style-name="T3">bus ipsius partibus exortuiu </text:span><text:span text:style-name="T3">musculi intuere; hunc enim<text:line-break/></text:span><text:span text:style-name="T3">si deprehendas, sine ullo </text:span><text:span text:style-name="T3">ncgotio </text:span><text:span text:style-name="T3">ipsum </text:span><text:span text:style-name="T3">ex omnibus in-<text:line-break/></text:span><text:span text:style-name="T3">fcquentibus vertebris exortum sequeris, </text:span><text:span text:style-name="T3">atque ubi quiu-<text:line-break/></text:span><text:span text:style-name="T3">qi.e cervicis vertebras expedieris, </text:span><text:span text:style-name="T3">eo quo dixi </text:span><text:span text:style-name="T3">niodo<text:line-break/>considerans , occurret </text:span><text:span text:style-name="T3">tibi </text:span><text:span text:style-name="T3">juxta </text:span><text:span text:style-name="T3">thoracis principium<text:line-break/></text:span><text:span text:style-name="T3">musculus sub cute positionem </text:span><text:span text:style-name="T3">habens: hic </text:span><text:span text:style-name="T3">reliquam<text:line-break/>musculi vertebris quinque </text:span><text:span text:style-name="T3">cervicis, porrecti partem ex<text:line-break/></text:span><text:span text:style-name="T3">aliis scptem thoracis profectam abscondit. </text:span><text:span text:style-name="T3">Quare uiufcu-<text:line-break/></text:span><text:span text:style-name="T3">lus superficiarius, qui ct humiliorem situm </text:span><text:span text:style-name="T3">obtinet, </text:span><text:span text:style-name="T3">antea<text:line-break/>tollendus est, si eum, qui cx cervice </text:span><text:span text:style-name="T3">defertur, cogitas<text:line-break/></text:span><text:span text:style-name="T3">intueri. Amputabis igitur prius humilioris </text:span><text:span text:style-name="T3">musculi ex<text:line-break/></text:span><text:span text:style-name="T3">duodccim thoracis vertebris surculos, atque </text:span><text:span text:style-name="T3">hinc </text:span><text:span text:style-name="T3">usque</text:span></text:p>
      <text:p text:style-name="P10"><text:span text:style-name="T3">ad ipsius in scapulas insertionem ipsum separabis; </text:span><text:span text:style-name="T3">post<text:line-break/></text:span><text:span text:style-name="T3">hunc deinde alteri quoque similiter manum </text:span><text:span text:style-name="T3">admovebis.<text:line-break/></text:span><text:span text:style-name="T3">Quum autem superficiarium quidem et humilem </text:span><text:span text:style-name="T3">in<text:line-break/></text:span><text:span text:style-name="T3">scapularum spinae, radicem lusertum videris, </text:span><text:span text:style-name="T3">alterum<text:line-break/></text:span><text:span text:style-name="T3">vero in totam basin, utrumque ad suum principium </text:span><text:span text:style-name="T3">pro<text:line-break/></text:span><text:span text:style-name="T3">fibrarum natura trahito, quo ipsorum functionem </text:span><text:span text:style-name="T3">cogno-<text:line-break/></text:span><text:span text:style-name="T3">scas; nam ab utrisque scapula spinam versus tendi </text:span><text:span text:style-name="T3">vide-<text:line-break/></text:span><text:span text:style-name="T3">bitur, ab elatiore quidem leviter ad cervicem </text:span><text:span text:style-name="T3">inclinari,<text:line-break/>ab </text:span><text:span text:style-name="T3">altero </text:span><text:span text:style-name="T3">ad </text:span><text:span text:style-name="T3">inferiores spinae partes deduci; ah </text:span><text:span text:style-name="T3">utrisque<text:line-break/></text:span><text:span text:style-name="T3">vero simul tensis totas scapulas retrorsum nullam </text:span><text:span text:style-name="T3">in par-<text:line-break/>tem </text:span><text:span text:style-name="T3">inclinantes deferri ad primas septem thoracis </text:span><text:span text:style-name="T3">ver-<text:line-break/></text:span><text:span text:style-name="T3">tebras, quibus protensae sunt, conspicies. Post </text:span><text:span text:style-name="T3">hos<text:line-break/></text:span><text:span text:style-name="T3">musculos ad eum transire convenit, qui a prima </text:span><text:span text:style-name="T3">verte-<text:line-break/></text:span><text:span text:style-name="T3">bra exortum habet. Quum vero hujus vertebrae </text:span><text:span text:style-name="T3">latera-<text:line-break/></text:span><text:span text:style-name="T3">le sduae apophyses sint, multi ex utroque musculi </text:span><text:span text:style-name="T3">prod-<text:line-break/></text:span><text:span text:style-name="T3">ierunt; quoruni duos jam exiguos dissecuimus, </text:span><text:span text:style-name="T3">unum<text:line-break/>ad </text:span><text:span text:style-name="T3">capitis os conscendentem, alterum ad </text:span><text:span text:style-name="T3">secundam ver-<text:line-break/></text:span><text:span text:style-name="T3">tebram subeuntem, oblique ambos inter se </text:span><text:span text:style-name="T3">oppositos-</text:span></text:p>
      <text:p text:style-name="P10"><text:span text:style-name="T3">Ilis succedunt alii duo grandes musculi juxta processus,<text:line-break/>extremum. Alter ipsorum ad scapulas per cervicem sub-<text:line-break/>limis extenditur, non adeo adhaerescens, nec alteri in-<text:line-break/>sidens, scd potius ipsum primum omnium, quos retuli,’<text:line-break/>magnum, latumque musculum, quem iu totam fcapula-<text:line-break/>rum spinam inseri dicebam, terminati De altero autem<text:line-break/>musculo, qui ex </text:span><text:span text:style-name="T3">laterali </text:span><text:span text:style-name="T3">primae vertebrae processu prin-<text:line-break/>cipium exigit, libro sequenti peragemus. Nunc autem<text:line-break/></text:span><text:span text:style-name="T3">musculum </text:span><text:span text:style-name="T3">in oratione propositum </text:span><text:span text:style-name="T3">a </text:span><text:span text:style-name="T3">prima vertebra am-<text:line-break/></text:span><text:span text:style-name="T3">putans ad scapulas </text:span><text:span text:style-name="T3">usque incidito. Deinde cum spinae<text:line-break/></text:span><text:span text:style-name="T3">ipsarum termino, </text:span><text:span text:style-name="T3">qui ad summum humerum est, infer-<text:line-break/></text:span><text:span text:style-name="T3">tum repereris ipsum </text:span><text:span text:style-name="T3">, versus principium pro fibrarum po-<text:line-break/></text:span><text:span text:style-name="T3">situra tundito, ut scapulae </text:span><text:span text:style-name="T3">eminentiam ad cervicis latera<text:line-break/></text:span><text:span text:style-name="T3">ab ipso adduci sursum </text:span><text:span text:style-name="T3">rnoveriqne videas. Caeterum<text:line-break/></text:span><text:span text:style-name="T3">totus </text:span><text:span text:style-name="T3">hic </text:span><text:span text:style-name="T3">musculus </text:span><text:span text:style-name="T3">carnulentus est magi,que- teres<text:line-break/></text:span><text:span text:style-name="T3">quodam modo, ct in tertiam </text:span><text:span text:style-name="T3">scapularum spinae par-<text:line-break/></text:span><text:span text:style-name="T3">tem, qua juxta summum </text:span><text:span text:style-name="T3">humerum emluet, inseritur.</text:span></text:p>
      <text:p text:style-name="P10"><text:span text:style-name="T3">Verum in hoc, ut plerisque aliis, dissectionum musculorum<text:line-break/>scriptores errarunt, quemadmodum </text:span><text:span text:style-name="T3">et </text:span><text:span text:style-name="T3">ipse Lycus, cujus </text:span><text:span text:style-name="T3">libri<text:line-break/></text:span><text:span text:style-name="T3">quidam anatomici nunc allati sunt. .Vicum sane </text:span><text:span text:style-name="T3">viventem.<text:line-break/></text:span><text:span text:style-name="T3">non vidi</text:span><text:span text:style-name="T3">, </text:span><text:span text:style-name="T3">quamvis cum omnibus Quinti: discipulis </text:span><text:span text:style-name="T3">consue-<text:line-break/></text:span><text:span text:style-name="T3">tudinem habuerim, neque itineris, longitudinem, </text:span><text:span text:style-name="T3">neque<text:line-break/></text:span><text:span text:style-name="T3">navigationem detractans. Verum Lyci nomen, cum </text:span><text:span text:style-name="T3">ad-<text:line-break/></text:span><text:span text:style-name="T3">huc in </text:span><text:span text:style-name="T3">vivis </text:span><text:span text:style-name="T3">esset, apud Graecos non erat </text:span><text:span text:style-name="T3">cognitum;<text:line-break/></text:span><text:span text:style-name="T3">nunc autem, ipso vita defuncto, libri quidam </text:span><text:span text:style-name="T3">magno stu-<text:line-break/></text:span><text:span text:style-name="T3">dio circumferuntur. De aliis, quorum copia </text:span><text:span text:style-name="T3">mihi non<text:line-break/></text:span><text:span text:style-name="T3">contigit, nihil, quod dicam, habeo,' sed </text:span><text:span text:style-name="T3">dissectiones,<text:line-break/></text:span><text:span text:style-name="T3">quas in hunc usque . diem legi,, multis: scatere </text:span><text:span text:style-name="T3">erroribus<text:line-break/></text:span><text:span text:style-name="T3">deprehendi. </text:span><text:span text:style-name="T3">Atqui </text:span><text:span text:style-name="T3">non institutum mihi est, sicut </text:span><text:span text:style-name="T3">dixi,<text:line-break/></text:span><text:span text:style-name="T3">majores redarguere, nisi id obiter accidat, scd </text:span><text:span text:style-name="T3">potitis<text:line-break/></text:span><text:span text:style-name="T3">ipsas dissectionum -admluistrationes in commentarios </text:span><text:span text:style-name="T3">red-<text:line-break/></text:span><text:span text:style-name="T3">igere, quas et Marinus libro uno praegrandi, </text:span><text:span text:style-name="T3">ob-<text:line-break/></text:span><text:span text:style-name="T3">scuro sane interpretatione, imperfecto </text:span><text:span text:style-name="T3">autem doctrina<text:line-break/></text:span><text:span text:style-name="T3">comprehendit. </text:span><text:span text:style-name="T3">Itaque </text:span><text:span text:style-name="T3">relictis veterum erroribus </text:span><text:span text:style-name="T3">ad id,.<text:line-break/>quod institutum est, revertamur. </text:span><text:span text:style-name="T3">Musculus </text:span><text:span text:style-name="T3">gracilis lon-<text:line-break/></text:span><text:span text:style-name="T3">gusque a laryngis partibus ad scapulas </text:span><text:span text:style-name="T3">porrigitur; quas</text:span></text:p>
      <text:p text:style-name="P10"><text:span text:style-name="T3">lu priorem cervicis regionem attrahit; atque eam scapu-<text:line-break/>larum .regionem ingreditur, quae in altiore earundem<text:line-break/>latere prope radicem processus ancyroidis accedit. At<text:line-break/>fuperiorem ipsius processum larynge paulo altiorem tunc<text:line-break/>persequar, </text:span><text:span text:style-name="T3">cum </text:span><text:span text:style-name="T3">illius dissectionem sermone tractabo.<text:line-break/>Prolude, hunc </text:span><text:span text:style-name="T3">ubi </text:span><text:span text:style-name="T3">musculum amputas, unum adhuc re-<text:line-break/>liquum esse ex scapularum </text:span><text:span text:style-name="T3">motoribus </text:span><text:span text:style-name="T3">intelligito, qui<text:line-break/></text:span><text:span text:style-name="T3">nec dum in conspectum </text:span><text:span text:style-name="T3">venire queat; quo inpraesentia-<text:line-break/></text:span><text:span text:style-name="T3">rum relicto, id </text:span><text:span text:style-name="T3">tantum dicamus, ex musculis, qui scapulis<text:line-break/></text:span><text:span text:style-name="T3">movendis </text:span><text:span text:style-name="T3">sunt </text:span><text:span text:style-name="T3">circularim ipsas </text:span><text:span text:style-name="T3">ambientes, alios </text:span><text:span text:style-name="T3">peculiares,<text:line-break/>alios'reliquis etiam </text:span><text:span text:style-name="T3">partibus communes existere. Peculiares<text:line-break/></text:span><text:span text:style-name="T3">scapularum sunt </text:span><text:span text:style-name="T3">praedicti sex musculi; quorum duo peri<text:line-break/></text:span><text:span text:style-name="T3">spinam, reliqui </text:span><text:span text:style-name="T3">duo ad caput exporrecti, quintus de-<text:line-break/></text:span><text:span text:style-name="T3">inde est cx prima </text:span><text:span text:style-name="T3">vertebra ortus, fecundum quos sextus<text:line-break/></text:span><text:span text:style-name="T3">ossi liyoidi connectitur; </text:span><text:span text:style-name="T3">alius autem humerorum articulo<text:line-break/></text:span><text:span text:style-name="T3">con.munis </text:span><text:span text:style-name="T3">est, </text:span><text:span text:style-name="T3">scapulas </text:span><text:span text:style-name="T3">deorsum </text:span><text:span text:style-name="T3">vcrsus </text:span><text:span text:style-name="T3">detrahens; quo<text:line-break/></text:span><text:span text:style-name="T3">de suo </text:span><text:span text:style-name="T3">tempore </text:span><text:span text:style-name="T3">et loco </text:span><text:span text:style-name="T3">disseram.</text:span></text:p>
      <text:h text:style-name="P6" text:outline-level="2">Cap. XI.</text:h>
      <text:p text:style-name="P58"><text:span text:style-name="T3">Nunc vero, quoniam proposui, quemad-<text:line-break/>modum partes animalis detegere conveniat, explicare,<text:line-break/>ad ea, quae supradictis finitima sunt; pergamus; </text:span><text:span text:style-name="T3">con-&lt;<text:line-break/></text:span><text:span text:style-name="T3">sequentia namque partium detegendarum in administra-*<text:line-break/>tionibus anatomicis disciplinae ordinem praefcrihit. </text:span><text:span text:style-name="T3">Isa-<text:line-break/></text:span><text:span text:style-name="T3">que musculis, quos retuli, ademptis,'</text:span><text:span text:style-name="T3">i </text:span><text:span text:style-name="T3">apparebit nimirum<text:line-break/>is, qui maxillam inferiorem aperit,; incipiens ab osse </text:span><text:span text:style-name="T3">casi<text:line-break/></text:span><text:span text:style-name="T3">pitis, quod, quia petrae duritia .respondet,</text:span><text:span text:style-name="T3">. </text:span><text:span text:style-name="T3">lithoides </text:span><text:span text:style-name="T3">ap-<text:line-break/></text:span><text:span text:style-name="T3">pellatur; sursum autem , ad summas maxillas protendit,<text:line-break/>ut uterque musculus; eodem .coeant, nempe tum </text:span><text:span text:style-name="T3">qui a<text:line-break/></text:span><text:span text:style-name="T3">dextra parte, tum qui- a</text:span><text:span text:style-name="T34">;</text:span><text:span text:style-name="T3"> sinistra procedit. Atque </text:span><text:span text:style-name="T3">his<text:line-break/></text:span><text:span text:style-name="T3">musculis id praeter alios peculiariter accedit; ut </text:span><text:span text:style-name="T3">.medio,<text:line-break/></text:span><text:span text:style-name="T3">itinere, quod ah exordio usque ad extremum </text:span><text:span text:style-name="T3">subeunt,<text:line-break/></text:span><text:span text:style-name="T3">pars ipsorum carnosa aboleatur, exanguis vero -ac </text:span><text:span text:style-name="T3">ner-<text:line-break/></text:span><text:span text:style-name="T3">vosa quodammodo </text:span><text:span text:style-name="T3">et </text:span><text:span text:style-name="T3">rotunda forma- utviusque </text:span><text:span text:style-name="T3">fiat,,<text:line-break/></text:span><text:span text:style-name="T3">ceu .tendinis vel ligamenti cujusdam minimas </text:span><text:span text:style-name="T3">fibras<text:line-break/></text:span><text:span text:style-name="T3">carniformes superjectas obtinentis. At si,, priore </text:span><text:span text:style-name="T3">ipso<text:line-break/></text:span><text:span text:style-name="T3">exortu reciso, totoque corpore ad mentum usque </text:span><text:span text:style-name="T3">dis-<text:line-break/></text:span><text:span text:style-name="T3">si</text:span></text:p>
      <text:p text:style-name="P10"><text:span text:style-name="T3">secto, salva ea musculi parte, quae iuferiori maxillae<text:line-break/>inseritur, ad proprium retrahas principium, . maxilla<text:line-break/>quidem ipsa sequetur, os autem aperietur. Verum hu-<text:line-break/>jusmodi ornula saclunda sunt, cute tota adcrnpta ac re-<text:line-break/></text:span><text:span text:style-name="T3">centibus adhuc </text:span><text:span text:style-name="T3">secundum </text:span><text:span text:style-name="T3">mortem </text:span><text:span text:style-name="T3">mollibusque ob id<text:line-break/></text:span><text:span text:style-name="T3">non solum </text:span><text:span text:style-name="T3">ligamentis articulorum, venim etiam muscu-<text:line-break/></text:span><text:span text:style-name="T3">lis. </text:span><text:span text:style-name="T3">Caeterum exactissime uniuscujusque musculi functio-<text:line-break/></text:span><text:span text:style-name="T3">nes examinantur, </text:span><text:span text:style-name="T3">reliquis quidem omnibus sublatis, iis<text:line-break/></text:span><text:span text:style-name="T3">autem, </text:span><text:span text:style-name="T3">quae </text:span><text:span text:style-name="T3">intcr </text:span><text:span text:style-name="T3">sc obversun positu sunt, relictis, quo-<text:line-break/></text:span><text:span text:style-name="T3">ruin frequenter </text:span><text:span text:style-name="T3">motus disquisieris, nam carnes anima-<text:line-break/></text:span><text:span text:style-name="T3">lium maxima </text:span><text:span text:style-name="T3">portio ex musculorum substantia constanti<text:line-break/></text:span><text:span text:style-name="T3">Quippe ligamentis </text:span><text:span text:style-name="T3">nervisque in ipsas distributis musculus<text:line-break/></text:span><text:span text:style-name="T3">gignitur; quorum lu libris </text:span><text:span text:style-name="T3">de musculorum motibus men-<text:line-break/></text:span><text:span text:style-name="T3">tio facta est: atque haec </text:span><text:span text:style-name="T3">omnia iis legenda funt, qui<text:line-break/></text:span><text:span text:style-name="T3">commentarium hunc assequentur. </text:span><text:span text:style-name="T3">Quum igitur praedicta<text:line-break/></text:span><text:span text:style-name="T3">musculorum tum actio, tum </text:span><text:span text:style-name="T3">usus apparuerit, tempesti-<text:line-break/></text:span><text:span text:style-name="T3">vum jam nobis est dicere, non aliud </text:span><text:span text:style-name="T3">praeterea musculo-<text:line-break/></text:span><text:span text:style-name="T3">rum par, quod os aperiat, </text:span><text:span text:style-name="T3">inquirendum esse, solo</text:span></text:p>
      <text:p text:style-name="P17"><text:span text:style-name="T3">hoc jam relato natura contenta, quod etiam solum tri-<text:line-break/>bus ori claudendo creatis oppofuit. Caeterum causam<text:line-break/>et horum et aliorum omnium </text:span><text:span text:style-name="T3">in </text:span><text:span text:style-name="T3">libris </text:span><text:span text:style-name="T3">de </text:span><text:span text:style-name="T3">usu partium<text:line-break/>explicuimus. </text:span><text:span text:style-name="T3">- &lt;<text:tab/>-•&gt;</text:span></text:p>
      <text:h text:style-name="P5" text:outline-level="1"><text:bookmark-start text:name="bookmark12"/>GALENI DE ANATOMICIS ADMINISTRA-<text:line-break/>TIONIBUS<text:bookmark-end text:name="bookmark12"/><text:line-break/>LIBER V.</text:h>
      <text:h text:style-name="Heading_20_2" text:outline-level="2">Cap. I.</text:h>
      <text:p text:style-name="P58"><text:span text:style-name="T3">At iis, qua </text:span><text:span text:style-name="T3">edicta </text:span><text:span text:style-name="T3">sunt, </text:span><text:span text:style-name="T3">proximum </text:span><text:span text:style-name="T20">est,</text:span><text:span text:style-name="T3"> ut<text:line-break/></text:span><text:span text:style-name="T3">scapulas a thorace separem, quo musculi </text:span><text:span text:style-name="T3">universi respi-<text:line-break/></text:span><text:span text:style-name="T3">rationem obeuntes in conspectum veniant. </text:span><text:span text:style-name="T3">In altera,<text:line-break/></text:span><text:span text:style-name="T3">vero ipsarum dumtaxat examen sermonis </text:span><text:span text:style-name="T3">constituam,<text:line-break/></text:span><text:span text:style-name="T3">omnia siquidem lu utraque sibi . respondenti </text:span><text:span text:style-name="T3">Cute igitur, -<text:line-break/></text:span><text:span text:style-name="T3">quae pectus contegit, a subjectis detracta, </text:span><text:span text:style-name="T3">musculum<text:line-break/></text:span><text:span text:style-name="T3">inibi spectabis in aliorum superficie </text:span><text:span text:style-name="T3">extantem, qni sane</text:span></text:p>
      <text:p text:style-name="P10"><text:span text:style-name="T3">ex mammarum regione incipit, fursum vero </text:span><text:span text:style-name="T3">ad </text:span><text:span text:style-name="T3">humori<text:line-break/>articulum obliquus, porrigitur. Hic musculus avulsione a<text:line-break/>subjectis liberatur; dicunt autem sic, quum veluti ara-<text:line-break/>neorum quaedam telae praetenues, </text:span><text:span text:style-name="T3">ac </text:span><text:span text:style-name="T3">numerosae admo-<text:line-break/>dum corpora segreganda invicem eonnectunt. Quare,<text:line-break/>etiamsi lu vivo animali ipsa dissolvas, superficiem utrius-<text:line-break/>que propriam conservant aequalem laevemque, nulla<text:line-break/>ex parte divulsam .aut distractam. Etenim in connatis<text:line-break/>et praesertim musculis divortium utrique separato ulcus<text:line-break/>parit. </text:span><text:span text:style-name="T3">At </text:span><text:span text:style-name="T3">vero haec scalpro plane ad separationem in-<text:line-break/>digent</text:span><text:span text:style-name="T3">; </text:span><text:span text:style-name="T3">quae autem filamentis araneorum telae modo<text:line-break/>fubtilibus continentur, etiam digitis probe satis dirimun-<text:line-break/>tur. • Satius tamen fuerit, dum dissectionem administras,<text:line-break/>etiam in his 'uti scalpello', ut quod agitur intuearis;<text:line-break/>nam dum separas digitis, apertus partium segreganda-<text:line-break/>rum conspectus obliteratitr. Quamobrem praestat </text:span><text:span text:style-name="T3">corpus,<text:line-break/></text:span><text:span text:style-name="T3">quod a subjectis' liberare cogitas, elevatum </text:span><text:span text:style-name="T3">scalpello<text:line-break/></text:span><text:span text:style-name="T3">avellere; ad id autem peragendum scalpelli myrtei </text:span><text:span text:style-name="T3">sunt</text:span></text:p>
      <text:p text:style-name="P10"><text:span text:style-name="T3">accommodatiores.. Sic itaque et ipsum hunc musculum;<text:line-break/>qui de spuriis costis sursum tendit, subditis liberas<text:line-break/>partibus; hamo quidem primum ipsius fibrarum finem<text:line-break/>elevas, deinde initium leviter separas. Hoc siquidem<text:line-break/>musculi principium exactius subjectis corporibus deliga-<text:line-break/>tum, constrictum connexumque est, quam reliqua haec<text:line-break/>omnia. Ubi illud solveris, audacter jani musculum ip-<text:line-break/>sum attollito, scaspelloque a partibus subjectis secernito,<text:line-break/>idque donec ad humeri articulum deveneris; ubi con-<text:line-break/>templatus dissectum musculum, sive suspensum, sive<text:line-break/>partibus inibi incumbentem, ad alium hoc majorem<text:line-break/>multo accedis, qui ad eundem nimirum articulum per-<text:line-break/>venit, cx toto pectoris osse oriens, mammae subjectus.<text:line-break/>Caeterum idem hic musculus bipartitus quodam modo<text:line-break/>est, fibris ipsius in similitudinem X literae mutuo sibi<text:line-break/>incumbcntibus, .aliis ab humiliori ossis.pectoris scde ad<text:line-break/>articuli eminentiorem porrectis, aliis ab elatiore ad de-</text:span></text:p>
      <text:p text:style-name="P10"><text:span text:style-name="T3">missiora inclinantibus. Vbi autem ' potissimum musculi<text:line-break/>fibrae modo </text:span><text:span text:style-name="T3">linearum </text:span><text:span text:style-name="T3">X literae se invicem secant, </text:span><text:span text:style-name="T3">ibi<text:line-break/></text:span><text:span text:style-name="T3">est quod lu </text:span><text:span text:style-name="T3">axilla carnosum </text:span><text:span text:style-name="T3">habetur; -etenim hujus </text:span><text:span text:style-name="T3">loci<text:line-break/></text:span><text:span text:style-name="T3">cavitas a duobus generatur musculis, uno-certe, quo </text:span><text:span text:style-name="T3">de<text:line-break/></text:span><text:span text:style-name="T3">hic agimus, ' altero </text:span><text:span text:style-name="T3">ad costas </text:span><text:span text:style-name="T3">porrectu, cujus </text:span><text:span text:style-name="T3">statim<text:line-break/></text:span><text:span text:style-name="T3">mentionenr fumus </text:span><text:span text:style-name="T3">facturi. </text:span><text:span text:style-name="T3">Itaque -musculum ex </text:span><text:span text:style-name="T3">toto<text:line-break/></text:span><text:span text:style-name="T3">pectoris osse enascentem duos esse connexos, non </text:span><text:span text:style-name="T3">unum,<text:line-break/></text:span><text:span text:style-name="T3">licet dicere, tum 'propter fibras alias aliis, ut </text:span><text:span text:style-name="T3">nixi,<text:line-break/></text:span><text:span text:style-name="T3">fuperstratas, tum propter actionis differentiam. </text:span><text:span text:style-name="T3">Quae<text:line-break/></text:span><text:span text:style-name="T3">enim </text:span><text:span text:style-name="T3">ab </text:span><text:span text:style-name="T3">elatiore pectoris, ossis sede incipiunt, </text:span><text:span text:style-name="T3">brachium<text:line-break/></text:span><text:span text:style-name="T3">thoraci adigunt, non deorsum revellentes, quippe </text:span><text:span text:style-name="T3">quum<text:line-break/></text:span><text:span text:style-name="T3">aliae fibrae obliquiorem ipsius motum deorsum </text:span><text:span text:style-name="T3">versus<text:line-break/>obeant. </text:span><text:span text:style-name="T3">Consideres namque volo quatuor motus sc </text:span><text:span text:style-name="T3">mu-<text:line-break/></text:span><text:span text:style-name="T3">tuo consequentes, quos subinde me indice </text:span><text:span text:style-name="T3">conspexisti.<text:line-break/></text:span><text:span text:style-name="T3">Sed ponamus inter ipsos principem, quo </text:span><text:span text:style-name="T3">brachium tho-<text:line-break/></text:span><text:span text:style-name="T3">raci adducitur, musculo, de quo sermonem </text:span><text:span text:style-name="T3">hic institui-<text:line-break/></text:span><text:span text:style-name="T3">mus, </text:span><text:span text:style-name="T3">. </text:span><text:span text:style-name="T3">secundum hanc figuram contracto et (ut </text:span><text:span text:style-name="T3">ita di-</text:span></text:p>
      <text:p text:style-name="P10"><text:span text:style-name="T3">cam) deducto. </text:span><text:span text:style-name="T3">Hunc </text:span><text:span text:style-name="T3">motum alter excipit, qui brachii<text:line-break/>os una cum obductis ei carnibus ad thoracem </text:span><text:span text:style-name="T20">admovet,<text:line-break/></text:span><text:span text:style-name="T3">deorsum vero leniter declinat; ex quibus motibus prior<text:line-break/>ab elatioribus musculi fibris, alter </text:span><text:span text:style-name="T20">a</text:span><text:span text:style-name="T3"> demissis administra-<text:line-break/>tur. Jam vero alius ipsius tertius succedit secundum<text:line-break/>primi musculi functionem, quem musculum a regionibus<text:line-break/>prope mammas diximus incipere. Ad haec alius quar-<text:line-break/>tus brachii motus existit, quo ipsum ad costas thoracis<text:line-break/>expanditur. Duplex autem hic quoque est; unus, primi<text:line-break/>musculi motum excipiens, ad utramque adhuc partem<text:line-break/>quodammodo vergit, et quasi mixtus quidam ex accessu<text:line-break/>ad pectus et situ prope costas; alter exacte brachium<text:line-break/>ad costas extendit directa linea nusquam inclinante de-<text:line-break/>orsum versus protensa. Utrinque vero ex praedictis pe-<text:line-break/>culiaris praeest musculus, uni quidem ipsorum, quem<text:line-break/>utramque in partem vergere dixi, exiguus, summa sub<text:line-break/>cute latescens, quem nos invenimus; sed de ipso paulo<text:line-break/>post agetur; alteri vero maximus indidem musculoruni,</text:span></text:p>
      <text:p text:style-name="P10"><text:span text:style-name="T3">quem nuper retuli una cum </text:span><text:span text:style-name="T3">ipso </text:span><text:span text:style-name="T3">pectoris ossis </text:span><text:span text:style-name="T3">musculo<text:line-break/></text:span><text:span text:style-name="T3">axillae concavum efficere. Sunt autem hi duo </text:span><text:span text:style-name="T3">musculi<text:line-break/></text:span><text:span text:style-name="T3">in gymnasticis potissimum carnosi insigniter ac </text:span><text:span text:style-name="T3">clare<text:line-break/></text:span><text:span text:style-name="T3">conspicui. Verum de eo, qui ab imo sursum porrigitur,<text:line-break/>sequenti oratione tractabo; nunc ad illos redeo, </text:span><text:span text:style-name="T3">qui a<text:line-break/></text:span><text:span text:style-name="T3">mammis ad brachii caput accedunt, quorum primum<text:line-break/>commemoravi a costis spuriis prope praecordia, </text:span><text:span text:style-name="T3">' noti<text:line-break/></text:span><text:span text:style-name="T3">procul a mammilla incipientem, qui humilis brachii </text:span><text:span text:style-name="T3">de-<text:line-break/></text:span><text:span text:style-name="T3">ductionis opifex esu Deinde alium magnitudine </text:span><text:span text:style-name="T3">notabi-<text:line-break/></text:span><text:span text:style-name="T3">lem, cujus fibrae aliae transversae in alias </text:span><text:span text:style-name="T3">transeunt,<text:line-break/></text:span><text:span text:style-name="T3">qui bipartitus quodammodo est, cujus gratia merito </text:span><text:span text:style-name="T3">non<text:line-break/></text:span><text:span text:style-name="T3">unus, sed duo connexi putandus estr caeterum </text:span><text:span text:style-name="T3">hic<text:line-break/></text:span><text:span text:style-name="T3">musculus in processu sermonis inter eos, qui a </text:span><text:span text:style-name="T3">pectore<text:line-break/></text:span><text:span text:style-name="T3">ad brachium ascendunt, maximus appellatur. </text:span><text:span text:style-name="T3">Restat<text:line-break/></text:span><text:span text:style-name="T3">alius tertius, post dissectionem-praedicti apparens, </text:span><text:span text:style-name="T3">qui<text:line-break/></text:span><text:span text:style-name="T3">ex pectore etiam ducit originem, qua secunda, </text:span><text:span text:style-name="T3">tertia,<text:line-break/></text:span><text:span text:style-name="T3">quarta, quluta et sexta costa cum ipso </text:span><text:span text:style-name="T3">coarctantur;</text:span></text:p>
      <text:p text:style-name="P10"><text:span text:style-name="T3">ejusque beneficio brachium elatius thoraci admovetur.<text:line-break/>Secundum hunc scquitur, qui juxta emiucntiorem sca-<text:line-break/>pularum costam evidenter jam brachium attollit. Quum<text:line-break/></text:span><text:span text:style-name="T3">itaque scapulas a thorace animus est separare, </text:span><text:span text:style-name="T3">quod ini-<text:line-break/></text:span><text:span text:style-name="T3">tio propositum est, prirnn.s sane venit incidendus, </text:span><text:span text:style-name="T3">qui </text:span><text:span text:style-name="T3">a<text:line-break/>spuriis costis sursum usque ad articuli </text:span><text:span text:style-name="T3">commissuram </text:span><text:span text:style-name="T3">por-<text:line-break/>rigitur; deinde magnus, ex toto stcrno procedens, cujus<text:line-break/>partem penes axillam carnosam esse diximus; postea ter-<text:line-break/>tius, de quo nunc verba feci, a fecundo occultatus,<text:line-break/>lpsc enim fecundus ex universo sterno cxoritur; tertius<text:line-break/>autem non ex primae costae articuli junctura, neque ex<text:line-break/>scptimae, scd, ut prius est dictum, ex media sterni </text:span><text:span text:style-name="T20">re-e<text:line-break/></text:span><text:span text:style-name="T3">gione, qua sccunda, tertia, quarta, quinta et sexta costa<text:line-break/>ei coarctantur. Quapropter secundus, qui et maximus<text:line-break/>est, toti claviculac in longum triangularis quodammodo<text:line-break/>existens expanditur: haec namque altilsima linea est<text:line-break/>inter eas, quac ipsum definiunt, situ transversa; at </text:span><text:span text:style-name="T3">a</text:span></text:p>
      <text:p text:style-name="P9"><text:span text:style-name="T3">pectoris osse exortus, linea recta </text:span><text:span text:style-name="T3">figurae </text:span><text:span text:style-name="T3">.triangulae </text:span><text:span text:style-name="T3">est:<text:line-break/></text:span><text:span text:style-name="T3">reliqua vero tertia has. conjungit. Qui sub ipsis muscu-<text:line-break/>lus est sublimis, etiam ipse triangulus, </text:span><text:span text:style-name="T3">scd </text:span><text:span text:style-name="T3">neque </text:span><text:span text:style-name="T3">trian-<text:line-break/></text:span><text:span text:style-name="T3">gulo rectangulo similis, ut secundus, verum retusiori </text:span><text:span text:style-name="T3">po-<text:line-break/></text:span><text:span text:style-name="T3">tius; et longe gracilior est secundo. Caeterum </text:span><text:span text:style-name="T3">omnes<text:line-break/></text:span><text:span text:style-name="T3">dicti tres musculi in tendines latos brachio se inserentes<text:line-break/>desinunt. Sed magni musculi tendo - hmnilius </text:span><text:span text:style-name="T3">subter bra-<text:line-break/></text:span><text:span text:style-name="T3">chii caput directe secundum ipsius longitudinem </text:span><text:span text:style-name="T3">inseri-’<text:line-break/></text:span><text:span text:style-name="T3">tur; estqne is bipartitus musculi totius modo; </text:span><text:span text:style-name="T3">tendinis<text:line-break/></text:span><text:span text:style-name="T3">enim pars, quae ab humiliori musculi sede </text:span><text:span text:style-name="T3">proficiscitur,<text:line-break/></text:span><text:span text:style-name="T3">intus in brachium insertionem obtinet; </text:span><text:span text:style-name="T3">quae vero ab al-<text:line-break/></text:span><text:span text:style-name="T3">tioribus ipsius partibus originem ducit</text:span><text:span text:style-name="T3">, exterius brachiu<text:line-break/>innnscitur. </text:span><text:span text:style-name="T3">Nervosioris sane primi dicti musculi </text:span><text:span text:style-name="T3">tendo<text:line-break/></text:span><text:span text:style-name="T3">in membranosum exilitatem cessans ad </text:span><text:span text:style-name="T3">ipsum conscendit<text:line-break/></text:span><text:span text:style-name="T3">. articulum,- ubi concavitatis supercilia seu eminentiae<text:line-break/></text:span><text:span text:style-name="T3">habentur</text:span><text:span text:style-name="T3">; quas melium in brachio </text:span><text:span text:style-name="T3">musculi anterioris ca-<text:line-break/>put occupat. </text:span><text:span text:style-name="T3">Tertii vero tendo </text:span><text:span text:style-name="T3">ad altissinra brachii ca-</text:span></text:p>
      <text:p text:style-name="P10"><text:span text:style-name="T3">pitis emergit, hic praesertim ligamento membraneo, quod<text:line-break/>commisturam continet, adnatus. - Postquam igitur tres<text:line-break/>hosce musculos </text:span><text:span text:style-name="T3">adusque </text:span><text:span text:style-name="T3">articuli juncturam dissecueris,<text:line-break/>scapulae a </text:span><text:span text:style-name="T3">pectoris partibus separantur. </text:span><text:span text:style-name="T3">Vcrum duo ad-<text:line-break/>huc musculi </text:span><text:span text:style-name="T3">ab imo sursum procurrentes </text:span><text:span text:style-name="T3">ipsas ad tho-<text:line-break/>racis </text:span><text:span text:style-name="T3">latcra contincuti Quorum alter in superficie </text:span><text:span text:style-name="T3">tenuis<text:line-break/></text:span><text:span text:style-name="T3">ex membranis quibusdam generatur </text:span><text:span text:style-name="T3">ilium cuti connexis,<text:line-break/></text:span><text:span text:style-name="T3">quae primam ex lumborum vertebris </text:span><text:span text:style-name="T3">originem deducunt;<text:line-break/></text:span><text:span text:style-name="T3">inde paulatim fibris in canicui degenerantibus </text:span><text:span text:style-name="T3">musculus<text:line-break/></text:span><text:span text:style-name="T3">hic gignitur. Alter vero magnus </text:span><text:span text:style-name="T3">inter </text:span><text:span text:style-name="T3">musculos, </text:span><text:span text:style-name="T3">qui ab<text:line-break/></text:span><text:span text:style-name="T3">inio sursum seruntur, initium sumens ex spinae </text:span><text:span text:style-name="T3">verte-<text:line-break/></text:span><text:span text:style-name="T3">bris, quibus praccipue spuriae costac </text:span><text:span text:style-name="T3">coarctantur, cum<text:line-break/></text:span><text:span text:style-name="T3">scapularum basi haud mediocre </text:span><text:span text:style-name="T3">consortium obtinct, per<text:line-break/></text:span><text:span text:style-name="T3">avulsionem autcm dissolvitur; </text:span><text:span text:style-name="T3">priu.squam vero ipsum<text:line-break/></text:span><text:span text:style-name="T3">auferre aggrederis, exacte </text:span><text:span text:style-name="T3">cum musculis inibi continetur<text:line-break/></text:span><text:span text:style-name="T3">adeo, ut connatum esse putes. Ac invcnicc </text:span><text:span text:style-name="T3">est anatomi-<text:line-break/></text:span><text:span text:style-name="T3">cos, qui scribant, ut et nos </text:span><text:span text:style-name="T3">dicimus, </text:span><text:span text:style-name="T3">supernatum </text:span><text:span text:style-name="T3">esse<text:line-break/></text:span><text:span text:style-name="T3">hunc musculum </text:span><text:span text:style-name="T3">illi, essi queat dicto nunc avussionis modo</text:span></text:p>
      <text:p text:style-name="P10"><text:span text:style-name="T3">separari. Etenim talis communio genere etiam coalitus<text:line-break/></text:span><text:span text:style-name="T3">est: </text:span><text:span text:style-name="T3">quoniam autem fibrae tenues sunt, tum circum-<text:line-break/>fcriptio eorum, quae per avulsionem liberantur, inviolata<text:line-break/>manet, tum exulceratio nulla relinquitur. Secundum<text:line-break/>hanc igitur consuetudinem grandis hic musculus, de </text:span><text:span text:style-name="T3">quo<text:line-break/></text:span><text:span text:style-name="T3">sermonem inpraesentiarum facio, utiisqne dicitur </text:span><text:span text:style-name="T3">con-<text:line-break/></text:span><text:span text:style-name="T3">nasci, puta thoraci et scapularum busi, licet ab </text:span><text:span text:style-name="T3">ipsis<text:line-break/></text:span><text:span text:style-name="T3">possit avelli. Ex spina ipse prodit, alteri musculo </text:span><text:span text:style-name="T3">inter<text:line-break/></text:span><text:span text:style-name="T3">scapularum posteriores demissiori contiguus; qua </text:span><text:span text:style-name="T3">enim<text:line-break/>ille </text:span><text:span text:style-name="T3">cessat, hic verticem exortus capit, portioni </text:span><text:span text:style-name="T3">spinalis<text:line-break/></text:span><text:span text:style-name="T3">musculi, qui prope ipsum est, injectus. Itaque </text:span><text:span text:style-name="T3">proposi-<text:line-break/></text:span><text:span text:style-name="T3">tos in oratione duos musculos, qui ah imis partibus </text:span><text:span text:style-name="T3">ad<text:line-break/>brachii </text:span><text:span text:style-name="T3">os perferuntur, dissecare convenit, ut dictum </text:span><text:span text:style-name="T3">est,<text:line-break/>deorsum </text:span><text:span text:style-name="T3">incipientem: verum insecutum adusque </text:span><text:span text:style-name="T3">insertio-<text:line-break/>nem, </text:span><text:span text:style-name="T3">quam </text:span><text:span text:style-name="T3">alter </text:span><text:span text:style-name="T3">ipsorum </text:span><text:span text:style-name="T3">grandis per </text:span><text:span text:style-name="T3">latum </text:span><text:span text:style-name="T3">tendinem<text:line-break/>in </text:span><text:span text:style-name="T3">brachii os </text:span><text:span text:style-name="T3">molitur', </text:span><text:span text:style-name="T3">ad originem detrahere </text:span><text:span text:style-name="T3">est melius,<text:line-break/>quo ipsius </text:span><text:span text:style-name="T3">functionem manifeste luternoscas; </text:span><text:span text:style-name="T3">num, qui</text:span></text:p>
      <text:p text:style-name="P10"><text:span text:style-name="T3">paulo infra brachii caput inseritur, deorsum versus<text:line-break/>ipsum ad costas attrahit Hic itaque musculus ex maxr-<text:line-break/>monim numero tendinem quoque habet validum simul<text:line-break/>et magnum</text:span><text:span text:style-name="T3">, qui </text:span><text:span text:style-name="T3">prope </text:span><text:span text:style-name="T3">grandem </text:span><text:span text:style-name="T3">a sterno musculum ab<text:line-break/>interiore </text:span><text:span text:style-name="T3">ipsius parte se inserit </text:span><text:span text:style-name="T3">Alter </text:span><text:span text:style-name="T3">vero </text:span><text:span text:style-name="T3">exiguus exi-<text:line-break/>lem </text:span><text:span text:style-name="T3">tendinem obtinet, </text:span><text:span text:style-name="T3">qui praedictis tendinibus, ubi<text:line-break/></text:span><text:span text:style-name="T3">axillae regio habetur, </text:span><text:span text:style-name="T3">insidet, ac brevissima ansa in<text:line-break/></text:span><text:span text:style-name="T3">brachium conseritur. Caetermn </text:span><text:span text:style-name="T3">in prima </text:span><text:span text:style-name="T3">ipsius </text:span><text:span text:style-name="T3">origine<text:line-break/></text:span><text:span text:style-name="T3">ex iliis prolecta cave, </text:span><text:span text:style-name="T3">ne </text:span><text:span text:style-name="T3">mcmbraiiae </text:span><text:span text:style-name="T3">inibi divulsae<text:line-break/></text:span><text:span text:style-name="T3">tibi, </text:span><text:span text:style-name="T3">ut </text:span><text:span text:style-name="T3">bis, qui ante </text:span><text:span text:style-name="T3">mc suerunt, imponant, tanquam<text:line-break/></text:span><text:span text:style-name="T3">gracilem musculum totum praetereunti.</text:span></text:p>
      <text:h text:style-name="Heading_20_2" text:outline-level="2">Cap. II.</text:h>
      <text:p text:style-name="P58"><text:span text:style-name="T3">His vero musculis usque </text:span><text:span text:style-name="T3">ad brachium dis-<text:line-break/></text:span><text:span text:style-name="T3">sectis, quemadmodum </text:span><text:span text:style-name="T3">est dictum, et scapulae adhuc<text:line-break/></text:span><text:span text:style-name="T3">unius sime grandis musculi ipsarum partibus concavis </text:span><text:span text:style-name="T3">sub- </text:span><text:span text:style-name="T3">.<text:line-break/>nati interventu, costis ct osse claviculae intercedente </text:span><text:span text:style-name="T3">sterno<text:line-break/></text:span><text:span text:style-name="T3">continentur, connecti potuerint; praeterea </text:span><text:span text:style-name="T3">et </text:span><text:span text:style-name="T3">per </text:span><text:span text:style-name="T3">hunc et<text:line-break/></text:span><text:span text:style-name="T3">per alium musculum exiguum cx </text:span><text:span text:style-name="T3">claviculis ad primam </text:span><text:span text:style-name="T3">co-</text:span></text:p>
      <text:p text:style-name="P10"><text:span text:style-name="T3">stam pertinentem; quem, nisi hoc pacto dissectionem </text:span><text:span text:style-name="T3">ad-<text:line-break/></text:span><text:span text:style-name="T3">ministres </text:span><text:span text:style-name="T3">, </text:span><text:span text:style-name="T3">ignorabis et sub claviculis conditum divelles.<text:line-break/>Primum a clavicularum osse musculum- superiorem </text:span><text:span text:style-name="T3">hu-’<text:line-break/></text:span><text:span text:style-name="T3">meri partem </text:span><text:span text:style-name="T3">amplexantem </text:span><text:span text:style-name="T3">amputato; qui maximo </text:span><text:span text:style-name="T3">ex<text:line-break/></text:span><text:span text:style-name="T3">sterno musculo, qua humeralis vena porrigitur, </text:span><text:span text:style-name="T3">conti-<text:line-break/></text:span><text:span text:style-name="T3">nuus connexusque est adeo, ut utrosque unum esse </text:span><text:span text:style-name="T3">dice-<text:line-break/></text:span><text:span text:style-name="T3">res. Verum fibrarum situs primum discrimen </text:span><text:span text:style-name="T3">ipsorum<text:line-break/></text:span><text:span text:style-name="T3">indicat; post ipsas tendines; deinde musculi in</text:span><text:span text:style-name="T3">'supe-<text:line-break/></text:span><text:span text:style-name="T3">riori humeri parte locati ex scapulis origo; </text:span><text:span text:style-name="T3">quippe ela-.'<text:line-break/></text:span><text:span text:style-name="T3">tiorem ipsius partem lineae duae rectae finiunt, </text:span><text:span text:style-name="T3">angulum<text:line-break/></text:span><text:span text:style-name="T3">luter se efficientes trianguli vertici persimilem. </text:span><text:span text:style-name="T3">' Licet-<text:line-break/></text:span><text:span text:style-name="T3">etiam compositionem ipsorum literae </text:span><text:span text:style-name="T20">A</text:span><text:span text:style-name="T3"> </text:span><text:span text:style-name="T3">assimiIare;<text:line-break/></text:span><text:span text:style-name="T3">quin etiam ei, quae in certaminibus scribitur, </text:span><text:span text:style-name="T48">Γ,</text:span><text:span text:style-name="T42"> </text:span><text:span text:style-name="T3">duas et<text:line-break/></text:span><text:span text:style-name="T3">ipsa lineas rectas obtinens; quarum altera tota </text:span><text:span text:style-name="T3">clavicu-<text:line-break/></text:span><text:span text:style-name="T3">larum longitudo est, reliqua scapularum </text:span><text:span text:style-name="T3">spina: nam </text:span><text:span text:style-name="T3">al-'<text:line-break/></text:span><text:span text:style-name="T3">terum </text:span><text:span text:style-name="T3">altiorem humeri </text:span><text:span text:style-name="T3">partem </text:span><text:span text:style-name="T3">occupantis </text:span><text:span text:style-name="T3">musculi </text:span><text:span text:style-name="T3">caput<text:line-break/></text:span><text:span text:style-name="T3">partu </text:span><text:span text:style-name="T3">humiliore ipfi </text:span><text:span text:style-name="T3">porrectum est; at, quod </text:span><text:span text:style-name="T3">veluti<text:line-break/></text:span><text:span text:style-name="T3">vertex est duorum laterum</text:span><text:span text:style-name="T3">, </text:span><text:span text:style-name="T3">ubi coeunt invicem,</text:span><text:span text:style-name="T3">. sub</text:span></text:p>
      <text:p text:style-name="P10"><text:span text:style-name="T3">humero summo habetur. Quum igitur alleram musculi<text:line-break/>partem dissecans a claviculis ad humeri summitatem<text:line-break/>perveneris, tunc inde convertens sectioncm musculum<text:line-break/>hamulis elevatum praecidito, </text:span><text:span text:style-name="T3">ac </text:span><text:span text:style-name="T3">particularum ipsius, quas<text:line-break/>dissecueris, </text:span><text:span text:style-name="T3">continuitatem sequere; </text:span><text:span text:style-name="T3">nam, si his neglectis<text:line-break/></text:span><text:span text:style-name="T3">usque ad scapularum penitiora </text:span><text:span text:style-name="T3">dissecueris, errorem com-<text:line-break/></text:span><text:span text:style-name="T3">mittes. Siquidem alius hic musculus </text:span><text:span text:style-name="T3">propriam circum-,<text:line-break/></text:span><text:span text:style-name="T3">scriptioncm continens subjacet, </text:span><text:span text:style-name="T3">qui avulsione </text:span><text:span text:style-name="T3">a </text:span><text:span text:style-name="T3">musculo<text:line-break/></text:span><text:span text:style-name="T3">superiorem humeri pariem </text:span><text:span text:style-name="T3">occupante liberatur. Itaquo<text:line-break/></text:span><text:span text:style-name="T3">hamo attollens valide, </text:span><text:span text:style-name="T3">quod ex musculo superiorem<text:line-break/></text:span><text:span text:style-name="T3">humeri partem occupante </text:span><text:span text:style-name="T3">continue inciditur, evidenter<text:line-break/></text:span><text:span text:style-name="T3">interdum subjacentem </text:span><text:span text:style-name="T3">musculum peculiariter </text:span><text:span text:style-name="T26">:</text:span><text:span text:style-name="T3"> circum-'<text:line-break/></text:span><text:span text:style-name="T3">scriptum contucberis; </text:span><text:span text:style-name="T3">quem si consecutus semel sueris,<text:line-break/></text:span><text:span text:style-name="T3">cx facili jam. dissolves ac </text:span><text:span text:style-name="T3">separabis musculum lucum- </text:span><text:span text:style-name="T3">.<text:line-break/>bentcm ab eo, qui scapularum ossi </text:span><text:span text:style-name="T3">adhaerescit. Item<text:line-break/></text:span><text:span text:style-name="T3">alius quidam ipsi jnxta scapularum </text:span><text:span text:style-name="T3">costam connexus<text:line-break/></text:span><text:span text:style-name="T3">est; a quo haud aegre ipsum, </text:span><text:span text:style-name="T3">sed a praedicto exacto<text:line-break/></text:span><text:span text:style-name="T3">prius liberatum</text:span><text:span text:style-name="T3">, </text:span><text:span text:style-name="T3">secernes. Huic </text:span><text:span text:style-name="T3">succedit alius lusupcr</text:span></text:p>
      <text:p text:style-name="P10"><text:span text:style-name="T3">musculus, ei in brachio adhaerescens, usque dum </text:span><text:span text:style-name="T3">in<text:line-break/></text:span><text:span text:style-name="T3">priores partes inferius, quam est articulus, inseratur;<text:line-break/>est autem recta insertio deorsum versus directo brachii<text:line-break/>tramite porrecta. Porro nihil ad praesentem disputatio-<text:line-break/>nem </text:span><text:span text:style-name="T3">interest, </text:span><text:span text:style-name="T3">declivem dicas, an rectam ipsam. Jam<text:line-break/>vero magni a sterno orti musculi insertio similiter recta<text:line-break/>existit, in brachii longitudinem ah internis ipfius</text:span><text:span text:style-name="T3">-parti-<text:line-break/></text:span><text:span text:style-name="T3">bus protensa; verum ille introrsum membrum adigit, </text:span><text:span text:style-name="T3">su-<text:line-break/></text:span><text:span text:style-name="T3">periorem autem humeri partem occupans musculus </text:span><text:span text:style-name="T3">attol-<text:line-break/></text:span><text:span text:style-name="T3">lit, nusquam brachium inclinans, neque ceu ad </text:span><text:span text:style-name="T3">clavi-<text:line-break/></text:span><text:span text:style-name="T3">culam introrsum, neque ceu ad demissam scapularum<text:line-break/>regionem extrorsurn, fed rectam aequalemque ad amuf-<text:line-break/>'sim ipsius extensionem molitur. Atque hic musculus </text:span><text:span text:style-name="T3">tali<text:line-break/></text:span><text:span text:style-name="T3">actionis specie fungitur, quod duplicia habeat </text:span><text:span text:style-name="T3">capita<text:line-break/></text:span><text:span text:style-name="T3">summum humerum ambientia: ut, fi ipsorum </text:span><text:span text:style-name="T3">alterum<text:line-break/></text:span><text:span text:style-name="T3">duntaxat tendas, vel ad claviculam iuterius, vel ad </text:span><text:span text:style-name="T3">sca-<text:line-break/></text:span><text:span text:style-name="T3">pularum exteriora brachium deferatur, quum non </text:span><text:span text:style-name="T3">om-<text:line-break/></text:span><text:span text:style-name="T3">nino </text:span><text:span text:style-name="T20">directe</text:span><text:span text:style-name="T3"> adhuc attollatur, fed ad latera inclinet</text:span></text:p>
      <text:p text:style-name="P10"><text:span text:style-name="T3">Hoc autem ipsum per duos scapularum musculos etiam<text:line-break/></text:span><text:span text:style-name="T3">accidit, quorum </text:span><text:span text:style-name="T3">hic </text:span><text:span text:style-name="T3">elatior, </text:span><text:span text:style-name="T3">ille demissior ad ipsarum<text:line-break/></text:span><text:span text:style-name="T3">longitudinem expansus est; </text:span><text:span text:style-name="T3">ac conspicuus utcrque, muscu-<text:line-break/></text:span><text:span text:style-name="T3">lo </text:span><text:span text:style-name="T3">superiorem </text:span><text:span text:style-name="T3">humeri partem amplecterite </text:span><text:span text:style-name="T3">dissecto, quem-<text:line-break/></text:span><text:span text:style-name="T3">admodum docuimus, evadit. Caeterum </text:span><text:span text:style-name="T3">hos ipsos </text:span><text:span text:style-name="T3">denuo<text:line-break/>incidere </text:span><text:span text:style-name="T3">aggressus, </text:span><text:span text:style-name="T3">a </text:span><text:span text:style-name="T3">partibus ipsarum </text:span><text:span text:style-name="T3">juxta basui </text:span><text:span text:style-name="T3">sitis<text:line-break/></text:span><text:span text:style-name="T3">exordirc, </text:span><text:span text:style-name="T3">ubi utriusque </text:span><text:span text:style-name="T3">ipsorum </text:span><text:span text:style-name="T3">posseema </text:span><text:span text:style-name="T3">habentur: inde<text:line-break/></text:span><text:span text:style-name="T3">adusque humeri articulum </text:span><text:span text:style-name="T3">procedito, abscindens eos, </text:span><text:span text:style-name="T3">qui<text:line-break/></text:span><text:span text:style-name="T3">plane ex scapularum </text:span><text:span text:style-name="T3">osse </text:span><text:span text:style-name="T3">prodicrunt, </text:span><text:span text:style-name="T3">donec singulos<text:line-break/></text:span><text:span text:style-name="T3">utrorumque tendines latus </text:span><text:span text:style-name="T3">cessare videas explicatius</text:span><text:span text:style-name="T3">;<text:line-break/></text:span><text:span text:style-name="T3">quorum beneficio brachium </text:span><text:span text:style-name="T3">niovcnt obliquum </text:span><text:span text:style-name="T3">attollentes,<text:line-break/>hic interius ceu </text:span><text:span text:style-name="T3">ad </text:span><text:span text:style-name="T3">claviculam, </text:span><text:span text:style-name="T3">ille </text:span><text:span text:style-name="T3">exterius, </text:span><text:span text:style-name="T3">qua scapu-<text:line-break/></text:span><text:span text:style-name="T3">lac dependcnt humilius: </text:span><text:span text:style-name="T3">verum, </text:span><text:span text:style-name="T3">si </text:span><text:span text:style-name="T3">utrique simul ten-<text:line-break/></text:span><text:span text:style-name="T3">dantur, mediam </text:span><text:span text:style-name="T3">obliquorum elevationem rectam essi-<text:line-break/></text:span><text:span text:style-name="T3">ciunt: quam sane a </text:span><text:span text:style-name="T3">musculo quoque, qui in superiori<text:line-break/></text:span><text:span text:style-name="T3">humeri partu collocatur, </text:span><text:span text:style-name="T3">brachium habere dictum </text:span><text:span text:style-name="T3">esu<text:line-break/></text:span><text:span text:style-name="T3">Porro </text:span><text:span text:style-name="T3">elatior musculus </text:span><text:span text:style-name="T3">in </text:span><text:span text:style-name="T3">altcrurn </text:span><text:span text:style-name="T3">brachii capitis </text:span><text:span text:style-name="T3">verti-<text:line-break/></text:span><text:span text:style-name="T3">cem inseritur, quem majus anterioris in brachium </text:span><text:span text:style-name="T3">mu-</text:span></text:p>
      <text:p text:style-name="P10"><text:span text:style-name="T3">sculi caput extrinsecus determinat: caeterum humilior<text:line-break/>musculus continuam sibi nervosam propaginem in caput<text:line-break/>brachii paulo jam exterius conjicit. Si igitur ad tutam<text:line-break/>manus dissectionem clivertas, hos quoque musculos statim<text:line-break/>iirridere, sicut dictum est, conaberis, atque ipsis proxi-<text:line-break/>mos, prout naturae ordo postulat: sic ad thoracem </text:span><text:span text:style-name="T3">pro-<text:line-break/></text:span><text:span text:style-name="T3">peres, his, ut habent, relictis, claviculam a sterni </text:span><text:span text:style-name="T3">osse<text:line-break/></text:span><text:span text:style-name="T3">tollito,' membranosa circa articulum ligamenta </text:span><text:span text:style-name="T3">intersc-<text:line-break/></text:span><text:span text:style-name="T3">cans; deinde ad summum humerum attollens, ut </text:span><text:span text:style-name="T3">sensim<text:line-break/></text:span><text:span text:style-name="T3">restecsas, amputato alias membranas ac ligamenta, </text:span><text:span text:style-name="T3">qui-<text:line-break/></text:span><text:span text:style-name="T3">bus vicinis clavicula partibus connexa est, idque </text:span><text:span text:style-name="T3">tan-<text:line-break/></text:span><text:span text:style-name="T3">tisper facito, sium musculum ab interna iufemaque </text:span><text:span text:style-name="T3">ipsius<text:line-break/></text:span><text:span text:style-name="T3">parte in primam costam infertum evideuter </text:span><text:span text:style-name="T3">conspicias,<text:line-break/></text:span><text:span text:style-name="T3">parvum quidem magnitudine, situ vero obliquum. </text:span><text:span text:style-name="T3">Caput<text:line-break/></text:span><text:span text:style-name="T3">ipsius clavicula sursum elata juxta scapulas habetur; </text:span><text:span text:style-name="T3">finis<text:line-break/></text:span><text:span text:style-name="T3">autem, quo primam cossem ingreditur, pars </text:span><text:span text:style-name="T3">ipsius est,<text:line-break/></text:span><text:span text:style-name="T3">quae ad pectoris os spectat '</text:span></text:p>
      <text:h text:style-name="P6" text:outline-level="2">Cap. llI.</text:h>
      <text:p text:style-name="P58"><text:span text:style-name="T3">Hoc jam a clavicula quoque absecto, pri-<text:line-break/></text:span><text:span text:style-name="T3">mae </text:span><text:span text:style-name="T3">costae adhaerentem museulum serva. Etenim tho-<text:line-break/></text:span><text:span text:style-name="T3">race </text:span><text:span text:style-name="T3">paulo post </text:span><text:span text:style-name="T3">detecto, </text:span><text:span text:style-name="T3">si </text:span><text:span text:style-name="T3">ipsum </text:span><text:span text:style-name="T3">ceu ad caput suum at-<text:line-break/></text:span><text:span text:style-name="T3">tollas, simul interea et primam costam </text:span><text:span text:style-name="T3">sursum retrahes.<text:line-break/></text:span><text:span text:style-name="T3">Porro claviculam non tantum, ut diri, a </text:span><text:span text:style-name="T3">sterno, fed<text:line-break/></text:span><text:span text:style-name="T3">etiam ab humeri summitate licet reparare, </text:span><text:span text:style-name="T3">interfecaudo<text:line-break/></text:span><text:span text:style-name="T3">. vincula, quae ipscm scapularum spinae connectunt. Aliud<text:line-break/>vero tertium os </text:span><text:span text:style-name="T3">in simia </text:span><text:span text:style-name="T3">praeter </text:span><text:span text:style-name="T3">commemorata duo ex-<text:line-break/></text:span><text:span text:style-name="T3">trema nc disquirito</text:span><text:span text:style-name="T3">; </text:span><text:span text:style-name="T3">nequc </text:span><text:span text:style-name="T3">enim Hippocrates in alio<text:line-break/></text:span><text:span text:style-name="T3">quam homine ipsum </text:span><text:span text:style-name="T3">esse </text:span><text:span text:style-name="T3">prodidit, additque </text:span><text:span text:style-name="T3">sermoni<text:line-break/></text:span><text:span text:style-name="T3">hanc seriem: </text:span><text:span text:style-name="T20">Jlominis </text:span><text:span text:style-name="T20">namque </text:span><text:span text:style-name="T20">natura hac parte </text:span><text:span text:style-name="T20">ab aliis<text:line-break/></text:span><text:span text:style-name="T20">animantibus diversa exisiit. Si</text:span><text:span text:style-name="T3"> igitur quandoque </text:span><text:span text:style-name="T3">clavi-<text:line-break/></text:span><text:span text:style-name="T3">culam hic abscideris, rursus ipsam ad sternum </text:span><text:span text:style-name="T3">reflectito,<text:line-break/></text:span><text:span text:style-name="T3">membranas abscindens, quibus cum vicinis </text:span><text:span text:style-name="T3">partibus con-<text:line-break/></text:span><text:span text:style-name="T3">tinctur; quippe et tunc apparebit primac </text:span><text:span text:style-name="T3">costae muscu-<text:line-break/></text:span><text:span text:style-name="T3">lus; quem abscindens, ut monstratum est, </text:span><text:span text:style-name="T3">a clavicula,<text:line-break/></text:span><text:span text:style-name="T3">vel auseras penitus, vel ad pectus </text:span><text:span text:style-name="T3">reflexum dimittas.<text:line-break/></text:span><text:span text:style-name="T3">His rite peractis, vufa axillam </text:span><text:span text:style-name="T3">perreptantia et nervos</text:span></text:p>
      <text:p text:style-name="P10"><text:span text:style-name="T3">cum membranis praecidito, ut etiam hac parte </text:span><text:span text:style-name="T3">manus<text:line-break/></text:span><text:span text:style-name="T3">a thorace sejungatur; reliquum enim praeterea nullum<text:line-break/>ipsam thoraci committit, nisi grandis musculus, </text:span><text:span text:style-name="T3">quem<text:line-break/></text:span><text:span text:style-name="T3">simis scapularum partibus subhaerefcere paulo ante </text:span><text:span text:style-name="T3">com-<text:line-break/></text:span><text:span text:style-name="T3">memoravi. Idem musculus ex prima vertebra </text:span><text:span text:style-name="T3">incipit,<text:line-break/></text:span><text:span text:style-name="T3">mox deorsum per totam cervicem defertur et eum </text:span><text:span text:style-name="T3">sca-<text:line-break/></text:span><text:span text:style-name="T3">pularum partem, ubi elatior costa et scapularum </text:span><text:span text:style-name="T3">basis<text:line-break/></text:span><text:span text:style-name="T3">invicem coeunt; ut et hic in scapularum osse </text:span><text:span text:style-name="T3">quippiarn<text:line-break/></text:span><text:span text:style-name="T3">angulo persimile habeatur. Sed antea quoque </text:span><text:span text:style-name="T3">mihi<text:line-break/></text:span><text:span text:style-name="T3">dictum est, gracilem ad hunc locum musculum </text:span><text:span text:style-name="T3">tendere,<text:line-break/></text:span><text:span text:style-name="T3">ex occipitii quidem, osse natum, scd propter </text:span><text:span text:style-name="T3">scapularum<text:line-break/></text:span><text:span text:style-name="T3">nictum angulum </text:span><text:span text:style-name="T3">musculis ipsius </text:span><text:span text:style-name="T3">utrinque </text:span><text:span text:style-name="T3">cohaerescentem.<text:line-break/></text:span><text:span text:style-name="T3">Itaque posterior ipsius musculus est, qui inter </text:span><text:span text:style-name="T3">posteriores<text:line-break/></text:span><text:span text:style-name="T3">scapularum musculos </text:span><text:span text:style-name="T3">eminet; • </text:span><text:span text:style-name="T3">anterior autem </text:span><text:span text:style-name="T3">is ipse, </text:span><text:span text:style-name="T3">de<text:line-break/></text:span><text:span text:style-name="T3">quo nunc sermo est; nam ad initium basis </text:span><text:span text:style-name="T3">scapularum<text:line-break/></text:span><text:span text:style-name="T3">ossis perveniens huic inseritur, et </text:span><text:span text:style-name="T3">perpetuo • usque </text:span><text:span text:style-name="T3">ad<text:line-break/></text:span><text:span text:style-name="T3">inserius extremum adhaerescit, universae </text:span><text:span text:style-name="T3">ipsarum </text:span><text:span text:style-name="T3">parti</text:span></text:p>
      <text:p text:style-name="P10"><text:span text:style-name="T3">concavae subjectus. Verum hanc alius musculus compre-<text:line-break/>hendit, a quo per avulsioncm praedictus in oratione<text:line-break/>musculus dissolvitur: hic autem musculus, de quo verba<text:line-break/>facio, soli scapularum basi connexus est Functio autem<text:line-break/>ipsius mediis costarum, qua maxime curvantur, injecti<text:line-break/>est thoracem universum </text:span><text:span text:style-name="T3">praeter </text:span><text:span text:style-name="T3">inferiora extrema revel—<text:line-break/>lere, quae feptum transversum movere docebimus. Jam<text:line-break/>illa quoque interdum cum supernis in vehementibus mu-<text:line-break/>sculi functionibus nonnihil moventur, quemadmodum et<text:line-break/></text:span><text:span text:style-name="T3">nonnulla </text:span><text:span text:style-name="T3">ex iis, quae septo transverso superstrata sunt,<text:line-break/>obscure solent commoveri. Summa vero ipsius functionis<text:line-break/>in illis </text:span><text:span text:style-name="T3">potissimum </text:span><text:span text:style-name="T3">costis </text:span><text:span text:style-name="T3">est conspicua, </text:span><text:span text:style-name="T3">in quas conscri-<text:line-break/></text:span><text:span text:style-name="T3">tur; </text:span><text:span text:style-name="T3">hic </text:span><text:span text:style-name="T3">enim </text:span><text:span text:style-name="T3">scissus est veluti in quosdam digitos ipsis<text:line-break/></text:span><text:span text:style-name="T3">infartos, non </text:span><text:span text:style-name="T3">contiguum neque individuum inibi extre-<text:line-break/></text:span><text:span text:style-name="T3">mum </text:span><text:span text:style-name="T3">obtinens, quemadmodum plurimi musculi, et us-<text:line-break/></text:span><text:span text:style-name="T3">que ad spurias costas </text:span><text:span text:style-name="T3">pertendit, omnes ipsis superpositas<text:line-break/></text:span><text:span text:style-name="T3">fnrsujn versus attrahcns. </text:span><text:span text:style-name="T3">Alii </text:span><text:span text:style-name="T3">autem </text:span><text:span text:style-name="T3">musculi utraque ip-<text:line-break/></text:span><text:span text:style-name="T3">sius parte singuli continentur: hic </text:span><text:span text:style-name="T3">lu anteriore thoracis</text:span></text:p>
      <text:p text:style-name="P10"><text:span text:style-name="T3">regione, ille in posteriore , costas. sursum revellentes; </text:span><text:span text:style-name="T3">ut<text:line-break/></text:span><text:span text:style-name="T3">hi tres thoracis inusculi sint elatiores. Ita siquidem </text:span><text:span text:style-name="T3">ipsos<text:line-break/></text:span><text:span text:style-name="T3">nomino, alium posteriorem, alium anteriorem, </text:span><text:span text:style-name="T3">alium<text:line-break/></text:span><text:span text:style-name="T3">medium; est porro medius, de quo nuper disserui, </text:span><text:span text:style-name="T3">in<text:line-break/></text:span><text:span text:style-name="T3">medio amborum collocatus. Ac quuni thorax sclo hoc.<text:line-break/>mediorum musculorum conjugio movetur, abunde </text:span><text:span text:style-name="T3">satis<text:line-break/></text:span><text:span text:style-name="T3">animanti subservit; disces autem administrationem </text:span><text:span text:style-name="T3">in vi-.<text:line-break/></text:span><text:span text:style-name="T3">ventitun dissectionibus. Altera anteriorum </text:span><text:span text:style-name="T3">musculorum<text:line-break/></text:span><text:span text:style-name="T3">conjugatio ex secunda cervicis vertebra incipit; </text:span><text:span text:style-name="T3">scd ab<text:line-break/></text:span><text:span text:style-name="T3">omnibus aliis consequentibus exorta, in </text:span><text:span text:style-name="T3">quinque </text:span><text:span text:style-name="T3">priores<text:line-break/></text:span><text:span text:style-name="T3">thoracis costas per valida ligamenta se inserit, </text:span><text:span text:style-name="T3">quemad-.<text:line-break/></text:span><text:span text:style-name="T3">modum etiam reliqua tertia conjugatio musculorum </text:span><text:span text:style-name="T3">mem-.<text:line-break/></text:span><text:span text:style-name="T3">branae modo subtilium; etenim hanc quoque </text:span><text:span text:style-name="T3">appellatio-,<text:line-break/></text:span><text:span text:style-name="T3">nem possunt accipere. Incipit quidem a spina </text:span><text:span text:style-name="T3">extrema-<text:line-break/></text:span><text:span text:style-name="T3">rum </text:span><text:span text:style-name="T3">trium cossi vertebrarum et primae </text:span><text:span text:style-name="T3">simul </text:span><text:span text:style-name="T3">dorsi,<text:line-break/></text:span><text:span text:style-name="T3">membraneum ligamentum, caput uterque </text:span><text:span text:style-name="T3">ipsarum </text:span><text:span text:style-name="T3">spina-<text:line-break/></text:span><text:span text:style-name="T3">libus musculis instratum continens. </text:span><text:span text:style-name="T3">Ubi vero ipsum </text:span><text:span text:style-name="T3">se-<text:line-break/></text:span><text:span text:style-name="T3">paraveris, primum fibrae tenues ligamento </text:span><text:span text:style-name="T3">insertae </text:span><text:span text:style-name="T3">mu-</text:span></text:p>
      <text:p text:style-name="P10"><text:span text:style-name="T3">sculum generant, in simiis nimis quum </text:span><text:span text:style-name="T3">invalidum tenuem-<text:line-break/></text:span><text:span text:style-name="T3">que; </text:span><text:span text:style-name="T3">in </text:span><text:span text:style-name="T3">aliis animantibus, praesertim suibus </text:span><text:span text:style-name="T3">et canibus,<text:line-break/></text:span><text:span text:style-name="T3">valentiorem</text:span><text:span text:style-name="T3">; </text:span><text:span text:style-name="T3">jam ursis pariter et omnibus serratis denti-<text:line-break/>bus praeditis non paulo validior inesse hic musculus eo,<text:line-break/>qui in simiis visitur. Supernascitur igitur tertiae costae </text:span><text:span text:style-name="T3">;<text:line-break/></text:span><text:span text:style-name="T3">in quartam, quintam, sextam et septimam inseritur; et,<text:line-break/>si caput ipsius prehensum in se attraxeris, costas sursum<text:line-break/>convelli uisteudique thoracem spectabis; idem et lu me-<text:line-break/>dio priorcque musculo molitus, paria ipsorum niagnitu-<text:line-break/>dinc intervalla thoracis fieri conspicies. Hae igitur tres<text:line-break/>sublimium thoracis musculorum conjugationes sunt respi-<text:line-break/>rationis opisiccs; quarta deinde in primis costis existit;<text:line-break/>nam ad pristinam sedem ipsos attollens priorum sane<text:line-break/>costarum ossa retrahi fursum versus spectabis, partem ve-<text:line-break/>ro thoracis, quac hic est, relaxari. Caeterum alia duo_<text:line-break/>musculorum paria, thorace detecto, ut indicatum est,<text:line-break/>juxta longitudinem apparebunt; hoc </text:span><text:span text:style-name="T3">spinae, illud sterni</text:span></text:p>
      <text:p text:style-name="P10"><text:span text:style-name="T3">expansum ; quod juxta spinam est, carnosis in totum<text:line-break/>partibus constat, omnibus thoracis costis prope spinales<text:line-break/>musculos superpositum; quod autem juxta sternum habe-<text:line-break/>tur, membranosis, nisi quod superior ipsorum finis car-<text:line-break/>nosus sit, quanquam et hic paucam adeo carnem </text:span><text:span text:style-name="T3">obti-<text:line-break/></text:span><text:span text:style-name="T3">neat. Quod itaque membraneum iplorum est, non </text:span><text:span text:style-name="T3">pro<text:line-break/></text:span><text:span text:style-name="T3">aliarum membranarum robore, sed veluti </text:span><text:span text:style-name="T3">.ligamentunr<text:line-break/></text:span><text:span text:style-name="T3">quoddam vel tendo latus egregie validus albae </text:span><text:span text:style-name="T3">lineae<text:line-break/></text:span><text:span text:style-name="T3">diductu habetur’; qua autem ufcendunt, divisi a recto </text:span><text:span text:style-name="T3">ab-<text:line-break/></text:span><text:span text:style-name="T3">dominis musculo, diductus hic transversus est, et </text:span><text:span text:style-name="T3">juxta<text:line-break/></text:span><text:span text:style-name="T3">os xiphoides cartilagluosae cius loci spuriae costae </text:span><text:span text:style-name="T3">parti<text:line-break/></text:span><text:span text:style-name="T3">est injectus, partim dextra regione, partim sinistra, </text:span><text:span text:style-name="T3">in<text:line-break/></text:span><text:span text:style-name="T3">utroque musculo unus, cujus etiam antea quodam </text:span><text:span text:style-name="T3">in lo-<text:line-break/></text:span><text:span text:style-name="T3">co memini, praecipiens in musculorum </text:span><text:span text:style-name="T3">sterni dissectione<text:line-break/></text:span><text:span text:style-name="T3">ab eo abstinendum; his siquidem </text:span><text:span text:style-name="T3">subhaerefcit, et cum<text:line-break/></text:span><text:span text:style-name="T3">his aufertur, unde etiam anatomicis </text:span><text:span text:style-name="T3">ignoratur. Caeterum<text:line-break/></text:span><text:span text:style-name="T3">tendo hic recto abdominis musculo continuus, ut </text:span><text:span text:style-name="T3">dixi, est.</text:span></text:p>
      <text:p text:style-name="P10"><text:span text:style-name="T3">omnibus costarum terminis, qui ad sternum pertinent, </text:span><text:span text:style-name="T3">in-<text:line-break/></text:span><text:span text:style-name="T3">cumbens. Porro musculus hic iu omni animantium </text:span><text:span text:style-name="T3">ge—<text:line-break/></text:span><text:span text:style-name="T3">nere ad primam costam usque pertendit, ubi et </text:span><text:span text:style-name="T3">carno-<text:line-break/></text:span><text:span text:style-name="T3">fns visitur, et latitudinem quampiam tenui carne tendiui<text:line-break/>supernutrita accipit, idque iu lateribus potissimum, per<text:line-break/>quae prima costa ad dorsum defertur ab articulo, </text:span><text:span text:style-name="T3">quo<text:line-break/></text:span><text:span text:style-name="T3">pectoris olsi jungitur, recedens. Iam vero alius muscu-<text:line-break/>lus huic suniiein habet functionem, spinali porrectus, ne-<text:line-break/>que Iic alteri musculo commixtus, ut alterius cujusdam<text:line-break/>pars esse putari queat, sicut in sterno situs ejus, qui in<text:line-break/>abdomine habetur; verum simul cum thorace et incipit,<text:line-break/>et cessat peculiari circumscriptione orbiculata magis,<text:line-break/>quam latiore, caeterum sinis ipsius inferior spinae mufcu-<text:line-break/>lo obhaerescit, obliquus in posteriora vergens, ut tensus<text:line-break/>costas intro contrahat stringatque. Atqui indigere ipsis<text:line-break/>natura videtur, quoties thoracem vehementer compri-<text:line-break/>mere desideret; quo tempore etiam abdominis musculi<text:line-break/>functionem obire videntur. Sed de inis postea agemus.</text:span></text:p>
      <text:p text:style-name="P10"><text:span text:style-name="T3">Superest aliud unum musculorum par extra thoracem </text:span><text:span text:style-name="T3">bifi-<text:line-break/></text:span><text:span text:style-name="T3">durn, quod in extremis costis thoracis inibi finem deorsum,<text:line-break/>versus detrahit; caput quoque huius uni inter abdominis<text:line-break/>musculos admiscetur, de quo clarius, quum illos inci-<text:line-break/>dam, tractabo. In praesentia tantum dixisse sufficit, quod<text:line-break/>hic musculus extremam thoracis costam deorsum </text:span><text:span text:style-name="T3">simul<text:line-break/></text:span><text:span text:style-name="T3">cum alia, quae post ipsam habetur, in plurimis </text:span><text:span text:style-name="T3">animan-<text:line-break/></text:span><text:span text:style-name="T3">tibus et maxime serratis detrahit; interdum vero ad </text:span><text:span text:style-name="T3">ter-<text:line-break/></text:span><text:span text:style-name="T3">tiam quoque excedit. Nomino autem extremam </text:span><text:span text:style-name="T3">nunc co-<text:line-break/></text:span><text:span text:style-name="T3">•stam, non parvam illam, revera spuriam, quae </text:span><text:span text:style-name="T3">ab aliis<text:line-break/></text:span><text:span text:style-name="T3">abscedit et carnosae parti septi transversi </text:span><text:span text:style-name="T3">obducta est,<text:line-break/></text:span><text:span text:style-name="T3">scd ipsi proximam, cur manifesta jam membrana </text:span><text:span text:style-name="T3">te-<text:line-break/></text:span><text:span text:style-name="T3">nuis intus subtenditur, er continua, quae omnes </text:span><text:span text:style-name="T3">costas<text:line-break/></text:span><text:span text:style-name="T3">succingit. De hoc sane musculo paulo post </text:span><text:span text:style-name="T3">dilucidius<text:line-break/></text:span><text:span text:style-name="T3">agetur.</text:span></text:p>
      <text:h text:style-name="Heading_20_2" text:outline-level="2">Cap. IV.</text:h>
      <text:p text:style-name="P58"><text:span text:style-name="T3">In praesenti vero opportunum est de mus-<text:line-break/>culis intercostalibus nominatis sermonem </text:span><text:span text:style-name="T3">exequi: quorum<text:line-break/>neque </text:span><text:span text:style-name="T3">ipsorum naturam vel actionem </text:span><text:span text:style-name="T3">anatomici proles-</text:span></text:p>
      <text:p text:style-name="P10"><text:span text:style-name="T3">fores cognoverunt, sicut nec omniunr praedictorum, ..<text:line-break/>quibus moveri thoracem retulimus. Tantillum enim in<text:line-break/>musculis intercostalibus scientiae habent, ut fibras ipso-<text:line-break/>rum, non </text:span><text:span text:style-name="T3">ad </text:span><text:span text:style-name="T3">musculorum </text:span><text:span text:style-name="T3">longitudincm </text:span><text:span text:style-name="T3">a spina ad ster-<text:line-break/>num </text:span><text:span text:style-name="T3">protensas</text:span><text:span text:style-name="T3">, scd </text:span><text:span text:style-name="T3">ex alia ad aliam </text:span><text:span text:style-name="T3">pertinere norint.<text:line-break/></text:span><text:span text:style-name="T3">Neque vero, quod obliquum loibeant situm, </text:span><text:span text:style-name="T3">neque quod<text:line-break/></text:span><text:span text:style-name="T3">bipartitae sint, externis fibris obliquitatem </text:span><text:span text:style-name="T3">intimis contra-<text:line-break/></text:span><text:span text:style-name="T3">riam habentibus, quisquam ipsorum </text:span><text:span text:style-name="T3">conscripsit. Quoniam<text:line-break/></text:span><text:span text:style-name="T3">autem hoc ignorarunt, evidens argumentum </text:span><text:span text:style-name="T3">est, nec de<text:line-break/></text:span><text:span text:style-name="T3">functione quicquam intcllcxisse. </text:span><text:span text:style-name="T3">Niuic igitur fatis erit<text:line-break/></text:span><text:span text:style-name="T3">naturam ipsorum duntaxat cognoscere. </text:span><text:span text:style-name="T3">At quum de dis-<text:line-break/></text:span><text:span text:style-name="T3">fectione thoracis lu animante adhuc </text:span><text:span text:style-name="T3">vivo celebrata ser-<text:line-break/>mo </text:span><text:span text:style-name="T3">mihi fuerit, functionem </text:span><text:span text:style-name="T3">ipsorum peragam; quamvis<text:line-break/></text:span><text:span text:style-name="T3">etiam in opere dc respirandi causis </text:span><text:span text:style-name="T3">omnium jam muscu-<text:line-break/></text:span><text:span text:style-name="T3">lorum thoracem </text:span><text:span text:style-name="T3">moventium actionem explicuerim. Ve-<text:line-break/></text:span><text:span text:style-name="T3">nim in hac enarratione </text:span><text:span text:style-name="T3">tantum de </text:span><text:span text:style-name="T3">ipsis </text:span><text:span text:style-name="T3">dicere suffecerit,<text:line-break/></text:span><text:span text:style-name="T3">quod, musculis omnibus, </text:span><text:span text:style-name="T3">quos percensui, ablatis, situs fi-<text:line-break/></text:span><text:span text:style-name="T3">brarum manifesto </text:span><text:span text:style-name="T3">apparet obliquus, si omnes iutercosta-</text:span></text:p>
      <text:p text:style-name="P10"><text:span text:style-name="T3">les musculos respicias. Examen profecto ipsarum </text:span><text:span text:style-name="T20">a</text:span><text:span text:style-name="T3"> spi-<text:line-break/>nalibus musculis incipies, et duo cujusque fibrae extrema<text:line-break/>contuebere, altius prope spinales -magis situm, demissiua<text:line-break/>inde longius remotum, tanquanr singulis fibris oblique<text:line-break/>lu priora non recto tramite deorsum versus procurrenti-<text:line-break/>bus. Praeterea spinalibus exemptis, fibras quoque simi-<text:line-break/>liter obliquas ibidem ipsis subjectus spectabis. </text:span><text:span text:style-name="T3">Verum<text:line-break/></text:span><text:span text:style-name="T3">macilentum vetusque animans est, in quo haec </text:span><text:span text:style-name="T3">iuspice-<text:line-break/></text:span><text:span text:style-name="T3">re oporteat; quippe lu his praesertim musculorum </text:span><text:span text:style-name="T3">fibrae<text:line-break/></text:span><text:span text:style-name="T3">clarius solent conspici; nam juvenilium pinguium </text:span><text:span text:style-name="T3">qua a-<text:line-break/></text:span><text:span text:style-name="T3">nimalium fibrae tum hnmiditate, tum carnis copia </text:span><text:span text:style-name="T3">con-<text:line-break/></text:span><text:span text:style-name="T3">teguntur. At, si non modo macilentum vetusque </text:span><text:span text:style-name="T3">animal<text:line-break/></text:span><text:span text:style-name="T3">suerit, sed etiam grande, evidentissime videbis </text:span><text:span text:style-name="T3">ligamenta<text:line-break/></text:span><text:span text:style-name="T3">ex ossibus orta tenuia </text:span><text:span text:style-name="T3">et </text:span><text:span text:style-name="T3">fibrosa, quibus caro </text:span><text:span text:style-name="T3">obducta<text:line-break/></text:span><text:span text:style-name="T3">esu Hoc non aliter fieri’ cernitur, quam in calathis </text:span><text:span text:style-name="T3">ali-<text:line-break/></text:span><text:span text:style-name="T3">isque fiscellis, in quibus lac harum rerum </text:span><text:span text:style-name="T3">periti coagu-<text:line-break/></text:span><text:span text:style-name="T3">lant Einge igitur, fibras ex' ossibus orientes </text:span><text:span text:style-name="T3">(quae liga;</text:span></text:p>
      <text:p text:style-name="P10"><text:span text:style-name="T3">mcnta nominavi, eo quod cx ossibus proveniant) juncis<text:line-break/>rcspoiiderc, lacti vero ipsi sanguinem, et caseo carnem<text:line-break/>proportionari; nam, ut ille ex lacte, ita haec ex san-<text:line-break/>guine nascitur. Auspicatus igitur a spinae partibus, ut<text:line-break/>dixi, fibras scqucris, obliquum uniuscujusque fituin con-<text:line-break/>sidcrans. Ex qua re fiet, ut, dum ipsas inspicis ac ad<text:line-break/>sternum magis fempcr abscedis, etiam fibrarum situm<text:line-break/>nonnunquam cum costarum conversione variare cernas.<text:line-break/>Non enim, ut unumquodque costae os a spina prodiit,<text:line-break/>ad stcrnum obliquum porrigitur, ab elatioribus anlurantis<text:line-break/>partibus ad humiliores inclinans, sed, ubi prope sternum<text:line-break/>jam cartilago ossis vice creatu appareat, alium obtinet<text:line-break/>situm priori contrarium, oblique rursum ad pectoris os,<text:line-break/>cui coorctatur, pertendens, lu hac igitur ipsa parte, ubi<text:line-break/>cartilago primum gignitur, circularim quodammodo mi-<text:line-break/>gis, non in angulum, costac flectuntur; fibrae autem<text:line-break/>ok imo sursum obliquius perlatae subcontrariam obti-</text:span></text:p>
      <text:p text:style-name="P10"><text:span text:style-name="T3">jient posituram. Etenim id in omnibus ipsis costis cer-<text:line-break/>nitur, si illas duntaxat exceperis, quarum extrema sterno<text:line-break/>non committuntur; uniformis enim harum costarum ab<text:line-break/>initio </text:span><text:span text:style-name="T3">adusque </text:span><text:span text:style-name="T3">finem latio existit, nequaquam sterilis, ut<text:line-break/>quae cum pectore coarctantur; atque hac ratione costas<text:line-break/>illas appellant spurias, in notabilem desuientes cartilagi-<text:line-break/>nem, quae exortus septi transversi, ex ipsis principium<text:line-break/>ducentis, veluti propugnaculum quoddam existit. Quippe<text:line-break/>et' hic, sicut lu aliis omnibus, providens natura fuit, quae<text:line-break/>septum transversum, neque ab externa singularum </text:span><text:span text:style-name="T3">costa-<text:line-break/></text:span><text:span text:style-name="T3">rum parte, neque ah extremo, sed intrinsecus </text:span><text:span text:style-name="T3">simul et<text:line-break/></text:span><text:span text:style-name="T3">ante finem produxerit. IIae igitur costae fibrarum </text:span><text:span text:style-name="T3">situm</text:span><text:span text:style-name="T3">'<text:line-break/></text:span><text:span text:style-name="T3">superne deorsum oblique declinantem tenent; quae </text:span><text:span text:style-name="T3">vero<text:line-break/>pectori </text:span><text:span text:style-name="T3">committuntur, fibras pro lationis varietate </text:span><text:span text:style-name="T3">com-<text:line-break/>mittunt </text:span><text:span text:style-name="T3">Ab externis sane partibus intercostalibus </text:span><text:span text:style-name="T3">fibrae </text:span><text:span text:style-name="T3">'<text:line-break/></text:span><text:span text:style-name="T3">hanc' naturam </text:span><text:span text:style-name="T3">sortiuntur </text:span><text:span text:style-name="T3">,• quae vero in partibus </text:span><text:span text:style-name="T3">internis<text:line-break/>habentur, </text:span><text:span text:style-name="T3">contrario </text:span><text:span text:style-name="T3">modo., </text:span><text:span text:style-name="T3">juxta X literae </text:span><text:span text:style-name="T3">figuram, exte-<text:line-break/></text:span><text:span text:style-name="T3">riores secant. Porro lias quoque, costis a sterno </text:span><text:span text:style-name="T3">diremp-<text:line-break/></text:span><text:span text:style-name="T3">/</text:span></text:p>
      <text:p text:style-name="P10"><text:span text:style-name="T3">tis, conspicari aggredieris; nam hoc paeto et spatiosa<text:line-break/>thoracis laxitas cx toto intus, et eum ea fibrarum figura<text:line-break/>apparebit: ut autcrn prompte dignoscas, omnes ad spinam<text:line-break/>reflecte. Spuriae-profecto etiam jam ab internis partibus*<text:line-break/>innotescent, </text:span><text:span text:style-name="T3">toto </text:span><text:span text:style-name="T3">suo corpore fibrarum speciem externis<text:line-break/>contrariam </text:span><text:span text:style-name="T3">continentes, ab </text:span><text:span text:style-name="T3">humiliore </text:span><text:span text:style-name="T3">costa </text:span><text:span text:style-name="T3">ad elatiorem<text:line-break/></text:span><text:span text:style-name="T3">oblique procurrentem</text:span><text:span text:style-name="T3">; reliquae vero omnes duplicem, ad<text:line-break/></text:span><text:span text:style-name="T3">cartilagines quidem usque, quomodo </text:span><text:span text:style-name="T3">spuriae, per totam<text:line-break/></text:span><text:span text:style-name="T3">ipsarum structuram, </text:span><text:span text:style-name="T3">in </text:span><text:span text:style-name="T3">his autem </text:span><text:span text:style-name="T3">ad sternum usque con-<text:line-break/></text:span><text:span text:style-name="T3">trariam.</text:span></text:p>
      <text:h text:style-name="Heading_20_2" text:outline-level="2">Cap. V.</text:h>
      <text:p text:style-name="P58"><text:span text:style-name="T3">Unus itaque thoracis </text:span><text:span text:style-name="T3">adhuc musculus su-<text:line-break/></text:span><text:span text:style-name="T3">perest haud vilissimus, phrenes appellatae. </text:span><text:span text:style-name="T3">Septum au-<text:line-break/></text:span><text:span text:style-name="T3">tem transversum ipfirs tantum este PIato </text:span><text:span text:style-name="T3">e.xistimavit dua-<text:line-break/></text:span><text:span text:style-name="T3">rum animae partium, appetitrieis et irascibilis. </text:span><text:span text:style-name="T3">Verum<text:line-break/>hae </text:span><text:span text:style-name="T3">non hoc tantum sunt, sed, ut </text:span><text:span text:style-name="T3">in commentariis dc<text:line-break/></text:span><text:span text:style-name="T3">rcspirationis causis demonstratum </text:span><text:span text:style-name="T3">est, inter omnes quos<text:line-break/></text:span><text:span text:style-name="T3">dixi musculos ad respirandi functionem </text:span><text:span text:style-name="T3">animali sunt u-<text:line-break/></text:span><text:span text:style-name="T3">silissimae. Generatio huic </text:span><text:span text:style-name="T3">musculo talis cst, qualem pau-</text:span></text:p>
      <text:p text:style-name="P10"><text:span text:style-name="T3">lo ante </text:span><text:span text:style-name="T3">de </text:span><text:span text:style-name="T3">iis, qui inter collas sunt, enarravi, ligamenta<text:line-break/>complura teuuiaque ex ossibus prodeunt; curo simplex<text:line-break/>ipsis circumducitur; media vero pars tutius septi trans-<text:line-break/>versi, ceu grandis circuli, exiguum circa centrum ipsius<text:line-break/>alium circulum exactum obtinet, qui tendo existit, </text:span><text:span text:style-name="T3">nul-<text:line-break/></text:span><text:span text:style-name="T3">lanr adhuc carnem retinens, quam prius habebat. </text:span><text:span text:style-name="T3">Sed<text:line-break/></text:span><text:span text:style-name="T3">haecoonspiri in septo ex superioribus partibus </text:span><text:span text:style-name="T3">possunt,<text:line-break/></text:span><text:span text:style-name="T3">costis a pectoris osse diremptis; verum totam ipsius </text:span><text:span text:style-name="T3">na-<text:line-break/></text:span><text:span text:style-name="T3">turam manifesto prius contemplari non licet, quam </text:span><text:span text:style-name="T3">octo<text:line-break/></text:span><text:span text:style-name="T3">abdominis musculos dissecueris, ad quorum </text:span><text:span text:style-name="T3">dissectionem<text:line-break/></text:span><text:span text:style-name="T3">nunc divertendum esu</text:span></text:p>
      <text:h text:style-name="Heading_20_2" text:outline-level="2">Cap. VI.</text:h>
      <text:p text:style-name="P58"><text:span text:style-name="T3">Atqui commonere vos volo, etsi, </text:span><text:span text:style-name="T3">memo-<text:line-break/></text:span><text:span text:style-name="T3">res eorum, quae subinde a me fiunt. Verum enirnvero<text:line-break/>(ut et prius dixi) opus hoc non apud amicos </text:span><text:span text:style-name="T3">duntaxat<text:line-break/></text:span><text:span text:style-name="T3">servatum iri ratio est,' sed ad multorum manus </text:span><text:span text:style-name="T3">perven-<text:line-break/></text:span><text:span text:style-name="T3">turum, ex quibus nonnulli omnia invidere, </text:span><text:span text:style-name="T3">alii </text:span><text:span text:style-name="T3">vero </text:span><text:span text:style-name="T20">op-<text:line-break/></text:span><text:span text:style-name="T20">tima quaeque</text:span><text:span text:style-name="T3"> eligere ac discere parati sunt </text:span><text:span text:style-name="T3">Convenit</text:span></text:p>
      <text:p text:style-name="P10"><text:span text:style-name="T3">igitur etiam illorum gratia, quae </text:span><text:span text:style-name="T3">amici norunt, lu me-<text:line-break/></text:span><text:span text:style-name="T3">moriam reducere, ac saepius, quod etiam nunc comme-<text:line-break/>morabo, diecre. Scio omues abdominis musculos, statim<text:line-break/></text:span><text:span text:style-name="T3">atque </text:span><text:span text:style-name="T3">simia fuerat </text:span><text:span text:style-name="T3">strangulata, </text:span><text:span text:style-name="T3">dissecuisse; mox intestina,<text:line-break/>ventrem, jecur, </text:span><text:span text:style-name="T3">lieueni, </text:span><text:span text:style-name="T3">renes et vesicam; si autem foe-<text:line-break/></text:span><text:span text:style-name="T3">mina </text:span><text:span text:style-name="T3">animal esset, ctiam vulvam. Atque haec primo die<text:line-break/></text:span><text:span text:style-name="T3">sula amicis frequenter </text:span><text:span text:style-name="T3">dissecui, </text:span><text:span text:style-name="T3">uc </text:span><text:span text:style-name="T3">videlicet diutius/asserva-<text:line-break/></text:span><text:span text:style-name="T3">ta computrescerent; deinde secundo </text:span><text:span text:style-name="T3">die ad alia transgres-<text:line-break/>sus </text:span><text:span text:style-name="T3">dissecui simul illa, </text:span><text:span text:style-name="T3">ordine videlicet eorum, quae, hoc<text:line-break/>in </text:span><text:span text:style-name="T3">opcrc </text:span><text:span text:style-name="T3">initio conscripta sunt Quomodo igitur abdo-<text:line-break/></text:span><text:span text:style-name="T3">minis partes aggredi oporteat, </text:span><text:span text:style-name="T3">quum ah ipsis quis ince-<text:line-break/></text:span><text:span text:style-name="T3">perit, paulo posterius exequar; </text:span><text:span text:style-name="T3">nunc autem disciplinam<text:line-break/></text:span><text:span text:style-name="T3">praedictis succedentem fum instituturus. </text:span><text:span text:style-name="T3">Nam costas a<text:line-break/></text:span><text:span text:style-name="T3">sterno liberatas, quas (nt manifesto </text:span><text:span text:style-name="T3">quae funt lutus con-<text:line-break/></text:span><text:span text:style-name="T3">fpicerentur) consului reflecterc, </text:span><text:span text:style-name="T3">rursum ad sternum, ubi<text:line-break/></text:span><text:span text:style-name="T3">prior ipsorum situs fuit, reducas </text:span><text:span text:style-name="T3">oportet, tamquam si ni-<text:line-break/></text:span><text:span text:style-name="T3">!il </text:span><text:span text:style-name="T3">.omnino </text:span><text:span text:style-name="T3">fuisset </text:span><text:span text:style-name="T3">dissectum; </text:span><text:span text:style-name="T3">dclud</text:span><text:span text:style-name="T26">z</text:span><text:span text:style-name="T3"> </text:span><text:span text:style-name="T3">quod ex abdomini'</text:span><text:span text:style-name="T26">1</text:span></text:p>
      <text:p text:style-name="P10"><text:span text:style-name="T3">cute adhuc reliquum est, </text:span><text:span text:style-name="T3">detrahas. Porro </text:span><text:span text:style-name="T3">dissectionenf<text:line-break/>musculorum sub ea latentium </text:span><text:span text:style-name="T3">a </text:span><text:span text:style-name="T3">maximo et omnium </text:span><text:span text:style-name="T3">ex-<text:line-break/></text:span><text:span text:style-name="T3">timo auspicaberis</text:span><text:span text:style-name="T3">; ' </text:span><text:span text:style-name="T3">qui a thorace incipiens omnibus </text:span><text:span text:style-name="T3">iu<text:line-break/></text:span><text:span text:style-name="T3">abdomine musculis superstratus </text:span><text:span text:style-name="T3">est, </text:span><text:span text:style-name="T3">cujus initia, iis </text:span><text:span text:style-name="T3">quos<text:line-break/></text:span><text:span text:style-name="T3">praedixi dissectis</text:span><text:span text:style-name="T3">, </text:span><text:span text:style-name="T3">evidenter conspicies, maximos </text:span><text:span text:style-name="T3">intcr<text:line-break/></text:span><text:span text:style-name="T3">elatos thoracis musculos confinia,, quem ceu digitis </text:span><text:span text:style-name="T3">qui-<text:line-break/></text:span><text:span text:style-name="T3">busdam sui ipsius terminis in costas inseri diximus. </text:span><text:span text:style-name="T3">Ubi<text:line-break/></text:span><text:span text:style-name="T3">igitur in istis singulae insertiones desinunt, adiacere </text:span><text:span text:style-name="T3">priu-<text:line-break/></text:span><text:span text:style-name="T3">cipia musculi, de quo ’ proposita habetur oratio, </text:span><text:span text:style-name="T3">contue-<text:line-break/></text:span><text:span text:style-name="T3">beris, unius quidem a dextris videlicet partibus, </text:span><text:span text:style-name="T3">alterius<text:line-break/></text:span><text:span text:style-name="T3">a sinistris. At primus exortuum prope sextam potissimum-<text:line-break/>costam-suri musculi anterioris inter eos, qui </text:span><text:span text:style-name="T3">thoracem<text:line-break/></text:span><text:span text:style-name="T3">movent, subjacet; deinde ex aliis jam omnibus </text:span><text:span text:style-name="T3">costis<text:line-break/></text:span><text:span text:style-name="T3">procedit, quae</text:span><text:span text:style-name="T3">* </text:span><text:span text:style-name="T3">illis partibus vicinae habentur, ubi </text:span><text:span text:style-name="T3">pri-<text:line-break/></text:span><text:span text:style-name="T3">mum singularum os lu cartilaginem degenerat, sicut </text:span><text:span text:style-name="T3">pri-<text:line-break/></text:span><text:span text:style-name="T3">us declaratum est. At non nihil etiam dictum in </text:span><text:span text:style-name="T3">versis<text:line-break/></text:span><text:span text:style-name="T3">costis flexum priores spuriarum costae reserunt; </text:span><text:span text:style-name="T3">octava<text:line-break/></text:span><text:span text:style-name="T3">jtarnque (si deorsum numeresj ad .mucronatam </text:span><text:span text:style-name="T3">cartilagi-</text:span></text:p>
      <text:p text:style-name="P10"><text:span text:style-name="T3">nem sursum </text:span><text:span text:style-name="T3">fertur; reliquae autem majoris minorisve<text:line-break/></text:span><text:span text:style-name="T3">ratione disserunt, prout ab </text:span><text:span text:style-name="T3">ea deficiunt; femper enim<text:line-break/></text:span><text:span text:style-name="T3">lmmilior elatiore brevior </text:span><text:span text:style-name="T3">est. </text:span><text:span text:style-name="T3">Attamen </text:span><text:span text:style-name="T3">ex his quoque<text:line-break/></text:span><text:span text:style-name="T3">omnibus prima abdominis musculorum </text:span><text:span text:style-name="T3">conjugatio ena-<text:line-break/></text:span><text:span text:style-name="T3">scitur obliquis fibris ad ventris anteriora </text:span><text:span text:style-name="T3">protendens;<text:line-break/></text:span><text:span text:style-name="T3">caeterum toti abdominis regioni per </text:span><text:span text:style-name="T3">ceneonas expandi-<text:line-break/></text:span><text:span text:style-name="T3">tur; tum ad ilium ossa, tum ad inguina uterque </text:span><text:span text:style-name="T3">proce-<text:line-break/></text:span><text:span text:style-name="T3">dit, ae pubis ossi per membraneum, scd </text:span><text:span text:style-name="T3">validum tendi-<text:line-break/></text:span><text:span text:style-name="T3">nem ante inguina ortum inseritur. </text:span><text:span text:style-name="T3">Quin etiam robur<text:line-break/></text:span><text:span text:style-name="T3">hujus juxta inguina tendinis </text:span><text:span text:style-name="T3">nonnunquam laxatur,., et<text:line-break/></text:span><text:span text:style-name="T3">curn eo totus hic locus laxior redditus </text:span><text:span text:style-name="T3">partes </text:span><text:span text:style-name="T3">nonnullas<text:line-break/>sibi corporum subjacentium in se </text:span><text:span text:style-name="T3">reeipit, veluti intesti-<text:line-break/></text:span><text:span text:style-name="T3">norum vel omenti; atque hoc jam ramex aut </text:span><text:span text:style-name="T20">hernia<text:line-break/></text:span><text:span text:style-name="T3">vocatur; jam hic tendo membranosus paulo </text:span><text:span text:style-name="T3">supra ingui-<text:line-break/></text:span><text:span text:style-name="T3">na situm obtinet, ut tennejn membranam </text:span><text:span text:style-name="T3">peritonaeunr<text:line-break/></text:span><text:span text:style-name="T3">quidem dictam permeet, ae ea simul, quae </text:span><text:span text:style-name="T3">ab ipso in-<text:line-break/></text:span><text:span text:style-name="T3">cluduntur, de quibus-postea disseremus. Pars </text:span><text:span text:style-name="T3">autem lio-<text:line-break/></text:span><text:span text:style-name="T3">rum musculoruni, quae ad ventris </text:span><text:span text:style-name="T3">anteriora porrigitur'</text:span></text:p>
      <text:p text:style-name="P10"><text:span text:style-name="T3">in tenuem exacte tendinem definit, rectis extrinsecus<text:line-break/>musculis superpositum. Pari modo et secundae </text:span><text:span text:style-name="T3">conjuga-<text:line-break/></text:span><text:span text:style-name="T3">tionis musculorum abdominis (qui obliquum fibrarum </text:span><text:span text:style-name="T3">si-<text:line-break/></text:span><text:span text:style-name="T3">tnm primis contrarium possident) tendo membraneus </text:span><text:span text:style-name="T3">fa-<text:line-break/></text:span><text:span text:style-name="T3">ctus </text:span><text:span text:style-name="T3">anterioribus musculis insidet. Uterque vero istorum<text:line-break/>ex ilium osse ducit originem carnosam; hinc deinde </text:span><text:span text:style-name="T3">ob-.<text:line-break/></text:span><text:span text:style-name="T3">liqui sursum proteusi musculis transversis insident; </text:span><text:span text:style-name="T3">post-<text:line-break/></text:span><text:span text:style-name="T3">ea quatuor costarum spuriarum extremis carnosiore </text:span><text:span text:style-name="T3">sub-<text:line-break/></text:span><text:span text:style-name="T3">stantia inseruntur. Tendo autem ipsorum tenuis, </text:span><text:span text:style-name="T3">in<text:line-break/></text:span><text:span text:style-name="T3">quem cessare dicti sunt, medius luter rectus musculos </text:span><text:span text:style-name="T3">et<text:line-break/></text:span><text:span text:style-name="T3">praedictorum tendinem procedit; etenim duo </text:span><text:span text:style-name="T3">amborum<text:line-break/></text:span><text:span text:style-name="T3">musculorum tendines in unum coire videbuntur; ob </text:span><text:span text:style-name="T3">quod<text:line-break/></text:span><text:span text:style-name="T3">separare ipsos haud mediocris est negotii, </text:span><text:span text:style-name="T3">praesertim<text:line-break/></text:span><text:span text:style-name="T3">quum ah hisce particulis totius animantis </text:span><text:span text:style-name="T3">dissectionem<text:line-break/></text:span><text:span text:style-name="T3">auspicamur. In proposita administratione musculos </text:span><text:span text:style-name="T3">istos<text:line-break/></text:span><text:span text:style-name="T3">dissecare aggressis proclive est. tendines utrumque </text:span><text:span text:style-name="T3">mus-<text:line-break/></text:span><text:span text:style-name="T3">eulum consequentes secernere; ubi enim </text:span><text:span text:style-name="T3">primum carnosa<text:line-break/></text:span><text:span text:style-name="T3">ptrrtio desinit, inde, nimirum tendo processit </text:span><text:span text:style-name="T3">carni con-</text:span></text:p>
      <text:p text:style-name="P10"><text:span text:style-name="T3">tinuus. Hanc igitur propriis finibus circumscriptam in-<text:line-break/></text:span><text:span text:style-name="T3">spiciens tendinem </text:span><text:span text:style-name="T3">membranosum ex utraque ipsarum<text:line-break/></text:span><text:span text:style-name="T3">prodeuntem facile coinperies. lnsupcr </text:span><text:span text:style-name="T3">cx ea rcgionc ten-<text:line-break/>do </text:span><text:span text:style-name="T3">hic </text:span><text:span text:style-name="T3">ducit </text:span><text:span text:style-name="T3">originem, </text:span><text:span text:style-name="T3">ubi </text:span><text:span text:style-name="T3">rectorum </text:span><text:span text:style-name="T3">musculorum costa<text:line-break/>in </text:span><text:span text:style-name="T3">latere utriusque habetur, siquidem </text:span><text:span text:style-name="T3">priore parte, duo<text:line-break/>hi </text:span><text:span text:style-name="T3">musculi per anteriores costas </text:span><text:span text:style-name="T3">mutuo se contingunt,<text:line-break/>«x </text:span><text:span text:style-name="T3">lateribus autem, ut dictum </text:span><text:span text:style-name="T3">est, membranosi ipsis ten-<text:line-break/></text:span><text:span text:style-name="T3">dincs accedunt; substantia </text:span><text:span text:style-name="T3">ipsorum per totam longitudi-<text:line-break/></text:span><text:span text:style-name="T3">nem carne consuit; ab </text:span><text:span text:style-name="T3">clatiore parte ctiaui tendo nus-<text:line-break/></text:span><text:span text:style-name="T3">quam est conspicuus, </text:span><text:span text:style-name="T3">quapropter et in pubis os carnis<text:line-break/></text:span><text:span text:style-name="T3">intervcntu conjiciuntur. Jam </text:span><text:span text:style-name="T3">vcro in hisce partibus ex-<text:line-break/></text:span><text:span text:style-name="T3">acte invicem coeunt, </text:span><text:span text:style-name="T3">atque hoc </text:span><text:span text:style-name="T3">ipsis </text:span><text:span text:style-name="T3">primum accidit in-<text:line-break/></text:span><text:span text:style-name="T3">ferius, quam animantis </text:span><text:span text:style-name="T3">umbilicus est; quippe alatior ip-<text:line-break/></text:span><text:span text:style-name="T3">forum portio, sicut </text:span><text:span text:style-name="T3">paulo anto ostcndimus, adiacet qui-<text:line-break/></text:span><text:span text:style-name="T3">dem, non autem adunitur. </text:span><text:span text:style-name="T3">Hunc conjugationem octo<text:line-break/></text:span><text:span text:style-name="T3">abdominis musculorum tertiam ponito. </text:span><text:span text:style-name="T3">Reliqua vero<text:line-break/></text:span><text:span text:style-name="T3">quarta tum ex recta ilium ossis linea, </text:span><text:span text:style-name="T3">tum ex lateralibus<text:line-break/></text:span><text:span text:style-name="T3">vertebrarum, qui in luiubis visuntur, </text:span><text:span text:style-name="T3">processibus oritur;.</text:span></text:p>
      <text:p text:style-name="P10"><text:span text:style-name="T3">verum non statim, simul atque uterque enascitur, </text:span><text:span text:style-name="T3">muscu-<text:line-break/></text:span><text:span text:style-name="T3">lus efficitur, sed membranosum ligamentum robustum, </text:span><text:span text:style-name="T3">ex<text:line-break/></text:span><text:span text:style-name="T3">commemoratis ossibus productum; deinde in processu </text:span><text:span text:style-name="T3">fi-<text:line-break/></text:span><text:span text:style-name="T3">bris adauctum transversis in musculi figuram degenerat;<text:line-break/></text:span><text:span text:style-name="T3">ad </text:span><text:span text:style-name="T3">haec partibus internis cujusque spuriae costae </text:span><text:span text:style-name="T3">finium<text:line-break/></text:span><text:span text:style-name="T3">subhaeresciti Quemadmodum vero musculi fibrarum </text:span><text:span text:style-name="T3">ac-<text:line-break/></text:span><text:span text:style-name="T3">cessione facti sunt, ita rursus in priori parte ipsis </text:span><text:span text:style-name="T3">desti-<text:line-break/></text:span><text:span text:style-name="T3">tuti in latum tendinem terminantur. Ac tendo hic, </text:span><text:span text:style-name="T3">ceu<text:line-break/></text:span><text:span text:style-name="T3">etiam complures praedicti, haud paucos melicos </text:span><text:span text:style-name="T3">latuit,<text:line-break/></text:span><text:span text:style-name="T3">ut qui membranosus tenuisque peritonaeo </text:span><text:span text:style-name="T3">obhaerefcat;<text:line-break/></text:span><text:span text:style-name="T3">et ex ambobus una sitis compositus non, ut est, </text:span><text:span text:style-name="T3">sic etiam<text:line-break/></text:span><text:span text:style-name="T3">apparet, sed simplex una membrana esse videtur. </text:span><text:span text:style-name="T3">Ita-<text:line-break/></text:span><text:span text:style-name="T3">que conandum est, qua tendines primum ex </text:span><text:span text:style-name="T3">carne prod-<text:line-break/>euntes </text:span><text:span text:style-name="T3">peritonaeum conscendunt, ea </text:span><text:span text:style-name="T3">maxime unitatem<text:line-break/>servare; </text:span><text:span text:style-name="T3">nam si tendo a cerne suerit </text:span><text:span text:style-name="T3">avulsus, non pote-<text:line-break/>ris amplius </text:span><text:span text:style-name="T3">ipsum separare, nisi </text:span><text:span text:style-name="T3">exercitatus peritusque<text:line-break/>ntrorumque </text:span><text:span text:style-name="T3">naturae. Denique in </text:span><text:span text:style-name="T3">abdominis suturis, ut vo-</text:span></text:p>
      <text:p text:style-name="P10"><text:span text:style-name="T3">cant, </text:span><text:span text:style-name="T3">tanquam peritonaeum attollunt et ex ambobus di-</text:span><text:span text:style-name="T26">1</text:span><text:span text:style-name="T3">’<text:line-break/></text:span><text:span text:style-name="T3">ctis compotitum </text:span><text:span text:style-name="T3">consuunt; dico autem ex peritonaeo re-'<text:line-break/></text:span><text:span text:style-name="T3">vera et musculi </text:span><text:span text:style-name="T3">membranosi fine. Porro ipsum perito- </text:span><text:span text:style-name="T3">•<text:line-break/>naeum latis </text:span><text:span text:style-name="T3">araneorum telis simillimum est, simplex et<text:line-break/></text:span><text:span text:style-name="T3">tenue insigniter, </text:span><text:span text:style-name="T3">non ut quidam tendines membranae<text:line-break/></text:span><text:span text:style-name="T3">modo extenuati; </text:span><text:span text:style-name="T3">qui, si clara luce inspiciuntur exacte,<text:line-break/></text:span><text:span text:style-name="T3">fibras tenues ipsos </text:span><text:span text:style-name="T3">intercurrentes repraesentanti Sed pe-<text:line-break/></text:span><text:span text:style-name="T3">ritonaeum aliter </text:span><text:span text:style-name="T3">habet; est enim simplex, ut diximus, io-<text:line-break/></text:span><text:span text:style-name="T3">tum sibi continuum, </text:span><text:span text:style-name="T3">unum quoddam ex primis corporibus,-<text:line-break/></text:span><text:span text:style-name="T3">ad amussim similare. </text:span><text:span text:style-name="T3">Quin etiam manifesto apparet, qua-<text:line-break/></text:span><text:span text:style-name="T3">le natura in imis </text:span><text:span text:style-name="T3">partibus existat, ubi musculis transver-<text:line-break/></text:span><text:span text:style-name="T3">sis ab eo separatis- </text:span><text:span text:style-name="T3">solum habetur; nam lu commiscentur<text:line-break/></text:span><text:span text:style-name="T3">coeuntque rectis inibi </text:span><text:span text:style-name="T3">musculis a peritonaeo digressis.<text:line-break/></text:span><text:span text:style-name="T3">De octo igitur in abdomine </text:span><text:span text:style-name="T3">musculis abunde satis dispu-<text:line-break/></text:span><text:span text:style-name="T3">tatum est, idque sane juxta primam </text:span><text:span text:style-name="T3">anatomicae ipsorum<text:line-break/></text:span><text:span text:style-name="T3">adiuinisseationis speciem, quam nunc exposui.</text:span></text:p>
      <text:h text:style-name="Heading_20_2" text:outline-level="2">Cap. V<text:span text:style-name="T54">II</text:span>.</text:h>
      <text:p text:style-name="P58"><text:span text:style-name="T3">Quomodo autem </text:span><text:span text:style-name="T3">inde quis </text:span><text:span text:style-name="T3">incipiens </text:span><text:span text:style-name="T3">ma-</text:span></text:p>
      <text:p text:style-name="P10"><text:span text:style-name="T3">num probe admoliatur, deinceps venit explicandum. </text:span><text:span text:style-name="T3">Cu-<text:line-break/></text:span><text:span text:style-name="T3">tem ex abdomine detrahis, ex </text:span><text:span text:style-name="T3">medio </text:span><text:span text:style-name="T3">ipsius sectionis prin-<text:line-break/>cipium aggressus, ubi nullum est periculum, quippiarn </text:span><text:span text:style-name="T3">ex<text:line-break/></text:span><text:span text:style-name="T3">iis, quae subsunt ipsi, vel discindere, vel divellere. </text:span><text:span text:style-name="T3">Nam<text:line-break/></text:span><text:span text:style-name="T3">membrana cuti continua indidem </text:span><text:span text:style-name="T20">a</text:span><text:span text:style-name="T3"> musculis subjectis </text:span><text:span text:style-name="T3">di-<text:line-break/></text:span><text:span text:style-name="T3">ducta est, ac, quicunque ab ipsa corporum natura </text:span><text:span text:style-name="T3">veluti<text:line-break/></text:span><text:span text:style-name="T3">manu ducitur, is indubie cutem inibi obductam </text:span><text:span text:style-name="T3">avellere<text:line-break/></text:span><text:span text:style-name="T3">idoneus est, ut etiam nihil eorum, quae ipsi subdita </text:span><text:span text:style-name="T3">sunt;<text:line-break/></text:span><text:span text:style-name="T3">vitiet. Procedens autem ad latera prope cosses </text:span><text:span text:style-name="T3">spurias,<text:line-break/></text:span><text:span text:style-name="T3">nisi curam adhibes, veluti caput exigui musculi </text:span><text:span text:style-name="T3">tlivusse-<text:line-break/></text:span><text:span text:style-name="T3">ris, quem ad axillam perferri asseruimus, una tomicis </text:span><text:span text:style-name="T3">in-<text:line-break/></text:span><text:span text:style-name="T3">cognitum. .Nempe membrana cuti continua fibras </text:span><text:span text:style-name="T3">carno-<text:line-break/></text:span><text:span text:style-name="T3">siores per intervalla obtinet, primum majora, </text:span><text:span text:style-name="T3">deinde mi-<text:line-break/></text:span><text:span text:style-name="T3">nora; rursus sibi supernutritas accipit usque ad </text:span><text:span text:style-name="T3">muscu-<text:line-break/></text:span><text:span text:style-name="T3">lnm ibi gracillimum simul et latum, dum vero </text:span><text:span text:style-name="T3">ad axil-<text:line-break/></text:span><text:span text:style-name="T3">lam </text:span><text:span text:style-name="T3">rursum </text:span><text:span text:style-name="T3">porrigitur, </text:span><text:span text:style-name="T3">fibris </text:span><text:span text:style-name="T3">ex </text:span><text:span text:style-name="T3">lata regione in arctiorem<text:line-break/></text:span><text:span text:style-name="T3">coactis carnosum angustumque factum. </text:span><text:span text:style-name="T3">Quod si inferius</text:span></text:p>
      <text:p text:style-name="P10"><text:span text:style-name="T3">ipsius principium </text:span><text:span text:style-name="T3">latum una cum cute-’ademeris, avulsam<text:line-break/></text:span><text:span text:style-name="T3">protinus carnem deprehendes', </text:span><text:span text:style-name="T3">quae axillae partibus in-<text:line-break/></text:span><text:span text:style-name="T3">sidet. Hanc, si industrius </text:span><text:span text:style-name="T3">laborisque patiens lis, midenam<text:line-break/></text:span><text:span text:style-name="T3">avolsa suerit, disquires; </text:span><text:span text:style-name="T3">mox, quum nihil ex iis, quae il-<text:line-break/></text:span><text:span text:style-name="T3">lic </text:span><text:span text:style-name="T3">habcntur, avulsum </text:span><text:span text:style-name="T3">deprehendis, totus haesitabis, quem-<text:line-break/></text:span><text:span text:style-name="T3">•adinodum et ego </text:span><text:span text:style-name="T3">primum.. </text:span><text:span text:style-name="T3">At </text:span><text:span text:style-name="T3">si negligentior ac se-<text:line-break/></text:span><text:span text:style-name="T3">gnis </text:span><text:span text:style-name="T3">extiteris, </text:span><text:span text:style-name="T3">quales priores nobis anatomicos in multis<text:line-break/></text:span><text:span text:style-name="T3">dissectionibus </text:span><text:span text:style-name="T3">est </text:span><text:span text:style-name="T3">invenire, tanquanr rem nihili carnem<text:line-break/></text:span><text:span text:style-name="T3">hanc vel </text:span><text:span text:style-name="T3">absectam vel </text:span><text:span text:style-name="T3">avtllsarn </text:span><text:span text:style-name="T20">a</text:span><text:span text:style-name="T3"> </text:span><text:span text:style-name="T3">subditis corporibus, </text:span><text:span text:style-name="T3">qui-<text:line-break/></text:span><text:span text:style-name="T3">bus</text:span><text:span text:style-name="T26">-</text:span><text:span text:style-name="T3"> iusidet, </text:span><text:span text:style-name="T3">esse, humi </text:span><text:span text:style-name="T3">projicies. Itaqne </text:span><text:span text:style-name="T3">de cute </text:span><text:span text:style-name="T3">hujus<text:line-break/></text:span><text:span text:style-name="T3">loci exactius </text:span><text:span text:style-name="T3">detrahenda, </text:span><text:span text:style-name="T3">quomodo dictum est etiam, haec<text:line-break/></text:span><text:span text:style-name="T3">sufficient. </text:span><text:span text:style-name="T3">Porro, tota </text:span><text:span text:style-name="T3">abdominis regione detecta, mus-<text:line-break/></text:span><text:span text:style-name="T3">culos octo sic </text:span><text:span text:style-name="T3">incidere convenit. </text:span><text:span text:style-name="T3">Corpus bifariam a dex-<text:line-break/></text:span><text:span text:style-name="T3">tra parte et sinistra </text:span><text:span text:style-name="T3">recta </text:span><text:span text:style-name="T3">linea sectum est, quae deorsum<text:line-break/></text:span><text:span text:style-name="T3">versum per totum </text:span><text:span text:style-name="T3">thoracem </text:span><text:span text:style-name="T3">porrigitur; hujus </text:span><text:span text:style-name="T3">scopos </text:span><text:span text:style-name="T3">evi-<text:line-break/></text:span><text:span text:style-name="T3">dcntes nactus, quos </text:span><text:span text:style-name="T3">ego nunc recensebo, undique utilem<text:line-break/></text:span><text:span text:style-name="T3">habiturus es speculationem. </text:span><text:span text:style-name="T3">Primus scopus erit mucro-<text:line-break/></text:span><text:span text:style-name="T3">natae cartilaginis </text:span><text:span text:style-name="T3">extremum</text:span><text:span text:style-name="T3">; </text:span><text:span text:style-name="T3">lude sursum per melium ster-</text:span></text:p>
      <text:p text:style-name="P10"><text:span text:style-name="T3">num procedenti postremus sicis sterni vertex est; </text:span><text:span text:style-name="T3">qui<text:line-break/></text:span><text:span text:style-name="T3">locus cavus et a claviculis utrisque, et a musculis </text:span><text:span text:style-name="T3">utris-<text:line-break/></text:span><text:span text:style-name="T3">que, et a </text:span><text:span text:style-name="T3">musculis de </text:span><text:span text:style-name="T3">capite productis circumscribitur, </text:span><text:span text:style-name="T3">ut,<text:line-break/></text:span><text:span text:style-name="T3">ablata , cule, irn conspectum palam prodeat; . at </text:span><text:span text:style-name="T3">deorsum<text:line-break/></text:span><text:span text:style-name="T3">versus lineam hanc protendenti postremus finis ,est </text:span><text:span text:style-name="T3">pu-<text:line-break/></text:span><text:span text:style-name="T3">bis ossium commissura </text:span><text:span text:style-name="T3">; </text:span><text:span text:style-name="T3">quod vero intercedit, </text:span><text:span text:style-name="T3">medium um-<text:line-break/></text:span><text:span text:style-name="T3">bilici regionis habetur; hoc ipso loco etiam intervalli </text:span><text:span text:style-name="T3">me-<text:line-break/></text:span><text:span text:style-name="T3">dium, est, quo mucronatae cartilaginis cacumen </text:span><text:span text:style-name="T3">distat </text:span><text:span text:style-name="T3">a<text:line-break/></text:span><text:span text:style-name="T3">commissura ossium pubis. Si igitur abdominis </text:span><text:span text:style-name="T3">musculos<text:line-break/></text:span><text:span text:style-name="T3">omnium primos secare aggrederis, ablata quidem </text:span><text:span text:style-name="T3">cute se-<text:line-break/></text:span><text:span text:style-name="T3">ctiojrein incipe a mucronatae cartilaginis extremo; </text:span><text:span text:style-name="T3">hinc<text:line-break/></text:span><text:span text:style-name="T3">progredere circa medium umbilicum, </text:span><text:span text:style-name="T3">iii </text:span><text:span text:style-name="T3">superficie </text:span><text:span text:style-name="T3">inci-<text:line-break/></text:span><text:span text:style-name="T3">dens, quo post primam sectionem linea subdita </text:span><text:span text:style-name="T3">candidior<text:line-break/></text:span><text:span text:style-name="T3">corporibus - utrinque positis appareat; ex qua </text:span><text:span text:style-name="T3">masimum<text:line-break/></text:span><text:span text:style-name="T3">sumes indicium, probe elissectiouem esse </text:span><text:span text:style-name="T3">adminsstratam.<text:line-break/></text:span><text:span text:style-name="T3">Musculi siquidem carnosi, quos rectos -paulo </text:span><text:span text:style-name="T3">superius </text:span><text:span text:style-name="T3">no-<text:line-break/></text:span><text:span text:style-name="T3">minavi, a linea commemorata distinguuntur, </text:span><text:span text:style-name="T3">quae </text:span><text:span text:style-name="T3">merito<text:line-break/></text:span><text:span text:style-name="T3">ambientibus est candidior, cum </text:span><text:span text:style-name="T3">nnila ei caro subsit, </text:span><text:span text:style-name="T3">nam<text:line-break/></text:span><text:span text:style-name="T3">tendines membranosi </text:span><text:span text:style-name="T3">rectos </text:span><text:span text:style-name="T3">comprehendentes </text:span><text:span text:style-name="T3">mufculos, </text:span><text:span text:style-name="T3">quos</text:span></text:p>
      <text:p text:style-name="P10"><text:span text:style-name="T3">«.b </text:span><text:span text:style-name="T3">obliquis dixi procreari, juxta hujus lineae candorem<text:line-break/>in </text:span><text:span text:style-name="T3">idem </text:span><text:span text:style-name="T3">coeunt. Rursus igitur ipsam leviter secabis, ut<text:line-break/></text:span><text:span text:style-name="T3">nihil eorum, </text:span><text:span text:style-name="T3">qui fubsunt, disseees', fed tendines dumtaxat<text:line-break/></text:span><text:span text:style-name="T3">a mutuo </text:span><text:span text:style-name="T3">contextu secernas: id enim si rite peregeris, ha-<text:line-break/></text:span><text:span text:style-name="T3">bebis jam </text:span><text:span text:style-name="T3">juxta paroernianr dimidium totius; quanquam<text:line-break/></text:span><text:span text:style-name="T3">paroernia </text:span><text:span text:style-name="T3">omne principium totius operis dimidium intel-<text:line-break/></text:span><text:span text:style-name="T3">ligat, cum </text:span><text:span text:style-name="T3">multa principia prompte queant peragi. Quod<text:line-break/></text:span><text:span text:style-name="T3">vero dissectionis </text:span><text:span text:style-name="T3">musculorum principiunr ego dixi, re yc-<text:line-break/></text:span><text:span text:style-name="T3">ra totius operis </text:span><text:span text:style-name="T3">dimidium existit; quemadmodum, nisi<text:line-break/></text:span><text:span text:style-name="T3">etiam recte ea perfeceris</text:span><text:span text:style-name="T3">, tota consequens dissectio con-<text:line-break/></text:span><text:span text:style-name="T3">funditur turbaturque, </text:span><text:span text:style-name="T3">scd ea facta, quo dictum est mo-<text:line-break/></text:span><text:span text:style-name="T3">do,.duplicem inde tibi </text:span><text:span text:style-name="T3">successuram administrationem sui-<text:line-break/></text:span><text:span text:style-name="T3">to. Profuerit autem </text:span><text:span text:style-name="T3">priorem, quae facilior est, exercere;<text:line-break/></text:span><text:span text:style-name="T3">ita </text:span><text:span text:style-name="T3">namque spes </text:span><text:span text:style-name="T3">est, </text:span><text:span text:style-name="T3">ut </text:span><text:span text:style-name="T3">postea </text:span><text:span text:style-name="T3">aliquando difficiliorem ag-<text:line-break/></text:span><text:span text:style-name="T3">gressus,, ab animi </text:span><text:span text:style-name="T3">proposito </text:span><text:span text:style-name="T3">non aberres. Promptior faci-<text:line-break/></text:span><text:span text:style-name="T3">liorque administratio </text:span><text:span text:style-name="T3">est, </text:span><text:span text:style-name="T3">qua </text:span><text:span text:style-name="T3">musculum rectum </text:span><text:span text:style-name="T3">hamulo<text:line-break/></text:span><text:span text:style-name="T3">alevatum </text:span><text:span text:style-name="T3">vel sinistra </text:span><text:span text:style-name="T3">manu ad </text:span><text:span text:style-name="T3">latus actum </text:span><text:span text:style-name="T3">dissecas, </text:span><text:span text:style-name="T3">pau-</text:span></text:p>
      <text:p text:style-name="P10"><text:span text:style-name="T3">latinr a subjectis corporibus separans. • Quale vero </text:span><text:span text:style-name="T3">in<text:line-break/></text:span><text:span text:style-name="T3">praesenti sectione suristra manu ministerium subieris, </text:span><text:span text:style-name="T3">e-<text:line-break/></text:span><text:span text:style-name="T3">jusmodi </text:span><text:span text:style-name="T3">dextra secante </text:span><text:span text:style-name="T3">melius cum aItero 'etiam in </text:span><text:span text:style-name="T3">pri-<text:line-break/></text:span><text:span text:style-name="T3">ma omnium administratione peregeris; commodius </text:span><text:span text:style-name="T3">enim<text:line-break/></text:span><text:span text:style-name="T3">hoc pacto rectam molieris sectionem, a mucronata </text:span><text:span text:style-name="T3">carti--<text:line-break/></text:span><text:span text:style-name="T3">lagine auspicatus. Porro manus ministerium esto </text:span><text:span text:style-name="T3">digitis<text:line-break/></text:span><text:span text:style-name="T3">quatuor' ad musculi longitudinem injectis, deinde, </text:span><text:span text:style-name="T3">quum<text:line-break/></text:span><text:span text:style-name="T3">in eo fixi sint, ad latus modice agentibus; si enim </text:span><text:span text:style-name="T3">hoc in<text:line-break/></text:span><text:span text:style-name="T3">utroque musculo probe confeceris, medium ipsurum </text:span><text:span text:style-name="T3">ma-<text:line-break/></text:span><text:span text:style-name="T3">nifestius evadit, qua primam sectionem fieri </text:span><text:span text:style-name="T3">praecepiuius.<text:line-break/></text:span><text:span text:style-name="T3">At, quum recte diremeris, vel nua manus sufficiet, </text:span><text:span text:style-name="T3">quae<text:line-break/></text:span><text:span text:style-name="T3">musculum incidendum leviter in latus abducat. </text:span><text:span text:style-name="T3">Idem li-<text:line-break/>cet, </text:span><text:span text:style-name="T3">ut dixi, hamo quoque peragere; eaque </text:span><text:span text:style-name="T3">administratio<text:line-break/></text:span><text:span text:style-name="T3">ad umbilici loca fiet, quoad notabilis musculi </text:span><text:span text:style-name="T3">pars de-<text:line-break/>tecta cognoscatur: </text:span><text:span text:style-name="T3">nam peritonaeum </text:span><text:span text:style-name="T3">ipsi una cum trans-<text:line-break/>versorum musculorum aponeurosibus subjacet, a quibus<text:line-break/>Tnulculi </text:span><text:span text:style-name="T3">oblongi </text:span><text:span text:style-name="T3">avelli solent. Quapropter ego digitis quo-</text:span></text:p>
      <text:p text:style-name="P10"><text:span text:style-name="T3">que a </text:span><text:span text:style-name="T3">subjectis ipsos separo; verum id ab initio, quum<text:line-break/></text:span><text:span text:style-name="T3">primum dissecas, </text:span><text:span text:style-name="T3">agendum non est; procedente vero admi-<text:line-break/></text:span><text:span text:style-name="T3">nistratione, et </text:span><text:span text:style-name="T3">manifesto ipsis jam diremptis, quo totum<text:line-break/></text:span><text:span text:style-name="T3">negotium maturius </text:span><text:span text:style-name="T3">absolvatur, digitis subjectis reliquum<text:line-break/></text:span><text:span text:style-name="T3">ruuscidorum a </text:span><text:span text:style-name="T3">subjectis avellas, oportet. Posteaquam<text:line-break/></text:span><text:span text:style-name="T3">hoc absolveris, </text:span><text:span text:style-name="T3">vel superius ipsorum initium, ubi didu-<text:line-break/></text:span><text:span text:style-name="T3">ctum </text:span><text:span text:style-name="T3">diri existere, </text:span><text:span text:style-name="T3">abscindens, musculos paululum, defle-<text:line-break/></text:span><text:span text:style-name="T3">ctere conaberis, </text:span><text:span text:style-name="T3">quo circumscriptiones ipsoruni clarius<text:line-break/></text:span><text:span text:style-name="T3">conspiciuntur; </text:span><text:span text:style-name="T3">siquidem extrinsecus tendo obliquorum<text:line-break/></text:span><text:span text:style-name="T3">musculorum </text:span><text:span text:style-name="T3">communis </text:span><text:span text:style-name="T3">superpositus connexum impedit<text:line-break/></text:span><text:span text:style-name="T3">Si </text:span><text:span text:style-name="T3">vero capita </text:span><text:span text:style-name="T3">ipsorum nolis </text:span><text:span text:style-name="T3">praecidere, scd integra ser-<text:line-break/></text:span><text:span text:style-name="T3">vare cupias, </text:span><text:span text:style-name="T3">tendinem </text:span><text:span text:style-name="T3">membranosum ipsis injectum avel-<text:line-break/></text:span><text:span text:style-name="T3">lito, qui peculiare </text:span><text:span text:style-name="T3">horum </text:span><text:span text:style-name="T3">musculorum </text:span><text:span text:style-name="T3">operculum </text:span><text:span text:style-name="T3">parum<text:line-break/></text:span><text:span text:style-name="T3">studiose dissecantibus </text:span><text:span text:style-name="T3">esse </text:span><text:span text:style-name="T3">putatur, cujus vice pliuiini<text:line-break/></text:span><text:span text:style-name="T3">membranas connexas </text:span><text:span text:style-name="T3">propriasque obtinent Detrahes<text:line-break/></text:span><text:span text:style-name="T3">autem primum ut </text:span><text:span text:style-name="T3">simplicem, quo rectorum musculorum<text:line-break/></text:span><text:span text:style-name="T3">circumscriptio in </text:span><text:span text:style-name="T3">conspectum veniat; rursus bifariam in-<text:line-break/></text:span><text:span text:style-name="T3">cides, distribuens </text:span><text:span text:style-name="T3">aliam ipsius partem primo maximoque</text:span></text:p>
      <text:p text:style-name="P10"><text:span text:style-name="T3">musculorum, alism, quae sub ea est, secundo. Atque </text:span><text:span text:style-name="T3">'id-<text:line-break/></text:span><text:span text:style-name="T3">eoectiain vocentur,' 'ut' modo narratum est, hi </text:span><text:span text:style-name="T3">quidem<text:line-break/></text:span><text:span text:style-name="T3">partim obliqui musculi,' partim vero primi et </text:span><text:span text:style-name="T3">secundi,<text:line-break/></text:span><text:span text:style-name="T3">sub his autem ad longitudinem expaufus tertius; sub </text:span><text:span text:style-name="T3">quo<text:line-break/></text:span><text:span text:style-name="T3">quartus musculus'transversus peritonaeo'cohaerescens/ </text:span><text:span text:style-name="T3">Ita<text:line-break/></text:span><text:span text:style-name="T3">vero ' conjugationes ipsorum voces licet, • primam </text:span><text:span text:style-name="T3">sane<text:line-break/></text:span><text:span text:style-name="T3">maximorum obIiquorumque musculorum, qui a sexta </text:span><text:span text:style-name="T3">tho-<text:line-break/></text:span><text:span text:style-name="T3">racis costa incipiunt. ; fecuirdam his subcontrariorum </text:span><text:span text:style-name="T3">obli-<text:line-break/></text:span><text:span text:style-name="T3">quonrm; tertiam rectorum, et quartam </text:span><text:span text:style-name="T3">transversoium.<text:line-break/></text:span><text:span text:style-name="T3">Verum, quum abunde, in quibus dixi; fueris </text:span><text:span text:style-name="T3">exercitatus/<text:line-break/></text:span><text:span text:style-name="T3">aggredere- statim ab initio </text:span><text:span text:style-name="T3">post </text:span><text:span text:style-name="T3">rectam dissectionem </text:span><text:span text:style-name="T20">a</text:span><text:span text:style-name="T3"> re-<text:line-break/></text:span><text:span text:style-name="T3">ctis musculis separare primum' quidem </text:span><text:span text:style-name="T3">superficiarium<text:line-break/></text:span><text:span text:style-name="T3">maximi musculi tendinem, deinde vero secundum </text:span><text:span text:style-name="T3">ab ip-<text:line-break/></text:span><text:span text:style-name="T3">so, qui a secundo' nascitur; - ac, ubi </text:span><text:span text:style-name="T3">utrum </text:span><text:span text:style-name="T3">que </text:span><text:span text:style-name="T3">utrique<text:line-break/></text:span><text:span text:style-name="T3">connexum ostenderis, rectorum musculorum </text:span><text:span text:style-name="T3">dissectionem<text:line-break/></text:span><text:span text:style-name="T3">aggredere: sic enim totum opusclarurn tibi evadet,- </text:span><text:span text:style-name="T3">ut ni-<text:line-break/></text:span><text:span text:style-name="T3">hil contundatur, musculis simul cum nervosis </text:span><text:span text:style-name="T3">ipsorum<text:line-break/></text:span><text:span text:style-name="T3">extremis distinctis. Quod igitur </text:span><text:span text:style-name="T3">prius' </text:span><text:span text:style-name="T3">feceris, </text:span><text:span text:style-name="T3">desuper </text:span><text:span text:style-name="T3">a</text:span></text:p>
      <text:p text:style-name="P10"><text:span text:style-name="T3">thorace </text:span><text:span text:style-name="T3">in primo musculorum conjugio incipiens</text:span><text:span text:style-name="T3">, </text:span><text:span text:style-name="T13">id<text:line-break/></text:span><text:span text:style-name="T3">nunc </text:span><text:span text:style-name="T3">rursus </text:span><text:span text:style-name="T3">facito, nempe tendinem membranosum, ag-<text:line-break/></text:span><text:span text:style-name="T3">gressus</text:span><text:span text:style-name="T3">; quo leviter elevato, primum maxirnumque muscu-<text:line-break/>lum adusque ipsius originem separes. Non tamen lu hac<text:line-break/></text:span><text:span text:style-name="T3">administratione </text:span><text:span text:style-name="T3">usque ad totum pertingere queas, ut cui pe-<text:line-break/></text:span><text:span text:style-name="T3">ctoris musculi </text:span><text:span text:style-name="T3">obhaerescant. Hunc igitur eateuus incinito,<text:line-break/></text:span><text:span text:style-name="T3">quatenus detectus </text:span><text:span text:style-name="T3">musculi exortum evidenter potest osten-<text:line-break/></text:span><text:span text:style-name="T3">dere : reliquos </text:span><text:span text:style-name="T3">vero tres musculos • amputare licet, etiamsi<text:line-break/></text:span><text:span text:style-name="T3">non ex superpositis </text:span><text:span text:style-name="T3">quippiarn nudes. Quemadmodum e-<text:line-break/></text:span><text:span text:style-name="T3">nim primum a </text:span><text:span text:style-name="T3">tendine incipiens usque ad superiorem<text:line-break/></text:span><text:span text:style-name="T3">exortum dissecuisti, </text:span><text:span text:style-name="T3">fibrarum continuitatem secutus,.: ita<text:line-break/></text:span><text:span text:style-name="T3">quoque sccundum </text:span><text:span text:style-name="T3">incidas , a tendine </text:span><text:span text:style-name="T3">quidem </text:span><text:span text:style-name="T3">primum ad<text:line-break/></text:span><text:span text:style-name="T3">fibras ipsius transgressus, </text:span><text:span text:style-name="T3">deinde continuitatem illarum us--<text:line-break/></text:span><text:span text:style-name="T3">quc ad exortum, </text:span><text:span text:style-name="T3">quem paulo ante commemoravi</text:span><text:span text:style-name="T3">, </text:span><text:span text:style-name="T3">refer-<text:line-break/></text:span><text:span text:style-name="T3">vans. Quin etiam </text:span><text:span text:style-name="T3">tertii musculi, </text:span><text:span text:style-name="T3">carnosi </text:span><text:span text:style-name="T3">dissectionem </text:span><text:span text:style-name="T3">us—<text:line-break/>que ad umbilici reni </text:span><text:span text:style-name="T3">enem emolieris; </text:span><text:span text:style-name="T3">illinc </text:span><text:span text:style-name="T3">vero </text:span><text:span text:style-name="T3">alterum<text:line-break/>musculorum alteri </text:span><text:span text:style-name="T3">imis in </text:span><text:span text:style-name="T3">partibus </text:span><text:span text:style-name="T3">coeuntem </text:span><text:span text:style-name="T3">conspicies,</text:span></text:p>
      <text:p text:style-name="P10"><text:span text:style-name="T3">nec non 'transversurum conjugationis fubjectae infimam’<text:line-break/>portem ipfisiuibi contextam; nam </text:span><text:span text:style-name="T20">ea</text:span><text:span text:style-name="T3"> paulatim a perito-<text:line-break/>paeo discedit et' sulum ipsum nudum - relinquit. Haec<text:line-break/>igitur'm praesens de-abdominis musculis sufficiunt.</text:span></text:p>
      <text:h text:style-name="Heading_20_2" text:outline-level="2">Cap. V<text:span text:style-name="T57">III.</text:span></text:h>
      <text:p text:style-name="P58"><text:span text:style-name="T3">Repetentes -autem de septo transverso<text:line-break/>dicamus, quae de ipsius natura indiscussa dimisimus, quo—<text:line-break/>niam prius-apparerenon potest, quam abdomen </text:span><text:span text:style-name="T3">aperia-<text:line-break/></text:span><text:span text:style-name="T3">trm Constat autem</text:span><text:span text:style-name="T20">q</text:span><text:span text:style-name="T3">omnibus, licere nobis, </text:span><text:span text:style-name="T3">si </text:span><text:span text:style-name="T3">non </text:span><text:span text:style-name="T3">multa-<text:line-break/></text:span><text:span text:style-name="T3">lu uno animante velimus-ostendere, praepositas partes </text:span><text:span text:style-name="T3">ob-</text:span><text:span text:style-name="T26">1<text:line-break/></text:span><text:span text:style-name="T3">iter lucidentibus;ad id, quod ' instituimus, frequenter </text:span><text:span text:style-name="T3">ni-‘<text:line-break/></text:span><text:span text:style-name="T3">gredi. Quid enim si aliquis de. phrenum dumtaxat </text:span><text:span text:style-name="T3">natu-<text:line-break/></text:span><text:span text:style-name="T3">tura voluerit ostendi; vel si etiam de structura </text:span><text:span text:style-name="T3">ipsarum<text:line-break/></text:span><text:span text:style-name="T3">quaestio quaedain</text:span><text:span text:style-name="T26">:</text:span><text:span text:style-name="T3"> fieret administrationis anatomicae </text:span><text:span text:style-name="T3">insti-<text:line-break/></text:span><text:span text:style-name="T3">ga ? .• An non in hujusmodi occasionibus ratio est </text:span><text:span text:style-name="T3">totum<text:line-break/></text:span><text:span text:style-name="T3">quidem abdomen itma cum peritonaeo,</text:span><text:span text:style-name="T26">5</text:span><text:span text:style-name="T3">" prout </text:span><text:span text:style-name="T3">evenerit,<text:line-break/></text:span><text:span text:style-name="T3">persecare; caeterum intestinis exemptis primum </text:span><text:span text:style-name="T3">septi ex<text:line-break/></text:span><text:span text:style-name="T3">spuriis costis exortum indicare, de quo paulo supra </text:span><text:span text:style-name="T3">egi-</text:span></text:p>
      <text:p text:style-name="P10"><text:span text:style-name="T3">mus; deinde, </text:span><text:span text:style-name="T3">quomodo, spinae inseratur, patefacere; </text:span><text:span text:style-name="T3">post-<text:line-break/></text:span><text:span text:style-name="T3">ea particulas </text:span><text:span text:style-name="T3">ipsius distinguere; et' noii solum substantiis,<text:line-break/></text:span><text:span text:style-name="T3">scd etiam situ, </text:span><text:span text:style-name="T3">actione et ulu disterentes? Etenim me-<text:line-break/></text:span><text:span text:style-name="T3">dium ipsarum </text:span><text:span text:style-name="T3">est musculus, qui in tendinem latum omni<text:line-break/></text:span><text:span text:style-name="T3">ex parte a </text:span><text:span text:style-name="T3">carnosis comprehensum desunt; ex utraque </text:span><text:span text:style-name="T3">au-<text:line-break/></text:span><text:span text:style-name="T3">tcrn ipsius parte, </text:span><text:span text:style-name="T3">superiore pusa et inferiore, tenuis rnema<text:line-break/></text:span><text:span text:style-name="T3">brana </text:span><text:span text:style-name="T3">obhaerescit, </text:span><text:span text:style-name="T3">quam accurate, si animum huic accom-<text:line-break/></text:span><text:span text:style-name="T3">modes sermoni, </text:span><text:span text:style-name="T3">deteges. Harum itaque elatior, quae du-<text:line-break/></text:span><text:span text:style-name="T3">plex </text:span><text:span text:style-name="T3">est, totum </text:span><text:span text:style-name="T3">thoracis cavum sublinit, a dextra parte<text:line-break/></text:span><text:span text:style-name="T3">altera, </text:span><text:span text:style-name="T3">a suiistra </text:span><text:span text:style-name="T3">quoque altera; non enim una quaedam<text:line-break/></text:span><text:span text:style-name="T3">i </text:span><text:span text:style-name="T3">st intra </text:span><text:span text:style-name="T3">thoracem </text:span><text:span text:style-name="T3">spatiosa laxitas sibi continua, sed a<text:line-break/></text:span><text:span text:style-name="T3">praedictis </text:span><text:span text:style-name="T3">membranis </text:span><text:span text:style-name="T3">intercipitur; quae recta linea ad<text:line-break/></text:span><text:span text:style-name="T3">pectoris </text:span><text:span text:style-name="T3">longitudinem </text:span><text:span text:style-name="T3">mutuo sibi cohaerent, nisi quantum<text:line-break/></text:span><text:span text:style-name="T3">ea in parte </text:span><text:span text:style-name="T3">abscedunt </text:span><text:span text:style-name="T3">distantque, qua cor situm esu Hoc<text:line-break/></text:span><text:span text:style-name="T3">enim intcr se </text:span><text:span text:style-name="T3">medium </text:span><text:span text:style-name="T3">capientes propria inclusum mem-<text:line-break/></text:span><text:span text:style-name="T3">brana ipsis </text:span><text:span text:style-name="T3">crassiore, ita </text:span><text:span text:style-name="T3">ad mucronatam cartilaginem us-<text:line-break/></text:span><text:span text:style-name="T3">quc porriguntur, </text:span><text:span text:style-name="T3">utrinque </text:span><text:span text:style-name="T3">comprehendentes, ut dictum</text:span></text:p>
      <text:p text:style-name="P9"><text:span text:style-name="T13">est, </text:span><text:span text:style-name="T3">cordis involucrum, sive membranam, sive tunicam </text:span><text:span text:style-name="T3">tu<text:line-break/></text:span><text:span text:style-name="T3">velis nominare. Totam itaque utram que thoracis regio-<text:line-break/></text:span><text:span text:style-name="T3">• </text:span><text:span text:style-name="T3">nem internam membranae subciugunt, natura simplices,<text:line-break/>telae araneorum modo; vocantur aulem in costis succin-<text:line-break/>gentes, ubi vero rectae ad jugulum usque perferuntur,<text:line-break/>interscpientes; ubi pulmoni circumhaerescunt, hujus </text:span><text:span text:style-name="T3">ope-<text:line-break/></text:span><text:span text:style-name="T3">rimentum existunt. Basis ipsarum supernis septi </text:span><text:span text:style-name="T3">partibus<text:line-break/></text:span><text:span text:style-name="T3">objecta est, quemadmodum inferioribus, alia </text:span><text:span text:style-name="T3">quaedam<text:line-break/></text:span><text:span text:style-name="T3">membrana huic persimilis substrata, quae peritonaei </text:span><text:span text:style-name="T3">ver-<text:line-break/></text:span><text:span text:style-name="T3">tex optimo jure nuncupatur. Caeterum haec </text:span><text:span text:style-name="T3">membrana<text:line-break/>_ </text:span><text:span text:style-name="T3">sibr continua totam inferiorem septi transversi </text:span><text:span text:style-name="T3">regionem<text:line-break/></text:span><text:span text:style-name="T3">sublinit, ac, ubi illud usus necessarii gratia </text:span><text:span text:style-name="T3">perforatum<text:line-break/></text:span><text:span text:style-name="T3">est, ibi iis ipsis, quae permeant, circumhaeret, </text:span><text:span text:style-name="T3">simulqne<text:line-break/></text:span><text:span text:style-name="T3">expanditur; simili , modo membranae, quae </text:span><text:span text:style-name="T3">defuper tho-<text:line-break/></text:span><text:span text:style-name="T3">racem cingunt, etiam cum vasis ipsas </text:span><text:span text:style-name="T3">perreptantibus tum<text:line-break/></text:span><text:span text:style-name="T3">extenduntur, tum procedunt lu orbem </text:span><text:span text:style-name="T3">circumdatae. Duo<text:line-break/>sunt </text:span><text:span text:style-name="T3">forainlua septi, alterum grande, </text:span><text:span text:style-name="T3">qua vertebris via</text:span></text:p>
      <text:p text:style-name="P10"><text:span text:style-name="T3">exhibetur, </text:span><text:span text:style-name="T3">stomacho et magnae arteriae praeparatum; re-<text:line-break/></text:span><text:span text:style-name="T3">liquum vero </text:span><text:span text:style-name="T3">minus cavam venam superitis animalis par-<text:line-break/></text:span><text:span text:style-name="T3">tibus sanguinem </text:span><text:span text:style-name="T3">derivantem excipit, et magna cum secu-<text:line-break/></text:span><text:span text:style-name="T3">ritate </text:span><text:span text:style-name="T3">transmittit; </text:span><text:span text:style-name="T3">etenim haec commissura admodum </text:span><text:span text:style-name="T20">per-<text:line-break/></text:span><text:span text:style-name="T20">tinaciter</text:span><text:span text:style-name="T3"> cohaeret, </text:span><text:span text:style-name="T3">et membranam simul, quae in dextra<text:line-break/></text:span><text:span text:style-name="T3">thoracis </text:span><text:span text:style-name="T3">habetur, </text:span><text:span text:style-name="T3">emittit Porro nullum ex his iusliu-<text:line-break/></text:span><text:span text:style-name="T3">inentis </text:span><text:span text:style-name="T3">quenquam potuerit </text:span><text:span text:style-name="T3">latere, </text:span><text:span text:style-name="T3">neque </text:span><text:span text:style-name="T3">vena cava, ne-<text:line-break/></text:span><text:span text:style-name="T3">que sicmachus, </text:span><text:span text:style-name="T3">neque </text:span><text:span text:style-name="T3">arteria, praesertim </text:span><text:span text:style-name="T3">quunr, </text:span><text:span text:style-name="T3">ut expo-<text:line-break/></text:span><text:span text:style-name="T3">situm est, </text:span><text:span text:style-name="T3">ima septi </text:span><text:span text:style-name="T3">transversi </text:span><text:span text:style-name="T3">pars </text:span><text:span text:style-name="T3">suerit .detecta. Prius<text:line-break/></text:span><text:span text:style-name="T3">autem succurrit </text:span><text:span text:style-name="T3">dissecantibus vena cava, </text:span><text:span text:style-name="T3">ceu lu sublimi,<text:line-break/></text:span><text:span text:style-name="T3">suspensa, et </text:span><text:span text:style-name="T3">nihil mite </text:span><text:span text:style-name="T3">se </text:span><text:span text:style-name="T3">continens, musculis </text:span><text:span text:style-name="T3">sublatis.<text:line-break/></text:span><text:span text:style-name="T3">At, si alterum </text:span><text:span text:style-name="T3">septi foramen exactius </text:span><text:span text:style-name="T3">voles contueri, bi-<text:line-break/></text:span><text:span text:style-name="T3">fariam </text:span><text:span text:style-name="T3">administrationem aggrederis. Nonnunquam </text:span><text:span text:style-name="T3">thora-<text:line-break/></text:span><text:span text:style-name="T3">cem in longiun </text:span><text:span text:style-name="T3">aperis, </text:span><text:span text:style-name="T3">deinde </text:span><text:span text:style-name="T3">[stomachum </text:span><text:span text:style-name="T3">ex supernis<text:line-break/></text:span><text:span text:style-name="T3">partibus ad scptum </text:span><text:span text:style-name="T3">transversum descendentem </text:span><text:span text:style-name="T3">feqiteris;<text:line-break/></text:span><text:span text:style-name="T3">nonnunquam ventriculum </text:span><text:span text:style-name="T3">attollis simul et retrahis; si-<text:line-break/></text:span><text:span text:style-name="T3">qnidem orificium ipsius </text:span><text:span text:style-name="T3">prope scptum positum, non tamen</text:span></text:p>
      <text:p text:style-name="P10"><text:span text:style-name="T3">valide connexum, veluti cava vena, spectatur, </text:span><text:span text:style-name="T3">sed<text:line-break/></text:span><text:span text:style-name="T3">laxis membranis interceptum. Est autem hoc septi fora-<text:line-break/>men non exacte orbiculatum inibi, verum triangulo po-<text:line-break/>tius simile, cui vertex sit sublimior, basis autem dorso in-<text:line-break/>nixa; quid enim aliud, quam quod Hippocrates ait? .Si-<text:line-break/>quidem </text:span><text:span text:style-name="T20">phrenes seu scptum hoc in loco comprehendit </text:span><text:span text:style-name="T20">ar-<text:line-break/></text:span><text:span text:style-name="T20">teriam et stomachum, arteria</text:span><text:span text:style-name="T3"> in </text:span><text:span text:style-name="T20">ipsa media regione </text:span><text:span text:style-name="T20">spi-<text:line-break/></text:span><text:span text:style-name="T20">nae. innixa, stomacho in sitiisira ipsius parte </text:span><text:span text:style-name="T20">porrecto.<text:line-break/></text:span><text:span text:style-name="T20">Quinetiam vena quaedam simul cum ipsis exigua, et </text:span><text:span text:style-name="T20">nervi<text:line-break/></text:span><text:span text:style-name="T20">duo permeanti</text:span><text:span text:style-name="T3"> de quibus disserere accuratius </text:span><text:span text:style-name="T3">praesens<text:line-break/></text:span><text:span text:style-name="T3">tempus non postulat. Neque enim de arteria sermo </text:span><text:span text:style-name="T3">vel<text:line-break/></text:span><text:span text:style-name="T3">stomacho horum ipsorum gratia explicatus </text:span><text:span text:style-name="T3">est, </text:span><text:span text:style-name="T3">scd </text:span><text:span text:style-name="T3">veluti<text:line-break/></text:span><text:span text:style-name="T3">appendicis loco propter septi foraminis inibi </text:span><text:span text:style-name="T3">expositio-<text:line-break/>nem </text:span><text:span text:style-name="T3">institutam mentio ipsorum facta est; </text:span><text:span text:style-name="T3">iterum tamen<text:line-break/>suo tempore </text:span><text:span text:style-name="T3">explicabuntur absolutius. </text:span><text:span text:style-name="T3">Verum septimi<text:line-break/>transversum </text:span><text:span text:style-name="T3">ob </text:span><text:span text:style-name="T3">liasce </text:span><text:span text:style-name="T3">particulas elabentes, </text:span><text:span text:style-name="T3">imo etiam ob<text:line-break/></text:span><text:span text:style-name="T3">lumborum carnes </text:span><text:span text:style-name="T42">μου </text:span><text:span text:style-name="T3">spinae vertebris </text:span><text:span text:style-name="T3">inibi counexum</text:span></text:p>
      <text:p text:style-name="P10"><text:span text:style-name="T3">•est, etsi </text:span><text:span text:style-name="T3">requirebat; quippe musculus circularis, ut com-<text:line-break/></text:span><text:span text:style-name="T3">prehensum est, </text:span><text:span text:style-name="T3">habetur, qui </text:span><text:span text:style-name="T3">supra </text:span><text:span text:style-name="T3">omnes alios thoracis<text:line-break/></text:span><text:span text:style-name="T3">musculos longissimo </text:span><text:span text:style-name="T3">vilac tempore functionem suam obit;<text:line-break/></text:span><text:span text:style-name="T3">cujus gratia ossi, </text:span><text:span text:style-name="T3">cuidam ex iis, quae sccurc </text:span><text:span text:style-name="T3">affirmata<text:line-break/>sunt, valido </text:span><text:span text:style-name="T3">ligamento connecti desiderabat; quia vcro<text:line-break/></text:span><text:span text:style-name="T3">•relatis instrumentis </text:span><text:span text:style-name="T3">deorsum verius protendere necessarium<text:line-break/></text:span><text:span text:style-name="T3">erat, lumborumque </text:span><text:span text:style-name="T3">carnibus ad pbrenibus eminentiora at-<text:line-break/></text:span><text:span text:style-name="T3">tolli, ideo septi </text:span><text:span text:style-name="T3">transversi musculus ad fpluam connexu<text:line-break/></text:span><text:span text:style-name="T3">privatus est. Praestat </text:span><text:span text:style-name="T3">autem non sunpliciter dicere, omni<text:line-break/></text:span><text:span text:style-name="T3">ipsorum connexu </text:span><text:span text:style-name="T3">privatus est, sed </text:span><text:span text:style-name="T3">hujus </text:span><text:span text:style-name="T3">partis. </text:span><text:span text:style-name="T3">Natura<text:line-break/>enim ingeniosa, et </text:span><text:span text:style-name="T3">quae nihil </text:span><text:span text:style-name="T3">alicubi </text:span><text:span text:style-name="T3">in animantibus con-<text:line-break/></text:span><text:span text:style-name="T3">formandis </text:span><text:span text:style-name="T3">curae- ac diligentiae </text:span><text:span text:style-name="T3">/omittat, inferiori par-<text:line-break/></text:span><text:span text:style-name="T3">te scptum transversum vertebris </text:span><text:span text:style-name="T3">per duo </text:span><text:span text:style-name="T3">ligamenta </text:span><text:span text:style-name="T3">va-<text:line-break/></text:span><text:span text:style-name="T3">lentillima </text:span><text:span text:style-name="T3">counexuit. Nam partcs </text:span><text:span text:style-name="T3">illae septi </text:span><text:span text:style-name="T3">transversi,<text:line-break/></text:span><text:span text:style-name="T3">quae arteriam </text:span><text:span text:style-name="T3">et stomachum circumprehendunt, stiper<text:line-break/></text:span><text:span text:style-name="T3">vertebras consequentes </text:span><text:span text:style-name="T3">expanduntur, iu aliis sane quibus-<text:line-break/></text:span><text:span text:style-name="T3">dain animantibus </text:span><text:span text:style-name="T3">longius, quibus totus thorax ct valens<text:line-break/></text:span><text:span text:style-name="T3">et robustus .est;..</text:span><text:span text:style-name="T3">in simiis vero .non tantum .lusunt, verum</text:span></text:p>
      <text:p text:style-name="P10"><text:span text:style-name="T3">•etiam per ligamenta minus.valida, quam in aliis 'anima-<text:line-break/>libus, habentur. Verum de illorum discrimine iterum </text:span><text:span text:style-name="T3">dis-<text:line-break/></text:span><text:span text:style-name="T3">seremus.</text:span></text:p>
      <text:h text:style-name="Heading_20_2" text:outline-level="2">Cap. IX.</text:h>
      <text:p text:style-name="P58"><text:span text:style-name="T3">Nunc, quoniam de simia lu primis sermo<text:line-break/>nobis est institutus, hanc tu quoque dissecans septum<text:line-break/>transversum spectabis; necnon musculos stomacho </text:span><text:span text:style-name="T3">subje-<text:line-break/></text:span><text:span text:style-name="T3">ctos spectabis, cum ordo dissectionis eo pervenerit, </text:span><text:span text:style-name="T3">usque<text:line-break/></text:span><text:span text:style-name="T3">ad quartam thoracis vertebram descendentes. Itaque </text:span><text:span text:style-name="T3">per<text:line-break/></text:span><text:span text:style-name="T3">totam spinam, quae intrinsecus musculos obtinet, </text:span><text:span text:style-name="T3">solius<text:line-break/></text:span><text:span text:style-name="T3">thoracis mediae vertebrae nudae prorsus erunt, </text:span><text:span text:style-name="T3">numero<text:line-break/></text:span><text:span text:style-name="T3">senae. Qui igitur superius a capite incipiunt, </text:span><text:span text:style-name="T3">superio-<text:line-break/></text:span><text:span text:style-name="T3">rem totam spinae portionem inflectunt,- lumborum </text:span><text:span text:style-name="T3">vero<text:line-break/></text:span><text:span text:style-name="T3">carnes solam inferiorem ; quae in medio </text:span><text:span text:style-name="T3">consistunt, simul<text:line-break/></text:span><text:span text:style-name="T3">cmn iis, quae utrinque sunt, moventur. </text:span><text:span text:style-name="T3">At detectis ma-<text:line-break/></text:span><text:span text:style-name="T3">gna ex parte, quae infra septum habentur, </text:span><text:span text:style-name="T3">nihil mali fue-<text:line-break/>rit </text:span><text:span text:style-name="T3">membranam lumborum carnibus </text:span><text:span text:style-name="T3">superitratam detrahe-<text:line-break/></text:span><text:span text:style-name="T3">re: est autem haec, sicut iterum docebitur, </text:span><text:span text:style-name="T3">peritonaeum<text:line-break/></text:span><text:span text:style-name="T3">lumbis obhaerescens. Quo avulsu, carnes </text:span><text:span text:style-name="T3">ipsorum clare</text:span></text:p>
      <text:p text:style-name="P10"><text:span text:style-name="T3">conspicies singulos utrinque musculos exactos per spinae<text:line-break/>longitudinem mutuo connexos, desuper a quo diri luitio<text:line-break/></text:span><text:span text:style-name="T3">toti </text:span><text:span text:style-name="T3">lumborum longitudini expausos ; quum jam prope os<text:line-break/>latum venerint, (vocatur autem hoc, ut novisti, a quibus-<text:line-break/></text:span><text:span text:style-name="T3">dani </text:span><text:span text:style-name="T3">sacrum) dirimuntur invicem, internis ilium adhae-<text:line-break/></text:span><text:span text:style-name="T3">relbentes. </text:span><text:span text:style-name="T3">Item aliae carnes numerosae inibi simul prod-<text:line-break/></text:span><text:span text:style-name="T3">eunt, ex ilium </text:span><text:span text:style-name="T3">osse natac. Sequens </text:span><text:span text:style-name="T20">.igitur carnes</text:span><text:span text:style-name="T3"> deor-<text:line-break/></text:span><text:span text:style-name="T3">sum tendentes, </text:span><text:span text:style-name="T3">quas psoas nominant, tendines duos has<text:line-break/></text:span><text:span text:style-name="T3">ex ilium </text:span><text:span text:style-name="T3">osse adeuntes lu utraque lumborum carne rcpc-<text:line-break/></text:span><text:span text:style-name="T3">ries, quos </text:span><text:span text:style-name="T3">anatomici aponeuroscis nominare folcnt: alter<text:line-break/></text:span><text:span text:style-name="T3">ipsorum interior, </text:span><text:span text:style-name="T3">quem etiam ligamentum rectius quam<text:line-break/></text:span><text:span text:style-name="T3">tendinem appelles, </text:span><text:span text:style-name="T3">ei maxime parti inseritur, qua pubis<text:line-break/></text:span><text:span text:style-name="T3">os cum coxa </text:span><text:span text:style-name="T3">connectitur; alter in parvum femoris tro-<text:line-break/></text:span><text:span text:style-name="T3">chantera pertinet. </text:span><text:span text:style-name="T3">Prior ex elatiore </text:span><text:span text:style-name="T3">parte </text:span><text:span text:style-name="T3">carnium lum-<text:line-break/></text:span><text:span text:style-name="T3">borrnn exortum habet </text:span><text:span text:style-name="T3">per internam regionem procurren-<text:line-break/></text:span><text:span text:style-name="T3">tem; fecundus ex humiliore, </text:span><text:span text:style-name="T3">quae </text:span><text:span text:style-name="T3">extrinsecus, </text:span><text:span text:style-name="T3">ipsi porri-</text:span></text:p>
      <text:p text:style-name="P10"><text:span text:style-name="T3">gitiir, imo etiam ex ea parte, quae ab ilium osse tenuit.<text:line-break/>Itaque prius ligamentum longius est; tendo autem, qui ad<text:line-break/>exiguum femoris'trochantera pertingit, brevior, quanquam<text:line-break/>niec </text:span><text:span text:style-name="T20">ipfe</text:span><text:span text:style-name="T3"> quidem sit invalidus; scd hunc ad dissectionem<text:line-break/>musculorum, coxae articulum moventium referves. Alte-<text:line-break/>rum vero, exquisite intuitus duriorem candidloremque<text:line-break/>-quam pro tendluunf natura invenies; ceu ex ligamentu-<text:line-break/>-rurn substantia conflatum ; quapropter etiam internae luin-<text:line-break/>borurn camis caput magis quam finem ipsum existimare<text:line-break/>oportet. lta utrumque exteriorum partium caput ex ili-<text:line-break/>um osse processum erigit, mullo quidem interno'rnluo-<text:line-break/>-rem, : fed eundem usum subministrantem. Nam praedi-<text:line-break/>ctae' duae lumborum carnis partes tensae deorsum fle-<text:line-break/>ctunt .' tum. eamipartem spinae;- 'quae per lumbos'totos<text:line-break/>habetur, tum eam dorsi, quae continua ipsi est. Pari<text:line-break/>•modo musculi stomacho subjecti,’ de quibus posterius per-<text:line-break/></text:span><text:span text:style-name="T20">agetur,</text:span><text:span text:style-name="T3"> superiorem, spinae pariem ialfleetunt-y nec non ex<text:line-break/>- dorsi vertebris aliquid comprehendunt. Verum lumborum.</text:span></text:p>
      <text:p text:style-name="P10"><text:span text:style-name="T3">carnes in se ipsis caput obtinent tendinis., qui ad fe-<text:line-break/>moris trochantera pertinet;' quantum autem ex utraque<text:line-break/>harum parte habetur.,. finis potius est, quam caput duo-<text:line-break/>rum musculorum spinam flectentium; ut videlicet tres<text:line-break/>utriusque lumborum carnis partes existant, una interior,<text:line-break/>superius elatiore orta principio; altera media, humiliore ;<text:line-break/>tertia deinde extrema, demissiorem etiam- media insertio-<text:line-break/>nem carnosam exigens. Verum ligamentum infra hanc ab<text:line-break/>ilium altioribus incipit: quare etiam, longitudine, </text:span><text:span text:style-name="T20">sicut<text:line-break/>et</text:span><text:span text:style-name="T3"> crastrtie, haec pars ab aliis duabus abest., </text:span><text:span text:style-name="T3">i</text:span></text:p>
      <text:h text:style-name="Heading_20_2" text:outline-level="2">Cap. X.</text:h>
      <text:p text:style-name="P58"><text:span text:style-name="T3">Jam vero post praeclictos omnes musculos<text:line-break/>Ipinalium totorum processus diligenter considera, -luci-<text:line-break/>piuiit etenim ex secunda cervicis vertebra duo, singuli<text:line-break/>capita invicem difiuncta obtinentes- .Explent autem me-<text:line-break/>dium ipsarum intervallum musculi ab anatomicis praeter-<text:line-break/>missi;' de quibus antea abunde disputatum est. Semper<text:line-break/>autem magis ac magis corpulenti evadunt, quamvis a</text:span></text:p>
      <text:p text:style-name="P9"><text:span text:style-name="T3">tenuibus' oriantur capitibus ; nam ex unaquaque vertebra<text:line-break/>processus aliquis ipsis commiscetur; ac inibi collum per-<text:line-break/>meantes tum magnitudine tum robore insignes fiunt Et<text:line-break/>primum in colli extremo in idem coeunt musculi, inibi<text:line-break/>utraque spinae parte nati, hic dextra, ille sinistra, ut<text:line-break/>omnia amborum musculorum capita quatuor numerentur.<text:line-break/>Fibrae ipsorum obliquae sunt, quaedam a spina </text:span><text:span text:style-name="T20">ad</text:span><text:span text:style-name="T3"> priora<text:line-break/>luferioraque decurrentes; nonnullae contra ex lateralibus<text:line-break/>orientes processibus,, quae retro - deorsumque vergant. Cu-<text:line-break/>ram ipsis diligentem adhibe, cum utroque musculo disse-<text:line-break/>cto </text:span><text:span text:style-name="T3">ad </text:span><text:span text:style-name="T3">lumbos deveneris. Ibi siquidem 'muscnli ex liga-<text:line-break/>inento quodam membraneo, quod a spinae locis prodiit,<text:line-break/>gignuntur,-ex ima </text:span><text:span text:style-name="T20">parte ad</text:span><text:span text:style-name="T3"> postremas thoracis costas sur-<text:line-break/>sum pauiatim oblique tendentes; qui quissem lu aliis a-<text:line-break/>nirnantib us notandae magnitudinis habentur, in simiis ve-<text:line-break/>ro similes omnibus in thorace exiguis. Hi musculi ex-<text:line-break/>remas costas detrahunt;, inferuntur </text:span><text:span text:style-name="T20">caeieris</text:span><text:span text:style-name="T3"> quidem ani-</text:span></text:p>
      <text:p text:style-name="P10"><text:span text:style-name="T3">mantibus usque ad tertiam et_propemodum quartam, si<text:line-break/>ah. ima parte numeres; simiis usque ad fecundam terti-<text:line-break/>amve spuriam perveniunt; interdum etiam hunc contin-<text:line-break/>gunt. Praetermiscrunt autem et hos anatomici, partem<text:line-break/>ipsorum aliquam, ut conjicio, cum octo in abdomine'<text:line-break/>musculis simul amputantes, aliquam vero spinalibus af-<text:line-break/>fixam relinquentes. . .</text:span></text:p>
      <text:h text:style-name="P5" text:outline-level="1"><text:bookmark-start text:name="bookmark14"/>GALENI DE ANATOMICIS ADMINISTRA-<text:line-break/>TIONIBUS<text:bookmark-end text:name="bookmark14"/><text:line-break/>LIBER VI.</text:h>
      <text:h text:style-name="Heading_20_2" text:outline-level="2">Cap. I.</text:h>
      <text:p text:style-name="P58"><text:span text:style-name="T3">Quoniam satius nisum est eodem hoc o-<text:line-break/>pus prosequi ordine, quocomrnentariurn de partium usu<text:line-break/>blolvi, lu quo post artuum enarrationem de nutrimenti<text:line-break/>instrumentis agitur, consentaneum fuerit nunc quoque de<text:line-break/>his disserere. Itaque munibus pedibusque simia homini<text:line-break/>simillima est, cui neque facies oblonga, neque canini<text:line-break/>dentes magni.. Etenim haec pariter aut augescunt, aut<text:line-break/>rnluuuntur, quemadmodum rectus incessus, cursus veloci-</text:span></text:p>
      <text:p text:style-name="P10"><text:span text:style-name="T3">tas, magnus in manu digitus, temporum muscuius, et pi- </text:span><text:span text:style-name="T3">-<text:line-break/></text:span><text:span text:style-name="T3">lorum juxta duritiem mollitiemque,- longitudinem et bre-<text:line-break/>vitatem differentia. Verum ex his enumeratis quodlibet<text:line-break/>contemplatus, alia quoque poteris cognoscere; quippe u-<text:line-break/>ni versa haec simul tum increscunt, tum minuuntur </text:span><text:span text:style-name="T20">invi-<text:line-break/>cem.</text:span><text:span text:style-name="T3"> Si quandoque simiam conspexeris - erectam curren-<text:line-break/>tem, statim </text:span><text:span text:style-name="T20">e</text:span><text:span text:style-name="T3"> longinquo hanc similem homini existere<text:line-break/>cognosces, ac poteris, omnia lu ea esse, quae ante pau-<text:line-break/>lum enumeravi, praedicere, faciem rotundam, dentes ca-<text:line-break/>ninos exiguos, majorem munus .digitum non adeo exi-<text:line-break/>guum, ut in aliis-fimiismroportionalem; rursus penis di-<text:line-break/>gitos minores, quam quos reliquae simiae obtinent; tem-<text:line-break/>porum musculos exiguos, sicut'etiam eos, qui ex femore<text:line-break/>ad tibiam pertinent, haud in longum procedentes; . ad<text:line-break/>haec os coccygis appellati minutum; mluimeque hirsutam ‘<text:line-break/>esse hanc simium, et pilos habere haud admodum duros<text:line-break/>vel prolixos. Ita si quid ex relatis secus habeat, alia</text:span></text:p>
      <text:p text:style-name="P10"><text:span text:style-name="T3">quoque different. Jam nonnullae ex ipsis proxime ad<text:line-break/>cynocephalos specie accedunt, adeo ut etiam* coccyga lon-<text:line-break/>gnm repraesentent; quaedam ,cauda ipsos imitantur; </text:span><text:span text:style-name="T20">at-<text:line-break/>que hae luter</text:span><text:span text:style-name="T3"> simias hirtiores funt, pilos habent duros -<text:line-break/>rectosque, et nspectu sunt efferatiore. Perlectae vero si-<text:line-break/>miae ufpectu funt timido; et musculus temporalis perfe-<text:line-break/>ctis simiis plurimum attollitur-; ibi autem cessat, ubi sutu-<text:line-break/>ra coronalis habetur, ut in hominibus est cernere. Si-<text:line-break/>mili modo dentes magnos quidem omnes, . sed caninos<text:line-break/>magis conspicuos, quemadmodum et maxillam longam,<text:line-break/>et pollicem in manu omnes simiae, quae cynocephalos<text:line-break/>imitantur, exiguum admodum habent. Tales musculos<text:line-break/>quoque, qui ex femore lu tibiam descendunt, longissime<text:line-break/>expansos obtinent, atque ideo colligatum, ut ita dixe-'<text:line-break/>rim, totum poplitem; cujus causa crura perfecte exten-<text:line-break/>dere ac probe iis consistere nequeunt. Cui vero anima-<text:line-break/>li commode erectum sistere a natura datum non est,<text:line-break/>quomodo vel incedat erectum, vel currat velociter?</text:span></text:p>
      <text:p text:style-name="P10"><text:span text:style-name="T42">' </text:span><text:span text:style-name="T3">Neque igitur majorem lu pede digitum habent grandem<text:line-break/>hominum modo,- neque alios exiguos, scd omnes ex </text:span><text:span text:style-name="T20">ae-<text:line-break/>quo</text:span><text:span text:style-name="T3"> magnos:' is minor caeteris est, quem homo habet<text:line-break/>maximum. Porro caudae initium quoddam ipsis luest: et<text:line-break/>hujusmodi simiae toto corpore cynocephalos referunt.<text:line-break/>Quemadmodum igitur praestat simiarum homini, quam<text:line-break/>fieri poterit, simillimarum artus dissecare, eum te lu ex-<text:line-break/>emplo exercere institues; ita satius est lu talis simiae in-<text:line-break/>opia etiam dissimilium aliquam capere, sicut etiam, si in<text:line-break/></text:span><text:span text:style-name="T3">' </text:span><text:span text:style-name="T3">totum simia desideretur, cynocephalum, vel satyrum, vel<text:line-break/>lyncem, fummatim ea animantia, quibus artuum extrema<text:line-break/>in digitos quinque discreta sunt. His ipsis et claviculae<text:line-break/></text:span><text:span text:style-name="T34">z</text:span><text:span text:style-name="T3"> </text:span><text:span text:style-name="T3">insunt, et pectoris os minime acutum, eoqne bipedes in-<text:line-break/>cedunt, hominis claudicantis modo. His vero animanti-<text:line-break/>bus succedunt ursus, leo, et universum omnia, quae ser-<text:line-break/>ratis dentibus esse dicuntur; et nisi pusillum esset repti—<text:line-break/>liurn genus, ut mustelae, feles et mures, conducerent et</text:span></text:p>
      <text:p text:style-name="P9"><text:span text:style-name="T3">horum artus ad dissectionmn exercitia; omnia siquidem<text:line-break/>haec quatuor constant 'digitis, magno abolito, nisi quod<text:line-break/>quibusdam ipsorum veluti delineamentum quoddam in<text:line-break/>radice habetur; sed neque hanc ab inelice multum secre-<text:line-break/>tam, ut in homine, spectabis. Attamen lu simia praeexerci-<text:line-break/>tatus etiam haec poteris dissecare; nam praeter alia ten-<text:line-break/>do quoque latus ad interiorem cutem summae manus<text:line-break/>procedens his inest animantibus, quemadmodum etiam<text:line-break/>musculi digitorum motores; sic qui brachiale radrumque mo-<text:line-break/>vent. Eos vero tum musculos, tum tendines, qui rna-<text:line-break/>gnurn digitum movent, liaec animantia non habere cuivis<text:line-break/>notum est; verum (ni uno expediam verbo) et ex actio-<text:line-break/>nibus, quas obeunt, et de figura particularum, quam sin-<text:line-break/>gula animantia extrinsecus habere videntur, et de stru-<text:line-break/></text:span><text:span text:style-name="T3">• </text:span><text:span text:style-name="T3">ctura -ipsorum nonnulla tibi indicatio desumetur. Nam<text:line-break/>particulae, quae simili munere funguntur et eandem fo-<text:line-break/>ris figuram obtinent, necesse plane est eandem quoque in-<text:line-break/>terius structuram sortiri : ita vero iis, quae similem actio-</text:span></text:p>
      <text:p text:style-name="P10"><text:span text:style-name="T3">nem obeunt' sinrilemque figuram exteriorem repraesen-<text:line-break/>tant, similis nimirum et interna particularum natura to-<text:line-break/>ta existit. Quippe natura cuique animanti corpus animi<text:line-break/>affectibus idoneum condidit; atque hujus gratia, simul at-<text:line-break/>que nata fuerint, omnia parti culis utuntur, tanquam </text:span><text:span text:style-name="T3">a<text:line-break/></text:span><text:span text:style-name="T3">magistro edocta. Formicas igitur, culices, pulices talia-<text:line-break/>que id genus minuta animalcula nequaquam dissecare<text:line-break/>unquam sum aggrestus, . quae autem repunt, quemadmo-<text:line-break/>dum mustelae et mures; tum quae convolutim serpunt,<text:line-break/>veluti serpens; ad haec multa avium genera et piscium<text:line-break/>subinde incidi, ut firmiter -persuasum, haberem, </text:span><text:span text:style-name="T3">et </text:span><text:span text:style-name="T3">unam<text:line-break/>esse mentem, quae haec formet, et moribus animantis<text:line-break/>corpus lu universis esse peculiare. Tali siquidem cogni-<text:line-break/>tione fiet, ut intuitus quoddam animal antea non visum<text:line-break/>praenoscas, qualemnam sub cute structurum habeat; ac<text:line-break/>frequenter ego hoc indicavi, non aliunde, ut dixi, ejus<text:line-break/>cognitionen peritiamque adeptus, quam ex firma persua-<text:line-break/>sione, quod singula animantia corporis structuram animi</text:span></text:p>
      <text:p text:style-name="P10"><text:span text:style-name="T3">moribus facultatibusque- propriam obtinerent Nullum<text:line-break/>itaque miraculum est cujusque animantis internam com-<text:line-break/>positionem ex figula exteriorum clare conspecta praeno-<text:line-break/>fcere; multo magis, si functionem obire ipsum videas,<text:line-break/>quemadmodum nuper dixi de iis, quae </text:span><text:span text:style-name="T20">tecte</text:span><text:span text:style-name="T3"> gradiun-<text:line-break/>tur. Quin etiam, voce animantis audita, de illius instru-<text:line-break/>mentis conjecturam aliquam sumere poteris, non ex ma-<text:line-break/>gnitudine votis tantum, scd alia quoque, specie. Verum<text:line-break/>de hoc manifestius agetur, quum ad vocis instrumento-<text:line-break/>rum dissectionem pervenero, lu praesentia autem hoc<text:line-break/>quoque de artubus tractavi uberius, quod structuram ip-<text:line-break/>foium in primis hujus operis commentariis exposueri-<text:line-break/>mus. Quum itaque in eis praeexercitatus sermonem per-<text:line-break/>secnturos sperarem, ceu exempli ipsorum gratia de alio-<text:line-break/>rum animantium simili et eodem percensui; quod tum<text:line-break/>ex functionibus, tum forma animantis universa et parti-<text:line-break/>culari consideres licet. Digitus siquidem, ubicumque </text:span><text:span text:style-name="T20">fu-<text:line-break/>erit,</text:span><text:span text:style-name="T3"> eandem habet structuram, quatenus digitus est; ite</text:span></text:p>
      <text:p text:style-name="P10"><text:span text:style-name="T3">vero, si proprii generis digitus suerit, similem tali generi<text:line-break/>structuram semper obtinet. Eodem modo cubitus, radius<text:line-break/>et alia singula habent. Quatenus enim radius vei cubi-<text:line-break/>tus est, femper eadem constat structura; quatenus autem<text:line-break/>fui generis vel radius vel cubitus est, simili quidem in<text:line-break/>similibus, proportionali vero in dissimilibus. Qui igitur<text:line-break/>ratione et dextra natus ludole sc exercuerit, facile lu-<text:line-break/>venit, quid lu singulis rebus idem sit, quid non idein.<text:line-break/>At, qui nec probae suerit indolis neque exercitatus, for-<text:line-break/>san et hic prae animalium dissectorum copia adduci quan-<text:line-break/>doque potuerit, ut vel obscure ac leviter, lutelligat, idem<text:line-break/>non per aecidens, neque prout evenerit, sed ex propria<text:line-break/>ful&gt;stantia cuique speciei inesse; quod autem non idem,<text:line-break/>a nonnullis, quae particularibus accidunt, ' individuas sub-<text:line-break/>stantias nominare fidemus. Quum enim videas, membrum<text:line-break/>non modo extendi flectique, fed etiam in latera circnm-<text:line-break/>agi, necessario duo musculorum genera obtinet, alios ex-</text:span></text:p>
      <text:p text:style-name="P10"><text:span text:style-name="T3">tensionis etinflexus, alios ad utramque partem deductio-<text:line-break/>nis auctores. Quum igitur praeterea consideraveris, uno-<text:line-break/>ne osse membrum cousiet, ut in brachio, an duobus,<text:line-break/>quemadmodum in cubitu radioque , uno quidem osse lu-<text:line-break/>vento,' musculos in eo tum rectos tum obliquos quaerito;<text:line-break/>•sin autem duo fuerint,- ut in cubitu radioqne, scito pro-<text:line-break/>tinus, alterum ipsorum, membri ' extensionem et flexum<text:line-break/>moliri, alterum in latera circumagere. Ad haec non ig-<text:line-break/>norandmn est, etiam ex musculis ea moventibus situ ob-<text:line-break/>liquiores existere, qui obliquos motus subministrant, re-<text:line-break/>ctiores autem, qui rectos. Verum omnibus cemmune<text:line-break/>rnembrrs inest, quae </text:span><text:span text:style-name="T3">eosdem </text:span><text:span text:style-name="T3">motus sortiuntur. Magnitu- •<text:line-break/>do autem musculorum, figura et positura similis in mem-<text:line-break/>bris forma similibus existit, dissimilis lu dissimilibus. Ea-<text:line-break/>dem ratione et, lu digitis, quamvis ' animal, quod disseca- •<text:line-break/>tur, minutius suerit,. cujusmodi sunt reptiles isti mures,<text:line-break/>•necesse, est, musculos , qui flectunt extenduntque singulos</text:span></text:p>
      <text:p text:style-name="P10"><text:span text:style-name="T3">digitos, noni aliter, quam in homine, conspici;. quod, si<text:line-break/>in latera quoque digitus moveri videas, necessitas onrninu<text:line-break/>est, et motus ibidem animantis illius, hominibus propor-<text:line-break/>tionari, ut cujusque latio parvum digitum versus </text:span><text:span text:style-name="T20">ab exte-<text:line-break/>rioribus</text:span><text:span text:style-name="T3"> artui impositis et 5 tendinibus et musculis fiat,<text:line-break/>ad magnum vero , ab interioribus. Magnum autem ip-<text:line-break/>sum, sicut et parvum, quamplurimum ab aliis omnibus </text:span><text:span text:style-name="T3">.<text:line-break/></text:span><text:span text:style-name="T3">abducere in ejus generis animantibus comperies muscu-, -<text:line-break/>los, similem situm humanot sortitos. Unde dissectio ip-<text:line-break/>sorum facilis tibi sutura est, tanquanr saepius antea mi*<text:line-break/>num eis admolito. . Proinde, si, quae primo commentario<text:line-break/>de manu disputata sunt,, memineris, et prompte, cum au-<text:line-break/>dires; didiceris ea, quae nuper relata sunt, prompte quo-<text:line-break/>que in animalibus comperies.</text:span></text:p>
      <text:h text:style-name="Heading_20_2" text:outline-level="2">Cap. ll.</text:h>
      <text:p text:style-name="P58"><text:span text:style-name="T3">Quae autem hoc libro de alimenti instrue<text:line-break/>mentis (licere institui, quorum gratia quoque huc usque<text:line-break/>ermonem deduxi, fide carere forsan primum, audita vide-</text:span></text:p>
      <text:p text:style-name="P10"><text:span text:style-name="T3">buntur; sed, quum in multis ejusdem speciei et-diver-<text:line-break/>fae-animantibus inspiciundis pones industriam, non am-<text:line-break/>plius a fide aliena tibi apparebunt; attamen miraberis,<text:line-break/>haec unam artem omnium animantium opificem demon-<text:line-break/>strare, quae partium structurae scopos ipsarum usus esse<text:line-break/>voluit. Quum enim unus sit usus cunctis animantibus<text:line-break/>communis, cujus gratia alimento indigeant, reperies in-<text:line-break/>strumenta in singulis ipsurrnn generibus triplicia, Quae-<text:line-break/>dam prima ratione a natura facta ad concipiendum ali-<text:line-break/>mentum conficiendumque et in totum corpus deferen-<text:line-break/>dum. Alia fecunda ratione,- quae excrementorum sunt<text:line-break/>receptacula:-nihil autem refert, superflua dicas; anes-<text:line-break/>crementa, ut Aristoteles. Reliquas alias partes tertia ra-'<text:line-break/>tione triplices struxit, quae horum excretiouibus subser-&gt;<text:line-break/>viunt. In quam itaque partem cibum animantia' recipi-<text:line-break/>unt, ventriculus nominatur, lu hoc levem quandam </text:span><text:span text:style-name="T3">et<text:line-break/></text:span><text:span text:style-name="T3">primam subeunt mutationem ingesta, ac praeparantur je-<text:line-break/>cinore; quod maximam alimenti in ipsum permeantis aI-</text:span></text:p>
      <text:p text:style-name="P10"><text:span text:style-name="T3">terationem emolitur. Hluc venae consectum ipsum in<text:line-break/>totum corpus deducunt Porro, ut ex jecinore purum<text:line-break/>nulliusque superflui particeps in universum corpus fera-<text:line-break/>tur, natura instrumenta ad id accommodata condidit, id-<text:line-break/>que secunda jam ratione, non primaria certe, sicut prio-<text:line-break/>ra, quae commemoravimus. Ex his instrumentis alia,<text:line-break/>quod tenue et leve in eo habetur, expurgant; alia, quod<text:line-break/>terrestre et grave est; alia, quod inter haec duo consistit,<text:line-break/>aquosum serosumque. . Priora., quod bilem recipiant,<text:line-break/>meatus bllis receptores choledochi a medicis appellantur,<text:line-break/>et vesica similis meatibus choledochis.; quae vero terre-<text:line-break/>stre et grave excrementum continent, ex visceribus lien<text:line-break/>est,- ex intestinis ima pars intestini recti; quae reli-<text:line-break/>quum tertium excipiunt, meatus urinarii, ureteres, renes<text:line-break/>et vesica. Ut autem in arbitrio animantis superfluorum<text:line-break/>sit excretio, musculos natura terminis vasorum ea conti-<text:line-break/>nentium affabricata est; qui tertis jam ratione inter ali-,<text:line-break/>menti instrumenta habentur. Itaque necessario tria haee</text:span></text:p>
      <text:p text:style-name="P10"><text:span text:style-name="T3">instrumentorum: genera in omnibus animantibus ad ali-<text:line-break/>menti distiibutionem natura condidit, atque hoc est corn-<text:line-break/>muue et idem iu</text:span><text:span text:style-name="T26">:</text:span><text:span text:style-name="T3"> puiverfis. Intestina quidem et ventri-<text:line-break/>cnius, venae et jecur ex eorum numero sunt, quae pri-<text:line-break/>ma ratione facta dicuntur; secretionis autem purgationis.'<text:line-break/>-que recrementorum gratia condita sunt vasaj quae bilem<text:line-break/>recipiunt, et jecoris vesica; insuper lien et renes ex se-<text:line-break/>cundis consistunt; musculi vero, qui • recrementis egeren-<text:line-break/>dis subserviunt,. tertiis annumerantur.</text:span></text:p>
      <text:h text:style-name="Heading_20_2" text:outline-level="2">Cap. <text:span text:style-name="T54">II</text:span>I.</text:h>
      <text:p text:style-name="P58"><text:span text:style-name="T3">At quoniam nonnulla animantia validis<text:line-break/>aluntur nutrimentis, quaedam imbecillibus, eo natura -re-<text:line-break/>spiciens particulares, ventris differentias machinata est.<text:line-break/>Si itaque animans nonnunquam videas sive ex India vel<text:line-break/>etiam Libya, sive Scythia profectum, quod antea non<text:line-break/>conspexeris, alimentum ligneum fpluosumque assumere,<text:line-break/>magnum huic et asperum noveris constructum esse </text:span><text:span text:style-name="T20">ven-<text:line-break/>triculum;</text:span><text:span text:style-name="T3"> si autem superiores etiam dentes non habeat,<text:line-break/>ventriculos huic necessario plures existere, ut' in primum</text:span></text:p>
      <text:p text:style-name="P10"><text:span text:style-name="T3">statim pabulum </text:span><text:span text:style-name="T3">ingerat; </text:span><text:span text:style-name="T3">mox ex </text:span><text:span text:style-name="T3">hoc </text:span><text:span text:style-name="T3">rumineris ore con-<text:line-break/>ficiat;. deinde rursus lu alium ventrem deglutiat; ex hoc<text:line-break/>rursus statim'in alium transferat. [Postea ex illa disserentia<text:line-break/>alimenti instrumenta primaria ratione facta sunt, ut ven-<text:line-break/>triculus, jecur, venae, jntestlua; fecunda ratione, veluti<text:line-break/>renes,, lien,..vesica fellis, meatus urinarii; tertia ratione<text:line-break/>musculi sedem pubemque compleri. Quum dico, primum<text:line-break/>locum . obtinent simiae; secundum his similia; 'tertium<text:line-break/>.ursus;. quartum serratis dentibus praestita et sues; quin- </text:span><text:span text:style-name="T3">*<text:line-break/></text:span><text:span text:style-name="T3">tum folipeda; sextum rumluantia: rursus ad aliam diffe-<text:line-break/>rentiam respice.] Ubi enim prius ex spectatis tibi iiatu-<text:line-break/>- rae operibus fueris eruditus, artificium ipsius in aliis<text:line-break/>quoque omnibus idem esse censeto. Sic itaque de homi-<text:line-break/>num artibus etiam pronunciamus; non sustinentes omnes<text:line-break/>.videre statuas, quas Phidias et Polycletus finxerint, scd<text:line-break/>ex iis, quas jam videre licuit, aliarum quoque judicium</text:span><text:span text:style-name="T3">-<text:line-break/></text:span><text:span text:style-name="T3">siimimus; quare et qui naturae operum peritus suerit,<text:line-break/>_jex vilis jam aliorum quoque aliquam faciet conjecturam.</text:span></text:p>
      <text:p text:style-name="P9"><text:span text:style-name="T3">Itaque instrumenta;, quae cibum conficiunt, ipsumque<text:line-break/>praeparant, tantam habere magnitudinem, talemque for-<text:line-break/>mam, qualis maxime alimento: ingerendo conveniet, per-'<text:line-break/>fuasum est omnibus,, quicnnque in operibus-ipsis magis<text:line-break/>fumus versati. Ego igitur tibi assero, quodvis animal fu-<text:line-break/>perioribns carens dentibus plures ventriculos obtinere, et<text:line-break/>omnino ruminare; sicut rursus, cui superior dentium<text:line-break/>acies concessa est, hoc animal neo ruminare posse, nec<text:line-break/>etiam multos habere ventres, sed unum tantum, et sic. in-<text:line-break/>structum, ut lu carnivoris. . Jam cornigeris supernos den-<text:line-break/>tes magna ex parte abesse novimus; ut quibus terrestre<text:line-break/>capitis partium recrementum lu cornua ' absumatur. Sed<text:line-break/>non, quia cornigera sunt, ideo plures habent ventriculos,<text:line-break/>vel ruminant; at quia duro spinosuque crbo vescuntur,<text:line-break/>non instigent dentibus superioribus; quippe et camelus,<text:line-break/>quanquam cornibus careat, tamen et .ruminat, et multos<text:line-break/></text:span><text:span text:style-name="T3">- </text:span><text:span text:style-name="T3">habet ventres, quoniam spinosum ligneumque alimentum</text:span></text:p>
      <text:p text:style-name="P10"><text:span text:style-name="T3">depascitur. Hujus autem gratia </text:span><text:span text:style-name="T3">interior </text:span><text:span text:style-name="T3">quoque oris<text:line-break/>membrana tota aspera est, et </text:span><text:span text:style-name="T20">ea,,</text:span><text:span text:style-name="T3"> quae ventribus obducta<text:line-break/>est, similiter. Uberius tibi percenserem, quanto in omni<text:line-break/>animantium genere artificio utatur natura, nisi a propo-<text:line-break/>sito opere esset alienum; sed tantum de </text:span><text:span text:style-name="T20">eo</text:span><text:span text:style-name="T3"> indicasse suf-<text:line-break/>ficiet, quantum orationis usus requirebat; nam alimenti<text:line-break/>instrumenta, in quocunque voles animante contemplari,<text:line-break/>ad eum modum deprehendes, ut lu quarto et quinto<text:line-break/>operis de partium usu libro comprehensum esu Exempli<text:line-break/>gratia, omnes venas, quae per intestina, ventriculum, lie-<text:line-break/>nem et praeterea omentum dictum intercurrunt, ad he-<text:line-break/>patis portas porrigi videbis; nam et omentum hoc quod-<text:line-break/>dam ex cibi instrumentis est primaria ratione factis ip-<text:line-break/>sumque cibum conficientibus, veluti operculum conge-<text:line-break/>nitum caloris fovendi gratia praeparatum Itaque </text:span><text:span text:style-name="T20">re-<text:line-break/>licto in praesenti</text:span><text:span text:style-name="T3"> libro intestinorum et ventriculi diffe-<text:line-break/>rentiarum examine, omnia, quae dicturus Ium, lu uni-</text:span></text:p>
      <text:p text:style-name="P10"><text:span text:style-name="T3">versis animantibus reperies, in quorum etiam dissectioni-<text:line-break/>bus exercitandum te censui. Simias quidem primas col-<text:line-break/>locavi, et maxime ex his ipsis, quae hominum figuram<text:line-break/>propius accedunt; sicut paulo ante relatum est; deinde<text:line-break/>quibuscunque animalis nomen competit, haec autem om- </text:span><text:span text:style-name="T3">,<text:line-break/></text:span><text:span text:style-name="T3">nia genere uno comprehenduntur, nominanturque ani-<text:line-break/>rnalia simiae similia; his succedunt ursi; deinde serratis<text:line-break/>dentibus praedita, mures et solipeda dicta; ad haec orn-<text:line-break/>nia sextum quoddam genus 'ruminantia comprehendit.<text:line-break/>Ea siquidem animantium genera veteres mihi innuere<text:line-break/>videntur, dum crebro praecipiunt libros anatomicos; quos<text:line-break/>ipsi scripserunt, in illis examinari animantibus, quae non<text:line-break/>multum ab hominum natura recedunt. Verum alimenti<text:line-break/>instrumentis non modo ipsa animantia, quae </text:span><text:span text:style-name="T20">in opere de<text:line-break/></text:span><text:span text:style-name="T3">usu particularum enarravimus, universa fruuntur, scd<text:line-break/>etiam inulta alia, quae amplius ab hominum natura<text:line-break/>diferepant. [interim bifariam alimenti organa licet inci-<text:line-break/>dere, a posterioribus nempe, abdominis musculis, vel a</text:span></text:p>
      <text:p text:style-name="P10"><text:span text:style-name="T3">prioribus, utpote peritonaeo.] quemadmodum quaecunque<text:line-break/>convolutirn scrpuut, repunt et natant. Quid quod ante<text:line-break/>haec in elephantis , camelis, equis Niliacis atque id ge-<text:line-break/>nus aliis? liqui dem omnia, quae commemoravi in illo<text:line-break/>opere de- vasis alimenti, universa ipsis insunt. Quod-<text:line-break/>cunque igitur ex eis dissecandum habes, duplici modo •<text:line-break/>aggredere-, interdum a musculis lu abdomine sitis luci-<text:line-break/>piens, qui- etiam tertii generis instrumentorum, quae nu-<text:line-break/>tritia dicuntur, exsistunt, alias ab ipsis primis; ab his sa-<text:line-break/>ne, quod dignitate primi sint; ab externis autem mulcn-<text:line-break/>lis, quod ordine primas obtineant.</text:span></text:p>
      <text:h text:style-name="Heading_20_2" text:outline-level="2">Cap. IV.</text:h>
      <text:p text:style-name="P58"><text:span text:style-name="T3">; At ego nunc prius exequar, quae structu-<text:line-break/>rae ratione priora sunt. Itaque musculos inferioris ven-<text:line-break/>tris universos a mucronata cartilaglue usque ad pubis<text:line-break/>ossa dividens, in corpus quoddam tenue et latae araneo-<text:line-break/>rum telae simile incides, cui nomen inditum est perito-<text:line-break/>naeo. Verum non tantum absolute sic peritonaeum ap-<text:line-break/>pellabitur, sed a nonnullis haec , lota appellatio luditur,</text:span></text:p>
      <text:p text:style-name="P9"><text:span text:style-name="T3">peritonaeos membrana; a nonnullis haec integra perito-<text:line-break/>naeos tunica; funt, qui etiam peritonaeum tegumentum<text:line-break/>ipsum appellent. Caeterum haec pars admodum tenuis<text:line-break/>fubstantiae membrana est, ex simplicium et primorum<text:line-break/>corporum numero, quae sane etiam similaria nuncupare<text:line-break/>legitime sulernus. Profecto peritonaeum inde nomen<text:line-break/>fuinpsit, quod praetendatur omnibus tum visceribus, tum<text:line-break/>intestinis, tum vafis, quae inter scptum transversum </text:span><text:span text:style-name="T3">et<text:line-break/></text:span><text:span text:style-name="T3">crura habentur. Ita vero et aliis, quae his interjacente<text:line-break/>omnibus obducitur, ex quorum grege est et vulva et ve-.<text:line-break/>sica. Jam vero animal resupinum, in quo dissectionem<text:line-break/>-molimur, intuitus, demissas ipsius partes audies, fecun-<text:line-break/>dum prosunditatem sane,, quae prope spluam consistunt;<text:line-break/>fiecundum longitudinem vero, quae juxta os latum di-<text:line-break/>cturn usque ad ischion et pectinis ossa habentur : e </text:span><text:span text:style-name="T20">con-<text:line-break/></text:span><text:span text:style-name="T3">• </text:span><text:span text:style-name="T3">trario altas partes, secundum profunditatem certe, quae<text:line-break/>circa’ umbilicum et culem ei continuam visuntur; fe-<text:line-break/>cundum longitudinem autem, quae prope praecordia con-</text:span></text:p>
      <text:p text:style-name="P10"><text:span text:style-name="T3">sistunt. His itaque universis, et praeterea, ipsorum late-<text:line-break/>ribus ,. quae dictorum intermedia sunt, membrana quae-<text:line-break/>dam tenuissima obtenditur, quam citra divulsionem,, prae-<text:line-break/>sertim septi ; et musculorum duorum abdominis eam at-<text:line-break/>tingentium, singulorum quidem lu utraque parte, sinistra,<text:line-break/>et dextra, haud proclive est detrahere. Ubi enim hi latum,<text:line-break/>tenuem que tendinem, puta aponeurosin, ex ipsis edide-<text:line-break/>rint, peritonaeos membrana solutu contumax eis, cohae-<text:line-break/>rescit; ut etiam abdominis suturamquam possibile est '<text:line-break/>folius peritonaei facere, cum aponeurosi dicta administra-<text:line-break/>ri norimus. Attamen, ubi seorsim peritonaeum absque<text:line-break/>omnibus iis, quae id contingunt, poteris, inspicere, circn-<text:line-break/>lurn quondam referre videbitur, qui in quibusdam ejus<text:line-break/>partibus laxos processus, in quibusdam foramina tantum<text:line-break/>obtineat. Porto separare ipsum incipis, postquam inve-<text:line-break/>nisti, ubi privatim consistat nulli musculorum incumbenti-<text:line-break/>um adhaerescens; unus autem hic locus est non multo<text:line-break/>post umbilici regionem ubi primum a transversis sacer-</text:span></text:p>
      <text:p text:style-name="P10"><text:span text:style-name="T3">nitur musculis, </text:span><text:span text:style-name="T3">et </text:span><text:span text:style-name="T3">folurn relinquitur. Quemadmodum i-<text:line-break/>gitur in hisce ipsum regionibus prompte conservabis so-<text:line-break/>lumah universis ambientibus detectum, ita et labor est<text:line-break/>servare, quum primuin- conscendens in transversos mus-<text:line-break/>culos incideris. ' Quin etiam substantiam ipsius manifesto<text:line-break/>cognosces. lu quibus partibus solum detexeris, exacte<text:line-break/>contemplatus.' Insuper deprehendes male rem intellexif-<text:line-break/>se, qui ipsum ctun aponeurosi lu abdominis vulnere<text:line-break/>sarciendo ceu 'peritonaeum' </text:span><text:span text:style-name="T3">solum </text:span><text:span text:style-name="T3">consuebant; nam in<text:line-break/>ascensu palam conspicitur, cmn propius umbilici regionem<text:line-break/>accesserit, tenui transversorum musculorum, tendini con-<text:line-break/>nexum , a quibus ipsum haud mediocri negotio, quin alie<text:line-break/>qua parte dilanietur, liberari diximus; At quum </text:span><text:span text:style-name="T20">grande<text:line-break/></text:span><text:span text:style-name="T3">fatis animal fuerit, 'rem propositam licet assequi, et pe-<text:line-break/>ritonaeum sibi continuum ad costas spurias usque conscr-<text:line-break/>vare.; ubi transversis rnulculis’ desinentibus alius excipit<text:line-break/>musculus, ipsum videlicet feptum. Etenim hujus quoque<text:line-break/>substantia musculus exactus figura circularis existit; quod</text:span></text:p>
      <text:p text:style-name="P10"><text:span text:style-name="T3">in medio ipsius habetur, totum nervosum est; quod autem<text:line-break/>lu orbem hoc ambit, universum' usque </text:span><text:span text:style-name="T3">ad-</text:span><text:span text:style-name="T3">primos proces-<text:line-break/>Ius carnosum, est; de. quibus-uberius, in proprio ipsius<text:line-break/>sermone percensemus; praeiens autem, quantum ad peri-<text:line-break/>tonaei communionem. opus erat, jam explicatus esu Ces-<text:line-break/>fantibus enim transveriis musculis peritonaeos membrana<text:line-break/>carnosae septi particulae oboritur; </text:span><text:span text:style-name="T3">a </text:span><text:span text:style-name="T3">qua eodem modo<text:line-break/>detrahere ipsum convenit, quo et a reliquis musculis<text:line-break/>avulsu fuerit;; verum in illis quidem juxta animalis lon-<text:line-break/>gitudinem ceu ad thoracem nscendebas; nunc ad profun-<text:line-break/>diora descendere usque ad spinam oportebit, quoniam<text:line-break/>septum hnic connectitur. - Non tamen-peritonaei ad car-<text:line-break/>nosam ipsius ..partem consortium' admodum aegre solvitur,<text:line-break/>quemadmodum id, quod cum nervosa init: attamen stu-<text:line-break/>diosp operi incumbentibus liberatur, quousque ad cavam<text:line-break/>venam perventum sit, prope quam gibba jecinoris septo<text:line-break/>transverso adjacent et connectuntur. Quod autem phre-<text:line-break/>nas vel septum transversum dicere nihil interest, quis<text:line-break/>ignorat? insuper ab hoc connexu ad sinistrum perito-</text:span></text:p>
      <text:p text:style-name="P10"><text:span text:style-name="T3">naeum alter humilior cum ventriculi luitio coit, quod<text:line-break/>jam etiam os ipsius appestant, stomacho juxta has phre-<text:line-break/>nas cessante. Ibidem igitur peritonaeum expanditur, pri-<text:line-break/>mum orificio ventriculi, deinde tuti capacitati, crassius<text:line-break/>se ipso factum, ut labor non sit ipsum a ventre detra-<text:line-break/>here. Quanto autem inibi era Ilius est, tanto tenuius </text:span><text:span text:style-name="T20">je-<text:line-break/></text:span><text:span text:style-name="T20">cori</text:span><text:span text:style-name="T3"> </text:span><text:span text:style-name="T3">obtenditur, </text:span><text:span text:style-name="T3">omnesque </text:span><text:span text:style-name="T3">ipsius particulas </text:span><text:span text:style-name="T20">ceu</text:span><text:span text:style-name="T3"> </text:span><text:span text:style-name="T3">tunica<text:line-break/></text:span><text:span text:style-name="T3">quaedam peculiaris contegit. Cujus nimirum gratia non-<text:line-break/>nulli peritonaeum ipsum . tunicam appellant, quoniam<text:line-break/>.ventriculi, jecoris, lienis, renum, intestinorum, vesicae<text:line-break/>et vulvae involucrum est. Porro nihil affert discriminis,<text:line-break/>involucrum dicas an tunicam. Itaque jecore </text:span><text:span text:style-name="T20">interea re~<text:line-break/></text:span><text:span text:style-name="T3">licto, peritonaeum ventriculo obtensum sequere, donec, ad<text:line-break/>extuberantiorern ipsius partem avellendo, perveneris, qua.<text:line-break/>magnam venam toti longitudini ventriculi sublimius insi-<text:line-break/>dentem conspicis; item numerosam quandam tenuium,<text:line-break/>venarum feriem </text:span><text:span text:style-name="T20">a</text:span><text:span text:style-name="T3"> sublimi illa vena. ni ventriculum</text:span></text:p>
      <text:p text:style-name="P18"><text:span text:style-name="T3">propagari, aliam post alium, uno ordlue unaque linea;,<text:line-break/>quae, ut diximus, pars ventris extuberantiflima existit.<text:line-break/>Quum igitur peritonaeum ipsi obtensum venis insertis<text:line-break/>occursaris, , rectum ipsis statim cohaerescens sursum ad<text:line-break/>magnum usque venam, a qua ipsae nufcuntur, pertendit,<text:line-break/>et involucrum, vallum firmamentumque eisdem efficitur:<text:line-break/>siquidem et duplex inibi habetur, quod videlicet ventri-<text:line-break/>culum inorbem ambiens totum ipsum contegat. Quum<text:line-break/>vero in tali, circuitu ad priorem ipsius partem aecesse-<text:line-break/>rit, inde rursus ad eminentiorem pergens </text:span><text:span text:style-name="T20">in</text:span><text:span text:style-name="T3"> vafa ipsa<text:line-break/>ibidem incidit, quibus etiam ex alto descendens occursa-<text:line-break/>bat. Itaque similiter ipsa comprehendit, et quod a ma-<text:line-break/>jori vena sursum fertur, firmat; et in hac duarum peri-<text:line-break/>tonaei partimn intercapedine ventris vasa consistunt; ni-<text:line-break/>hilominus tamen ipsis interjacet elatius vas magnum,<text:line-break/>cui arteria quaedam sit apposita unaque in ramos simi-<text:line-break/>les diffundatur.<text:tab/></text:span><text:span text:style-name="T3">-<text:tab/>a</text:span></text:p>
      <text:h text:style-name="P6" text:outline-level="2">Cap. V.</text:h>
      <text:p text:style-name="P58"><text:span text:style-name="T3">At, quemadmodum exiguae grandium va-<text:line-break/></text:span><text:span text:style-name="T3">sormn </text:span><text:span text:style-name="T3">propagines in. ventriculum demerguntur, ita in<text:line-break/></text:span><text:span text:style-name="T3">pronum, ceu </text:span><text:span text:style-name="T3">ad umbilicum, aliae parvae magnorum so-<text:line-break/></text:span><text:span text:style-name="T3">holes </text:span><text:span text:style-name="T3">ex alto deferuntur, duabus peritonaei partibus<text:line-break/>comprehensae. Et hoc ipsum corpus tum ex duabus pe-<text:line-break/></text:span><text:span text:style-name="T3">rrtonaei </text:span><text:span text:style-name="T3">ceu plicis, tum ex vasis, quae media intra ipsas<text:line-break/>plicas continentur, compositum, in quibusdam quidem<text:line-break/></text:span><text:span text:style-name="T3">animalibus, </text:span><text:span text:style-name="T3">haud </text:span><text:span text:style-name="T3">mullo </text:span><text:span text:style-name="T3">infra, quam umbilicus est, lu qui-<text:line-break/>busdam vero ad pubis usque ossa procedit. (Omentum<text:line-break/></text:span><text:span text:style-name="T3">Latini , • </text:span><text:span text:style-name="T3">veteres Graeci, bifariam vocant, epiploon et<text:line-break/></text:span><text:span text:style-name="T3">epiplun.) </text:span><text:span text:style-name="T3">Maximum id habent inter animantia homines<text:line-break/></text:span><text:span text:style-name="T3">et simiae; </text:span><text:span text:style-name="T3">et inde plerique homlues saepe dicuntur epi-<text:line-break/></text:span><text:span text:style-name="T3">ploocomistae, </text:span><text:span text:style-name="T3">quasi dicas omenti gestores. Vocant enim<text:line-break/></text:span><text:span text:style-name="T3">sic herniam, </text:span><text:span text:style-name="T3">cum omentum meatui ad scrotum descen-<text:line-break/></text:span><text:span text:style-name="T3">denti incidit; </text:span><text:span text:style-name="T3">quod mox dicturus sum. Ex reliquis ani-<text:line-break/></text:span><text:span text:style-name="T3">mantibus </text:span><text:span text:style-name="T3">nullum praeter simiam hujusmodi affectu fen-<text:line-break/></text:span><text:span text:style-name="T3">, tatur. Sed omentum hoc ab ipsis epiploi nomen sorti-<text:line-break/></text:span><text:span text:style-name="T13">tum </text:span><text:span text:style-name="T3">est, quoniam nulli intestinorum counnscitur, nisi</text:span></text:p>
      <text:p text:style-name="P10"><text:span text:style-name="T3">quod quibusdam pauculis ligamentis in dextra parte .la-<text:line-break/>xiori intestino, quod colon appellant, connectitur. Ela-<text:line-break/>tior itaque omenti pars qualemnam generationem habeat,<text:line-break/>exposuimus. De' caeteris ejus partibus deinceps' agen-<text:line-break/>dum. Quum ad amussim venas inspexeris, quae sub du-<text:line-break/>plica peritonaeo comprehensae ex gibbo ventris deorsum<text:line-break/>versus procurrunt, non cessandum est ab inspectione,<text:line-break/>verum ntrohique venam gibbum ipsius intercurrentem'<text:line-break/>persequi oportet Siquidem per dextrum animantis par-<text:line-break/>tem deducet ad duodenum, quo tenue intestinum ex ven-<text:line-break/>triculo oritur; altera parte ad lienis concava; cujus vi-<text:line-break/>sceris in sinistra positi gibba ipsius </text:span><text:span text:style-name="T20">pais</text:span><text:span text:style-name="T3"> ad extrema co-<text:line-break/>starum, quas spurias appellavi, conversa est, et qnicquid<text:line-break/>his ad sinistra ilia contiguum est, concava autem ad<text:line-break/>dextram partem inclinat contra jecur et partes inibi<text:line-break/>sitas. Proinde vena, quae a ventriculi gibbo ad lienis<text:line-break/>concavum porrigitur, </text:span><text:span text:style-name="T3">eodem </text:span><text:span text:style-name="T3">modo lieni inseritur, quo</text:span></text:p>
      <text:p text:style-name="P10"><text:span text:style-name="T3">etiam ventriculo fublimis, duplici fulta, peritonaeo. Porro<text:line-break/>mittit de se ramos, quosdam</text:span><text:span text:style-name="T3">, </text:span><text:span text:style-name="T3">uflu ventriculo, numero<text:line-break/>fane complures, magnitudine vero exiguos, partim lu </text:span><text:span text:style-name="T3">lie-<text:line-break/></text:span><text:span text:style-name="T3">nem, partim in omentum; non tamen </text:span><text:span text:style-name="T3">vas in </text:span><text:span text:style-name="T3">lienem ab-<text:line-break/>sumitur; fed, quod ex eo restat, nua </text:span><text:span text:style-name="T3">cum </text:span><text:span text:style-name="T3">arteriae </text:span><text:span text:style-name="T3">sibi<text:line-break/></text:span><text:span text:style-name="T3">junctae reliquo deorsum </text:span><text:span text:style-name="T3">verius </text:span><text:span text:style-name="T3">per sinistra ilia pertendit,<text:line-break/>quod generationis luitium ei omento, quod in hac </text:span><text:span text:style-name="T3">parte<text:line-break/></text:span><text:span text:style-name="T3">est, fit, </text:span><text:span text:style-name="T3">et </text:span><text:span text:style-name="T3">simul eum vasis procedit, eatenus crescens,<text:line-break/>quoad illa fuerint absumpta ramorum </text:span><text:span text:style-name="T3">lustar </text:span><text:span text:style-name="T3">in surculos<text:line-break/>germinaque diffusorum. </text:span><text:span text:style-name="T3">Eodem </text:span><text:span text:style-name="T3">modo in' dextris iliis<text:line-break/>omenti portio descendit </text:span><text:span text:style-name="T3">cum </text:span><text:span text:style-name="T3">illius loci vasis, quae in<text:line-break/>ventris gibbo fe contingunt; quapropter.et hic illud, qui-<text:line-break/>dem tanquarn indicem secutus ad amussim ipsius origi-<text:line-break/>nem conspicies. Hae igitur prope ilia partes .situm ha- </text:span><text:span text:style-name="T3">'<text:line-break/></text:span><text:span text:style-name="T3">bent inter regionem superiorem, quam ex ventris gibbo<text:line-break/>prodire dixi, et inferiorem; quam morulum sermone ex- .</text:span></text:p>
      <text:p text:style-name="P10"><text:span text:style-name="T3">plicui; utraque vero ex his ipsis ilium siedi continua esu<text:line-break/>Atqui non hoc solo uoinine disserunt,-, quod altera super-<text:line-break/>posita, altera subdita su; -immo etiam non parvo discri-<text:line-break/>mine, puta vasorum magnitudine, -evariant. Nam subje-<text:line-break/>cta omenti portio pauciores venas et numero et magni-<text:line-break/>tudlue obtinet; enascitur autem ex ventris simis, unde<text:line-break/>etj vaia habet ex iis, quae • in ventrem inibi propagantur,<text:line-break/>reliquias quasdam </text:span><text:span text:style-name="T3">i </text:span><text:span text:style-name="T3">simul ipsi deorsum versus abducentia.<text:line-break/>Omnes hae particulae • sibi mutuo, continuae funt, ac cor-<text:line-break/>pus unum, omentum videlicet, constituunt, figura maxime<text:line-break/>marsupii et sacculi et perae,' quod orificium quidem ex<text:line-break/>ventriculo exortum superius et inferius obtinet, totum<text:line-break/>vero ejus, spatium adusque fundum, quatenus ex dictis con-<text:line-break/>sistit principiis,, de,orsum versus procedit. Id autem ha-<text:line-break/>bere sic evidentius deprehendes, si ipsum inibi abscif-<text:line-break/>sum et nulla alia parte vel perforatum vel divulsum<text:line-break/>oupias adimplere aut liquida «ut solida., substantia:</text:span></text:p>
      <text:p text:style-name="P10"><text:span text:style-name="T3">ab ea siquidem totum; si integrum sit et sibi-continuum,<text:line-break/>marsupiorum modo replebitur,- Jam. facile est etiam per-<text:line-break/>fecte animali id eximere; nempe breves adhuc connexus<text:line-break/>supersunt ad lienem colonque ipsum; postquam </text:span><text:span text:style-name="T20">a</text:span><text:span text:style-name="T3"> primis<text:line-break/>exortibus totum suerit separatum. Adnnscitur itaque non-<text:line-break/>nunquam, sed raro etiam jecinoris lobo, . alias alii, et<text:line-break/>spuriae cuidam costae; neque huic-unr perpetuo, sed ut<text:line-break/>evenerit. Caeterum fere semper ab aliis omnibus , libe- </text:span><text:span text:style-name="T26">1<text:line-break/></text:span><text:span text:style-name="T3">ratur scjunctumque est, praeterquam his tribus, ventrr-<text:line-break/>culo, liene et'colo, quibus sempei connexum esu- Qua-<text:line-break/>lenam igitur-sit omentum ipsum, 'et unde oriatur, si ad .<text:line-break/>dictum modum sectionem aggrediarishaud aegre inve-</text:span><text:span text:style-name="T3">’<text:line-break/></text:span><text:span text:style-name="T3">uies. Porro reliquis omnibus, quae ipsius sunt,- sublatis,<text:line-break/>peritonaeum detrahes, a • gibbo 'quidem ventriSsil? iterum<text:line-break/>incipiens usque ad pylorum et intestinorum originem,<text:line-break/>ab luferrori•' autem extremo (ulli. .solum- ipsum esse t dixi<text:line-break/>nitra nervosam transversorum. muleuloruin extremitatem)</text:span></text:p>
      <text:p text:style-name="P10"><text:span text:style-name="T3">ad pubis ossa accedens; hluc enim ipsum vesicae et val-<text:line-break/>vae obtendi conspicies, et, si iterum elatius per demissas<text:line-break/>in imo partes conscendas (ubi mesenterium est, quod et<text:line-break/>mesaraeon vocatus) lumborum etiam partibus universic<text:line-break/>obducitur, in quibus et renes habentur. Adibis haec<text:line-break/>etiam, si superne descenderis; sicut enim dixi initio, pe-<text:line-break/>ritonaeunr, ctrnr unum existat sibi continuum, tum priore<text:line-break/>ventris parte omnibus cibi instrumentis obductum est;<text:line-break/>tum spinae suffultum pariter et circumdatum. -Non ta-<text:line-break/>men aequalis ipsi orastities lu omnibus ^ quibus obtendi-</text:span><text:span text:style-name="T3">'<text:line-break/></text:span><text:span text:style-name="T3">tur, ut retuli, inesse apparet, sed in quibusdam se ipso<text:line-break/>crafliore constat substantia, in nonnullis tenuiore:, in </text:span><text:span text:style-name="T20">je-<text:line-break/>core quidem,</text:span><text:span text:style-name="T3">, veluti et prius expositum est,- tenuissimum<text:line-break/>visitur: ita quoque lu liene; minus autem in renibus;<text:line-break/>crassius in ventriculo est, intestinis, vesica et /vulva.<text:line-break/>Quare quibusdam imposuit, tanquanr peculieris pars esset<text:line-break/>earum, quas modo commemoravimus. Tale autem meri-<text:line-break/>to’ nimirum cirea instrumenta creatum est, quae aliqnan-</text:span></text:p>
      <text:p text:style-name="P10"><text:span text:style-name="T3">do repleta, in tumorem attolluntur;, melius enim erat,,<text:line-break/>ut ipsum cmn his simul extenderetur; quod, si admodum<text:line-break/>esset tenue, non citra, offensam, sustineret. Haec autem<text:line-break/>omnia peritonaeo contegi, </text:span><text:span text:style-name="T3">si </text:span><text:span text:style-name="T3">praedicta ratione ipsum de-<text:line-break/>tralras, addisces.; insuper mesenterium quomodo ex eo,<text:line-break/>nascatur, cognoveris, primum fi, quae circa pyloron et<text:line-break/>primum intestinum (ecphvfin) habentur; denudaveris, de-<text:line-break/>inde per continuum jejunum et tenue intestinum totum,<text:line-break/>postea crassum ; haec enim omnia peritonaeum orbicula-<text:line-break/>-lim comprehendit. At qniun permulti in eis , sint anfra-<text:line-break/>etus, necessario pars ipsorum anfractuum altera gibba,, ale<text:line-break/>tera concava est, in quum sane vasa, quae per mesente-,<text:line-break/>riurn ad unumquodque intestinum excurrunt, inseruntur ;<text:line-break/>per gibbam vero tenue 'vas aliquod intestinis immrttitiir,<text:line-break/>neque alius quidam connexus est vel ad aliud instru-.<text:line-break/>mentum;' vel invicem, in, his igitur partibus non fine<text:line-break/>ratione omnia facile separautur a peritonaeo deteguntur-<text:line-break/>que: 'lu concava parte avelli magis quam separari vasis-</text:span></text:p>
      <text:p text:style-name="P10"><text:span text:style-name="T3">necessarium esu Ac . ideo</text:span><text:span text:style-name="T3">, </text:span><text:span text:style-name="T3">in quibus animantibus sanguis<text:line-break/>natura humidus est, et </text:span><text:span text:style-name="T3">aer </text:span><text:span text:style-name="T3">calidus, et mors non multo<text:line-break/>ante praecessit, sanguis, simul ac animal fuerit jugulatum,<text:line-break/>ex vasorum, quae abrumpuntur, oris profluit-.. Sin autem<text:line-break/>multo ante animal fit mortuum vel jugulatum, vel crassi<text:line-break/>fucci, quemadmodum canis et leo, vel etiam aer frigidus,,<text:line-break/>sanguis ex vasis non effunditur.</text:span></text:p>
      <text:h text:style-name="Heading_20_2" text:outline-level="2">Cap. VI.</text:h>
      <text:p text:style-name="P59"><text:span text:style-name="T3">Porro necessarium tibi est dicto, modo<text:line-break/>administrationem obeunti omnia intestina eximere, me-<text:line-break/>scnterio in animali relicto, quod etiam mefaraeon appel-<text:line-break/>lant, utroque nomine ab accidentibus ipsi inditomesen-<text:line-break/>terio quidem a situ, mesaraeo autem a peculiari fubstan-<text:line-break/>tia; nam et medium luter intestina• situm esi, et omnes<text:line-break/>venas ex jecore in ipsum descendentes una cum vicinis<text:line-break/>arteriis et nervis in orbem complectitur, quemadmodum<text:line-break/>intestina singula. Ubi igitur vasis et intestinis obtendi-<text:line-break/>tur, simplex est; ubi vero ipsis medium interjacet, no</text:span><text:span text:style-name="T34">u</text:span></text:p>
      <text:p text:style-name="P10"><text:span text:style-name="T3">amplius indumenti usum, </text:span><text:span text:style-name="T3">sed </text:span><text:span text:style-name="T3">copulae exhibet, duplex<text:line-break/>enim esu Atque hoc tibi licet, vel citra omnem comme-<text:line-break/>moratam dissectionis consequentiam, mox ubi ventrem<text:line-break/>imum diviseris, tuo Marte cognoscas,' atque alteri etiam<text:line-break/>indices. Nam acutiore scalpello pariem cujuscunque an-<text:line-break/>fractus intestini magis gibbam mediocriter incidens, ut<text:line-break/>exteriorem quidem, sive membranam libeat dicere, sive<text:line-break/>tunicam, dividas, interiorem vero illaesam serves, ipsum<text:line-break/>utroque sectionis labro detrahere molieris , donec ad par-<text:line-break/>tem magis simam illius orbis perveneris; ubi maxime<text:line-break/>diligentia adhibita alterutram partem detegendam seque-<text:line-break/>re. ’ Hinc enim accidet, ut, quum primum utrisque inci-<text:line-break/>deris, ne alteram quidem ipsarum cessare videas: [secun-<text:line-break/>do in ipsis ex duobus quibusdam constant corporibus; ter-<text:line-break/>tio ex quinque, quoniam vesica vulvaque uno constant<text:line-break/>corpore, tunica est peritonaeum.] hic enim mutuo </text:span><text:span text:style-name="T3">fe </text:span><text:span text:style-name="T3">con—:<text:line-break/>scendunt et duplex efficiunt corpus, medium inter singu-<text:line-break/>las venas positum, quae in anfractum deferuntur; hi*</text:span></text:p>
      <text:p text:style-name="P10"><text:span text:style-name="T3">praeterea, arteriam quandam nervumque admodum exi-<text:line-break/>guum esse adjunctum diximus. Quemadmodum igitur<text:line-break/>singula intestina a peritonaeo circulatim tota comprehen-<text:line-break/>sa extrinsecus conteguntur; sic et composita ex tribus,<text:line-break/>instrumentis, arteria, vena et nervo, tanquam unum.<text:line-break/>quoddam corpus a peritonaeo obducuntur. Quum au-<text:line-break/>tern multae sint conjugationes ex arteria, vena et nervo<text:line-break/>lu singulis orbibus; insuper multa luter eas spatia, in<text:line-break/>quibus duplex habetur peritonaeum; niesaraei substantia,<text:line-break/></text:span><text:span text:style-name="T13">ex </text:span><text:span text:style-name="T3">eis cousicitur, aequalem omento substantiam habens;<text:line-break/>etenim et illud, qua arteriam recipit et venam nervum-<text:line-break/>que, tanquam unum corpus orbiculatim induit. Quod<text:line-break/>vero in horum medio consistit, nihil aliud quam perito-,<text:line-break/>naeum duplex est, non tamen substantiae similitudo evi-;<text:line-break/>denter apparet, praestat autem dicere, eadem essentia<text:line-break/>omenti </text:span><text:span text:style-name="T13">et </text:span><text:span text:style-name="T3">peritonaei, propter pinguitudinis copium,<text:line-break/>quam tutum omentum inter 'vasorum regiones amplectitur-<text:line-break/>Quod si obesum animal abunde fit, in tantum augeri pin-</text:span></text:p>
      <text:p text:style-name="P10"><text:span text:style-name="T3">gttedluem accidit, ut interdum vula conscendat: quan-<text:line-break/>quani in r hujusmodi -animantibus etiam -alias plerasque<text:line-break/>peritonaei partes pinguedinem habere conspiciamus; prae-<text:line-break/>fertini. in quibus non grandia vasa habentur et viscera<text:line-break/>longius absunt, quippe -a calore liquescere, a frigiditate<text:line-break/>conservari videtur;' atque hujus rei gratia seinper in ner-</text:span><text:span text:style-name="T26">1<text:line-break/></text:span><text:span text:style-name="T3">vofis:partibus consistit., et iis, -qui otiosam vitam agunt,<text:line-break/>abundati Talis sane peritunaei et eorum, . quae ox eo<text:line-break/>gignuntur, natura esu' Porro quae in mesenterio sunt ar-<text:line-break/>teriae.ac venae, quae veluti radices in concavam anfra-<text:line-break/>etuum partem inseruntur, invicem coeuntes, ceu in arbo-’<text:line-break/>ribus* radices ad unum omnes principium disseruntur ac<text:line-break/>perveniunt. : Itaque venas omnes,-quae ad jecoris portas<text:line-break/>in .unum colliguntur, ex facili comperies </text:span><text:span text:style-name="T20">r</text:span><text:span text:style-name="T3"> arterias autem<text:line-break/>non ita facile, ut quae magis exangues sint, et crassiori<text:line-break/>tunica obductae principium habeant exangui corpori eon-<text:line-break/>tiguum , :in quo. totum mesenterium cum intestinis habe-<text:line-break/>turq quod sane etiam mesenterii appendiculum nominant,.</text:span></text:p>
      <text:p text:style-name="P9"><text:span text:style-name="T3">ligamenti naturam habens. Sursum autem hoc tendit, ad-<text:line-break/>jacentes sibi habens arterias ad eam partem’spinae, quae<text:line-break/>inter scptum transversum et renes habetur. Huc autem<text:line-break/>pertinet etiam mesenterii arteriarum principium, quod<text:line-break/>aliquando' ex una radice statim bipartitur , aliquando vero<text:line-break/>statim ali initio duplex apparet; sed. hujusmodi in vaso-<text:line-break/>rum dissectione accuratius exequenrur.</text:span></text:p>
      <text:h text:style-name="Heading_20_2" text:outline-level="2">Cap. VII.</text:h>
      <text:p text:style-name="P58"><text:span text:style-name="T3">Jam vero, exemptis omnibus intestinis,<text:line-break/>ventriculi totius, jecoris, lienis, renum, - vesicae et vulvae<text:line-break/>in' foeminis natura consideranda esu Licet etiam inte-<text:line-break/></text:span><text:span text:style-name="T3">- </text:span><text:span text:style-name="T3">stinoiunr ipsorum substantiam, qualisnam sit, administran-<text:line-break/>do usscere. Ac praestat hujusmodi per se ex tofo corpo-<text:line-break/>te exempta inspicere; nam ad lucem ipsa, prout libeat,<text:line-break/>poteris vertere, et multifariam alias in aliam figuram<text:line-break/>transferens omnium in ipsis • particularum discretionem<text:line-break/>exactam tenere.- Satius forsan: erit ipsis propositis me-</text:span></text:p>
      <text:p text:style-name="P10"><text:span text:style-name="T3">fenterii glandulas inspicere; ad quas vnsa quaedam ab<text:line-break/>iis, quae ad intestina feruntur, porrigi manifesto licet lu-<text:line-break/>tueri. Nec non integrum est, post exempta quoque inte-<text:line-break/>stina ipsas in mesenterio una cum propriis vasis conspi-<text:line-break/>cere; de quorum natura lu dissectione glandularum di-<text:line-break/>cenrus. Quae igitur libris de usu partium funt compre-<text:line-break/>heufa, oinnia vera deprehendes in ventriculo, intestinis<text:line-break/>et aliis instrumentis, quae ad cibi distributionem natura<text:line-break/>condidit; verbi gratia, duas esse ventriculi singulorumque<text:line-break/>intestinorum tunicas; sic enim nominant complexus, un-<text:line-break/>de cousiunt, idque non admodum proprie, nam operi-<text:line-break/>mentum tegumentumque tunicae </text:span><text:span text:style-name="T34">t</text:span><text:span text:style-name="T3"> vocabulo, significatur;<text:line-break/>nuam anienr vesicae, sicut et vulvae; quain enim nonnulli<text:line-break/>fecundam in his, tertiam vero in ventriculo et intestinis<text:line-break/>arbitrantur, peritonaeum est ipsis obtensum, ut praemo-<text:line-break/>nui, tunicaque re vera esu At ventriculus ipse ex duo-<text:line-break/>bus latis tenuibusque corporibus constat, ceu plexibm</text:span></text:p>
      <text:p text:style-name="P19"><text:span text:style-name="T3">sibi invicem conjunctis. Habet autem interior ipsius pars<text:line-break/>fibras rectas, exterior orbiculares, quum peritonaeum<text:line-break/>nullas obtineat, ficut nec alia quaevis membrana; simplex<text:line-break/>enim omnino corpus est totum, haud tamen araneorum<text:line-break/>telae modo necdum contextae. Atqui intestinis pleraeque<text:line-break/>circulares insunt fibrae, quibus pauculae rectae ipsis su-<text:line-break/>perpolitae funt.<text:tab/>.<text:tab/>' </text:span><text:span text:style-name="T3">'</text:span></text:p>
      <text:h text:style-name="Heading_20_2" text:outline-level="2">Cap. VIll.</text:h>
      <text:p text:style-name="P58"><text:span text:style-name="T3">Omnia igitur haec cunctis sanguineis,<text:line-break/>non modossex generibus animantium, inesse confirmamus.<text:line-break/>Item eisdem omnibus et jecur inest. Quae, vero jecur<text:line-break/>habent, iis et lien omnino inest, et meatus bilis, rece</text:span><text:span text:style-name="T42">-ι<text:line-break/></text:span><text:span text:style-name="T3">ptores.; etsi vesicam, quae amaram bilem colligit, haud<text:line-break/>omnibus ideo concesserit natura. Non tamen- vera di-<text:line-break/>cunt, qui de omnibus ea carentibus scripsere, quemad-<text:line-break/>modum et Mnesitheus de elephanto prodidit; huic siqui-<text:line-break/>dern et vesica in jecore inest, proportionalem toti visce-<text:line-break/>ri magnitudinem obtinens. At situs idem ipsam surtitis<text:line-break/>animalibus in maximo loborum jecoris perpetuo, esu<text:line-break/>Non tamen jecoris lobi pares numero in cunctis animan-</text:span></text:p>
      <text:p text:style-name="P10"><text:span text:style-name="T3">tibus, vel genere; vel specie habentur; quemadmodum<text:line-break/>neque' magnitudo est aequalis’tum loborum, tum totius<text:line-break/>visceris. -Gulosis quidem et liminis inest magnum jecur<text:line-break/>et multifidum, contrariis vero diversum. Quibus autem<text:line-break/>magnum est, lu plures majoresque lobos, quam hornini-<text:line-break/>bns fissum est, quanquam in ipsis ‘ hominibus universis<text:line-break/>nec magnitudo, nec loborum numerus similis visatur.<text:line-break/>Accuratissime igitur de ipso scribens' Herophiles hunc in<text:line-break/>modum disseruit. </text:span><text:span text:style-name="T20">Jecur humanum, si ad alia quaedam<text:line-break/></text:span><text:span text:style-name="T3">animantia </text:span><text:span text:style-name="T20">ejusdem cum homine magnitudinis conseras,<text:line-break/>perquam magnum esi - et qun septum transversam attin-<text:line-break/>git, gibbum-esi et laeve, qua</text:span><text:span text:style-name="T3"> vero </text:span><text:span text:style-name="T20">ventriculum et ip-<text:line-break/>sius gibbum, cavum esi et inaequale. Porro ajsimilatur<text:line-break/>cuidam rupium intervallo, • qua et scetibus ax umbilico<text:line-break/>vena in ipsam innascitur. Uerum in omnibus non • </text:span><text:span text:style-name="T20">esi<text:line-break/></text:span><text:span text:style-name="T20">simile, sed latitudine, longitudine, crasctie , altitudine,<text:line-break/>sibnardm numero, inaequabilitate ex anteriori </text:span><text:span text:style-name="T20">parte, stua</text:span><text:span text:style-name="T40">l</text:span></text:p>
      <text:p text:style-name="P10"><text:span text:style-name="T20">crajsijsimum esi, et summitate orbiculari, qua extenuatur,<text:line-break/>ab alUs diversum esi, etenim in quibusdam ne sibias<text:line-break/>quidem </text:span><text:span text:style-name="T20">habet, </text:span><text:span text:style-name="T20">sed </text:span><text:span text:style-name="T20">ex </text:span><text:span text:style-name="T20">toto rotundum esi</text:span><text:span text:style-name="T20">, </text:span><text:span text:style-name="T20">minusque re-<text:line-break/>ctum, quibusdam duas, </text:span><text:span text:style-name="T20">aliis </text:span><text:span text:style-name="T20">plures, mullis </text:span><text:span text:style-name="T20">et </text:span><text:span text:style-name="T20">quatuor<text:line-break/>obtinet.</text:span><text:span text:style-name="T3"> Haec itaque Herophilus recte. Praeterea-lini-<text:line-break/>stram ipsum occupare partem paucis in hominibus, non<text:line-break/>in paucis aliis animantibus, vere prodidit in hoc ipso<text:line-break/>libro secundo de dissectionibus. Solius quidem leporis<text:line-break/>ipse mentionem faciens, nobis de aliis animantibus c'on-<text:line-break/>fiderandum reliquit, quae procedenti commentario enar-<text:line-break/>rare decrevi. In praesentia enim, quantum ad commenta—<text:line-break/>rios de usu partium conduxerit, duntaxat cxequar. [Quod<text:line-break/>vena superficiaria, et caudicis nomine stelecluaea ap-<text:line-break/>pellata, unde omnes aliae venae sanguineis ac pedestri-<text:line-break/>bus animantibus procedunt, . utilium cognitionem prae-<text:line-break/>bet.j Obiter vero non paucas differentias commemorare<text:line-break/>cogor, sicut prosecto et nunc in jecinore, cujus maxima<text:line-break/>portio in omni animantium 'genere dextram sedem oo</text:span></text:p>
      <text:p text:style-name="P10"><text:span text:style-name="T3">cupat; quanquam et sinistrae portionem, scd non aeque<text:line-break/>in omnibus comprehendit, verum (ut Herophllns scripsit)<text:line-break/>in lepore plurimum.- Ego vero, et cunctis reptilibus, et<text:line-break/>quibus id est maximum, ut timidis et gulosis, assero.</text:span></text:p>
      <text:h text:style-name="Heading_20_2" text:outline-level="2">Cap. IX.</text:h>
      <text:p text:style-name="P58"><text:span text:style-name="T3">lam vero intestinorum natura, quatentia<text:line-break/>intestina funt, omnium eadem habetur; magnitudine au-<text:line-break/>tem et numero orbium seu anfractuum diversa est, ut<text:line-break/>omnibus jam constare arbitror. Elephanto siquidem lu-<text:line-break/>testinum est latissimum; equo simillimum; sui lu multus<text:line-break/>convolutum orbes et longissimum; quod etiam haud </text:span><text:span text:style-name="T20">me-<text:line-break/>diocres</text:span><text:span text:style-name="T3"> in particulis differentias fortitur; easdem lu ho-<text:line-break/>mine et simia obtinet. Primum itaque totus exortus feu<text:line-break/>ecphysis, quem ex pyloro intestinum excipit, talibus val-<text:line-break/>de est angustus. Ab hoc, quod a duodecim digitorum<text:line-break/>longitudine duodenum appellant,, ut Herophllus vere pro-<text:line-break/>didit,* multifariam convolvitur in orbes., vasorum complu-<text:line-break/>rium serie contextos, quod jejunum nominant, quia sern-.<text:line-break/>per cibo vacuum invenitur. Inde tenue ileon lutesti-<text:line-break/>nurn est, fubstantia huic simile: differt autem, quod</text:span></text:p>
      <text:p text:style-name="P10"><text:span text:style-name="T3">neque vacuum reperiatur, neque tot vasis scateat. De-<text:line-break/>inde caecum appellatum. Postea colon. Ab hoc lu ex-<text:line-break/>tremo rectum appellatum intestinum -ad sedem usque<text:line-break/>porrectum esu</text:span></text:p>
      <text:h text:style-name="Heading_20_2" text:outline-level="2">Cap. X.</text:h>
      <text:p text:style-name="P59"><text:span text:style-name="T3">Sic et lien in sinistra parte consistit, con-<text:line-break/>cavo ipsius lu dextram converso. Atque vena quaedam<text:line-break/>ex jecinore ad ipsum pertluetj cujus processus in ventri-<text:line-break/>culum derivat. Postquam ergo omnibus lienis partibus<text:line-break/>propagines sunt transmissae, quaedam pars hujus venae<text:line-break/>ad gibbum ventri cusi sursum emergit, quaedam lu sini-<text:line-break/>stram omenti regionem divaricatur. Etenim et haec in<text:line-break/>omnibus sanguineis animantibus communia. funt. Non<text:line-break/>tamen lienis magnitudo, neque color idem omnibus luest;<text:line-break/>quippe leo, canis omniaque fortia et calida animalia<text:line-break/>nigrum affatim obtinent; sus autem lrumidioraque et fri-<text:line-break/>gidiora albicantem magis, Omnes igitur ejusmodi ani-<text:line-break/>mantium differentias proximo commentario explicare co-<text:line-break/>nabor, quo absolutam naturae operum peritiam eonqui-</text:span></text:p>
      <text:p text:style-name="P9"><text:span text:style-name="T3">rat, quicunque in hanc rem incumbit. Nunc, ut initio<text:line-break/>institui, digrediar ad id, quod ex cibi instrumentorum<text:line-break/>dissectione reflet. Ubi enim peritonaeuni , ut dictum est,<text:line-break/>detraxeris, et, quod hoc cnin omnibus juxta septum in-<text:line-break/>stiumentis et illa invicem consortium habeant, inspexeris'<text:line-break/>evidenter, suigula incinito, injiciens laminam aeream, aut<text:line-break/>ferream, aut argenteam, aut ligneam. Solent autem ana-<text:line-break/>tomici laminas appellare communi vocabulo hujusmodi<text:line-break/>instrumenta, scalpella, spathomelas, amphismelas, specilla,<text:line-break/>oricularia, quibus similia ex, ligno deusiori licet conficere,<text:line-break/>"sicut nobis sunt ex buxo, quae huc magis conserunt, ne<text:line-break/>scalpellum quandoque confringatur. Porro utor eis, ut<text:line-break/>dixi, vasorum oris immittens, lu jecinore quidem venae<text:line-break/>ad pertam fisae, quam recentiores anatomici, quod alia-<text:line-break/>rum veluti caudex sit,' stelechiaeam nominant, et duplici<text:line-break/>gibbae ipsius partis venae,, quae sursum deorsumque por-<text:line-break/>rigitur y in renibus autem per grandium vnsornm spluam</text:span></text:p>
      <text:p text:style-name="P11"><text:span text:style-name="T3">. </text:span><text:span text:style-name="T3">.i</text:span></text:p>
      <text:p text:style-name="P20"><text:span text:style-name="T3">occupantium processus ad meatus urinarios; tum in aliis,<text:line-break/>qt dicturus sum.<text:tab/></text:span><text:span text:style-name="T3">r</text:span></text:p>
      <text:h text:style-name="Heading_20_2" text:outline-level="2">Cap. XI.</text:h>
      <text:p text:style-name="P21"><text:span text:style-name="T3">Verum prius de jecinore sermonem ab-<text:line-break/>solvam., Hoc namque viscus venas ex mefenterio ad con-<text:line-break/>cavam ipsius -partem pertinentes excipit; vocant autem<text:line-break/>liunc locum, in quem omnes venae colliguntur, portas'<text:line-break/>jecinoris.. Hic ilaque reperies,maximum venae os rh om-<text:line-break/>nrlurs sanguine praestitis animantibus; in quod una ex<text:line-break/>praeparatis laminis demissa (sint autem plures, hae te-<text:line-break/>nniores, illae crassiores, ut ea, quae maxime congruat,<text:line-break/>utaris) per singulas fibras leviter ipsam propellens, iubstan-<text:line-break/>tiam incumbentem scalpello praecides, donec </text:span><text:span text:style-name="T3">ad </text:span><text:span text:style-name="T3">hanc </text:span><text:span text:style-name="T20">ve-.<text:line-break/></text:span><text:span text:style-name="T3">nam perveneris, in qua- instrumentum per portas </text:span><text:span text:style-name="T20">scntra<text:line-break/>viscus demissum</text:span><text:span text:style-name="T3"> continetur. Hoc autem sub tenui tunica<text:line-break/>transinifscm evidenter apparet. Mos enim est anatomicis<text:line-break/>et vasorum corpora tunicas appellare, sicut_ paulo ante<text:line-break/>in ventriculo dictum est; cujus duas esse tunicas retuli,<text:line-break/></text:span><text:span text:style-name="T20"><text:tab/> '<text:tab/></text:span><text:span text:style-name="T20">d </text:span><text:span text:style-name="T20">' </text:span><text:span text:style-name="T20">”<text:tab/></text:span><text:span text:style-name="T20">----m</text:span><text:span text:style-name="T3"> </text:span><text:span text:style-name="T34">¥</text:span><text:span text:style-name="T3"> </text:span><text:span text:style-name="T3">- </text:span><text:span text:style-name="T3">,t</text:span></text:p>
      <text:p text:style-name="P10"><text:span text:style-name="T3">feu plexus' quosdam mutuo sibi incumbentes. Caeterum<text:line-break/>uniuscujusque jecinoris venae tunica admodum tenuis est,<text:line-break/>qualis nulla in trito animante alia.. Hac autem detecta<text:line-break/>sic, ut non dissecueris, carnem visceri circumdatam, valla<text:line-break/>inde procedentibus intermediam, adimito, siquidem a portis<text:line-break/>in singulas fibras, quotquot suerint, venam unam grandem<text:line-break/>porrigi deprehendes; qua </text:span><text:span text:style-name="T3">in </text:span><text:span text:style-name="T3">multas exiles diffusa, tau-<text:line-break/>quam caudice lu ramos, delude rursus de illis ceu in<text:line-break/>furculos quosdam discissis, postea illis veluti in germina<text:line-break/>quaedam tenuia desurentibus,' quantum vnsa interjacet,,<text:line-break/>totum visceris carne repletum </text:span><text:span text:style-name="T3">esu </text:span><text:span text:style-name="T3">Eam vocant Erasistrati<text:line-break/>Pedatures parenchyma. Hanc igitur substantiam, sive car-<text:line-break/>nem mavis appellere, sive parenchyma, stipationis modo'<text:line-break/>omnibus luter vasa scissa regionibus expositam, tuismet<text:line-break/>digitis poteris eximere, ut </text:span><text:span text:style-name="T20">vafa,</text:span><text:span text:style-name="T3"> unam istam fibram, .cui<text:line-break/>prius instrumentum' praeparatum indideris, amplexa, nuda</text:span></text:p>
      <text:p text:style-name="P11"><text:span text:style-name="T3">&lt; </text:span><text:span text:style-name="T3">Relinquantur. Quod enim in una tibi fibra conspectum</text:span></text:p>
      <text:p text:style-name="P10"><text:span text:style-name="T3">fuerit, id in omnibus comperies. Itaque si animal am- </text:span><text:span text:style-name="T3">i<text:line-break/></text:span><text:span text:style-name="T3">plae magnitudinis extiterit, una cum. venis et meatus,<text:line-break/>qui bilem recipiunt, et’arterias ipsius,' dum in jecore,<text:line-break/>sicut ostensum est, detegis, conservare erit integrum. Sin<text:line-break/>autem parvum fuerit, non adeo ad fibrae cujusque extre-<text:line-break/>mum tria vasorum genera poteris salva relinquere. Prae- </text:span><text:span text:style-name="T3">.<text:line-break/></text:span><text:span text:style-name="T3">ilat igitur in aliis animantibus ejusmodi dissectiones ad-<text:line-break/>minlltrare; in quibus, etiamsi jecur toto corpore sit ex-<text:line-break/>emptum, manifesto propter portas et arteria et vas bi-<text:line-break/>liosum conspiciuntur, ut etiam ante, quam sit exemptum,<text:line-break/>juxta venam, porrecta. At in minutis animalibus illo<text:line-break/>quidem exempto nihil omnino apparet; nondum vero<text:line-break/>exempto primam in ipsum arteriae productionem palam<text:line-break/>est intueri; etenim arteriae vas magis, quam vena,<text:line-break/>candicat.</text:span></text:p>
      <text:h text:style-name="Heading_20_2" text:outline-level="2">Cap. Xll.</text:h>
      <text:p text:style-name="P58"><text:span text:style-name="T3">Verum sequi ipsam in ramos abolitam<text:line-break/>adusque extremum non amplius poteris; sed mox, si ex-,<text:line-break/>acte portarum regionem sequaris, spectabis etiam meatum</text:span></text:p>
      <text:p text:style-name="P10"><text:span text:style-name="T3">ex bilis vesica ad intestinorum productionis initium per-<text:line-break/>venientem non multo inferius, quum pylorus habetur.<text:line-break/>Talem vero pylorum- in nonnullis animantibus conspicies,<text:line-break/>qui crassam propria circumscriptione ventris substantiam </text:span><text:span text:style-name="T3">'<text:line-break/></text:span><text:span text:style-name="T3">obtineat, ubi temne intestinum ex ipso primo oritur.<text:line-break/>Quidam non prius id vocare intestinum dignantur, quam<text:line-break/>lu orbes ansractusque convolvatur; atque ideo alii sunpli-<text:line-break/>cifer ecphysin, alii cum appendice duodenum appellant,<text:line-break/>lnterdum meatus biliosus, qua huic inserito, exiguum de<text:line-break/>fe ramum stupra pylorum emittit. Quin et - particulam<text:line-break/>admodum parvam simul cum vena, qnae ad viscus sur-<text:line-break/>sum pertendit, in membranam extrinsecus ambientem de-<text:line-break/>ferri spectabis, praeterquam quod profundius cum ea diva-<text:line-break/>ricetur. Omnia itaque haec accurate intuitus, -deinde;<text:line-break/>qua jecur maxime gibbum est, accedes, illam ipsius fibram<text:line-break/>incidens, cujus, concava in parte venas detexeris; quippe<text:line-break/>venas, similiter in gibba sine arteriis propagari cernes?</text:span></text:p>
      <text:p text:style-name="P10"><text:span text:style-name="T42">- </text:span><text:span text:style-name="T3">s* </text:span><text:span text:style-name="T42">_ • .</text:span></text:p>
      <text:p text:style-name="P8"><text:span text:style-name="T3">At multo mluus fellei meatus appellati lu hac parte visce-<text:line-break/>ris habentur; quos non ita solum vocant, sed etiam cho-<text:line-break/>ledochos, vel per </text:span><text:span text:style-name="T42">ο </text:span><text:span text:style-name="T3">literain, vel per </text:span><text:span text:style-name="T42">η </text:span><text:span text:style-name="T3">secundam syllabam<text:line-break/>proferentes, sicut et ipsam lu majore jecoris fibra vesicam<text:line-break/>nominant. Venas autem contueberis hic quoque tenues<text:line-break/>simul et nudas quolibet indumento membraneo, quale me-<text:line-break/>senterii universis inest; quas etiam hujus gratia nonnulli<text:line-break/>. duas habere .tunicas' arbitrantur, ltaque venam omnem.</text:span></text:p>
      <text:p text:style-name="P8"><text:span text:style-name="T3">fibras varie ipsam intertexentes ', tunicam vero unam ha-<text:line-break/>bere novimus," atque eam peculiarem senrper, nisi sicubr<text:line-break/>sublimis et non affixa procurrat, membranas quasdam<text:line-break/>vice tegumentorum simul et firmamentorum desiderans.<text:line-break/>De arteriarum' voro tunicis in cordis dissectione libro sc-<text:line-break/>quenti persequar.</text:span></text:p>
      <text:h text:style-name="Heading_20_2" text:outline-level="2">Cap. Xlll.</text:h>
      <text:p text:style-name="P58"><text:span text:style-name="T3">Nunc autem ad renes ire tempestivum<text:line-break/>est, quorum dexter in omnibus animantibus emluet.ela-<text:line-break/>tior, nonnunquam grandem jecoris fibram attingens. Por-<text:line-break/>fo a spinae vasis, arteria nempe et vena, inseruntur in</text:span></text:p>
      <text:p text:style-name="P10"><text:span text:style-name="T3">eos haud exiguae magnitudinis vasa, simiis quidem singu-<text:line-break/>la utrinque, aliis autem quibusdam animantibus, ut rur-<text:line-break/>firs dicetur, bina, insuper concava lu feste conversa ob-<text:line-break/>tinent, gibba vero </text:span><text:span text:style-name="T3">ad </text:span><text:span text:style-name="T3">animantis latera adversa. -At in<text:line-break/>animalibus non magnis laminam demittere usque' ad con-<text:line-break/>cavam maxime utriusque partem poteris, haud tamen in ’<text:line-break/>eundem ipsorum ventriculum immittere. In maximis ve-<text:line-break/>ro, si post mortem statim indideris, manifesto in renis<text:line-break/>sinum permeantem conspicies; item, qua utrumque vas<text:line-break/>inseritur, in plures palam ramos diffundi. Evidenter ta-<text:line-break/>men renis sinum cernes, etsi animal grande non suerit,<text:line-break/>corpore quodam membraneo circumdatum; aliqua vero<text:line-break/>ipsius parte non procul a vnsorum insertione alterum<text:line-break/>quoddam corpus obtinet concavum et oblongum, quod<text:line-break/>nonnulli juxta communem omnium concavorum et ob—<text:line-break/>longorum corporum appellationem vas nominant; qui-<text:line-break/>dani meatum;, alii arteriam; sunt, qui venam nuncupent.,</text:span></text:p>
      <text:p text:style-name="P9"><text:span text:style-name="T3">Tu autem, si mihi et Platoni auscultas, nominibus fem-<text:line-break/>per neglectis ad rerum scientiam primum et praecipue<text:line-break/>• incumbes; delude, quum alterum quendam doces, perspi-<text:line-break/>cnitati studebis, cujus et Platonem et nos pro virili cu-'<text:line-break/>ram habere vides. Caeterum os hujus meatus sensui ex-<text:line-break/>politum est, licet animans non adeo grande suerit. Ac<text:line-break/>duplici via ipsi poteris immittere aliquod ex praeparatis<text:line-break/>instrumentis tenue, sive* amphimelon, sive specillum li-<text:line-break/>beat appellasse; sin autem tenuiori opus fuerit, etiam<text:line-break/>melotidem. Interim ex sinu renis, cum ipsum patefece-<text:line-break/>ris, ceu ad meatum, rursus de meatu per os in renem<text:line-break/>demittis. Nominatur autem meatus iste ureter, cui unica<text:line-break/>peculiaris tunica adest, quae similiter aliis omnibus,<text:line-break/>quaecunque peritonaeo suspensa funt, -obducta esu Eru-<text:line-break/>stra autem de hoc meatu urinario contendunt quidam ex<text:line-break/>anatomicis, meliusne sit ipsum arteriam appellare, an<text:line-break/>venam: constat enim una tunica, quemadmodum venae.</text:span></text:p>
      <text:p text:style-name="P10"><text:span text:style-name="T3">non tamen ita gracili, sicut illae. Porro fi, exteriore ipsa<text:line-break/>membrana ablata, libeat juxta longitudinem dissecare, ad<text:line-break/>vesicam usque, tum vesicae substantiae. similis apparebit,<text:line-break/>'exemptu videlicet et illius tegmine, tum meatus in ea<text:line-break/>naturam inspicies, qui obliquus sunul ad ipsam pertinet,<text:line-break/>et hujusmodi internae ipsius regionis' operculum sortitur,<text:line-break/>quale in columbariis scyphones appellati. Atqui hoc<text:line-break/>operculum non a vesicae substantia diversum est, fed.<text:line-break/>corporis ipsius una quaedam portio, fimul cum ejus forma '<text:line-break/>tam prudenter conninnata, ut ab iis solis adaperiatur,<text:line-break/>quae per meatum</text:span><text:span text:style-name="T34">f</text:span><text:span text:style-name="T3">deseruntur. Mox autem, deprehendes,<text:line-break/>cum. meatus urinarios peritonaeo nudaveris, et arterias,<text:line-break/>et’venas limiliter suspensas ad peritonaei foramina obli-<text:line-break/>quas deduci., lncipiuut itaque ab ima regione, ubi peris<text:line-break/>tonaeum magnis vasis .obtenditur. Porro, quae ad testes<text:line-break/>feruntur, ab exortu sede lumborum relicta, ad inguinum</text:span></text:p>
      <text:p text:style-name="P10"><text:span text:style-name="T3">principia semper alatius procedentia</text:span><text:span text:style-name="T3">' </text:span><text:span text:style-name="T3">peritonaeum -ipsis<text:line-break/>.porrectum in orbem comprehendit,, transmittens eadem<text:line-break/>adusque, sublimes sui partes., ubi utrinque foramine per-<text:line-break/>vium est; etenim, quae cnm valis ipfrus procedit, longa<text:line-break/>propagatio, est. Caeterum, in quibus dixi partibus, per-<text:line-break/>foratum est grande peritonaeum, quod sphaerae cujus-<text:line-break/>.dam modo constructum esse diximus. Itaque meatus ad<text:line-break/>.testem pertinens exigua magni in abdomine peritonaei<text:line-break/>fuboles est. Qui autem ambit arterias venasque ad te-<text:line-break/>sticulos procurrentes, non- sane ab altero magno in liun-<text:line-break/>bis peritonaeo procedit, vasa quidem testes alentia, ut<text:line-break/>dictum est, complectens, caeterum cum ipsis per mea-<text:line-break/>tum deorsum ce!nmeans. Proinde duplex ibidem </text:span><text:span text:style-name="T3">perito-<text:line-break/></text:span><text:span text:style-name="T3">naei propago efficitur, altera ad meatus. generationem,<text:line-break/>ac fi vas nullum esset, deductura; altera vero, </text:span><text:span text:style-name="T3">ut </text:span><text:span text:style-name="T3">sit<text:line-break/>indumentum vasorum, quae testem nutriunt, tanquam si<text:line-break/>ea-per meatum aliquem non efferrentur. Haec </text:span><text:span text:style-name="T3">igitur</text:span></text:p>
      <text:p text:style-name="P22"><text:span text:style-name="T3">propter "peritonaei communionem dicta mini sunt, etsi<text:line-break/>ad institutum sermonem non pertineant;' -<text:tab/></text:span><text:span text:style-name="T26">;</text:span></text:p>
      <text:h text:style-name="Heading_20_2" text:outline-level="2">Cap. XIV.</text:h>
      <text:p text:style-name="P58"><text:span text:style-name="T3">Superest antcrn, ut tertiam cibi instrir-<text:line-break/>mentorum differentiam commemorem, quae nimirum<text:line-break/>musculi funt' alii'in abdomine, qui non ad excremen-<text:line-break/>torum tantum egestioncm, sed ad efflationes quoque et<text:line-break/>•voces- edendas haud parum afferunt virtutis; alii iu sc-<text:line-break/>de ad stringendum claudendum que meatus extremum ac-<text:line-break/>commodati; rursus, quum in dejectionibus eductus sue-<text:line-break/>rit, revellentes; vesicae vero, ut claudant solum, appo-<text:line-break/>siti. Prolude in. abdomine sitos statim in prima animan-<text:line-break/>tium dissectione satius est administrare, siquidem omnino<text:line-break/>ipsos in animante discreturus es. Qui . vero in sede</text:span><text:span text:style-name="T3">' </text:span><text:span text:style-name="T3">ha-<text:line-break/>lientur, nisi • prrus intestina eximas diiimasque pubis<text:line-break/>ossa, clare conspici non possunt. Quomodo igitur id </text:span><text:span text:style-name="T20">fa-<text:line-break/>cias,</text:span><text:span text:style-name="T3"> mihi quidem iam dicendi., tibi vero audiendi tem-<text:line-break/>pus est.- Quoniam pubis ossa cartilaginis interventu in<text:line-break/>priore parte invicem coeunt, lineam commissurae inve-</text:span></text:p>
      <text:p text:style-name="P10"><text:span text:style-name="T3">nire diligenter conaberis ; si enim secundum illam va-<text:line-break/>lens et grande scalpellum adegeris, sacile ipsa inter se<text:line-break/>dirimes. Quo factu mox etiam cutem basi ipsorum sub-<text:line-break/>ditam alacriter separabis, idque citra sestis dissectio-<text:line-break/>nem; deinde, utroque osse prehenso, quod ilium dicitur,<text:line-break/>in exteriora detorquebis, donec et haec a commissura<text:line-break/>lati ossis, quod etiam sacrum appellatur, fuerint soluta;<text:line-break/>quippe sic omnia in illa regione erunt conspicua, quam<text:line-break/>et latum et pubis ossa comprehendunt. Haec igitur om-<text:line-break/>nium instrumentorum, quae luibi situm habent, corna<text:line-break/>munis, est administratio. Nam si arterias, aut venas,<text:line-break/>aut nervos libeat inspicere,' aut vesicam, aut vulvam,<text:line-break/>aut musculos ad grandem femoris trochantera porrectos,<text:line-break/>prius pubis ossa invicem sejunges; mox in exteriorem<text:line-break/>partem utrumque ilium os torquebis, a commissura, qua<text:line-break/>eum latu osse coarclantur, separans. Verum ad id,<text:line-break/>quod institutum erat, veniendum est. Utrique sane pu-</text:span></text:p>
      <text:p text:style-name="P10"><text:span text:style-name="T3">bis ossi ab interna parte-multam superpositam carnem<text:line-break/>spectabis, quae membranoso ex ipsis ossibus profecto li-<text:line-break/>gamento orbiculatim contegitur. Quantum vero ex ea '<text:line-break/>facri ollis regioni continuum est, id ligamentum habet ex<text:line-break/>-illo 'simul procedens, jam nicto contiguum. Hoc igitur<text:line-break/>modo quodlihef ligamentum, tum-quod ex lato osse, tum<text:line-break/>'quod . ex pectine oritur, unum musculi caput effsicitur,<text:line-break/>non magni quidem, fed membranosi, latique, ad sedis<text:line-break/>utramque partem producti; quem fi integrum omnino<text:line-break/>praeserves, actio ex ipso situ innotescet; musto magis,<text:line-break/>si, ut ostensum est, ' detecto a vicinis toto musculo et<text:line-break/>sede, mox capite, quod retuli, prehenso, ad illud se.-'<text:line-break/>dem per musculum attrahas, quomodo revellatur, vide-<text:line-break/>bis. Nullus autem alius musculus e regione collocatus<text:line-break/>ipsum detraliit, ut in plurimis partibus habere certum<text:line-break/>est; sed a musculis in abdomine sitis, qui una cum septo<text:line-break/>transverso intestina premunt, et per illos,, quodeunque<text:line-break/>iu.ipsis-, continetur,- tuin sedem propelli contingit,: tum</text:span></text:p>
      <text:p text:style-name="P10"><text:span text:style-name="T3">frequenter adeo extrudi, ut ne a duobus quidem </text:span><text:span text:style-name="T20">relatis<text:line-break/>musculis prompte</text:span><text:span text:style-name="T3"> queat retrahi. Eo igitur tempore, quo<text:line-break/>animal alvum exonerat, octo abdominis musculi pariter"<text:line-break/>cum septo pro cornrnuni eHiMian musculorum 'functione<text:line-break/>tenduntur, orbiculari musculo relaxato, qui circularim<text:line-break/>fedem complectitur; reliquo -omni tempore circularis hic<text:line-break/>musculus constrictus sestis os claudit, quem et ipsum </text:span><text:span text:style-name="T20">fa-<text:line-break/>cile</text:span><text:span text:style-name="T3"> spectabis, cute tuta, quae hisce loris obducitur, pri-<text:line-break/>mum amputata. Post hoc autem et membraneorum cor-<text:line-break/>porum cum coccyge commisturam cuti mixtam sedis ex-<text:line-break/>trenrum gignit, quantum extra circularem musculum<text:line-break/>eminet. Idem • vero hic musculus coccygis principium<text:line-break/>sibi subjectum ex posteriore parte continet; priore al-<text:line-break/>terius musculi interventu peni connexus est, de quo in<text:line-break/>generantium instrumentorum dissectione speculabimur’.<text:line-break/>Nunc autem, qunin vesicae termini musculum, ubi pri-<text:line-break/>mum vocata cervix ipsius oritur, - detexeris, nianiscsse</text:span></text:p>
      <text:p text:style-name="P10"><text:span text:style-name="T3">jam similem esse orbiculari fenis tum sunctione tum<text:line-break/>usu. cernes; quippe et hic, sicut- ille, orificium, cui<text:line-break/>est praepofitus, constringit; unde etiam appellant, uti<text:line-break/>illum, sic hunc nonnulli sphincterem seu strictorem.<text:line-break/>Restant autem octo musculi</text:span><text:span text:style-name="T3">, '• </text:span><text:span text:style-name="T3">totam inferiorem septi re-<text:line-break/>gionem tenentes, qui cibi potius quam spiritus instru--<text:line-break/>mentis a natura conditi sunt; de. quibus nihil praeterea-<text:line-break/>dicere opus est, ni quos prius in externarum partium<text:line-break/>dissectione libro superiore retulerimus.</text:span></text:p>
      <text:h text:style-name="P5" text:outline-level="1"><text:bookmark-start text:name="bookmark16"/>GALENI DE ANATOMICIS ADMINISTRA-<text:line-break/>TIONIBUS<text:bookmark-end text:name="bookmark16"/><text:line-break/>LIBER VII.</text:h>
      <text:h text:style-name="Heading_20_2" text:outline-level="2">Cap. I.</text:h>
      <text:p text:style-name="P58"><text:span text:style-name="T3">Hoc libro, quomodo spiritalium instrumen-<text:line-break/>torum dissectionem administres, explicare proposui. Quum<text:line-break/>vero communis illius quoque sermo existat, quem fupe-<text:line-break/>rioris libri initio de alimenti vasis prosecutus sum, non<text:line-break/>convenit mihi ipsum repetere; - suigulis autem, qui haec<text:line-break/>legunt, commeminisse est necessarium. Pulmo igitur,<text:line-break/>cor et thorax principalissima spiritus instrumenta snirtr</text:span></text:p>
      <text:p text:style-name="P10"><text:span text:style-name="T3">Mox arteriarum genus duplex; unum quidem a </text:span><text:span text:style-name="T52">sinist.ro<text:line-break/></text:span><text:span text:style-name="T3">cordisecentriculo in tutum corpus propagatum, quae om-<text:line-break/>nes eodem rhythmo cum corde pulsant:</text:span><text:span text:style-name="T3">' </text:span><text:span text:style-name="T3">(porro omnium<text:line-break/>ipsarum' unus communis veluti caudex aliquis existit ar-<text:line-break/>leria maxima, quam nonnulli hoc ipso nomine vocant<text:line-break/>maximam, alii simpliciter magnam, alii crassam,</text:span><text:span text:style-name="T26">1</text:span><text:span text:style-name="T3"> aliqui<text:line-break/>ortham seu arrectam:) alterum autem genus arteriarum<text:line-break/>est , quas nominant asperas^ -in </text:span><text:span text:style-name="T3">? </text:span><text:span text:style-name="T3">cervice quidem una<text:line-break/>maxima, per pulmonem autem universum multae hujus<text:line-break/>series ramorum. ” Euperioridictae rn~collo grandis arte-<text:line-break/>riae extremo veluti caput quoddam incumbit particula<text:line-break/>larynx appellata; dicitur autem haec'etiam a recentiori-<text:line-break/>bus anatomicis bronchi caput, leo- quod' et ipsam totam<text:line-break/>asperam arteriam non ita solum, sed bronchum quoque<text:line-break/>nuncupant. Haec </text:span><text:span text:style-name="T20">itaque</text:span><text:span text:style-name="T3"> universa ratione primaria na-<text:line-break/>'tura condidit, quaedam' necessarii ad vitam ipsam usus<text:line-break/>gratia, quaedam utilia, non' tamen anim antibus' necessaria.</text:span></text:p>
      <text:p text:style-name="P10"><text:span text:style-name="T3">Verum de. his in opere de partiunt usu libro fexto et<text:line-break/>septimo definitum esu</text:span></text:p>
      <text:h text:style-name="Heading_20_2" text:outline-level="2">Cap. ll.</text:h>
      <text:p text:style-name="P58"><text:span text:style-name="T3">Jam vero alsam quandam construxit particu-<text:line-break/>lam, quae et substantiam peritonaeo similem habet, et eun-<text:line-break/>dern usum omnibus spiritus instrumentis, veluti illud-cibi,<text:line-break/>exhibet. Praeterea, ut peritonaeum illud dicitur, quod<text:line-break/>alimenti vasis praetendatur, ita haec succingens, quia co-<text:line-break/>stas totas intrinsecus succingat. Ad haec similiter illi alias<text:line-break/>quoque duas sortitur appellationes, ab his membrana, ab<text:line-break/>illis tunica' nominata; membrana quidem ab essentia-;<text:line-break/>tunica vero’ ab usu; quippe araneae modo praetenuis-, ac<text:line-break/>ex toto sibi similis costas succingit; indumentum, vero<text:line-break/>est, ceu tunica quaedam, omnium spirationis instiumen—<text:line-break/>turum. Itaque et peritonaeum absolute membrana est,<text:line-break/>quemadmodum praecedenti libro expoiitum.est; absolute<text:line-break/>quoque haec -succingens nominata; absolute etiam tenuis<text:line-break/>meninx; ad haec, quae ossa ambiunt periostia; </text:span><text:span text:style-name="T20">et</text:span><text:span text:style-name="T3"> mu-<text:line-break/>fculorum- ipsorum peculiares; postremo cordis invola-</text:span></text:p>
      <text:p text:style-name="P10"><text:span text:style-name="T3">erum. Atqui corpora membranosa plerisque in </text:span><text:span text:style-name="T3">locis </text:span><text:span text:style-name="T3">ci-<text:line-break/>tra haec consistunt, quaedam ex ossibus "ligamentorum<text:line-break/>substantiae instar procedentia; quaedans ex musculorum<text:line-break/>aponeurosi tendinum modo generantur. Verum succin-<text:line-break/>gens haec membrana omnibus lutra thoracem lusseumen-<text:line-break/>tis obducitur, quemadmodum peritonaeum vasis, quae<text:line-break/>lufra septum habentur, obtendi dictum est demonstra-,<text:line-break/>tnmque. Ex ipsa autem membranae thoracem intersc-<text:line-break/>pierrtes nnscuntur; atque hac sola re structura ipsius </text:span><text:span text:style-name="T20">a<text:line-break/></text:span><text:span text:style-name="T3">peritonaeo differt, qnod videlicet duplex omnino sit, non<text:line-break/>mia, quemadmodum illud. Porro naturam ipsius accu-<text:line-break/>rate perdisces, si anterius thoracis os, quod anatomici<text:line-break/>sternum appellant, rntdium dissecueris. Ad hoc autem per-<text:line-break/>agendum cultri excisorii validi simul et acuti sint adapta-<text:line-break/>ti. Simul atque vero opus aggrederis, prius corpora, quae<text:line-break/>videlicet sternum totum circumeunt, auferantur; hoc<text:line-break/>siquidem detecto' mediam lineam exquisitius conjectabis;<text:line-break/>cui mentem adhibens </text:span><text:span text:style-name="T3">os </text:span><text:span text:style-name="T3">pectoris totum ad mucronatam</text:span></text:p>
      <text:p text:style-name="P10"><text:span text:style-name="T3">usque cartilaginem in duas partes dirimes, et penitius ad<text:line-break/>spinam descendes, membranas invicem sejungens. Prom-<text:line-break/>ptius id perfeceris, si utramque pectoralis ossis parlem lu<text:line-break/>exteriora deducas leviter reflectendo. Atque ideo in<text:line-break/>hoc </text:span><text:span text:style-name="T3">conatu </text:span><text:span text:style-name="T3">reliquae tibi partes universae facile obtempet-<text:line-break/>rabunt; in. cordis autem regione non similiter; etenim<text:line-break/>pericardion dicta membrana tunicare (licet namque et<text:line-break/>huic duo nomina indere, membranae a substantia, tuni-<text:line-break/>cae ab usu) sterno connexa </text:span><text:span text:style-name="T3">est, </text:span><text:span text:style-name="T3">qua maxime ipsius ver-<text:line-break/>tex' et quaedam utrinqne verticis partes habentur. Ete-<text:line-break/>nim tunc in conspectum haec prodit, cum sternum disse-<text:line-break/>cueris; maxime vero et postea, cum membranas, quae<text:line-break/>totum thoracem intersepiunt, invicem dirimis. Optimum<text:line-break/>igitur est integrum ipsum conservare et non.vulneratum;<text:line-break/>quamvis, si convulneretur, institutum in hac dissectione<text:line-break/>non offenderit. Si enim cor non appareat,' ne sic quia<text:line-break/>dem spatiosae thoracis laxitates convulnerabuntur. Quippe</text:span></text:p>
      <text:p text:style-name="P10"><text:span text:style-name="T3">crebro vivente animali sponte totum cor nudamus, id-<text:line-break/>que ita, ut neor.aliquod latum thoracis spatium' perfo-<text:line-break/>retur; verum de'illa dissectione paulo post dicetur. De<text:line-break/>praesenti autem repetito sermone dicamus, enitendum<text:line-break/>esse, si liceat, ne .pericardium vulneremus; si autem vul-<text:line-break/>neretur, membranae thoracem, intersepientes ab effectu<text:line-break/>immunes permanent: huc autem in praesenti dissectione<text:line-break/>institutum dirigimus. Utraque siquidem membrana omni<text:line-break/>ex parte sibi continua apparebit, tum quae in dextra<text:line-break/>thoracis parte, tum quae in sinistra; omnem internam co-<text:line-break/>startun regionem sublinit, ad haec‘eam universam, quae<text:line-break/>ab ipsa supra septum habetur; insuper pulmoni quoque<text:line-break/>obducitur, quemadmodum peritonaeum omnibus infra se-<text:line-break/>pturn porrigi commemoratum jam est Praeterea, sicut ll-<text:line-break/>lnd sublimia vasa, ita haec quoque orbiculatim compre-<text:line-break/>hendit, tum obtenditur iis, quae lu spina habentur,<text:line-break/>similiter illi, maxime arteriarum inibi subjectae, et ve-<text:line-break/>nae ibidem porrectae, quae superiora thoracis alit, nec</text:span></text:p>
      <text:p text:style-name="P10"><text:span text:style-name="T3">non stomacho, 'lude vero membrana </text:span><text:span text:style-name="T20">ad</text:span><text:span text:style-name="T3"> sternum usque-<text:line-break/>ascendens duplici textura, ut retuli ,procedit.</text:span></text:p>
      <text:h text:style-name="Heading_20_2" text:outline-level="2">Cap. III.</text:h>
      <text:p text:style-name="P58"><text:span text:style-name="T3">Atqui cordis tunica peculiaris pericardios<text:line-break/>nomine diversa ab ntraque harum existit, in-medio am-<text:line-break/>barum' sita, utrimque similiter- ab ipsis cornprehensa. Id<text:line-break/>accurate spectabis, hac, quam modo refero,-dissectione,in<text:line-break/>mortuo animante celebrata. Etenim in superioribus par-<text:line-break/>tibus, quaecunque ad claviculas ascendunt, membranas<text:line-break/>intersepientes contuebere mutuo sibi contiguas; ubi vero '<text:line-break/>basis cordis habetur, quam nounulli caput visceris noini-<text:line-break/>nant,, pericardio tunicae occursantes huic circumuectunr<text:line-break/>tur</text:span><text:span text:style-name="T3">, </text:span><text:span text:style-name="T3">fimulque procedunt- ad verticem, ipsius, figura turbfe'<text:line-break/>natum, quemadmodum cor. Itaque basis ipsius circularis,<text:line-break/></text:span><text:span text:style-name="T3">cordis </text:span><text:span text:style-name="T3">basim coronae modo ambit; et vertex </text:span><text:span text:style-name="T3">turbinis </text:span><text:span text:style-name="T3">jux-<text:line-break/></text:span><text:span text:style-name="T3">ta </text:span><text:span text:style-name="T3">cordis verticem situs infernae pectoris. ossis regioni </text:span><text:span text:style-name="T20">cor<text:line-break/></text:span><text:span text:style-name="T3">haerescit</text:span><text:span text:style-name="T3">, </text:span><text:span text:style-name="T3">cujus in extremo mucronata cartilago consi-<text:line-break/></text:span><text:span text:style-name="T3">stit. </text:span><text:span text:style-name="T3">’ N.on tamen ipsi cordis corpori pericardios haec</text:span></text:p>
      <text:p text:style-name="P23"><text:span text:style-name="T3">tunica connexa </text:span><text:span text:style-name="T3">'est;, </text:span><text:span text:style-name="T3">verum in aliis omnibus haud parva<text:line-break/>quaedam regio intermedia est, motui cornis, accommoda-<text:line-break/>ta ; ad basim vero sui ipsius, quae, ut est expositum, circu-<text:line-break/>lus est, prodeuntibus ex ea vasis est connexa; quae cla-<text:line-break/>rius perceperis, quum vel totum’ thoracem omni ex par-<text:line-break/>te aperueris, vel cor inde exemptum seorsum per se lu-<text:line-break/>cideris. </text:span><text:span text:style-name="T3">,<text:tab/></text:span><text:span text:style-name="T3">.<text:tab/></text:span><text:span text:style-name="T3">. '</text:span></text:p>
      <text:h text:style-name="Heading_20_2" text:outline-level="2">Cap. IV.</text:h>
      <text:p text:style-name="P58"><text:span text:style-name="T3">Porro, quo sermo fiat perspicuus., singula<text:line-break/>prius nomina, quibus uti est necessarium, recensebo hluc<text:line-break/>exorsus. Quemadmodum pulsans ipstrm. viscus cor omnes<text:line-break/>appellant, sic etiam vasa singula pulsantia arterias nuncu-<text:line-break/>pant. Verum alias quidem omnes arterias, quotquot to-<text:line-break/>to insunt corpore, . quod pulsent, sensu dignoscere nul-<text:line-break/>lius est negotii, et omnium ipsarum cum majore arteria<text:line-break/>continuitas idem hoc indicat: quae vero in pulmone<text:line-break/>sunt, quod pulsent, sensu admodum evidenter deprehen-<text:line-break/>dere nemo potest, verum inde, quod sinistro ventriculo</text:span></text:p>
      <text:p text:style-name="P10"><text:span text:style-name="T3">sint continuae, conjecturam aliquis feeerit; etsi quidam<text:line-break/>uon conjecturam solum vel probabilem spem, sed cer-<text:line-break/>tam functionis ipsarum scientiam habere arbitrantur; non<text:line-break/>tamen eodem modo utrique, quoniam ne ab eisdem qui-<text:line-break/>dem dogmatibus, omnino 'auspicantur. Nounulli siquidem<text:line-break/>Erasistrati sectatores vacuas sanguine, quemadmodum alias<text:line-break/>arterias, ita et pulmonis statuentes, in unaquaque cordis<text:line-break/>diastole spiritum per eas ex pulmone trahi asserunt, et<text:line-break/>hujus transitu fieri pulsum ei, qui toto corpore per om-<text:line-break/>nes arterias editur, analogum: etenim et illarmn pul-<text:line-break/>sum non corporis ipsarum functione peragi, ut in corde,<text:line-break/>crediderunt, fed spiritus transmeantis copia, cor enim<text:line-break/>contractum tipsis transmittere affirmant. Quidam vero<text:line-break/>eadem cordis facultate reliquas arterias et eas, quas<text:line-break/>pulmo continet, contrahi dilatarique' arbitrantur.' Hoc<text:line-break/>autem discriminis dicunt intercedere, quod nativa cor-<text:line-break/>di insit facultas, arteriis autem ex illo influens. Itaque</text:span></text:p>
      <text:p text:style-name="P10"><text:span text:style-name="T3">fecundum pricrurn senteutiam, si vel dextris omnibus<text:line-break/>totius- thoracis dostis vel" 'sinistris statim vivo adhuc ansa<text:line-break/>inante ad longitudinem, dissectis inspicere pulmonis parti-<text:line-break/>culas.'volueris, quoad ex-asperis arteriis laeves spiritum<text:line-break/></text:span><text:span text:style-name="T13">e </text:span><text:span text:style-name="T3">corde transumunt', pulsus quidam lu eis erit; quum<text:line-break/>autem inanes fuerint; omnino ndn erit. Secundum al-<text:line-break/>teram. sectam non solum arteriae lu </text:span><text:span text:style-name="T20">ea</text:span><text:span text:style-name="T3"> parte pulmonis,<text:line-break/>quae movetur, pulsantes, dum vivit animal, permanent,<text:line-break/>sed nihilominus, quae in delecta parte habentur. Quid<text:line-break/>igitur ob virorum dogmata eveniat, nictum jam est.<text:line-break/>Quoniam vero praefenti opere de iis, quae ex dissectio-<text:line-break/>ne apparent, .sermo, non de dogmatum veritate explo-<text:line-break/>randa, -institutus est, ad illa te deducere aggrediar.<text:line-break/>Linea.recta ad longitudinem superne deorsum versus<text:line-break/>ducitur lu lis maxime-partibus, ubi costarum ossa carti-<text:line-break/>laginea visuntur; nam uno grandis scalpelli, injectu om-<text:line-break/>nes ipsas dirimere .poteris, quaecunque post primam co-<text:line-break/>starn existunt. Ab hac autem folum abstineto sanguinis</text:span></text:p>
      <text:p text:style-name="P10"><text:span text:style-name="T3">profluvii metu, quod ex cujtisdam vasis ipsi subjecti vul-<text:line-break/>nere accidere pericusmn esu Slu autem hoc tibi recte<text:line-break/>successerit, pulmonis membrana quam celerrime detracta,<text:line-break/>delude cerne vnsorum intermedia tuismet digitis avulsa,<text:line-break/>detectisque ipsis visu tactuque explorato, num aliquod<text:line-break/>in eo vas pulsum edat. Quodcunque autem pulsare de-<text:line-break/>prehendes, arteriam illud vocato, sit prius, quam. mo</text:span><text:span text:style-name="T34">r<text:line-break/></text:span><text:span text:style-name="T3">tus 'ipsarum evidenter tibi innotescat, non necesse est, vel<text:line-break/>quod ex sinistro cordis ventriculo oritur, vel quod ex<text:line-break/>dextro</text:span><text:span text:style-name="T3">, </text:span><text:span text:style-name="T3">sic pronunciare, quemadmodum nonnulli anatc-<text:line-break/>micorurn factitarunt; qui etiam in hisce appellationibus<text:line-break/>luter se discreparuntattamen quidam ipsorum, quod ex<text:line-break/>sinistro sunt vas procedit, arteriam aut venam assermit,<text:line-break/>nonnulli, quod ex dextro. Rectius autem ii, qui neu-<text:line-break/>trum ipsiorum abioluvj. nominarunt arteriam aut venam,<text:line-break/>fed appendice quadam pronunciati praecipitantiam cor-<text:line-break/>rexerunt, vel, arteriosam venam dicentes, vel arteriam</text:span></text:p>
      <text:p text:style-name="P9"><text:span text:style-name="T3">venosam; quatuor siquidem nomina, duobus vasis anatomici<text:line-break/>indiderunt Nos autem eos ceu rectius sentientes secuti sn-<text:line-break/>mus , qui vas ex sinistro cordis ventriculo procedens arte-<text:line-break/>riam venosam appellarunt; quod ex dextro, venam arterio-<text:line-break/>sam; melius esse rati, ut, quoniam ipsapulsu parum evidenter<text:line-break/>cognoscimus, vas spiritale vocemus arteriam, sed, quia ve-<text:line-break/>nae tunica vestitur, venosam adiiciamus </text:span><text:span text:style-name="T3">; </text:span><text:span text:style-name="T3">rursus autem alte--<text:line-break/>rum venae nomine ah.usu nuncupemus, quoniam vero et<text:line-break/>hoc arteriae corpus est, arteriosam addamus. Nam opti-<text:line-break/>mum quidem (ut dixi) fuerit pulsus motu et quiete ea dis-<text:line-break/>cerni;, verum, quum hoc feusibus non adeo clare queat<text:line-break/>distingui, a communione, quam cum utroque cornis ven-<text:line-break/>triculo nabent, indi nomen debet, appendix vero a cor-<text:line-break/>' porea substantia fieri. Porro ex iis, qui circa appendi-<text:line-break/></text:span><text:span text:style-name="T3">’ </text:span><text:span text:style-name="T3">cem ipsam nominarunt, quidam certe soli corporis substan-<text:line-break/>tiae, quidam vero usui attenderunt. Itaque juxta corpo-<text:line-break/>ream substantiam arteria vas est, quod ex dextro cordis</text:span></text:p>
      <text:p text:style-name="P10"><text:span text:style-name="T3">sinu oritur, vena autem, quod ex sinistro; contra usus<text:line-break/>ratione, quod </text:span><text:span text:style-name="T20">ex</text:span><text:span text:style-name="T3"> -sinistro, prodit; arteria est; -quod ex<text:line-break/>dextro, vena. </text:span><text:span text:style-name="T3">' </text:span><text:span text:style-name="T3">.</text:span></text:p>
      <text:h text:style-name="Heading_20_2" text:outline-level="2">Cap. V.</text:h>
      <text:p text:style-name="P58"><text:span text:style-name="T3">At quae corporea vnsorum substantia exi-<text:line-break/>stat, opportunum jam est dicere, hinc sermonis sumpto<text:line-break/>exordio.-- Venae tutius corporis ex peculiari una conflent<text:line-break/>tunica; nam exterior membrana ipsis nonnunquam .ob-<text:line-break/>haerescens, ubi colligari quibusdam aut fulciri ac </text:span><text:span text:style-name="T20">con-<text:line-break/>tegi</text:span><text:span text:style-name="T3"> desiderant, illuc solum accedit. Arteriae vero duae<text:line-break/>peculiares tunicae existunt, exterior sane, 'qualis venae<text:line-break/>est,'interior autem crassitie hujus fere quintupla, insu-<text:line-break/>per durior, in transversas fibras dissoluta; exterior, au-<text:line-break/>tem, quam etiam venae obtinent, rectis fibris et quibus-<text:line-break/>dum medioeriter obliquis, transversis nullis contexta’est. </text:span><text:span text:style-name="T3">•<text:line-break/></text:span><text:span text:style-name="T3">Interior arteriae tunica crassa dnraque ceu cutem, quan-<text:line-break/>darn interna superficie continet, telae araneorum mani-<text:line-break/>festo persimilem, in magnis quidem arteriis perspicuam,<text:line-break/>quam nonnulli tertiam arteriae tunicam statuunt; quarta</text:span></text:p>
      <text:p text:style-name="P10"><text:span text:style-name="T3">vero alia peculiaris ei nulla est, sed, veluti quibusdam<text:line-break/>venarum, ita quoque arteriis alicubi obhaerescit et cir-<text:line-break/>cirmtenditur membrana tenuis contegens,, aut affirmans<text:line-break/>aut connectens ipsas vicinis particulis. Atque- id maxime<text:line-break/>arteriis. venisque accidit in ima scpti regione a </text:span><text:span text:style-name="T20">perito-<text:line-break/>naeo,</text:span><text:span text:style-name="T3"> sicut prius est narratum; lu superiore intra thora-<text:line-break/>cem </text:span><text:span text:style-name="T20">a</text:span><text:span text:style-name="T3"> membrana costas succingente. Quales igitur toto<text:line-break/>corpore existunt arteriae, tale vas ex dextro cordi- sinu<text:line-break/>procedens in . totum pulmonem ramorum ferre diflnndi-<text:line-break/>tur; quales autem venae, tale ex sinistro:„ ut ex tribus<text:line-break/>vasis pulmonem intexentibus, quod a sinistro cordis ven-<text:line-break/>triculo proficiscitur, arteria venosa nuncupetur, quod a<text:line-break/>dextre, arteriosa vena, tertium arteria aspera, ex carti- .<text:line-break/>laginibus, quae literae </text:span><text:span text:style-name="T20">C</text:span><text:span text:style-name="T3"> imaginem referunt, constructa.<text:line-break/>Itaque .circulares cartilagines tuin • in grandi arteria, quae<text:line-break/>in collo caudicis rationem • obtinet, si .ad pulmonis arte-<text:line-break/>rias conferas., -trun lu illis ipsis, ceu ramis quibusdam</text:span></text:p>
      <text:p text:style-name="P24"><text:span text:style-name="T20">er * '<text:tab/></text:span><text:span text:style-name="T20">• • </text:span><text:span text:style-name="T20">T</text:span></text:p>
      <text:p text:style-name="P10"><text:span text:style-name="T3">ab eu productis, lu priore parte situm habent, in collo qui-<text:line-break/>dem gtilae adhaerentes, in pulmone autem venae, quam<text:line-break/>paulo ante vocavimus arteriosam. Porro vasorum </text:span><text:span text:style-name="T20">interca-<text:line-break/>pedines</text:span><text:span text:style-name="T3"> peculiari pulmonis substantia replentur, quam Era-<text:line-break/>sistratus vocat parenchyma. Hunc certe thorace exemptum,<text:line-break/>.sicut et cor ipsum, licet incidere.: non tamen ita societatem<text:line-break/>ipsiorum,- quam cum membranis ineunt, est cognoscere,<text:line-break/>fed eo, quo .nuper dixi, modo. Ut enim membranas,<text:line-break/>quae totum thoracem interscpiunt, a mutuo coitu scpa-<text:line-break/>res, pectoris os in mortuo animante longa linea divi-<text:line-break/>dendum est, deinde utraque pars in latera inflectenda.</text:span></text:p>
      <text:h text:style-name="Heading_20_2" text:outline-level="2">Cap. VI.</text:h>
      <text:p text:style-name="P58"><text:span text:style-name="T3">Ut autem cordis involucrum ad amussim<text:line-break/>perdiscas, totum rpectoris os tali modo excidere oportet.<text:line-break/>Cartilaginis mucronatae extremum -vel tuis ipsius digitis<text:line-break/>vel hamulo vehementer attollens reflectensqus omnia in<text:line-break/>orbem eircrmrdata, per. quae vicinis particulis continetur.</text:span></text:p>
      <text:p text:style-name="P10"><text:span text:style-name="T3">lucides. Quum autem </text:span><text:span text:style-name="T20">ad-</text:span><text:span text:style-name="T3"> eum modum in sterni extre-<text:line-break/>mum incideris, etiam in hoc similiter administrationem<text:line-break/>obibis, utriusque ipsius lateris partem ampliter praeci-<text:line-break/>dens , membranam vero cor involventem leviter a snb-<text:line-break/>jectis deradens, atque sio agens altius, donec inferiori<text:line-break/>glandis, quam thymum appellant, extremo occurras; Imo<text:line-break/>superius pergens in vasa incides.,’ Quare, animali-multo<text:line-break/>jam antea mortuo, si aliquod hujus partis vas dissecueris,<text:line-break/>haud magnum sanguinis profluvium ' excitabis; multo mi-<text:line-break/>nus, si nec aliter quam jugulatum interierit. Sin autem<text:line-break/>-vel recens vel multi, sanguinis compos fuerit, nonnihil<text:line-break/>•etiam sanguinis ad cordis panniculi radicem ex vasis con-<text:line-break/>vulneratis defluet; quamobrem, ipso etiam spongia deter-<text:line-break/>fo, rem propositam poteris inspicere. At citra sangui-<text:line-break/>nem munus obire fatius est, quippe tum alia manifestius<text:line-break/>licet contueri, tum cordis involucri radicem, non ex<text:line-break/>ipso cordis corpore ortam, fed ex vasis inde procedenti-<text:line-break/>bits; quorum allerum .est maxima arteriarum, sinistra xi-</text:span></text:p>
      <text:p text:style-name="P10"><text:span text:style-name="T3">delicet parte sita, alterum vena a jecinore sursum ver-<text:line-break/>‘fum tendens, quae dextram regionem sortitur. Alia vero<text:line-break/>duo, de quibus nuper dixi, quorum alterum arteriam<text:line-break/>venosam, alterum venam arteriosam appello, jam haec<text:line-break/>-clare etiam prius spectabis, quam cor tunica detexeris;<text:line-break/>-clarius autem adhuc, ubi detexeris. Hac enim ratione<text:line-break/>et ossium dictorum natirram speculabere, quae evidenter<text:line-break/>quidem corde animali exempto in conspectum'prodit,<text:line-break/>quanquam et insito adhuc ipso palam cernatur.</text:span></text:p>
      <text:h text:style-name="Heading_20_2" text:outline-level="2">Cap. Vll.</text:h>
      <text:p text:style-name="P58"><text:span text:style-name="T3">Praeterea in tali admluistratione praeter<text:line-break/>jam commemorata hoc conspicies, nempe cor luter utra-<text:line-break/>que thoracis spatia medium - consistere. Motus autem<text:line-break/>ipsius indicat, quasi in parte sinistra potius collocatum<text:line-break/>fit, duplici de causa, </text:span><text:span text:style-name="T20">primum</text:span><text:span text:style-name="T3"> quia spiritus conceptacn-,<text:line-break/>Ium ceu ventriculus hic consistit, deinde quia totum<text:line-break/>ad hanc magis inclinati Non enim, 'ut basis ipsius media<text:line-break/>exacte thoracis laevum dextramque regionem interja-<text:line-break/>ceti, sic etiam vertex; quoniam neque declivealnnino der</text:span></text:p>
      <text:p text:style-name="P10"><text:span text:style-name="T3">propria basi </text:span><text:span text:style-name="T3">ad </text:span><text:span text:style-name="T3">insertus extremum porrectum est, scd ad<text:line-break/>sinistram, ut diri, regionem deflectit Ac ideo in relata<text:line-break/>adminlllratione suigula haec fieri tibi apparent, . verum<text:line-break/>multo evidentius, </text:span><text:span text:style-name="T3">si. </text:span><text:span text:style-name="T3">non solum sternum, sed etiam co-<text:line-break/>starum cartilaginea exscindas. Caeterum ad hoc munus<text:line-break/>valens magnumque scalpellum habeto, ut omnes ipsas<text:line-break/>insequentes uno , ictu perscindas, illuc potissimum scctio-<text:line-break/>nem dirigens, ubi primum ossea cujusque costae substan-<text:line-break/>tia desinit, cartilaginosa </text:span><text:span text:style-name="T20">autem</text:span><text:span text:style-name="T3"> generatur; quam quum<text:line-break/>in alio animante praenoveris, in quanam' costarum par-<text:line-break/>te habetur, in alio functionem obibis; nam verbis ipsam<text:line-break/>exacte interpretari difficillimum esu Quomodo autem .<text:line-break/>sermonis indicio ad experientiam promptius pervenias,<text:line-break/>jam tibi recensebo. Costae singulae deorsum versus<text:line-break/>simul et prorium obliquae feruntur juxta spinam habentes<text:line-break/>principium; duplicibus inibi articulis cum unaquaque<text:line-break/>dorsi vertebra .committuntur. Quum vero hunc in mo-<text:line-break/>dum tendentes obliquae, simul et in exlersta superficie</text:span></text:p>
      <text:p text:style-name="P9"><text:span text:style-name="T3">gibbae, quicquid thoracis foris gibbissimum apparet, to-<text:line-break/>tum confecerint, lude quodam modo inflectuntur, non .<text:line-break/>amplius, ut ab luitio prodierunt, deorsum versus tenden-<text:line-break/>tes,- ut quae ad sternum obliquae attollantur. . Ibidem<text:line-break/></text:span><text:span text:style-name="T3">' </text:span><text:span text:style-name="T3">igitur cartilago. ossis' yice generata diversam quoque na-<text:line-break/></text:span><text:span text:style-name="T3">turam </text:span><text:span text:style-name="T3">obtinet, et facile acutu, simul et valenti .scalpello<text:line-break/></text:span><text:span text:style-name="T3">potest </text:span><text:span text:style-name="T3">secari. Talia vero in tabellis veteribus</text:span><text:span text:style-name="T3">, </text:span><text:span text:style-name="T3">a capito<text:line-break/>dictis cephalicis, habentur; insuper equorum medici ejus-<text:line-break/>mod. scalpra usurpant; quare etiam tibi, hujusmodi car-<text:line-break/>tilaglui secandae ad manum sint, quemadmodum vades<text:line-break/>mihi quoque praeparata. Ac thoracem, veluti compre- </text:span><text:span text:style-name="T3">..<text:line-break/></text:span><text:span text:style-name="T3">hensum nunc est, dissecato, reliquas autem singulas par-<text:line-break/>ticulas proportione, ut. antea </text:span><text:span text:style-name="T3">de </text:span><text:span text:style-name="T3">pubis ossibus docui, </text:span><text:span text:style-name="T20">et<text:line-break/></text:span><text:span text:style-name="T3">sermone insequenti rursus de aliis dicetur. Rectam igi-<text:line-break/></text:span><text:span text:style-name="T3">tur </text:span><text:span text:style-name="T3">utraque parte lineam deorfum versus- per totius tho-<text:line-break/>racis . regionem incidens eam thoracis partem attollas,<text:line-break/>quam utrinque ductae lectiones definiunt; fed administra-<text:line-break/>tionem, ut paulo ante perdocui, </text:span><text:span text:style-name="T3">a </text:span><text:span text:style-name="T3">mucronata cartilagine</text:span></text:p>
      <text:p text:style-name="P10"><text:span text:style-name="T3">exordiri praecipimus. Atqui multo evidentior omnium,<text:line-break/>quae intra-thoracem habentur, situs lu mortuo videlicet'<text:line-break/>animante, evuferit, si, postquam partem ipsius sterni vicinam<text:line-break/>in totum una cum cartilagineis costarum particulis excideris,<text:line-break/>costarum partes vertebris continuas vehementer reflexeris;<text:line-break/>quandoquidem et me tanta vi </text:span><text:span text:style-name="T3">id </text:span><text:span text:style-name="T3">agentem conspicis, ut ple-<text:line-break/>rumque aut ossium nonnulla perfringuntur, aut vincula </text:span><text:span text:style-name="T3">ip-<text:line-break/></text:span><text:span text:style-name="T3">forum ad spinam sita divellantur- Quod fi tu quoque simi-<text:line-break/>liter peregeris,. omnes thoracis particulas palam intueri<text:line-break/>queas; multo magis, septo a costis, abscisso; insuper hoc ma-<text:line-break/>gis adhuc, si, duabus costis invicem diremptis, omnem carnem<text:line-break/>intermediam praecidas. Verum hoc usu tibi omnino ve-<text:line-break/>niet, cum thoracis ipsius particulas amputaveris. Ad cordis<text:line-break/>autem partes, de quibus sermo habetur, </text:span><text:span text:style-name="T3">, </text:span><text:span text:style-name="T3">nondum talis<text:line-break/>Pectio requiritur; quippe Eatis est, si pectoris os solum<text:line-break/>pariter cum partibus costarum ' ei‘appositis exscindatur ;<text:line-break/>quod, cartilaginosum est et contrarium osseis situm obtinet..</text:span></text:p>
      <text:p text:style-name="P9"><text:span text:style-name="T3">Illa siquidem a spina lu priorem inserioremque regio-,<text:line-break/>•nem obliqua deferuntur; haec autem .exorsa, quo ludi-<text:line-break/>cavi niodo:; ,ad : stemum obliqua porriguntur.-</text:span></text:p>
      <text:h text:style-name="Heading_20_2" text:outline-level="2">Cap. Vlll.</text:h>
      <text:p text:style-name="P60"><text:span text:style-name="T3">Itaque, et cavam venam manifesto, ad.<text:line-break/>jugulum usque- recto tramite procurrentem spectabis; </text:span><text:span text:style-name="T3">et_<text:line-break/></text:span><text:span text:style-name="T3">cordis processus, quos aures nominant, peculiarem naturae<text:line-break/>substantiam, sorti entes, quae, in, alia nulla, particula habea-<text:line-break/></text:span><text:span text:style-name="T3">tus</text:span><text:span text:style-name="T3">, quemadmodum profecto et. cordis ipsius essentiam.<text:line-break/>Quaedam enim ex his, quas.partes similares vocant, </text:span><text:span text:style-name="T3">sibi<text:line-break/></text:span><text:span text:style-name="T3">luvicem respondent., substantia vero haud ' ex 'amussi<text:line-break/>eadem, sed singulis ipfis luest quaedam proprietas, quam<text:line-break/>verbis queas describere, . evidenter autem manifestare </text:span><text:span text:style-name="T3">ne-<text:line-break/></text:span><text:span text:style-name="T3">quaquam. ‘ Quae, enim .visu tantum aut tactu manifesto .<text:line-break/>dignoscuntur, ea verbis doceri accurate , non possunt; du-<text:line-break/></text:span><text:span text:style-name="T3">cere </text:span><text:span text:style-name="T3">vero aliquem ad exquisitiorem ipsorum luspectionem<text:line-break/></text:span><text:span text:style-name="T3">est. </text:span><text:span text:style-name="T3">possibile, </text:span><text:span text:style-name="T3">veluti si </text:span><text:span text:style-name="T3">quis dicat, cor exi fibris situ</text:span><text:span text:style-name="T3">-diversis<text:line-break/>conflari, </text:span><text:span text:style-name="T3">sed </text:span><text:span text:style-name="T3">carne </text:span><text:span text:style-name="T3">simplici </text:span><text:span text:style-name="T3">singulis </text:span><text:span text:style-name="T3">ipsis, </text:span><text:span text:style-name="T3">nircnmliaerenle;</text:span></text:p>
      <text:p text:style-name="P11"><text:span text:style-name="T3">_ quippe commune est hoc musculis omnibus, ventri, intus</text:span></text:p>
      <text:p text:style-name="P10"><text:span text:style-name="T3">stinis, vesicae et vulvae. Neque vero fibrae.aequale ,ro-<text:line-break/>bur ac crassitiem in omnibus continent,' neque caro<text:line-break/>eandem: omnino formam, • sed musculorum. rubicundior est<text:line-break/>ac mollior ea, quae, in ventriculo•, .vulva, .• vesica tuta-<text:line-break/>que intestinorum substantia habetur, cordisdaulem. durior<text:line-break/>simul et fibris magis edariat. </text:span><text:span text:style-name="T26">1</text:span><text:span text:style-name="T3"> Siquidem^ mniquli fibras<text:line-break/>positu simplices obtinent;icor autem-non simplices, quem-<text:line-break/>admodum neque peculiaris vulvae tunica, neque vesicae'.<text:line-break/></text:span><text:span text:style-name="T3">At </text:span><text:span text:style-name="T3">qui negligentius inspicat; </text:span><text:span text:style-name="T3">. </text:span><text:span text:style-name="T3">.is iuusculi' cordisque sub-<text:line-break/>stantiam, sicut nervi; ligamenti et tendinis, uiEll discre-<text:line-break/>pare putabit. Sed de simplicium .primarrarumque par?-<text:line-break/>tiuin differentia dietuin jam est alibi, dicetuique, si rqs<text:line-break/>postulet, etiam in praesenti commentario /iterum. Porro<text:line-break/>quod corporea cordis - substantia permultum ..a mulculo<text:line-break/>disserat,</text:span><text:span text:style-name="T3">n</text:span><text:span text:style-name="T3">abunde monstratum' est, ut cujus actio illius<text:line-break/>testimonium perhibeat. Etenim cordis motus non arbi-<text:line-break/>iratius lest-, nec cessat, rquoad animal vita fruitur; muscu-</text:span></text:p>
      <text:p text:style-name="P10"><text:span text:style-name="T3">lorum autem subinde quiescit ac rursus excitatur ani-<text:line-break/>mantis arbitrio subserviens. Atque sane omnes periti na</text:span><text:span text:style-name="T34">r<text:line-break/></text:span><text:span text:style-name="T3">turae interpretes,' tum philosophi; tum medici, fatentur<text:line-break/>actiones substantiae proprietatem imitari. Hujus rei gratia,<text:line-break/>quae quidem partus eandem substantiae speciem possident,<text:line-break/>similiter operantur,r'etsit diversis'permultae lusint animan-<text:line-break/>tibus; quae vero non habent, diversa harum est functio,<text:line-break/>quamvis unius animantis . exissent .partes. Cor namque<text:line-break/>omne fimllem 'cordi omni -functionem obit, et. thorax<text:line-break/>thoraci, </text:span><text:span text:style-name="T3">et </text:span><text:span text:style-name="T3">pulmo pulmoni; renes autem et vesica neque<text:line-break/>horum alicui similem, neque jecinori et ventriculo.<text:line-break/>Quapropter neque musculi, eandem cum corde functionem<text:line-break/>habent, quoniam neque substantiam; Certe, siquis cor et<text:line-break/>musculum quemlibet puriter-coctum utrumque gustare vo-<text:line-break/>luerit, haud mediocrem ipsorum gustu differentiam depre-<text:line-break/>hendet </text:span><text:span text:style-name="T20">,r</text:span><text:span text:style-name="T3">quemadmodum </text:span><text:span text:style-name="T3">si </text:span><text:span text:style-name="T3">lienem, vel renes .vel: pulmo?<text:line-break/>nem, vel ventriculum, vel jecur et linguam,, vel aliam<text:line-break/>quampiam partem gustaverit. Omnia enim, ut tactu et’</text:span></text:p>
      <text:p text:style-name="P25"><text:span text:style-name="T3">visu duritie et mollitie, densitate et' coloris' dissen<text:line-break/>rentiis; ita vero ut gustu' evariant..0iQui vero: pro-<text:line-break/>pterea. cor’ non</text:span><text:span text:style-name="T3">fc</text:span><text:span text:style-name="T3">eandem cum musculis functionem<text:line-break/>habere dicunt,<text:tab/>quod, ' nervorum moventium </text:span><text:span text:style-name="T31">Λ</text:span><text:span text:style-name="T42"> </text:span><text:span text:style-name="T3">compos</text:span></text:p>
      <text:p text:style-name="P11"><text:span text:style-name="T3">non sit, verum’ (utallii arbitrantur) sensoriorum, multa<text:line-break/>simul in oratione delinquunt; prunum-sane lu ipsa sub-<text:line-break/>stantiae inscitia; etenim cor quovis musculo durius est,<text:line-break/>et .fibrarum</text:span><text:span text:style-name="T26">!</text:span><text:span text:style-name="T3"> varietate, sicnt et eolore., palam discrepat;<text:line-break/>ad haec unultor adhuc magis .gustu .etiam/, .aam et hoc<text:line-break/>maxima- substantiarum differentiae-nuta esu Sed mihi</text:span><text:span text:style-name="T26">1</text:span><text:span text:style-name="T3">'<text:line-break/>videntur nunquam cor-</text:span><text:span text:style-name="T26">:</text:span><text:span text:style-name="T3"> elixum, esitasse;; alloqui certe </text:span><text:span text:style-name="T42">ηό-<text:line-break/></text:span><text:span text:style-name="T3">vissent, quantum a:eamibus evaiiet; nisi forte et haec<text:line-break/>quoque ignorant;-’ puta carnes universas musculorum </text:span><text:span text:style-name="T34">j</text:span><text:span text:style-name="T3">este<text:line-break/>particulas. Haec itaque, in cordis substantia delluquunt,<text:line-break/>quae -.ipso sensu potest innotescere. Praeter • haec omnia<text:line-break/>•alios in nervorum; natura errores committunt, quod ce-'<text:line-break/>rebrurn sibi universis ex partibus </text:span><text:span text:style-name="T20">simile arbitrentur,</text:span><text:span text:style-name="T3"> nisi '<text:line-break/>quod molles nonnulli ipsorum magis, alii mluus existant.</text:span></text:p>
      <text:p text:style-name="P9"><text:span text:style-name="T3">Per: alios (ane nervos vini sensoriam partibus infra, caput<text:line-break/>sitis transmittit ; per alios aureni omnem motum arbitra-<text:line-break/>riuin. Omnes autem nervos utramque habere . facultatem<text:line-break/>ratio est; verum molies ad sensum aptiores, duri .adrmotum.<text:line-break/>existunt. Nam ab eadem radice lu: plures eliscissa apparent<text:line-break/>quidam nervi in musculos, alii lu .alias partes.inseri;, quem-<text:line-break/>admodum </text:span><text:span text:style-name="T3">et </text:span><text:span text:style-name="T3">in tertia ipsiorum 'conjugatione et scxta nlbilo-<text:line-break/>minus habere novimus,-a qua cor exilem quendamrner-,<text:line-break/>vumaccipit;’ ab hac euimnon modo cur, puluro, jecur, yen-<text:line-break/>tvtriculus et mesenterium insuper totum </text:span><text:span text:style-name="T20">.viia</text:span><text:span text:style-name="T3"> cunr/intestinis,<text:line-break/>sed etiam universi laryngis musculi ac alii quidam pro-<text:line-break/>paglues recipiunt; </text:span><text:span text:style-name="T3">, </text:span><text:span text:style-name="T3">Sed nihil lutelligunt,. qui ,cor inalcu-<text:line-break/>lum esse dicunt; neque quoniam nervis (ut ipsi.autu-<text:line-break/>mant) motoriis caret, ideo quidem motu voluntario de-<text:line-break/>stinitum est,</text:span><text:span text:style-name="T3">.. </text:span><text:span text:style-name="T3">pnisatilenu tamen ecqnisivit;. oportet. enim<text:line-break/>aliquam et- </text:span><text:span text:style-name="T3">hujus </text:span><text:span text:style-name="T3">functionis esse </text:span><text:span text:style-name="T3">causam,,, Vel sane..ex<text:line-break/>nervorum substantia, </text:span><text:span text:style-name="T3">ipsam </text:span><text:span text:style-name="T3">suppeditari .dicent necessario.</text:span></text:p>
      <text:p text:style-name="P10"><text:span text:style-name="T3">vel nativam vlsceri' existere; atqui ex nervorum essentia<text:line-break/>non est, omnia namque ejus participarent, quibus et ner-<text:line-break/>iu communicantur,-ac praecisis ipsis cordis pulsus cessa-<text:line-break/>ietr, scd 'neutrum sicri conspicimus; quare-superest vim<text:line-break/>pulsatilem ex ipsius condis'corpore oriri; non autem</text:span><text:span text:style-name="T26">11</text:span><text:span text:style-name="T3"> ori-'<text:line-break/>retursi viscus eandem cum tutius corporis musculis na-<text:line-break/>turam obtineret.</text:span><text:span text:style-name="T3">' </text:span><text:span text:style-name="T3">At, quod cor thorace exemptum diu mo-<text:line-break/>veri' videtur,haud medlucre argumentum estq- ipfiim ni-<text:line-break/>hil meritis ad sitam functionem obeundam indigere; Ho-<text:line-break/>rum igitur, ignari nobis videntur, qui cor musculum esse<text:line-break/>existimant, non iutelligentes, actionis ipsius excellentiam<text:line-break/>ex 'sua visceri substantia necessario' inesse. Quapropter<text:line-break/>maxime errant; qui cor musculum esse cenfent.;. minus<text:line-break/>autem,, qui ventriculi stomachum ex simili 'plane muscu-<text:line-break/>Iis substantia constare opinantur; propius enim ad sub-<text:line-break/>stantiam ipsorum accedit tunica exterior transversis con-<text:line-break/>tuxta fibixivj. nec tamen haec exactus musculus existit</text:span></text:p>
      <text:p text:style-name="P10"><text:span text:style-name="T3">Porro, si exnerxis cor. pulsandi actionem' haberet, et. ste-<text:line-break/>maclimn.ecandem obtinuisse,-conveniebat; nunc autem is<text:line-break/>degluti entibus iterumque evomentibus contrahi videtur;<text:line-break/>( quod ectpventrieulo ,.et intestinis aecidit,; quandoquidem<text:line-break/>ct haec ad ea, quae ipsis insunt, contrahuntur,) non </text:span><text:span text:style-name="T20">ta-<text:line-break/>men</text:span><text:span text:style-name="T3"> pulfatilem motum .edit, </text:span><text:span text:style-name="T3">lu </text:span><text:span text:style-name="T3">illo igitur hallucinati,<text:line-break/>sunt insigniter p-ut - quiunescifent, omnino tum musculo-<text:line-break/>rum turn cordis munus </text:span><text:span text:style-name="T3">et </text:span><text:span text:style-name="T3">facultatem. , Mini vero, quod<text:line-break/>iralcibilis facultatis coxi sit initium y- et. nativi caloris yel-<text:line-break/>nti fons - quidam, in commentariis de Hippocratis .,et<text:line-break/>Platonis placitis demonstratum esu. </text:span><text:span text:style-name="T3">; . ,lu;..</text:span><text:span text:style-name="T26">r</text:span><text:span text:style-name="T3">... ;</text:span></text:p>
      <text:h text:style-name="Heading_20_2" text:outline-level="2"><text:span text:style-name="T57">C</text:span>ap. IX.</text:h>
      <text:p text:style-name="P60"><text:span text:style-name="T3">Nunc autem </text:span><text:span text:style-name="T3">ad </text:span><text:span text:style-name="T3">propositi operis peculia-<text:line-break/>ria digrediamur ab auribus ; cordis auspieati: quas ad<text:line-break/>similitudinem quandam aurimn proprie dictarum majores<text:line-break/>vocaverunt. Ut enim illae capiti .utrin que annexae -funt,<text:line-break/>ita et hae cordi, et nervosiores, ac magis, cuticulares ipso<text:line-break/>cordis .corpore manifesto apparent; hactenus: enim ideam</text:span></text:p>
      <text:p text:style-name="P10"><text:span text:style-name="T3">ipfarnin descripseris; quanquam satius.(ut dixi) foret, ta-<text:line-break/>lia visui tactuique committere,' quibus sclis colorem sub- •<text:line-break/>stantiamque corporis est discernere. Porro hae. particu-<text:line-break/>lae et colore nigriores sunt, et appendicibus -cuticulari-<text:line-break/>hus manifesto similes', sinus cujusdam ante con.; efsiciundi<text:line-break/>gratia, ob quam rem ipsas natura, et'concavas et cuti-<text:line-break/>culares condidit;, concavas quidem, ut surus producerent,<text:line-break/>cuticulares autem, ut cordis,, motum prompte sequeren-<text:line-break/>tur, quemadmodum lu libris de usu partium declaratum<text:line-break/>esu Duae vero hae sunt; lu utroque vascrurn materiam<text:line-break/>invehentium singulae; in dextra quidem .parte, qua vena<text:line-break/>hi cordis suiuin inibi inseritur, in sinisteriore vera, qua<text:line-break/>arteria </text:span><text:span text:style-name="T20">venofa.</text:span><text:span text:style-name="T3"> Has aures cum aperueris-, tum ipsum<text:line-break/>cordis’ corpus in conspectu erit, tum ex dictis.-orificiis<text:line-break/>utrumque'; deinde membranae insertioni ipsorum ancum-<text:line-break/>bentes; tres quidem-lu sinu dextro; duae vero </text:span><text:span text:style-name="T20">in.</text:span><text:span text:style-name="T3"> sui-<text:line-break/>siro ; quarum structurae figura -similis telorum cuspidi, est,</text:span></text:p>
      <text:p text:style-name="P10"><text:span text:style-name="T3">ideoque et trisulcas (triglochinas) nonnulli anatomicorum<text:line-break/>ipsas, nominarunt.t Sed haec quidem et corde thoraci<text:line-break/>exemptu accurate licet </text:span><text:span text:style-name="T20">'intueri,</text:span><text:span text:style-name="T3"> sicut etiam reliqua duo<text:line-break/>orificiai-vaforum; ‘quae materias educunt, ex dextro qui-<text:line-break/>demu ventriculo-in pulmonemavenae arteriosae,- em siui- •<text:line-break/>siro </text:span><text:span text:style-name="T3">lutem </text:span><text:span text:style-name="T3">lu totum animantis eorpus grandis arteriae;</text:span></text:p>
      <text:p text:style-name="P11"><text:span text:style-name="T3">tin quibus- : iterum. tres utrinque membranas </text:span><text:span text:style-name="T3">ad </text:span><text:span text:style-name="T20">C literae<text:line-break/></text:span><text:span text:style-name="T3">similitudinem factas conspicies, extra cor tendentes,, vel-<text:line-break/>uti trisulcas» intro. Priusquam vero cor ex animante au-<text:line-break/>feras,. cavae -vertae ramos omnino considera, ..de...quibus<text:line-break/>iterum in i vasorum dissectione dicemus;; ad:haec glan-<text:line-break/>dium magnum; cui thymus nomen, itum cordis panni-'<text:line-break/>culi radicem, insuper examina, quo modo a dextro finn<text:line-break/>vena quaedam ad spinam , pertendat, quintam dorsi ver-<text:line-break/>tebram conscendens; praeterea quod eadem 'vena, ad<text:line-break/>hunc, perpetuo locum in omnibus animantibus porxiga-<text:line-break/>tur,-..lu quorum dissectionibus :te exercitari consuluimus;</text:span></text:p>
      <text:p text:style-name="P10"><text:span text:style-name="T3">non tamen in 'omnibus a dextra cornis auricula, sed in<text:line-break/>quibusdam cum vena cava hanc permeans ad jugulent<text:line-break/>attollitur. His- animantibus et simiae annumerantuu.</text:span></text:p>
      <text:h text:style-name="Heading_20_2" text:outline-level="2">Cap. X.</text:h>
      <text:p text:style-name="P58"><text:span text:style-name="T3">Quae vero cor ipsum enutriunt vasaper-,<text:line-break/>petuo </text:span><text:span text:style-name="T3">in </text:span><text:span text:style-name="T3">omnibus animantibus ex sinu illo prodeunt;.ac<text:line-break/>vocant ea cor luvolventia, quoniam bina numero, totum<text:line-break/>ipsum circumreptaut, quemadmodum a laeva parte duae<text:line-break/>arteriae; </text:span><text:span text:style-name="T3">majoris </text:span><text:span text:style-name="T3">suboles; post primum extra membranas<text:line-break/>exortum in ipsum </text:span><text:span text:style-name="T3">cordis </text:span><text:span text:style-name="T3">corpus perveniunt. Quae, ut<text:line-break/>retuli, melius corde animali exempto inspiciuntur, ae<text:line-break/>magis lu animali grandiore; omnibus enim similiter lu’-<text:line-break/>est, quum nulla ob magnitudinem in ipsis sit disterentia,<text:line-break/>ut Aristoteles autumat; sed clarior lu magnis cordibus<text:line-break/>est speculatio, quoniam et ipsius os, quod magnis inesse<text:line-break/>animalibus arbitrantur, atque his non omnibus; etiam<text:line-break/>aliis omnibus inest,’ haud tamen os universis exactum.</text:span></text:p>
      <text:p text:style-name="P10"><text:span text:style-name="T3">sed </text:span><text:span text:style-name="T3">cartilago. </text:span><text:span text:style-name="T3">Sic </text:span><text:span text:style-name="T3">enim in </text:span><text:span text:style-name="T3">totum </text:span><text:span text:style-name="T3">se </text:span><text:span text:style-name="T3">habet </text:span><text:span text:style-name="T3">in </text:span><text:span text:style-name="T3">cunctis<text:line-break/></text:span><text:span text:style-name="T3">animantibus ; </text:span><text:span text:style-name="T3">et </text:span><text:span text:style-name="T3">membranae, quas trisulcas diximus-apn<text:line-break/>pellari, et arterialium, vasurum radix siibstautiae dniae<text:line-break/>omnino appensa est, scd non in omnibus, aeque durae,<text:line-break/>quoniam in minutis leniter </text:span><text:span text:style-name="T3">cartilaginosa </text:span><text:span text:style-name="T3">est, lu grandio-<text:line-break/>ribus exacta cartilago, </text:span><text:span text:style-name="T3">in valde grandibus </text:span><text:span text:style-name="T3">cartilago of-<text:line-break/>sca; et-quanto animantis, </text:span><text:span text:style-name="T3">genus </text:span><text:span text:style-name="T3">corporis mole vastius<text:line-break/>fuerit; tanto . plus osseae substantiae cartilago sortita esu<text:line-break/>Et lu: maximis, ubi plus osseae substantiae, gignitur, con</text:span><text:span text:style-name="T26">1</text:span><text:span text:style-name="T3">-<text:line-break/>venit .ipsam tunc appellare </text:span><text:span text:style-name="T3">os </text:span><text:span text:style-name="T3">cartilagineum, </text:span><text:span text:style-name="T3">non </text:span><text:span text:style-name="T3">car-<text:line-break/>tilaginem osseam; quod enim in his animalibus produt.<text:line-break/>citur, </text:span><text:span text:style-name="T3">mon </text:span><text:span text:style-name="T3">cartilaginis </text:span><text:span text:style-name="T3">adhuc exactae </text:span><text:span text:style-name="T3">naturam </text:span><text:span text:style-name="T3">, </text:span><text:span text:style-name="T3">sed nere<text:line-break/>•vocartilagineum corpus. Nullum vero.miraculum est-, in<text:line-break/>minutis ipsum animantibus dissectionum rudes penitus<text:line-break/>ignorare, </text:span><text:span text:style-name="T3">quum </text:span><text:span text:style-name="T3">in grandioribus frequenter ipsus lateat.<text:line-break/>At quid dico lu grandioribus? Nuper elephante maximo<text:line-break/>Romae; jugulato,. </text:span><text:span text:style-name="T3">• </text:span><text:span text:style-name="T3">plerique medici’ ad ; ipsius' dissectionem<text:line-break/>convenerant discendi .gratia; duosne cor .siaberet verti- -</text:span></text:p>
      <text:p text:style-name="P9"><text:span text:style-name="T3">.ces, an’ unum, et'ventriculosne duos, an tres. Ego<text:line-break/>autem et ante ipsius dissectionem asserebam, eandem cor-<text:line-break/>dis structuram cum aliis omnibus animalium aerem spi-<text:line-break/>.rantium inventum iri; quae</text:span><text:span text:style-name="T26">-</text:span><text:span text:style-name="T3">etiam ipsu divisu apparue-<text:line-break/>runti Item, os 'ipsius sine negotio reperi una cum fa-<text:line-break/>miliaribus digitos , admolitus</text:span><text:span text:style-name="T3">;- </text:span><text:span text:style-name="T3">at inexercitati sperantes<text:line-break/>id, quod lu niiis' animantibus appuret ; rta&lt; in magno </text:span><text:span text:style-name="T20">fe<text:line-break/></text:span><text:span text:style-name="T3">inventuros;’ ue,elephanti quidem"cqrios habere.putabant.<text:line-break/>Ego autem ostensurus ipsis eram, nisi familiares risissent;<text:line-break/>qliod attonitus--illpst ae sensus expertes propter </text:span><text:span text:style-name="T42">Ιΐόίώ<text:line-break/></text:span><text:span text:style-name="T3">ignorantiam conspicerent; et, quum adhortarentur, ne in-<text:line-break/>dicarem, fubticui.; Corde vero a .Caesuris coquisi exem-<text:line-break/>pto, misi aliquem ex familiaribus in hujusmodi exercita-<text:line-break/>tis.rogatum coquos , , ut os ipsius eximi sinerent»;" atque<text:line-break/>sic factum est. Servatur' idem apud nos etiam lliodie,<text:line-break/>erdiniae adeo, magnitudinis,;, ut. ab fis,.. qui. intuentur,<text:line-break/></text:span><text:span text:style-name="T3">- </text:span><text:span text:style-name="T3">mallo. modo„;credi queat, tantum ps medicos latuissem Jta</text:span></text:p>
      <text:p text:style-name="P10"><text:span text:style-name="T3">fane et maximae in animantibus partes inexercitatis igno-<text:line-break/>rantur. Ac miri nihil est, si etiam in .aliis multis- (quod<text:line-break/>ad anatomen spectat) Aristoteles erraverit, qui triplicem<text:line-break/>surum cor habere in magnis animalibus existimat. . Quod<text:line-break/>igitur in dissectionibus non exerritatus circa partium in-<text:line-break/>ventionem errorem commiserit, - neque mirandum est, ct<text:line-break/>condonare homini convenit. Ubi enim, qui totam suam ,<text:line-break/>vitam </text:span><text:span text:style-name="T3">huic </text:span><text:span text:style-name="T3">speculationi dedicarunt,' quemadmodum Ma-<text:line-break/>rinus, in plerisque falsi sunt, 'quid existimandum est iis<text:line-break/>accidere.,, qui repente, </text:span><text:span text:style-name="T3">ceu </text:span><text:span text:style-name="T3">'heri aut nudiustertius,' ipsam<text:line-break/>audierint, persuasi ea, quae prius non viderunt, ita ut<text:line-break/>decuo inspicere non aggrediantur? Ego itaque deos om-<text:line-break/>nes juro, multa, quae prius, nequaquam mihi</text:span><text:span text:style-name="T34">:</text:span><text:span text:style-name="T3"> erant </text:span><text:span text:style-name="T20">vifa,<text:line-break/></text:span><text:span text:style-name="T3">deinde aliquando nie animadvertisse; atque inter haec<text:line-break/>cordis os existit, quod neque ubi subditum fit, </text:span><text:span text:style-name="T3">, </text:span><text:span text:style-name="T3">neque<text:line-break/>an omnibus iniit animantibus, a praeceptoribus edoctus,<text:line-break/>non dubitari ipsum invenire, vifcere in minutas par-<text:line-break/>te* concisu ; hqec siquidem tutissima inquirendi’ ratio</text:span></text:p>
      <text:p text:style-name="P10"><text:span text:style-name="T3">videbatur. Postquam vero semel offendi suspensas ibidem<text:line-break/>membranarum radices et arterialiumvasorum exortus;<text:line-break/>primum equidem animum induxi, necesse esse in omni-<text:line-break/>bus animantibus naturam artificiosam hunc: scopum con-<text:line-break/>jectatam fuisse; deinde per </text:span><text:span text:style-name="T3">ipsam </text:span><text:span text:style-name="T3">quoque experientiam<text:line-break/>factus certior, primos’ partium dictarum exortus seque-<text:line-break/>bar.. Procedente autem </text:span><text:span text:style-name="T3">tempore, </text:span><text:span text:style-name="T3">quum 'hisce in rebus<text:line-break/>versarer, momento; omni corde proposito, ipsum citra<text:line-break/>negotium reperr, et familiarium haud pauci situs ossis<text:line-break/></text:span><text:span text:style-name="T3">in </text:span><text:span text:style-name="T3">corde regionem quam promptissime inveniunt. At; qui<text:line-break/>me administrantem • non vidit, fed. libris edoctus ad</text:span><text:span text:style-name="T26">1</text:span><text:span text:style-name="T3"> dis-<text:line-break/>Iectionem accedit, detecto quidem sinistro sinu, aperto<text:line-break/>autem lu longum toto aortae processu, his, inquam, file<text:line-break/>factis; si studiose radices aortae sequatur et membrana- </text:span><text:span text:style-name="T34">s<text:line-break/></text:span><text:span text:style-name="T3">rum, ex facili ipsum reperiet ;i etenim ‘ hujus radix eb<text:line-break/>venae arteriosae, insuper -membranarum</text:span><text:span text:style-name="T3">, </text:span><text:span text:style-name="T3">quae funt in<text:line-break/></text:span><text:span text:style-name="T3">ipsis, in- </text:span><text:span text:style-name="T3">cordis osse habetur.' Haec igitur omnia, ut</text:span></text:p>
      <text:p text:style-name="P26"><text:span text:style-name="T3">dixi, extracto animantis corde inspici possunt; ac prae»<text:line-break/>terea veluti</text:span><text:span text:style-name="T3">foveae </text:span><text:span text:style-name="T3">lu utroque sum penitius iprocedlen-<text:line-break/>tes; </text:span><text:span text:style-name="T3">quod si recenti </text:span><text:span text:style-name="T3">in animali diligenter sectionem mo-<text:line-break/></text:span><text:span text:style-name="T3">liaris</text:span><text:span text:style-name="T3">,-exaete comperies; Quin etiam licet vula cor in-<text:line-break/></text:span><text:span text:style-name="T3">volventia </text:span><text:span text:style-name="T3">. </text:span><text:span text:style-name="T3">cernere numerosa, ramorum serie invicem,<text:line-break/></text:span><text:span text:style-name="T3">juncta </text:span><text:span text:style-name="T3">lu id difflandi-, totum autem veluti iter occupare,<text:line-break/>qua sinus committuntur. </text:span><text:span text:style-name="T34">:</text:span><text:span text:style-name="T3"> . </text:span><text:span text:style-name="T3">i,<text:tab/></text:span><text:span text:style-name="T3">. </text:span><text:span text:style-name="T3">-t </text:span><text:span text:style-name="T3">©;.</text:span></text:p>
      <text:h text:style-name="Heading_20_2" text:outline-level="2">Cap. XI.</text:h>
      <text:p text:style-name="P58"><text:span text:style-name="T3">Ati. tuso corde nudato, videbis profecto,<text:line-break/>sinisteriorem ipsius </text:span><text:span text:style-name="T3">:-</text:span><text:span text:style-name="T3">ventriculum ad summum verticem<text:line-break/>alcendere, </text:span><text:span text:style-name="T3">dextrum </text:span><text:span text:style-name="T3">iuferius multo cessere et circum-<text:line-break/></text:span><text:span text:style-name="T3">scriptionem </text:span><text:span text:style-name="T3">subinde propriam habere, idque . magis lu<text:line-break/>magnis </text:span><text:span text:style-name="T3">animalibus, </text:span><text:span text:style-name="T3">ut equis, Tobus- et camelis, multo<text:line-break/>magis </text:span><text:span text:style-name="T3">in </text:span><text:span text:style-name="T3">elephantis</text:span><text:span text:style-name="T3">, </text:span><text:span text:style-name="T3">nonnunquam .vero </text:span><text:span text:style-name="T3">lu </text:span><text:span text:style-name="T3">minutis </text:span><text:span text:style-name="T3">etiam.<text:line-break/>-Nam. </text:span><text:span text:style-name="T3">gallum quispiam diis sacrificans .cor invenit duobus<text:line-break/>fastigiatnm verticibus; deinde </text:span><text:span text:style-name="T20">ratus,</text:span><text:span text:style-name="T3">id:- esse augurium,<text:line-break/>hujus interpretes disquirebat. Casu autem in me </text:span><text:span text:style-name="T3">inciy<text:line-break/>dens </text:span><text:span text:style-name="T3">duo in. uno animante corda, cum </text:span><text:span text:style-name="T3">diis sacrificaret,</text:span></text:p>
      <text:p text:style-name="P10"><text:span text:style-name="T3">su invenisse dixit; atqui duo non erant, ut arbitrabatur,<text:line-break/>sed dextri vertex circumscriptionem peculiarem habebat.<text:line-break/>•Nam sciendum 'tibi probe est, animal, vel elephante gran-<text:line-break/>-dius, vel alauda minutius, quod aerem spiret, similem<text:line-break/>cordis structuram obtinere; praestat autem non simile di-<text:line-break/>.cere, fed specie eandem. " Quale autem piscibus , vel in<text:line-break/>totum iis, quae in aqua vivunt riecr iusit, procedenti<text:line-break/>.commentario docebimus: in praesentia autem prius de<text:line-break/>animalibus aerem spirantibus examen constituemus. Ita-<text:line-break/>que horum omnium eandem cordis structuram invenies,<text:line-break/>similiter </text:span><text:span text:style-name="T3">et </text:span><text:span text:style-name="T3">pulmonis,' qualem paulo superius , enarravi.<text:line-break/>-Unum vero in ipsis reliquum adhuc esse ridetur'; "quod<text:line-break/>in nervorum dissectione explicabitur, tum de hoc nisile-<text:line-break/>re, tum de corde. Ad haec cordis auriculas extra ven-,<text:line-break/>triculos ipsius; consistere dicemus; verum' fi quis amiculas<text:line-break/>partes ipsius cornis ponens, sicut Herophilus, ampliorem<text:line-break/>orificiorum nuinerunr producat, etiam hoc ab Erasistrati</text:span></text:p>
      <text:p text:style-name="P10"><text:span text:style-name="T3">nostraque sententia discrepare videbitur, nam ornuia<text:line-break/>quatuor vaforum cordis, orificia quatuor esse diximus.-<text:line-break/>Quomodo autem exacte - discernas, ex commentariis de<text:line-break/>dissensione anatomica conscriptis perdisces; nam et in<text:line-break/>his quatuor apparentibus anatomici inter se discordant,<text:line-break/>quae primo volumine de. ipsorum placitis pertractu. Si-<text:line-break/>quidem unum venosae arteriae os in sinistro ventriculo<text:line-break/>habetur, in. quo etiam - membranae foris intro nutant,<text:line-break/>non tamen unum diutius permanet, fed .statim ima lu-<text:line-break/>tercapedine in quatuor' partes discissum est, quarum sin-<text:line-break/>gulae in singulas pulmonis fibras porriguntur. </text:span><text:span text:style-name="T52">Qnod.au-<text:line-break/></text:span><text:span text:style-name="T3">lem pulmonis fibrae non impares numero, ut jecinoris;-<text:line-break/>existunt, fed in omnibus animantibus, de quibus verba<text:line-break/>fecimus, duae in dextra ipsius parte habentur, duae ve-.c<text:line-break/>ro in sinistra, apud omnes in confesso esu Insuper con-<text:line-break/>venit, si non luter omnes, certe inter eos, qui :exactius<text:line-break/>dissecant, in dextra thoracis, parte quintam quandam </text:span><text:span text:style-name="T3">i<text:line-break/></text:span><text:span text:style-name="T3">fibram exiguam, veluti alterutrius subolem, consistere.</text:span></text:p>
      <text:p text:style-name="P10"><text:span text:style-name="T3">Facillime ipsam comperis ad venam cavam animum di-<text:line-break/></text:span><text:span text:style-name="T3">rigens, illi </text:span><text:span text:style-name="T3">liqurdem subjacet, qua primum in thoracem,<text:line-break/></text:span><text:span text:style-name="T3">relictu septo, </text:span><text:span text:style-name="T3">incidit. Nonnunquam et cavitatem quan-<text:line-break/></text:span><text:span text:style-name="T3">dam. in </text:span><text:span text:style-name="T3">superficie manifesto est moirspicere</text:span><text:span text:style-name="T3">, </text:span><text:span text:style-name="T3">cui vena,<text:line-break/></text:span><text:span text:style-name="T3">dum vivit </text:span><text:span text:style-name="T3">adhuc animal, affirmatur; nam post .obitum<text:line-break/></text:span><text:span text:style-name="T3">palmo </text:span><text:span text:style-name="T3">semper collapsus et exiguus apparet, haud pau-<text:line-break/></text:span><text:span text:style-name="T3">ca ipsius </text:span><text:span text:style-name="T3">et thoracis facta intercapedine, contra quam<text:line-break/></text:span><text:span text:style-name="T3">vivo </text:span><text:span text:style-name="T3">animali habebat. Ac de hoc in sequentibus agetur,<text:line-break/></text:span><text:span text:style-name="T3">nbi </text:span><text:span text:style-name="T3">totum de corde sermonem absclverimus; etenim su-<text:line-break/>pterest dicendum, quomodo ipsum, vivente adhuc .animali,<text:line-break/>citra thoracis sururun convulnerationem detegas.</text:span></text:p>
      <text:h text:style-name="Heading_20_2" text:outline-level="2">Cap. XiI.</text:h>
      <text:p text:style-name="P58"><text:span text:style-name="T3">Itaque, si paulo antedicta de pericardii tu-<text:line-break/>nicae in sterno conirexu. lu memoriam revocaveris, haud<text:line-break/>difficile, quo pacto cor detegendum fit, comperies. Pla-<text:line-break/>num namque est, neque aliter, quam in mortuo anluran-<text:line-break/></text:span><text:span text:style-name="T3">te, </text:span><text:span text:style-name="T3">nudandnin, veluti praediximus. Sed melini est for-<text:line-break/>fan totum sermonem perspicuitatis gratia repetere. Sit</text:span></text:p>
      <text:p text:style-name="P10"><text:span text:style-name="T3">igitur juvenile adhud animal, ut scalpello sectionem sine<text:line-break/>cultris peragas excisoriis. Figuretur resupinum in assere,<text:line-break/>quales permultos mihi praeparatos vides, e t parvos, et gran-<text:line-break/>diores, quo unus aliquis animali, quod supra ipsum exten-<text:line-break/>ditur, proportionalis semper reperiatur. Hic asser fora-<text:line-break/>mina habebit, per quae non solum funiculus, imo etiam<text:line-break/>crassius aliquod corpus facillime queat trajici. Docebitur<text:line-break/>aliquis ex famulis, quum resupinum asseri inclinat ani-<text:line-break/>mal, vincula ni quatuor circumdare, singulis cruribus<text:line-break/>unum, et vinculorum extrema deorsum trajicere, invi-<text:line-break/>cenique illic colligare. Pili, si grandiores in pectore<text:line-break/>animal habeat, et hi' auferentur. Haec quidem dissecan-<text:line-break/>di animantis praeparatio esu Tu vero, ut dictum est,</text:span><text:span text:style-name="T3">;<text:line-break/></text:span><text:span text:style-name="T3">prope ipsum pectus recta superne deorsum verius fectio-<text:line-break/>ne adusque mucronatam cartilaginem grandi scalpello, se-<text:line-break/>cato; mox-inde conversus, er scalpello adactu, transver-<text:line-break/>sa sectione sternum a subjacentibus separa, utro libeat<text:line-break/>modo, siye cum mucronata cartilagine-, sive etiam solum;</text:span></text:p>
      <text:p text:style-name="P10"><text:span text:style-name="T3">inde remotam, ut habes, eodem scalpelli ictu adihisal<text:line-break/>similiter secans a sterno</text:span><text:span text:style-name="T20">, </text:span><text:span text:style-name="T20">ad illam</text:span><text:span text:style-name="T3"> usque partem, qua<text:line-break/>rnortini animante pericardium ipsi, subhaerescens con-<text:line-break/>spexeras. Haec itaque rn mortuo etiam animali facere<text:line-break/>tibi praecipiebam. </text:span><text:span text:style-name="T3">- </text:span><text:span text:style-name="T3">In vivo autem idem sane administra-<text:line-break/>tiouis modus est,? quantum ad fectionem pertinet; verum<text:line-break/>nonnihil praeterea accedit, sie quo iis, qui me dissecan-<text:line-break/>tem viderunt, longis fernronihus non,opus est; Qui au-<text:line-break/>tem non viderunt, illis exponere necesse est, quod ex<text:line-break/>thorace arteriae et venae ad praecordia elabnntur prope<text:line-break/>mucronatae cartilaginis radicem, singula utrimque paria;<text:line-break/>qnihiis dissectis, necessario in dicta dissectione sanguinis<text:line-break/>profluvium accidit, et praesertim ex arteriis. Nihil au-<text:line-break/>tem adeo universam manus operationem in animantis<text:line-break/>corpore folet perturbare ac sanguinis profluvium. , Quod<text:line-break/>praeficiens </text:span><text:span text:style-name="T3">'tu</text:span><text:span text:style-name="T3">, quatenus primum erumpentem ex arteria'<text:line-break/>sanguinem videris, finita jam declini sectione, quam ci-<text:line-break/>tissime scalpellum lu transversae' iectionis figuram detor-</text:span></text:p>
      <text:p text:style-name="P10"><text:span text:style-name="T3">quebis, sicuti est explicatum. Sinistrae vero munus di-<text:line-break/>gitis duobus, indice’ puta et magno, illam sterni par-<text:line-break/>tem comprehendes, qua arteria, sanguinem profundens<text:line-break/>apparet, ut simul alter digitus orificii sit operculum,<text:line-break/>simul ex ambobus tuta ossis totius fiat "apprehensio. Por- -<text:line-break/>ro 'conaberis duo haec munia uno subire tempore, scal-<text:line-break/>pello quidem secare quam celerrime, declivis lineae ter-<text:line-break/>mino priorem transversam connectens,. deinde acclivem ,<text:line-break/>digitis autem sternum senrper reflectere. Nam, hoc probe<text:line-break/>revulso, haemorrhagiae causam sisti statim accidit, sectio-<text:line-break/>ne videlicet prope alterum orificium a chirurgo retenta, '<text:line-break/>videturque pericardii connexus</text:span><text:span text:style-name="T3">, - </text:span><text:span text:style-name="T3">qui ad sectionis .finem<text:line-break/>te'veluti manu deducit. Nam, sterno reflexo,,,ima pars</text:span></text:p>
      <text:p text:style-name="P14"><text:span text:style-name="T26">1</text:span><text:span text:style-name="T3"> alta evadit, et sanguinis fluor tali figura imminuitur; ad<text:line-break/>haec vasorum, quae in fuperna regione simul cum ster-<text:line-break/></text:span><text:span text:style-name="T3">no </text:span><text:span text:style-name="T3">flectuntur, et non statim in pronum vergurit, situs'<text:line-break/>transmutatur, quoniam ab interna parte duo grandium</text:span></text:p>
      <text:p text:style-name="P10"><text:span text:style-name="T3">arteriarum venarumque conjugia sterno subdita sunt, quas<text:line-break/>ad radicem mucronatae cartilaginis ad praecordia ela-<text:line-break/>bentes </text:span><text:span text:style-name="T3">in </text:span><text:span text:style-name="T3">hac munus admluistratione praecidi diximus.<text:line-break/>In. alia vero' adrninistratione, qua costarum flexus volui<text:line-break/>divideres, ubi primum ex osse in cartilaginem degene-<text:line-break/></text:span><text:span text:style-name="T3">rant, nullus </text:span><text:span text:style-name="T3">.sanguinis profluvii ob rusorum parvitatem<text:line-break/>metus </text:span><text:span text:style-name="T3">esu. </text:span><text:span text:style-name="T3">Commode</text:span><text:span text:style-name="T3">. </text:span><text:span text:style-name="T3">vero sectio illa per alteram par-<text:line-break/>tem. ducitur ei ;E qui mulmonis adhuc </text:span><text:span text:style-name="T3">rivi </text:span><text:span text:style-name="T3">arterias volet<text:line-break/>inspicere. </text:span><text:span text:style-name="T3">At, </text:span><text:span text:style-name="T3">quae hic mihi proposita est, ad alia, con-’<text:line-break/>ducit, de quibus deinceps dicetur; caeterum ilIaefas<text:line-break/>utrasque thoracis caritates servato. Iam vero alia quae-<text:line-break/>dam tertia administratio est, quae quidem vivo adhuc<text:line-break/>animante celebratur; scd a priore dicta variat, quod in<text:line-break/>ntraque thoracis parte similis sectio ducatur. Hujus igi-<text:line-break/></text:span><text:span text:style-name="T3">tur 'usum </text:span><text:span text:style-name="T3">paulo post audies. Primae vero usum abunde •<text:line-break/></text:span><text:span text:style-name="T3">jam. sutis </text:span><text:span text:style-name="T3">didicisti;' proinde -opportunum est, de modo<text:line-break/>proposita inaudias; . quam optime obibis, corde quidem</text:span></text:p>
      <text:p text:style-name="P10"><text:span text:style-name="T3">detecto, sinibus autem thoracis inviolatis. Nonnunquam<text:line-break/>igitur nicta jam adrnluistratione cordis panniculus divisus<text:line-break/>est, subinde vero illaesus permanet. Porro utrisque com-<text:line-break/>mune est, ut dividas ipsum, quoad cor detegatur, nec<text:line-break/>membranas, - quae thoracem luterseprunt, convulneres;<text:line-break/>nam, qualibet ipsarum vulnerata, animal in illa fympto-<text:line-break/>mata lucidat necesse est, quae in sequenti sermone, tho-<text:line-break/>race confosso, evenire dicentur. At, corde denudato, orn-<text:line-break/>nes ipsius functiones incolumes servare tibi propositum<text:line-break/>est, quemadmodum etiam servantur; siquidem et respi-<text:line-break/>rare similiter .et clamare animal vides, ac, si a vinculis<text:line-break/>ipsum liberes, currere, sicut prius consuerit. At, si<text:line-break/>vulnus vinculis adhuc comprimas, 'etiam cibum assume-<text:line-break/>re, si esuriat, conspicis, et bibere, si sitiat. Et quid<text:line-break/>miri est ? cum Marylli Mimographi puer curatus sit<text:line-break/>vrvatque adhuc, etsi cor aliquando ipsi fuerit de-<text:line-break/>.teclunu Verisimilius, est igitur, animal rationis,'expers,</text:span></text:p>
      <text:p text:style-name="P27"><text:span text:style-name="T3">quanto minns homine afficitur, nihil ab hujusmodi vul-<text:line-break/>mere pati.</text:span></text:p>
      <text:h text:style-name="Heading_20_2" text:outline-level="2">Cap. XIll.</text:h>
      <text:p text:style-name="P58"><text:span text:style-name="T3">Quoniam vero feme! curati pueri men-<text:line-break/>tionem feci, nihil mali fuerit omnia, quae ipsi eveno-'<text:line-break/>'rnnt, percensere. Nam propter historiae utilitatem, etiamsi</text:span><text:span text:style-name="T3">*<text:line-break/></text:span><text:span text:style-name="T3">ad praesens opus nihil attineat, non abs re suerit ea'<text:line-break/>commemorare. * Ictus puer ille lu sterno in palaestra, ne-<text:line-break/>glectus primum est, deinde parum probe curatus. • Post </text:span><text:span text:style-name="T3">v<text:line-break/></text:span><text:span text:style-name="T3">menses quatuor pus= in. parte percussa apparuit; hoc au-<text:line-break/>ferre cogitans medicus puerum incidit, et (ut putabat) </text:span><text:span text:style-name="T3">"<text:line-break/></text:span><text:span text:style-name="T3">subito ad cicatricem vulnus perduxit; possea rursus in.- </text:span><text:span text:style-name="T3">'•<text:line-break/></text:span><text:span text:style-name="T3">flammario oborta </text:span><text:span text:style-name="T3">est, </text:span><text:span text:style-name="T3">mox quoque abscessus; iterum se-<text:line-break/>cius puer* est, nec amplius cicatrix obduci potuit. Qua-</text:span><text:span text:style-name="T42">ΐ<text:line-break/></text:span><text:span text:style-name="T3">propter herus ipsius, pluribus , medicis jconvocatis, inter<text:line-break/>quos ego quoque eram , deliberare super curatione pueri -<text:line-break/>jussit. Quum autem </text:span><text:span text:style-name="T3">sideratio </text:span><text:span text:style-name="T3">seu sphacelus sterni affe-<text:line-break/>etus videretur omnibus, appareret autem </text:span><text:span text:style-name="T20">et</text:span><text:span text:style-name="T3"> cordis a sini-<text:line-break/>stra, ipsitis parte motus, nemo affectum os excidere aude-</text:span></text:p>
      <text:p text:style-name="P9"><text:span text:style-name="T3">bat;' quippe arbitrabantur thoracis perforationem necessa-<text:line-break/>rio fotaram. Ego autem citra vocatam proprie a medi-<text:line-break/>cis perforationem adhibitam pollicitus sum’ </text:span><text:span text:style-name="T3">me </text:span><text:span text:style-name="T3">excisurum ;<text:line-break/>de absoluta vero curatione nihil promisi/ quum incertum'<text:line-break/>esset, num aliquid ex iis, quae sterno fubjacent, suerit<text:line-break/>affectum, et quatenus affectum. Itaque, regione detecta,’<text:line-break/>amplius nihil in sterno lansum apparuit, quam quod ab<text:line-break/></text:span><text:span text:style-name="T3">• </text:span><text:span text:style-name="T3">initio statim videbamus; quare etiam magis ad manus</text:span></text:p>
      <text:p text:style-name="P8"><text:span text:style-name="T3">operationem venire, sum ausus, cum jam fines, quibus<text:line-break/></text:span><text:span text:style-name="T3">. </text:span><text:span text:style-name="T3">arteriae </text:span><text:span text:style-name="T3">et </text:span><text:span text:style-name="T3">venae subhaerescunt, utrinque illaesi occur-</text:span></text:p>
      <text:p text:style-name="P11"><text:span text:style-name="T3">rissent. Quum vero affectum os ab eo potissimum loco<text:line-break/>excidissem, in quo talis pericardii vertex adnascitur,<text:line-break/>quum que nudum cor </text:span><text:span text:style-name="T20">appareret,</text:span><text:span text:style-name="T3"> (quippe pericardium</text:span></text:p>
      <text:p text:style-name="P14"><text:span text:style-name="T3">* </text:span><text:span text:style-name="T3">computruerat) ob. hoc quidem haud bonam statim spem<text:line-break/>de puero habebam, attamen in totuin brevi temporis<text:line-break/>spatio persanatus est; quod non accidisset, si nemo af-<text:line-break/>fectum os abscindere ausus suisset; nemo autem tentus-<text:line-break/></text:span><text:span text:style-name="T20">fot,-</text:span><text:span text:style-name="T3"> </text:span><text:span text:style-name="T3">nisi lu aninluistrationibus anatomicis praeexercitatus.</text:span></text:p>
      <text:p text:style-name="P28"><text:span text:style-name="T3">Alius quidum eodem tempore, putridum tumorem ex humo-<text:line-break/>Ium decubitu in brachio secans, insignem arteriam situs par-<text:line-break/>tiunr ignorantia secuit, subitoque ob sanguinis profluvium<text:line-break/>conturbatus .est,., et quum, vix ipsam excipere posset, ut<text:line-break/>Iaqueo interciperet (erat enim profundior), repente qui-<text:line-break/>dem ex Ianguuiis .fluore periculum repulit, sed alia ra- _<text:line-break/>tione hominem jugulavit, gangraena videlicet propter.lar<text:line-break/>queum occupante arteriam marime et primum, .delude<text:line-break/>omnia ipsi circumdata. Haec igitur ex multis pauca obi-<text:line-break/>ter, dicta sunt, quae. cordatis lectoribus praesentis ecm-<text:line-break/>mentarii utilitatem indicant.</text:span></text:p>
      <text:h text:style-name="Heading_20_2" text:outline-level="2">Cap. XIV.</text:h>
      <text:p text:style-name="P61"><text:span text:style-name="T3">Sed iterum ad propositum initio sermo- *<text:line-break/>nem revertor: in quo tria administrationis genera yivc<text:line-break/>animante celebrari dicebam, partim habentia inter se<text:line-break/>quid ecmmuire, partim proprium. Vel .enim arteriis<text:line-break/>pulmonum inspiciundis una satisfacit sectio ad costarum ,<text:line-break/>flexus • deducta,; </text:span><text:span text:style-name="T20">vel</text:span><text:span text:style-name="T3"> etiain praeter liauc alia quaedam lu</text:span></text:p>
      <text:p text:style-name="P10"><text:span text:style-name="T3">•reliqua thoracis parte facta, cujus utilitatem mox dicturus </text:span><text:span text:style-name="T3">'<text:line-break/></text:span><text:span text:style-name="T3">sinu. His succedit tertia administratio, qua oor quidem<text:line-break/>detegitur, thorax </text:span><text:span text:style-name="T3">autem </text:span><text:span text:style-name="T3">non perforatur. Nullum siquidem<text:line-break/>miraculum est, vulnus thoracis quoddam fieri, perforationem<text:line-break/>non fieri;. siquidem sectionem, quae in spatiosam pulmonis<text:line-break/>scdis capacitatem penetrat, nominant perforationem; reli-<text:line-break/>qua vero omnis divisio ipsius vulneratio quidem dicitur,<text:line-break/>perforatio non item. Quorsum igitur cor sic denudare </text:span><text:span text:style-name="T20">coni-<text:line-break/></text:span><text:span text:style-name="T3">ducit? Primum,.ut, quali modo pulset, clare conspiciamus;<text:line-break/>et num in </text:span><text:span text:style-name="T3">diastole </text:span><text:span text:style-name="T3">thoracem feriat, ad sterni regionem ac-<text:line-break/>cedens, an quo-tempore systolen efficiat. Secundum est, ut,<text:line-break/>magna </text:span><text:span text:style-name="T3">in </text:span><text:span text:style-name="T3">animali arteria detecta, (sicut me illam, quae<text:line-break/>apud inguina habetur, nudare conspexistis) exacte consi-<text:line-break/>deremus,- utrum, quando </text:span><text:span text:style-name="T3">cor </text:span><text:span text:style-name="T3">dilatatur, arteria </text:span><text:span text:style-name="T20">contraha-<text:line-break/>tur g</text:span><text:span text:style-name="T3"> et quando cor demittitur, ipsa attollatur, </text:span><text:span text:style-name="T3">‘an </text:span><text:span text:style-name="T3">ambo<text:line-break/>eodem tempore et contrahuntur et dilatentur. Tertium,<text:line-break/></text:span><text:span text:style-name="T3">ut </text:span><text:span text:style-name="T3">digitis vel etiamj forcipe cor excipientes (qufemadmui-</text:span></text:p>
      <text:p text:style-name="P9"><text:span text:style-name="T3">dum ego factitare consuevi, quod facile ipsum digitis<text:line-break/>exiliret,) intueamur, qualinam symptomate animans.cor-<text:line-break/>ripiatur.-vAdhaec,-ut eos,' qui dicunt, si laqueo exof-<text:line-break/>tum grandis arteriae, vel (ut quidam alii ajunt) venosae<text:line-break/>intercipias, quae in pulmones defertur, hujusmodi lym-<text:line-break/>ptomata animali ' evenire (dicunt autem non eadem om-<text:line-break/>nes),-mendaces ostendamus.; quoniam neque laqueus ali-<text:line-break/>quis, nisi thorace perforato, circumdari potest, neque, si<text:line-break/>circumdetur, stringere adeo arctim radicem arteriae; ut<text:line-break/>orificium ipsius obstruat. Haec autem dicere femper eos<text:line-break/>expertus sum,, qui neque nudare cor sine perforatione<text:line-break/>possunt. Sed, si quis etiam eos cogeret -ad hanc admini-<text:line-break/>strationem perficiendam, statim ubi thoracem persorarlut,<text:line-break/>hoc ,assequi dicunt esse difficile; eoque administrationem<text:line-break/>hanc in posterum disserunt.- Quippe, si prospere detectio<text:line-break/>successisset, laqueo utique circumposito ostendissent inani-<text:line-break/>festo, quae, erant polliciti. Nos igitus sucus ac illi, quae<text:line-break/>- pollicemur, etiam re comprobamus. Nam, corde’ ex la-</text:span></text:p>
      <text:p text:style-name="P10"><text:span text:style-name="T3">nili delecto- citra- alicujus membranarum, quae thoracis </text:span><text:span text:style-name="T3">t-<text:line-break/></text:span><text:span text:style-name="T3">«rapacitatem consepiunt, vulnerationem; .hortamur ipsus<text:line-break/>laqueum vasis a corde exorientibus '.circumdare; </text:span><text:span text:style-name="T3">.. </text:span><text:span text:style-name="T3">Hi </text:span><text:span text:style-name="T3">vero<text:line-break/>eaterrus, verum sine profectu, urgentur; donec membra- </text:span><text:span text:style-name="T3">i<text:line-break/></text:span><text:span text:style-name="T3">nam aliquam divellant -saciantque perforationem, </text:span><text:span text:style-name="T3">'tunc<text:line-break/></text:span><text:span text:style-name="T3">enim ne manum quidem admoliri, amplius oportere di-<text:line-break/>cunt. Nos- autem protinus in alio iterum animante . cor.<text:line-break/>denudatum ipsis exhibemus., ' cogimusqne. denuo aggredi, </text:span><text:span text:style-name="T3">i<text:line-break/></text:span><text:span text:style-name="T3">quoad fe. turpiter in iis gesserint,- quae superbe jactita-<text:line-break/>bant. Etenim vasorum exortum fune excipere non pof-<text:line-break/>sis, cordis autem basim postis; verum animal statim<text:line-break/>commoritur. Tale quid etiam ei accidit, qui dicebat,<text:line-break/>venosa arteria fune intercepta., ubi cor citra thoracis',<text:line-break/>perforationem fuerit denudatum, pulmones femper rna- -<text:line-break/></text:span><text:span text:style-name="T3">nere </text:span><text:span text:style-name="T3">dilatatos, multis testibus a quodam ex familiaribus </text:span><text:span text:style-name="T3">,<text:line-break/></text:span><text:span text:style-name="T3">nostris </text:span><text:span text:style-name="T3">reprehenso. Tanta quidam arrogantia </text:span><text:span text:style-name="T3">simul </text:span><text:span text:style-name="T3">et<text:line-break/></text:span><text:span text:style-name="T3">audacia de </text:span><text:span text:style-name="T3">iis, quae ignorant, apud </text:span><text:span text:style-name="T3">indoctos pronun--</text:span></text:p>
      <text:p text:style-name="P10"><text:span text:style-name="T3">ciant, et praesertim quum de venosa arteria disserunt,<text:line-break/>quae intra cordis auriculam quoque disclutlitur. Alii au-<text:line-break/>tem, tanquam singularis ipsa oriatur, laqueo injecto duo<text:line-break/>haec animali accidisse ajunt, nempe ut omnes "quidem<text:line-break/>arteriae toto corpore redderentur immobiles</text:span><text:span text:style-name="T3">, </text:span><text:span text:style-name="T3">tanquam<text:line-break/>suppeditatione spiritus ipsas replentis destitutae, pulmo au-<text:line-break/>tem pari intervallo persisteret, corde nihil interim ab ipso<text:line-break/>trahente. Alii vero produnt, laqueo asperae arteriae cir-<text:line-break/>cumdato, pulmonem moveri se ostendisse, non adiicien-<text:line-break/>tes praeterea iis, quae, dicunt aut perscribunt, (nam<text:line-break/>haec quoque a nonnullis memoriae prodita sunt,) quo<text:line-break/>modo pulmonem submitti conspexerint, utrum sine thora-.<text:line-break/>eis perforatione, an eo perforato; .nam utrum que absur-<text:line-break/>dum est. Perforato quidem,, omnia, quae .ad respiratio-<text:line-break/>nem ministrant, destruuntur; -antequam vero perforatus<text:line-break/>sit, nequaquam ipsum queas intueri, nisi forte, costa ex-<text:line-break/>• cisa; succingentem membranam conserves integram ; quam-<text:line-break/>quam ne hoc quidem dicant, qni hujusmodi nugantur.</text:span></text:p>
      <text:p text:style-name="P10"><text:span text:style-name="T3">Verum de his iterum in propria thoracis dissectione per-<text:line-break/>agemns; ad ea autem, quae lu </text:span><text:span text:style-name="T3">corde </text:span><text:span text:style-name="T3">denudato apparent;<text:line-break/>revertimur.</text:span></text:p>
      <text:h text:style-name="Heading_20_2" text:outline-level="2">Cap. XV.</text:h>
      <text:p text:style-name="P58"><text:span text:style-name="T3">Restabat enim tertius administrationis<text:line-break/>modus, quo thoracis prope costarum flexus sectiones<text:line-break/>fiunt. Notum vero est, animal in tali operatione suffoca-<text:line-break/>tum emori, respiratione ipsi pereunte. Atque haec sunt,<text:line-break/>quae circa cor- apparent. Prius autem sermone repetito'<text:line-break/>administrationem, quae manu fit, exequar, ne vel mini-<text:line-break/>mum relinquatur ludiscussmn obscurumque. Cognitis<text:line-break/>jam exacte in- mortuo animante flexuum locis,- quibus<text:line-break/>singulae costae flectuntur, memoriaeque mandatis, ani-<text:line-break/>mal aggredere, - ubi resupinum prius ipsum, quo docui<text:line-break/>modo, figuraveris; administratio autem erit talis. Pili<text:line-break/>ex illis thoracis sedibus auferuntur; quas incisurus es;<text:line-break/>duas sectiones ad animalis longitudinem ducis, costarum-<text:line-break/>qne flexus, sicuti est expositum, dirimis; delude aliam</text:span></text:p>
      <text:p text:style-name="P10"><text:span text:style-name="T3">rursus transversam lineam </text:span><text:span text:style-name="T3">tertiam </text:span><text:span text:style-name="T3">per mucronatam car-<text:line-break/>tilagineniancidis, • ubi videlicet arteriae et venae occur-<text:line-break/>runt.. Sed in praesentia non est, quod sanguinis fluorem<text:line-break/>magnopere extimescas; quippe non. statuis nunc vivum<text:line-break/>ccinservare animus Tamen, ut nuper' dixi, toto sterno<text:line-break/>iursum reflexo, sub eo post tres nominatas sectionem du-<text:line-break/>ces, pericardium a sterno liberans. Quod si etiam vul-<text:line-break/>neraveris et totum quomodocunque pertuderis, sine<text:line-break/>cordis tamen laesione, nihil ’ sis ad praesentia sollicitus;<text:line-break/>quoniam in tali anatome proponis utrosque cornis sinus<text:line-break/>aeque pulsantes contemplari, non'(ut quidam censent)<text:line-break/>solum finisseriorem. Caeterum ex abundanti evidentius<text:line-break/>adhuc, quam antea, 'videbis arterias </text:span><text:span text:style-name="T26">1</text:span><text:span text:style-name="T3"> aut vicissim aut<text:line-break/>eodem tempore et rhythmo' per totum 'animal diastolen<text:line-break/>et:systolen efficere. Haec igitur confestim, ipso detecto,<text:line-break/>• inndtescunt; procedenti vero tempore breves utriusque /<text:line-break/>ventriculi - motus longis quietibus intercipiuntur. larn<text:line-break/>vero 'dextri 'sinus diastole peculiari'ipsius natura perfici-</text:span></text:p>
      <text:p text:style-name="P29"><text:span text:style-name="T3">tur; et hujusmodi spectabis potissimum, ubi. prope im-<text:line-break/>nrohiles evaserint. Primum etenim utraque ipsorum,<text:line-break/>quae ad verticem consistunt, moveri cessant; mox quae<text:line-break/>his proxima sunt; atque hoc fit perpetuo, donec solae<text:line-break/>bules moveri relinquantur. Et his demum cessantibus<text:line-break/>languidus brevisque motus ex longis intervallis in cor-<text:line-break/>dis auribus apparet Proinde hujus'.'rei .evidentis </text:span><text:span text:style-name="T20">quae-<text:line-break/>nam sit</text:span><text:span text:style-name="T3"> causa,, lu otio, disquirendum censeo:; non enim<text:line-break/>ratio est, quod appendices diutius ipso cornis corpore<text:line-break/></text:span><text:span text:style-name="T3">moveri </text:span><text:span text:style-name="T3">videantur. Atqui nobis non institutum est hoc<text:line-break/>opere causas perscrutari, sed ea duntaxat, quae,in dis-<text:line-break/>sectionibus apparent.'<text:tab/>, ,</text:span></text:p>
      <text:h text:style-name="Heading_20_2" text:outline-level="2">Cap. XVI.</text:h>
      <text:p text:style-name="P58"><text:span text:style-name="T3">Quae igitur necessaria utiliaque scitu<text:line-break/></text:span><text:span text:style-name="T3">in </text:span><text:span text:style-name="T3">dorde habentur, vivo adhuc annuali administrantibus,<text:line-break/>dicta propemodum sunt. omnia, et satius </text:span><text:span text:style-name="T3">foret </text:span><text:span text:style-name="T3">ad ea,<text:line-break/></text:span><text:span text:style-name="T3">quae </text:span><text:span text:style-name="T3">in thorace et pulmone visuntur, digredi., </text:span><text:span text:style-name="T3">Quo-<text:line-break/>niam vero </text:span><text:span text:style-name="T3">nonnulli eorum, qui se arteriam sanguinis</text:span></text:p>
      <text:p text:style-name="P10"><text:span text:style-name="T3">inanem</text:span><text:span text:style-name="T42">.</text:span><text:span text:style-name="T3">evidenter ostensuros promittunt,' inverecunde nu-<text:line-break/>gantur, alius alium de iis, quae ex dissectione viden-<text:line-break/>tui, mendacii arguentes, horum causa .etiam lue dlu-<text:line-break/></text:span><text:span text:style-name="T3">tius </text:span><text:span text:style-name="T3">subsistere oportebit Quum igitur unus aliquis pro-<text:line-break/></text:span><text:span text:style-name="T3">mitteret </text:span><text:span text:style-name="T3">seinper magnam arteriam sanguinis vacuam </text:span><text:span text:style-name="T3">se<text:line-break/>ostensurum,- </text:span><text:span text:style-name="T3">nunquam autem ostenderet, etsi juvenes<text:line-break/></text:span><text:span text:style-name="T3">laudis </text:span><text:span text:style-name="T3">cupidiores animalia ipsi afferrent </text:span><text:span text:style-name="T3">hortarenturque,<text:line-break/>'ut </text:span><text:span text:style-name="T3">indi caret, non sine praemio facturum fe respondit.<text:line-break/></text:span><text:span text:style-name="T3">Mox, </text:span><text:span text:style-name="T3">cum illi mille denarios lu medium deposuissent,<text:line-break/>ut, si ostenderet, mercedis </text:span><text:span text:style-name="T3">loco </text:span><text:span text:style-name="T3">acciperet, multa quidem<text:line-break/>haesitabundus </text:span><text:span text:style-name="T3">cunctandi </text:span><text:span text:style-name="T3">diverticula </text:span><text:span text:style-name="T3">quaerebat. At quum<text:line-break/></text:span><text:span text:style-name="T3">omnes, qui aderant, eum urgerent,.' ausus </text:span><text:span text:style-name="T3">est, </text:span><text:span text:style-name="T3">sumptu </text:span><text:span text:style-name="T3">lu<text:line-break/>‘manus scalpello, sinistram </text:span><text:span text:style-name="T3">thoracis </text:span><text:span text:style-name="T3">partem </text:span><text:span text:style-name="T3">incidere, </text:span><text:span text:style-name="T3">ubi<text:line-break/></text:span><text:span text:style-name="T3">potissimum facta perforatione magnam </text:span><text:span text:style-name="T3">sibi </text:span><text:span text:style-name="T3">arteriam </text:span><text:span text:style-name="T3">evi-<text:line-break/>denter apparere </text:span><text:span text:style-name="T3">putabat. Porro tam </text:span><text:span text:style-name="T3">exercitatus in </text:span><text:span text:style-name="T3">ana-<text:line-break/></text:span><text:span text:style-name="T3">tonus repertus </text:span><text:span text:style-name="T3">est, </text:span><text:span text:style-name="T3">ut </text:span><text:span text:style-name="T3">super </text:span><text:span text:style-name="T3">os </text:span><text:span text:style-name="T3">sectionem </text:span><text:span text:style-name="T3">duceret Alius<text:line-break/>ex hoc grege </text:span><text:span text:style-name="T3">intercostale persecuit, sed </text:span><text:span text:style-name="T3">cousestim prima<text:line-break/>lectione tum </text:span><text:span text:style-name="T3">arteriam </text:span><text:span text:style-name="T3">tum . </text:span><text:span text:style-name="T3">venam pertudit. </text:span><text:span text:style-name="T3">Itaque ir-<text:line-break/>ridentes ipsum </text:span><text:span text:style-name="T3">adulescentuli, qui mllle </text:span><text:span text:style-name="T3">denarios apud.</text:span></text:p>
      <text:p text:style-name="P10"><text:span text:style-name="T3">spectatores deposuerunt, ipsi pollicita illius explerunt,-,<text:line-break/>nempe dissecuerunt, sicuti apud me didicerant, luter-'<text:line-break/>costale.,, sed ita, ut nullum vas convulnerarent; funicu-<text:line-break/>los autem duos celeriter circumdederunt, unum quidem<text:line-break/>post exortum statim ex </text:span><text:span text:style-name="T20">corde,</text:span><text:span text:style-name="T3"> alterum, qua arteria spi-<text:line-break/>nam conscendit, ut (quemadmodum jactabundi illi pro-<text:line-break/>mittebant), animante mortuo, quantum arteriae, in funium<text:line-break/>intercapedine habetur, sanguinis vacuum ostenderetur;<text:line-break/>ubi vero sanguine vacuum non inveniretur, luterciden-<text:line-break/>tiam in ipsam tunc "esse factam licerent, quando funes<text:line-break/>circumdarentur; tanquam alius quidem, non illi ipsi linu<text:line-break/>jusmodi administra tionem promisissent , neque unquam<text:line-break/>ipsam prae aliis experti; aut ocyus ipsi laqueos circum-<text:line-break/>dare valentes; quibus ne id quidem erat cognitum,, quod<text:line-break/>juxta, lufemam ossium costarunr regionem et arteria et<text:line-break/>vena porrigitur. Talis est, qui securim quadrupliri acie<text:line-break/>excogitavit, deinde neque eandem unquam praeparavit,<text:line-break/>neque expertus est,, uon tamen verebatur per hanc ipsam</text:span></text:p>
      <text:p text:style-name="P10"><text:span text:style-name="T3">polliceri arteriism sanguinis expertem </text:span><text:span text:style-name="T3">se </text:span><text:span text:style-name="T3">ostensurum.<text:line-break/>Erat porro hujusmodi-' </text:span><text:span text:style-name="T3">aliquod </text:span><text:span text:style-name="T3">ipsius scmnimn. Secu-<text:line-break/>rim quadruplici aeie- censebat quadrangula figura </text:span><text:span text:style-name="T3">ad<text:line-break/></text:span><text:span text:style-name="T3">unum verticem tendente faciundam; deinde in . vertice<text:line-break/>ipsius manubrium' trajiciendum, quale ligones' securesque<text:line-break/>possident ; postea prono extensp animali cuidam securim<text:line-break/>juxta spluam ipsius vehementer impingendam, ut uno ictu<text:line-break/>quadrangula quaedam figura spinae incideretur peculiari<text:line-break/>circumscriptione , in qua quod magnae arteriae compre-<text:line-break/>henderetur; vacuum sanguine inventum </text:span><text:span text:style-name="T20">iri</text:span><text:span text:style-name="T3"> asserebat. Sed<text:line-break/>boc ridiculorum mimos scribentibus ad risum excitan-<text:line-break/>durn dimittamus, ac aliam admluistrationem commemore-<text:line-break/>mus, quansenex quidam septuagenarius, admodum gravis,<text:line-break/>arteriam sanguinis.' vacuam ossensurum se praedicabat.<text:line-break/>Nam. animal unum quoddam esse volebat ex iis, . quae<text:line-break/>excoriabilia nominantur, exempli gratia vel ovem, vel<text:line-break/>bovem,’ vel capram, dividi vero in quadam particula, ubi<text:line-break/>magna post cutem statim arteria existit; hanc . autem ex-<text:line-break/>cpriari ac. detegi'vicinis .corporibus., ut..nulli. cohaereat:;</text:span></text:p>
      <text:p text:style-name="P10"><text:span text:style-name="T3">postea sectione cutis . per- culem servata, diebus</text:span><text:span text:style-name="T26">1</text:span><text:span text:style-name="T3"> sex'aut<text:line-break/>septem insecutis , labra ulceris dirimentes, sunes duos ar-<text:line-break/>teriae circumdare,' </text:span><text:span text:style-name="T3">quam </text:span><text:span text:style-name="T3">fieri- potest' plurimum invicem<text:line-break/>.distantes, deinde medium, ipsorum excludere;' inane -siqui-<text:line-break/>dem repertum iri. Itaque septuagenarius ille adnrirristra-<text:line-break/>tionenr hanc nunqnam ausus . est experiri. Nos autem;<text:line-break/></text:span><text:span text:style-name="T3">ubi </text:span><text:span text:style-name="T3">primum hoc audivimus, eam aggressi sumus, factoque<text:line-break/>ipsius, experimento</text:span><text:span text:style-name="T3">, </text:span><text:span text:style-name="T3">capram </text:span><text:span text:style-name="T3">et - </text:span><text:span text:style-name="T3">ovem sic ante praepara-<text:line-break/>tam feni attulimus, admonentes; • expergefactus tandem<text:line-break/>videret, vel semel reprehensus; quae ipsi lu somno ap-<text:line-break/>paruerint., insuper </text:span><text:span text:style-name="T3">ergo </text:span><text:span text:style-name="T3">et alius quidam non: multo ante'<text:line-break/>administrationem,., quam lu libro tradidi, cui titulus est.<text:line-break/>An sanguis fecundum naturam insit arteriis, alio-modo<text:line-break/>narrabat, quam </text:span><text:span text:style-name="T52">ipsa-res. se </text:span><text:span text:style-name="T3">haberet.</text:span><text:span text:style-name="T3">c </text:span><text:span text:style-name="T3">Demirantes igitur<text:line-break/>ipsius audaciam, qui administrationem apud me spectave--<text:line-break/>jratrt, quaerebaut;; num ipse-unquam ream obierit, ani re-<text:line-break/>latu nircnjus didiceritp .lli.c autem saepissime </text:span><text:span text:style-name="T20">fe</text:span><text:span text:style-name="T3"> obivisse</text:span></text:p>
      <text:p text:style-name="P10"><text:span text:style-name="T3">respondit. Allata igitur ipsi capra ostendere cogebant;<text:line-break/>cum aulem nollet, quod nimirum ignoraret, ostenderunt<text:line-break/>praesentibus, aliter se habere rei evidentiam; ita lu </text:span><text:span text:style-name="T42">ρὸ-<text:line-break/></text:span><text:span text:style-name="T3">-sterum modestiorem reddiderunt. Administratio talis esu<text:line-break/>Una ,ex grandioribus arteriis, quae in cute extant,- cu-<text:line-break/>jusmodi juxta inguina est, nudatur maxime, siquidem in<text:line-break/>illa dissectionem hanc </text:span><text:span text:style-name="T3">facere</text:span><text:span text:style-name="T34">t</text:span><text:span text:style-name="T3"> consuevi </text:span><text:span text:style-name="T3">; funiculus altiori<text:line-break/>ipsius parti circumdatur; </text:span><text:span text:style-name="T3">deinde </text:span><text:span text:style-name="T3">sinistrae manus digitis,<text:line-break/>quam sieri potest longissime </text:span><text:span text:style-name="T20">a</text:span><text:span text:style-name="T3"> suniculo, arteria stringitur,<text:line-break/>priusquam vero grandem ramum de se miscrit, recta<text:line-break/>linea ad longitudinem dissecatur tantum, ut cavum ali-<text:line-break/>quod corpus luter laqueum et digitos queas insereret<text:line-break/>ltaque praeparetur calamus praetenuis ex eorum numero,<text:line-break/>quibus fcribimus, aut aereum aliquod ejusmodi de indu-<text:line-break/>stria factum, quod digiti unius longitudinem habere suf-<text:line-break/>ficit. Unde manifestam ; evadit, hac lu admiiiistratione<text:line-break/>nullum sanguinis fluorem ex arteria divisa- </text:span><text:span text:style-name="T20">accidere, elati</text:span></text:p>
      <text:p text:style-name="P10"><text:span text:style-name="T3">tiori </text:span><text:span text:style-name="T3">quidem </text:span><text:span text:style-name="T3">parte, unde sanguis defluit, sune intercepta,<text:line-break/>demissiori vero ob funem non amplius, pulsante et a di-'<text:line-break/>gitis constricta.' • Multo igitur- otio • corpus concavum,<text:line-break/>quod in arteriam demittitur, licet tibi divisae tunicae<text:line-break/>ipsius parti subjicere; delude 'lino tenui arteriam simul<text:line-break/>cum calamo oibiculatim comprehendere, curantem, </text:span><text:span text:style-name="T3">ne<text:line-break/></text:span><text:span text:style-name="T3">ulla pars calami 'arteriae sectionem erumpat. </text:span><text:span text:style-name="T3">Sit autem<text:line-break/></text:span><text:span text:style-name="T3">calamus tali crassitudine, sicut dixi, ut lu arteriae tunica<text:line-break/>nihil laxum haereat, volumus namque in loco ipsum per-<text:line-break/>sistere, neque altius-, quam arteriae divisio est, </text:span><text:span text:style-name="T3">elatum,<text:line-break/></text:span><text:span text:style-name="T3">neque demissius. Quo factu laqueum solves et </text:span><text:span text:style-name="T3">digitus.,<text:line-break/></text:span><text:span text:style-name="T3">quibus arteriam-securitatis gratia constringebas, </text:span><text:span text:style-name="T3">si libeat,<text:line-break/></text:span><text:span text:style-name="T3">ad partem ipsius transpones, quae calamo confinis est.<text:line-break/>Sin autem, ut retuli, impactus fuerit calamus ligatusqno,<text:line-break/>diligenter, non magis tenere te opus erit, fed </text:span><text:span text:style-name="T3">otiosus ita--<text:line-break/></text:span><text:span text:style-name="T3">poteris conspicere, superiorem quidem </text:span><text:span text:style-name="T3">calamo arteriae<text:line-break/></text:span><text:span text:style-name="T3">partem etiamnum pulsare, sicut antea, inferiorem </text:span><text:span text:style-name="T3">autem</text:span></text:p>
      <text:p text:style-name="P10"><text:span text:style-name="T3">pulsu omnino destitutam. Igitur quod re vera. apparet,<text:line-break/>ita habere dicimus': u Verum</text:span><text:span text:style-name="T34">z</text:span><text:span text:style-name="T3"> Erasistratus 'aliter de ipsu vi-<text:line-break/>detur </text:span><text:span text:style-name="T3">sentire, </text:span><text:span text:style-name="T3">nempe imam calami portionem moveri.<text:line-break/>Talis </text:span><text:span text:style-name="T3">est </text:span><text:span text:style-name="T3">quorumdam' audacia; qui </text:span><text:span text:style-name="T52">temere.de </text:span><text:span text:style-name="T3">rebus nun-<text:line-break/>quam vilis sententiam proferunt Quare, si in admini-<text:line-break/>stratione nullum' voles 'sanguinis, .effluxum arteria secta<text:line-break/></text:span><text:span text:style-name="T3">fieri, </text:span><text:span text:style-name="T3">integrum est non modo supernis, fed imis quoque<text:line-break/></text:span><text:span text:style-name="T3">partibus </text:span><text:span text:style-name="T3">fimem. circumdare, quem videlicet possea resolves,<text:line-break/></text:span><text:span text:style-name="T3">tibi </text:span><text:span text:style-name="T3">calamum lurposueris. Atqui </text:span><text:span text:style-name="T20">ego </text:span><text:span text:style-name="T20">,</text:span><text:span text:style-name="T3"> </text:span><text:span text:style-name="T3">non circumdo</text:span><text:span text:style-name="T3">, </text:span><text:span text:style-name="T3">cu-<text:line-break/>prens arteriae corpus ab illisu et ,t contusione liberum<text:line-break/>conservare. Iam vero nonnulli alias quoque administra-<text:line-break/>tiones recensent </text:span><text:span text:style-name="T3">, </text:span><text:span text:style-name="T20">t</text:span><text:span text:style-name="T3"> </text:span><text:span text:style-name="T3">quibus arteriam sanguine vacantem<text:line-break/>ostensuros se pollicentur, tanquam aut facere quippianr </text:span><text:span text:style-name="T20">far<text:line-break/></text:span><text:span text:style-name="T3">prentius, aut melius administrare Erasisseato possent. Nam<text:line-break/>-ille prorsus, si </text:span><text:span text:style-name="T3">quis ’ plane </text:span><text:span text:style-name="T3">administiationis modus </text:span><text:span text:style-name="T3">esset,<text:line-break/>qui abunde, </text:span><text:span text:style-name="T3">sutis arteriam inanem </text:span><text:span text:style-name="T3">queat </text:span><text:span text:style-name="T3">ostendere, </text:span><text:span text:style-name="T3">-prior<text:line-break/>excogitasset, </text:span><text:span text:style-name="T3">quemadmodum quem iu hoedis nuper </text:span><text:span text:style-name="T3">lacten-<text:line-break/></text:span><text:span text:style-name="T3">tibiis </text:span><text:span text:style-name="T3">scripsit, </text:span><text:span text:style-name="T3">scd illum quoque ipsum experientia verum</text:span></text:p>
      <text:p text:style-name="P10"><text:span text:style-name="T3">non esse comperies. Porro non solum in hoedis, fed<text:line-break/>etiam alio quolibet animante, quod liquidam in ventri-<text:line-break/>culo substantiam contineat, sumes experimentum; et, quo<text:line-break/>subtilior fi'erit, hoc facilius in arterias resumetur, luitio<text:line-break/>igitur ajunt, simul ac mesenterium denudatum suerit, ai-<text:line-break/>terias aeri similes apparere,. postea lacte repletas conspi-<text:line-break/>ci. Si igitur aeris specie occurrunt, tibi cousiderandum<text:line-break/>relinquatur; essi multi de ea re lu utramque partem fru- -<text:line-break/>sua contendant. Quod autem eas laete repleri dicitur,<text:line-break/>(in hoc enim salsitas sermonis continetur’, ut dictum est;,)<text:line-break/>licet quoque experiare in omnibus animantibus, nedum<text:line-break/>hoedis, non modo lacte ventriculum repletum esse,, fed<text:line-break/>qualibet humiditate; neque enim, si lac, ideo statim<text:line-break/>transmittitur, verum propter humiditatem facile oris ar-<text:line-break/>teriarum ad ventriculum pertinentium incidit; quia </text:span><text:span text:style-name="T20">vero<text:line-break/></text:span><text:span text:style-name="T3">evacuatum fubfequitur, ut. ille ait, protinus </text:span><text:span text:style-name="T20">attrahitur;</text:span></text:p>
      <text:p text:style-name="P10"><text:span text:style-name="T3">quapropter, quanto liumiditas lacte sit tenuior, tanto<text:line-break/>promptius resumetur. Verum, ut retuli, ne in .uno qui-<text:line-break/>dem unquam vidimus ipsum resumi, neque alius quis-<text:line-break/>quam visurus est, si experimentum ejus facere statuerit.</text:span></text:p>
      <text:h text:style-name="P5" text:outline-level="1"><text:bookmark-start text:name="bookmark18"/>GALENI DE ANATOMICIS ADMINISTRA-<text:line-break/>TIONIBVS<text:bookmark-end text:name="bookmark18"/><text:line-break/>LIBER VIII.</text:h>
      <text:h text:style-name="Heading_20_2" text:outline-level="2">Cap. I.</text:h>
      <text:p text:style-name="P58"><text:span text:style-name="T3">Praeterea hic quoque liber de spiritus </text:span><text:span text:style-name="T20">in-,<text:line-break/></text:span><text:span text:style-name="T3">'stramentis anatomicas administrationes edocet, quas saepe<text:line-break/>demonstrari conspexistis. At quia non vobis solum, qui-<text:line-break/>bus'liber visorum commentarius est, me accommodaro<text:line-break/>proposui; quemadmodum </text:span><text:span text:style-name="T3">et- </text:span><text:span text:style-name="T3">prius • dixi, sed aliorum<text:line-break/>quoque omnium, qui dissectionibus incumbunt, rationem<text:line-break/>haberenecessarium' est; ita ipsum conscribam, ut'etiam<text:line-break/>"iis; qui'minquam eas spectarunt, quam fieri potest claris*</text:span></text:p>
      <text:p text:style-name="P9"><text:span text:style-name="T3">simae evadant. Quae igiturin-corde et pulmonibus tum<text:line-break/>mortuo tum vivo adhuc animante contueri oportet,<text:line-break/>prope universa libro. superiore dicta sunt;- item de spi-<text:line-break/>randi instrumentorum membranis omnibus. Proximum<text:line-break/>iis est, ut totius thoracis structurum prius sermone inter-<text:line-break/>preter; mox </text:span><text:span text:style-name="T3">ea, </text:span><text:span text:style-name="T3">quae in vixi adhuc animantis dissecti o-<text:line-break/>ne apparent. Quemadmodum igitur. qui loci naturam<text:line-break/>enarrant, ostensis prius finibus ipsum circumscribentibus,<text:line-break/>deinde ad partis hujus disciplinam accedunt; ita </text:span><text:span text:style-name="T3">ego.<text:line-break/></text:span><text:span text:style-name="T3">quoque.fines, qui thoracem circumscribunt, prius decla-<text:line-break/>rabo. Ut igitur brevi sermone totum complectar, thorav<text:line-break/>cern nominant, quod, a costis comprehenditur.. </text:span><text:span text:style-name="T52">Sunt.au-<text:line-break/></text:span><text:span text:style-name="T3">tem hae omnibus, quae prius . retuli, animantibusin<text:line-break/>duodenum numerum.; porrectae;-rarissime siquidem .deci-<text:line-break/></text:span><text:span text:style-name="T20">jBaateptia costa</text:span><text:span text:style-name="T3"> visituratque hac adhuc rarius undecima ;<text:line-break/>lalque ljaep ita rara, funt, ni rniter mille- vix tnium</text:span><text:span text:style-name="T34">jL</text:span><text:span text:style-name="T3">tali<text:line-break/>• -.ecsturnin..nmneui.rnverlias.;</text:span><text:span text:style-name="T34">ii</text:span><text:span text:style-name="T3">in</text:span><text:span text:style-name="T34">;</text:span><text:span text:style-name="T3">.tujunr^verq.</text:span><text:span text:style-name="T20">omnibus,</text:span><text:span text:style-name="T3"> anr-</text:span></text:p>
      <text:p text:style-name="P10"><text:span text:style-name="T3">nralibus, de quibus lu hoc opere verba facimus, - duode-<text:line-break/>cim insunt costae. Et praeterea in iis,’ quae claviculas<text:line-break/>obtinent, elatior thoracis finis claviculae existuut, quem-<text:line-break/>admodum demissior omni animantium generi scptum<text:line-break/>transversum; quod-'phrenas et diaphragma nominanti Se-<text:line-break/>des omnibus costis duplex, anterior sternum, posterior<text:line-break/>vertebrae funt, quae totidem numero plane, quot et co-<text:line-break/>stae habentur. Sternum unum quidem os apparet ob’har-<text:line-break/>moniae perfectionem, . quam ipsius partes lu contextu<text:line-break/>sortiuntur; membranis autem derasis; quod et plura ossa<text:line-break/>•sint, et numero totidem, quot cum eo costae coarticulan-<text:line-break/>tur, palam innotescit. Nam anterius cujusque costae ex- </text:span><text:span text:style-name="T3">-<text:line-break/></text:span><text:span text:style-name="T3">tremum inferiori ossium singulorum sternum componen-<text:line-break/>tium extremo coarticulatur, et costae finis attenuatus .in.</text:span><text:span text:style-name="T3">'<text:line-break/></text:span><text:span text:style-name="T3">mediam sterni ossium harmoniae regionem demergitur,<text:line-break/></text:span><text:span text:style-name="T20">at</text:span><text:span text:style-name="T3"> iir quibusdam animantibus non magis elatiorum ossium<text:line-break/>extremo, quam humillorum capitibus, </text:span><text:span text:style-name="T20">c</text:span><text:span text:style-name="T3"> </text:span><text:span text:style-name="T3">scd utrisque* pari </text:span><text:span text:style-name="T3">„</text:span></text:p>
      <text:p text:style-name="P10"><text:span text:style-name="T3">modo costae </text:span><text:span text:style-name="T3">coarriculentur. Septem itaque priores tho-<text:line-break/>racis costae in hunc modum coarticuiantur. Octava ad<text:line-break/>radicem cartilaginis xiphoidis consistit. Reliquae vero<text:line-break/>quatuor in thoracis latera desinunt, tantum priori parte<text:line-break/>deficientes, quanto etiam aliis breviores sunt. Minima<text:line-break/>inter ipsas est, quae postiema. habetur, aliae enim fingu-<text:line-break/>lae pro situs ordine,- quantum longitudine vincuntur ab<text:line-break/>elatiore, tantum humiliorem superant. Omnes igitur<text:line-break/>retro cum dorsi vertebris per diarthrosin committuntur,<text:line-break/>idque duplici articulo, altiori quidem ad ipsum verte-<text:line-break/>brae corpus, humiliori ad lateralem ipsarum processum<text:line-break/>declivem. Hinc autem in anteriorem infernamque </text:span><text:span text:style-name="T3">re-<text:line-break/></text:span><text:span text:style-name="T3">gionem longius obliquae procurrunt, et quum </text:span><text:span text:style-name="T3">jam </text:span><text:span text:style-name="T3">ante-<text:line-break/>rius fuerint, ab hac latione cessant. Desinunt etiam hic<text:line-break/>osseae esse</text:span><text:span text:style-name="T3">, </text:span><text:span text:style-name="T3">ac reliqua ipsarum pars in minutioribus na-<text:line-break/></text:span><text:span text:style-name="T3">tura </text:span><text:span text:style-name="T3">animantibus cartilago prorsus efficitur’, lu majoribus<text:line-break/></text:span><text:span text:style-name="T3">autem si oli eam </text:span><text:span text:style-name="T3">cartilaginem ipsam dixeris, </text:span><text:span text:style-name="T3">nihil </text:span><text:span text:style-name="T3">erit<text:line-break/></text:span><text:span text:style-name="T3">peccati. </text:span><text:span text:style-name="T3">Et haec cartilago, non ut ab initio costae ex</text:span></text:p>
      <text:p text:style-name="P10"><text:span text:style-name="T20">toto</text:span><text:span text:style-name="T3"> porrectae sunt deorsum versus oblique, sic et ipsa<text:line-break/>defertur; jsed contra illa versa sursum ad sternum per-<text:line-break/>tendit nonnullis quidem animantibus magis in orbem,<text:line-break/>aliis veluti ab angulo trianguli. At quae ad sternum<text:line-break/>non pertingunt, nothae appellantur, totae autem cartila-<text:line-break/>gineae admodum eristunt; multo magis ipsarum suris non<text:line-break/>cartilagineus, fed cartilago exquisita censetur. Ex hujus<text:line-break/>autem cartilaginis partibus intimis septum transversum<text:line-break/>ducit originem; elatior autem anteriorque ipsius pars ipsi<text:line-break/>mucronatae cartilagini subnascitur; quemadmodum poste-<text:line-break/>rior et demissior spinae adhaerescit; lu medio, maxime,<text:line-break/>qua sedem vertebrarum anteriorem conscendit, simul ex- .<text:line-break/>panditur deorsum versus, per duo ligamenta valida imis<text:line-break/>vertebris insertum. .Quae ligamenta, si animal grandi<text:line-break/></text:span><text:span text:style-name="T3">voce </text:span><text:span text:style-name="T3">praeditum suerit, aut musculis natura nerveis, va-<text:line-break/>lentissima sunt ac longissime procedunt, verum desinunt<text:line-break/></text:span><text:span text:style-name="T3">inibi </text:span><text:span text:style-name="T3">circiter, vigesimam secundam </text:span><text:span text:style-name="T3">(</text:span><text:span text:style-name="T3">deorsum </text:span><text:span text:style-name="T3">versus si </text:span><text:span text:style-name="T3">nu-</text:span></text:p>
      <text:p text:style-name="P9"><text:span text:style-name="T3">meres ) vertebram, in iis'; quae exilem vocem </text:span><text:span text:style-name="T3">et </text:span><text:span text:style-name="T3">muscu-<text:line-break/>los thoracis imbecilles obtinent, cujusmodi .et simia est,<text:line-break/>neque crassa, neque valida. Verum superior sterni finis<text:line-break/>cum prima scmper costa coarticulatur, quemadmodum et</text:span></text:p>
      <text:p text:style-name="P14"><text:span text:style-name="T3">• reliquis; ex abundanti quoque luriis, quae claviculas ha-<text:line-break/>lient, etiam illis per diarthrosin committitur. Non ta-<text:line-break/>inen haec articulatio ad thoracis motum subministrat; ve-<text:line-break/>rum motus thoracis ad anteriora costarum extrema ob-<text:line-break/>scuiantur, nam ibidem sterno coarticulantur, manifesti<text:line-break/>autem posterioribus, qua per articulos ipsas cum </text:span><text:span text:style-name="T3">vertc-</text:span></text:p>
      <text:p text:style-name="P14"><text:span text:style-name="T3">; bris dearticulari </text:span><text:span text:style-name="T42">Γ </text:span><text:span text:style-name="T3">diximus. Atqui non omnes musculi,<text:line-break/>qui’ thoraci' quocunque modo coalescunt; , motus </text:span><text:span text:style-name="T3">ipsius<text:line-break/></text:span><text:span text:style-name="T3">gratia creati sunt; . vemm, ut quinto libro traditum </text:span><text:span text:style-name="T3">est,<text:line-break/></text:span><text:span text:style-name="T3">quidam a peclore </text:span><text:span text:style-name="T3">-et </text:span><text:span text:style-name="T3">costarum spuriarum sedibus </text:span><text:span text:style-name="T3">sursum<text:line-break/></text:span><text:span text:style-name="T3">tendentes humeri articulo subserviunt,- quidam ad abtio- .<text:line-break/>rnen </text:span><text:span text:style-name="T3">descendentes </text:span><text:span text:style-name="T3">suos usus habent </text:span><text:span text:style-name="T3">et thoracem paulu-<text:line-break/></text:span><text:span text:style-name="T3">lum </text:span><text:span text:style-name="T3">detrahunt, </text:span><text:span text:style-name="T3">quemadmodum qui </text:span><text:span text:style-name="T3">collarum </text:span><text:span text:style-name="T3">extremis </text:span><text:span text:style-name="T3">a</text:span></text:p>
      <text:p text:style-name="P10"><text:span text:style-name="T3">foris objecti juxta sternum antrorsum et vertebras re-<text:line-break/>trorsum, coarticulationes constringunt et thoracem </text:span><text:span text:style-name="T20">Levi-.<text:line-break/></text:span><text:span text:style-name="T3">ter comprimunt.</text:span></text:p>
      <text:h text:style-name="Heading_20_2" text:outline-level="2">Cap. II.</text:h>
      <text:p text:style-name="P58"><text:span text:style-name="T3">Porro fotum ipsius motum manifeste guber-<text:line-break/>nat inferius septum ipsum transversum, dum intenditur,<text:line-break/>laxaturque vicissim, dilatans eoniprimensque indidem termi-<text:line-break/>num ac attrahens ab ima quidem parte per mucronatam<text:line-break/>cartilaginem sternum, costas autem spurias sursum leviter et'<text:line-break/>antrorsum. Jam vero respirationem,, quae naturale opus,<text:line-break/>non animale, esse putatur (siquidem ima thoracis pars una<text:line-break/>cum hypochondriis in hac videto manifeste moveri, supe-<text:line-break/>rior interdum prorsus nihil, interdum obscure) septum trans-<text:line-break/>versum. duntaxat suppeditat, quod non modo substantia,<text:line-break/>fed usu quoque musculus est. Verum praeceptores no-<text:line-break/>stri non recte censuerunt, solum septum movere thoracem in<text:line-break/>respirationibus, attollens quidem, quum tendito, collabi'<text:line-break/>autem- in sese permittens, quando relaxatur: quomodo<text:line-break/>autem largiter ac.univerfim efflemus aut vocem emit-</text:span></text:p>
      <text:p text:style-name="P9"><text:span text:style-name="T3">tamus, ne conati quidem sunt dicere. Ceterum et latos<text:line-break/>thoracis motus', quos in cursibus ridemus, ac omnibus,<text:line-break/>qui se acriter quomodocunque exercent, septi functione •<text:line-break/>perfici existimabant. intercostalium autem musculorum,<text:line-break/>tanquam frustra procreati sint, nullam plane mentionem<text:line-break/>fecerunt, , quemadmcdum neque sex illorum, qui </text:span><text:span text:style-name="T20">a</text:span><text:span text:style-name="T3"> collo<text:line-break/>deseruntur, quorum maximi scapularum concavis subhae-<text:line-break/>rescunt; hos sequuntur magnitudine anteriores; mluimi<text:line-break/>vero ex spinae vertebris prodierunt. Insuper nec eorum’<text:line-break/>meminerunt, qui costas sursum attrahunt, nec eorum,<text:line-break/></text:span><text:span text:style-name="T3">.* </text:span><text:span text:style-name="T3">qui extremas detrahunt. Verum nictum </text:span><text:span text:style-name="T3">est </text:span><text:span text:style-name="T3">prius libro</text:span></text:p>
      <text:p text:style-name="P8"><text:span text:style-name="T3">quinto, quomodo optime lu ipsis exercearis; nec non de<text:line-break/>scapularum posterioribus muspulis verba fecimus, qui cum.,<text:line-break/>thorace quidem, quatenus etiam cum metaphreno, sucie-<text:line-break/>tatem ineunt, motum .autem nullum ipsi praebent. Sicut<text:line-break/>neque de spinalibus quicquam prodiderunt, qui. thoracis<text:line-break/>vertebris fubhaerent et adhaerent; insuper nihil de iis,<text:line-break/>qui in superiori spinae partu stomacho substrati sunt, ut</text:span></text:p>
      <text:p text:style-name="P9"><text:span text:style-name="T3">nec de lumborum carnibus inferiorem spinae partem con-<text:line-break/>tingentibus, qui spinam sane flectunt, nullam autem re-<text:line-break/>spirationis partem adjuvant, quemadmodum qui thoracem<text:line-break/>attollunt vel deprimunt: </text:span><text:span text:style-name="T20">'de</text:span><text:span text:style-name="T3"> </text:span><text:span text:style-name="T3">quibus in respirationis cau-<text:line-break/>sis dictum est. Quare haec nunc perstringere propositum<text:line-break/>mihi non est, quae probe in illis commonstravimus, ve-.<text:line-break/>rum docere duntaxat, quomodo eongrue aggrediaris ea<text:line-break/>ostendere, quae in opere illo diximus circa thoracem ap-<text:line-break/>parere symptomata. Quin etiam in libris de thoracis<text:line-break/>et pulmonis motu haud pauca ex eis, quae lu diffletio-<text:line-break/>ribus visuntur, explicuimus; de quorum adrnluistratione<text:line-break/>non nihil etiam nunc dicere convenit. Porro dictum est<text:line-break/>et in commentariis de respirationis causis, libros tres de<text:line-break/>thoracis pulmonisque motu a me esse compositos, quum<text:line-break/>nihil adhuc mentione dignum proprio Marte invenissem,<text:line-break/>et amico traditos praeter animi mei sententiam exci—,<text:line-break/>disse, quemadmodum et pleraque alia. Aequum namque<text:line-break/>putavi jam inde ab adolescentia, ut, qui novum - aliquod<text:line-break/>invenissent, hoc folum in commentarios redigerent; ac</text:span></text:p>
      <text:p text:style-name="P30"><text:span text:style-name="T3">ideo, quae a majoribus- dicta sunt, non eram tanquam<text:line-break/>mea scriptiirus; exercitamenta tamen 'unumquemque sua<text:line-break/>scribere non modo a culpa remotum, sed etiam utilissimi-<text:line-break/>mum existimavi, sicut et amico roganti gratificari. Cum<text:line-break/>igitur praeceptores nostri (erant autem </text:span><text:span text:style-name="T3">lu </text:span><text:span text:style-name="T3">inter Quinti<text:line-break/>et Nurnefianii discipulos praestantissimi) pulmones, quo-<text:line-break/>modo Erasistratus scriptum reliquit, a thorace moveri de-<text:line-break/>aronstrassent et docuissent, nos duobus primis libris de tho-<text:line-break/>racis et pulmonis motu demonstrationes prodidimus, et ea,<text:line-break/>quae in dissectionibus 'apparent, unde ad demonstrationes ar-_<text:line-break/>gumenta suppetunt; tertius ipsorum qualisnam thoracis mo-&lt;<text:line-break/>tus existat, edocet, ex praeceptorum sententia et hic compo-<text:line-break/>situs. |At, quae me auctore de thoracis motu adinventa sunt,<text:line-break/>alio indicavi opere, cui de respirationis causis titulum<text:line-break/>indidi. . Eodem bipartitam singulorum intercostalium<text:line-break/>musculorum productionem exposui, qualis natuia sit, </text:span><text:span text:style-name="T3">et<text:line-break/></text:span><text:span text:style-name="T3">quot numero surt 'totum thoracem, </text:span><text:span text:style-name="T20">moventes sc et</text:span><text:span text:style-name="T3"> nervo-<text:line-break/>nim ipsos ingredientium principia.<text:tab/></text:span><text:span text:style-name="T3">. </text:span><text:span text:style-name="T26">£</text:span><text:span text:style-name="T3"> </text:span><text:span text:style-name="T3">'</text:span></text:p>
      <text:h text:style-name="P6" text:outline-level="2">Cap. III.</text:h>
      <text:p text:style-name="P59"><text:span text:style-name="T3">Quemadmodum igitur omnia quis lu opere<text:line-break/>illo, tradita demonstrare posset, jam explicabimus,; a<text:line-break/>primis intercostalibus </text:span><text:span text:style-name="T3">musculis </text:span><text:span text:style-name="T3">exorsi, quorum fibras su-<text:line-break/>perflciarias ab elatiore costa ad humiliorem leviter oblique<text:line-break/>in anteriora. pertinentes 'conspicies. Paulatim vero has<text:line-break/>dissecans in animali commortuo, (praestat enim in ca-<text:line-break/>dav ere i prius esse exercitatum,) tunc ad internas accedes<text:line-break/>situ, his adversas, ut ambo ad X literae similitudinem<text:line-break/>habitum inter se exigant, quem nsque ad cartilaginosas<text:line-break/>singularum costarum -.partes conservari videbis, in illis<text:line-break/>autem evariari.. Etenim exteriores fibrae talem indubie<text:line-break/>situm occupant, qualem interiores sortitae sunt, . contra<text:line-break/>anteriores, , qualem exteriores possidenti At lu musculis<text:line-break/>costarum , quas . nothas,, id est spurias, ' appellant, ad<text:line-break/>finem usque ipsorum eadem fibrarum natura consistit,<text:line-break/>quoniam.hae nullo flexu incurvantur.. Maxime vero evi-<text:line-break/>dens in hisce musculis fibrarum inspectio est animali jam-</text:span></text:p>
      <text:p text:style-name="P9"><text:span text:style-name="T3">vetulo simul ct extenuato. Itaque exercitatus in cada-<text:line-break/>vere superficiariis fibris ab altioribus secernendis, idem<text:line-break/>rursus in rivo animante hoc. pacto emoliaris, atque tunc<text:line-break/>nos in symptomatum, quae ob fibrarum sectionem ob-<text:line-break/>tingunt, enumeratione vera praedicare dices. Porro<text:line-break/></text:span><text:span text:style-name="T34">;</text:span><text:span text:style-name="T3"> tractavimus de his iampridem in commentariis de respi-<text:line-break/>randi causis, nihilo tamen minus etiam nunc agemus.<text:line-break/>Quo autem sermo evadat dilucidior, nihil mali fuerit<text:line-break/>aliud ipsi initium statuere in eum modum. Primum lu<text:line-break/>mortuo animali te velim singulorum, quae dicentur, si-<text:line-break/>tum ex amussi cognoscendo assuescere, ut lu vivo cele-<text:line-break/>rius ipsa citra sanguinis fusionem, quatenus fieri licet,<text:line-break/>detegas. Quare in musculis intercostalibus proxime os<text:line-break/>costae arteriam, • venam et nervum in ima cujusque<text:line-break/>ipsorum parte comperies, propius autem ipsum nervum.<text:line-break/>Proinde quum in mortuo animante superficiales fibras in-<text:line-break/>cidis, prius te exerceas ab humiliore costa auspicatus,<text:line-break/>ac disselvens earumdern consortium paulatim adusque</text:span></text:p>
      <text:p text:style-name="P10"><text:span text:style-name="T3">altiorem dissecato, nulla ex parte veritus aut vas,<text:line-break/>aut musculum, aut nervum incidere, donec prope co-'<text:line-break/>fiam superpositam pervenias. Hic autem diligentiam ad-<text:line-break/>hibeas oportet corporibus, quae fibris incidendis subja-<text:line-break/>ceut;- nam haec tria mutuo se contingere videbuntur,<text:line-break/>nempe arteria, vena </text:span><text:span text:style-name="T3">et </text:span><text:span text:style-name="T3">nervus; ac medio inter sum-<text:line-break/>mas altasque fibras situ nervum 'cernes, si fibras ad<text:line-break/>amussim sequaris. Plures tamen superficiariae fibrae iis,<text:line-break/>quae in alto habentur, esse apparebunt, quoniam et re<text:line-break/>ipsa plures sunt, et profundiores juxta nervi situm ma-<text:line-break/>gis attenuantur. Vt autem lu animante rivo vel ex-<text:line-break/>teriores fibras sine internis dividas, vel etiam internas<text:line-break/>cum ipsis citra membranam costas succingentem, satius<text:line-break/>est prius in sue exercearis; etenim animal amplissima<text:line-break/>praestitum voce aptissimum est ad dissectiones, in quibus •<text:line-break/>et vox quaedam offenditur. Hoc merito praeceptores<text:line-break/>nostri ignorarunt, ut qui relatam anatomen nunquam<text:line-break/>suerint experti. Verum, utrisque fibris dissectis, vocem</text:span></text:p>
      <text:p text:style-name="P10"><text:span text:style-name="T3">sunul, et . quam nos appellamus efflationem animantis,<text:line-break/>interire, res' ipsa tibi persuadebit. Praestat'igitur in hu-<text:line-break/>jusmodi adnrinistratione suem magnum adhiberi, valens<text:line-break/>enim ei membrana costas succingens inest; cui diligentia<text:line-break/>adhibenda, ne persedes; hac enim secta, dum thorax<text:line-break/>attollitur, .non parum aeris extrinsecus ambientis in me-<text:line-break/>diain thoracis puhnonisque regionem trahitur, dum au-<text:line-break/>tem submittitur, hoc ipsum rursus per vulnus egredi-,<text:line-break/>tur. Notum vero est, inspiratione per animantis os facta,<text:line-break/>tantum necessario ob vulnus perire, quantum ipsius crr-<text:line-break/>cumflui aeris lu vicem ipsius thoraci extrinsecus influit,<text:line-break/>quanto autem minus per os ad necessarium sibi usum in-<text:line-break/>spiraverit.; tanto minus efflare, quanto autem efflatio<text:line-break/>deereverit, tanto vocem sequi breviorem necesse est;<text:line-break/>nam hoc quoque in commentariis de voce ostensum esu<text:line-break/>Atqui in hoc opere causas eorum , , quae animantibus in<text:line-break/>anatomicis accidunt?, interpretari superfluum est, 'ut</text:span></text:p>
      <text:p text:style-name="P10"><text:span text:style-name="T3">quas suis docis explicuerimus. In praesentia vero non </text:span><text:span text:style-name="T3">de<text:line-break/></text:span><text:span text:style-name="T3">nervorum functione demonstrationem quampiam produ-<text:line-break/>cere statui, sed quae illis iu libris ex anatome appa-<text:line-break/>rentia meminimus, eorum administrationes sermone<text:line-break/>interpretari, 'quas jam plerique saepius conspexerunt,<text:line-break/>• et ne pauci quidem obire queunt. Hoc igitur solum in<text:line-break/>sequentibus libris agemus, dicemusque iterum prius,<text:line-break/>quae etiam veteres anatomici cognoverunt. Incisa nam-<text:line-break/>que linea notabili per membranam costas succingentem<text:line-break/>in quocunque intercostali, animal femispicans protinus et<text:line-break/>semivocale’ redditur; sin untem in-altera thoracis parte<text:line-break/>aeque secta fuerit, spiratio et vox.aboletur, quem-<text:line-break/>admodum etiam, si in contractione thoracis inuniti per<text:line-break/>sectiones aere extrinsecus illapso eas obturaveris, re-<text:line-break/>spirabit confestiin animal vocemque emittet Proclive<text:line-break/>autem est ipsas: obserari labris sectionum simul contractis,<text:line-break/>sirnulque manu, quae ipsa contrahat, ' in operculum<text:line-break/>rron obturati adhibita. Sed haec quidem, sicut dixi,</text:span></text:p>
      <text:p text:style-name="P9"><text:span text:style-name="T3">evidentia omnes noverunt, qui lu anatomis industriam<text:line-break/>collocarunt. Quod autem utrisque fibris sectis in omnibus<text:line-break/>musculis intercostalibus non vox modo, sed efflatio quo-<text:line-break/>que interit, nostrum inventum est, quemadmodum etiam,<text:line-break/>cum solis nervis praeter dorsi medullam sectis inoffensae<text:line-break/>quidem musculorum fibrae servantur, actio autem abo-<text:line-break/>letur; ac potior est haec administratio, quod symptoma<text:line-break/>animantibus obveniens accuratius indicet. Etenim fibra-<text:line-break/>rum in musculis sectio, dum per costarum longitudinem<text:line-break/>. a dorso usque ad sternum ducenda est, in omnibus qui-<text:line-break/>dem costis, </text:span><text:span text:style-name="T3">quae </text:span><text:span text:style-name="T3">luferius quam elati thoracis musculi<text:line-break/>habentur, quos ex collo ad ipsas pertinere diximus,<text:line-break/>promptius efficitur, et nullum ex musculis thoracem<text:line-break/>moventibus actione enervat, • sed ipsos duntaxat, qui<text:line-break/>inciduntur; quae autem in supernis intercostalibus, etiam<text:line-break/>illos cogit incidere, praeterquam quod scapulas integras<text:line-break/>auferat.</text:span></text:p>
      <text:h text:style-name="P6" text:outline-level="2">Cap. IV.</text:h>
      <text:p text:style-name="P58"><text:span text:style-name="T3">Itaque melior est administratio, quae<text:line-break/>nervorum sectione constat, intercostales musculos resol-<text:line-break/></text:span><text:span text:style-name="T3">vens. </text:span><text:span text:style-name="T3">Perages autem </text:span><text:span text:style-name="T3">ea- </text:span><text:span text:style-name="T3">parte, qua primum spinales<text:line-break/>musculi circumscribuntur, nempe in vertebrarum lateri-<text:line-break/>bus. Licet autem, hos quoque disseces, at per carnem<text:line-break/></text:span><text:span text:style-name="T3">altam nervc </text:span><text:span text:style-name="T3">detecto haud facile hamulum subdideris,<text:line-break/></text:span><text:span text:style-name="T3">quali potissimum </text:span><text:span text:style-name="T3">in varicum operationibus </text:span><text:span text:style-name="T3">utimur-: • </text:span><text:span text:style-name="T3">exi-<text:line-break/></text:span><text:span text:style-name="T3">guus quidem </text:span><text:span text:style-name="T3">longitudine omni ex parte • ibidem nervo<text:line-break/></text:span><text:span text:style-name="T3">detecto </text:span><text:span text:style-name="T3">subjicietur, ne membranam succingentem persc-<text:line-break/></text:span><text:span text:style-name="T3">ret,-&gt; </text:span><text:span text:style-name="T3">acutus </text:span><text:span text:style-name="T3">vero </text:span><text:span text:style-name="T3">admodum etiam convulneraverit inter-<text:line-break/></text:span><text:span text:style-name="T3">durn, </text:span><text:span text:style-name="T3">retusus extreme vix corpora nervo subdita pene-<text:line-break/></text:span><text:span text:style-name="T3">trat.' ’• </text:span><text:span text:style-name="T3">Proinde nec acu tum quidem omnino, ut neo ex-<text:line-break/>treme obtusum, esse eum convenit, fed eatenus in-ex-<text:line-break/></text:span><text:span text:style-name="T3">tremo attenuatum, </text:span><text:span text:style-name="T3">ne subditus 'nervo a subjectis mnscu-'<text:line-break/></text:span><text:span text:style-name="T3">li </text:span><text:span text:style-name="T3">fibris retineatur, omnes autem ipsas prompte permeet.<text:line-break/></text:span><text:span text:style-name="T3">Postquam .igitur </text:span><text:span text:style-name="T3">tali hamulo, nervum totum elevaveris;<text:line-break/></text:span><text:span text:style-name="T3">statim, </text:span><text:span text:style-name="T3">ut habes, ei hamum ordinale subjicito, </text:span><text:span text:style-name="T3">ut. si.</text:span></text:p>
      <text:p text:style-name="P9"><text:span text:style-name="T3">specillum vel .ejusmodi quippiarn cuique resolvendum<text:line-break/>subjeceris, super ipsum </text:span><text:span text:style-name="T3">elatius </text:span><text:span text:style-name="T3">nervus vehatur. </text:span><text:span text:style-name="T3">Deinde<text:line-break/></text:span><text:span text:style-name="T3">prehensum digitis a principio, quod lu dorso spinalis<text:line-break/>est medulla, detrahas, idqne ceu ad costarum longitu-<text:line-break/>dinem, juxta situm, quem prius obtinebat. At dum<text:line-break/>nervum vehementer adeo tendis, fit interim, ut a me-<text:line-break/>dulla spinali abrumpatur; et ad intercostalis musculi </text:span><text:span text:style-name="T20">fun-<text:line-break/>ctionem</text:span><text:span text:style-name="T3"> evertendam nihilo fit deterior, alteri vero cui-<text:line-break/>dam mox. licendo noxam affert: ne itaque eo tendas,<text:line-break/>ut- nervi radix avellatur. Ubi tetenderis, acum obli-<text:line-break/></text:span><text:span text:style-name="T3">’ </text:span><text:span text:style-name="T3">quam linum habentem ei submittes; qua sub nervum<text:line-break/>trajecta linum ipsi subditum habebis; qub digitis </text:span><text:span text:style-name="T3">• </text:span><text:span text:style-name="T3">pre-<text:line-break/>henso laqueum inde nervo circumdes, spinalem rnedul-<text:line-break/>lam, quam fieri potest, proxime. Vis enim nimirum<text:line-break/>totum juxta eam musculum resolvere; quod statim om-<text:line-break/>nino assequeris, si nervum prius resolveris: id ipsum<text:line-break/>proclive est,. fi prope ipsius radicem laqueum cireunide-<text:line-break/>deris. Licet et citra acum hamulo perforato opus admi-</text:span></text:p>
      <text:p text:style-name="P10"><text:span text:style-name="T3">nisseare, sicut in </text:span><text:span text:style-name="T3">nefvis </text:span><text:span text:style-name="T3">juxta arterias carotidas fieri con-<text:line-break/></text:span><text:span text:style-name="T3">fuevit. </text:span><text:span text:style-name="T3">Idcm </text:span><text:span text:style-name="T3">tibi </text:span><text:span text:style-name="T3">facere integrum 'est, etiamsi tecum<text:line-break/></text:span><text:span text:style-name="T3">aliquando, solus </text:span><text:span text:style-name="T3">examines, qualinam animal affectu ob<text:line-break/></text:span><text:span text:style-name="T3">nervos </text:span><text:span text:style-name="T3">sic </text:span><text:span text:style-name="T3">interceptus corripiatur. At </text:span><text:span text:style-name="T3">quum ostendis,<text:line-break/>satius est linum ncrvis omnibus subjectum sine vinculo<text:line-break/>praeparare; </text:span><text:span text:style-name="T3">clamat </text:span><text:span text:style-name="T3">enlur sic percussum, deinde subito'<text:line-break/>obmutescens </text:span><text:span text:style-name="T3">ob nerves </text:span><text:span text:style-name="T3">lino constrictos spectatores ’ red-<text:line-break/>dit attonitos; </text:span><text:span text:style-name="T3">nam </text:span><text:span text:style-name="T3">miraculum esse </text:span><text:span text:style-name="T3">videtur, </text:span><text:span text:style-name="T3">nervis </text:span><text:span text:style-name="T3">exiguis<text:line-break/></text:span><text:span text:style-name="T3">iu dorso laqueo </text:span><text:span text:style-name="T3">iutcrceptis, </text:span><text:span text:style-name="T3">vocem perire. </text:span><text:span text:style-name="T3">' </text:span><text:span text:style-name="T3">Porro </text:span><text:span text:style-name="T3">com-<text:line-break/></text:span><text:span text:style-name="T3">plures in hujusmodi indicationibus tibi subserviant, ut<text:line-break/>laquei subito </text:span><text:span text:style-name="T3">omnibus </text:span><text:span text:style-name="T3">nervis circumponantur. Si igi-<text:line-break/>tur </text:span><text:span text:style-name="T3">non </text:span><text:span text:style-name="T3">amplius eos solvere velis, quornodocunque li-<text:line-break/>beat, ita constringito; at ubi voles coulestim solvere,<text:line-break/>et animal rursus vocnie reddi ostendere (sic enim magis<text:line-break/>spectatores </text:span><text:span text:style-name="T3">mirantur), </text:span><text:span text:style-name="T3">'ansas ad </text:span><text:span text:style-name="T3">laqueos </text:span><text:span text:style-name="T3">injicito, et<text:line-break/></text:span><text:span text:style-name="T3">mediocriter stringito; </text:span><text:span text:style-name="T3">nam </text:span><text:span text:style-name="T3">ut </text:span><text:span text:style-name="T3">scIvas </text:span><text:span text:style-name="T3">ocyus, </text:span><text:span text:style-name="T3">ansa </text:span><text:span text:style-name="T3">tibi<text:line-break/></text:span><text:span text:style-name="T3">conducet; nam caccum vinculum </text:span><text:span text:style-name="T3">appellatum </text:span><text:span text:style-name="T3">admodum</text:span></text:p>
      <text:p text:style-name="P9"><text:span text:style-name="T3">aegre solvitur; ut autem vocem subito animal edat,<text:line-break/>mediocris proderit constrictio</text:span><text:span text:style-name="T3">, </text:span><text:span text:style-name="T3">nam 'nervi vehementius<text:line-break/>a circumdatis laqueis stricti, </text:span><text:span text:style-name="T3">si </text:span><text:span text:style-name="T3">durum sit linum, contun-<text:line-break/>. duntur,. sin tenue , intersecantur lucidunturque; sio<text:line-break/>autem affecti actionem in posterum vinculis ablatis obice ‘<text:line-break/>non poterunt; quod sane observans ego (ut novistis) sub- &gt;<text:line-break/>inde chordulis validis aut filis ex lana usus</text:span><text:span text:style-name="T26">7</text:span><text:span text:style-name="T3"> surn. Qui-<text:line-break/>dam vero nervi modice contusi statim quidem munere<text:line-break/>suo, laqueis ademptis, non funguntur; paulo autem post<text:line-break/>proprium habitum recuperant.. Quod igitur nuper uice-<text:line-break/>hamus, si nervum tendendo rumpas, dissectio noxam<text:line-break/>aliquam percipiet, hoc est id, quod nunc dictum est;<text:line-break/>neque enim protinus ex vocali animante mutum evadet,<text:line-break/>-neque rursus, sublatis laqueis, statim vocem edet; .quo-<text:line-break/>niam, ut certior .sis de symptomate ’ ipsum occupante,<text:line-break/>quo modo nervum laedas, nihil interest. Verum in<text:line-break/>dicta functione, et haec te scire oportet, primum,<text:line-break/>quod in elatioribus costis nervus ipsis porrectus altius</text:span></text:p>
      <text:p text:style-name="P10"><text:span text:style-name="T3">inueniatiir; recedens autem paululum ad imam regionem<text:line-break/>in humilioribus; quare etiam facilius est in lusce sub-<text:line-break/>jicere ei hamulum. Deinde vero et magnitudo offensae<text:line-break/>haud aequalis in totum omnibus obvenit intercostalibus,<text:line-break/>sed iis, qui costas spurias attingunt, tanto -minor, quan-<text:line-break/>to musculus emuni elatioribus minutior est., . Ita , primi<text:line-break/>intercostalis musculus actione infirmatus minimam affert<text:line-break/>offensam; secundi vero jam majorem; aliorum rnuscu-<text:line-break/>lorum- singulatirn resolutio multo grandiorem offensam<text:line-break/>quandam excitat, hoc est tertii intercostalis, quarti,<text:line-break/>sexti, et praeterea septimi. Nam insequentia quatuor<text:line-break/>intercostalia ad spurias pertinent, eatenurque noxae ma-<text:line-break/>gnitudinem imminuunt, ut omnium postremum ne veI<text:line-break/>sensibilem</text:span><text:span text:style-name="T3">.. </text:span><text:span text:style-name="T3">offensam aliquam afferat, interim et pri-<text:line-break/>mum omnium obscurissimam; proinde ego frequenter,<text:line-break/>uti novistis, in demousiratipnibus ipsum consuevi relin-<text:line-break/>quere, quo citius administratio absolveretur. . Caeterum<text:line-break/>intercostale in extrema situm regione exemptu promptis-</text:span></text:p>
      <text:p text:style-name="P10"><text:span text:style-name="T3">simum est; quod in prima.difficijlimum, tum quod mul-<text:line-break/>ta propofita sunt corpora, tum quod nervus ipse ni-<text:line-break/>mis qriam sit exiguus, sicut et totum intercostale. Mi-<text:line-break/>nimum itaque est postremum omnium intercostale uni-<text:line-break/>versum , at nervus ipse non item; nam lu spuriarum<text:line-break/>costarum regionibus nervorum magnitudo dignitatem in-<text:line-break/>tercostalirun excedit, quatenus ipsi non istic solum disse-<text:line-break/>minentur, sed extra thoracem in praecordia elabantur;<text:line-break/>at’ primi intercostalis nervus lu solum ipsi peculiarem<text:line-break/>musculum portione minimum dispensatur. Caetera igi—.<text:line-break/>tur novem, intercostalia supersunt, quae .dictam dissectlo-<text:line-break/>nem desiderent. Ac fieri potest, ut, dum aliis common-<text:line-break/>stres, quemadmodum et me conspexistis, thorace ali-<text:line-break/>quando ad dissectionem proposito, ipse statim ostendenda<text:line-break/>percenseas, aliis vero praecipias,, ut interea, dum ner-<text:line-break/>vos eximunt, privatim’ praesentibus commonstrent Sin<text:line-break/>autem seorsum pauculis discendi cupidis anatomen ex-<text:line-break/>hibes, perspicuum vel me tacente esse puto,^primum</text:span></text:p>
      <text:p text:style-name="P10"><text:span text:style-name="T3">domum lucidam deligi oportere-; delude scalpellum quam<text:line-break/>licet acutissimum haberi, nam tale prius docui ad exqui-<text:line-break/>sitam sectionem esse accommodatissimum. Uti vero con-<text:line-break/>venit maxime curva scalpelli similiter utrinque fabricati<text:line-break/>parte, ut lineas utrasque fecantes utrinque curvas ha-<text:line-break/>beat, fed altera sit concava, huic vero opposita gibba.<text:line-break/>At secare potissinnrm te velim, primum te ipsum ad<text:line-break/>quem dixi modum seorsum exercendo; possea secus, ut<text:line-break/>ulterius exponam, ubi modum praescriptum prius tibi<text:line-break/>in memoriam reduxero, quo musculi sectionem in me-<text:line-break/>dia intercostalis regione sic fieri debere censebam, non<text:line-break/>autem propter elatiorem costam, sed in alta humilioris<text:line-break/>regione. Nam ipsius fibris continuis hic dissolutis, pau-<text:line-break/>latim ipsas poteris adusque elatiorem, detegere, donec-<text:line-break/>vena in superficie extans occurrat,- deinde arteria et<text:line-break/>nervus per totam costam porrecta, paullo autem propius<text:line-break/>nervo consistente. Iam vero sic exercitus, situs ipsorum</text:span></text:p>
      <text:p text:style-name="P10"><text:span text:style-name="T3">exacte in cadavere spectandi prius gratia, iterum ad costas<text:line-break/>mo.rtui animalis reversus in eo consuescas imarn elatioris<text:line-break/>costae partem uno conatu nudare ita, ut fibras quidem<text:line-break/>incumbentes dividas, nervum autem inviolatum confer-.<text:line-break/>ves; cui rei aptissimum est myrteum scalpellum incur-<text:line-break/>vum. Quo ego utens,, sicut novistis, fibras ipsius infie-<text:line-break/>rioris, deinde surgularurn costarum incidens, nounun-<text:line-break/>quam primo aggressu nervum detego; aliquando, mediocria<text:line-break/>tatem non assecutus </text:span><text:span text:style-name="T3">, </text:span><text:span text:style-name="T3">secundo . quod convenit peregi.<text:line-break/>Te vero, si ter quaterve manum, admolitus primum nu-<text:line-break/>daveris, non oportet meliora despondere; scd Hippo-<text:line-break/>cratem audire,, cujus haec sunt verhai </text:span><text:span text:style-name="T20">Quae manu tra-<text:line-break/>ctare convenit, prius iis ajsaescendum </text:span><text:span text:style-name="T20">esi</text:span><text:span text:style-name="T20">, ac perpetuo<text:line-break/>manuum exercitio incumbendum.</text:span><text:span text:style-name="T3"> Assequeris enim postea,<text:line-break/>aliquando aniini propositum, </text:span><text:span text:style-name="T3">ac </text:span><text:span text:style-name="T3">uno conatu nervum nu-<text:line-break/>dabis. Mox autem, dum hunc detegis,, ne hamum ei<text:line-break/>pulchre subdere negligas, sed, quantum fieri licet, ca-<text:line-break/>v.ebic,. ne convulneres vel divellas arteriam aut venam.</text:span></text:p>
      <text:p text:style-name="P10"><text:span text:style-name="T3">Caeterum ob nervos, ut dictum est, laesus animali non<text:line-break/>solum vocis- abolitio;' verum alia ante ipsam duo aeci-<text:line-break/>dunt, quae in tractatione de voce subsequi demonstravi-<text:line-break/>mus: unum quidem et primum, quod aliorum duoruni<text:line-break/>•consequentium causa est, musculorum intercostalium ima<text:line-break/>mobilitas; alterum' deinde fecundum, quo velox spiritus<text:line-break/>oxtra delatio obliteratur. Voco autem efflationem, citra<text:line-break/>quam vox non potest fieri, uti ostendimus. Atque ideo<text:line-break/>tertium ipsa comitatur vocis abolitio. Iusuper quartus<text:line-break/>alius quidam lu - tali admluistratione . affectus oboritur;<text:line-break/>qui ut manifestior evadat, privatim explicari desiderat,<text:line-break/>quod in ipsis dissectionibus evidenter hoc libro ccgnosces.</text:span></text:p>
      <text:h text:style-name="Heading_20_2" text:outline-level="2">Cap. V.</text:h>
      <text:p text:style-name="P58"><text:span text:style-name="T3">Nervi autem prope arterias, quas caroti-</text:span><text:span text:style-name="T26">1</text:span><text:span text:style-name="T3">,<text:line-break/></text:span><text:span text:style-name="T3">das nominant; praeceptoribus nostris cogniti, si noxa<text:line-break/>aliqua ex iis, quas paulo ante recensui, afficiantur, animal<text:line-break/>reddunt mutum, ' non autem iis similiter, qui interco-<text:line-break/>stalia excurrunt, • quippe raucus quidam lu iis strepitus<text:line-break/>ielinquitur, 'qualis- stertentibus lu • somne fleri apparet.</text:span></text:p>
      <text:p text:style-name="P10"><text:span text:style-name="T3">Hic strepitus, musculis intercostalibus resolutis, ohliteratur;<text:line-break/>verum refolvuntur cousestim, aut fibris ipsorum, ut rela-<text:line-break/>tum est, sectis, aut costis excisis, aut nervo ad radicem<text:line-break/>vitiato, aut tota spinali medulla prope dorsi initium luci-<text:line-break/>fa, qua administratione potissimum raucus strepitus abo-<text:line-break/>letur. Ac ea sectione omnes simul inferiores partes re-<text:line-break/>solvuntur, nempe intercostalium musculi, et imi'ventris<text:line-break/>vel abdominis, vel quomodocmique appellasse libeat.<text:line-break/>Porro de his. in quinto hujus operis volumine transactum<text:line-break/>est, ubi enarramus, quomodo ipsos octonos numero opti- .<text:line-break/>me segregaveris. Jam vero cum his sedis musculi, pu-<text:line-break/>dendorum, vesicae et crurum resolvuntur. Verum dia-<text:line-break/>phragma, licet infra musculos intercostales habeatur, non<text:line-break/>resolvitur, quod videlicet ipsius nervorum origo tutu tho-<text:line-break/>race sit elatior. Neque etiam musculi sex, qui ex cervi-<text:line-break/>ce descendunt thoracem attollentes, praesertim supremam<text:line-break/>ipsius partem, offenduntur; etenim et his nervi de me-</text:span></text:p>
      <text:p text:style-name="P10"><text:span text:style-name="T3">dulla spinali' cervicis deferuntur. Quin etiam id ostendi<text:line-break/>publice conspexistis, quando, thorace lu dissectionem pro-<text:line-break/>posito, diebus multis insecutis necesse misti fuit et ex-<text:line-break/>plicare simul, et indicere ipsius structaram. lu principio<text:line-break/>siquidem thoracis, quod inter has duas vertebras, fepti-<text:line-break/>mam et octavam, medium habetur, tota spinali medulla<text:line-break/>discissa, animal in latus concidit, itaque jacuit, imis tho-<text:line-break/>racis partibus duntaxat a diaphragmate motis- Quippe<text:line-break/>hoc solo quodvis animal in parvis respirationibus utitur; </text:span><text:span text:style-name="T3">.<text:line-break/></text:span><text:span text:style-name="T3">quum vero majoris respirationis usus quidam ipsi obori-<text:line-break/>tur, aut exercitio, </text:span><text:span text:style-name="T3">aut </text:span><text:span text:style-name="T3">febri, aut vehementi aeris calore,<text:line-break/>aut alio quodam asseclu digesto,, necessitas est diaphragma-<text:line-break/>tis sunctioni intercostales subvenire; sin autem magis usus<text:line-break/>respirandi increverit, etiam elatioribus musculis actionem<text:line-break/>obit. • Vidistis enim, animal illud ob spinalis medullae<text:line-break/>sectionem initio dorsi, factam protinus collapsum in la-'<text:line-break/>tusque decumbens voce destitui, reliquasque thoracis par--</text:span></text:p>
      <text:p text:style-name="P10"><text:span text:style-name="T3">tes reddi immobiles praeter imas duntaxat, quae, diu-#<text:line-break/>phragmate functionem suam obeunte, movebuntur. At<text:line-break/>quod thoracis partium motus, tota cule, quae circumda-<text:line-break/>tur, ablata, manifestius• conspectui objicitur, ipsi vidistis.<text:line-break/>Namque omnes musculi intercostales in totum reddeharr-<text:line-break/>tur immobiles; ima vero thoracis dilatabantur, motu quo-<text:line-break/>darn -obscuriore supernis - distiibuto. Quum itaque animal<text:line-break/>sic affectum in manus •sumpsissem, rursus dissecui nervo*<text:line-break/>rum ad diaphragma pertinentium principia, quorum fe»<text:line-break/>ctionis causa protinus inferior thoracis pars moveri de-<text:line-break/>stitit, elatiores autem musculi sunetionem obice 'coacti<text:line-break/>sunt,- a quibus superior thoracis regio perspicue videba-<text:line-break/>tur attolli. Altero deinde ' animali capto, in collo ipsius<text:line-break/>radicibus nervorum ad diaphragma procurrentium disse-<text:line-break/>ctis, imum thoracis statim reddidi • immobile, intercosta-<text:line-break/>libus actionem obeuntibus. Porro medulla spinae incisa<text:line-break/>ad dorsi principium, animal subito 'in latus procubuit,</text:span></text:p>
      <text:p text:style-name="P10"><text:span text:style-name="T3">utrasque </text:span><text:span text:style-name="T3">thoracis partes,- </text:span><text:span text:style-name="T3">et </text:span><text:span text:style-name="T3">altas’ et imas, commovens,</text:span><text:span text:style-name="T3">-<text:line-break/>Quoniam enim </text:span><text:span text:style-name="T3">majori respiratione opus erat, diaphragma<text:line-break/></text:span><text:span text:style-name="T3">solum ipsi </text:span><text:span text:style-name="T3">satisfacere non potuit. Quum </text:span><text:span text:style-name="T3">.igitur fuperio-<text:line-break/>ribus musculis, </text:span><text:span text:style-name="T3">animal respiraverit,- </text:span><text:span text:style-name="T3">motus evidenter per<text:line-break/>scapulas </text:span><text:span text:style-name="T3">totas </text:span><text:span text:style-name="T3">adusque </text:span><text:span text:style-name="T3">etiam summum </text:span><text:span text:style-name="T3">humerum apparet,<text:line-break/></text:span><text:span text:style-name="T3">ubi </text:span><text:span text:style-name="T3">solo </text:span><text:span text:style-name="T3">diaphragmate lu respirationibus </text:span><text:span text:style-name="T3">attolluntur hy-<text:line-break/></text:span><text:span text:style-name="T3">pochondria, in expirationibus comprimuntur </text:span><text:span text:style-name="T3">, </text:span><text:span text:style-name="T3">iis </text:span><text:span text:style-name="T3">, </text:span><text:span text:style-name="T3">qui in<text:line-break/></text:span><text:span text:style-name="T3">scapulis </text:span><text:span text:style-name="T3">confidunt, immotis; quum vero </text:span><text:span text:style-name="T3">intercostalibus </text:span><text:span text:style-name="T3">‘solis<text:line-break/></text:span><text:span text:style-name="T3">musculis </text:span><text:span text:style-name="T3">operatur animal,' scapulae </text:span><text:span text:style-name="T3">quidem sunt immobi-<text:line-break/></text:span><text:span text:style-name="T3">les, hypochondria vero, contra quam </text:span><text:span text:style-name="T3">in diaphragmatis </text:span><text:span text:style-name="T3">sini- .<text:line-break/></text:span><text:span text:style-name="T3">ctione, </text:span><text:span text:style-name="T3">comprimuntur quidem </text:span><text:span text:style-name="T3">inspirantibus, attolluntur<text:line-break/>autem </text:span><text:span text:style-name="T3">expirantibus. ' At,' si scapularum musculos cogitas<text:line-break/>resolvere, bifariam id .efficieso interdum transversa ipsos<text:line-break/>secans linea, rursus autem nervorum offensa. Commune<text:line-break/>siquidem hoc' de omnibus musculis sciendum est, quod;<text:line-break/>sive nervos ipsorum laeseris, sicuti declaratum est, sive<text:line-break/></text:span><text:span text:style-name="T3">fibras </text:span><text:span text:style-name="T3">omnes </text:span><text:span text:style-name="T3">transversas </text:span><text:span text:style-name="T3">amputaveris, </text:span><text:span text:style-name="T3">-totos statim mul-<text:line-break/>eulos motu privabis. Quare necesserium tibi fuerit prine</text:span></text:p>
      <text:p text:style-name="P10"><text:span text:style-name="T3">cipia nervorum, qui in ipsos distribuuntur, et fibratum<text:line-break/>situm pernoscere.' Nonnullae siquidem superne deorsum<text:line-break/>versus procurrunt, quemadmodum fibrae anteriorum me- _<text:line-break/>diorumque thoracis musculorum, quaedam in latus incli-<text:line-break/>nant, sicut posteriorum, aliquae rursus toti musculorum<text:line-break/>longitudini proportionantur, veluti fibrae aliorum omnium;<text:line-break/>ut ea dicendi formula utar, funt quae fecus habeant,' Ut<text:line-break/>intercostalium. Quum igitur elatiores, solum musculos in<text:line-break/>quem dixi modum resolverisintercostalium musculorum;<text:line-break/>fi usus postulet, functionem adjungunt, itaque caeteri<text:line-break/>affectus, in quibus majorem inspirationem animal deside-<text:line-break/>rat, expositi sunt propemodum. universi, verum accedit<text:line-break/>ipsis interim nullus quidem animantis affectus, sed ingens<text:line-break/>quidam vocis emittendae </text:span><text:span text:style-name="T3">appetitus. </text:span><text:span text:style-name="T3">Quemadmodum' igni<text:line-break/>tur praecones aliquid 'pronunciaturi plurimum aeris in-<text:line-break/>spirant, materiam voci copiosam praeparantes; sic etiant<text:line-break/>animalium, quae inciduntur, nonnulla aliquando facere<text:line-break/>vj.dentur. Quorum utique memoria vobis est necessaria,<text:line-break/>et omnium; quae ea consequuntur; ex' quibus nonnulla</text:span></text:p>
      <text:p text:style-name="P62"><text:span text:style-name="T3">percensere satius esse judico, -et potissimum quae praedi--<text:line-break/>clarum admluistrationttm. sunt partes.</text:span></text:p>
      <text:h text:style-name="Heading_20_2" text:outline-level="2"><text:span text:style-name="T57">C</text:span>ap. VI.</text:h>
      <text:p text:style-name="P61"><text:span text:style-name="T3">Intercostalium sane musculorum dissectio<text:line-break/>hoc modo incipienda est. Os cujusque costae .juxta inferior<text:line-break/>rem ipsam circumferentiam, ut divi,- nudare oportet.<text:line-break/>Ubi' jam nervus apparuerit., una cum eo venit inspicien-<text:line-break/>da vena atque arteria, quae in superficie magis quam<text:line-break/>nervi extant; humilius autem paulatim sitae sunt. Quare<text:line-break/>si ab elatiore parte prope costae circumferentiam hamu-<text:line-break/>lum exiguum subdideris, quatenus licet-experienti, ner-<text:line-break/>vum fine’ vasis adjacentibus et praescrtim. arteria ex-<text:line-break/>crpe,- quoniam ea veliementiore sanguinis profluvio<text:line-break/>nervum contegit. Si vero ipsam- quandoque </text:span><text:span text:style-name="T52">vuluer.es,<text:line-break/></text:span><text:span text:style-name="T3">scalpello statim prehenso transversam totam disseca; haec<text:line-break/>namque communis est omnium vasorum sanguinem emit-<text:line-break/>tentium retentio; quoniam utraque ipsius pars ad quan-<text:line-break/>dam sibi continuam </text:span><text:span text:style-name="T20">retrahi</text:span><text:span text:style-name="T3"> consuevit; quae si copiosa<text:line-break/>carne occultetur, illam ipsam operculi loco retinet, sui</text:span></text:p>
      <text:p text:style-name="P9"><text:span text:style-name="T3">autem nuda fuerit, .parvam sectio utilitatem • affert. At<text:line-break/>Sonicarne vacant’ cujusque intercostalis vasa; quamob-<text:line-break/>rem et secta, quo dixi pactu,:statim cessant.- Hoc igi-<text:line-break/>tur praedictis proprium relinquebatur, ad haec spinalis<text:line-break/>medullae dissectio; quam, ut novistis, molior in majoribus<text:line-break/>quidem animalibus vertebras prius excidens; in minutis<text:line-break/>vero, cujusmodi' sunt ante diem unnin aut. alterum aut<text:line-break/>certe tres generati porculi, instrumento quodam lu mo-<text:line-break/>dum scolopomachaerii appellati a me fabricatu. Id au-<text:line-break/>teiu fiet ex ferro optimo, quale in Noricis habetur, ne<text:line-break/>subito- hebescat, neque reflectatur aut confringatur. Quin<text:line-break/>etiam crassius organum scolopomachaeriis conveniet, ut<text:line-break/>vertebrarum compagines illidens opus prompte conficias-<text:line-break/>Interdum igitur,- sicuti vobis notum est, cute scalpello<text:line-break/>divisa, et post ipsam corpmibus, adusque vertebrarum;<text:line-break/>commissuram intrudimus cultallunr oblongum, sic enim<text:line-break/>ipium nomino, 'quod latera duo acuta habeat lu extremo</text:span></text:p>
      <text:p text:style-name="P9"><text:span text:style-name="T3">ad 'unum verticem coeuntia. Aliquando posteriores pro-<text:line-break/>cefsus. prius excludo ; vel etiam vertebrarum ipsarum </text:span><text:span text:style-name="T20">to-<text:line-break/>tam</text:span><text:span text:style-name="T3"> posteriorem extuberantiam., insuper </text:span><text:span text:style-name="T3">a </text:span><text:span text:style-name="T3">spinalibus<text:line-break/>musculis subinde aufero, quod </text:span><text:span text:style-name="T20">inter</text:span><text:span text:style-name="T3"> spinam et horum,<text:line-break/>lateralium processuum: terminos medium consistit</text:span><text:span text:style-name="T3">, </text:span><text:span text:style-name="T3">quo<text:line-break/>vertebrarum compagines ad amussim in aspectus notitiam<text:line-break/>veniunt. Maxime vero attendendum, censco processibus,<text:line-break/>qui spinam </text:span><text:span text:style-name="T3">. </text:span><text:span text:style-name="T3">efficiunt, quum 'declives leviter existant,. ut<text:line-break/></text:span><text:span text:style-name="T3">, </text:span><text:span text:style-name="T3">videlicet prior statim scalpelli ictus-sursum versus oblra</text:span></text:p>
      <text:p text:style-name="P8"><text:span text:style-name="T3">quior deducatur, ceu fecundus-exacte transversus. Porro<text:line-break/>spinalem medullam transverfim tutam incides; nihil ex<text:line-break/></text:span><text:span text:style-name="T13">ea </text:span><text:span text:style-name="T3">integrum relinquens,- praeterquam’ si nonnunquam' de<text:line-break/>•industria dinndium ipsius voles-resolvere. Etenim hoc<text:line-break/>quoque ipsum ad tutius substantiae et naturaeripsin», de<text:line-break/>qua hujus operis volumine decimo quarto, agemus, cogni-<text:line-break/>tionem erit utilissimum; ad illa </text:span><text:span text:style-name="T20">vero,'</text:span><text:span text:style-name="T3"> quae proposuimus,<text:line-break/>-invenienda haec profuerit, cognoscere. Spinalis medulla </text:span><text:span text:style-name="T3">'<text:line-break/></text:span><text:span text:style-name="T3">quiim juxta, longitudinem superne deorsum versus per</text:span></text:p>
      <text:p text:style-name="P9"><text:span text:style-name="T3">medium recta linea dissecatur, nullum ex intercostalium<text:line-break/>irervis resolvit, neque eos; quslu dextra parte aut alte-<text:line-break/>ra habentur, neque eos,, qui lu lumbis vel cruribus ex-<text:line-break/>istunt; transversa autem, eum dimidia duntaxat pars ipsa<text:line-break/>divisa fuerit, sive, sinistra, sive dextra, omnes ordine<text:line-break/>juxta rectum incisae partis tramitem, nervi 'resolvuntur.<text:line-break/>Quum, itaque semivocale animal voles reddere, lu hunc<text:line-break/>secabis modum, sin autem mutum subito, totam spinae<text:line-break/>medullam transversam divides. , ,</text:span></text:p>
      <text:h text:style-name="Heading_20_2" text:outline-level="2">Cap. VII.</text:h>
      <text:p text:style-name="P58"><text:span text:style-name="T3">Quoniam </text:span><text:span text:style-name="T20">vero</text:span><text:span text:style-name="T3"> costis etiam excisis tum ef-<text:line-break/>flationem tum vocem animalis laedi, quemadmodum ex mu-<text:line-break/>sculorum nervorumque sectione, diximus, quomodo costas<text:line-break/>excidere conveniat, jam dicamus. Animum,te velim adver-<text:line-break/>tere,- quum animal clamaverit, costarum positurae: num, in-<text:line-break/>tercostalibus musculis vehementer hoc lu tempore contra-<text:line-break/>ctis, manifesto costae extuberant, idque magis, si animal ex-<text:line-break/>istat macilentum, lu quo etiam dissectiones hujusmodi ob-<text:line-break/>ire tilii consuluerim. ' Postquam igitur accurate situm fue-</text:span></text:p>
      <text:p text:style-name="P9"><text:span text:style-name="T3">ris contemplatus ejus costae </text:span><text:span text:style-name="T3">, „ </text:span><text:span text:style-name="T3">quam excidere aggredieris,<text:line-break/></text:span><text:span text:style-name="T3">seca, </text:span><text:span text:style-name="T3">duni animal vocem edit, simul cum cule totum quod<text:line-break/></text:span><text:span text:style-name="T3">ipsi </text:span><text:span text:style-name="T3">costae corpori carnosum subjacet, usus epicopo (inci-<text:line-break/>furio); quid enim mali est ita vocasse similiter anatomicis,<text:line-break/>chirurgisque corporum sectioni subjecturum fulcimen?<text:line-break/>Quod fi </text:span><text:span text:style-name="T3">totum, </text:span><text:span text:style-name="T3">ut par., est, primo ictu sectum non </text:span><text:span text:style-name="T3">sue-<text:line-break/>rit, </text:span><text:span text:style-name="T3">saltem secundo vel certe tertio incidetur. Quippe<text:line-break/>tutius est primo, reverenter dissecare; interdum namque<text:line-break/>accidit circa lrujusmocli inexercitatis, qui per totam </text:span><text:span text:style-name="T20">co-<text:line-break/></text:span><text:span text:style-name="T20">llae</text:span><text:span text:style-name="T3"> longitudinem sectionem ducunt, scalpello </text:span><text:span text:style-name="T20">a</text:span><text:span text:style-name="T3"> </text:span><text:span text:style-name="T3">curva-<text:line-break/></text:span><text:span text:style-name="T3">parte lapso atque deorsum intercostale versus deductu,<text:line-break/>corporum ,, quae inibi sunt, aliquod attingere. Porro </text:span><text:span text:style-name="T3">di-<text:line-break/></text:span><text:span text:style-name="T3">ctum est, iuleriori lingularum costarum circumferentiae<text:line-break/>non modo nervunr, sed arteriam quoque et venam por-<text:line-break/>rigi. ftaque jn prima exercitus, quum fieri potest </text:span><text:span text:style-name="T3">pluri-<text:line-break/></text:span><text:span text:style-name="T3">mum ad costae longitudinem incidendo usque ad mem-<text:line-break/>branam os ambientem, celerrime simul </text:span><text:span text:style-name="T3">et </text:span><text:span text:style-name="T3">optime opus</text:span></text:p>
      <text:p text:style-name="P9"><text:span text:style-name="T3">absolves. Etenim singulae cossee parte sui curva et </text:span><text:span text:style-name="T20">or-<text:line-break/></text:span><text:span text:style-name="T3">bicniari membrana circumdantur, caeleris omnibus, quae<text:line-break/>os ambiunt, simillima. Hunc igitur ipsam', ubi ad costae<text:line-break/>longitudinem secueris, ab osse deradito; myrtaeo utrin-<text:line-break/>que incurvo' utens. Ubi fuerit detecta, ut costae os la-<text:line-break/>tius appareat, tenuem (membranae custodem) meuingophy-<text:line-break/>lacern immittes aut spathomeiam latam inter utraque<text:line-break/>corpora, membranam puta; quae os ambit, nudatam </text:span><text:span text:style-name="T20">et<text:line-break/>ipsum</text:span><text:span text:style-name="T3"> cossee os, cavens diligenter, ne membranam co-<text:line-break/>stas succingentem aut divellas, aut perfores; quo probe<text:line-break/>peracto, os costae abscindes cultris duobus excisoriis mu-<text:line-break/>tuo sibi oppositis, ut moris- esu Quod si animal recens<text:line-break/>natum fuerit, etiam una divisio transversa per costae<text:line-break/>cartilagineum deducta sufficit, siquidem, membrana, quae<text:line-break/>os ambit,- accurate prius derasa-, facillimum est, prehensa<text:line-break/>digitis., reflectere, sensim partes costae divisae ad conti—<text:line-break/>nuum ipsius utrumque terminum, retro quidem veite-<text:line-break/>brae per diarthrosin commissum, anteriore vero parte</text:span></text:p>
      <text:p text:style-name="P10"><text:span text:style-name="T3">pectoris ossi per synarthrofin. Non igitur .ossa thoracis,<text:line-break/>quae intra scapulas habentur, excidas;, quae vero sub<text:line-break/>scapulis existnnt, «illarum. ablationem desiderunt. Unde,<text:line-break/>sicut intercostalium mufcuiorurn sublimium, ut prius di- .<text:line-break/>cebam, sectiones, ita et costarum excisiones hac in re-<text:line-break/>gione sunt difficillimae. At hac de causa nervorum, af-<text:line-break/>fectorum administratio est praestantior. Verum, ut </text:span><text:span text:style-name="T20">vo-<text:line-break/>cem</text:span><text:span text:style-name="T3"> effiationemque ab intercostalium mufculorum refolu-<text:line-break/>tione vitiari habeas persuasum',' satis, est vel eos solum<text:line-break/>afficere, qui subter scapulas habentur,, alias fibris ipso-<text:line-break/>rum (ut prius explicatum est) innisis, alias osse quodam<text:line-break/>excito. Tanta siquidem pars totius naturalis efflationis vo-<text:line-break/>cisque perire videtur, quanta et musculorum intercosta^<text:line-break/>lium portio est resoluta, fdque similiter ipsis accidit in<text:line-break/>omnibus, quae, resulvuut, administrationibus, .numero<text:line-break/>quaternis, uti est expositum, una sane, quae costis sit ex-<text:line-break/>cisis, altura sectione spinalis medullae, tertia nervorum.</text:span></text:p>
      <text:p text:style-name="P10"><text:span text:style-name="T3">et quarta fibraruin. Quod si igitur musculi alterutra lu<text:line-break/>parte, aut dextra'aut. sinistra, resolutionem fuerint ex-<text:line-break/>perti, dimidiata efflationis, ac </text:span><text:span text:style-name="T20">vocis</text:span><text:span text:style-name="T3"> portio, aboletur; sur<text:line-break/>autem alterutrius dimidiata, tunc .ambarum sunctionum<text:line-break/>pars quarta vitiabitur.. Nam et pro musculorum, qui re-<text:line-break/>solvuntur, numero scmper voci noxa oboritur, si vide-<text:line-break/>licet musculorum magnitudinem simul expendamus. Si'<text:line-break/>enim solos. utrinque vel maximos vel mluimos resolveris,<text:line-break/>inaequalem efflationis vocisque laesionem excitabis, etsi<text:line-break/>parem ipsorum numerum vitiaveris, majores siquidem<text:line-break/>secundum. noxam. a minoribus disterunt. </text:span><text:span text:style-name="T3">' </text:span><text:span text:style-name="T3">Ac diximus,,<text:line-break/>etiam vocem efflationemque ob spinalis medullae sectio-<text:line-break/>nes absolutius interire. Porro, fibris musculorum inter-<text:line-break/>costalium sectis vel costarum ossibus excisis, musculi<text:line-break/>quidem relinquuntur ex iis,, qui thoracem contrahunt,<text:line-break/>tum qui costarum extremis porriguntur, tum omnium,<text:line-break/>qui imo ventre sunt,, primum tertiumque conjugium.</text:span></text:p>
      <text:p text:style-name="P10"><text:span text:style-name="T3">Quum autem thorax </text:span><text:span text:style-name="T3">modice </text:span><text:span text:style-name="T3">ab his comprimatur, modica<text:line-break/>etiam efflatio gignitur, cui </text:span><text:span text:style-name="T3">et </text:span><text:span text:style-name="T3">vox' proportionatur. Quare<text:line-break/>praedictis administrationibus animal interdum mussitan-<text:line-break/>tium modo exiguum adeo quippiarn </text:span><text:span text:style-name="T20">fonat</text:span><text:span text:style-name="T3"> et obscurum.<text:line-break/>Nervorum vero sectionem aequalis propemodum noxa<text:line-break/>comitatur, vel paulo minor, quantum ex spinalis medul-<text:line-break/>lae dissectione colligebatur, propterea quod musculi no-<text:line-break/>minati ab intercostalibus nervis propagines assumunt, - Et-<text:line-break/>enim si quae post praecordia partes primae tertiaeque<text:line-break/>conjugationis musculorum aliunde motum obtinent, certe<text:line-break/>partis ipsorum juxta thoracem functionem interire ne-<text:line-break/>cesse est, ut cum reliquo inferiori ipsa mota nullam<text:line-break/>sensibilem vel efflationis vel vocis noxam faciat. Quod<text:line-break/>autem accidentium ratione in talibus vox aboletur, prius<text:line-break/>autem efflatio, in libris </text:span><text:span text:style-name="T3">de voce </text:span><text:span text:style-name="T3">comprehensum est. At,<text:line-break/>quia rursus efflatio subita quaedam est. expiratio et </text:span><text:span text:style-name="T20">ve~<text:line-break/></text:span><text:span text:style-name="T3">hemens, ideo nunc quoque res postulabat in respirandi<text:line-break/>instrumentorum sermone hujusmodi adnrinistrationum fieri</text:span></text:p>
      <text:p text:style-name="P10"><text:span text:style-name="T3">mentionem; quanquam iterum de ipsis in vocis instra-<text:line-break/>mentorum dissectione erit dicendum.</text:span></text:p>
      <text:h text:style-name="Heading_20_2" text:outline-level="2">Cap. VllL.</text:h>
      <text:p text:style-name="P58"><text:span text:style-name="T3">At rationi consentaneum fuerit percen-<text:line-break/>sere, quomodo totum thoracem reddas immobilem, (olis<text:line-break/>nervis, qui musculos ipsius movent, laqueo circumdatis,<text:line-break/>quod me' non tantum privatim, fed etiam publice vobis<text:line-break/>indicantem multoties conspexistis. Certe intercostales<text:line-break/>musculos per nervos de spinali medulla ad ipsos prod-<text:line-break/>euntes motu destitues, in quem dixi nrodum; • dia-<text:line-break/>phragrna vero, ubi hujus nervorum principia similiter </text:span><text:span text:style-name="T20">af-<text:line-break/>feceris,-</text:span><text:span text:style-name="T3"> In suibus potissimum omnia id genus indicantem<text:line-break/>rue crebro spectastis, tum privatim, tum publice, eo<text:line-break/>quod neque simia amplius quippiarn in hujusmodi dis-<text:line-break/>sectionibus obtineat, et spectaculum sit odiosnin. ltaque<text:line-break/>verbis regionem exprimere manifesto nequeas, ubi in-<text:line-break/>dicare clarius oportet. Nam tum ad memoriam eo-<text:line-break/>rurn, quae yideris, tuui ad eorum, qui nihil unquam<text:line-break/>spectarunt tale, institutionem enarratio erit utilis.</text:span></text:p>
      <text:p text:style-name="P10"><text:span text:style-name="T3">Proinde quum animal supinum, ut paulo ante docui, in assere<text:line-break/>figuraveris vinculis illigatum, non quatuor duntaxat artus,<text:line-break/>sed etiam caput totum una cum cervice, &lt; in ilia potissi-'<text:line-break/>muni regione nervos subjectos invenies, ubi anteriorum<text:line-break/>artuum iuitium subsistit. Ac fatius tibi suerit totam ejus<text:line-break/>loci cutem in primis adimere, . quo venas'duas grandes<text:line-break/>conspicias, quarum altera ad cervicem obliquior perten-<text:line-break/>dit, altera transversa magis ad anterioris membri prin-<text:line-break/>cipium; siquidem luter has membranis digitis avulsis<text:line-break/>nervos spectabis per cervicis latera deorsum versus obli-<text:line-break/>quos ad thoracem procurrentes, qui musculis collo- sub-<text:line-break/>ditis inhaerescunt, et, ubi lu idem coierint, primam<text:line-break/>costam attingunt. Quod si semel locum accurate per- </text:span><text:span text:style-name="T3">*<text:line-break/></text:span><text:span text:style-name="T3">spexeris, cutem </text:span><text:span text:style-name="T20">a</text:span><text:span text:style-name="T3"> nervorum sede . divisione simplici de-<text:line-break/>trahere aggredieris; , ac id exercenti una quandoque<text:line-break/>factione diaphragmatis nervos nudare licebit, tres quidem</text:span></text:p>
      <text:p text:style-name="P10"><text:span text:style-name="T3">utraque ex parte, qui plerumque in suibus habentur, in<text:line-break/>simiis vero ut plurimum duo; tertius autem ruro lu his<text:line-break/>videtur;, ut in suibus quartus. Origo ipsorum omnium<text:line-break/>est cervicis .spinae medulla: . ex quartae sane et quintae<text:line-break/>vertebrae intervallo. prima coniugatio procedit; ex quin-<text:line-break/>tae. et sextae spatio secunda; ex regione post sextam<text:line-break/>vertebram tertia,. quae etiam exigua admodum est ;•<text:line-break/>quemadmodum, ' si-quarta quandoque accedat, ejus con-<text:line-break/>jugationis, quae post septimam vertebram est, propago</text:span><text:span text:style-name="T26">1<text:line-break/></text:span><text:span text:style-name="T3">nimis quam parva est. Porro, omnibus ipsis incilis, dia-<text:line-break/>phragma motus fit expers. Pari modo, </text:span><text:span text:style-name="T3">si </text:span><text:span text:style-name="T3">musculorum'<text:line-break/>singulorum, ex cervice ad thoracem descendentium, qui<text:line-break/>fex numero habentur; nervos affeceris, actionem vitias.<text:line-break/>Assectus autem,: ut perdocui, duplex quidem est, vel&gt;<text:line-break/>dum secantur, vel dum intercipiuntur. Verum quia’<text:line-break/>neque musculi,- neque , multo magis nervi, cute dun-<text:line-break/>taxat detracta,'in conspectum veniunt, musculos primum<text:line-break/>disseces_ oportet, qui surfum a pectore ad humeri arsi-</text:span></text:p>
      <text:p text:style-name="P9"><text:span text:style-name="T3">culum perferuntur. Itaque hornlui inexperto res videtur<text:line-break/>ardua; atque, is forte opinabitur, neranimal quidem<text:line-break/>imum ad omnes dissectiones sufficere , quas adrnini-<text:line-break/>strare citra nervorum laesionem, quae tutum thoracem<text:line-break/>efficit immobilem; est necessarium.' </text:span><text:span text:style-name="T3">- </text:span><text:span text:style-name="T3">Verum est crebrius<text:line-break/>ine id factitantem conspicatus: suerit, ipsa functione po-<text:line-break/>test persuaderi, praedictam anatomen posse administrari;<text:line-break/>•nam 'imaginatione potius, quam sua ipsius virtute, im-<text:line-break/>peritos molesta videtur deterrere. Non, igitur deterreri<text:line-break/>quis debet,, scd experientia audere, primum quidem<text:line-break/>totam cutem a pectore auferens.-,' fit enim hoc </text:span><text:span text:style-name="T20">citra<text:line-break/></text:span><text:span text:style-name="T3">sanguinis prolusionem, . deinde’ musculos ad humeri arti*<text:line-break/>. culum pervenientes? adimens;-quippe hoc etiam fine sanli<text:line-break/>guinis fluore fieri solet, tertio post haec, 'totas scapulas<text:line-break/>a musculis, qui ipsis: concava parte subhaerefcunt, feceri<text:line-break/>nens simul cum muscidis;: qui ah imo sursum versus ad<text:line-break/>humeri articulum feruntur, item cum magno, qui axil-</text:span></text:p>
      <text:p text:style-name="P10"><text:span text:style-name="T3">lam efficit, ' insuper</text:span><text:span text:style-name="T26">7</text:span><text:span text:style-name="T3">parvo </text:span><text:span text:style-name="T3">ad </text:span><text:span text:style-name="T3">humerum situ, quem ego<text:line-break/>inveni. His enim peractis duo elatiorum thoracis muscu-<text:line-break/>-lorum conjugia apparebunt, ut et nervos alterius maioris<text:line-break/>conjugli musculis • evidenter superstratus lufidentesque vi-<text:line-break/>deas ; alterius autem minoris,, quod et situm habet an-<text:line-break/>feriorem ,;nervi . difficilius quidem inveniuntur, verum<text:line-break/>exercitato prius lu cadavere non itidem aegre. Atque<text:line-break/>circa scapularum simul eum musculis commemoratis de-<text:line-break/>tectionem licet in musculis, qui thoracem movent, ner-<text:line-break/>vorum initia in utriusque conjugii- capita conjici repe-<text:line-break/>rias. Verum de ipsis in dissectione nervorum dicetur </text:span><text:span text:style-name="T3">._<text:line-break/></text:span><text:span text:style-name="T3">tam- luculenter; ut aliquis studiosus et laborum amans<text:line-break/>ipse suo Marte exercitatus, anatomen nuper relatam, abso- </text:span><text:span text:style-name="T3">.<text:line-break/></text:span><text:span text:style-name="T3">lute queat aliquando obire. Quoniam vero tertium quod-<text:line-break/>dam par est musculorum, qui- thoracem movent,' gra-<text:line-break/>cile et exiguum,, de ligamento tenui et membranoso<text:line-break/>post ficapulas incipiens, quod nec ipsum cute adempta<text:line-break/>protinus apparet, nisi musculis scapularum propriis dis-</text:span></text:p>
      <text:p text:style-name="P10"><text:span text:style-name="T3">Pectis, de his quoque musculis-sciendum est, cum pro-t<text:line-break/>prios utrarumque scapularum musculos incideris, et par<text:line-break/>mulculorum membraneorum detexeris, ne sic 'quidem<text:line-break/>expeditum esse,, quemadmodum in anterioribus, ut ex </text:span><text:span text:style-name="T42">χ<text:line-break/></text:span><text:span text:style-name="T3">nervorum laesione ipsos reddas immobiles, quum recdn-<text:line-break/>diti simul et tenuissimi nervi siut ipsorum motoies.<text:line-break/>Quin et capita ipsorum, quae membranea funt ligamen-<text:line-break/>ta, dum lucidis, promptum est musculos resolvere. ,<text:line-break/>Hoc enim jam lu universum de omnibus musculis 'intel-'<text:line-break/>liges, quod, dissecto ipsorum capite,'non amplius sun- </text:span><text:span text:style-name="T3">'<text:line-break/></text:span><text:span text:style-name="T3">ctionem obeunt. Itaque, si musculus capite simplici uno--<text:line-break/>que constat, facillimum est illud secantem motu ipsum<text:line-break/>privare,, sin autem pluribus,, omnia ipsa incidere opor- .<text:line-break/>tet. At in quibusdam musculis capitum numerus ne depre- </text:span><text:span text:style-name="T3">-<text:line-break/></text:span><text:span text:style-name="T3">hendr quidem potest, quum ex pluribus ossium proces-<text:line-break/>sibus incipiat, quemadmodum in his ipsis duabus praer- •<text:line-break/>dictis thoracis conjugationibus, et magis lu priore habe-<text:line-break/>re</text:span><text:span text:style-name="T34">4</text:span><text:span text:style-name="T3"> novimus. Tutius igitur est illic ipsos secare,</text:span></text:p>
      <text:p text:style-name="P9"><text:span text:style-name="T3">ubi capita lu idem primum congregantur. Hoc vero sa-<text:line-break/>ne </text:span><text:span text:style-name="T3">r </text:span><text:span text:style-name="T3">lu. anterioribus quoque musculis factitare consuevi,<text:line-break/>quum non ob nervorum noxam, sed musculorum ipso--<text:line-break/>rum sectionem paralysin moliri statuero. Itaque pro-<text:line-break/>flo ia in his sectione opus est, ut qui penitiorem- situm<text:line-break/>occupant, ubi capita ipsorum coierint Porro in posse-<text:line-break/>rioribus expeditissima est divisio , ut vel unguibus possit<text:line-break/>administrari. Certe de musculis thoraci peculiaribus et<text:line-break/>haec dixisse sufficiat. </text:span><text:span text:style-name="T3">&lt;</text:span></text:p>
      <text:h text:style-name="Heading_20_2" text:outline-level="2">Cap. IX.</text:h>
      <text:p text:style-name="P58"><text:span text:style-name="T3">Caeterum de spinalis medullae sectione<text:line-break/>dicetur quidem et postea, quum ad ipsam pervenero,<text:line-break/>muic tamen retulisse satis, est, quantum, ad praesentia<text:line-break/>conducit. Si in media tertiae </text:span><text:span text:style-name="T3">et </text:span><text:span text:style-name="T3">quartae vertebrae<text:line-break/>regione totam ipsam persecueris, spiratione confestim<text:line-break/>animal destituitur, non solum thorace, verum etiam<text:line-break/>infra sectionem toto corpore factu immobili. Atqui<text:line-break/>perspicuum est, quod, si post secundam aut primam<text:line-break/>vertebram aut in -ipso spinalis medullae principio</text:span></text:p>
      <text:p text:style-name="P9"><text:span text:style-name="T3">sectionem ducas, repente animal corrumpitur</text:span><text:span text:style-name="T3">; </text:span><text:span text:style-name="T3">verum si </text:span><text:span text:style-name="T3">-<text:line-break/></text:span><text:span text:style-name="T3">post sextam vertebram </text:span><text:span text:style-name="T3">. </text:span><text:span text:style-name="T3">medullam spinae totam se-<text:line-break/>cueris transversam, (semper enim id subaudiendum est) </text:span><text:span text:style-name="T3">'<text:line-break/></text:span><text:span text:style-name="T3">tuti quidem thoracis musculi statim motum .amittunt, so-<text:line-break/>lius autem diaphragmatis beneficio animans respirat; in-<text:line-break/>feriores vero liac vertebra sectiones spinalis medullae-<text:line-break/>permultis ipsius 'partibus thoracem moveri concedunt,<text:line-break/></text:span><text:span text:style-name="T3">. </text:span><text:span text:style-name="T3">num maxima sublimium ipfius musculorum conjugatio,<text:line-break/>duplicem utrorumque nervorum originem sortita, pro-<text:line-break/>cessum alterius conjugii majoris plurimum post, sextam<text:line-break/>vertebram exigit. Etenim hujus gratia post septimam<text:line-break/>vertebram splualis sectiones utraque musculorum conju-.<text:line-break/>gia frictionem obice non impediunt; his magis lectio—<text:line-break/>nes post octavam aut nonam factae, siquidem et alia<text:line-break/>nervorum principia, assumunt, et musculorum, membra-<text:line-break/>neorum actionem 'retrorsum adsciscunt, atque inspicare<text:line-break/>animal videtur ambabus thoracis partibus, superiore<text:line-break/></text:span><text:span text:style-name="T3">et </text:span><text:span text:style-name="T3">inferiore, praeterquam si parva respiratione indigeat,</text:span></text:p>
      <text:p text:style-name="P10"><text:span text:style-name="T3">nam tunc etiam diaphragmafolum ei sufficit. Caeterum,’<text:line-break/>quanto magis ad humiliares vertebras processeris, tanto<text:line-break/>plures thoracis musculos actionem obeuntes habebis; non<text:line-break/>tamen sexta nervorum a cerebro conjugatio respirationis<text:line-break/>muneri subministrare videtur, quia ne vel’ particula<text:line-break/>quaepiam. ipsius in ullum thoracis musculum propagatus.<text:line-break/>Quapropter, quum alia nervorum principia dissecta<text:line-break/>fuerint • omnia, hoc autem solum praeservetur lutegrum,<text:line-break/>animal repente respiratione privatur nihil ex ipso adju-<text:line-break/>tum. Non tamen nervorum conjugio ad septum tendenti<text:line-break/>eadem accidunt; omnibus • siquidem aliis nervis oblaefis<text:line-break/>sclo diaphragmate animal respicat, motu lu thoracis parti-<text:line-break/>bus evidenti edito.</text:span></text:p>
      <text:h text:style-name="Heading_20_2" text:outline-level="2">Cap. lX.</text:h>
      <text:p text:style-name="P58"><text:span text:style-name="T3">At, quia de spiritus transitu in mediam<text:line-break/>thoracis pulmonisque regionem quaestiones anatomici<text:line-break/>agitarunt</text:span><text:span text:style-name="T3">, </text:span><text:span text:style-name="T3">dissectiones quoque huic rei commodas jam<text:line-break/>opportunum est exponere. Costae profecto excisae .sub-<text:line-break/>latio vetus , quaedam est, obscurum obtinens dignotionem;</text:span></text:p>
      <text:p text:style-name="P10"><text:span text:style-name="T3">nam aliqui pulmonem thoraci junctum ridere' sc asserunt,<text:line-break/>alii disjunctum; atque hoc propter membranarum subter<text:line-break/>costas, qnae exciduntur, crassitudinem accidit. Verum<text:line-break/>nos hanc inspectionem magis evidentem ' fecimus, non-<text:line-break/>costae solum extractione cessantes, sed una cum ipsa<text:line-break/>alteram membranarum eximentes, quae prius, quam illa,<text:line-break/>excideretur, </text:span><text:span text:style-name="T20">ostsu ambibat</text:span><text:span text:style-name="T3"> periostios dicta; etenim., hac<text:line-break/>sublata; succingens -simplex sola relinquitur, quae ma-<text:line-break/>nifestam sui inspectionem efficit; ut omnes fateantur,-<text:line-break/>pulmonem thoraci esse junctum, evidenter cernere. At<text:line-break/>manifestior adhuc hujus rei inspectio fiet per diaphrag-<text:line-break/>ma nudatum, quum peritonaei vertex avellitur. Admi-<text:line-break/>nistrationem in hunc-modum obire convenit. Animali<text:line-break/>resupino omnes abdominis musculi prope spuriarum<text:line-break/>costarum extrema secantur, peritonaeum non attingi-<text:line-break/>tur. Dictum vero'est superius; quartae inibi musculo-<text:line-break/>rum conjugationis aponeuroses peritonaeo esse adunitas.</text:span></text:p>
      <text:p text:style-name="P10"><text:span text:style-name="T3">Dum itaque sectionem in illis-non sectis finieris, deinde:<text:line-break/>peritonaeum a sucto subtrahatur, aponeurosibus nequaquam,<text:line-break/>hic cum eo porrectis. Caeterum facile - hoc manibus citra<text:line-break/>scalpellum expeditur; </text:span><text:span text:style-name="T20">et</text:span><text:span text:style-name="T3"> multo quidem magis animali<text:line-break/>vivo quam mortuo opus peragitur, siquidem frigefacta-<text:line-break/>post mortem corpora,, quae invicem avulllone. possunt<text:line-break/>separari, secretioni minus obtemperant.. Tunc autem,,<text:line-break/>quum a ncryosa septi transversi parte peritonaeum avus-,<text:line-break/>feris, ventrem . quidem detrahes; quaecunque vero ex<text:line-break/>utraque ipsius, parte sunt, in latera, ubi diaphragma<text:line-break/>carnosum, est, abduces. Insuper si, quae prope mucro-;<text:line-break/>natam, cartilaginem habentur, sursum , extuleris, quae<text:line-break/>vero ad ultimas, costas sunt;, lu latus. tetenderis; item<text:line-break/>si, quum opus fuerit, transversas abdominis musculorum<text:line-break/>sectiones .per utraque ilia, conseceris; admodum conspi-<text:line-break/>cuam diaphragmatis partem nervosam reddes, ut omnes<text:line-break/>palam confiteantur pulmonem hac parte thoraci appofi-.;</text:span></text:p>
      <text:p text:style-name="P10"><text:span text:style-name="T3">tum, nunquam distantem, verum semper in utrisque re-<text:line-break/>spirationis partibus adjectum-; sive inspiret animal, sive<text:line-break/>expiret. Haec itaque . apparentia Erasistrati opinionem<text:line-break/>corroborant, qui putabat, nullum ex pulmone spiritum<text:line-break/>profluere; verum ei, - quod dicendum est, repugnat.<text:line-break/>Nam diapluagrnate sic denudatu, si obtruncaveris ani-.<text:line-break/>rnal, pulmo a septo statim videtur abscedere. Porro<text:line-break/>quirm varii mortis sint' modi animantibus</text:span><text:span text:style-name="T3">, </text:span><text:span text:style-name="T3">quomodocum-<text:line-break/>que ipsum occideris, pulmonem a septo plurimum se-<text:line-break/>junctum spectaveris. Nos itaque interdum in aqua suf-<text:line-break/>focantes, interdum laqueo, vel sectione spluali medul-<text:line-break/>lae prope primas vertebras impressa, aliquando grandes<text:line-break/>arterias aut venas persecantes, pulmonem sensim </text:span><text:span text:style-name="T13">a<text:line-break/></text:span><text:span text:style-name="T3">diaphragmate-discedentem, moriente animali, spectavimus.<text:line-break/>Idem hoc apparet etiam in costa excidenda; et eviden- -<text:line-break/>tius' sane illi , qui vivo adhuc animali pulmonem tho-<text:line-break/>raci propinquum inspexit; a- morte vero plurimum di-</text:span></text:p>
      <text:p text:style-name="P13"><text:span text:style-name="T31">Λ</text:span><text:span text:style-name="T42"> </text:span><text:span text:style-name="T3">stare videtur, manifesto ostendens, spiritum in ipso<text:line-break/>contentum in regionem ipsius et thoracis mediam eva-<text:line-break/>cuari. Quin, etiam vivo adhuc animante juxta loborum<text:line-break/>extrema regio quaedam inter instrumenta utraque vi-<text:line-break/>deatur inanis, et praesertim cum largius respirat; nam<text:line-break/>in exiguis, respirationibus quibusdam nihil prorsus scn-<text:line-break/>sibile, aliis vero exiguum plane apparet, costae videli-<text:line-break/>cet osse prius excisu. Si vero magis voles apparere va-<text:line-break/>cuum, animal coges ante diflectionem currere, ut an-<text:line-break/>helanti costa excludatur; nam eum respirationis magni-'<text:line-break/>tudine etiam loci, inanis capacitas semper augetur. Am-<text:line-break/>plior vero' post celerem cursum apparuerit, si diaphragma<text:line-break/>ipsum nervorum peculiarium sectione resolvas; tunc<text:line-break/>enim intercostalibus musculis respirare cogitur, ac in<text:line-break/>ampliore intervallo thorax moveri apparet Jam vero<text:line-break/>alia, quaedam- est administratio, quae videtur ostendere.</text:span></text:p>
      <text:p text:style-name="P31"><text:span text:style-name="T48">- </text:span><text:span text:style-name="T48">' '<text:tab/>. </text:span><text:span text:style-name="T20">i<text:tab/>* •</text:span></text:p>
      <text:p text:style-name="P11"><text:span text:style-name="T3">.spiritus aliquid ex pulmone lu thoracem permeare. Por-<text:line-break/>ro vesicam" mediocri donatam orificio antea praeparare<text:line-break/>convenit; delude, cute costarum orbiculatirn excisi, ut<text:line-break/>sectionis labri circulus vesicae orificio sit aequalis, pri--<text:line-break/>mum costae os excludere, uti retulimus, mox vesicam<text:line-break/>cum ulceris labro consuere’, subjicientem cireulatim ip-<text:line-break/>sum vesicae orificium, ut cutis sit extrinsecus, postea<text:line-break/>foramina ab acu in eis facta illinere, per quae linum<text:line-break/>trajectum-est, medicamine quodam emplastico seu glu-<text:line-break/>tluario, cujusmodi est quod parygron dicito, vel ex<text:line-break/>liquidis ceratis aliquod. - Maxime igitur ne sensibile qui-<text:line-break/>dem luter linum et cutem spatium accidit; verum,<text:line-break/>quod sensunr effugit, cerato tutius est illinere, ne ex<text:line-break/>ambiente aere spiritus quidam intro penetret, neque<text:line-break/>ab internis extra; deinde, perforata in fundo vesica,<text:line-break/>intro per . foramen mittere scalpellum, quod manubrio-</text:span></text:p>
      <text:p text:style-name="P10"><text:span text:style-name="T3">lum rotundum habeat, ut lino vesicae extrinsecus cir-<text:line-break/>cumpofito circa scalpelli manubrium veficae tunica strin-<text:line-break/>gatur, quo nihil luter ipsam vel ex aere circumfluo<text:line-break/>in vesicam permeet, vel ex illa, foras mittatur. Cuius<text:line-break/>rei causa cerato uti, quemadmodum diximus, conveniet,<text:line-break/>deinde membranam costas succingentem scalpello incide-<text:line-break/>re et speculari, quo modo spiritus quidam per sectio-<text:line-break/>nem ex thorace in vesicam expirationis tempore excerna-<text:line-break/>tur. Hunc autem ipsum rursus inspirationis tempore vi-<text:line-break/>debis, quum thorax attollitur, per sectionem intra tho-<text:line-break/>racem trahi; 'deinde rursus, dum expirat animal, 'lu<text:line-break/>vesicam pervenire; postea illinc rursus ad thoracem; at-<text:line-break/>que copiosiorem singulis spirationibus fieri spiritum con-<text:line-break/>tuebere, ac vesicam prorsus eo repleri,. Verum ad hujus<text:line-break/>quoque rei evidentiam bifariam licet contradicas, vel :<text:line-break/>aversuris, aeris &gt;copiosioris quippiarn foris intro, dum fit<text:line-break/>inspiratio, juxta linum penetrare, pauciorem vero ab</text:span></text:p>
      <text:p text:style-name="P10"><text:span text:style-name="T3">i erioribus foras., dum expiramus, vel etiam mem-<text:line-break/>branam pulmoni circumdatam cum ea, quae costas<text:line-break/>cingit, dividi. Id igitur sic nonnunquam accidit.<text:line-break/>Difficile siquidem est pulmone thoraci semper contignu<text:line-break/>alterum instrumentum perforare, alterum ipsorum in-<text:line-break/>tegrum retinere; et id deprehendes post mortem ani-<text:line-break/>mantis pulmone nudato. Porrc de aeris circumflui<text:line-break/>inter linum et cutem in vesicam transitu disputatio<text:line-break/>contentionis plena est, et pluribus verbis refutari de-<text:line-break/>siderat. • Verum superfluum est talibus uti, quum res<text:line-break/>ex aliis evidenter apparentibus demonstretur. Quare .<text:line-break/>ad propositae speculationis demonstrationem tali admi-<text:line-break/>nistrati onis modo prorsus utendum non 'est,, quum<text:line-break/>paulo ante nictus manifesto -innuat, spiritum pulmones<text:line-break/>quempiam permeare. Omnino enim animalibus quo-<text:line-break/>modocunque mortuis, sive , . ut dixi , costa excisa,<text:line-break/>sive diaphragmate . nudato, pulmo </text:span><text:span text:style-name="T20">a</text:span><text:span text:style-name="T3"> thorace distare</text:span></text:p>
      <text:p text:style-name="P10"><text:span text:style-name="T3">videtur,, quod fieri non potest, nisi etiam spiritus<text:line-break/>aliquid ex pulmone -in amplam thoracis capacitatem<text:line-break/>pertranseati</text:span></text:p>
      <text:p text:style-name="P11"><text:span text:style-name="T3">-t</text:span></text:p>
      <text:p text:style-name="P32"><text:span text:style-name="T3">-V </text:span><text:span text:style-name="T3">•<text:tab/>-<text:tab/>.</text:span></text:p>
      <text:h text:style-name="P5" text:outline-level="1"><text:bookmark-start text:name="bookmark20"/>GALENI DE ANATOMICIS ADMINISTRA-<text:line-break/>TIONIBUS<text:line-break/>LIBER IX.<text:bookmark-end text:name="bookmark20"/></text:h>
      <text:h text:style-name="Heading_20_2" text:outline-level="2">Cap. I.</text:h>
      <text:p text:style-name="P58"><text:span text:style-name="T3">Quonam pacto ea, quae in cerebro et<text:line-break/>(pinali medulla per dissectionem apparent, optime queas<text:line-break/>intueri, tum mortuo, • tum vivo adhuc animante, hoc<text:line-break/></text:span><text:span text:style-name="T42">ϋ’οίο </text:span><text:span text:style-name="T3">indicabimus. lu cadavere siquidem auatome cele-<text:line-break/>hrata cujusque partis situm, numerum, substantiae pro-<text:line-break/>prietatem , magnitudinem , figuram et compositionem edo-<text:line-break/>cet; in rivo autem dissectio interdum functionem ipsam<text:line-break/>manifesto ossendit, luterdum ad hujus inventionem ra-</text:span></text:p>
      <text:p text:style-name="P10"><text:span text:style-name="T3">tiocinationes exhibet. Nulli igitur obscurum est oportere,<text:line-break/>ut- mortui animantis dissectio eam praecedat, quae in<text:line-break/>vivo administratur. Quum vere 'ipsa duplex existat-<text:line-break/>(quoniam et parte toti, corpori et adiacente, et ablata,<text:line-break/>fieri potest), priorem cerebri anatomes administrationem<text:line-break/>percensebo, quae fit ossibus calvariae exemptis, mem-<text:line-break/>brana, quae cerebrum in orbem contegit, inviolata;<text:line-break/>quam sive crassam (quemadmodum ego nunc protuli), sive<text:line-break/>duram, sive cuticularem appellasse malis, nihil intere-<text:line-break/>rit; quemadmodum, si etiam alteram sub ea tenuem,<text:line-break/>mollem . membraneamque nuncupes; . nihil . speculatio-<text:line-break/>nem anatomicam vel juvabis, vel offendes. Etenim uti-<text:line-break/>litas in </text:span><text:span text:style-name="T20">naturae</text:span><text:span text:style-name="T3"> partium scientia, non in appellationi^<text:line-break/>bus sita.est dissectoribus. Porro cerebra bubula.lu magnis<text:line-break/>civitatibus in totum parata venduntur, plurimis calva-<text:line-break/>riae partibus nuda: et si plura, quum oporteat, ossa in<text:line-break/>lateribus adiacere aliquando putaveris, lauro vendenti<text:line-break/>jubebis ea adimere; qui si non adsit, ipse munus obeas.</text:span></text:p>
      <text:p text:style-name="P10"><text:span text:style-name="T3">valentibus utens excisoriis, aut fabrorum asciis, quas<text:line-break/>mihi' quoque praeparatas conspexistis. Sed potius ex fer-<text:line-break/>ro duro hujusmodi conficientur; nam ex infirmiore fa-<text:line-break/>bricatae multis ictibus parum quid proficiunt. Quan-<text:line-break/>quarn vehementer feriri calvariam saepe nolumus; quip-<text:line-break/>pe hujusmodi ictus cerebrum natura tenerum valide con-<text:line-break/>cntiunt, dissolvunt divelluntque. Oportet autem ipsum<text:line-break/>ad speculationem parare nihil horum perpessum, ut om-<text:line-break/>nes quidem nervorum exortus plane in couspectum' </text:span><text:span text:style-name="T20">ve-<text:line-break/>niant, nec non omnes</text:span><text:span text:style-name="T3"> arteriae et venae in ipso, item<text:line-break/>septum, quod anteriores ventriculos cliscernit; ad haee<text:line-break/>quae circa pyelon seu scyphonem aut infundibulum ha-‘<text:line-break/>bentur, atque id genus alia. Itaque particula commode'<text:line-break/>praeparata membranam duram inspicies rjuxta mediani<text:line-break/>ipsius longitudinem multo se ipsa crassiorem quam pri-<text:line-break/>mum apparentem, atque ita aliquonsque descendentem,<text:line-break/>qua potissimum parte calvariae suturarum media habetur<text:line-break/>Pari modo </text:span><text:span text:style-name="T20">sub</text:span><text:span text:style-name="T3"> sutura lambdoide crassam membranam</text:span></text:p>
      <text:p text:style-name="P33"><text:span text:style-name="T3">I<text:tab/></text:span><text:span text:style-name="T31">1</text:span></text:p>
      <text:p text:style-name="P34"><text:span text:style-name="T3">duplici structam plexu,- sirnuh </text:span><text:span text:style-name="T20">et</text:span><text:span text:style-name="T3"> cerebrum aliquatenus<text:line-break/>ingredieutem, inspicies. Venae porro per ipsam utrim-<text:line-break/>que singulae' juxta suturae lambdoidis latera exurgen-<text:line-break/>tes tibi apparebunt. Ubi vero hae in idem mutuo coni<text:line-break/>venerint,' altissimus is fere locus est eorum, qui in </text:span><text:span text:style-name="T20">or-<text:line-break/>bem</text:span><text:span text:style-name="T3"> circumjacent.; non.,autem aequalis ab eo tum<text:line-break/>prior tum posterior cerebri pars existit, scd anterior<text:line-break/></text:span><text:span text:style-name="T3">pullto </text:span><text:span text:style-name="T3">major. Verum </text:span><text:span text:style-name="T20">ad id,</text:span><text:span text:style-name="T3"> quod elatissimum habetur,<text:line-break/></text:span><text:span text:style-name="T3">altera </text:span><text:span text:style-name="T3">etiam crassae membranae duplicatio accedit, 'ut<text:line-break/></text:span><text:span text:style-name="T3">aliarum </text:span><text:span text:style-name="T3">omnium ipsius, partium, quae , cerebrum orbicu-<text:line-break/></text:span><text:span text:style-name="T3">latim </text:span><text:span text:style-name="T3">comprehendunt, erassitie quadrupla esse appareat,<text:line-break/></text:span><text:span text:style-name="T3">Ad </text:span><text:span text:style-name="T3">haec tertia, quaedam. alia., vena praeter duas prae-<text:line-break/></text:span><text:span text:style-name="T3">dictas </text:span><text:span text:style-name="T3">ad . longitudinem<text:tab/>porrigitur,- in anteriora</text:span></text:p>
      <text:p text:style-name="P11"><text:span text:style-name="T3">excurrens </text:span><text:span text:style-name="T3">; quid enim aliud, quam venam ejus-<text:line-break/></text:span><text:span text:style-name="T3">modi vas </text:span><text:span text:style-name="T3">appellaveris,., in quo sanguis contineri </text:span><text:span text:style-name="T3">vide-<text:line-break/>tur? Vivo .itaque </text:span><text:span text:style-name="T3">animante cerebrum si suerit denuda-<text:line-break/></text:span><text:span text:style-name="T3">tum, quemadmodum in habentibus </text:span><text:span text:style-name="T3">fracturam perforare<text:line-break/></text:span><text:span text:style-name="T3">calvariam consuevimus, </text:span><text:span text:style-name="T3">sanguinem lu enumeratis cavita-</text:span></text:p>
      <text:p text:style-name="P10"><text:span text:style-name="T3">tibiis</text:span><text:span text:style-name="T26">!</text:span><text:span text:style-name="T3"> contineri spectabis, </text:span><text:span text:style-name="T3">mortuo </text:span><text:span text:style-name="T3">autem grumum,;,.;ipsas,<text:line-break/>vero cavitates non habere venae , tunicam, quae, simuli:<text:line-break/>per capitis ossa ufcendat, sed, ubi primum vena calva-:<text:line-break/>riarn attingat,., crassam rneningem ibidem duplicari, nec<text:line-break/>non internam regionem ;fistulae modo sinuatam in pe—<text:line-break/>culiare vas sanguinem recipere et conservare, </text:span><text:span text:style-name="T3">.</text:span><text:span text:style-name="T34">; z</text:span><text:span text:style-name="T3">qualem<text:line-break/>acceperit. Ut igitur ad amussim id videas, .eorpus habe--<text:line-break/>his praeparatum tenue et oblongum, cjijusmodi sunt 'dipy-ji<text:line-break/>rena (fueciiia utrinque </text:span><text:span text:style-name="T20">capitulata');</text:span><text:span text:style-name="T3"> . erit autem ex mate--<text:line-break/>rie lignea,- nempe buxea aut .aliqua tam solida: et<text:line-break/>hoc in membranae sinus demissum prorsus conaberis pro-<text:line-break/>pellere, qua cedit, et ipsum membranae. corpus, secare,<text:line-break/>quoad in lignum incidas. Slu autem hoc .specillum noni<text:line-break/>affuerit, vel fcalpellum, vel spathomelam per alterum,<text:line-break/>extremum,;nin quo. specillum circulare:habetur, demii-y<text:line-break/>tens iu membranae; cavitatem in .anteriora propelle;<text:line-break/>ipsamque per latus seca, utrinque instrumentum demisi-<text:line-break/>sum ad alteram partem declinans, ,ur -neque scalpellum</text:span></text:p>
      <text:p text:style-name="P10"><text:span text:style-name="T3">confringas </text:span><text:span text:style-name="T20">ei occurrens</text:span><text:span text:style-name="T3"> et cavitatem assequaris. Dum.<text:line-break/>igitur membranae cerebri duplicationes ossibus, quae<text:line-break/>ambiunt;: 'nudabis, subinde quippiam abrumpitur di-<text:line-break/>velliturque: ac ita quoddam ex praedictis instrumentis<text:line-break/>in. sanguinis ventriculum demittere, incipies; sic autem<text:line-break/>non divellatur, acutiore scalpello utrumque latus du-<text:line-break/>plicatae membranae parte inferiore aggredieris, qua pri-<text:line-break/>mum in calvariam elabitm. Deinde et illic per sectio-<text:line-break/>nem scalpellum injiciens sursum adigere conaberis ad-<text:line-break/>usque:’verticem, usii venae duae invicem congrediuntur;<text:line-break/>quam regionem Herophiles nominat lenon (torcular). Est<text:line-break/>autem ipsa, quam ille sic appellat, profunda magis;<text:line-break/>lu superficie vero' alius venarum exilium leitoj lucum-v'<text:line-break/>bantium congressus est, isque prope craflam membranam<text:line-break/>similiter factus est; fed nondum ipsarum coitus specil-<text:line-break/>fum spathomelae ob angustiam excipit;' • cujus gratia </text:span><text:span text:style-name="T20">' in<text:line-break/></text:span><text:span text:style-name="T3">minutis'cerebris vel obscure, -vel nequaquam apparet;i<text:line-break/>ex reliquis igitur specillis pyrenis veli melotidrbus ali-</text:span></text:p>
      <text:p text:style-name="P10"><text:span text:style-name="T3">quod inseres; et prope ipsum sectionem duces. Caete-<text:line-break/>rum praedictus</text:span><text:span text:style-name="T26">1</text:span><text:span text:style-name="T3"> tenuis membranae processus superficia-<text:line-break/>rius in illa parte oritur, ubi sutura lanrbdoides </text:span><text:span text:style-name="T3">squamatis<text:line-break/></text:span><text:span text:style-name="T3">ossibus eonneetitur. Quapropter venas has superficiarias<text:line-break/>prius secabis ad torcular usque, quod in superficie est.<text:line-break/>Dum autem secas, primum evacuabis', si grumus-<text:line-break/>quispiam in ipsis coaluerit</text:span><text:span text:style-name="T26">1</text:span><text:span text:style-name="T3">; ' delude internum membranae<text:line-break/>superficiem intueberis</text:span><text:span text:style-name="T3">, </text:span><text:span text:style-name="T3">quomodo substantiae speciem, ut-<text:line-break/>si non tenuitatem, venis habeat simillimam. Ac nihil<text:line-break/>miri est naturam non requirere tunicam venae, quae<text:line-break/>sanguinem crassae membranae ventriculis suppeditet, cum<text:line-break/>similis utraque corpora substantiae existant.</text:span></text:p>
      <text:h text:style-name="Heading_20_2" text:outline-level="2">Cap. II.</text:h>
      <text:p text:style-name="P58"><text:span text:style-name="T3">Inde tenues venas ab'utraque lenorum'<text:line-break/>parte orientes spectabis; nonnullas quidem admodum gra-<text:line-break/>ciles et solum pilum demissum excipientes, quasdam<text:line-break/>vero ampliores. Cernes autem, has quidem a parva leno,<text:line-break/>quae superficiaria est;’ in propinquas cerebri particulas fu-<text:line-break/>perfieiafias' dissenrluari; illas </text:span><text:span text:style-name="T20">'vero</text:span><text:span text:style-name="T3"> ‘ab’ altitudine-magna-</text:span></text:p>
      <text:p text:style-name="P9"><text:span text:style-name="T42">. </text:span><text:span text:style-name="T3">recro ' </text:span><text:span text:style-name="T42">-, </text:span><text:span text:style-name="T3">• m.o &gt;t oo&lt;-</text:span></text:p>
      <text:p text:style-name="P11"><text:span text:style-name="T3">tum in posteriorem totam cerebri partem (quae a non-:<text:line-break/>nullis cerebellum appellatur) tum in , priorem propagari;<text:line-break/>quas et prius, quam ipsum cerebri corpus subeant, ex<text:line-break/>membranae. venis elabentes manifesto conspicaberis, nisi<text:line-break/>ipsas divulseris. Caeterum , posterius - cerebrum vocesne<text:line-break/>cerebellum, encraniunr vel parenceplialidem, nihil interest.<text:line-break/>Huic igitur venae fe inserentes et ab. iis, quae per su-<text:line-break/>turae lambdoidis latera in lenum perveniunt, et ab ipsa<text:line-break/>leno exactam venae tunicam habent, talem potissimum<text:line-break/>specie, qualis omnibus in toto animante existit. Porro;<text:line-break/>in ipsum cerebrum, quod nonnulli anterius cerebrum,<text:line-break/>appellant, . per crassam membranam mediam exacte sitam<text:line-break/>siecantemque cerebrum in partes duas aequales sanguis'<text:line-break/>derivatur; Caeterum et hinc venae frequentes omnino<text:line-break/>pcr totam longitudinem in utramque . cerebri partem dis-,<text:line-break/>tribuuntur, sinistram et dexteriorenr, omnes exiguae,<text:line-break/>praeterquam duae, una quidem per lenum in •anteriora</text:span></text:p>
      <text:p text:style-name="P10"><text:span text:style-name="T3">penitius procedente ad totius capitis longitudinem (quo-<text:line-break/>modo autem rnvenire ipsam oporteat-,- paulo .posterius<text:line-break/>explicabo), .altera vero multo majore nieque propinqua<text:line-break/>admodum leni regioni,; neque remota , lu medio praeser-<text:line-break/>tim totius cerebri; appello autem sic, quod ex utriusque<text:line-break/>partibus conflatur, posteriore scilicet.- et anteriore. Haec<text:line-break/>vena in altum declivis descendit,, unde, et multifariam<text:line-break/>propagatur; non tamen ipsi hoc accidit post productio-<text:line-break/>nem ex membrana, sed aliquousque non longius: pro-<text:line-break/>gressae. Haec igitur omnia.spectabis prius, quam cere-<text:line-break/>hrum aliqua ex parte divisuris, in sola membrana crassa.<text:line-break/>Nudabis autem ipsam tribus in locis, quoniam et tri-<text:line-break/>plici duplicatione totum cerebrum secuit; deinde juxta<text:line-break/>sccticnes tursmet digitis attolles seorsum partem ipsius<text:line-break/>sinistram, seorsum vero dextram, quibus cerebrum ante-<text:line-break/>rius contegebat, seorsum rursus reliquam, qua posterius<text:line-break/>omnesque venarum processus nr tres totius cerebri partes<text:line-break/>disseminari conspicies', nonnullas quidem </text:span><text:span text:style-name="T20">tanr</text:span><text:span text:style-name="T3"> superficia-</text:span></text:p>
      <text:p text:style-name="P10"><text:span text:style-name="T3">rias, ut ipsarum rami lu conspectum prodeant, quasdam<text:line-break/>vero alte penetrantes, omnemque tenuem membranam,<text:line-break/>quae enumeratas venas colligat </text:span><text:span text:style-name="T3">et </text:span><text:span text:style-name="T3">cerebro extrinsecus crr-<text:line-break/>cumdatur, cum venis in ventriculum ipsius descendentem.<text:line-break/>Hanc membranam tennem meningem • appellant veteri<text:line-break/>quadam consuetudine, -nunc (haud noni quonam pacto)<text:line-break/>Dolis cerebri membranis nuncupatione conservata; nam<text:line-break/>veteres non has solum membranas;, sed etiam omnes<text:line-break/>meningas vocitabant; quod dlscas licet tum ex multis<text:line-break/>aliis commentariis, quae ab illis scripta sunt, tum<text:line-break/>maxime ex Hippocratis et Dioclis monumentis., quorum-<text:line-break/>et Marinus in opere anatomico fecit mentionem. Ita-*<text:line-break/>que tenuis membrana cerebro circumnata eodem modo<text:line-break/>etiam in profundo conjuncta- solet apparere. Porro </text:span><text:span text:style-name="T20">craf-<text:line-break/></text:span><text:span text:style-name="T3">sam plurimum ab eo distare videbis; et quanto interval--<text:line-break/>lo&gt;, condisces; li in singulis tribus partibus; in quas<text:line-break/>totum cerebrum secuit, parvo facto foramine indideris</text:span></text:p>
      <text:p text:style-name="P10"><text:span text:style-name="T3">ei exiguae cujusdam tubae initium, qualia mihi prae-<text:line-break/>parata videtis, aurificum follibus persimilia; sic autem<text:line-break/>nominant, nt novistis,, per quos ipsi, dum ignem ac-<text:line-break/>cendunt-, aerem, rusiare solent Si igitur, initio tubae<text:line-break/>parti divisae imposito ac meninge orbiculatim con-<text:line-break/>stricta, per ipsum inflaveris, regionem ei subditam<text:line-break/>haud modico impleri aere consipicies ; siquidem haec me-<text:line-break/>ninx crassa calvariam succingit; cerebrum vero, dum<text:line-break/>attollitur et submittitur, accedit et recedit pro inanis<text:line-break/>loci, qui intermedius est, ratione. Verum de hoc pau-<text:line-break/>lo posterius in animalium vivorum administratione, tracta-<text:line-break/>bitur; nunc autem ,x quae superioribus proxima sunt,<text:line-break/>exequamm.</text:span></text:p>
      <text:h text:style-name="Heading_20_2" text:outline-level="2">Cap. <text:span text:style-name="T58">III</text:span>.</text:h>
      <text:p text:style-name="P58"><text:span text:style-name="T3">Nam ubi ea sueris intuitus, quae cere- </text:span><text:span text:style-name="T3">_<text:line-break/></text:span><text:span text:style-name="T3">brum ambiunt, opportunum jam erit cerebrum ipsum<text:line-break/>dissecare, anatomen , ipsius exorso a meninge bifariam<text:line-break/>anteriorem partem secante; a qua absectis vel avulsis'<text:line-break/>venarum exortibus, qui in latus procedunt, auspicatus</text:span></text:p>
      <text:p text:style-name="P13"><text:span text:style-name="T42">' </text:span><text:span text:style-name="T3">a termino priori, fursunr tuis ipsius digitis attollito,<text:line-break/>donec ad grandem venam perveneris ex ea procedentem;<text:line-break/>quam in penitiora ferri declivem retulimus-; atque hic<text:line-break/>rursus in altum sublatam alteri tenendam dabis; mox<text:line-break/>ipse juxta longitudinem dissolvens, utramque cerebri par-<text:line-break/>tem </text:span><text:span text:style-name="T3">a </text:span><text:span text:style-name="T3">mutuo connexu leviter tuis digitis sccernes, -quo-<text:line-break/>usque ad venam in longum inibi porrectam veneris,<text:line-break/>quam prius magnitudinis esse notandae commemoravimus.<text:line-break/>Postquam vero declivem venam, de qua facta est men-<text:line-break/>tio, ad longitudinem extensam videris atque ipsius usum<text:line-break/>simul inspectione detexeris, (nam tenues utrinque ramos ,<text:line-break/>in cerebrum uisperios mittere videtur,) tu quidem venam<text:line-break/>ipsam a corporibus subjectis adimens, vel totam adus-<text:line-break/>que leni regionem excludito, veli, quod extuberat,- sur-<text:line-break/>fum elevans ,in illis ipsis deponito. Caeterum regio-<text:line-break/>nem, quam detexeris</text:span><text:span text:style-name="T3">,</text:span><text:span text:style-name="T3">. </text:span><text:span text:style-name="T20">e</text:span><text:span text:style-name="T3"> </text:span><text:span text:style-name="T3">diligenter inspicito callosam<text:line-break/>quodammodo esse, , ut naturalis quaedam inibi concavi-<text:line-break/>tas esse videatur, quae ex superjacentibus et circum-,</text:span></text:p>
      <text:p text:style-name="P10"><text:span text:style-name="T3">datis corporibus portionem alimenti non perfecte elabo-<text:line-break/>rati (recrementa proprie appellant) recipit; quin etiam<text:line-break/>nos hoc uti vocabulo uilnl prohibet. Caeterum avellero<text:line-break/>pergens leviter etiam meatuum tenuium, qui ad me-<text:line-break/>dium usque cerebri ventriculum perveniunt, .effigies lu-<text:line-break/>venis. Leviter autem diri hanc regionem segregandam<text:line-break/>propter septi verticem huc pertingentem, qui priores<text:line-break/>cerebri ventriculos intercipit. Iusnper spectare. tibi hoc<text:line-break/>tempus est rectas lineas utraque mediae regionis parte<text:line-break/>ad ima usque secanti, donec ventriculi occurrant No-<text:line-break/>titiam autem ipsorum adipisceris, callosam illam portio-<text:line-break/>nem conspicatusquae manifestam adeo differentiam<text:line-break/>dissectis cerebri, particulis obtinet. . Cernes autem in his<text:line-break/>etiam plexus secundarum modo essormatos, unde cho-<text:line-break/>roides vocant. At Herophili sectatores nominant ipsas<text:line-break/>convolutiones secundarum 'instar effigiatas, -nomine vi-<text:line-break/>delicet a choriis membranis deducto, quae foetus ex-<text:line-break/>trinfecus in orbem ambiunt, venarum et .arteriarum<text:line-break/>existentes plexus, .quae .tenuibus continentur membranis.</text:span></text:p>
      <text:p text:style-name="P35"><text:span text:style-name="T26">J</text:span><text:span text:style-name="T3"> ‘<text:tab/>'<text:tab/>z'</text:span></text:p>
      <text:p text:style-name="P8"><text:span text:style-name="T3">Sic namque et cerebrum ex venis arteriisque implexum<text:line-break/>est tenui membranae illigatis, quae eandem cum aliis<text:line-break/>tenuibus membranis substantiam obtinet, tum iis ipsis,<text:line-break/>quae in secundis habentur, tum membrana costas suc-<text:line-break/>cingente, trun peritonaeo, atque id genus aliis. Prae-<text:line-break/>terea leviter tuis distendens manibus, ne plexum 'per-<text:line-break/>rumpas, intueberis, venas quidem ex sublimi regione de-<text:line-break/>fcendentes in ramorum seriem diffundi, arterias autem<text:line-break/>a subjecta partu humili similiter et has emergentes in<text:line-break/>ramos propagari, sic plexus hos inviolatos servare co-<text:line-break/>naberis, quo videlicet consequens paulo post, cum par-<text:line-break/>ticulas ipsas deteges,' manifesto venas lu ventriculis si-<text:line-break/>alas speculeris,. propagatas omnes ab ea, - quae prius ad<text:line-break/>cerebrum declivis pervenire commemorata est, arterias<text:line-break/>autem a duabus aliis arteriis, quae ab imo sursum ferun-<text:line-break/>tur. llas itaque accuratius procedente administratione in-<text:line-break/>spicies. lu prima vero utriusque ventriculi sectione plexuum</text:span></text:p>
      <text:p text:style-name="P10"><text:span text:style-name="T3">choroidum et corporis in cerebro callosi aspectus in-<text:line-break/>dex tibi sit Mox vero coneris corpus dextrum ventri-<text:line-break/>culum a sinistro determinans inspicere, quod' eandem<text:line-break/>cum-toto cerebro substantiam obtinet, atque hoc jam<text:line-break/>facile abrumpitur, si vehementius extendatur. </text:span><text:span text:style-name="T3">' </text:span><text:span text:style-name="T3">Est au-<text:line-break/>tem adeo tenue, ut, quum in clara luce dissectionem<text:line-break/>quis administrat, quemadmodum certe’ etiam convenit,<text:line-break/>splendor ipsius pelluceat similiter Iapidibus lusce specu-<text:line-break/>laribus., </text:span><text:span text:style-name="T3">* </text:span><text:span text:style-name="T3">quos lu teuuia secantes fenestris imponunt:<text:line-break/>quare non vehementer elevandum est, nam divellitur,<text:line-break/>attamen manifesto videre nisi elevatum ipsum non licet.<text:line-break/>Quum autem superiora ipsius extrema fecandis corpori-<text:line-break/>bus sint connata, quid dico connata? imo unita, ipsis<text:line-break/>incisis, convenit prehensa illa ad alterum' ventriculum<text:line-break/>leviter reflectere fastigio fepti, quod ventriculos dister-<text:line-break/>minat, imponentem:' sic enim ventriculus nudatus ma-<text:line-break/>nifestior evadet et feptum modicam .habebit elevatio-<text:line-break/>nem, qua potissimum indigemus. Priusquam enim in</text:span></text:p>
      <text:p text:style-name="P10"><text:span text:style-name="T3">lotum extendatur, laxum </text:span><text:span text:style-name="T3">est et </text:span><text:span text:style-name="T3">rugosum, neque relu-<text:line-break/>cere neque continuitatem suam potest evidonter osten-<text:line-break/>dere; sursum autem attractum eatenus, ut totum sit<text:line-break/>tensum, non tamen </text:span><text:span text:style-name="T20">jam</text:span><text:span text:style-name="T3"> divulsum, clarissime, apparebit<text:line-break/>At si hinc quoque totum ipsum simul cum unitis parti-<text:line-break/>culis ad sectiones usque sustuleris,- et ventriculos evi-<text:line-break/>dentius conspicies, et 'vena declivis cicca corpus quod-<text:line-break/>dam conosnies </text:span><text:span text:style-name="T20">{turbinatum)</text:span><text:span text:style-name="T3"> scissa apparebit, membra-<text:line-break/>na vero, quemadmodum alias venas, sic et scissas te-»<text:line-break/>nuis connectit, quae </text:span><text:span text:style-name="T20">a</text:span><text:span text:style-name="T3"> membrana subtili nec substantia<text:line-break/>nec continuitate evariat. Atque hujus membranae inter-<text:line-break/>ventu corpus ccnosides absconditur; neque fieri potest,<text:line-break/>ut prius ipsum videas</text:span><text:span text:style-name="T3">, </text:span><text:span text:style-name="T3">quam membranam aliquatenus<text:line-break/>divulseris; uam veluti firmamentum quoddam venis a<text:line-break/>magna declivi propagatis adiacet, quae praedicto corpo-<text:line-break/>ri insidentes descendunt, et statim demerguntur occu-<text:line-break/>lunturque lato quodam corpore contectae, quae parti-<text:line-break/>cula quidem cerebri est aliis similiter. Quomodo autem</text:span></text:p>
      <text:p text:style-name="P9"><text:span text:style-name="T3">i ' _ ‘</text:span></text:p>
      <text:p text:style-name="P11"><text:span text:style-name="T3">nudandum ipsum sit, paulo posterius exponam, tantil-<text:line-break/>lum adhuc sermoni adjiciens,- conosides corpus vocari ab<text:line-break/>anatomicis non ita solum,, sed etiam conarium. Cae- •<text:line-break/>terum incumbit scissioni venae, uti retulimus, non<text:line-break/>prius in conspectum veniens, quam membranam alicubi<text:line-break/>divisuris; quod facias leviter, non attollens sunul co-<text:line-break/>narium valide: nam a subjectis corporibus abrumpetur,<text:line-break/>et dissectionem insigniter ostendet, quod paulo posterius<text:line-break/>explicabo. Quemadmodum igitur cor tunica ipsum amb-<text:line-break/>iente nudatur, sic etiam conarium detegere convenit<text:line-break/>membrana, qua circumdatur, aliqua ex parte a basi<text:line-break/>recta linea prope verticem perveniente divisa; deinde<text:line-break/>membranam convenit cum venis circumscindere ad utram-...<text:line-break/>que conoeidis partem, sed illud ipsum ad divisionem<text:line-break/>inclinare, ' ut quam promptissime nudetur ad contrariam<text:line-break/>discissae tunicae regionem deductum. Caeterum his per-<text:line-break/>actis sic jam licet, antequam mediam conarii et ven-<text:line-break/>triculorum sedem detexeris, utrasque venas considerare</text:span></text:p>
      <text:p text:style-name="P36"><text:span text:style-name="T3">ad plexum chorosidem a vena circa conarium scissa ve-<text:line-break/>nire. Enimvero ubi corpus intermedium detexeris, nra-<text:line-break/>nifesto illinc ipsas prodire condisces.<text:tab/></text:span><text:span text:style-name="T3">'</text:span></text:p>
      <text:h text:style-name="Heading_20_2" text:outline-level="2">Cap. IV.</text:h>
      <text:p text:style-name="P58"><text:span text:style-name="T3">Quomodo igitur id nudare oporteat, jam<text:line-break/>mihi animum adverte; siquidem non vulgaris cerebri<text:line-break/>pars est, quae an hoc corpore contegitur, sed etiam qui-<text:line-break/>dam alius ventriculus tertius praeter paulo ante- praedi-,<text:line-break/>ctos, quos septum luvicem separavit ac disiunxit. Ita-<text:line-break/>que illis potissimum locis ipsum nuuabis, per quae venae<text:line-break/>tanquam per foramina quaedam erumpentes prioribus<text:line-break/>incidunt ventriculis; </text:span><text:span text:style-name="T20">nani</text:span><text:span text:style-name="T3"> media regio simul cum anteri-<text:line-break/>oribus ventriculis ad ipsa foramina </text:span><text:span text:style-name="T20">patefcit,</text:span><text:span text:style-name="T3"> ac oportet<text:line-break/></text:span><text:span text:style-name="T3">.. </text:span><text:span text:style-name="T3">scalpelli specillum vel latam-partem spatharum, uti vo-<text:line-break/>eant, vel etiam spathomelae eandem hunc per foramina<text:line-break/>utraque leviter submittentem corpus venis incumbens<text:line-break/>sursum elatum attollere. Quod ubi feceris, in utroque<text:line-break/>foramine 'scalpelli, mutuo sibi occurrent, et corpus hoc<text:line-break/>apparebit,, quod incumbit venis, quae latescentes perine-</text:span></text:p>
      <text:p text:style-name="P10"><text:span text:style-name="T3">ant, ceu quidam aedificii testudluarii fornix. Vocant au-<text:line-break/>tum non fornices-, ' fed cameras plerique id genus aedifi-<text:line-break/>cia. Atque ideo hoc etiam corpus fornicifonne ab iis<text:line-break/>nuncupatum est, qui ipsius habent notitiam; ex illis au-<text:line-break/>tem, qui ignorant, aliqui nequaquam hoc - corpus psalido-<text:line-break/>enies in cerebro esse contendunt; nonnulli vero parum<text:line-break/>recte intestigentes putant, id, quod septo superpositum est,<text:line-break/>sic appellari; verum nec illud vocatur psalidogides. Est<text:line-break/>autem hoc re vera psalidostdes, quemadmodum appella-<text:line-break/>tur; .et si ipsum deseces- callus occurret, ut in veutricu-<text:line-break/>lis anterioribus , • sic etiam hic. Ad basim deinceps affir-<text:line-break/>matae sunt venae, quae cavitatem fornicis permeant, ex-<text:line-break/>trinsccus. siquidem gibbum’ habetur, ablatis videlicet cor- -<text:line-break/>poribus, quae superstrata sunt, unde ad meningis plexum<text:line-break/>usque attollebatur; intrinsecus autem cavum, .quemadmo- •<text:line-break/>dum fornicis fastigiurn. Caeterum si perpendas, quomodo<text:line-break/>animali adhuc nivente omnes crassae meningis partes cal-</text:span></text:p>
      <text:p text:style-name="P10"><text:span text:style-name="T3">variae adhaerebunt, cerebro autem solae illae, quae ad<text:line-break/>ipsius duplicationes sunt; credes, verticem psalidoinieos<text:line-break/>fursnm versus tensum servari, ventriculum sub se' magnum<text:line-break/>efficientem. Sic autem, cum priores etiam ventriculi gran-<text:line-break/>diores exissent, totum septi caput in sublime simul cum<text:line-break/>Continuis corporibus attolli necesse est; non enim scptum<text:line-break/>superiacentium corporum firmamentum esse potest, tan-<text:line-break/>quam murus quidam, quum extreme tenerum pariter et<text:line-break/>subtile existat; ex quibus si alterum ei solum inesset, non<text:line-break/>certe vel minimam, superiacentium cerebri partium mo-<text:line-break/>lem sustineret. Sed huic pro nominis ratione usus est,<text:line-break/>quippe anteriores ventriculos diaphratlai, id est' secernit,<text:line-break/>non ipsi incumbentia fulcit. Sed nec .ullum hisce ven-<text:line-break/>triculis adest firmamentum, neque hos sequenti; verum ex<text:line-break/>quo corpora, quae superiacent, sublimia suspensa sunt,<text:line-break/>latam intus trium ventriculorum capacitatem efficiunt,<text:line-break/>quam in dissectionibus perire necesse est, corporibus vi-<text:line-break/>delicet, quae superstrata funt, deIabentibus, sicut paulo</text:span></text:p>
      <text:p text:style-name="P10"><text:span text:style-name="T3">ante commemoratum -esu Insuper meatus quidum maxi-<text:line-break/>mus lertii hujus ventriculi basi, subjacet, qui ex priori-<text:line-break/>bus per relata foramina- superfluitates recipit, lusuper ex "<text:line-break/>particulis superjacentibus, sicut </text:span><text:span text:style-name="T3">paulo </text:span><text:span text:style-name="T3">ante enarratum esu<text:line-break/>Porro cousiuunt in ipsum recrementa, in quam'partem .<text:line-break/>venae a conario profectae ingrediuntur. </text:span><text:span text:style-name="T20">, hi,</text:span><text:span text:style-name="T3"> qui ex toto<text:line-break/>ventriculum hunc ignorant, merito etiam simul cum ea<text:line-break/>meatum in posteriora porrectum, quo conarium fulcitur,<text:line-break/>nesciunt Atque si ipsum nudum </text:span><text:span text:style-name="T3">a </text:span><text:span text:style-name="T3">venis circumdatis,<text:line-break/>juxta basim abrumpas,- scramen quoddam inibi sublime<text:line-break/>apparet, ceu quoddam, ut dicam planius, infumibulum,</text:span><text:span text:style-name="T3">;<text:line-break/></text:span><text:span text:style-name="T3">etsi nullum lu se fornum cerebrum habeat, .quem sublimi<text:line-break/>foramine respirare desideret. Nec vero lu ambientem<text:line-break/>aerem’ ostiolum ipsius pervenit, sed plurima cerebri para<text:line-break/>desuper incumbit, deinde dura meninx duplicata, post<text:line-break/>hanc capitis os; quare temere foramen hoc natura condi-<text:line-break/>derit; etsi nihil temere sariat. Talia igitur non in ipsam</text:span></text:p>
      <text:p text:style-name="P10"><text:span text:style-name="T3">modo anatomen peccant,. qui male aggrediuntur incidere,<text:line-break/>sed etiam in naturales ipsius rationes. Necesse quidem<text:line-break/>est, quemadmodum eorum, quae vere in dissectionibus<text:line-break/>conspiciuntur, utilitas est mirifica, sic etiam perperam in-<text:line-break/>spectorum sermonem utilitatis reddi vacuum. Tu vero,<text:line-break/>omnibus, quae hic -propositae sunt, particulis probe de-<text:line-break/>tectis, tertium videbis ventriculum inter duos priores et<text:line-break/>quartum posteriorem medium. Etenim meatum, cui co-<text:line-break/>narium insidet, ad medium ventriculum pertingentem<text:line-break/>cernes; ut in foramine haud exigui duo appareant, unus<text:line-break/>quidem in posteriora ad cerebellum tendens</text:span><text:span text:style-name="T3">, </text:span><text:span text:style-name="T3">per• quem<text:line-break/>etiam demisso vel specillo drpyreno appellato, vel spa—<text:line-break/>thomela, deprehendes ipsum rn&gt; posteriorem ventriculum<text:line-break/>terminare; alter vero, qui.in medii ventriculi fundo de-<text:line-break/>orstim protendit; scd conarium, ubi </text:span><text:span text:style-name="T20">a</text:span><text:span text:style-name="T3"> circumdatis ipsum<text:line-break/>nudaveris, eo, quod meatui incumbit, intacto, delabi so-<text:line-break/>let, non rectum consistere, sicut quando membranis cum.</text:span></text:p>
      <text:p text:style-name="P37"><text:span text:style-name="T3">vasis obductum erat; verum decidit magna ex parte de-<text:line-break/>orsum vergens.<text:tab/>.<text:tab/>,<text:tab/></text:span><text:span text:style-name="T3">.</text:span></text:p>
      <text:h text:style-name="Heading_20_2" text:outline-level="2">Cap. V.</text:h>
      <text:p text:style-name="P58"><text:span text:style-name="T3">Excipiunt, autem ipsius casum leviter ro-<text:line-break/>tunda corpora;' quae sane proprias quodammodo circum-<text:line-break/>scriptiones habent, . fed totius cerebri sunt particulae,<text:line-break/>eandemque cum ipso substantiam sortiuntur, et nomen<text:line-break/>ipsis a figura imponunt quidam nates, aliqui gemellos,<text:line-break/>quoniam et testes sic appellant gemellos , tanquam hone-<text:line-break/>stius sit ita vocare. At meatus praedictus, qui ex me-<text:line-break/>dio ventriculo, ad. posteriorem pervadit, inter has nates </text:span><text:span text:style-name="T3">’<text:line-break/></text:span><text:span text:style-name="T3">cousistit, peculiari velatus.tunica, quae tali essentia con-<text:line-break/>stat, quali et meninx, quae omnia cerebri vasa connectit.<text:line-break/>Quare diligentia adhibita ab incumbentibus ipsum dete-<text:line-break/>gere aggredieris, haud ignarus, divulsum iri, si neglexeris.<text:line-break/>Caeterum particula quaedam cerebri ei incumbit, quae,<text:line-break/>circumscriptionem obtinet figura vermi similem in lignis<text:line-break/>enasceuti; hinc. etiam nomen anatomici invenerunt ex-<text:line-break/>crescentiam vermiformem corpus hoc, quod totum mea-</text:span></text:p>
      <text:p text:style-name="P10"><text:span text:style-name="T3">tum contegit, vocantes. Et duplex ipsius extremum spe-<text:line-break/>ctabis; alterum lu priore parte deinceps, ut expositum<text:line-break/>est, conario porrectum, alterum vero retro necdum appa-<text:line-break/>rens; nam tota elatior pars posterioris cerebri substantiae<text:line-break/>ipsi superjacet, cujus fine prehenso, qui prope spinalis<text:line-break/>medullae initium situs est, iu anteriora seres </text:span><text:span text:style-name="T3">sic </text:span><text:span text:style-name="T3">rursum<text:line-break/>reflectendo, donec aliud eiusmodi corpus, qualis vermis<text:line-break/>est, conspicias, quo sane invento, paulatim auferas per-<text:line-break/>multa ex corporibus, quae incumbunt; ut sola relinquan-<text:line-break/>tur ea, quae </text:span><text:span text:style-name="T20">juxta</text:span><text:span text:style-name="T3"> meatum duplex habent utrinque ex-<text:line-break/>tremum dictis, vermibus figura simile. Porro spectabis<text:line-break/>in hoc etiam corpora tenuia, quae excrescentiam vermi-<text:line-break/>formem ad particulas natibus cerebri utrinque adjacen-<text:line-break/>tes illigant; tendines autem ipsasalonuulli anatomicorum<text:line-break/>nuncupanti Jam vero, anatome in hoc tibi constituta,<text:line-break/>utrumque finem vermiformium processuum vicissim aggref-<text:line-break/>siis, nonunquam in anteriora totum corpus moveas, non-<text:line-break/>nunquam in posteriora; dico autem totum, quod paulo</text:span></text:p>
      <text:p text:style-name="P10"><text:span text:style-name="T3">prius retuli meatui superjacere, extremum habens utro-<text:line-break/>hique vermiforme.' Deinde animum adverte, quc modo<text:line-break/>reflexo quidem lu anteriora nudari accidit posteriorem<text:line-break/>ventrem quartum,' e contra vero moto eodem plurimam<text:line-break/>ipsius partem occultari, illam vero solam apparere, quum<text:line-break/>Herophiles similabat cavitati calami, quo scribimus. Re-<text:line-break/>vera siquidem talis est in medio caritatem quandam </text:span><text:span text:style-name="T3">ade-<text:line-break/></text:span><text:span text:style-name="T3">pta, veluti sectionem; cujus ex utraque parte tantum su-<text:line-break/>blime utrumque latus attollitur, quantum in calamis a<text:line-break/>media linea elatius exurgit; et potissimum in Alexandria<text:line-break/>sic calamos, quibus scribimus, scalpturit, ubi Herophilmn<text:line-break/>egisse,, quum dissecaret, hinc nimirum est colligere, quod-<text:line-break/>imaginis similitudine adductus sic appellaverit.</text:span></text:p>
      <text:h text:style-name="P5" text:outline-level="1"><text:bookmark-start text:name="bookmark22"/><text:span text:style-name="T3">GALENI </text:span><text:span text:style-name="T3">LIBER DE OSSIBUS </text:span><text:span text:style-name="T3">AD<text:line-break/></text:span><text:span text:style-name="T3">TIRONES.</text:span><text:bookmark-end text:name="bookmark22"/></text:h>
      <text:h text:style-name="P7" text:outline-level="2"><text:span text:style-name="T18">PR</text:span><text:span text:style-name="T18">OOEMI</text:span><text:span text:style-name="T18">V</text:span><text:span text:style-name="T18">M.</text:span></text:h>
      <text:p text:style-name="P11"><text:span text:style-name="T3">Ossa singula per </text:span><text:span text:style-name="T3">se </text:span><text:span text:style-name="T3">qualia ipsa sint quamque invicem<text:line-break/>constructionem habeant, nosse dico medicum oportere, fi<text:line-break/>recte ipsorum fracturas et luxationes’curaturus esu Per-<text:line-break/>spicuum namque est in iis quae medicinae sunt omnibus,<text:line-break/>quod secundum naturam est, id scopum habendum esse.<text:line-break/>Quicunque vero hoc ignorat, neque quando partes affe-<text:line-break/>ctae a natura sua excesserint</text:span><text:span text:style-name="T3">, ' </text:span><text:span text:style-name="T3">neque quo pacto ad id<text:line-break/>quod secundum naturam est reducendae sint, iutelliget-</text:span></text:p>
      <text:p text:style-name="P10"><text:span text:style-name="T3">Quare neque nosse morbos, neque recte sanare poterit.<text:line-break/>Sunt sane ossa et durissimae et aridissimae paries animalis,,<text:line-break/>et (ut dixerit quispiam) maxime terrestres. Caeterae autem<text:line-break/>corporis substantiae tanquam sundanrenta quaedam ac ful-<text:line-break/>cimenta subjecta sunt. Ossibus siquidem adnata et stabi-<text:line-break/>lita sunt’ omnia. Sunt autem ex ipsis alia quidem magna,<text:line-break/>magnas caritates habentia, medullae plena; alia vero et<text:line-break/>parva et solida sunt, et medullae expertia, senfilemque .<text:line-break/>cavitatem nullam habent. Magnorum autem quampluri-<text:line-break/>mis epiphyses sunt ad aliorum ossium extremum, ut bra-<text:line-break/>chio quidem superne, cubito vero inferne, radio autem<text:line-break/>et femori, et tibiae, et surae utrobique. Maxilla autem<text:line-break/>inferior medullam habet quidem, at epiphysur non ha-<text:line-break/>bet, sed extremorum ipsius inferius quidem per symphy-<text:line-break/>sin (coaiitumj unitum est, superius autem duas apophyses'<text:line-break/>(proeessiis) habet, aliam - coroiien, aliam cervicem tantum.<text:line-break/>Apophysis ecim ab epiphysi differt, quod epiphysis qui-<text:line-break/>dem alterius cum altero unitio sit, at apophysis totius</text:span></text:p>
      <text:p text:style-name="P10"><text:span text:style-name="T3">ossis pars. Fortassis autem et de aliis nominibus, quibus<text:line-break/>hoc in libro utemur, jam disserendum est, ne, quum his<text:line-break/>in media narratione utimur, aut obscurum fiat quod dice-<text:line-break/>tur, aut doctrinae tenor nobis intercidatur, quodcumque<text:line-break/>occurrerit, explicare semper exoptantibus. Optimum au-<text:line-break/>tem milii videtur bine exordiri. Ossium in homini-<text:line-break/>bus omnium inter se connexorum universa quidem com-<text:line-break/>pages sceletus nominatur. Quare nonnulli jam libros<text:line-break/>suos, in quibus de ossibus disseruerunt, fic inscripserunt:<text:line-break/>De sceleto. Est autem modus compositionis eorum genere<text:line-break/>duplex; alius quidem per articulum, alius vero per sym-<text:line-break/>phyfin,, Utriusque autem species et differentiae plures<text:line-break/>funt. Articulus igitur naturalis ossium constructio est; at<text:line-break/>symphysis ossium unio naturalis. Utrique autem defini-<text:line-break/>tioni additur </text:span><text:span text:style-name="T20">naturalis,</text:span><text:span text:style-name="T3"> quod et parum luxata et omnino<text:line-break/>luxata inter se quidem cohaereant, scd non per naturam,<text:line-break/>et quaecunque fracta callum produxerunt, uniantur qui-<text:line-break/>dem, fed.non natura. At Hippocrates etiam alterius co-</text:span></text:p>
      <text:p text:style-name="P10"><text:span text:style-name="T3">haerentium ossium extremum articulum multoties nomi-<text:line-break/>nat, non tamen quodcunque, sed et quod rotundum est,<text:line-break/>et quod in proximi cavitatem incidit. Articuli autem<text:line-break/>differentiae quidem duae sunt, diarthrosis et fynartnresis,<text:line-break/>quae ab invicem pro motus quantitate discrepant. Diar-.<text:line-break/>tbrosis siquidem ossium structura est evidentem luter se </text:span><text:span text:style-name="T3">-<text:line-break/></text:span><text:span text:style-name="T3">motum habentium, synarthrosis vero ossium quidem et<text:line-break/>ipsa compositio est, non tamen evidentem motum neque<text:line-break/>magnum, sed et obscurum et captu difficilem habentium.<text:line-break/>Quod autem nullum discrimen fit, structuram ossium, aut<text:line-break/>compositionem, alit cohaerentiam dicere, plane perspicuum<text:line-break/>est. Species porro diarthruseos quidem tres sunt. A re-<text:line-break/>centioribus autem medicis prima quidem enarthrosis, al-<text:line-break/>tera arthrodia, • tertia ginglymos appellatur. Ista igitur<text:line-break/>dicta nomina veteribus medicis non fuere admodum con-<text:line-break/>sueta Verum inarticulatum esse, articulate et ginglymi<text:line-break/>more committi; praeterque haec et arllirodes articulate<text:line-break/></text:span><text:span text:style-name="T3">ac </text:span><text:span text:style-name="T3">gingIymoides luveuire licet etiam apud illos conscii-</text:span></text:p>
      <text:p text:style-name="P10"><text:span text:style-name="T3">pta. Neque fortassis etiam absurdum sit nomina confin-<text:line-break/>gere perspicuae doctrinae gratia, ab iis, quae jam posita<text:line-break/>funt, derivantes. Enarthrosis igitur est, quum excipiens<text:line-break/>caritas, idoneam habet profunditatem, et quod caput iu<text:line-break/>eam inseritur oblongum existit. Arthrodia vero, quum<text:line-break/>caritas superficiaria est et caput depressum. Oblongum<text:line-break/>autem et depressum caput voco., utrumque ad cervices,<text:line-break/>quibus adnata sunt, referens. Cervices autem tenues sunt<text:line-break/>ossium apophyses </text:span><text:span text:style-name="T20">seu procejsus.</text:span><text:span text:style-name="T3"> Delinunt autem in ex-<text:line-break/>trernum et erassius et orbiculatum, quod sane caput no-<text:line-break/>minatur. ' Quum vero lu acutum extremum apophysis<text:line-break/>definit, non jam cervix, sed corone vocatur. Nihil au.,<text:line-break/>tem refert, nec si corouon dixeris. Et vero- cavitatum<text:line-break/>capita suscipientium ea, quae profundior est, cotyle </text:span><text:span text:style-name="T20">(ace-<text:line-break/>tabulum)</text:span><text:span text:style-name="T3"> vocatui</text:span><text:span text:style-name="T26">-</text:span><text:span text:style-name="T3">, idque consuetum omnibus melicis no-<text:line-break/>men; at superficiaria (720) glene a nounullis appellatur. Ter-<text:line-break/>tia diarthroseos species, quam gluglyrnon" nominari 'dixi-.<text:line-break/>mus, fit, quum ossa sese vicissim ingredientia conjungun-</text:span></text:p>
      <text:p text:style-name="P10"><text:span text:style-name="T3">tur, ut se habet in vertebris et cubiti cum brachio di-<text:line-break/>arthrosi. Atque-his-quaedam inest differentia. In verte-<text:line-break/>bris quidem media in, utramque - earum supra infraque<text:line-break/>appositam subit; humeri vero ac cubiti mutuus ingressus<text:line-break/>est. At synarthroseos ipsius tres quoque funt species, su-<text:line-break/>tura, gomphosis et harmonia." Sutura quidem compositio<text:line-break/>est consutis rebus similis, ut in capitis ossibus fe </text:span><text:span text:style-name="T20">res,</text:span><text:span text:style-name="T3"> ha-<text:line-break/>bet.’ Hanc autem explicare studentes, nonnulli serratam<text:line-break/>structuram definiunt, alii ad unguem compagem; indi-<text:line-break/>cantes (opinor) uobisque lu memoriam revocantes, illi<text:line-break/>quidem mutuum scrrarum congrestum, quum alterutrius<text:line-break/>dentes gibbi in proximae simis viciffim inseruntur, hi ve-<text:line-break/>ro earum rcrurn coitionem, quae ad unguem compingi<text:line-break/>dicuntur. Ipsa </text:span><text:span text:style-name="T20">vero'</text:span><text:span text:style-name="T3"> fit, quum gibbae partes ungui figu-<text:line-break/>ra similes </text:span><text:span text:style-name="T3">ad </text:span><text:span text:style-name="T3">suscipiendum idoneos in sinus subeunt.<text:line-break/>Harmonia vero synarthrosis est per simplicem lineam'.<text:line-break/>Sic autem fe habent inter se tum superioris maxillae os-</text:span></text:p>
      <text:p text:style-name="P10"><text:span text:style-name="T3">sium nonnulla, tum capitis ad ista. At gomphosis </text:span><text:span text:style-name="T3">per<text:line-break/></text:span><text:span text:style-name="T3">impactionem synarthrosis est. Id vero jam quodammodo<text:line-break/>alternat et symphysi proximum est, ut, quum aliquid </text:span><text:span text:style-name="T3">pe-<text:line-break/></text:span><text:span text:style-name="T3">nitus impactum est, ne minimus quidem motus ei </text:span><text:span text:style-name="T3">relin-<text:line-break/>quatur, </text:span><text:span text:style-name="T3">ut in dentibus, se habet. Sed non esse praesepio-<text:line-break/>Iis suis congerminatos hos, indicant ii, qui et </text:span><text:span text:style-name="T3">eximuntor,<text:line-break/>et </text:span><text:span text:style-name="T3">sponte decidunt Sed quoniam de articuli </text:span><text:span text:style-name="T3">differentiis<text:line-break/>et </text:span><text:span text:style-name="T3">speciebus omnibus diximus, deinceps opportunum </text:span><text:span text:style-name="T3">sit<text:line-break/></text:span><text:span text:style-name="T3">de symphysi disserere. Sunt autem hujus quoque </text:span><text:span text:style-name="T3">duae<text:line-break/></text:span><text:span text:style-name="T3">ac primae differentiae; Alia enim sibi mutuo, alia </text:span><text:span text:style-name="T3">vero<text:line-break/></text:span><text:span text:style-name="T3">aliorum ope connascuntur; inter se quidem, quae et </text:span><text:span text:style-name="T3">la-<text:line-break/></text:span><text:span text:style-name="T3">xiora </text:span><text:span text:style-name="T3">et </text:span><text:span text:style-name="T3">molliora sunt, aliorum vero- ope, quae </text:span><text:span text:style-name="T3">sicciora<text:line-break/></text:span><text:span text:style-name="T3">et densiora. Hujus porro ipsius, quae aliorum ope fit, </text:span><text:span text:style-name="T3">syn-<text:line-break/>arthroseos </text:span><text:span text:style-name="T3">tres sunt ornnluo differentiae. Earum </text:span><text:span text:style-name="T3">autem<text:line-break/></text:span><text:span text:style-name="T3">nomina prisca , uon sunt, . Siquis' tamen recentiorunr </text:span><text:span text:style-name="T3">uti<text:line-break/></text:span><text:span text:style-name="T3">nominibus vesti, appellare licet synclrondrosin, quae </text:span><text:span text:style-name="T3">per<text:line-break/></text:span><text:span text:style-name="T20">mediam</text:span><text:span text:style-name="T3"> cartilaginem fit, syniphysin</text:span><text:span text:style-name="T3">; </text:span><text:span text:style-name="T3">quae autem per </text:span><text:span text:style-name="T3">ner-<text:line-break/>vum, </text:span><text:span text:style-name="T3">synneufofin; quae denique per carnem, fyssarcosin.<text:line-break/></text:span><text:span text:style-name="T3">Quum </text:span><text:span text:style-name="T3">aurem nervorum nomen a nobis </text:span><text:span text:style-name="T3">commemoratum</text:span></text:p>
      <text:p text:style-name="P10"><text:span text:style-name="T3">sit, de his quoque distincte agere operae pretium suerit;<text:line-break/>Tria igitus esse nervorum 'genera dixerunt. </text:span><text:span text:style-name="T26">1</text:span><text:span text:style-name="T3"> Nihil autem<text:line-break/>vetat vel .differentias ea vel species appellare. Vocant<text:line-break/>autem quosdam voluntarios,, qui ex cerebro et dorsi me- .<text:line-break/>dulla oriuntur; quosdam vero ligamenta, horum autem<text:line-break/>ortus est ab ossibus. Tertia denique eorum differentia-<text:line-break/>tendo quidem nominatur, qui ex musculis exoritur. . Ut<text:line-break/>igitus ne nic quoque' propter homonymiam obscuritas alie<text:line-break/>qua oboriatur, quicunque ex cerebro et dorsi medulla<text:line-break/>ortum ducunt, nervos,eos voluntarios appellamus; quot-<text:line-break/>quot ex musculis ; tendones</text:span><text:span text:style-name="T3">; </text:span><text:span text:style-name="T3">quicunque demum ' ex ossi-<text:line-break/>bus, ligamenta. Post hocce nominum • pactum tempesti-<text:line-break/>vum jam fuerit de singulis privatim ossibus </text:span><text:span text:style-name="T20">a</text:span><text:span text:style-name="T3"> cranio (sic<text:line-break/>enim os capitis appellant) exordientes disserere.</text:span></text:p>
      <text:h text:style-name="Heading_20_2" text:outline-level="2">Cap. I.</text:h>
      <text:p text:style-name="P59"><text:span text:style-name="T3">Dictum, quidem est etiam antea, tum </text:span><text:span text:style-name="T20">os<text:line-break/></text:span><text:span text:style-name="T3">capitis cranium nominari, tum quasdam lu eo este' futu-<text:line-break/>ras. Quot autem eae et quae sint, et quae cujusque<text:line-break/>earum forma sit, nondum . quidem , antehac dictum est,</text:span></text:p>
      <text:p text:style-name="P10"><text:span text:style-name="T3">.verum in praesenti dicetur- Ac primum quidem </text:span><text:span text:style-name="T3">ad </text:span><text:span text:style-name="T3">capitis<text:line-break/>figuram earum et posituram et numerum variare. - Est<text:line-break/>•enim ipsius quae secundum naturam est figura, oblongae<text:line-break/>•potissimunr sphaerae assimilis; alia vero, quae acuminata<text:line-break/>vocatur. Quae ergo fecundum naturam est, et in anterio-<text:line-break/>rem et in posteriorem partem prominentior existit, quae<text:line-break/>tres in se suturas habet; duas quippe transversas, qua-<text:line-break/>rum altera ad occipitium sita est, </text:span><text:span text:style-name="T20">ad</text:span><text:span text:style-name="T3"> sinciput altera;<text:line-break/>tertiam vero </text:span><text:span text:style-name="T3">aliam </text:span><text:span text:style-name="T3">praeter ipsas, per longitudinem capi-<text:line-break/>tis a inedia posteriore in mediam anteriorem exporre-<text:line-break/>ctarn. At anteriorem quidem coronalem nominant, quan-<text:line-break/>doquidem in hac potissimum parte capitis </text:span><text:span text:style-name="T20">coronae</text:span><text:span text:style-name="T3"> cir-<text:line-break/>cumponuntur; posteriorem : autem lambdoidem, quod to-<text:line-break/>ta ipsius figura A-literae assimilis siti At ipsa suturarum<text:line-break/>sigura H maxime literae similis est. Atque ejus quae se-<text:line-break/>-cundum , naturam est figurae cranii suturae eo quo di-<text:line-break/>ctum est modo se habenti Acuminatae vero ad hunc mo-<text:line-break/>dum constitutae.sunt. Quuin quidem posterior eminentia</text:span></text:p>
      <text:p text:style-name="P10"><text:span text:style-name="T3">perit, sutura quoque lambdnides simul aboletur. Ubi au-<text:line-break/>tem anterior </text:span><text:span text:style-name="T20">non</text:span><text:span text:style-name="T3"> adest, coronalis </text:span><text:span text:style-name="T20">etiam deperditur, file<text:line-break/></text:span><text:span text:style-name="T3">que secundum ipsorum utrumque remanentium- suturarum<text:line-break/>sigma T literae persimilis; utrisque autem eminentiis; por</text:span><text:span text:style-name="T42">-ι<text:line-break/></text:span><text:span text:style-name="T3">euntibus, quae supersunt futurae duae ad rectos sese an-<text:line-break/>gulos secant iu,formam X literae.' Sita autem est trans-<text:line-break/>versa quidem per medium potissimum caput; altera veru<text:line-break/>per longitudinem a posticis in antica tendit, quemadmo-<text:line-break/>dum in ceteris craniis omnibus. Haec enim semper fer-n<text:line-break/>vatur, reliquae autem cum tota capitis figura variantes<text:line-break/>evertuntur. At. sane duae quoque huic parallelae funt<text:line-break/>lineae, quae secundum capitis longitudinem a posteriori-<text:line-break/>bus iu anteriora supra aures, ducuntirr. Gignuntur autem<text:line-break/>etiam hae ossibus duobus inter fe coeuntibus,, non autem<text:line-break/>per suturam,, nt quae ante dicta sunt. Os enim, quod ai;<text:line-break/>sincipite descendit, in squamam paulatim attenuatum lu—<text:line-break/>feriori ab auribus ascendenti substratum .est, Propterea-<text:line-break/>que-nonnulli ne -suturas quidem.teas simpliciter nomina-</text:span></text:p>
      <text:p text:style-name="P10"><text:span text:style-name="T3">runt, fed vel fquamiformes suturas; vel squamiformes ag-<text:line-break/>glutinationes; </text:span><text:span text:style-name="T20">a</text:span><text:span text:style-name="T3"> nobis autem perspicui documenti gratia<text:line-break/>quae ad aures sunt lepidordes </text:span><text:span text:style-name="T20">(sequamiformesj</text:span><text:span text:style-name="T3"> suturae vo-<text:line-break/>centur. Adeo ut propriae quidem capitis suturae quin-<text:line-break/>que sint, lambdoiforinrs, coronalis, per longitudinem re-<text:line-break/>cta, 'duae ipsi parallelae, quae in squamiscrmibus ossibus<text:line-break/>sunt; aliae vero communes duae et superiori maxillae et<text:line-break/>medio utriusque ossi sphenoidi, quod nonnulli capiti attris<text:line-break/>buiint, nonnulli (721) superioris esse maxillae efferunt.<text:line-break/>Id vero- quale forma sit, et quantum magnitudine, et quo<text:line-break/>potissimum in </text:span><text:span text:style-name="T20">loco</text:span><text:span text:style-name="T3"> situm, tibi jam refero. ' Inferiora lale-<text:line-break/>rum lambdoidis futurae extrema adusque basin capitis<text:line-break/>protenduntur, et inter</text:span><text:span text:style-name="T26">7</text:span><text:span text:style-name="T3"> lapidosa ossa et diarthrosin cum<text:line-break/>prima vertebra descendunt. Hic vero jungit ea inter se<text:line-break/>linea quaedam exigua</text:span><text:span text:style-name="T26">1</text:span><text:span text:style-name="T3">, transversam posituram habens. Hanc<text:line-break/>primum inecum cdgita tum 'capitis tum ossis in. narra-<text:line-break/>tione propositi communeni, Nam utrinque sursum ten-<text:line-break/>dens ad temporum caritates 'eodem peaveuit, t quo ea quae</text:span></text:p>
      <text:p text:style-name="P10"><text:span text:style-name="T3">hic conveniunt suturae coronalis extrema. Hinc etiam<text:line-break/>rursus deorsum versa et ad postremos dentes delata ad-<text:line-break/>palatum pervenit, intra </text:span><text:span text:style-name="T3">se </text:span><text:span text:style-name="T3">comprehendens os id, quod alo<text:line-break/>ante dicta sutura circumscribitur, quod veluti cuneus qui-<text:line-break/>dam inter caput et superiorem 'maxillam insitum esu Hu-<text:line-break/>jus itaque futurae quicquid sursum ad coronalis extrema<text:line-break/>fertur, cum capitis osse commune est; quicquid vero ab<text:line-break/>utroque latere ad palatum descendit, ossis sphenoidis (cu-<text:line-break/></text:span><text:span text:style-name="T20">neiforrnisj</text:span><text:span text:style-name="T3"> et superioris maxillae limes est. lta namque<text:line-break/>ob perspicuam doctrinam appellatur. Huic ossi pterigo--<text:line-break/>des (aiatae) apophyfes funt una cum ipsarum utrinque<text:line-break/>cavitatibus. Altera autem capitis sutura, quae ipsum a<text:line-break/>superiori maxilla secernit, principium quidem habet e<text:line-break/>temporum cavitatibus, quo in idem venire cum coronalis<text:line-break/>extremis' communis capitis et sphenoidis ossis sutura di-<text:line-break/>cta esu Inde vero ad sedes oculorum procedit, perque.<text:line-break/>medius ipsos delata ad superciliorum medium sibi ipsi</text:span></text:p>
      <text:p text:style-name="P9"><text:span text:style-name="T3">jungitur. Ac sane; quum ita se haec habeant; sex ossa effici-<text:line-break/>untur totius capitis praeter splienoides:. duo quidem sic-<text:line-break/>. cipitis communem habentia suturam longitudine rectam;</text:span></text:p>
      <text:p text:style-name="P11"><text:span text:style-name="T3">alia vero duo sus inferiora, unum ad quamque aurem;<text:line-break/>et quintum praeterea illud' occipitis; et sextum id fron-<text:line-break/>tis. Terminant autem sincipitis quidem ossa retro certe<text:line-break/>latera suturae lambdoidis; ante vero coronalis; inferne<text:line-break/>autem fquamiformes; superne, denique illa per longitudi-<text:line-break/>nem recta. Posthac quae deiuceps ad utramque aurem-<text:line-break/>sunt, supra quidem fquamiformes discernunt; retro vero<text:line-break/>laterum lambdoidis accrcnienta; ante vero communis et<text:line-break/>capitis et sphenoidis futura. Sunt aulem sincipitis qni-.<text:line-break/>dem ossa quadrilatera; haec vero, quae jam memorata<text:line-break/>sunt, trilatera. Quintum autem os capitis, quod ad ocri-<text:line-break/>pitium est, sutura quidem larnbdoide una cum illis accre-<text:line-break/>mentis, et ea, quae ipsa adjungere; dicta est, sutura termi-.<text:line-break/>natur, lu se autem, maximum capitis foraminum, ..quod</text:span></text:p>
      <text:p text:style-name="P10"><text:span text:style-name="T3">ad primam est vertebram, continet. Reliquum autem os,<text:line-break/>quod in fronte est, et coronalis sutura, et ea, quae capiti<text:line-break/>cum superiori maxilla communis est, circumscribit. Ac<text:line-break/>sane et sex quae memorata sunt ossium, illa quidem sin-<text:line-break/>cipitis rarissima et infirmissima sunt, densissimum autem .<text:line-break/>firmllfimumque, quod ad occipitium est, utrorumque in-<text:line-break/>termedium illud frontis. Reliquorum autem, quae ad<text:line-break/>aures sunt, utrumque multiforme esu Eorum namque<text:line-break/>pars quaedam lithoides (petro/a), sicuti etiam est, nomina-<text:line-break/>tur. ld autem os protensis lambdoidis suturae sinibus<text:line-break/>terminatur. • ln eo et styloides (coiumnisermis) apophysis<text:line-break/>est,, quam ego et belonoidem (acuifermem) et graphoidern<text:line-break/></text:span><text:span text:style-name="T20">iJiyUsarmemj voco,</text:span><text:span text:style-name="T3"> et ea, quae auditus meatum continet.<text:line-break/>Altera vero pars deinceps ea est, quae ad ecphyses (exor-<text:line-break/>tus), quarum et eam mastoidem (mamiiiarem) vocant, et il-<text:line-break/>lam zygomatis. Pars praeter has et tertia est ad tempo-<text:line-break/>ra. De capitis autem foraminibus in vasorum et nervo-<text:line-break/>rum dissectionibus dicetur. Horum enim causa effecta</text:span></text:p>
      <text:p text:style-name="P38"><text:span text:style-name="T3">sunt, et per unumquodque ipsorum aut arteria quaedam;<text:line-break/>aut vena, aut nervus, aut horum aliqua, aut omnia trans-<text:line-break/>eunt.</text:span></text:p>
      <text:h text:style-name="Heading_20_2" text:outline-level="2">Cap. <text:span text:style-name="T58">II</text:span>.</text:h>
      <text:p text:style-name="P58"><text:span text:style-name="T3">Temporali musculo praepositum est os,’<text:line-break/>-quod obliquam media sui parte suturam continet, ut po-<text:line-break/>sterior ejus pars </text:span><text:span text:style-name="T3">tota </text:span><text:span text:style-name="T3">capitis </text:span><text:span text:style-name="T3">ossi, </text:span><text:span text:style-name="T3">quod ad aurem est, con-<text:line-break/>tinens sit,, anterior. autem extremitati supercilii ei,'quae<text:line-break/>ad parvum est </text:span><text:span text:style-name="T3">oculi </text:span><text:span text:style-name="T3">angulum. Id autem </text:span><text:span text:style-name="T3">os' </text:span><text:span text:style-name="T3">universum<text:line-break/>zygoma (jugaie) nominato..</text:span></text:p>
      <text:h text:style-name="Heading_20_2" text:outline-level="2">Cap. <text:span text:style-name="T58">III</text:span>.</text:h>
      <text:p text:style-name="P58"><text:span text:style-name="T3">llaque de suturis, quae superiorem maxil-<text:line-break/>lamect a capite et </text:span><text:span text:style-name="T3">a </text:span><text:span text:style-name="T3">sphenoide osse discernunt, antea di-<text:line-break/>ctum est; nunc vero de -iis, quae in ipsa maxilla sunt, di-'<text:line-break/>cetur. Sed satius fortassis est suturae nomen explicare,<text:line-break/>quomodo, a.reeentioribus omnibus anatomicis usurpatum<text:line-break/>sit. Nam et compositiones per harmoniam suturas nomi-<text:line-break/>nare consueverunt; idque meritu accidit. Non enim in<text:line-break/>omnibus similiter craniis serratam compositionem repetite<text:line-break/>licec exactam lu</text:span><text:span text:style-name="T34">;</text:span><text:span text:style-name="T3">suturis omnibus, scd in eadem inter-</text:span></text:p>
      <text:p text:style-name="P10"><text:span text:style-name="T3">dum ossium structura in altero quidem cranio suturam<text:line-break/>cernas, in altero vero harmoniam. Nos equidem saepe-<text:line-break/>nmnero, excisis nonnullis ossibus hujusmodi, in imo scsc<text:line-break/>mu.tuo ingredi invenimus, ut eorum .compositio suturae<text:line-break/>magis, non harmoniae similis estet; ita ut ob id suturas<text:line-break/>eas nominare omnes verendum fit nemini.. Est autem<text:line-break/>prima quidem ea zygomatis lusca exortum, et desinit<text:line-break/>pars quidem ipsius altera, quae retro fertur, in cavum id,<text:line-break/>quod sub ipso est zygornate, ibique cum ea quae sphe-<text:line-break/>noidi ossi communis est. sutura committitur. Altera au-<text:line-break/>tern </text:span><text:span text:style-name="T20">portio,</text:span><text:span text:style-name="T3"> recta simul et obliqua ad sedes oculorum<text:line-break/>ascendens, in mediam ipsorunr inferiorem orbitam proce-<text:line-break/>dit, ac tum ibi tres in, partus scissa esu Una quidem pars<text:line-break/>prope magnum anguliun exterius ad medium supercilio-<text:line-break/>rum ascendit. Altera vero, quae proxime -ipsam sita est,<text:line-break/>per concavum (722) sub eundem angulum ad communem<text:line-break/>capitis suturam pervenit;ut comprehendatur et ipfemui-'<text:line-break/>dem angulus, atque naturale, foramen, quod ipsi subjacet.</text:span></text:p>
      <text:p text:style-name="P10"><text:span text:style-name="T3">omnium quae hic sunt foraminum maximum sub dictis<text:line-break/>suturis duabus esu. Tertia denique portio illius scissurae,<text:line-break/>inferiorem sedis, oculi ambitum transcendens, </text:span><text:span text:style-name="T3">ad </text:span><text:span text:style-name="T3">imum<text:line-break/>intro fertur, ihique communi suturae capitis committitur.<text:line-break/>Itaque tria sunt in .utraque parte a dextra et sinistra su-<text:line-break/>perioris maxillae ossa, quibus capiti committitur. Horum<text:line-break/>igitur maximum, est id zygomatis. Nam et temporis non-<text:line-break/>nihil, et supercilii, </text:span><text:span text:style-name="T3">et </text:span><text:span text:style-name="T3">sedis-oculorum comprehendit, et<text:line-break/>parvum angulum universum in se continet ad id usque,<text:line-break/>quod malum vocatur, procedens. Secundum autem et<text:line-break/>situ et magnitudine est id, quod in oculo,. in quo, qui ad<text:line-break/>superiorem maxillam deveniunt nervi, continentur. Mi-<text:line-break/>nimum autem omnium existit, quod circa magnum augu-<text:line-break/>lum esu Nonnulli autem anatomici tria haec unum este<text:line-break/>scribunt, quod geminas, quae </text:span><text:span text:style-name="T3">ad </text:span><text:span text:style-name="T3">oculorum radicem sepa-<text:line-break/>rantur, suturas aut prorsus non videant, aul de industria<text:line-break/>tanquam res exiguas praetermittunt. . Sub his autem om-<text:line-break/>nibus ad utramque partem os unum insignis- magnitudi-</text:span></text:p>
      <text:p text:style-name="P10"><text:span text:style-name="T3">nis tribus dictis subjunctum est. Etenim </text:span><text:span text:style-name="T3">et </text:span><text:span text:style-name="T3">quod ma-<text:line-break/>lurn nomiUant, ejus portio existit, et omnium dentium,<text:line-break/>exceptis incisoribus, alveoli. Haec autem terminant su- ’<text:line-break/>turae quatuor; supra quidem ea, quam paulo ante </text:span><text:span text:style-name="T20">a</text:span><text:span text:style-name="T3"> </text:span><text:span text:style-name="T3">ju- :<text:line-break/>gali ad medium superciliorum ascendere diximus; infra<text:line-break/>vero ea recta, quae per medium palatum </text:span><text:span text:style-name="T20">procedit.</text:span><text:span text:style-name="T3"> At<text:line-break/>reliquae duae has copulant, alia, quae </text:span><text:span text:style-name="T3">" </text:span><text:span text:style-name="T3">a medio quidem<text:line-break/>supercilii incipit, ad nares autem fertur, inlerque caninum,<text:line-break/>quem-vocant, dentem et inriforios-dilabitur, et alia par-<text:line-break/>tem quidem ipsarum aliquam habet cunr communi spbe-<text:line-break/>noidis, quantum in circuitu extremum dentem ambit, '<text:line-break/>reliquam vero propriam, quoad cum recta palati sutura<text:line-break/>coierit. His autem ossibus, quae maxima sunt, ut dictum<text:line-break/>est, alia duo exigua adjacent, ad quae et nufus ad pala-<text:line-break/>tum perforatus esu Eorum autem fines funt et pro- .<text:line-break/></text:span><text:span text:style-name="T3">pria </text:span><text:span text:style-name="T3">portio praedictae futurae, et transversa ossa sphenoi-<text:line-break/></text:span><text:span text:style-name="T3">dis, </text:span><text:span text:style-name="T3">quae luter extremos est dentes. Istae igitur ea sc—</text:span></text:p>
      <text:p text:style-name="P10"><text:span text:style-name="T3">cernunt ab ambientibus, inter se. autem recta palati sutu-<text:line-break/>ra dirimuntur.</text:span></text:p>
      <text:h text:style-name="Heading_20_2" text:outline-level="2">Cap. IV.</text:h>
      <text:p text:style-name="P60"><text:span text:style-name="T3">Equidem nasi quoque ossa duo sunt, quae<text:line-break/>a suturis a medio superciliorum descendentibus discer-<text:line-break/>Buntur. Has paulo ante in maximorum ossium narra-<text:line-break/>tione duplices cunctas - numerari. Est enim et in nasc<text:line-break/>ipso tertia quaedam alia praeter eas sutura propriorum<text:line-break/>ipsius ossium communis, quae </text:span><text:span text:style-name="T20">a</text:span><text:span text:style-name="T3"> </text:span><text:span text:style-name="T3">medio quidem supercilio*<text:line-break/>rum incipit, recta autem per totum nafum fertur. Iule-<text:line-break/>rius vero horiun ossium extremum epiphyfin habet carti-<text:line-break/>lagineorum corporum tenuium, quae alae , vocantur Su-<text:line-break/>perest autem os unum in extremo maxillae, in quo tum<text:line-break/>incisorum dentium radices, tum alveoli continentur. Id<text:line-break/>autem simplex quidem ut plurimum apparet propter fin-<text:line-break/>ceram ossium ipsum componentium harmoniam. At lane<text:line-break/>interdum, et manifeste in admodum exieratis sceletis su-<text:line-break/>tura conspicitur, e directo porrecta ei, quae pier tutum<text:line-break/>palatum fertur. Perspicuum igitur jam-est; jure in. con-</text:span></text:p>
      <text:p text:style-name="P10"><text:span text:style-name="T3">troverfiam venisse numerum ossium- maxillae superioris.<text:line-break/>Nonnulli etenim non sex, sed duo prima omnium nu-<text:line-break/>nrerant, parvula illa, quae intus in oculis sunt, praetereun-<text:line-break/>tes. Quidam vero ea, quae ad nasi foramina sunt, magnis<text:line-break/></text:span><text:span text:style-name="T20">ostlbus</text:span><text:span text:style-name="T3"> ascribunt. Sunt vero et qui lraec ab illis quidem<text:line-break/>separent, scd unum ambo ipsa faciant. Illud etiam, quod<text:line-break/>in summa est maxilla superiore, uti dictum est, quidam<text:line-break/>simplex esse dicunt, quidam ex duobus 'constitutum esse<text:line-break/>ossibus;. praeque his omnibus sphenoides plurimi, superio-' ,<text:line-break/>ris maxillae ossibus adnumerant; adeo ut, si plurima quis<text:line-break/>ea pronunciare velit, quindecim in superiore maxilla<text:line-break/>sint, si vero ad minimum numerum cogat, non plura<text:line-break/>quam octo. Ac sane omnia ordine percensebo, a prima<text:line-break/>orsus divisione, quae in quindecim esu Sex quidem erunt,<text:line-break/>quae prima dicta sunt, . quaeque a communi capitis su-<text:line-break/>tura et ab ea,, quae a temporibus sub osse jugali et in-<text:line-break/>ferioribus oculorum palpebris ad medium superciliorum<text:line-break/>ascendit, continentur. At duo deinceps ex his magna,</text:span></text:p>
      <text:p text:style-name="P10"><text:span text:style-name="T3">lu quibus et malas et dentes prope omnes sitos esse ni-<text:line-break/>ximus. Duo quoque alia, quae ad nafi foramina. Tum<text:line-break/>praeter ista alia duo ipsius nasi. Deinde alia -insuper<text:line-break/>duo in maxillae extremo, in quibus dentes ineifores, prae-<text:line-break/>que iis omnibus fphenoides solum in omnibus ' non<text:line-break/>conjugatum. At divisio in octo universa maxillae superio-<text:line-break/>ris ossa ad hunc se nrodum habet. Sex quidem illa pri-<text:line-break/>rna duo numerantur ; unum, quod in extrema est maxil-<text:line-break/>la; quemadmodum et id, quod </text:span><text:span text:style-name="T3">ad </text:span><text:span text:style-name="T3">nasi est foramina ; ip-<text:line-break/>sius autem nafi propria duo; et reliqua </text:span><text:span text:style-name="T20">omnium</text:span><text:span text:style-name="T3"> lu tota<text:line-break/>maxilla ossium maxima, quae ad malas et dentes prope<text:line-break/>omnes, ut antea dictum est; et fphenoides, quod solum<text:line-break/>ex omnibus conjugationis est expers.</text:span></text:p>
      <text:h text:style-name="Heading_20_2" text:outline-level="2">Cap. V.</text:h>
      <text:p text:style-name="P58"><text:span text:style-name="T3">luter ossa et dentes numerandi sunt, ta-<text:line-break/>metsi sophistis quibusdam non placet. Quod fi ipfos ita<text:line-break/>vocare nobis non concedant, aliud tamen eis dare nomen ju-<text:line-break/>re tenebantur. Neque enim cartilagines; neque arterias, ne-<text:line-break/>que venas, neque nervos eos decenter nominandos esse, pla-</text:span></text:p>
      <text:p text:style-name="P10"><text:span text:style-name="T3">num utique est; multo vero minus adipes, aut pilos, aut<text:line-break/>carnes, aut glandulas, aut ullas simpliciter alias corporis<text:line-break/>partes. Ergo si neque in venarum airatome, neque in ar-<text:line-break/>teriarum, neque in nervorum, aut musculorum, aut visce-<text:line-break/>rum de apsis agemus, neque etiam in hae quae jam in-<text:line-break/>stat ossium, (/23) neque prorsus de ipsis dicemus. His<text:line-break/>equidem Sophistis longum valere dicendum </text:span><text:span text:style-name="T3">esu </text:span><text:span text:style-name="T3">Dentes ,<text:line-break/>vero sexdecim in utraque maxilla sunt; ante quidem qua-<text:line-break/>titor, qui incisores nominantur, singulis radicibus omnes<text:line-break/>nixi. His vero deinceps utrinque sunt canini dentes,<text:line-break/>ipsique unica fulti radice. Qui deinde eos sequuntur ma-<text:line-break/>xillares, utrinque quini, triraoices quidem, qui lu superio-<text:line-break/>re maxilla, hiradices vero ii, qui in iuseriore, his exce-<text:line-break/>ptis, qui saepe reperiuntur quadriradices quidam ex su-<text:line-break/>perioribus, ex inferioribus autem triradices, mdximeque<text:line-break/>illi omnium primi interiores duo, rarius vero tertius..<text:line-break/>Nonnullis autem non utrinque quini, scd quatuor aut<text:line-break/>sex maxillares orti sunti. At non. solum sic vocantur, sed</text:span></text:p>
      <text:p text:style-name="P10"><text:span text:style-name="T3">et molae femineo genere </text:span><text:span text:style-name="T20">seu molares,</text:span><text:span text:style-name="T3"> nomine, opinor, ex<text:line-break/>translatione sumpto, quod iis cibos teramus et comminu-<text:line-break/>arnus, veluti molis Cereales fruges. Sed et canini dentes,<text:line-break/>canum dentibus persimiles, ab iis sunt nominati. At lu-<text:line-break/>cisorii, quod ii incidunt, ut cultello, qui cunque 'cibi incini<text:line-break/>possunt. Possunt autem molles videlicet, ad quos a na-<text:line-break/>tura facti sunt; quemadmodum et ad duros caninos den-<text:line-break/>tes cousiruxit, non ad incidendum, scd </text:span><text:span text:style-name="T3">ad </text:span><text:span text:style-name="T3">confringendum<text:line-break/>idoneos. Omnes autem in alveolorum fossulis • ceu clavi<text:line-break/>impacti funt Nam alveoli ossa, quae ipsos continent,<text:line-break/>fossulae vero cava, in quibus infixi funt, nominantur.<text:line-break/>Participes vero funt nervorum mollium, qui </text:span><text:span text:style-name="T20">a</text:span><text:span text:style-name="T3"> cerebro,<text:line-break/>dentes soli e reliquis ossibus; unde et soli manifeste<text:line-break/>sentiunt.</text:span></text:p>
      <text:h text:style-name="Heading_20_2" text:outline-level="2">Cap. VI.</text:h>
      <text:p text:style-name="P58"><text:span text:style-name="T3">Neque maxillae inferioris os simplex est,<text:line-break/>ut cuipiam videatur; id namque coctum in mento sum-<text:line-break/>mo laxatus, ut id coaluisse manifeste conspiciatur. At<text:line-break/>pars ejus, quae sursum velut ad caput tendit, in duo ex-</text:span></text:p>
      <text:p text:style-name="P10"><text:span text:style-name="T3">trema desinit. Et horum extremorum acuto quidem ma-i<text:line-break/>nantem a temporali musculo tendonem recipit; altero au-<text:line-break/>tem ad,os capitis sub mammulam apophysim ut tubercn-<text:line-break/>lo quodam rotundo ibi in glenoidem cavitatem diarthrosi<text:line-break/>recipitur.</text:span></text:p>
      <text:h text:style-name="Heading_20_2" text:outline-level="2">Cap. Vll.</text:h>
      <text:p text:style-name="P58"><text:span text:style-name="T3">Spinae totius quatuor et vigluti verte-<text:line-break/>brae sunt; quibus plures aut pauciores, praeter naturam</text:span><text:span text:style-name="T26">4,<text:line-break/></text:span><text:span text:style-name="T3">sunt, ut capita acuminata. Universa autem eorum stru-<text:line-break/>ctura in cervicem, dorsum, lumbos et sacrum os dividr-<text:line-break/>tur. Cervix itaque capiti jungitur. Dorsum autem siein-<text:line-break/>cepe locatum est, tantum longitudine, quantus et tho-<text:line-break/>rax fuerit. Quod infra reliquum subesi, id lumbi appel-<text:line-break/>lantur: ad quorum extremum, quod os sacrum vocatui,<text:line-break/>situm habet; quidam autem id latum nominant. At ver-<text:line-break/>tebrae quidem in cervice septem numero sunt; in dorso-<text:line-break/>vero duodecim; in lumbis autem' quinque. De primis</text:span></text:p>
      <text:p text:style-name="P10"><text:span text:style-name="T3">itaque dicetur, quae in cervice existunt- . Nihil enim re-<text:line-break/>fert cervicem eam collumye appellere.</text:span></text:p>
      <text:h text:style-name="Heading_20_2" text:outline-level="2">Cap. VllI.</text:h>
      <text:p text:style-name="P58"><text:span text:style-name="T3">Quae lu cervice sunt vertebrae, earum<text:line-break/>primae quidem duae per diarthrofin undique articulan-<text:line-break/>tur , aliarum vero quinque anteriorem partem robustum'<text:line-break/>ligamentum per symphysin mectiti Non enim certe per-<text:line-break/>cartilaginem coalescunt, ut nonnulli arbitrantur; sed ea<text:line-break/>membrana, quae geminas spinalis-medullae meningas su-<text:line-break/>ris ambit, lu mediam ipsarum sedem incidens, commune<text:line-break/>utrisque vinculum fit. Ita vero fe habet in vertebris om-<text:line-break/>nibus, duabus primis exceptis, uti demonstrabitur. Quum<text:line-break/>autem duplex sit motus capitis, alter quidem et annuendi<text:line-break/>et abnuendi, alter vero utramque lu partem circumagen-<text:line-break/>di, priorem quidem secundae vertebrae pyrenoides (tur-<text:line-break/>binata) apophysis potissimum efficit; alterum vero secmi-<text:line-break/>dae vertebrae cum capitis coronis diarthrosis. Sed isti<text:line-break/>quidem per transversas partes fiunt tum primae, tum ca-<text:line-break/>pitis ipsius. At pyrenoides apophysis acclivis est qui-</text:span></text:p>
      <text:p text:style-name="P10"><text:span text:style-name="T3">dem, verum ab' anterioribus partibus secundae vertebrae<text:line-break/>proficiscens capiti praevalido quodam fimulque rotundo<text:line-break/>ligamento convincito. Ac sane et idoneum ipsi locum •<text:line-break/>prima vertebra, praebet, in quo tuto fulcitur; et trairs-<text:line-break/>versurn quoddam aliud ligamentum, in prima, ipsa verte-<text:line-break/>bra ortum, intro ipsi adjectum esu Nonnulli quidem odon-<text:line-break/>trudem </text:span><text:span text:style-name="T20">lsientiformemj</text:span><text:span text:style-name="T3"> hanc apophysin vocanti Hippocrates<text:line-break/>vero totam etiam secundam vertebram dentem ab ea ap-<text:line-break/>pellavit. Habet autem et alias prima vertebra cavitates<text:line-break/>duas superficiarias glenoides in inferioribus sui portibus,<text:line-break/>iis, quae, superiores finit, assimiles. Sunt autem merito<text:line-break/>superiores qnidem majores, ut quae -capiti per diarthrd-<text:line-break/>sin articulantur ;• minores autem infernae, quae secundam<text:line-break/>vertebram admittunt. Eft autem prima quidem et latis-<text:line-break/>sima et tenuissima; secunda autem ordine angustior qui-<text:line-break/>dem, sed tamen robustior; atque sic caeterae post eam<text:line-break/>omnes.' Quanto enim fpinae medulla, in nervorum- apo-<text:line-break/>plryscs consumpta, se ipsa fit tenuior, tanto et inferio-</text:span></text:p>
      <text:p text:style-name="P10"><text:span text:style-name="T3">rum vertebrarum foramina minuuntur; unumquodque<text:line-break/>fenim contentae in se dorsi medullae crassitudini aequale<text:line-break/>esu Hoc igitur vertebris omnibus commune est, quem-<text:line-break/>admodum sane et illae in transversum apophyses, prae-<text:line-break/>Jerqne has acclives et declives apophyses, per quas luter<text:line-break/>fe per diarthrosin nectuntur, lu caeteris autem plurima<text:line-break/>quidem his communia, pauca vero diversa, de quibus de-<text:line-break/>inceps dicam. Posteriorem apophysiu, quam spinam no-<text:line-break/>minant, omnes habent, excepta prima vertebra. Huio<text:line-break/>autem soli in parte anteriore apophysis parva esu E<text:line-break/>caeleris autem omnibus transversas apophyses semper per*<text:line-break/>foratus habent eae solae, quae in cervice surit, praeter se-<text:line-break/>, ptimam, quae sane et ultima earum est. At raro inve-<text:line-break/>• nias huic quoque perforatas. Easdem porro! apopby-<text:line-break/>ses leniter quodammodo bipartitas solae habent eae,<text:line-break/>quae in cervice sunt, (724) praeter primas duas; his enim<text:line-break/>sirnt simplices; at sextae duplices manifeste funt, et cae-<text:line-break/>terarum omnium maximae; ut ipsa inaxima est. Sed</text:span></text:p>
      <text:p text:style-name="P10"><text:span text:style-name="T3">et earum altera, quae intus, admoduni lata est. - At ob-<text:line-break/>longa cujusque vertebrae pars anterior, qua etiam luter<text:line-break/>sc coalescunt-, iis maxime, quae in cervice funt, praeter-:<text:line-break/>quam primae. Nervis denique, qui e spluali medulla<text:line-break/>narcuntur et ad vertebrarum commissuras prodeunt, ntra-<text:line-break/>que e cervicis vertebris -peraeque ac primae confert; e;<text:line-break/>caeleris autem omnibus quae superior sila est, ea aut’<text:line-break/>quamplurimum, aut totum.</text:span></text:p>
      <text:h text:style-name="Heading_20_2" text:outline-level="2">Cap. IX.</text:h>
      <text:p text:style-name="P58"><text:span text:style-name="T3">Duodecim quidem numero thoracis verte-<text:line-break/>bras esse antea lictum est, nisi si raro cuipiam deesse'<text:line-break/>una aut- exuperare reperietur. Atque ex his ipsis ali-’,<text:line-break/>qrtanr deesse, quam superesse, rarius esu Omnibus autern'<text:line-break/>ipsis spinae apophyses maximae sunt adusque, </text:span><text:span text:style-name="T3">deeiniasvj.<text:line-break/></text:span><text:span text:style-name="T3">Perquam magnae etiam funt transversae, quibus ad </text:span><text:span text:style-name="T3">tur., </text:span><text:span text:style-name="T3">*<text:line-break/></text:span><text:span text:style-name="T3">stas annectuntur. Id vero ipsarum corpus in primo qivj.<text:line-break/>dem leniter quodammodo in inferiora oblongum est; </text:span><text:span text:style-name="T3">iiij*<text:line-break/></text:span><text:span text:style-name="T3">iis vero, quae deinceps sunt, paulatim desinit. Hae qui-<text:line-break/>dem et spluam ad decimam usque vertebram cervicis</text:span></text:p>
      <text:p text:style-name="P10"><text:span text:style-name="T20">spinis</text:span><text:span text:style-name="T3"> similem habent, superne deorsum tendentem. Con-<text:line-break/>tra vero a decima ab imo sursum repens fertur; per du-<text:line-break/>as quidem, quae ipsam sequuntur, obscure, per alias au-<text:line-break/>tem aperte. Id vero ipsum et transversae apophyses pa-<text:line-break/>siuntur. Nam quae supra decimam sunt, deorsum, quae lu-<text:line-break/>fra, sursum repunt. Solae siquidem, quae in decima sunt,<text:line-break/>neutro inclinanti Sola enim ea vertebra non acclives<text:line-break/>folum, sed et declives apophyses in extrema condylodea<text:line-break/>desinentes habet,, sicuti prima cervicis vertebra utrasque<text:line-break/>apophyses glenoides. Caeterarum autem iis, quae supra<text:line-break/>funt decimam sitae, </text:span><text:span text:style-name="T20">apophyses</text:span><text:span text:style-name="T3"> condyloeides quidem sunt<text:line-break/>acclives, glenoides vero declives: infra vero locatis con-<text:line-break/>traria </text:span><text:span text:style-name="T20">accidunt.</text:span></text:p>
      <text:h text:style-name="Heading_20_2" text:outline-level="2">Cap. X.</text:h>
      <text:p text:style-name="P60"><text:span text:style-name="T3">De lumborum vertebris caetera quidem<text:line-break/>prope jam prius dicta sunt. Etenim quod quinque,<text:line-break/>quodque maximi quidem caeterorum ipsi sunt atque </text:span><text:span text:style-name="T20">craf-<text:line-break/></text:span><text:span text:style-name="T3">sissimi; quod angustum intus cuiusque foramen, ut et lu<text:line-break/>ipsis medulla tenuia; quod et apophyses sursum' spectan-</text:span></text:p>
      <text:p text:style-name="P10"><text:span text:style-name="T3">tes habeant; quod et per solam praepositam nerviis dila-i<text:line-break/>batur, quodque acclivium et declivium apophyseon (in<text:line-break/>quibus inter se diarthrosi articulantur) condylodea qui-<text:line-break/>dem extuberent superpositarum extrema, glenoidea vero<text:line-break/>sirppofitarum sinuentur, antea diximus. Si quid vero<text:line-break/>ipsis proprium lusit et super alias eximium, hic expiica-<text:line-break/>bitur. Foramina itaque nullo ordine disposita interiore lu .<text:line-break/>parte in singulis lumborum vertebris sunt, </text:span><text:span text:style-name="T3">in </text:span><text:span text:style-name="T3">quae inse-<text:line-break/>runtur venae, eaque lu ceteris quidem aut nullatenus<text:line-break/>aut prorsus exigua videas, lu his vero et manifesta et<text:line-break/>multa conspiciuntur. </text:span><text:span text:style-name="T3">• </text:span><text:span text:style-name="T3">Et' sane alia quaedam declivis' </text:span><text:span text:style-name="T3">in<text:line-break/></text:span><text:span text:style-name="T3">ipsis apophysis est 'ab </text:span><text:span text:style-name="T3">. </text:span><text:span text:style-name="T3">insigni exortu </text:span><text:span text:style-name="T20">nervi</text:span><text:span text:style-name="T3"> constitu-<text:line-break/>ta, haecqrte interdum quidem inest onuibus, interdum '<text:line-break/>vero in postremis aut exigua plane, aut prorsum nulla; </text:span><text:span text:style-name="T3">'<text:line-break/></text:span><text:span text:style-name="T3">scd’ superpositae perpetuo ipsam habent, quemadmodum<text:line-break/>et ultimae dorsi duae.</text:span></text:p>
      <text:h text:style-name="Heading_20_2" text:outline-level="2">Cap. XI.</text:h>
      <text:p text:style-name="P58"><text:span text:style-name="T3">[De osse sacro.] Atque hoc vertebris respondet<text:line-break/>ratione diarthroseos, qua cum superiori posita jungitur.</text:span></text:p>
      <text:p text:style-name="P10"><text:span text:style-name="T42">/</text:span></text:p>
      <text:p text:style-name="P11"><text:span text:style-name="T3">Ejus euim declives apophyses suscipit, ut illa acclives eas,<text:line-break/>quae supra se. Ae sane et spluam caeteris similem habet<text:line-break/>Sed transversae ipsius apophyses et magnae et latae sunt,<text:line-break/>quamvis earum pars exterior quandam glenoidem cari-<text:line-break/>tatem habeat, quam ilium ossa ingrediuntur. Id autem<text:line-break/>ex tribus partibus tanquam ex propriis quibusdam </text:span><text:span text:style-name="T20">verte-<text:line-break/>bris</text:span><text:span text:style-name="T3"> constructum est, quibus quartum os aliud in extremo<text:line-break/>adjacet, quod coccygem vocitanti Omnium autem j co-<text:line-break/>ctione dissolutorum structura, iis vertebrarum similis ap-<text:line-break/>paret. At qui a spinae medulla per ejus foramina nervi<text:line-break/>prodeunt, ad suarum veluti vertebrarum structuras in rpfa<text:line-break/>transeunt, quemadmodum et per spinam totam, non<text:line-break/>tamen ex transversis quidem partibus, sed ex iis,<text:line-break/>quae intus et foris funt; Sunt autem omnia ipsorum<text:line-break/>paria tria.</text:span></text:p>
      <text:h text:style-name="Heading_20_2" text:outline-level="2">Cap. XII.</text:h>
      <text:p text:style-name="P58"><text:span text:style-name="T3">lu extremo lati aliud os est, quod coc-<text:line-break/>cyx vocatur; ex tribus et ipsum propriis partibus con-<text:line-break/>stat, magis cartilagineis quam lati, polissimumque ea, quae</text:span></text:p>
      <text:p text:style-name="P10"><text:span text:style-name="T3">extremo subjecta est. Sed et ad earum juncturas ex po-<text:line-break/>sterioribns partibus et </text:span><text:span text:style-name="T20">anterioribus</text:span><text:span text:style-name="T3"> nervi prodeunt. Pri-<text:line-break/>mnm quidem par ex partibus oritur, quibus latum os coc-<text:line-break/>eyx attingit. Secundum vero ex commissura primae par-<text:line-break/>tis cum secunda ortum ducit. Tertium ex secunda cum<text:line-break/>tertia. Quantum autem spinalis medullae est reliquum,<text:line-break/>ad ipsius tertiae partis extremum prodit folum ssee pari.</text:span></text:p>
      <text:h text:style-name="Heading_20_2" text:outline-level="2">Cap. XIll.</text:h>
      <text:p text:style-name="P59"><text:span text:style-name="T3">Sternum, costae et spinae; dorsi verte—<text:line-break/>brae thoracis ossa sunt,' duodecim quidem utrinque • costae,<text:line-break/>sicuti et vertebrae. Singulae namque singulis </text:span><text:span text:style-name="T20">vertebris<text:line-break/></text:span><text:span text:style-name="T3">per diarthrosin connectuntur. Sterni ossa luvicem per<text:line-break/>fynarthrosin copulantur; septem autem numero sunt, quot<text:line-break/>et costae, quae cum eo diarthrosi alligantur, luferiori au-<text:line-break/>tem ejus fini triangula cartilago adnascitur. Jam vero<text:line-break/>cujusque costae cum vertebris diarthrosis ita se habet.<text:line-break/>Transversae ipsarum ap.ophyseos radicem costae princi-<text:line-break/>pium eminentia quadam condylode ingreditur; (72si) at<text:line-break/></text:span><text:span text:style-name="T20">ii '</text:span></text:p>
      <text:p text:style-name="P10"><text:span text:style-name="T3">quae ipsam suscipit cavitas; ct superficiaria et parva est;<text:line-break/>amboque sursunr magis vergunt, tum cavitas, tum costae<text:line-break/>principium, lirde vero per totam transversam apophy-<text:line-break/>sin eosta supervehitur; ac'deinde jam </text:span><text:span text:style-name="T20">ad</text:span><text:span text:style-name="T3"> extremuni ipsius<text:line-break/></text:span><text:span text:style-name="T20">epiphyseos</text:span><text:span text:style-name="T3"> diarthrosis </text:span><text:span text:style-name="T20">illa</text:span><text:span text:style-name="T3"> aliam efficit deorsum repen-<text:line-break/>teni, adeo ut diarthrolis duplex eum vertebra' costae fiat.<text:line-break/>Rnrsusque* tui sternum ipsarum diarthrosis obscurior<text:line-break/>quidem est, non tamen er abdita, qui circumlucentia liga-<text:line-break/>menta removerit. Nam ibi Ungularum in. condylodes ca-<text:line-break/>put desinentium pars . cartilaginosa. singulis sterni ossibus<text:line-break/>cavitatem quandam superficialem sortitis diarthrosi con-<text:line-break/>nectitur. Ita vero exiguus ipsarum motus est, ut synar-<text:line-break/>throfis quoque nominari queat Iu multis autem aliis<text:line-break/>corporis partibus ossium compositiones ambiguae sunt, </text:span><text:span text:style-name="T3">ut<text:line-break/></text:span><text:span text:style-name="T3">dubites, au per diarthrofin eas inter fe;an per fynar-<text:line-break/>throsiu copulari dicendum sit. At tota sterni quidem fi-<text:line-break/>gura.xiphi (giadio) similis existit, </text:span><text:span text:style-name="T3">ob </text:span><text:span text:style-name="T3">idque xiphoidein non-</text:span></text:p>
      <text:p text:style-name="P10"><text:span text:style-name="T3">nulli ipsum </text:span><text:span text:style-name="T20">sternum</text:span><text:span text:style-name="T3"> appellitant, quidam vero non totum<text:line-break/>sternum, sed eam solam, quae ipsius extremo inest, carti-<text:line-break/>laginem fic nominant. Costarum autem non una neque<text:line-break/>simplex figura est; nam post ipsarum, cum vertebris dr-<text:line-break/>arthrosin in anteriora simul: et inferiora seruntur, niul-<text:line-break/>tumque intervallum. progressae, denuo sursum ad sternum<text:line-break/>repentinum flexum sarientes, recurvantur. Unde jam,<text:line-break/>quicquid earum ad sternum est, uon os, scd cartilago exi- .<text:line-break/>stit. Reliquae vero quinque nothae. At Irae per. fynr-s<text:line-break/>phyfin diaphragmati et sibi invicem uniuntur, ac in ex-<text:line-break/>quisitam cartilaginem cessanti Postrema ab aliis in fine<text:line-break/>ipsarum scla secernitur, ac revera notha est. Nec his,<text:line-break/>nec aliis omnibus costis par longitudo est, scd supernae<text:line-break/>inscmaeque sunt breviores, mediae longiores,</text:span></text:p>
      <text:h text:style-name="Heading_20_2" text:outline-level="2">Cap. XIV.</text:h>
      <text:p text:style-name="P58"><text:span text:style-name="T3">Scapulae post thoracem sitae sunt;! per '<text:line-break/>musculos autem ossi .pofteriori capitis, spinae rhacheos.</text:span></text:p>
      <text:p text:style-name="P9"><text:span text:style-name="T3">thoracis costis praepositoque laryngis ossi symphysi conne-<text:line-break/>ctuntur. inaequales autem sunt admodum et omnibus<text:line-break/>sui partibus dissimiles. Foris enim gibbae', intus vero si-<text:line-break/>mae. Ac tenuis quidem et oblonga ipsarum basis infe-<text:line-break/></text:span><text:span text:style-name="T3">„ </text:span><text:span text:style-name="T3">rior; at summa extremitas et crassa et parva esu Eas<text:line-break/>vero conjungit multis in locis cartilago, et plurima basis,<text:line-break/>a qua humilis ortum ducens splua paulatim adaugefiit,<text:line-break/>ad usque acromii loca ascendens; ibique ipsi clavis per<text:line-break/>fynarthrosin connectitur. Ipsam quidem earum </text:span><text:span text:style-name="T20">partium<text:line-break/></text:span><text:span text:style-name="T3">structuram nonuulli anatomici acrornium nominant, Qui-<text:line-break/>darn vero praeter haec ambo, quae conjunguntur, aliud<text:line-break/>tertium os esse inquiunt, quod in solis hominibus compe-<text:line-break/>ritur, idque cataclida (acciave) et acromium appellunt, lu<text:line-break/>hac vero regione apophysis quaedam omoptatae subjacet,<text:line-break/>cervix autem omoplatae nominatur; cui ad finem'lu ace-<text:line-break/>tabulum desinenti brachii caput diarthrosi connectitur.<text:line-break/>At vero et alia hic est interna apophysis acuta et exigua;<text:line-break/>ipsam autem vocant nonnulli quidem ancyrordem (ancsio-</text:span></text:p>
      <text:p text:style-name="P10"><text:span text:style-name="T20">rariam),</text:span><text:span text:style-name="T3"> alii vero coracordem (cornicuiariam)</text:span><text:span text:style-name="T3">, </text:span><text:span text:style-name="T3">quod ejus<text:line-break/>extremum ut cornicis rostrum exterius promineat.</text:span></text:p>
      <text:h text:style-name="Heading_20_2" text:outline-level="2">Cap. XV.</text:h>
      <text:p text:style-name="P58"><text:span text:style-name="T3">Clavicula utraque summo sterno diar-<text:line-break/>throsi articulatur; cavernosa est, tum figura, tum crassitu-<text:line-break/>dine inaequalis. Etenim pars ipsarum inferior, quae ster-<text:line-break/>no diarthrosi alligatur, caeleris et crassior et rotundior<text:line-break/>est; quae huic succedit, multo quidem gracilior, fed ro-<text:line-break/>tunda est. Reliquum omne inaequale est adusque com-<text:line-break/>missuram cum omoplata, ubi et paulatirn quodammodo- di-<text:line-break/>latatur/ Totius autem ipsius claviculae partes mediae<text:line-break/>foris gibbae sunt magisque in ipsis, quae ad omoplatam<text:line-break/>repunt.</text:span></text:p>
      <text:h text:style-name="Heading_20_2" text:outline-level="2">Cap. XVI.</text:h>
      <text:p text:style-name="P58"><text:span text:style-name="T3">Os brachii omnium ossium maximum,<text:line-break/>excepto femore, in utroque fui fine, 'fupernc ac inferno,<text:line-break/>diarthrosi articulatur. In summo equidem humero epi-<text:line-break/>pbyfin habet capitis praegrandis cervici parvae adnatam.<text:line-break/>ln eo et quaedam caritas est ceu scissura lata ad anteri-<text:line-break/>ores partes, totum caput in duas portiones dividens con-</text:span></text:p>
      <text:p text:style-name="P10"><text:span text:style-name="T3">dylis similes. Fluis autem inferior in condylos inaequa-<text:line-break/>les definit, quorum externo radii </text:span><text:span text:style-name="T34">C</text:span><text:span text:style-name="T3">apnt diarthrosi </text:span><text:span text:style-name="T3">anne-<text:line-break/></text:span><text:span text:style-name="T3">ctitur, interno autem nullum prorsus </text:span><text:span text:style-name="T3">os </text:span><text:span text:style-name="T3">committitur </text:span><text:span text:style-name="T3">Ob<text:line-break/></text:span><text:span text:style-name="T3">id multo major apparet externo, etsi paulo grandior </text:span><text:span text:style-name="T3">est.<text:line-break/></text:span><text:span text:style-name="T3">lu hoc fine inferiori brachii cavitas est, iis, quae </text:span><text:span text:style-name="T3">tro.<text:line-break/></text:span><text:span text:style-name="T3">chlers insunt, similis, cicca quam cubitus movetur. Ubi </text:span><text:span text:style-name="T3">au-<text:line-break/></text:span><text:span text:style-name="T3">tem haec cavitas, finitur, utrisque in partibus caritas </text:span><text:span text:style-name="T3">est<text:line-break/></text:span><text:span text:style-name="T3">altera altero lu fine, anterior posteriore minor'. Eae </text:span><text:span text:style-name="T3">ve-<text:line-break/></text:span><text:span text:style-name="T3">ro cavitates cubiti coronas excipiunt, lu summis </text:span><text:span text:style-name="T3">quidem<text:line-break/></text:span><text:span text:style-name="T3">contractionibus anteriorem anterior, in extenfiorribus </text:span><text:span text:style-name="T3">au-<text:line-break/></text:span><text:span text:style-name="T3">tem posteriorem posterior. Caeleris vero partibus </text:span><text:span text:style-name="T3">rotun-<text:line-break/></text:span><text:span text:style-name="T3">dum est brachium, non tamen rectum, neque, omnino </text:span><text:span text:style-name="T3">si-<text:line-break/></text:span><text:span text:style-name="T3">mile. Gibbum etenim in anteriora et exteriora, in </text:span><text:span text:style-name="T3">po-<text:line-break/></text:span><text:span text:style-name="T3">steriora vero et interiora fimum est.</text:span></text:p>
      <text:h text:style-name="Heading_20_2" text:outline-level="2">Cap. XVll.</text:h>
      <text:p text:style-name="P58"><text:span text:style-name="T3">_ Totum equidem </text:span><text:span text:style-name="T20">corpus</text:span><text:span text:style-name="T3"> inter </text:span><text:span text:style-name="T3">brachium<text:line-break/></text:span><text:span text:style-name="T3">et carpum </text:span><text:span text:style-name="T20">positum</text:span><text:span text:style-name="T3"> cubitus vocatur; vocatur vero </text:span><text:span text:style-name="T3">et al-<text:line-break/></text:span><text:span text:style-name="T3">terum os eorunr, quae in ipso </text:span><text:span text:style-name="T20">corpore</text:span><text:span text:style-name="T3"> sunt, majus, </text:span><text:span text:style-name="T3">quod</text:span></text:p>
      <text:p text:style-name="P10"><text:span text:style-name="T3">alteri, radio appellato,. subjacet. Hic itaque radius in<text:line-break/>superiori sui extremo exteriorem brachii condylum su-<text:line-break/>perficiaria cavitate amplectitur. </text:span><text:span text:style-name="T3">- </text:span><text:span text:style-name="T3">Atque hujus diarthroseos •<text:line-break/>munus est tum in pronum tum in supinum </text:span><text:span text:style-name="T20">situm</text:span><text:span text:style-name="T3"> totam nra-<text:line-break/></text:span><text:span text:style-name="T3">num </text:span><text:span text:style-name="T3">adducere. Cubitus- vero duas habet apophyses, easque<text:line-break/></text:span><text:span text:style-name="T3">duas </text:span><text:span text:style-name="T3">coronas, minorem quidem anteriorem, majorem vero<text:line-break/></text:span><text:span text:style-name="T3">alteram </text:span><text:span text:style-name="T3">; cavitatem autem cubiti ipsae comprehendunt fig- .<text:line-break/>matnidem, (726) in quam brachii orbita trochlearis luter du-<text:line-break/>os hujus condylos sita interitur. Atque hujus diarthroseos<text:line-break/></text:span><text:span text:style-name="T3">munus </text:span><text:span text:style-name="T3">est totam manum et extendere, et. flectere. Cubitus<text:line-break/></text:span><text:span text:style-name="T3">autem </text:span><text:span text:style-name="T3">lu utroque siri extremo' validis aeque ligamentis<text:line-break/></text:span><text:span text:style-name="T3">radio </text:span><text:span text:style-name="T3">colligatur</text:span><text:span text:style-name="T3">; </text:span><text:span text:style-name="T3">at medio prorsus ab invicem diducun-<text:line-break/></text:span><text:span text:style-name="T3">tur.- </text:span><text:span text:style-name="T26">1</text:span><text:span text:style-name="T3"> </text:span><text:span text:style-name="T3">Utrurnque autem ipsorum juxta carpi partes epi-<text:line-break/></text:span><text:span text:style-name="T3">physin </text:span><text:span text:style-name="T3">foris quidem-gibbam, intus vero cavam, habet; cu-<text:line-break/></text:span><text:span text:style-name="T3">bitus </text:span><text:span text:style-name="T3">quidem minimo digito ;• radius autem maximo re-<text:line-break/>spondentem. In ipsam vero cavitatem corpus immittitur,<text:line-break/></text:span><text:span text:style-name="T3">eique </text:span><text:span text:style-name="T3">diarthrosi articulatur. - Praeterea insignis, est cubito<text:line-break/></text:span><text:span text:style-name="T3">apophysis, </text:span><text:span text:style-name="T3">quae styloides vocatur; quaeque carpo- diai-</text:span></text:p>
      <text:p text:style-name="P39"><text:span text:style-name="T3">tiirosi articulatur.</text:span><text:span text:style-name="T42">' </text:span><text:span text:style-name="T3">Sed hujus</text:span><text:span text:style-name="T20">' apopsiyseos</text:span><text:span text:style-name="T3"> functio, quidem,<text:line-break/>est. carpi lu obliquum situm deductio, alterius autem'in<text:line-break/>rectum, quibus ’ summam, manum et extendimus et fle-<text:line-break/>ctimus.<text:tab/></text:span><text:span text:style-name="T3">.. ' </text:span><text:span text:style-name="T3">ivj. </text:span><text:span text:style-name="T3">.<text:tab/></text:span><text:span text:style-name="T3">-<text:tab/>.</text:span></text:p>
      <text:h text:style-name="Heading_20_2" text:outline-level="2">Cap. XVllI.</text:h>
      <text:p text:style-name="P58"><text:span text:style-name="T3">Octo construunt ossa carpum, in duos'<text:line-break/>ordines conferta; dura omnia, et parva, et medullae ex-<text:line-break/>pertia, figuraeque multiplicis. Etenim partim gibba sunt,<text:line-break/>partim sima; partim recta, partim rotunda. Omnia vero<text:line-break/>nervicartilagineis ligamentis luter' </text:span><text:span text:style-name="T20">fe</text:span><text:span text:style-name="T3"> per synarthrosin,<text:line-break/>norr autem per symphyfin (ut quidam autumant) collr-<text:line-break/>gantur; leniter quidem, gibba exteriori superficie, lute-<text:line-break/>riori:- vero cava.. Itaque superior carpi series tti-<text:line-break/>bus constaris ' ossibus quodammodo rotunda fit, quae<text:line-break/>cum cubitu, radio, styloide apophysi per diarthrofin<text:line-break/>articulatur, praeterquam quod = carpi os </text:span><text:span text:style-name="T34">a</text:span><text:span text:style-name="T3">d parvum<text:line-break/>digitum glenorde cavitate brevi styloidem cubiti apo-<text:line-break/>physin. excipit Medium autem ex iis illam maxime<text:line-break/>Pedem occupavit, ubi et cubitus et radius inter .se coe-</text:span></text:p>
      <text:p text:style-name="P40"><text:span text:style-name="T3">unt. Tertium vero biforme a'radio excipitur. At infe-<text:line-break/>rior carpi feries suis quatuor ossibus metacarpio per syn-<text:line-break/>arthrofin articulaturi Quintum denique sedem habet lu<text:line-break/>illis carpi partibus, -quibus inest potissimum - styloides eu-<text:line-break/>biti'apophysis.</text:span><text:span text:style-name="T3">&gt;<text:tab/></text:span><text:span text:style-name="T3">- -- recm.ao...'</text:span></text:p>
      <text:h text:style-name="Heading_20_2" text:outline-level="2">Cap. XIX.</text:h>
      <text:p text:style-name="P58"><text:span text:style-name="T3">Interstitium'-cdrpi ac digitorum meta-<text:line-break/>carpium nominatur; quod synarthrosi quidem carpo, di-<text:line-break/>arthrosi vero primis </text:span><text:span text:style-name="T3">• </text:span><text:span text:style-name="T3">digitorum phalangibus (fic enim di-<text:line-break/>gitorum ossa nominantur,, nonnulli vero ipsa fcytalidas<text:line-break/>appellant) alligatur, quum solius magni digiti, prima<text:line-break/>phalanx ipsi metacarpio oblique per .diarthrqflu annexa-<text:line-break/>sit. Quare singuli digiti ex tribus constant ossibus, priori </text:span><text:span text:style-name="T3">-<text:line-break/></text:span><text:span text:style-name="T3">semper phalange in cavitatem subeunte,, quae lu sequen-<text:line-break/>tis </text:span><text:span text:style-name="T20">phalangis</text:span><text:span text:style-name="T3"> principio locata esu Consentaneum nam-<text:line-break/>que est et asserere, magnum digitum ex tribus ossibus<text:line-break/>constare, et. non metacarpio primam illius phalangem<text:line-break/>ascribere, quae ab utrisque sui partibus per diarthrosin</text:span></text:p>
      <text:p text:style-name="P10"><text:span text:style-name="T3">connexa est, quod primis quidem digitorum, non autem<text:line-break/>metacarpii ossibus accidit. Unde nonnullus jure asseru-<text:line-break/>erit, nretacarpii quidem quatuor .duntaxat, quinque<text:line-break/>vere digitorum quindecim osta esse. At </text:span><text:span text:style-name="T3">qui </text:span><text:span text:style-name="T3">tertium<text:line-break/>os magni digiti metacarpio attribuunt, ii quatuordecim<text:line-break/>quidem digitorum, quinque vero metacarpii ossa esse<text:line-break/>allruunt.</text:span></text:p>
      <text:h text:style-name="Heading_20_2" text:outline-level="2">Cap. XX.</text:h>
      <text:p text:style-name="P58"><text:span text:style-name="T3">Lateralibus lati ossis apophysibus tuni<text:line-break/>rectis tum magnis duo quaedam ossa connexa sunt, quae<text:line-break/>nullum nomen sibi totis impositum sortiuntur. Superiores<text:line-break/>enim ipsorum partes latae ilium ossa vocantur; </text:span><text:span text:style-name="T3">post </text:span><text:span text:style-name="T3">adi-<text:line-break/>tum vero </text:span><text:span text:style-name="T20">femoris</text:span><text:span text:style-name="T3"> </text:span><text:span text:style-name="T3">et exteriores et interiores ischimn<text:line-break/>ossa; quae vero inde lu anteriores partes sursum ten-<text:line-break/>dunt, tenues et perforatae, et quae lu extremo per fym-<text:line-break/>phyfin conjunctae surit, pubis ossa. Acetabulum autem<text:line-break/>utrique inest coxendici praegrande, quod robustissimo ll~<text:line-break/>gamento eiunnsemoris capite conjunctum est.,./ </text:span><text:span text:style-name="T3">.</text:span></text:p>
      <text:p text:style-name="P9"><text:span text:style-name="T42">./</text:span></text:p>
      <text:h text:style-name="Heading_20_2" text:outline-level="2">Cap. XXI.</text:h>
      <text:p text:style-name="P58"><text:span text:style-name="T3">Os femoris omnium animalis ossium nia-<text:line-break/>ximurn quidem esu Id autem supra quidem ischio, jn-<text:line-break/>fra vero 'tibiae per diarthrosin articulatur. Ac sursum<text:line-break/>quidem epipbyfin habet capitis exacte rotundi supra cer-<text:line-break/>vicem oblongam, ad interiores partes repentem; deorsum<text:line-break/>vero sensim patescens </text:span><text:span text:style-name="T3">in </text:span><text:span text:style-name="T3">duos </text:span><text:span text:style-name="T3">condylos </text:span><text:span text:style-name="T3">definiti Licet<text:line-break/>vero </text:span><text:span text:style-name="T3">hos </text:span><text:span text:style-name="T3">ita magnos condylos capita vocare.. Ac sane<text:line-break/>tibiae colligatur, non membranosis solum ligamentis in<text:line-break/>ambitu lotam diarthrosin occupantibus, sed et tribus<text:line-break/>aliis robustis simul ac rotundis, .quorum unum quidem ab<text:line-break/>exterioribus totius apophyscos partibus, alterum vero ab<text:line-break/>interioribus, tertium denique in posterioris ac interioris<text:line-break/>regionis medio exporrectum est. At totum femur figura<text:line-break/>gibbum quidem est interiore ac exteriore in parte, simum<text:line-break/>vero in posteriore et interiore.. Apophyses autem habet<text:line-break/>duas deorsum sub cervice,, quas trochanteres appellant,-<text:line-break/></text:span><text:span text:style-name="T20">quarum</text:span><text:span text:style-name="T3"> longe majorem externam, quae et nates no-<text:line-break/>mluatur.</text:span></text:p>
      <text:h text:style-name="P6" text:outline-level="2">Cap. XX<text:span text:style-name="T58">II</text:span>.</text:h>
      <text:p text:style-name="P58"><text:span text:style-name="T3">Tibia </text:span><text:span text:style-name="T3">vocatur </text:span><text:span text:style-name="T3">quidem </text:span><text:span text:style-name="T3">sic </text:span><text:span text:style-name="T3">tum tota<text:line-break/>cruris pars, quae inter gemi </text:span><text:span text:style-name="T3">ac </text:span><text:span text:style-name="T3">talum </text:span><text:span text:style-name="T20">posita esi-, </text:span><text:span text:style-name="T20">-</text:span><text:span text:style-name="T3"> </text:span><text:span text:style-name="T3">tum<text:line-break/>vero vocatur in ipsa os majus. Id vero' interius situm<text:line-break/>est, </text:span><text:span text:style-name="T3">• </text:span><text:span text:style-name="T3">cui soli femur per diarthrosin articulatur. Exteritis<text:line-break/>namque os fibula vocatur, quod crassitudine quidem a<text:line-break/>tibia multum superator , </text:span><text:span text:style-name="T3">'</text:span><text:span text:style-name="T3">nec tamen longitudine ad genu<text:line-break/>protenditur. Tibiae autem utroque fuo extremo per fyn-<text:line-break/>arthrosin alligatur; in medio autem penitus </text:span><text:span text:style-name="T20">a</text:span><text:span text:style-name="T3"> </text:span><text:span text:style-name="T3">se invi-<text:line-break/>cem abscedunt. At’ tibiay </text:span><text:span text:style-name="T3">- </text:span><text:span text:style-name="T3">qua femori connectitur-, ma-<text:line-break/>.gnam habens epiphyfnflu extremo femur-excipit, quod<text:line-break/></text:span><text:span text:style-name="T3">' </text:span><text:span text:style-name="T3">duas ipsius cavitates ingreditur, lu medio </text:span><text:span text:style-name="T3">- </text:span><text:span text:style-name="T3">(727), autem'<text:line-break/>cavitatum eminentia quaedam nervicartilaginea lu- me-<text:line-break/>dium .condylorum femoris tanquam in scifiuiarn qnan-<text:line-break/>dam profundam inseritur. Quicquid vero </text:span><text:span text:style-name="T20">in</text:span><text:span text:style-name="T3"> anteriore,<text:line-break/>tibiae parte carne vacuum, ac tenue est, anticnemnnn<text:line-break/>(protibiaie) nominatur. Quae - vero ab ipforum utraque'<text:line-break/>parte-extrema sunt tibiae ac fibulae, malleoli. Quae<text:line-break/>vero gibba rursum hic, ac prorsiis camis expertia et-</text:span></text:p>
      <text:p text:style-name="P10"><text:span text:style-name="T3">aliis eminentia, ea talos seu astragalos plerique vocitant,<text:line-break/>tuta via aberrantes. Sub his enim astragalus utrinque<text:line-break/>comprehenditur, qui midequaque 'ita contegitur, ut ipsum<text:line-break/>minime tetigeris. At </text:span><text:span text:style-name="T20">malleoli</text:span><text:span text:style-name="T3"> ipsa sunt tum tibiae tum<text:line-break/>fibulae apophyscmn extrema, foris quidem gibba,.. ut pa-<text:line-break/>tet, lutus vero cava.</text:span></text:p>
      <text:h text:style-name="Heading_20_2" text:outline-level="2">Cap. XXIll.</text:h>
      <text:p text:style-name="P58"><text:span text:style-name="T3">Ad femoris et tibiae .diarthrosin exte-<text:line-break/>rius os cartilaginosum, figura rotundum incumbit, quod<text:line-break/>gibbas quidem ac veluti coirdylodes subjectorum ossiuin<text:line-break/>partes aptis caritatibus complectitur, brevi vero qua-’'"'<text:line-break/>darn eminentia quod inter femur et tibiam patet spatium<text:line-break/>occupat. Id autem os quidam epigonatidem (pate/iam),,<text:line-break/>quidam vero molam nominant.</text:span></text:p>
      <text:h text:style-name="Heading_20_2" text:outline-level="2">Cap. XXIV.</text:h>
      <text:p text:style-name="P58"><text:span text:style-name="T3">Ab paulo ante dictis apophysibus in<text:line-break/>imis tibiae et fibulae -extremis astragalus comprehenditur..<text:line-break/>Quae pars ejus quadrio vocatur, sursum vergit. Ex cae-<text:line-break/>teris autem ejus partibus posteriores quidem laeves om-.</text:span></text:p>
      <text:p text:style-name="P10"><text:span text:style-name="T42">• </text:span><text:span text:style-name="T3">nes modiceque orbiculatae sunt ac sursum magis re-<text:line-break/>punt; anteriores; vero rotundo capite oblongae </text:span><text:span text:style-name="T20">cervici<text:line-break/></text:span><text:span text:style-name="T3">adnato diarthrosi cum osse articulantur, quod scaphoi-<text:line-break/>des vocatur. Utrinque autem, a dextris et sinistris in<text:line-break/>superciliosas eminentias desinens cavitatibus sub tibia ac<text:line-break/>fibula factis excipitur, laevem veluti sui partem interius<text:line-break/>habens. Huic vero subjacet os pedis maximum (calx<text:line-break/>autem vocatur), quod rotundas quidem astragali partes re-<text:line-break/>cipit et eminentias quasdam geminas in aptas, ejus’ ca-<text:line-break/>vitates inserit. Qua vero gradimur, ipsa leniter rotunda<text:line-break/>et lata esu Sed et posterior quoque rotunda est, oh id-<text:line-break/>que tibiae rectitudinem admodum excedit. Anteriorum<text:line-break/>autem ejus partium ea quidem, quae e directo magni di-<text:line-break/>giti </text:span><text:span text:style-name="T20">sita esi,</text:span><text:span text:style-name="T3"> astragali capiti subjacet, nullumque sibi con-<text:line-break/>junctum os habet. At rursum ejus extremitas, quae mi-<text:line-break/>nirnum digitum adit, cum eo, quod cubnides. </text:span><text:span text:style-name="T20">{cubiscrmej<text:line-break/></text:span><text:span text:style-name="T3">appellatur, per synarthrosin connectitur. Id autem ab<text:line-break/>exterioribus sui partibus scaphoidi appositum est. Sed</text:span></text:p>
      <text:p text:style-name="P10"><text:span text:style-name="T3">illud quidem </text:span><text:span text:style-name="T20">scaphoidea,</text:span><text:span text:style-name="T3"> ' qua cum astragalo articulatur,<text:line-break/>cavum est, at cnboides hocce gibbum..’ Tria vero de-<text:line-break/>inceps ossa sunt parvula, quae fcaphoidis , extremitati per<text:line-break/>synarthrofin copulantur, cum quibus quoque ipsis exte-<text:line-break/>riori ex parte cnboides porrigitur. Atque post haec </text:span><text:span text:style-name="T3">qua-<text:line-break/></text:span><text:span text:style-name="T3">tuor tarius quidem pedis suiitur.</text:span></text:p>
      <text:h text:style-name="Heading_20_2" text:outline-level="2">Cap. XXV.</text:h>
      <text:p text:style-name="P58"><text:span text:style-name="T3">Quae </text:span><text:span text:style-name="T20">pedis pars</text:span><text:span text:style-name="T3"> pedium vocatur, lu-<text:line-break/>cipit </text:span><text:span text:style-name="T20">explicari. Id</text:span><text:span text:style-name="T3"> ex quinque constat ossibus, quibus<text:line-break/>succedunt pedis digiti. Ex tribus autem universi pha-<text:line-break/>langibus ad eorum qui manus </text:span><text:span text:style-name="T20">construunt</text:span><text:span text:style-name="T3"> similitudinem,<text:line-break/>magno excepto digito, compositi sunt; is enim solus in-<text:line-break/>ter ipsa ex duobus ossibus factus est. Horum autem di-<text:line-break/>arthroses membranosa ligamenta colligant; astragali vero<text:line-break/>et calcis ea admodum robusia, quaedam et rotunda si-<text:line-break/>niul et nervicartilagluea existunt. Haec de ossibus scire<text:line-break/>tironibus satis esse mihi ridetur, horum namque con-<text:line-break/>structio sceletus est Si quod vero alia in' parte os par-</text:span></text:p>
      <text:p text:style-name="P10"><text:span text:style-name="T3">vum comperiatur, quemadmodum in corde, larynge, na-.<text:line-break/></text:span><text:span text:style-name="T20">fo</text:span><text:span text:style-name="T3"> et quibusdam digitis, quae sesamoidea </text:span><text:span text:style-name="T20">(esesamisarmidj<text:line-break/></text:span><text:span text:style-name="T3">vocantur, et si quod aliud ejusmodi, id nunc dicere haud<text:line-break/>necessarium esu</text:span></text:p>
      <text:h text:style-name="P2" text:outline-level="1"><text:bookmark-start text:name="bookmark24"/>GALENI DE VENARUM ARTE-<text:line-break/>RIARUM QUE DISSECTIONE<text:line-break/>LIBER.<text:bookmark-end text:name="bookmark24"/></text:h>
      <text:h text:style-name="Heading_20_2" text:outline-level="2">Cap. I.</text:h>
      <text:p text:style-name="P58"><text:span text:style-name="T3">Compendium de venarum et arteriarum<text:line-break/>dissectione, carissime Antisthenes, , quo a me donari vo-<text:line-break/>luisti ad memoriam coufirnrandanr eorum, quae ipse in<text:line-break/>simiae corpore demonstrari spectasses, hoc libro confeci.-<text:line-break/>Exactior autem non harum modo, sed omnium reliqua-<text:line-break/>ruin partium narratio libris continetur, quos </text:span><text:span text:style-name="T20">de</text:span><text:span text:style-name="T3"> admini-<text:line-break/>strationibus anatomicis inscripsunus. Nunc itaque, quo<text:line-break/>etiam dilucidus evadat sermo, cogitatione volo comple-<text:line-break/>ctaris arboris quendam truncunr, qui parte quidem ruso-.</text:span></text:p>
      <text:p text:style-name="P10"><text:span text:style-name="T3">riore in multas radices, superiore </text:span><text:span text:style-name="T20">in numerosam</text:span><text:span text:style-name="T3"> ramo-<text:line-break/>rurn subolem surdatur. Ita enim non unus tamen Hippo-<text:line-break/>crates, sed et qui tempore posteriores anatomici </text:span><text:span text:style-name="T3">fama<text:line-break/></text:span><text:span text:style-name="T3">celeberrimi extiterunt, assimilant. Igitur </text:span><text:span text:style-name="T3">quae </text:span><text:span text:style-name="T3">in ven-<text:line-break/>trern et intestina deferuntur venae, proportione radiri-<text:line-break/>bus respondent; ea </text:span><text:span text:style-name="T3">vero,- quam </text:span><text:span text:style-name="T3">tum jecorariam tum ca-<text:line-break/>vam appellant, quidam veluti truncus est omnium quae<text:line-break/>toto corpore sperguntur venarum. Eadem etiam ratione<text:line-break/>arteriae, quarum origo est a corde: quae namque </text:span><text:span text:style-name="T3">ex il-<text:line-break/></text:span><text:span text:style-name="T3">lis sparsa ramorum serie pulmones petunt, radicum </text:span><text:span text:style-name="T3">ima-<text:line-break/></text:span><text:span text:style-name="T3">ginem ostendunt; quam vero- Aristoteles aortam, alii ar-<text:line-break/>teriam magnam vocant, ea etiam caudicis in arbore pro-<text:line-break/>portionem subit. Principio igitur septem </text:span><text:span text:style-name="T20">venarum</text:span><text:span text:style-name="T3"> te<text:line-break/>commonere volo, quae ad ventrem pertinentes uno ex<text:line-break/>principio omnes prodeunt, cava nimirum jecoris parte,<text:line-break/>quam portas vocant.. Hinc enim exorta magna quaedam<text:line-break/>vena porrigitur obliqua tum ad inferiores, tum ad alias<text:line-break/>animantis partes , ’ juxta medium potissimum ejus intestini<text:line-break/>duodeni, quod Herophilus ecpbysin appellat; ita enim</text:span></text:p>
      <text:p text:style-name="P9"><text:span text:style-name="T3">ille appellat principium intestini prius, quam lu anfra-.<text:line-break/>ctus orbesque convolvatur.- Sane eo primum brevem<text:line-break/>quandam venam mittit, quae in. 'uounirllis fola apparet,<text:line-break/>ut plurimum autem aliis comitata capillorum modo prae-<text:line-break/>tenuibus, quae tum ad- ecphysin tendunt, tum ad pan-<text:line-break/>creas,.- quod aliqui callicreas vocant; id autem glandula<text:line-break/>est substiata arteriis venisque, quae ea parte in ramos<text:line-break/>finduntur. Tum alia quaedam adtpyloron assurgens par-<text:line-break/>va vena toti, quae, et circa ipsum et. ante est, ventris<text:line-break/>cusi parti distribuitur. Ex ramis autem, insignibus a ve—<text:line-break/>na, quae ad portas jecoris existit, procurrentibus primus<text:line-break/>quidem est, qui ad concavum ventris fertur,, alter, qui<text:line-break/>ad lienem, lu aliquibus sane simiis ramus quidem </text:span><text:span text:style-name="T20">est<text:line-break/></text:span><text:span text:style-name="T3">- unicus, fed statim ab exortu bifariam scinditur, et parte</text:span></text:p>
      <text:p text:style-name="P11"><text:span text:style-name="T3">quidem una ventrem</text:span><text:span text:style-name="T3">, </text:span><text:span text:style-name="T3">altera lienem adit. Et sane, quum<text:line-break/>duae sint venae, ipsae etiam tunc in exortu mutuo se<text:line-break/>contingunt. Quae igitur ad concavum ventriculi tendit,<text:line-break/>propius pyloron nascitur; sic autem inferius extremum</text:span></text:p>
      <text:p text:style-name="P10"><text:span text:style-name="T3">ventriculi appellatur,' </text:span><text:span text:style-name="T3">quod </text:span><text:span text:style-name="T3">in dextris prope jecur </text:span><text:span text:style-name="T3">situm<text:line-break/></text:span><text:span text:style-name="T3">habet; nam in his animantibus oblique satis </text:span><text:span text:style-name="T3">positus<text:line-break/>venter </text:span><text:span text:style-name="T3">esu ' Sed enim ad ipsum ventriculi concavum<text:line-break/>non aequaliter ramos mittit vena haec. Quandoquidem<text:line-break/>id omne ventriculi, quod ad sinlltram est, usque ad </text:span><text:span text:style-name="T3">gu-<text:line-break/></text:span><text:span text:style-name="T3">lae exortum aliae amplectuntur venae ex ea ductae, quae<text:line-break/>ad lienem porrigitur. Haec enim parva satis est, inni-<text:line-break/>tasque in itinere pilorum modo graciles venas in </text:span><text:span text:style-name="T3">pan-<text:line-break/></text:span><text:span text:style-name="T3">creas edit, quumque jam prope lienem .pervenerit, </text:span><text:span text:style-name="T3">insi-<text:line-break/></text:span><text:span text:style-name="T3">gnem ramum ad concava ventris mittit; quae </text:span><text:span text:style-name="T3">porro<text:line-break/></text:span><text:span text:style-name="T3">ipsius pars lienem adit, circa ejus maxime medium situm .<text:line-break/>habet; deinde inibi in ramos scissa, toti visceri, qua </text:span><text:span text:style-name="T3">est<text:line-break/></text:span><text:span text:style-name="T3">concavum, elatior expanditur, multis in ipsum.veluti </text:span><text:span text:style-name="T3">ra-<text:line-break/></text:span><text:span text:style-name="T3">dicibus lusita. Nec vero hic tota. </text:span><text:span text:style-name="T3">in </text:span><text:span text:style-name="T3">ramos </text:span><text:span text:style-name="T3">exhauritur,-<text:line-break/></text:span><text:span text:style-name="T3">sed satis notabili </text:span><text:span text:style-name="T20">magnitudine</text:span><text:span text:style-name="T3"> ipsius extrema sunt </text:span><text:span text:style-name="T3">utra-<text:line-break/></text:span><text:span text:style-name="T3">que.. Eorum itaque alterum a lienis capite ad </text:span><text:span text:style-name="T3">gibba<text:line-break/></text:span><text:span text:style-name="T3">ventriculi subit, alterum ex imo ad partem finisteriorem<text:line-break/>omenti, quod sane epiploum sive epipluin dicas, </text:span><text:span text:style-name="T3">nihil</text:span></text:p>
      <text:p text:style-name="P10"><text:span text:style-name="T3">interest. Et haec, quidem fere itafaabent. Nonnunquam ,<text:line-break/>vero, quanquam id rarius, priusquam ad splenis </text:span><text:span text:style-name="T20">caput,<text:line-break/></text:span><text:span text:style-name="T3">pertingat, magna vena ad ventris gibba attollitur, ramos<text:line-break/>ex se tum ad reliquum splenem tum vero ad concava<text:line-break/>ventris usque ad ipsius os emittens. Tertia ab eis, quas<text:line-break/>memoravimus, ex nragna vena nascitur, eodem quo illae, .<text:line-break/>modo ad partem sinistram extremum magnorum infesti-<text:line-break/>norum mesenterium ad sudem usque complexa; quem-<text:line-break/>admodum et post hanc alia quaedam a dextris. partibus<text:line-break/>ex eadem magna </text:span><text:span text:style-name="T20">vena,</text:span><text:span text:style-name="T3"> prope pylorum enatu ad gibbum<text:line-break/>ventriculi ascendit; a qua subeunte propagines ad omenti<text:line-break/>ipsius dexteriorem partem existimt, situm quam maxime<text:line-break/>fieri potest ei contrarium habentes, quam pauso ante, ad<text:line-break/>omentum ipsum de lienis, infima parte ferri diximus.<text:line-break/>Qnin etiam post hanc alia quoque ex vena magna ori-<text:line-break/>tur in ipsius latere dextro, in coli intestini mesenterium<text:line-break/>inibi positum discissa.</text:span><text:span text:style-name="T3">.. </text:span><text:span text:style-name="T3">Jam totum venae reliquum, quam,<text:line-break/>a. portis oriri diximus, ad medium duorum dictorum</text:span></text:p>
      <text:p text:style-name="P10"><text:span text:style-name="T3">mesenteriorum pervenit. Id autem quoque plurimas sa-<text:line-break/>ne venas habet, et lu ieiunum primum, deinde lu omne<text:line-break/>deinceps tenue intestinum fissura multiplici dividitur.<text:line-break/>Postrema vero ejus pars tum caecum intestinum comple-<text:line-break/>etitur, </text:span><text:span text:style-name="T3">tum </text:span><text:span text:style-name="T3">quandam exiguam coli partem, qua .ipsum<text:line-break/>caeco adnectitur. Ad hunc sane modum- venae illius,'<text:line-break/>quae </text:span><text:span text:style-name="T20">a</text:span><text:span text:style-name="T3"> portis prodit, lu intestina, splenem </text:span><text:span text:style-name="T20">et</text:span><text:span text:style-name="T3"> ventricu-<text:line-break/>lum diltributio perficitur. Quinetiam omnes omento in-<text:line-break/>textae. venae ab eisdem ipsis venis pfopagantur; • illae<text:line-break/>quidem, quae tum in sinistris, tum in dextris ipsius sunt<text:line-break/>partibus, sicut paulo ante ostendimus. Quae autem an-<text:line-break/>feriorem mediam que ejus regionem obtinent, ex illis<text:line-break/>oriuntur, quae gibbas ventriculi partes perreptant. Po-<text:line-break/>stremo, quae subjectam huic regionem obtinent, quae exi-<text:line-break/>guae omnino sunt, ab iis ortum habent,' quas ad concava<text:line-break/>ventriculi porrigi diximus. Jam illud meminisse te voIo,<text:line-break/>venarum ventriculi gibbum complectentium, quae, </text:span><text:span text:style-name="T20">ut</text:span><text:span text:style-name="T3"> mo-<text:line-break/>do dixi, duae sunt, extrema sese mutuo contingere, et<text:line-break/>illarum utramque quibusdam membranis insidentem ela-</text:span></text:p>
      <text:p text:style-name="P10"><text:span text:style-name="T3">tiorem per ventriculi gibbum circumire. Dissimili: plane<text:line-break/>ab iis modo sie habent concavae partis venae:- eae siqui-<text:line-break/>dem contra ventriculum exortae corpori ipsius annectun--<text:line-break/>tur atque insident. At vero lienis vena similiter, • ut;<text:line-break/>gibbarum . ventriculi..partium venae, membranis; fulta<text:line-break/>concavum omne.pervauit. Sunt iautem et.; aliae venad<text:line-break/>in tenuiorum intestinorum- medio mesenterio, quae ad-<text:line-break/>glandulas quasdam ea regione positas pertinent. Quin<text:line-break/>etiam ab eadem, magna vena,, quae ad portas est jecoris,-<text:line-break/>cujus suboles funt omnes modo, memoratae,- aliae quoque-<text:line-break/>quaedam producuntur jeciuoris fibris numero pares; in’.<text:line-break/>suigulas enim singulae, dividuntur. •: Itaque per- venas;<text:line-break/>quae tum ad .ventriculum, tum ad intestina descendunt,•<text:line-break/>ad has ipsas portas. cibus ascendit; eoque mihi locum ita<text:line-break/>videntur- antiqui : nominasse; </text:span><text:span text:style-name="T3">i </text:span><text:span text:style-name="T3">hinc vero per venas ad<text:line-break/>ipsius fibras pertinentes in totum jecur permanati</text:span></text:p>
      <text:h text:style-name="Heading_20_2" text:outline-level="2">Cap. <text:span text:style-name="T2">II</text:span>.</text:h>
      <text:p text:style-name="P58"><text:span text:style-name="T3">Inde vero- rursum in. alias assumitur ve-</text:span></text:p>
      <text:p text:style-name="P9"><text:span text:style-name="T3">nas, per gibbam quidem jecinoris partem dispersas, cae-<text:line-break/>• terum a maxima alia vena ortas, quam ob id ipsum ea--'</text:span></text:p>
      <text:p text:style-name="P8"><text:span text:style-name="T3">vam nominant. Ale 'ea. etiam aliae propagantur; quae lu'<text:line-break/>omnes -corporis partes,o sanguinem 'derivant.' A </text:span><text:span text:style-name="T20">jecore<text:line-break/></text:span><text:span text:style-name="T3">erlim- utrinque prolapsu, sursum quidem .per septum trans-<text:line-break/>versinnad cor attollitur, </text:span><text:span text:style-name="T48">τ</text:span><text:span text:style-name="T3">deorsum </text:span><text:span text:style-name="T20">'varo-sin fpinaia</text:span><text:span text:style-name="T3"> dorsi<text:line-break/>deflectitur,' atque inibi supdr magnam descrtur arteriam;<text:line-break/>quae.a corde progignitur paulo: altius, quam est scptum<text:line-break/>transversum. Jam vero </text:span><text:span text:style-name="T20">'venae ab ea, -quae</text:span><text:span text:style-name="T3"> sursum tendit,<text:line-break/>oriuntur istae: prima ad ipsum septum transversum con-<text:line-break/>jugatio; deinde capillaceae permultae; tuni lu thoracem<text:line-break/>intercipientes membranas, tum' in; tunicam pericarnium.-&gt;<text:line-break/>Post, illas, alia satis notabilis in dextram cordis -aurem<text:line-break/>fertur; ab aure mox, in sinum ejus dextrum eundemque<text:line-break/>magnum;., atque inde alia eandem cum. arteriis tunicam-<text:line-break/>habens, in pulmones, </text:span><text:span text:style-name="T3">t </text:span><text:span text:style-name="T3">Quin • etiam alia" quaedam perv<text:line-break/>quam exigua, per exteriorem’, cordis superficiem in to-<text:line-break/>tum </text:span><text:span text:style-name="T52">vj.is.t- </text:span><text:span text:style-name="T3">visceris corpus - spargitur,-' 'Eodem autem modo</text:span></text:p>
      <text:p text:style-name="P10"><text:span text:style-name="T20">I</text:span></text:p>
      <text:p text:style-name="P11"><text:span text:style-name="T3">in plurimis quidem animantium ad thoracis sinistras par-<text:line-break/>tus fertur vena, quintam dorsi vertebram' ascendens. At<text:line-break/>in simiis paulo supra aurem cordis, lu dextris partibus<text:line-break/>sua est haec vena, . per. spinam quidem similiter delata,<text:line-break/>caeterum in omnes thoracis partes distusa praeter, prima,<text:line-break/>duo, nonnunquam. vero etiam tria costarum intervalla.<text:line-break/>Quum enim cor ipsum praeteriit vena cava, ad jugula.<text:line-break/>ascendit, primum quidem memoratam nunc venam pro-<text:line-break/>mens, exiguas vero alias deinceps, has quidem </text:span><text:span text:style-name="T20">araneo--<text:line-break/></text:span><text:span text:style-name="T3">sas ,. has autem capillaceas ad membranas mittens tliora-.<text:line-break/>cem interscpientes et in glandium, quem thymum nomi-<text:line-break/>nant. ' Quum vero jam prope jugulum pervenit, lu duas.<text:line-break/>diducitur partes. </text:span><text:span text:style-name="T3">. </text:span><text:span text:style-name="T3">Atque ita in latus oblique utraque<text:line-break/>pars inclinata a media regione paululum divertit. De»<text:line-break/>quibus, dum ad sibi ricinam utraeque claviculam afcen-.<text:line-break/>dunt, in</text:span><text:span text:style-name="T26">:</text:span><text:span text:style-name="T3"> medio ductu venarum ad anteriora thoracis<text:line-break/>procedentium radices sparguntur. Praeter has magnarum<text:line-break/>venarum in ramos se scandentium -conjugatio lutercosta-</text:span></text:p>
      <text:p text:style-name="P10"><text:span text:style-name="T3">lia superioris thoracis alit spatia, et quae circa scapu-<text:line-break/>las sunt loca', tum nonnullos etiam ex interioribus colli<text:line-break/>musculis. Porro ab his ipsis venis illae etiam </text:span><text:span text:style-name="T20">naseuntur,<text:line-break/></text:span><text:span text:style-name="T3">quae per fex colli vertebras in ipsarum foramina se lu-<text:line-break/>sinuautes ad caput usque efferuntur.. Quod autem de<text:line-break/>eis superest, quantum id cunque est, ad axillas porrigitur.<text:line-break/>De qua vena, quae utrinque scilicet una est, ut de aliis<text:line-break/>etiam, iu libris </text:span><text:span text:style-name="T3">de </text:span><text:span text:style-name="T3">dissectionum administrationibus ple-,<text:line-break/>nius et. exactius dictum est. Eninrvero compendii causa,<text:line-break/>iis., qui primum instituuntur, perutilis nunc etiam est-<text:line-break/>qnid dicetur. Propago igitur utrinque una eaque parva<text:line-break/>musculis, qui a sterno ad humerum sciuntur, distribuitur.<text:line-break/>Secunda in ipsa axillarum glandulosa </text:span><text:span text:style-name="T3">. </text:span><text:span text:style-name="T3">membranosaque<text:line-break/>corpora spargitur, quae et ipsa perexigua esc Tertia au-<text:line-break/>tem insignisy deorsum iter habens, per easdem expandi-<text:line-break/>tur, partes; utraque autem per alum thoracis latus, deor-<text:line-break/>sum versus cum tenui </text:span><text:span text:style-name="T20">nervo</text:span><text:span text:style-name="T3"> sub cute, porrecta, ad hypo-<text:line-break/>chondria usque delebitur; Quarta denique post has vena</text:span></text:p>
      <text:p text:style-name="P10"><text:span text:style-name="T3">ab ea, quae per axillam in manum fertur, exoritur, ’ in<text:line-break/>musculos dispensata tum illos, qui cavam scapularum<text:line-break/>partem substernunt, tum eum, qui in ipsa axilla est<text:line-break/>maximus.</text:span></text:p>
      <text:h text:style-name="Heading_20_2" text:outline-level="2">Cap. III.</text:h>
      <text:p text:style-name="P58"><text:span text:style-name="T3">Hujus venae reliqua pars multiplici, fis-<text:line-break/>sura per manum excurrit totam ad hunc sane modum.<text:line-break/>Per brachium quidem deorsum fertur intimis-magni „ nm--<text:line-break/>sculi partibus porrecta (assumit autem ab hac vena noii<text:line-break/>hic musculus solum, sed qui in brachio sunt fere omnes).<text:line-break/>Ex ejus autem propaginibusuna quaedam, et haec, per<text:line-break/>profundum procurrens; circa brachium in orbem qua--<text:line-break/>damtenus complicatur; posterioremque ipsius regionem<text:line-break/>ita ~ perreptat; mox in exteriorem partem eandemque<text:line-break/>anteriorem subit ad cutem, -atque illinc'deorsum tendit;<text:line-break/>donec ad,brachii commissuram perveniat. Postrema vero<text:line-break/>ejus pars aliquando exteriorem brachii condylum paulu-<text:line-break/>lum excedit, nonnunquam multo ulterius progreditur, sub<text:line-break/>cute fecundum os cubiti deorsum tendens. At omne.</text:span></text:p>
      <text:p text:style-name="P10"><text:span text:style-name="T3">quod de magna vena reliquum est, ad medium pervenit<text:line-break/>cubiti articulum una cum viciniori nervo, ramos expan-<text:line-break/>dens dd intimas musculorum ejus loci partes, usque ad<text:line-break/>interius brachii caput, nihlloque minus per profundum<text:line-break/>ad posteriores anteriorcsque. musculos.' Sed enim prius,<text:line-break/>quam </text:span><text:span text:style-name="T3">in </text:span><text:span text:style-name="T3">cubiti articulum ingrediatur, lu venas scinditur<text:line-break/>complures, e quibus multae </text:span><text:span text:style-name="T3">in </text:span><text:span text:style-name="T3">superficie extant, omnium<text:line-break/>maxima profundius demergitur. At quae in superficie<text:line-break/>sunt, neque magnitudine neque numero aequales sunt<text:line-break/>Perspicue enim, si laqueo brachium interceperis, etiam<text:line-break/>citra dissectionem lu gracilioribus hominibus videre eas<text:line-break/>licet in aliis aliter positas esse; idque in primis conve-<text:line-break/>nit aspicere in iis, qui latiores venas habent, quanquam<text:line-break/>in simiis quoque, cum dissecantur, exquisita est similitudo<text:line-break/>cum iis, quae in hominibus conspiciuntur. At altera<text:line-break/>magna ex parte una quidem vena </text:span><text:span text:style-name="T20">,a</text:span><text:span text:style-name="T3"> magna propagatur<text:line-break/>ad inferiora magis oblique declinans, quae deinde ex<text:line-break/>inferioribus cubiti partibus adusque carpum seu brachiale</text:span></text:p>
      <text:p text:style-name="P10"><text:span text:style-name="T3">diffinditur, una vero hac.superior, quae eodem rnodo </text:span><text:span text:style-name="T3">in<text:line-break/></text:span><text:span text:style-name="T3">ramos distribuitur,” ac tertia deinceps circa medium ma-.<text:line-break/>xime cubitum;' caeterum earum extrema prope bracniale<text:line-break/>commiscentur. Elatissimus autem simul et maximus </text:span><text:span text:style-name="T20">ra~<text:line-break/></text:span><text:span text:style-name="T3">nrns, qui ab ea vena, de qua modo institutus est sermo,,<text:line-break/>propagatur, . lu-medii cubiti articuli pervenit flexum.:<text:line-break/>Quo etiam confluit alterius venae, . quae per brachii an—<text:line-break/>teriora sub cute sita:est, non exigua portio, quam in la-<text:line-break/>tas venas habentibus perspicue videmus primum quidem<text:line-break/>a clavicula </text:span><text:span text:style-name="T3">per </text:span><text:span text:style-name="T3">musculum epomidis oblique ferri, deinde<text:line-break/>vero recto tramite, deorsum tendere. Hujus venae quae-<text:line-break/>nam sit prima origo , posterius indicabimus. Nunc autem<text:line-break/>hoc tantum de hac scire convenit, in superficie sub cute .<text:line-break/>sitam iis quas percurrit partibus venas omnino obscuras<text:line-break/>producere; ubi ..vero jam. prope cubiti articulum producta<text:line-break/>est, non parvam, sui partem oblique ad flexnm brachii<text:line-break/>extendit, quae lu idem coeat cum modo memorata majo-<text:line-break/>ris venae parte, quam quum solam hucusque persequamur</text:span></text:p>
      <text:p text:style-name="P10"><text:span text:style-name="T3">commentando, propter societatem, quam cum alia init,<text:line-break/>ad aliam transire coacti fumus. Duae enim hae tutius </text:span><text:span text:style-name="T3">-<text:line-break/></text:span><text:span text:style-name="T3">sunt manus venae, tum ea, quae per axillam in ipsam<text:line-break/>mauunr fertur, tum ea, quae apud,claviculam, quani<text:line-break/>humerariam appellant. Sed enim de utraque nosse opor,<text:line-break/>tet, non parvam utriusque portionem femper ad flexum,,<text:line-break/>qua brachium cubito committitur, pertingere. Caeterum<text:line-break/>non semper idem harum venarum situs, sicut nec.aequa,<text:line-break/>lis crassitudo femper est. Hujus’ autem tres potissimum<text:line-break/>funt differentiae, quarum primam, quia lu plurimis, visi-<text:line-break/>tur, primum etiam • explicabimus, alias autem deinde<text:line-break/>prosequemur. Secundum naturam maxime est, et quam-<text:line-break/>plurimis ita fe res habet, ut utriusque venae pars lu in-<text:line-break/>teriorem articuli cubiti flexum tundens aequalis quodam-<text:line-break/>modo sit; quae partes posteaquam coierint, venam pro-<text:line-break/>ducunt, quae omnium in cubito in superficie extantiuin<text:line-break/>fertur amplissima. Ab hac praecipua magnitudine hume-.<text:line-break/>raris est, ea hinc profecta, qua cubitus cum brachio co-<text:line-break/>arctatur, perqne radium porrecta, posteaque ad exteriov</text:span></text:p>
      <text:p text:style-name="P10"><text:span text:style-name="T3">rem partem fecedens ad extremi cubiti tuberculum, quod<text:line-break/>brachiali adhaeret,- pervenit, atque inde mox infimae<text:line-break/>eidernque extimae brachialis ipsius parti distribuitur. At<text:line-break/>illa, .quam ex confluxu coituque duarum venarum om-<text:line-break/>nium in superficie extantium maximam fieri diri, ab in-<text:line-break/>terioribus cubiti partibus incipiens, primum conscendit<text:line-break/>radium, delude lu externam evadit partem, ubi in ramos<text:line-break/>scisse duos, altero ad radii extremum, quod brachiali<text:line-break/>annectitur, procedit, altero ad summum pertingit cubi-<text:line-break/>tum, qua et ipse brachiali adhaeret. Atque insui venam<text:line-break/>contingit, quam ab humeraria propagari retulimus. Ad<text:line-break/>hunc igitus modum secundum naturam maxime sesc ha-<text:line-break/>bent duae hae venae; quanquam in aliquibus non item,<text:line-break/>in quibus veI hmnerariae propago axillariae ramum au- .<text:line-break/>get, vel vice versa hujus ramus humerariam. Qulu etiam,<text:line-break/>quod ad situm pertinet, altera earum sub musculum se<text:line-break/>condente, reliqua sola in superficie emiuet. Ita fit, ut,<text:line-break/>dum- ad venam secandam accedimus, vel -tres- aequales</text:span></text:p>
      <text:p text:style-name="P10"><text:span text:style-name="T3">videre liceat, vel duas tantum, vel' inaequales omnes,<text:line-break/>nonnunquam eliani nobis occultetur aliqua una ex.iis;<text:line-break/>aut etiam duae. Atqui et quae, has ordine consequuntur,<text:line-break/>humiliores tres, eas non solum aequales inaequalesque<text:line-break/>videre licet, sed ne apparentes quidem prorsum earum<text:line-break/>aliquas; . quod eo fit, vel quia praetenues ipsae sint </text:span><text:span text:style-name="T20">om-<text:line-break/>nino,</text:span><text:span text:style-name="T3"> vel quia penitius ferantur, maxime quum obesius<text:line-break/>erassiusque. quodammodo fuerit,.corpus, alam vero, quem-<text:line-break/>admodum, quae interiori cubiti parte sunt venae, fere<text:line-break/>circa brachiale nin multos exiles et inter </text:span><text:span text:style-name="T3">fe </text:span><text:span text:style-name="T3">commixtas<text:line-break/>venas scinduntur, sic. etiam multoqne his magis,' qnod<text:line-break/>liquido vel in dissectione vel etiam citra eam videas,<text:line-break/>exterioris cubiti, partis .venae. Pluribus enim loris et<text:line-break/>sibi inter se. obviam fiunt,</text:span><text:span text:style-name="T3">. </text:span><text:span text:style-name="T3">et cum venis coeunt luterieris<text:line-break/>cubiti partis. Atque, ad hunc, modum saepius commixtae<text:line-break/>fub cutem </text:span><text:span text:style-name="T20">universam</text:span><text:span text:style-name="T3"> extenduntur, quae brachiali, post- </text:span><text:span text:style-name="T3">-<text:line-break/></text:span><text:span text:style-name="T3">brachiali, digitis denique obducitur. Ao venarum </text:span><text:span text:style-name="T20">in<text:line-break/></text:span><text:span text:style-name="T3">fitrnma cute exlantium hujusmodi est feries.</text:span></text:p>
      <text:h text:style-name="Heading_20_2" text:outline-level="2">Cap. IV.</text:h>
      <text:p text:style-name="P58"><text:span text:style-name="T3">Quae,autem.altius per universum cu.bituuj</text:span></text:p>
      <text:p text:style-name="P10"><text:span text:style-name="T3">.nranumque extremam luinrerguntur., a duabus magnis<text:line-break/>(quarum subolem esse diximus omnes per totam manum<text:line-break/>diffusos venarum rumos) oriuntur ad hunc sane modum.<text:line-break/>-Qua parte ab utraque vena magna propagari quasdam<text:line-break/>niiximus, quae ad flexum brachii rn.jdem mutuo summa<text:line-break/>sub cute positae . tenderent, hac eadem parte alii duo<text:line-break/>rami ab utraque singuli in profundum procurrunt, rbique<text:line-break/>similiter mutuo complexu conjunguntur. .. Ex quibus rur-<text:line-break/>surn aliae duae venae fiunt amplitudine notabiles, quarum<text:line-break/>quae demissior .est, ad partes manus internas trajicitur<text:line-break/>elatior autem altera; per mediam profunditatem longius<text:line-break/>progressa ac </text:span><text:span text:style-name="T3">sere </text:span><text:span text:style-name="T3">ex interioribus partibus commune ,os-<text:line-break/>sium vinculum contingens, postea vero, quum jam atti-<text:line-break/>gerit parvum musculum oblique prope brachiale positum,<text:line-break/>qui radium movendi auctor est, in exteriorem illius par-<text:line-break/>tem evadit, atque inibi per profundum porrecta exle-<text:line-break/>rioris munus, quaecunque riacta fuerit, ossa amplectitur.<text:line-break/>Ea porro, quam ad .interiorem manum pertendere dixi-</text:span></text:p>
      <text:p text:style-name="P10"><text:span text:style-name="T3">mus, ad parvos usque digitos, aliquid etiam de medio<text:line-break/>digito apprehendens, pertingit. Reliquam vero medii<text:line-break/>partem </text:span><text:span text:style-name="T3">ac </text:span><text:span text:style-name="T3">duos deinceps majores digitos una cum<text:line-break/>praepositis postbrachialis ac brachialis partibus alia am-<text:line-break/>plectitur vena.ab iis ortu, quae in superficie extanu Ac<text:line-break/>venae quidem per manus ita digeruntur.</text:span></text:p>
      <text:h text:style-name="Heading_20_2" text:outline-level="2">Cap. V.</text:h>
      <text:p text:style-name="P58"><text:span text:style-name="T3">Quae autem ad anteriorem thoracis regio-<text:line-break/>nem feruntur, ad hunc constant modum. E medio dua-<text:line-break/>rum venarum, lu quas cavam findi dudurn memoravimus,<text:line-break/>vena, quae ad dextramster ni tendit, a parte, quae ibi est,<text:line-break/>oritur, a sinistro autem cavae membro altera. Hae igitur<text:line-break/>per totum feruntur thoracem sterno subditae usque ad<text:line-break/>radicem cartilaginis^ xiphoidis appellatae, et ad singula<text:line-break/>obiter costarum intervalla ramulum ex </text:span><text:span text:style-name="T20">fe</text:span><text:span text:style-name="T3"> mittunt, quo<text:line-break/>conjunguntur extremis ejus venae, quae spatia ipsa intere<text:line-break/>costalia perreptat. Harum venarum pars quaedam extra<text:line-break/>thoracem emergit ad superstratos illic musculos. Ipsae<text:line-break/>autem, quae ad mucronatam cartilaginem </text:span><text:span text:style-name="T20">pertinent,Aw.</text:span></text:p>
      <text:p text:style-name="P9"><text:span text:style-name="T3">in mammas assurgentes, tum in reliquum pectus dispen-<text:line-break/>satae deorsum procurrunt, rectis subnixae musculis, lu'<text:line-break/>quos partem etiarnnum quandam mittunt. Sub his ipsis<text:line-break/>non paucae herum venarum portiones coeunt cum vena-</text:span><text:span text:style-name="T3">.<text:line-break/></text:span><text:span text:style-name="T3">rum aliarum extremis, quae de imo sursum attolluntur;<text:line-break/>de quibus postea dicetur </text:span><text:span text:style-name="T3">in </text:span><text:span text:style-name="T3">venarum ossis, quod flatum<text:line-break/>vocant, enarratione. At vero aliae quoque sub cute ad<text:line-break/>hypochondria eminentes venae initium habent, ex conr-<text:line-break/>rnixtione factae ramulorum tum ab iis venis, quas juxta<text:line-break/>mucronatam cartilaginem </text:span><text:span text:style-name="T20">extra</text:span><text:span text:style-name="T3"> thoracem existere etr<text:line-break/>emergere diximus, tum etiam ex iis, quae vicina inter-</text:span><text:span text:style-name="T3">..<text:line-break/></text:span><text:span text:style-name="T3">costalia alunt. Cum quibus aliae rursum committuntur,<text:line-break/>quae de inguinibus ad superiora tendunt; de quibus suo</text:span></text:p>
      <text:p text:style-name="P11"><text:span text:style-name="T3">- </text:span><text:span text:style-name="T3">loco disseretur.. Hoc. modo venae distribuuntur, quaecun-<text:line-break/>que a cava bipartito scissa propagantur, priusquam ad<text:line-break/>claviculas pertingant', maxime circa eum locum, ubi mal;<text:line-break/>gnmn situm est glandium, anatomicis thymus appellatum,<text:line-break/>libi aliae etiarnnum venae parvae et. araneosae quaedam.</text:span></text:p>
      <text:p text:style-name="P41"><text:span text:style-name="T3">ac capillaceae tum in ipsum glandium, tum intersepien-<text:line-break/>tes‘ in membranas </text:span><text:span text:style-name="T3">inscruntur, </text:span><text:span text:style-name="T3">quae et ipsae cavae </text:span><text:span text:style-name="T3">sunt<text:line-break/></text:span><text:span text:style-name="T3">loboles. Aliquae autem </text:span><text:span text:style-name="T3">his </text:span><text:span text:style-name="T3">majores etiam, veruin et </text:span><text:span text:style-name="T3">ip- •<text:line-break/></text:span><text:span text:style-name="T3">sue parvae adeunt pericardium - et cum arteria, quae </text:span><text:span text:style-name="T3">a<text:line-break/></text:span><text:span text:style-name="T3">corde sursum effertur, se porrigunt </text:span><text:span text:style-name="T3">/<text:tab/>.</text:span></text:p>
      <text:h text:style-name="Heading_20_2" text:outline-level="2">Cap. V<text:span text:style-name="T58">I</text:span>.</text:h>
      <text:p text:style-name="P58"><text:span text:style-name="T3">Qua porro claviculae adjacent cavae ve-<text:line-break/></text:span><text:span text:style-name="T3">llae </text:span><text:span text:style-name="T3">segmentis, subjectae </text:span><text:span text:style-name="T3">sunt. </text:span><text:span text:style-name="T3">radices venae maximae,<text:line-break/></text:span><text:span text:style-name="T3">utrinque.-una; </text:span><text:span text:style-name="T3">quae quidem ecnfellim assurgens bipartito<text:line-break/>scinditur, duas ederis magnas venas; quarum altera </text:span><text:span text:style-name="T3">per<text:line-break/></text:span><text:span text:style-name="T3">anteriorem. ayerfarnque colli partem ad interiora magis<text:line-break/>recedens effertur, altera in partem anteriorem </text:span><text:span text:style-name="T3">inferio-<text:line-break/></text:span><text:span text:style-name="T3">remque progressa, mox'sursum sublata, claviculam </text:span><text:span text:style-name="T3">extrin-<text:line-break/></text:span><text:span text:style-name="T3">Pecus amplectitur, ad modo memoratam’ venam </text:span><text:span text:style-name="T3">conten-<text:line-break/></text:span><text:span text:style-name="T3">dens. Et ipsis fefe commiscentibus, gignitur in supersi-<text:line-break/></text:span><text:span text:style-name="T3">cie; </text:span><text:span text:style-name="T3">eminens jugularis utrinque una. At enim non </text:span><text:span text:style-name="T3">eodem<text:line-break/></text:span><text:span text:style-name="T3">femper modo miscentur, sed aliquando, haud </text:span><text:span text:style-name="T3">longe ulUa<text:line-break/></text:span><text:span text:style-name="T3">claviculam progressae, nonmmquam tum demum</text:span><text:span text:style-name="T3">, quum<text:line-break/></text:span><text:span text:style-name="T3">tertiam totius colli longitudinis partem emensae </text:span><text:span text:style-name="T3">fuerint<text:line-break/></text:span><text:span text:style-name="T3">Videbis autemaliquando eas ad mediam regionem aut </text:span><text:span text:style-name="T3">pro-</text:span></text:p>
      <text:p text:style-name="P10"><text:span text:style-name="T3">pe pertingentes; aliquando injinam venam omnino non<text:line-break/>coeuntes, sursum rectiores eflerri videas, modico inter’<text:line-break/>ipsas-spatio interjecto, et parte quidem interiore non<text:line-break/>procul .ab aspera' arteria- alteram, exieriore vero' reli-<text:line-break/>quam,. eam nimirum , rquam circa claviculam contorqueri,<text:line-break/>diximus. Caeteruiu .communis venae interventu, quae<text:line-break/>transversum ad utramque obtinet situm, semper sibi jun-<text:line-break/>gmitur et ita sursum‘tendunt. Jam ea vena, quam circa,<text:line-break/>cbiviculam torqueri diri, propagines mittit aliquas ara-:<text:line-break/>neosas non in .omnibus corporibus aspectabiles' (id enim<text:line-break/>omnium hujus. geireris yenarunr commune est) ,- nonnullas^<text:line-break/>capillaceas, easquc aspectabiles, si modo coniestim disse-<text:line-break/>ceturanijnans, ut compressu digitorum, expresso in ipsas<text:line-break/>sanguine, ita manifestas efficiamus. Diro autem lue hu-<text:line-break/>jusmodi venarum . sirnt conjugia, </text:span><text:span text:style-name="T20">transversum,</text:span><text:span text:style-name="T3"> alterum<text:line-break/>coeuntium ipsarum ae fefe invicem contingentium in<text:line-break/>cavo juguli, alterum autem minime coeuntium</text:span><text:span text:style-name="T3">;• </text:span><text:span text:style-name="T3">declinant<text:line-break/>enim quasi in extimam colli partem obliquae. Porro ex<text:line-break/>araneosis qnaecnnque ire.extimam regionem convertuntur;</text:span></text:p>
      <text:p text:style-name="P10"><text:span text:style-name="T3">earum extrema invicem conjunguntur. Hae igitur, sicut<text:line-break/>jam dixi, non in omnibus sunt aspectabiles. De iis au-<text:line-break/>tern, quae manifeste semper videri possunt, tres sunt ve-<text:line-break/>nae incipientes ab ea, quae circa claviculam contorque-<text:line-break/>tur; una quidem satis notabilis. quae saepius aequali vifi-<text:line-break/>tur crassitie cum vena ad collum subeunte; hanc autem<text:line-break/>lurmerariam ideo appellant, quod obliquior a clavicula<text:line-break/>scnsun recedens se porrigat ad humerum..; Reliquae duae<text:line-break/>radices utrinque humeraria minores habent. Eurum igitur<text:line-break/>altera elatiorem nacta radicem usque ad summum hume-<text:line-break/>r-um conscendit ac lu proxima quaeque corpora disper-<text:line-break/>gitm. Humilior altera per profunda magis surreptans<text:line-break/>secundum magnum musculum a sterno, enatum' usque ad<text:line-break/>caput brachii pervenit. Cujus venae extrema aperte<text:line-break/>nonnunquam videntur committi cum venae ulterius exi.<text:line-break/>tremis, quae ab axillaria nascens ad humerum extollitur<text:line-break/>atque illic multifariam distribuitur. ' Quin aliae quoque<text:line-break/>modicis intervallis sparsae, quarum ncn idem perpetuo</text:span></text:p>
      <text:p text:style-name="P10"><text:span text:style-name="T3">situs, neque vero magnitudo plane eadem in omnibus<text:line-break/>simiis visitur, a venis oriuntur, quae ad manus pertinent.<text:line-break/>Quae autem ex iis notatu dignae sunt, dudurn memora-<text:line-break/>vimus, quum </text:span><text:span text:style-name="T3">de </text:span><text:span text:style-name="T3">axillariae dissectione commentaremur.<text:line-break/>Ea enim et unica multo humeraria major est, et numero-<text:line-break/>sani in brachio subolem habet prodeuntium exfe ramorum,<text:line-break/>quum ab humeraria perpaucae eaeque vel capillaceae<text:line-break/>vel etiam araneosae .oriantur sub summa cute dispersae.</text:span></text:p>
      <text:h text:style-name="Heading_20_2" text:outline-level="2">Cap. Vll.</text:h>
      <text:p text:style-name="P58"><text:span text:style-name="T3">Reliqua^igitus jugularium venarum, tum<text:line-break/>quae lu superficie sunt, tum quae altius delitescunt, dis-<text:line-break/>tributio explicanda esu Jugularias autem altius conditas<text:line-break/>nonnulli eas vocant, quae protinus scissa cava producun-<text:line-break/>tur. Alii non totas illas, fed id demum., quod ex iis<text:line-break/>supra claviculas collo intextum est. Nec desunt, qui ne<text:line-break/>hoc quidem omnino sciant, illas in ramos spargi lusca<text:line-break/>claviculas. Nos vero semper observavimus, cavam venam,<text:line-break/>priusquam, ad claviculas pertingat, diduci, et de ramo<text:line-break/>ipsius utroque venas produci, quae ad sternum primasque.</text:span></text:p>
      <text:p text:style-name="P9"><text:span text:style-name="T3">costarum intercapedines, sex colli vertebras scapulasque<text:line-break/>ferantur, tum quaecunque post has ad totas munus </text:span><text:span text:style-name="T3">deri-<text:line-break/>vantur, </text:span><text:span text:style-name="T3">quas per axillas eo iter habere diximus. </text:span><text:span text:style-name="T3">Quum<text:line-break/>autem </text:span><text:span text:style-name="T3">sub claviculas prodierint magnae venae, quas </text:span><text:span text:style-name="T20">es<text:line-break/></text:span><text:span text:style-name="T3">divisione </text:span><text:span text:style-name="T3">cavae in duo veluti membra oriri nictum </text:span><text:span text:style-name="T3">est,<text:line-break/>venae </text:span><text:span text:style-name="T3">radicem </text:span><text:span text:style-name="T3">edunt </text:span><text:span text:style-name="T3">notabilem, a qua, ut memoratum </text:span><text:span text:style-name="T3">est;<text:line-break/>tum </text:span><text:span text:style-name="T3">humererram nasci contingit, </text:span><text:span text:style-name="T3">tum </text:span><text:span text:style-name="T3">alias 'quoque </text:span><text:span text:style-name="T3">quas-<text:line-break/></text:span><text:span text:style-name="T3">dam, de quibus 'est paulo ause' pertractatum. Quantum<text:line-break/>autem est reliquum de magnis venis, in quas cavam </text:span><text:span text:style-name="T20">di-<text:line-break/></text:span><text:span text:style-name="T20">duci diximus,</text:span><text:span text:style-name="T3"> recta per collum;' gulam habens ante </text:span><text:span text:style-name="T3">se<text:line-break/></text:span><text:span text:style-name="T3">positam, sursum effertur. De quibus-, quo pacto </text:span><text:span text:style-name="T3">disui-<text:line-break/></text:span><text:span text:style-name="T3">buantur, </text:span><text:span text:style-name="T3">'ofationis </text:span><text:span text:style-name="T3">series postulat,, ut .nunc agatur </text:span><text:span text:style-name="T3">una<text:line-break/></text:span><text:span text:style-name="T3">cum in superficie extantibus jugulariis 'venis., quas </text:span><text:span text:style-name="T3">lu dis<text:line-break/>verlis </text:span><text:span text:style-name="T3">corporibus varie concurrere eodem et conjungi </text:span><text:span text:style-name="T3">in-<text:line-break/></text:span><text:span text:style-name="T3">ter se diximus. Enimvero, quemadmodum hujus rei, </text:span><text:span text:style-name="T3">ut<text:line-break/></text:span><text:span text:style-name="T20">in unum</text:span><text:span text:style-name="T3"> coeant, permultae sunt differentiae, sic aliis </text:span><text:span text:style-name="T3">to-<text:line-break/></text:span><text:span text:style-name="T3">tidein differentiis ipsae in ramos scinduntur. Progressa<text:line-break/>enim superficiaria ipsa jugularis vena protinus aliquando<text:line-break/>finditur, et pars ipsius utraque vel aequalis apparet/ </text:span><text:span text:style-name="T3">vel</text:span></text:p>
      <text:p text:style-name="P9"><text:span text:style-name="T3">inaequalis; nonumrquam ulterius multo procedit, ali-<text:line-break/>quando ita longe," ut prope maxillam scindatur. Haec<text:line-break/>autem conspicue in hominibus quotidie videntur vel' in.<text:line-break/>curationibus, quae manu obeuntur,. vel si etiam intensius<text:line-break/>clamaverint spjritumve lutra continuerint, compresse<text:line-break/>thorace; quod athletae in spiritus comprehensionibus (ita<text:line-break/>enim vocant) faciunt. Quin et putrida vitia ita aliquan-<text:line-break/>do ciccum jacente cute omnia, quae suberant, detexerunt,<text:line-break/></text:span><text:span text:style-name="T3">z </text:span><text:span text:style-name="T3">ut nudae conspicerentur venae. , Idque per omnes con-</text:span></text:p>
      <text:p text:style-name="P11"><text:span text:style-name="T3">tiuenler corporis partes videre tum maxime licuit, cum<text:line-break/>foeda quaedam lues carbunculorum, lu Asiam vulgariter<text:line-break/>ingruisset,- quae facile, quicunque vidissent, persuasit,<text:line-break/>exactam simiis.cuin hominibus esse similitudinem. , Igitur<text:line-break/>medicum necesse est, ' quicunque curationem circa collum<text:line-break/>manu facturus fit, varietatem mosse venarum, quae .collo<text:line-break/>funt commissae., inspicereque, fecundum quam praecipue -<text:line-break/>ideam ille, qui manu curatur, formatus sit, tum vero</text:span></text:p>
      <text:p text:style-name="P9"><text:span text:style-name="T3">omnes quatuor venarum propagines ad unguem explora-<text:line-break/>tas et cognitas habere. Cum autem quatuor dico, iu-<text:line-break/>telligi ' volo primunr eas ; quae insra sunt-; priusquam<text:line-break/>eodem coeuntes extimam producant ingulariam; deinde<text:line-break/>eas, quae, postquam scissae in ramos fuerint, sursum ver-<text:line-break/>sus contendunt Nec vero necessarium arbitror, nec. aliis<text:line-break/>nredicisj neque iis, qui primnin introducuntur, </text:span><text:span text:style-name="T3">nec </text:span><text:span text:style-name="T3">mul-<text:line-break/>tu etiam magis vobis, optime Antisthenes, philosophis<text:line-break/>exactissimam habere hujusmodi theorematum cognitionem.<text:line-break/>Quocirca initio statim libri testatus sum, me compendium<text:line-break/>scribere dissectionis vnsorum. In libris etenim, quibus<text:line-break/>rationem perscripsimus administrandarum dissectionum,<text:line-break/>quomodo in quemque musculum vena et arteria insere-<text:line-break/>retur, planum factum esu Nunc autem nec est, ut nixi,<text:line-break/>necessarium, et multum haberet obscuritatis </text:span><text:span text:style-name="T20">oratio, si<text:line-break/></text:span><text:span text:style-name="T3">mihi </text:span><text:span text:style-name="T20">musculorum facienda esset expositio.</text:span><text:span text:style-name="T3"> Ideoque in<text:line-break/>dissectionum libris vnsorum tractatui musculorum disse-<text:line-break/>ctionem praemisimus. Quapropter, quod ad praesentem<text:line-break/>commentationem pertinet, tantum dixisse satis erit, quod<text:line-break/>venae ab extantibus in superficie jugulariis' propagatae</text:span></text:p>
      <text:p text:style-name="P10"><text:span text:style-name="T3">plurimae et tenues funt, et in musculos subter cutem<text:line-break/>positos dividuntur. ,E quibus musculis etiam duo </text:span><text:span text:style-name="T20">ii</text:span><text:span text:style-name="T3"> sunt, .<text:line-break/>qui buccas movent, tenues illi quidem satis, - caetermrj<text:line-break/>fubter totam colli cutem porrecti. Postea autem, quam<text:line-break/>iterum in ramos discesserint ad superiora subeuntes.,, ha-<text:line-break/></text:span><text:span text:style-name="T20">rum venarum notabiles rami snut, per</text:span><text:span text:style-name="T3"> quos tum in. to-<text:line-break/>tam faciem sperguntur, tum in circumjectam auribus re-<text:line-break/>gionem sc expandunt, et , in caput denique attolluntur.<text:line-break/>Cum enim bipartito se sciderit utraque, altera quidem<text:line-break/>pars lu totam inferiorem maxillam magnis vasis et. aliis<text:line-break/>parvis , in superiorem eflunditur, altura vero circum au-<text:line-break/>res caputque excurrit. Permiscentur autem harum om-<text:line-break/>nium venarum extrema non inodo cum adjacentibus, </text:span><text:span text:style-name="T20">ve-<text:line-break/>rum</text:span><text:span text:style-name="T3"> etiam nihilo iuis minus cum e regione positis. Eodem,<text:line-break/>enim consuunt venarum ad sinisteriorem partem, existen-<text:line-break/>tium fines cum iis, qui ad dextram situm habent. Nam -<text:line-break/>quum quatuor lu summo extantes jugulariae prodierint,</text:span><text:span text:style-name="T3">‘<text:line-break/></text:span><text:span text:style-name="T3">nisarum exterior ad caput sursum fertur, (memineris au—-</text:span></text:p>
      <text:p text:style-name="P10"><text:span text:style-name="T3">teni ejus, quod de ea dixi, nimirum circa claviculam<text:line-break/>contorqueri,) alia interius ad inferiorem maxillam,<text:line-break/>commixta identidem ramulis quibusdam interioris jngn-<text:line-break/>lariae,. a quibus multae mittuntur propagines 'lu laryn-<text:line-break/>gem gulamque, eas denique «rusculorum partes, quae </text:span><text:span text:style-name="T3">per<text:line-break/></text:span><text:span text:style-name="T3">profundum in' collo porriguntur; sicut, quae ab </text:span><text:span text:style-name="T3">imo,<text:line-break/></text:span><text:span text:style-name="T3">ad cutem </text:span><text:span text:style-name="T3">recedunt </text:span><text:span text:style-name="T3">partes musculorum, jugulariis </text:span><text:span text:style-name="T3">aluntur<text:line-break/></text:span><text:span text:style-name="T3">iis, quae subter cutem, magis eminent. Quin et lingua<text:line-break/>magnas’ accipit </text:span><text:span text:style-name="T3">ab </text:span><text:span text:style-name="T3">intimis' jugulariis venas, postea </text:span><text:span text:style-name="T3">quam<text:line-break/></text:span><text:span text:style-name="T3">eae per ramos cami extimis fe conjunxerint. </text:span><text:span text:style-name="T3">Quaecun-<text:line-break/></text:span><text:span text:style-name="T3">que </text:span><text:span text:style-name="T3">potio </text:span><text:span text:style-name="T3">fluguae circumjecta sunt corpora, et e </text:span><text:span text:style-name="T3">mulcu-<text:line-break/></text:span><text:span text:style-name="T3">lis quicufique non 'penitus </text:span><text:span text:style-name="T26">;</text:span><text:span text:style-name="T3">conditi latent; a </text:span><text:span text:style-name="T3">-jugulariis<text:line-break/></text:span><text:span text:style-name="T3">aluntur extimis. </text:span><text:span text:style-name="T3">- </text:span><text:span text:style-name="T3">Reliquum entem omne ex internis </text:span><text:span text:style-name="T3">jn-<text:line-break/></text:span><text:span text:style-name="T3">gulariis ad cerebriim asturgens in 'calvam excidit </text:span><text:span text:style-name="T3">per<text:line-break/></text:span><text:span text:style-name="T3">extremum futurae lambdoidis. </text:span><text:span text:style-name="T3">Sed </text:span><text:span text:style-name="T3">prius, quam </text:span><text:span text:style-name="T3">excidat,<text:line-break/></text:span><text:span text:style-name="T3">ramulum </text:span><text:span text:style-name="T20">'in</text:span><text:span text:style-name="T3"> mediam primae fecundaeque vertebrae </text:span><text:span text:style-name="T3">regio-<text:line-break/></text:span><text:span text:style-name="T3">nem inserit</text:span><text:span text:style-name="T3">; ac </text:span><text:span text:style-name="T3">deinceps .alium capillaceum inter </text:span><text:span text:style-name="T3">primam<text:line-break/></text:span><text:span text:style-name="T3">vertebram- caputque ipsum. Coit autem cum venis, </text:span><text:span text:style-name="T3">quae</text:span></text:p>
      <text:p text:style-name="P42"><text:span text:style-name="T3">de summa' parte deorsum feruntur per cerebrum, ac<text:line-break/>nonnullis item, . quae exirlufejcus, : quaeque -m lateribus<text:line-break/>veniunt. Omnium enim conjunguntur extrema venarum<text:line-break/>circa caput ipfiusqire cmn prima vertebra commissuram.<text:line-break/>At enim venarum; quae calvae intexunturaliquae intro<text:line-break/>procedunt tenues, marime qua maxilla articulatur. Quem-<text:line-break/>admodum autem postea, quam in calvam omnes evulerint,<text:line-break/>in. ramos sparguntur et societatem inter fe .'ineunt; ac<text:line-break/>rursum quomodo aliquae ipsarum partes cum nervis qui-<text:line-break/>busdam foras excedunt, in dissectionum libris (cum de<text:line-break/>cerebri dissectiouo. facienda disseruimus) pertractatum est.<text:line-break/>Similiter quum de, pulmonibus, corde aliisque visceribus<text:line-break/>dissecandis orationem instituissemus,.ut. quaeque in quod-<text:line-break/>que ipsorum al&gt; omnibus tum venis tum arteriis propago<text:line-break/>mitteretur, plenius atque exactius estj dictum. Nunc.<text:line-break/>autem (quod jam monuimus) compendium de vasorum<text:line-break/>dissectione fcribimus, -</text:span><text:span text:style-name="T26">:</text:span><text:span text:style-name="T3"><text:tab/></text:span><text:span text:style-name="T3">••<text:tab/>.• -</text:span></text:p>
      <text:h text:style-name="Heading_20_2" text:outline-level="2">Cap. VIII.</text:h>
      <text:p text:style-name="P58"><text:span text:style-name="T3">Absoluta venarum, quae, sunt supra se-<text:line-break/>ptum transver-sinn, expositione; jam ad reliquas oratio con-</text:span></text:p>
      <text:p text:style-name="P10"><text:span text:style-name="T3">vertatur, </text:span><text:span text:style-name="T3">quae omnibus </text:span><text:span text:style-name="T20">infra</text:span><text:span text:style-name="T3"> septum </text:span><text:span text:style-name="T3">transversum </text:span><text:span text:style-name="T3">parti-<text:line-break/>bus corporis nutrimentum suppeditant </text:span><text:span text:style-name="T3">a cava </text:span><text:span text:style-name="T3">lu lumbis<text:line-break/>locata genitae. Haec enim </text:span><text:span text:style-name="T3">vena, simulatque </text:span><text:span text:style-name="T3">e </text:span><text:span text:style-name="T3">jecore<text:line-break/></text:span><text:span text:style-name="T3">primum se exprompsit, priusquam </text:span><text:span text:style-name="T3">in lumbos cousidat,<text:line-break/></text:span><text:span text:style-name="T3">elatior </text:span><text:span text:style-name="T3">adhuc existens, parte quidem dextra in </text:span><text:span text:style-name="T3">dextri<text:line-break/></text:span><text:span text:style-name="T3">renis </text:span><text:span text:style-name="T3">tunicam ac' </text:span><text:span text:style-name="T3">circumjecta </text:span><text:span text:style-name="T3">corpora </text:span><text:span text:style-name="T3">modo - </text:span><text:span text:style-name="T20">araneosus,<text:line-break/></text:span><text:span text:style-name="T3">modo </text:span><text:span text:style-name="T3">capillaceos et crassiusculos ramulos spergit; </text:span><text:span text:style-name="T3">sinistra<text:line-break/>autem </text:span><text:span text:style-name="T3">notabilem venam</text:span><text:span text:style-name="T3">, </text:span><text:span text:style-name="T3">quae </text:span><text:span text:style-name="T3">et </text:span><text:span text:style-name="T3">ipsa, lu ramos </text:span><text:span text:style-name="T3">scissa<text:line-break/>corporibus </text:span><text:span text:style-name="T3">inibi existentibus distribuitur. At .saepenumero<text:line-break/>a </text:span><text:span text:style-name="T3">vena </text:span><text:span text:style-name="T3">ipsa ad renem proficiscente propagines </text:span><text:span text:style-name="T3">mittuntur,<text:line-break/>quae </text:span><text:span text:style-name="T3">in </text:span><text:span text:style-name="T3">renis tunica </text:span><text:span text:style-name="T3">intexuntur ac' vicinis </text:span><text:span text:style-name="T3">lu ambitum<text:line-break/>locis, et quaedam </text:span><text:span text:style-name="T3">araneosae </text:span><text:span text:style-name="T3">sunt, nonnullae parvae, ac<text:line-break/>capillaceae </text:span><text:span text:style-name="T3">quaedam. Parvas </text:span><text:span text:style-name="T3">autem </text:span><text:span text:style-name="T3">proprie appello,<text:line-break/></text:span><text:span text:style-name="T3">quae conspiciuntur, </text:span><text:span text:style-name="T3">quamvis </text:span><text:span text:style-name="T3">aliquam et </text:span><text:span text:style-name="T3">exiguam </text:span><text:span text:style-name="T3">crassi-<text:line-break/>tiem obtineant; </text:span><text:span text:style-name="T3">id quod non </text:span><text:span text:style-name="T3">inest araneofis, </text:span><text:span text:style-name="T3">nec </text:span><text:span text:style-name="T3">capil-<text:line-break/>laccis. Verum illae </text:span><text:span text:style-name="T3">quidem </text:span><text:span text:style-name="T3">assimiles </text:span><text:span text:style-name="T3">funt </text:span><text:span text:style-name="T3">tenuissimis<text:line-break/>lineis, quae vix videntur, quas </text:span><text:span text:style-name="T3">antiquorum </text:span><text:span text:style-name="T3">nounulli-<text:line-break/>lineamenta vocavere, quest quis crassiulculas lineolas ni-</text:span></text:p>
      <text:p text:style-name="P10"><text:span text:style-name="T3">ceret; quae habent quidem latitudinem omnino aliquam,<text:line-break/>fed quoad sensum latitudinis expertes dicuntur, quum in<text:line-break/>ipsis non sit manifesta illa discretio eorum, quae latitu-<text:line-break/>dinem partium definiunt. Hae igitur venae ad hunc </text:span><text:span text:style-name="T3">ha-<text:line-break/></text:span><text:span text:style-name="T3">bent modum. Quae </text:span><text:span text:style-name="T3">autem </text:span><text:span text:style-name="T3">in renes inseruntur, omnium<text:line-break/>funt amplissimae; quaecunque </text:span><text:span text:style-name="T20">a</text:span><text:span text:style-name="T3"> cava propagantur. Dein-<text:line-break/>ceps post has ad testes deferuntur venae, quae partim<text:line-break/>commune quiddam in omnibus nactae sunt simiis, partim<text:line-break/>in singulis proprium. Et commune istud quidem est, nt<text:line-break/>ab ea, quae ad sinistrum perfertur renem, ramus mittatur;<text:line-break/>qui ad sinistrum testem </text:span><text:span text:style-name="T3">tendit; </text:span><text:span text:style-name="T3">proprium vero, ut duo:<text:line-break/>interdum principia sint ejus venae, quae lu testem tendit,<text:line-break/>alterum </text:span><text:span text:style-name="T20">avena,</text:span><text:span text:style-name="T3"> quae in sinistrmn testem pervenit; alte-<text:line-break/>rum cum'vena cava scinditur; interdum vero unum so-<text:line-break/>lum ah ea vena, quae in femur tendit. At quae in dex-<text:line-break/>tra parte vena est, ad dextrum contendens testem, ea<text:line-break/>producitur </text:span><text:span text:style-name="T3">a </text:span><text:span text:style-name="T3">cava; essi haec quoque mihi scmel' obser-<text:line-break/>vata est initia duo habere, tsicut ea; quae ad sinistram<text:line-break/>est,- saepe. Hae igitur venae ad testes deferuntur, sive</text:span></text:p>
      <text:p text:style-name="P9"><text:span text:style-name="T3">mas, sive femina animans fuerit; habet enim etiam fe-<text:line-break/>' mina ad uteri latera 'testes multo miriores et densiores,<text:line-break/>quam in maribus visuntur. Secundunr eas . venas .ex<text:line-break/>. singulis vertebris ad ilia venae mittuntur,.quarum postrema<text:line-break/>adaluscrtlos;..qui abdomini praetenti funi, attolluntur; mu-<text:line-break/>'fculi enim,, quibus abdomen constratum est, ab. iis aluntur<text:line-break/>venis, aliisque; tum quae luter notharum costarum spatia<text:line-break/>intercostalia versantur-, tum, </text:span><text:span text:style-name="T3">• </text:span><text:span text:style-name="T3">quae., per sternum ad inanr-<text:line-break/>mas .superne deferuntur, iis.: denique, quarum de infeaio-<text:line-break/>ribus; locis sursum versus'-tendentium extrema cum. pro-<text:line-break/>xime memoratis pectoris .mammarumque venis conjun-<text:line-break/>guntur, de quibus antea recepi me rursus dicturum.<text:line-break/>Qui poiio supra hos musculi extra thoracem jacent, ali-<text:line-break/>mentum, accipiunt a vasis nirca;'claviculas, parvis, de qui-<text:line-break/>linsuiure •estdlotuntytum etiam ab iis,.quae,per,pectoris<text:line-break/>os ad:, mammas terrdnut-.,. csiqnidem. eorum propagines<text:line-break/>quaedam? ad musculos, sterno </text:span><text:span text:style-name="T34">:</text:span><text:span text:style-name="T3">,xicinos. erumpunt, atque<text:line-break/>etiamrab .iis, ,qqae.lu spatiis funt’intercostalibus; etenim<text:line-break/>et.harum; par?-quaedam, enira. thoracem,; emergit., </text:span><text:span text:style-name="T3">, </text:span><text:span text:style-name="T3">Quia</text:span></text:p>
      <text:p text:style-name="P10"><text:span text:style-name="T3">etiam, </text:span><text:span text:style-name="T3">quod dorsali medullae, quae lu lumbis est, venae.,<text:line-break/></text:span><text:span text:style-name="T3">a- </text:span><text:span text:style-name="T3">cava luibi incumbente per siiigula foramina singulae<text:line-break/></text:span><text:span text:style-name="T3">inserantur, </text:span><text:span text:style-name="T3">superius dictum est: ita ut nulla vena, quae<text:line-break/></text:span><text:span text:style-name="T3">a cava </text:span><text:span text:style-name="T3">in lumbis sita ortum habeat, superfit commemo-<text:line-break/></text:span><text:span text:style-name="T3">ianda.. </text:span><text:span text:style-name="T3">Sed enim</text:span><text:span text:style-name="T3">, </text:span><text:span text:style-name="T3">quomodo bipartito ea scindatur, jam<text:line-break/>addendum. In. ultimis igitur 'lumborum vertebris non<text:line-break/></text:span><text:span text:style-name="T3">amplius </text:span><text:span text:style-name="T3">videre est arteriam venae subjectem </text:span><text:span text:style-name="T3">,- </text:span><text:span text:style-name="T3">sed contra<text:line-break/></text:span><text:span text:style-name="T3">omnino </text:span><text:span text:style-name="T20">fe </text:span><text:span text:style-name="T20">,</text:span><text:span text:style-name="T3"> </text:span><text:span text:style-name="T3">res habet; elatior enim arteria supra vetiam<text:line-break/></text:span><text:span text:style-name="T3">provehitur,, </text:span><text:span text:style-name="T3">vena’ autem per ipsas vertebras. Hac igitur<text:line-break/></text:span><text:span text:style-name="T3">parte ef </text:span><text:span text:style-name="T3">scsc contingit- utrumque vas</text:span><text:span text:style-name="T3">, - </text:span><text:span text:style-name="T3">et in' duo membra<text:line-break/>divaricatur, efficiturque omnis illorum figura A elemento<text:line-break/>persimilis. • Utraque porro cohaerentium vnsorum pars<text:line-break/></text:span><text:span text:style-name="T3">ad </text:span><text:span text:style-name="T3">sibi subjectum crus descendit obliquior. Atque in hoc<text:line-break/></text:span><text:span text:style-name="T3">ductu </text:span><text:span text:style-name="T3">videre' primum'licet ramum venae utriusque re-<text:line-break/></text:span><text:span text:style-name="T3">trorsum </text:span><text:span text:style-name="T3">ad 'carnes in lumborum longitudinem porrectas<text:line-break/>distribui</text:span><text:span text:style-name="T3">, </text:span><text:span text:style-name="T3">atque alias quasi, capillaceas obscure quando-<text:line-break/></text:span><text:span text:style-name="T3">que.' </text:span><text:span text:style-name="T3">ad' eam peritonaei partem, quae ad lumbos est, </text:span><text:span text:style-name="T3">ferri.<text:line-break/></text:span><text:span text:style-name="T3">Siquidem peritonaeum, ut cuique corporis parti praeten-</text:span></text:p>
      <text:p text:style-name="P10"><text:span text:style-name="T3">ditur</text:span><text:span text:style-name="T42">, </text:span><text:span text:style-name="T3">' a proximis quibusque vasis tam frequentibus<text:line-break/>alitur venis, quarum plurimas easque longiores a venis<text:line-break/>accipit, quae ad testiculos deferuntur-. Post has vero<text:line-break/>deinceps </text:span><text:span text:style-name="T20">a</text:span><text:span text:style-name="T3"> venis in crura tendentibus propagines lu po-<text:line-break/>steriores anterioresque partes feruntur, primum quidem<text:line-break/>in ejus ossis, quod latum vocatur, musculos; quarum<text:line-break/>haud exigua portio cum fubfequente exortu ad fenis mu-<text:line-break/>Iculos tendens permiscetur. Utriusque autem venarum<text:line-break/>conjugationis extrema ad exteriores lati ossis partes fe<text:line-break/>promunt, inque musculos eam regionem consternentes<text:line-break/>dispensantur. Deinde- ad uteri partes inferiores venae<text:line-break/>progrediuntur panio supra, quam est colli primus exor-<text:line-break/>tus, quae lu cervicem ipsam disseminantur, et ad uterum<text:line-break/>coeuntes quadam sui parte testiculos amplexantur; altera<text:line-break/>usque ad uteri fundum pertinent, sit ex iis , quae ad<text:line-break/>inferiora uteri feruntur, venae propagantur vesicam sub-<text:line-break/>euntes. Deinceps aliud venarum, quae ex gemino ple-<text:line-break/>rumque initio oriuntur, conjugium est, quae proceden-</text:span></text:p>
      <text:p text:style-name="P10"><text:span text:style-name="T3">tes mutuo se contingunt, venasque utrinque unam gi-<text:line-break/>gnunt, quae per pubis ossis foramen ad exteriora cum<text:line-break/>ejus loci nervo porrigitur; et ita ad inferiores ossis pubis<text:line-break/>musculos vas hoc, ut nervus, distribuitur. Est alia post<text:line-break/>hanc venarum conjugatio; de quibus antea dicere inter-<text:line-break/>rniferam, quae per rectos musculos ascendunt, deinde<text:line-break/>extremis junguntur venarum, quas per thoracem ferri ad<text:line-break/>hypochondria prius dixi. Ab eadem radice venulae<text:line-break/>utrinque singulae in uterum perferuntur, per quas ,venas<text:line-break/>mammis cum utero maxime est communicatio. Venae<text:line-break/>igitus hae lu interioribus rectorum musculorunr partibus<text:line-break/>silae sunt, ac illae quidem, quae ad hypochondria fe-'<text:line-break/>runtur, his funt connexae. Insuper aliud extra rnuscu-<text:line-break/>los est conjugium earum, quae </text:span><text:span text:style-name="T3">ad </text:span><text:span text:style-name="T3">pudenda pertinent,<text:line-break/>sive mas fit animal, live femina, descendunt autem ad<text:line-break/>/commissuram duorum pubis ossium utrinque. Post has<text:line-break/>ajitemilatim alia' est vena, quae utrinque a vena in crura</text:span></text:p>
      <text:p text:style-name="P10"><text:span text:style-name="T3">tendente exoriens in interiores femoris musculos fertur.<text:line-break/>Sequitur alia post has venerum subter cutem lu </text:span><text:span text:style-name="T3">superfi-<text:line-break/></text:span><text:span text:style-name="T3">cie extantium conjugatio,. quas in macilentis, hominibus<text:line-break/>conspicue videmus de inguinibus primum orientes </text:span><text:span text:style-name="T3">per<text:line-break/></text:span><text:span text:style-name="T3">ilium regionem nscendere. </text:span><text:span text:style-name="T34">t</text:span><text:span text:style-name="T3"> </text:span><text:span text:style-name="T3">Quin etiam obscurae </text:span><text:span text:style-name="T3">aliae,<text:line-break/></text:span><text:span text:style-name="T3">quae -superne deorsum feruntur, finibus has • contingunt;<text:line-break/>liare autem ab iis,: quae ad mammas sunt, maxime </text:span><text:span text:style-name="T3">deri-<text:line-break/></text:span><text:span text:style-name="T3">vantur. Sed enim a venarum conjugatione, de </text:span><text:span text:style-name="T3">qua<text:line-break/></text:span><text:span text:style-name="T3">modo erat sermo, diri non parvam partem ab inferiori-<text:line-break/>bus sursum tendere ac ad. natis, musculos secedere.<text:line-break/>Hinc reliqua magna vena in crus ipsum dividitur,, </text:span><text:span text:style-name="T3">pri-<text:line-break/></text:span><text:span text:style-name="T3">mam juxta inguina emittens propaginem, quae cum </text:span><text:span text:style-name="T3">parya<text:line-break/></text:span><text:span text:style-name="T3">arteria in anteriores ‘inusculos spargitur, secundam </text:span><text:span text:style-name="T3">utriu-<text:line-break/></text:span><text:span text:style-name="T3">que unam, quae exdnternis partibus ad genu usque </text:span><text:span text:style-name="T3">subr<text:line-break/></text:span><text:span text:style-name="T3">ter. cutem dissipatur,-ac alias non paucas ad-profundiores<text:line-break/>femorum partes. Caeterum paulo altius,: . quam </text:span><text:span text:style-name="T3">femur<text:line-break/></text:span><text:span text:style-name="T3">cum tibia articulo jungitur, lu tres partes </text:span><text:span text:style-name="T3">dividiturqua-<text:line-break/></text:span><text:span text:style-name="T3">rum. media (quae maxlura est) per ipstnn deorsiuu </text:span><text:span text:style-name="T3">ad</text:span></text:p>
      <text:p text:style-name="P9"><text:span text:style-name="T42">' - - /</text:span></text:p>
      <text:p text:style-name="P11"><text:span text:style-name="T3">poplitem fertur, atque inde per profundum posterioris<text:line-break/>tibiae partis (quam suram dicunt) procedens non medi-<text:line-break/>cam .in musculos ejus ramorum subolem spargit. Altera<text:line-break/>autem parte,, quae lu-superficie eminet, per exteriorem<text:line-break/>partem peronae porrecta ad pedis pertingit articulum.<text:line-break/>'Tertia vero, quae est interior, ad anteriorem tibiae par-<text:line-break/>tem (ocream) procedit, ac inde ad malleolum pervenit, ad<text:line-break/>ipsum tibiae extremum; haec ad sanguinem mittendum<text:line-break/>commodissima. Euimvero a .maxima, quae per prosim-<text:line-break/>dum musculis distribuitur, duo cum arteria extrema<text:line-break/>fiunt; quorum alterum, majus.id quidem, a tibia fertur<text:line-break/>ad interiora, alterum vero per mediam peronae et tibiae<text:line-break/>regionem ad interiora pedis perducitur, </text:span><text:span text:style-name="T3">ac </text:span><text:span text:style-name="T3">propagini<text:line-break/>alterius venae immiscetur, quam ab exterioribus tibiae<text:line-break/>partibus per fibulam ‘ dixi descendere. lta fit, ut suit<text:line-break/>venae quatuor, quae ad pedes descendunt, una quidem<text:line-break/>omnium extima per gibbosum fibulae extremum, altera<text:line-break/>per portes ipsius interiores, et tertia, ut dixi, per ante-</text:span></text:p>
      <text:p text:style-name="P10"><text:span text:style-name="T3">riorem tibiae extremi regionem, quarta denique, quae ex<text:line-break/>interioribus partibus exuberantes ossium tibiae processus<text:line-break/>complexa est. Harum igitus duae prini expolitae fibulae<text:line-break/>sunt, reliquae duae tibiae. Hinc vero quarta infima<text:line-break/>quaeque pestis, commixtis ipsi .primae particulis, complexa-<text:line-break/>tur, duae autem intermediae per superiores pedis partes<text:line-break/>disseminantur. Atqui prima etiam superioris pedis par-<text:line-break/>ticulam habet, ac partes minimo digito maxime ricinas<text:line-break/>complectitur. Caeterum et aliis multis modis, quemad-<text:line-break/>modum in extremis manibus, sic in pestibus etiam vafo-<text:line-break/>rum particulae commiscentur. Hoc igitur tibi dissectionis<text:line-break/>venerum compendium esto. Deinceps de arteriis di-<text:line-break/>cendum.</text:span></text:p>
      <text:h text:style-name="Heading_20_2" text:outline-level="2">Cap. IX.</text:h>
      <text:p text:style-name="P58"><text:span text:style-name="T3">Harum origo est cordis sinister ventricu-<text:line-break/>lus. Hinc autem </text:span><text:span text:style-name="T20">in</text:span><text:span text:style-name="T3"> pulmones derivatus una tenuis<text:line-break/>sunplicique tunica constans, tanquam venae; altera vero<text:line-break/>-duas habens tunicas, multu hac crassior, quae veluti trun-<text:line-break/>cus est omnium arteriarum. Possis etiam, si subet, quae</text:span></text:p>
      <text:p text:style-name="P10"><text:span text:style-name="T3">in pulmonem derivatur; cum'vena conferre, de qua<text:line-break/>lomuium priinum disseruimus; eairf dico,' quam a portis<text:line-break/>jecinoris ad ventris partes numerosa ramorum serie, de-<text:line-break/>scendere fuisque extremis, ceu radicibus quibusdam, cibum<text:line-break/>assumere diximus. Haec enim similiter propter usum<text:line-break/>commoditatemque spiritus attrahendi in • pulmones deri-<text:line-break/>vatur. Ac sane ob id cordis ipsius corpus circumfusas<text:line-break/>in ambitum duas habet arterias, alteram quidem majo-<text:line-break/>rem, quae maximam ipsius partem amplectitur; alteram<text:line-break/></text:span><text:span text:style-name="T3">ea </text:span><text:span text:style-name="T3">maxime regione distributam, ubi tertium ventriculum<text:line-break/>esse existimavit Aristoteles. Atqui hic in latiore cordis<text:line-break/>parte jacet; particula existens dexterioris ventriculi, non<text:line-break/>'etiam alius quispiam tortius ventriculus. Oritur auteni<text:line-break/></text:span><text:span text:style-name="T3">ex </text:span><text:span text:style-name="T3">ipso, corde vena,, quae in pulmonem scinditur, cujus<text:line-break/>tunica: eadem est cum arteriae tunica, alas igitur arterias;<text:line-break/>simul atqrte maxima de corde fe promscrit, ab ea produci<text:line-break/></text:span><text:span text:style-name="T3">videas </text:span><text:span text:style-name="T3">ipsamque mox in </text:span><text:span text:style-name="T3">. </text:span><text:span text:style-name="T3">sectiones haudquaquam pares<text:line-break/>diduci; et sane mluorem quidem, ipsius partem.sursum</text:span></text:p>
      <text:p text:style-name="P10"><text:span text:style-name="T3">ferri,, ipsamque.consestim in. sectiones rursum, inaequales<text:line-break/>findi</text:span><text:span text:style-name="T3">; </text:span><text:span text:style-name="T3">ac deinde ipsarum majorem ad jugulum tenclentem'<text:line-break/>obliquam de sinistra ad dextram thoracis partem porrigi,<text:line-break/>alteramque oppositum habere situm. Attollitur etiam </text:span><text:span text:style-name="T3">ipfa<text:line-break/></text:span><text:span text:style-name="T3">obliquior ad sinistram scapulam et axillam, propagines<text:line-break/>mittens ad sternum primasque thoracis cosses, et </text:span><text:span text:style-name="T3">ad<text:line-break/></text:span><text:span text:style-name="T3">sex colli vertebras, atque etiam est claviculae ricina </text:span><text:span text:style-name="T3">loca<text:line-break/></text:span><text:span text:style-name="T3">summo humero tenus. At quum has omnes ediderit,<text:line-break/>reliquum ejus in scapulam. manumque dividitur. </text:span><text:span text:style-name="T3">At<text:line-break/>vero, </text:span><text:span text:style-name="T3">arteriae pars major, quae ad jugulum tenuit, </text:span><text:span text:style-name="T3">ubi<text:line-break/></text:span><text:span text:style-name="T3">prope glandium pervenerit, primum quidem ad sinistram<text:line-break/>jugularem ramum emittit; post illum alterum ad dexte-<text:line-break/>riorem. Deinde quicquid ipsius </text:span><text:span text:style-name="T20">reflat,</text:span><text:span text:style-name="T3"> eodem distribui-<text:line-break/>tur modo, atque illa, quum ad sinistrum scapulam </text:span><text:span text:style-name="T3">axll-<text:line-break/></text:span><text:span text:style-name="T3">lamque procedere diximus. Nam et ad sternum </text:span><text:span text:style-name="T3">quaedam<text:line-break/></text:span><text:span text:style-name="T3">non aliter ac vena porrigitur, tum alios producens </text:span><text:span text:style-name="T20">ra-<text:line-break/>mos,</text:span><text:span text:style-name="T3"> </text:span><text:span text:style-name="T3">tum eum, qui mammam subit; ,et quae ad </text:span><text:span text:style-name="T3">primas</text:span></text:p>
      <text:p text:style-name="P10"><text:span text:style-name="T3">thoracis costas dividitur extraque thoracem emergit ad<text:line-break/>spinales musculos non alio quam vena modo; quaeque<text:line-break/>per foramina fex primarum colli vertebrarum deducta<text:line-break/>una cum vena ad spinalis medullae membranas descen-<text:line-break/>dit dividiturque; tum quae ad summum humerum, fca-<text:line-break/>pularn axillam que dextram, hae, inquam, omnes aliae<text:line-break/>simul cum adjacentibus venis dividuntur, quemadmodum<text:line-break/>et quae arteriae carotides appellantur; ex iis enim singulae<text:line-break/>cum singulis jugulariis internis ascendunt arteriae. Caete-<text:line-break/>rum quae in superficie extant jugniariae, sive duae sint, sive<text:line-break/>quatuor-, eae sine arteriis conspiciuntur. At omne quod<text:line-break/>ex carotidibus est reliquum sursum recta procedens pe-<text:line-break/>netrat in calvam, inibique textum illud ad retis imagi-<text:line-break/>nem complicatum efformat, delude in duas rursum<text:line-break/>coiens arterias subit </text:span><text:span text:style-name="T3">ad </text:span><text:span text:style-name="T3">cerebrum-’ Caeterum quo eae<text:line-break/>pacto distribuuntur, quamque cum sensuum instrumentis<text:line-break/>societatem ac communionem habeant, in dissectionibus<text:line-break/>anatomicis monstratur. Altera vero pars arteriae,’ quae</text:span></text:p>
      <text:p text:style-name="P10"><text:span text:style-name="T3">• </text:span><text:span text:style-name="T3">a corde </text:span><text:span text:style-name="T3">se </text:span><text:span text:style-name="T3">promit, quae major est, ad spinam deflecti-<text:line-break/>tur, quintam thoracis vertebram ascendens, et inde per<text:line-break/>totam jam spinam psque ad latum os descendit, primum<text:line-break/>propaginem quandam tenuem emittens, quae lu eas di-<text:line-break/>viditur thoracis partes,, quibus pulmones adjacent. Ex-<text:line-break/>trema autem ipsius ad asperam arteriam usque ascendunt;<text:line-break/>deinde per singulas {vertebras rami tum in .spatia inter-<text:line-break/>costalia tum. ad, spinalem medullam exoriuntur. At<text:line-break/>enim superiores thoracis partes, quae quatuor primis, co-<text:line-break/>siis muniuntur', • non ad eundem scnjper modum distribu-<text:line-break/>tas habeni arterias. Aliquando' enim </text:span><text:span text:style-name="T20">ab hac</text:span><text:span text:style-name="T3"> plus, ali-<text:line-break/>quando autem ab iis,, quae sursum sciuntur,, ut superius<text:line-break/>dixi, aliquando vero, ab utrisque aequalis portio in ipsas<text:line-break/>disseminatur. Caeterum magna arteria deorsum proce-<text:line-break/>detrs, sunulatque</text:span><text:span text:style-name="T34">:</text:span><text:span text:style-name="T3"> thoracem egressa 'est; primum duas in<text:line-break/>septum transversum .mittit, arterias, delude lu ventrem,<text:line-break/>lienem, ani jecur injugem unam, post hanc vero<text:line-break/>alteram injugeni, . utrasque ab anterioribus magnae arte-<text:line-break/>riae partibus ducentes q originem; interdum ex una</text:span></text:p>
      <text:p text:style-name="P10"><text:span text:style-name="T3">radice bifariam diducta ventriculo quidem et lieni<text:line-break/>et. hepati altera pars; a altera vero intestinis distri-.v<text:line-break/>buitur per duo mesenteria, tum id, quod </text:span><text:span text:style-name="T20">ad dextram<text:line-break/></text:span><text:span text:style-name="T3">situm habens primarum, est coli partium, tum id, quod<text:line-break/>est tenuium intestinorum medium'; nam tertium mesen-<text:line-break/>terium, quod prope sedem pertingit in sinistra situm,-.<text:line-break/>nullam lude assumit arteriam, sed de imis partibus in<text:line-break/>ipsum quaedam exigua inseritur, quae prope </text:span><text:span text:style-name="T3">renes </text:span><text:span text:style-name="T3">a<text:line-break/>magna arteria injugis et ipsa nulcitur. Atqui luter hanc:,<text:line-break/>et modo memoratas duae magnitudine praecipuae ad ren<text:line-break/>nes tendunt Tum alia quoque praeter ipsas arteria su-<text:line-break/>perne atque </text:span><text:span text:style-name="T3">a </text:span><text:span text:style-name="T3">suristra per venum porrigitur, quae ex<text:line-break/>inferioribus partibus </text:span><text:span text:style-name="T26">_</text:span><text:span text:style-name="T3"> sursum verius; tendit. Enimvero •<text:line-break/>ex duabus luconjugatis arteriis, de quibus modo verba<text:line-break/>fecimus-,' aliquoties vidimus altiorem quidem' in ventri-<text:line-break/>culum lienemque, humiliorem vero in jecur mescnte-"<text:line-break/>riaque distiibui. Quin aliae quoque a magna propagatae-<text:line-break/>arteriae per singulas vertebras lu spinalem medullam<text:line-break/>una cum venis descendunt. Ac cum iis etiam venis.</text:span></text:p>
      <text:p text:style-name="P10"><text:span text:style-name="T3">quas ad ilia ferri meminlurus, arteriae .puriter quaedam<text:line-break/>contendunt, ab ea magna ortae, quae per lumbos ex-<text:line-break/>tenditur. Denique cum venis, quas- ad testes diximus<text:line-break/>ferri, arteriae etiam ad eundem modum procurrunt.<text:line-break/>Jam arteriae magnae purs extrema, quum ad latera lum-<text:line-break/>hormn pervenerit, supra positam venam transcendit, ita<text:line-break/>ut super vertebras firmetur vena, super hunc autem ve-<text:line-break/>hatur' arteria. • Quod posteaquam factum suerit, haud<text:line-break/>aliter , quam vena, scissa bipartito arteria partem utram-<text:line-break/>que in' sibi subjectum crus mittit. Quae dum ita ferun-<text:line-break/>tur, primum ad ipsarum utrumque singuli conspiciuntur<text:line-break/>propagati ramuli, qui foetibns per umbilicum lufenm-<text:line-break/>tur. Quum enim perficitur animans, quod in medio, est,<text:line-break/>universum id membraneum et aridum et inutile reddi-<text:line-break/>tur; </text:span><text:span text:style-name="T3">• </text:span><text:span text:style-name="T3">quod autem ad insertionem spectat, nequaquam<text:line-break/>perit. Atque indidem, ut' in conceptis, </text:span><text:span text:style-name="T20">sic</text:span><text:span text:style-name="T3"> etiam in<text:line-break/>jam. persectis animantibus arteriae aliquot propagatae<text:line-break/>eum .venis, .ad o's latum existentibus pariter excurrunt.</text:span></text:p>
      <text:p text:style-name="P10"><text:span text:style-name="T3">'quas antea diximus in regionis ejus musculos</text:span><text:span text:style-name="T26">:</text:span><text:span text:style-name="T3"> dispergi. </text:span><text:span text:style-name="T3">~<text:line-break/></text:span><text:span text:style-name="T3">Ipsa autem cruris utriusque arteria ad intimas distributa<text:line-break/>partes cum magna vena fertur. Ac sane quaecunque ah<text:line-break/>ea venae producuntur profundius conditae, cum arte-<text:line-break/>riis feruntur, pariter atque in ramos dissipantur, </text:span><text:span text:style-name="T3">- </text:span><text:span text:style-name="T3">Cete-<text:line-break/>rum iis venis,- quae per crurum superficiem extant , </text:span><text:span text:style-name="T26">r</text:span><text:span text:style-name="T3"> ne<text:line-break/>unam quidem </text:span><text:span text:style-name="T20">animadvertas</text:span><text:span text:style-name="T3"> adiacentern arteriam. Sic<text:line-break/>nec in manibus, nec abdomine, nec dorso, nec collo.<text:line-break/>Sed enim arterias in solo capite juxta cutem inveneris,<text:line-break/>tum eas,- quae post aures, tum eas, ‘ quae ad utraque<text:line-break/>tempora extant. </text:span><text:span text:style-name="T3">•* </text:span><text:span text:style-name="T3">Quae autem in extremis manibus' sunt,<text:line-break/>profundarum arteriarum sunt fines,’ sed quia partes illae<text:line-break/>came privatae sunt, tangentibus 'subjiciuntur:: quernad-<text:line-break/>modum etiam illae, quae per tarscs pedum excurrant.<text:line-break/>Nam vel in iis hominibus', qui crassiore obesioreque sunt<text:line-break/>corpore, eae paululum sentiuntur, quum aliarum nulla<text:line-break/>manifeste percipi possit; . etenim in macilentis etiam<text:line-break/>aliarum plurium arteriarum particulae sensum mini-<text:line-break/>alt fugere -.queunt; Haec' igitur omnia, quae adhuc</text:span></text:p>
      <text:p text:style-name="P10"><text:span text:style-name="T3">de venis arteriisque dicta funt, in. perfectis visuntur<text:line-break/>animantibus.</text:span></text:p>
      <text:h text:style-name="Heading_20_2" text:outline-level="2">Cap. X.</text:h>
      <text:p text:style-name="P59"><text:span text:style-name="T3">At in conceptis foetibus praeter jam me-<text:line-break/>moratas lu ipso chcrro. venae arteriaeque intexuntur ab<text:line-break/>extremis venarum osculis prodeuntes, quae ad uterum per”<text:line-break/>.tinent. Coeuntibus autem inter scse illis, ac quae ex<text:line-break/></text:span><text:span text:style-name="T20">eo</text:span><text:span text:style-name="T3"> coitu factae sunt rurs</text:span><text:span text:style-name="T3">an </text:span><text:span text:style-name="T3">concurrentibus, ex ipsis fieri<text:line-break/>contingit, conjugium illud utrorumque., vasorum, quod iu<text:line-break/>umbilicum inseritur. At enim arteriae quidem vesicam<text:line-break/>complexae ad arterias illas tendunt, r quae </text:span><text:span text:style-name="T3">a </text:span><text:span text:style-name="T3">magna per<text:line-break/>spinam porrecta ac. bipartito scissa </text:span><text:span text:style-name="T20">ad</text:span><text:span text:style-name="T3"> sibi subjectum<text:line-break/>utraque crus mittuntur,,.sicut paulo ante ostensum est.<text:line-break/>Venae , autem, simul. iatque ,ex'umbilico se prompserint,<text:line-break/>coeuntes magnam perficiunt, quae, ad concavum jeciuoris<text:line-break/>tendit,, haud procul ab ; </text:span><text:span text:style-name="T20">ea vena,</text:span><text:span text:style-name="T3"> quae ad portas ell.<text:line-break/>Haec igitur vena sure arteria est, sic post illam tcta </text:span><text:span text:style-name="T20">ca-<text:line-break/>va..</text:span><text:span text:style-name="T3"> Quicquid enim; ejus venae gibbas jecluoris. perreptat<text:line-break/>partes, quodque indidem ad spinam similiter, et qnic-<text:line-break/>quid usque ad jugula fertur, omne id nullam habet ad-</text:span></text:p>
      <text:p text:style-name="P9"><text:span text:style-name="T3">junctam arteriatn. Nec vero alia ulla ex iis venis, quae<text:line-break/>per gibba jecinoris . expanduntur, adjacentem arteriam*<text:line-break/>nacta est, ut ner quae septo transverso insunt, quas ni<text:line-break/>cava septum transeunto oriri ac propagari diximus. iarm<text:line-break/>vero et quae thoracem alit vena, quam in simiis pan-;<text:line-break/>lo supra cor ortum. habere ostensum est, . hanc quoque-<text:line-break/>videre licet. per spinam sine arteria descendere. Nihilo,<text:line-break/>hac minus notabili alia magnitudine, quam humerariam.<text:line-break/>diximus appellari, sine arteria est, unaque omnes quot-t<text:line-break/>quot ab ea propagantur rami, praeterquam, unicus </text:span><text:span text:style-name="T20">tan~<text:line-break/></text:span><text:span text:style-name="T3">tum, quem in articulo, quo brachium cum cubito coar-;<text:line-break/>ctatur,; ortum habere et ad interiora profundius </text:span><text:span text:style-name="T20">recert<text:line-break/></text:span><text:span text:style-name="T3">dere oecultarique memoratum est, quemadmodum </text:span><text:span text:style-name="T20">etiam:<text:line-break/></text:span><text:span text:style-name="T3">vena illa interior, quae per axillam fertur; hae siquidem,<text:line-break/>duae solae per profundiora cubiti cum arteriis se porri-:<text:line-break/>gunt. Aliae porro venae, quae per cubiti supersiciem-<text:line-break/>expanduntur, omnes arteriis cerent. Tres enim aut qua-<text:line-break/>titor, ab ea, quae per axillam’iter habet, produci antea<text:line-break/>diximus ;-aliaque! etiarnnum his amplior,., quae ex am-<text:line-break/>babns.conflatur.</text:span><text:span text:style-name="T3">. </text:span><text:span text:style-name="T3">Hae ^ inquam-; omnes in utraque "ma-t.</text:span></text:p>
      <text:p text:style-name="P9"><text:span text:style-name="T3">nnum venae arteriam copulatam non habent. Ad eun-<text:line-break/>dem se. habet modum vena ea, quae circum brachii os<text:line-break/>per aversam ejus partem contorquetur, et deinde sub<text:line-break/>cutem emergens circa externum brachii condylum ad<text:line-break/>cubitum pertingit; haec etenim omnisque ejus suboles<text:line-break/>sine arteriis excurrit. Similiter et e jugulariis quae iu<text:line-break/>fuperficie extant, cum omnibus ludidem enatis ramis,<text:line-break/>lam quaecunque collo insunt venae, quaecunque ad sca-<text:line-break/>pulas extenduntur, et. quaecunque secundum suas radi-<text:line-break/>ces diximus ad vicina claviculis loca spargi omnino<text:line-break/>tenues; hae, inquam, omnes absque arteriis sunt. Quin<text:line-break/>de multis, quae per faciem caputque expanduntur, </text:span><text:span text:style-name="T20">'ver<text:line-break/></text:span><text:span text:style-name="T3">nis </text:span><text:span text:style-name="T3">perpaucae omnino arteriis adjacent, sicut paulo ante<text:line-break/>diximus, quum- de arteriis, quae et per tempora et<text:line-break/>post aures subter cutem extant, ageremus. Denique, ni<text:line-break/>fummatim; dicarntts,.• superficiariis - omnibus, aut quae per<text:line-break/>dorsum, latera,'. tqtum thoracem inserioremque veni-<text:line-break/>Irem fub summa cute expanduntur, nullam invenias</text:span></text:p>
      <text:p text:style-name="P10"><text:span text:style-name="T3">subditam </text:span><text:span text:style-name="T20">arteriam.</text:span><text:span text:style-name="T3"> Utique earum etiam/ quae ex hypo-<text:line-break/>'chondrio deorsum feruntur, quas copulari ac confluere<text:line-break/>cum venis ex imis ventris partibus sursum versus sese '<text:line-break/>attollentibus dictum est, nulla, quae modo in superficie<text:line-break/>sit, appositam habet arteriam, sicut quae altius conditae<text:line-break/>per internas musculorum dictorum partes porriguntur;<text:line-break/>illae etenim habenti Quae autem nec superficiariae arn-<text:line-break/>plius sunt., et ex iis quae profundius absconduntur, illae<text:line-break/>qnidem, quae ex alto deorsum tendunt, adiacentem tractae<text:line-break/>funt arteriam'; , quae-ex imo subeuntes superne venienti-<text:line-break/>hus venis conjunguntur, sine arteriis sunt, quemadmo-.<text:line-break/>dum et quae ex intestinis ad glandulas nscendunt. Sic et’<text:line-break/>ex iis, quae ad sacrum os sunt, illae, quae in musculos<text:line-break/>sparguntur, solae adiacentem habent arteriam, aliarum<text:line-break/>autem nulla. Tum vero, quas ad genitale ferri diceba-<text:line-break/>rnus lu exterioribus musculis nascentes, illae fine arteriis<text:line-break/>sunt; quemadmcdum etiam, quae per femur fe effun-<text:line-break/>dunt venae subter tibiae culem; . siquidem, cum magna'<text:line-break/>vena paulo ante, quam ad poplitem pertingat</text:span><text:span text:style-name="T3">, </text:span><text:span text:style-name="T3">triparti-</text:span></text:p>
      <text:p text:style-name="P10"><text:span text:style-name="T3">to illic scindatur, quae ex ea-divisione ad interiora fub-<text:line-break/>if, una cum omnibus, quos obiter emittit </text:span><text:span text:style-name="T20">r</text:span><text:span text:style-name="T3"> </text:span><text:span text:style-name="T3">ramis arte-<text:line-break/>riam adjunctam nacta est; quae autem ad cutem rece-<text:line-break/>dunt, earum ne una: quidem adjacentem habet arteriam.<text:line-break/>Hae. igitur sine arteriis sunt venae. Arteriae autem<text:line-break/>sine venis illae sunt, quae lu animalibus etiamdum<text:line-break/>in utero agentibus vesicam amplexantur; quas ab umbi-<text:line-break/>lrco ad arteriam spinae appositam perferri diximus,- cic-<text:line-break/>ca illas maxime partes, ubi ea bipartitu scissa ramos ad<text:line-break/>sibi- subjectum utrumque crus traducit. Quin ea quoque^<text:line-break/>propago, quae in conceptibus, quum a magna arteria se<text:line-break/>prompserit, in venam arteriosam inseritur, </text:span><text:span text:style-name="T20">ea,</text:span><text:span text:style-name="T3"> inquam,<text:line-break/>non substantia modo corporis, scd usu etiam ac functio-<text:line-break/>ne arteria est, quae et ipsa absque vena porrigitur. Ar-<text:line-break/>teriae porro reliquae sine venis non tantum-in: conceptis,<text:line-break/>verum etiam ini, jam, persectis animantibus visuntur. Pri-<text:line-break/>mum magnae illae, quae ex.corde prodeunt, una qui-,<text:line-break/>dem, quae ad quintam thoracis vertebram" descen-</text:span></text:p>
      <text:p text:style-name="P10"><text:span text:style-name="T3">dit, altera </text:span><text:span text:style-name="T20">vero,</text:span><text:span text:style-name="T3"> quae ad jugula smsum fertur, et tertia<text:line-break/>post has ea, quam ad scapulam et axillam fiuisteriorem<text:line-break/>tendere ostensum est.. Harum enim unaquaeque aliquamdiu<text:line-break/>sola citra venae copulam excurrit; et ea quidem, quae<text:line-break/>ad quintam vertebram descendit, usque dum a verte-<text:line-break/>bra, subnixa fuerit; quae autem ad jugula tenuit,, donec<text:line-break/>ad locum pervenerit, ubi thymus est positus; quae ve-<text:line-break/>ro ad fiuisteriorem axillam, donec prope primam costam,<text:line-break/>processerit.- Jam arteria </text:span><text:span text:style-name="T20">suae</text:span><text:span text:style-name="T3"> vena est, quae ex carotide<text:line-break/>exurgens, ex utraque .parte una, plexum retiforrnen<text:line-break/>facit; foramen enim peculiare est, ab eo multum recedens<text:line-break/>foramine, per quod extremum jugulariae ad cerebrum<text:line-break/>subire dictum esu Enimvero ipsum quoque reti simile<text:line-break/>textum </text:span><text:span text:style-name="T20">universum</text:span><text:span text:style-name="T3"> sine vena est. Tum quae ad pel-<text:line-break/>vim ascendunt, in ipso progressu nullam habent adiacen-<text:line-break/>tem venam prius, quam scindi incipiunt Tum </text:span><text:span text:style-name="T20">vero<text:line-break/></text:span><text:span text:style-name="T3">quae ad septum transversum pertinent, earum nulla cum<text:line-break/>yena jungitur prius, quam in extrema inciderint vena-</text:span></text:p>
      <text:p text:style-name="P10"><text:span text:style-name="T3">rum, quas a cava propagari ostensum prius est, quem-<text:line-break/>admodum nec primae illae propagines, quae ad jecur<text:line-break/>et ventrem et lienem et intestina mittuntur.; nant<text:line-break/>ne illis quidem adjacet vena, prius quam fcindi luci-<text:line-break/>piant.</text:span></text:p>
      <text:h text:style-name="P2" text:outline-level="1"><text:bookmark-start text:name="bookmark26"/>GALENI DE NERVORUM DIS-<text:line-break/>SECTIONE LIBER.<text:bookmark-end text:name="bookmark26"/></text:h>
      <text:h text:style-name="Heading_20_2" text:outline-level="2">Cap. I.</text:h>
      <text:p text:style-name="P58"><text:span text:style-name="T3">Quod sane nulla partium animalis ne-<text:line-break/>que motum, quem voluntarium nominamus, neque sen-<text:line-break/>sum sine nervo habeat, quodque, si nervus incisus sue-<text:line-break/>iit, sensu ac motu statim pars privetur, jam ab omni-<text:line-break/>bus concessum est medicis. Quod autem principium ner-<text:line-break/>vorrnn sit„ ipsorum cerebrum</text:span><text:span text:style-name="T3">, </text:span><text:span text:style-name="T3">quemadmodum et ipsius<text:line-break/>etiam dorsalis medullae, quodque nervi alii quidem ex<text:line-break/>ipso cerebro, alii ex dorsali medulla oriantur, non orn-<text:line-break/>uibus certe, compertum est, quamvis id, quod ex disse-<text:line-break/>itione apparet, hoc se habeat modo. </text:span><text:span text:style-name="T3">''</text:span></text:p>
      <text:h text:style-name="P6" text:outline-level="2">Cap. I<text:span text:style-name="T58">I</text:span>.</text:h>
      <text:p text:style-name="P59"><text:span text:style-name="T3">Ipsi quidem anteriores, in cerebro ventri-<text:line-break/>culi, dum ad priorem procedunt partem, paulatim ad<text:line-break/>modum figurae coni coarctantur, quousque ad nasi prin-<text:line-break/></text:span><text:span text:style-name="T3">. </text:span><text:span text:style-name="T3">'cipium perveniant, perpetuo sibi mutuo appositi lfesc-<text:line-break/>que contingentes, ut niltil inter ipsus.fit medium, nisi<text:line-break/>tenuis nreninx </text:span><text:span text:style-name="T20">rmmbranaved</text:span><text:span text:style-name="T3"> Ab utraque autem horum<text:line-break/></text:span><text:span text:style-name="T20">ventriculorum</text:span><text:span text:style-name="T3"> parte alter dextra, alter sinistra est ner-<text:line-break/>vus crassitudine notabilis ac prope omnibus aliis nervis<text:line-break/>mollior, qui a cerebro • exoriens in oculos extra calva-<text:line-break/>riam per quoddam procedit foramen, qnod tanta prer-<text:line-break/>•fus: latitudine, quanta nervus crassitudine, est.. Collocatum<text:line-break/>autem est hoc foramen', qua primum oculorum regio' ori-<text:line-break/>•ri incipit.; tibique nervi hi, si inspexeris, veluti quae-<text:line-break/>dani oculorum radices esse videbuntur.. Dissolvuntur au-<text:line-break/>tem non . in multas:'sane fibras, quemadmodum caeteii<text:line-break/>•omnes nervi, qui lustrum entis eos suscipientibus distri-<text:line-break/>huniitur., scd admirabili quodam alio, modo, quem nec<text:line-break/>verbis facile est explicare, ' nec</text:span><text:span text:style-name="T34">7</text:span><text:span text:style-name="T3"> si .audias ,: prius- fortasse</text:span></text:p>
      <text:p text:style-name="P43"><text:span text:style-name="T3">credes, quam tuis oculis hoc spectaculum intuitus fueris.<text:line-break/>Nam uterque, dum intra oculum sibi e regione situm<text:line-break/>immergitur, in latum fefe extendit; ipfumque; qui ini<text:line-break/>oculo est vitreus humor vocatus, sphaerae modo in or-<text:line-break/>bem circuit; nihil etiarnnum a cerebri natura inibi dif-<text:line-break/>ferens. Quin et solis his nervis ante, quam in oculos</text:span><text:span text:style-name="T26">L<text:line-break/></text:span><text:span text:style-name="T3">inserantur, aperte intus sensibilis quidam meatus adest;<text:line-break/>unde et hos ipsos nonnulli dissectionis professores mea-<text:line-break/>tus, non nervos, appellant; nonnulli vero nervos opticos’<text:line-break/>(viserms) , </text:span><text:span text:style-name="T20">ab actione</text:span><text:span text:style-name="T3"> nimirum imponentes nomen. Et<text:line-break/>hanc conjugationem primam nervorum a cerebro pro-<text:line-break/>veuientium, omnium aliorum existentem mollissimam, nu-<text:line-break/>merant.<text:tab/><text:tab/></text:span><text:span text:style-name="T3">-</text:span><text:span text:style-name="T26">J</text:span><text:span text:style-name="T3">-</text:span></text:p>
      <text:p text:style-name="P44"><text:span text:style-name="T3">' </text:span><text:span text:style-name="T3">.<text:tab/>- .s<text:tab/>-<text:tab/>,<text:tab/>T-<text:tab/>r </text:span><text:span text:style-name="T3">1</text:span></text:p>
      <text:h text:style-name="Heading_20_2" text:outline-level="2">Cap. lll.</text:h>
      <text:p text:style-name="P45"><text:span text:style-name="T3">i Alia vero deinceps est conjugatio, quae<text:line-break/>musculis oculos moventibus distribuitur, multo profecto,<text:line-break/>quam praedicta, durior et minor. Ef sane foras e eal-<text:line-break/>varia excidit .prope illos,, quos tenuissimum os dister-<text:line-break/>nnnat,<text:tab/>• •<text:tab/></text:span><text:span text:style-name="T3">q </text:span><text:span text:style-name="T3">n </text:span><text:span text:style-name="T3">. ...</text:span></text:p>
      <text:h text:style-name="P6" text:outline-level="2">Cap. IV.</text:h>
      <text:p text:style-name="P58"><text:span text:style-name="T3">Huic ipscnon in primo ejus exortu, scd<text:line-break/>.dum per calvariam progreditur, tertia adjacet conjugatio<text:line-break/>nervorum; vocant autem ipsos molles; qui tibi, </text:span><text:span text:style-name="T3">si </text:span><text:span text:style-name="T3">rnen-<text:line-break/>tern eis diligentius adhibeas, quamplnres in prima statim<text:line-break/>radice esse videbuntur; at si negligentius inspexeris, om-<text:line-break/>nes unus esse apparebunt. Molliores igitur re vera funt<text:line-break/>nervi lu, quam in fecunda nuper dicta ac quarta ac.<text:line-break/>ulla alia deinceps sequenti conjugatione habentur. Ad-<text:line-break/>. hucque etiam magis tales apparent, quod, cum plures<text:line-break/>numero sint ac capillorum modo tenues, mutuo sibi<text:line-break/>citra ullam aut compreIsionem aut complicationem ad-<text:line-break/>haerent.</text:span></text:p>
      <text:h text:style-name="Heading_20_2" text:outline-level="2">Cap. V.</text:h>
      <text:p text:style-name="P58"><text:span text:style-name="T3">Quarta vero nervorum a cerebro </text:span><text:span text:style-name="T20">prove-<text:line-break/>nientium</text:span><text:span text:style-name="T3"> conjugatio-;-paulo iis durior,- post exortum sta-<text:line-break/>tim tertiae permiscetur, simulque praetergreditur pri-<text:line-break/>muni quidem' crassam ipsam cerebri membranam , postea,<text:line-break/>vero ipsum etiam capitis os; deinde rursus ad oris pala-<text:line-break/>tum secedit. /Tertia porro conjugatio, quemadmodum</text:span></text:p>
      <text:p text:style-name="P10"><text:span text:style-name="T3">ex multis primo ridetur radicibus componi, ita quoque<text:line-break/>multifariam discinditur Nihil enirn luterest, sive solvi</text:span><text:span text:style-name="T3">'a<text:line-break/></text:span><text:span text:style-name="T3">se ipsis invicem praedictam nervorum collectionem nixe-<text:line-break/>ris; sive discludi totum, quum partes-dehifcantf nec sc-<text:line-break/>cu» intererit, . sive partes ipsas a se ipsis mutuo - drscrinri-<text:line-break/>nari dicas, sive earum unamquamque a tota 'collectione<text:line-break/>nascL Prima igitur ipsorum particula secedit in inferio-<text:line-break/>rem capitis partem- tendens, id quod dissectionis profef-<text:line-break/>fores latuit. Commune autem est cranii foramen, per<text:line-break/>quod </text:span><text:span text:style-name="T20">tum'haec nervorum portio</text:span><text:span text:style-name="T3"> deorsum fertur, tum </text:span><text:span text:style-name="T20">ip-<text:line-break/>sius</text:span><text:span text:style-name="T3"> carotidis feu foporariae reliquum ad cerebrum alcen- </text:span><text:span text:style-name="T3">’<text:line-break/></text:span><text:span text:style-name="T3">dit; ab utroque certe latere una. Nam fi hoc quando-<text:line-break/>que in oratione non'dicatur, subaudiendum tamen-a </text:span><text:span text:style-name="T20">vo-<text:line-break/>bis</text:span><text:span text:style-name="T3"> perpetuo est, ut qui semel nuper audieritis, nullum<text:line-break/>vel a cerebro- vel dorsali medulla prodeuntium nervo-<text:line-break/>rum non conjugatum esse;'(ultimo eo excepto, qui a<text:line-break/>dorsali medulla progrediente enascitur, ille enim solus sine<text:line-break/>conjugio est; propterea quod dorsalis medulla jam in ner-<text:line-break/>vos-absumpta suerit, ) sed semper a dextra alterum,, alterum<text:line-break/></text:span><text:span text:style-name="T3">a' </text:span><text:span text:style-name="T3">sinistra, mutua sibi, ipsis magnitudine • exquisite aequales;</text:span></text:p>
      <text:p text:style-name="P10"><text:span text:style-name="T3">exoriri. Quo igitur modo nervi hi per collum ac thora-<text:line-break/>cem ad eas quae infra scptum transversum sunt partes fe-<text:line-break/>rantur, et quaenam eorum fit distributio, procedens oratio<text:line-break/>declarabitnunc ad reliquas tertiae conjugationis partes<text:line-break/>revertamur Nam</text:span><text:span text:style-name="T34">;</text:span><text:span text:style-name="T3"> quum illa e calvaria excidit, fecundum<text:line-break/>quidem attingit, non ei tamen permiscetur, quemadmo-<text:line-break/>durn aliae quaedam,^ uti narrabimus, fed varie, veluti<text:line-break/>jam diximus, scinditur. Confestim igitur excidit partior-<text:line-break/>la ipsius ad. maxillae dearticulationem in anteriorem<text:line-break/>aurium partem, nervis a quinta conjugatione provenien-<text:line-break/>tibus permixta; quo autem modo permisceatur, paulo<text:line-break/>post audies. "Haec porro exigua quaedam ipfius est par-<text:line-break/>ticula. .. Atqui veluti truncus est omnium ab ipso nascen-<text:line-break/>tium partium, quae </text:span><text:span text:style-name="T3">et </text:span><text:span text:style-name="T3">ipsae ramorum, </text:span><text:span text:style-name="T3">ac </text:span><text:span text:style-name="T3">virgultorum<text:line-break/>rationem obtinent; bifariam primo scinditur; deinde<text:line-break/>utrumque ipsorum membrum in multas secatur particu-<text:line-break/>las. Et alterum quidem ..tum lu musculos temporales<text:line-break/>et mansorios distribuitur,, turn in omnes etiam alios,<text:line-break/>qui. a superiori inaxilia .exoriuntur; gingivis praeterea</text:span></text:p>
      <text:p text:style-name="P10"><text:span text:style-name="T3">dentibusque ac cuti, quae circa faciem est, per hos </text:span><text:span text:style-name="T20">ner-<text:line-break/>vos</text:span><text:span text:style-name="T3"> sensus esu Alterum vero membrum - tum ad den-<text:line-break/>siurn, qui in inferiori surit maxilla, radices scinditur,<text:line-break/>eadem nimirum proportione, • qua .prius membrum in fu-<text:line-break/>perioris maxillae musculos scindebatur, tum ipsis etiam<text:line-break/>gingivis ae labris inferioribus distributiones ac • propa-<text:line-break/>gines, perinde ac illud superioribus, -mittit. Plurima<text:line-break/>autem ejus pars in linguae tunicam dissipatur. Et hoc<text:line-break/>nervorum </text:span><text:span text:style-name="T20">par</text:span><text:span text:style-name="T3"> gustatorium aliqui appellant, quandoqui-<text:line-break/>dem per hos gustandi fit’ sensus. Talis igitur est tertiae<text:line-break/>conjugationis distributio. Dictum praeterea' est et de<text:line-break/></text:span><text:span text:style-name="T20">quarta,</text:span><text:span text:style-name="T3"> quam recte a tertia sejunctam </text:span><text:span text:style-name="T3">et ad </text:span><text:span text:style-name="T3">palatum<text:line-break/>pervenientem </text:span><text:span text:style-name="T3">invenit </text:span><text:span text:style-name="T3">Marinus; de qua et n&amp;s quoque<text:line-break/>in libris de administr asionibus anatomicis disserimus. '•</text:span></text:p>
      <text:h text:style-name="Heading_20_2" text:outline-level="2">Cap. VI.</text:h>
      <text:p text:style-name="P59"><text:span text:style-name="T3">Deinceps vero altera est nervorum con-<text:line-break/>jugatio, quam Marinus quintam nominat; quamvis non<text:line-break/>ex una exquisite radice exurget, sed sibi- mutuo.-v-ieinae'<text:line-break/>sunt alterque </text:span><text:span text:style-name="T20">es.</text:span><text:span text:style-name="T3"> altera 'exoritur nervus.^ sic in anteriori:</text:span></text:p>
      <text:p text:style-name="P10"><text:span text:style-name="T3">quidem magis parte, qui auditorius vocatur, qui una cum<text:line-break/>dura cerebri meninge frinul exoriente' in auditus fora-<text:line-break/>iuen incidit, cum-qua in latitudinem fele explicans me-<text:line-break/>aturn. sublinit. A posteriori vero parte t alter lu aliud<text:line-break/>quoddam. petrosi ossis foramen incidit, quod caecum ap-<text:line-break/>pellatur'; sic enim veteres anatomici hoc- foramen, no-<text:line-break/>minant, propterea quod. anfractum illum, per quem ner-<text:line-break/>vtrsforas p.ost aures excidit, haud possent perlecte per-<text:line-break/>forare,. .Statim vero et hic nervus illi tertiae conju-<text:line-break/>gationisnervo., qui foras excidere apud maxiliae dearti-<text:line-break/>culationem .nictus est, permiscetur;', non quod ille ad<text:line-break/>hunc .perveniat, sed quod hunc, ipsum ad sc adventan-<text:line-break/>tem expectet. Ex utrisque' autem commixtis maxima<text:line-break/>pars vela,, ut melius, dicam ,,, totum, fere lu latum<text:line-break/>muscniuin. scinditur, qui cuti sulmascens buccam sine<text:line-break/>maxilla movet; qui sane </text:span><text:span text:style-name="T20">a</text:span><text:span text:style-name="T3"> nobis unus nimirum, et ipse<text:line-break/>utrinque existens. inventus est. Nam te- semper . hoc<text:line-break/>meminisse oportet; et in. omnibus per. conjugationem iu-<text:line-break/>telligas,. liceT quandoque lu oratione praetermittatur.</text:span></text:p>
      <text:p text:style-name="P46"><text:span text:style-name="T3">Ejusmodi igitus est distributio quintae conjugationis.; nam<text:line-break/>licet manifeste duplex existat, una tamen propter Mari-<text:line-break/>num esse concedatur.<text:tab/>•</text:span></text:p>
      <text:h text:style-name="Heading_20_2" text:outline-level="2">Cap. Vll.</text:h>
      <text:p text:style-name="P58"><text:span text:style-name="T3">Sexte vero nervorum </text:span><text:span text:style-name="T20">a</text:span><text:span text:style-name="T3"> cerebro orien-<text:line-break/>tium conjugatio una: quidem utitur foramine, quod<text:line-break/>prope inferius futurae lamhdoetdeos extremum situm esu<text:line-break/>Quum primum tamen ex cerebro oritur, trium habet<text:line-break/>principia nervorum:, qui cum extra calvariam excidunt,<text:line-break/>varie tum inter seipsos, tum cum adjacentibus, de qui-<text:line-break/>bus paulo post dicam; miscentur.</text:span></text:p>
      <text:h text:style-name="Heading_20_2" text:outline-level="2">Cap. VIll.</text:h>
      <text:p text:style-name="P58"><text:span text:style-name="T3">At septima reliqua est conjugatio ner-<text:line-break/>vorum a cerebro orientium, quae maxima sui ipsorum'<text:line-break/>parte in linguae musculos distribuitur, nam quaedam<text:line-break/>parva ipsorum particula in eos quidem semper pervenit<text:line-break/>musculos, qui. thyioidi (fuutiserrni) laryngis cartilagini,<text:line-break/>tum humilibus lambdosidis offis lateribus communes sunt;<text:line-break/>in alios autem quosdam non semper.</text:span></text:p>
      <text:h text:style-name="Heading_20_2" text:outline-level="2">Cap. IX.</text:h>
      <text:p text:style-name="P58"><text:span text:style-name="T3">Commifcentur autem, ut diximus, inter<text:line-break/>feste nervi lusca caput tendentes, tum .qui a tertia con-</text:span></text:p>
      <text:p text:style-name="P10"><text:span text:style-name="T3">jugatione, tum etiam qui a duabus nonissime dictis pro-<text:line-break/>veniunt. Quin etiam nervorum a dorsali medulla na-<text:line-break/>fcentium prima et secunda conjugatio multam cum his<text:line-break/>nervis commixtionem -facit; tibique saepius quidem, quod<text:line-break/>ex' altero ad alterum pervenit, veluti vinculum quoddam<text:line-break/>duntaxat ambobus commune esse videbitur, nonnunquam<text:line-break/>vero id ipsum alterum quidem nervorum auget, tanquam<text:line-break/>ad illum accesserit, fese cum eo admiscens, alterum<text:line-break/>vero minorem reddit, tanquam ab ipso recesserit. Qua-<text:line-break/>propter in. his nervis cognoscendis confusi sunt omnes<text:line-break/>anatomici, et inter sesc maximopere discreparunt, ac iu<text:line-break/>unoquoque plurimum ignorarunt. Num quaedam, quae<text:line-break/>non suium lu cunctis animalibus non apparent perpetuo,<text:line-break/>fed ne in simiis quidem solis; ipsi,.ac si nunquam aliter<text:line-break/>ea fese haberent, asseveranter scripserunt; quaedam<text:line-break/>vero non in simiis solum, sed in aliis etiam animalibus,<text:line-break/>quorum sex esse genera in libris de anatomicis admini-<text:line-break/>Arationibus ostendo, similiter' perpetuo se habere, • om-<text:line-break/>nluo ignorarunt. Exempli caula omnibus propriis gut-</text:span></text:p>
      <text:p text:style-name="P9"><text:span text:style-name="T3">turis musculis nervi a sexta conjugatione secundum tres<text:line-break/>ab utroque latere insertiones-distributi sunt, ut eae om-<text:line-break/>nes sex numero existant. Noverunt autem nonnulli qui-<text:line-break/>dem duas duntaxat ipsarum; nonnulli vero neque has.</text:span></text:p>
      <text:h text:style-name="Heading_20_2" text:outline-level="2">Cap. X.</text:h>
      <text:p text:style-name="P58"><text:span text:style-name="T3">Sane laryngis musculi , </text:span><text:span text:style-name="T20">qui cum aliis </text:span><text:span text:style-name="T20">•<text:line-break/></text:span><text:span text:style-name="T3">partibus communes sunt, non semper a sexta conjuga-<text:line-break/>tione nervos suscipiunt, quemadmodum nec qui os lam-<text:line-break/>bdoidee et hyogides dictum sterno connectunt, de quibus<text:line-break/>lu libris de administrationibus anatomicis exquisite per-<text:line-break/>tractatur. In quibus etiam libris de trium illorum ner-<text:line-break/>vorunr distributione traditur, qui per id foramen, quod<text:line-break/>prope finem suturae lambduideos est, dicuntur</text:span><text:span text:style-name="T26">:</text:span><text:span text:style-name="T3"> exoriri,<text:line-break/>quamvis omnes fere lu utroque latere unum esse, caro-<text:line-break/>tidibus (feporariis) nimirum arteriis inhaerescentem, existi-<text:line-break/></text:span><text:span text:style-name="T3">«5? </text:span><text:span text:style-name="T3">ment, quem si laqueo intercipias, mutum coufestim red-<text:line-break/>detur animal. Ab his igitur nervis etiam laryngis mu-<text:line-break/>fculi propagines suscipiunt. Reliquorum vero duorum<text:line-break/>alter tum in faucium 'musculos, tum -in linguae radicem.</text:span></text:p>
      <text:p text:style-name="P9"><text:span text:style-name="T3">alter tum in scapulae musculum et latum, tum alios<text:line-break/>quosdam, qui inibi sunt, pervenit. Ipsus etiam anatomi-<text:line-break/>cos latuerunt non paucae propagines eorum nervorum<text:line-break/>arteriis carotidibus inhaerescentium,, quos solos pIurimi<text:line-break/>(ut dixi) sextam esse conjugationem existimant; quas qni-<text:line-break/>dem propagines illi, dum per collum et thoracem fe-<text:line-break/>runtur, faciunt, antequam ori ventriculi, in quod pluri-<text:line-break/>nia istorum nervorum portio inseritur ac disseminatur,<text:line-break/>incidunt. Illud certe admiratione est dignum, quod<text:line-break/>quasdam ex his nervis particulas lu septum transversum,<text:line-break/>distribui dicant, quum tamen ipsum ne mluimam qui-<text:line-break/>dem omnino ex hac conjugatione portionem suscipiat<text:line-break/>At quod vicissim ex medio thorace nonnullae horum<text:line-break/>nervorum portiones ad quosdam laryngis musculos veni-<text:line-break/>ant, non etiam dicunt, nec quam facultatem hi nervi<text:line-break/>habeant; quanquam si hi laesi fuerint, causae sunt; ut<text:line-break/>animali vox deficiat. Et magna nervorum arteriis inhae-<text:line-break/>rentium conjugatio propterea, quod hi eorum particulae<text:line-break/>sunt, vocem destruere, si laedatur, potest. Varia autem</text:span></text:p>
      <text:p text:style-name="P47"><text:span text:style-name="T20">‘<text:tab/></text:span><text:span text:style-name="T20">c</text:span></text:p>
      <text:p text:style-name="P9"><text:span text:style-name="T3">est horum nervorum infra septum transversum distfibu-<text:line-break/>tio;. - Nam et quasdam particulas a dorsali medulla, quae<text:line-break/>illic est, suscipit, et ad viscera, quae inibi sunt, disse-<text:line-break/>mluatur, et iis etiam, quos superius </text:span><text:span text:style-name="T20">a tertia</text:span><text:span text:style-name="T3"> conjugatio-<text:line-break/>ne; per collum </text:span><text:span text:style-name="T3">ac </text:span><text:span text:style-name="T3">thoracem deferri diximus, admisce-<text:line-break/>tur. Quanquam rursus hi ipsi nervi, qui ad costarum<text:line-break/>radices deferuntur,. sextae conjugationis esse propagines<text:line-break/>ab omnibus existimantur. Varia- igitur est et horum<text:line-break/>nervorum commixtio tum cum; intercostalium nervis,<text:line-break/>tum iis fere. omnibus, . qui ad lumbos parvi feruntur;<text:line-break/>tum postremo cum- eorum nervorum reliquiis, qui ad<text:line-break/>ventriculi os veniunt. Varia denique est et quae intra<text:line-break/>peritonaei regionem est distributio, quam nunc mihi ad<text:line-break/>exquisitam diligentiam elaborare non est propositum. Sed<text:line-break/>satis est, si non ignoremus</text:span><text:span text:style-name="T3">, </text:span><text:span text:style-name="T3">quod ad jecur et lienem et<text:line-break/>renes, adhueque etiam ante haec ad totum ventrem ac<text:line-break/>ad omnia viscera nervi a cerebro partim a tertia (ut’<text:line-break/>dictum est) conjugatione, partim a. sexta pervenire con-</text:span></text:p>
      <text:p text:style-name="P9"><text:span text:style-name="T3">spiciuntur- Quod autem pulmo ac </text:span><text:span text:style-name="T3">cor </text:span><text:span text:style-name="T3">a sexta conjuga-<text:line-break/>tione quandam nervorum portionem lu collo suscipiunt,<text:line-break/>omnes certe novere. Verum de nervis a cerebro, pro-<text:line-break/>deuntibus haec iis, qui instituuntur, • sufficiunt. lle<text:line-break/>iis vero, qui a dorsali medulla proveniunt, deinceps agen-<text:line-break/>dum, in quibus omnes dissectionis professores erraverunt<text:line-break/>Erratorum autem causas nunc non est tempus proscqni,<text:line-break/>quandoquidem jam eas in administratiouibus anatomicis<text:line-break/>narravimus. Antiquorum tamen ob id cogor meminisse,<text:line-break/>quod iis, qui eorum quidem libros legunt, haud tamen<text:line-break/>mecum quae per dissectiones apparent inspiciunt, lucer-<text:line-break/>tum esse ridebitur, utrum omnes illi, an ego solus pec-<text:line-break/>caverim.</text:span></text:p>
      <text:h text:style-name="Heading_20_2" text:outline-level="2">Cap. XI.</text:h>
      <text:p text:style-name="P58"><text:span text:style-name="T3">Prima igitur conjugatio nervorum ex dor-<text:line-break/>fali medulla prodeuntium exoritur perforata prima ver-<text:line-break/>tebra foraminibus diversis ab iis, quae primarum fex ver-<text:line-break/>tebrarum communia sunt. Illa enim lu transversis funt<text:line-break/>processibus ac nequaquam medullam tangunt; quae veru</text:span></text:p>
      <text:p text:style-name="P10"><text:span text:style-name="T3">tangunt, duo sunt </text:span><text:span text:style-name="T20">alia, per quae</text:span><text:span text:style-name="T3"> prima nervorum </text:span><text:span text:style-name="T20">con-<text:line-break/>jugatio</text:span><text:span text:style-name="T3"> excidit, quae unam quidem radicem apud rnedul-<text:line-break/>lam habet, mox bipartito scinditur, ac altera quidem<text:line-break/>ejus particula retro, allera ad,latus fertur.</text:span><text:span text:style-name="T3">, </text:span><text:span text:style-name="T3">jItaque parva<text:line-break/>est, haec nervorum, conjugatio in. iis animalibus,, in' qui-<text:line-break/>bus primae vertebrae sunt parvae, veluti in simiis; ma-.<text:line-break/>gna vero, in quibus magnae, veluti in ferratos dentes,<text:line-break/>habentibus et cornigeris; lu his ergo ,ob ipsam certe ma-<text:line-break/>gnitudinem nervorum exortus ad latera perveniens in<text:line-break/>plures musculos dispergitur, </text:span><text:span text:style-name="T20">quos ;</text:span><text:span text:style-name="T3"> in anatomicis admini-<text:line-break/>strati cnibus diximus. lu simiis vero, quae homini tum.<text:line-break/>lu plurimis aliis particulis, tum collo simillimae sunt, in,<text:line-break/>eos tantum prima conjugatio distribuitur' musculos, </text:span><text:span text:style-name="T20">qui<text:line-break/></text:span><text:span text:style-name="T3">circa capitis deartieulaticnem sunt;_• qui nec ipsi exacte<text:line-break/>ab anatomicis cogniti, suere.</text:span></text:p>
      <text:h text:style-name="Heading_20_2" text:outline-level="2">Cap. X<text:span text:style-name="T2">II</text:span>.</text:h>
      <text:p text:style-name="P58"><text:span text:style-name="T3">Secunda vero nervorum a dorsali me-<text:line-break/>dulla nufcentiurn conjugatio a posterioribus quidem et<text:line-break/>ipsa, emergit, partibus, non tamen per ulla sane lora mina.</text:span></text:p>
      <text:p text:style-name="P48"><text:span text:style-name="T3">quemadmodum prima. Nam </text:span><text:span text:style-name="T26">1</text:span><text:span text:style-name="T3"> in utraque spinae parte<text:line-break/>locus quidam est ossibus, quae sunt lu vertebris,'nudatus,<text:line-break/>in medio primae et secundae vertebrae: per quem nerri<text:line-break/>exoriuntur,' qui et ipsi quadam sui parte per latera ad<text:line-break/>"anteriora feruntur, nervis primae et tertiae conjugationis<text:line-break/>a cerebrc prodeuntibus (sicuti etiam tertia conjugatio)<text:line-break/>complicati. Plurima vero sui ipsorum portione posterio-<text:line-break/>ribus colli musculis distiihuuntur, a quibus primarum<text:line-break/>vertebrarum inter sc et cum capite motiones fiunt,- simul<text:line-break/>etiam quippiarn latis musculis buccas moventibus imper-<text:line-break/>tientes. Quicquid vero reliquum est ipsorum; ad caput'<text:line-break/>ascendit, posteriorem ipsius totam regionem pertexens,<text:line-break/>partes -etiam, quae circa ames sunt, quaeque </text:span><text:span text:style-name="T20">ad</text:span><text:span text:style-name="T3"> verticem'<text:line-break/>et sincipitis ossis initium pertinenti Ita fane et quod<text:line-break/>antrorsum fertur, propemodum </text:span><text:span text:style-name="T20">et ipsum</text:span><text:span text:style-name="T3"> in totam ante-<text:line-break/>rioretu capitis partem disseminatur. ' </text:span><text:span text:style-name="T3">-i •<text:tab/></text:span><text:span text:style-name="T3">'</text:span></text:p>
      <text:h text:style-name="Heading_20_2" text:outline-level="2">Cap. XIII.</text:h>
      <text:p text:style-name="P60"><text:span text:style-name="T3">Tertia autem' eonjugatio necvorum </text:span><text:span text:style-name="T3">a</text:span></text:p>
      <text:p text:style-name="P9"><text:span text:style-name="T3">dorsali medulla </text:span><text:span text:style-name="T20">venientium</text:span><text:span text:style-name="T3"> ex transversis partibus ori-<text:line-break/>tur, ubi fecunda-et tertia vertebra inter se mutuo con-<text:line-break/>gredientes commune rotundum efficiunt foramen, quod<text:line-break/>nervi crassitudini latitudine est aequale. Statim vero<text:line-break/>scinditur, ac altera quidem parte retrorsum fertur, distri-<text:line-break/>butiones quasdam per profundum musculorum, qui inibi'<text:line-break/>funt, exhibens; - postea ad ipsius spinae apicem exurgri,<text:line-break/>indeque rursus nervus hic obliquus in anteriora tenuit;<text:line-break/>in musculos, qui post aurem funt, disseminatus, ab utraque<text:line-break/>parte unus; nam id semper, licet non dicam, te animo<text:line-break/>concipere volo. Altera vero parte, quae in anteriora*<text:line-break/>fertur , tertia haec conjugatio, de qua nunc habetur fer-<text:line-break/>mo, vicinis exortibus permiscetur, distributionesque quas-'<text:line-break/>dam tum aliis, quae illic sunt, corporibus,-tum -latis nru-<text:line-break/>scalis, tum vero iis etiam, qui sunt ante aurem, mittitj<text:line-break/></text:span><text:span text:style-name="T20">musculisque buccas moventibus et iis, qui collum totum<text:line-break/>cum universo capite</text:span><text:span text:style-name="T3"> retro </text:span><text:span text:style-name="T20">erigunt, dijirihuitur. siard<text:line-break/>vero., quae ante scrtwr, ittrique-conjugationi, secundae</text:span></text:p>
      <text:p text:style-name="P9"><text:span text:style-name="T20">scilicet, cujus jam meminimus, et quartae, de </text:span><text:span text:style-name="T20">qua </text:span><text:span text:style-name="T20">mox<text:line-break/>sequemur, permiscetur. Porro accuratam distributionem,<text:line-break/>quam </text:span><text:span text:style-name="T20">in </text:span><text:span text:style-name="T20">anterioribus colli partibus\ habet </text:span><text:span text:style-name="T20">earum </text:span><text:span text:style-name="T20">conjun-<text:line-break/>ctio </text:span><text:span text:style-name="T20">, alibi </text:span><text:span text:style-name="T20">explicabimus. . Nunc vero</text:span><text:span text:style-name="T3"> . id </text:span><text:span text:style-name="T20">modo intellexisti<text:line-break/>statis </text:span><text:span text:style-name="T20">erit, tertiam </text:span><text:span text:style-name="T20">quartamque conjugationem nervos<text:line-break/>communibus colli capitisque musculis, uc praeterea mu,<text:line-break/>siculis buccas moventibus, quemadmodum certe et partibus,<text:line-break/></text:span><text:span text:style-name="T20">quae </text:span><text:span text:style-name="T20">sunt </text:span><text:span text:style-name="T20">posi </text:span><text:span text:style-name="T20">aures , suppeditare.</text:span><text:span text:style-name="T20">,</text:span></text:p>
      <text:h text:style-name="Heading_20_2" text:outline-level="2">Cap. XIV.</text:h>
      <text:p text:style-name="P58"><text:span text:style-name="T3">Quae vero subsequuntur conjugationes,<text:line-break/>commune quidem habent omnes, quod per foramen </text:span><text:span text:style-name="T20">dua-<text:line-break/>bus vertebris commune</text:span><text:span text:style-name="T3"> nervi excidant; commune vero et<text:line-break/>in his,.quod statim in exortu scindantur, quodque aItera<text:line-break/>parte, quae minor est, ad anteriora, altera, quae major,<text:line-break/>per profundum ferantur; </text:span><text:span text:style-name="T3">ac </text:span><text:span text:style-name="T3">primo quidem in.spinae, api-<text:line-break/>cern, inde vero in anteriora rursus feruntur per latum<text:line-break/>musculum, qui buccas una ctnn labiis, citra hoc quod<text:line-break/>maxillae inferioris os moveat, ad. latera abducit,, quem<text:line-break/>neque sp sium anatomici rroyere, evidentissinram licet actio-</text:span></text:p>
      <text:p text:style-name="P9"><text:span text:style-name="T3">nem habeat. Commune hoc praeterea est omnibus dein-<text:line-break/>ceps conjugationibus, ut post primum statim exortum<text:line-break/>brevem quandam nervorum distributionem in muscu-<text:line-break/>los spinales exhibeant. ..Quinetiam omnibus his nervis<text:line-break/>commune est, ut ad spinam retrorsum ferantur ac non-<text:line-break/>nullas propagines musculis colli et capitis communibus<text:line-break/>impertiant. Omnes enim tum qui lu partibus colli an-<text:line-break/>terioribus, tum qui ad ejusdem latura sunt musculi, ner-<text:line-break/>vos ab his conjugationibus capiunt, praeter eos musculos,<text:line-break/>in quos a cerebri conjugationibus distribui nervos dixi-<text:line-break/>mus. Haec igitur omnium nervorum, qui in toto collo<text:line-break/>habentur, communia funt; quod certe collum in omnibus<text:line-break/>iis animalibus, quae non admodum diversam ab homine<text:line-break/>naturam obtinent, septem constat vertebris.</text:span></text:p>
      <text:h text:style-name="Heading_20_2" text:outline-level="2">Cap. XV.</text:h>
      <text:p text:style-name="P58"><text:span text:style-name="T3">Quae vero propria funt in singulis, tum<text:line-break/>accurate quidem in anatomicis administrationibus dicta<text:line-break/>fuere, tum vero nunc quoque per capita ac funrmatim<text:line-break/>ea nos dicere, brevissimo quo possumus sermone compre-</text:span></text:p>
      <text:p text:style-name="P9"><text:span text:style-name="T3">hendentes, est necessarium. Omnes sane, tam </text:span><text:span text:style-name="T3">qui </text:span><text:span text:style-name="T3">in an-<text:line-break/>terioribns, quam qui in lateralibus colli partibus sunt<text:line-break/>musculi, • ah his conjugationibus nervos suscipiunt, iis<text:line-break/>musculis exceptis, ad quos a conjugationibus ex cerebro<text:line-break/>prodeuntibus aliquid distribui praediximus. His igitur<text:line-break/>praecognitis jam clarum erit,- quidquid lu unaquaque<text:line-break/>subscqitenti conjugatione est proprium, cui tu animmii<text:line-break/>adverte. A quarta conjugatione, quae inter tertiam et<text:line-break/>quartam vertebram enascitur, brevis admodum lu simiis<text:line-break/>nervulus ad succedentem pervenit conjugationem, llli,<text:line-break/>qua primum excidit, permixtus. </text:span><text:span text:style-name="T3">.. </text:span><text:span text:style-name="T3">In caeteris autem<text:line-break/>animalibus haud frequenter sane hanc permixtionem fieri<text:line-break/>•conspicimus. Post hanc vero deinceps quinta conjugatio<text:line-break/>post quartam vertebram exoritur. Ac ejus sane una<text:line-break/>quaedam parva portiuncula declivis fertur; quae si parvas<text:line-break/>quasdam a succedentibus conjugationibus portiones as-<text:line-break/>sumpserit, septi transversi nervus evallet. Ex quarta ve-<text:line-break/>ro conjugatione portionem quandam araneosam ad septam<text:line-break/>transversum natura transmisit; ex quinta vero notabilem;</text:span></text:p>
      <text:p text:style-name="P49"><text:span text:style-name="T3">deinde aliam ex sexta; sed hujus minorem, prioris' vero<text:line-break/>majorem. Altera vero hac major particula ad summum<text:line-break/>scapulae ascendit: </text:span><text:span text:style-name="T3">- </text:span><text:span text:style-name="T3">reliquum autem totum . in communi<text:line-break/>scissionis ratione dictum est. Ex succedentibus porro<text:line-break/>conjugationibus sexta quidem post quintam vertebram,<text:line-break/>septima, post sextam,' octava post septimam ex commu- ?<text:line-break/>nibus, ut dictum est, foraminibus excidit, quae postea<text:line-break/>sibi mutuo permixtae ad scapulae sima et ad brachium<text:line-break/>per'.axillam tendunt.<text:tab/>' </text:span><text:span text:style-name="T26">i</text:span><text:span text:style-name="T3"> ' .</text:span></text:p>
      <text:h text:style-name="Heading_20_2" text:outline-level="2">Cap. XVI.</text:h>
      <text:p text:style-name="P58"><text:span text:style-name="T3">Alia vero deinceps conjugatio ex thora-<text:line-break/>cis jam vertebris inter primam nimirum ac secundam<text:line-break/>exoriens plurimam supradictis conjugationibus sui ipsius<text:line-break/>partem permiscet Portioque sane non exigua ipsius in<text:line-break/>primum intercostale discinditur ac ad spinales musculos<text:line-break/>retro pervenit; reliqua vero tota, super primam costam<text:line-break/>extensa, nervo, qui post septimam colli vertebram est,<text:line-break/>copulatur. Deincepsqne hoc modo cum ambae hae, tum<text:line-break/>caeterae praedictae partes per axillam' in scapularum</text:span></text:p>
      <text:p text:style-name="P10"><text:span text:style-name="T3">sima et brachium feruntur, luter fese quodammodo per-<text:line-break/>mixtae ac complicatae. Ac magna eorum pars in bra-<text:line-break/>chii et cubiti musculos distribuitur. Quod vero adhuc<text:line-break/>reliquum est, lu summam manum disseminatur. E dire-<text:line-break/>cto autem quodammodo potissimum sunt ultimae quidem<text:line-break/>praedictarum propagini, quicunque ad summam manum<text:line-break/>pertingunt nervi; ei vero, quae supra hunc est, nervi,<text:line-break/>qui in cubito sunt; quicunque autem in brachio sunt, </text:span><text:span text:style-name="T3">et<text:line-break/></text:span><text:span text:style-name="T3">quicunque his adhuc funt sublimiores ad fcapulamqne<text:line-break/>perveniunt nervi, superioribus conjugationibus sunt e di-<text:line-break/>recto. QuaIenani vero iter per totam manum sariant, ac<text:line-break/>quomodo in singulos musculos distribuantur, lu anatomi-<text:line-break/>cis admluistrationibus jam dictum esu . Eodem etiam mo-<text:line-break/>do ex omnibus thoracis vertebris nervi exoriuntur, fimi-<text:line-break/>lcm omnes distributionem fortiti, eo excepto, qui in </text:span><text:span text:style-name="T20">fe-<text:line-break/>cundo</text:span><text:span text:style-name="T3"> est intercostali. Inde enim manifeste nervus esa-<text:line-break/>dit, ad brachii cutem accedens. Caeterae vero omnes<text:line-break/>conjugationes statim quidem lu exortu portionem quan-</text:span></text:p>
      <text:p text:style-name="P10"><text:span text:style-name="T3">dam spinalibus musculis tribuunt aliisque, qui in dorso<text:line-break/>funt, veluti tum iis, qui scapulas movent, tum etiam<text:line-break/>iis, qui ad humeri dearticulationem ascendunt. Parte<text:line-break/>vero sui ipsarum reliqua universa ac maxima per inter-<text:line-break/>costalla ad os usque pectoris progredientes, tum eos, qui<text:line-break/>intercostalibus sunt, musculos pertexunt,' tum eos etiam,<text:line-break/>qui extrinsecus thoraci impositi sunt, suas ipsarum parti-<text:line-break/>culas per medium eorum emittentes; de quarum singulis<text:line-break/>particulatim in anatomicis admluiltrationibus dictum esu<text:line-break/>Porro, quae a dorsali medulla ad costas nothas accedunt<text:line-break/>nervorum conjugationes, propterea quod costae nothae<text:line-break/>ad sternum non perveniunt, parum quiddam sane sin-<text:line-break/>gulae intercostali sibi respondenti distribuunt, reliqua<text:line-break/>vero tuta sui </text:span><text:span text:style-name="T20">parte</text:span><text:span text:style-name="T3"> ad hypochondrium excidunt, tum<text:line-break/>in eos distributae musculos, qui primi instrati sunt, ex-<text:line-break/>triuseci nimirum et obliqui superneque ex thorace-<text:line-break/>delati, tum in eos etiam, qui recta descendunt car-<text:line-break/>nofique sunt.</text:span></text:p>
      <text:h text:style-name="P6" text:outline-level="2">Cap. XVII.</text:h>
      <text:p text:style-name="P58"><text:span text:style-name="T3">Post has vero sunt, quae lu lumborum<text:line-break/>regione habentur nervorum propagines, non ex communi<text:line-break/>foramine , quemadmodum quae in collo sunt. Nam fu-<text:line-break/>perior dumtaxat vertebra hic perforata commodum ner-<text:line-break/>vo praebet exitum communi illo foramine, quod in collo<text:line-break/>ex ambabus vertebris fiebat, paulatim- transposito </text:span><text:span text:style-name="T20">ad</text:span><text:span text:style-name="T3"> fu-<text:line-break/>periorem; ita ut primo quidem illius exculpatur multunj<text:line-break/>in ipsa, postea vero totum, deinde etiam conscendat ab<text:line-break/>extremo vertebrae ac propago ipsa .fiat supra finem.<text:line-break/>Commune autem omnibus his nervis est, </text:span><text:span text:style-name="T3">quod </text:span><text:span text:style-name="T3">ad spiua-<text:line-break/>les musculos et abdomen et psoas vadunt Ex primis<text:line-break/>autem post diaphragma vertebris iis etiam, qui superne<text:line-break/>descendunt a cerebro, nervis nervus quidam parvus per-<text:line-break/>miscetur ab .unaquaque; in ultimis autem lumborum ver-<text:line-break/>febris duae propagines maxime gignuntur nervorum ad<text:line-break/>crura tendentium ; ipsis autem aliae parvae permiscentur,<text:line-break/>quarum una superposita est,, altera vero lufra primum</text:span></text:p>
      <text:p text:style-name="P9"><text:span text:style-name="T3">foramen in osse sacro vocato positum exoritur. Hae<text:line-break/>igitur statim recedente", primis musculis dearticulationem<text:line-break/>coxendicis moventibus inseruntur; reliqua vero tota pars<text:line-break/>ad crura tenuit ad finem usque ipsorum discissa in<text:line-break/>unumquemque musculum- eadem proportione, qua in -<text:line-break/>manuum musculis fiebat;" quemadmodum in anatomicis ad-<text:line-break/>miuisuationibus explicatum jam est. Nunc enim veluti<text:line-break/>quandam subfigurationem </text:span><text:span text:style-name="T3">et- </text:span><text:span text:style-name="T3">compendium eorum, quae<text:line-break/>accurate in illis libris scripta luere, utilem tironibus fu-<text:line-break/>turam fecimus. Sic sane etiam, qnicunque per reliqua<text:line-break/>ossis lati foramina propagationem habent nervi, musculis-<text:line-break/>que, qui inibi funt, disseminantur, in illo tractatu exqui-<text:line-break/>file narravimus. Nunc hoc tantum dixisse satis sit, sedis,'<text:line-break/>pudendi et vesicae musculis, ipsique etiam pudendo, ac<text:line-break/>praeterea musculis, qui ab osse lato et ab luterna ossis<text:line-break/>pubis parte exoriuntur, omnibusque etiam corporibus ex-<text:line-break/>trinsecus juxta hoc ipsum os latum ac sacrum appellatum</text:span></text:p>
      <text:p text:style-name="P10"><text:span text:style-name="T3">incumbentibus ex internis externisque ejusdem ossis<text:line-break/>facri foraminibus nervorum propagines a dorsali medulla<text:line-break/>gigni, jn os coccyga vocatum terminantes.</text:span></text:p>
      <text:h text:style-name="P2" text:outline-level="1"><text:bookmark-start text:name="bookmark28"/>GALENI DE INSTRVMENTO<text:line-break/>ODORATUS.<text:bookmark-end text:name="bookmark28"/></text:h>
      <text:h text:style-name="Heading_20_2" text:outline-level="2">Cap. I.</text:h>
      <text:p text:style-name="P58"><text:span text:style-name="T3">Odoratum Graeci nominant non solum<text:line-break/>odorum dignotiouem, sed etiam vim ipsam, cujus odo-<text:line-break/>randi, officium est; quemadmodum et gustum non solum<text:line-break/>gustabilinm dignotiouem,, sed et facultatem, ad quam haec<text:line-break/>pertinent: unum tamen in utraque significatione odoratus<text:line-break/>instrumentum; per quod facultas propria sensibilia digno-<text:line-break/>scit, esse putandum est, quod ocnio et linguae propor-<text:line-break/>tione respondeat. Hoc igitur primo mentis intuitu nnsus<text:line-break/>esse videtur; quandoquidem, si occlusis naribus spiritum</text:span></text:p>
      <text:p text:style-name="P50"><text:span text:style-name="T3">ore adducimus, -odorem nullum sentimus: </text:span><text:span text:style-name="T3">sic </text:span><text:span text:style-name="T3">autem spi-<text:line-break/>ritum apertis naribus attrahimus, odor sensam protinus<text:line-break/>movet. An igitus membrana sive tunica (nam utroque<text:line-break/>modo nominant), quae naribus substernitur, odores digno-<text:line-break/>fcat, dignum inquisitione ridetur; siquidem non </text:span><text:span text:style-name="T3">os </text:span><text:span text:style-name="T3">nasi<text:line-break/>aut quidquam intra os odoratus instrumentum esu Si<text:line-break/>quis igitus sibi neres aut odoramentis aut alia re vehe-<text:line-break/>menter olente impleat, non ante odorem percipiet, quam<text:line-break/>spiritum attraxerit: quam oh causam quibusdam nasus<text:line-break/>semita quidem olentium rerum videtur, at ipsum corpus,<text:line-break/>quod odores sentit, superius esse alicubi locatum. Quare<text:line-break/>necesse est corporum, quae nafi spiraminibus continua sunt,<text:line-break/>cognitionem habere ab ipsa anatome edoctos: fed quo-<text:line-break/>riiam non omnibus hae partes </text:span><text:span text:style-name="T20">cognitae</text:span><text:span text:style-name="T3"> sunt, satius est,<text:line-break/>quonam‘modo constitutae'luit, exponere.<text:tab/>, ’</text:span></text:p>
      <text:h text:style-name="Heading_20_2" text:outline-level="2">Cap. II.</text:h>
      <text:p text:style-name="P58"><text:span text:style-name="T3">Quum nasus igitur in se septum quoddam<text:line-break/>per media loca, deductum habeat, duoque foramina satis</text:span></text:p>
      <text:p text:style-name="P10"><text:span text:style-name="T3">conspicua, haec, inquam, quae cernuntur et lu singulis<text:line-break/>naribus singula sunt, sciendum est, eorum utiumque supra<text:line-break/>media nafi. loca in </text:span><text:span text:style-name="T3">duas </text:span><text:span text:style-name="T3">partes esse divisum: quarum<text:line-break/>altera pars oris intima pervadit, altera alta, ut ab ini-<text:line-break/>tio ferebatur ad ipsum' cerebrum scandit, quod et ipsum<text:line-break/>processus duos ad haec ipsa loca spectantes habet, eosque.<text:line-break/>oblongos et concavos, qui ex anterioribus cerebri ventri-<text:line-break/>culis ortum habent; et ad eam calvariae partem, unde,<text:line-break/>nasus oritur, descendunt: quo loco ossa coli similia, quasi<text:line-break/>colaloria dixeris, posita simt, quorum quae utilitas fit,<text:line-break/>fatis ex ipsi, nomine declaratur. Crassa autem meninx,<text:line-break/>quae ossibus modo nominatis substernitur,., minutis, est.<text:line-break/>pervia foraminibus: per quae primum quae, crassiora ce--"<text:line-break/>rebri'.supervacua sunt, transmittuntur (quae caeteraque</text:span><text:span text:style-name="T26">1</text:span><text:span text:style-name="T3">**’<text:line-break/>similia post Aristotelem solemus excrementa nominare).<text:line-break/>Nam quae vapori similia sunt, in sublime lata per cal-<text:line-break/>variae suturas excernuntur </text:span><text:span text:style-name="T42">ι </text:span><text:span text:style-name="T3">quae vero crassa sunt, ut<text:line-break/>mucus, prona feruntur, primumque per crassam menrn-</text:span></text:p>
      <text:p text:style-name="P10"><text:span text:style-name="T3">gem, deinde per ossa coli similia trajecta, tandem lu ipsas<text:line-break/>neres incidunt. Sed tamen, dum haec ita defluunt, pars<text:line-break/>eorum in os per ea foramina, quae a naribus in ipsum<text:line-break/>transire diximus, interdum delabuntur. Mucusque, qui<text:line-break/>crassior est, praesertim si et glutinosus fit, in duas partes<text:line-break/>sic divisus, ut altera in eas vias, quae ad </text:span><text:span text:style-name="T3">os </text:span><text:span text:style-name="T3">pertinent,<text:line-break/>interdum influat, altera lu nares utrinque excernitur,<text:line-break/>e naribus per efflatum vehementem, ex ore </text:span><text:span text:style-name="T3">per </text:span><text:span text:style-name="T3">screa-<text:line-break/>tum. Nasi autem foraminibus, quae recta sunt, et ad<text:line-break/>ossa colo similia ascendunt, itemque iis, quae obliqua, ut<text:line-break/>in os ipsum, traducta sunt, exanguis tunica, crassior,’ quam<text:line-break/>membrana, substernitur, quae ei tunicae continua est,<text:line-break/>quae totam oris circumferentiam interiorem linguarnque,<text:line-break/>complectitur, et praeterea fauces et Iaryngem et asperam<text:line-break/>arteriam </text:span><text:span text:style-name="T3">et </text:span><text:span text:style-name="T3">gulam ambit. In quam tunicam, quae una<text:line-break/>est et sibi undique continua, et in omnibus memoratis:</text:span></text:p>
      <text:p text:style-name="P10"><text:span text:style-name="T3">partibus eandein substantiae speciem habere cernitur,<text:line-break/>quanquam non aequalem crassitienr, nervi quidam a .cere-.<text:line-break/>bro orti distribuuntur, et ii quidem exiles, exceptis iis,' •<text:line-break/>qui in linguam inserunto, quibus natura satis crassitu-<text:line-break/>dinis dedit, propterea quod partem hanc acutiori sensu<text:line-break/>praeditam esse oportuit, quippe quam natura gustus in-,<text:line-break/>stnrmentum esse voluit. Similem ob causam nervi etiam<text:line-break/>crassiores iis, quos lingua recepit, oculis dati sunt: post<text:line-break/>quos auribus et ori ventriculi, quandoquidem et ipsum<text:line-break/>sensu exquisito pollere oportuit, ut quum sermo de eo<text:line-break/>haberetur, demonstratum est. Ut igitur oculus visus est<text:line-break/>instrumentum, amis auditus, lingua gustus, sic ventricur<text:line-break/>lus cibi et potionis appetendae instrumentum constitutus<text:line-break/>est, praefertirn ejus os. Vim vero tangendi valde hebevj.<text:line-break/>tem iu sensibilium dignotione natura creavit:' nec eam<text:line-break/>certo loco seclusit, (quod lu iis omnibus feeit, de quibus<text:line-break/>modo dictum est,) scd in universum corpus distribuit.<text:line-break/>Itaque ei nervos minores dedit, eosdeinque duros, qui</text:span></text:p>
      <text:p text:style-name="P11"><text:span text:style-name="T3">. maxima ex parte a spluali medulla, ortum habent; in</text:span></text:p>
      <text:p text:style-name="P9"><text:span text:style-name="T3">partus vero, quas supra nominari, quae exquisitiori sensu<text:line-break/>indigebant, nervos et majores et molliores inseruit,’eos-<text:line-break/>demque omnes </text:span><text:span text:style-name="T20">a</text:span><text:span text:style-name="T3"> cerebro deductos. Cernendi igitur in-<text:line-break/>strumentum natura lucidissimum fecit, ut quod lucem<text:line-break/>lentum et splendorem fentire debebat: quod autem ad<text:line-break/>auditum attinet, aeris _ similem constituit, siquidem ad<text:line-break/>sonos, qui vehuntur aere, recipiendos dicaverat: fic et<text:line-break/>quod sapores dignoscit, quod linguam’ appellamus, ex<text:line-break/>humieliori corporis substantia molita est: aliquid vero,<text:line-break/>quod inter naturam aeris et humoris est, lu odorandi<text:line-break/>sensum cadit, quod neque ita tenue est, ut aer, neque<text:line-break/>ita crassum, ut humor; id enim, quod </text:span><text:span text:style-name="T3">a </text:span><text:span text:style-name="T3">rerum corpori-<text:line-break/>bus exhalat, odoris substantia est, quod ex rosis maxime<text:line-break/>similibusque, quae fic tenera funt, cognofccre licet, quo-<text:line-break/>rum omnium corpora celeriter minora et ficciora red-<text:line-break/>duntur: ex quo aperte intelligitur, ex earum rerum sub-<text:line-break/>stantia partem humidiorem in halitum digeri. ,</text:span></text:p>
      <text:h text:style-name="Heading_20_2" text:outline-level="2">Cap. <text:span text:style-name="T58">II</text:span>I.</text:h>
      <text:p text:style-name="P58"><text:span text:style-name="T3">Sed jam odoratus, instrumentum quaera-</text:span></text:p>
      <text:p text:style-name="P9"><text:span text:style-name="T3">mus; primumque constitutionem partium,, quae naribus<text:line-break/>continuae sunt, confideremus, deinde propria actionis<text:line-break/>accidentia. Quum - igitur lu utroque nasi meatu tunica<text:line-break/>ossibus obducta sit, quam et ejusdem naturae et continu-<text:line-break/>am cum ea esse diximus, quae os linguamque et fauces<text:line-break/>ambit, quanquam eo disserat, quod tenuior est: aut'<text:line-break/>haec instrumentum odoris sentiendi statuenda est, aut os<text:line-break/>ipsum nafi, quandoquidem pars tertia nulla relinquitur.<text:line-break/>Sed ossi non modo non odorandi, sed ne tangendi qui-<text:line-break/>dem sensus datus est: tunica vero, quae intus substerni-<text:line-break/>tur, ut ei fimillima est, quae coelum, capitis et palatum<text:line-break/>ambit, fic eandem superare sensus acumine </text:span><text:span text:style-name="T42">ήοη </text:span><text:span text:style-name="T3">potest,<text:line-break/>poterat tamen sola nervorum magnitudine praestare, ut<text:line-break/>lingua: at nec ea re praestare cernitur, sed nervorum<text:line-break/>tantum adepta est, quantum ad sensum tactus necessarium<text:line-break/>erat. Item natura ejus tunicae substantiae earum rerum,<text:line-break/>qnae odoratum movent, non respondet; at reliquae re-</text:span></text:p>
      <text:p text:style-name="P9"><text:span text:style-name="T3">spondent: </text:span><text:span text:style-name="T3">quandoquidem videndi instrumentum splendi-<text:line-break/></text:span><text:span text:style-name="T3">dum </text:span><text:span text:style-name="T3">est: audiendi </text:span><text:span text:style-name="T3">autem </text:span><text:span text:style-name="T3">aereum: sicuti gustandi humi-<text:line-break/></text:span><text:span text:style-name="T3">dum </text:span><text:span text:style-name="T3">et spongiosum est; quod vero ad tactum attinet,<text:line-break/></text:span><text:span text:style-name="T3">durum </text:span><text:span text:style-name="T3">ac terressee est: cum natura in fabricandis </text:span><text:span text:style-name="T3">cujus-<text:line-break/>que </text:span><text:span text:style-name="T3">sensus instrumentis similitudinem seusibilium secuta<text:line-break/>Jit. Itaque et odoratus instrumentum vaporis simile </text:span><text:span text:style-name="T3">esse<text:line-break/></text:span><text:span text:style-name="T3">oportebat, non durum et terrestre, ut tunica, quae<text:line-break/>naribus indita est, quae non solum talis est, sed </text:span><text:span text:style-name="T3">etiam<text:line-break/></text:span><text:span text:style-name="T3">nervis justae, magnitudinis curet, quos certe habuisset,<text:line-break/>et in ea </text:span><text:span text:style-name="T3">re </text:span><text:span text:style-name="T3">linguae praelata esset; cum lu ordine instru-<text:line-break/>mentorum seusus tertium locum ad dignoscendam </text:span><text:span text:style-name="T3">tenu-<text:line-break/></text:span><text:span text:style-name="T3">em substantiam teneat. Nervus enim opticus ad id ma-<text:line-break/>gnitudinis pervenit, ut eo multo major sit, qui ad </text:span><text:span text:style-name="T3">os<text:line-break/></text:span><text:span text:style-name="T3">ventriculi deductus est, quamvis non in oculum </text:span><text:span text:style-name="T3">totum<text:line-break/></text:span><text:span text:style-name="T3">distributus sit, sed crystallinum corpus tantum attingat;<text:line-break/>hoc enim, ut alias demonstravimus, praecipuum ceruen-<text:line-break/>di instrumentum est. Auditus autem foramen, </text:span><text:span text:style-name="T3">cujus<text:line-break/></text:span><text:span text:style-name="T3">interior terminus valde exiguus est, qui nervum excipit,<text:line-break/>tantum nervi et ipsum accepit, quantum magnitudinis</text:span></text:p>
      <text:p text:style-name="P10"><text:span text:style-name="T3">fuae ratio ferebat; Nec vero linguae </text:span><text:span text:style-name="T20">nervi</text:span><text:span text:style-name="T3"> a cerebro<text:line-break/>orti exiles tributi sunt. Ergo nec id instrumentum,<text:line-break/>qi.d ah odore movetur, gracilem a natura nervum<text:line-break/>accepisset, ut is, qui in narium tunicas distributus est:<text:line-break/>atque hoc idem vaporis simile esse necesse est, talis<text:line-break/>enim est odorum substantia. Ex quibus rebus efficitur,<text:line-break/>ut ipsi quoque in investigando odoratus instrumento a<text:line-break/>naribus abducamur, si quaestionem quidem ad judican-<text:line-break/>dmn a constitutione partium sumamus: si vero rem a<text:line-break/>propriis actionis accidentibus investigare volumus, nul-<text:line-break/>lum odoris sensum, nisi spiritu naribus attracto, moveri<text:line-break/>vidcbimus, quamquam ipsae nares quandoque vapore'<text:line-break/>etiam vehementer' olente repletae sint. Si quis igitur in<text:line-break/>cubiculo admodum angusio bitumen casiamve, aut myi-<text:line-break/>rham thusve, aut styracem in suffitum colliquet, ut un-<text:line-break/>dique circumfusum aerem odore vehementi repleat, mox<text:line-break/>eundem sic naribus excipiat, </text:span><text:span text:style-name="T3">ut </text:span><text:span text:style-name="T3">attrahere per intervalla<text:line-break/>longa conetm, hic rei veritatem ‘ intelliget. Siquidem<text:line-break/>tantummodo, dum spiritum adducet, odorem scntiet:</text:span></text:p>
      <text:p text:style-name="P9"><text:span text:style-name="T3">interjectis autem temporibus, cum spiritum continebit,'<text:line-break/>qdorem nullum percipiet, quanquam nares olenti vapore<text:line-break/>repletae funt: hoc idem eveniet, si in ipsas aliquid ve-<text:line-break/>hementis odoris instilles, nam ita quoque solo attracti<text:line-break/>Iphitus tempore odorem percipies. His de causis pars<text:line-break/>corporis, quae odores dignoscit, alia esse videtur, eaque<text:line-break/>interius in corpore posita, non quae tam in promptu est’<text:line-break/>et 'in summo corpore locata, ut tunica, quae naribus<text:line-break/>indita est. Pectus igitur (ut ex sermone, qni de respira-<text:line-break/>tione habitus est, intelleximus) a musculis quibusdam<text:line-break/>dilatatur, eodemque tempore motus pulmonis conlequi-<text:line-break/>tur: ita aerem trahi continui ratione necesse est et per<text:line-break/>usperam arteriam, et per fauces, et ore, et naribus.<text:line-break/>Quare videndum est, cum nasi tunica non odoratus in-<text:line-break/>stramentum sit, an ei, quae palatum ambit, hoc delatum<text:line-break/>munus sit: mox idem de faucibus et aspera arteria<text:line-break/>quaerendum esu Palati igitur tunica fime haud erit odo-<text:line-break/>ratus instrumentum: quandoquidem obstructis naribus.</text:span></text:p>
      <text:p text:style-name="P51"><text:span text:style-name="T3">• aut digito'sic compressis, ut claudantur, spiritu autem<text:line-break/>ore adducto, nullus odoris scnsus movetur: . eandem ob<text:line-break/>causam nec fauci </text:span><text:span text:style-name="T3">m </text:span><text:span text:style-name="T3">nec asperae arteriae id. officium<text:line-break/>esse putandum est.<text:tab/></text:span><text:span text:style-name="T3">-</text:span></text:p>
      <text:h text:style-name="Heading_20_2" text:outline-level="2">Cap. IV.</text:h>
      <text:p text:style-name="P58"><text:span text:style-name="T3">Sed </text:span><text:span text:style-name="T20">jam reflet,</text:span><text:span text:style-name="T3"> ut de reliqua foraminum<text:line-break/>parte confideremus, , quae per ossa colo similia </text:span><text:span text:style-name="T3">ad </text:span><text:span text:style-name="T3">ipfirm<text:line-break/>cerebrum nscendit, quae et ipsa caeterarum similitudinem<text:line-break/>in constitutione secuta </text:span><text:span text:style-name="T3">esti </text:span><text:span text:style-name="T3">nam ea 'tunica, quae hanc<text:line-break/>meatuum partem succingit, substantiam cum inferiori<text:line-break/>tunica eandem habet, eandemque nervorum tenuitatem,<text:line-break/>accidentium vero ratio diversa est. Licet enim cerebro,<text:line-break/>dum in adducendo 'spiritu per sua quafi germina quae-<text:line-break/>dam agit pectusque dilatat, aliquid et ipsi ad suos ven-<text:line-break/>triculos attrahere: nec enim ei 'impossibile est, quiun<text:line-break/>alia moveat, . sibi motum- quemdam eumque exiguum<text:line-break/>praebere,' modo in se ipsum, modo ex se ipso,' ita ut<text:line-break/>tum compressius fit, quum sese contrahit, fusius vero,<text:line-break/></text:span><text:span text:style-name="T52">quum.se </text:span><text:span text:style-name="T3">ex.omni parte dilatat; quum autem in se ipsum</text:span></text:p>
      <text:p text:style-name="P9"><text:span text:style-name="T3">eolligitur, tunc extrinsecus aer continui ratione sequa-<text:line-break/>tur, idemque repulsus effletur, quum cerebrum difsumli-<text:line-break/>tur. Quum haec igitus nos olim nobiscum cogitaremus,<text:line-break/>forte contigit, ut quidum, cui odorandi sensus </text:span><text:span text:style-name="T20">a diuturna<text:line-break/></text:span><text:span text:style-name="T3">tum gravedine tum destillatione laesus esset, </text:span><text:span text:style-name="T3">ad </text:span><text:span text:style-name="T3">nigellam<text:line-break/>remedii causa confugeret. Quam, ut ratio medicamenti<text:line-break/>postulat, quum contudisset diligenter et in pulverem li-<text:line-break/>quasset, veterique oleo immiscuisset; iterum eandem cmn<text:line-break/>eo humore minutissime trivit; mox aquam ore excepit,<text:line-break/></text:span><text:span text:style-name="T20">Ct</text:span><text:span text:style-name="T3"> supino capite non minimam medicamenti partem sibi<text:line-break/>naribus instillatam adducto spiritu vehementius attraxit:<text:line-break/>eodemque modo triduum medicamento utens, magnum<text:line-break/></text:span><text:span text:style-name="T13">ex </text:span><text:span text:style-name="T3">eo juvenis ille adjumentum cepit ..Quarto autem die,<text:line-break/>quum eodem medicamento fic usus esset, ut spiritum vio-<text:line-break/>lentius quam anle attraheret, gravem in intimo capite<text:line-break/>morsum, percepit; qui tamen quum sensim leniretur, po-<text:line-break/>stera die prorsus sedatus est.. Qui eventus mihi argu-<text:line-break/>mento sitit, nigellae-paulum usque ad cerebri ventriculos.</text:span></text:p>
      <text:p text:style-name="P10"><text:span text:style-name="T3">esse attractum, quod </text:span><text:span text:style-name="T3">aut membranae, </text:span><text:span text:style-name="T3">quae secundarum<text:line-break/>modo, quibus, involvuntur </text:span><text:span text:style-name="T3">foetus, </text:span><text:span text:style-name="T3">intexta </text:span><text:span text:style-name="T3">est, </text:span><text:span text:style-name="T3">ani for-<text:line-break/>tasse ipsi cerebro inhaerens dolorem intulit: atque hoc<text:line-break/>idem illius, rei consensu approbatum apparet, quod </text:span><text:span text:style-name="T20">va-<text:line-break/>poris</text:span><text:span text:style-name="T3"> quodammodo simile proprium odoratus "nstiumen-<text:line-break/>tuin esse oportet. Ex quibus rebus ego - commotus, aliis<text:line-break/>quibusdam aliisque alias, multisque deinceps famulis<text:line-break/>eodem medicamento in </text:span><text:span text:style-name="T3">nares </text:span><text:span text:style-name="T3">instillato, eos spiritum ve-<text:line-break/>hementer trahere jussi: </text:span><text:span text:style-name="T3">quorum </text:span><text:span text:style-name="T3">alii nullum, alii levem,<text:line-break/>alii gravem morsum alte </text:span><text:span text:style-name="T3">in </text:span><text:span text:style-name="T3">capite senserunt. Ex quibus<text:line-break/>rebus caeterisque, de quibus ante disputatum est, </text:span><text:span text:style-name="T3">quum<text:line-break/></text:span><text:span text:style-name="T3">ratiocinaremur, sensum odoris lu ventriculis cerebri<text:line-break/>anterioribus fieri existimavimus. Aderant autem insuper-,<text:line-break/>argumenta multa, quae huic rei fidem non exiguam affe-<text:line-break/>rebant: -primum quidem, quoniam is, quem gravedo capi-<text:line-break/>tis ob repletum crassis vaporibus cerebrum opprimebat,<text:line-break/>evidens a sternutamentis adjumentum cepit: alterum vero,<text:line-break/>quoniam ipsum cerebrum in retentione spiritus impletur<text:line-break/></text:span><text:span text:style-name="T3">e </text:span><text:span text:style-name="T3">tcalefit, 'nt paulo post dicam.: aequum est igitur, cere-</text:span></text:p>
      <text:p text:style-name="P10"><text:span text:style-name="T3">brnm nunc spiritum trahere, ut refrigerium capiat, nunc,<text:line-break/>eundem reddere, ut noxia a. se expellat: quibus tertium<text:line-break/>quoque argumentum adjunctum est, quod </text:span><text:span text:style-name="T20">ii,</text:span><text:span text:style-name="T3"> quibus caput<text:line-break/>an. sole exustum est aut modo quodam alio. incalescit,<text:line-break/>odore rosarum, aut si qua alia sunt, quae naribus admota<text:line-break/>non injucunde refrigerent, haud dubiam sibi medelam </text:span><text:span text:style-name="T20">ac-<text:line-break/>cipiant. Sed</text:span><text:span text:style-name="T3"> et illud aderat, </text:span><text:span text:style-name="T3">quod </text:span><text:span text:style-name="T3">ad eandem fidem fa-<text:line-break/>ciendam concurreret, quod odoris sensus in narium tuni-<text:line-break/>ca moveri nullo modo potest: </text:span><text:span text:style-name="T3">id </text:span><text:span text:style-name="T3">enim, quod paulum pro-<text:line-break/>habilitatis ab Aristotele acceperat, quuin exquireretur,<text:line-break/>falsum inventum esu</text:span></text:p>
      <text:h text:style-name="Heading_20_2" text:outline-level="2">Cap. V.</text:h>
      <text:p text:style-name="P58"><text:span text:style-name="T3">Ut igitur totum ejus lu ea re decretum<text:line-break/>diligenti inquisitione exploretur, a sccundo capite supe-<text:line-break/>rius posito disserentes exordiamur. Mini igitur cogitanti,<text:line-break/>quid causae sit, si in naris tunica odorum sensus positus<text:line-break/>est, cur tantummodo, dum spiritum trahimus, odorem<text:line-break/>percipiamus, reliquo autem tempore odoris sensu carea-<text:line-break/>mus, illud tantum probabile repertum est, instrumen-<text:line-break/>tum odoratus non in summa superficie tunicae narium,</text:span></text:p>
      <text:p text:style-name="P10"><text:span text:style-name="T3">sed multo interius in ea esse locatum, sic ut foramina<text:line-break/>quaedam ad ipsum pertinentia habeat, quae non semper<text:line-break/>aperta sint, sed operculis quibusdam membranae simili-<text:line-break/>bus tenuibnsque tegantur: quae opercula ab impetu at-<text:line-break/>tracti spiritus reserentur, ut.ad eam partem, in qua<text:line-break/>vis odoris dignoscendi posita est, proprium ejus senfibile<text:line-break/>perveniat. Tale est, quod Aristoteles sentire videtur et<text:line-break/>eo libro, quem de anima secundum scripsit, et eo, quem .<text:line-break/>de sensu et sensibilibus, qui liber idem de sensu et sen-<text:line-break/>foriis, ut ita dicam, inscribitur; sic enim lustramenta<text:line-break/>fensus appellare Aristoteles solet In secundo igitur de<text:line-break/>anima haec ab eo scripta sunt: </text:span><text:span text:style-name="T20">Sic et odoratus inserat-<text:line-break/>mentum in aliis operculo caret, ut oculi; in aliis, quae<text:line-break/>aerem'recipiunt , operculo tegitur, quod respirante ani-<text:line-break/>mali ex dilatatione ' venarum et saraminum</text:span><text:span text:style-name="T3"> • abducitur,<text:line-break/>lu volumine vero de sensu et sensoriis: </text:span><text:span text:style-name="T20">Sed</text:span><text:span text:style-name="T3"> in iis,<text:line-break/>inquit, </text:span><text:span text:style-name="T20">quae respirant, spiritus id, quod veluti opercu-<text:line-break/>lum incumbit, abducit, ratione cujus non sentiunt, nisi</text:span></text:p>
      <text:p text:style-name="P10"><text:span text:style-name="T20">respirent-, iniis vero', quae non respirant, id operculum<text:line-break/>non esi, ut in oculis accidit: nam animantes quaedam<text:line-break/>palpebras Juibent, quae nisi abducantur, cernere ne-<text:line-break/>queunt: nonnullae, quibus oculi duri sunt, palpebris<text:line-break/>carent, ut nullo egeant, quod eas abducat, sed tantum<text:line-break/>protinus cernant, quantum earum natura patiatur.<text:line-break/></text:span><text:span text:style-name="T3">Haec Aristoteles, qui locum quaerere, in quo primum<text:line-break/>odoris sensus positus sit, nulla ex parte lentavit: eaque,<text:line-break/>quae de foraminibus apertis, quanquam non lutelligen-<text:line-break/>tiam fugiunt, ut quaedam a quibusdam dicta, non tamen<text:line-break/>locum habere'in nasi meatibus possunt. In palpebris igi-<text:line-break/>tur motus animalis voluntate cietur, et ob eum rem uo-<text:line-break/>bis licet, quoties volumus, et componere et abducere;<text:line-break/>in odorar’di vero sensu non ita se res habet: apertio<text:line-break/>enim, quam dixit, foraminum attracti spiritus accidens<text:line-break/>est, non opus nostrum. Sed, quonam modo accidat,<text:line-break/>deinceps videndum. Quamquam aequum erat Aristotelem,<text:line-break/>rationis parentem, suam opinionem stabilire, non absto-</text:span></text:p>
      <text:p text:style-name="P10"><text:span text:style-name="T3">lute pronuntiare, </text:span><text:span text:style-name="T3">nobisque </text:span><text:span text:style-name="T3">relinquere, ut, quaenam ejus<text:line-break/>Iententia fuisset, veluti vaticinaremur, cmn nihil ipsis<text:line-break/>dilucide dixisset, nec eam, </text:span><text:span text:style-name="T3">quam </text:span><text:span text:style-name="T3">in scriptis posuit, jfo-<text:line-break/>raminum constitutionem declarasset, in tunicane narium<text:line-break/>an loco quodam alio haec sua odoratus foramina esse<text:line-break/>arbitraretur. Quae non in naribus esse, ex eo patet,<text:line-break/>quod, si ita esset, ea impetus aeris foris irruentis aperi-<text:line-break/>ret etiam sine ullo attracto spiritu: hoc autem non fieri<text:line-break/>perspicuum esse potest, si quis aut motum aeris in cubi-<text:line-break/>culo odore admodum vehementi repleto moliatur, aut<text:line-break/>eodem lu loco nares ventu objiciat, aut naribus lustro-<text:line-break/>menta quaedam cava admoveat, quibus aer potest impel-<text:line-break/>li: ea calami funt </text:span><text:span text:style-name="T20">et</text:span><text:span text:style-name="T3"> vesicae utrinque foratae, quibus<text:line-break/>cornicula inhaereant: attamen his omnibus aerem im-<text:line-break/>pellentibus nullus odoris sensus excitatur. Nec vero id<text:line-break/>quenquam dicere/licet, talem nafi trrnicae foramina ha-<text:line-break/>here motum, qualem cordis ventriculi habent, qui cuni</text:span></text:p>
      <text:p text:style-name="P10"><text:span text:style-name="T3">dilatantur, ora vasorum aperiuntur, quibus in cor ma-<text:line-break/>teriae invehuntur: aut enim dicendum est motum fora-<text:line-break/>niinurn nobis volentibus cieri, aut sine voluntatis impe-<text:line-break/>rio , ut cor ipsum movetur. Si igitrir ea foramina no-<text:line-break/>stra voluntate moventur, licebit sine ullo etiam attractu<text:line-break/>fpiritu eadem dilatare, indeque odorem percipere: sin<text:line-break/>autem naturalis motus eorum sit, nihilominus hoc idem<text:line-break/>licere perspicuum est: at nunquam, nisi adducto spiritu,<text:line-break/>odorem sentimus: ex quo apertum relinquitur, foramina,<text:line-break/>ut ait, odores dignoscentia neque animali volente neque<text:line-break/>sine ejusdem voluntate proprium motum habere, quo<text:line-break/>eorum ostiola referentur. Nec vero motus instrumento-<text:line-break/>rum, .quae respicationi accommodata sunt, illos odoran-<text:line-break/>di meatus dilatare poterunt: pectus enim (ut, cum sermo<text:line-break/>de instrumentis respirationi • scrvientibus haberetur, de-<text:line-break/>monstratum est) a musculis dilatatur; pulmo autem ex'<text:line-break/>omni parte consequitur, unaque cum pectore contiuui<text:line-break/>natione dilatatur, cujus item motum aer extrinsecus </text:span><text:span text:style-name="T20">fe-</text:span></text:p>
      <text:p text:style-name="P10"><text:span text:style-name="T3">quitur: corpora vero aerem vehentia, sive sit os, sive nares,<text:line-break/>sive guttur, non dilatari necesse est, quandoquidem his,<text:line-break/>ut tantunmrodo pateant, opus est, non ut majorem latitu-<text:line-break/>dinem sibi assumunt. Ex quo intelligitur, tenuia illa tu-<text:line-break/>nicae narium foramina motu instrumentorum, quae ad<text:line-break/>ducendum spiritum natura aptavit, aperiri non posse;,<text:line-break/>ut reliquum sit, eosdem solo aeris impetu reserari, quem,<text:line-break/>ut dictum est, moliri etiam non' attracto spiritu possu-<text:line-break/>mus. Quod si quis eorum, qui ob stuporem mulsa temere<text:line-break/>pronnnciant, foramina eo tantum tempore aperiri dicat,<text:line-break/>quo spiritum trahimus, is a nobis admonebitur,- ut ea<text:line-break/>meminisse velit, quae supra, dum hoc idem redarguere-<text:line-break/>mus, disputata sunt, eo orationis loco, ubi illa foramina<text:line-break/>aut animalis voluntate aut quodam naturali motu ape-<text:line-break/>riri diximus: quorum neutrum fieri apertum est. Nam<text:line-break/>si animalis voluntate aperirentur, nostrae potestatis esset,<text:line-break/>quoties vellemus, ea aperire, etiam nullo spiritu ad-<text:line-break/>ducto:: idem yero si naturae opera fieret, qualis motifs</text:span></text:p>
      <text:p text:style-name="P10"><text:span text:style-name="T3">cordis est, non femper cum adducto spiritu contingeret,<text:line-break/>fed proprium sui motus ordinem haberet, ut lu idem<text:line-break/>tempus nunc cum acceptu spiritu concurreret, nunc<text:line-break/>cum eodem redditu, nunc cum tota respiratione retenta.<text:line-break/>Si igitur neque per se, neque cum motu lustramentorum,<text:line-break/>quae ad ducendum spiritum accommodata sunt, illa tu-<text:line-break/>nicae nariuin foramina aperiuntur, reliquum est, id spiri-<text:line-break/>tus impetu fieri, quem, ut dixi, sine inspiratione movere<text:line-break/>possumus. Si quis autem dubitet, quid causae sit, cur<text:line-break/>tali motu, etiamsi valde violentus sit, nulla tamen odo-<text:line-break/>ris pars in cerebrum impellatur, quanquam tam lata<text:line-break/>extant foramina, ut a cerebro mucus etiam crassissimus<text:line-break/>per ea transfluat: nos eum docebimus, in tali aeris per<text:line-break/>nares impulsu neque in guttur quicqnam neque in pul-<text:line-break/>monem propelli, quandoquidem ea a proprio repleta<text:line-break/>fpiritu praeoccupantur. Quum igitur ne ni anrplas qui-<text:line-break/>dem vias quicquam externi aeris illabatur, nisi instru-<text:line-break/>menta dilatentur, consentaneum est, nec in ea illabi</text:span></text:p>
      <text:p text:style-name="P10"><text:span text:style-name="T3">foramina, quae tam angusta sunt, ut quibusdam ofcitau-<text:line-break/>ter dissecantibus ne quidem existere videantur. Si in<text:line-break/>alterum igitur nasi foramen fistulam, immiseris, ut id ad<text:line-break/>unguem obsuuas, nullus spiritus inire ante poterit,<text:line-break/>quam os aperueris : quo aperto, spiritus is, qui palato<text:line-break/>continebatur</text:span><text:span text:style-name="T3">, </text:span><text:span text:style-name="T3">cum foras effunditur, eum, qui continuus<text:line-break/>est, sequela quadam fecum trahit Ne arbitreris igitur,<text:line-break/>in ejusmodi spiritus per neres impetu quicquam in ce-<text:line-break/>rebrmu impelli: quamelin enim alter spiritus cerebri an-<text:line-break/>fractus locaque vacua occupat, tarndiu nulli alteri ullus<text:line-break/>est ineundi locus prius, quam cerebrum dilatetur: id<text:line-break/>quod fieri nobis spiritum </text:span><text:span text:style-name="T3">’ </text:span><text:span text:style-name="T3">trahentibus potest: primum<text:line-break/>enim dilatatur, ut attrahat, delude sic aerem foris in<text:line-break/>fe recipit: at idem cerebrum spiritum recipere, nisi<text:line-break/>dilatetur, non potest, </text:span><text:span text:style-name="T3">ne </text:span><text:span text:style-name="T3">si quidem is violenter irnpul--<text:line-break/>Ius siti Quod si aliquis velit spiritum vi impulsum </text:span><text:span text:style-name="T20">in-<text:line-break/>gredi ,</text:span><text:span text:style-name="T3"> nunquam tamen is multus esse poterit; aer enim;<text:line-break/>ait scimus, </text:span><text:span text:style-name="T3">'vi </text:span><text:span text:style-name="T3">comprimitur,- idcmque- undique funditur,</text:span></text:p>
      <text:p text:style-name="P10"><text:span text:style-name="T3">.cum horum alterutrum pati contra nataram suum,cogitur;<text:line-break/>ut nulla .eiusmodi violenta causa eum </text:span><text:span text:style-name="T20">a </text:span><text:span text:style-name="T20">loco, quem</text:span><text:span text:style-name="T3"> jam<text:line-break/>occupat, dimovere, valeat: nec vero, cum idem com-<text:line-break/>pressus lu angustiorem locum cogitur, aut fusus in am-<text:line-break/>pliorem extenditur, magnam ad utramvis partem efficit<text:line-break/>mutationem, sed exiguo et processu </text:span><text:span text:style-name="T20">et recessu</text:span><text:span text:style-name="T3"> comprimi-<text:line-break/></text:span><text:span text:style-name="T13">tur </text:span><text:span text:style-name="T3">idem et funditur.. Quam ob causam nihil lu .ce-<text:line-break/>rebrum impellitur, quamvis vehementer spiritum plenis<text:line-break/>maribus comprimas: tunica vero, quae illas ambit, lu<text:line-break/>qua illa odoratus foramina exquirenda posuimus, </text:span><text:span text:style-name="T20">fe</text:span><text:span text:style-name="T3"> ab<text:line-break/>aere foris violenter irruente verberari haud dubie leniit;<text:line-break/>itaque ea foramina ex tam .vehementi aeris in neres </text:span><text:span text:style-name="T20">im-<text:line-break/>petu reserari</text:span><text:span text:style-name="T3"> oporteret, et simul, ac aperta essent, odo-<text:line-break/>ris sensum moveri; at non movetur: ergo ea esse </text:span><text:span text:style-name="T20">non<text:line-break/></text:span><text:span text:style-name="T3">possunt. Sed nec probabile est, naturam. tale quidquam<text:line-break/>frustra machinatam esse; nam .si foramina quaedam ad<text:line-break/>odores percipiendos constituisset, non ea </text:span><text:span text:style-name="T20">impositis.</text:span><text:span text:style-name="T3"> oper-<text:line-break/>culis occlusisset; ut nec ea occlusit, quae, lu auribur</text:span></text:p>
      <text:p text:style-name="P10"><text:span text:style-name="T3">extant. Melius enim est, omnem sensum aptum, esse, qui<text:line-break/>proprium sensibile semper dignoscat, non tantummodo,<text:line-break/>dum- spiritum trahimus- • Nec natura propterea oculis<text:line-break/>operimenta dedit, quia melius esset eos non perpetua in<text:line-break/>actione teneri, scd quia molles erant et ob eam rem<text:line-break/>laedi ab .incursantibus' rebus facile poterant.; </text:span><text:span text:style-name="T20">a</text:span><text:span text:style-name="T3"> quibus ut<text:line-break/>defenderentur, natura palpebras ipsis, quasi quaedam.pro-<text:line-break/>pugnacula, dedit. Sed, nonne et ab ipso Aristotele di-<text:line-break/>ctum est, naturam animantibus iis, quorum oculos ex-<text:line-break/>terior tunica, dura protegit,. ideo palpebras non dedisse,<text:line-break/>quod eos non facile laedere esset, .et ipsi per se nullum<text:line-break/>vel munimentum vel tegumentum vel operculum lu eo .<text:line-break/>animalium genere desiderarent ?. </text:span><text:span text:style-name="T20">At</text:span><text:span text:style-name="T3"> nos jure desideramus<text:line-break/>egemusque et ob causam proxime expositam </text:span><text:span text:style-name="T20">et'</text:span><text:span text:style-name="T3"> somni<text:line-break/>gratia: quisquam enim in aere lucido dormire, nisi tectis<text:line-break/>oculis, non potest.. Itaque illis ipsis animalibus, quae,<text:line-break/>palpebris carent,- ut locustae, gammari, paguri, caneri,</text:span></text:p>
      <text:p text:style-name="P10"><text:span text:style-name="T3">natura sinus quosdam 'tribuit, qui, instante somno, quasi<text:line-break/>cubicula quaedam oculos tutos-reciperent; qui mox lude,<text:line-break/>cum cernendi • voluntas - subiret, eruerentur unaque cum<text:line-break/>cervicibus suis in sublime extollerentur, quarunr in sinn-<text:line-break/>mis partibus oculi tanquam in sede sua collocati sunt,<text:line-break/>quae in excelsis animalium partibus posita </text:span><text:span text:style-name="T3">est. </text:span><text:span text:style-name="T3">Sed haec<text:line-break/>caeteraque similia in libris, </text:span><text:span text:style-name="T3">quos </text:span><text:span text:style-name="T3">de usu partium scripsi-<text:line-break/>mus, satis explicata sunt: quae si quis colligat, is et<text:line-break/>palpebrarum utilitatem cognoscet, et naturam </text:span><text:span text:style-name="T20">in</text:span><text:span text:style-name="T3"> id sem-<text:line-break/>per esse intentam, ut sensus in suis actionibus retinean-<text:line-break/>tur. Quod si majoris utilitatis causia eos certo tempore<text:line-break/>cessare necesse est, in nullam ea de re noster sermo dis-<text:line-break/>ficultatem incurrit: nam quae simul esse non possunt,<text:line-break/>ea ne dii quidem omnes, si-vellent, conjungere possent.<text:line-break/>Quidquid enim suapte natura fieri nequit, </text:span><text:span text:style-name="T3">id </text:span><text:span text:style-name="T3">diis etiam<text:line-break/>ipsis impossibile est. Ne mireris igitur, cur natura, cum<text:line-break/>lensus semper agere velit, his tamen per somnos qui e-<text:line-break/>icere mandet: </text:span><text:span text:style-name="T20">eo</text:span><text:span text:style-name="T3"> enim tempore somnum, rem ab his</text:span></text:p>
      <text:p text:style-name="P10"><text:span text:style-name="T3">actionibus diversam, mavult. Sed hic locus non est,<text:line-break/>ut somni nataram aperiam; naturalia enim et opera<text:line-break/>quaeque et affectus aliis in locis explicata sunt. Dum<text:line-break/>igitur simul dormit, (sive somnus naturale sit opus, sive<text:line-break/>actio, id 'quod judicare non facile est,) sensus ipsi non<text:line-break/>adeo agere possunt, ut bene sentiant: </text:span><text:span text:style-name="T3">ex </text:span><text:span text:style-name="T3">quo intelligi-<text:line-break/>tur, quanquam per somnos non aeque, atque per vigi-<text:line-break/>lias, sensibus agere possumus, non- tamen falsum esse, '<text:line-break/>quod dictum est, sensum omnem melius esse lu perpe-<text:line-break/>tua actione teneri, quam eam intermittere: nec, quam-<text:line-break/>vis a quibusdam rebus foris incursantibus caventes ocu-<text:line-break/>los claudere interdum cogimur, tamen satius est nos eo<text:line-break/>tempore non cernere: melius enim, si oculi sine noxa<text:line-break/>fervari possent, ut per id temporis etiam cerneremus;<text:line-break/>scd quoniam id fieri nequit, iccirco cogimur palpebras<text:line-break/>occludere. Haec in praesenti de utilitate palpebrarum<text:line-break/>nicta sint. Pauca quidem e,multis: nam hic plura dice-<text:line-break/>re tempestivum non esu Redeamus igitur ad illa odo-</text:span></text:p>
      <text:p text:style-name="P10"><text:span text:style-name="T3">ratus foramina, quibus Aristoteles ait naturam opercula<text:line-break/>quaedam dedisse, neque tamen, quae utilitas ab ea re<text:line-break/>animali praebeatur, exposuit, neque rem esse demon-<text:line-break/>stravit. Talia igitur foramina, qualia ab Aristotele dicta<text:line-break/>funt, nedum ullius funt utilitatis, fed etiam per longa<text:line-break/>vitae spatia magnum animalibus detrimentum afferunt,<text:line-break/>quandoquidem eorum vitio odorandi sensu sumus orba-,<text:line-break/>ti: quod nulli ex reliquis fensibus contigisse videmus,<text:line-break/>qui omnes, dum vigilamus, in continuis actionibus ver-<text:line-break/>fantur, si modo propria sensibilia habeant, a quibus<text:line-break/>moveantur. Odoratus igitur foraminum opercula ab Ari-<text:line-break/>stolo posita rem esse et incertam et demonstratione ca-<text:line-break/>rentem, et. quam nulla evidens fides testificetur, equidem<text:line-break/>mihi demonstrasse videor.</text:span></text:p>
      <text:h text:style-name="Heading_20_2" text:outline-level="2">Cap. VI.</text:h>
      <text:p text:style-name="P58"><text:span text:style-name="T3">Nunc vero videndum est, quonam modo<text:line-break/>gravedini capitis sternutamenta medeantur : </text:span><text:span text:style-name="T3">id </text:span><text:span text:style-name="T3">quod ea<text:line-break/>ratione fieri arbitror,, quoniam ex praecedentibus magnis<text:line-break/>expirationibus, consequente autem celerrime efflatu, fler-</text:span></text:p>
      <text:p text:style-name="P9"><text:span text:style-name="T3">nutamenta moventur: efflatum voco expirationem confer-<text:line-break/>tim concitatam. Si autem nihil per sternutamenta ex<text:line-break/>cerebro educeretur, ea gravedinem capitis non modo<text:line-break/>non levarent, verum etiam </text:span><text:span text:style-name="T3">a </text:span><text:span text:style-name="T3">spiritu tum foras confer-<text:line-break/>tirn ruente tum etiam verberante caput magis et ple-<text:line-break/>num et grave redderetur: ut ex magnis vocibus fieri<text:line-break/>cernimus. Quin et morbi quidam ex iis, qui cerebrum<text:line-break/>occupant, ut lethargici et foporosi a sternutatoriis meli-<text:line-break/>«amentis non minimam curationem recipiunt: itemque<text:line-break/>ab iis, quae directo in solem aspectu evocanturi quod<text:line-break/>ex eo fieri arbitror, quia cerebri spiritus vapori similes<text:line-break/></text:span><text:span text:style-name="T3">a </text:span><text:span text:style-name="T3">sole funduntur. Mucum etiam ex cerebro crassum<text:line-break/>et glutinosum sternutamenta </text:span><text:span text:style-name="T3">• </text:span><text:span text:style-name="T3">detrahunt,. quem una eum<text:line-break/>spiritu foras impulso educunt. Non igitur rationi con-<text:line-break/>seutaneurn est, ut, quum spiritus aliquis </text:span><text:span text:style-name="T20">e cerebro</text:span><text:span text:style-name="T3"> per<text:line-break/>sternutamenta extra feratur, idem tamen nullus unquam<text:line-break/>ingrediatur,, praefertim quum et ossibus coli similibus.</text:span></text:p>
      <text:p text:style-name="P52"><text:span text:style-name="T3">i<text:tab/></text:span><text:span text:style-name="T20">f .<text:tab/></text:span><text:span text:style-name="T3">» </text:span><text:span text:style-name="T3">.<text:tab/></text:span><text:span text:style-name="T3">. </text:span><text:span text:style-name="T3">.1 J </text:span><text:span text:style-name="T20">f. </text:span><text:span text:style-name="T20">- .<text:tab/></text:span><text:span text:style-name="T20">.</text:span></text:p>
      <text:p text:style-name="P53"><text:span text:style-name="T20">•<text:tab/>'• </text:span><text:span text:style-name="T20">t *</text:span></text:p>
      <text:p text:style-name="P8"><text:span text:style-name="T3">et cerebri membranae, quae iisdem in superiori parte<text:line-break/>substernitur; insint multa </text:span><text:span text:style-name="T3">foramina. </text:span><text:span text:style-name="T3">Ad </text:span><text:span text:style-name="T3">haec, </text:span><text:span text:style-name="T3">quod<text:line-break/>validi odores caput statim laedant, et impleant; et gra- </text:span><text:span text:style-name="T3">&lt;<text:line-break/></text:span><text:span text:style-name="T3">vent, et in delirium interdum provocent </text:span><text:span text:style-name="T3">, </text:span><text:span text:style-name="T3">argumentum<text:line-break/>est, non nihil substantiae eorum cerebrum tenture, quau-<text:line-break/>..doquidem .nun ob solam communicatam .qualitatem in</text:span></text:p>
      <text:p text:style-name="P8"><text:span text:style-name="T3">tam subitos tamque vehementes affectus incurreret. Ea-<text:line-break/>demque ratione idem, ab odore rosarum juvari consen-<text:line-break/>taneum. est,’ cum a solis exustione laborat: .atque hoc<text:line-break/>.idem adjtmientum ab aere frigido naribus attracto nihi-<text:line-break/>lominus capit, cum ad emrdem modum affectum est: con-<text:line-break/>tra vero a valde calido idem graviter laedi videmus.<text:line-break/>..Addorquod, cum respiratio tuta eam ob causam a cere-<text:line-break/>bro moveatur, ut cordis calor in quadam moderatione<text:line-break/>fervetur, aequum est, ipsum cerebrum hanc ipsam respira-<text:line-break/>tionem sibi primum parare; siquidem suapte natura sis<text:line-break/>rebus facillime obnoxium est, quae immoderate aut cal-<text:line-break/>facrunt, aut refrigerant. Quid igitur? an cerebro natos<text:line-break/>mofumjpullum ingenitum ad hanc utilitatem dedit, quo</text:span></text:p>
      <text:p text:style-name="P54"><text:span text:style-name="T3">spiritum trahat</text:span><text:span text:style-name="T42">, </text:span><text:span text:style-name="T3">' ut fese ventilet atque refrigerium </text:span><text:span text:style-name="T26">c</text:span><text:span text:style-name="T3">a-<text:line-break/>ptet, rursus autem eundem reddat, ut et caetera excre-<text:line-break/>menta et pituitosa atque </text:span><text:span text:style-name="T3">• </text:span><text:span text:style-name="T3">mucosa effundat? nam (ut<text:line-break/>in libris, quos de facultatibus naturalibus conscripsimus,<text:line-break/>demonstratum est) partes corporis omnes et eam facul-<text:line-break/>tatem habent, qua,, quod alienum est, expellant, et eam, </text:span><text:span text:style-name="T3">-<text:line-break/></text:span><text:span text:style-name="T3">qua, quod sibi convenit, attrahunt: quae in ventriculo<text:line-break/>et in utero facile . apparent.<text:tab/>Num igitur natura ventri-</text:span></text:p>
      <text:p text:style-name="P11"><text:span text:style-name="T3">culo vim utram que dedit, alteram, qua id attrahat,<text:line-break/>quod bonum- est,, alteram, qua id expellat, quod malum; •<text:line-break/>easdem vero soli cerebro deesse voluit, quam ob causam<text:line-break/>pati cogatur, ut ea exerementa, quae in ventriculis ejus-<text:line-break/>dem colliguntur, solo pondere expressa defluant et sen-<text:line-break/>sim delabentia tandem in ipsas neres incidant?" Id igitur<text:line-break/>credendum non est, praesertim cum supini tota nocte<text:line-break/>cubamus: impediret enim, ne apoplexia aut carus aut<text:line-break/>morbus comitialis oppletis cerebri ventriculis fierent, ut<text:line-break/>eos, quibus cranium perforatur, saepius statim carus inva-</text:span></text:p>
      <text:p text:style-name="P9"><text:span text:style-name="T3">dit, si contingat, ut, qni operanti medico ministrant,<text:line-break/>cerebri ventriculos immoderate comprimant; sed qnid<text:line-break/>inquam ventriculos?</text:span></text:p>
      <text:h text:style-name="P2" text:outline-level="1"><text:bookmark-start text:name="bookmark30"/>GALENI DE UTERI DISSECTIONE<text:line-break/>LIBER.<text:bookmark-end text:name="bookmark30"/></text:h>
      <text:h text:style-name="Heading_20_2" text:outline-level="2">Cap. <text:span text:style-name="T2">I</text:span>.</text:h>
      <text:p text:style-name="P58"><text:span text:style-name="T3">De </text:span><text:span text:style-name="T3">uteri situ ac magnitudine, deque </text:span><text:span text:style-name="T3">ip-<text:line-break/>fius </text:span><text:span text:style-name="T3">figura habetur cratio, atque unde pendeat, unde<text:line-break/>alatur,, quibus connectatur, quae attingat, de his etiam,<text:line-break/>quae ipsum contexant, et quaecunque gravida muliere<text:line-break/>in utero circa chorion seu membranas foetum involven-<text:line-break/>tes producantur. Situs quidem est intra peritonaeum,<text:line-break/>inter vesicam et rectum intestinum, huic quidem prope<text:line-break/>toti incumbens,, vesicam vero ad umbilicum, qua parte<text:line-break/>fundus ipsius </text:span><text:span text:style-name="T3">est, </text:span><text:span text:style-name="T3">multum excedens; parte autem </text:span><text:span text:style-name="T20">ai.</text:span></text:p>
      <text:p text:style-name="P10"><text:span text:style-name="T3">pudendum tendente vesica uterum cervice excedit. At<text:line-break/>vesica mulierum ad.</text:span><text:span text:style-name="T3">pubem </text:span><text:span text:style-name="T3">sita est, brevioremque virili<text:line-break/>cervicem </text:span><text:span text:style-name="T20">ac</text:span><text:span text:style-name="T3"> latiorem habet, quae luter ossa pubis </text:span><text:span text:style-name="T20">vo-<text:line-break/>cata</text:span><text:span text:style-name="T3"> in muliebre pudendum prope exteriorem fuperio-<text:line-break/>remque ipsius surem pertingit.? At rectum intestinum sacro<text:line-break/>ossi, quod appellatur, quibusdamque lumborum vertebris<text:line-break/>insidet; sinuatur enim aliquo modo hac </text:span><text:span text:style-name="T3">in </text:span><text:span text:style-name="T3">parte intrin-<text:line-break/>secus splua dorsi,, ut extrinsecus gibba videatur, ut de<text:line-break/>ipsa loquitur Hippocrates. Ipfa vero fpina secundum<text:line-break/>longitudinem recta, obliqua est ab osse sacro adusque<text:line-break/>magnum vertebram, cui crurum compago annexa est;<text:line-break/>huc usque gibba efficitur. In hoc etenim' spatio et vel<text:line-break/>sica et genitura, et Iaxa sedis pars continetur. Sedem<text:line-break/>quidem totum rectum intestinum voco; laxam vero sedis<text:line-break/>partem: inferiorem recti intestini partem, ubi maxime<text:line-break/>laxatur. Ad ejus finem quoque est sphincter vocatus;<text:line-break/>ad cujur fane * distinctionem reliquatu recti intestini .</text:span></text:p>
      <text:p text:style-name="P55"><text:span text:style-name="T3">partem, ubi maxime dilatatur, laxam appellavi: ge-<text:line-break/>nisuram vero sive genitales partes sive ipsum etiam<text:line-break/>uterum dico.<text:tab/></text:span><text:span text:style-name="T20">- '<text:tab/>-<text:tab/>i'-</text:span></text:p>
      <text:h text:style-name="Heading_20_2" text:outline-level="2">Cap. II.</text:h>
      <text:p text:style-name="P58"><text:span text:style-name="T3">Magnitudo autem in omnibus aequalis noni<text:line-break/></text:span><text:span text:style-name="T13">• </text:span><text:span text:style-name="T13">est, </text:span><text:span text:style-name="T3">multo namque minor enixae est, major vero prae--<text:line-break/>gnarttis, ac ejus, quae nunquam concepit, multo etiam </text:span><text:span text:style-name="T13">ip-<text:line-break/></text:span><text:span text:style-name="T3">sius minor est, ac pro aetatum ratione iis, quibus </text:span><text:span text:style-name="T20">non--<text:line-break/></text:span><text:span text:style-name="T3">dum veneris exercendae tempus obtingit.- Nam alias et*<text:line-break/>iia, quae venere non utuntur, minor semper esu Sed</text:span><text:span text:style-name="T26">r<text:line-break/></text:span><text:span text:style-name="T3">dnitendum est, quae moderate habet, ejus magnitudluem-<text:line-break/>defcribere. Itaque superiori fundi extremo umbilico</text:span><text:span text:style-name="T26">7<text:line-break/></text:span><text:span text:style-name="T3">piopinquus est </text:span><text:span text:style-name="T20">uterus,</text:span><text:span text:style-name="T3"> luscrius autem extremum ad mu-'<text:line-break/>liebre pudendum habet, atque a loco, ad quem' pertingit,<text:line-break/>ad exteriorem pudendi extremitatem non aequale in 'omu<text:line-break/>nibus spatium est, ut plurimum tamen moderatum un-<text:line-break/>decim digitorum; secundum latitudluem vero ad utraque'<text:line-break/>ilia suis cornibus porrigitur. De finibus autem fecun-<text:line-break/>sium prosunditatem jam dictum est, quod tum vesica;'</text:span></text:p>
      <text:p text:style-name="P10"><text:span text:style-name="T3">tum intestinum rectum ejus sines circumscribant, </text:span><text:span text:style-name="T3">et </text:span><text:span text:style-name="T3">quod<text:line-break/>illa quidem incumbat, hoc vero succumbat. Ipsum au-<text:line-break/>tem muliebre pudendum amplitudo est inter osta pubis,<text:line-break/>quae ad externas partes cuticularem processum,habet, ei<text:line-break/>quod maribus inest praeputio. analogum.</text:span></text:p>
      <text:h text:style-name="Heading_20_2" text:outline-level="2">Cap. Ill.</text:h>
      <text:p text:style-name="P58"><text:span text:style-name="T3">Figuram habet ipse uterus reliquo qui-<text:line-break/>dem toto corpore potissimum que fundo vesicae similem;<text:line-break/>quatenus vero </text:span><text:span text:style-name="T20">a</text:span><text:span text:style-name="T3"> lateribus processus habet mamillares ad<text:line-break/>utraque ilia nutantes, eatenirs vesicae haud amplius fimi-<text:line-break/></text:span><text:span text:style-name="T13">lis </text:span><text:span text:style-name="T3">esu Horum sane figuram Heropliilus dimidiati circuli<text:line-break/>revolutioni assimilat; Diocles cornibus enafcentibus: pro-<text:line-break/>pterea cornua etiam a cornu denominatione' nuncu*<text:line-break/>pavit. Eudemus vero cirros vocat, haud tradens, utrum<text:line-break/>vasa, quae hoc lu loco revoluta implicantur, an ipsus<text:line-break/>processus cirris comparaverit. At a Praxagora et Philoti-<text:line-break/>nio sinus appellantur, unde mulierum quidem uterum<text:line-break/>liti bisinuaturn,. aliorum vero animalium, quae mnitipara<text:line-break/>funt, multisinuatum dicunt,. Sed suis quidem vul-</text:span></text:p>
      <text:p text:style-name="P9"><text:span text:style-name="T3">vam</text:span><text:span text:style-name="T3">, </text:span><text:span text:style-name="T3">et si quod aliud animal multa simul concipit, ruul-<text:line-break/>tos ’ sinus habere . verum est; non tamen in mulieribus<text:line-break/>hoc nomen decere arbitror; primum etenim suis vulva<text:line-break/>pampiniformis finuosaque est; deinde in sinibus foetus<text:line-break/>concipit; mulieri autem et caeleris animalibus, quae<text:line-break/>mulieri utero similia sunt, veluti caprae et vaccae, non<text:line-break/>lu cornibus, (haec namque multo mluora sunt, quam<text:line-break/>pro foetus magnitudine) sed in reliqua tota caritate foe-<text:line-break/>tus reperiuntur. Verum hi (ut opiuor), quum neque<text:line-break/>usum neque actionem cornuum proferre queant, ejus-<text:line-break/>modi absirrda comminiscuntur ac in animum inducunt.<text:line-break/>Quoniam vero longior futurus esset sermo, et alias etiam<text:line-break/>iniquum foret, si de cornuum usu et actione quid dice-<text:line-break/>rem, </text:span><text:span text:style-name="T3">- </text:span><text:span text:style-name="T3">et non de aliis singulis circa uterum idem face-<text:line-break/>rem, ob id sane etiam nobis haec res lu aliam tractatio-<text:line-break/>nem differetur. Satis etenim est mulla ipsaque per le<text:line-break/>cousiderare, quae circa uterum nata funt, quod cujusque<text:line-break/>sit opus, et qnae facultas, et propter quid talia magni-</text:span></text:p>
      <text:p text:style-name="P9"><text:span text:style-name="T3">tudine, sini, conformatione, conuexione et cum vici-<text:line-break/>nis partibus communione constructa fuerint. Nunc vero<text:line-break/>ad ea,"quae loquuntur, progrediamur. Sequi autem vrde-<text:line-break/></text:span><text:span text:style-name="T52">si.tr, </text:span><text:span text:style-name="T3">ut de fympIiysi feu conjunctione et annexione et<text:line-break/>caeleris his adiacentibus dicamus.</text:span></text:p>
      <text:h text:style-name="Heading_20_2" text:outline-level="2">Cap. IV.</text:h>
      <text:p text:style-name="P58"><text:span text:style-name="T3">Quae namque partes utero’ proximae.sunt;<text:line-break/>earum quaedam ipsum tantum contingunt, neque etiam<text:line-break/>coalescunt; multae vero uniuntur, neque ipsas citra se-<text:line-break/>ctionem separaveris. Sunt autem et quae per excoria-<text:line-break/>tionem discedunt; ac sane multis, annexus est uterus;<text:line-break/>ac multae in ipsum insertae sunt. Qui igitur moderata<text:line-break/>quidem suerit magnitudine, tenuiora intestina contingitj<text:line-break/>qui/vero supra modum parvus est, ea tantum tangit,<text:line-break/>quibus est annexus;’ rursus vero maximus- (qualis est<text:line-break/>maxime qui foetum gestat) et ilia et abdomen implet;<text:line-break/>et mulla intestina tangit Fibrosis autem quibusdam ae’<text:line-break/>tenuibus intervallis recto intestino et vesicae annectitur;<text:line-break/>fed vesicae plures funt appendices; sacro quoque ossi al-<text:line-break/>ligatur, ei que etiam ex multorum fententia- robustis .qui-</text:span></text:p>
      <text:p text:style-name="P9"><text:span text:style-name="T3">busdam vinculis alligationes nervorum habentibus ac<text:line-break/>musculosis annexus' est. Tantis autem corporibus etiam<text:line-break/>lumborum vertebris appensus est; lumborum enim magni<text:line-break/>musculi utrinque. processus quosdam notabiles promittunt,<text:line-break/>qui tum, in utrasque uteri partes, tum in cervicem vesi-<text:line-break/>cae, tum lu' sedem distribuuntur. Atque haec vincnia<text:line-break/>laxa omnia sunt-; quamobrem plurimum et moveri et<text:line-break/>transformari- ulerus potest. Ligamenta nihilominus ea<text:line-break/>sunt, quae : in ipsum inseruntur „ partim ut corpus, uteri<text:line-break/>contexant , et connectant, quormn . uon exigua pars nerf<text:line-break/></text:span><text:span text:style-name="T3">vi </text:span><text:span text:style-name="T3">sunt a dorsali medulla propagati, partim nt et ipsi<text:line-break/>utero et foetui tum incrementum tum alimentum ex-<text:line-break/>hibeant,, ut sunt venae et </text:span><text:span text:style-name="T20">arteriae.: _</text:span><text:span text:style-name="T3"> Vesicae vero et<text:line-break/>recto </text:span><text:span text:style-name="T3">. </text:span><text:span text:style-name="T3">intestino cervice tantum, membraneis et arteriosis<text:line-break/>corpusculis aliquanto cimi adipe conjungitur coalescit-<text:line-break/>que; et ab iftis quidem per excoriationem fepai-ari po-<text:line-break/>test, adeo vero exacte coaluit, ..ut una et eadem caro-siti<text:line-break/>Testes yero ipsi ct seminaria vafa asinale smrt. Pudendo</text:span></text:p>
      <text:p text:style-name="P9"><text:span text:style-name="T3">autem cervicis extremo coalefcit Atque ita fit, qua-<text:line-break/>re, quum uterus quibusdam coalescat, quibusdam </text:span><text:span text:style-name="T20">an-<text:line-break/>nectatur,</text:span><text:span text:style-name="T3"> quibusdam suspendatur, quunrque ipsum quae-<text:line-break/>dam contexant, quaedam nutriunt, collo quidem vesicae<text:line-break/>et recto intestino juxta pudendum perinde ae testibus<text:line-break/>et vasis seminariis unitus coalescit, aliis vero partibus ve-<text:line-break/>.sicae et recti intestini annectitur, annectitur quoque ossi<text:line-break/>facro, ex eodem tamen-, etiam dependere recte diceretur.<text:line-break/>Ex. dorsi medulla -et lumborum musculis dependet solum-<text:line-break/>modo. Nervis autem et annectitur, et coalescit, et<text:line-break/>contexitur. • Arteriis et venis annectitur, et coalescit, et<text:line-break/>contexitur, et etiam nutritus; quae, quidem venae et<text:line-break/>arteriae quam magnitudinem, quem situm habeant,‘quot<text:line-break/>numero sint, et unde oriantur, deinceps dicendum est.</text:span></text:p>
      <text:h text:style-name="Heading_20_2" text:outline-level="2">Cap. V.</text:h>
      <text:p text:style-name="P58"><text:span text:style-name="T3">A cava vena et, ei incumbente arteria rna-<text:line-break/>gna duae venae et arteriae, una utrinque, vena </text:span><text:span text:style-name="T20">a</text:span><text:span text:style-name="T3"> vena<text:line-break/>cava, arteria ab arteria exoriuntur: </text:span><text:span text:style-name="T3">- </text:span><text:span text:style-name="T3">altera quidem a</text:span></text:p>
      <text:p text:style-name="P9"><text:span text:style-name="T3">dextris ad dextram, altera vero a sinistris ad sinifuaOi<text:line-break/>uteri partem delata, priusquam in ipsum ingrediatur,<text:line-break/>ramulos quosdam ad' testes porrigit; possea vero in cor-<text:line-break/>pus ipsius uteri utraque unita ipsum' intexit; atque haeb<text:line-break/>quatuor vasa paulo infra ea, quae ad. renes tendunt, </text:span><text:span text:style-name="T20">coi-'<text:line-break/></text:span><text:span text:style-name="T3">locata sunt, scd venae multo sunt arteriis majores. At<text:line-break/>alia quatuor vasa non lu omnibus mulieribus, fed in<text:line-break/>quibusdam sunt (inquit Herophilus), quae ah illis, quae<text:line-break/>in renes tendunt, exorta uterum ineant: </text:span><text:span text:style-name="T3">id </text:span><text:span text:style-name="T3">quod ego qul-<text:line-break/>dem in nullis aliis animantibus nisi raro in simiis potui<text:line-break/>invenire, nec diffido tamen, quin Herophilus saepe haec<text:line-break/>lu mulieribus etiam invenerit: qui cum in aliis omnibus,<text:line-break/>quae ad artem spectant, eruditus satis fuit, tum vero ad<text:line-break/>dissectionis exquisitissimam cognitionem pervenit, ac ma-<text:line-break/>jori ex parte non in brutis, ut plerique solent, sednin<text:line-break/>hominibus ipsis periculum -fecitr . Hic vasa etiam uterum<text:line-break/>alentia membranis inseri tradit, unde vesicam pendere</text:span></text:p>
      <text:p text:style-name="P9"><text:span text:style-name="T3">dicebamus, fieriqne tunicas semper et crassiores et duri-<text:line-break/>.ores et callosiores frequentius parientibus. At haec in<text:line-break/>aliis quoque animalibus conspiciuntur. At vero et aliae<text:line-break/>quaedam arteriae et venae ab utraque uteri parte iu<text:line-break/>cervicem inseruntur, ab ea, quae ad pudendum et sedem<text:line-break/>pervenit, divisae. Ac de his quidem vasis, quae uterum<text:line-break/>nutriunt et contexunt, hactenus dictum sit</text:span></text:p>
      <text:h text:style-name="Heading_20_2" text:outline-level="2">Cap. VI.</text:h>
      <text:p text:style-name="P58"><text:span text:style-name="T3">Ipsum vero corpus uteri constituunt duae<text:line-break/>tunicae opposito modo positae; nervosior quidem externa,<text:line-break/>.venosior vero interna est, ea natura utraeque, ut multum<text:line-break/>et distendi et contrahi facile possint Atque exterior.qui-<text:line-break/>dem simplex atque una est, interior vero duplex: cujus<text:line-break/>partes inter le cohaerent quidem, non tamen coalescunt<text:line-break/>ac uniuntur, scd adjacent tantum, et ab adjacente tunica<text:line-break/>continentur. Si igitur eas per excoriationem separare<text:line-break/>velis, duo tibi uteri esse videbuntur, sub una et eadem<text:line-break/>tunica siti: nam hanc tunicam non amplini poteris, quem-<text:line-break/>admodum uterum, in duas partes dividere. Venosa quidem</text:span></text:p>
      <text:p text:style-name="P56"><text:span text:style-name="T3">tunica interiori pai te satis' asperata est, praecipueque ad<text:line-break/>fundum; altera vero quae hanc ambit nervosa vesicae<text:line-break/>tunica multo' crassior multisque et venis </text:span><text:span text:style-name="T3">et </text:span><text:span text:style-name="T3">arteriis in-<text:line-break/>tercepta e</text:span><text:span text:style-name="T56">s</text:span><text:span text:style-name="T3">t.</text:span></text:p>
      <text:h text:style-name="Heading_20_2" text:outline-level="2">Cap. VII.</text:h>
      <text:p text:style-name="P58"><text:span text:style-name="T3">At uteri cervix musculosa quum sit; ear-<text:line-break/>ne dura , et cartilaginea constat ,. duriorque scipsa femper<text:line-break/>evadit, et progressu temporis cartilaginosa adeo, ut, quae<text:line-break/>saepe pepererunt.,', vel aniculae jam funt,: his dura admo-<text:line-break/>da et cartilaginea.cervix.fit. . Hujus naturam Herophi-<text:line-break/>lus gutturis summae parti comparat. Cervici sane huic<text:line-break/>foramen,.est, quo mulier et menstrua expurgat et maris<text:line-break/>genituram excipit: unde etiam ,ex utero foetus in </text:span><text:span text:style-name="T20">lucem<text:line-break/></text:span><text:span text:style-name="T3">egreditur incredibile enim est, quanr meatus hie</text:span><text:span text:style-name="T26">r</text:span><text:span text:style-name="T3"> pro<text:line-break/>tempore amplitudiirem evarier: qui quum reliquo, toni<text:line-break/>tempore ' specilli acuminatum capitulum vel paulo<text:line-break/>crassius aliquid admittat, praegnante- muliere adeo<text:line-break/>vehementer occluditur, ut nihil quiequam excipere</text:span></text:p>
      <text:p text:style-name="P62"><text:span text:style-name="T3">queat. Quum vero ab utero solvitur foetus, a<text:line-break/>partus doloribus ita, dissenditur, ut, quod mirum etiam<text:line-break/>auditu' fit, per eum totum animal exeat. Cervix autem<text:line-break/>liaec ad muliebrem sinum non recta neque statim in om-<text:line-break/>nibus pervenit, sed niodo *ad dextram, modo ad sini-<text:line-break/>stram, nrodo fmfum, modo deorsum declinat ac deflectit:<text:line-break/>nam quod ad. anteriorern”et posteriorem partem attinet,<text:line-break/>quod, simili nicnio in omnibus </text:span><text:span text:style-name="T3">ie </text:span><text:span text:style-name="T3">habeat, jam dictum est.</text:span></text:p>
      <text:h text:style-name="Heading_20_2" text:outline-level="2"><text:span text:style-name="T57">Cap</text:span>. V<text:span text:style-name="T57">III</text:span>.</text:h>
      <text:p text:style-name="P61"><text:span text:style-name="T3">Quin' etiam tunicae ipsae uteri non<text:line-break/>semper eandem crassitudinem servant', sed prima quidem<text:line-break/>aetate, sicut parvae, ita etiam tenues sunt; postea vero </text:span><text:span text:style-name="T3">,<text:line-break/></text:span><text:span text:style-name="T3">profluentibus jam menstruis pro magnitudinis- ratione<text:line-break/>crassitudinem etiam augenti,; quemadmodum minuitur'tam<text:line-break/>magnitudo: quam crassitudo!, quum mulier vel concipiendi<text:line-break/>tenapus.excessitni vel menses non amplius- emittit,' Atque<text:line-break/>haec,. quantum.ad aetates spectat, differentia; est. Quan-<text:line-break/>tum autem ad adversus casus, quaecunque morbi ipsi iu<text:line-break/>uteris alterare solent, in praesentia dicendi, non est 10-<text:line-break/>curyquaecunqitevero, quum.hae, scmnidnnr naturam asc</text:span></text:p>
      <text:p text:style-name="P57"><text:span text:style-name="T42">. *<text:tab/></text:span><text:span text:style-name="T3">aluu- </text:span><text:span text:style-name="T3">cm.; .. . •<text:tab/>.<text:tab/></text:span><text:span text:style-name="T3">- ...<text:tab/>- . - or—</text:span></text:p>
      <text:p text:style-name="P11"><text:span text:style-name="T3">sectiones sint, circa ipsum immutant, ea referemus. Quum<text:line-break/>menstruorum purgatio colligitur, crassus . quidem uterus<text:line-break/>ac tumens apparet , permadescit enim . tunc ; . ara-<text:line-break/>tra vero tenuis,atque aridus est.,: quum ab hoc </text:span><text:span text:style-name="T20">purgationis<text:line-break/></text:span><text:span text:style-name="T3">tempore longissime abest. E jusi, .quae jam uterum gessit,<text:line-break/>crassior</text:span><text:span text:style-name="T3">; </text:span><text:span text:style-name="T3">crassissimus ejus, quae saepissime peperit.. Rur-<text:line-break/>sus igitur lu principio conceptus .crassus; cum prope<text:line-break/>tempus patiendi accedit, magnus quidem, fed .tenuis;<text:line-break/>crassitudo' enim in longitudinem .extensa absumito; in<text:line-break/>reliquo vero intercedente tempore pro. ratione magnitu-<text:line-break/>dluis crassitudinem .habet. </text:span><text:span text:style-name="T3">.....uiec-.i</text:span></text:p>
      <text:h text:style-name="Heading_20_2" text:outline-level="2">Cap. IX.</text:h>
      <text:p text:style-name="P58"><text:span text:style-name="T3">Testes autem sueminae a lateribus vteri<text:line-break/>siti sunt- ad fundum utrinque </text:span><text:span text:style-name="T20">alter:</text:span><text:span text:style-name="T3"> prope cornua, magni-<text:line-break/>tudine quam viri longe mluores, figura item et habita<text:line-break/>multu diversi; lati enim hi sunt,nrotundi illi atque oblon-<text:line-break/>gi; hi glandulosa,, molli carne'musculi sunt. Horum<text:line-break/>nteique^propria membrana, qualis est in maribus,, quam<text:line-break/>darium dicunt; contegitur;erytliroidem vero/scw.rubicun-</text:span></text:p>
      <text:p text:style-name="P10"><text:span text:style-name="T3">dam tunicam ac scrotum foeminae testes non habent,<text:line-break/>arteriae-tamen et::venae ab iis,: quae in uterum feruntur,<text:line-break/>profectae testibus..utrique altera inferuntur.: Verum com-<text:line-break/>mixta </text:span><text:span text:style-name="T20">inter se haec</text:span><text:span text:style-name="T3"> vasa , priusquam in testem inseran-<text:line-break/>tur, ad cincinni modum, intorquentur non alio modo,<text:line-break/>quam .in maribus etiam contingit,- ut, si revolutionem<text:line-break/>hanc praesecueris,:' una sectio multa tibi-oscula; efficiat,<text:line-break/>non quod multa vafa dissecueris , -sed. quod imum saepe.<text:line-break/>Quae a testibus item; exeunt, vasa seminaria", eodem mo-<text:line-break/>do, utilu maribus;&gt;icontinere;sumen conspiciuntur, quae<text:line-break/>prope ipsos testes «lata sunt: et cavitatem scnsilern habent,<text:line-break/>paulo a testibus recedentia angiistiora et quasi non cava<text:line-break/>redduntur;, deinde juxta: cornua, ubi in.uterum etiam<text:line-break/>-inseruntur ; rursus dilatantur. . Has . autem insertiones nee<text:line-break/>que Aristoteles, neque Herophilus-, neque Eurypho agnm-<text:line-break/>•vit; qui quidem viri. ja me lu praesentia, commemorati<text:line-break/></text:span><text:span text:style-name="T20">furit,</text:span><text:span text:style-name="T3"> 'non quod soli hoc ignorarint, sed quod, quum op-<text:line-break/>time dissectionem, tractarint, hoc non adverterint. . Nam<text:line-break/>Dioclem, Praxagorarn,. Philotirnum ac reliquos 'fere om-</text:span></text:p>
      <text:p text:style-name="P10"><text:span text:style-name="T3">nes veteres, sicut- pleraque alia</text:span><text:span text:style-name="T3">, </text:span><text:span text:style-name="T3">ita hoc quoque in cor-<text:line-break/>pore nostro ignorasse mirum non est, quippe qui rudem;<text:line-break/>quandam, non exactam dissectionis cognitionem habue-<text:line-break/>runt; unde neque ullam mihi illorum rationem habendam<text:line-break/>censeo: de his vero hominibus quid dicam, nescio; darn-<text:line-break/>nare enim eos; quum lu reliquis tam accurate omnia lu-<text:line-break/>dagarint, non audeo; </text:span><text:span text:style-name="T3">scd </text:span><text:span text:style-name="T3">neque vasa haec adeo parva<text:line-break/>sunt, ut latere quempiam possint- Verum de his,, quae<text:line-break/>in collum vesicae inseruntur, satis exquisite, tractarunt,;<text:line-break/>quod et in eundem locum ingrediantur, lu quem etiam<text:line-break/>lu maribus, quod et glandulosa sint vasa haec et quod a,<text:line-break/>lessibus extendantur et utero inhaerescant; de his vero,<text:line-break/>quae ad cornua tendunt, nihil dixerunt,- quum.tameec<text:line-break/>etiam haec non minus evidentibus .meatibus •uterum luar<text:line-break/>trent, quam illa in collum, et genituram intus habere<text:line-break/>videantur. Sed de. his rn sequenti oratione: de functioni-;<text:line-break/>lius fusius tractabimus.- </text:span><text:span text:style-name="T3">• </text:span><text:span text:style-name="T26">1</text:span><text:span text:style-name="T3"> Jimlfe </text:span><text:span text:style-name="T34">t</text:span><text:span text:style-name="T3">aluol: </text:span><text:span text:style-name="T3">, .i </text:span><text:span text:style-name="T3">r.rq</text:span></text:p>
      <text:h text:style-name="Heading_20_2" text:outline-level="2">Cap. X.</text:h>
      <text:p text:style-name="P59"><text:span text:style-name="T3">Nunc vnio, -quodoturnm :quoddam. est.</text:span></text:p>
      <text:p text:style-name="P10"><text:span text:style-name="T3">eorum, quae dicenda proposuimus.,; </text:span><text:span text:style-name="T3">• </text:span><text:span text:style-name="T3">id reliquum tradatur,<text:line-break/>quaenam videlicet in praegnantis mulieris utero </text:span><text:span text:style-name="T20">orian-<text:line-break/>tur :</text:span><text:span text:style-name="T3"> sunt autem haec. Primum est chorion utero ad-<text:line-break/>ha crescens, delude membranae, quae foetum involvunt,<text:line-break/>tum ipse foetus. Eoima autem uniuscujusque natura hu-<text:line-break/>jusmodi. est. Chorion mnita. sunt vasa,, tum venae<text:line-break/>tum arteriae prope luter se sitae, ac interinedia inter-,<text:line-break/>valla membranis expleta. Membranae vero </text:span><text:span text:style-name="T20">duae. sunt,<text:line-break/></text:span><text:span text:style-name="T3">altera tuti foetui ciccumjecta, altera eminentibus tantum<text:line-break/>partibus, capiti,. natibus, pestibus, duplex superjecta;<text:line-break/>suntque ipsis nomina, illi quidem amnios, huic vero<text:line-break/>allantoides;- intestino .enim fartu .similis est, nude a figu-<text:line-break/>rae similitudine liuic nomen inditum est; ambae vero<text:line-break/>albae ac tenues, , forma ad araneam proxime accedentes.<text:line-break/>Chorion utero adhaerescit hoc modo.; Vasuruin uteri,<text:line-break/>quae interior em ipsius portem adeunt, quibus etiam men-<text:line-break/>ses purgantur, oscula, quum foemina conceptura est, </text:span><text:span text:style-name="T20">ape-<text:line-break/></text:span><text:span text:style-name="T3">riuntur: hoc autem </text:span><text:span text:style-name="T20">conceptionis</text:span><text:span text:style-name="T3"> tempus est vel lucipien-</text:span></text:p>
      <text:p text:style-name="P10"><text:span text:style-name="T3">tibus vel cessantibus menstruis. Aperiuntur enim reIi-<text:line-break/>quo etiam alio tuto purgationis tempore vasa haec,, non<text:line-break/>tamen tunc in sc concipit mulier; r non euim femen in<text:line-break/>utero manere potest, quod </text:span><text:span text:style-name="T3">ab </text:span><text:span text:style-name="T3">influentis sanguinis copia<text:line-break/>eluatur. At cessantibus vel incipientibus menstruis, va- '<text:line-break/>forum ora operta sunt, et menstruum neque multum,<text:line-break/>neque • affatim, sed paucum et pausarim effluit, sanguineo<text:line-break/>linmore velut exudante; proinde ob asperitatem .utero<text:line-break/>semen adhaeret, satisque alimenti ex sanguinis consluen-<text:line-break/>tis paucitate habet: priusquam enim menses prodeunt,<text:line-break/>mulier </text:span><text:span text:style-name="T3">non </text:span><text:span text:style-name="T3">concipiet, quod et alimento careat semen,<text:line-break/>et adhaerentium non habeat: nam tunc occlusis vasis<text:line-break/>laevis est uterus, proinde defluit semen, neque cum tu- ,<text:line-break/>uica ipsius unitus, aspera siquidem njagis idonea funt<text:line-break/>quam laevia ad coalescendum. Unde etiam ex inanima-<text:line-break/>tis rebus multa, inquit Diocles, ut ligna et lapides, qui<text:line-break/>coagmentare inter fe volunt, artifices, si laevia sint, at-</text:span></text:p>
      <text:p text:style-name="P10"><text:span text:style-name="T3">terentes prius exasperanti Etenim labra et palpebrae<text:line-break/>et interjectae digitorum partes saepe exulceratae coale-<text:line-break/>fcunt. Quum vero secundum maturam se habent, etiam<text:line-break/>si semper conjugantur, nunquam coeunt ob saevitatem.<text:line-break/>Aspera enim inaequalibus partibus cohaerescunt luter se,<text:line-break/>atque ita uniuntur; laevia autem, quum nullam sumam<text:line-break/>prehensionem habeant, licet ab aliquo iu se compulsa<text:line-break/>ac vi coacta suerint, facile dissolvuntur. Atque haec hac-<text:line-break/>tenus. Ex quibus perspicuum jam est, chorion nulla alia<text:line-break/>re’ quam solis vnsorum orificiis utero inhaerescere, quae<text:line-break/>sane inhaerentia hoc modo fit. - Vas, quod in chorio na-<text:line-break/>scitur,- principium habet extremitatem ejus, quod lu uterum<text:line-break/>immersit, ut duo haec unum esse dicere quispiam possit;<text:line-break/>osculis enim uniuntur; atque alturum; ab altero, •'<text:line-break/>vena, ; inquam, </text:span><text:span text:style-name="T20">a vena</text:span><text:span text:style-name="T3"> sanguinem, arteria ab arteria<text:line-break/>spiritum haurit; quare tanta vaforum chorii intervalla<text:line-break/>suut, quae membrana intertexit, quantum est spatium<text:line-break/>in medio vasorum, quae in'uterum 'aperiuntur. Ad</text:span></text:p>
      <text:p text:style-name="P10"><text:span text:style-name="T3">haec cotyledones scu acetabula etiam firmum chorio<text:line-break/>vinculum: ad 'uterum officiuntur:, quamvis nonnulli<text:line-break/>hominis uterum acetabulis carere dicunt; esse enim ajunt<text:line-break/>lu bobus, capris, . cervis aliisque hujusmodi animalibus<text:line-break/>corpora quaedam mollia ac mucosa, quorum sorrna coty-<text:line-break/>ledoni herbae• similis sit, unde etiam nomen accepere.<text:line-break/>Hippocrates tamen inquit: </text:span><text:span text:style-name="T3">; </text:span><text:span text:style-name="T20">Quaeoungtce- corpore medio-<text:line-break/>criter ajsectae absque ulla manisesia causa quadrimestres<text:line-break/>aut trimestres- abortns faciunt, iis acetabula muco plena<text:line-break/>sunt, neque pojsant suae ‘gravitate foetum continere, .sed<text:line-break/>abrumpunturr Quin etiarn</text:span><text:span text:style-name="T3"> Diocles Carystius et Praxa-<text:line-break/>goras Cous Nicarchi filius;.- qui paulo post Hippocratis<text:line-break/>aetatem viguerunt</text:span><text:span text:style-name="T20">, eadem</text:span><text:span text:style-name="T3"> dicunt, et multi etiam alii.<text:line-break/>Quid igitur? omnesne ignorarunt? Sed fas minime, est-<text:line-break/>de tantis* viris .ita- scntire. </text:span><text:span text:style-name="T3">' </text:span><text:span text:style-name="T3">Quid vero est, quod dicunt?<text:line-break/>Oscula vastorum uteri ita appellant; nam haec praegna-<text:line-break/>tiouis tempore acetabulares quasdam eminentias innatas<text:line-break/></text:span><text:span text:style-name="T3">e</text:span></text:p>
      <text:p text:style-name="P10"><text:span text:style-name="T3">habent, quales etiam recto intestino in haemorrhoidibus<text:line-break/>fiunt. Atque haec non vaticinatus dico, fed a Praxagora<text:line-break/>edoctus; Praxagoras 'namque ita hisce verbis loquitur:<text:line-break/></text:span><text:span text:style-name="T20">Acetabula autem sunt oscula venarum ad uterum perve-<text:line-break/>nientium.</text:span><text:span text:style-name="T3"> Ex his igitus et uterum muliebrem acetabula<text:line-break/>habere,- et quaenam acetabulorum lu mulieribus et .bru-<text:line-break/>tis differentia existat, patere jam arbitror, lude itaque,<text:line-break/>nude dictum est, exorsa chorii vasa chorion ipsum con-<text:line-break/>texunt, atque inter </text:span><text:span text:style-name="T20">fefe.</text:span><text:span text:style-name="T3"> miscentur et coalescunt,; cujus<text:line-break/>coalescentiae modus talis est. Cousidera mihi, multas, ac<text:line-break/>tenues arboris radices bluas et ternas, inter se ita con-<text:line-break/>jungi atque uniri, ut ex ipsis alsae majores quidem<text:line-break/>magnitudine, numero tamen pauciores exoriantur;<text:line-break/>atque has rursus coeuntes simili modo alias producere;<text:line-break/>atque has alias; hocque tantisper fieri, dum in unum con-<text:line-break/>flatae omnes ad summam terrae, superficiem eamque ar-<text:line-break/>boris partem desinant, qui truncus vocatur. Nam vasa</text:span></text:p>
      <text:p text:style-name="P10"><text:span text:style-name="T3">haec perinde ac radices multae atque exiles luter se<text:line-break/>coalescunt, atque unitae majores, quam ante erant, eva-<text:line-break/>dunt, sicque majores subinde effe </text:span><text:span text:style-name="T3">rtae </text:span><text:span text:style-name="T3">dejnmn uni versae<text:line-break/>in duos quasi ramos, 'in venas venae, in arterias arte-<text:line-break/>riae, terminantur, ex utraque parte -tam dextra-quam<text:line-break/>sinistra circa umbilicum foetum'jngredientes. Nihil enim<text:line-break/>aliud est umbilicus, nisi’ quatuor baec vasa in medio<text:line-break/>urachum habentia. Hic autem uraclius allantuidis prin-<text:line-break/>cipium </text:span><text:span text:style-name="T3">est </text:span><text:span text:style-name="T3">tunicae, </text:span><text:span text:style-name="T3">quam </text:span><text:span text:style-name="T3">prominentibus partibus foetus<text:line-break/>incumbere jam diximus, perforatusque satis latu- atque<text:line-break/>evidenti meatu ad fundum vesicae ipsius foetus, ut allan-<text:line-break/>toides- tunica cum vesica uracho, qui medium inter utras-<text:line-break/>que est, .conjungatur. - Qua vero parte dilatato uracho<text:line-break/>membrana incipit ennscii, fatis multa </text:span><text:span text:style-name="T3">ac </text:span><text:span text:style-name="T3">veluti </text:span><text:span text:style-name="T3">scabra<text:line-break/></text:span><text:span text:style-name="T3">quaedam asperitas apparet. Jam humor in utraque mem-<text:line-break/>brana non paucus continetur, alter ab altero tam colo-,<text:line-break/>re quam -copia diversus: flavus enim in allantoide, al-</text:span></text:p>
      <text:p text:style-name="P10"><text:span text:style-name="T3">bior</text:span><text:span text:style-name="T42">' </text:span><text:span text:style-name="T3">quodammodo in amnio ,, atque is etiam copiosior<text:line-break/>cernitur; tunica siquidem haec </text:span><text:span text:style-name="T3">et </text:span><text:span text:style-name="T3">altera tunica est ma-<text:line-break/>jor, quippe quae totum foetum induat, illa vero parti-<text:line-break/>bus quibusdam tantum superjecta esu Undo autem bu-<text:line-break/>mores hi generentur, quisve ipsorum usus sit, in altero<text:line-break/>libro omnia tradentur; de vasis etiam ipsis, quae ad foe-<text:line-break/>tum per unibilicum feruntur , per'se in alio commensa-<text:line-break/>rio,. quod erit-de dissectione foetus, explicabit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2</dc:title>
    <meta:initial-creator>Galien</meta:initial-creator>
    <dc:date>2021-10-31T14:28:19.624938368</dc:date>
    <meta:editing-duration>PT18M26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908" meta:paragraph-count="1369" meta:word-count="124720" meta:character-count="859444" meta:non-whitespace-character-count="736102"/>
  </office:meta>
</office:document-meta>
</file>